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1.815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3.665cm"/>
    </style:style>
    <style:style style:name="co9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65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69cm"/>
    </style:style>
    <style:style style:name="co13" style:family="table-column">
      <style:table-column-properties fo:break-before="auto" style:column-width="3.171cm"/>
    </style:style>
    <style:style style:name="co14" style:family="table-column">
      <style:table-column-properties fo:break-before="auto" style:column-width="3.108cm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ta7" style:family="table" style:master-page-name="PageStyle_5f_regularVerbsList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regSep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irregVerbsList">
      <style:table-properties table:display="true" style:writing-mode="lr-tb"/>
    </style:style>
    <style:style style:name="ce50" style:family="table-cell" style:parent-style-name="Default"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1" style:family="table-cell" style:parent-style-name="Default">
      <style:text-properties fo:color="#2a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color="#2a00ff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9" style:family="table-cell" style:parent-style-name="Default">
      <style:table-cell-properties fo:background-color="#ccff99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0" style:family="table-cell" style:parent-style-name="Default">
      <style:table-cell-properties fo:background-color="#cccccc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7" style:family="table-cell" style:parent-style-name="Default">
      <style:text-properties fo:color="#2a00ff" style:text-outline="false" style:text-line-through-style="none" style:font-name="Consola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9" style:family="table-cell" style:parent-style-name="Default">
      <style:table-cell-properties fo:background-color="#ffff00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1" style:family="table-cell" style:parent-style-name="Default">
      <style:table-cell-properties fo:background-color="#dddddd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5" style:family="table-cell" style:parent-style-name="Default">
      <style:table-cell-properties fo:background-color="#eeeee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gularVerbsList" table:style-name="ta7" table:print="false">
        <office:forms form:automatic-focus="false" form:apply-design-mode="false"/>
        <table:table-column table:style-name="co15" table:default-cell-style-name="ce50"/>
        <table:table-column table:style-name="co2" table:default-cell-style-name="Default"/>
        <table:table-column table:style-name="co2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number-columns-repeated="13" table:default-cell-style-name="ce50"/>
        <table:table-column table:style-name="co2" table:number-columns-repeated="238" table:default-cell-style-name="ce50"/>
        <table:table-row table:style-name="ro4">
          <table:table-cell office:value-type="string">
            <text:p>abon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dd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dop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dres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ähnel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akklimatisier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aktiv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kzentu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kzep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larm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ltern</text:p>
          </table:table-cell>
          <table:table-cell/>
          <table:table-cell office:value-type="string">
            <text:p>-</text:p>
          </table:table-cell>
          <table:table-cell table:number-columns-repeated="253"/>
        </table:table-row>
        <table:table-row table:style-name="ro4">
          <table:table-cell office:value-type="string">
            <text:p>amüsier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analy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än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ng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ängs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nk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nnull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ntwort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appell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applaudier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arbeiten</text:p>
          </table:table-cell>
          <table:table-cell table:number-columns-repeated="255"/>
        </table:table-row>
        <table:table-row table:style-name="ro4">
          <table:table-cell office:value-type="string">
            <text:p>ärg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rgumentieren</text:p>
          </table:table-cell>
          <table:table-cell table:number-columns-repeated="255"/>
        </table:table-row>
        <table:table-row table:style-name="ro4">
          <table:table-cell office:value-type="string">
            <text:p>assistier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assozi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at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äuß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utomat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hn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alanc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ndagieren</text:p>
          </table:table-cell>
          <table:table-cell office:value-type="string">
            <text:p>t/it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n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s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ast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aumel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absichtig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a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anspru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antra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antwort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arbei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aufsi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auftrag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ben</text:p>
          </table:table-cell>
          <table:table-cell table:number-columns-repeated="255"/>
        </table:table-row>
        <table:table-row table:style-name="ro4">
          <table:table-cell office:value-type="string">
            <text:p>bedank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edau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deck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edeu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die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din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drän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droh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dru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eil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eeindruck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einfluss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einträ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er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ähig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festig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fol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ör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ra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rei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rie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ru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ür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fürwor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at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egn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begeis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laub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lei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lückwün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na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ren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rün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rüß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guta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hand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harren</text:p>
          </table:table-cell>
          <table:table-cell table:number-columns-repeated="255"/>
        </table:table-row>
        <table:table-row table:style-name="ro4">
          <table:table-cell office:value-type="string">
            <text:p>behaupt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eherber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herr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herz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hin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icht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beinhal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ja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kämp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klag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ekla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kreuzig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ekümmern</text:p>
          </table:table-cell>
          <table:table-cell table:number-columns-repeated="255"/>
        </table:table-row>
        <table:table-row table:style-name="ro4">
          <table:table-cell office:value-type="string">
            <text:p>belag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as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äs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au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e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egen</text:p>
          </table:table-cell>
          <table:table-cell table:number-columns-repeated="2"/>
          <table:table-cell table:style-name="Default"/>
          <table:table-cell office:value-type="float" office:value="2">
            <text:p>2</text:p>
          </table:table-cell>
          <table:table-cell table:number-columns-repeated="251"/>
        </table:table-row>
        <table:table-row table:style-name="ro4">
          <table:table-cell office:value-type="string">
            <text:p>bele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ei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eu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i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ief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llen</text:p>
          </table:table-cell>
          <table:table-cell table:number-columns-repeated="255"/>
        </table:table-row>
        <table:table-row table:style-name="ro4">
          <table:table-cell office:value-type="string">
            <text:p>belo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ma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mäng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man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mer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müh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emut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nachri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nachteil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nei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no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nö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nut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oba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pflan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pink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quat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atschla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au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c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icher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erein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i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i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e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icht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ri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ücksi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uh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rü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ä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äf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al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eini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schen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schil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leun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m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mut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nupp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ränken</text:p>
          </table:table-cell>
          <table:table-cell office:value-type="string">
            <text:p>t/it</text:p>
          </table:table-cell>
          <table:table-cell office:value-type="string">
            <text:p>da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4">
          <table:table-cell office:value-type="string">
            <text:p>beschrif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ul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üt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chweren</text:p>
          </table:table-cell>
          <table:table-cell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4">
          <table:table-cell office:value-type="string">
            <text:p>beschwi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ei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et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i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ieg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ie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or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spu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ser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estäti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stat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äu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eh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ellen</text:p>
          </table:table-cell>
          <table:table-cell office:value-type="string">
            <text:p>t/it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eu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im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ra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rei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re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tür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su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an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ä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äu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eil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en</text:p>
          </table:table-cell>
          <table:table-cell table:number-columns-repeated="255"/>
        </table:table-row>
        <table:table-row table:style-name="ro4">
          <table:table-cell office:value-type="string">
            <text:p>beteuer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to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ra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rei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re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trü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ug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eunruh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urkund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urlau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urtei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u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vollmä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vortei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vorzu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a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aff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ahren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51"/>
        </table:table-row>
        <table:table-row table:style-name="ro4">
          <table:table-cell office:value-type="string">
            <text:p>beweg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eweihräuch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er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illi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wirtschaf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o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wun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zahl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zeic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zeu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ziff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zuschuss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ezwe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ezweif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il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lam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lätter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len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licken</text:p>
          </table:table-cell>
          <table:table-cell table:number-columns-repeated="255"/>
        </table:table-row>
        <table:table-row table:style-name="ro4">
          <table:table-cell office:value-type="string">
            <text:p>blinken</text:p>
          </table:table-cell>
          <table:table-cell table:number-columns-repeated="255"/>
        </table:table-row>
        <table:table-row table:style-name="ro4">
          <table:table-cell office:value-type="string">
            <text:p>blinzeln</text:p>
          </table:table-cell>
          <table:table-cell table:number-columns-repeated="255"/>
        </table:table-row>
        <table:table-row table:style-name="ro4">
          <table:table-cell office:value-type="string">
            <text:p>blitzen</text:p>
          </table:table-cell>
          <table:table-cell table:number-columns-repeated="255"/>
        </table:table-row>
        <table:table-row table:style-name="ro4">
          <table:table-cell office:value-type="string">
            <text:p>blocki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lühen</text:p>
          </table:table-cell>
          <table:table-cell table:number-columns-repeated="255"/>
        </table:table-row>
        <table:table-row table:style-name="ro4">
          <table:table-cell office:value-type="string">
            <text:p>bluten</text:p>
          </table:table-cell>
          <table:table-cell table:number-columns-repeated="255"/>
        </table:table-row>
        <table:table-row table:style-name="ro4">
          <table:table-cell office:value-type="string">
            <text:p>bo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ombard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or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box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oykot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ra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räun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breiten</text:p>
          </table:table-cell>
          <table:table-cell table:number-columns-repeated="255"/>
        </table:table-row>
        <table:table-row table:style-name="ro4">
          <table:table-cell office:value-type="string">
            <text:p>brem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rü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rül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rüten</text:p>
          </table:table-cell>
          <table:table-cell table:number-columns-repeated="255"/>
        </table:table-row>
        <table:table-row table:style-name="ro4">
          <table:table-cell office:value-type="string">
            <text:p>bu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uchstab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üg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bummeln</text:p>
          </table:table-cell>
          <table:table-cell table:number-columns-repeated="255"/>
        </table:table-row>
        <table:table-row table:style-name="ro4">
          <table:table-cell office:value-type="string">
            <text:p>bürden</text:p>
          </table:table-cell>
          <table:table-cell table:number-columns-repeated="255"/>
        </table:table-row>
        <table:table-row table:style-name="ro4">
          <table:table-cell office:value-type="string">
            <text:p>bürg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ürst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büß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campen</text:p>
          </table:table-cell>
          <table:table-cell table:number-columns-repeated="255"/>
        </table:table-row>
        <table:table-row table:style-name="ro4">
          <table:table-cell office:value-type="string">
            <text:p>charakter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cre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ämmern</text:p>
          </table:table-cell>
          <table:table-cell table:number-columns-repeated="255"/>
        </table:table-row>
        <table:table-row table:style-name="ro4">
          <table:table-cell office:value-type="string">
            <text:p>dampfen</text:p>
          </table:table-cell>
          <table:table-cell table:number-columns-repeated="255"/>
        </table:table-row>
        <table:table-row table:style-name="ro4">
          <table:table-cell office:value-type="string">
            <text:p>dämp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ank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da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auern</text:p>
          </table:table-cell>
          <table:table-cell table:number-columns-repeated="255"/>
        </table:table-row>
        <table:table-row table:style-name="ro4">
          <table:table-cell office:value-type="string">
            <text:p>de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efi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ehn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demonstr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demü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epo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eprim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esertieren</text:p>
          </table:table-cell>
          <table:table-cell table:number-columns-repeated="255"/>
        </table:table-row>
        <table:table-row table:style-name="ro4">
          <table:table-cell office:value-type="string">
            <text:p>desinfiz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eu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i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ien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dikti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dirig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iskrimi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isku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isqualifiz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istanzier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divid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okumen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olmetschen</text:p>
          </table:table-cell>
          <table:table-cell table:number-columns-repeated="255"/>
        </table:table-row>
        <table:table-row table:style-name="ro4">
          <table:table-cell office:value-type="string">
            <text:p>donnern</text:p>
          </table:table-cell>
          <table:table-cell table:number-columns-repeated="255"/>
        </table:table-row>
        <table:table-row table:style-name="ro4">
          <table:table-cell office:value-type="string">
            <text:p>do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ozieren</text:p>
          </table:table-cell>
          <table:table-cell table:number-columns-repeated="255"/>
        </table:table-row>
        <table:table-row table:style-name="ro4">
          <table:table-cell office:value-type="string">
            <text:p>dräng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rän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re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res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roh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dröhnen</text:p>
          </table:table-cell>
          <table:table-cell table:number-columns-repeated="255"/>
        </table:table-row>
        <table:table-row table:style-name="ro4">
          <table:table-cell office:value-type="string">
            <text:p>dru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rück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duck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duften</text:p>
          </table:table-cell>
          <table:table-cell table:number-columns-repeated="255"/>
        </table:table-row>
        <table:table-row table:style-name="ro4">
          <table:table-cell office:value-type="string">
            <text:p>dul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ün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ünnen</text:p>
          </table:table-cell>
          <table:table-cell table:number-columns-repeated="255"/>
        </table:table-row>
        <table:table-row table:style-name="ro4">
          <table:table-cell office:value-type="string">
            <text:p>düns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urchleuch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dürst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dursten</text:p>
          </table:table-cell>
          <table:table-cell table:number-columns-repeated="255"/>
        </table:table-row>
        <table:table-row table:style-name="ro4">
          <table:table-cell office:value-type="string">
            <text:p>dusch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bn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i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ignen</text:p>
          </table:table-cell>
          <table:table-cell table:number-columns-repeated="255"/>
        </table:table-row>
        <table:table-row table:style-name="ro4">
          <table:table-cell office:value-type="string">
            <text:p>eilen</text:p>
          </table:table-cell>
          <table:table-cell table:number-columns-repeated="255"/>
        </table:table-row>
        <table:table-row table:style-name="ro4">
          <table:table-cell office:value-type="string">
            <text:p>eincre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i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inig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einzäu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itern</text:p>
          </table:table-cell>
          <table:table-cell table:number-columns-repeated="255"/>
        </table:table-row>
        <table:table-row table:style-name="ro4">
          <table:table-cell office:value-type="string">
            <text:p>ekel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mpfan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mpfin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mpö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den</text:p>
          </table:table-cell>
          <table:table-cell table:number-columns-repeated="255"/>
        </table:table-row>
        <table:table-row table:style-name="ro4">
          <table:table-cell office:value-type="string">
            <text:p>engag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be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de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er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fal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fer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fü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gegn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entgeh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entgleisen</text:p>
          </table:table-cell>
          <table:table-cell table:number-columns-repeated="255"/>
        </table:table-row>
        <table:table-row table:style-name="ro4">
          <table:table-cell office:value-type="string">
            <text:p>enthaup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hül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kleid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ntkomm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entla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las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las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ledig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entle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man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mün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mutigen</text:p>
          </table:table-cell>
          <table:table-cell table:number-columns-repeated="255"/>
        </table:table-row>
        <table:table-row table:style-name="ro4">
          <table:table-cell office:value-type="string">
            <text:p>entsaften</text:p>
          </table:table-cell>
          <table:table-cell table:number-columns-repeated="255"/>
        </table:table-row>
        <table:table-row table:style-name="ro4">
          <table:table-cell office:value-type="string">
            <text:p>entschädigen</text:p>
          </table:table-cell>
          <table:table-cell table:number-columns-repeated="255"/>
        </table:table-row>
        <table:table-row table:style-name="ro4">
          <table:table-cell office:value-type="string">
            <text:p>entscheiden</text:p>
          </table:table-cell>
          <table:table-cell table:number-columns-repeated="255"/>
        </table:table-row>
        <table:table-row table:style-name="ro4">
          <table:table-cell office:value-type="string">
            <text:p>entschleunigen</text:p>
          </table:table-cell>
          <table:table-cell table:number-columns-repeated="255"/>
        </table:table-row>
        <table:table-row table:style-name="ro4">
          <table:table-cell office:value-type="string">
            <text:p>entschuldigen</text:p>
          </table:table-cell>
          <table:table-cell table:number-columns-repeated="255"/>
        </table:table-row>
        <table:table-row table:style-name="ro4">
          <table:table-cell office:value-type="string">
            <text:p>entspannen</text:p>
          </table:table-cell>
          <table:table-cell table:number-columns-repeated="255"/>
        </table:table-row>
        <table:table-row table:style-name="ro4">
          <table:table-cell office:value-type="string">
            <text:p>entstellen</text:p>
          </table:table-cell>
          <table:table-cell table:number-columns-repeated="255"/>
        </table:table-row>
        <table:table-row table:style-name="ro4">
          <table:table-cell office:value-type="string">
            <text:p>enttäuschen</text:p>
          </table:table-cell>
          <table:table-cell table:number-columns-repeated="255"/>
        </table:table-row>
        <table:table-row table:style-name="ro4">
          <table:table-cell office:value-type="string">
            <text:p>entwickeln</text:p>
          </table:table-cell>
          <table:table-cell table:number-columns-repeated="255"/>
        </table:table-row>
        <table:table-row table:style-name="ro4">
          <table:table-cell office:value-type="string">
            <text:p>entwürdigen</text:p>
          </table:table-cell>
          <table:table-cell table:number-columns-repeated="255"/>
        </table:table-row>
        <table:table-row table:style-name="ro4">
          <table:table-cell office:value-type="string">
            <text:p>entziff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ntzünd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beb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beu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blassen</text:p>
          </table:table-cell>
          <table:table-cell table:number-columns-repeated="255"/>
        </table:table-row>
        <table:table-row table:style-name="ro4">
          <table:table-cell office:value-type="string">
            <text:p>erbli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blinden</text:p>
          </table:table-cell>
          <table:table-cell table:number-columns-repeated="255"/>
        </table:table-row>
        <table:table-row table:style-name="ro4">
          <table:table-cell office:value-type="string">
            <text:p>erdul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eign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erfor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for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fra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freu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fri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füll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hit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hoff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hö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hol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erinnern</text:p>
          </table:table-cell>
          <table:table-cell office:value-type="string">
            <text:p>t/it</text:p>
          </table:table-cell>
          <table:table-cell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erkält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erkenn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klär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kundig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erlan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laub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led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leichter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erler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lö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mäch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ma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mäßi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mitt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möglich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mor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mü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mun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nä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neu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niedr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n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ob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öff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örter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pres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pro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rec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re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rei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ret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richt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röten</text:p>
          </table:table-cell>
          <table:table-cell table:number-columns-repeated="255"/>
        </table:table-row>
        <table:table-row table:style-name="ro4">
          <table:table-cell office:value-type="string">
            <text:p>ersäu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schallen</text:p>
          </table:table-cell>
          <table:table-cell table:number-columns-repeated="255"/>
        </table:table-row>
        <table:table-row table:style-name="ro4">
          <table:table-cell office:value-type="string">
            <text:p>erschöp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schüt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schw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setz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spa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starken</text:p>
          </table:table-cell>
          <table:table-cell table:number-columns-repeated="255"/>
        </table:table-row>
        <table:table-row table:style-name="ro4">
          <table:table-cell office:value-type="string">
            <text:p>erstatt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stau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stell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sti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stür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tapp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tas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teil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tönen</text:p>
          </table:table-cell>
          <table:table-cell table:number-columns-repeated="255"/>
        </table:table-row>
        <table:table-row table:style-name="ro4">
          <table:table-cell office:value-type="string">
            <text:p>erwachen</text:p>
          </table:table-cell>
          <table:table-cell table:number-columns-repeated="255"/>
        </table:table-row>
        <table:table-row table:style-name="ro4">
          <table:table-cell office:value-type="string">
            <text:p>erwä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äh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äh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är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ar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e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ei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ider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wirtschaf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i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wür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zähl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erzeu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zie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rzittern</text:p>
          </table:table-cell>
          <table:table-cell table:number-columns-repeated="255"/>
        </table:table-row>
        <table:table-row table:style-name="ro4">
          <table:table-cell office:value-type="string">
            <text:p>evaku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xistieren</text:p>
          </table:table-cell>
          <table:table-cell table:number-columns-repeated="255"/>
        </table:table-row>
        <table:table-row table:style-name="ro4">
          <table:table-cell office:value-type="string">
            <text:p>experiment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explodieren</text:p>
          </table:table-cell>
          <table:table-cell table:number-columns-repeated="255"/>
        </table:table-row>
        <table:table-row table:style-name="ro4">
          <table:table-cell office:value-type="string">
            <text:p>expor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abriz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äl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älsch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fal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antasieren</text:p>
          </table:table-cell>
          <table:table-cell table:number-columns-repeated="255"/>
        </table:table-row>
        <table:table-row table:style-name="ro4">
          <table:table-cell office:value-type="string">
            <text:p>fär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asten</text:p>
          </table:table-cell>
          <table:table-cell table:number-columns-repeated="255"/>
        </table:table-row>
        <table:table-row table:style-name="ro4">
          <table:table-cell office:value-type="string">
            <text:p>faulen</text:p>
          </table:table-cell>
          <table:table-cell table:number-columns-repeated="255"/>
        </table:table-row>
        <table:table-row table:style-name="ro4">
          <table:table-cell office:value-type="string">
            <text:p>faulenzen</text:p>
          </table:table-cell>
          <table:table-cell table:number-columns-repeated="255"/>
        </table:table-row>
        <table:table-row table:style-name="ro4">
          <table:table-cell office:value-type="string">
            <text:p>fax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federn</text:p>
          </table:table-cell>
          <table:table-cell table:number-columns-repeated="255"/>
        </table:table-row>
        <table:table-row table:style-name="ro4">
          <table:table-cell office:value-type="string">
            <text:p>fe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hlen</text:p>
          </table:table-cell>
          <table:table-cell/>
          <table:table-cell office:value-type="string">
            <text:p>d/n</text:p>
          </table:table-cell>
          <table:table-cell table:number-columns-repeated="253"/>
        </table:table-row>
        <table:table-row table:style-name="ro4">
          <table:table-cell office:value-type="string">
            <text:p>fei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i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ilsch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fer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ss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st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t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eu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il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il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inanzi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fisch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flattern</text:p>
          </table:table-cell>
          <table:table-cell table:number-columns-repeated="255"/>
        </table:table-row>
        <table:table-row table:style-name="ro4">
          <table:table-cell office:value-type="string">
            <text:p>fleh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fli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lirt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flöten</text:p>
          </table:table-cell>
          <table:table-cell table:number-columns-repeated="255"/>
        </table:table-row>
        <table:table-row table:style-name="ro4">
          <table:table-cell office:value-type="string">
            <text:p>fluchen</text:p>
          </table:table-cell>
          <table:table-cell table:number-columns-repeated="255"/>
        </table:table-row>
        <table:table-row table:style-name="ro4">
          <table:table-cell office:value-type="string">
            <text:p>flücht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flüs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olg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folger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fol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or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ör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orma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or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ormul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orschen</text:p>
          </table:table-cell>
          <table:table-cell table:number-columns-repeated="255"/>
        </table:table-row>
        <table:table-row table:style-name="ro4">
          <table:table-cell office:value-type="string">
            <text:p>frösteln</text:p>
          </table:table-cell>
          <table:table-cell table:number-columns-repeated="255"/>
        </table:table-row>
        <table:table-row table:style-name="ro4">
          <table:table-cell office:value-type="string">
            <text:p>fotograf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ra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raktio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rank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requen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reu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anfreunden</text:p>
          </table:table-cell>
          <table:table-cell office:value-type="string">
            <text:p>sich</text:p>
          </table:table-cell>
          <table:table-cell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befrie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einfrie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auffrischen</text:p>
          </table:table-cell>
          <table:table-cell table:number-columns-repeated="255"/>
        </table:table-row>
        <table:table-row table:style-name="ro4">
          <table:table-cell office:value-type="string">
            <text:p>erfrisch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fr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rit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üg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fühl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fü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üllen</text:p>
          </table:table-cell>
          <table:table-cell office:value-type="string">
            <text:p>t/it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funkeln</text:p>
          </table:table-cell>
          <table:table-cell table:number-columns-repeated="255"/>
        </table:table-row>
        <table:table-row table:style-name="ro4">
          <table:table-cell office:value-type="string">
            <text:p>funken</text:p>
          </table:table-cell>
          <table:table-cell table:number-columns-repeated="255"/>
        </table:table-row>
        <table:table-row table:style-name="ro4">
          <table:table-cell office:value-type="string">
            <text:p>funktionieren</text:p>
          </table:table-cell>
          <table:table-cell table:number-columns-repeated="255"/>
        </table:table-row>
        <table:table-row table:style-name="ro4">
          <table:table-cell office:value-type="string">
            <text:p>fürcht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furzen</text:p>
          </table:table-cell>
          <table:table-cell table:number-columns-repeated="255"/>
        </table:table-row>
        <table:table-row table:style-name="ro4">
          <table:table-cell office:value-type="string">
            <text:p>füt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ähnen</text:p>
          </table:table-cell>
          <table:table-cell table:number-columns-repeated="255"/>
        </table:table-row>
        <table:table-row table:style-name="ro4">
          <table:table-cell office:value-type="string">
            <text:p>garanti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gar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ebühr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gedenken</text:p>
          </table:table-cell>
          <table:table-cell/>
          <table:table-cell office:value-type="string">
            <text:p>gd</text:p>
          </table:table-cell>
          <table:table-cell table:number-columns-repeated="253"/>
        </table:table-row>
        <table:table-row table:style-name="ro4">
          <table:table-cell office:value-type="string">
            <text:p>geduld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gehorch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gehör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begeis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eistern</text:p>
          </table:table-cell>
          <table:table-cell table:number-columns-repeated="255"/>
        </table:table-row>
        <table:table-row table:style-name="ro4">
          <table:table-cell office:value-type="string">
            <text:p>geizen</text:p>
          </table:table-cell>
          <table:table-cell table:number-columns-repeated="255"/>
        </table:table-row>
        <table:table-row table:style-name="ro4">
          <table:table-cell office:value-type="string">
            <text:p>gelang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gelob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genehmig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genier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genüg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gestal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estatt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gestikulieren</text:p>
          </table:table-cell>
          <table:table-cell table:number-columns-repeated="255"/>
        </table:table-row>
        <table:table-row table:style-name="ro4">
          <table:table-cell office:value-type="string">
            <text:p>gewährleist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gewöhnen</text:p>
          </table:table-cell>
          <table:table-cell office:value-type="string">
            <text:p>sich</text:p>
          </table:table-cell>
          <table:table-cell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g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gipfeln</text:p>
          </table:table-cell>
          <table:table-cell table:number-columns-repeated="255"/>
        </table:table-row>
        <table:table-row table:style-name="ro4">
          <table:table-cell office:value-type="string">
            <text:p>glänzen</text:p>
          </table:table-cell>
          <table:table-cell table:number-columns-repeated="255"/>
        </table:table-row>
        <table:table-row table:style-name="ro4">
          <table:table-cell office:value-type="string">
            <text:p>glät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laub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glie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litzern</text:p>
          </table:table-cell>
          <table:table-cell table:number-columns-repeated="255"/>
        </table:table-row>
        <table:table-row table:style-name="ro4">
          <table:table-cell office:value-type="string">
            <text:p>glotzen</text:p>
          </table:table-cell>
          <table:table-cell table:number-columns-repeated="255"/>
        </table:table-row>
        <table:table-row table:style-name="ro4">
          <table:table-cell office:value-type="string">
            <text:p>glück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glü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önn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grassieren</text:p>
          </table:table-cell>
          <table:table-cell table:number-columns-repeated="255"/>
        </table:table-row>
        <table:table-row table:style-name="ro4">
          <table:table-cell office:value-type="string">
            <text:p>gratulier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grenz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gril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rinsen</text:p>
          </table:table-cell>
          <table:table-cell table:number-columns-repeated="255"/>
        </table:table-row>
        <table:table-row table:style-name="ro4">
          <table:table-cell office:value-type="string">
            <text:p>grübel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grün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ruppier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grüß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gurgeln</text:p>
          </table:table-cell>
          <table:table-cell table:number-columns-repeated="255"/>
        </table:table-row>
        <table:table-row table:style-name="ro4">
          <table:table-cell office:value-type="string">
            <text:p>haaren</text:p>
          </table:table-cell>
          <table:table-cell table:number-columns-repeated="255"/>
        </table:table-row>
        <table:table-row table:style-name="ro4">
          <table:table-cell office:value-type="string">
            <text:p>ha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aft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hageln</text:p>
          </table:table-cell>
          <table:table-cell table:number-columns-repeated="255"/>
        </table:table-row>
        <table:table-row table:style-name="ro4">
          <table:table-cell office:value-type="string">
            <text:p>ha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alb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ämm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andel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hangel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hant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har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as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auch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ha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äuf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haushalt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hausieren</text:p>
          </table:table-cell>
          <table:table-cell table:number-columns-repeated="255"/>
        </table:table-row>
        <table:table-row table:style-name="ro4">
          <table:table-cell office:value-type="string">
            <text:p>hebel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ef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ei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eira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eiz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err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eulen</text:p>
          </table:table-cell>
          <table:table-cell table:number-columns-repeated="255"/>
        </table:table-row>
        <table:table-row table:style-name="ro4">
          <table:table-cell office:value-type="string">
            <text:p>hind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inken</text:p>
          </table:table-cell>
          <table:table-cell table:number-columns-repeated="255"/>
        </table:table-row>
        <table:table-row table:style-name="ro4">
          <table:table-cell office:value-type="string">
            <text:p>hinterlass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hiss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ocken</text:p>
          </table:table-cell>
          <table:table-cell table:number-columns-repeated="255"/>
        </table:table-row>
        <table:table-row table:style-name="ro4">
          <table:table-cell office:value-type="string">
            <text:p>hoff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hof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öhl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hol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horchen</text:p>
          </table:table-cell>
          <table:table-cell table:number-columns-repeated="255"/>
        </table:table-row>
        <table:table-row table:style-name="ro4">
          <table:table-cell office:value-type="string">
            <text:p>hö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ül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hungern</text:p>
          </table:table-cell>
          <table:table-cell table:number-columns-repeated="255"/>
        </table:table-row>
        <table:table-row table:style-name="ro4">
          <table:table-cell office:value-type="string">
            <text:p>hupen</text:p>
          </table:table-cell>
          <table:table-cell table:number-columns-repeated="255"/>
        </table:table-row>
        <table:table-row table:style-name="ro4">
          <table:table-cell office:value-type="string">
            <text:p>husten</text:p>
          </table:table-cell>
          <table:table-cell table:number-columns-repeated="255"/>
        </table:table-row>
        <table:table-row table:style-name="ro4">
          <table:table-cell office:value-type="string">
            <text:p>hüt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ideal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dentifiz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gnor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mmatrikulieren</text:p>
          </table:table-cell>
          <table:table-cell office:value-type="string">
            <text:p>sich</text:p>
          </table:table-cell>
          <table:table-cell table:number-columns-repeated="254"/>
        </table:table-row>
        <table:table-row table:style-name="ro4">
          <table:table-cell office:value-type="string">
            <text:p>imp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mponieren</text:p>
          </table:table-cell>
          <table:table-cell/>
          <table:table-cell office:value-type="string">
            <text:p>d</text:p>
          </table:table-cell>
          <table:table-cell table:number-columns-repeated="253"/>
        </table:table-row>
        <table:table-row table:style-name="ro4">
          <table:table-cell office:value-type="string">
            <text:p>impor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mpräg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mprov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dustrial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fiz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form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hal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ser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stall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strumental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teressieren</text:p>
          </table:table-cell>
          <table:table-cell office:value-type="string">
            <text:p>sich</text:p>
          </table:table-cell>
          <table:table-cell/>
          <table:table-cell office:value-type="string">
            <text:p>für</text:p>
          </table:table-cell>
          <table:table-cell table:number-columns-repeated="252"/>
        </table:table-row>
        <table:table-row table:style-name="ro4">
          <table:table-cell office:value-type="string">
            <text:p>interview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investieren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irren</text:p>
          </table:table-cell>
          <table:table-cell office:value-type="string">
            <text:p>t/it</text:p>
          </table:table-cell>
          <table:table-cell table:number-columns-repeated="254"/>
        </table:table-row>
        <table:table-row table:style-name="ro4">
          <table:table-cell office:value-type="string">
            <text:p>isol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ja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jammern</text:p>
          </table:table-cell>
          <table:table-cell table:number-columns-repeated="255"/>
        </table:table-row>
        <table:table-row table:style-name="ro4">
          <table:table-cell office:value-type="string">
            <text:p>joggen</text:p>
          </table:table-cell>
          <table:table-cell table:number-columns-repeated="255"/>
        </table:table-row>
        <table:table-row table:style-name="ro4">
          <table:table-cell office:value-type="string">
            <text:p>jubeln</text:p>
          </table:table-cell>
          <table:table-cell table:number-columns-repeated="255"/>
        </table:table-row>
        <table:table-row table:style-name="ro4">
          <table:table-cell office:value-type="string">
            <text:p>jucken</text:p>
          </table:table-cell>
          <table:table-cell table:number-columns-repeated="255"/>
        </table:table-row>
        <table:table-row table:style-name="ro4">
          <table:table-cell office:value-type="string">
            <text:p>kalkul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ämm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ämpfen</text:p>
          </table:table-cell>
          <table:table-cell table:number-columns-repeated="255"/>
        </table:table-row>
        <table:table-row table:style-name="ro4">
          <table:table-cell office:value-type="string">
            <text:p>kandidieren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52"/>
        </table:table-row>
        <table:table-row table:style-name="ro4">
          <table:table-cell office:value-type="string">
            <text:p>kap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as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atalog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au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6">
          <table:table-cell office:value-type="string">
            <text:p>kaufen</text:p>
          </table:table-cell>
          <table:table-cell/>
          <table:table-cell office:value-type="string">
            <text:p>da</text:p>
          </table:table-cell>
          <table:table-cell table:number-columns-repeated="2"/>
          <table:table-cell table:style-name="ce52" office:value-type="string">
            <text:p>купать//покупать</text:p>
          </table:table-cell>
          <table:table-cell office:value-type="string">
            <text:p>to buy</text:p>
          </table:table-cell>
          <table:table-cell table:number-columns-repeated="249"/>
        </table:table-row>
        <table:table-row table:style-name="ro4">
          <table:table-cell office:value-type="string">
            <text:p>kegeln</text:p>
          </table:table-cell>
          <table:table-cell table:number-columns-repeated="255"/>
        </table:table-row>
        <table:table-row table:style-name="ro4">
          <table:table-cell office:value-type="string">
            <text:p>keh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eimen</text:p>
          </table:table-cell>
          <table:table-cell table:number-columns-repeated="255"/>
        </table:table-row>
        <table:table-row table:style-name="ro4">
          <table:table-cell office:value-type="string">
            <text:p>kellnern</text:p>
          </table:table-cell>
          <table:table-cell table:number-columns-repeated="255"/>
        </table:table-row>
        <table:table-row table:style-name="ro4">
          <table:table-cell office:value-type="string">
            <text:p>kett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euchen</text:p>
          </table:table-cell>
          <table:table-cell table:number-columns-repeated="255"/>
        </table:table-row>
        <table:table-row table:style-name="ro4">
          <table:table-cell office:value-type="string">
            <text:p>kichern</text:p>
          </table:table-cell>
          <table:table-cell table:number-columns-repeated="255"/>
        </table:table-row>
        <table:table-row table:style-name="ro4">
          <table:table-cell office:value-type="string">
            <text:p>kipp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lagen</text:p>
          </table:table-cell>
          <table:table-cell table:number-columns-repeated="255"/>
        </table:table-row>
        <table:table-row table:style-name="ro4">
          <table:table-cell office:value-type="string">
            <text:p>klammern</text:p>
          </table:table-cell>
          <table:table-cell table:number-columns-repeated="255"/>
        </table:table-row>
        <table:table-row table:style-name="ro4">
          <table:table-cell office:value-type="string">
            <text:p>klappen</text:p>
          </table:table-cell>
          <table:table-cell table:number-columns-repeated="255"/>
        </table:table-row>
        <table:table-row table:style-name="ro4">
          <table:table-cell office:value-type="string">
            <text:p>klär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lassifiz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latschen</text:p>
          </table:table-cell>
          <table:table-cell table:number-columns-repeated="255"/>
        </table:table-row>
        <table:table-row table:style-name="ro4">
          <table:table-cell office:value-type="string">
            <text:p>klau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kleb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leck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leid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lemm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lettern</text:p>
          </table:table-cell>
          <table:table-cell table:number-columns-repeated="255"/>
        </table:table-row>
        <table:table-row table:style-name="ro4">
          <table:table-cell office:value-type="string">
            <text:p>klicken</text:p>
          </table:table-cell>
          <table:table-cell table:number-columns-repeated="255"/>
        </table:table-row>
        <table:table-row table:style-name="ro4">
          <table:table-cell office:value-type="string">
            <text:p>klimat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lingeln</text:p>
          </table:table-cell>
          <table:table-cell table:number-columns-repeated="255"/>
        </table:table-row>
        <table:table-row table:style-name="ro4">
          <table:table-cell office:value-type="string">
            <text:p>klopfen</text:p>
          </table:table-cell>
          <table:table-cell table:number-columns-repeated="255"/>
        </table:table-row>
        <table:table-row table:style-name="ro4">
          <table:table-cell office:value-type="string">
            <text:p>knabb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a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ausern</text:p>
          </table:table-cell>
          <table:table-cell table:number-columns-repeated="255"/>
        </table:table-row>
        <table:table-row table:style-name="ro4">
          <table:table-cell office:value-type="string">
            <text:p>knet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ic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i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nistern</text:p>
          </table:table-cell>
          <table:table-cell table:number-columns-repeated="255"/>
        </table:table-row>
        <table:table-row table:style-name="ro4">
          <table:table-cell office:value-type="string">
            <text:p>knitter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öp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üpf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nuts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ch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llabieren</text:p>
          </table:table-cell>
          <table:table-cell table:number-columns-repeated="255"/>
        </table:table-row>
        <table:table-row table:style-name="ro4">
          <table:table-cell office:value-type="string">
            <text:p>kombinieren</text:p>
          </table:table-cell>
          <table:table-cell table:number-columns-repeated="255"/>
        </table:table-row>
        <table:table-row table:style-name="ro4">
          <table:table-cell office:value-type="string">
            <text:p>kommen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mmissio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mplimen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mpo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nditio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nkurrieren</text:p>
          </table:table-cell>
          <table:table-cell/>
          <table:table-cell office:value-type="float" office:value="2">
            <text:p>2</text:p>
          </table:table-cell>
          <table:table-cell table:number-columns-repeated="253"/>
        </table:table-row>
        <table:table-row table:style-name="ro4">
          <table:table-cell office:value-type="string">
            <text:p>konserv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nstruieren</text:p>
          </table:table-cell>
          <table:table-cell/>
          <table:table-cell office:value-type="string">
            <text:p>da</text:p>
          </table:table-cell>
          <table:table-cell table:number-columns-repeated="253"/>
        </table:table-row>
        <table:table-row table:style-name="ro4">
          <table:table-cell office:value-type="string">
            <text:p>konsum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ntak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nvert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nzentrier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onzeptio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ordin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p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rrig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ost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ostümier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otzen</text:p>
          </table:table-cell>
          <table:table-cell table:number-columns-repeated="255"/>
        </table:table-row>
        <table:table-row table:style-name="ro4">
          <table:table-cell office:value-type="string">
            <text:p>krachen</text:p>
          </table:table-cell>
          <table:table-cell table:number-columns-repeated="255"/>
        </table:table-row>
        <table:table-row table:style-name="ro4">
          <table:table-cell office:value-type="string">
            <text:p>kränk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ratz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rau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reischen</text:p>
          </table:table-cell>
          <table:table-cell table:number-columns-repeated="255"/>
        </table:table-row>
        <table:table-row table:style-name="ro4">
          <table:table-cell office:value-type="string">
            <text:p>kreisen</text:p>
          </table:table-cell>
          <table:table-cell table:number-columns-repeated="255"/>
        </table:table-row>
        <table:table-row table:style-name="ro4">
          <table:table-cell office:value-type="string">
            <text:p>kreuz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reuzig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rieg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ristall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ritis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ühl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ultiv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kümmer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ündig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urier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ursieren</text:p>
          </table:table-cell>
          <table:table-cell table:number-columns-repeated="255"/>
        </table:table-row>
        <table:table-row table:style-name="ro4">
          <table:table-cell office:value-type="string">
            <text:p>kürz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üss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kutschier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lächeln</text:p>
          </table:table-cell>
          <table:table-cell table:number-columns-repeated="255"/>
        </table:table-row>
        <table:table-row table:style-name="ro4">
          <table:table-cell office:value-type="string">
            <text:p>lachen</text:p>
          </table:table-cell>
          <table:table-cell table:number-columns-repeated="255"/>
        </table:table-row>
        <table:table-row table:style-name="ro4">
          <table:table-cell office:value-type="string">
            <text:p>lager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land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langen</text:p>
          </table:table-cell>
          <table:table-cell table:number-columns-repeated="255"/>
        </table:table-row>
        <table:table-row table:style-name="ro4">
          <table:table-cell office:value-type="string">
            <text:p>langweil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lärmen</text:p>
          </table:table-cell>
          <table:table-cell table:number-columns-repeated="255"/>
        </table:table-row>
        <table:table-row table:style-name="ro4">
          <table:table-cell office:value-type="string">
            <text:p>last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läster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launen</text:p>
          </table:table-cell>
          <table:table-cell/>
          <table:table-cell office:value-type="string">
            <text:p>a</text:p>
          </table:table-cell>
          <table:table-cell table:number-columns-repeated="253"/>
        </table:table-row>
        <table:table-row table:style-name="ro4">
          <table:table-cell office:value-type="string">
            <text:p>lauschen</text:p>
          </table:table-cell>
          <table:table-cell/>
          <table:table-cell office:value-type="string">
            <text:p>b</text:p>
          </table:table-cell>
          <table:table-cell table:number-columns-repeated="253"/>
        </table:table-row>
        <table:table-row table:style-name="ro4">
          <table:table-cell office:value-type="string">
            <text:p>behalten</text:p>
          </table:table-cell>
          <table:table-cell table:number-columns-repeated="255"/>
        </table:table-row>
        <table:table-row table:style-name="ro4">
          <table:table-cell office:value-type="string">
            <text:p>beschaffen</text:p>
          </table:table-cell>
          <table:table-cell table:number-columns-repeated="255"/>
        </table:table-row>
        <table:table-row table:style-name="ro4">
          <table:table-cell office:value-type="string">
            <text:p>lauten</text:p>
          </table:table-cell>
          <table:table-cell table:number-columns-repeated="255"/>
        </table:table-row>
        <table:table-row table:style-name="ro4">
          <table:table-cell office:value-type="string">
            <text:p>läuten</text:p>
          </table:table-cell>
          <table:table-cell table:number-columns-repeated="255"/>
        </table:table-row>
        <table:table-row table:style-name="ro4">
          <table:table-cell office:value-type="string">
            <text:p>leben</text:p>
          </table:table-cell>
          <table:table-cell table:number-columns-repeated="255"/>
        </table:table-row>
        <table:table-row table:style-name="ro4">
          <table:table-cell office:value-type="string">
            <text:p>lecken</text:p>
          </table:table-cell>
          <table:table-cell table:number-columns-repeated="255"/>
        </table:table-row>
        <table:table-row table:style-name="ro4">
          <table:table-cell office:value-type="string">
            <text:p>leeren</text:p>
          </table:table-cell>
          <table:table-cell table:number-columns-repeated="255"/>
        </table:table-row>
        <table:table-row table:style-name="ro4">
          <table:table-cell office:value-type="string">
            <text:p>legen</text:p>
          </table:table-cell>
          <table:table-cell table:number-columns-repeated="255"/>
        </table:table-row>
        <table:table-row table:style-name="ro4">
          <table:table-cell office:value-type="string">
            <text:p>lehnen</text:p>
          </table:table-cell>
          <table:table-cell table:number-columns-repeated="255"/>
        </table:table-row>
        <table:table-row table:style-name="ro4">
          <table:table-cell office:value-type="string">
            <text:p>lehren</text:p>
          </table:table-cell>
          <table:table-cell table:number-columns-repeated="255"/>
        </table:table-row>
        <table:table-row table:style-name="ro4">
          <table:table-cell office:value-type="string">
            <text:p>leimen</text:p>
          </table:table-cell>
          <table:table-cell table:number-columns-repeated="255"/>
        </table:table-row>
        <table:table-row table:style-name="ro4">
          <table:table-cell office:value-type="string">
            <text:p>leinen</text:p>
          </table:table-cell>
          <table:table-cell table:number-columns-repeated="255"/>
        </table:table-row>
        <table:table-row table:style-name="ro4">
          <table:table-cell office:value-type="string">
            <text:p>leisten</text:p>
          </table:table-cell>
          <table:table-cell table:number-columns-repeated="255"/>
        </table:table-row>
        <table:table-row table:style-name="ro4">
          <table:table-cell office:value-type="string">
            <text:p>leiten</text:p>
          </table:table-cell>
          <table:table-cell table:number-columns-repeated="255"/>
        </table:table-row>
        <table:table-row table:style-name="ro4">
          <table:table-cell office:value-type="string">
            <text:p>lenken</text:p>
          </table:table-cell>
          <table:table-cell table:number-columns-repeated="255"/>
        </table:table-row>
        <table:table-row table:style-name="ro4">
          <table:table-cell office:value-type="string">
            <text:p>lernen</text:p>
          </table:table-cell>
          <table:table-cell table:number-columns-repeated="255"/>
        </table:table-row>
        <table:table-row table:style-name="ro4">
          <table:table-cell office:value-type="string">
            <text:p>leuchten</text:p>
          </table:table-cell>
          <table:table-cell table:number-columns-repeated="255"/>
        </table:table-row>
        <table:table-row table:style-name="ro4">
          <table:table-cell office:value-type="string">
            <text:p>leugnen</text:p>
          </table:table-cell>
          <table:table-cell table:number-columns-repeated="255"/>
        </table:table-row>
        <table:table-row table:style-name="ro4">
          <table:table-cell office:value-type="string">
            <text:p>leuten</text:p>
          </table:table-cell>
          <table:table-cell table:number-columns-repeated="255"/>
        </table:table-row>
        <table:table-row table:style-name="ro4">
          <table:table-cell office:value-type="string">
            <text:p>lichten</text:p>
          </table:table-cell>
          <table:table-cell table:number-columns-repeated="255"/>
        </table:table-row>
        <table:table-row table:style-name="ro4">
          <table:table-cell office:value-type="string">
            <text:p>lieben</text:p>
          </table:table-cell>
          <table:table-cell table:number-columns-repeated="255"/>
        </table:table-row>
        <table:table-row table:style-name="ro4">
          <table:table-cell office:value-type="string">
            <text:p>liefern</text:p>
          </table:table-cell>
          <table:table-cell table:number-columns-repeated="255"/>
        </table:table-row>
        <table:table-row table:style-name="ro4">
          <table:table-cell office:value-type="string">
            <text:p>lindern</text:p>
          </table:table-cell>
          <table:table-cell table:number-columns-repeated="255"/>
        </table:table-row>
        <table:table-row table:style-name="ro4">
          <table:table-cell office:value-type="string">
            <text:p>listen</text:p>
          </table:table-cell>
          <table:table-cell table:number-columns-repeated="255"/>
        </table:table-row>
        <table:table-row table:style-name="ro4">
          <table:table-cell office:value-type="string">
            <text:p>loben</text:p>
          </table:table-cell>
          <table:table-cell table:number-columns-repeated="255"/>
        </table:table-row>
        <table:table-row table:style-name="ro4">
          <table:table-cell office:value-type="string">
            <text:p>lochen</text:p>
          </table:table-cell>
          <table:table-cell table:number-columns-repeated="255"/>
        </table:table-row>
        <table:table-row table:style-name="ro4">
          <table:table-cell office:value-type="string">
            <text:p>locken</text:p>
          </table:table-cell>
          <table:table-cell table:number-columns-repeated="255"/>
        </table:table-row>
        <table:table-row table:style-name="ro4">
          <table:table-cell office:value-type="string">
            <text:p>lockern</text:p>
          </table:table-cell>
          <table:table-cell table:number-columns-repeated="255"/>
        </table:table-row>
        <table:table-row table:style-name="ro4">
          <table:table-cell office:value-type="string">
            <text:p>lohnen</text:p>
          </table:table-cell>
          <table:table-cell table:number-columns-repeated="255"/>
        </table:table-row>
        <table:table-row table:style-name="ro4">
          <table:table-cell office:value-type="string">
            <text:p>löschen</text:p>
          </table:table-cell>
          <table:table-cell table:number-columns-repeated="255"/>
        </table:table-row>
        <table:table-row table:style-name="ro4">
          <table:table-cell office:value-type="string">
            <text:p>lösen</text:p>
          </table:table-cell>
          <table:table-cell table:number-columns-repeated="255"/>
        </table:table-row>
        <table:table-row table:style-name="ro4">
          <table:table-cell office:value-type="string">
            <text:p>losen</text:p>
          </table:table-cell>
          <table:table-cell table:number-columns-repeated="255"/>
        </table:table-row>
        <table:table-row table:style-name="ro4">
          <table:table-cell office:value-type="string">
            <text:p>lüften</text:p>
          </table:table-cell>
          <table:table-cell table:number-columns-repeated="255"/>
        </table:table-row>
        <table:table-row table:style-name="ro4">
          <table:table-cell office:value-type="string">
            <text:p>lutschen</text:p>
          </table:table-cell>
          <table:table-cell table:number-columns-repeated="255"/>
        </table:table-row>
        <table:table-row table:style-name="ro4">
          <table:table-cell office:value-type="string">
            <text:p>machen</text:p>
          </table:table-cell>
          <table:table-cell table:number-columns-repeated="255"/>
        </table:table-row>
        <table:table-row table:style-name="ro4">
          <table:table-cell office:value-type="string">
            <text:p>magern</text:p>
          </table:table-cell>
          <table:table-cell table:number-columns-repeated="255"/>
        </table:table-row>
        <table:table-row table:style-name="ro4">
          <table:table-cell office:value-type="string">
            <text:p>mähen</text:p>
          </table:table-cell>
          <table:table-cell table:number-columns-repeated="255"/>
        </table:table-row>
        <table:table-row table:style-name="ro4">
          <table:table-cell office:value-type="string">
            <text:p>mahlen</text:p>
          </table:table-cell>
          <table:table-cell table:number-columns-repeated="255"/>
        </table:table-row>
        <table:table-row table:style-name="ro4">
          <table:table-cell office:value-type="string">
            <text:p>mahnen</text:p>
          </table:table-cell>
          <table:table-cell table:number-columns-repeated="255"/>
        </table:table-row>
        <table:table-row table:style-name="ro4">
          <table:table-cell office:value-type="string">
            <text:p>malen</text:p>
          </table:table-cell>
          <table:table-cell table:number-columns-repeated="255"/>
        </table:table-row>
        <table:table-row table:style-name="ro4">
          <table:table-cell office:value-type="string">
            <text:p>malträtieren</text:p>
          </table:table-cell>
          <table:table-cell table:number-columns-repeated="255"/>
        </table:table-row>
        <table:table-row table:style-name="ro4">
          <table:table-cell office:value-type="string">
            <text:p>managen</text:p>
          </table:table-cell>
          <table:table-cell table:number-columns-repeated="255"/>
        </table:table-row>
        <table:table-row table:style-name="ro4">
          <table:table-cell office:value-type="string">
            <text:p>mangeln</text:p>
          </table:table-cell>
          <table:table-cell table:number-columns-repeated="255"/>
        </table:table-row>
        <table:table-row table:style-name="ro4">
          <table:table-cell office:value-type="string">
            <text:p>marschieren</text:p>
          </table:table-cell>
          <table:table-cell table:number-columns-repeated="255"/>
        </table:table-row>
        <table:table-row table:style-name="ro4">
          <table:table-cell office:value-type="string">
            <text:p>massieren</text:p>
          </table:table-cell>
          <table:table-cell table:number-columns-repeated="255"/>
        </table:table-row>
        <table:table-row table:style-name="ro4">
          <table:table-cell office:value-type="string">
            <text:p>mäßigen</text:p>
          </table:table-cell>
          <table:table-cell table:number-columns-repeated="255"/>
        </table:table-row>
        <table:table-row table:style-name="ro4">
          <table:table-cell office:value-type="string">
            <text:p>meckern</text:p>
          </table:table-cell>
          <table:table-cell table:number-columns-repeated="255"/>
        </table:table-row>
        <table:table-row table:style-name="ro4">
          <table:table-cell office:value-type="string">
            <text:p>mehren</text:p>
          </table:table-cell>
          <table:table-cell table:number-columns-repeated="255"/>
        </table:table-row>
        <table:table-row table:style-name="ro4">
          <table:table-cell office:value-type="string">
            <text:p>meinen</text:p>
          </table:table-cell>
          <table:table-cell table:number-columns-repeated="255"/>
        </table:table-row>
        <table:table-row table:style-name="ro4">
          <table:table-cell office:value-type="string">
            <text:p>meistern</text:p>
          </table:table-cell>
          <table:table-cell table:number-columns-repeated="255"/>
        </table:table-row>
        <table:table-row table:style-name="ro4">
          <table:table-cell office:value-type="string">
            <text:p>melden</text:p>
          </table:table-cell>
          <table:table-cell table:number-columns-repeated="255"/>
        </table:table-row>
        <table:table-row table:style-name="ro4">
          <table:table-cell office:value-type="string">
            <text:p>mengen</text:p>
          </table:table-cell>
          <table:table-cell table:number-columns-repeated="255"/>
        </table:table-row>
        <table:table-row table:style-name="ro4">
          <table:table-cell office:value-type="string">
            <text:p>merken</text:p>
          </table:table-cell>
          <table:table-cell table:number-columns-repeated="255"/>
        </table:table-row>
        <table:table-row table:style-name="ro4">
          <table:table-cell office:value-type="string">
            <text:p>merzen</text:p>
          </table:table-cell>
          <table:table-cell table:number-columns-repeated="255"/>
        </table:table-row>
        <table:table-row table:style-name="ro4">
          <table:table-cell office:value-type="string">
            <text:p>mieten</text:p>
          </table:table-cell>
          <table:table-cell table:number-columns-repeated="255"/>
        </table:table-row>
        <table:table-row table:style-name="ro4">
          <table:table-cell office:value-type="string">
            <text:p>mildern</text:p>
          </table:table-cell>
          <table:table-cell table:number-columns-repeated="255"/>
        </table:table-row>
        <table:table-row table:style-name="ro4">
          <table:table-cell office:value-type="string">
            <text:p>mindern</text:p>
          </table:table-cell>
          <table:table-cell table:number-columns-repeated="255"/>
        </table:table-row>
        <table:table-row table:style-name="ro4">
          <table:table-cell office:value-type="string">
            <text:p>mischen</text:p>
          </table:table-cell>
          <table:table-cell table:number-columns-repeated="255"/>
        </table:table-row>
        <table:table-row table:style-name="ro4">
          <table:table-cell office:value-type="string">
            <text:p>missbilligen</text:p>
          </table:table-cell>
          <table:table-cell table:number-columns-repeated="255"/>
        </table:table-row>
        <table:table-row table:style-name="ro4">
          <table:table-cell office:value-type="string">
            <text:p>missglücken</text:p>
          </table:table-cell>
          <table:table-cell table:number-columns-repeated="255"/>
        </table:table-row>
        <table:table-row table:style-name="ro4">
          <table:table-cell office:value-type="string">
            <text:p>misstrauen</text:p>
          </table:table-cell>
          <table:table-cell table:number-columns-repeated="255"/>
        </table:table-row>
        <table:table-row table:style-name="ro4">
          <table:table-cell office:value-type="string">
            <text:p>missverstehen</text:p>
          </table:table-cell>
          <table:table-cell table:number-columns-repeated="255"/>
        </table:table-row>
        <table:table-row table:style-name="ro4">
          <table:table-cell office:value-type="string">
            <text:p>mitteln</text:p>
          </table:table-cell>
          <table:table-cell table:number-columns-repeated="255"/>
        </table:table-row>
        <table:table-row table:style-name="ro4">
          <table:table-cell office:value-type="string">
            <text:p>möblieren</text:p>
          </table:table-cell>
          <table:table-cell table:number-columns-repeated="255"/>
        </table:table-row>
        <table:table-row table:style-name="ro4">
          <table:table-cell office:value-type="string">
            <text:p>moderieren</text:p>
          </table:table-cell>
          <table:table-cell table:number-columns-repeated="255"/>
        </table:table-row>
        <table:table-row table:style-name="ro4">
          <table:table-cell office:value-type="string">
            <text:p>mogeln</text:p>
          </table:table-cell>
          <table:table-cell table:number-columns-repeated="255"/>
        </table:table-row>
        <table:table-row table:style-name="ro4">
          <table:table-cell office:value-type="string">
            <text:p>morden</text:p>
          </table:table-cell>
          <table:table-cell table:number-columns-repeated="255"/>
        </table:table-row>
        <table:table-row table:style-name="ro4">
          <table:table-cell office:value-type="string">
            <text:p>motivieren</text:p>
          </table:table-cell>
          <table:table-cell table:number-columns-repeated="255"/>
        </table:table-row>
        <table:table-row table:style-name="ro4">
          <table:table-cell office:value-type="string">
            <text:p>motorisieren</text:p>
          </table:table-cell>
          <table:table-cell table:number-columns-repeated="255"/>
        </table:table-row>
        <table:table-row table:style-name="ro4">
          <table:table-cell office:value-type="string">
            <text:p>mühen</text:p>
          </table:table-cell>
          <table:table-cell table:number-columns-repeated="255"/>
        </table:table-row>
        <table:table-row table:style-name="ro4">
          <table:table-cell office:value-type="string">
            <text:p>multiplizieren</text:p>
          </table:table-cell>
          <table:table-cell table:number-columns-repeated="255"/>
        </table:table-row>
        <table:table-row table:style-name="ro4">
          <table:table-cell office:value-type="string">
            <text:p>muntern</text:p>
          </table:table-cell>
          <table:table-cell table:number-columns-repeated="255"/>
        </table:table-row>
        <table:table-row table:style-name="ro4">
          <table:table-cell office:value-type="string">
            <text:p>musizieren</text:p>
          </table:table-cell>
          <table:table-cell table:number-columns-repeated="255"/>
        </table:table-row>
        <table:table-row table:style-name="ro4">
          <table:table-cell office:value-type="string">
            <text:p>müssen</text:p>
          </table:table-cell>
          <table:table-cell table:number-columns-repeated="255"/>
        </table:table-row>
        <table:table-row table:style-name="ro4">
          <table:table-cell office:value-type="string">
            <text:p>mustern</text:p>
          </table:table-cell>
          <table:table-cell table:number-columns-repeated="255"/>
        </table:table-row>
        <table:table-row table:style-name="ro4">
          <table:table-cell office:value-type="string">
            <text:p>muten</text:p>
          </table:table-cell>
          <table:table-cell table:number-columns-repeated="255"/>
        </table:table-row>
        <table:table-row table:style-name="ro4">
          <table:table-cell office:value-type="string">
            <text:p>mystifizieren</text:p>
          </table:table-cell>
          <table:table-cell table:number-columns-repeated="255"/>
        </table:table-row>
        <table:table-row table:style-name="ro4">
          <table:table-cell office:value-type="string">
            <text:p>nadeln</text:p>
          </table:table-cell>
          <table:table-cell table:number-columns-repeated="255"/>
        </table:table-row>
        <table:table-row table:style-name="ro4">
          <table:table-cell office:value-type="string">
            <text:p>nagen</text:p>
          </table:table-cell>
          <table:table-cell table:number-columns-repeated="255"/>
        </table:table-row>
        <table:table-row table:style-name="ro4">
          <table:table-cell office:value-type="string">
            <text:p>nähern</text:p>
          </table:table-cell>
          <table:table-cell table:number-columns-repeated="255"/>
        </table:table-row>
        <table:table-row table:style-name="ro4">
          <table:table-cell office:value-type="string">
            <text:p>naschen</text:p>
          </table:table-cell>
          <table:table-cell table:number-columns-repeated="255"/>
        </table:table-row>
        <table:table-row table:style-name="ro4">
          <table:table-cell office:value-type="string">
            <text:p>navigieren</text:p>
          </table:table-cell>
          <table:table-cell table:number-columns-repeated="255"/>
        </table:table-row>
        <table:table-row table:style-name="ro4">
          <table:table-cell office:value-type="string">
            <text:p>necken</text:p>
          </table:table-cell>
          <table:table-cell table:number-columns-repeated="255"/>
        </table:table-row>
        <table:table-row table:style-name="ro4">
          <table:table-cell office:value-type="string">
            <text:p>neigen</text:p>
          </table:table-cell>
          <table:table-cell table:number-columns-repeated="255"/>
        </table:table-row>
        <table:table-row table:style-name="ro4">
          <table:table-cell office:value-type="string">
            <text:p>nerven</text:p>
          </table:table-cell>
          <table:table-cell table:number-columns-repeated="255"/>
        </table:table-row>
        <table:table-row table:style-name="ro4">
          <table:table-cell office:value-type="string">
            <text:p>nicken</text:p>
          </table:table-cell>
          <table:table-cell table:number-columns-repeated="255"/>
        </table:table-row>
        <table:table-row table:style-name="ro4">
          <table:table-cell office:value-type="string">
            <text:p>niesen</text:p>
          </table:table-cell>
          <table:table-cell table:number-columns-repeated="255"/>
        </table:table-row>
        <table:table-row table:style-name="ro4">
          <table:table-cell office:value-type="string">
            <text:p>nivellieren</text:p>
          </table:table-cell>
          <table:table-cell table:number-columns-repeated="255"/>
        </table:table-row>
        <table:table-row table:style-name="ro4">
          <table:table-cell office:value-type="string">
            <text:p>nominieren</text:p>
          </table:table-cell>
          <table:table-cell table:number-columns-repeated="255"/>
        </table:table-row>
        <table:table-row table:style-name="ro4">
          <table:table-cell office:value-type="string">
            <text:p>nörgeln</text:p>
          </table:table-cell>
          <table:table-cell table:number-columns-repeated="255"/>
        </table:table-row>
        <table:table-row table:style-name="ro4">
          <table:table-cell office:value-type="string">
            <text:p>normalisieren</text:p>
          </table:table-cell>
          <table:table-cell table:number-columns-repeated="255"/>
        </table:table-row>
        <table:table-row table:style-name="ro4">
          <table:table-cell office:value-type="string">
            <text:p>normieren</text:p>
          </table:table-cell>
          <table:table-cell table:number-columns-repeated="255"/>
        </table:table-row>
        <table:table-row table:style-name="ro4">
          <table:table-cell office:value-type="string">
            <text:p>notieren</text:p>
          </table:table-cell>
          <table:table-cell table:number-columns-repeated="255"/>
        </table:table-row>
        <table:table-row table:style-name="ro4">
          <table:table-cell office:value-type="string">
            <text:p>nötigen</text:p>
          </table:table-cell>
          <table:table-cell table:number-columns-repeated="255"/>
        </table:table-row>
        <table:table-row table:style-name="ro4">
          <table:table-cell office:value-type="string">
            <text:p>nüchtern</text:p>
          </table:table-cell>
          <table:table-cell table:number-columns-repeated="255"/>
        </table:table-row>
        <table:table-row table:style-name="ro4">
          <table:table-cell office:value-type="string">
            <text:p>nutzen</text:p>
          </table:table-cell>
          <table:table-cell table:number-columns-repeated="255"/>
        </table:table-row>
        <table:table-row table:style-name="ro4">
          <table:table-cell office:value-type="string">
            <text:p>nützen</text:p>
          </table:table-cell>
          <table:table-cell table:number-columns-repeated="255"/>
        </table:table-row>
        <table:table-row table:style-name="ro4">
          <table:table-cell office:value-type="string">
            <text:p>öffnen</text:p>
          </table:table-cell>
          <table:table-cell table:number-columns-repeated="255"/>
        </table:table-row>
        <table:table-row table:style-name="ro4">
          <table:table-cell office:value-type="string">
            <text:p>ölen</text:p>
          </table:table-cell>
          <table:table-cell table:number-columns-repeated="255"/>
        </table:table-row>
        <table:table-row table:style-name="ro4">
          <table:table-cell office:value-type="string">
            <text:p>operieren</text:p>
          </table:table-cell>
          <table:table-cell table:number-columns-repeated="255"/>
        </table:table-row>
        <table:table-row table:style-name="ro4">
          <table:table-cell office:value-type="string">
            <text:p>opfern</text:p>
          </table:table-cell>
          <table:table-cell table:number-columns-repeated="255"/>
        </table:table-row>
        <table:table-row table:style-name="ro4">
          <table:table-cell office:value-type="string">
            <text:p>ordnen</text:p>
          </table:table-cell>
          <table:table-cell table:number-columns-repeated="255"/>
        </table:table-row>
        <table:table-row table:style-name="ro4">
          <table:table-cell office:value-type="string">
            <text:p>organisieren</text:p>
          </table:table-cell>
          <table:table-cell table:number-columns-repeated="255"/>
        </table:table-row>
        <table:table-row table:style-name="ro4">
          <table:table-cell office:value-type="string">
            <text:p>orientieren</text:p>
          </table:table-cell>
          <table:table-cell table:number-columns-repeated="255"/>
        </table:table-row>
        <table:table-row table:style-name="ro4">
          <table:table-cell office:value-type="string">
            <text:p>orten</text:p>
          </table:table-cell>
          <table:table-cell table:number-columns-repeated="255"/>
        </table:table-row>
        <table:table-row table:style-name="ro4">
          <table:table-cell office:value-type="string">
            <text:p>oxydieren</text:p>
          </table:table-cell>
          <table:table-cell table:number-columns-repeated="255"/>
        </table:table-row>
        <table:table-row table:style-name="ro4">
          <table:table-cell office:value-type="string">
            <text:p>pachten</text:p>
          </table:table-cell>
          <table:table-cell table:number-columns-repeated="255"/>
        </table:table-row>
        <table:table-row table:style-name="ro4">
          <table:table-cell office:value-type="string">
            <text:p>packen</text:p>
          </table:table-cell>
          <table:table-cell table:number-columns-repeated="255"/>
        </table:table-row>
        <table:table-row table:style-name="ro4">
          <table:table-cell office:value-type="string">
            <text:p>panieren</text:p>
          </table:table-cell>
          <table:table-cell table:number-columns-repeated="255"/>
        </table:table-row>
        <table:table-row table:style-name="ro4">
          <table:table-cell office:value-type="string">
            <text:p>panzern</text:p>
          </table:table-cell>
          <table:table-cell table:number-columns-repeated="255"/>
        </table:table-row>
        <table:table-row table:style-name="ro4">
          <table:table-cell office:value-type="string">
            <text:p>parken</text:p>
          </table:table-cell>
          <table:table-cell table:number-columns-repeated="255"/>
        </table:table-row>
        <table:table-row table:style-name="ro4">
          <table:table-cell office:value-type="string">
            <text:p>passen</text:p>
          </table:table-cell>
          <table:table-cell table:number-columns-repeated="255"/>
        </table:table-row>
        <table:table-row table:style-name="ro4">
          <table:table-cell office:value-type="string">
            <text:p>passieren</text:p>
          </table:table-cell>
          <table:table-cell table:number-columns-repeated="255"/>
        </table:table-row>
        <table:table-row table:style-name="ro4">
          <table:table-cell office:value-type="string">
            <text:p>patentieren</text:p>
          </table:table-cell>
          <table:table-cell table:number-columns-repeated="255"/>
        </table:table-row>
        <table:table-row table:style-name="ro4">
          <table:table-cell office:value-type="string">
            <text:p>patzen</text:p>
          </table:table-cell>
          <table:table-cell table:number-columns-repeated="255"/>
        </table:table-row>
        <table:table-row table:style-name="ro4">
          <table:table-cell office:value-type="string">
            <text:p>pausieren</text:p>
          </table:table-cell>
          <table:table-cell table:number-columns-repeated="255"/>
        </table:table-row>
        <table:table-row table:style-name="ro4">
          <table:table-cell office:value-type="string">
            <text:p>pendeln</text:p>
          </table:table-cell>
          <table:table-cell table:number-columns-repeated="255"/>
        </table:table-row>
        <table:table-row table:style-name="ro4">
          <table:table-cell office:value-type="string">
            <text:p>pensionieren</text:p>
          </table:table-cell>
          <table:table-cell table:number-columns-repeated="255"/>
        </table:table-row>
        <table:table-row table:style-name="ro4">
          <table:table-cell office:value-type="string">
            <text:p>perfektionieren</text:p>
          </table:table-cell>
          <table:table-cell table:number-columns-repeated="255"/>
        </table:table-row>
        <table:table-row table:style-name="ro4">
          <table:table-cell office:value-type="string">
            <text:p>personifizieren</text:p>
          </table:table-cell>
          <table:table-cell table:number-columns-repeated="255"/>
        </table:table-row>
        <table:table-row table:style-name="ro4">
          <table:table-cell office:value-type="string">
            <text:p>petzen</text:p>
          </table:table-cell>
          <table:table-cell table:number-columns-repeated="255"/>
        </table:table-row>
        <table:table-row table:style-name="ro4">
          <table:table-cell office:value-type="string">
            <text:p>pflanzen</text:p>
          </table:table-cell>
          <table:table-cell table:number-columns-repeated="255"/>
        </table:table-row>
        <table:table-row table:style-name="ro4">
          <table:table-cell office:value-type="string">
            <text:p>pflegen</text:p>
          </table:table-cell>
          <table:table-cell table:number-columns-repeated="255"/>
        </table:table-row>
        <table:table-row table:style-name="ro4">
          <table:table-cell office:value-type="string">
            <text:p>pflücken</text:p>
          </table:table-cell>
          <table:table-cell table:number-columns-repeated="255"/>
        </table:table-row>
        <table:table-row table:style-name="ro4">
          <table:table-cell office:value-type="string">
            <text:p>pfuschen</text:p>
          </table:table-cell>
          <table:table-cell table:number-columns-repeated="255"/>
        </table:table-row>
        <table:table-row table:style-name="ro4">
          <table:table-cell office:value-type="string">
            <text:p>picken</text:p>
          </table:table-cell>
          <table:table-cell table:number-columns-repeated="255"/>
        </table:table-row>
        <table:table-row table:style-name="ro4">
          <table:table-cell office:value-type="string">
            <text:p>piercen</text:p>
          </table:table-cell>
          <table:table-cell table:number-columns-repeated="255"/>
        </table:table-row>
        <table:table-row table:style-name="ro4">
          <table:table-cell office:value-type="string">
            <text:p>pinkeln</text:p>
          </table:table-cell>
          <table:table-cell table:number-columns-repeated="255"/>
        </table:table-row>
        <table:table-row table:style-name="ro4">
          <table:table-cell office:value-type="string">
            <text:p>pinseln</text:p>
          </table:table-cell>
          <table:table-cell table:number-columns-repeated="255"/>
        </table:table-row>
        <table:table-row table:style-name="ro4">
          <table:table-cell office:value-type="string">
            <text:p>plagen</text:p>
          </table:table-cell>
          <table:table-cell table:number-columns-repeated="255"/>
        </table:table-row>
        <table:table-row table:style-name="ro4">
          <table:table-cell office:value-type="string">
            <text:p>plakatieren</text:p>
          </table:table-cell>
          <table:table-cell table:number-columns-repeated="255"/>
        </table:table-row>
        <table:table-row table:style-name="ro4">
          <table:table-cell office:value-type="string">
            <text:p>planen</text:p>
          </table:table-cell>
          <table:table-cell table:number-columns-repeated="255"/>
        </table:table-row>
        <table:table-row table:style-name="ro4">
          <table:table-cell office:value-type="string">
            <text:p>platzen</text:p>
          </table:table-cell>
          <table:table-cell table:number-columns-repeated="255"/>
        </table:table-row>
        <table:table-row table:style-name="ro4">
          <table:table-cell office:value-type="string">
            <text:p>platzieren</text:p>
          </table:table-cell>
          <table:table-cell table:number-columns-repeated="255"/>
        </table:table-row>
        <table:table-row table:style-name="ro4">
          <table:table-cell office:value-type="string">
            <text:p>plaudern</text:p>
          </table:table-cell>
          <table:table-cell table:number-columns-repeated="255"/>
        </table:table-row>
        <table:table-row table:style-name="ro4">
          <table:table-cell office:value-type="string">
            <text:p>plündern</text:p>
          </table:table-cell>
          <table:table-cell table:number-columns-repeated="255"/>
        </table:table-row>
        <table:table-row table:style-name="ro4">
          <table:table-cell office:value-type="string">
            <text:p>pochen</text:p>
          </table:table-cell>
          <table:table-cell table:number-columns-repeated="255"/>
        </table:table-row>
        <table:table-row table:style-name="ro4">
          <table:table-cell office:value-type="string">
            <text:p>polieren</text:p>
          </table:table-cell>
          <table:table-cell table:number-columns-repeated="255"/>
        </table:table-row>
        <table:table-row table:style-name="ro4">
          <table:table-cell office:value-type="string">
            <text:p>politisieren</text:p>
          </table:table-cell>
          <table:table-cell table:number-columns-repeated="255"/>
        </table:table-row>
        <table:table-row table:style-name="ro4">
          <table:table-cell office:value-type="string">
            <text:p>polstern</text:p>
          </table:table-cell>
          <table:table-cell table:number-columns-repeated="255"/>
        </table:table-row>
        <table:table-row table:style-name="ro4">
          <table:table-cell office:value-type="string">
            <text:p>porträtieren</text:p>
          </table:table-cell>
          <table:table-cell table:number-columns-repeated="255"/>
        </table:table-row>
        <table:table-row table:style-name="ro4">
          <table:table-cell office:value-type="string">
            <text:p>prägen</text:p>
          </table:table-cell>
          <table:table-cell table:number-columns-repeated="255"/>
        </table:table-row>
        <table:table-row table:style-name="ro4">
          <table:table-cell office:value-type="string">
            <text:p>prahlen</text:p>
          </table:table-cell>
          <table:table-cell table:number-columns-repeated="255"/>
        </table:table-row>
        <table:table-row table:style-name="ro4">
          <table:table-cell office:value-type="string">
            <text:p>praktizieren</text:p>
          </table:table-cell>
          <table:table-cell table:number-columns-repeated="255"/>
        </table:table-row>
        <table:table-row table:style-name="ro4">
          <table:table-cell office:value-type="string">
            <text:p>präparieren</text:p>
          </table:table-cell>
          <table:table-cell table:number-columns-repeated="255"/>
        </table:table-row>
        <table:table-row table:style-name="ro4">
          <table:table-cell office:value-type="string">
            <text:p>präsentieren</text:p>
          </table:table-cell>
          <table:table-cell table:number-columns-repeated="255"/>
        </table:table-row>
        <table:table-row table:style-name="ro4">
          <table:table-cell office:value-type="string">
            <text:p>pressen</text:p>
          </table:table-cell>
          <table:table-cell table:number-columns-repeated="255"/>
        </table:table-row>
        <table:table-row table:style-name="ro4">
          <table:table-cell office:value-type="string">
            <text:p>privatisieren</text:p>
          </table:table-cell>
          <table:table-cell table:number-columns-repeated="255"/>
        </table:table-row>
        <table:table-row table:style-name="ro4">
          <table:table-cell office:value-type="string">
            <text:p>proben</text:p>
          </table:table-cell>
          <table:table-cell table:number-columns-repeated="255"/>
        </table:table-row>
        <table:table-row table:style-name="ro4">
          <table:table-cell office:value-type="string">
            <text:p>probieren</text:p>
          </table:table-cell>
          <table:table-cell table:number-columns-repeated="255"/>
        </table:table-row>
        <table:table-row table:style-name="ro4">
          <table:table-cell office:value-type="string">
            <text:p>produzieren</text:p>
          </table:table-cell>
          <table:table-cell table:number-columns-repeated="255"/>
        </table:table-row>
        <table:table-row table:style-name="ro4">
          <table:table-cell office:value-type="string">
            <text:p>profilieren</text:p>
          </table:table-cell>
          <table:table-cell table:number-columns-repeated="255"/>
        </table:table-row>
        <table:table-row table:style-name="ro4">
          <table:table-cell office:value-type="string">
            <text:p>profitieren</text:p>
          </table:table-cell>
          <table:table-cell table:number-columns-repeated="255"/>
        </table:table-row>
        <table:table-row table:style-name="ro4">
          <table:table-cell office:value-type="string">
            <text:p>prognostizieren</text:p>
          </table:table-cell>
          <table:table-cell table:number-columns-repeated="255"/>
        </table:table-row>
        <table:table-row table:style-name="ro4">
          <table:table-cell office:value-type="string">
            <text:p>programmieren</text:p>
          </table:table-cell>
          <table:table-cell table:number-columns-repeated="255"/>
        </table:table-row>
        <table:table-row table:style-name="ro4">
          <table:table-cell office:value-type="string">
            <text:p>projektieren</text:p>
          </table:table-cell>
          <table:table-cell table:number-columns-repeated="255"/>
        </table:table-row>
        <table:table-row table:style-name="ro4">
          <table:table-cell office:value-type="string">
            <text:p>prophezeien</text:p>
          </table:table-cell>
          <table:table-cell table:number-columns-repeated="255"/>
        </table:table-row>
        <table:table-row table:style-name="ro4">
          <table:table-cell office:value-type="string">
            <text:p>protestieren</text:p>
          </table:table-cell>
          <table:table-cell table:number-columns-repeated="255"/>
        </table:table-row>
        <table:table-row table:style-name="ro4">
          <table:table-cell office:value-type="string">
            <text:p>protokollieren</text:p>
          </table:table-cell>
          <table:table-cell table:number-columns-repeated="255"/>
        </table:table-row>
        <table:table-row table:style-name="ro4">
          <table:table-cell office:value-type="string">
            <text:p>prüfen</text:p>
          </table:table-cell>
          <table:table-cell table:number-columns-repeated="255"/>
        </table:table-row>
        <table:table-row table:style-name="ro4">
          <table:table-cell office:value-type="string">
            <text:p>prügeln</text:p>
          </table:table-cell>
          <table:table-cell table:number-columns-repeated="255"/>
        </table:table-row>
        <table:table-row table:style-name="ro4">
          <table:table-cell office:value-type="string">
            <text:p>publizieren</text:p>
          </table:table-cell>
          <table:table-cell table:number-columns-repeated="255"/>
        </table:table-row>
        <table:table-row table:style-name="ro4">
          <table:table-cell office:value-type="string">
            <text:p>pumpen</text:p>
          </table:table-cell>
          <table:table-cell table:number-columns-repeated="255"/>
        </table:table-row>
        <table:table-row table:style-name="ro4">
          <table:table-cell office:value-type="string">
            <text:p>putzen</text:p>
          </table:table-cell>
          <table:table-cell table:number-columns-repeated="255"/>
        </table:table-row>
        <table:table-row table:style-name="ro4">
          <table:table-cell office:value-type="string">
            <text:p>quälen</text:p>
          </table:table-cell>
          <table:table-cell table:number-columns-repeated="255"/>
        </table:table-row>
        <table:table-row table:style-name="ro4">
          <table:table-cell office:value-type="string">
            <text:p>qualifizieren</text:p>
          </table:table-cell>
          <table:table-cell table:number-columns-repeated="255"/>
        </table:table-row>
        <table:table-row table:style-name="ro4">
          <table:table-cell office:value-type="string">
            <text:p>quatschen</text:p>
          </table:table-cell>
          <table:table-cell table:number-columns-repeated="255"/>
        </table:table-row>
        <table:table-row table:style-name="ro4">
          <table:table-cell office:value-type="string">
            <text:p>queren</text:p>
          </table:table-cell>
          <table:table-cell table:number-columns-repeated="255"/>
        </table:table-row>
        <table:table-row table:style-name="ro4">
          <table:table-cell office:value-type="string">
            <text:p>quetschen</text:p>
          </table:table-cell>
          <table:table-cell table:number-columns-repeated="255"/>
        </table:table-row>
        <table:table-row table:style-name="ro4">
          <table:table-cell office:value-type="string">
            <text:p>quietschen</text:p>
          </table:table-cell>
          <table:table-cell table:number-columns-repeated="255"/>
        </table:table-row>
        <table:table-row table:style-name="ro4">
          <table:table-cell office:value-type="string">
            <text:p>quittieren</text:p>
          </table:table-cell>
          <table:table-cell table:number-columns-repeated="255"/>
        </table:table-row>
        <table:table-row table:style-name="ro4">
          <table:table-cell office:value-type="string">
            <text:p>rächen</text:p>
          </table:table-cell>
          <table:table-cell table:number-columns-repeated="255"/>
        </table:table-row>
        <table:table-row table:style-name="ro4">
          <table:table-cell office:value-type="string">
            <text:p>ragen</text:p>
          </table:table-cell>
          <table:table-cell table:number-columns-repeated="255"/>
        </table:table-row>
        <table:table-row table:style-name="ro4">
          <table:table-cell office:value-type="string">
            <text:p>rahmen</text:p>
          </table:table-cell>
          <table:table-cell table:number-columns-repeated="255"/>
        </table:table-row>
        <table:table-row table:style-name="ro4">
          <table:table-cell office:value-type="string">
            <text:p>randalieren</text:p>
          </table:table-cell>
          <table:table-cell table:number-columns-repeated="255"/>
        </table:table-row>
        <table:table-row table:style-name="ro4">
          <table:table-cell office:value-type="string">
            <text:p>rangieren</text:p>
          </table:table-cell>
          <table:table-cell table:number-columns-repeated="255"/>
        </table:table-row>
        <table:table-row table:style-name="ro4">
          <table:table-cell office:value-type="string">
            <text:p>rascheln</text:p>
          </table:table-cell>
          <table:table-cell table:number-columns-repeated="255"/>
        </table:table-row>
        <table:table-row table:style-name="ro4">
          <table:table-cell office:value-type="string">
            <text:p>rasen</text:p>
          </table:table-cell>
          <table:table-cell table:number-columns-repeated="255"/>
        </table:table-row>
        <table:table-row table:style-name="ro4">
          <table:table-cell office:value-type="string">
            <text:p>rasieren</text:p>
          </table:table-cell>
          <table:table-cell table:number-columns-repeated="255"/>
        </table:table-row>
        <table:table-row table:style-name="ro4">
          <table:table-cell office:value-type="string">
            <text:p>rasten</text:p>
          </table:table-cell>
          <table:table-cell table:number-columns-repeated="255"/>
        </table:table-row>
        <table:table-row table:style-name="ro4">
          <table:table-cell office:value-type="string">
            <text:p>rationalisieren</text:p>
          </table:table-cell>
          <table:table-cell table:number-columns-repeated="255"/>
        </table:table-row>
        <table:table-row table:style-name="ro4">
          <table:table-cell office:value-type="string">
            <text:p>rattern</text:p>
          </table:table-cell>
          <table:table-cell table:number-columns-repeated="255"/>
        </table:table-row>
        <table:table-row table:style-name="ro4">
          <table:table-cell office:value-type="string">
            <text:p>rauben</text:p>
          </table:table-cell>
          <table:table-cell table:number-columns-repeated="255"/>
        </table:table-row>
        <table:table-row table:style-name="ro4">
          <table:table-cell office:value-type="string">
            <text:p>rauchen</text:p>
          </table:table-cell>
          <table:table-cell table:number-columns-repeated="255"/>
        </table:table-row>
        <table:table-row table:style-name="ro4">
          <table:table-cell office:value-type="string">
            <text:p>räuchern</text:p>
          </table:table-cell>
          <table:table-cell table:number-columns-repeated="255"/>
        </table:table-row>
        <table:table-row table:style-name="ro4">
          <table:table-cell office:value-type="string">
            <text:p>raufen</text:p>
          </table:table-cell>
          <table:table-cell table:number-columns-repeated="255"/>
        </table:table-row>
        <table:table-row table:style-name="ro4">
          <table:table-cell office:value-type="string">
            <text:p>räumen</text:p>
          </table:table-cell>
          <table:table-cell table:number-columns-repeated="255"/>
        </table:table-row>
        <table:table-row table:style-name="ro4">
          <table:table-cell office:value-type="string">
            <text:p>rauschen</text:p>
          </table:table-cell>
          <table:table-cell table:number-columns-repeated="255"/>
        </table:table-row>
        <table:table-row table:style-name="ro4">
          <table:table-cell office:value-type="string">
            <text:p>räuspern</text:p>
          </table:table-cell>
          <table:table-cell table:number-columns-repeated="255"/>
        </table:table-row>
        <table:table-row table:style-name="ro4">
          <table:table-cell office:value-type="string">
            <text:p>reagieren</text:p>
          </table:table-cell>
          <table:table-cell table:number-columns-repeated="255"/>
        </table:table-row>
        <table:table-row table:style-name="ro4">
          <table:table-cell office:value-type="string">
            <text:p>realisieren</text:p>
          </table:table-cell>
          <table:table-cell table:number-columns-repeated="255"/>
        </table:table-row>
        <table:table-row table:style-name="ro4">
          <table:table-cell office:value-type="string">
            <text:p>rebellieren</text:p>
          </table:table-cell>
          <table:table-cell table:number-columns-repeated="255"/>
        </table:table-row>
        <table:table-row table:style-name="ro4">
          <table:table-cell office:value-type="string">
            <text:p>rechen</text:p>
          </table:table-cell>
          <table:table-cell table:number-columns-repeated="255"/>
        </table:table-row>
        <table:table-row table:style-name="ro4">
          <table:table-cell office:value-type="string">
            <text:p>recherchieren</text:p>
          </table:table-cell>
          <table:table-cell table:number-columns-repeated="255"/>
        </table:table-row>
        <table:table-row table:style-name="ro4">
          <table:table-cell office:value-type="string">
            <text:p>rechnen</text:p>
          </table:table-cell>
          <table:table-cell table:number-columns-repeated="255"/>
        </table:table-row>
        <table:table-row table:style-name="ro4">
          <table:table-cell office:value-type="string">
            <text:p>rechtfertigen</text:p>
          </table:table-cell>
          <table:table-cell table:number-columns-repeated="255"/>
        </table:table-row>
        <table:table-row table:style-name="ro4">
          <table:table-cell office:value-type="string">
            <text:p>reden</text:p>
          </table:table-cell>
          <table:table-cell table:number-columns-repeated="255"/>
        </table:table-row>
        <table:table-row table:style-name="ro4">
          <table:table-cell office:value-type="string">
            <text:p>referieren</text:p>
          </table:table-cell>
          <table:table-cell table:number-columns-repeated="255"/>
        </table:table-row>
        <table:table-row table:style-name="ro4">
          <table:table-cell office:value-type="string">
            <text:p>reflektieren</text:p>
          </table:table-cell>
          <table:table-cell table:number-columns-repeated="255"/>
        </table:table-row>
        <table:table-row table:style-name="ro4">
          <table:table-cell office:value-type="string">
            <text:p>reformieren</text:p>
          </table:table-cell>
          <table:table-cell table:number-columns-repeated="255"/>
        </table:table-row>
        <table:table-row table:style-name="ro4">
          <table:table-cell office:value-type="string">
            <text:p>regeln</text:p>
          </table:table-cell>
          <table:table-cell table:number-columns-repeated="255"/>
        </table:table-row>
        <table:table-row table:style-name="ro4">
          <table:table-cell office:value-type="string">
            <text:p>regen</text:p>
          </table:table-cell>
          <table:table-cell table:number-columns-repeated="255"/>
        </table:table-row>
        <table:table-row table:style-name="ro4">
          <table:table-cell office:value-type="string">
            <text:p>regieren</text:p>
          </table:table-cell>
          <table:table-cell table:number-columns-repeated="255"/>
        </table:table-row>
        <table:table-row table:style-name="ro4">
          <table:table-cell office:value-type="string">
            <text:p>registrieren</text:p>
          </table:table-cell>
          <table:table-cell table:number-columns-repeated="255"/>
        </table:table-row>
        <table:table-row table:style-name="ro4">
          <table:table-cell office:value-type="string">
            <text:p>regnen</text:p>
          </table:table-cell>
          <table:table-cell table:number-columns-repeated="255"/>
        </table:table-row>
        <table:table-row table:style-name="ro4">
          <table:table-cell office:value-type="string">
            <text:p>reichen</text:p>
          </table:table-cell>
          <table:table-cell table:number-columns-repeated="255"/>
        </table:table-row>
        <table:table-row table:style-name="ro4">
          <table:table-cell office:value-type="string">
            <text:p>reichern</text:p>
          </table:table-cell>
          <table:table-cell table:number-columns-repeated="255"/>
        </table:table-row>
        <table:table-row table:style-name="ro4">
          <table:table-cell office:value-type="string">
            <text:p>reifen</text:p>
          </table:table-cell>
          <table:table-cell table:number-columns-repeated="255"/>
        </table:table-row>
        <table:table-row table:style-name="ro4">
          <table:table-cell office:value-type="string">
            <text:p>reihen</text:p>
          </table:table-cell>
          <table:table-cell table:number-columns-repeated="255"/>
        </table:table-row>
        <table:table-row table:style-name="ro4">
          <table:table-cell office:value-type="string">
            <text:p>reinigen</text:p>
          </table:table-cell>
          <table:table-cell table:number-columns-repeated="255"/>
        </table:table-row>
        <table:table-row table:style-name="ro4">
          <table:table-cell office:value-type="string">
            <text:p>reisen</text:p>
          </table:table-cell>
          <table:table-cell table:number-columns-repeated="255"/>
        </table:table-row>
        <table:table-row table:style-name="ro4">
          <table:table-cell office:value-type="string">
            <text:p>reizen</text:p>
          </table:table-cell>
          <table:table-cell table:number-columns-repeated="255"/>
        </table:table-row>
        <table:table-row table:style-name="ro4">
          <table:table-cell office:value-type="string">
            <text:p>renken</text:p>
          </table:table-cell>
          <table:table-cell table:number-columns-repeated="255"/>
        </table:table-row>
        <table:table-row table:style-name="ro4">
          <table:table-cell office:value-type="string">
            <text:p>renovieren</text:p>
          </table:table-cell>
          <table:table-cell table:number-columns-repeated="255"/>
        </table:table-row>
        <table:table-row table:style-name="ro4">
          <table:table-cell office:value-type="string">
            <text:p>rentieren</text:p>
          </table:table-cell>
          <table:table-cell table:number-columns-repeated="255"/>
        </table:table-row>
        <table:table-row table:style-name="ro4">
          <table:table-cell office:value-type="string">
            <text:p>reparieren</text:p>
          </table:table-cell>
          <table:table-cell table:number-columns-repeated="255"/>
        </table:table-row>
        <table:table-row table:style-name="ro4">
          <table:table-cell office:value-type="string">
            <text:p>repräsentieren</text:p>
          </table:table-cell>
          <table:table-cell table:number-columns-repeated="255"/>
        </table:table-row>
        <table:table-row table:style-name="ro4">
          <table:table-cell office:value-type="string">
            <text:p>reservieren</text:p>
          </table:table-cell>
          <table:table-cell table:number-columns-repeated="255"/>
        </table:table-row>
        <table:table-row table:style-name="ro4">
          <table:table-cell office:value-type="string">
            <text:p>respektieren</text:p>
          </table:table-cell>
          <table:table-cell table:number-columns-repeated="255"/>
        </table:table-row>
        <table:table-row table:style-name="ro4">
          <table:table-cell office:value-type="string">
            <text:p>restaurieren</text:p>
          </table:table-cell>
          <table:table-cell table:number-columns-repeated="255"/>
        </table:table-row>
        <table:table-row table:style-name="ro4">
          <table:table-cell office:value-type="string">
            <text:p>retten</text:p>
          </table:table-cell>
          <table:table-cell table:number-columns-repeated="255"/>
        </table:table-row>
        <table:table-row table:style-name="ro4">
          <table:table-cell office:value-type="string">
            <text:p>revanchieren</text:p>
          </table:table-cell>
          <table:table-cell table:number-columns-repeated="255"/>
        </table:table-row>
        <table:table-row table:style-name="ro4">
          <table:table-cell office:value-type="string">
            <text:p>richten</text:p>
          </table:table-cell>
          <table:table-cell table:number-columns-repeated="255"/>
        </table:table-row>
        <table:table-row table:style-name="ro4">
          <table:table-cell office:value-type="string">
            <text:p>riegeln</text:p>
          </table:table-cell>
          <table:table-cell table:number-columns-repeated="255"/>
        </table:table-row>
        <table:table-row table:style-name="ro4">
          <table:table-cell office:value-type="string">
            <text:p>riskieren</text:p>
          </table:table-cell>
          <table:table-cell table:number-columns-repeated="255"/>
        </table:table-row>
        <table:table-row table:style-name="ro4">
          <table:table-cell office:value-type="string">
            <text:p>rollen</text:p>
          </table:table-cell>
          <table:table-cell table:number-columns-repeated="255"/>
        </table:table-row>
        <table:table-row table:style-name="ro4">
          <table:table-cell office:value-type="string">
            <text:p>rösten</text:p>
          </table:table-cell>
          <table:table-cell table:number-columns-repeated="255"/>
        </table:table-row>
        <table:table-row table:style-name="ro4">
          <table:table-cell office:value-type="string">
            <text:p>rosten</text:p>
          </table:table-cell>
          <table:table-cell table:number-columns-repeated="255"/>
        </table:table-row>
        <table:table-row table:style-name="ro4">
          <table:table-cell office:value-type="string">
            <text:p>rücken</text:p>
          </table:table-cell>
          <table:table-cell table:number-columns-repeated="255"/>
        </table:table-row>
        <table:table-row table:style-name="ro4">
          <table:table-cell office:value-type="string">
            <text:p>rudern</text:p>
          </table:table-cell>
          <table:table-cell table:number-columns-repeated="255"/>
        </table:table-row>
        <table:table-row table:style-name="ro4">
          <table:table-cell office:value-type="string">
            <text:p>rügen</text:p>
          </table:table-cell>
          <table:table-cell table:number-columns-repeated="255"/>
        </table:table-row>
        <table:table-row table:style-name="ro4">
          <table:table-cell office:value-type="string">
            <text:p>ruhen</text:p>
          </table:table-cell>
          <table:table-cell table:number-columns-repeated="255"/>
        </table:table-row>
        <table:table-row table:style-name="ro4">
          <table:table-cell office:value-type="string">
            <text:p>rühren</text:p>
          </table:table-cell>
          <table:table-cell table:number-columns-repeated="255"/>
        </table:table-row>
        <table:table-row table:style-name="ro4">
          <table:table-cell office:value-type="string">
            <text:p>ruinieren</text:p>
          </table:table-cell>
          <table:table-cell table:number-columns-repeated="255"/>
        </table:table-row>
        <table:table-row table:style-name="ro4">
          <table:table-cell office:value-type="string">
            <text:p>rülpsen</text:p>
          </table:table-cell>
          <table:table-cell table:number-columns-repeated="255"/>
        </table:table-row>
        <table:table-row table:style-name="ro4">
          <table:table-cell office:value-type="string">
            <text:p>runzeln</text:p>
          </table:table-cell>
          <table:table-cell table:number-columns-repeated="255"/>
        </table:table-row>
        <table:table-row table:style-name="ro4">
          <table:table-cell office:value-type="string">
            <text:p>rupfen</text:p>
          </table:table-cell>
          <table:table-cell table:number-columns-repeated="255"/>
        </table:table-row>
        <table:table-row table:style-name="ro4">
          <table:table-cell office:value-type="string">
            <text:p>rüsten</text:p>
          </table:table-cell>
          <table:table-cell table:number-columns-repeated="255"/>
        </table:table-row>
        <table:table-row table:style-name="ro4">
          <table:table-cell office:value-type="string">
            <text:p>rutschen</text:p>
          </table:table-cell>
          <table:table-cell table:number-columns-repeated="255"/>
        </table:table-row>
        <table:table-row table:style-name="ro4">
          <table:table-cell office:value-type="string">
            <text:p>rütteln</text:p>
          </table:table-cell>
          <table:table-cell table:number-columns-repeated="255"/>
        </table:table-row>
        <table:table-row table:style-name="ro4">
          <table:table-cell office:value-type="string">
            <text:p>sabbern</text:p>
          </table:table-cell>
          <table:table-cell table:number-columns-repeated="255"/>
        </table:table-row>
        <table:table-row table:style-name="ro4">
          <table:table-cell office:value-type="string">
            <text:p>säen</text:p>
          </table:table-cell>
          <table:table-cell table:number-columns-repeated="255"/>
        </table:table-row>
        <table:table-row table:style-name="ro4">
          <table:table-cell office:value-type="string">
            <text:p>saften</text:p>
          </table:table-cell>
          <table:table-cell table:number-columns-repeated="255"/>
        </table:table-row>
        <table:table-row table:style-name="ro4">
          <table:table-cell office:value-type="string">
            <text:p>sagen</text:p>
          </table:table-cell>
          <table:table-cell table:number-columns-repeated="255"/>
        </table:table-row>
        <table:table-row table:style-name="ro4">
          <table:table-cell office:value-type="string">
            <text:p>sägen</text:p>
          </table:table-cell>
          <table:table-cell table:number-columns-repeated="255"/>
        </table:table-row>
        <table:table-row table:style-name="ro4">
          <table:table-cell office:value-type="string">
            <text:p>salzen</text:p>
          </table:table-cell>
          <table:table-cell table:number-columns-repeated="255"/>
        </table:table-row>
        <table:table-row table:style-name="ro4">
          <table:table-cell office:value-type="string">
            <text:p>sammeln</text:p>
          </table:table-cell>
          <table:table-cell table:number-columns-repeated="255"/>
        </table:table-row>
        <table:table-row table:style-name="ro4">
          <table:table-cell office:value-type="string">
            <text:p>sanieren</text:p>
          </table:table-cell>
          <table:table-cell table:number-columns-repeated="255"/>
        </table:table-row>
        <table:table-row table:style-name="ro4">
          <table:table-cell office:value-type="string">
            <text:p>säubern</text:p>
          </table:table-cell>
          <table:table-cell table:number-columns-repeated="255"/>
        </table:table-row>
        <table:table-row table:style-name="ro4">
          <table:table-cell office:value-type="string">
            <text:p>saugen</text:p>
          </table:table-cell>
          <table:table-cell table:number-columns-repeated="255"/>
        </table:table-row>
        <table:table-row table:style-name="ro4">
          <table:table-cell office:value-type="string">
            <text:p>schaden</text:p>
          </table:table-cell>
          <table:table-cell table:number-columns-repeated="255"/>
        </table:table-row>
        <table:table-row table:style-name="ro4">
          <table:table-cell office:value-type="string">
            <text:p>schädigen</text:p>
          </table:table-cell>
          <table:table-cell table:number-columns-repeated="255"/>
        </table:table-row>
        <table:table-row table:style-name="ro4">
          <table:table-cell office:value-type="string">
            <text:p>schälen</text:p>
          </table:table-cell>
          <table:table-cell table:number-columns-repeated="255"/>
        </table:table-row>
        <table:table-row table:style-name="ro4">
          <table:table-cell office:value-type="string">
            <text:p>schallen</text:p>
          </table:table-cell>
          <table:table-cell table:number-columns-repeated="255"/>
        </table:table-row>
        <table:table-row table:style-name="ro4">
          <table:table-cell office:value-type="string">
            <text:p>schalten</text:p>
          </table:table-cell>
          <table:table-cell table:number-columns-repeated="255"/>
        </table:table-row>
        <table:table-row table:style-name="ro4">
          <table:table-cell office:value-type="string">
            <text:p>schämen</text:p>
          </table:table-cell>
          <table:table-cell table:number-columns-repeated="255"/>
        </table:table-row>
        <table:table-row table:style-name="ro4">
          <table:table-cell office:value-type="string">
            <text:p>schärfen</text:p>
          </table:table-cell>
          <table:table-cell table:number-columns-repeated="255"/>
        </table:table-row>
        <table:table-row table:style-name="ro4">
          <table:table-cell office:value-type="string">
            <text:p>schätzen</text:p>
          </table:table-cell>
          <table:table-cell table:number-columns-repeated="255"/>
        </table:table-row>
        <table:table-row table:style-name="ro4">
          <table:table-cell office:value-type="string">
            <text:p>schauen</text:p>
          </table:table-cell>
          <table:table-cell table:number-columns-repeated="255"/>
        </table:table-row>
        <table:table-row table:style-name="ro4">
          <table:table-cell office:value-type="string">
            <text:p>schaukeln</text:p>
          </table:table-cell>
          <table:table-cell table:number-columns-repeated="255"/>
        </table:table-row>
        <table:table-row table:style-name="ro4">
          <table:table-cell office:value-type="string">
            <text:p>schauspielern</text:p>
          </table:table-cell>
          <table:table-cell table:number-columns-repeated="255"/>
        </table:table-row>
        <table:table-row table:style-name="ro4">
          <table:table-cell office:value-type="string">
            <text:p>scheitern</text:p>
          </table:table-cell>
          <table:table-cell table:number-columns-repeated="255"/>
        </table:table-row>
        <table:table-row table:style-name="ro4">
          <table:table-cell office:value-type="string">
            <text:p>schenken</text:p>
          </table:table-cell>
          <table:table-cell table:number-columns-repeated="255"/>
        </table:table-row>
        <table:table-row table:style-name="ro4">
          <table:table-cell office:value-type="string">
            <text:p>scherzen</text:p>
          </table:table-cell>
          <table:table-cell table:number-columns-repeated="255"/>
        </table:table-row>
        <table:table-row table:style-name="ro4">
          <table:table-cell office:value-type="string">
            <text:p>schicken</text:p>
          </table:table-cell>
          <table:table-cell table:number-columns-repeated="255"/>
        </table:table-row>
        <table:table-row table:style-name="ro4">
          <table:table-cell office:value-type="string">
            <text:p>schielen</text:p>
          </table:table-cell>
          <table:table-cell table:number-columns-repeated="255"/>
        </table:table-row>
        <table:table-row table:style-name="ro4">
          <table:table-cell office:value-type="string">
            <text:p>schiffen</text:p>
          </table:table-cell>
          <table:table-cell table:number-columns-repeated="255"/>
        </table:table-row>
        <table:table-row table:style-name="ro4">
          <table:table-cell office:value-type="string">
            <text:p>schikanieren</text:p>
          </table:table-cell>
          <table:table-cell table:number-columns-repeated="255"/>
        </table:table-row>
        <table:table-row table:style-name="ro4">
          <table:table-cell office:value-type="string">
            <text:p>schildern</text:p>
          </table:table-cell>
          <table:table-cell table:number-columns-repeated="255"/>
        </table:table-row>
        <table:table-row table:style-name="ro4">
          <table:table-cell office:value-type="string">
            <text:p>schimmeln</text:p>
          </table:table-cell>
          <table:table-cell table:number-columns-repeated="255"/>
        </table:table-row>
        <table:table-row table:style-name="ro4">
          <table:table-cell office:value-type="string">
            <text:p>schimmern</text:p>
          </table:table-cell>
          <table:table-cell table:number-columns-repeated="255"/>
        </table:table-row>
        <table:table-row table:style-name="ro4">
          <table:table-cell office:value-type="string">
            <text:p>schimpfen</text:p>
          </table:table-cell>
          <table:table-cell table:number-columns-repeated="255"/>
        </table:table-row>
        <table:table-row table:style-name="ro4">
          <table:table-cell office:value-type="string">
            <text:p>schirmen</text:p>
          </table:table-cell>
          <table:table-cell table:number-columns-repeated="255"/>
        </table:table-row>
        <table:table-row table:style-name="ro4">
          <table:table-cell office:value-type="string">
            <text:p>schlachten</text:p>
          </table:table-cell>
          <table:table-cell table:number-columns-repeated="255"/>
        </table:table-row>
        <table:table-row table:style-name="ro4">
          <table:table-cell office:value-type="string">
            <text:p>schleimen</text:p>
          </table:table-cell>
          <table:table-cell table:number-columns-repeated="255"/>
        </table:table-row>
        <table:table-row table:style-name="ro4">
          <table:table-cell office:value-type="string">
            <text:p>schlendern</text:p>
          </table:table-cell>
          <table:table-cell table:number-columns-repeated="255"/>
        </table:table-row>
        <table:table-row table:style-name="ro4">
          <table:table-cell office:value-type="string">
            <text:p>schleppen</text:p>
          </table:table-cell>
          <table:table-cell table:number-columns-repeated="255"/>
        </table:table-row>
        <table:table-row table:style-name="ro4">
          <table:table-cell office:value-type="string">
            <text:p>schleudern</text:p>
          </table:table-cell>
          <table:table-cell table:number-columns-repeated="255"/>
        </table:table-row>
        <table:table-row table:style-name="ro4">
          <table:table-cell office:value-type="string">
            <text:p>schlichten</text:p>
          </table:table-cell>
          <table:table-cell table:number-columns-repeated="255"/>
        </table:table-row>
        <table:table-row table:style-name="ro4">
          <table:table-cell office:value-type="string">
            <text:p>schlittern</text:p>
          </table:table-cell>
          <table:table-cell table:number-columns-repeated="255"/>
        </table:table-row>
        <table:table-row table:style-name="ro4">
          <table:table-cell office:value-type="string">
            <text:p>schlitzen</text:p>
          </table:table-cell>
          <table:table-cell table:number-columns-repeated="255"/>
        </table:table-row>
        <table:table-row table:style-name="ro4">
          <table:table-cell office:value-type="string">
            <text:p>schlucken</text:p>
          </table:table-cell>
          <table:table-cell table:number-columns-repeated="255"/>
        </table:table-row>
        <table:table-row table:style-name="ro4">
          <table:table-cell office:value-type="string">
            <text:p>schlüpfen</text:p>
          </table:table-cell>
          <table:table-cell table:number-columns-repeated="255"/>
        </table:table-row>
        <table:table-row table:style-name="ro4">
          <table:table-cell office:value-type="string">
            <text:p>schlürfen</text:p>
          </table:table-cell>
          <table:table-cell table:number-columns-repeated="255"/>
        </table:table-row>
        <table:table-row table:style-name="ro4">
          <table:table-cell office:value-type="string">
            <text:p>schlussfolgern</text:p>
          </table:table-cell>
          <table:table-cell table:number-columns-repeated="255"/>
        </table:table-row>
        <table:table-row table:style-name="ro4">
          <table:table-cell office:value-type="string">
            <text:p>schmatzen</text:p>
          </table:table-cell>
          <table:table-cell table:number-columns-repeated="255"/>
        </table:table-row>
        <table:table-row table:style-name="ro4">
          <table:table-cell office:value-type="string">
            <text:p>schmecken</text:p>
          </table:table-cell>
          <table:table-cell table:number-columns-repeated="255"/>
        </table:table-row>
        <table:table-row table:style-name="ro4">
          <table:table-cell office:value-type="string">
            <text:p>schmeicheln</text:p>
          </table:table-cell>
          <table:table-cell table:number-columns-repeated="255"/>
        </table:table-row>
        <table:table-row table:style-name="ro4">
          <table:table-cell office:value-type="string">
            <text:p>schmerzen</text:p>
          </table:table-cell>
          <table:table-cell table:number-columns-repeated="255"/>
        </table:table-row>
        <table:table-row table:style-name="ro4">
          <table:table-cell office:value-type="string">
            <text:p>schmieden</text:p>
          </table:table-cell>
          <table:table-cell table:number-columns-repeated="255"/>
        </table:table-row>
        <table:table-row table:style-name="ro4">
          <table:table-cell office:value-type="string">
            <text:p>schmiegen</text:p>
          </table:table-cell>
          <table:table-cell table:number-columns-repeated="255"/>
        </table:table-row>
        <table:table-row table:style-name="ro4">
          <table:table-cell office:value-type="string">
            <text:p>schmieren</text:p>
          </table:table-cell>
          <table:table-cell table:number-columns-repeated="255"/>
        </table:table-row>
        <table:table-row table:style-name="ro4">
          <table:table-cell office:value-type="string">
            <text:p>schminken</text:p>
          </table:table-cell>
          <table:table-cell table:number-columns-repeated="255"/>
        </table:table-row>
        <table:table-row table:style-name="ro4">
          <table:table-cell office:value-type="string">
            <text:p>schmollen</text:p>
          </table:table-cell>
          <table:table-cell table:number-columns-repeated="255"/>
        </table:table-row>
        <table:table-row table:style-name="ro4">
          <table:table-cell office:value-type="string">
            <text:p>schmücken</text:p>
          </table:table-cell>
          <table:table-cell table:number-columns-repeated="255"/>
        </table:table-row>
        <table:table-row table:style-name="ro4">
          <table:table-cell office:value-type="string">
            <text:p>schmuggeln</text:p>
          </table:table-cell>
          <table:table-cell table:number-columns-repeated="255"/>
        </table:table-row>
        <table:table-row table:style-name="ro4">
          <table:table-cell office:value-type="string">
            <text:p>schnallen</text:p>
          </table:table-cell>
          <table:table-cell table:number-columns-repeated="255"/>
        </table:table-row>
        <table:table-row table:style-name="ro4">
          <table:table-cell office:value-type="string">
            <text:p>schnappen</text:p>
          </table:table-cell>
          <table:table-cell table:number-columns-repeated="255"/>
        </table:table-row>
        <table:table-row table:style-name="ro4">
          <table:table-cell office:value-type="string">
            <text:p>schnarchen</text:p>
          </table:table-cell>
          <table:table-cell table:number-columns-repeated="255"/>
        </table:table-row>
        <table:table-row table:style-name="ro4">
          <table:table-cell office:value-type="string">
            <text:p>schnauzen</text:p>
          </table:table-cell>
          <table:table-cell table:number-columns-repeated="255"/>
        </table:table-row>
        <table:table-row table:style-name="ro4">
          <table:table-cell office:value-type="string">
            <text:p>schnäuzen</text:p>
          </table:table-cell>
          <table:table-cell table:number-columns-repeated="255"/>
        </table:table-row>
        <table:table-row table:style-name="ro4">
          <table:table-cell office:value-type="string">
            <text:p>schneien</text:p>
          </table:table-cell>
          <table:table-cell table:number-columns-repeated="255"/>
        </table:table-row>
        <table:table-row table:style-name="ro4">
          <table:table-cell office:value-type="string">
            <text:p>schnitzen</text:p>
          </table:table-cell>
          <table:table-cell table:number-columns-repeated="255"/>
        </table:table-row>
        <table:table-row table:style-name="ro4">
          <table:table-cell office:value-type="string">
            <text:p>schnorcheln</text:p>
          </table:table-cell>
          <table:table-cell table:number-columns-repeated="255"/>
        </table:table-row>
        <table:table-row table:style-name="ro4">
          <table:table-cell office:value-type="string">
            <text:p>schnuppern</text:p>
          </table:table-cell>
          <table:table-cell table:number-columns-repeated="255"/>
        </table:table-row>
        <table:table-row table:style-name="ro4">
          <table:table-cell office:value-type="string">
            <text:p>schnüren</text:p>
          </table:table-cell>
          <table:table-cell table:number-columns-repeated="255"/>
        </table:table-row>
        <table:table-row table:style-name="ro4">
          <table:table-cell office:value-type="string">
            <text:p>schocken</text:p>
          </table:table-cell>
          <table:table-cell table:number-columns-repeated="255"/>
        </table:table-row>
        <table:table-row table:style-name="ro4">
          <table:table-cell office:value-type="string">
            <text:p>schockieren</text:p>
          </table:table-cell>
          <table:table-cell table:number-columns-repeated="255"/>
        </table:table-row>
        <table:table-row table:style-name="ro4">
          <table:table-cell office:value-type="string">
            <text:p>schonen</text:p>
          </table:table-cell>
          <table:table-cell table:number-columns-repeated="255"/>
        </table:table-row>
        <table:table-row table:style-name="ro4">
          <table:table-cell office:value-type="string">
            <text:p>schöpfen</text:p>
          </table:table-cell>
          <table:table-cell table:number-columns-repeated="255"/>
        </table:table-row>
        <table:table-row table:style-name="ro4">
          <table:table-cell office:value-type="string">
            <text:p>schränken</text:p>
          </table:table-cell>
          <table:table-cell table:number-columns-repeated="255"/>
        </table:table-row>
        <table:table-row table:style-name="ro4">
          <table:table-cell office:value-type="string">
            <text:p>schrauben</text:p>
          </table:table-cell>
          <table:table-cell table:number-columns-repeated="255"/>
        </table:table-row>
        <table:table-row table:style-name="ro4">
          <table:table-cell office:value-type="string">
            <text:p>schrecken</text:p>
          </table:table-cell>
          <table:table-cell table:number-columns-repeated="255"/>
        </table:table-row>
        <table:table-row table:style-name="ro4">
          <table:table-cell office:value-type="string">
            <text:p>schreinern</text:p>
          </table:table-cell>
          <table:table-cell table:number-columns-repeated="255"/>
        </table:table-row>
        <table:table-row table:style-name="ro4">
          <table:table-cell office:value-type="string">
            <text:p>schrubben</text:p>
          </table:table-cell>
          <table:table-cell table:number-columns-repeated="255"/>
        </table:table-row>
        <table:table-row table:style-name="ro4">
          <table:table-cell office:value-type="string">
            <text:p>schrumpfen</text:p>
          </table:table-cell>
          <table:table-cell table:number-columns-repeated="255"/>
        </table:table-row>
        <table:table-row table:style-name="ro4">
          <table:table-cell office:value-type="string">
            <text:p>schüchtern</text:p>
          </table:table-cell>
          <table:table-cell table:number-columns-repeated="255"/>
        </table:table-row>
        <table:table-row table:style-name="ro4">
          <table:table-cell office:value-type="string">
            <text:p>schulden</text:p>
          </table:table-cell>
          <table:table-cell table:number-columns-repeated="255"/>
        </table:table-row>
        <table:table-row table:style-name="ro4">
          <table:table-cell office:value-type="string">
            <text:p>schulen</text:p>
          </table:table-cell>
          <table:table-cell table:number-columns-repeated="255"/>
        </table:table-row>
        <table:table-row table:style-name="ro4">
          <table:table-cell office:value-type="string">
            <text:p>schultern</text:p>
          </table:table-cell>
          <table:table-cell table:number-columns-repeated="255"/>
        </table:table-row>
        <table:table-row table:style-name="ro4">
          <table:table-cell office:value-type="string">
            <text:p>schürzen</text:p>
          </table:table-cell>
          <table:table-cell table:number-columns-repeated="255"/>
        </table:table-row>
        <table:table-row table:style-name="ro4">
          <table:table-cell office:value-type="string">
            <text:p>schütteln</text:p>
          </table:table-cell>
          <table:table-cell table:number-columns-repeated="255"/>
        </table:table-row>
        <table:table-row table:style-name="ro4">
          <table:table-cell office:value-type="string">
            <text:p>schütten</text:p>
          </table:table-cell>
          <table:table-cell table:number-columns-repeated="255"/>
        </table:table-row>
        <table:table-row table:style-name="ro4">
          <table:table-cell office:value-type="string">
            <text:p>schützen</text:p>
          </table:table-cell>
          <table:table-cell table:number-columns-repeated="255"/>
        </table:table-row>
        <table:table-row table:style-name="ro4">
          <table:table-cell office:value-type="string">
            <text:p>schwabbeln</text:p>
          </table:table-cell>
          <table:table-cell table:number-columns-repeated="255"/>
        </table:table-row>
        <table:table-row table:style-name="ro4">
          <table:table-cell office:value-type="string">
            <text:p>schwächen</text:p>
          </table:table-cell>
          <table:table-cell table:number-columns-repeated="255"/>
        </table:table-row>
        <table:table-row table:style-name="ro4">
          <table:table-cell office:value-type="string">
            <text:p>schwängern</text:p>
          </table:table-cell>
          <table:table-cell table:number-columns-repeated="255"/>
        </table:table-row>
        <table:table-row table:style-name="ro4">
          <table:table-cell office:value-type="string">
            <text:p>schwanken</text:p>
          </table:table-cell>
          <table:table-cell table:number-columns-repeated="255"/>
        </table:table-row>
        <table:table-row table:style-name="ro4">
          <table:table-cell office:value-type="string">
            <text:p>schwänzen</text:p>
          </table:table-cell>
          <table:table-cell table:number-columns-repeated="255"/>
        </table:table-row>
        <table:table-row table:style-name="ro4">
          <table:table-cell office:value-type="string">
            <text:p>schwärmen</text:p>
          </table:table-cell>
          <table:table-cell table:number-columns-repeated="255"/>
        </table:table-row>
        <table:table-row table:style-name="ro4">
          <table:table-cell office:value-type="string">
            <text:p>schwatzen</text:p>
          </table:table-cell>
          <table:table-cell table:number-columns-repeated="255"/>
        </table:table-row>
        <table:table-row table:style-name="ro4">
          <table:table-cell office:value-type="string">
            <text:p>schweben</text:p>
          </table:table-cell>
          <table:table-cell table:number-columns-repeated="255"/>
        </table:table-row>
        <table:table-row table:style-name="ro4">
          <table:table-cell office:value-type="string">
            <text:p>schwitzen</text:p>
          </table:table-cell>
          <table:table-cell table:number-columns-repeated="255"/>
        </table:table-row>
        <table:table-row table:style-name="ro4">
          <table:table-cell office:value-type="string">
            <text:p>segeln</text:p>
          </table:table-cell>
          <table:table-cell table:number-columns-repeated="255"/>
        </table:table-row>
        <table:table-row table:style-name="ro4">
          <table:table-cell office:value-type="string">
            <text:p>sehnen</text:p>
          </table:table-cell>
          <table:table-cell table:number-columns-repeated="255"/>
        </table:table-row>
        <table:table-row table:style-name="ro4">
          <table:table-cell office:value-type="string">
            <text:p>senken</text:p>
          </table:table-cell>
          <table:table-cell table:number-columns-repeated="255"/>
        </table:table-row>
        <table:table-row table:style-name="ro4">
          <table:table-cell office:value-type="string">
            <text:p>sequenzieren</text:p>
          </table:table-cell>
          <table:table-cell table:number-columns-repeated="255"/>
        </table:table-row>
        <table:table-row table:style-name="ro4">
          <table:table-cell office:value-type="string">
            <text:p>servieren</text:p>
          </table:table-cell>
          <table:table-cell table:number-columns-repeated="255"/>
        </table:table-row>
        <table:table-row table:style-name="ro4">
          <table:table-cell office:value-type="string">
            <text:p>setzen</text:p>
          </table:table-cell>
          <table:table-cell table:number-columns-repeated="255"/>
        </table:table-row>
        <table:table-row table:style-name="ro4">
          <table:table-cell office:value-type="string">
            <text:p>sichern</text:p>
          </table:table-cell>
          <table:table-cell table:number-columns-repeated="255"/>
        </table:table-row>
        <table:table-row table:style-name="ro4">
          <table:table-cell office:value-type="string">
            <text:p>sichten</text:p>
          </table:table-cell>
          <table:table-cell table:number-columns-repeated="255"/>
        </table:table-row>
        <table:table-row table:style-name="ro4">
          <table:table-cell office:value-type="string">
            <text:p>sickern</text:p>
          </table:table-cell>
          <table:table-cell table:number-columns-repeated="255"/>
        </table:table-row>
        <table:table-row table:style-name="ro4">
          <table:table-cell office:value-type="string">
            <text:p>sieben</text:p>
          </table:table-cell>
          <table:table-cell table:number-columns-repeated="255"/>
        </table:table-row>
        <table:table-row table:style-name="ro4">
          <table:table-cell office:value-type="string">
            <text:p>siedeln</text:p>
          </table:table-cell>
          <table:table-cell table:number-columns-repeated="255"/>
        </table:table-row>
        <table:table-row table:style-name="ro4">
          <table:table-cell office:value-type="string">
            <text:p>siegen</text:p>
          </table:table-cell>
          <table:table-cell table:number-columns-repeated="255"/>
        </table:table-row>
        <table:table-row table:style-name="ro4">
          <table:table-cell office:value-type="string">
            <text:p>signalisieren</text:p>
          </table:table-cell>
          <table:table-cell table:number-columns-repeated="255"/>
        </table:table-row>
        <table:table-row table:style-name="ro4">
          <table:table-cell office:value-type="string">
            <text:p>skizzieren</text:p>
          </table:table-cell>
          <table:table-cell table:number-columns-repeated="255"/>
        </table:table-row>
        <table:table-row table:style-name="ro4">
          <table:table-cell office:value-type="string">
            <text:p>sondern</text:p>
          </table:table-cell>
          <table:table-cell table:number-columns-repeated="255"/>
        </table:table-row>
        <table:table-row table:style-name="ro4">
          <table:table-cell office:value-type="string">
            <text:p>sonnen</text:p>
          </table:table-cell>
          <table:table-cell table:number-columns-repeated="255"/>
        </table:table-row>
        <table:table-row table:style-name="ro4">
          <table:table-cell office:value-type="string">
            <text:p>sorgen</text:p>
          </table:table-cell>
          <table:table-cell table:number-columns-repeated="255"/>
        </table:table-row>
        <table:table-row table:style-name="ro4">
          <table:table-cell office:value-type="string">
            <text:p>sortieren</text:p>
          </table:table-cell>
          <table:table-cell table:number-columns-repeated="255"/>
        </table:table-row>
        <table:table-row table:style-name="ro4">
          <table:table-cell office:value-type="string">
            <text:p>spalten</text:p>
          </table:table-cell>
          <table:table-cell table:number-columns-repeated="255"/>
        </table:table-row>
        <table:table-row table:style-name="ro4">
          <table:table-cell office:value-type="string">
            <text:p>spannen</text:p>
          </table:table-cell>
          <table:table-cell table:number-columns-repeated="255"/>
        </table:table-row>
        <table:table-row table:style-name="ro4">
          <table:table-cell office:value-type="string">
            <text:p>sparen</text:p>
          </table:table-cell>
          <table:table-cell table:number-columns-repeated="255"/>
        </table:table-row>
        <table:table-row table:style-name="ro4">
          <table:table-cell office:value-type="string">
            <text:p>spazieren</text:p>
          </table:table-cell>
          <table:table-cell table:number-columns-repeated="255"/>
        </table:table-row>
        <table:table-row table:style-name="ro4">
          <table:table-cell office:value-type="string">
            <text:p>speichern</text:p>
          </table:table-cell>
          <table:table-cell table:number-columns-repeated="255"/>
        </table:table-row>
        <table:table-row table:style-name="ro4">
          <table:table-cell office:value-type="string">
            <text:p>speisen</text:p>
          </table:table-cell>
          <table:table-cell table:number-columns-repeated="255"/>
        </table:table-row>
        <table:table-row table:style-name="ro4">
          <table:table-cell office:value-type="string">
            <text:p>spekulieren</text:p>
          </table:table-cell>
          <table:table-cell table:number-columns-repeated="255"/>
        </table:table-row>
        <table:table-row table:style-name="ro4">
          <table:table-cell office:value-type="string">
            <text:p>spenden</text:p>
          </table:table-cell>
          <table:table-cell table:number-columns-repeated="255"/>
        </table:table-row>
        <table:table-row table:style-name="ro4">
          <table:table-cell office:value-type="string">
            <text:p>sperren</text:p>
          </table:table-cell>
          <table:table-cell table:number-columns-repeated="255"/>
        </table:table-row>
        <table:table-row table:style-name="ro4">
          <table:table-cell office:value-type="string">
            <text:p>spezialisieren</text:p>
          </table:table-cell>
          <table:table-cell table:number-columns-repeated="255"/>
        </table:table-row>
        <table:table-row table:style-name="ro4">
          <table:table-cell office:value-type="string">
            <text:p>spiegeln</text:p>
          </table:table-cell>
          <table:table-cell table:number-columns-repeated="255"/>
        </table:table-row>
        <table:table-row table:style-name="ro4">
          <table:table-cell office:value-type="string">
            <text:p>spielen</text:p>
          </table:table-cell>
          <table:table-cell table:number-columns-repeated="255"/>
        </table:table-row>
        <table:table-row table:style-name="ro4">
          <table:table-cell office:value-type="string">
            <text:p>spionieren</text:p>
          </table:table-cell>
          <table:table-cell table:number-columns-repeated="255"/>
        </table:table-row>
        <table:table-row table:style-name="ro4">
          <table:table-cell office:value-type="string">
            <text:p>spitzen</text:p>
          </table:table-cell>
          <table:table-cell table:number-columns-repeated="255"/>
        </table:table-row>
        <table:table-row table:style-name="ro4">
          <table:table-cell office:value-type="string">
            <text:p>spotten</text:p>
          </table:table-cell>
          <table:table-cell table:number-columns-repeated="255"/>
        </table:table-row>
        <table:table-row table:style-name="ro4">
          <table:table-cell office:value-type="string">
            <text:p>sprengen</text:p>
          </table:table-cell>
          <table:table-cell table:number-columns-repeated="255"/>
        </table:table-row>
        <table:table-row table:style-name="ro4">
          <table:table-cell office:value-type="string">
            <text:p>sprinten</text:p>
          </table:table-cell>
          <table:table-cell table:number-columns-repeated="255"/>
        </table:table-row>
        <table:table-row table:style-name="ro4">
          <table:table-cell office:value-type="string">
            <text:p>spucken</text:p>
          </table:table-cell>
          <table:table-cell table:number-columns-repeated="255"/>
        </table:table-row>
        <table:table-row table:style-name="ro4">
          <table:table-cell office:value-type="string">
            <text:p>spuken</text:p>
          </table:table-cell>
          <table:table-cell table:number-columns-repeated="255"/>
        </table:table-row>
        <table:table-row table:style-name="ro4">
          <table:table-cell office:value-type="string">
            <text:p>spülen</text:p>
          </table:table-cell>
          <table:table-cell table:number-columns-repeated="255"/>
        </table:table-row>
        <table:table-row table:style-name="ro4">
          <table:table-cell office:value-type="string">
            <text:p>spüren</text:p>
          </table:table-cell>
          <table:table-cell table:number-columns-repeated="255"/>
        </table:table-row>
        <table:table-row table:style-name="ro4">
          <table:table-cell office:value-type="string">
            <text:p>spuren</text:p>
          </table:table-cell>
          <table:table-cell table:number-columns-repeated="255"/>
        </table:table-row>
        <table:table-row table:style-name="ro4">
          <table:table-cell office:value-type="string">
            <text:p>stacheln</text:p>
          </table:table-cell>
          <table:table-cell table:number-columns-repeated="255"/>
        </table:table-row>
        <table:table-row table:style-name="ro4">
          <table:table-cell office:value-type="string">
            <text:p>stammen</text:p>
          </table:table-cell>
          <table:table-cell table:number-columns-repeated="255"/>
        </table:table-row>
        <table:table-row table:style-name="ro4">
          <table:table-cell office:value-type="string">
            <text:p>stapeln</text:p>
          </table:table-cell>
          <table:table-cell table:number-columns-repeated="255"/>
        </table:table-row>
        <table:table-row table:style-name="ro4">
          <table:table-cell office:value-type="string">
            <text:p>stärken</text:p>
          </table:table-cell>
          <table:table-cell table:number-columns-repeated="255"/>
        </table:table-row>
        <table:table-row table:style-name="ro4">
          <table:table-cell office:value-type="string">
            <text:p>starren</text:p>
          </table:table-cell>
          <table:table-cell table:number-columns-repeated="255"/>
        </table:table-row>
        <table:table-row table:style-name="ro4">
          <table:table-cell office:value-type="string">
            <text:p>statten</text:p>
          </table:table-cell>
          <table:table-cell table:number-columns-repeated="255"/>
        </table:table-row>
        <table:table-row table:style-name="ro4">
          <table:table-cell office:value-type="string">
            <text:p>stauben</text:p>
          </table:table-cell>
          <table:table-cell table:number-columns-repeated="255"/>
        </table:table-row>
        <table:table-row table:style-name="ro4">
          <table:table-cell office:value-type="string">
            <text:p>stauchen</text:p>
          </table:table-cell>
          <table:table-cell table:number-columns-repeated="255"/>
        </table:table-row>
        <table:table-row table:style-name="ro4">
          <table:table-cell office:value-type="string">
            <text:p>stauen</text:p>
          </table:table-cell>
          <table:table-cell table:number-columns-repeated="255"/>
        </table:table-row>
        <table:table-row table:style-name="ro4">
          <table:table-cell office:value-type="string">
            <text:p>staunen</text:p>
          </table:table-cell>
          <table:table-cell table:number-columns-repeated="255"/>
        </table:table-row>
        <table:table-row table:style-name="ro4">
          <table:table-cell office:value-type="string">
            <text:p>stecken</text:p>
          </table:table-cell>
          <table:table-cell table:number-columns-repeated="255"/>
        </table:table-row>
        <table:table-row table:style-name="ro4">
          <table:table-cell office:value-type="string">
            <text:p>steigern</text:p>
          </table:table-cell>
          <table:table-cell table:number-columns-repeated="255"/>
        </table:table-row>
        <table:table-row table:style-name="ro4">
          <table:table-cell office:value-type="string">
            <text:p>steinigen</text:p>
          </table:table-cell>
          <table:table-cell table:number-columns-repeated="255"/>
        </table:table-row>
        <table:table-row table:style-name="ro4">
          <table:table-cell office:value-type="string">
            <text:p>stellen</text:p>
          </table:table-cell>
          <table:table-cell table:number-columns-repeated="255"/>
        </table:table-row>
        <table:table-row table:style-name="ro4">
          <table:table-cell office:value-type="string">
            <text:p>stempeln</text:p>
          </table:table-cell>
          <table:table-cell table:number-columns-repeated="255"/>
        </table:table-row>
        <table:table-row table:style-name="ro4">
          <table:table-cell office:value-type="string">
            <text:p>steuern</text:p>
          </table:table-cell>
          <table:table-cell table:number-columns-repeated="255"/>
        </table:table-row>
        <table:table-row table:style-name="ro4">
          <table:table-cell office:value-type="string">
            <text:p>sticken</text:p>
          </table:table-cell>
          <table:table-cell table:number-columns-repeated="255"/>
        </table:table-row>
        <table:table-row table:style-name="ro4">
          <table:table-cell office:value-type="string">
            <text:p>stiften</text:p>
          </table:table-cell>
          <table:table-cell table:number-columns-repeated="255"/>
        </table:table-row>
        <table:table-row table:style-name="ro4">
          <table:table-cell office:value-type="string">
            <text:p>stilisieren</text:p>
          </table:table-cell>
          <table:table-cell table:number-columns-repeated="255"/>
        </table:table-row>
        <table:table-row table:style-name="ro4">
          <table:table-cell office:value-type="string">
            <text:p>stillen</text:p>
          </table:table-cell>
          <table:table-cell table:number-columns-repeated="255"/>
        </table:table-row>
        <table:table-row table:style-name="ro4">
          <table:table-cell office:value-type="string">
            <text:p>stimmen</text:p>
          </table:table-cell>
          <table:table-cell table:number-columns-repeated="255"/>
        </table:table-row>
        <table:table-row table:style-name="ro4">
          <table:table-cell office:value-type="string">
            <text:p>stocken</text:p>
          </table:table-cell>
          <table:table-cell table:number-columns-repeated="255"/>
        </table:table-row>
        <table:table-row table:style-name="ro4">
          <table:table-cell office:value-type="string">
            <text:p>stöhnen</text:p>
          </table:table-cell>
          <table:table-cell table:number-columns-repeated="255"/>
        </table:table-row>
        <table:table-row table:style-name="ro4">
          <table:table-cell office:value-type="string">
            <text:p>stolpern</text:p>
          </table:table-cell>
          <table:table-cell table:number-columns-repeated="255"/>
        </table:table-row>
        <table:table-row table:style-name="ro4">
          <table:table-cell office:value-type="string">
            <text:p>stolzieren</text:p>
          </table:table-cell>
          <table:table-cell table:number-columns-repeated="255"/>
        </table:table-row>
        <table:table-row table:style-name="ro4">
          <table:table-cell office:value-type="string">
            <text:p>stopfen</text:p>
          </table:table-cell>
          <table:table-cell table:number-columns-repeated="255"/>
        </table:table-row>
        <table:table-row table:style-name="ro4">
          <table:table-cell office:value-type="string">
            <text:p>stoppen</text:p>
          </table:table-cell>
          <table:table-cell table:number-columns-repeated="255"/>
        </table:table-row>
        <table:table-row table:style-name="ro4">
          <table:table-cell office:value-type="string">
            <text:p>stören</text:p>
          </table:table-cell>
          <table:table-cell table:number-columns-repeated="255"/>
        </table:table-row>
        <table:table-row table:style-name="ro4">
          <table:table-cell office:value-type="string">
            <text:p>stornieren</text:p>
          </table:table-cell>
          <table:table-cell table:number-columns-repeated="255"/>
        </table:table-row>
        <table:table-row table:style-name="ro4">
          <table:table-cell office:value-type="string">
            <text:p>stottern</text:p>
          </table:table-cell>
          <table:table-cell table:number-columns-repeated="255"/>
        </table:table-row>
        <table:table-row table:style-name="ro4">
          <table:table-cell office:value-type="string">
            <text:p>strafen</text:p>
          </table:table-cell>
          <table:table-cell table:number-columns-repeated="255"/>
        </table:table-row>
        <table:table-row table:style-name="ro4">
          <table:table-cell office:value-type="string">
            <text:p>straffen</text:p>
          </table:table-cell>
          <table:table-cell table:number-columns-repeated="255"/>
        </table:table-row>
        <table:table-row table:style-name="ro4">
          <table:table-cell office:value-type="string">
            <text:p>strahlen</text:p>
          </table:table-cell>
          <table:table-cell table:number-columns-repeated="255"/>
        </table:table-row>
        <table:table-row table:style-name="ro4">
          <table:table-cell office:value-type="string">
            <text:p>strampeln</text:p>
          </table:table-cell>
          <table:table-cell table:number-columns-repeated="255"/>
        </table:table-row>
        <table:table-row table:style-name="ro4">
          <table:table-cell office:value-type="string">
            <text:p>strapazieren</text:p>
          </table:table-cell>
          <table:table-cell table:number-columns-repeated="255"/>
        </table:table-row>
        <table:table-row table:style-name="ro4">
          <table:table-cell office:value-type="string">
            <text:p>streben</text:p>
          </table:table-cell>
          <table:table-cell table:number-columns-repeated="255"/>
        </table:table-row>
        <table:table-row table:style-name="ro4">
          <table:table-cell office:value-type="string">
            <text:p>strecken</text:p>
          </table:table-cell>
          <table:table-cell table:number-columns-repeated="255"/>
        </table:table-row>
        <table:table-row table:style-name="ro4">
          <table:table-cell office:value-type="string">
            <text:p>streicheln</text:p>
          </table:table-cell>
          <table:table-cell table:number-columns-repeated="255"/>
        </table:table-row>
        <table:table-row table:style-name="ro4">
          <table:table-cell office:value-type="string">
            <text:p>streifen</text:p>
          </table:table-cell>
          <table:table-cell table:number-columns-repeated="255"/>
        </table:table-row>
        <table:table-row table:style-name="ro4">
          <table:table-cell office:value-type="string">
            <text:p>streiken</text:p>
          </table:table-cell>
          <table:table-cell table:number-columns-repeated="255"/>
        </table:table-row>
        <table:table-row table:style-name="ro4">
          <table:table-cell office:value-type="string">
            <text:p>strengen</text:p>
          </table:table-cell>
          <table:table-cell table:number-columns-repeated="255"/>
        </table:table-row>
        <table:table-row table:style-name="ro4">
          <table:table-cell office:value-type="string">
            <text:p>stressen</text:p>
          </table:table-cell>
          <table:table-cell table:number-columns-repeated="255"/>
        </table:table-row>
        <table:table-row table:style-name="ro4">
          <table:table-cell office:value-type="string">
            <text:p>streuen</text:p>
          </table:table-cell>
          <table:table-cell table:number-columns-repeated="255"/>
        </table:table-row>
        <table:table-row table:style-name="ro4">
          <table:table-cell office:value-type="string">
            <text:p>stricken</text:p>
          </table:table-cell>
          <table:table-cell table:number-columns-repeated="255"/>
        </table:table-row>
        <table:table-row table:style-name="ro4">
          <table:table-cell office:value-type="string">
            <text:p>strukturieren</text:p>
          </table:table-cell>
          <table:table-cell table:number-columns-repeated="255"/>
        </table:table-row>
        <table:table-row table:style-name="ro4">
          <table:table-cell office:value-type="string">
            <text:p>studieren</text:p>
          </table:table-cell>
          <table:table-cell table:number-columns-repeated="255"/>
        </table:table-row>
        <table:table-row table:style-name="ro4">
          <table:table-cell office:value-type="string">
            <text:p>stufen</text:p>
          </table:table-cell>
          <table:table-cell table:number-columns-repeated="255"/>
        </table:table-row>
        <table:table-row table:style-name="ro4">
          <table:table-cell office:value-type="string">
            <text:p>stürmen</text:p>
          </table:table-cell>
          <table:table-cell table:number-columns-repeated="255"/>
        </table:table-row>
        <table:table-row table:style-name="ro4">
          <table:table-cell office:value-type="string">
            <text:p>stürzen</text:p>
          </table:table-cell>
          <table:table-cell table:number-columns-repeated="255"/>
        </table:table-row>
        <table:table-row table:style-name="ro4">
          <table:table-cell office:value-type="string">
            <text:p>stutzen</text:p>
          </table:table-cell>
          <table:table-cell table:number-columns-repeated="255"/>
        </table:table-row>
        <table:table-row table:style-name="ro4">
          <table:table-cell office:value-type="string">
            <text:p>stützen</text:p>
          </table:table-cell>
          <table:table-cell table:number-columns-repeated="255"/>
        </table:table-row>
        <table:table-row table:style-name="ro4">
          <table:table-cell office:value-type="string">
            <text:p>suchen</text:p>
          </table:table-cell>
          <table:table-cell table:number-columns-repeated="255"/>
        </table:table-row>
        <table:table-row table:style-name="ro4">
          <table:table-cell office:value-type="string">
            <text:p>sündigen</text:p>
          </table:table-cell>
          <table:table-cell table:number-columns-repeated="255"/>
        </table:table-row>
        <table:table-row table:style-name="ro4">
          <table:table-cell office:value-type="string">
            <text:p>surfen</text:p>
          </table:table-cell>
          <table:table-cell table:number-columns-repeated="255"/>
        </table:table-row>
        <table:table-row table:style-name="ro4">
          <table:table-cell office:value-type="string">
            <text:p>süßen</text:p>
          </table:table-cell>
          <table:table-cell table:number-columns-repeated="255"/>
        </table:table-row>
        <table:table-row table:style-name="ro4">
          <table:table-cell office:value-type="string">
            <text:p>tadeln</text:p>
          </table:table-cell>
          <table:table-cell table:number-columns-repeated="255"/>
        </table:table-row>
        <table:table-row table:style-name="ro4">
          <table:table-cell office:value-type="string">
            <text:p>tagen</text:p>
          </table:table-cell>
          <table:table-cell table:number-columns-repeated="255"/>
        </table:table-row>
        <table:table-row table:style-name="ro4">
          <table:table-cell office:value-type="string">
            <text:p>tanken</text:p>
          </table:table-cell>
          <table:table-cell table:number-columns-repeated="255"/>
        </table:table-row>
        <table:table-row table:style-name="ro4">
          <table:table-cell office:value-type="string">
            <text:p>tanzen</text:p>
          </table:table-cell>
          <table:table-cell table:number-columns-repeated="255"/>
        </table:table-row>
        <table:table-row table:style-name="ro4">
          <table:table-cell office:value-type="string">
            <text:p>tappen</text:p>
          </table:table-cell>
          <table:table-cell table:number-columns-repeated="255"/>
        </table:table-row>
        <table:table-row table:style-name="ro4">
          <table:table-cell office:value-type="string">
            <text:p>tasten</text:p>
          </table:table-cell>
          <table:table-cell table:number-columns-repeated="255"/>
        </table:table-row>
        <table:table-row table:style-name="ro4">
          <table:table-cell office:value-type="string">
            <text:p>tätigen</text:p>
          </table:table-cell>
          <table:table-cell table:number-columns-repeated="255"/>
        </table:table-row>
        <table:table-row table:style-name="ro4">
          <table:table-cell office:value-type="string">
            <text:p>tauchen</text:p>
          </table:table-cell>
          <table:table-cell table:number-columns-repeated="255"/>
        </table:table-row>
        <table:table-row table:style-name="ro4">
          <table:table-cell office:value-type="string">
            <text:p>tauen</text:p>
          </table:table-cell>
          <table:table-cell table:number-columns-repeated="255"/>
        </table:table-row>
        <table:table-row table:style-name="ro4">
          <table:table-cell office:value-type="string">
            <text:p>täuschen</text:p>
          </table:table-cell>
          <table:table-cell table:number-columns-repeated="255"/>
        </table:table-row>
        <table:table-row table:style-name="ro4">
          <table:table-cell office:value-type="string">
            <text:p>tauschen</text:p>
          </table:table-cell>
          <table:table-cell table:number-columns-repeated="255"/>
        </table:table-row>
        <table:table-row table:style-name="ro4">
          <table:table-cell office:value-type="string">
            <text:p>technisieren</text:p>
          </table:table-cell>
          <table:table-cell table:number-columns-repeated="255"/>
        </table:table-row>
        <table:table-row table:style-name="ro4">
          <table:table-cell office:value-type="string">
            <text:p>teilen</text:p>
          </table:table-cell>
          <table:table-cell table:number-columns-repeated="255"/>
        </table:table-row>
        <table:table-row table:style-name="ro4">
          <table:table-cell office:value-type="string">
            <text:p>telefonieren</text:p>
          </table:table-cell>
          <table:table-cell table:number-columns-repeated="255"/>
        </table:table-row>
        <table:table-row table:style-name="ro4">
          <table:table-cell office:value-type="string">
            <text:p>terrassieren</text:p>
          </table:table-cell>
          <table:table-cell table:number-columns-repeated="255"/>
        </table:table-row>
        <table:table-row table:style-name="ro4">
          <table:table-cell office:value-type="string">
            <text:p>terrorisieren</text:p>
          </table:table-cell>
          <table:table-cell table:number-columns-repeated="255"/>
        </table:table-row>
        <table:table-row table:style-name="ro4">
          <table:table-cell office:value-type="string">
            <text:p>testen</text:p>
          </table:table-cell>
          <table:table-cell table:number-columns-repeated="255"/>
        </table:table-row>
        <table:table-row table:style-name="ro4">
          <table:table-cell office:value-type="string">
            <text:p>texten</text:p>
          </table:table-cell>
          <table:table-cell table:number-columns-repeated="255"/>
        </table:table-row>
        <table:table-row table:style-name="ro4">
          <table:table-cell office:value-type="string">
            <text:p>thematisieren</text:p>
          </table:table-cell>
          <table:table-cell table:number-columns-repeated="255"/>
        </table:table-row>
        <table:table-row table:style-name="ro4">
          <table:table-cell office:value-type="string">
            <text:p>theoretisieren</text:p>
          </table:table-cell>
          <table:table-cell table:number-columns-repeated="255"/>
        </table:table-row>
        <table:table-row table:style-name="ro4">
          <table:table-cell office:value-type="string">
            <text:p>tippen</text:p>
          </table:table-cell>
          <table:table-cell table:number-columns-repeated="255"/>
        </table:table-row>
        <table:table-row table:style-name="ro4">
          <table:table-cell office:value-type="string">
            <text:p>tischen</text:p>
          </table:table-cell>
          <table:table-cell table:number-columns-repeated="255"/>
        </table:table-row>
        <table:table-row table:style-name="ro4">
          <table:table-cell office:value-type="string">
            <text:p>tischlern</text:p>
          </table:table-cell>
          <table:table-cell table:number-columns-repeated="255"/>
        </table:table-row>
        <table:table-row table:style-name="ro4">
          <table:table-cell office:value-type="string">
            <text:p>toasten</text:p>
          </table:table-cell>
          <table:table-cell table:number-columns-repeated="255"/>
        </table:table-row>
        <table:table-row table:style-name="ro4">
          <table:table-cell office:value-type="string">
            <text:p>toben</text:p>
          </table:table-cell>
          <table:table-cell table:number-columns-repeated="255"/>
        </table:table-row>
        <table:table-row table:style-name="ro4">
          <table:table-cell office:value-type="string">
            <text:p>tönen</text:p>
          </table:table-cell>
          <table:table-cell table:number-columns-repeated="255"/>
        </table:table-row>
        <table:table-row table:style-name="ro4">
          <table:table-cell office:value-type="string">
            <text:p>torpedieren</text:p>
          </table:table-cell>
          <table:table-cell table:number-columns-repeated="255"/>
        </table:table-row>
        <table:table-row table:style-name="ro4">
          <table:table-cell office:value-type="string">
            <text:p>töten</text:p>
          </table:table-cell>
          <table:table-cell table:number-columns-repeated="255"/>
        </table:table-row>
        <table:table-row table:style-name="ro4">
          <table:table-cell office:value-type="string">
            <text:p>trachten</text:p>
          </table:table-cell>
          <table:table-cell table:number-columns-repeated="255"/>
        </table:table-row>
        <table:table-row table:style-name="ro4">
          <table:table-cell office:value-type="string">
            <text:p>trainieren</text:p>
          </table:table-cell>
          <table:table-cell table:number-columns-repeated="255"/>
        </table:table-row>
        <table:table-row table:style-name="ro4">
          <table:table-cell office:value-type="string">
            <text:p>traktieren</text:p>
          </table:table-cell>
          <table:table-cell table:number-columns-repeated="255"/>
        </table:table-row>
        <table:table-row table:style-name="ro4">
          <table:table-cell office:value-type="string">
            <text:p>trampen</text:p>
          </table:table-cell>
          <table:table-cell table:number-columns-repeated="255"/>
        </table:table-row>
        <table:table-row table:style-name="ro4">
          <table:table-cell office:value-type="string">
            <text:p>transportieren</text:p>
          </table:table-cell>
          <table:table-cell table:number-columns-repeated="255"/>
        </table:table-row>
        <table:table-row table:style-name="ro4">
          <table:table-cell office:value-type="string">
            <text:p>tratschen</text:p>
          </table:table-cell>
          <table:table-cell table:number-columns-repeated="255"/>
        </table:table-row>
        <table:table-row table:style-name="ro4">
          <table:table-cell office:value-type="string">
            <text:p>trauen</text:p>
          </table:table-cell>
          <table:table-cell table:number-columns-repeated="255"/>
        </table:table-row>
        <table:table-row table:style-name="ro4">
          <table:table-cell office:value-type="string">
            <text:p>trauern</text:p>
          </table:table-cell>
          <table:table-cell table:number-columns-repeated="255"/>
        </table:table-row>
        <table:table-row table:style-name="ro4">
          <table:table-cell office:value-type="string">
            <text:p>träumen</text:p>
          </table:table-cell>
          <table:table-cell table:number-columns-repeated="255"/>
        </table:table-row>
        <table:table-row table:style-name="ro4">
          <table:table-cell office:value-type="string">
            <text:p>trennen</text:p>
          </table:table-cell>
          <table:table-cell table:number-columns-repeated="255"/>
        </table:table-row>
        <table:table-row table:style-name="ro4">
          <table:table-cell office:value-type="string">
            <text:p>trocknen</text:p>
          </table:table-cell>
          <table:table-cell table:number-columns-repeated="255"/>
        </table:table-row>
        <table:table-row table:style-name="ro4">
          <table:table-cell office:value-type="string">
            <text:p>trompeten</text:p>
          </table:table-cell>
          <table:table-cell table:number-columns-repeated="255"/>
        </table:table-row>
        <table:table-row table:style-name="ro4">
          <table:table-cell office:value-type="string">
            <text:p>tropfen</text:p>
          </table:table-cell>
          <table:table-cell table:number-columns-repeated="255"/>
        </table:table-row>
        <table:table-row table:style-name="ro4">
          <table:table-cell office:value-type="string">
            <text:p>trösten</text:p>
          </table:table-cell>
          <table:table-cell table:number-columns-repeated="255"/>
        </table:table-row>
        <table:table-row table:style-name="ro4">
          <table:table-cell office:value-type="string">
            <text:p>türmen</text:p>
          </table:table-cell>
          <table:table-cell table:number-columns-repeated="255"/>
        </table:table-row>
        <table:table-row table:style-name="ro4">
          <table:table-cell office:value-type="string">
            <text:p>turnen</text:p>
          </table:table-cell>
          <table:table-cell table:number-columns-repeated="255"/>
        </table:table-row>
        <table:table-row table:style-name="ro4">
          <table:table-cell office:value-type="string">
            <text:p>tüten</text:p>
          </table:table-cell>
          <table:table-cell table:number-columns-repeated="255"/>
        </table:table-row>
        <table:table-row table:style-name="ro4">
          <table:table-cell office:value-type="string">
            <text:p>üben</text:p>
          </table:table-cell>
          <table:table-cell table:number-columns-repeated="255"/>
        </table:table-row>
        <table:table-row table:style-name="ro4">
          <table:table-cell office:value-type="string">
            <text:p>überarbeit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biet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brin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dach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dauer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denk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fahr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fall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flie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forder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führ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geb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geh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gieß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hol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hör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lass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last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leb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le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nacht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nehm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prüf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quer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ra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rasch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red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reich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roll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chätz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chla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chneid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chütt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etz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prin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steuer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tra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treib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tret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wach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wälti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weis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werf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winter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zeug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überziehen</text:p>
          </table:table-cell>
          <table:table-cell table:number-columns-repeated="2"/>
          <table:table-cell table:style-name="ce51"/>
          <table:table-cell/>
          <table:table-cell table:style-name="ce53"/>
          <table:table-cell table:number-columns-repeated="250"/>
        </table:table-row>
        <table:table-row table:style-name="ro4">
          <table:table-cell office:value-type="string">
            <text:p>ufern</text:p>
          </table:table-cell>
          <table:table-cell table:number-columns-repeated="255"/>
        </table:table-row>
        <table:table-row table:style-name="ro4">
          <table:table-cell office:value-type="string">
            <text:p>umarmen</text:p>
          </table:table-cell>
          <table:table-cell table:number-columns-repeated="255"/>
        </table:table-row>
        <table:table-row table:style-name="ro4">
          <table:table-cell office:value-type="string">
            <text:p>umfahren</text:p>
          </table:table-cell>
          <table:table-cell table:number-columns-repeated="255"/>
        </table:table-row>
        <table:table-row table:style-name="ro4">
          <table:table-cell office:value-type="string">
            <text:p>umfassen</text:p>
          </table:table-cell>
          <table:table-cell table:number-columns-repeated="255"/>
        </table:table-row>
        <table:table-row table:style-name="ro4">
          <table:table-cell office:value-type="string">
            <text:p>umgeben</text:p>
          </table:table-cell>
          <table:table-cell table:number-columns-repeated="255"/>
        </table:table-row>
        <table:table-row table:style-name="ro4">
          <table:table-cell office:value-type="string">
            <text:p>umgehen</text:p>
          </table:table-cell>
          <table:table-cell table:number-columns-repeated="255"/>
        </table:table-row>
        <table:table-row table:style-name="ro4">
          <table:table-cell office:value-type="string">
            <text:p>umringen</text:p>
          </table:table-cell>
          <table:table-cell table:number-columns-repeated="255"/>
        </table:table-row>
        <table:table-row table:style-name="ro4">
          <table:table-cell office:value-type="string">
            <text:p>umschlingen</text:p>
          </table:table-cell>
          <table:table-cell table:number-columns-repeated="255"/>
        </table:table-row>
        <table:table-row table:style-name="ro4">
          <table:table-cell office:value-type="string">
            <text:p>umsorgen</text:p>
          </table:table-cell>
          <table:table-cell table:number-columns-repeated="255"/>
        </table:table-row>
        <table:table-row table:style-name="ro4">
          <table:table-cell office:value-type="string">
            <text:p>umzingeln</text:p>
          </table:table-cell>
          <table:table-cell table:number-columns-repeated="255"/>
        </table:table-row>
        <table:table-row table:style-name="ro4">
          <table:table-cell office:value-type="string">
            <text:p>unterbieten</text:p>
          </table:table-cell>
          <table:table-cell table:number-columns-repeated="255"/>
        </table:table-row>
        <table:table-row table:style-name="ro4">
          <table:table-cell office:value-type="string">
            <text:p>unterbrechen</text:p>
          </table:table-cell>
          <table:table-cell table:number-columns-repeated="255"/>
        </table:table-row>
        <table:table-row table:style-name="ro4">
          <table:table-cell office:value-type="string">
            <text:p>unterdrücken</text:p>
          </table:table-cell>
          <table:table-cell table:number-columns-repeated="255"/>
        </table:table-row>
        <table:table-row table:style-name="ro4">
          <table:table-cell office:value-type="string">
            <text:p>unterfordern</text:p>
          </table:table-cell>
          <table:table-cell table:number-columns-repeated="255"/>
        </table:table-row>
        <table:table-row table:style-name="ro4">
          <table:table-cell office:value-type="string">
            <text:p>unterhalten</text:p>
          </table:table-cell>
          <table:table-cell table:number-columns-repeated="255"/>
        </table:table-row>
        <table:table-row table:style-name="ro4">
          <table:table-cell office:value-type="string">
            <text:p>unterkühlen</text:p>
          </table:table-cell>
          <table:table-cell table:number-columns-repeated="255"/>
        </table:table-row>
        <table:table-row table:style-name="ro4">
          <table:table-cell office:value-type="string">
            <text:p>unterlassen</text:p>
          </table:table-cell>
          <table:table-cell table:number-columns-repeated="255"/>
        </table:table-row>
        <table:table-row table:style-name="ro4">
          <table:table-cell office:value-type="string">
            <text:p>unterliegen</text:p>
          </table:table-cell>
          <table:table-cell table:number-columns-repeated="255"/>
        </table:table-row>
        <table:table-row table:style-name="ro4">
          <table:table-cell office:value-type="string">
            <text:p>unternehmen</text:p>
          </table:table-cell>
          <table:table-cell table:number-columns-repeated="255"/>
        </table:table-row>
        <table:table-row table:style-name="ro4">
          <table:table-cell office:value-type="string">
            <text:p>unterrichten</text:p>
          </table:table-cell>
          <table:table-cell table:number-columns-repeated="255"/>
        </table:table-row>
        <table:table-row table:style-name="ro4">
          <table:table-cell office:value-type="string">
            <text:p>unterschätzen</text:p>
          </table:table-cell>
          <table:table-cell table:number-columns-repeated="255"/>
        </table:table-row>
        <table:table-row table:style-name="ro4">
          <table:table-cell office:value-type="string">
            <text:p>unterscheiden</text:p>
          </table:table-cell>
          <table:table-cell table:number-columns-repeated="255"/>
        </table:table-row>
        <table:table-row table:style-name="ro4">
          <table:table-cell office:value-type="string">
            <text:p>unterschlagen</text:p>
          </table:table-cell>
          <table:table-cell table:number-columns-repeated="255"/>
        </table:table-row>
        <table:table-row table:style-name="ro4">
          <table:table-cell office:value-type="string">
            <text:p>unterschreiben</text:p>
          </table:table-cell>
          <table:table-cell table:number-columns-repeated="255"/>
        </table:table-row>
        <table:table-row table:style-name="ro4">
          <table:table-cell office:value-type="string">
            <text:p>unterspülen</text:p>
          </table:table-cell>
          <table:table-cell table:number-columns-repeated="255"/>
        </table:table-row>
        <table:table-row table:style-name="ro4">
          <table:table-cell office:value-type="string">
            <text:p>unterstreichen</text:p>
          </table:table-cell>
          <table:table-cell table:number-columns-repeated="255"/>
        </table:table-row>
        <table:table-row table:style-name="ro4">
          <table:table-cell office:value-type="string">
            <text:p>unterstützen</text:p>
          </table:table-cell>
          <table:table-cell table:number-columns-repeated="255"/>
        </table:table-row>
        <table:table-row table:style-name="ro4">
          <table:table-cell office:value-type="string">
            <text:p>untersuchen</text:p>
          </table:table-cell>
          <table:table-cell table:number-columns-repeated="255"/>
        </table:table-row>
        <table:table-row table:style-name="ro4">
          <table:table-cell office:value-type="string">
            <text:p>unterweisen</text:p>
          </table:table-cell>
          <table:table-cell table:number-columns-repeated="255"/>
        </table:table-row>
        <table:table-row table:style-name="ro4">
          <table:table-cell office:value-type="string">
            <text:p>unterwerfen</text:p>
          </table:table-cell>
          <table:table-cell table:number-columns-repeated="255"/>
        </table:table-row>
        <table:table-row table:style-name="ro4">
          <table:table-cell office:value-type="string">
            <text:p>unterzeichnen</text:p>
          </table:table-cell>
          <table:table-cell table:number-columns-repeated="255"/>
        </table:table-row>
        <table:table-row table:style-name="ro4">
          <table:table-cell office:value-type="string">
            <text:p>urteilen</text:p>
          </table:table-cell>
          <table:table-cell table:number-columns-repeated="255"/>
        </table:table-row>
        <table:table-row table:style-name="ro4">
          <table:table-cell office:value-type="string">
            <text:p>variieren</text:p>
          </table:table-cell>
          <table:table-cell table:number-columns-repeated="255"/>
        </table:table-row>
        <table:table-row table:style-name="ro4">
          <table:table-cell office:value-type="string">
            <text:p>verabreden</text:p>
          </table:table-cell>
          <table:table-cell table:number-columns-repeated="255"/>
        </table:table-row>
        <table:table-row table:style-name="ro4">
          <table:table-cell office:value-type="string">
            <text:p>verabreichen</text:p>
          </table:table-cell>
          <table:table-cell table:number-columns-repeated="255"/>
        </table:table-row>
        <table:table-row table:style-name="ro4">
          <table:table-cell office:value-type="string">
            <text:p>verabschieden</text:p>
          </table:table-cell>
          <table:table-cell table:number-columns-repeated="255"/>
        </table:table-row>
        <table:table-row table:style-name="ro4">
          <table:table-cell office:value-type="string">
            <text:p>verachten</text:p>
          </table:table-cell>
          <table:table-cell table:number-columns-repeated="255"/>
        </table:table-row>
        <table:table-row table:style-name="ro4">
          <table:table-cell office:value-type="string">
            <text:p>verändern</text:p>
          </table:table-cell>
          <table:table-cell table:number-columns-repeated="255"/>
        </table:table-row>
        <table:table-row table:style-name="ro4">
          <table:table-cell office:value-type="string">
            <text:p>verängstigen</text:p>
          </table:table-cell>
          <table:table-cell table:number-columns-repeated="255"/>
        </table:table-row>
        <table:table-row table:style-name="ro4">
          <table:table-cell office:value-type="string">
            <text:p>veranlassen</text:p>
          </table:table-cell>
          <table:table-cell table:number-columns-repeated="255"/>
        </table:table-row>
        <table:table-row table:style-name="ro4">
          <table:table-cell office:value-type="string">
            <text:p>veranstalten</text:p>
          </table:table-cell>
          <table:table-cell table:number-columns-repeated="255"/>
        </table:table-row>
        <table:table-row table:style-name="ro4">
          <table:table-cell office:value-type="string">
            <text:p>verantworten</text:p>
          </table:table-cell>
          <table:table-cell table:number-columns-repeated="255"/>
        </table:table-row>
        <table:table-row table:style-name="ro4">
          <table:table-cell office:value-type="string">
            <text:p>verarbeiten</text:p>
          </table:table-cell>
          <table:table-cell table:number-columns-repeated="255"/>
        </table:table-row>
        <table:table-row table:style-name="ro4">
          <table:table-cell office:value-type="string">
            <text:p>verärgern</text:p>
          </table:table-cell>
          <table:table-cell table:number-columns-repeated="255"/>
        </table:table-row>
        <table:table-row table:style-name="ro4">
          <table:table-cell office:value-type="string">
            <text:p>verarmen</text:p>
          </table:table-cell>
          <table:table-cell table:number-columns-repeated="255"/>
        </table:table-row>
        <table:table-row table:style-name="ro4">
          <table:table-cell office:value-type="string">
            <text:p>verausgaben</text:p>
          </table:table-cell>
          <table:table-cell table:number-columns-repeated="255"/>
        </table:table-row>
        <table:table-row table:style-name="ro4">
          <table:table-cell office:value-type="string">
            <text:p>veräußern</text:p>
          </table:table-cell>
          <table:table-cell table:number-columns-repeated="255"/>
        </table:table-row>
        <table:table-row table:style-name="ro4">
          <table:table-cell office:value-type="string">
            <text:p>verbannen</text:p>
          </table:table-cell>
          <table:table-cell table:number-columns-repeated="255"/>
        </table:table-row>
        <table:table-row table:style-name="ro4">
          <table:table-cell office:value-type="string">
            <text:p>verbeamten</text:p>
          </table:table-cell>
          <table:table-cell table:number-columns-repeated="255"/>
        </table:table-row>
        <table:table-row table:style-name="ro4">
          <table:table-cell office:value-type="string">
            <text:p>verbessern</text:p>
          </table:table-cell>
          <table:table-cell table:number-columns-repeated="255"/>
        </table:table-row>
        <table:table-row table:style-name="ro4">
          <table:table-cell office:value-type="string">
            <text:p>verbeugen</text:p>
          </table:table-cell>
          <table:table-cell table:number-columns-repeated="255"/>
        </table:table-row>
        <table:table-row table:style-name="ro4">
          <table:table-cell office:value-type="string">
            <text:p>verbitten</text:p>
          </table:table-cell>
          <table:table-cell table:number-columns-repeated="255"/>
        </table:table-row>
        <table:table-row table:style-name="ro4">
          <table:table-cell office:value-type="string">
            <text:p>verblassen</text:p>
          </table:table-cell>
          <table:table-cell table:number-columns-repeated="255"/>
        </table:table-row>
        <table:table-row table:style-name="ro4">
          <table:table-cell office:value-type="string">
            <text:p>verblenden</text:p>
          </table:table-cell>
          <table:table-cell table:number-columns-repeated="255"/>
        </table:table-row>
        <table:table-row table:style-name="ro4">
          <table:table-cell office:value-type="string">
            <text:p>verblühen</text:p>
          </table:table-cell>
          <table:table-cell table:number-columns-repeated="255"/>
        </table:table-row>
        <table:table-row table:style-name="ro4">
          <table:table-cell office:value-type="string">
            <text:p>verbluten</text:p>
          </table:table-cell>
          <table:table-cell table:number-columns-repeated="255"/>
        </table:table-row>
        <table:table-row table:style-name="ro4">
          <table:table-cell office:value-type="string">
            <text:p>verborgen</text:p>
          </table:table-cell>
          <table:table-cell table:number-columns-repeated="255"/>
        </table:table-row>
        <table:table-row table:style-name="ro4">
          <table:table-cell office:value-type="string">
            <text:p>verbreiten</text:p>
          </table:table-cell>
          <table:table-cell table:number-columns-repeated="255"/>
        </table:table-row>
        <table:table-row table:style-name="ro4">
          <table:table-cell office:value-type="string">
            <text:p>verbreitern</text:p>
          </table:table-cell>
          <table:table-cell table:number-columns-repeated="255"/>
        </table:table-row>
        <table:table-row table:style-name="ro4">
          <table:table-cell office:value-type="string">
            <text:p>verbrüdern</text:p>
          </table:table-cell>
          <table:table-cell table:number-columns-repeated="255"/>
        </table:table-row>
        <table:table-row table:style-name="ro4">
          <table:table-cell office:value-type="string">
            <text:p>verbrühen</text:p>
          </table:table-cell>
          <table:table-cell table:number-columns-repeated="255"/>
        </table:table-row>
        <table:table-row table:style-name="ro4">
          <table:table-cell office:value-type="string">
            <text:p>verbuchen</text:p>
          </table:table-cell>
          <table:table-cell table:number-columns-repeated="255"/>
        </table:table-row>
        <table:table-row table:style-name="ro4">
          <table:table-cell office:value-type="string">
            <text:p>verbürgen</text:p>
          </table:table-cell>
          <table:table-cell table:number-columns-repeated="255"/>
        </table:table-row>
        <table:table-row table:style-name="ro4">
          <table:table-cell office:value-type="string">
            <text:p>verdächtigen</text:p>
          </table:table-cell>
          <table:table-cell table:number-columns-repeated="255"/>
        </table:table-row>
        <table:table-row table:style-name="ro4">
          <table:table-cell office:value-type="string">
            <text:p>verdampfen</text:p>
          </table:table-cell>
          <table:table-cell table:number-columns-repeated="255"/>
        </table:table-row>
        <table:table-row table:style-name="ro4">
          <table:table-cell office:value-type="string">
            <text:p>verdanken</text:p>
          </table:table-cell>
          <table:table-cell table:number-columns-repeated="255"/>
        </table:table-row>
        <table:table-row table:style-name="ro4">
          <table:table-cell office:value-type="string">
            <text:p>verdecken</text:p>
          </table:table-cell>
          <table:table-cell table:number-columns-repeated="255"/>
        </table:table-row>
        <table:table-row table:style-name="ro4">
          <table:table-cell office:value-type="string">
            <text:p>verdeutlichen</text:p>
          </table:table-cell>
          <table:table-cell table:number-columns-repeated="255"/>
        </table:table-row>
        <table:table-row table:style-name="ro4">
          <table:table-cell office:value-type="string">
            <text:p>verdichten</text:p>
          </table:table-cell>
          <table:table-cell table:number-columns-repeated="255"/>
        </table:table-row>
        <table:table-row table:style-name="ro4">
          <table:table-cell office:value-type="string">
            <text:p>verdienen</text:p>
          </table:table-cell>
          <table:table-cell table:number-columns-repeated="255"/>
        </table:table-row>
        <table:table-row table:style-name="ro4">
          <table:table-cell office:value-type="string">
            <text:p>verdingen</text:p>
          </table:table-cell>
          <table:table-cell table:number-columns-repeated="255"/>
        </table:table-row>
        <table:table-row table:style-name="ro4">
          <table:table-cell office:value-type="string">
            <text:p>verdrängen</text:p>
          </table:table-cell>
          <table:table-cell table:number-columns-repeated="255"/>
        </table:table-row>
        <table:table-row table:style-name="ro4">
          <table:table-cell office:value-type="string">
            <text:p>verdrehen</text:p>
          </table:table-cell>
          <table:table-cell table:number-columns-repeated="255"/>
        </table:table-row>
        <table:table-row table:style-name="ro4">
          <table:table-cell office:value-type="string">
            <text:p>verdrücken</text:p>
          </table:table-cell>
          <table:table-cell table:number-columns-repeated="255"/>
        </table:table-row>
        <table:table-row table:style-name="ro4">
          <table:table-cell office:value-type="string">
            <text:p>verduften</text:p>
          </table:table-cell>
          <table:table-cell table:number-columns-repeated="255"/>
        </table:table-row>
        <table:table-row table:style-name="ro4">
          <table:table-cell office:value-type="string">
            <text:p>verdünnen</text:p>
          </table:table-cell>
          <table:table-cell table:number-columns-repeated="255"/>
        </table:table-row>
        <table:table-row table:style-name="ro4">
          <table:table-cell office:value-type="string">
            <text:p>verdünnisieren</text:p>
          </table:table-cell>
          <table:table-cell table:number-columns-repeated="255"/>
        </table:table-row>
        <table:table-row table:style-name="ro4">
          <table:table-cell office:value-type="string">
            <text:p>verdunsten</text:p>
          </table:table-cell>
          <table:table-cell table:number-columns-repeated="255"/>
        </table:table-row>
        <table:table-row table:style-name="ro4">
          <table:table-cell office:value-type="string">
            <text:p>verdursten</text:p>
          </table:table-cell>
          <table:table-cell table:number-columns-repeated="255"/>
        </table:table-row>
        <table:table-row table:style-name="ro4">
          <table:table-cell office:value-type="string">
            <text:p>verehren</text:p>
          </table:table-cell>
          <table:table-cell table:number-columns-repeated="255"/>
        </table:table-row>
        <table:table-row table:style-name="ro4">
          <table:table-cell office:value-type="string">
            <text:p>vereidigen</text:p>
          </table:table-cell>
          <table:table-cell table:number-columns-repeated="255"/>
        </table:table-row>
        <table:table-row table:style-name="ro4">
          <table:table-cell office:value-type="string">
            <text:p>vereinbaren</text:p>
          </table:table-cell>
          <table:table-cell table:number-columns-repeated="255"/>
        </table:table-row>
        <table:table-row table:style-name="ro4">
          <table:table-cell office:value-type="string">
            <text:p>vereinen</text:p>
          </table:table-cell>
          <table:table-cell table:number-columns-repeated="255"/>
        </table:table-row>
        <table:table-row table:style-name="ro4">
          <table:table-cell office:value-type="string">
            <text:p>vereinfachen</text:p>
          </table:table-cell>
          <table:table-cell table:number-columns-repeated="255"/>
        </table:table-row>
        <table:table-row table:style-name="ro4">
          <table:table-cell office:value-type="string">
            <text:p>vereinigen</text:p>
          </table:table-cell>
          <table:table-cell table:number-columns-repeated="255"/>
        </table:table-row>
        <table:table-row table:style-name="ro4">
          <table:table-cell office:value-type="string">
            <text:p>vereisen</text:p>
          </table:table-cell>
          <table:table-cell table:number-columns-repeated="255"/>
        </table:table-row>
        <table:table-row table:style-name="ro4">
          <table:table-cell office:value-type="string">
            <text:p>verengen</text:p>
          </table:table-cell>
          <table:table-cell table:number-columns-repeated="255"/>
        </table:table-row>
        <table:table-row table:style-name="ro4">
          <table:table-cell office:value-type="string">
            <text:p>vererben</text:p>
          </table:table-cell>
          <table:table-cell table:number-columns-repeated="255"/>
        </table:table-row>
        <table:table-row table:style-name="ro4">
          <table:table-cell office:value-type="string">
            <text:p>verewigen</text:p>
          </table:table-cell>
          <table:table-cell table:number-columns-repeated="255"/>
        </table:table-row>
        <table:table-row table:style-name="ro4">
          <table:table-cell office:value-type="string">
            <text:p>verfahren</text:p>
          </table:table-cell>
          <table:table-cell table:number-columns-repeated="255"/>
        </table:table-row>
        <table:table-row table:style-name="ro4">
          <table:table-cell office:value-type="string">
            <text:p>verfallen</text:p>
          </table:table-cell>
          <table:table-cell table:number-columns-repeated="255"/>
        </table:table-row>
        <table:table-row table:style-name="ro4">
          <table:table-cell office:value-type="string">
            <text:p>verfaulen</text:p>
          </table:table-cell>
          <table:table-cell table:number-columns-repeated="255"/>
        </table:table-row>
        <table:table-row table:style-name="ro4">
          <table:table-cell office:value-type="string">
            <text:p>verfehlen</text:p>
          </table:table-cell>
          <table:table-cell table:number-columns-repeated="255"/>
        </table:table-row>
        <table:table-row table:style-name="ro4">
          <table:table-cell office:value-type="string">
            <text:p>verfestigen</text:p>
          </table:table-cell>
          <table:table-cell table:number-columns-repeated="255"/>
        </table:table-row>
        <table:table-row table:style-name="ro4">
          <table:table-cell office:value-type="string">
            <text:p>verfluchen</text:p>
          </table:table-cell>
          <table:table-cell table:number-columns-repeated="255"/>
        </table:table-row>
        <table:table-row table:style-name="ro4">
          <table:table-cell office:value-type="string">
            <text:p>verflüchtigen</text:p>
          </table:table-cell>
          <table:table-cell table:number-columns-repeated="255"/>
        </table:table-row>
        <table:table-row table:style-name="ro4">
          <table:table-cell office:value-type="string">
            <text:p>verflüssigen</text:p>
          </table:table-cell>
          <table:table-cell table:number-columns-repeated="255"/>
        </table:table-row>
        <table:table-row table:style-name="ro4">
          <table:table-cell office:value-type="string">
            <text:p>verfolgen</text:p>
          </table:table-cell>
          <table:table-cell table:number-columns-repeated="255"/>
        </table:table-row>
        <table:table-row table:style-name="ro4">
          <table:table-cell office:value-type="string">
            <text:p>verformen</text:p>
          </table:table-cell>
          <table:table-cell table:number-columns-repeated="255"/>
        </table:table-row>
        <table:table-row table:style-name="ro4">
          <table:table-cell office:value-type="string">
            <text:p>verfrachten</text:p>
          </table:table-cell>
          <table:table-cell table:number-columns-repeated="255"/>
        </table:table-row>
        <table:table-row table:style-name="ro4">
          <table:table-cell office:value-type="string">
            <text:p>verfremden</text:p>
          </table:table-cell>
          <table:table-cell table:number-columns-repeated="255"/>
        </table:table-row>
        <table:table-row table:style-name="ro4">
          <table:table-cell office:value-type="string">
            <text:p>verfügen</text:p>
          </table:table-cell>
          <table:table-cell table:number-columns-repeated="255"/>
        </table:table-row>
        <table:table-row table:style-name="ro4">
          <table:table-cell office:value-type="string">
            <text:p>verführen</text:p>
          </table:table-cell>
          <table:table-cell table:number-columns-repeated="255"/>
        </table:table-row>
        <table:table-row table:style-name="ro4">
          <table:table-cell office:value-type="string">
            <text:p>vergewaltigen</text:p>
          </table:table-cell>
          <table:table-cell table:number-columns-repeated="255"/>
        </table:table-row>
        <table:table-row table:style-name="ro4">
          <table:table-cell office:value-type="string">
            <text:p>vergewissern</text:p>
          </table:table-cell>
          <table:table-cell table:number-columns-repeated="255"/>
        </table:table-row>
        <table:table-row table:style-name="ro4">
          <table:table-cell office:value-type="string">
            <text:p>vergiften</text:p>
          </table:table-cell>
          <table:table-cell table:number-columns-repeated="255"/>
        </table:table-row>
        <table:table-row table:style-name="ro4">
          <table:table-cell office:value-type="string">
            <text:p>verglühen</text:p>
          </table:table-cell>
          <table:table-cell table:number-columns-repeated="255"/>
        </table:table-row>
        <table:table-row table:style-name="ro4">
          <table:table-cell office:value-type="string">
            <text:p>vergnügen</text:p>
          </table:table-cell>
          <table:table-cell table:number-columns-repeated="255"/>
        </table:table-row>
        <table:table-row table:style-name="ro4">
          <table:table-cell office:value-type="string">
            <text:p>vergraulen</text:p>
          </table:table-cell>
          <table:table-cell table:number-columns-repeated="255"/>
        </table:table-row>
        <table:table-row table:style-name="ro4">
          <table:table-cell office:value-type="string">
            <text:p>vergrößern</text:p>
          </table:table-cell>
          <table:table-cell table:number-columns-repeated="255"/>
        </table:table-row>
        <table:table-row table:style-name="ro4">
          <table:table-cell office:value-type="string">
            <text:p>verhaften</text:p>
          </table:table-cell>
          <table:table-cell table:number-columns-repeated="255"/>
        </table:table-row>
        <table:table-row table:style-name="ro4">
          <table:table-cell office:value-type="string">
            <text:p>verhaken</text:p>
          </table:table-cell>
          <table:table-cell table:number-columns-repeated="255"/>
        </table:table-row>
        <table:table-row table:style-name="ro4">
          <table:table-cell office:value-type="string">
            <text:p>verhallen</text:p>
          </table:table-cell>
          <table:table-cell table:number-columns-repeated="255"/>
        </table:table-row>
        <table:table-row table:style-name="ro4">
          <table:table-cell office:value-type="string">
            <text:p>verhandeln</text:p>
          </table:table-cell>
          <table:table-cell table:number-columns-repeated="255"/>
        </table:table-row>
        <table:table-row table:style-name="ro4">
          <table:table-cell office:value-type="string">
            <text:p>verharren</text:p>
          </table:table-cell>
          <table:table-cell table:number-columns-repeated="255"/>
        </table:table-row>
        <table:table-row table:style-name="ro4">
          <table:table-cell office:value-type="string">
            <text:p>verheddern</text:p>
          </table:table-cell>
          <table:table-cell table:number-columns-repeated="255"/>
        </table:table-row>
        <table:table-row table:style-name="ro4">
          <table:table-cell office:value-type="string">
            <text:p>verheilen</text:p>
          </table:table-cell>
          <table:table-cell table:number-columns-repeated="255"/>
        </table:table-row>
        <table:table-row table:style-name="ro4">
          <table:table-cell office:value-type="string">
            <text:p>verheimlichen</text:p>
          </table:table-cell>
          <table:table-cell table:number-columns-repeated="255"/>
        </table:table-row>
        <table:table-row table:style-name="ro4">
          <table:table-cell office:value-type="string">
            <text:p>verheiraten</text:p>
          </table:table-cell>
          <table:table-cell table:number-columns-repeated="255"/>
        </table:table-row>
        <table:table-row table:style-name="ro4">
          <table:table-cell office:value-type="string">
            <text:p>verheizen</text:p>
          </table:table-cell>
          <table:table-cell table:number-columns-repeated="255"/>
        </table:table-row>
        <table:table-row table:style-name="ro4">
          <table:table-cell office:value-type="string">
            <text:p>verhelfen</text:p>
          </table:table-cell>
          <table:table-cell table:number-columns-repeated="255"/>
        </table:table-row>
        <table:table-row table:style-name="ro4">
          <table:table-cell office:value-type="string">
            <text:p>verhindern</text:p>
          </table:table-cell>
          <table:table-cell table:number-columns-repeated="255"/>
        </table:table-row>
        <table:table-row table:style-name="ro4">
          <table:table-cell office:value-type="string">
            <text:p>verholzen</text:p>
          </table:table-cell>
          <table:table-cell table:number-columns-repeated="255"/>
        </table:table-row>
        <table:table-row table:style-name="ro4">
          <table:table-cell office:value-type="string">
            <text:p>verhören</text:p>
          </table:table-cell>
          <table:table-cell table:number-columns-repeated="255"/>
        </table:table-row>
        <table:table-row table:style-name="ro4">
          <table:table-cell office:value-type="string">
            <text:p>verhüllen</text:p>
          </table:table-cell>
          <table:table-cell table:number-columns-repeated="255"/>
        </table:table-row>
        <table:table-row table:style-name="ro4">
          <table:table-cell office:value-type="string">
            <text:p>verhungern</text:p>
          </table:table-cell>
          <table:table-cell table:number-columns-repeated="255"/>
        </table:table-row>
        <table:table-row table:style-name="ro4">
          <table:table-cell office:value-type="string">
            <text:p>verhüten</text:p>
          </table:table-cell>
          <table:table-cell table:number-columns-repeated="255"/>
        </table:table-row>
        <table:table-row table:style-name="ro4">
          <table:table-cell office:value-type="string">
            <text:p>verirren</text:p>
          </table:table-cell>
          <table:table-cell table:number-columns-repeated="255"/>
        </table:table-row>
        <table:table-row table:style-name="ro4">
          <table:table-cell office:value-type="string">
            <text:p>verjagen</text:p>
          </table:table-cell>
          <table:table-cell table:number-columns-repeated="255"/>
        </table:table-row>
        <table:table-row table:style-name="ro4">
          <table:table-cell office:value-type="string">
            <text:p>verkabeln</text:p>
          </table:table-cell>
          <table:table-cell table:number-columns-repeated="255"/>
        </table:table-row>
        <table:table-row table:style-name="ro4">
          <table:table-cell office:value-type="string">
            <text:p>verkaufen</text:p>
          </table:table-cell>
          <table:table-cell table:number-columns-repeated="255"/>
        </table:table-row>
        <table:table-row table:style-name="ro4">
          <table:table-cell office:value-type="string">
            <text:p>verkehren</text:p>
          </table:table-cell>
          <table:table-cell table:number-columns-repeated="255"/>
        </table:table-row>
        <table:table-row table:style-name="ro4">
          <table:table-cell office:value-type="string">
            <text:p>verkippen</text:p>
          </table:table-cell>
          <table:table-cell table:number-columns-repeated="255"/>
        </table:table-row>
        <table:table-row table:style-name="ro4">
          <table:table-cell office:value-type="string">
            <text:p>verklagen</text:p>
          </table:table-cell>
          <table:table-cell table:number-columns-repeated="255"/>
        </table:table-row>
        <table:table-row table:style-name="ro4">
          <table:table-cell office:value-type="string">
            <text:p>verklären</text:p>
          </table:table-cell>
          <table:table-cell table:number-columns-repeated="255"/>
        </table:table-row>
        <table:table-row table:style-name="ro4">
          <table:table-cell office:value-type="string">
            <text:p>verkleiden</text:p>
          </table:table-cell>
          <table:table-cell table:number-columns-repeated="255"/>
        </table:table-row>
        <table:table-row table:style-name="ro4">
          <table:table-cell office:value-type="string">
            <text:p>verkleinern</text:p>
          </table:table-cell>
          <table:table-cell table:number-columns-repeated="255"/>
        </table:table-row>
        <table:table-row table:style-name="ro4">
          <table:table-cell office:value-type="string">
            <text:p>verkümmern</text:p>
          </table:table-cell>
          <table:table-cell table:number-columns-repeated="255"/>
        </table:table-row>
        <table:table-row table:style-name="ro4">
          <table:table-cell office:value-type="string">
            <text:p>verkünden</text:p>
          </table:table-cell>
          <table:table-cell table:number-columns-repeated="255"/>
        </table:table-row>
        <table:table-row table:style-name="ro4">
          <table:table-cell office:value-type="string">
            <text:p>verkündigen</text:p>
          </table:table-cell>
          <table:table-cell table:number-columns-repeated="255"/>
        </table:table-row>
        <table:table-row table:style-name="ro4">
          <table:table-cell office:value-type="string">
            <text:p>verkuppeln</text:p>
          </table:table-cell>
          <table:table-cell table:number-columns-repeated="255"/>
        </table:table-row>
        <table:table-row table:style-name="ro4">
          <table:table-cell office:value-type="string">
            <text:p>verkürzen</text:p>
          </table:table-cell>
          <table:table-cell table:number-columns-repeated="255"/>
        </table:table-row>
        <table:table-row table:style-name="ro4">
          <table:table-cell office:value-type="string">
            <text:p>verlagern</text:p>
          </table:table-cell>
          <table:table-cell table:number-columns-repeated="255"/>
        </table:table-row>
        <table:table-row table:style-name="ro4">
          <table:table-cell office:value-type="string">
            <text:p>verlangen</text:p>
          </table:table-cell>
          <table:table-cell table:number-columns-repeated="255"/>
        </table:table-row>
        <table:table-row table:style-name="ro4">
          <table:table-cell office:value-type="string">
            <text:p>verlängern</text:p>
          </table:table-cell>
          <table:table-cell table:number-columns-repeated="255"/>
        </table:table-row>
        <table:table-row table:style-name="ro4">
          <table:table-cell office:value-type="string">
            <text:p>verlegen</text:p>
          </table:table-cell>
          <table:table-cell table:number-columns-repeated="255"/>
        </table:table-row>
        <table:table-row table:style-name="ro4">
          <table:table-cell office:value-type="string">
            <text:p>verleiben</text:p>
          </table:table-cell>
          <table:table-cell table:number-columns-repeated="255"/>
        </table:table-row>
        <table:table-row table:style-name="ro4">
          <table:table-cell office:value-type="string">
            <text:p>verleiten</text:p>
          </table:table-cell>
          <table:table-cell table:number-columns-repeated="255"/>
        </table:table-row>
        <table:table-row table:style-name="ro4">
          <table:table-cell office:value-type="string">
            <text:p>verlernen</text:p>
          </table:table-cell>
          <table:table-cell table:number-columns-repeated="255"/>
        </table:table-row>
        <table:table-row table:style-name="ro4">
          <table:table-cell office:value-type="string">
            <text:p>verletzen</text:p>
          </table:table-cell>
          <table:table-cell table:number-columns-repeated="255"/>
        </table:table-row>
        <table:table-row table:style-name="ro4">
          <table:table-cell office:value-type="string">
            <text:p>verleugnen</text:p>
          </table:table-cell>
          <table:table-cell table:number-columns-repeated="255"/>
        </table:table-row>
        <table:table-row table:style-name="ro4">
          <table:table-cell office:value-type="string">
            <text:p>verleumden</text:p>
          </table:table-cell>
          <table:table-cell table:number-columns-repeated="255"/>
        </table:table-row>
        <table:table-row table:style-name="ro4">
          <table:table-cell office:value-type="string">
            <text:p>verlieben</text:p>
          </table:table-cell>
          <table:table-cell table:number-columns-repeated="255"/>
        </table:table-row>
        <table:table-row table:style-name="ro4">
          <table:table-cell office:value-type="string">
            <text:p>verloben</text:p>
          </table:table-cell>
          <table:table-cell table:number-columns-repeated="255"/>
        </table:table-row>
        <table:table-row table:style-name="ro4">
          <table:table-cell office:value-type="string">
            <text:p>verlocken</text:p>
          </table:table-cell>
          <table:table-cell table:number-columns-repeated="255"/>
        </table:table-row>
        <table:table-row table:style-name="ro4">
          <table:table-cell office:value-type="string">
            <text:p>entgiften</text:p>
          </table:table-cell>
          <table:table-cell table:number-columns-repeated="255"/>
        </table:table-row>
        <table:table-row table:style-name="ro4">
          <table:table-cell office:value-type="string">
            <text:p>veranschlagen</text:p>
          </table:table-cell>
          <table:table-cell table:number-columns-repeated="255"/>
        </table:table-row>
        <table:table-row table:style-name="ro4">
          <table:table-cell office:value-type="string">
            <text:p>vereinnahmen</text:p>
          </table:table-cell>
          <table:table-cell table:number-columns-repeated="255"/>
        </table:table-row>
        <table:table-row table:style-name="ro4">
          <table:table-cell office:value-type="string">
            <text:p>erblassen</text:p>
          </table:table-cell>
          <table:table-cell table:number-columns-repeated="255"/>
        </table:table-row>
        <table:table-row table:style-name="ro4" table:number-rows-repeated="10471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rregVerbsList" table:style-name="ta6" table:print="false">
        <office:forms form:automatic-focus="false" form:apply-design-mode="false"/>
        <table:table-column table:style-name="co2" table:number-columns-repeated="14" table:default-cell-style-name="ce40"/>
        <table:table-column table:style-name="co13" table:default-cell-style-name="ce40"/>
        <table:table-column table:style-name="co2" table:number-columns-repeated="3" table:default-cell-style-name="ce41"/>
        <table:table-column table:style-name="co2" table:default-cell-style-name="ce44"/>
        <table:table-column table:style-name="co2" table:number-columns-repeated="2" table:default-cell-style-name="ce40"/>
        <table:table-column table:style-name="co2" table:default-cell-style-name="ce46"/>
        <table:table-column table:style-name="co2" table:default-cell-style-name="ce40"/>
        <table:table-column table:style-name="co14" table:default-cell-style-name="ce49"/>
        <table:table-column table:style-name="co2" table:number-columns-repeated="3" table:default-cell-style-name="ce40"/>
        <table:table-column table:style-name="co2" table:default-cell-style-name="ce46"/>
        <table:table-column table:style-name="co2" table:number-columns-repeated="228" table:default-cell-style-name="ce40"/>
        <table:table-column table:style-name="co6" table:number-columns-repeated="768" table:default-cell-style-name="Default"/>
        <table:table-row table:style-name="ro4">
          <table:table-cell table:style-name="ce38" office:value-type="string">
            <text:p>angeln</text:p>
          </table:table-cell>
          <table:table-cell office:value-type="string">
            <text:p>angle</text:p>
          </table:table-cell>
          <table:table-cell office:value-type="string">
            <text:p>angelst</text:p>
          </table:table-cell>
          <table:table-cell office:value-type="string">
            <text:p>angelt</text:p>
          </table:table-cell>
          <table:table-cell table:style-name="ce38" office:value-type="string">
            <text:p>angeln</text:p>
          </table:table-cell>
          <table:table-cell table:style-name="ce38" office:value-type="string">
            <text:p>angelt</text:p>
          </table:table-cell>
          <table:table-cell table:style-name="ce38" office:value-type="string">
            <text:p>angeln</text:p>
          </table:table-cell>
          <table:table-cell office:value-type="string">
            <text:p>angelte</text:p>
          </table:table-cell>
          <table:table-cell office:value-type="string">
            <text:p>angeltest</text:p>
          </table:table-cell>
          <table:table-cell office:value-type="string">
            <text:p>angelte</text:p>
          </table:table-cell>
          <table:table-cell table:style-name="ce38" office:value-type="string">
            <text:p>angelten</text:p>
          </table:table-cell>
          <table:table-cell table:style-name="ce38" office:value-type="string">
            <text:p>angeltet</text:p>
          </table:table-cell>
          <table:table-cell table:style-name="ce38" office:value-type="string">
            <text:p>angelten</text:p>
          </table:table-cell>
          <table:table-cell office:value-type="string">
            <text:p>angelnd</text:p>
          </table:table-cell>
          <table:table-cell office:value-type="string">
            <text:p>geangelt</text:p>
          </table:table-cell>
          <table:table-cell office:value-type="string">
            <text:p>angle</text:p>
          </table:table-cell>
          <table:table-cell office:value-type="string">
            <text:p>angelt</text:p>
          </table:table-cell>
          <table:table-cell office:value-type="string">
            <text:p>angel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angel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*</text:p>
          </table:table-cell>
          <table:table-cell table:style-name="ce45" table:number-columns-repeated="3"/>
          <table:table-cell table:style-name="ce42"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acken</text:p>
          </table:table-cell>
          <table:table-cell office:value-type="string">
            <text:p>backe</text:p>
          </table:table-cell>
          <table:table-cell office:value-type="string">
            <text:p>backst</text:p>
          </table:table-cell>
          <table:table-cell office:value-type="string">
            <text:p>backt</text:p>
          </table:table-cell>
          <table:table-cell table:style-name="ce38" office:value-type="string">
            <text:p>backen</text:p>
          </table:table-cell>
          <table:table-cell table:style-name="ce38" office:value-type="string">
            <text:p>backt</text:p>
          </table:table-cell>
          <table:table-cell table:style-name="ce38" office:value-type="string">
            <text:p>backen</text:p>
          </table:table-cell>
          <table:table-cell office:value-type="string">
            <text:p>buk</text:p>
          </table:table-cell>
          <table:table-cell office:value-type="string">
            <text:p>bukst</text:p>
          </table:table-cell>
          <table:table-cell office:value-type="string">
            <text:p>buk</text:p>
          </table:table-cell>
          <table:table-cell table:style-name="ce38" office:value-type="string">
            <text:p>buken</text:p>
          </table:table-cell>
          <table:table-cell table:style-name="ce38" office:value-type="string">
            <text:p>bukt</text:p>
          </table:table-cell>
          <table:table-cell table:style-name="ce38" office:value-type="string">
            <text:p>buken</text:p>
          </table:table-cell>
          <table:table-cell office:value-type="string">
            <text:p>backend</text:p>
          </table:table-cell>
          <table:table-cell office:value-type="string">
            <text:p>gebacken</text:p>
          </table:table-cell>
          <table:table-cell office:value-type="string">
            <text:p>back</text:p>
          </table:table-cell>
          <table:table-cell office:value-type="string">
            <text:p>backt</text:p>
          </table:table-cell>
          <table:table-cell office:value-type="string">
            <text:p>bac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ack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">
            <text:p>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denken</text:p>
          </table:table-cell>
          <table:table-cell office:value-type="string">
            <text:p>bedenke</text:p>
          </table:table-cell>
          <table:table-cell office:value-type="string">
            <text:p>bedenkst</text:p>
          </table:table-cell>
          <table:table-cell office:value-type="string">
            <text:p>bedenkt</text:p>
          </table:table-cell>
          <table:table-cell table:style-name="ce38" office:value-type="string">
            <text:p>bedenken</text:p>
          </table:table-cell>
          <table:table-cell table:style-name="ce38" office:value-type="string">
            <text:p>bedenkt</text:p>
          </table:table-cell>
          <table:table-cell table:style-name="ce38" office:value-type="string">
            <text:p>bedenken</text:p>
          </table:table-cell>
          <table:table-cell office:value-type="string">
            <text:p>bedachte</text:p>
          </table:table-cell>
          <table:table-cell office:value-type="string">
            <text:p>bedachtest</text:p>
          </table:table-cell>
          <table:table-cell office:value-type="string">
            <text:p>bedachte</text:p>
          </table:table-cell>
          <table:table-cell table:style-name="ce38" office:value-type="string">
            <text:p>bedachten</text:p>
          </table:table-cell>
          <table:table-cell table:style-name="ce38" office:value-type="string">
            <text:p>bedachtet</text:p>
          </table:table-cell>
          <table:table-cell table:style-name="ce38" office:value-type="string">
            <text:p>bedachten</text:p>
          </table:table-cell>
          <table:table-cell office:value-type="string">
            <text:p>bedenkend</text:p>
          </table:table-cell>
          <table:table-cell office:value-type="string">
            <text:p>bedacht</text:p>
          </table:table-cell>
          <table:table-cell office:value-type="string">
            <text:p>bedenke</text:p>
          </table:table-cell>
          <table:table-cell office:value-type="string">
            <text:p>bedenkt</text:p>
          </table:table-cell>
          <table:table-cell office:value-type="string">
            <text:p>bede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en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198">
            <text:p>19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dürfen</text:p>
          </table:table-cell>
          <table:table-cell office:value-type="string">
            <text:p>badarf</text:p>
          </table:table-cell>
          <table:table-cell office:value-type="string">
            <text:p>bedarfst</text:p>
          </table:table-cell>
          <table:table-cell office:value-type="string">
            <text:p>bedarf</text:p>
          </table:table-cell>
          <table:table-cell table:style-name="ce38" office:value-type="string">
            <text:p>bedürfen</text:p>
          </table:table-cell>
          <table:table-cell table:style-name="ce38" office:value-type="string">
            <text:p>bedürft</text:p>
          </table:table-cell>
          <table:table-cell table:style-name="ce38" office:value-type="string">
            <text:p>bedürfen</text:p>
          </table:table-cell>
          <table:table-cell office:value-type="string">
            <text:p>bedurfte</text:p>
          </table:table-cell>
          <table:table-cell office:value-type="string">
            <text:p>bedurftest</text:p>
          </table:table-cell>
          <table:table-cell office:value-type="string">
            <text:p>bedurfte</text:p>
          </table:table-cell>
          <table:table-cell table:style-name="ce38" office:value-type="string">
            <text:p>bedurften</text:p>
          </table:table-cell>
          <table:table-cell table:style-name="ce38" office:value-type="string">
            <text:p>bedurftet</text:p>
          </table:table-cell>
          <table:table-cell table:style-name="ce38" office:value-type="string">
            <text:p>bedurften</text:p>
          </table:table-cell>
          <table:table-cell office:value-type="string">
            <text:p>bedürfend</text:p>
          </table:table-cell>
          <table:table-cell office:value-type="string">
            <text:p>bedurft</text:p>
          </table:table-cell>
          <table:table-cell office:value-type="string">
            <text:p>bedürfe</text:p>
          </table:table-cell>
          <table:table-cell office:value-type="string">
            <text:p>bedürft</text:p>
          </table:table-cell>
          <table:table-cell office:value-type="string">
            <text:p>bedü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ürfen</text:p>
          </table:table-cell>
          <table:table-cell table:style-name="ce45" office:value-type="string">
            <text:p>G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a / u / u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03">
            <text:p>20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fahren</text:p>
          </table:table-cell>
          <table:table-cell office:value-type="string">
            <text:p>befahre</text:p>
          </table:table-cell>
          <table:table-cell office:value-type="string">
            <text:p>befährst</text:p>
          </table:table-cell>
          <table:table-cell office:value-type="string">
            <text:p>befährt</text:p>
          </table:table-cell>
          <table:table-cell table:style-name="ce38" office:value-type="string">
            <text:p>befahren</text:p>
          </table:table-cell>
          <table:table-cell table:style-name="ce38" office:value-type="string">
            <text:p>befahrt</text:p>
          </table:table-cell>
          <table:table-cell table:style-name="ce38" office:value-type="string">
            <text:p>befahren</text:p>
          </table:table-cell>
          <table:table-cell office:value-type="string">
            <text:p>befuhr</text:p>
          </table:table-cell>
          <table:table-cell office:value-type="string">
            <text:p>befuhrst</text:p>
          </table:table-cell>
          <table:table-cell office:value-type="string">
            <text:p>befuhr</text:p>
          </table:table-cell>
          <table:table-cell table:style-name="ce38" office:value-type="string">
            <text:p>befuhren</text:p>
          </table:table-cell>
          <table:table-cell table:style-name="ce38" office:value-type="string">
            <text:p>befuhrt</text:p>
          </table:table-cell>
          <table:table-cell table:style-name="ce38" office:value-type="string">
            <text:p>befuhren</text:p>
          </table:table-cell>
          <table:table-cell office:value-type="string">
            <text:p>befahrend</text:p>
          </table:table-cell>
          <table:table-cell office:value-type="string">
            <text:p>befahren</text:p>
          </table:table-cell>
          <table:table-cell office:value-type="string">
            <text:p>befahr</text:p>
          </table:table-cell>
          <table:table-cell office:value-type="string">
            <text:p>befahrt</text:p>
          </table:table-cell>
          <table:table-cell office:value-type="string">
            <text:p>befah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h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05">
            <text:p>20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fallen</text:p>
          </table:table-cell>
          <table:table-cell office:value-type="string">
            <text:p>befalle</text:p>
          </table:table-cell>
          <table:table-cell office:value-type="string">
            <text:p>befällst</text:p>
          </table:table-cell>
          <table:table-cell office:value-type="string">
            <text:p>befällt</text:p>
          </table:table-cell>
          <table:table-cell table:style-name="ce38" office:value-type="string">
            <text:p>befallen</text:p>
          </table:table-cell>
          <table:table-cell table:style-name="ce38" office:value-type="string">
            <text:p>befallt</text:p>
          </table:table-cell>
          <table:table-cell table:style-name="ce38" office:value-type="string">
            <text:p>befallen</text:p>
          </table:table-cell>
          <table:table-cell office:value-type="string">
            <text:p>befiel</text:p>
          </table:table-cell>
          <table:table-cell office:value-type="string">
            <text:p>befielst</text:p>
          </table:table-cell>
          <table:table-cell office:value-type="string">
            <text:p>befiel</text:p>
          </table:table-cell>
          <table:table-cell table:style-name="ce38" office:value-type="string">
            <text:p>befielen</text:p>
          </table:table-cell>
          <table:table-cell table:style-name="ce38" office:value-type="string">
            <text:p>befielt</text:p>
          </table:table-cell>
          <table:table-cell table:style-name="ce38" office:value-type="string">
            <text:p>befielen</text:p>
          </table:table-cell>
          <table:table-cell office:value-type="string">
            <text:p>befallend</text:p>
          </table:table-cell>
          <table:table-cell office:value-type="string">
            <text:p>befallen</text:p>
          </table:table-cell>
          <table:table-cell office:value-type="string">
            <text:p>befall</text:p>
          </table:table-cell>
          <table:table-cell office:value-type="string">
            <text:p>befallt</text:p>
          </table:table-cell>
          <table:table-cell office:value-type="string">
            <text:p>befa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ll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09">
            <text:p>20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fassen</text:p>
          </table:table-cell>
          <table:table-cell office:value-type="string">
            <text:p>befasse</text:p>
          </table:table-cell>
          <table:table-cell table:number-columns-repeated="2" office:value-type="string">
            <text:p>befasst</text:p>
          </table:table-cell>
          <table:table-cell table:style-name="ce38" office:value-type="string">
            <text:p>befassen</text:p>
          </table:table-cell>
          <table:table-cell table:style-name="ce38" office:value-type="string">
            <text:p>befasst</text:p>
          </table:table-cell>
          <table:table-cell table:style-name="ce38" office:value-type="string">
            <text:p>befassen</text:p>
          </table:table-cell>
          <table:table-cell office:value-type="string">
            <text:p>befasste</text:p>
          </table:table-cell>
          <table:table-cell office:value-type="string">
            <text:p>befasstest</text:p>
          </table:table-cell>
          <table:table-cell office:value-type="string">
            <text:p>befasste</text:p>
          </table:table-cell>
          <table:table-cell table:style-name="ce38" office:value-type="string">
            <text:p>befassten</text:p>
          </table:table-cell>
          <table:table-cell table:style-name="ce38" office:value-type="string">
            <text:p>befasstet</text:p>
          </table:table-cell>
          <table:table-cell table:style-name="ce38" office:value-type="string">
            <text:p>befassten</text:p>
          </table:table-cell>
          <table:table-cell office:value-type="string">
            <text:p>befassend</text:p>
          </table:table-cell>
          <table:table-cell office:value-type="string">
            <text:p>befasst</text:p>
          </table:table-cell>
          <table:table-cell office:value-type="string">
            <text:p>befasse</text:p>
          </table:table-cell>
          <table:table-cell office:value-type="string">
            <text:p>befasst</text:p>
          </table:table-cell>
          <table:table-cell office:value-type="string">
            <text:p>bef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ss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a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15">
            <text:p>21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fehlen</text:p>
          </table:table-cell>
          <table:table-cell office:value-type="string">
            <text:p>befehle</text:p>
          </table:table-cell>
          <table:table-cell office:value-type="string">
            <text:p>befiehlst</text:p>
          </table:table-cell>
          <table:table-cell office:value-type="string">
            <text:p>befiehlt</text:p>
          </table:table-cell>
          <table:table-cell table:style-name="ce38" office:value-type="string">
            <text:p>befehlen</text:p>
          </table:table-cell>
          <table:table-cell table:style-name="ce38" office:value-type="string">
            <text:p>befehlt</text:p>
          </table:table-cell>
          <table:table-cell table:style-name="ce38" office:value-type="string">
            <text:p>befehlen</text:p>
          </table:table-cell>
          <table:table-cell office:value-type="string">
            <text:p>befahl</text:p>
          </table:table-cell>
          <table:table-cell office:value-type="string">
            <text:p>befahlst</text:p>
          </table:table-cell>
          <table:table-cell office:value-type="string">
            <text:p>befahl</text:p>
          </table:table-cell>
          <table:table-cell table:style-name="ce38" office:value-type="string">
            <text:p>befahlen</text:p>
          </table:table-cell>
          <table:table-cell table:style-name="ce38" office:value-type="string">
            <text:p>befahlt</text:p>
          </table:table-cell>
          <table:table-cell table:style-name="ce38" office:value-type="string">
            <text:p>befahlen</text:p>
          </table:table-cell>
          <table:table-cell office:value-type="string">
            <text:p>befehlend</text:p>
          </table:table-cell>
          <table:table-cell office:value-type="string">
            <text:p>befohlen</text:p>
          </table:table-cell>
          <table:table-cell office:value-type="string">
            <text:p>befiehl</text:p>
          </table:table-cell>
          <table:table-cell office:value-type="string">
            <text:p>befehlt</text:p>
          </table:table-cell>
          <table:table-cell office:value-type="string">
            <text:p>befeh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fehl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">
            <text:p>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fließen</text:p>
          </table:table-cell>
          <table:table-cell office:value-type="string">
            <text:p>befließe</text:p>
          </table:table-cell>
          <table:table-cell table:number-columns-repeated="2" office:value-type="string">
            <text:p>befließt</text:p>
          </table:table-cell>
          <table:table-cell table:style-name="ce38" office:value-type="string">
            <text:p>befließen</text:p>
          </table:table-cell>
          <table:table-cell table:style-name="ce38" office:value-type="string">
            <text:p>befließt</text:p>
          </table:table-cell>
          <table:table-cell table:style-name="ce38" office:value-type="string">
            <text:p>befließen</text:p>
          </table:table-cell>
          <table:table-cell office:value-type="string">
            <text:p>befloss</text:p>
          </table:table-cell>
          <table:table-cell office:value-type="string">
            <text:p>beflosst</text:p>
          </table:table-cell>
          <table:table-cell office:value-type="string">
            <text:p>befloss</text:p>
          </table:table-cell>
          <table:table-cell table:style-name="ce38" office:value-type="string">
            <text:p>beflossen</text:p>
          </table:table-cell>
          <table:table-cell table:style-name="ce38" office:value-type="string">
            <text:p>beflosst</text:p>
          </table:table-cell>
          <table:table-cell table:style-name="ce38" office:value-type="string">
            <text:p>beflossen</text:p>
          </table:table-cell>
          <table:table-cell office:value-type="string">
            <text:p>befließend</text:p>
          </table:table-cell>
          <table:table-cell office:value-type="string">
            <text:p>beflossen</text:p>
          </table:table-cell>
          <table:table-cell office:value-type="string">
            <text:p>befließe</text:p>
          </table:table-cell>
          <table:table-cell office:value-type="string">
            <text:p>befließt</text:p>
          </table:table-cell>
          <table:table-cell office:value-type="string">
            <text:p>bef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ß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22">
            <text:p>22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gehen</text:p>
          </table:table-cell>
          <table:table-cell office:value-type="string">
            <text:p>begehe</text:p>
          </table:table-cell>
          <table:table-cell office:value-type="string">
            <text:p>begehst</text:p>
          </table:table-cell>
          <table:table-cell office:value-type="string">
            <text:p>begeht</text:p>
          </table:table-cell>
          <table:table-cell table:style-name="ce38" office:value-type="string">
            <text:p>begehen</text:p>
          </table:table-cell>
          <table:table-cell table:style-name="ce38" office:value-type="string">
            <text:p>begeht</text:p>
          </table:table-cell>
          <table:table-cell table:style-name="ce38" office:value-type="string">
            <text:p>begehen</text:p>
          </table:table-cell>
          <table:table-cell office:value-type="string">
            <text:p>beging</text:p>
          </table:table-cell>
          <table:table-cell office:value-type="string">
            <text:p>begingst</text:p>
          </table:table-cell>
          <table:table-cell office:value-type="string">
            <text:p>beging</text:p>
          </table:table-cell>
          <table:table-cell table:style-name="ce38" office:value-type="string">
            <text:p>begingen</text:p>
          </table:table-cell>
          <table:table-cell table:style-name="ce38" office:value-type="string">
            <text:p>begingt</text:p>
          </table:table-cell>
          <table:table-cell table:style-name="ce38" office:value-type="string">
            <text:p>begingen</text:p>
          </table:table-cell>
          <table:table-cell office:value-type="string">
            <text:p>begehend</text:p>
          </table:table-cell>
          <table:table-cell office:value-type="string">
            <text:p>begangen</text:p>
          </table:table-cell>
          <table:table-cell office:value-type="string">
            <text:p>begehe</text:p>
          </table:table-cell>
          <table:table-cell office:value-type="string">
            <text:p>begeht</text:p>
          </table:table-cell>
          <table:table-cell office:value-type="string">
            <text:p>beg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ng / ang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29">
            <text:p>22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gießen</text:p>
          </table:table-cell>
          <table:table-cell office:value-type="string">
            <text:p>begieße</text:p>
          </table:table-cell>
          <table:table-cell table:number-columns-repeated="2" office:value-type="string">
            <text:p>begießt</text:p>
          </table:table-cell>
          <table:table-cell table:style-name="ce38" office:value-type="string">
            <text:p>begießen</text:p>
          </table:table-cell>
          <table:table-cell table:style-name="ce38" office:value-type="string">
            <text:p>begießt</text:p>
          </table:table-cell>
          <table:table-cell table:style-name="ce38" office:value-type="string">
            <text:p>begießen</text:p>
          </table:table-cell>
          <table:table-cell office:value-type="string">
            <text:p>begoss</text:p>
          </table:table-cell>
          <table:table-cell office:value-type="string">
            <text:p>begosst</text:p>
          </table:table-cell>
          <table:table-cell office:value-type="string">
            <text:p>begoss</text:p>
          </table:table-cell>
          <table:table-cell table:style-name="ce38" office:value-type="string">
            <text:p>begossen</text:p>
          </table:table-cell>
          <table:table-cell table:style-name="ce38" office:value-type="string">
            <text:p>begosst</text:p>
          </table:table-cell>
          <table:table-cell table:style-name="ce38" office:value-type="string">
            <text:p>begossen</text:p>
          </table:table-cell>
          <table:table-cell office:value-type="string">
            <text:p>begießend</text:p>
          </table:table-cell>
          <table:table-cell office:value-type="string">
            <text:p>begossen</text:p>
          </table:table-cell>
          <table:table-cell office:value-type="string">
            <text:p>begieße</text:p>
          </table:table-cell>
          <table:table-cell office:value-type="string">
            <text:p>begießt</text:p>
          </table:table-cell>
          <table:table-cell office:value-type="string">
            <text:p>beg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34">
            <text:p>23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ginnen</text:p>
          </table:table-cell>
          <table:table-cell office:value-type="string">
            <text:p>beginne</text:p>
          </table:table-cell>
          <table:table-cell office:value-type="string">
            <text:p>beginnst</text:p>
          </table:table-cell>
          <table:table-cell office:value-type="string">
            <text:p>beginnt</text:p>
          </table:table-cell>
          <table:table-cell table:style-name="ce38" office:value-type="string">
            <text:p>beginnen</text:p>
          </table:table-cell>
          <table:table-cell table:style-name="ce38" office:value-type="string">
            <text:p>beginnt</text:p>
          </table:table-cell>
          <table:table-cell table:style-name="ce38" office:value-type="string">
            <text:p>beginnen</text:p>
          </table:table-cell>
          <table:table-cell office:value-type="string">
            <text:p>begann</text:p>
          </table:table-cell>
          <table:table-cell office:value-type="string">
            <text:p>begannst</text:p>
          </table:table-cell>
          <table:table-cell office:value-type="string">
            <text:p>begann</text:p>
          </table:table-cell>
          <table:table-cell table:style-name="ce38" office:value-type="string">
            <text:p>begannen</text:p>
          </table:table-cell>
          <table:table-cell table:style-name="ce38" office:value-type="string">
            <text:p>begannt</text:p>
          </table:table-cell>
          <table:table-cell table:style-name="ce38" office:value-type="string">
            <text:p>begannen</text:p>
          </table:table-cell>
          <table:table-cell office:value-type="string">
            <text:p>beginnend</text:p>
          </table:table-cell>
          <table:table-cell office:value-type="string">
            <text:p>begonnen</text:p>
          </table:table-cell>
          <table:table-cell office:value-type="string">
            <text:p>beginn</text:p>
          </table:table-cell>
          <table:table-cell office:value-type="string">
            <text:p>beginnt</text:p>
          </table:table-cell>
          <table:table-cell office:value-type="string">
            <text:p>beg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gi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">
            <text:p>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gleichen</text:p>
          </table:table-cell>
          <table:table-cell office:value-type="string">
            <text:p>begleiche</text:p>
          </table:table-cell>
          <table:table-cell office:value-type="string">
            <text:p>begleichst</text:p>
          </table:table-cell>
          <table:table-cell office:value-type="string">
            <text:p>begleicht</text:p>
          </table:table-cell>
          <table:table-cell table:style-name="ce38" office:value-type="string">
            <text:p>begleichen</text:p>
          </table:table-cell>
          <table:table-cell table:style-name="ce38" office:value-type="string">
            <text:p>begleicht</text:p>
          </table:table-cell>
          <table:table-cell table:style-name="ce38" office:value-type="string">
            <text:p>begleichen</text:p>
          </table:table-cell>
          <table:table-cell office:value-type="string">
            <text:p>beglich</text:p>
          </table:table-cell>
          <table:table-cell office:value-type="string">
            <text:p>beglichst</text:p>
          </table:table-cell>
          <table:table-cell office:value-type="string">
            <text:p>beglich</text:p>
          </table:table-cell>
          <table:table-cell table:style-name="ce38" office:value-type="string">
            <text:p>beglichen</text:p>
          </table:table-cell>
          <table:table-cell table:style-name="ce38" office:value-type="string">
            <text:p>beglicht</text:p>
          </table:table-cell>
          <table:table-cell table:style-name="ce38" office:value-type="string">
            <text:p>beglichen</text:p>
          </table:table-cell>
          <table:table-cell office:value-type="string">
            <text:p>begleichend</text:p>
          </table:table-cell>
          <table:table-cell office:value-type="string">
            <text:p>beglichen</text:p>
          </table:table-cell>
          <table:table-cell office:value-type="string">
            <text:p>begleiche</text:p>
          </table:table-cell>
          <table:table-cell office:value-type="string">
            <text:p>begleicht</text:p>
          </table:table-cell>
          <table:table-cell office:value-type="string">
            <text:p>beg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lei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37">
            <text:p>23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graben</text:p>
          </table:table-cell>
          <table:table-cell office:value-type="string">
            <text:p>begrabe</text:p>
          </table:table-cell>
          <table:table-cell office:value-type="string">
            <text:p>begräbst</text:p>
          </table:table-cell>
          <table:table-cell office:value-type="string">
            <text:p>begräbt</text:p>
          </table:table-cell>
          <table:table-cell table:style-name="ce38" office:value-type="string">
            <text:p>begraben</text:p>
          </table:table-cell>
          <table:table-cell table:style-name="ce38" office:value-type="string">
            <text:p>begrabt</text:p>
          </table:table-cell>
          <table:table-cell table:style-name="ce38" office:value-type="string">
            <text:p>begraben</text:p>
          </table:table-cell>
          <table:table-cell office:value-type="string">
            <text:p>begrub</text:p>
          </table:table-cell>
          <table:table-cell office:value-type="string">
            <text:p>begrubst</text:p>
          </table:table-cell>
          <table:table-cell office:value-type="string">
            <text:p>begrub</text:p>
          </table:table-cell>
          <table:table-cell table:style-name="ce38" office:value-type="string">
            <text:p>begruben</text:p>
          </table:table-cell>
          <table:table-cell table:style-name="ce38" office:value-type="string">
            <text:p>begrubt</text:p>
          </table:table-cell>
          <table:table-cell table:style-name="ce38" office:value-type="string">
            <text:p>begruben</text:p>
          </table:table-cell>
          <table:table-cell office:value-type="string">
            <text:p>begrabend</text:p>
          </table:table-cell>
          <table:table-cell office:value-type="string">
            <text:p>begraben</text:p>
          </table:table-cell>
          <table:table-cell office:value-type="string">
            <text:p>begrabe</text:p>
          </table:table-cell>
          <table:table-cell office:value-type="string">
            <text:p>begrabt</text:p>
          </table:table-cell>
          <table:table-cell office:value-type="string">
            <text:p>begra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a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40">
            <text:p>24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greifen</text:p>
          </table:table-cell>
          <table:table-cell office:value-type="string">
            <text:p>begreife</text:p>
          </table:table-cell>
          <table:table-cell office:value-type="string">
            <text:p>begreifst</text:p>
          </table:table-cell>
          <table:table-cell office:value-type="string">
            <text:p>begreift</text:p>
          </table:table-cell>
          <table:table-cell table:style-name="ce38" office:value-type="string">
            <text:p>begreifen</text:p>
          </table:table-cell>
          <table:table-cell table:style-name="ce38" office:value-type="string">
            <text:p>begreift</text:p>
          </table:table-cell>
          <table:table-cell table:style-name="ce38" office:value-type="string">
            <text:p>begreifen</text:p>
          </table:table-cell>
          <table:table-cell office:value-type="string">
            <text:p>begriff</text:p>
          </table:table-cell>
          <table:table-cell office:value-type="string">
            <text:p>begriffst</text:p>
          </table:table-cell>
          <table:table-cell office:value-type="string">
            <text:p>begriff</text:p>
          </table:table-cell>
          <table:table-cell table:style-name="ce38" office:value-type="string">
            <text:p>begriffen</text:p>
          </table:table-cell>
          <table:table-cell table:style-name="ce38" office:value-type="string">
            <text:p>begrifft</text:p>
          </table:table-cell>
          <table:table-cell table:style-name="ce38" office:value-type="string">
            <text:p>begriffen</text:p>
          </table:table-cell>
          <table:table-cell office:value-type="string">
            <text:p>begreifend</text:p>
          </table:table-cell>
          <table:table-cell office:value-type="string">
            <text:p>begriffen</text:p>
          </table:table-cell>
          <table:table-cell office:value-type="string">
            <text:p>begreife</text:p>
          </table:table-cell>
          <table:table-cell office:value-type="string">
            <text:p>begreift</text:p>
          </table:table-cell>
          <table:table-cell office:value-type="string">
            <text:p>begr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ei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42">
            <text:p>24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hängen</text:p>
          </table:table-cell>
          <table:table-cell office:value-type="string">
            <text:p>behänge</text:p>
          </table:table-cell>
          <table:table-cell office:value-type="string">
            <text:p>behängst</text:p>
          </table:table-cell>
          <table:table-cell office:value-type="string">
            <text:p>behängt</text:p>
          </table:table-cell>
          <table:table-cell table:style-name="ce38" office:value-type="string">
            <text:p>behängen</text:p>
          </table:table-cell>
          <table:table-cell table:style-name="ce38" office:value-type="string">
            <text:p>behängt</text:p>
          </table:table-cell>
          <table:table-cell table:style-name="ce38" office:value-type="string">
            <text:p>behängen</text:p>
          </table:table-cell>
          <table:table-cell office:value-type="string">
            <text:p>behing</text:p>
          </table:table-cell>
          <table:table-cell office:value-type="string">
            <text:p>behingst</text:p>
          </table:table-cell>
          <table:table-cell office:value-type="string">
            <text:p>behing</text:p>
          </table:table-cell>
          <table:table-cell table:style-name="ce38" office:value-type="string">
            <text:p>behingen</text:p>
          </table:table-cell>
          <table:table-cell table:style-name="ce38" office:value-type="string">
            <text:p>behingt</text:p>
          </table:table-cell>
          <table:table-cell table:style-name="ce38" office:value-type="string">
            <text:p>behingen</text:p>
          </table:table-cell>
          <table:table-cell office:value-type="string">
            <text:p>behängend</text:p>
          </table:table-cell>
          <table:table-cell office:value-type="string">
            <text:p>behangen</text:p>
          </table:table-cell>
          <table:table-cell office:value-type="string">
            <text:p>behänge</text:p>
          </table:table-cell>
          <table:table-cell office:value-type="string">
            <text:p>behängt</text:p>
          </table:table-cell>
          <table:table-cell office:value-type="string">
            <text:p>behä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ä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48">
            <text:p>24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heben</text:p>
          </table:table-cell>
          <table:table-cell office:value-type="string">
            <text:p>behebe</text:p>
          </table:table-cell>
          <table:table-cell office:value-type="string">
            <text:p>behebst</text:p>
          </table:table-cell>
          <table:table-cell office:value-type="string">
            <text:p>behebt</text:p>
          </table:table-cell>
          <table:table-cell table:style-name="ce38" office:value-type="string">
            <text:p>beheben</text:p>
          </table:table-cell>
          <table:table-cell table:style-name="ce38" office:value-type="string">
            <text:p>behebt</text:p>
          </table:table-cell>
          <table:table-cell table:style-name="ce38" office:value-type="string">
            <text:p>beheben</text:p>
          </table:table-cell>
          <table:table-cell office:value-type="string">
            <text:p>behob</text:p>
          </table:table-cell>
          <table:table-cell office:value-type="string">
            <text:p>behobst</text:p>
          </table:table-cell>
          <table:table-cell office:value-type="string">
            <text:p>behob</text:p>
          </table:table-cell>
          <table:table-cell table:style-name="ce38" office:value-type="string">
            <text:p>behoben</text:p>
          </table:table-cell>
          <table:table-cell table:style-name="ce38" office:value-type="string">
            <text:p>behobt</text:p>
          </table:table-cell>
          <table:table-cell table:style-name="ce38" office:value-type="string">
            <text:p>behoben</text:p>
          </table:table-cell>
          <table:table-cell office:value-type="string">
            <text:p>behebend</text:p>
          </table:table-cell>
          <table:table-cell office:value-type="string">
            <text:p>behoben</text:p>
          </table:table-cell>
          <table:table-cell office:value-type="string">
            <text:p>behebe</text:p>
          </table:table-cell>
          <table:table-cell office:value-type="string">
            <text:p>behebt</text:p>
          </table:table-cell>
          <table:table-cell office:value-type="string">
            <text:p>beh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50">
            <text:p>25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helfen</text:p>
          </table:table-cell>
          <table:table-cell office:value-type="string">
            <text:p>behelfe</text:p>
          </table:table-cell>
          <table:table-cell office:value-type="string">
            <text:p>behilfst</text:p>
          </table:table-cell>
          <table:table-cell office:value-type="string">
            <text:p>behilft</text:p>
          </table:table-cell>
          <table:table-cell table:style-name="ce38" office:value-type="string">
            <text:p>behelfen</text:p>
          </table:table-cell>
          <table:table-cell table:style-name="ce38" office:value-type="string">
            <text:p>behelft</text:p>
          </table:table-cell>
          <table:table-cell table:style-name="ce38" office:value-type="string">
            <text:p>behelfen</text:p>
          </table:table-cell>
          <table:table-cell office:value-type="string">
            <text:p>behalf</text:p>
          </table:table-cell>
          <table:table-cell office:value-type="string">
            <text:p>behalfst</text:p>
          </table:table-cell>
          <table:table-cell office:value-type="string">
            <text:p>behalf</text:p>
          </table:table-cell>
          <table:table-cell table:style-name="ce38" office:value-type="string">
            <text:p>behalfen</text:p>
          </table:table-cell>
          <table:table-cell table:style-name="ce38" office:value-type="string">
            <text:p>behalft</text:p>
          </table:table-cell>
          <table:table-cell table:style-name="ce38" office:value-type="string">
            <text:p>behalfen</text:p>
          </table:table-cell>
          <table:table-cell office:value-type="string">
            <text:p>behelfend</text:p>
          </table:table-cell>
          <table:table-cell office:value-type="string">
            <text:p>beholfen</text:p>
          </table:table-cell>
          <table:table-cell office:value-type="string">
            <text:p>behilf</text:p>
          </table:table-cell>
          <table:table-cell office:value-type="string">
            <text:p>behelft</text:p>
          </table:table-cell>
          <table:table-cell office:value-type="string">
            <text:p>behelfen</text:p>
          </table:table-cell>
          <table:table-cell table:style-name="ce42" office:value-type="string">
            <text:p>sich</text:p>
          </table:table-cell>
          <table:table-cell table:style-name="ce45" office:value-type="string">
            <text:p>hel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54">
            <text:p>25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ißen</text:p>
          </table:table-cell>
          <table:table-cell office:value-type="string">
            <text:p>beiße</text:p>
          </table:table-cell>
          <table:table-cell table:number-columns-repeated="2" office:value-type="string">
            <text:p>beißt</text:p>
          </table:table-cell>
          <table:table-cell table:style-name="ce38" office:value-type="string">
            <text:p>beißen</text:p>
          </table:table-cell>
          <table:table-cell table:style-name="ce38" office:value-type="string">
            <text:p>beißt</text:p>
          </table:table-cell>
          <table:table-cell table:style-name="ce38" office:value-type="string">
            <text:p>beißen</text:p>
          </table:table-cell>
          <table:table-cell office:value-type="string">
            <text:p>biss</text:p>
          </table:table-cell>
          <table:table-cell office:value-type="string">
            <text:p>bisst</text:p>
          </table:table-cell>
          <table:table-cell office:value-type="string">
            <text:p>biss</text:p>
          </table:table-cell>
          <table:table-cell table:style-name="ce38" office:value-type="string">
            <text:p>bissen</text:p>
          </table:table-cell>
          <table:table-cell table:style-name="ce38" office:value-type="string">
            <text:p>bisst</text:p>
          </table:table-cell>
          <table:table-cell table:style-name="ce38" office:value-type="string">
            <text:p>bissen</text:p>
          </table:table-cell>
          <table:table-cell office:value-type="string">
            <text:p>beißend</text:p>
          </table:table-cell>
          <table:table-cell office:value-type="string">
            <text:p>gebissen</text:p>
          </table:table-cell>
          <table:table-cell office:value-type="string">
            <text:p>beiße</text:p>
          </table:table-cell>
          <table:table-cell office:value-type="string">
            <text:p>beißt</text:p>
          </table:table-cell>
          <table:table-cell office:value-type="string">
            <text:p>b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ißen</text:p>
          </table:table-cell>
          <table:table-cell table:style-name="ce45" office:value-type="string">
            <text:p>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">
            <text:p>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kennen</text:p>
          </table:table-cell>
          <table:table-cell office:value-type="string">
            <text:p>bekenne</text:p>
          </table:table-cell>
          <table:table-cell office:value-type="string">
            <text:p>bekennst</text:p>
          </table:table-cell>
          <table:table-cell office:value-type="string">
            <text:p>bekennt</text:p>
          </table:table-cell>
          <table:table-cell table:style-name="ce38" office:value-type="string">
            <text:p>bekennen</text:p>
          </table:table-cell>
          <table:table-cell table:style-name="ce38" office:value-type="string">
            <text:p>bekennt</text:p>
          </table:table-cell>
          <table:table-cell table:style-name="ce38" office:value-type="string">
            <text:p>bekennen</text:p>
          </table:table-cell>
          <table:table-cell office:value-type="string">
            <text:p>bekannte</text:p>
          </table:table-cell>
          <table:table-cell office:value-type="string">
            <text:p>bekanntest</text:p>
          </table:table-cell>
          <table:table-cell office:value-type="string">
            <text:p>bekannte</text:p>
          </table:table-cell>
          <table:table-cell table:style-name="ce38" office:value-type="string">
            <text:p>bekannten</text:p>
          </table:table-cell>
          <table:table-cell table:style-name="ce38" office:value-type="string">
            <text:p>bekanntet</text:p>
          </table:table-cell>
          <table:table-cell table:style-name="ce38" office:value-type="string">
            <text:p>bekannten</text:p>
          </table:table-cell>
          <table:table-cell office:value-type="string">
            <text:p>bekennend</text:p>
          </table:table-cell>
          <table:table-cell office:value-type="string">
            <text:p>bekannt</text:p>
          </table:table-cell>
          <table:table-cell office:value-type="string">
            <text:p>bekenne</text:p>
          </table:table-cell>
          <table:table-cell office:value-type="string">
            <text:p>bekennt</text:p>
          </table:table-cell>
          <table:table-cell office:value-type="string">
            <text:p>bek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enn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55">
            <text:p>25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kommen</text:p>
          </table:table-cell>
          <table:table-cell office:value-type="string">
            <text:p>bekomme</text:p>
          </table:table-cell>
          <table:table-cell office:value-type="string">
            <text:p>bekommst</text:p>
          </table:table-cell>
          <table:table-cell office:value-type="string">
            <text:p>bekommt</text:p>
          </table:table-cell>
          <table:table-cell table:style-name="ce38" office:value-type="string">
            <text:p>bekommen</text:p>
          </table:table-cell>
          <table:table-cell table:style-name="ce38" office:value-type="string">
            <text:p>bekommt</text:p>
          </table:table-cell>
          <table:table-cell table:style-name="ce38" office:value-type="string">
            <text:p>bekommen</text:p>
          </table:table-cell>
          <table:table-cell office:value-type="string">
            <text:p>bekam</text:p>
          </table:table-cell>
          <table:table-cell office:value-type="string">
            <text:p>bekamst</text:p>
          </table:table-cell>
          <table:table-cell office:value-type="string">
            <text:p>bekam</text:p>
          </table:table-cell>
          <table:table-cell table:style-name="ce38" office:value-type="string">
            <text:p>bekamen</text:p>
          </table:table-cell>
          <table:table-cell table:style-name="ce38" office:value-type="string">
            <text:p>bekamt</text:p>
          </table:table-cell>
          <table:table-cell table:style-name="ce38" office:value-type="string">
            <text:p>bekamen</text:p>
          </table:table-cell>
          <table:table-cell office:value-type="string">
            <text:p>bekommend</text:p>
          </table:table-cell>
          <table:table-cell office:value-type="string">
            <text:p>bekommen</text:p>
          </table:table-cell>
          <table:table-cell office:value-type="string">
            <text:p>bekomme</text:p>
          </table:table-cell>
          <table:table-cell office:value-type="string">
            <text:p>bekommt</text:p>
          </table:table-cell>
          <table:table-cell office:value-type="string">
            <text:p>beko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omm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60">
            <text:p>26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laden</text:p>
          </table:table-cell>
          <table:table-cell office:value-type="string">
            <text:p>belade</text:p>
          </table:table-cell>
          <table:table-cell office:value-type="string">
            <text:p>belädst</text:p>
          </table:table-cell>
          <table:table-cell office:value-type="string">
            <text:p>belädt</text:p>
          </table:table-cell>
          <table:table-cell table:style-name="ce38" office:value-type="string">
            <text:p>beladen</text:p>
          </table:table-cell>
          <table:table-cell table:style-name="ce38" office:value-type="string">
            <text:p>beladet</text:p>
          </table:table-cell>
          <table:table-cell table:style-name="ce38" office:value-type="string">
            <text:p>beladen</text:p>
          </table:table-cell>
          <table:table-cell office:value-type="string">
            <text:p>belud</text:p>
          </table:table-cell>
          <table:table-cell office:value-type="string">
            <text:p>beludest</text:p>
          </table:table-cell>
          <table:table-cell office:value-type="string">
            <text:p>belud</text:p>
          </table:table-cell>
          <table:table-cell table:style-name="ce38" office:value-type="string">
            <text:p>beluden</text:p>
          </table:table-cell>
          <table:table-cell table:style-name="ce38" office:value-type="string">
            <text:p>beludet</text:p>
          </table:table-cell>
          <table:table-cell table:style-name="ce38" office:value-type="string">
            <text:p>beluden</text:p>
          </table:table-cell>
          <table:table-cell office:value-type="string">
            <text:p>beladend</text:p>
          </table:table-cell>
          <table:table-cell office:value-type="string">
            <text:p>beladen</text:p>
          </table:table-cell>
          <table:table-cell office:value-type="string">
            <text:p>belade</text:p>
          </table:table-cell>
          <table:table-cell office:value-type="string">
            <text:p>beladet</text:p>
          </table:table-cell>
          <table:table-cell office:value-type="string">
            <text:p>bela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63">
            <text:p>26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laufen</text:p>
          </table:table-cell>
          <table:table-cell office:value-type="string">
            <text:p>belaufe</text:p>
          </table:table-cell>
          <table:table-cell office:value-type="string">
            <text:p>beläufst</text:p>
          </table:table-cell>
          <table:table-cell office:value-type="string">
            <text:p>beläuft</text:p>
          </table:table-cell>
          <table:table-cell table:style-name="ce38" office:value-type="string">
            <text:p>belaufen</text:p>
          </table:table-cell>
          <table:table-cell table:style-name="ce38" office:value-type="string">
            <text:p>belauft</text:p>
          </table:table-cell>
          <table:table-cell table:style-name="ce38" office:value-type="string">
            <text:p>belaufen</text:p>
          </table:table-cell>
          <table:table-cell office:value-type="string">
            <text:p>belief</text:p>
          </table:table-cell>
          <table:table-cell office:value-type="string">
            <text:p>beliefst</text:p>
          </table:table-cell>
          <table:table-cell office:value-type="string">
            <text:p>belief</text:p>
          </table:table-cell>
          <table:table-cell table:style-name="ce38" office:value-type="string">
            <text:p>beliefen</text:p>
          </table:table-cell>
          <table:table-cell table:style-name="ce38" office:value-type="string">
            <text:p>belieft</text:p>
          </table:table-cell>
          <table:table-cell table:style-name="ce38" office:value-type="string">
            <text:p>beliefen</text:p>
          </table:table-cell>
          <table:table-cell office:value-type="string">
            <text:p>belaufend</text:p>
          </table:table-cell>
          <table:table-cell office:value-type="string">
            <text:p>belaufen</text:p>
          </table:table-cell>
          <table:table-cell office:value-type="string">
            <text:p>belaufe</text:p>
          </table:table-cell>
          <table:table-cell office:value-type="string">
            <text:p>belauft</text:p>
          </table:table-cell>
          <table:table-cell office:value-type="string">
            <text:p>belaufen</text:p>
          </table:table-cell>
          <table:table-cell table:style-name="ce42" office:value-type="string">
            <text:p>sich</text:p>
          </table:table-cell>
          <table:table-cell table:style-name="ce45" office:value-type="string">
            <text:p>lau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67">
            <text:p>26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lügen</text:p>
          </table:table-cell>
          <table:table-cell office:value-type="string">
            <text:p>belüge</text:p>
          </table:table-cell>
          <table:table-cell office:value-type="string">
            <text:p>belügst</text:p>
          </table:table-cell>
          <table:table-cell office:value-type="string">
            <text:p>belügt</text:p>
          </table:table-cell>
          <table:table-cell table:style-name="ce38" office:value-type="string">
            <text:p>belügen</text:p>
          </table:table-cell>
          <table:table-cell table:style-name="ce38" office:value-type="string">
            <text:p>belügt</text:p>
          </table:table-cell>
          <table:table-cell table:style-name="ce38" office:value-type="string">
            <text:p>belügen</text:p>
          </table:table-cell>
          <table:table-cell office:value-type="string">
            <text:p>belog</text:p>
          </table:table-cell>
          <table:table-cell office:value-type="string">
            <text:p>belogst</text:p>
          </table:table-cell>
          <table:table-cell office:value-type="string">
            <text:p>belog</text:p>
          </table:table-cell>
          <table:table-cell table:style-name="ce38" office:value-type="string">
            <text:p>belogen</text:p>
          </table:table-cell>
          <table:table-cell table:style-name="ce38" office:value-type="string">
            <text:p>belogt</text:p>
          </table:table-cell>
          <table:table-cell table:style-name="ce38" office:value-type="string">
            <text:p>belogen</text:p>
          </table:table-cell>
          <table:table-cell office:value-type="string">
            <text:p>belügend</text:p>
          </table:table-cell>
          <table:table-cell office:value-type="string">
            <text:p>belogen</text:p>
          </table:table-cell>
          <table:table-cell office:value-type="string">
            <text:p>belüge</text:p>
          </table:table-cell>
          <table:table-cell office:value-type="string">
            <text:p>belügt</text:p>
          </table:table-cell>
          <table:table-cell office:value-type="string">
            <text:p>belü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ü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77">
            <text:p>27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messen</text:p>
          </table:table-cell>
          <table:table-cell office:value-type="string">
            <text:p>bemesse</text:p>
          </table:table-cell>
          <table:table-cell table:number-columns-repeated="2" office:value-type="string">
            <text:p>bemisst</text:p>
          </table:table-cell>
          <table:table-cell table:style-name="ce38" office:value-type="string">
            <text:p>bemessen</text:p>
          </table:table-cell>
          <table:table-cell table:style-name="ce38" office:value-type="string">
            <text:p>bemesst</text:p>
          </table:table-cell>
          <table:table-cell table:style-name="ce38" office:value-type="string">
            <text:p>bemessen</text:p>
          </table:table-cell>
          <table:table-cell office:value-type="string">
            <text:p>bemaß</text:p>
          </table:table-cell>
          <table:table-cell office:value-type="string">
            <text:p>bemaßt</text:p>
          </table:table-cell>
          <table:table-cell office:value-type="string">
            <text:p>bemaß</text:p>
          </table:table-cell>
          <table:table-cell table:style-name="ce38" office:value-type="string">
            <text:p>bemaßen</text:p>
          </table:table-cell>
          <table:table-cell table:style-name="ce38" office:value-type="string">
            <text:p>bemaßt</text:p>
          </table:table-cell>
          <table:table-cell table:style-name="ce38" office:value-type="string">
            <text:p>bemaßen</text:p>
          </table:table-cell>
          <table:table-cell office:value-type="string">
            <text:p>bemessend</text:p>
          </table:table-cell>
          <table:table-cell office:value-type="string">
            <text:p>bemessen</text:p>
          </table:table-cell>
          <table:table-cell office:value-type="string">
            <text:p>bemesse</text:p>
          </table:table-cell>
          <table:table-cell office:value-type="string">
            <text:p>bemesst</text:p>
          </table:table-cell>
          <table:table-cell office:value-type="string">
            <text:p>bem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79">
            <text:p>27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raten</text:p>
          </table:table-cell>
          <table:table-cell office:value-type="string">
            <text:p>berate</text:p>
          </table:table-cell>
          <table:table-cell office:value-type="string">
            <text:p>berätst</text:p>
          </table:table-cell>
          <table:table-cell office:value-type="string">
            <text:p>berät</text:p>
          </table:table-cell>
          <table:table-cell table:style-name="ce38" office:value-type="string">
            <text:p>beraten</text:p>
          </table:table-cell>
          <table:table-cell table:style-name="ce38" office:value-type="string">
            <text:p>beratet</text:p>
          </table:table-cell>
          <table:table-cell table:style-name="ce38" office:value-type="string">
            <text:p>beraten</text:p>
          </table:table-cell>
          <table:table-cell office:value-type="string">
            <text:p>beriet</text:p>
          </table:table-cell>
          <table:table-cell office:value-type="string">
            <text:p>berietst</text:p>
          </table:table-cell>
          <table:table-cell office:value-type="string">
            <text:p>beriet</text:p>
          </table:table-cell>
          <table:table-cell table:style-name="ce38" office:value-type="string">
            <text:p>berieten</text:p>
          </table:table-cell>
          <table:table-cell table:style-name="ce38" office:value-type="string">
            <text:p>berietet</text:p>
          </table:table-cell>
          <table:table-cell table:style-name="ce38" office:value-type="string">
            <text:p>berieten</text:p>
          </table:table-cell>
          <table:table-cell office:value-type="string">
            <text:p>beratend</text:p>
          </table:table-cell>
          <table:table-cell office:value-type="string">
            <text:p>beraten</text:p>
          </table:table-cell>
          <table:table-cell office:value-type="string">
            <text:p>berate</text:p>
          </table:table-cell>
          <table:table-cell office:value-type="string">
            <text:p>beratet</text:p>
          </table:table-cell>
          <table:table-cell office:value-type="string">
            <text:p>be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a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87">
            <text:p>28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rgen</text:p>
          </table:table-cell>
          <table:table-cell office:value-type="string">
            <text:p>berge</text:p>
          </table:table-cell>
          <table:table-cell office:value-type="string">
            <text:p>birgst</text:p>
          </table:table-cell>
          <table:table-cell office:value-type="string">
            <text:p>birgt</text:p>
          </table:table-cell>
          <table:table-cell table:style-name="ce38" office:value-type="string">
            <text:p>bergen</text:p>
          </table:table-cell>
          <table:table-cell table:style-name="ce38" office:value-type="string">
            <text:p>bergt</text:p>
          </table:table-cell>
          <table:table-cell table:style-name="ce38" office:value-type="string">
            <text:p>bergen</text:p>
          </table:table-cell>
          <table:table-cell office:value-type="string">
            <text:p>barg</text:p>
          </table:table-cell>
          <table:table-cell office:value-type="string">
            <text:p>bargst</text:p>
          </table:table-cell>
          <table:table-cell office:value-type="string">
            <text:p>barg</text:p>
          </table:table-cell>
          <table:table-cell table:style-name="ce38" office:value-type="string">
            <text:p>bargen</text:p>
          </table:table-cell>
          <table:table-cell table:style-name="ce38" office:value-type="string">
            <text:p>bargt</text:p>
          </table:table-cell>
          <table:table-cell table:style-name="ce38" office:value-type="string">
            <text:p>bargen</text:p>
          </table:table-cell>
          <table:table-cell office:value-type="string">
            <text:p>bergend</text:p>
          </table:table-cell>
          <table:table-cell office:value-type="string">
            <text:p>geborgen</text:p>
          </table:table-cell>
          <table:table-cell office:value-type="string">
            <text:p>berge</text:p>
          </table:table-cell>
          <table:table-cell office:value-type="string">
            <text:p>bergt</text:p>
          </table:table-cell>
          <table:table-cell office:value-type="string">
            <text:p>ber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r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">
            <text:p>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rsten</text:p>
          </table:table-cell>
          <table:table-cell office:value-type="string">
            <text:p>berste</text:p>
          </table:table-cell>
          <table:table-cell table:number-columns-repeated="2" office:value-type="string">
            <text:p>birst</text:p>
          </table:table-cell>
          <table:table-cell table:style-name="ce38" office:value-type="string">
            <text:p>bersten</text:p>
          </table:table-cell>
          <table:table-cell table:style-name="ce38" office:value-type="string">
            <text:p>berstet</text:p>
          </table:table-cell>
          <table:table-cell table:style-name="ce38" office:value-type="string">
            <text:p>bersten</text:p>
          </table:table-cell>
          <table:table-cell table:number-columns-repeated="3" office:value-type="string">
            <text:p>barst</text:p>
          </table:table-cell>
          <table:table-cell table:style-name="ce38" office:value-type="string">
            <text:p>barsten</text:p>
          </table:table-cell>
          <table:table-cell table:style-name="ce38" office:value-type="string">
            <text:p>barstet</text:p>
          </table:table-cell>
          <table:table-cell table:style-name="ce38" office:value-type="string">
            <text:p>barsten</text:p>
          </table:table-cell>
          <table:table-cell office:value-type="string">
            <text:p>berstend</text:p>
          </table:table-cell>
          <table:table-cell office:value-type="string">
            <text:p>geborsten</text:p>
          </table:table-cell>
          <table:table-cell office:value-type="string">
            <text:p>berste</text:p>
          </table:table-cell>
          <table:table-cell office:value-type="string">
            <text:p>berstet</text:p>
          </table:table-cell>
          <table:table-cell office:value-type="string">
            <text:p>bers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rs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">
            <text:p>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rufen</text:p>
          </table:table-cell>
          <table:table-cell office:value-type="string">
            <text:p>berufe</text:p>
          </table:table-cell>
          <table:table-cell office:value-type="string">
            <text:p>berufst</text:p>
          </table:table-cell>
          <table:table-cell office:value-type="string">
            <text:p>beruft</text:p>
          </table:table-cell>
          <table:table-cell table:style-name="ce38" office:value-type="string">
            <text:p>berufen</text:p>
          </table:table-cell>
          <table:table-cell table:style-name="ce38" office:value-type="string">
            <text:p>beruft</text:p>
          </table:table-cell>
          <table:table-cell table:style-name="ce38" office:value-type="string">
            <text:p>berufen</text:p>
          </table:table-cell>
          <table:table-cell office:value-type="string">
            <text:p>berief</text:p>
          </table:table-cell>
          <table:table-cell office:value-type="string">
            <text:p>beriefst</text:p>
          </table:table-cell>
          <table:table-cell office:value-type="string">
            <text:p>berief</text:p>
          </table:table-cell>
          <table:table-cell table:style-name="ce38" office:value-type="string">
            <text:p>beriefen</text:p>
          </table:table-cell>
          <table:table-cell table:style-name="ce38" office:value-type="string">
            <text:p>berieft</text:p>
          </table:table-cell>
          <table:table-cell table:style-name="ce38" office:value-type="string">
            <text:p>beriefen</text:p>
          </table:table-cell>
          <table:table-cell office:value-type="string">
            <text:p>berufend</text:p>
          </table:table-cell>
          <table:table-cell office:value-type="string">
            <text:p>berufen</text:p>
          </table:table-cell>
          <table:table-cell office:value-type="string">
            <text:p>berufe</text:p>
          </table:table-cell>
          <table:table-cell office:value-type="string">
            <text:p>beruft</text:p>
          </table:table-cell>
          <table:table-cell office:value-type="string">
            <text:p>ber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u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u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02">
            <text:p>30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aufen</text:p>
          </table:table-cell>
          <table:table-cell office:value-type="string">
            <text:p>besaufe</text:p>
          </table:table-cell>
          <table:table-cell office:value-type="string">
            <text:p>besäufst</text:p>
          </table:table-cell>
          <table:table-cell office:value-type="string">
            <text:p>besäuft</text:p>
          </table:table-cell>
          <table:table-cell table:style-name="ce38" office:value-type="string">
            <text:p>besaufen</text:p>
          </table:table-cell>
          <table:table-cell table:style-name="ce38" office:value-type="string">
            <text:p>besauft</text:p>
          </table:table-cell>
          <table:table-cell table:style-name="ce38" office:value-type="string">
            <text:p>besaufen</text:p>
          </table:table-cell>
          <table:table-cell office:value-type="string">
            <text:p>besoff</text:p>
          </table:table-cell>
          <table:table-cell office:value-type="string">
            <text:p>besoffst</text:p>
          </table:table-cell>
          <table:table-cell office:value-type="string">
            <text:p>besoff</text:p>
          </table:table-cell>
          <table:table-cell table:style-name="ce38" office:value-type="string">
            <text:p>besoffen</text:p>
          </table:table-cell>
          <table:table-cell table:style-name="ce38" office:value-type="string">
            <text:p>besofft</text:p>
          </table:table-cell>
          <table:table-cell table:style-name="ce38" office:value-type="string">
            <text:p>besoffen</text:p>
          </table:table-cell>
          <table:table-cell office:value-type="string">
            <text:p>besaufend</text:p>
          </table:table-cell>
          <table:table-cell office:value-type="string">
            <text:p>besoffen</text:p>
          </table:table-cell>
          <table:table-cell office:value-type="string">
            <text:p>besaufe</text:p>
          </table:table-cell>
          <table:table-cell office:value-type="string">
            <text:p>besauft</text:p>
          </table:table-cell>
          <table:table-cell office:value-type="string">
            <text:p>bes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au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off / off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03">
            <text:p>30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affen</text:p>
          </table:table-cell>
          <table:table-cell office:value-type="string">
            <text:p>beschaffe</text:p>
          </table:table-cell>
          <table:table-cell office:value-type="string">
            <text:p>beschaffst</text:p>
          </table:table-cell>
          <table:table-cell office:value-type="string">
            <text:p>beschafft</text:p>
          </table:table-cell>
          <table:table-cell table:style-name="ce38" office:value-type="string">
            <text:p>beschaffen</text:p>
          </table:table-cell>
          <table:table-cell table:style-name="ce38" office:value-type="string">
            <text:p>beschafft</text:p>
          </table:table-cell>
          <table:table-cell table:style-name="ce38" office:value-type="string">
            <text:p>beschaffen</text:p>
          </table:table-cell>
          <table:table-cell office:value-type="string">
            <text:p>beschaffte</text:p>
          </table:table-cell>
          <table:table-cell office:value-type="string">
            <text:p>beschafftest</text:p>
          </table:table-cell>
          <table:table-cell office:value-type="string">
            <text:p>beschaffte</text:p>
          </table:table-cell>
          <table:table-cell table:style-name="ce38" office:value-type="string">
            <text:p>beschafften</text:p>
          </table:table-cell>
          <table:table-cell table:style-name="ce38" office:value-type="string">
            <text:p>beschafftet</text:p>
          </table:table-cell>
          <table:table-cell table:style-name="ce38" office:value-type="string">
            <text:p>beschafften</text:p>
          </table:table-cell>
          <table:table-cell office:value-type="string">
            <text:p>beschaffend</text:p>
          </table:table-cell>
          <table:table-cell office:value-type="string">
            <text:p>beschaffen</text:p>
          </table:table-cell>
          <table:table-cell office:value-type="string">
            <text:p>beschaff</text:p>
          </table:table-cell>
          <table:table-cell office:value-type="string">
            <text:p>beschafft</text:p>
          </table:table-cell>
          <table:table-cell office:value-type="string">
            <text:p>bescha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aff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uf / aff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05">
            <text:p>30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einen</text:p>
          </table:table-cell>
          <table:table-cell office:value-type="string">
            <text:p>bescheine</text:p>
          </table:table-cell>
          <table:table-cell office:value-type="string">
            <text:p>bescheinst</text:p>
          </table:table-cell>
          <table:table-cell office:value-type="string">
            <text:p>bescheint</text:p>
          </table:table-cell>
          <table:table-cell table:style-name="ce38" office:value-type="string">
            <text:p>bescheinen</text:p>
          </table:table-cell>
          <table:table-cell table:style-name="ce38" office:value-type="string">
            <text:p>bescheint</text:p>
          </table:table-cell>
          <table:table-cell table:style-name="ce38" office:value-type="string">
            <text:p>bescheinen</text:p>
          </table:table-cell>
          <table:table-cell office:value-type="string">
            <text:p>beschien</text:p>
          </table:table-cell>
          <table:table-cell office:value-type="string">
            <text:p>beschienst</text:p>
          </table:table-cell>
          <table:table-cell office:value-type="string">
            <text:p>beschien</text:p>
          </table:table-cell>
          <table:table-cell table:style-name="ce38" office:value-type="string">
            <text:p>beschienen</text:p>
          </table:table-cell>
          <table:table-cell table:style-name="ce38" office:value-type="string">
            <text:p>beschient</text:p>
          </table:table-cell>
          <table:table-cell table:style-name="ce38" office:value-type="string">
            <text:p>beschienen</text:p>
          </table:table-cell>
          <table:table-cell office:value-type="string">
            <text:p>bescheinend</text:p>
          </table:table-cell>
          <table:table-cell office:value-type="string">
            <text:p>beschienen</text:p>
          </table:table-cell>
          <table:table-cell office:value-type="string">
            <text:p>bescheine</text:p>
          </table:table-cell>
          <table:table-cell office:value-type="string">
            <text:p>bescheint</text:p>
          </table:table-cell>
          <table:table-cell office:value-type="string">
            <text:p>beschei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10">
            <text:p>31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eißen</text:p>
          </table:table-cell>
          <table:table-cell office:value-type="string">
            <text:p>bescheiße</text:p>
          </table:table-cell>
          <table:table-cell table:number-columns-repeated="2" office:value-type="string">
            <text:p>bescheißt</text:p>
          </table:table-cell>
          <table:table-cell table:style-name="ce38" office:value-type="string">
            <text:p>bescheißen</text:p>
          </table:table-cell>
          <table:table-cell table:style-name="ce38" office:value-type="string">
            <text:p>bescheißt</text:p>
          </table:table-cell>
          <table:table-cell table:style-name="ce38" office:value-type="string">
            <text:p>bescheißen</text:p>
          </table:table-cell>
          <table:table-cell office:value-type="string">
            <text:p>beschiss</text:p>
          </table:table-cell>
          <table:table-cell office:value-type="string">
            <text:p>beschisst</text:p>
          </table:table-cell>
          <table:table-cell office:value-type="string">
            <text:p>beschiss</text:p>
          </table:table-cell>
          <table:table-cell table:style-name="ce38" office:value-type="string">
            <text:p>beschissen</text:p>
          </table:table-cell>
          <table:table-cell table:style-name="ce38" office:value-type="string">
            <text:p>beschisst</text:p>
          </table:table-cell>
          <table:table-cell table:style-name="ce38" office:value-type="string">
            <text:p>beschissen</text:p>
          </table:table-cell>
          <table:table-cell office:value-type="string">
            <text:p>bescheißend</text:p>
          </table:table-cell>
          <table:table-cell office:value-type="string">
            <text:p>beschissen</text:p>
          </table:table-cell>
          <table:table-cell office:value-type="string">
            <text:p>bescheiße</text:p>
          </table:table-cell>
          <table:table-cell office:value-type="string">
            <text:p>bescheißt</text:p>
          </table:table-cell>
          <table:table-cell office:value-type="string">
            <text:p>besch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12">
            <text:p>31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ießen</text:p>
          </table:table-cell>
          <table:table-cell office:value-type="string">
            <text:p>beschieße</text:p>
          </table:table-cell>
          <table:table-cell table:number-columns-repeated="2" office:value-type="string">
            <text:p>beschießt</text:p>
          </table:table-cell>
          <table:table-cell table:style-name="ce38" office:value-type="string">
            <text:p>beschießen</text:p>
          </table:table-cell>
          <table:table-cell table:style-name="ce38" office:value-type="string">
            <text:p>beschießt</text:p>
          </table:table-cell>
          <table:table-cell table:style-name="ce38" office:value-type="string">
            <text:p>beschießen</text:p>
          </table:table-cell>
          <table:table-cell office:value-type="string">
            <text:p>beschoss</text:p>
          </table:table-cell>
          <table:table-cell office:value-type="string">
            <text:p>beschosst</text:p>
          </table:table-cell>
          <table:table-cell office:value-type="string">
            <text:p>beschoss</text:p>
          </table:table-cell>
          <table:table-cell table:style-name="ce38" office:value-type="string">
            <text:p>beschossen</text:p>
          </table:table-cell>
          <table:table-cell table:style-name="ce38" office:value-type="string">
            <text:p>beschosst</text:p>
          </table:table-cell>
          <table:table-cell table:style-name="ce38" office:value-type="string">
            <text:p>beschossen</text:p>
          </table:table-cell>
          <table:table-cell office:value-type="string">
            <text:p>beschießend</text:p>
          </table:table-cell>
          <table:table-cell office:value-type="string">
            <text:p>beschossen</text:p>
          </table:table-cell>
          <table:table-cell office:value-type="string">
            <text:p>beschieß</text:p>
          </table:table-cell>
          <table:table-cell office:value-type="string">
            <text:p>beschießt</text:p>
          </table:table-cell>
          <table:table-cell office:value-type="string">
            <text:p>besch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14">
            <text:p>31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lagen</text:p>
          </table:table-cell>
          <table:table-cell office:value-type="string">
            <text:p>beschlage</text:p>
          </table:table-cell>
          <table:table-cell office:value-type="string">
            <text:p>beschlägst</text:p>
          </table:table-cell>
          <table:table-cell office:value-type="string">
            <text:p>beschlägt</text:p>
          </table:table-cell>
          <table:table-cell table:style-name="ce38" office:value-type="string">
            <text:p>beschlagen</text:p>
          </table:table-cell>
          <table:table-cell table:style-name="ce38" office:value-type="string">
            <text:p>beschlagt</text:p>
          </table:table-cell>
          <table:table-cell table:style-name="ce38" office:value-type="string">
            <text:p>beschlagen</text:p>
          </table:table-cell>
          <table:table-cell office:value-type="string">
            <text:p>beschlug</text:p>
          </table:table-cell>
          <table:table-cell office:value-type="string">
            <text:p>beschlugst</text:p>
          </table:table-cell>
          <table:table-cell office:value-type="string">
            <text:p>beschlug</text:p>
          </table:table-cell>
          <table:table-cell table:style-name="ce38" office:value-type="string">
            <text:p>beschlugen</text:p>
          </table:table-cell>
          <table:table-cell table:style-name="ce38" office:value-type="string">
            <text:p>beschlugt</text:p>
          </table:table-cell>
          <table:table-cell table:style-name="ce38" office:value-type="string">
            <text:p>beschlugen</text:p>
          </table:table-cell>
          <table:table-cell office:value-type="string">
            <text:p>beschlagend</text:p>
          </table:table-cell>
          <table:table-cell office:value-type="string">
            <text:p>beschlagen</text:p>
          </table:table-cell>
          <table:table-cell office:value-type="string">
            <text:p>beschlage</text:p>
          </table:table-cell>
          <table:table-cell office:value-type="string">
            <text:p>beschlagt</text:p>
          </table:table-cell>
          <table:table-cell office:value-type="string">
            <text:p>beschl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ä / u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20">
            <text:p>32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leichen</text:p>
          </table:table-cell>
          <table:table-cell office:value-type="string">
            <text:p>beschleiche</text:p>
          </table:table-cell>
          <table:table-cell office:value-type="string">
            <text:p>beschleichst</text:p>
          </table:table-cell>
          <table:table-cell office:value-type="string">
            <text:p>beschleicht</text:p>
          </table:table-cell>
          <table:table-cell table:style-name="ce38" office:value-type="string">
            <text:p>beschleichen</text:p>
          </table:table-cell>
          <table:table-cell table:style-name="ce38" office:value-type="string">
            <text:p>beschleicht</text:p>
          </table:table-cell>
          <table:table-cell table:style-name="ce38" office:value-type="string">
            <text:p>beschleichen</text:p>
          </table:table-cell>
          <table:table-cell office:value-type="string">
            <text:p>beschlich</text:p>
          </table:table-cell>
          <table:table-cell office:value-type="string">
            <text:p>beschlichst</text:p>
          </table:table-cell>
          <table:table-cell office:value-type="string">
            <text:p>beschlich</text:p>
          </table:table-cell>
          <table:table-cell table:style-name="ce38" office:value-type="string">
            <text:p>beschlichen</text:p>
          </table:table-cell>
          <table:table-cell table:style-name="ce38" office:value-type="string">
            <text:p>beschlicht</text:p>
          </table:table-cell>
          <table:table-cell table:style-name="ce38" office:value-type="string">
            <text:p>beschlichen</text:p>
          </table:table-cell>
          <table:table-cell office:value-type="string">
            <text:p>beschleichend</text:p>
          </table:table-cell>
          <table:table-cell office:value-type="string">
            <text:p>beschlichen</text:p>
          </table:table-cell>
          <table:table-cell office:value-type="string">
            <text:p>beschleiche</text:p>
          </table:table-cell>
          <table:table-cell office:value-type="string">
            <text:p>beschleicht</text:p>
          </table:table-cell>
          <table:table-cell office:value-type="string">
            <text:p>besch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23">
            <text:p>32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ließen</text:p>
          </table:table-cell>
          <table:table-cell office:value-type="string">
            <text:p>beschließe</text:p>
          </table:table-cell>
          <table:table-cell table:number-columns-repeated="2" office:value-type="string">
            <text:p>beschließt</text:p>
          </table:table-cell>
          <table:table-cell table:style-name="ce38" office:value-type="string">
            <text:p>beschließen</text:p>
          </table:table-cell>
          <table:table-cell table:style-name="ce38" office:value-type="string">
            <text:p>beschließt</text:p>
          </table:table-cell>
          <table:table-cell table:style-name="ce38" office:value-type="string">
            <text:p>beschließen</text:p>
          </table:table-cell>
          <table:table-cell office:value-type="string">
            <text:p>beschloss</text:p>
          </table:table-cell>
          <table:table-cell office:value-type="string">
            <text:p>beschlosst</text:p>
          </table:table-cell>
          <table:table-cell office:value-type="string">
            <text:p>beschloss</text:p>
          </table:table-cell>
          <table:table-cell table:style-name="ce38" office:value-type="string">
            <text:p>beschlossen</text:p>
          </table:table-cell>
          <table:table-cell table:style-name="ce38" office:value-type="string">
            <text:p>beschlosst</text:p>
          </table:table-cell>
          <table:table-cell table:style-name="ce38" office:value-type="string">
            <text:p>beschlossen</text:p>
          </table:table-cell>
          <table:table-cell office:value-type="string">
            <text:p>beschließend</text:p>
          </table:table-cell>
          <table:table-cell office:value-type="string">
            <text:p>beschlossen</text:p>
          </table:table-cell>
          <table:table-cell office:value-type="string">
            <text:p>beschließe</text:p>
          </table:table-cell>
          <table:table-cell office:value-type="string">
            <text:p>beschließt</text:p>
          </table:table-cell>
          <table:table-cell office:value-type="string">
            <text:p>besch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27">
            <text:p>32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neiden</text:p>
          </table:table-cell>
          <table:table-cell office:value-type="string">
            <text:p>beschneide</text:p>
          </table:table-cell>
          <table:table-cell office:value-type="string">
            <text:p>beschneidest</text:p>
          </table:table-cell>
          <table:table-cell office:value-type="string">
            <text:p>beschneidet</text:p>
          </table:table-cell>
          <table:table-cell table:style-name="ce38" office:value-type="string">
            <text:p>beschneiden</text:p>
          </table:table-cell>
          <table:table-cell table:style-name="ce38" office:value-type="string">
            <text:p>beschneidet</text:p>
          </table:table-cell>
          <table:table-cell table:style-name="ce38" office:value-type="string">
            <text:p>beschneiden</text:p>
          </table:table-cell>
          <table:table-cell office:value-type="string">
            <text:p>beschnitt</text:p>
          </table:table-cell>
          <table:table-cell office:value-type="string">
            <text:p>beschnittest</text:p>
          </table:table-cell>
          <table:table-cell office:value-type="string">
            <text:p>beschnitt</text:p>
          </table:table-cell>
          <table:table-cell table:style-name="ce38" office:value-type="string">
            <text:p>beschnitten</text:p>
          </table:table-cell>
          <table:table-cell table:style-name="ce38" office:value-type="string">
            <text:p>beschnitt</text:p>
          </table:table-cell>
          <table:table-cell table:style-name="ce38" office:value-type="string">
            <text:p>beschnitten</text:p>
          </table:table-cell>
          <table:table-cell office:value-type="string">
            <text:p>beschneidend</text:p>
          </table:table-cell>
          <table:table-cell office:value-type="string">
            <text:p>beschnitten</text:p>
          </table:table-cell>
          <table:table-cell office:value-type="string">
            <text:p>beschneide</text:p>
          </table:table-cell>
          <table:table-cell office:value-type="string">
            <text:p>beschneidet</text:p>
          </table:table-cell>
          <table:table-cell office:value-type="string">
            <text:p>beschn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nei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34">
            <text:p>33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reiben</text:p>
          </table:table-cell>
          <table:table-cell office:value-type="string">
            <text:p>beschreibe</text:p>
          </table:table-cell>
          <table:table-cell office:value-type="string">
            <text:p>beschreibst</text:p>
          </table:table-cell>
          <table:table-cell office:value-type="string">
            <text:p>beschreibt</text:p>
          </table:table-cell>
          <table:table-cell table:style-name="ce38" office:value-type="string">
            <text:p>beschreiben</text:p>
          </table:table-cell>
          <table:table-cell table:style-name="ce38" office:value-type="string">
            <text:p>beschreibt</text:p>
          </table:table-cell>
          <table:table-cell table:style-name="ce38" office:value-type="string">
            <text:p>beschreiben</text:p>
          </table:table-cell>
          <table:table-cell office:value-type="string">
            <text:p>beschrieb</text:p>
          </table:table-cell>
          <table:table-cell office:value-type="string">
            <text:p>beschriebst</text:p>
          </table:table-cell>
          <table:table-cell office:value-type="string">
            <text:p>beschrieb</text:p>
          </table:table-cell>
          <table:table-cell table:style-name="ce38" office:value-type="string">
            <text:p>beschrieben</text:p>
          </table:table-cell>
          <table:table-cell table:style-name="ce38" office:value-type="string">
            <text:p>beschriebt</text:p>
          </table:table-cell>
          <table:table-cell table:style-name="ce38" office:value-type="string">
            <text:p>beschrieben</text:p>
          </table:table-cell>
          <table:table-cell office:value-type="string">
            <text:p>beschreibend</text:p>
          </table:table-cell>
          <table:table-cell office:value-type="string">
            <text:p>beschrieben</text:p>
          </table:table-cell>
          <table:table-cell office:value-type="string">
            <text:p>beschreibe</text:p>
          </table:table-cell>
          <table:table-cell office:value-type="string">
            <text:p>beschreibt</text:p>
          </table:table-cell>
          <table:table-cell office:value-type="string">
            <text:p>besch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rei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37">
            <text:p>33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reiten</text:p>
          </table:table-cell>
          <table:table-cell office:value-type="string">
            <text:p>beschreite</text:p>
          </table:table-cell>
          <table:table-cell office:value-type="string">
            <text:p>beschreitest</text:p>
          </table:table-cell>
          <table:table-cell office:value-type="string">
            <text:p>beschreitet</text:p>
          </table:table-cell>
          <table:table-cell table:style-name="ce38" office:value-type="string">
            <text:p>beschreiten</text:p>
          </table:table-cell>
          <table:table-cell table:style-name="ce38" office:value-type="string">
            <text:p>beschreitet</text:p>
          </table:table-cell>
          <table:table-cell table:style-name="ce38" office:value-type="string">
            <text:p>beschreiten</text:p>
          </table:table-cell>
          <table:table-cell office:value-type="string">
            <text:p>beschritt</text:p>
          </table:table-cell>
          <table:table-cell office:value-type="string">
            <text:p>beschrittst</text:p>
          </table:table-cell>
          <table:table-cell office:value-type="string">
            <text:p>beschritt</text:p>
          </table:table-cell>
          <table:table-cell table:style-name="ce38" office:value-type="string">
            <text:p>beschritten</text:p>
          </table:table-cell>
          <table:table-cell table:style-name="ce38" office:value-type="string">
            <text:p>beschritt</text:p>
          </table:table-cell>
          <table:table-cell table:style-name="ce38" office:value-type="string">
            <text:p>beschritten</text:p>
          </table:table-cell>
          <table:table-cell office:value-type="string">
            <text:p>beschreitend</text:p>
          </table:table-cell>
          <table:table-cell office:value-type="string">
            <text:p>beschritten</text:p>
          </table:table-cell>
          <table:table-cell office:value-type="string">
            <text:p>beschreite</text:p>
          </table:table-cell>
          <table:table-cell office:value-type="string">
            <text:p>beschreitet</text:p>
          </table:table-cell>
          <table:table-cell office:value-type="string">
            <text:p>besch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rei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39">
            <text:p>33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chwören</text:p>
          </table:table-cell>
          <table:table-cell office:value-type="string">
            <text:p>beschwöre</text:p>
          </table:table-cell>
          <table:table-cell office:value-type="string">
            <text:p>beschwörst</text:p>
          </table:table-cell>
          <table:table-cell office:value-type="string">
            <text:p>beschwört</text:p>
          </table:table-cell>
          <table:table-cell table:style-name="ce38" office:value-type="string">
            <text:p>beschwören</text:p>
          </table:table-cell>
          <table:table-cell table:style-name="ce38" office:value-type="string">
            <text:p>beschwört</text:p>
          </table:table-cell>
          <table:table-cell table:style-name="ce38" office:value-type="string">
            <text:p>beschwören</text:p>
          </table:table-cell>
          <table:table-cell office:value-type="string">
            <text:p>beschwor</text:p>
          </table:table-cell>
          <table:table-cell office:value-type="string">
            <text:p>beschworst</text:p>
          </table:table-cell>
          <table:table-cell office:value-type="string">
            <text:p>beschwor</text:p>
          </table:table-cell>
          <table:table-cell table:style-name="ce38" office:value-type="string">
            <text:p>beschworen</text:p>
          </table:table-cell>
          <table:table-cell table:style-name="ce38" office:value-type="string">
            <text:p>beschwort</text:p>
          </table:table-cell>
          <table:table-cell table:style-name="ce38" office:value-type="string">
            <text:p>beschworen</text:p>
          </table:table-cell>
          <table:table-cell office:value-type="string">
            <text:p>beschwörend</text:p>
          </table:table-cell>
          <table:table-cell office:value-type="string">
            <text:p>beschworen</text:p>
          </table:table-cell>
          <table:table-cell office:value-type="string">
            <text:p>beschwöre</text:p>
          </table:table-cell>
          <table:table-cell office:value-type="string">
            <text:p>beschwört</text:p>
          </table:table-cell>
          <table:table-cell office:value-type="string">
            <text:p>beschwö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ö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46">
            <text:p>34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ehen</text:p>
          </table:table-cell>
          <table:table-cell office:value-type="string">
            <text:p>besehe</text:p>
          </table:table-cell>
          <table:table-cell office:value-type="string">
            <text:p>besiehst</text:p>
          </table:table-cell>
          <table:table-cell office:value-type="string">
            <text:p>besieht</text:p>
          </table:table-cell>
          <table:table-cell table:style-name="ce38" office:value-type="string">
            <text:p>besehen</text:p>
          </table:table-cell>
          <table:table-cell table:style-name="ce38" office:value-type="string">
            <text:p>beseht</text:p>
          </table:table-cell>
          <table:table-cell table:style-name="ce38" office:value-type="string">
            <text:p>besehen</text:p>
          </table:table-cell>
          <table:table-cell office:value-type="string">
            <text:p>besah</text:p>
          </table:table-cell>
          <table:table-cell office:value-type="string">
            <text:p>besahst</text:p>
          </table:table-cell>
          <table:table-cell office:value-type="string">
            <text:p>besah</text:p>
          </table:table-cell>
          <table:table-cell table:style-name="ce38" office:value-type="string">
            <text:p>besahen</text:p>
          </table:table-cell>
          <table:table-cell table:style-name="ce38" office:value-type="string">
            <text:p>besaht</text:p>
          </table:table-cell>
          <table:table-cell table:style-name="ce38" office:value-type="string">
            <text:p>besahen</text:p>
          </table:table-cell>
          <table:table-cell office:value-type="string">
            <text:p>besehend</text:p>
          </table:table-cell>
          <table:table-cell office:value-type="string">
            <text:p>besehen</text:p>
          </table:table-cell>
          <table:table-cell office:value-type="string">
            <text:p>besieh</text:p>
          </table:table-cell>
          <table:table-cell office:value-type="string">
            <text:p>beseht</text:p>
          </table:table-cell>
          <table:table-cell office:value-type="string">
            <text:p>bes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48">
            <text:p>34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ingen</text:p>
          </table:table-cell>
          <table:table-cell office:value-type="string">
            <text:p>besinge</text:p>
          </table:table-cell>
          <table:table-cell office:value-type="string">
            <text:p>besingst</text:p>
          </table:table-cell>
          <table:table-cell office:value-type="string">
            <text:p>besingt</text:p>
          </table:table-cell>
          <table:table-cell table:style-name="ce38" office:value-type="string">
            <text:p>besingen</text:p>
          </table:table-cell>
          <table:table-cell table:style-name="ce38" office:value-type="string">
            <text:p>besingt</text:p>
          </table:table-cell>
          <table:table-cell table:style-name="ce38" office:value-type="string">
            <text:p>besingen</text:p>
          </table:table-cell>
          <table:table-cell office:value-type="string">
            <text:p>besang</text:p>
          </table:table-cell>
          <table:table-cell office:value-type="string">
            <text:p>besangst</text:p>
          </table:table-cell>
          <table:table-cell office:value-type="string">
            <text:p>besang</text:p>
          </table:table-cell>
          <table:table-cell table:style-name="ce38" office:value-type="string">
            <text:p>besangen</text:p>
          </table:table-cell>
          <table:table-cell table:style-name="ce38" office:value-type="string">
            <text:p>besangt</text:p>
          </table:table-cell>
          <table:table-cell table:style-name="ce38" office:value-type="string">
            <text:p>besangen</text:p>
          </table:table-cell>
          <table:table-cell office:value-type="string">
            <text:p>besingend</text:p>
          </table:table-cell>
          <table:table-cell office:value-type="string">
            <text:p>besungen</text:p>
          </table:table-cell>
          <table:table-cell office:value-type="string">
            <text:p>besinge</text:p>
          </table:table-cell>
          <table:table-cell office:value-type="string">
            <text:p>besingt</text:p>
          </table:table-cell>
          <table:table-cell office:value-type="string">
            <text:p>bes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53">
            <text:p>35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innen</text:p>
          </table:table-cell>
          <table:table-cell office:value-type="string">
            <text:p>besinne</text:p>
          </table:table-cell>
          <table:table-cell office:value-type="string">
            <text:p>besinnst</text:p>
          </table:table-cell>
          <table:table-cell office:value-type="string">
            <text:p>besinnt</text:p>
          </table:table-cell>
          <table:table-cell table:style-name="ce38" office:value-type="string">
            <text:p>besinnen</text:p>
          </table:table-cell>
          <table:table-cell table:style-name="ce38" office:value-type="string">
            <text:p>besinnt</text:p>
          </table:table-cell>
          <table:table-cell table:style-name="ce38" office:value-type="string">
            <text:p>besinnen</text:p>
          </table:table-cell>
          <table:table-cell office:value-type="string">
            <text:p>besann</text:p>
          </table:table-cell>
          <table:table-cell office:value-type="string">
            <text:p>besannst</text:p>
          </table:table-cell>
          <table:table-cell office:value-type="string">
            <text:p>besann</text:p>
          </table:table-cell>
          <table:table-cell table:style-name="ce38" office:value-type="string">
            <text:p>besannen</text:p>
          </table:table-cell>
          <table:table-cell table:style-name="ce38" office:value-type="string">
            <text:p>besannt</text:p>
          </table:table-cell>
          <table:table-cell table:style-name="ce38" office:value-type="string">
            <text:p>besannen</text:p>
          </table:table-cell>
          <table:table-cell office:value-type="string">
            <text:p>besinnend</text:p>
          </table:table-cell>
          <table:table-cell office:value-type="string">
            <text:p>besonnen</text:p>
          </table:table-cell>
          <table:table-cell office:value-type="string">
            <text:p>besinn</text:p>
          </table:table-cell>
          <table:table-cell office:value-type="string">
            <text:p>besinnt</text:p>
          </table:table-cell>
          <table:table-cell office:value-type="string">
            <text:p>bes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55">
            <text:p>35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itzen</text:p>
          </table:table-cell>
          <table:table-cell office:value-type="string">
            <text:p>besitze</text:p>
          </table:table-cell>
          <table:table-cell table:number-columns-repeated="2" office:value-type="string">
            <text:p>besitzt</text:p>
          </table:table-cell>
          <table:table-cell table:style-name="ce38" office:value-type="string">
            <text:p>besitzen</text:p>
          </table:table-cell>
          <table:table-cell table:style-name="ce38" office:value-type="string">
            <text:p>besitzt</text:p>
          </table:table-cell>
          <table:table-cell table:style-name="ce38" office:value-type="string">
            <text:p>besitzen</text:p>
          </table:table-cell>
          <table:table-cell office:value-type="string">
            <text:p>besaß</text:p>
          </table:table-cell>
          <table:table-cell office:value-type="string">
            <text:p>besaßt</text:p>
          </table:table-cell>
          <table:table-cell office:value-type="string">
            <text:p>besaß</text:p>
          </table:table-cell>
          <table:table-cell table:style-name="ce38" office:value-type="string">
            <text:p>besaßen</text:p>
          </table:table-cell>
          <table:table-cell table:style-name="ce38" office:value-type="string">
            <text:p>besaßt</text:p>
          </table:table-cell>
          <table:table-cell table:style-name="ce38" office:value-type="string">
            <text:p>besaßen</text:p>
          </table:table-cell>
          <table:table-cell office:value-type="string">
            <text:p>besitzend</text:p>
          </table:table-cell>
          <table:table-cell office:value-type="string">
            <text:p>besessen</text:p>
          </table:table-cell>
          <table:table-cell office:value-type="string">
            <text:p>besitze</text:p>
          </table:table-cell>
          <table:table-cell office:value-type="string">
            <text:p>besitzt</text:p>
          </table:table-cell>
          <table:table-cell office:value-type="string">
            <text:p>besitz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tz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ß / ess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58">
            <text:p>35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prechen</text:p>
          </table:table-cell>
          <table:table-cell office:value-type="string">
            <text:p>bespreche</text:p>
          </table:table-cell>
          <table:table-cell office:value-type="string">
            <text:p>besprichst</text:p>
          </table:table-cell>
          <table:table-cell office:value-type="string">
            <text:p>bespricht</text:p>
          </table:table-cell>
          <table:table-cell table:style-name="ce38" office:value-type="string">
            <text:p>besprechen</text:p>
          </table:table-cell>
          <table:table-cell table:style-name="ce38" office:value-type="string">
            <text:p>besprecht</text:p>
          </table:table-cell>
          <table:table-cell table:style-name="ce38" office:value-type="string">
            <text:p>besprechen</text:p>
          </table:table-cell>
          <table:table-cell office:value-type="string">
            <text:p>besprach</text:p>
          </table:table-cell>
          <table:table-cell office:value-type="string">
            <text:p>besprachst</text:p>
          </table:table-cell>
          <table:table-cell office:value-type="string">
            <text:p>besprach</text:p>
          </table:table-cell>
          <table:table-cell table:style-name="ce38" office:value-type="string">
            <text:p>besprachen</text:p>
          </table:table-cell>
          <table:table-cell table:style-name="ce38" office:value-type="string">
            <text:p>bespracht</text:p>
          </table:table-cell>
          <table:table-cell table:style-name="ce38" office:value-type="string">
            <text:p>besprachen</text:p>
          </table:table-cell>
          <table:table-cell office:value-type="string">
            <text:p>besprechend</text:p>
          </table:table-cell>
          <table:table-cell office:value-type="string">
            <text:p>besprochen</text:p>
          </table:table-cell>
          <table:table-cell office:value-type="string">
            <text:p>besprich</text:p>
          </table:table-cell>
          <table:table-cell office:value-type="string">
            <text:p>besprecht</text:p>
          </table:table-cell>
          <table:table-cell office:value-type="string">
            <text:p>besp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e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59">
            <text:p>35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pringen</text:p>
          </table:table-cell>
          <table:table-cell office:value-type="string">
            <text:p>bespringe</text:p>
          </table:table-cell>
          <table:table-cell office:value-type="string">
            <text:p>bespringst</text:p>
          </table:table-cell>
          <table:table-cell office:value-type="string">
            <text:p>bespringt</text:p>
          </table:table-cell>
          <table:table-cell table:style-name="ce38" office:value-type="string">
            <text:p>bespringen</text:p>
          </table:table-cell>
          <table:table-cell table:style-name="ce38" office:value-type="string">
            <text:p>bespringt</text:p>
          </table:table-cell>
          <table:table-cell table:style-name="ce38" office:value-type="string">
            <text:p>bespringen</text:p>
          </table:table-cell>
          <table:table-cell office:value-type="string">
            <text:p>besprang</text:p>
          </table:table-cell>
          <table:table-cell office:value-type="string">
            <text:p>besprangst</text:p>
          </table:table-cell>
          <table:table-cell office:value-type="string">
            <text:p>besprang</text:p>
          </table:table-cell>
          <table:table-cell table:style-name="ce38" office:value-type="string">
            <text:p>besprangen</text:p>
          </table:table-cell>
          <table:table-cell table:style-name="ce38" office:value-type="string">
            <text:p>besprangt</text:p>
          </table:table-cell>
          <table:table-cell table:style-name="ce38" office:value-type="string">
            <text:p>besprangen</text:p>
          </table:table-cell>
          <table:table-cell office:value-type="string">
            <text:p>bespringend</text:p>
          </table:table-cell>
          <table:table-cell office:value-type="string">
            <text:p>besprungen</text:p>
          </table:table-cell>
          <table:table-cell office:value-type="string">
            <text:p>bespringe</text:p>
          </table:table-cell>
          <table:table-cell office:value-type="string">
            <text:p>bespringt</text:p>
          </table:table-cell>
          <table:table-cell office:value-type="string">
            <text:p>besp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62">
            <text:p>36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techen</text:p>
          </table:table-cell>
          <table:table-cell office:value-type="string">
            <text:p>besteche</text:p>
          </table:table-cell>
          <table:table-cell office:value-type="string">
            <text:p>bestichst</text:p>
          </table:table-cell>
          <table:table-cell office:value-type="string">
            <text:p>besticht</text:p>
          </table:table-cell>
          <table:table-cell table:style-name="ce38" office:value-type="string">
            <text:p>bestechen</text:p>
          </table:table-cell>
          <table:table-cell table:style-name="ce38" office:value-type="string">
            <text:p>bestecht</text:p>
          </table:table-cell>
          <table:table-cell table:style-name="ce38" office:value-type="string">
            <text:p>bestechen</text:p>
          </table:table-cell>
          <table:table-cell office:value-type="string">
            <text:p>bestach</text:p>
          </table:table-cell>
          <table:table-cell office:value-type="string">
            <text:p>bestachst</text:p>
          </table:table-cell>
          <table:table-cell office:value-type="string">
            <text:p>bestach</text:p>
          </table:table-cell>
          <table:table-cell table:style-name="ce38" office:value-type="string">
            <text:p>bestachen</text:p>
          </table:table-cell>
          <table:table-cell table:style-name="ce38" office:value-type="string">
            <text:p>bestacht</text:p>
          </table:table-cell>
          <table:table-cell table:style-name="ce38" office:value-type="string">
            <text:p>bestachen</text:p>
          </table:table-cell>
          <table:table-cell office:value-type="string">
            <text:p>bestechend</text:p>
          </table:table-cell>
          <table:table-cell office:value-type="string">
            <text:p>bestochen</text:p>
          </table:table-cell>
          <table:table-cell office:value-type="string">
            <text:p>bestich</text:p>
          </table:table-cell>
          <table:table-cell office:value-type="string">
            <text:p>bestecht</text:p>
          </table:table-cell>
          <table:table-cell office:value-type="string">
            <text:p>best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65">
            <text:p>36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tehen</text:p>
          </table:table-cell>
          <table:table-cell office:value-type="string">
            <text:p>bestehe</text:p>
          </table:table-cell>
          <table:table-cell office:value-type="string">
            <text:p>bestehst</text:p>
          </table:table-cell>
          <table:table-cell office:value-type="string">
            <text:p>besteht</text:p>
          </table:table-cell>
          <table:table-cell table:style-name="ce38" office:value-type="string">
            <text:p>bestehen</text:p>
          </table:table-cell>
          <table:table-cell table:style-name="ce38" office:value-type="string">
            <text:p>besteht</text:p>
          </table:table-cell>
          <table:table-cell table:style-name="ce38" office:value-type="string">
            <text:p>bestehen</text:p>
          </table:table-cell>
          <table:table-cell office:value-type="string">
            <text:p>bestand</text:p>
          </table:table-cell>
          <table:table-cell office:value-type="string">
            <text:p>bestandest</text:p>
          </table:table-cell>
          <table:table-cell office:value-type="string">
            <text:p>bestand</text:p>
          </table:table-cell>
          <table:table-cell table:style-name="ce38" office:value-type="string">
            <text:p>bestanden</text:p>
          </table:table-cell>
          <table:table-cell table:style-name="ce38" office:value-type="string">
            <text:p>bestandet</text:p>
          </table:table-cell>
          <table:table-cell table:style-name="ce38" office:value-type="string">
            <text:p>bestanden</text:p>
          </table:table-cell>
          <table:table-cell office:value-type="string">
            <text:p>bestehend</text:p>
          </table:table-cell>
          <table:table-cell office:value-type="string">
            <text:p>bestanden</text:p>
          </table:table-cell>
          <table:table-cell office:value-type="string">
            <text:p>bestehe</text:p>
          </table:table-cell>
          <table:table-cell office:value-type="string">
            <text:p>besteht</text:p>
          </table:table-cell>
          <table:table-cell office:value-type="string">
            <text:p>be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68">
            <text:p>36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teigen</text:p>
          </table:table-cell>
          <table:table-cell office:value-type="string">
            <text:p>besteige</text:p>
          </table:table-cell>
          <table:table-cell office:value-type="string">
            <text:p>besteigst</text:p>
          </table:table-cell>
          <table:table-cell office:value-type="string">
            <text:p>besteigt</text:p>
          </table:table-cell>
          <table:table-cell table:style-name="ce38" office:value-type="string">
            <text:p>besteigen</text:p>
          </table:table-cell>
          <table:table-cell table:style-name="ce38" office:value-type="string">
            <text:p>besteigt</text:p>
          </table:table-cell>
          <table:table-cell table:style-name="ce38" office:value-type="string">
            <text:p>besteigen</text:p>
          </table:table-cell>
          <table:table-cell office:value-type="string">
            <text:p>bestieg</text:p>
          </table:table-cell>
          <table:table-cell office:value-type="string">
            <text:p>bestiegst</text:p>
          </table:table-cell>
          <table:table-cell office:value-type="string">
            <text:p>bestieg</text:p>
          </table:table-cell>
          <table:table-cell table:style-name="ce38" office:value-type="string">
            <text:p>bestiegen</text:p>
          </table:table-cell>
          <table:table-cell table:style-name="ce38" office:value-type="string">
            <text:p>bestiegt</text:p>
          </table:table-cell>
          <table:table-cell table:style-name="ce38" office:value-type="string">
            <text:p>bestiegen</text:p>
          </table:table-cell>
          <table:table-cell office:value-type="string">
            <text:p>besteigend</text:p>
          </table:table-cell>
          <table:table-cell office:value-type="string">
            <text:p>bestiegen</text:p>
          </table:table-cell>
          <table:table-cell office:value-type="string">
            <text:p>besteig</text:p>
          </table:table-cell>
          <table:table-cell office:value-type="string">
            <text:p>besteigt</text:p>
          </table:table-cell>
          <table:table-cell office:value-type="string">
            <text:p>best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i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74">
            <text:p>37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treichen</text:p>
          </table:table-cell>
          <table:table-cell office:value-type="string">
            <text:p>bestreiche</text:p>
          </table:table-cell>
          <table:table-cell office:value-type="string">
            <text:p>bestreichst</text:p>
          </table:table-cell>
          <table:table-cell office:value-type="string">
            <text:p>bestreicht</text:p>
          </table:table-cell>
          <table:table-cell table:style-name="ce38" office:value-type="string">
            <text:p>bestreichen</text:p>
          </table:table-cell>
          <table:table-cell table:style-name="ce38" office:value-type="string">
            <text:p>bestreicht</text:p>
          </table:table-cell>
          <table:table-cell table:style-name="ce38" office:value-type="string">
            <text:p>bestreichen</text:p>
          </table:table-cell>
          <table:table-cell office:value-type="string">
            <text:p>bestrich</text:p>
          </table:table-cell>
          <table:table-cell office:value-type="string">
            <text:p>bestrichst</text:p>
          </table:table-cell>
          <table:table-cell office:value-type="string">
            <text:p>bestrich</text:p>
          </table:table-cell>
          <table:table-cell table:style-name="ce38" office:value-type="string">
            <text:p>bestrichen</text:p>
          </table:table-cell>
          <table:table-cell table:style-name="ce38" office:value-type="string">
            <text:p>bestricht</text:p>
          </table:table-cell>
          <table:table-cell table:style-name="ce38" office:value-type="string">
            <text:p>bestrichen</text:p>
          </table:table-cell>
          <table:table-cell office:value-type="string">
            <text:p>bestreichend</text:p>
          </table:table-cell>
          <table:table-cell office:value-type="string">
            <text:p>bestrichen</text:p>
          </table:table-cell>
          <table:table-cell office:value-type="string">
            <text:p>bestreiche</text:p>
          </table:table-cell>
          <table:table-cell office:value-type="string">
            <text:p>bestreicht</text:p>
          </table:table-cell>
          <table:table-cell office:value-type="string">
            <text:p>bestr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b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1">
            <text:p>38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streiten</text:p>
          </table:table-cell>
          <table:table-cell office:value-type="string">
            <text:p>bestreite</text:p>
          </table:table-cell>
          <table:table-cell office:value-type="string">
            <text:p>bestreitest</text:p>
          </table:table-cell>
          <table:table-cell office:value-type="string">
            <text:p>bestreitet</text:p>
          </table:table-cell>
          <table:table-cell table:style-name="ce38" office:value-type="string">
            <text:p>bestreiten</text:p>
          </table:table-cell>
          <table:table-cell table:style-name="ce38" office:value-type="string">
            <text:p>bestreitet</text:p>
          </table:table-cell>
          <table:table-cell table:style-name="ce38" office:value-type="string">
            <text:p>bestreiten</text:p>
          </table:table-cell>
          <table:table-cell office:value-type="string">
            <text:p>bestritt</text:p>
          </table:table-cell>
          <table:table-cell office:value-type="string">
            <text:p>bestrittst</text:p>
          </table:table-cell>
          <table:table-cell office:value-type="string">
            <text:p>bestritt</text:p>
          </table:table-cell>
          <table:table-cell table:style-name="ce38" office:value-type="string">
            <text:p>bestritten</text:p>
          </table:table-cell>
          <table:table-cell table:style-name="ce38" office:value-type="string">
            <text:p>bestritt</text:p>
          </table:table-cell>
          <table:table-cell table:style-name="ce38" office:value-type="string">
            <text:p>bestritten</text:p>
          </table:table-cell>
          <table:table-cell office:value-type="string">
            <text:p>bestreitend</text:p>
          </table:table-cell>
          <table:table-cell office:value-type="string">
            <text:p>bestritten</text:p>
          </table:table-cell>
          <table:table-cell office:value-type="string">
            <text:p>bestreite</text:p>
          </table:table-cell>
          <table:table-cell office:value-type="string">
            <text:p>bestreitet</text:p>
          </table:table-cell>
          <table:table-cell office:value-type="string">
            <text:p>best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83">
            <text:p>38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tragen</text:p>
          </table:table-cell>
          <table:table-cell office:value-type="string">
            <text:p>betrage</text:p>
          </table:table-cell>
          <table:table-cell office:value-type="string">
            <text:p>beträgst</text:p>
          </table:table-cell>
          <table:table-cell office:value-type="string">
            <text:p>beträgt</text:p>
          </table:table-cell>
          <table:table-cell table:style-name="ce38" office:value-type="string">
            <text:p>betragen</text:p>
          </table:table-cell>
          <table:table-cell table:style-name="ce38" office:value-type="string">
            <text:p>betragt</text:p>
          </table:table-cell>
          <table:table-cell table:style-name="ce38" office:value-type="string">
            <text:p>betragen</text:p>
          </table:table-cell>
          <table:table-cell office:value-type="string">
            <text:p>betrug</text:p>
          </table:table-cell>
          <table:table-cell office:value-type="string">
            <text:p>betrugst</text:p>
          </table:table-cell>
          <table:table-cell office:value-type="string">
            <text:p>betrug</text:p>
          </table:table-cell>
          <table:table-cell table:style-name="ce38" office:value-type="string">
            <text:p>betrugen</text:p>
          </table:table-cell>
          <table:table-cell table:style-name="ce38" office:value-type="string">
            <text:p>betrugt</text:p>
          </table:table-cell>
          <table:table-cell table:style-name="ce38" office:value-type="string">
            <text:p>betrugen</text:p>
          </table:table-cell>
          <table:table-cell office:value-type="string">
            <text:p>betragend</text:p>
          </table:table-cell>
          <table:table-cell office:value-type="string">
            <text:p>betragen</text:p>
          </table:table-cell>
          <table:table-cell office:value-type="string">
            <text:p>betrage</text:p>
          </table:table-cell>
          <table:table-cell office:value-type="string">
            <text:p>betragt</text:p>
          </table:table-cell>
          <table:table-cell office:value-type="string">
            <text:p>betr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a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87">
            <text:p>38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treffen</text:p>
          </table:table-cell>
          <table:table-cell office:value-type="string">
            <text:p>betreffe</text:p>
          </table:table-cell>
          <table:table-cell office:value-type="string">
            <text:p>betriffst</text:p>
          </table:table-cell>
          <table:table-cell office:value-type="string">
            <text:p>betrifft</text:p>
          </table:table-cell>
          <table:table-cell table:style-name="ce38" office:value-type="string">
            <text:p>betreffen</text:p>
          </table:table-cell>
          <table:table-cell table:style-name="ce38" office:value-type="string">
            <text:p>betrefft</text:p>
          </table:table-cell>
          <table:table-cell table:style-name="ce38" office:value-type="string">
            <text:p>betreffen</text:p>
          </table:table-cell>
          <table:table-cell office:value-type="string">
            <text:p>betraf</text:p>
          </table:table-cell>
          <table:table-cell office:value-type="string">
            <text:p>betrafst</text:p>
          </table:table-cell>
          <table:table-cell office:value-type="string">
            <text:p>betraf</text:p>
          </table:table-cell>
          <table:table-cell table:style-name="ce38" office:value-type="string">
            <text:p>betrafen</text:p>
          </table:table-cell>
          <table:table-cell table:style-name="ce38" office:value-type="string">
            <text:p>betraft</text:p>
          </table:table-cell>
          <table:table-cell table:style-name="ce38" office:value-type="string">
            <text:p>betrafen</text:p>
          </table:table-cell>
          <table:table-cell office:value-type="string">
            <text:p>betreffend</text:p>
          </table:table-cell>
          <table:table-cell office:value-type="string">
            <text:p>betroffen</text:p>
          </table:table-cell>
          <table:table-cell office:value-type="string">
            <text:p>betriff</text:p>
          </table:table-cell>
          <table:table-cell office:value-type="string">
            <text:p>betrefft</text:p>
          </table:table-cell>
          <table:table-cell office:value-type="string">
            <text:p>betre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f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90">
            <text:p>39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treten</text:p>
          </table:table-cell>
          <table:table-cell office:value-type="string">
            <text:p>betrete</text:p>
          </table:table-cell>
          <table:table-cell office:value-type="string">
            <text:p>betrittst</text:p>
          </table:table-cell>
          <table:table-cell office:value-type="string">
            <text:p>betritt</text:p>
          </table:table-cell>
          <table:table-cell table:style-name="ce38" office:value-type="string">
            <text:p>betreten</text:p>
          </table:table-cell>
          <table:table-cell table:style-name="ce38" office:value-type="string">
            <text:p>betretet</text:p>
          </table:table-cell>
          <table:table-cell table:style-name="ce38" office:value-type="string">
            <text:p>betreten</text:p>
          </table:table-cell>
          <table:table-cell office:value-type="string">
            <text:p>betrat</text:p>
          </table:table-cell>
          <table:table-cell office:value-type="string">
            <text:p>betratest</text:p>
          </table:table-cell>
          <table:table-cell office:value-type="string">
            <text:p>betrat</text:p>
          </table:table-cell>
          <table:table-cell table:style-name="ce38" office:value-type="string">
            <text:p>betraten</text:p>
          </table:table-cell>
          <table:table-cell table:style-name="ce38" office:value-type="string">
            <text:p>betrat</text:p>
          </table:table-cell>
          <table:table-cell table:style-name="ce38" office:value-type="string">
            <text:p>betraten</text:p>
          </table:table-cell>
          <table:table-cell office:value-type="string">
            <text:p>betretend</text:p>
          </table:table-cell>
          <table:table-cell office:value-type="string">
            <text:p>betreten</text:p>
          </table:table-cell>
          <table:table-cell office:value-type="string">
            <text:p>betritt</text:p>
          </table:table-cell>
          <table:table-cell office:value-type="string">
            <text:p>betretet</text:p>
          </table:table-cell>
          <table:table-cell office:value-type="string">
            <text:p>betr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tt / at / et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92">
            <text:p>39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trinken</text:p>
          </table:table-cell>
          <table:table-cell office:value-type="string">
            <text:p>betrinke</text:p>
          </table:table-cell>
          <table:table-cell office:value-type="string">
            <text:p>betrinkst</text:p>
          </table:table-cell>
          <table:table-cell office:value-type="string">
            <text:p>betrinkt</text:p>
          </table:table-cell>
          <table:table-cell table:style-name="ce38" office:value-type="string">
            <text:p>betrinken</text:p>
          </table:table-cell>
          <table:table-cell table:style-name="ce38" office:value-type="string">
            <text:p>betrinkt</text:p>
          </table:table-cell>
          <table:table-cell table:style-name="ce38" office:value-type="string">
            <text:p>betrinken</text:p>
          </table:table-cell>
          <table:table-cell office:value-type="string">
            <text:p>betrank</text:p>
          </table:table-cell>
          <table:table-cell office:value-type="string">
            <text:p>betrankst</text:p>
          </table:table-cell>
          <table:table-cell office:value-type="string">
            <text:p>betrank</text:p>
          </table:table-cell>
          <table:table-cell table:style-name="ce38" office:value-type="string">
            <text:p>betranken</text:p>
          </table:table-cell>
          <table:table-cell table:style-name="ce38" office:value-type="string">
            <text:p>betrankt</text:p>
          </table:table-cell>
          <table:table-cell table:style-name="ce38" office:value-type="string">
            <text:p>betranken</text:p>
          </table:table-cell>
          <table:table-cell office:value-type="string">
            <text:p>betrinkend</text:p>
          </table:table-cell>
          <table:table-cell office:value-type="string">
            <text:p>betrunken</text:p>
          </table:table-cell>
          <table:table-cell office:value-type="string">
            <text:p>betrinke</text:p>
          </table:table-cell>
          <table:table-cell office:value-type="string">
            <text:p>betrinkt</text:p>
          </table:table-cell>
          <table:table-cell office:value-type="string">
            <text:p>betr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inken</text:p>
          </table:table-cell>
          <table:table-cell table:style-name="ce45" office:value-type="string">
            <text:p>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b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5">
            <text:p>39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trügen</text:p>
          </table:table-cell>
          <table:table-cell office:value-type="string">
            <text:p>betrüge</text:p>
          </table:table-cell>
          <table:table-cell office:value-type="string">
            <text:p>betrügst</text:p>
          </table:table-cell>
          <table:table-cell office:value-type="string">
            <text:p>betrügt</text:p>
          </table:table-cell>
          <table:table-cell table:style-name="ce38" office:value-type="string">
            <text:p>betrügen</text:p>
          </table:table-cell>
          <table:table-cell table:style-name="ce38" office:value-type="string">
            <text:p>betrügt</text:p>
          </table:table-cell>
          <table:table-cell table:style-name="ce38" office:value-type="string">
            <text:p>betrügen</text:p>
          </table:table-cell>
          <table:table-cell office:value-type="string">
            <text:p>betrog</text:p>
          </table:table-cell>
          <table:table-cell office:value-type="string">
            <text:p>betrogst</text:p>
          </table:table-cell>
          <table:table-cell office:value-type="string">
            <text:p>betrog</text:p>
          </table:table-cell>
          <table:table-cell table:style-name="ce38" office:value-type="string">
            <text:p>betrogen</text:p>
          </table:table-cell>
          <table:table-cell table:style-name="ce38" office:value-type="string">
            <text:p>betrogt</text:p>
          </table:table-cell>
          <table:table-cell table:style-name="ce38" office:value-type="string">
            <text:p>betrogen</text:p>
          </table:table-cell>
          <table:table-cell office:value-type="string">
            <text:p>betrügend</text:p>
          </table:table-cell>
          <table:table-cell office:value-type="string">
            <text:p>betrogen</text:p>
          </table:table-cell>
          <table:table-cell office:value-type="string">
            <text:p>betrüge</text:p>
          </table:table-cell>
          <table:table-cell office:value-type="string">
            <text:p>betrügt</text:p>
          </table:table-cell>
          <table:table-cell office:value-type="string">
            <text:p>betrü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ü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96">
            <text:p>39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tun</text:p>
          </table:table-cell>
          <table:table-cell office:value-type="string">
            <text:p>betue</text:p>
          </table:table-cell>
          <table:table-cell office:value-type="string">
            <text:p>betust</text:p>
          </table:table-cell>
          <table:table-cell office:value-type="string">
            <text:p>betut</text:p>
          </table:table-cell>
          <table:table-cell table:style-name="ce38" office:value-type="string">
            <text:p>betun</text:p>
          </table:table-cell>
          <table:table-cell table:style-name="ce38" office:value-type="string">
            <text:p>betut</text:p>
          </table:table-cell>
          <table:table-cell table:style-name="ce38" office:value-type="string">
            <text:p>betun</text:p>
          </table:table-cell>
          <table:table-cell office:value-type="string">
            <text:p>betat</text:p>
          </table:table-cell>
          <table:table-cell office:value-type="string">
            <text:p>betatest</text:p>
          </table:table-cell>
          <table:table-cell office:value-type="string">
            <text:p>betat</text:p>
          </table:table-cell>
          <table:table-cell table:style-name="ce38" office:value-type="string">
            <text:p>betaten</text:p>
          </table:table-cell>
          <table:table-cell table:style-name="ce38" office:value-type="string">
            <text:p>betat</text:p>
          </table:table-cell>
          <table:table-cell table:style-name="ce38" office:value-type="string">
            <text:p>betaten</text:p>
          </table:table-cell>
          <table:table-cell office:value-type="string">
            <text:p>betuend</text:p>
          </table:table-cell>
          <table:table-cell office:value-type="string">
            <text:p>betan</text:p>
          </table:table-cell>
          <table:table-cell office:value-type="string">
            <text:p>betu</text:p>
          </table:table-cell>
          <table:table-cell office:value-type="string">
            <text:p>betut</text:p>
          </table:table-cell>
          <table:table-cell office:value-type="string">
            <text:p>betu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u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97">
            <text:p>39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weisen</text:p>
          </table:table-cell>
          <table:table-cell office:value-type="string">
            <text:p>beweise</text:p>
          </table:table-cell>
          <table:table-cell table:number-columns-repeated="2" office:value-type="string">
            <text:p>beweist</text:p>
          </table:table-cell>
          <table:table-cell table:style-name="ce38" office:value-type="string">
            <text:p>beweisen</text:p>
          </table:table-cell>
          <table:table-cell table:style-name="ce38" office:value-type="string">
            <text:p>beweist</text:p>
          </table:table-cell>
          <table:table-cell table:style-name="ce38" office:value-type="string">
            <text:p>beweisen</text:p>
          </table:table-cell>
          <table:table-cell office:value-type="string">
            <text:p>bewies</text:p>
          </table:table-cell>
          <table:table-cell office:value-type="string">
            <text:p>bewiest</text:p>
          </table:table-cell>
          <table:table-cell office:value-type="string">
            <text:p>bewies</text:p>
          </table:table-cell>
          <table:table-cell table:style-name="ce38" office:value-type="string">
            <text:p>bewiesen</text:p>
          </table:table-cell>
          <table:table-cell table:style-name="ce38" office:value-type="string">
            <text:p>bewiest</text:p>
          </table:table-cell>
          <table:table-cell table:style-name="ce38" office:value-type="string">
            <text:p>bewiesen</text:p>
          </table:table-cell>
          <table:table-cell office:value-type="string">
            <text:p>beweisend</text:p>
          </table:table-cell>
          <table:table-cell office:value-type="string">
            <text:p>bewiesen</text:p>
          </table:table-cell>
          <table:table-cell office:value-type="string">
            <text:p>beweise</text:p>
          </table:table-cell>
          <table:table-cell office:value-type="string">
            <text:p>beweist</text:p>
          </table:table-cell>
          <table:table-cell office:value-type="string">
            <text:p>bewei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406">
            <text:p>40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werben</text:p>
          </table:table-cell>
          <table:table-cell office:value-type="string">
            <text:p>bewerbe</text:p>
          </table:table-cell>
          <table:table-cell office:value-type="string">
            <text:p>bewirbst</text:p>
          </table:table-cell>
          <table:table-cell office:value-type="string">
            <text:p>bewirbt</text:p>
          </table:table-cell>
          <table:table-cell table:style-name="ce38" office:value-type="string">
            <text:p>bewerben</text:p>
          </table:table-cell>
          <table:table-cell table:style-name="ce38" office:value-type="string">
            <text:p>bewerbt</text:p>
          </table:table-cell>
          <table:table-cell table:style-name="ce38" office:value-type="string">
            <text:p>bewerben</text:p>
          </table:table-cell>
          <table:table-cell office:value-type="string">
            <text:p>bewarb</text:p>
          </table:table-cell>
          <table:table-cell office:value-type="string">
            <text:p>bewarbst</text:p>
          </table:table-cell>
          <table:table-cell office:value-type="string">
            <text:p>bewarb</text:p>
          </table:table-cell>
          <table:table-cell table:style-name="ce38" office:value-type="string">
            <text:p>bewarben</text:p>
          </table:table-cell>
          <table:table-cell table:style-name="ce38" office:value-type="string">
            <text:p>bewarbt</text:p>
          </table:table-cell>
          <table:table-cell table:style-name="ce38" office:value-type="string">
            <text:p>bewarben</text:p>
          </table:table-cell>
          <table:table-cell office:value-type="string">
            <text:p>bewerbend</text:p>
          </table:table-cell>
          <table:table-cell office:value-type="string">
            <text:p>beworben</text:p>
          </table:table-cell>
          <table:table-cell office:value-type="string">
            <text:p>bewirb</text:p>
          </table:table-cell>
          <table:table-cell office:value-type="string">
            <text:p>bewerbt</text:p>
          </table:table-cell>
          <table:table-cell office:value-type="string">
            <text:p>bewer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409">
            <text:p>40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werfen</text:p>
          </table:table-cell>
          <table:table-cell office:value-type="string">
            <text:p>bewerfe</text:p>
          </table:table-cell>
          <table:table-cell office:value-type="string">
            <text:p>bewirfst</text:p>
          </table:table-cell>
          <table:table-cell office:value-type="string">
            <text:p>bewirft</text:p>
          </table:table-cell>
          <table:table-cell table:style-name="ce38" office:value-type="string">
            <text:p>bewerfen</text:p>
          </table:table-cell>
          <table:table-cell table:style-name="ce38" office:value-type="string">
            <text:p>bewerft</text:p>
          </table:table-cell>
          <table:table-cell table:style-name="ce38" office:value-type="string">
            <text:p>bewerfen</text:p>
          </table:table-cell>
          <table:table-cell office:value-type="string">
            <text:p>bewarf</text:p>
          </table:table-cell>
          <table:table-cell office:value-type="string">
            <text:p>bewarfst</text:p>
          </table:table-cell>
          <table:table-cell office:value-type="string">
            <text:p>bewarf</text:p>
          </table:table-cell>
          <table:table-cell table:style-name="ce38" office:value-type="string">
            <text:p>bewarfen</text:p>
          </table:table-cell>
          <table:table-cell table:style-name="ce38" office:value-type="string">
            <text:p>bewarft</text:p>
          </table:table-cell>
          <table:table-cell table:style-name="ce38" office:value-type="string">
            <text:p>bewarfen</text:p>
          </table:table-cell>
          <table:table-cell office:value-type="string">
            <text:p>bewerfend</text:p>
          </table:table-cell>
          <table:table-cell office:value-type="string">
            <text:p>beworfen</text:p>
          </table:table-cell>
          <table:table-cell office:value-type="string">
            <text:p>bewirf</text:p>
          </table:table-cell>
          <table:table-cell office:value-type="string">
            <text:p>bewerft</text:p>
          </table:table-cell>
          <table:table-cell office:value-type="string">
            <text:p>bewe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411">
            <text:p>41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ziehen</text:p>
          </table:table-cell>
          <table:table-cell office:value-type="string">
            <text:p>beziehe</text:p>
          </table:table-cell>
          <table:table-cell office:value-type="string">
            <text:p>beziehst</text:p>
          </table:table-cell>
          <table:table-cell office:value-type="string">
            <text:p>bezieht</text:p>
          </table:table-cell>
          <table:table-cell table:style-name="ce38" office:value-type="string">
            <text:p>beziehen</text:p>
          </table:table-cell>
          <table:table-cell table:style-name="ce38" office:value-type="string">
            <text:p>bezieht</text:p>
          </table:table-cell>
          <table:table-cell table:style-name="ce38" office:value-type="string">
            <text:p>beziehen</text:p>
          </table:table-cell>
          <table:table-cell office:value-type="string">
            <text:p>bezog</text:p>
          </table:table-cell>
          <table:table-cell office:value-type="string">
            <text:p>bezogst</text:p>
          </table:table-cell>
          <table:table-cell office:value-type="string">
            <text:p>bezog</text:p>
          </table:table-cell>
          <table:table-cell table:style-name="ce38" office:value-type="string">
            <text:p>bezogen</text:p>
          </table:table-cell>
          <table:table-cell table:style-name="ce38" office:value-type="string">
            <text:p>bezogt</text:p>
          </table:table-cell>
          <table:table-cell table:style-name="ce38" office:value-type="string">
            <text:p>bezogen</text:p>
          </table:table-cell>
          <table:table-cell office:value-type="string">
            <text:p>beziehend</text:p>
          </table:table-cell>
          <table:table-cell office:value-type="string">
            <text:p>bezogen</text:p>
          </table:table-cell>
          <table:table-cell office:value-type="string">
            <text:p>beziehe</text:p>
          </table:table-cell>
          <table:table-cell office:value-type="string">
            <text:p>bezieht</text:p>
          </table:table-cell>
          <table:table-cell office:value-type="string">
            <text:p>bezi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zi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417">
            <text:p>41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zwingen</text:p>
          </table:table-cell>
          <table:table-cell office:value-type="string">
            <text:p>bezwinge</text:p>
          </table:table-cell>
          <table:table-cell office:value-type="string">
            <text:p>bezwingst</text:p>
          </table:table-cell>
          <table:table-cell office:value-type="string">
            <text:p>bezwingt</text:p>
          </table:table-cell>
          <table:table-cell table:style-name="ce38" office:value-type="string">
            <text:p>bezwingen</text:p>
          </table:table-cell>
          <table:table-cell table:style-name="ce38" office:value-type="string">
            <text:p>bezwingt</text:p>
          </table:table-cell>
          <table:table-cell table:style-name="ce38" office:value-type="string">
            <text:p>bezwingen</text:p>
          </table:table-cell>
          <table:table-cell office:value-type="string">
            <text:p>bezwang</text:p>
          </table:table-cell>
          <table:table-cell office:value-type="string">
            <text:p>bezwangst</text:p>
          </table:table-cell>
          <table:table-cell office:value-type="string">
            <text:p>bezwang</text:p>
          </table:table-cell>
          <table:table-cell table:style-name="ce38" office:value-type="string">
            <text:p>bezwangen</text:p>
          </table:table-cell>
          <table:table-cell table:style-name="ce38" office:value-type="string">
            <text:p>bezwangt</text:p>
          </table:table-cell>
          <table:table-cell table:style-name="ce38" office:value-type="string">
            <text:p>bezwangen</text:p>
          </table:table-cell>
          <table:table-cell office:value-type="string">
            <text:p>bezwingend</text:p>
          </table:table-cell>
          <table:table-cell office:value-type="string">
            <text:p>bezwungen</text:p>
          </table:table-cell>
          <table:table-cell office:value-type="string">
            <text:p>bezwinge</text:p>
          </table:table-cell>
          <table:table-cell office:value-type="string">
            <text:p>bezwingt</text:p>
          </table:table-cell>
          <table:table-cell office:value-type="string">
            <text:p>bezw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zw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b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73">
            <text:p>17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iegen</text:p>
          </table:table-cell>
          <table:table-cell office:value-type="string">
            <text:p>biege</text:p>
          </table:table-cell>
          <table:table-cell office:value-type="string">
            <text:p>biegst</text:p>
          </table:table-cell>
          <table:table-cell office:value-type="string">
            <text:p>biegt</text:p>
          </table:table-cell>
          <table:table-cell table:style-name="ce38" office:value-type="string">
            <text:p>biegen</text:p>
          </table:table-cell>
          <table:table-cell table:style-name="ce38" office:value-type="string">
            <text:p>biegt</text:p>
          </table:table-cell>
          <table:table-cell table:style-name="ce38" office:value-type="string">
            <text:p>biegen</text:p>
          </table:table-cell>
          <table:table-cell office:value-type="string">
            <text:p>bog</text:p>
          </table:table-cell>
          <table:table-cell office:value-type="string">
            <text:p>bogst</text:p>
          </table:table-cell>
          <table:table-cell office:value-type="string">
            <text:p>bog</text:p>
          </table:table-cell>
          <table:table-cell table:style-name="ce38" office:value-type="string">
            <text:p>bogen</text:p>
          </table:table-cell>
          <table:table-cell table:style-name="ce38" office:value-type="string">
            <text:p>bogt</text:p>
          </table:table-cell>
          <table:table-cell table:style-name="ce38" office:value-type="string">
            <text:p>bogen</text:p>
          </table:table-cell>
          <table:table-cell office:value-type="string">
            <text:p>biegend</text:p>
          </table:table-cell>
          <table:table-cell office:value-type="string">
            <text:p>gebogen</text:p>
          </table:table-cell>
          <table:table-cell office:value-type="string">
            <text:p>bieg</text:p>
          </table:table-cell>
          <table:table-cell office:value-type="string">
            <text:p>biegt</text:p>
          </table:table-cell>
          <table:table-cell office:value-type="string">
            <text:p>b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">
            <text:p>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ieten</text:p>
          </table:table-cell>
          <table:table-cell office:value-type="string">
            <text:p>biete</text:p>
          </table:table-cell>
          <table:table-cell office:value-type="string">
            <text:p>bietest</text:p>
          </table:table-cell>
          <table:table-cell office:value-type="string">
            <text:p>bietet</text:p>
          </table:table-cell>
          <table:table-cell table:style-name="ce38" office:value-type="string">
            <text:p>bieten</text:p>
          </table:table-cell>
          <table:table-cell table:style-name="ce38" office:value-type="string">
            <text:p>bietet</text:p>
          </table:table-cell>
          <table:table-cell table:style-name="ce38" office:value-type="string">
            <text:p>bieten</text:p>
          </table:table-cell>
          <table:table-cell office:value-type="string">
            <text:p>bot</text:p>
          </table:table-cell>
          <table:table-cell office:value-type="string">
            <text:p>botst</text:p>
          </table:table-cell>
          <table:table-cell office:value-type="string">
            <text:p>bot</text:p>
          </table:table-cell>
          <table:table-cell table:style-name="ce38" office:value-type="string">
            <text:p>boten</text:p>
          </table:table-cell>
          <table:table-cell table:style-name="ce38" office:value-type="string">
            <text:p>botet</text:p>
          </table:table-cell>
          <table:table-cell table:style-name="ce38" office:value-type="string">
            <text:p>boten</text:p>
          </table:table-cell>
          <table:table-cell office:value-type="string">
            <text:p>bietend</text:p>
          </table:table-cell>
          <table:table-cell office:value-type="string">
            <text:p>geboten</text:p>
          </table:table-cell>
          <table:table-cell office:value-type="string">
            <text:p>biete</text:p>
          </table:table-cell>
          <table:table-cell office:value-type="string">
            <text:p>bietet</text:p>
          </table:table-cell>
          <table:table-cell office:value-type="string">
            <text:p>bi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">
            <text:p>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inden</text:p>
          </table:table-cell>
          <table:table-cell office:value-type="string">
            <text:p>binde</text:p>
          </table:table-cell>
          <table:table-cell office:value-type="string">
            <text:p>bindest</text:p>
          </table:table-cell>
          <table:table-cell office:value-type="string">
            <text:p>bindet</text:p>
          </table:table-cell>
          <table:table-cell table:style-name="ce38" office:value-type="string">
            <text:p>binden</text:p>
          </table:table-cell>
          <table:table-cell table:style-name="ce38" office:value-type="string">
            <text:p>bindet</text:p>
          </table:table-cell>
          <table:table-cell table:style-name="ce38" office:value-type="string">
            <text:p>binden</text:p>
          </table:table-cell>
          <table:table-cell office:value-type="string">
            <text:p>band</text:p>
          </table:table-cell>
          <table:table-cell office:value-type="string">
            <text:p>bandest</text:p>
          </table:table-cell>
          <table:table-cell office:value-type="string">
            <text:p>band</text:p>
          </table:table-cell>
          <table:table-cell table:style-name="ce38" office:value-type="string">
            <text:p>banden</text:p>
          </table:table-cell>
          <table:table-cell table:style-name="ce38" office:value-type="string">
            <text:p>bandet</text:p>
          </table:table-cell>
          <table:table-cell table:style-name="ce38" office:value-type="string">
            <text:p>banden</text:p>
          </table:table-cell>
          <table:table-cell office:value-type="string">
            <text:p>bindend</text:p>
          </table:table-cell>
          <table:table-cell office:value-type="string">
            <text:p>gebunden</text:p>
          </table:table-cell>
          <table:table-cell office:value-type="string">
            <text:p>binde</text:p>
          </table:table-cell>
          <table:table-cell office:value-type="string">
            <text:p>bindet</text:p>
          </table:table-cell>
          <table:table-cell office:value-type="string">
            <text:p>b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">
            <text:p>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itten</text:p>
          </table:table-cell>
          <table:table-cell office:value-type="string">
            <text:p>bitte</text:p>
          </table:table-cell>
          <table:table-cell office:value-type="string">
            <text:p>bittest</text:p>
          </table:table-cell>
          <table:table-cell office:value-type="string">
            <text:p>bittet</text:p>
          </table:table-cell>
          <table:table-cell table:style-name="ce38" office:value-type="string">
            <text:p>bitten</text:p>
          </table:table-cell>
          <table:table-cell table:style-name="ce38" office:value-type="string">
            <text:p>bittet</text:p>
          </table:table-cell>
          <table:table-cell table:style-name="ce38" office:value-type="string">
            <text:p>bitten</text:p>
          </table:table-cell>
          <table:table-cell office:value-type="string">
            <text:p>bat</text:p>
          </table:table-cell>
          <table:table-cell office:value-type="string">
            <text:p>batest</text:p>
          </table:table-cell>
          <table:table-cell office:value-type="string">
            <text:p>bat</text:p>
          </table:table-cell>
          <table:table-cell table:style-name="ce38" office:value-type="string">
            <text:p>baten</text:p>
          </table:table-cell>
          <table:table-cell table:style-name="ce38" office:value-type="string">
            <text:p>batet</text:p>
          </table:table-cell>
          <table:table-cell table:style-name="ce38" office:value-type="string">
            <text:p>baten</text:p>
          </table:table-cell>
          <table:table-cell office:value-type="string">
            <text:p>bittend</text:p>
          </table:table-cell>
          <table:table-cell office:value-type="string">
            <text:p>gebeten</text:p>
          </table:table-cell>
          <table:table-cell office:value-type="string">
            <text:p>bitte</text:p>
          </table:table-cell>
          <table:table-cell office:value-type="string">
            <text:p>bittet</text:p>
          </table:table-cell>
          <table:table-cell office:value-type="string">
            <text:p>bit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t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">
            <text:p>1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lasen</text:p>
          </table:table-cell>
          <table:table-cell office:value-type="string">
            <text:p>blase</text:p>
          </table:table-cell>
          <table:table-cell table:number-columns-repeated="2" office:value-type="string">
            <text:p>bläst</text:p>
          </table:table-cell>
          <table:table-cell table:style-name="ce38" office:value-type="string">
            <text:p>blasen</text:p>
          </table:table-cell>
          <table:table-cell table:style-name="ce38" office:value-type="string">
            <text:p>blast</text:p>
          </table:table-cell>
          <table:table-cell table:style-name="ce38" office:value-type="string">
            <text:p>blasen</text:p>
          </table:table-cell>
          <table:table-cell office:value-type="string">
            <text:p>bließ</text:p>
          </table:table-cell>
          <table:table-cell office:value-type="string">
            <text:p>bließt</text:p>
          </table:table-cell>
          <table:table-cell office:value-type="string">
            <text:p>bließ</text:p>
          </table:table-cell>
          <table:table-cell table:style-name="ce38" office:value-type="string">
            <text:p>bließen</text:p>
          </table:table-cell>
          <table:table-cell table:style-name="ce38" office:value-type="string">
            <text:p>bließt</text:p>
          </table:table-cell>
          <table:table-cell table:style-name="ce38" office:value-type="string">
            <text:p>bließen</text:p>
          </table:table-cell>
          <table:table-cell office:value-type="string">
            <text:p>blasend</text:p>
          </table:table-cell>
          <table:table-cell office:value-type="string">
            <text:p>geblasen</text:p>
          </table:table-cell>
          <table:table-cell office:value-type="string">
            <text:p>blase</text:p>
          </table:table-cell>
          <table:table-cell office:value-type="string">
            <text:p>blast</text:p>
          </table:table-cell>
          <table:table-cell office:value-type="string">
            <text:p>bla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la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">
            <text:p>1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leiben</text:p>
          </table:table-cell>
          <table:table-cell office:value-type="string">
            <text:p>bleibe</text:p>
          </table:table-cell>
          <table:table-cell office:value-type="string">
            <text:p>bleibst</text:p>
          </table:table-cell>
          <table:table-cell office:value-type="string">
            <text:p>bleibt</text:p>
          </table:table-cell>
          <table:table-cell table:style-name="ce38" office:value-type="string">
            <text:p>bleiben</text:p>
          </table:table-cell>
          <table:table-cell table:style-name="ce38" office:value-type="string">
            <text:p>bleibt</text:p>
          </table:table-cell>
          <table:table-cell table:style-name="ce38" office:value-type="string">
            <text:p>bleiben</text:p>
          </table:table-cell>
          <table:table-cell office:value-type="string">
            <text:p>blieb</text:p>
          </table:table-cell>
          <table:table-cell office:value-type="string">
            <text:p>bliebst</text:p>
          </table:table-cell>
          <table:table-cell office:value-type="string">
            <text:p>blieb</text:p>
          </table:table-cell>
          <table:table-cell table:style-name="ce38" office:value-type="string">
            <text:p>blieben</text:p>
          </table:table-cell>
          <table:table-cell table:style-name="ce38" office:value-type="string">
            <text:p>bliebt</text:p>
          </table:table-cell>
          <table:table-cell table:style-name="ce38" office:value-type="string">
            <text:p>blieben</text:p>
          </table:table-cell>
          <table:table-cell office:value-type="string">
            <text:p>bleibend</text:p>
          </table:table-cell>
          <table:table-cell office:value-type="string">
            <text:p>geblieben</text:p>
          </table:table-cell>
          <table:table-cell office:value-type="string">
            <text:p>bleib</text:p>
          </table:table-cell>
          <table:table-cell office:value-type="string">
            <text:p>bleibt</text:p>
          </table:table-cell>
          <table:table-cell office:value-type="string">
            <text:p>bl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lei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">
            <text:p>1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leichen</text:p>
          </table:table-cell>
          <table:table-cell office:value-type="string">
            <text:p>bleiche</text:p>
          </table:table-cell>
          <table:table-cell office:value-type="string">
            <text:p>bleichst</text:p>
          </table:table-cell>
          <table:table-cell office:value-type="string">
            <text:p>bleicht</text:p>
          </table:table-cell>
          <table:table-cell table:style-name="ce38" office:value-type="string">
            <text:p>bleichen</text:p>
          </table:table-cell>
          <table:table-cell table:style-name="ce38" office:value-type="string">
            <text:p>bleicht</text:p>
          </table:table-cell>
          <table:table-cell table:style-name="ce38" office:value-type="string">
            <text:p>bleichen</text:p>
          </table:table-cell>
          <table:table-cell office:value-type="string">
            <text:p>blich</text:p>
          </table:table-cell>
          <table:table-cell office:value-type="string">
            <text:p>blichst</text:p>
          </table:table-cell>
          <table:table-cell office:value-type="string">
            <text:p>blich</text:p>
          </table:table-cell>
          <table:table-cell table:style-name="ce38" office:value-type="string">
            <text:p>blichen</text:p>
          </table:table-cell>
          <table:table-cell table:style-name="ce38" office:value-type="string">
            <text:p>blicht</text:p>
          </table:table-cell>
          <table:table-cell table:style-name="ce38" office:value-type="string">
            <text:p>blichen</text:p>
          </table:table-cell>
          <table:table-cell office:value-type="string">
            <text:p>bleichend</text:p>
          </table:table-cell>
          <table:table-cell office:value-type="string">
            <text:p>geblichen</text:p>
          </table:table-cell>
          <table:table-cell office:value-type="string">
            <text:p>bleich</text:p>
          </table:table-cell>
          <table:table-cell office:value-type="string">
            <text:p>bleicht</text:p>
          </table:table-cell>
          <table:table-cell office:value-type="string">
            <text:p>bleichen</text:p>
          </table:table-cell>
          <table:table-cell table:style-name="ce42" office:value-type="string">
            <text:p>-</text:p>
          </table:table-cell>
          <table:table-cell office:value-type="string">
            <text:p>blei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i / i</text:p>
          </table:table-cell>
          <table:table-cell table:number-columns-repeated="2" table:style-name="ce45"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raten</text:p>
          </table:table-cell>
          <table:table-cell office:value-type="string">
            <text:p>brate</text:p>
          </table:table-cell>
          <table:table-cell office:value-type="string">
            <text:p>brätst</text:p>
          </table:table-cell>
          <table:table-cell office:value-type="string">
            <text:p>brät</text:p>
          </table:table-cell>
          <table:table-cell table:style-name="ce38" office:value-type="string">
            <text:p>braten</text:p>
          </table:table-cell>
          <table:table-cell table:style-name="ce38" office:value-type="string">
            <text:p>brat</text:p>
          </table:table-cell>
          <table:table-cell table:style-name="ce38" office:value-type="string">
            <text:p>braten</text:p>
          </table:table-cell>
          <table:table-cell office:value-type="string">
            <text:p>briet</text:p>
          </table:table-cell>
          <table:table-cell office:value-type="string">
            <text:p>brietst</text:p>
          </table:table-cell>
          <table:table-cell office:value-type="string">
            <text:p>briet</text:p>
          </table:table-cell>
          <table:table-cell table:style-name="ce38" office:value-type="string">
            <text:p>brieten</text:p>
          </table:table-cell>
          <table:table-cell table:style-name="ce38" office:value-type="string">
            <text:p>briet</text:p>
          </table:table-cell>
          <table:table-cell table:style-name="ce38" office:value-type="string">
            <text:p>brieten</text:p>
          </table:table-cell>
          <table:table-cell office:value-type="string">
            <text:p>bratend</text:p>
          </table:table-cell>
          <table:table-cell office:value-type="string">
            <text:p>gebraten</text:p>
          </table:table-cell>
          <table:table-cell office:value-type="string">
            <text:p>brate</text:p>
          </table:table-cell>
          <table:table-cell office:value-type="string">
            <text:p>bratet</text:p>
          </table:table-cell>
          <table:table-cell office:value-type="string">
            <text:p>b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a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">
            <text:p>1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rauchen</text:p>
          </table:table-cell>
          <table:table-cell office:value-type="string">
            <text:p>brauche</text:p>
          </table:table-cell>
          <table:table-cell office:value-type="string">
            <text:p>brauchst</text:p>
          </table:table-cell>
          <table:table-cell office:value-type="string">
            <text:p>braucht</text:p>
          </table:table-cell>
          <table:table-cell table:style-name="ce38" office:value-type="string">
            <text:p>brauchen</text:p>
          </table:table-cell>
          <table:table-cell table:style-name="ce38" office:value-type="string">
            <text:p>braucht</text:p>
          </table:table-cell>
          <table:table-cell table:style-name="ce38" office:value-type="string">
            <text:p>brauchen</text:p>
          </table:table-cell>
          <table:table-cell office:value-type="string">
            <text:p>brauchte</text:p>
          </table:table-cell>
          <table:table-cell office:value-type="string">
            <text:p>brauchtest</text:p>
          </table:table-cell>
          <table:table-cell office:value-type="string">
            <text:p>brauchte</text:p>
          </table:table-cell>
          <table:table-cell table:style-name="ce38" office:value-type="string">
            <text:p>brauchten</text:p>
          </table:table-cell>
          <table:table-cell table:style-name="ce38" office:value-type="string">
            <text:p>brauchtet</text:p>
          </table:table-cell>
          <table:table-cell table:style-name="ce38" office:value-type="string">
            <text:p>brauchten</text:p>
          </table:table-cell>
          <table:table-cell office:value-type="string">
            <text:p>brauchend</text:p>
          </table:table-cell>
          <table:table-cell office:value-type="string">
            <text:p>gebraucht</text:p>
          </table:table-cell>
          <table:table-cell office:value-type="string">
            <text:p>brauch</text:p>
          </table:table-cell>
          <table:table-cell office:value-type="string">
            <text:p>braucht</text:p>
          </table:table-cell>
          <table:table-cell office:value-type="string">
            <text:p>brau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au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">
            <text:p>1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rechen</text:p>
          </table:table-cell>
          <table:table-cell office:value-type="string">
            <text:p>breche</text:p>
          </table:table-cell>
          <table:table-cell office:value-type="string">
            <text:p>brichst</text:p>
          </table:table-cell>
          <table:table-cell office:value-type="string">
            <text:p>bricht</text:p>
          </table:table-cell>
          <table:table-cell table:style-name="ce38" office:value-type="string">
            <text:p>brechen</text:p>
          </table:table-cell>
          <table:table-cell table:style-name="ce38" office:value-type="string">
            <text:p>brecht</text:p>
          </table:table-cell>
          <table:table-cell table:style-name="ce38" office:value-type="string">
            <text:p>brechen</text:p>
          </table:table-cell>
          <table:table-cell office:value-type="string">
            <text:p>brach</text:p>
          </table:table-cell>
          <table:table-cell office:value-type="string">
            <text:p>brachst</text:p>
          </table:table-cell>
          <table:table-cell office:value-type="string">
            <text:p>brach</text:p>
          </table:table-cell>
          <table:table-cell table:style-name="ce38" office:value-type="string">
            <text:p>brachen</text:p>
          </table:table-cell>
          <table:table-cell table:style-name="ce38" office:value-type="string">
            <text:p>bracht</text:p>
          </table:table-cell>
          <table:table-cell table:style-name="ce38" office:value-type="string">
            <text:p>brachen</text:p>
          </table:table-cell>
          <table:table-cell office:value-type="string">
            <text:p>brechend</text:p>
          </table:table-cell>
          <table:table-cell office:value-type="string">
            <text:p>gebrochen</text:p>
          </table:table-cell>
          <table:table-cell office:value-type="string">
            <text:p>brich</text:p>
          </table:table-cell>
          <table:table-cell office:value-type="string">
            <text:p>brecht</text:p>
          </table:table-cell>
          <table:table-cell office:value-type="string">
            <text:p>b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echen</text:p>
          </table:table-cell>
          <table:table-cell table:style-name="ce45" office:value-type="string">
            <text:p>D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">
            <text:p>1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rennen</text:p>
          </table:table-cell>
          <table:table-cell office:value-type="string">
            <text:p>brenne</text:p>
          </table:table-cell>
          <table:table-cell office:value-type="string">
            <text:p>brennst</text:p>
          </table:table-cell>
          <table:table-cell office:value-type="string">
            <text:p>brennt</text:p>
          </table:table-cell>
          <table:table-cell table:style-name="ce38" office:value-type="string">
            <text:p>brennen</text:p>
          </table:table-cell>
          <table:table-cell table:style-name="ce38" office:value-type="string">
            <text:p>brennt</text:p>
          </table:table-cell>
          <table:table-cell table:style-name="ce38" office:value-type="string">
            <text:p>brennen</text:p>
          </table:table-cell>
          <table:table-cell office:value-type="string">
            <text:p>brannte</text:p>
          </table:table-cell>
          <table:table-cell office:value-type="string">
            <text:p>branntest</text:p>
          </table:table-cell>
          <table:table-cell office:value-type="string">
            <text:p>brannte</text:p>
          </table:table-cell>
          <table:table-cell table:style-name="ce38" office:value-type="string">
            <text:p>brannten</text:p>
          </table:table-cell>
          <table:table-cell table:style-name="ce38" office:value-type="string">
            <text:p>branntet</text:p>
          </table:table-cell>
          <table:table-cell table:style-name="ce38" office:value-type="string">
            <text:p>brannten</text:p>
          </table:table-cell>
          <table:table-cell office:value-type="string">
            <text:p>brennend</text:p>
          </table:table-cell>
          <table:table-cell office:value-type="string">
            <text:p>gebrannt</text:p>
          </table:table-cell>
          <table:table-cell office:value-type="string">
            <text:p>brenn</text:p>
          </table:table-cell>
          <table:table-cell office:value-type="string">
            <text:p>brennt</text:p>
          </table:table-cell>
          <table:table-cell office:value-type="string">
            <text:p>br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enn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ch / ach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">
            <text:p>1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ringen</text:p>
          </table:table-cell>
          <table:table-cell office:value-type="string">
            <text:p>bringe</text:p>
          </table:table-cell>
          <table:table-cell office:value-type="string">
            <text:p>bringst</text:p>
          </table:table-cell>
          <table:table-cell office:value-type="string">
            <text:p>bringt</text:p>
          </table:table-cell>
          <table:table-cell table:style-name="ce38" office:value-type="string">
            <text:p>bringen</text:p>
          </table:table-cell>
          <table:table-cell table:style-name="ce38" office:value-type="string">
            <text:p>bringt</text:p>
          </table:table-cell>
          <table:table-cell table:style-name="ce38" office:value-type="string">
            <text:p>bringen</text:p>
          </table:table-cell>
          <table:table-cell office:value-type="string">
            <text:p>brachte</text:p>
          </table:table-cell>
          <table:table-cell office:value-type="string">
            <text:p>brachtest</text:p>
          </table:table-cell>
          <table:table-cell office:value-type="string">
            <text:p>brachte</text:p>
          </table:table-cell>
          <table:table-cell table:style-name="ce38" office:value-type="string">
            <text:p>brachten</text:p>
          </table:table-cell>
          <table:table-cell table:style-name="ce38" office:value-type="string">
            <text:p>brachte</text:p>
          </table:table-cell>
          <table:table-cell table:style-name="ce38" office:value-type="string">
            <text:p>brachten</text:p>
          </table:table-cell>
          <table:table-cell office:value-type="string">
            <text:p>bringend</text:p>
          </table:table-cell>
          <table:table-cell office:value-type="string">
            <text:p>gebracht</text:p>
          </table:table-cell>
          <table:table-cell office:value-type="string">
            <text:p>bring</text:p>
          </table:table-cell>
          <table:table-cell office:value-type="string">
            <text:p>bringt</text:p>
          </table:table-cell>
          <table:table-cell office:value-type="string">
            <text:p>b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i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ch / ach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fmodal</text:p>
          </table:table-cell>
          <table:table-cell table:style-name="ce45" office:value-type="string">
            <text:p>*</text:p>
          </table:table-cell>
          <table:table-cell table:style-name="ce42" office:value-type="float" office:value="17">
            <text:p>1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denken</text:p>
          </table:table-cell>
          <table:table-cell office:value-type="string">
            <text:p>denke</text:p>
          </table:table-cell>
          <table:table-cell office:value-type="string">
            <text:p>denkst</text:p>
          </table:table-cell>
          <table:table-cell office:value-type="string">
            <text:p>denkt</text:p>
          </table:table-cell>
          <table:table-cell table:style-name="ce38" office:value-type="string">
            <text:p>denken</text:p>
          </table:table-cell>
          <table:table-cell table:style-name="ce38" office:value-type="string">
            <text:p>denkt</text:p>
          </table:table-cell>
          <table:table-cell table:style-name="ce38" office:value-type="string">
            <text:p>denken</text:p>
          </table:table-cell>
          <table:table-cell office:value-type="string">
            <text:p>dachte</text:p>
          </table:table-cell>
          <table:table-cell office:value-type="string">
            <text:p>dachtest</text:p>
          </table:table-cell>
          <table:table-cell office:value-type="string">
            <text:p>dachte</text:p>
          </table:table-cell>
          <table:table-cell table:style-name="ce38" office:value-type="string">
            <text:p>dachten</text:p>
          </table:table-cell>
          <table:table-cell table:style-name="ce38" office:value-type="string">
            <text:p>dachtet</text:p>
          </table:table-cell>
          <table:table-cell table:style-name="ce38" office:value-type="string">
            <text:p>dachten</text:p>
          </table:table-cell>
          <table:table-cell office:value-type="string">
            <text:p>denkend</text:p>
          </table:table-cell>
          <table:table-cell office:value-type="string">
            <text:p>gedacht</text:p>
          </table:table-cell>
          <table:table-cell office:value-type="string">
            <text:p>denk</text:p>
          </table:table-cell>
          <table:table-cell office:value-type="string">
            <text:p>denkt</text:p>
          </table:table-cell>
          <table:table-cell office:value-type="string">
            <text:p>de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en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fmodal</text:p>
          </table:table-cell>
          <table:table-cell table:style-name="ce45" office:value-type="string">
            <text:p>*</text:p>
          </table:table-cell>
          <table:table-cell table:style-name="ce42" office:value-type="float" office:value="18">
            <text:p>1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dreschen</text:p>
          </table:table-cell>
          <table:table-cell office:value-type="string">
            <text:p>dresche</text:p>
          </table:table-cell>
          <table:table-cell table:number-columns-repeated="2" office:value-type="string">
            <text:p>drischt</text:p>
          </table:table-cell>
          <table:table-cell table:style-name="ce38" office:value-type="string">
            <text:p>dreschen</text:p>
          </table:table-cell>
          <table:table-cell table:style-name="ce38" office:value-type="string">
            <text:p>drescht</text:p>
          </table:table-cell>
          <table:table-cell table:style-name="ce38" office:value-type="string">
            <text:p>dreschen</text:p>
          </table:table-cell>
          <table:table-cell office:value-type="string">
            <text:p>drosch</text:p>
          </table:table-cell>
          <table:table-cell office:value-type="string">
            <text:p>droscht</text:p>
          </table:table-cell>
          <table:table-cell office:value-type="string">
            <text:p>drosch</text:p>
          </table:table-cell>
          <table:table-cell table:style-name="ce38" office:value-type="string">
            <text:p>droschen</text:p>
          </table:table-cell>
          <table:table-cell table:style-name="ce38" office:value-type="string">
            <text:p>droscht</text:p>
          </table:table-cell>
          <table:table-cell table:style-name="ce38" office:value-type="string">
            <text:p>droschen</text:p>
          </table:table-cell>
          <table:table-cell office:value-type="string">
            <text:p>dreschend</text:p>
          </table:table-cell>
          <table:table-cell office:value-type="string">
            <text:p>gedroschen</text:p>
          </table:table-cell>
          <table:table-cell office:value-type="string">
            <text:p>drisch</text:p>
          </table:table-cell>
          <table:table-cell office:value-type="string">
            <text:p>drescht</text:p>
          </table:table-cell>
          <table:table-cell office:value-type="string">
            <text:p>dres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res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0">
            <text:p>2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dringen</text:p>
          </table:table-cell>
          <table:table-cell office:value-type="string">
            <text:p>dringe</text:p>
          </table:table-cell>
          <table:table-cell office:value-type="string">
            <text:p>dringst</text:p>
          </table:table-cell>
          <table:table-cell office:value-type="string">
            <text:p>dringt</text:p>
          </table:table-cell>
          <table:table-cell table:style-name="ce38" office:value-type="string">
            <text:p>dringen</text:p>
          </table:table-cell>
          <table:table-cell table:style-name="ce38" office:value-type="string">
            <text:p>dringt</text:p>
          </table:table-cell>
          <table:table-cell table:style-name="ce38" office:value-type="string">
            <text:p>dringen</text:p>
          </table:table-cell>
          <table:table-cell office:value-type="string">
            <text:p>drang</text:p>
          </table:table-cell>
          <table:table-cell office:value-type="string">
            <text:p>drangst</text:p>
          </table:table-cell>
          <table:table-cell office:value-type="string">
            <text:p>drang</text:p>
          </table:table-cell>
          <table:table-cell table:style-name="ce38" office:value-type="string">
            <text:p>drangen</text:p>
          </table:table-cell>
          <table:table-cell table:style-name="ce38" office:value-type="string">
            <text:p>drangt</text:p>
          </table:table-cell>
          <table:table-cell table:style-name="ce38" office:value-type="string">
            <text:p>drangen</text:p>
          </table:table-cell>
          <table:table-cell office:value-type="string">
            <text:p>dringend</text:p>
          </table:table-cell>
          <table:table-cell office:value-type="string">
            <text:p>gedrungen</text:p>
          </table:table-cell>
          <table:table-cell office:value-type="string">
            <text:p>dringe</text:p>
          </table:table-cell>
          <table:table-cell office:value-type="string">
            <text:p>dringt</text:p>
          </table:table-cell>
          <table:table-cell office:value-type="string">
            <text:p>d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ri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2">
            <text:p>2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dürfen</text:p>
          </table:table-cell>
          <table:table-cell office:value-type="string">
            <text:p>darf</text:p>
          </table:table-cell>
          <table:table-cell office:value-type="string">
            <text:p>darfst</text:p>
          </table:table-cell>
          <table:table-cell office:value-type="string">
            <text:p>darf</text:p>
          </table:table-cell>
          <table:table-cell table:style-name="ce38" office:value-type="string">
            <text:p>dürfen</text:p>
          </table:table-cell>
          <table:table-cell table:style-name="ce38" office:value-type="string">
            <text:p>dürft</text:p>
          </table:table-cell>
          <table:table-cell table:style-name="ce38" office:value-type="string">
            <text:p>dürfen</text:p>
          </table:table-cell>
          <table:table-cell office:value-type="string">
            <text:p>durfte</text:p>
          </table:table-cell>
          <table:table-cell office:value-type="string">
            <text:p>durftest</text:p>
          </table:table-cell>
          <table:table-cell office:value-type="string">
            <text:p>durfte</text:p>
          </table:table-cell>
          <table:table-cell table:style-name="ce38" office:value-type="string">
            <text:p>durften</text:p>
          </table:table-cell>
          <table:table-cell table:style-name="ce38" office:value-type="string">
            <text:p>durftet</text:p>
          </table:table-cell>
          <table:table-cell table:style-name="ce38" office:value-type="string">
            <text:p>durften</text:p>
          </table:table-cell>
          <table:table-cell office:value-type="string">
            <text:p>dürfend</text:p>
          </table:table-cell>
          <table:table-cell office:value-type="string">
            <text:p>gedurft</text:p>
          </table:table-cell>
          <table:table-cell office:value-type="string">
            <text:p>dürfe</text:p>
          </table:table-cell>
          <table:table-cell office:value-type="string">
            <text:p>dürft</text:p>
          </table:table-cell>
          <table:table-cell office:value-type="string">
            <text:p>dü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ür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a / u / u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Modal</text:p>
          </table:table-cell>
          <table:table-cell table:style-name="ce45" office:value-type="string">
            <text:p>*</text:p>
          </table:table-cell>
          <table:table-cell table:style-name="ce42" office:value-type="float" office:value="23">
            <text:p>2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mpfehlen</text:p>
          </table:table-cell>
          <table:table-cell office:value-type="string">
            <text:p>empfehle</text:p>
          </table:table-cell>
          <table:table-cell office:value-type="string">
            <text:p>empfiehlst</text:p>
          </table:table-cell>
          <table:table-cell office:value-type="string">
            <text:p>empfiehlt</text:p>
          </table:table-cell>
          <table:table-cell table:style-name="ce38" office:value-type="string">
            <text:p>empfehlen</text:p>
          </table:table-cell>
          <table:table-cell table:style-name="ce38" office:value-type="string">
            <text:p>empfehlt</text:p>
          </table:table-cell>
          <table:table-cell table:style-name="ce38" office:value-type="string">
            <text:p>empfehlen</text:p>
          </table:table-cell>
          <table:table-cell office:value-type="string">
            <text:p>empfahl</text:p>
          </table:table-cell>
          <table:table-cell office:value-type="string">
            <text:p>empfahlst</text:p>
          </table:table-cell>
          <table:table-cell office:value-type="string">
            <text:p>empfehlen</text:p>
          </table:table-cell>
          <table:table-cell table:style-name="ce38" office:value-type="string">
            <text:p>empfahlen</text:p>
          </table:table-cell>
          <table:table-cell table:style-name="ce38" office:value-type="string">
            <text:p>empfahlt</text:p>
          </table:table-cell>
          <table:table-cell table:style-name="ce38" office:value-type="string">
            <text:p>empfahlen</text:p>
          </table:table-cell>
          <table:table-cell office:value-type="string">
            <text:p>empfehlend</text:p>
          </table:table-cell>
          <table:table-cell office:value-type="string">
            <text:p>empfohlen</text:p>
          </table:table-cell>
          <table:table-cell office:value-type="string">
            <text:p>empfehle</text:p>
          </table:table-cell>
          <table:table-cell office:value-type="string">
            <text:p>empfehlt</text:p>
          </table:table-cell>
          <table:table-cell office:value-type="string">
            <text:p>empfeh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mpfehl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4">
            <text:p>2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bleiben</text:p>
          </table:table-cell>
          <table:table-cell office:value-type="string">
            <text:p>entbleibe</text:p>
          </table:table-cell>
          <table:table-cell office:value-type="string">
            <text:p>entbleibst</text:p>
          </table:table-cell>
          <table:table-cell office:value-type="string">
            <text:p>entbleibt</text:p>
          </table:table-cell>
          <table:table-cell table:style-name="ce38" office:value-type="string">
            <text:p>entbleiben</text:p>
          </table:table-cell>
          <table:table-cell table:style-name="ce38" office:value-type="string">
            <text:p>entbleibt</text:p>
          </table:table-cell>
          <table:table-cell table:style-name="ce38" office:value-type="string">
            <text:p>entbleiben</text:p>
          </table:table-cell>
          <table:table-cell office:value-type="string">
            <text:p>entblieb</text:p>
          </table:table-cell>
          <table:table-cell office:value-type="string">
            <text:p>entbliebst</text:p>
          </table:table-cell>
          <table:table-cell office:value-type="string">
            <text:p>entblieb</text:p>
          </table:table-cell>
          <table:table-cell table:style-name="ce38" office:value-type="string">
            <text:p>entblieben</text:p>
          </table:table-cell>
          <table:table-cell table:style-name="ce38" office:value-type="string">
            <text:p>entbliebt</text:p>
          </table:table-cell>
          <table:table-cell table:style-name="ce38" office:value-type="string">
            <text:p>entblieben</text:p>
          </table:table-cell>
          <table:table-cell office:value-type="string">
            <text:p>entbleibend</text:p>
          </table:table-cell>
          <table:table-cell office:value-type="string">
            <text:p>entblieben</text:p>
          </table:table-cell>
          <table:table-cell office:value-type="string">
            <text:p>entbleibe</text:p>
          </table:table-cell>
          <table:table-cell office:value-type="string">
            <text:p>entbleibt</text:p>
          </table:table-cell>
          <table:table-cell office:value-type="string">
            <text:p>entbl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leib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7">
            <text:p>18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brennen</text:p>
          </table:table-cell>
          <table:table-cell office:value-type="string">
            <text:p>entbrenne</text:p>
          </table:table-cell>
          <table:table-cell office:value-type="string">
            <text:p>entbrennst</text:p>
          </table:table-cell>
          <table:table-cell office:value-type="string">
            <text:p>entbrennt</text:p>
          </table:table-cell>
          <table:table-cell table:style-name="ce38" office:value-type="string">
            <text:p>entbrennen</text:p>
          </table:table-cell>
          <table:table-cell table:style-name="ce38" office:value-type="string">
            <text:p>entbrennt</text:p>
          </table:table-cell>
          <table:table-cell table:style-name="ce38" office:value-type="string">
            <text:p>entbrennen</text:p>
          </table:table-cell>
          <table:table-cell office:value-type="string">
            <text:p>entbrannte</text:p>
          </table:table-cell>
          <table:table-cell office:value-type="string">
            <text:p>entbranntest</text:p>
          </table:table-cell>
          <table:table-cell office:value-type="string">
            <text:p>entbrannte</text:p>
          </table:table-cell>
          <table:table-cell table:style-name="ce38" office:value-type="string">
            <text:p>entbrannten</text:p>
          </table:table-cell>
          <table:table-cell table:style-name="ce38" office:value-type="string">
            <text:p>entbranntet</text:p>
          </table:table-cell>
          <table:table-cell table:style-name="ce38" office:value-type="string">
            <text:p>entbrannten</text:p>
          </table:table-cell>
          <table:table-cell office:value-type="string">
            <text:p>entbrennend</text:p>
          </table:table-cell>
          <table:table-cell office:value-type="string">
            <text:p>entbrannt</text:p>
          </table:table-cell>
          <table:table-cell office:value-type="string">
            <text:p>entbrenne</text:p>
          </table:table-cell>
          <table:table-cell office:value-type="string">
            <text:p>entbrennt</text:p>
          </table:table-cell>
          <table:table-cell office:value-type="string">
            <text:p>entbr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ch / ach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4">
            <text:p>19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dringen</text:p>
          </table:table-cell>
          <table:table-cell office:value-type="string">
            <text:p>entdringe</text:p>
          </table:table-cell>
          <table:table-cell office:value-type="string">
            <text:p>entdringst</text:p>
          </table:table-cell>
          <table:table-cell office:value-type="string">
            <text:p>entdringt</text:p>
          </table:table-cell>
          <table:table-cell table:style-name="ce38" office:value-type="string">
            <text:p>entdringen</text:p>
          </table:table-cell>
          <table:table-cell table:style-name="ce38" office:value-type="string">
            <text:p>entdringt</text:p>
          </table:table-cell>
          <table:table-cell table:style-name="ce38" office:value-type="string">
            <text:p>entdringen</text:p>
          </table:table-cell>
          <table:table-cell office:value-type="string">
            <text:p>entdrang</text:p>
          </table:table-cell>
          <table:table-cell office:value-type="string">
            <text:p>entdrangst</text:p>
          </table:table-cell>
          <table:table-cell office:value-type="string">
            <text:p>entdrang</text:p>
          </table:table-cell>
          <table:table-cell table:style-name="ce38" office:value-type="string">
            <text:p>entdrangen</text:p>
          </table:table-cell>
          <table:table-cell table:style-name="ce38" office:value-type="string">
            <text:p>entdrangt</text:p>
          </table:table-cell>
          <table:table-cell table:style-name="ce38" office:value-type="string">
            <text:p>entdrangen</text:p>
          </table:table-cell>
          <table:table-cell office:value-type="string">
            <text:p>entdringend</text:p>
          </table:table-cell>
          <table:table-cell office:value-type="string">
            <text:p>entdrungen</text:p>
          </table:table-cell>
          <table:table-cell office:value-type="string">
            <text:p>entdringe</text:p>
          </table:table-cell>
          <table:table-cell office:value-type="string">
            <text:p>entdringt</text:p>
          </table:table-cell>
          <table:table-cell office:value-type="string">
            <text:p>entd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rin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o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2">
            <text:p>20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fahren</text:p>
          </table:table-cell>
          <table:table-cell office:value-type="string">
            <text:p>entfahre</text:p>
          </table:table-cell>
          <table:table-cell office:value-type="string">
            <text:p>entfährst</text:p>
          </table:table-cell>
          <table:table-cell office:value-type="string">
            <text:p>entfährt</text:p>
          </table:table-cell>
          <table:table-cell table:style-name="ce38" office:value-type="string">
            <text:p>entfahren</text:p>
          </table:table-cell>
          <table:table-cell table:style-name="ce38" office:value-type="string">
            <text:p>entfahrt</text:p>
          </table:table-cell>
          <table:table-cell table:style-name="ce38" office:value-type="string">
            <text:p>entfahren</text:p>
          </table:table-cell>
          <table:table-cell office:value-type="string">
            <text:p>entfuhr</text:p>
          </table:table-cell>
          <table:table-cell office:value-type="string">
            <text:p>entfuhrst</text:p>
          </table:table-cell>
          <table:table-cell office:value-type="string">
            <text:p>entfuhr</text:p>
          </table:table-cell>
          <table:table-cell table:style-name="ce38" office:value-type="string">
            <text:p>entfuhren</text:p>
          </table:table-cell>
          <table:table-cell table:style-name="ce38" office:value-type="string">
            <text:p>entfuhrt</text:p>
          </table:table-cell>
          <table:table-cell table:style-name="ce38" office:value-type="string">
            <text:p>entfuhren</text:p>
          </table:table-cell>
          <table:table-cell office:value-type="string">
            <text:p>entfahrend</text:p>
          </table:table-cell>
          <table:table-cell office:value-type="string">
            <text:p>entfahren</text:p>
          </table:table-cell>
          <table:table-cell office:value-type="string">
            <text:p>entfahre</text:p>
          </table:table-cell>
          <table:table-cell office:value-type="string">
            <text:p>entfahrt</text:p>
          </table:table-cell>
          <table:table-cell office:value-type="string">
            <text:p>entfah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hr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6">
            <text:p>20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fallen</text:p>
          </table:table-cell>
          <table:table-cell office:value-type="string">
            <text:p>entfalle</text:p>
          </table:table-cell>
          <table:table-cell office:value-type="string">
            <text:p>entfällst</text:p>
          </table:table-cell>
          <table:table-cell office:value-type="string">
            <text:p>entfällt</text:p>
          </table:table-cell>
          <table:table-cell table:style-name="ce38" office:value-type="string">
            <text:p>entfallen</text:p>
          </table:table-cell>
          <table:table-cell table:style-name="ce38" office:value-type="string">
            <text:p>entfallt</text:p>
          </table:table-cell>
          <table:table-cell table:style-name="ce38" office:value-type="string">
            <text:p>entfallen</text:p>
          </table:table-cell>
          <table:table-cell office:value-type="string">
            <text:p>entfiel</text:p>
          </table:table-cell>
          <table:table-cell office:value-type="string">
            <text:p>entfielst</text:p>
          </table:table-cell>
          <table:table-cell office:value-type="string">
            <text:p>entfiel</text:p>
          </table:table-cell>
          <table:table-cell table:style-name="ce38" office:value-type="string">
            <text:p>entfielen</text:p>
          </table:table-cell>
          <table:table-cell table:style-name="ce38" office:value-type="string">
            <text:p>entfielt</text:p>
          </table:table-cell>
          <table:table-cell table:style-name="ce38" office:value-type="string">
            <text:p>entfielen</text:p>
          </table:table-cell>
          <table:table-cell office:value-type="string">
            <text:p>entfallend</text:p>
          </table:table-cell>
          <table:table-cell office:value-type="string">
            <text:p>entfallen</text:p>
          </table:table-cell>
          <table:table-cell office:value-type="string">
            <text:p>entfalle</text:p>
          </table:table-cell>
          <table:table-cell office:value-type="string">
            <text:p>entfallt</text:p>
          </table:table-cell>
          <table:table-cell office:value-type="string">
            <text:p>entfa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ll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0">
            <text:p>21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fliegen</text:p>
          </table:table-cell>
          <table:table-cell office:value-type="string">
            <text:p>entfliege</text:p>
          </table:table-cell>
          <table:table-cell office:value-type="string">
            <text:p>entliegst</text:p>
          </table:table-cell>
          <table:table-cell office:value-type="string">
            <text:p>entliegt</text:p>
          </table:table-cell>
          <table:table-cell table:style-name="ce38" office:value-type="string">
            <text:p>entfliegen</text:p>
          </table:table-cell>
          <table:table-cell table:style-name="ce38" office:value-type="string">
            <text:p>entfliegt</text:p>
          </table:table-cell>
          <table:table-cell table:style-name="ce38" office:value-type="string">
            <text:p>entfliegen</text:p>
          </table:table-cell>
          <table:table-cell office:value-type="string">
            <text:p>entflog</text:p>
          </table:table-cell>
          <table:table-cell office:value-type="string">
            <text:p>entflogst</text:p>
          </table:table-cell>
          <table:table-cell office:value-type="string">
            <text:p>entflog</text:p>
          </table:table-cell>
          <table:table-cell table:style-name="ce38" office:value-type="string">
            <text:p>entflogen</text:p>
          </table:table-cell>
          <table:table-cell table:style-name="ce38" office:value-type="string">
            <text:p>entflogt</text:p>
          </table:table-cell>
          <table:table-cell table:style-name="ce38" office:value-type="string">
            <text:p>entflogen</text:p>
          </table:table-cell>
          <table:table-cell office:value-type="string">
            <text:p>entfliegend</text:p>
          </table:table-cell>
          <table:table-cell office:value-type="string">
            <text:p>entflogen</text:p>
          </table:table-cell>
          <table:table-cell office:value-type="string">
            <text:p>entfliege</text:p>
          </table:table-cell>
          <table:table-cell office:value-type="string">
            <text:p>entfliegt</text:p>
          </table:table-cell>
          <table:table-cell office:value-type="string">
            <text:p>entf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9">
            <text:p>21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fließen</text:p>
          </table:table-cell>
          <table:table-cell office:value-type="string">
            <text:p>entfließe</text:p>
          </table:table-cell>
          <table:table-cell table:number-columns-repeated="2" office:value-type="string">
            <text:p>entfließt</text:p>
          </table:table-cell>
          <table:table-cell table:style-name="ce38" office:value-type="string">
            <text:p>entfließen</text:p>
          </table:table-cell>
          <table:table-cell table:style-name="ce38" office:value-type="string">
            <text:p>entfließt</text:p>
          </table:table-cell>
          <table:table-cell table:style-name="ce38" office:value-type="string">
            <text:p>entfließen</text:p>
          </table:table-cell>
          <table:table-cell office:value-type="string">
            <text:p>entfloss</text:p>
          </table:table-cell>
          <table:table-cell office:value-type="string">
            <text:p>entflosst</text:p>
          </table:table-cell>
          <table:table-cell office:value-type="string">
            <text:p>entfloss</text:p>
          </table:table-cell>
          <table:table-cell table:style-name="ce38" office:value-type="string">
            <text:p>entflossen</text:p>
          </table:table-cell>
          <table:table-cell table:style-name="ce38" office:value-type="string">
            <text:p>entflosst</text:p>
          </table:table-cell>
          <table:table-cell table:style-name="ce38" office:value-type="string">
            <text:p>entflossen</text:p>
          </table:table-cell>
          <table:table-cell office:value-type="string">
            <text:p>entfließend</text:p>
          </table:table-cell>
          <table:table-cell office:value-type="string">
            <text:p>entflossen</text:p>
          </table:table-cell>
          <table:table-cell office:value-type="string">
            <text:p>entfließe</text:p>
          </table:table-cell>
          <table:table-cell office:value-type="string">
            <text:p>entfließt</text:p>
          </table:table-cell>
          <table:table-cell office:value-type="string">
            <text:p>entf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ß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3">
            <text:p>22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gleiten</text:p>
          </table:table-cell>
          <table:table-cell office:value-type="string">
            <text:p>entgleite</text:p>
          </table:table-cell>
          <table:table-cell office:value-type="string">
            <text:p>entgleitest</text:p>
          </table:table-cell>
          <table:table-cell office:value-type="string">
            <text:p>entgleitet</text:p>
          </table:table-cell>
          <table:table-cell table:style-name="ce38" office:value-type="string">
            <text:p>entgleiten</text:p>
          </table:table-cell>
          <table:table-cell table:style-name="ce38" office:value-type="string">
            <text:p>entgleitet</text:p>
          </table:table-cell>
          <table:table-cell table:style-name="ce38" office:value-type="string">
            <text:p>entgleiten</text:p>
          </table:table-cell>
          <table:table-cell office:value-type="string">
            <text:p>entglitt</text:p>
          </table:table-cell>
          <table:table-cell office:value-type="string">
            <text:p>entglittest</text:p>
          </table:table-cell>
          <table:table-cell office:value-type="string">
            <text:p>entglitt</text:p>
          </table:table-cell>
          <table:table-cell table:style-name="ce38" office:value-type="string">
            <text:p>entglitten</text:p>
          </table:table-cell>
          <table:table-cell table:style-name="ce38" office:value-type="string">
            <text:p>entglitt</text:p>
          </table:table-cell>
          <table:table-cell table:style-name="ce38" office:value-type="string">
            <text:p>entglitten</text:p>
          </table:table-cell>
          <table:table-cell office:value-type="string">
            <text:p>entgleitend</text:p>
          </table:table-cell>
          <table:table-cell office:value-type="string">
            <text:p>entglitten</text:p>
          </table:table-cell>
          <table:table-cell office:value-type="string">
            <text:p>entgleite</text:p>
          </table:table-cell>
          <table:table-cell office:value-type="string">
            <text:p>entgleitet</text:p>
          </table:table-cell>
          <table:table-cell office:value-type="string">
            <text:p>entgl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leit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9">
            <text:p>23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halten</text:p>
          </table:table-cell>
          <table:table-cell office:value-type="string">
            <text:p>enthalte</text:p>
          </table:table-cell>
          <table:table-cell office:value-type="string">
            <text:p>enthältst</text:p>
          </table:table-cell>
          <table:table-cell office:value-type="string">
            <text:p>enthält</text:p>
          </table:table-cell>
          <table:table-cell table:style-name="ce38" office:value-type="string">
            <text:p>enthalten</text:p>
          </table:table-cell>
          <table:table-cell table:style-name="ce38" office:value-type="string">
            <text:p>enthaltet</text:p>
          </table:table-cell>
          <table:table-cell table:style-name="ce38" office:value-type="string">
            <text:p>enthalten</text:p>
          </table:table-cell>
          <table:table-cell office:value-type="string">
            <text:p>enthielt</text:p>
          </table:table-cell>
          <table:table-cell office:value-type="string">
            <text:p>enthieltst</text:p>
          </table:table-cell>
          <table:table-cell office:value-type="string">
            <text:p>enthielt</text:p>
          </table:table-cell>
          <table:table-cell table:style-name="ce38" office:value-type="string">
            <text:p>enthielten</text:p>
          </table:table-cell>
          <table:table-cell table:style-name="ce38" office:value-type="string">
            <text:p>enthielt</text:p>
          </table:table-cell>
          <table:table-cell table:style-name="ce38" office:value-type="string">
            <text:p>enthielten</text:p>
          </table:table-cell>
          <table:table-cell office:value-type="string">
            <text:p>enthaltend</text:p>
          </table:table-cell>
          <table:table-cell office:value-type="string">
            <text:p>enthalten</text:p>
          </table:table-cell>
          <table:table-cell office:value-type="string">
            <text:p>enthalte</text:p>
          </table:table-cell>
          <table:table-cell office:value-type="string">
            <text:p>enthaltet</text:p>
          </table:table-cell>
          <table:table-cell office:value-type="string">
            <text:p>enthal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al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5">
            <text:p>24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laufen</text:p>
          </table:table-cell>
          <table:table-cell office:value-type="string">
            <text:p>entlaufe</text:p>
          </table:table-cell>
          <table:table-cell office:value-type="string">
            <text:p>entläufst</text:p>
          </table:table-cell>
          <table:table-cell office:value-type="string">
            <text:p>entläuft</text:p>
          </table:table-cell>
          <table:table-cell table:style-name="ce38" office:value-type="string">
            <text:p>entlaufen</text:p>
          </table:table-cell>
          <table:table-cell table:style-name="ce38" office:value-type="string">
            <text:p>entlauft</text:p>
          </table:table-cell>
          <table:table-cell table:style-name="ce38" office:value-type="string">
            <text:p>entlaufen</text:p>
          </table:table-cell>
          <table:table-cell office:value-type="string">
            <text:p>entlief</text:p>
          </table:table-cell>
          <table:table-cell office:value-type="string">
            <text:p>entliefst</text:p>
          </table:table-cell>
          <table:table-cell office:value-type="string">
            <text:p>entlief</text:p>
          </table:table-cell>
          <table:table-cell table:style-name="ce38" office:value-type="string">
            <text:p>entliefen</text:p>
          </table:table-cell>
          <table:table-cell table:style-name="ce38" office:value-type="string">
            <text:p>entlieft</text:p>
          </table:table-cell>
          <table:table-cell table:style-name="ce38" office:value-type="string">
            <text:p>entliefen</text:p>
          </table:table-cell>
          <table:table-cell office:value-type="string">
            <text:p>entlaufend</text:p>
          </table:table-cell>
          <table:table-cell office:value-type="string">
            <text:p>entlaufen</text:p>
          </table:table-cell>
          <table:table-cell office:value-type="string">
            <text:p>entlaufe</text:p>
          </table:table-cell>
          <table:table-cell office:value-type="string">
            <text:p>entlauft</text:p>
          </table:table-cell>
          <table:table-cell office:value-type="string">
            <text:p>entl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uf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8">
            <text:p>26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leihen</text:p>
          </table:table-cell>
          <table:table-cell office:value-type="string">
            <text:p>entleihe</text:p>
          </table:table-cell>
          <table:table-cell office:value-type="string">
            <text:p>entleihst</text:p>
          </table:table-cell>
          <table:table-cell office:value-type="string">
            <text:p>entleiht</text:p>
          </table:table-cell>
          <table:table-cell table:style-name="ce38" office:value-type="string">
            <text:p>entleihen</text:p>
          </table:table-cell>
          <table:table-cell table:style-name="ce38" office:value-type="string">
            <text:p>entleiht</text:p>
          </table:table-cell>
          <table:table-cell table:style-name="ce38" office:value-type="string">
            <text:p>entleihen</text:p>
          </table:table-cell>
          <table:table-cell office:value-type="string">
            <text:p>entlieh</text:p>
          </table:table-cell>
          <table:table-cell office:value-type="string">
            <text:p>entliehst</text:p>
          </table:table-cell>
          <table:table-cell office:value-type="string">
            <text:p>entlieh</text:p>
          </table:table-cell>
          <table:table-cell table:style-name="ce38" office:value-type="string">
            <text:p>entliehen</text:p>
          </table:table-cell>
          <table:table-cell table:style-name="ce38" office:value-type="string">
            <text:p>entlieht</text:p>
          </table:table-cell>
          <table:table-cell table:style-name="ce38" office:value-type="string">
            <text:p>entliehen</text:p>
          </table:table-cell>
          <table:table-cell office:value-type="string">
            <text:p>entleihend</text:p>
          </table:table-cell>
          <table:table-cell office:value-type="string">
            <text:p>entliehen</text:p>
          </table:table-cell>
          <table:table-cell office:value-type="string">
            <text:p>entleihe</text:p>
          </table:table-cell>
          <table:table-cell office:value-type="string">
            <text:p>entleiht</text:p>
          </table:table-cell>
          <table:table-cell office:value-type="string">
            <text:p>entlei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i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2">
            <text:p>27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liegen</text:p>
          </table:table-cell>
          <table:table-cell office:value-type="string">
            <text:p>entliege</text:p>
          </table:table-cell>
          <table:table-cell office:value-type="string">
            <text:p>entliegst</text:p>
          </table:table-cell>
          <table:table-cell office:value-type="string">
            <text:p>entliegt</text:p>
          </table:table-cell>
          <table:table-cell table:style-name="ce38" office:value-type="string">
            <text:p>entliegen</text:p>
          </table:table-cell>
          <table:table-cell table:style-name="ce38" office:value-type="string">
            <text:p>entliegt</text:p>
          </table:table-cell>
          <table:table-cell table:style-name="ce38" office:value-type="string">
            <text:p>entliegen</text:p>
          </table:table-cell>
          <table:table-cell office:value-type="string">
            <text:p>entlag</text:p>
          </table:table-cell>
          <table:table-cell office:value-type="string">
            <text:p>entlagst</text:p>
          </table:table-cell>
          <table:table-cell office:value-type="string">
            <text:p>entlag</text:p>
          </table:table-cell>
          <table:table-cell table:style-name="ce38" office:value-type="string">
            <text:p>entlagen</text:p>
          </table:table-cell>
          <table:table-cell table:style-name="ce38" office:value-type="string">
            <text:p>entlagt</text:p>
          </table:table-cell>
          <table:table-cell table:style-name="ce38" office:value-type="string">
            <text:p>entlagen</text:p>
          </table:table-cell>
          <table:table-cell office:value-type="string">
            <text:p>entliegend</text:p>
          </table:table-cell>
          <table:table-cell office:value-type="string">
            <text:p>entlegen</text:p>
          </table:table-cell>
          <table:table-cell office:value-type="string">
            <text:p>entliege</text:p>
          </table:table-cell>
          <table:table-cell office:value-type="string">
            <text:p>entliegt</text:p>
          </table:table-cell>
          <table:table-cell office:value-type="string">
            <text:p>ent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ie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e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5">
            <text:p>27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nehmen</text:p>
          </table:table-cell>
          <table:table-cell office:value-type="string">
            <text:p>entnehme</text:p>
          </table:table-cell>
          <table:table-cell office:value-type="string">
            <text:p>entnimmst</text:p>
          </table:table-cell>
          <table:table-cell office:value-type="string">
            <text:p>entnimmt</text:p>
          </table:table-cell>
          <table:table-cell table:style-name="ce38" office:value-type="string">
            <text:p>entnehmen</text:p>
          </table:table-cell>
          <table:table-cell table:style-name="ce38" office:value-type="string">
            <text:p>entnehmt</text:p>
          </table:table-cell>
          <table:table-cell table:style-name="ce38" office:value-type="string">
            <text:p>entnehmen</text:p>
          </table:table-cell>
          <table:table-cell office:value-type="string">
            <text:p>entnahm</text:p>
          </table:table-cell>
          <table:table-cell office:value-type="string">
            <text:p>entnahmst</text:p>
          </table:table-cell>
          <table:table-cell office:value-type="string">
            <text:p>entnahm</text:p>
          </table:table-cell>
          <table:table-cell table:style-name="ce38" office:value-type="string">
            <text:p>entnahmen</text:p>
          </table:table-cell>
          <table:table-cell table:style-name="ce38" office:value-type="string">
            <text:p>entnahmt</text:p>
          </table:table-cell>
          <table:table-cell table:style-name="ce38" office:value-type="string">
            <text:p>entnahmen</text:p>
          </table:table-cell>
          <table:table-cell office:value-type="string">
            <text:p>entnehmend</text:p>
          </table:table-cell>
          <table:table-cell office:value-type="string">
            <text:p>entnommen</text:p>
          </table:table-cell>
          <table:table-cell office:value-type="string">
            <text:p>entnimm</text:p>
          </table:table-cell>
          <table:table-cell office:value-type="string">
            <text:p>entnehmt</text:p>
          </table:table-cell>
          <table:table-cell office:value-type="string">
            <text:p>entneh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hm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mm / ahm / omm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3">
            <text:p>28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rennen</text:p>
          </table:table-cell>
          <table:table-cell office:value-type="string">
            <text:p>entrenne</text:p>
          </table:table-cell>
          <table:table-cell office:value-type="string">
            <text:p>entrennst</text:p>
          </table:table-cell>
          <table:table-cell office:value-type="string">
            <text:p>entrennt</text:p>
          </table:table-cell>
          <table:table-cell table:style-name="ce38" office:value-type="string">
            <text:p>entrennen</text:p>
          </table:table-cell>
          <table:table-cell table:style-name="ce38" office:value-type="string">
            <text:p>entrennt</text:p>
          </table:table-cell>
          <table:table-cell table:style-name="ce38" office:value-type="string">
            <text:p>entrennen</text:p>
          </table:table-cell>
          <table:table-cell office:value-type="string">
            <text:p>entrann</text:p>
          </table:table-cell>
          <table:table-cell office:value-type="string">
            <text:p>entrannst</text:p>
          </table:table-cell>
          <table:table-cell office:value-type="string">
            <text:p>entrann</text:p>
          </table:table-cell>
          <table:table-cell table:style-name="ce38" office:value-type="string">
            <text:p>entrannen</text:p>
          </table:table-cell>
          <table:table-cell table:style-name="ce38" office:value-type="string">
            <text:p>entrannt</text:p>
          </table:table-cell>
          <table:table-cell table:style-name="ce38" office:value-type="string">
            <text:p>entrannen</text:p>
          </table:table-cell>
          <table:table-cell office:value-type="string">
            <text:p>entrennend</text:p>
          </table:table-cell>
          <table:table-cell office:value-type="string">
            <text:p>entrannt</text:p>
          </table:table-cell>
          <table:table-cell office:value-type="string">
            <text:p>entrenne</text:p>
          </table:table-cell>
          <table:table-cell office:value-type="string">
            <text:p>entrennt</text:p>
          </table:table-cell>
          <table:table-cell office:value-type="string">
            <text:p>entr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nn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5">
            <text:p>29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ringen</text:p>
          </table:table-cell>
          <table:table-cell office:value-type="string">
            <text:p>entringe</text:p>
          </table:table-cell>
          <table:table-cell office:value-type="string">
            <text:p>entringst</text:p>
          </table:table-cell>
          <table:table-cell office:value-type="string">
            <text:p>entringt</text:p>
          </table:table-cell>
          <table:table-cell table:style-name="ce38" office:value-type="string">
            <text:p>entringen</text:p>
          </table:table-cell>
          <table:table-cell table:style-name="ce38" office:value-type="string">
            <text:p>entringt</text:p>
          </table:table-cell>
          <table:table-cell table:style-name="ce38" office:value-type="string">
            <text:p>entringen</text:p>
          </table:table-cell>
          <table:table-cell office:value-type="string">
            <text:p>entrang</text:p>
          </table:table-cell>
          <table:table-cell office:value-type="string">
            <text:p>entrangst</text:p>
          </table:table-cell>
          <table:table-cell office:value-type="string">
            <text:p>entrang</text:p>
          </table:table-cell>
          <table:table-cell table:style-name="ce38" office:value-type="string">
            <text:p>entrangen</text:p>
          </table:table-cell>
          <table:table-cell table:style-name="ce38" office:value-type="string">
            <text:p>entrangt</text:p>
          </table:table-cell>
          <table:table-cell table:style-name="ce38" office:value-type="string">
            <text:p>entrangen</text:p>
          </table:table-cell>
          <table:table-cell office:value-type="string">
            <text:p>entringend</text:p>
          </table:table-cell>
          <table:table-cell office:value-type="string">
            <text:p>entrungen</text:p>
          </table:table-cell>
          <table:table-cell office:value-type="string">
            <text:p>entringe</text:p>
          </table:table-cell>
          <table:table-cell office:value-type="string">
            <text:p>entringt</text:p>
          </table:table-cell>
          <table:table-cell office:value-type="string">
            <text:p>ent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n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7">
            <text:p>29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chlafen</text:p>
          </table:table-cell>
          <table:table-cell office:value-type="string">
            <text:p>entschlafe</text:p>
          </table:table-cell>
          <table:table-cell office:value-type="string">
            <text:p>entschläfst</text:p>
          </table:table-cell>
          <table:table-cell office:value-type="string">
            <text:p>entschläft</text:p>
          </table:table-cell>
          <table:table-cell table:style-name="ce38" office:value-type="string">
            <text:p>entschlafen</text:p>
          </table:table-cell>
          <table:table-cell table:style-name="ce38" office:value-type="string">
            <text:p>entschlaft</text:p>
          </table:table-cell>
          <table:table-cell table:style-name="ce38" office:value-type="string">
            <text:p>entschlafen</text:p>
          </table:table-cell>
          <table:table-cell office:value-type="string">
            <text:p>entschlief</text:p>
          </table:table-cell>
          <table:table-cell office:value-type="string">
            <text:p>entschliefst</text:p>
          </table:table-cell>
          <table:table-cell office:value-type="string">
            <text:p>entschlief</text:p>
          </table:table-cell>
          <table:table-cell table:style-name="ce38" office:value-type="string">
            <text:p>entschliefen</text:p>
          </table:table-cell>
          <table:table-cell table:style-name="ce38" office:value-type="string">
            <text:p>entschlieft</text:p>
          </table:table-cell>
          <table:table-cell table:style-name="ce38" office:value-type="string">
            <text:p>entschliefen</text:p>
          </table:table-cell>
          <table:table-cell office:value-type="string">
            <text:p>entschlafend</text:p>
          </table:table-cell>
          <table:table-cell office:value-type="string">
            <text:p>entschlafen</text:p>
          </table:table-cell>
          <table:table-cell office:value-type="string">
            <text:p>entschlafe</text:p>
          </table:table-cell>
          <table:table-cell office:value-type="string">
            <text:p>entschlaft</text:p>
          </table:table-cell>
          <table:table-cell office:value-type="string">
            <text:p>entschla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f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8">
            <text:p>31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chleichen</text:p>
          </table:table-cell>
          <table:table-cell office:value-type="string">
            <text:p>entschleiche</text:p>
          </table:table-cell>
          <table:table-cell office:value-type="string">
            <text:p>entschleichst</text:p>
          </table:table-cell>
          <table:table-cell office:value-type="string">
            <text:p>entschleicht</text:p>
          </table:table-cell>
          <table:table-cell table:style-name="ce38" office:value-type="string">
            <text:p>entschleichen</text:p>
          </table:table-cell>
          <table:table-cell table:style-name="ce38" office:value-type="string">
            <text:p>entschleicht</text:p>
          </table:table-cell>
          <table:table-cell table:style-name="ce38" office:value-type="string">
            <text:p>entschleichen</text:p>
          </table:table-cell>
          <table:table-cell office:value-type="string">
            <text:p>entschlich</text:p>
          </table:table-cell>
          <table:table-cell office:value-type="string">
            <text:p>entschlichst</text:p>
          </table:table-cell>
          <table:table-cell office:value-type="string">
            <text:p>entschlich</text:p>
          </table:table-cell>
          <table:table-cell table:style-name="ce38" office:value-type="string">
            <text:p>entschlichen</text:p>
          </table:table-cell>
          <table:table-cell table:style-name="ce38" office:value-type="string">
            <text:p>entschlicht</text:p>
          </table:table-cell>
          <table:table-cell table:style-name="ce38" office:value-type="string">
            <text:p>entschlichen</text:p>
          </table:table-cell>
          <table:table-cell office:value-type="string">
            <text:p>entschleichend</text:p>
          </table:table-cell>
          <table:table-cell office:value-type="string">
            <text:p>entschlichen</text:p>
          </table:table-cell>
          <table:table-cell office:value-type="string">
            <text:p>entschleiche</text:p>
          </table:table-cell>
          <table:table-cell office:value-type="string">
            <text:p>entschleicht</text:p>
          </table:table-cell>
          <table:table-cell office:value-type="string">
            <text:p>entsch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c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4">
            <text:p>32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chließen</text:p>
          </table:table-cell>
          <table:table-cell office:value-type="string">
            <text:p>entschließe</text:p>
          </table:table-cell>
          <table:table-cell table:number-columns-repeated="2" office:value-type="string">
            <text:p>entschließt</text:p>
          </table:table-cell>
          <table:table-cell table:style-name="ce38" office:value-type="string">
            <text:p>entschließen</text:p>
          </table:table-cell>
          <table:table-cell table:style-name="ce38" office:value-type="string">
            <text:p>entschließt</text:p>
          </table:table-cell>
          <table:table-cell table:style-name="ce38" office:value-type="string">
            <text:p>entschließen</text:p>
          </table:table-cell>
          <table:table-cell office:value-type="string">
            <text:p>entschloss</text:p>
          </table:table-cell>
          <table:table-cell office:value-type="string">
            <text:p>entschlosst</text:p>
          </table:table-cell>
          <table:table-cell office:value-type="string">
            <text:p>entschloss</text:p>
          </table:table-cell>
          <table:table-cell table:style-name="ce38" office:value-type="string">
            <text:p>entschlossen</text:p>
          </table:table-cell>
          <table:table-cell table:style-name="ce38" office:value-type="string">
            <text:p>entschlosst</text:p>
          </table:table-cell>
          <table:table-cell table:style-name="ce38" office:value-type="string">
            <text:p>entschlossen</text:p>
          </table:table-cell>
          <table:table-cell office:value-type="string">
            <text:p>entschließend</text:p>
          </table:table-cell>
          <table:table-cell office:value-type="string">
            <text:p>entschlossen</text:p>
          </table:table-cell>
          <table:table-cell office:value-type="string">
            <text:p>entschließe</text:p>
          </table:table-cell>
          <table:table-cell office:value-type="string">
            <text:p>entschließt</text:p>
          </table:table-cell>
          <table:table-cell office:value-type="string">
            <text:p>entsch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8">
            <text:p>32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chwimmen</text:p>
          </table:table-cell>
          <table:table-cell office:value-type="string">
            <text:p>entschwimme</text:p>
          </table:table-cell>
          <table:table-cell office:value-type="string">
            <text:p>entschwimmst</text:p>
          </table:table-cell>
          <table:table-cell office:value-type="string">
            <text:p>entschwimmt</text:p>
          </table:table-cell>
          <table:table-cell table:style-name="ce38" office:value-type="string">
            <text:p>entschwimmen</text:p>
          </table:table-cell>
          <table:table-cell table:style-name="ce38" office:value-type="string">
            <text:p>entschwimmt</text:p>
          </table:table-cell>
          <table:table-cell table:style-name="ce38" office:value-type="string">
            <text:p>entschwimmen</text:p>
          </table:table-cell>
          <table:table-cell office:value-type="string">
            <text:p>entschwamm</text:p>
          </table:table-cell>
          <table:table-cell office:value-type="string">
            <text:p>entschwammst</text:p>
          </table:table-cell>
          <table:table-cell office:value-type="string">
            <text:p>entschwamm</text:p>
          </table:table-cell>
          <table:table-cell table:style-name="ce38" office:value-type="string">
            <text:p>entschwammen</text:p>
          </table:table-cell>
          <table:table-cell table:style-name="ce38" office:value-type="string">
            <text:p>entschwammt</text:p>
          </table:table-cell>
          <table:table-cell table:style-name="ce38" office:value-type="string">
            <text:p>entschwammen</text:p>
          </table:table-cell>
          <table:table-cell office:value-type="string">
            <text:p>entschwimmend</text:p>
          </table:table-cell>
          <table:table-cell office:value-type="string">
            <text:p>entschwommen</text:p>
          </table:table-cell>
          <table:table-cell office:value-type="string">
            <text:p>entschwimme</text:p>
          </table:table-cell>
          <table:table-cell office:value-type="string">
            <text:p>entschwimmt</text:p>
          </table:table-cell>
          <table:table-cell office:value-type="string">
            <text:p>entschwi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mm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1">
            <text:p>34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chwinden</text:p>
          </table:table-cell>
          <table:table-cell office:value-type="string">
            <text:p>entschwinde</text:p>
          </table:table-cell>
          <table:table-cell office:value-type="string">
            <text:p>entschwindest</text:p>
          </table:table-cell>
          <table:table-cell office:value-type="string">
            <text:p>entschwindet</text:p>
          </table:table-cell>
          <table:table-cell table:style-name="ce38" office:value-type="string">
            <text:p>entschwinden</text:p>
          </table:table-cell>
          <table:table-cell table:style-name="ce38" office:value-type="string">
            <text:p>entschwindet</text:p>
          </table:table-cell>
          <table:table-cell table:style-name="ce38" office:value-type="string">
            <text:p>entschwinden</text:p>
          </table:table-cell>
          <table:table-cell office:value-type="string">
            <text:p>entschwand</text:p>
          </table:table-cell>
          <table:table-cell office:value-type="string">
            <text:p>entschwandest</text:p>
          </table:table-cell>
          <table:table-cell office:value-type="string">
            <text:p>entschwand</text:p>
          </table:table-cell>
          <table:table-cell table:style-name="ce38" office:value-type="string">
            <text:p>entschwanden</text:p>
          </table:table-cell>
          <table:table-cell table:style-name="ce38" office:value-type="string">
            <text:p>entschwandet</text:p>
          </table:table-cell>
          <table:table-cell table:style-name="ce38" office:value-type="string">
            <text:p>entschwanden</text:p>
          </table:table-cell>
          <table:table-cell office:value-type="string">
            <text:p>entschwindend</text:p>
          </table:table-cell>
          <table:table-cell office:value-type="string">
            <text:p>entschwunden</text:p>
          </table:table-cell>
          <table:table-cell office:value-type="string">
            <text:p>entschwinde</text:p>
          </table:table-cell>
          <table:table-cell office:value-type="string">
            <text:p>entschwindet</text:p>
          </table:table-cell>
          <table:table-cell office:value-type="string">
            <text:p>entschw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nd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3">
            <text:p>34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enden</text:p>
          </table:table-cell>
          <table:table-cell office:value-type="string">
            <text:p>entsende</text:p>
          </table:table-cell>
          <table:table-cell office:value-type="string">
            <text:p>entsendest</text:p>
          </table:table-cell>
          <table:table-cell office:value-type="string">
            <text:p>entsendet</text:p>
          </table:table-cell>
          <table:table-cell table:style-name="ce38" office:value-type="string">
            <text:p>entsenden</text:p>
          </table:table-cell>
          <table:table-cell table:style-name="ce38" office:value-type="string">
            <text:p>entsendet</text:p>
          </table:table-cell>
          <table:table-cell table:style-name="ce38" office:value-type="string">
            <text:p>entsenden</text:p>
          </table:table-cell>
          <table:table-cell office:value-type="string">
            <text:p>entsandte</text:p>
          </table:table-cell>
          <table:table-cell office:value-type="string">
            <text:p>entsandtest</text:p>
          </table:table-cell>
          <table:table-cell office:value-type="string">
            <text:p>entsandte</text:p>
          </table:table-cell>
          <table:table-cell table:style-name="ce38" office:value-type="string">
            <text:p>entsandten</text:p>
          </table:table-cell>
          <table:table-cell table:style-name="ce38" office:value-type="string">
            <text:p>entsandtet</text:p>
          </table:table-cell>
          <table:table-cell table:style-name="ce38" office:value-type="string">
            <text:p>entsandten</text:p>
          </table:table-cell>
          <table:table-cell office:value-type="string">
            <text:p>entsendend</text:p>
          </table:table-cell>
          <table:table-cell office:value-type="string">
            <text:p>entsendet</text:p>
          </table:table-cell>
          <table:table-cell office:value-type="string">
            <text:p>entsende</text:p>
          </table:table-cell>
          <table:table-cell office:value-type="string">
            <text:p>entsendet</text:p>
          </table:table-cell>
          <table:table-cell office:value-type="string">
            <text:p>entse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51">
            <text:p>35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innen</text:p>
          </table:table-cell>
          <table:table-cell office:value-type="string">
            <text:p>entsinne</text:p>
          </table:table-cell>
          <table:table-cell office:value-type="string">
            <text:p>entsinnst</text:p>
          </table:table-cell>
          <table:table-cell office:value-type="string">
            <text:p>entsinnt</text:p>
          </table:table-cell>
          <table:table-cell table:style-name="ce38" office:value-type="string">
            <text:p>entsinnen</text:p>
          </table:table-cell>
          <table:table-cell table:style-name="ce38" office:value-type="string">
            <text:p>entsinnt</text:p>
          </table:table-cell>
          <table:table-cell table:style-name="ce38" office:value-type="string">
            <text:p>entsinnen</text:p>
          </table:table-cell>
          <table:table-cell office:value-type="string">
            <text:p>entsann</text:p>
          </table:table-cell>
          <table:table-cell office:value-type="string">
            <text:p>entsannst</text:p>
          </table:table-cell>
          <table:table-cell office:value-type="string">
            <text:p>entsann</text:p>
          </table:table-cell>
          <table:table-cell table:style-name="ce38" office:value-type="string">
            <text:p>entsannen</text:p>
          </table:table-cell>
          <table:table-cell table:style-name="ce38" office:value-type="string">
            <text:p>entsannt</text:p>
          </table:table-cell>
          <table:table-cell table:style-name="ce38" office:value-type="string">
            <text:p>entsannen</text:p>
          </table:table-cell>
          <table:table-cell office:value-type="string">
            <text:p>entsinnend</text:p>
          </table:table-cell>
          <table:table-cell office:value-type="string">
            <text:p>entsonnen</text:p>
          </table:table-cell>
          <table:table-cell office:value-type="string">
            <text:p>entsinne</text:p>
          </table:table-cell>
          <table:table-cell office:value-type="string">
            <text:p>entsinnt</text:p>
          </table:table-cell>
          <table:table-cell office:value-type="string">
            <text:p>ents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56">
            <text:p>35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prechen</text:p>
          </table:table-cell>
          <table:table-cell office:value-type="string">
            <text:p>entspreche</text:p>
          </table:table-cell>
          <table:table-cell office:value-type="string">
            <text:p>entsprichst</text:p>
          </table:table-cell>
          <table:table-cell office:value-type="string">
            <text:p>entspricht</text:p>
          </table:table-cell>
          <table:table-cell table:style-name="ce38" office:value-type="string">
            <text:p>entsprechen</text:p>
          </table:table-cell>
          <table:table-cell table:style-name="ce38" office:value-type="string">
            <text:p>entsprecht</text:p>
          </table:table-cell>
          <table:table-cell table:style-name="ce38" office:value-type="string">
            <text:p>entsprechen</text:p>
          </table:table-cell>
          <table:table-cell office:value-type="string">
            <text:p>entsprach</text:p>
          </table:table-cell>
          <table:table-cell office:value-type="string">
            <text:p>entsprachst</text:p>
          </table:table-cell>
          <table:table-cell office:value-type="string">
            <text:p>entsprach</text:p>
          </table:table-cell>
          <table:table-cell table:style-name="ce38" office:value-type="string">
            <text:p>entsprachen</text:p>
          </table:table-cell>
          <table:table-cell table:style-name="ce38" office:value-type="string">
            <text:p>entspracht</text:p>
          </table:table-cell>
          <table:table-cell table:style-name="ce38" office:value-type="string">
            <text:p>entsprachen</text:p>
          </table:table-cell>
          <table:table-cell office:value-type="string">
            <text:p>entsprechend</text:p>
          </table:table-cell>
          <table:table-cell office:value-type="string">
            <text:p>entsprochen</text:p>
          </table:table-cell>
          <table:table-cell office:value-type="string">
            <text:p>entspreche</text:p>
          </table:table-cell>
          <table:table-cell office:value-type="string">
            <text:p>entsprecht</text:p>
          </table:table-cell>
          <table:table-cell office:value-type="string">
            <text:p>entsp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ec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0">
            <text:p>36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pringen</text:p>
          </table:table-cell>
          <table:table-cell office:value-type="string">
            <text:p>entspringe</text:p>
          </table:table-cell>
          <table:table-cell office:value-type="string">
            <text:p>entspringst</text:p>
          </table:table-cell>
          <table:table-cell office:value-type="string">
            <text:p>entspringt</text:p>
          </table:table-cell>
          <table:table-cell table:style-name="ce38" office:value-type="string">
            <text:p>entspringen</text:p>
          </table:table-cell>
          <table:table-cell table:style-name="ce38" office:value-type="string">
            <text:p>entspringt</text:p>
          </table:table-cell>
          <table:table-cell table:style-name="ce38" office:value-type="string">
            <text:p>entspringen</text:p>
          </table:table-cell>
          <table:table-cell office:value-type="string">
            <text:p>entsprang</text:p>
          </table:table-cell>
          <table:table-cell office:value-type="string">
            <text:p>entsprangst</text:p>
          </table:table-cell>
          <table:table-cell office:value-type="string">
            <text:p>entsprang</text:p>
          </table:table-cell>
          <table:table-cell table:style-name="ce38" office:value-type="string">
            <text:p>entsprangen</text:p>
          </table:table-cell>
          <table:table-cell table:style-name="ce38" office:value-type="string">
            <text:p>entsprangt</text:p>
          </table:table-cell>
          <table:table-cell table:style-name="ce38" office:value-type="string">
            <text:p>entsprangen</text:p>
          </table:table-cell>
          <table:table-cell office:value-type="string">
            <text:p>entspringend</text:p>
          </table:table-cell>
          <table:table-cell office:value-type="string">
            <text:p>entsprungen</text:p>
          </table:table-cell>
          <table:table-cell office:value-type="string">
            <text:p>entspringe</text:p>
          </table:table-cell>
          <table:table-cell office:value-type="string">
            <text:p>entspringt</text:p>
          </table:table-cell>
          <table:table-cell office:value-type="string">
            <text:p>entsp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in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3">
            <text:p>36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tehen</text:p>
          </table:table-cell>
          <table:table-cell office:value-type="string">
            <text:p>entstehe</text:p>
          </table:table-cell>
          <table:table-cell office:value-type="string">
            <text:p>entstehst</text:p>
          </table:table-cell>
          <table:table-cell office:value-type="string">
            <text:p>entsteht</text:p>
          </table:table-cell>
          <table:table-cell table:style-name="ce38" office:value-type="string">
            <text:p>entstehen</text:p>
          </table:table-cell>
          <table:table-cell table:style-name="ce38" office:value-type="string">
            <text:p>entsteht</text:p>
          </table:table-cell>
          <table:table-cell table:style-name="ce38" office:value-type="string">
            <text:p>entstehen</text:p>
          </table:table-cell>
          <table:table-cell office:value-type="string">
            <text:p>entstand</text:p>
          </table:table-cell>
          <table:table-cell office:value-type="string">
            <text:p>entstandest</text:p>
          </table:table-cell>
          <table:table-cell office:value-type="string">
            <text:p>entstand</text:p>
          </table:table-cell>
          <table:table-cell table:style-name="ce38" office:value-type="string">
            <text:p>entstanden</text:p>
          </table:table-cell>
          <table:table-cell table:style-name="ce38" office:value-type="string">
            <text:p>entstandet</text:p>
          </table:table-cell>
          <table:table-cell table:style-name="ce38" office:value-type="string">
            <text:p>entstanden</text:p>
          </table:table-cell>
          <table:table-cell office:value-type="string">
            <text:p>entstehend</text:p>
          </table:table-cell>
          <table:table-cell office:value-type="string">
            <text:p>entstanden</text:p>
          </table:table-cell>
          <table:table-cell office:value-type="string">
            <text:p>entstehe</text:p>
          </table:table-cell>
          <table:table-cell office:value-type="string">
            <text:p>entsteht</text:p>
          </table:table-cell>
          <table:table-cell office:value-type="string">
            <text:p>ent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9">
            <text:p>36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steigen</text:p>
          </table:table-cell>
          <table:table-cell office:value-type="string">
            <text:p>entsteige</text:p>
          </table:table-cell>
          <table:table-cell office:value-type="string">
            <text:p>entsteigst</text:p>
          </table:table-cell>
          <table:table-cell office:value-type="string">
            <text:p>entsteigt</text:p>
          </table:table-cell>
          <table:table-cell table:style-name="ce38" office:value-type="string">
            <text:p>entsteigen</text:p>
          </table:table-cell>
          <table:table-cell table:style-name="ce38" office:value-type="string">
            <text:p>entsteigt</text:p>
          </table:table-cell>
          <table:table-cell table:style-name="ce38" office:value-type="string">
            <text:p>entsteigen</text:p>
          </table:table-cell>
          <table:table-cell office:value-type="string">
            <text:p>entstieg</text:p>
          </table:table-cell>
          <table:table-cell office:value-type="string">
            <text:p>entstiegst</text:p>
          </table:table-cell>
          <table:table-cell office:value-type="string">
            <text:p>entstieg</text:p>
          </table:table-cell>
          <table:table-cell table:style-name="ce38" office:value-type="string">
            <text:p>entstiegen</text:p>
          </table:table-cell>
          <table:table-cell table:style-name="ce38" office:value-type="string">
            <text:p>entstiegt</text:p>
          </table:table-cell>
          <table:table-cell table:style-name="ce38" office:value-type="string">
            <text:p>entstiegen</text:p>
          </table:table-cell>
          <table:table-cell office:value-type="string">
            <text:p>entsteigend</text:p>
          </table:table-cell>
          <table:table-cell office:value-type="string">
            <text:p>entstiegen</text:p>
          </table:table-cell>
          <table:table-cell office:value-type="string">
            <text:p>entsteige</text:p>
          </table:table-cell>
          <table:table-cell office:value-type="string">
            <text:p>entsteigt</text:p>
          </table:table-cell>
          <table:table-cell office:value-type="string">
            <text:p>entst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i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5">
            <text:p>37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treten</text:p>
          </table:table-cell>
          <table:table-cell office:value-type="string">
            <text:p>enttrete</text:p>
          </table:table-cell>
          <table:table-cell office:value-type="string">
            <text:p>enttrittst</text:p>
          </table:table-cell>
          <table:table-cell office:value-type="string">
            <text:p>enttritt</text:p>
          </table:table-cell>
          <table:table-cell table:style-name="ce38" office:value-type="string">
            <text:p>enttreten</text:p>
          </table:table-cell>
          <table:table-cell table:style-name="ce38" office:value-type="string">
            <text:p>enttretet</text:p>
          </table:table-cell>
          <table:table-cell table:style-name="ce38" office:value-type="string">
            <text:p>enttreten</text:p>
          </table:table-cell>
          <table:table-cell office:value-type="string">
            <text:p>enttrat</text:p>
          </table:table-cell>
          <table:table-cell office:value-type="string">
            <text:p>enttratest</text:p>
          </table:table-cell>
          <table:table-cell office:value-type="string">
            <text:p>enttrat</text:p>
          </table:table-cell>
          <table:table-cell table:style-name="ce38" office:value-type="string">
            <text:p>enttraten</text:p>
          </table:table-cell>
          <table:table-cell table:style-name="ce38" office:value-type="string">
            <text:p>enttrat</text:p>
          </table:table-cell>
          <table:table-cell table:style-name="ce38" office:value-type="string">
            <text:p>enttraten</text:p>
          </table:table-cell>
          <table:table-cell office:value-type="string">
            <text:p>enttretend</text:p>
          </table:table-cell>
          <table:table-cell office:value-type="string">
            <text:p>enttreten</text:p>
          </table:table-cell>
          <table:table-cell office:value-type="string">
            <text:p>enttritt</text:p>
          </table:table-cell>
          <table:table-cell office:value-type="string">
            <text:p>enttretet</text:p>
          </table:table-cell>
          <table:table-cell office:value-type="string">
            <text:p>enttr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t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tt / at / et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3">
            <text:p>39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wachsen</text:p>
          </table:table-cell>
          <table:table-cell office:value-type="string">
            <text:p>entwachse</text:p>
          </table:table-cell>
          <table:table-cell table:number-columns-repeated="2" office:value-type="string">
            <text:p>entwächst</text:p>
          </table:table-cell>
          <table:table-cell table:style-name="ce38" office:value-type="string">
            <text:p>entwachsen</text:p>
          </table:table-cell>
          <table:table-cell table:style-name="ce38" office:value-type="string">
            <text:p>entwachst</text:p>
          </table:table-cell>
          <table:table-cell table:style-name="ce38" office:value-type="string">
            <text:p>entwachsen</text:p>
          </table:table-cell>
          <table:table-cell office:value-type="string">
            <text:p>entwuchs</text:p>
          </table:table-cell>
          <table:table-cell office:value-type="string">
            <text:p>entwuchst</text:p>
          </table:table-cell>
          <table:table-cell office:value-type="string">
            <text:p>entwuchs</text:p>
          </table:table-cell>
          <table:table-cell table:style-name="ce38" office:value-type="string">
            <text:p>entwuchsen</text:p>
          </table:table-cell>
          <table:table-cell table:style-name="ce38" office:value-type="string">
            <text:p>entwuchst</text:p>
          </table:table-cell>
          <table:table-cell table:style-name="ce38" office:value-type="string">
            <text:p>entwuchsen</text:p>
          </table:table-cell>
          <table:table-cell office:value-type="string">
            <text:p>entwachsend</text:p>
          </table:table-cell>
          <table:table-cell office:value-type="string">
            <text:p>entwachsen</text:p>
          </table:table-cell>
          <table:table-cell office:value-type="string">
            <text:p>entwachse</text:p>
          </table:table-cell>
          <table:table-cell office:value-type="string">
            <text:p>entwachst</text:p>
          </table:table-cell>
          <table:table-cell office:value-type="string">
            <text:p>entwach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achs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9">
            <text:p>39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weichen</text:p>
          </table:table-cell>
          <table:table-cell office:value-type="string">
            <text:p>entweiche</text:p>
          </table:table-cell>
          <table:table-cell office:value-type="string">
            <text:p>entweichst</text:p>
          </table:table-cell>
          <table:table-cell office:value-type="string">
            <text:p>entweicht</text:p>
          </table:table-cell>
          <table:table-cell table:style-name="ce38" office:value-type="string">
            <text:p>entweichen</text:p>
          </table:table-cell>
          <table:table-cell table:style-name="ce38" office:value-type="string">
            <text:p>entweicht</text:p>
          </table:table-cell>
          <table:table-cell table:style-name="ce38" office:value-type="string">
            <text:p>entweichen</text:p>
          </table:table-cell>
          <table:table-cell office:value-type="string">
            <text:p>entwich</text:p>
          </table:table-cell>
          <table:table-cell office:value-type="string">
            <text:p>entwichst</text:p>
          </table:table-cell>
          <table:table-cell office:value-type="string">
            <text:p>entwich</text:p>
          </table:table-cell>
          <table:table-cell table:style-name="ce38" office:value-type="string">
            <text:p>entwichen</text:p>
          </table:table-cell>
          <table:table-cell table:style-name="ce38" office:value-type="string">
            <text:p>entwicht</text:p>
          </table:table-cell>
          <table:table-cell table:style-name="ce38" office:value-type="string">
            <text:p>entwichen</text:p>
          </table:table-cell>
          <table:table-cell office:value-type="string">
            <text:p>entweichend</text:p>
          </table:table-cell>
          <table:table-cell office:value-type="string">
            <text:p>entwichen</text:p>
          </table:table-cell>
          <table:table-cell office:value-type="string">
            <text:p>entweich</text:p>
          </table:table-cell>
          <table:table-cell office:value-type="string">
            <text:p>entweicht</text:p>
          </table:table-cell>
          <table:table-cell office:value-type="string">
            <text:p>entw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c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 / i 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4">
            <text:p>40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werfen</text:p>
          </table:table-cell>
          <table:table-cell office:value-type="string">
            <text:p>entwerfe</text:p>
          </table:table-cell>
          <table:table-cell office:value-type="string">
            <text:p>entwirfst</text:p>
          </table:table-cell>
          <table:table-cell office:value-type="string">
            <text:p>entwirft</text:p>
          </table:table-cell>
          <table:table-cell table:style-name="ce38" office:value-type="string">
            <text:p>entwerfen</text:p>
          </table:table-cell>
          <table:table-cell table:style-name="ce38" office:value-type="string">
            <text:p>entwerft</text:p>
          </table:table-cell>
          <table:table-cell table:style-name="ce38" office:value-type="string">
            <text:p>entwerfen</text:p>
          </table:table-cell>
          <table:table-cell office:value-type="string">
            <text:p>entwarf</text:p>
          </table:table-cell>
          <table:table-cell office:value-type="string">
            <text:p>entwarfst</text:p>
          </table:table-cell>
          <table:table-cell office:value-type="string">
            <text:p>entwarf</text:p>
          </table:table-cell>
          <table:table-cell table:style-name="ce38" office:value-type="string">
            <text:p>entwarfen</text:p>
          </table:table-cell>
          <table:table-cell table:style-name="ce38" office:value-type="string">
            <text:p>entwarft</text:p>
          </table:table-cell>
          <table:table-cell table:style-name="ce38" office:value-type="string">
            <text:p>entwarfen</text:p>
          </table:table-cell>
          <table:table-cell office:value-type="string">
            <text:p>entwerfend</text:p>
          </table:table-cell>
          <table:table-cell office:value-type="string">
            <text:p>entworfen</text:p>
          </table:table-cell>
          <table:table-cell office:value-type="string">
            <text:p>entwirf</text:p>
          </table:table-cell>
          <table:table-cell office:value-type="string">
            <text:p>entwerft</text:p>
          </table:table-cell>
          <table:table-cell office:value-type="string">
            <text:p>entwe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f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2">
            <text:p>41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ntziehen</text:p>
          </table:table-cell>
          <table:table-cell office:value-type="string">
            <text:p>entziehe</text:p>
          </table:table-cell>
          <table:table-cell office:value-type="string">
            <text:p>entziehst</text:p>
          </table:table-cell>
          <table:table-cell office:value-type="string">
            <text:p>entzieht</text:p>
          </table:table-cell>
          <table:table-cell table:style-name="ce38" office:value-type="string">
            <text:p>entziehen</text:p>
          </table:table-cell>
          <table:table-cell table:style-name="ce38" office:value-type="string">
            <text:p>entzieht</text:p>
          </table:table-cell>
          <table:table-cell table:style-name="ce38" office:value-type="string">
            <text:p>entziehen</text:p>
          </table:table-cell>
          <table:table-cell office:value-type="string">
            <text:p>entzog</text:p>
          </table:table-cell>
          <table:table-cell office:value-type="string">
            <text:p>entzogst</text:p>
          </table:table-cell>
          <table:table-cell office:value-type="string">
            <text:p>entzog</text:p>
          </table:table-cell>
          <table:table-cell table:style-name="ce38" office:value-type="string">
            <text:p>entzogen</text:p>
          </table:table-cell>
          <table:table-cell table:style-name="ce38" office:value-type="string">
            <text:p>entzogt</text:p>
          </table:table-cell>
          <table:table-cell table:style-name="ce38" office:value-type="string">
            <text:p>entzogen</text:p>
          </table:table-cell>
          <table:table-cell office:value-type="string">
            <text:p>entziehend</text:p>
          </table:table-cell>
          <table:table-cell office:value-type="string">
            <text:p>entzogen</text:p>
          </table:table-cell>
          <table:table-cell office:value-type="string">
            <text:p>entziehe</text:p>
          </table:table-cell>
          <table:table-cell office:value-type="string">
            <text:p>entzieht</text:p>
          </table:table-cell>
          <table:table-cell office:value-type="string">
            <text:p>entzi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zie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ent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8">
            <text:p>41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bieten</text:p>
          </table:table-cell>
          <table:table-cell office:value-type="string">
            <text:p>erbiete</text:p>
          </table:table-cell>
          <table:table-cell office:value-type="string">
            <text:p>erbietest</text:p>
          </table:table-cell>
          <table:table-cell office:value-type="string">
            <text:p>erbietet</text:p>
          </table:table-cell>
          <table:table-cell table:style-name="ce38" office:value-type="string">
            <text:p>erbieten</text:p>
          </table:table-cell>
          <table:table-cell table:style-name="ce38" office:value-type="string">
            <text:p>erbietet</text:p>
          </table:table-cell>
          <table:table-cell table:style-name="ce38" office:value-type="string">
            <text:p>erbieten</text:p>
          </table:table-cell>
          <table:table-cell office:value-type="string">
            <text:p>erbot</text:p>
          </table:table-cell>
          <table:table-cell office:value-type="string">
            <text:p>erbotst</text:p>
          </table:table-cell>
          <table:table-cell office:value-type="string">
            <text:p>erbot</text:p>
          </table:table-cell>
          <table:table-cell table:style-name="ce38" office:value-type="string">
            <text:p>erboten</text:p>
          </table:table-cell>
          <table:table-cell table:style-name="ce38" office:value-type="string">
            <text:p>erbotet</text:p>
          </table:table-cell>
          <table:table-cell table:style-name="ce38" office:value-type="string">
            <text:p>erboten</text:p>
          </table:table-cell>
          <table:table-cell office:value-type="string">
            <text:p>erbietend</text:p>
          </table:table-cell>
          <table:table-cell office:value-type="string">
            <text:p>erboten</text:p>
          </table:table-cell>
          <table:table-cell office:value-type="string">
            <text:p>erbiete</text:p>
          </table:table-cell>
          <table:table-cell office:value-type="string">
            <text:p>erbietet</text:p>
          </table:table-cell>
          <table:table-cell office:value-type="string">
            <text:p>erbi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79">
            <text:p>17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bitten</text:p>
          </table:table-cell>
          <table:table-cell office:value-type="string">
            <text:p>erbitte</text:p>
          </table:table-cell>
          <table:table-cell office:value-type="string">
            <text:p>erbittest</text:p>
          </table:table-cell>
          <table:table-cell office:value-type="string">
            <text:p>erbittet</text:p>
          </table:table-cell>
          <table:table-cell table:style-name="ce38" office:value-type="string">
            <text:p>erbitten</text:p>
          </table:table-cell>
          <table:table-cell table:style-name="ce38" office:value-type="string">
            <text:p>erbittet</text:p>
          </table:table-cell>
          <table:table-cell table:style-name="ce38" office:value-type="string">
            <text:p>erbitten</text:p>
          </table:table-cell>
          <table:table-cell office:value-type="string">
            <text:p>erbat</text:p>
          </table:table-cell>
          <table:table-cell office:value-type="string">
            <text:p>erbatest</text:p>
          </table:table-cell>
          <table:table-cell office:value-type="string">
            <text:p>erbat</text:p>
          </table:table-cell>
          <table:table-cell table:style-name="ce38" office:value-type="string">
            <text:p>erbaten</text:p>
          </table:table-cell>
          <table:table-cell table:style-name="ce38" office:value-type="string">
            <text:p>erbatet</text:p>
          </table:table-cell>
          <table:table-cell table:style-name="ce38" office:value-type="string">
            <text:p>erbaten</text:p>
          </table:table-cell>
          <table:table-cell office:value-type="string">
            <text:p>erbittend</text:p>
          </table:table-cell>
          <table:table-cell office:value-type="string">
            <text:p>erbeten</text:p>
          </table:table-cell>
          <table:table-cell office:value-type="string">
            <text:p>erbitte</text:p>
          </table:table-cell>
          <table:table-cell office:value-type="string">
            <text:p>erbittet</text:p>
          </table:table-cell>
          <table:table-cell office:value-type="string">
            <text:p>erbit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tt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3">
            <text:p>18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bleichen</text:p>
          </table:table-cell>
          <table:table-cell office:value-type="string">
            <text:p>erbleiche</text:p>
          </table:table-cell>
          <table:table-cell office:value-type="string">
            <text:p>erbleichst</text:p>
          </table:table-cell>
          <table:table-cell office:value-type="string">
            <text:p>erbleicht</text:p>
          </table:table-cell>
          <table:table-cell table:style-name="ce38" office:value-type="string">
            <text:p>erbleichen</text:p>
          </table:table-cell>
          <table:table-cell table:style-name="ce38" office:value-type="string">
            <text:p>erbleicht</text:p>
          </table:table-cell>
          <table:table-cell table:style-name="ce38" office:value-type="string">
            <text:p>erbleichen</text:p>
          </table:table-cell>
          <table:table-cell office:value-type="string">
            <text:p>erblich</text:p>
          </table:table-cell>
          <table:table-cell office:value-type="string">
            <text:p>erblichst</text:p>
          </table:table-cell>
          <table:table-cell office:value-type="string">
            <text:p>erblich</text:p>
          </table:table-cell>
          <table:table-cell table:style-name="ce38" office:value-type="string">
            <text:p>erblichen</text:p>
          </table:table-cell>
          <table:table-cell table:style-name="ce38" office:value-type="string">
            <text:p>erblicht</text:p>
          </table:table-cell>
          <table:table-cell table:style-name="ce38" office:value-type="string">
            <text:p>erblichen</text:p>
          </table:table-cell>
          <table:table-cell office:value-type="string">
            <text:p>erbleichend</text:p>
          </table:table-cell>
          <table:table-cell office:value-type="string">
            <text:p>erbleicht</text:p>
          </table:table-cell>
          <table:table-cell office:value-type="string">
            <text:p>erbleiche</text:p>
          </table:table-cell>
          <table:table-cell office:value-type="string">
            <text:p>erbleicht</text:p>
          </table:table-cell>
          <table:table-cell office:value-type="string">
            <text:p>erb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rbl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5">
            <text:p>2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brechen</text:p>
          </table:table-cell>
          <table:table-cell office:value-type="string">
            <text:p>erbreche</text:p>
          </table:table-cell>
          <table:table-cell office:value-type="string">
            <text:p>erbrichst</text:p>
          </table:table-cell>
          <table:table-cell office:value-type="string">
            <text:p>erbricht</text:p>
          </table:table-cell>
          <table:table-cell table:style-name="ce38" office:value-type="string">
            <text:p>erbrechen</text:p>
          </table:table-cell>
          <table:table-cell table:style-name="ce38" office:value-type="string">
            <text:p>erbrecht</text:p>
          </table:table-cell>
          <table:table-cell table:style-name="ce38" office:value-type="string">
            <text:p>erbrechen</text:p>
          </table:table-cell>
          <table:table-cell office:value-type="string">
            <text:p>erbrach</text:p>
          </table:table-cell>
          <table:table-cell office:value-type="string">
            <text:p>erbrachst</text:p>
          </table:table-cell>
          <table:table-cell office:value-type="string">
            <text:p>erbrach</text:p>
          </table:table-cell>
          <table:table-cell table:style-name="ce38" office:value-type="string">
            <text:p>erbrachen</text:p>
          </table:table-cell>
          <table:table-cell table:style-name="ce38" office:value-type="string">
            <text:p>erbracht</text:p>
          </table:table-cell>
          <table:table-cell table:style-name="ce38" office:value-type="string">
            <text:p>erbrachen</text:p>
          </table:table-cell>
          <table:table-cell office:value-type="string">
            <text:p>erbrechend</text:p>
          </table:table-cell>
          <table:table-cell office:value-type="string">
            <text:p>erbrochen</text:p>
          </table:table-cell>
          <table:table-cell office:value-type="string">
            <text:p>erbrich</text:p>
          </table:table-cell>
          <table:table-cell office:value-type="string">
            <text:p>erbrecht</text:p>
          </table:table-cell>
          <table:table-cell office:value-type="string">
            <text:p>erb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e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2">
            <text:p>19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bringen</text:p>
          </table:table-cell>
          <table:table-cell office:value-type="string">
            <text:p>erbringe</text:p>
          </table:table-cell>
          <table:table-cell office:value-type="string">
            <text:p>erbringst</text:p>
          </table:table-cell>
          <table:table-cell office:value-type="string">
            <text:p>erbringt</text:p>
          </table:table-cell>
          <table:table-cell table:style-name="ce38" office:value-type="string">
            <text:p>erbringen</text:p>
          </table:table-cell>
          <table:table-cell table:style-name="ce38" office:value-type="string">
            <text:p>erbringt</text:p>
          </table:table-cell>
          <table:table-cell table:style-name="ce38" office:value-type="string">
            <text:p>erbringen</text:p>
          </table:table-cell>
          <table:table-cell office:value-type="string">
            <text:p>erbrachte</text:p>
          </table:table-cell>
          <table:table-cell office:value-type="string">
            <text:p>erbrachtest</text:p>
          </table:table-cell>
          <table:table-cell office:value-type="string">
            <text:p>erbrachte</text:p>
          </table:table-cell>
          <table:table-cell table:style-name="ce38" office:value-type="string">
            <text:p>erbrachten</text:p>
          </table:table-cell>
          <table:table-cell table:style-name="ce38" office:value-type="string">
            <text:p>erbrachte</text:p>
          </table:table-cell>
          <table:table-cell table:style-name="ce38" office:value-type="string">
            <text:p>erbrachten</text:p>
          </table:table-cell>
          <table:table-cell office:value-type="string">
            <text:p>erbringend</text:p>
          </table:table-cell>
          <table:table-cell office:value-type="string">
            <text:p>erbracht</text:p>
          </table:table-cell>
          <table:table-cell office:value-type="string">
            <text:p>erbringe</text:p>
          </table:table-cell>
          <table:table-cell office:value-type="string">
            <text:p>erbringt</text:p>
          </table:table-cell>
          <table:table-cell office:value-type="string">
            <text:p>erb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in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ch / ach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6">
            <text:p>19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fahren</text:p>
          </table:table-cell>
          <table:table-cell office:value-type="string">
            <text:p>erfahre</text:p>
          </table:table-cell>
          <table:table-cell office:value-type="string">
            <text:p>erfährst</text:p>
          </table:table-cell>
          <table:table-cell office:value-type="string">
            <text:p>erfährt</text:p>
          </table:table-cell>
          <table:table-cell table:style-name="ce38" office:value-type="string">
            <text:p>erfahren</text:p>
          </table:table-cell>
          <table:table-cell table:style-name="ce38" office:value-type="string">
            <text:p>erfahrt</text:p>
          </table:table-cell>
          <table:table-cell table:style-name="ce38" office:value-type="string">
            <text:p>erfahren</text:p>
          </table:table-cell>
          <table:table-cell office:value-type="string">
            <text:p>erfuhr</text:p>
          </table:table-cell>
          <table:table-cell office:value-type="string">
            <text:p>erfuhrst</text:p>
          </table:table-cell>
          <table:table-cell office:value-type="string">
            <text:p>erfuhr</text:p>
          </table:table-cell>
          <table:table-cell table:style-name="ce38" office:value-type="string">
            <text:p>erfuhren</text:p>
          </table:table-cell>
          <table:table-cell table:style-name="ce38" office:value-type="string">
            <text:p>erfuhrt</text:p>
          </table:table-cell>
          <table:table-cell table:style-name="ce38" office:value-type="string">
            <text:p>erfuhren</text:p>
          </table:table-cell>
          <table:table-cell office:value-type="string">
            <text:p>erfahrend</text:p>
          </table:table-cell>
          <table:table-cell office:value-type="string">
            <text:p>erfahren</text:p>
          </table:table-cell>
          <table:table-cell office:value-type="string">
            <text:p>erfahre</text:p>
          </table:table-cell>
          <table:table-cell office:value-type="string">
            <text:p>erfahrt</text:p>
          </table:table-cell>
          <table:table-cell office:value-type="string">
            <text:p>erfah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h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7">
            <text:p>20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fassen</text:p>
          </table:table-cell>
          <table:table-cell office:value-type="string">
            <text:p>erfasse</text:p>
          </table:table-cell>
          <table:table-cell table:number-columns-repeated="2" office:value-type="string">
            <text:p>erfasst</text:p>
          </table:table-cell>
          <table:table-cell table:style-name="ce38" office:value-type="string">
            <text:p>erfassen</text:p>
          </table:table-cell>
          <table:table-cell table:style-name="ce38" office:value-type="string">
            <text:p>erfasst</text:p>
          </table:table-cell>
          <table:table-cell table:style-name="ce38" office:value-type="string">
            <text:p>erfassen</text:p>
          </table:table-cell>
          <table:table-cell office:value-type="string">
            <text:p>erfasste</text:p>
          </table:table-cell>
          <table:table-cell office:value-type="string">
            <text:p>erfasstest</text:p>
          </table:table-cell>
          <table:table-cell office:value-type="string">
            <text:p>erfasste</text:p>
          </table:table-cell>
          <table:table-cell table:style-name="ce38" office:value-type="string">
            <text:p>erfassten</text:p>
          </table:table-cell>
          <table:table-cell table:style-name="ce38" office:value-type="string">
            <text:p>erfasstet</text:p>
          </table:table-cell>
          <table:table-cell table:style-name="ce38" office:value-type="string">
            <text:p>erfassten</text:p>
          </table:table-cell>
          <table:table-cell office:value-type="string">
            <text:p>erfassend</text:p>
          </table:table-cell>
          <table:table-cell office:value-type="string">
            <text:p>erfasst</text:p>
          </table:table-cell>
          <table:table-cell office:value-type="string">
            <text:p>erfasse</text:p>
          </table:table-cell>
          <table:table-cell office:value-type="string">
            <text:p>erfasst</text:p>
          </table:table-cell>
          <table:table-cell office:value-type="string">
            <text:p>erf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a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6">
            <text:p>21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finden</text:p>
          </table:table-cell>
          <table:table-cell office:value-type="string">
            <text:p>erfinde</text:p>
          </table:table-cell>
          <table:table-cell office:value-type="string">
            <text:p>erfindest</text:p>
          </table:table-cell>
          <table:table-cell office:value-type="string">
            <text:p>erfindet</text:p>
          </table:table-cell>
          <table:table-cell table:style-name="ce38" office:value-type="string">
            <text:p>erfinden</text:p>
          </table:table-cell>
          <table:table-cell table:style-name="ce38" office:value-type="string">
            <text:p>erfindet</text:p>
          </table:table-cell>
          <table:table-cell table:style-name="ce38" office:value-type="string">
            <text:p>erfinden</text:p>
          </table:table-cell>
          <table:table-cell office:value-type="string">
            <text:p>erfand</text:p>
          </table:table-cell>
          <table:table-cell office:value-type="string">
            <text:p>erfandest</text:p>
          </table:table-cell>
          <table:table-cell office:value-type="string">
            <text:p>erfand</text:p>
          </table:table-cell>
          <table:table-cell table:style-name="ce38" office:value-type="string">
            <text:p>erfanden</text:p>
          </table:table-cell>
          <table:table-cell table:style-name="ce38" office:value-type="string">
            <text:p>erfandet</text:p>
          </table:table-cell>
          <table:table-cell table:style-name="ce38" office:value-type="string">
            <text:p>erfanden</text:p>
          </table:table-cell>
          <table:table-cell office:value-type="string">
            <text:p>erfindend</text:p>
          </table:table-cell>
          <table:table-cell office:value-type="string">
            <text:p>erfunden</text:p>
          </table:table-cell>
          <table:table-cell office:value-type="string">
            <text:p>erfinde</text:p>
          </table:table-cell>
          <table:table-cell office:value-type="string">
            <text:p>erfindet</text:p>
          </table:table-cell>
          <table:table-cell office:value-type="string">
            <text:p>erf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8">
            <text:p>21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frieren</text:p>
          </table:table-cell>
          <table:table-cell office:value-type="string">
            <text:p>erfriere</text:p>
          </table:table-cell>
          <table:table-cell office:value-type="string">
            <text:p>erfrierst</text:p>
          </table:table-cell>
          <table:table-cell office:value-type="string">
            <text:p>erfriert</text:p>
          </table:table-cell>
          <table:table-cell table:style-name="ce38" office:value-type="string">
            <text:p>erfrieren</text:p>
          </table:table-cell>
          <table:table-cell table:style-name="ce38" office:value-type="string">
            <text:p>erfriert</text:p>
          </table:table-cell>
          <table:table-cell table:style-name="ce38" office:value-type="string">
            <text:p>erfrieren</text:p>
          </table:table-cell>
          <table:table-cell office:value-type="string">
            <text:p>erfror</text:p>
          </table:table-cell>
          <table:table-cell office:value-type="string">
            <text:p>erfrorst</text:p>
          </table:table-cell>
          <table:table-cell office:value-type="string">
            <text:p>erfror</text:p>
          </table:table-cell>
          <table:table-cell table:style-name="ce38" office:value-type="string">
            <text:p>erfroren</text:p>
          </table:table-cell>
          <table:table-cell table:style-name="ce38" office:value-type="string">
            <text:p>erfrort</text:p>
          </table:table-cell>
          <table:table-cell table:style-name="ce38" office:value-type="string">
            <text:p>erfroren</text:p>
          </table:table-cell>
          <table:table-cell office:value-type="string">
            <text:p>erfrierend</text:p>
          </table:table-cell>
          <table:table-cell office:value-type="string">
            <text:p>erfroren</text:p>
          </table:table-cell>
          <table:table-cell office:value-type="string">
            <text:p>erfriere</text:p>
          </table:table-cell>
          <table:table-cell office:value-type="string">
            <text:p>erfriert</text:p>
          </table:table-cell>
          <table:table-cell office:value-type="string">
            <text:p>erfrie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rier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6">
            <text:p>22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geben</text:p>
          </table:table-cell>
          <table:table-cell office:value-type="string">
            <text:p>ergebe</text:p>
          </table:table-cell>
          <table:table-cell office:value-type="string">
            <text:p>ergibst</text:p>
          </table:table-cell>
          <table:table-cell office:value-type="string">
            <text:p>ergibt</text:p>
          </table:table-cell>
          <table:table-cell table:style-name="ce38" office:value-type="string">
            <text:p>ergeben</text:p>
          </table:table-cell>
          <table:table-cell table:style-name="ce38" office:value-type="string">
            <text:p>ergebt</text:p>
          </table:table-cell>
          <table:table-cell table:style-name="ce38" office:value-type="string">
            <text:p>ergeben</text:p>
          </table:table-cell>
          <table:table-cell office:value-type="string">
            <text:p>ergab</text:p>
          </table:table-cell>
          <table:table-cell office:value-type="string">
            <text:p>ergabst</text:p>
          </table:table-cell>
          <table:table-cell office:value-type="string">
            <text:p>ergab</text:p>
          </table:table-cell>
          <table:table-cell table:style-name="ce38" office:value-type="string">
            <text:p>ergaben</text:p>
          </table:table-cell>
          <table:table-cell table:style-name="ce38" office:value-type="string">
            <text:p>ergabt</text:p>
          </table:table-cell>
          <table:table-cell table:style-name="ce38" office:value-type="string">
            <text:p>ergaben</text:p>
          </table:table-cell>
          <table:table-cell office:value-type="string">
            <text:p>ergebend</text:p>
          </table:table-cell>
          <table:table-cell office:value-type="string">
            <text:p>ergeben</text:p>
          </table:table-cell>
          <table:table-cell office:value-type="string">
            <text:p>ergib</text:p>
          </table:table-cell>
          <table:table-cell office:value-type="string">
            <text:p>ergebt</text:p>
          </table:table-cell>
          <table:table-cell office:value-type="string">
            <text:p>erg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rgeben</text:p>
          </table:table-cell>
          <table:table-cell table:style-name="ce45" office:value-type="string">
            <text:p>A</text:p>
          </table:table-cell>
          <table:table-cell table:style-name="ce42" office:value-type="float" office:value="2">
            <text:p>2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style-name="ce45" office:value-type="string">
            <text:p>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6">
            <text:p>2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gehen</text:p>
          </table:table-cell>
          <table:table-cell office:value-type="string">
            <text:p>ergehe</text:p>
          </table:table-cell>
          <table:table-cell office:value-type="string">
            <text:p>ergehst</text:p>
          </table:table-cell>
          <table:table-cell office:value-type="string">
            <text:p>ergeht</text:p>
          </table:table-cell>
          <table:table-cell table:style-name="ce38" office:value-type="string">
            <text:p>ergehen</text:p>
          </table:table-cell>
          <table:table-cell table:style-name="ce38" office:value-type="string">
            <text:p>ergeht</text:p>
          </table:table-cell>
          <table:table-cell table:style-name="ce38" office:value-type="string">
            <text:p>ergehen</text:p>
          </table:table-cell>
          <table:table-cell office:value-type="string">
            <text:p>erging</text:p>
          </table:table-cell>
          <table:table-cell office:value-type="string">
            <text:p>ergingst</text:p>
          </table:table-cell>
          <table:table-cell office:value-type="string">
            <text:p>erging</text:p>
          </table:table-cell>
          <table:table-cell table:style-name="ce38" office:value-type="string">
            <text:p>ergingen</text:p>
          </table:table-cell>
          <table:table-cell table:style-name="ce38" office:value-type="string">
            <text:p>ergingt</text:p>
          </table:table-cell>
          <table:table-cell table:style-name="ce38" office:value-type="string">
            <text:p>ergingen</text:p>
          </table:table-cell>
          <table:table-cell office:value-type="string">
            <text:p>ergehend</text:p>
          </table:table-cell>
          <table:table-cell office:value-type="string">
            <text:p>ergangen</text:p>
          </table:table-cell>
          <table:table-cell office:value-type="string">
            <text:p>ergehe</text:p>
          </table:table-cell>
          <table:table-cell office:value-type="string">
            <text:p>ergeht</text:p>
          </table:table-cell>
          <table:table-cell office:value-type="string">
            <text:p>erg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ng / ang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0">
            <text:p>23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gießen</text:p>
          </table:table-cell>
          <table:table-cell office:value-type="string">
            <text:p>ergieße</text:p>
          </table:table-cell>
          <table:table-cell table:number-columns-repeated="2" office:value-type="string">
            <text:p>ergießt</text:p>
          </table:table-cell>
          <table:table-cell table:style-name="ce38" office:value-type="string">
            <text:p>ergießen</text:p>
          </table:table-cell>
          <table:table-cell table:style-name="ce38" office:value-type="string">
            <text:p>ergießt</text:p>
          </table:table-cell>
          <table:table-cell table:style-name="ce38" office:value-type="string">
            <text:p>ergießen</text:p>
          </table:table-cell>
          <table:table-cell office:value-type="string">
            <text:p>ergoss</text:p>
          </table:table-cell>
          <table:table-cell office:value-type="string">
            <text:p>ergosst</text:p>
          </table:table-cell>
          <table:table-cell office:value-type="string">
            <text:p>ergoss</text:p>
          </table:table-cell>
          <table:table-cell table:style-name="ce38" office:value-type="string">
            <text:p>ergossen</text:p>
          </table:table-cell>
          <table:table-cell table:style-name="ce38" office:value-type="string">
            <text:p>ergosst</text:p>
          </table:table-cell>
          <table:table-cell table:style-name="ce38" office:value-type="string">
            <text:p>ergossen</text:p>
          </table:table-cell>
          <table:table-cell office:value-type="string">
            <text:p>ergießend</text:p>
          </table:table-cell>
          <table:table-cell office:value-type="string">
            <text:p>ergossen</text:p>
          </table:table-cell>
          <table:table-cell office:value-type="string">
            <text:p>ergieße</text:p>
          </table:table-cell>
          <table:table-cell office:value-type="string">
            <text:p>ergießt</text:p>
          </table:table-cell>
          <table:table-cell office:value-type="string">
            <text:p>erg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ieß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5">
            <text:p>23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greifen</text:p>
          </table:table-cell>
          <table:table-cell office:value-type="string">
            <text:p>ergreife</text:p>
          </table:table-cell>
          <table:table-cell office:value-type="string">
            <text:p>ergreifst</text:p>
          </table:table-cell>
          <table:table-cell office:value-type="string">
            <text:p>ergreift</text:p>
          </table:table-cell>
          <table:table-cell table:style-name="ce38" office:value-type="string">
            <text:p>ergreifen</text:p>
          </table:table-cell>
          <table:table-cell table:style-name="ce38" office:value-type="string">
            <text:p>ergreift</text:p>
          </table:table-cell>
          <table:table-cell table:style-name="ce38" office:value-type="string">
            <text:p>ergreifen</text:p>
          </table:table-cell>
          <table:table-cell office:value-type="string">
            <text:p>ergriff</text:p>
          </table:table-cell>
          <table:table-cell office:value-type="string">
            <text:p>ergriffst</text:p>
          </table:table-cell>
          <table:table-cell office:value-type="string">
            <text:p>ergriff</text:p>
          </table:table-cell>
          <table:table-cell table:style-name="ce38" office:value-type="string">
            <text:p>ergriffen</text:p>
          </table:table-cell>
          <table:table-cell table:style-name="ce38" office:value-type="string">
            <text:p>ergrifft</text:p>
          </table:table-cell>
          <table:table-cell table:style-name="ce38" office:value-type="string">
            <text:p>ergriffen</text:p>
          </table:table-cell>
          <table:table-cell office:value-type="string">
            <text:p>ergreifend</text:p>
          </table:table-cell>
          <table:table-cell office:value-type="string">
            <text:p>ergriffen</text:p>
          </table:table-cell>
          <table:table-cell office:value-type="string">
            <text:p>ergreife</text:p>
          </table:table-cell>
          <table:table-cell office:value-type="string">
            <text:p>ergreift</text:p>
          </table:table-cell>
          <table:table-cell office:value-type="string">
            <text:p>ergr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ei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3">
            <text:p>24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halten</text:p>
          </table:table-cell>
          <table:table-cell office:value-type="string">
            <text:p>erhalte</text:p>
          </table:table-cell>
          <table:table-cell office:value-type="string">
            <text:p>erhältst</text:p>
          </table:table-cell>
          <table:table-cell office:value-type="string">
            <text:p>erhält</text:p>
          </table:table-cell>
          <table:table-cell table:style-name="ce38" office:value-type="string">
            <text:p>erhalten</text:p>
          </table:table-cell>
          <table:table-cell table:style-name="ce38" office:value-type="string">
            <text:p>erhaltet</text:p>
          </table:table-cell>
          <table:table-cell table:style-name="ce38" office:value-type="string">
            <text:p>erhalten</text:p>
          </table:table-cell>
          <table:table-cell office:value-type="string">
            <text:p>erhielt</text:p>
          </table:table-cell>
          <table:table-cell office:value-type="string">
            <text:p>erhieltst</text:p>
          </table:table-cell>
          <table:table-cell office:value-type="string">
            <text:p>erhielt</text:p>
          </table:table-cell>
          <table:table-cell table:style-name="ce38" office:value-type="string">
            <text:p>erhielten</text:p>
          </table:table-cell>
          <table:table-cell table:style-name="ce38" office:value-type="string">
            <text:p>erhielt</text:p>
          </table:table-cell>
          <table:table-cell table:style-name="ce38" office:value-type="string">
            <text:p>erhielten</text:p>
          </table:table-cell>
          <table:table-cell office:value-type="string">
            <text:p>erhaltend</text:p>
          </table:table-cell>
          <table:table-cell office:value-type="string">
            <text:p>erhalten</text:p>
          </table:table-cell>
          <table:table-cell office:value-type="string">
            <text:p>erhalte</text:p>
          </table:table-cell>
          <table:table-cell office:value-type="string">
            <text:p>erhaltet</text:p>
          </table:table-cell>
          <table:table-cell office:value-type="string">
            <text:p>erhal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al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6">
            <text:p>24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hängen</text:p>
          </table:table-cell>
          <table:table-cell office:value-type="string">
            <text:p>erhänge</text:p>
          </table:table-cell>
          <table:table-cell office:value-type="string">
            <text:p>erhängst</text:p>
          </table:table-cell>
          <table:table-cell office:value-type="string">
            <text:p>erhängt</text:p>
          </table:table-cell>
          <table:table-cell table:style-name="ce38" office:value-type="string">
            <text:p>erhängen</text:p>
          </table:table-cell>
          <table:table-cell table:style-name="ce38" office:value-type="string">
            <text:p>erhängt</text:p>
          </table:table-cell>
          <table:table-cell table:style-name="ce38" office:value-type="string">
            <text:p>erhängen</text:p>
          </table:table-cell>
          <table:table-cell office:value-type="string">
            <text:p>erhing</text:p>
          </table:table-cell>
          <table:table-cell office:value-type="string">
            <text:p>erhingst</text:p>
          </table:table-cell>
          <table:table-cell office:value-type="string">
            <text:p>erhing</text:p>
          </table:table-cell>
          <table:table-cell table:style-name="ce38" office:value-type="string">
            <text:p>erhingen</text:p>
          </table:table-cell>
          <table:table-cell table:style-name="ce38" office:value-type="string">
            <text:p>erhingt</text:p>
          </table:table-cell>
          <table:table-cell table:style-name="ce38" office:value-type="string">
            <text:p>erhingen</text:p>
          </table:table-cell>
          <table:table-cell office:value-type="string">
            <text:p>erhängend</text:p>
          </table:table-cell>
          <table:table-cell office:value-type="string">
            <text:p>erhangen</text:p>
          </table:table-cell>
          <table:table-cell office:value-type="string">
            <text:p>erhänge</text:p>
          </table:table-cell>
          <table:table-cell office:value-type="string">
            <text:p>erhängt</text:p>
          </table:table-cell>
          <table:table-cell office:value-type="string">
            <text:p>erhä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ä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9">
            <text:p>24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heben</text:p>
          </table:table-cell>
          <table:table-cell office:value-type="string">
            <text:p>erhebe</text:p>
          </table:table-cell>
          <table:table-cell office:value-type="string">
            <text:p>erhebst</text:p>
          </table:table-cell>
          <table:table-cell office:value-type="string">
            <text:p>erhebt</text:p>
          </table:table-cell>
          <table:table-cell table:style-name="ce38" office:value-type="string">
            <text:p>erheben</text:p>
          </table:table-cell>
          <table:table-cell table:style-name="ce38" office:value-type="string">
            <text:p>erhebt</text:p>
          </table:table-cell>
          <table:table-cell table:style-name="ce38" office:value-type="string">
            <text:p>erheben</text:p>
          </table:table-cell>
          <table:table-cell office:value-type="string">
            <text:p>erhob</text:p>
          </table:table-cell>
          <table:table-cell office:value-type="string">
            <text:p>erhobst</text:p>
          </table:table-cell>
          <table:table-cell office:value-type="string">
            <text:p>erhob</text:p>
          </table:table-cell>
          <table:table-cell table:style-name="ce38" office:value-type="string">
            <text:p>erhoben</text:p>
          </table:table-cell>
          <table:table-cell table:style-name="ce38" office:value-type="string">
            <text:p>erhobt</text:p>
          </table:table-cell>
          <table:table-cell table:style-name="ce38" office:value-type="string">
            <text:p>erhoben</text:p>
          </table:table-cell>
          <table:table-cell office:value-type="string">
            <text:p>erhebend</text:p>
          </table:table-cell>
          <table:table-cell office:value-type="string">
            <text:p>erhoben</text:p>
          </table:table-cell>
          <table:table-cell office:value-type="string">
            <text:p>erhebe</text:p>
          </table:table-cell>
          <table:table-cell office:value-type="string">
            <text:p>erhebt</text:p>
          </table:table-cell>
          <table:table-cell office:value-type="string">
            <text:p>erh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1">
            <text:p>25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klingen</text:p>
          </table:table-cell>
          <table:table-cell office:value-type="string">
            <text:p>erklinge</text:p>
          </table:table-cell>
          <table:table-cell office:value-type="string">
            <text:p>erklingst</text:p>
          </table:table-cell>
          <table:table-cell office:value-type="string">
            <text:p>erklingt</text:p>
          </table:table-cell>
          <table:table-cell table:style-name="ce38" office:value-type="string">
            <text:p>erklingen</text:p>
          </table:table-cell>
          <table:table-cell table:style-name="ce38" office:value-type="string">
            <text:p>erklingt</text:p>
          </table:table-cell>
          <table:table-cell table:style-name="ce38" office:value-type="string">
            <text:p>erklingen</text:p>
          </table:table-cell>
          <table:table-cell office:value-type="string">
            <text:p>erklang</text:p>
          </table:table-cell>
          <table:table-cell office:value-type="string">
            <text:p>erklangst</text:p>
          </table:table-cell>
          <table:table-cell office:value-type="string">
            <text:p>erklang</text:p>
          </table:table-cell>
          <table:table-cell table:style-name="ce38" office:value-type="string">
            <text:p>erklangen</text:p>
          </table:table-cell>
          <table:table-cell table:style-name="ce38" office:value-type="string">
            <text:p>erklangt</text:p>
          </table:table-cell>
          <table:table-cell table:style-name="ce38" office:value-type="string">
            <text:p>erklangen</text:p>
          </table:table-cell>
          <table:table-cell office:value-type="string">
            <text:p>erklingend</text:p>
          </table:table-cell>
          <table:table-cell office:value-type="string">
            <text:p>erklungen</text:p>
          </table:table-cell>
          <table:table-cell office:value-type="string">
            <text:p>erklinge</text:p>
          </table:table-cell>
          <table:table-cell office:value-type="string">
            <text:p>erklingt</text:p>
          </table:table-cell>
          <table:table-cell office:value-type="string">
            <text:p>erk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li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7">
            <text:p>25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lassen</text:p>
          </table:table-cell>
          <table:table-cell office:value-type="string">
            <text:p>erlasse</text:p>
          </table:table-cell>
          <table:table-cell table:number-columns-repeated="2" office:value-type="string">
            <text:p>erlässt</text:p>
          </table:table-cell>
          <table:table-cell table:style-name="ce38" office:value-type="string">
            <text:p>erlassen</text:p>
          </table:table-cell>
          <table:table-cell table:style-name="ce38" office:value-type="string">
            <text:p>erlasst</text:p>
          </table:table-cell>
          <table:table-cell table:style-name="ce38" office:value-type="string">
            <text:p>erlassen</text:p>
          </table:table-cell>
          <table:table-cell office:value-type="string">
            <text:p>erließ</text:p>
          </table:table-cell>
          <table:table-cell office:value-type="string">
            <text:p>erließt</text:p>
          </table:table-cell>
          <table:table-cell office:value-type="string">
            <text:p>erließ</text:p>
          </table:table-cell>
          <table:table-cell table:style-name="ce38" office:value-type="string">
            <text:p>erließen</text:p>
          </table:table-cell>
          <table:table-cell table:style-name="ce38" office:value-type="string">
            <text:p>erließt</text:p>
          </table:table-cell>
          <table:table-cell table:style-name="ce38" office:value-type="string">
            <text:p>erließen</text:p>
          </table:table-cell>
          <table:table-cell office:value-type="string">
            <text:p>erlassend</text:p>
          </table:table-cell>
          <table:table-cell office:value-type="string">
            <text:p>erlassen</text:p>
          </table:table-cell>
          <table:table-cell office:value-type="string">
            <text:p>erlasse</text:p>
          </table:table-cell>
          <table:table-cell office:value-type="string">
            <text:p>erlasst</text:p>
          </table:table-cell>
          <table:table-cell office:value-type="string">
            <text:p>erl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s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5">
            <text:p>26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leiden</text:p>
          </table:table-cell>
          <table:table-cell office:value-type="string">
            <text:p>erleide</text:p>
          </table:table-cell>
          <table:table-cell office:value-type="string">
            <text:p>erleidest</text:p>
          </table:table-cell>
          <table:table-cell office:value-type="string">
            <text:p>erleidet</text:p>
          </table:table-cell>
          <table:table-cell table:style-name="ce38" office:value-type="string">
            <text:p>erleiden</text:p>
          </table:table-cell>
          <table:table-cell table:style-name="ce38" office:value-type="string">
            <text:p>erleidet</text:p>
          </table:table-cell>
          <table:table-cell table:style-name="ce38" office:value-type="string">
            <text:p>erleiden</text:p>
          </table:table-cell>
          <table:table-cell office:value-type="string">
            <text:p>erlitt</text:p>
          </table:table-cell>
          <table:table-cell office:value-type="string">
            <text:p>erlittest</text:p>
          </table:table-cell>
          <table:table-cell office:value-type="string">
            <text:p>erlitt</text:p>
          </table:table-cell>
          <table:table-cell table:style-name="ce38" office:value-type="string">
            <text:p>erlitten</text:p>
          </table:table-cell>
          <table:table-cell table:style-name="ce38" office:value-type="string">
            <text:p>erleidetet</text:p>
          </table:table-cell>
          <table:table-cell table:style-name="ce38" office:value-type="string">
            <text:p>erlitten</text:p>
          </table:table-cell>
          <table:table-cell office:value-type="string">
            <text:p>erleidend</text:p>
          </table:table-cell>
          <table:table-cell office:value-type="string">
            <text:p>erlitten</text:p>
          </table:table-cell>
          <table:table-cell office:value-type="string">
            <text:p>erleide</text:p>
          </table:table-cell>
          <table:table-cell office:value-type="string">
            <text:p>erleidet</text:p>
          </table:table-cell>
          <table:table-cell office:value-type="string">
            <text:p>erl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i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1">
            <text:p>27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liegen</text:p>
          </table:table-cell>
          <table:table-cell office:value-type="string">
            <text:p>erliege</text:p>
          </table:table-cell>
          <table:table-cell office:value-type="string">
            <text:p>erliegst</text:p>
          </table:table-cell>
          <table:table-cell office:value-type="string">
            <text:p>erliegt</text:p>
          </table:table-cell>
          <table:table-cell table:style-name="ce38" office:value-type="string">
            <text:p>erliegen</text:p>
          </table:table-cell>
          <table:table-cell table:style-name="ce38" office:value-type="string">
            <text:p>erliegt</text:p>
          </table:table-cell>
          <table:table-cell table:style-name="ce38" office:value-type="string">
            <text:p>erliegen</text:p>
          </table:table-cell>
          <table:table-cell office:value-type="string">
            <text:p>erlag</text:p>
          </table:table-cell>
          <table:table-cell office:value-type="string">
            <text:p>erlagst</text:p>
          </table:table-cell>
          <table:table-cell office:value-type="string">
            <text:p>erlag</text:p>
          </table:table-cell>
          <table:table-cell table:style-name="ce38" office:value-type="string">
            <text:p>erlagen</text:p>
          </table:table-cell>
          <table:table-cell table:style-name="ce38" office:value-type="string">
            <text:p>erlagt</text:p>
          </table:table-cell>
          <table:table-cell table:style-name="ce38" office:value-type="string">
            <text:p>erlagen</text:p>
          </table:table-cell>
          <table:table-cell office:value-type="string">
            <text:p>erliegend</text:p>
          </table:table-cell>
          <table:table-cell office:value-type="string">
            <text:p>erlegen</text:p>
          </table:table-cell>
          <table:table-cell office:value-type="string">
            <text:p>erliege</text:p>
          </table:table-cell>
          <table:table-cell office:value-type="string">
            <text:p>erliegt</text:p>
          </table:table-cell>
          <table:table-cell office:value-type="string">
            <text:p>er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ie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e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6">
            <text:p>27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löschen</text:p>
          </table:table-cell>
          <table:table-cell office:value-type="string">
            <text:p>erlösche</text:p>
          </table:table-cell>
          <table:table-cell office:value-type="string">
            <text:p>erlischst</text:p>
          </table:table-cell>
          <table:table-cell office:value-type="string">
            <text:p>erlischt</text:p>
          </table:table-cell>
          <table:table-cell table:style-name="ce38" office:value-type="string">
            <text:p>erlöschen</text:p>
          </table:table-cell>
          <table:table-cell table:style-name="ce38" office:value-type="string">
            <text:p>erlöscht</text:p>
          </table:table-cell>
          <table:table-cell table:style-name="ce38" office:value-type="string">
            <text:p>erlöschen</text:p>
          </table:table-cell>
          <table:table-cell office:value-type="string">
            <text:p>erlosch</text:p>
          </table:table-cell>
          <table:table-cell office:value-type="string">
            <text:p>erloschst</text:p>
          </table:table-cell>
          <table:table-cell office:value-type="string">
            <text:p>erlosch</text:p>
          </table:table-cell>
          <table:table-cell table:style-name="ce38" office:value-type="string">
            <text:p>erloschen</text:p>
          </table:table-cell>
          <table:table-cell table:style-name="ce38" office:value-type="string">
            <text:p>erloscht</text:p>
          </table:table-cell>
          <table:table-cell table:style-name="ce38" office:value-type="string">
            <text:p>erloschen</text:p>
          </table:table-cell>
          <table:table-cell office:value-type="string">
            <text:p>erlöschend</text:p>
          </table:table-cell>
          <table:table-cell office:value-type="string">
            <text:p>erlöscht</text:p>
          </table:table-cell>
          <table:table-cell office:value-type="string">
            <text:p>erlösche</text:p>
          </table:table-cell>
          <table:table-cell office:value-type="string">
            <text:p>erlöscht</text:p>
          </table:table-cell>
          <table:table-cell office:value-type="string">
            <text:p>erlös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rlös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7">
            <text:p>2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messen</text:p>
          </table:table-cell>
          <table:table-cell office:value-type="string">
            <text:p>ermesse</text:p>
          </table:table-cell>
          <table:table-cell table:number-columns-repeated="2" office:value-type="string">
            <text:p>ermisst</text:p>
          </table:table-cell>
          <table:table-cell table:style-name="ce38" office:value-type="string">
            <text:p>ermessen</text:p>
          </table:table-cell>
          <table:table-cell table:style-name="ce38" office:value-type="string">
            <text:p>ermesst</text:p>
          </table:table-cell>
          <table:table-cell table:style-name="ce38" office:value-type="string">
            <text:p>ermessen</text:p>
          </table:table-cell>
          <table:table-cell office:value-type="string">
            <text:p>ermaß</text:p>
          </table:table-cell>
          <table:table-cell office:value-type="string">
            <text:p>ermaßt</text:p>
          </table:table-cell>
          <table:table-cell office:value-type="string">
            <text:p>ermaß</text:p>
          </table:table-cell>
          <table:table-cell table:style-name="ce38" office:value-type="string">
            <text:p>ermaßen</text:p>
          </table:table-cell>
          <table:table-cell table:style-name="ce38" office:value-type="string">
            <text:p>ermaßt</text:p>
          </table:table-cell>
          <table:table-cell table:style-name="ce38" office:value-type="string">
            <text:p>ermaßen</text:p>
          </table:table-cell>
          <table:table-cell office:value-type="string">
            <text:p>ermessend</text:p>
          </table:table-cell>
          <table:table-cell office:value-type="string">
            <text:p>ermessen</text:p>
          </table:table-cell>
          <table:table-cell office:value-type="string">
            <text:p>ermesse</text:p>
          </table:table-cell>
          <table:table-cell office:value-type="string">
            <text:p>ermesst</text:p>
          </table:table-cell>
          <table:table-cell office:value-type="string">
            <text:p>erm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0">
            <text:p>28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nennen</text:p>
          </table:table-cell>
          <table:table-cell office:value-type="string">
            <text:p>benenne</text:p>
          </table:table-cell>
          <table:table-cell office:value-type="string">
            <text:p>benennst</text:p>
          </table:table-cell>
          <table:table-cell office:value-type="string">
            <text:p>benennt</text:p>
          </table:table-cell>
          <table:table-cell table:style-name="ce38" office:value-type="string">
            <text:p>benennen</text:p>
          </table:table-cell>
          <table:table-cell table:style-name="ce38" office:value-type="string">
            <text:p>benennt</text:p>
          </table:table-cell>
          <table:table-cell table:style-name="ce38" office:value-type="string">
            <text:p>benennen</text:p>
          </table:table-cell>
          <table:table-cell office:value-type="string">
            <text:p>benannte</text:p>
          </table:table-cell>
          <table:table-cell office:value-type="string">
            <text:p>benanntest</text:p>
          </table:table-cell>
          <table:table-cell office:value-type="string">
            <text:p>benannte</text:p>
          </table:table-cell>
          <table:table-cell table:style-name="ce38" office:value-type="string">
            <text:p>benannten</text:p>
          </table:table-cell>
          <table:table-cell table:style-name="ce38" office:value-type="string">
            <text:p>benanntet</text:p>
          </table:table-cell>
          <table:table-cell table:style-name="ce38" office:value-type="string">
            <text:p>benannten</text:p>
          </table:table-cell>
          <table:table-cell office:value-type="string">
            <text:p>benennend</text:p>
          </table:table-cell>
          <table:table-cell office:value-type="string">
            <text:p>benannt</text:p>
          </table:table-cell>
          <table:table-cell office:value-type="string">
            <text:p>benenne</text:p>
          </table:table-cell>
          <table:table-cell office:value-type="string">
            <text:p>benennt</text:p>
          </table:table-cell>
          <table:table-cell office:value-type="string">
            <text:p>ben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5">
            <text:p>28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nennen</text:p>
          </table:table-cell>
          <table:table-cell office:value-type="string">
            <text:p>ernenne</text:p>
          </table:table-cell>
          <table:table-cell office:value-type="string">
            <text:p>ernennst</text:p>
          </table:table-cell>
          <table:table-cell office:value-type="string">
            <text:p>ernennt</text:p>
          </table:table-cell>
          <table:table-cell table:style-name="ce38" office:value-type="string">
            <text:p>ernennen</text:p>
          </table:table-cell>
          <table:table-cell table:style-name="ce38" office:value-type="string">
            <text:p>ernennt</text:p>
          </table:table-cell>
          <table:table-cell table:style-name="ce38" office:value-type="string">
            <text:p>ernennen</text:p>
          </table:table-cell>
          <table:table-cell office:value-type="string">
            <text:p>ernannte</text:p>
          </table:table-cell>
          <table:table-cell office:value-type="string">
            <text:p>ernanntest</text:p>
          </table:table-cell>
          <table:table-cell office:value-type="string">
            <text:p>ernannte</text:p>
          </table:table-cell>
          <table:table-cell table:style-name="ce38" office:value-type="string">
            <text:p>ernannten</text:p>
          </table:table-cell>
          <table:table-cell table:style-name="ce38" office:value-type="string">
            <text:p>ernanntet</text:p>
          </table:table-cell>
          <table:table-cell table:style-name="ce38" office:value-type="string">
            <text:p>ernannten</text:p>
          </table:table-cell>
          <table:table-cell office:value-type="string">
            <text:p>ernennend</text:p>
          </table:table-cell>
          <table:table-cell office:value-type="string">
            <text:p>ernannt</text:p>
          </table:table-cell>
          <table:table-cell office:value-type="string">
            <text:p>ernenne</text:p>
          </table:table-cell>
          <table:table-cell office:value-type="string">
            <text:p>ernennt</text:p>
          </table:table-cell>
          <table:table-cell office:value-type="string">
            <text:p>ern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6">
            <text:p>28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raten</text:p>
          </table:table-cell>
          <table:table-cell office:value-type="string">
            <text:p>errate</text:p>
          </table:table-cell>
          <table:table-cell office:value-type="string">
            <text:p>errätst</text:p>
          </table:table-cell>
          <table:table-cell office:value-type="string">
            <text:p>errät</text:p>
          </table:table-cell>
          <table:table-cell table:style-name="ce38" office:value-type="string">
            <text:p>erraten</text:p>
          </table:table-cell>
          <table:table-cell table:style-name="ce38" office:value-type="string">
            <text:p>erratet</text:p>
          </table:table-cell>
          <table:table-cell table:style-name="ce38" office:value-type="string">
            <text:p>erraten</text:p>
          </table:table-cell>
          <table:table-cell office:value-type="string">
            <text:p>erriet</text:p>
          </table:table-cell>
          <table:table-cell office:value-type="string">
            <text:p>errietst</text:p>
          </table:table-cell>
          <table:table-cell office:value-type="string">
            <text:p>erriet</text:p>
          </table:table-cell>
          <table:table-cell table:style-name="ce38" office:value-type="string">
            <text:p>errieten</text:p>
          </table:table-cell>
          <table:table-cell table:style-name="ce38" office:value-type="string">
            <text:p>errietet</text:p>
          </table:table-cell>
          <table:table-cell table:style-name="ce38" office:value-type="string">
            <text:p>errieten</text:p>
          </table:table-cell>
          <table:table-cell office:value-type="string">
            <text:p>erratend</text:p>
          </table:table-cell>
          <table:table-cell office:value-type="string">
            <text:p>erraten</text:p>
          </table:table-cell>
          <table:table-cell office:value-type="string">
            <text:p>errate</text:p>
          </table:table-cell>
          <table:table-cell office:value-type="string">
            <text:p>erratet</text:p>
          </table:table-cell>
          <table:table-cell office:value-type="string">
            <text:p>er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a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8">
            <text:p>28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ringen</text:p>
          </table:table-cell>
          <table:table-cell office:value-type="string">
            <text:p>erringe</text:p>
          </table:table-cell>
          <table:table-cell office:value-type="string">
            <text:p>erringst</text:p>
          </table:table-cell>
          <table:table-cell office:value-type="string">
            <text:p>erringt</text:p>
          </table:table-cell>
          <table:table-cell table:style-name="ce38" office:value-type="string">
            <text:p>erringen</text:p>
          </table:table-cell>
          <table:table-cell table:style-name="ce38" office:value-type="string">
            <text:p>erringt</text:p>
          </table:table-cell>
          <table:table-cell table:style-name="ce38" office:value-type="string">
            <text:p>erringen</text:p>
          </table:table-cell>
          <table:table-cell office:value-type="string">
            <text:p>errang</text:p>
          </table:table-cell>
          <table:table-cell office:value-type="string">
            <text:p>errangst</text:p>
          </table:table-cell>
          <table:table-cell office:value-type="string">
            <text:p>errang</text:p>
          </table:table-cell>
          <table:table-cell table:style-name="ce38" office:value-type="string">
            <text:p>errangen</text:p>
          </table:table-cell>
          <table:table-cell table:style-name="ce38" office:value-type="string">
            <text:p>errangt</text:p>
          </table:table-cell>
          <table:table-cell table:style-name="ce38" office:value-type="string">
            <text:p>errangen</text:p>
          </table:table-cell>
          <table:table-cell office:value-type="string">
            <text:p>erringend</text:p>
          </table:table-cell>
          <table:table-cell office:value-type="string">
            <text:p>errungen</text:p>
          </table:table-cell>
          <table:table-cell office:value-type="string">
            <text:p>erringe</text:p>
          </table:table-cell>
          <table:table-cell office:value-type="string">
            <text:p>erringt</text:p>
          </table:table-cell>
          <table:table-cell office:value-type="string">
            <text:p>er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8">
            <text:p>29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aufen</text:p>
          </table:table-cell>
          <table:table-cell office:value-type="string">
            <text:p>ersaufe</text:p>
          </table:table-cell>
          <table:table-cell office:value-type="string">
            <text:p>ersäufst</text:p>
          </table:table-cell>
          <table:table-cell office:value-type="string">
            <text:p>ersäuft</text:p>
          </table:table-cell>
          <table:table-cell table:style-name="ce38" office:value-type="string">
            <text:p>ersaufen</text:p>
          </table:table-cell>
          <table:table-cell table:style-name="ce38" office:value-type="string">
            <text:p>ersauft</text:p>
          </table:table-cell>
          <table:table-cell table:style-name="ce38" office:value-type="string">
            <text:p>ersaufen</text:p>
          </table:table-cell>
          <table:table-cell office:value-type="string">
            <text:p>ersoff</text:p>
          </table:table-cell>
          <table:table-cell office:value-type="string">
            <text:p>ersoffst</text:p>
          </table:table-cell>
          <table:table-cell office:value-type="string">
            <text:p>ersoff</text:p>
          </table:table-cell>
          <table:table-cell table:style-name="ce38" office:value-type="string">
            <text:p>ersoffen</text:p>
          </table:table-cell>
          <table:table-cell table:style-name="ce38" office:value-type="string">
            <text:p>ersofft</text:p>
          </table:table-cell>
          <table:table-cell table:style-name="ce38" office:value-type="string">
            <text:p>ersoffen</text:p>
          </table:table-cell>
          <table:table-cell office:value-type="string">
            <text:p>ersaufend</text:p>
          </table:table-cell>
          <table:table-cell office:value-type="string">
            <text:p>ersoffen</text:p>
          </table:table-cell>
          <table:table-cell office:value-type="string">
            <text:p>ersaufe</text:p>
          </table:table-cell>
          <table:table-cell office:value-type="string">
            <text:p>ersauft</text:p>
          </table:table-cell>
          <table:table-cell office:value-type="string">
            <text:p>ers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au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off / off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04">
            <text:p>30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affen</text:p>
          </table:table-cell>
          <table:table-cell office:value-type="string">
            <text:p>erschaffe</text:p>
          </table:table-cell>
          <table:table-cell office:value-type="string">
            <text:p>erschaffst</text:p>
          </table:table-cell>
          <table:table-cell office:value-type="string">
            <text:p>erschafft</text:p>
          </table:table-cell>
          <table:table-cell table:style-name="ce38" office:value-type="string">
            <text:p>erschaffen</text:p>
          </table:table-cell>
          <table:table-cell table:style-name="ce38" office:value-type="string">
            <text:p>erschafft</text:p>
          </table:table-cell>
          <table:table-cell table:style-name="ce38" office:value-type="string">
            <text:p>erschaffen</text:p>
          </table:table-cell>
          <table:table-cell office:value-type="string">
            <text:p>erschuf</text:p>
          </table:table-cell>
          <table:table-cell office:value-type="string">
            <text:p>erschufst</text:p>
          </table:table-cell>
          <table:table-cell office:value-type="string">
            <text:p>erschuf</text:p>
          </table:table-cell>
          <table:table-cell table:style-name="ce38" office:value-type="string">
            <text:p>erschafften</text:p>
          </table:table-cell>
          <table:table-cell table:style-name="ce38" office:value-type="string">
            <text:p>erschuft</text:p>
          </table:table-cell>
          <table:table-cell table:style-name="ce38" office:value-type="string">
            <text:p>erschafften</text:p>
          </table:table-cell>
          <table:table-cell office:value-type="string">
            <text:p>erschaffend</text:p>
          </table:table-cell>
          <table:table-cell office:value-type="string">
            <text:p>erschaffen</text:p>
          </table:table-cell>
          <table:table-cell office:value-type="string">
            <text:p>erschaff</text:p>
          </table:table-cell>
          <table:table-cell office:value-type="string">
            <text:p>erschafft</text:p>
          </table:table-cell>
          <table:table-cell office:value-type="string">
            <text:p>erscha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af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uf / aff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06">
            <text:p>30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einen</text:p>
          </table:table-cell>
          <table:table-cell office:value-type="string">
            <text:p>erscheine</text:p>
          </table:table-cell>
          <table:table-cell office:value-type="string">
            <text:p>erscheinst</text:p>
          </table:table-cell>
          <table:table-cell office:value-type="string">
            <text:p>erscheint</text:p>
          </table:table-cell>
          <table:table-cell table:style-name="ce38" office:value-type="string">
            <text:p>erscheinen</text:p>
          </table:table-cell>
          <table:table-cell table:style-name="ce38" office:value-type="string">
            <text:p>erscheint</text:p>
          </table:table-cell>
          <table:table-cell table:style-name="ce38" office:value-type="string">
            <text:p>erscheinen</text:p>
          </table:table-cell>
          <table:table-cell office:value-type="string">
            <text:p>erschien</text:p>
          </table:table-cell>
          <table:table-cell office:value-type="string">
            <text:p>erschienst</text:p>
          </table:table-cell>
          <table:table-cell office:value-type="string">
            <text:p>erschien</text:p>
          </table:table-cell>
          <table:table-cell table:style-name="ce38" office:value-type="string">
            <text:p>erschienen</text:p>
          </table:table-cell>
          <table:table-cell table:style-name="ce38" office:value-type="string">
            <text:p>erschient</text:p>
          </table:table-cell>
          <table:table-cell table:style-name="ce38" office:value-type="string">
            <text:p>erschienen</text:p>
          </table:table-cell>
          <table:table-cell office:value-type="string">
            <text:p>erscheinend</text:p>
          </table:table-cell>
          <table:table-cell office:value-type="string">
            <text:p>erschienen</text:p>
          </table:table-cell>
          <table:table-cell office:value-type="string">
            <text:p>erscheine</text:p>
          </table:table-cell>
          <table:table-cell office:value-type="string">
            <text:p>erscheint</text:p>
          </table:table-cell>
          <table:table-cell office:value-type="string">
            <text:p>erschei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n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1">
            <text:p>31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ießen</text:p>
          </table:table-cell>
          <table:table-cell office:value-type="string">
            <text:p>erschieße</text:p>
          </table:table-cell>
          <table:table-cell table:number-columns-repeated="2" office:value-type="string">
            <text:p>erschießt</text:p>
          </table:table-cell>
          <table:table-cell table:style-name="ce38" office:value-type="string">
            <text:p>erschießen</text:p>
          </table:table-cell>
          <table:table-cell table:style-name="ce38" office:value-type="string">
            <text:p>erschießt</text:p>
          </table:table-cell>
          <table:table-cell table:style-name="ce38" office:value-type="string">
            <text:p>erschießen</text:p>
          </table:table-cell>
          <table:table-cell office:value-type="string">
            <text:p>erschoss</text:p>
          </table:table-cell>
          <table:table-cell office:value-type="string">
            <text:p>erschosst</text:p>
          </table:table-cell>
          <table:table-cell office:value-type="string">
            <text:p>erschoss</text:p>
          </table:table-cell>
          <table:table-cell table:style-name="ce38" office:value-type="string">
            <text:p>erschossen</text:p>
          </table:table-cell>
          <table:table-cell table:style-name="ce38" office:value-type="string">
            <text:p>erschosst</text:p>
          </table:table-cell>
          <table:table-cell table:style-name="ce38" office:value-type="string">
            <text:p>erschossen</text:p>
          </table:table-cell>
          <table:table-cell office:value-type="string">
            <text:p>erschießend</text:p>
          </table:table-cell>
          <table:table-cell office:value-type="string">
            <text:p>erschossen</text:p>
          </table:table-cell>
          <table:table-cell office:value-type="string">
            <text:p>erschieß</text:p>
          </table:table-cell>
          <table:table-cell office:value-type="string">
            <text:p>erschießt</text:p>
          </table:table-cell>
          <table:table-cell office:value-type="string">
            <text:p>ersch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5">
            <text:p>31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lagen</text:p>
          </table:table-cell>
          <table:table-cell office:value-type="string">
            <text:p>erschlage</text:p>
          </table:table-cell>
          <table:table-cell office:value-type="string">
            <text:p>erschlägst</text:p>
          </table:table-cell>
          <table:table-cell office:value-type="string">
            <text:p>erschlägt</text:p>
          </table:table-cell>
          <table:table-cell table:style-name="ce38" office:value-type="string">
            <text:p>erschlagen</text:p>
          </table:table-cell>
          <table:table-cell table:style-name="ce38" office:value-type="string">
            <text:p>erschlagt</text:p>
          </table:table-cell>
          <table:table-cell table:style-name="ce38" office:value-type="string">
            <text:p>erschlagen</text:p>
          </table:table-cell>
          <table:table-cell office:value-type="string">
            <text:p>erschlug</text:p>
          </table:table-cell>
          <table:table-cell office:value-type="string">
            <text:p>erschlugst</text:p>
          </table:table-cell>
          <table:table-cell office:value-type="string">
            <text:p>erschlug</text:p>
          </table:table-cell>
          <table:table-cell table:style-name="ce38" office:value-type="string">
            <text:p>erschlugen</text:p>
          </table:table-cell>
          <table:table-cell table:style-name="ce38" office:value-type="string">
            <text:p>erschlugt</text:p>
          </table:table-cell>
          <table:table-cell table:style-name="ce38" office:value-type="string">
            <text:p>erschlugen</text:p>
          </table:table-cell>
          <table:table-cell office:value-type="string">
            <text:p>erschlagend</text:p>
          </table:table-cell>
          <table:table-cell office:value-type="string">
            <text:p>erschlagen</text:p>
          </table:table-cell>
          <table:table-cell office:value-type="string">
            <text:p>erschlage</text:p>
          </table:table-cell>
          <table:table-cell office:value-type="string">
            <text:p>erschlagt</text:p>
          </table:table-cell>
          <table:table-cell office:value-type="string">
            <text:p>erschl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1">
            <text:p>32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ließen</text:p>
          </table:table-cell>
          <table:table-cell office:value-type="string">
            <text:p>erschließe</text:p>
          </table:table-cell>
          <table:table-cell table:number-columns-repeated="2" office:value-type="string">
            <text:p>erschließt</text:p>
          </table:table-cell>
          <table:table-cell table:style-name="ce38" office:value-type="string">
            <text:p>erschließen</text:p>
          </table:table-cell>
          <table:table-cell table:style-name="ce38" office:value-type="string">
            <text:p>erschließt</text:p>
          </table:table-cell>
          <table:table-cell table:style-name="ce38" office:value-type="string">
            <text:p>erschließen</text:p>
          </table:table-cell>
          <table:table-cell office:value-type="string">
            <text:p>erschloss</text:p>
          </table:table-cell>
          <table:table-cell office:value-type="string">
            <text:p>erschlosst</text:p>
          </table:table-cell>
          <table:table-cell office:value-type="string">
            <text:p>erschloss</text:p>
          </table:table-cell>
          <table:table-cell table:style-name="ce38" office:value-type="string">
            <text:p>erschlossen</text:p>
          </table:table-cell>
          <table:table-cell table:style-name="ce38" office:value-type="string">
            <text:p>erschlosst</text:p>
          </table:table-cell>
          <table:table-cell table:style-name="ce38" office:value-type="string">
            <text:p>erschlossen</text:p>
          </table:table-cell>
          <table:table-cell office:value-type="string">
            <text:p>erschließend</text:p>
          </table:table-cell>
          <table:table-cell office:value-type="string">
            <text:p>erschlossen</text:p>
          </table:table-cell>
          <table:table-cell office:value-type="string">
            <text:p>erschließe</text:p>
          </table:table-cell>
          <table:table-cell office:value-type="string">
            <text:p>erschließt</text:p>
          </table:table-cell>
          <table:table-cell office:value-type="string">
            <text:p>ersch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9">
            <text:p>32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recken</text:p>
          </table:table-cell>
          <table:table-cell office:value-type="string">
            <text:p>erschrecke</text:p>
          </table:table-cell>
          <table:table-cell office:value-type="string">
            <text:p>erschreckst</text:p>
          </table:table-cell>
          <table:table-cell office:value-type="string">
            <text:p>erschreckt</text:p>
          </table:table-cell>
          <table:table-cell table:style-name="ce38" office:value-type="string">
            <text:p>erschrecken</text:p>
          </table:table-cell>
          <table:table-cell table:style-name="ce38" office:value-type="string">
            <text:p>erschreckt</text:p>
          </table:table-cell>
          <table:table-cell table:style-name="ce38" office:value-type="string">
            <text:p>erschrecken</text:p>
          </table:table-cell>
          <table:table-cell office:value-type="string">
            <text:p>erschrak</text:p>
          </table:table-cell>
          <table:table-cell office:value-type="string">
            <text:p>erschrakst</text:p>
          </table:table-cell>
          <table:table-cell office:value-type="string">
            <text:p>erschrak</text:p>
          </table:table-cell>
          <table:table-cell table:style-name="ce38" office:value-type="string">
            <text:p>erschraken</text:p>
          </table:table-cell>
          <table:table-cell table:style-name="ce38" office:value-type="string">
            <text:p>erschrakt</text:p>
          </table:table-cell>
          <table:table-cell table:style-name="ce38" office:value-type="string">
            <text:p>erschraken</text:p>
          </table:table-cell>
          <table:table-cell office:value-type="string">
            <text:p>erschreckend</text:p>
          </table:table-cell>
          <table:table-cell office:value-type="string">
            <text:p>erschrocken</text:p>
          </table:table-cell>
          <table:table-cell office:value-type="string">
            <text:p>erschrecke</text:p>
          </table:table-cell>
          <table:table-cell office:value-type="string">
            <text:p>erschreckt</text:p>
          </table:table-cell>
          <table:table-cell office:value-type="string">
            <text:p>erschrec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rschrec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8">
            <text:p>2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chwingen</text:p>
          </table:table-cell>
          <table:table-cell office:value-type="string">
            <text:p>erschwinge</text:p>
          </table:table-cell>
          <table:table-cell office:value-type="string">
            <text:p>erschwingst</text:p>
          </table:table-cell>
          <table:table-cell office:value-type="string">
            <text:p>erschwingt</text:p>
          </table:table-cell>
          <table:table-cell table:style-name="ce38" office:value-type="string">
            <text:p>erschwingen</text:p>
          </table:table-cell>
          <table:table-cell table:style-name="ce38" office:value-type="string">
            <text:p>erschwingt</text:p>
          </table:table-cell>
          <table:table-cell table:style-name="ce38" office:value-type="string">
            <text:p>erschwingen</text:p>
          </table:table-cell>
          <table:table-cell office:value-type="string">
            <text:p>erschwang</text:p>
          </table:table-cell>
          <table:table-cell office:value-type="string">
            <text:p>erschwangst</text:p>
          </table:table-cell>
          <table:table-cell office:value-type="string">
            <text:p>erschwang</text:p>
          </table:table-cell>
          <table:table-cell table:style-name="ce38" office:value-type="string">
            <text:p>erschwangen</text:p>
          </table:table-cell>
          <table:table-cell table:style-name="ce38" office:value-type="string">
            <text:p>erschwangt</text:p>
          </table:table-cell>
          <table:table-cell table:style-name="ce38" office:value-type="string">
            <text:p>erschwangen</text:p>
          </table:table-cell>
          <table:table-cell office:value-type="string">
            <text:p>erschwingend</text:p>
          </table:table-cell>
          <table:table-cell office:value-type="string">
            <text:p>erschwungen</text:p>
          </table:table-cell>
          <table:table-cell office:value-type="string">
            <text:p>erschwinge</text:p>
          </table:table-cell>
          <table:table-cell office:value-type="string">
            <text:p>erschwingt</text:p>
          </table:table-cell>
          <table:table-cell office:value-type="string">
            <text:p>erschw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5">
            <text:p>34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ehen</text:p>
          </table:table-cell>
          <table:table-cell office:value-type="string">
            <text:p>ersehe</text:p>
          </table:table-cell>
          <table:table-cell office:value-type="string">
            <text:p>ersiehst</text:p>
          </table:table-cell>
          <table:table-cell office:value-type="string">
            <text:p>ersieht</text:p>
          </table:table-cell>
          <table:table-cell table:style-name="ce38" office:value-type="string">
            <text:p>ersehen</text:p>
          </table:table-cell>
          <table:table-cell table:style-name="ce38" office:value-type="string">
            <text:p>erseht</text:p>
          </table:table-cell>
          <table:table-cell table:style-name="ce38" office:value-type="string">
            <text:p>ersehen</text:p>
          </table:table-cell>
          <table:table-cell office:value-type="string">
            <text:p>ersah</text:p>
          </table:table-cell>
          <table:table-cell office:value-type="string">
            <text:p>ersahst</text:p>
          </table:table-cell>
          <table:table-cell office:value-type="string">
            <text:p>ersah</text:p>
          </table:table-cell>
          <table:table-cell table:style-name="ce38" office:value-type="string">
            <text:p>ersahen</text:p>
          </table:table-cell>
          <table:table-cell table:style-name="ce38" office:value-type="string">
            <text:p>ersaht</text:p>
          </table:table-cell>
          <table:table-cell table:style-name="ce38" office:value-type="string">
            <text:p>ersahen</text:p>
          </table:table-cell>
          <table:table-cell office:value-type="string">
            <text:p>ersehend</text:p>
          </table:table-cell>
          <table:table-cell office:value-type="string">
            <text:p>ersehen</text:p>
          </table:table-cell>
          <table:table-cell office:value-type="string">
            <text:p>ersieh</text:p>
          </table:table-cell>
          <table:table-cell office:value-type="string">
            <text:p>erseht</text:p>
          </table:table-cell>
          <table:table-cell office:value-type="string">
            <text:p>ers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9">
            <text:p>34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innen</text:p>
          </table:table-cell>
          <table:table-cell office:value-type="string">
            <text:p>ersinne</text:p>
          </table:table-cell>
          <table:table-cell office:value-type="string">
            <text:p>ersinnst</text:p>
          </table:table-cell>
          <table:table-cell office:value-type="string">
            <text:p>ersinnt</text:p>
          </table:table-cell>
          <table:table-cell table:style-name="ce38" office:value-type="string">
            <text:p>ersinnen</text:p>
          </table:table-cell>
          <table:table-cell table:style-name="ce38" office:value-type="string">
            <text:p>ersinnt</text:p>
          </table:table-cell>
          <table:table-cell table:style-name="ce38" office:value-type="string">
            <text:p>ersinnen</text:p>
          </table:table-cell>
          <table:table-cell office:value-type="string">
            <text:p>ersann</text:p>
          </table:table-cell>
          <table:table-cell office:value-type="string">
            <text:p>ersannst</text:p>
          </table:table-cell>
          <table:table-cell office:value-type="string">
            <text:p>ersann</text:p>
          </table:table-cell>
          <table:table-cell table:style-name="ce38" office:value-type="string">
            <text:p>ersannen</text:p>
          </table:table-cell>
          <table:table-cell table:style-name="ce38" office:value-type="string">
            <text:p>ersannt</text:p>
          </table:table-cell>
          <table:table-cell table:style-name="ce38" office:value-type="string">
            <text:p>ersannen</text:p>
          </table:table-cell>
          <table:table-cell office:value-type="string">
            <text:p>ersinnend</text:p>
          </table:table-cell>
          <table:table-cell office:value-type="string">
            <text:p>ersonnen</text:p>
          </table:table-cell>
          <table:table-cell office:value-type="string">
            <text:p>ersinne</text:p>
          </table:table-cell>
          <table:table-cell office:value-type="string">
            <text:p>ersinnt</text:p>
          </table:table-cell>
          <table:table-cell office:value-type="string">
            <text:p>ers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57">
            <text:p>35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techen</text:p>
          </table:table-cell>
          <table:table-cell office:value-type="string">
            <text:p>ersteche</text:p>
          </table:table-cell>
          <table:table-cell office:value-type="string">
            <text:p>erstichst</text:p>
          </table:table-cell>
          <table:table-cell office:value-type="string">
            <text:p>ersticht</text:p>
          </table:table-cell>
          <table:table-cell table:style-name="ce38" office:value-type="string">
            <text:p>erstechen</text:p>
          </table:table-cell>
          <table:table-cell table:style-name="ce38" office:value-type="string">
            <text:p>erstecht</text:p>
          </table:table-cell>
          <table:table-cell table:style-name="ce38" office:value-type="string">
            <text:p>erstechen</text:p>
          </table:table-cell>
          <table:table-cell office:value-type="string">
            <text:p>erstach</text:p>
          </table:table-cell>
          <table:table-cell office:value-type="string">
            <text:p>erstachst</text:p>
          </table:table-cell>
          <table:table-cell office:value-type="string">
            <text:p>erstach</text:p>
          </table:table-cell>
          <table:table-cell table:style-name="ce38" office:value-type="string">
            <text:p>erstachen</text:p>
          </table:table-cell>
          <table:table-cell table:style-name="ce38" office:value-type="string">
            <text:p>erstacht</text:p>
          </table:table-cell>
          <table:table-cell table:style-name="ce38" office:value-type="string">
            <text:p>erstachen</text:p>
          </table:table-cell>
          <table:table-cell office:value-type="string">
            <text:p>erstechend</text:p>
          </table:table-cell>
          <table:table-cell office:value-type="string">
            <text:p>erstochen</text:p>
          </table:table-cell>
          <table:table-cell office:value-type="string">
            <text:p>erstich</text:p>
          </table:table-cell>
          <table:table-cell office:value-type="string">
            <text:p>erstecht</text:p>
          </table:table-cell>
          <table:table-cell office:value-type="string">
            <text:p>erst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6">
            <text:p>36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tehen</text:p>
          </table:table-cell>
          <table:table-cell office:value-type="string">
            <text:p>erstehe</text:p>
          </table:table-cell>
          <table:table-cell office:value-type="string">
            <text:p>erstehst</text:p>
          </table:table-cell>
          <table:table-cell office:value-type="string">
            <text:p>ersteht</text:p>
          </table:table-cell>
          <table:table-cell table:style-name="ce38" office:value-type="string">
            <text:p>erstehen</text:p>
          </table:table-cell>
          <table:table-cell table:style-name="ce38" office:value-type="string">
            <text:p>ersteht</text:p>
          </table:table-cell>
          <table:table-cell table:style-name="ce38" office:value-type="string">
            <text:p>erstehen</text:p>
          </table:table-cell>
          <table:table-cell office:value-type="string">
            <text:p>erstand</text:p>
          </table:table-cell>
          <table:table-cell office:value-type="string">
            <text:p>erstandest</text:p>
          </table:table-cell>
          <table:table-cell office:value-type="string">
            <text:p>erstand</text:p>
          </table:table-cell>
          <table:table-cell table:style-name="ce38" office:value-type="string">
            <text:p>erstanden</text:p>
          </table:table-cell>
          <table:table-cell table:style-name="ce38" office:value-type="string">
            <text:p>erstandet</text:p>
          </table:table-cell>
          <table:table-cell table:style-name="ce38" office:value-type="string">
            <text:p>erstanden</text:p>
          </table:table-cell>
          <table:table-cell office:value-type="string">
            <text:p>erstehend</text:p>
          </table:table-cell>
          <table:table-cell office:value-type="string">
            <text:p>erstanden</text:p>
          </table:table-cell>
          <table:table-cell office:value-type="string">
            <text:p>erstehe</text:p>
          </table:table-cell>
          <table:table-cell office:value-type="string">
            <text:p>ersteht</text:p>
          </table:table-cell>
          <table:table-cell office:value-type="string">
            <text:p>er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0">
            <text:p>37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teigen</text:p>
          </table:table-cell>
          <table:table-cell office:value-type="string">
            <text:p>ersteige</text:p>
          </table:table-cell>
          <table:table-cell office:value-type="string">
            <text:p>ersteigst</text:p>
          </table:table-cell>
          <table:table-cell office:value-type="string">
            <text:p>ersteigt</text:p>
          </table:table-cell>
          <table:table-cell table:style-name="ce38" office:value-type="string">
            <text:p>ersteigen</text:p>
          </table:table-cell>
          <table:table-cell table:style-name="ce38" office:value-type="string">
            <text:p>ersteigt</text:p>
          </table:table-cell>
          <table:table-cell table:style-name="ce38" office:value-type="string">
            <text:p>ersteigen</text:p>
          </table:table-cell>
          <table:table-cell office:value-type="string">
            <text:p>erstieg</text:p>
          </table:table-cell>
          <table:table-cell office:value-type="string">
            <text:p>erstiegst</text:p>
          </table:table-cell>
          <table:table-cell office:value-type="string">
            <text:p>erstieg</text:p>
          </table:table-cell>
          <table:table-cell table:style-name="ce38" office:value-type="string">
            <text:p>erstiegen</text:p>
          </table:table-cell>
          <table:table-cell table:style-name="ce38" office:value-type="string">
            <text:p>erstiegt</text:p>
          </table:table-cell>
          <table:table-cell table:style-name="ce38" office:value-type="string">
            <text:p>erstiegen</text:p>
          </table:table-cell>
          <table:table-cell office:value-type="string">
            <text:p>ersteigend</text:p>
          </table:table-cell>
          <table:table-cell office:value-type="string">
            <text:p>erstiegen</text:p>
          </table:table-cell>
          <table:table-cell office:value-type="string">
            <text:p>ersteige</text:p>
          </table:table-cell>
          <table:table-cell office:value-type="string">
            <text:p>ersteigt</text:p>
          </table:table-cell>
          <table:table-cell office:value-type="string">
            <text:p>erst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i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6">
            <text:p>37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streiten</text:p>
          </table:table-cell>
          <table:table-cell office:value-type="string">
            <text:p>erstreite</text:p>
          </table:table-cell>
          <table:table-cell office:value-type="string">
            <text:p>erstreitest</text:p>
          </table:table-cell>
          <table:table-cell office:value-type="string">
            <text:p>erstreitet</text:p>
          </table:table-cell>
          <table:table-cell table:style-name="ce38" office:value-type="string">
            <text:p>erstreiten</text:p>
          </table:table-cell>
          <table:table-cell table:style-name="ce38" office:value-type="string">
            <text:p>erstreitet</text:p>
          </table:table-cell>
          <table:table-cell table:style-name="ce38" office:value-type="string">
            <text:p>erstreiten</text:p>
          </table:table-cell>
          <table:table-cell office:value-type="string">
            <text:p>erstritt</text:p>
          </table:table-cell>
          <table:table-cell office:value-type="string">
            <text:p>erstrittst</text:p>
          </table:table-cell>
          <table:table-cell office:value-type="string">
            <text:p>erstritt</text:p>
          </table:table-cell>
          <table:table-cell table:style-name="ce38" office:value-type="string">
            <text:p>erstritten</text:p>
          </table:table-cell>
          <table:table-cell table:style-name="ce38" office:value-type="string">
            <text:p>erstritt</text:p>
          </table:table-cell>
          <table:table-cell table:style-name="ce38" office:value-type="string">
            <text:p>erstritten</text:p>
          </table:table-cell>
          <table:table-cell office:value-type="string">
            <text:p>erstreitend</text:p>
          </table:table-cell>
          <table:table-cell office:value-type="string">
            <text:p>erstritten</text:p>
          </table:table-cell>
          <table:table-cell office:value-type="string">
            <text:p>erstreite</text:p>
          </table:table-cell>
          <table:table-cell office:value-type="string">
            <text:p>erstreitet</text:p>
          </table:table-cell>
          <table:table-cell office:value-type="string">
            <text:p>erst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4">
            <text:p>38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tragen</text:p>
          </table:table-cell>
          <table:table-cell office:value-type="string">
            <text:p>ertrage</text:p>
          </table:table-cell>
          <table:table-cell office:value-type="string">
            <text:p>erträgst</text:p>
          </table:table-cell>
          <table:table-cell office:value-type="string">
            <text:p>erträgt</text:p>
          </table:table-cell>
          <table:table-cell table:style-name="ce38" office:value-type="string">
            <text:p>ertragen</text:p>
          </table:table-cell>
          <table:table-cell table:style-name="ce38" office:value-type="string">
            <text:p>ertragt</text:p>
          </table:table-cell>
          <table:table-cell table:style-name="ce38" office:value-type="string">
            <text:p>ertragen</text:p>
          </table:table-cell>
          <table:table-cell office:value-type="string">
            <text:p>ertrug</text:p>
          </table:table-cell>
          <table:table-cell office:value-type="string">
            <text:p>ertrugst</text:p>
          </table:table-cell>
          <table:table-cell office:value-type="string">
            <text:p>ertrug</text:p>
          </table:table-cell>
          <table:table-cell table:style-name="ce38" office:value-type="string">
            <text:p>ertrugen</text:p>
          </table:table-cell>
          <table:table-cell table:style-name="ce38" office:value-type="string">
            <text:p>ertrugt</text:p>
          </table:table-cell>
          <table:table-cell table:style-name="ce38" office:value-type="string">
            <text:p>ertrugen</text:p>
          </table:table-cell>
          <table:table-cell office:value-type="string">
            <text:p>ertragend</text:p>
          </table:table-cell>
          <table:table-cell office:value-type="string">
            <text:p>ertragen</text:p>
          </table:table-cell>
          <table:table-cell office:value-type="string">
            <text:p>ertrag</text:p>
          </table:table-cell>
          <table:table-cell office:value-type="string">
            <text:p>ertragt</text:p>
          </table:table-cell>
          <table:table-cell office:value-type="string">
            <text:p>ertr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a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8">
            <text:p>38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trinken</text:p>
          </table:table-cell>
          <table:table-cell office:value-type="string">
            <text:p>ertrinke</text:p>
          </table:table-cell>
          <table:table-cell office:value-type="string">
            <text:p>ertrinkst</text:p>
          </table:table-cell>
          <table:table-cell office:value-type="string">
            <text:p>ertrinkt</text:p>
          </table:table-cell>
          <table:table-cell table:style-name="ce38" office:value-type="string">
            <text:p>ertrinken</text:p>
          </table:table-cell>
          <table:table-cell table:style-name="ce38" office:value-type="string">
            <text:p>ertrinkt</text:p>
          </table:table-cell>
          <table:table-cell table:style-name="ce38" office:value-type="string">
            <text:p>ertrinken</text:p>
          </table:table-cell>
          <table:table-cell office:value-type="string">
            <text:p>ertrank</text:p>
          </table:table-cell>
          <table:table-cell office:value-type="string">
            <text:p>ertrankst</text:p>
          </table:table-cell>
          <table:table-cell office:value-type="string">
            <text:p>ertrank</text:p>
          </table:table-cell>
          <table:table-cell table:style-name="ce38" office:value-type="string">
            <text:p>ertranken</text:p>
          </table:table-cell>
          <table:table-cell table:style-name="ce38" office:value-type="string">
            <text:p>ertrankt</text:p>
          </table:table-cell>
          <table:table-cell table:style-name="ce38" office:value-type="string">
            <text:p>ertranken</text:p>
          </table:table-cell>
          <table:table-cell office:value-type="string">
            <text:p>ertrinkend</text:p>
          </table:table-cell>
          <table:table-cell office:value-type="string">
            <text:p>ertrunken</text:p>
          </table:table-cell>
          <table:table-cell office:value-type="string">
            <text:p>ertrinke</text:p>
          </table:table-cell>
          <table:table-cell office:value-type="string">
            <text:p>ertrinkt</text:p>
          </table:table-cell>
          <table:table-cell office:value-type="string">
            <text:p>ertr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inken</text:p>
          </table:table-cell>
          <table:table-cell table:style-name="ce45" office:value-type="string">
            <text:p>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5">
            <text:p>39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weichen</text:p>
          </table:table-cell>
          <table:table-cell office:value-type="string">
            <text:p>erweiche</text:p>
          </table:table-cell>
          <table:table-cell office:value-type="string">
            <text:p>erweichst</text:p>
          </table:table-cell>
          <table:table-cell office:value-type="string">
            <text:p>erweicht</text:p>
          </table:table-cell>
          <table:table-cell table:style-name="ce38" office:value-type="string">
            <text:p>erweichen</text:p>
          </table:table-cell>
          <table:table-cell table:style-name="ce38" office:value-type="string">
            <text:p>erweicht</text:p>
          </table:table-cell>
          <table:table-cell table:style-name="ce38" office:value-type="string">
            <text:p>erweichen</text:p>
          </table:table-cell>
          <table:table-cell office:value-type="string">
            <text:p>erwich</text:p>
          </table:table-cell>
          <table:table-cell office:value-type="string">
            <text:p>erwichst</text:p>
          </table:table-cell>
          <table:table-cell office:value-type="string">
            <text:p>erwich</text:p>
          </table:table-cell>
          <table:table-cell table:style-name="ce38" office:value-type="string">
            <text:p>erwichen</text:p>
          </table:table-cell>
          <table:table-cell table:style-name="ce38" office:value-type="string">
            <text:p>erwicht</text:p>
          </table:table-cell>
          <table:table-cell table:style-name="ce38" office:value-type="string">
            <text:p>erwichen</text:p>
          </table:table-cell>
          <table:table-cell office:value-type="string">
            <text:p>erweichend</text:p>
          </table:table-cell>
          <table:table-cell office:value-type="string">
            <text:p>erwichen</text:p>
          </table:table-cell>
          <table:table-cell office:value-type="string">
            <text:p>erweiche</text:p>
          </table:table-cell>
          <table:table-cell office:value-type="string">
            <text:p>erweicht</text:p>
          </table:table-cell>
          <table:table-cell office:value-type="string">
            <text:p>erw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c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 / i 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5">
            <text:p>40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weisen</text:p>
          </table:table-cell>
          <table:table-cell office:value-type="string">
            <text:p>erweise</text:p>
          </table:table-cell>
          <table:table-cell table:number-columns-repeated="2" office:value-type="string">
            <text:p>erweist</text:p>
          </table:table-cell>
          <table:table-cell table:style-name="ce38" office:value-type="string">
            <text:p>erweisen</text:p>
          </table:table-cell>
          <table:table-cell table:style-name="ce38" office:value-type="string">
            <text:p>erweist</text:p>
          </table:table-cell>
          <table:table-cell table:style-name="ce38" office:value-type="string">
            <text:p>erweisen</text:p>
          </table:table-cell>
          <table:table-cell office:value-type="string">
            <text:p>erwies</text:p>
          </table:table-cell>
          <table:table-cell office:value-type="string">
            <text:p>erwiest</text:p>
          </table:table-cell>
          <table:table-cell office:value-type="string">
            <text:p>erwies</text:p>
          </table:table-cell>
          <table:table-cell table:style-name="ce38" office:value-type="string">
            <text:p>erwiesen</text:p>
          </table:table-cell>
          <table:table-cell table:style-name="ce38" office:value-type="string">
            <text:p>erwiest</text:p>
          </table:table-cell>
          <table:table-cell table:style-name="ce38" office:value-type="string">
            <text:p>erwiesen</text:p>
          </table:table-cell>
          <table:table-cell office:value-type="string">
            <text:p>erweisend</text:p>
          </table:table-cell>
          <table:table-cell office:value-type="string">
            <text:p>erwiesen</text:p>
          </table:table-cell>
          <table:table-cell office:value-type="string">
            <text:p>erweise</text:p>
          </table:table-cell>
          <table:table-cell office:value-type="string">
            <text:p>erweist</text:p>
          </table:table-cell>
          <table:table-cell office:value-type="string">
            <text:p>erwei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7">
            <text:p>40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werben</text:p>
          </table:table-cell>
          <table:table-cell office:value-type="string">
            <text:p>erwerbe</text:p>
          </table:table-cell>
          <table:table-cell office:value-type="string">
            <text:p>erwirbst</text:p>
          </table:table-cell>
          <table:table-cell office:value-type="string">
            <text:p>erwirbt</text:p>
          </table:table-cell>
          <table:table-cell table:style-name="ce38" office:value-type="string">
            <text:p>erwerben</text:p>
          </table:table-cell>
          <table:table-cell table:style-name="ce38" office:value-type="string">
            <text:p>erwerbt</text:p>
          </table:table-cell>
          <table:table-cell table:style-name="ce38" office:value-type="string">
            <text:p>erwerben</text:p>
          </table:table-cell>
          <table:table-cell office:value-type="string">
            <text:p>erwarb</text:p>
          </table:table-cell>
          <table:table-cell office:value-type="string">
            <text:p>erwarbst</text:p>
          </table:table-cell>
          <table:table-cell office:value-type="string">
            <text:p>erwarb</text:p>
          </table:table-cell>
          <table:table-cell table:style-name="ce38" office:value-type="string">
            <text:p>erwarben</text:p>
          </table:table-cell>
          <table:table-cell table:style-name="ce38" office:value-type="string">
            <text:p>erwarbt</text:p>
          </table:table-cell>
          <table:table-cell table:style-name="ce38" office:value-type="string">
            <text:p>erwarben</text:p>
          </table:table-cell>
          <table:table-cell office:value-type="string">
            <text:p>erwerbend</text:p>
          </table:table-cell>
          <table:table-cell office:value-type="string">
            <text:p>erworben</text:p>
          </table:table-cell>
          <table:table-cell office:value-type="string">
            <text:p>erwirb</text:p>
          </table:table-cell>
          <table:table-cell office:value-type="string">
            <text:p>erwerbt</text:p>
          </table:table-cell>
          <table:table-cell office:value-type="string">
            <text:p>erwer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0">
            <text:p>41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ziehen</text:p>
          </table:table-cell>
          <table:table-cell office:value-type="string">
            <text:p>erziehe</text:p>
          </table:table-cell>
          <table:table-cell office:value-type="string">
            <text:p>erziehst</text:p>
          </table:table-cell>
          <table:table-cell office:value-type="string">
            <text:p>erzieht</text:p>
          </table:table-cell>
          <table:table-cell table:style-name="ce38" office:value-type="string">
            <text:p>erziehen</text:p>
          </table:table-cell>
          <table:table-cell table:style-name="ce38" office:value-type="string">
            <text:p>erzieht</text:p>
          </table:table-cell>
          <table:table-cell table:style-name="ce38" office:value-type="string">
            <text:p>erziehen</text:p>
          </table:table-cell>
          <table:table-cell office:value-type="string">
            <text:p>erzog</text:p>
          </table:table-cell>
          <table:table-cell office:value-type="string">
            <text:p>erzogst</text:p>
          </table:table-cell>
          <table:table-cell office:value-type="string">
            <text:p>erzog</text:p>
          </table:table-cell>
          <table:table-cell table:style-name="ce38" office:value-type="string">
            <text:p>erzogen</text:p>
          </table:table-cell>
          <table:table-cell table:style-name="ce38" office:value-type="string">
            <text:p>erzogt</text:p>
          </table:table-cell>
          <table:table-cell table:style-name="ce38" office:value-type="string">
            <text:p>erzogen</text:p>
          </table:table-cell>
          <table:table-cell office:value-type="string">
            <text:p>erziehend</text:p>
          </table:table-cell>
          <table:table-cell office:value-type="string">
            <text:p>erzogen</text:p>
          </table:table-cell>
          <table:table-cell office:value-type="string">
            <text:p>erziehe</text:p>
          </table:table-cell>
          <table:table-cell office:value-type="string">
            <text:p>erzieht</text:p>
          </table:table-cell>
          <table:table-cell office:value-type="string">
            <text:p>erzi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zi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9">
            <text:p>41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rzwingen</text:p>
          </table:table-cell>
          <table:table-cell office:value-type="string">
            <text:p>erzwinge</text:p>
          </table:table-cell>
          <table:table-cell office:value-type="string">
            <text:p>erzwingst</text:p>
          </table:table-cell>
          <table:table-cell office:value-type="string">
            <text:p>erzwingt</text:p>
          </table:table-cell>
          <table:table-cell table:style-name="ce38" office:value-type="string">
            <text:p>erzwingen</text:p>
          </table:table-cell>
          <table:table-cell table:style-name="ce38" office:value-type="string">
            <text:p>erzwingt</text:p>
          </table:table-cell>
          <table:table-cell table:style-name="ce38" office:value-type="string">
            <text:p>erzwingen</text:p>
          </table:table-cell>
          <table:table-cell office:value-type="string">
            <text:p>erzwang</text:p>
          </table:table-cell>
          <table:table-cell office:value-type="string">
            <text:p>erzwangst</text:p>
          </table:table-cell>
          <table:table-cell office:value-type="string">
            <text:p>erzwang</text:p>
          </table:table-cell>
          <table:table-cell table:style-name="ce38" office:value-type="string">
            <text:p>erzwangen</text:p>
          </table:table-cell>
          <table:table-cell table:style-name="ce38" office:value-type="string">
            <text:p>erzwangt</text:p>
          </table:table-cell>
          <table:table-cell table:style-name="ce38" office:value-type="string">
            <text:p>erzwangen</text:p>
          </table:table-cell>
          <table:table-cell office:value-type="string">
            <text:p>erzwingend</text:p>
          </table:table-cell>
          <table:table-cell office:value-type="string">
            <text:p>erzwungen</text:p>
          </table:table-cell>
          <table:table-cell office:value-type="string">
            <text:p>erzwinge</text:p>
          </table:table-cell>
          <table:table-cell office:value-type="string">
            <text:p>erzwingt</text:p>
          </table:table-cell>
          <table:table-cell office:value-type="string">
            <text:p>erzw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rzw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essen</text:p>
          </table:table-cell>
          <table:table-cell office:value-type="string">
            <text:p>esse</text:p>
          </table:table-cell>
          <table:table-cell table:number-columns-repeated="2" office:value-type="string">
            <text:p>isst</text:p>
          </table:table-cell>
          <table:table-cell table:style-name="ce38" office:value-type="string">
            <text:p>essen</text:p>
          </table:table-cell>
          <table:table-cell table:style-name="ce38" office:value-type="string">
            <text:p>esst</text:p>
          </table:table-cell>
          <table:table-cell table:style-name="ce38" office:value-type="string">
            <text:p>essen</text:p>
          </table:table-cell>
          <table:table-cell office:value-type="string">
            <text:p>aß</text:p>
          </table:table-cell>
          <table:table-cell office:value-type="string">
            <text:p>aßt</text:p>
          </table:table-cell>
          <table:table-cell office:value-type="string">
            <text:p>aß</text:p>
          </table:table-cell>
          <table:table-cell table:style-name="ce38" office:value-type="string">
            <text:p>aßen</text:p>
          </table:table-cell>
          <table:table-cell table:style-name="ce38" office:value-type="string">
            <text:p>aßt</text:p>
          </table:table-cell>
          <table:table-cell table:style-name="ce38" office:value-type="string">
            <text:p>aßen</text:p>
          </table:table-cell>
          <table:table-cell office:value-type="string">
            <text:p>essend</text:p>
          </table:table-cell>
          <table:table-cell office:value-type="string">
            <text:p>gegessen</text:p>
          </table:table-cell>
          <table:table-cell office:value-type="string">
            <text:p>iss</text:p>
          </table:table-cell>
          <table:table-cell office:value-type="string">
            <text:p>esst</text:p>
          </table:table-cell>
          <table:table-cell office:value-type="string">
            <text:p>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9">
            <text:p>2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ahren</text:p>
          </table:table-cell>
          <table:table-cell office:value-type="string">
            <text:p>fahre</text:p>
          </table:table-cell>
          <table:table-cell office:value-type="string">
            <text:p>fährst</text:p>
          </table:table-cell>
          <table:table-cell office:value-type="string">
            <text:p>fährt</text:p>
          </table:table-cell>
          <table:table-cell table:style-name="ce38" office:value-type="string">
            <text:p>fahren</text:p>
          </table:table-cell>
          <table:table-cell table:style-name="ce38" office:value-type="string">
            <text:p>fahrt</text:p>
          </table:table-cell>
          <table:table-cell table:style-name="ce38" office:value-type="string">
            <text:p>fahren</text:p>
          </table:table-cell>
          <table:table-cell office:value-type="string">
            <text:p>fuhr</text:p>
          </table:table-cell>
          <table:table-cell office:value-type="string">
            <text:p>fuhrst</text:p>
          </table:table-cell>
          <table:table-cell office:value-type="string">
            <text:p>fuhr</text:p>
          </table:table-cell>
          <table:table-cell table:style-name="ce38" office:value-type="string">
            <text:p>fuhren</text:p>
          </table:table-cell>
          <table:table-cell table:style-name="ce38" office:value-type="string">
            <text:p>fuhrt</text:p>
          </table:table-cell>
          <table:table-cell table:style-name="ce38" office:value-type="string">
            <text:p>fuhren</text:p>
          </table:table-cell>
          <table:table-cell office:value-type="string">
            <text:p>fahrend</text:p>
          </table:table-cell>
          <table:table-cell office:value-type="string">
            <text:p>gefahren</text:p>
          </table:table-cell>
          <table:table-cell office:value-type="string">
            <text:p>fahr</text:p>
          </table:table-cell>
          <table:table-cell office:value-type="string">
            <text:p>fahrt</text:p>
          </table:table-cell>
          <table:table-cell office:value-type="string">
            <text:p>fah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h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0">
            <text:p>3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allen</text:p>
          </table:table-cell>
          <table:table-cell office:value-type="string">
            <text:p>falle</text:p>
          </table:table-cell>
          <table:table-cell office:value-type="string">
            <text:p>fällst</text:p>
          </table:table-cell>
          <table:table-cell office:value-type="string">
            <text:p>fällt</text:p>
          </table:table-cell>
          <table:table-cell table:style-name="ce38" office:value-type="string">
            <text:p>fallen</text:p>
          </table:table-cell>
          <table:table-cell table:style-name="ce38" office:value-type="string">
            <text:p>fallt</text:p>
          </table:table-cell>
          <table:table-cell table:style-name="ce38" office:value-type="string">
            <text:p>fallen</text:p>
          </table:table-cell>
          <table:table-cell office:value-type="string">
            <text:p>fiel</text:p>
          </table:table-cell>
          <table:table-cell office:value-type="string">
            <text:p>fielst</text:p>
          </table:table-cell>
          <table:table-cell office:value-type="string">
            <text:p>fiel</text:p>
          </table:table-cell>
          <table:table-cell table:style-name="ce38" office:value-type="string">
            <text:p>fielen</text:p>
          </table:table-cell>
          <table:table-cell table:style-name="ce38" office:value-type="string">
            <text:p>fielt</text:p>
          </table:table-cell>
          <table:table-cell table:style-name="ce38" office:value-type="string">
            <text:p>fielen</text:p>
          </table:table-cell>
          <table:table-cell office:value-type="string">
            <text:p>fallend</text:p>
          </table:table-cell>
          <table:table-cell office:value-type="string">
            <text:p>gefallen</text:p>
          </table:table-cell>
          <table:table-cell office:value-type="string">
            <text:p>falle</text:p>
          </table:table-cell>
          <table:table-cell office:value-type="string">
            <text:p>fallt</text:p>
          </table:table-cell>
          <table:table-cell office:value-type="string">
            <text:p>fa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ll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1">
            <text:p>3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angen</text:p>
          </table:table-cell>
          <table:table-cell office:value-type="string">
            <text:p>fange</text:p>
          </table:table-cell>
          <table:table-cell office:value-type="string">
            <text:p>fängst</text:p>
          </table:table-cell>
          <table:table-cell office:value-type="string">
            <text:p>fängt</text:p>
          </table:table-cell>
          <table:table-cell table:style-name="ce38" office:value-type="string">
            <text:p>fangen</text:p>
          </table:table-cell>
          <table:table-cell table:style-name="ce38" office:value-type="string">
            <text:p>fangt</text:p>
          </table:table-cell>
          <table:table-cell table:style-name="ce38" office:value-type="string">
            <text:p>fangen</text:p>
          </table:table-cell>
          <table:table-cell office:value-type="string">
            <text:p>fing</text:p>
          </table:table-cell>
          <table:table-cell office:value-type="string">
            <text:p>fingst</text:p>
          </table:table-cell>
          <table:table-cell office:value-type="string">
            <text:p>fing</text:p>
          </table:table-cell>
          <table:table-cell table:style-name="ce38" office:value-type="string">
            <text:p>fingen</text:p>
          </table:table-cell>
          <table:table-cell table:style-name="ce38" office:value-type="string">
            <text:p>fingt</text:p>
          </table:table-cell>
          <table:table-cell table:style-name="ce38" office:value-type="string">
            <text:p>fingen</text:p>
          </table:table-cell>
          <table:table-cell office:value-type="string">
            <text:p>fangend</text:p>
          </table:table-cell>
          <table:table-cell office:value-type="string">
            <text:p>gefangen</text:p>
          </table:table-cell>
          <table:table-cell office:value-type="string">
            <text:p>fang</text:p>
          </table:table-cell>
          <table:table-cell office:value-type="string">
            <text:p>fangt</text:p>
          </table:table-cell>
          <table:table-cell office:value-type="string">
            <text:p>fa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2">
            <text:p>3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assen</text:p>
          </table:table-cell>
          <table:table-cell office:value-type="string">
            <text:p>fasse</text:p>
          </table:table-cell>
          <table:table-cell table:number-columns-repeated="2" office:value-type="string">
            <text:p>fasst</text:p>
          </table:table-cell>
          <table:table-cell table:style-name="ce38" office:value-type="string">
            <text:p>fassen</text:p>
          </table:table-cell>
          <table:table-cell table:style-name="ce38" office:value-type="string">
            <text:p>fasst</text:p>
          </table:table-cell>
          <table:table-cell table:style-name="ce38" office:value-type="string">
            <text:p>fassen</text:p>
          </table:table-cell>
          <table:table-cell office:value-type="string">
            <text:p>fasste</text:p>
          </table:table-cell>
          <table:table-cell office:value-type="string">
            <text:p>fasstet</text:p>
          </table:table-cell>
          <table:table-cell office:value-type="string">
            <text:p>fasste</text:p>
          </table:table-cell>
          <table:table-cell table:style-name="ce38" office:value-type="string">
            <text:p>fassen</text:p>
          </table:table-cell>
          <table:table-cell table:style-name="ce38" office:value-type="string">
            <text:p>fasst</text:p>
          </table:table-cell>
          <table:table-cell table:style-name="ce38" office:value-type="string">
            <text:p>fassen</text:p>
          </table:table-cell>
          <table:table-cell office:value-type="string">
            <text:p>fassend</text:p>
          </table:table-cell>
          <table:table-cell office:value-type="string">
            <text:p>gefasst</text:p>
          </table:table-cell>
          <table:table-cell office:value-type="string">
            <text:p>fasse</text:p>
          </table:table-cell>
          <table:table-cell office:value-type="string">
            <text:p>fasst</text:p>
          </table:table-cell>
          <table:table-cell office:value-type="string">
            <text:p>f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3">
            <text:p>3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echten</text:p>
          </table:table-cell>
          <table:table-cell office:value-type="string">
            <text:p>fechte</text:p>
          </table:table-cell>
          <table:table-cell office:value-type="string">
            <text:p>fechtest</text:p>
          </table:table-cell>
          <table:table-cell office:value-type="string">
            <text:p>fechtet</text:p>
          </table:table-cell>
          <table:table-cell table:style-name="ce38" office:value-type="string">
            <text:p>fechten</text:p>
          </table:table-cell>
          <table:table-cell table:style-name="ce38" office:value-type="string">
            <text:p>fechtet</text:p>
          </table:table-cell>
          <table:table-cell table:style-name="ce38" office:value-type="string">
            <text:p>fechten</text:p>
          </table:table-cell>
          <table:table-cell office:value-type="string">
            <text:p>focht</text:p>
          </table:table-cell>
          <table:table-cell office:value-type="string">
            <text:p>fochtest</text:p>
          </table:table-cell>
          <table:table-cell office:value-type="string">
            <text:p>focht</text:p>
          </table:table-cell>
          <table:table-cell table:style-name="ce38" office:value-type="string">
            <text:p>fochten</text:p>
          </table:table-cell>
          <table:table-cell table:style-name="ce38" office:value-type="string">
            <text:p>fochtet</text:p>
          </table:table-cell>
          <table:table-cell table:style-name="ce38" office:value-type="string">
            <text:p>fochten</text:p>
          </table:table-cell>
          <table:table-cell office:value-type="string">
            <text:p>fechtend</text:p>
          </table:table-cell>
          <table:table-cell office:value-type="string">
            <text:p>gefochten</text:p>
          </table:table-cell>
          <table:table-cell office:value-type="string">
            <text:p>fechte</text:p>
          </table:table-cell>
          <table:table-cell office:value-type="string">
            <text:p>fechtet</text:p>
          </table:table-cell>
          <table:table-cell office:value-type="string">
            <text:p>fech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ech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4">
            <text:p>3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finden</text:p>
          </table:table-cell>
          <table:table-cell office:value-type="string">
            <text:p>befinde</text:p>
          </table:table-cell>
          <table:table-cell office:value-type="string">
            <text:p>befindest</text:p>
          </table:table-cell>
          <table:table-cell office:value-type="string">
            <text:p>befindet</text:p>
          </table:table-cell>
          <table:table-cell table:style-name="ce38" office:value-type="string">
            <text:p>befinden</text:p>
          </table:table-cell>
          <table:table-cell table:style-name="ce38" office:value-type="string">
            <text:p>befindet</text:p>
          </table:table-cell>
          <table:table-cell table:style-name="ce38" office:value-type="string">
            <text:p>befinden</text:p>
          </table:table-cell>
          <table:table-cell office:value-type="string">
            <text:p>befand</text:p>
          </table:table-cell>
          <table:table-cell office:value-type="string">
            <text:p>befandest</text:p>
          </table:table-cell>
          <table:table-cell office:value-type="string">
            <text:p>befand</text:p>
          </table:table-cell>
          <table:table-cell table:style-name="ce38" office:value-type="string">
            <text:p>befanden</text:p>
          </table:table-cell>
          <table:table-cell table:style-name="ce38" office:value-type="string">
            <text:p>befandet</text:p>
          </table:table-cell>
          <table:table-cell table:style-name="ce38" office:value-type="string">
            <text:p>befanden</text:p>
          </table:table-cell>
          <table:table-cell office:value-type="string">
            <text:p>befindend</text:p>
          </table:table-cell>
          <table:table-cell office:value-type="string">
            <text:p>befunden</text:p>
          </table:table-cell>
          <table:table-cell office:value-type="string">
            <text:p>befinde</text:p>
          </table:table-cell>
          <table:table-cell office:value-type="string">
            <text:p>befindet</text:p>
          </table:table-cell>
          <table:table-cell office:value-type="string">
            <text:p>bef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f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befmodal</text:p>
          </table:table-cell>
          <table:table-cell table:style-name="ce45" office:value-type="string">
            <text:p>*</text:p>
          </table:table-cell>
          <table:table-cell table:style-name="ce42" office:value-type="float" office:value="35">
            <text:p>3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inden</text:p>
          </table:table-cell>
          <table:table-cell office:value-type="string">
            <text:p>finde</text:p>
          </table:table-cell>
          <table:table-cell office:value-type="string">
            <text:p>findest</text:p>
          </table:table-cell>
          <table:table-cell office:value-type="string">
            <text:p>findet</text:p>
          </table:table-cell>
          <table:table-cell table:style-name="ce38" office:value-type="string">
            <text:p>finden</text:p>
          </table:table-cell>
          <table:table-cell table:style-name="ce38" office:value-type="string">
            <text:p>findet</text:p>
          </table:table-cell>
          <table:table-cell table:style-name="ce38" office:value-type="string">
            <text:p>finden</text:p>
          </table:table-cell>
          <table:table-cell office:value-type="string">
            <text:p>fand</text:p>
          </table:table-cell>
          <table:table-cell office:value-type="string">
            <text:p>fandest</text:p>
          </table:table-cell>
          <table:table-cell office:value-type="string">
            <text:p>fand</text:p>
          </table:table-cell>
          <table:table-cell table:style-name="ce38" office:value-type="string">
            <text:p>fanden</text:p>
          </table:table-cell>
          <table:table-cell table:style-name="ce38" office:value-type="string">
            <text:p>fandet</text:p>
          </table:table-cell>
          <table:table-cell table:style-name="ce38" office:value-type="string">
            <text:p>fanden</text:p>
          </table:table-cell>
          <table:table-cell office:value-type="string">
            <text:p>findend</text:p>
          </table:table-cell>
          <table:table-cell office:value-type="string">
            <text:p>gefunden</text:p>
          </table:table-cell>
          <table:table-cell office:value-type="string">
            <text:p>finde</text:p>
          </table:table-cell>
          <table:table-cell office:value-type="string">
            <text:p>findet</text:p>
          </table:table-cell>
          <table:table-cell office:value-type="string">
            <text:p>f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fmodal</text:p>
          </table:table-cell>
          <table:table-cell table:style-name="ce45" office:value-type="string">
            <text:p>*</text:p>
          </table:table-cell>
          <table:table-cell table:style-name="ce42" office:value-type="float" office:value="35">
            <text:p>3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lechten</text:p>
          </table:table-cell>
          <table:table-cell office:value-type="string">
            <text:p>flechte</text:p>
          </table:table-cell>
          <table:table-cell office:value-type="string">
            <text:p>flechtest</text:p>
          </table:table-cell>
          <table:table-cell office:value-type="string">
            <text:p>flechtet</text:p>
          </table:table-cell>
          <table:table-cell table:style-name="ce38" office:value-type="string">
            <text:p>flechten</text:p>
          </table:table-cell>
          <table:table-cell table:style-name="ce38" office:value-type="string">
            <text:p>flechtet</text:p>
          </table:table-cell>
          <table:table-cell table:style-name="ce38" office:value-type="string">
            <text:p>flechten</text:p>
          </table:table-cell>
          <table:table-cell office:value-type="string">
            <text:p>flocht</text:p>
          </table:table-cell>
          <table:table-cell office:value-type="string">
            <text:p>flochtest</text:p>
          </table:table-cell>
          <table:table-cell office:value-type="string">
            <text:p>flocht</text:p>
          </table:table-cell>
          <table:table-cell table:style-name="ce38" office:value-type="string">
            <text:p>flochten</text:p>
          </table:table-cell>
          <table:table-cell table:style-name="ce38" office:value-type="string">
            <text:p>flochtet</text:p>
          </table:table-cell>
          <table:table-cell table:style-name="ce38" office:value-type="string">
            <text:p>flochten</text:p>
          </table:table-cell>
          <table:table-cell office:value-type="string">
            <text:p>flechtend</text:p>
          </table:table-cell>
          <table:table-cell office:value-type="string">
            <text:p>geflochten</text:p>
          </table:table-cell>
          <table:table-cell office:value-type="string">
            <text:p>flechte</text:p>
          </table:table-cell>
          <table:table-cell office:value-type="string">
            <text:p>flechtet</text:p>
          </table:table-cell>
          <table:table-cell office:value-type="string">
            <text:p>flech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ech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6">
            <text:p>3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liegen</text:p>
          </table:table-cell>
          <table:table-cell office:value-type="string">
            <text:p>fliege</text:p>
          </table:table-cell>
          <table:table-cell office:value-type="string">
            <text:p>fliegst</text:p>
          </table:table-cell>
          <table:table-cell office:value-type="string">
            <text:p>fliegt</text:p>
          </table:table-cell>
          <table:table-cell table:style-name="ce38" office:value-type="string">
            <text:p>fliegen</text:p>
          </table:table-cell>
          <table:table-cell table:style-name="ce38" office:value-type="string">
            <text:p>fliegt</text:p>
          </table:table-cell>
          <table:table-cell table:style-name="ce38" office:value-type="string">
            <text:p>fliegen</text:p>
          </table:table-cell>
          <table:table-cell office:value-type="string">
            <text:p>flog</text:p>
          </table:table-cell>
          <table:table-cell office:value-type="string">
            <text:p>flogst</text:p>
          </table:table-cell>
          <table:table-cell office:value-type="string">
            <text:p>flog</text:p>
          </table:table-cell>
          <table:table-cell table:style-name="ce38" office:value-type="string">
            <text:p>flogen</text:p>
          </table:table-cell>
          <table:table-cell table:style-name="ce38" office:value-type="string">
            <text:p>flogt</text:p>
          </table:table-cell>
          <table:table-cell table:style-name="ce38" office:value-type="string">
            <text:p>flogen</text:p>
          </table:table-cell>
          <table:table-cell office:value-type="string">
            <text:p>fliegend</text:p>
          </table:table-cell>
          <table:table-cell office:value-type="string">
            <text:p>geflogen</text:p>
          </table:table-cell>
          <table:table-cell office:value-type="string">
            <text:p>flieg</text:p>
          </table:table-cell>
          <table:table-cell office:value-type="string">
            <text:p>fliegt</text:p>
          </table:table-cell>
          <table:table-cell office:value-type="string">
            <text:p>f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7">
            <text:p>3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liehen</text:p>
          </table:table-cell>
          <table:table-cell office:value-type="string">
            <text:p>fliehe</text:p>
          </table:table-cell>
          <table:table-cell office:value-type="string">
            <text:p>liehst</text:p>
          </table:table-cell>
          <table:table-cell office:value-type="string">
            <text:p>lieht</text:p>
          </table:table-cell>
          <table:table-cell table:style-name="ce38" office:value-type="string">
            <text:p>fliehen</text:p>
          </table:table-cell>
          <table:table-cell table:style-name="ce38" office:value-type="string">
            <text:p>flieht</text:p>
          </table:table-cell>
          <table:table-cell table:style-name="ce38" office:value-type="string">
            <text:p>fliehen</text:p>
          </table:table-cell>
          <table:table-cell office:value-type="string">
            <text:p>floh</text:p>
          </table:table-cell>
          <table:table-cell office:value-type="string">
            <text:p>flohst</text:p>
          </table:table-cell>
          <table:table-cell office:value-type="string">
            <text:p>floh</text:p>
          </table:table-cell>
          <table:table-cell table:style-name="ce38" office:value-type="string">
            <text:p>flohen</text:p>
          </table:table-cell>
          <table:table-cell table:style-name="ce38" office:value-type="string">
            <text:p>floht</text:p>
          </table:table-cell>
          <table:table-cell table:style-name="ce38" office:value-type="string">
            <text:p>flohen</text:p>
          </table:table-cell>
          <table:table-cell office:value-type="string">
            <text:p>fliehend</text:p>
          </table:table-cell>
          <table:table-cell office:value-type="string">
            <text:p>geflohen</text:p>
          </table:table-cell>
          <table:table-cell office:value-type="string">
            <text:p>flieh</text:p>
          </table:table-cell>
          <table:table-cell office:value-type="string">
            <text:p>flieht</text:p>
          </table:table-cell>
          <table:table-cell office:value-type="string">
            <text:p>fli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8">
            <text:p>3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ließen</text:p>
          </table:table-cell>
          <table:table-cell office:value-type="string">
            <text:p>fließe</text:p>
          </table:table-cell>
          <table:table-cell table:number-columns-repeated="2" office:value-type="string">
            <text:p>fließt</text:p>
          </table:table-cell>
          <table:table-cell table:style-name="ce38" office:value-type="string">
            <text:p>fließen</text:p>
          </table:table-cell>
          <table:table-cell table:style-name="ce38" office:value-type="string">
            <text:p>fließt</text:p>
          </table:table-cell>
          <table:table-cell table:style-name="ce38" office:value-type="string">
            <text:p>fließen</text:p>
          </table:table-cell>
          <table:table-cell office:value-type="string">
            <text:p>floss</text:p>
          </table:table-cell>
          <table:table-cell office:value-type="string">
            <text:p>flosst</text:p>
          </table:table-cell>
          <table:table-cell office:value-type="string">
            <text:p>floss</text:p>
          </table:table-cell>
          <table:table-cell table:style-name="ce38" office:value-type="string">
            <text:p>flossen</text:p>
          </table:table-cell>
          <table:table-cell table:style-name="ce38" office:value-type="string">
            <text:p>flosst</text:p>
          </table:table-cell>
          <table:table-cell table:style-name="ce38" office:value-type="string">
            <text:p>flossen</text:p>
          </table:table-cell>
          <table:table-cell office:value-type="string">
            <text:p>fließend</text:p>
          </table:table-cell>
          <table:table-cell office:value-type="string">
            <text:p>geflossen</text:p>
          </table:table-cell>
          <table:table-cell office:value-type="string">
            <text:p>fließe</text:p>
          </table:table-cell>
          <table:table-cell office:value-type="string">
            <text:p>fließt</text:p>
          </table:table-cell>
          <table:table-cell office:value-type="string">
            <text:p>f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ß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ss / o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39">
            <text:p>3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ressen</text:p>
          </table:table-cell>
          <table:table-cell office:value-type="string">
            <text:p>fresse</text:p>
          </table:table-cell>
          <table:table-cell table:number-columns-repeated="2" office:value-type="string">
            <text:p>frisst</text:p>
          </table:table-cell>
          <table:table-cell table:style-name="ce38" office:value-type="string">
            <text:p>fressen</text:p>
          </table:table-cell>
          <table:table-cell table:style-name="ce38" office:value-type="string">
            <text:p>fresst</text:p>
          </table:table-cell>
          <table:table-cell table:style-name="ce38" office:value-type="string">
            <text:p>fressen</text:p>
          </table:table-cell>
          <table:table-cell office:value-type="string">
            <text:p>fraß</text:p>
          </table:table-cell>
          <table:table-cell office:value-type="string">
            <text:p>fraßt</text:p>
          </table:table-cell>
          <table:table-cell office:value-type="string">
            <text:p>fraß</text:p>
          </table:table-cell>
          <table:table-cell table:style-name="ce38" office:value-type="string">
            <text:p>fraßen</text:p>
          </table:table-cell>
          <table:table-cell table:style-name="ce38" office:value-type="string">
            <text:p>fraßt</text:p>
          </table:table-cell>
          <table:table-cell table:style-name="ce38" office:value-type="string">
            <text:p>fraßen</text:p>
          </table:table-cell>
          <table:table-cell office:value-type="string">
            <text:p>fressend</text:p>
          </table:table-cell>
          <table:table-cell office:value-type="string">
            <text:p>gefressen</text:p>
          </table:table-cell>
          <table:table-cell office:value-type="string">
            <text:p>friss</text:p>
          </table:table-cell>
          <table:table-cell office:value-type="string">
            <text:p>fresst</text:p>
          </table:table-cell>
          <table:table-cell office:value-type="string">
            <text:p>fr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r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0">
            <text:p>4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frieren</text:p>
          </table:table-cell>
          <table:table-cell office:value-type="string">
            <text:p>friere</text:p>
          </table:table-cell>
          <table:table-cell office:value-type="string">
            <text:p>frierst</text:p>
          </table:table-cell>
          <table:table-cell office:value-type="string">
            <text:p>friert</text:p>
          </table:table-cell>
          <table:table-cell table:style-name="ce38" office:value-type="string">
            <text:p>frieren</text:p>
          </table:table-cell>
          <table:table-cell table:style-name="ce38" office:value-type="string">
            <text:p>friert</text:p>
          </table:table-cell>
          <table:table-cell table:style-name="ce38" office:value-type="string">
            <text:p>frieren</text:p>
          </table:table-cell>
          <table:table-cell office:value-type="string">
            <text:p>fror</text:p>
          </table:table-cell>
          <table:table-cell office:value-type="string">
            <text:p>frorst</text:p>
          </table:table-cell>
          <table:table-cell office:value-type="string">
            <text:p>fror</text:p>
          </table:table-cell>
          <table:table-cell table:style-name="ce38" office:value-type="string">
            <text:p>froren</text:p>
          </table:table-cell>
          <table:table-cell table:style-name="ce38" office:value-type="string">
            <text:p>frort</text:p>
          </table:table-cell>
          <table:table-cell table:style-name="ce38" office:value-type="string">
            <text:p>froren</text:p>
          </table:table-cell>
          <table:table-cell office:value-type="string">
            <text:p>frierend</text:p>
          </table:table-cell>
          <table:table-cell office:value-type="string">
            <text:p>gefroren</text:p>
          </table:table-cell>
          <table:table-cell office:value-type="string">
            <text:p>friere</text:p>
          </table:table-cell>
          <table:table-cell office:value-type="string">
            <text:p>friert</text:p>
          </table:table-cell>
          <table:table-cell office:value-type="string">
            <text:p>frie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rier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1">
            <text:p>4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ären</text:p>
          </table:table-cell>
          <table:table-cell office:value-type="string">
            <text:p>gäre</text:p>
          </table:table-cell>
          <table:table-cell office:value-type="string">
            <text:p>gärst</text:p>
          </table:table-cell>
          <table:table-cell office:value-type="string">
            <text:p>gärt</text:p>
          </table:table-cell>
          <table:table-cell table:style-name="ce38" office:value-type="string">
            <text:p>gären</text:p>
          </table:table-cell>
          <table:table-cell table:style-name="ce38" office:value-type="string">
            <text:p>gärt</text:p>
          </table:table-cell>
          <table:table-cell table:style-name="ce38" office:value-type="string">
            <text:p>gären</text:p>
          </table:table-cell>
          <table:table-cell office:value-type="string">
            <text:p>gärte</text:p>
          </table:table-cell>
          <table:table-cell office:value-type="string">
            <text:p>gärtest</text:p>
          </table:table-cell>
          <table:table-cell office:value-type="string">
            <text:p>gärte</text:p>
          </table:table-cell>
          <table:table-cell table:style-name="ce38" office:value-type="string">
            <text:p>gärten</text:p>
          </table:table-cell>
          <table:table-cell table:style-name="ce38" office:value-type="string">
            <text:p>gärtet</text:p>
          </table:table-cell>
          <table:table-cell table:style-name="ce38" office:value-type="string">
            <text:p>gärten</text:p>
          </table:table-cell>
          <table:table-cell office:value-type="string">
            <text:p>gärend</text:p>
          </table:table-cell>
          <table:table-cell office:value-type="string">
            <text:p>gegoren</text:p>
          </table:table-cell>
          <table:table-cell office:value-type="string">
            <text:p>gäre</text:p>
          </table:table-cell>
          <table:table-cell office:value-type="string">
            <text:p>gärt</text:p>
          </table:table-cell>
          <table:table-cell office:value-type="string">
            <text:p>gä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ä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-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2">
            <text:p>42</text:p>
          </table:table-cell>
          <table:table-cell table:style-name="ce45" table:number-columns-repeated="2"/>
          <table:table-cell table:number-columns-repeated="994"/>
        </table:table-row>
        <table:table-row table:style-name="ro5">
          <table:table-cell table:style-name="ce39" office:value-type="string">
            <text:p>gebären</text:p>
          </table:table-cell>
          <table:table-cell table:style-name="ce39" office:value-type="string">
            <text:p>gebäre</text:p>
          </table:table-cell>
          <table:table-cell table:style-name="ce39" office:value-type="string">
            <text:p>gebärst</text:p>
          </table:table-cell>
          <table:table-cell table:style-name="ce39" office:value-type="string">
            <text:p>gebärt</text:p>
          </table:table-cell>
          <table:table-cell table:style-name="ce39" office:value-type="string">
            <text:p>gebären</text:p>
          </table:table-cell>
          <table:table-cell table:style-name="ce39" office:value-type="string">
            <text:p>gebärt</text:p>
          </table:table-cell>
          <table:table-cell table:style-name="ce39" office:value-type="string">
            <text:p>gebären</text:p>
          </table:table-cell>
          <table:table-cell table:style-name="ce39" office:value-type="string">
            <text:p>gebar</text:p>
          </table:table-cell>
          <table:table-cell table:style-name="ce39" office:value-type="string">
            <text:p>gebarst</text:p>
          </table:table-cell>
          <table:table-cell table:style-name="ce39" office:value-type="string">
            <text:p>gebar</text:p>
          </table:table-cell>
          <table:table-cell table:style-name="ce39" office:value-type="string">
            <text:p>gebaren</text:p>
          </table:table-cell>
          <table:table-cell table:style-name="ce39" office:value-type="string">
            <text:p>gebart</text:p>
          </table:table-cell>
          <table:table-cell table:style-name="ce39" office:value-type="string">
            <text:p>gebaren</text:p>
          </table:table-cell>
          <table:table-cell table:style-name="ce39" office:value-type="string">
            <text:p>gebärend</text:p>
          </table:table-cell>
          <table:table-cell table:style-name="ce39" office:value-type="string">
            <text:p>geboren</text:p>
          </table:table-cell>
          <table:table-cell office:value-type="string">
            <text:p>gebäre</text:p>
          </table:table-cell>
          <table:table-cell office:value-type="string">
            <text:p>gebärt</text:p>
          </table:table-cell>
          <table:table-cell office:value-type="string">
            <text:p>gebären</text:p>
          </table:table-cell>
          <table:table-cell table:style-name="ce43" office:value-type="string">
            <text:p>-</text:p>
          </table:table-cell>
          <table:table-cell table:style-name="ce39" office:value-type="string">
            <text:p>gebären</text:p>
          </table:table-cell>
          <table:table-cell table:style-name="ce39" office:value-type="string">
            <text:p>DA</text:p>
          </table:table-cell>
          <table:table-cell table:style-name="ce43"/>
          <table:table-cell table:style-name="ce39" office:value-type="string">
            <text:p>haben</text:p>
          </table:table-cell>
          <table:table-cell table:style-name="ce48" office:value-type="string">
            <text:p>i / a / o</text:p>
          </table:table-cell>
          <table:table-cell table:style-name="ce39" office:value-type="string">
            <text:p>g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*</text:p>
          </table:table-cell>
          <table:table-cell table:style-name="ce43" office:value-type="float" office:value="43">
            <text:p>43</text:p>
          </table:table-cell>
          <table:table-cell table:style-name="ce45" table:number-columns-repeated="2"/>
          <table:table-cell table:style-name="ce39" table:number-columns-repeated="994"/>
        </table:table-row>
        <table:table-row table:style-name="ro4">
          <table:table-cell table:style-name="ce38" office:value-type="string">
            <text:p>geben</text:p>
          </table:table-cell>
          <table:table-cell office:value-type="string">
            <text:p>gebe</text:p>
          </table:table-cell>
          <table:table-cell office:value-type="string">
            <text:p>gibst</text:p>
          </table:table-cell>
          <table:table-cell office:value-type="string">
            <text:p>gibt</text:p>
          </table:table-cell>
          <table:table-cell table:style-name="ce38" office:value-type="string">
            <text:p>geben</text:p>
          </table:table-cell>
          <table:table-cell table:style-name="ce38" office:value-type="string">
            <text:p>gebt</text:p>
          </table:table-cell>
          <table:table-cell table:style-name="ce38" office:value-type="string">
            <text:p>geben</text:p>
          </table:table-cell>
          <table:table-cell office:value-type="string">
            <text:p>gab</text:p>
          </table:table-cell>
          <table:table-cell office:value-type="string">
            <text:p>gabst</text:p>
          </table:table-cell>
          <table:table-cell office:value-type="string">
            <text:p>gab</text:p>
          </table:table-cell>
          <table:table-cell table:style-name="ce38" office:value-type="string">
            <text:p>gaben</text:p>
          </table:table-cell>
          <table:table-cell table:style-name="ce38" office:value-type="string">
            <text:p>gabt</text:p>
          </table:table-cell>
          <table:table-cell table:style-name="ce38" office:value-type="string">
            <text:p>gaben</text:p>
          </table:table-cell>
          <table:table-cell office:value-type="string">
            <text:p>gebend</text:p>
          </table:table-cell>
          <table:table-cell office:value-type="string">
            <text:p>gegeben</text:p>
          </table:table-cell>
          <table:table-cell office:value-type="string">
            <text:p>gib</text:p>
          </table:table-cell>
          <table:table-cell office:value-type="string">
            <text:p>gebt</text:p>
          </table:table-cell>
          <table:table-cell office:value-type="string">
            <text:p>g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e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4">
            <text:p>4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bieten</text:p>
          </table:table-cell>
          <table:table-cell office:value-type="string">
            <text:p>biete</text:p>
          </table:table-cell>
          <table:table-cell office:value-type="string">
            <text:p>bietest</text:p>
          </table:table-cell>
          <table:table-cell office:value-type="string">
            <text:p>bietet</text:p>
          </table:table-cell>
          <table:table-cell table:style-name="ce38" office:value-type="string">
            <text:p>bieten</text:p>
          </table:table-cell>
          <table:table-cell table:style-name="ce38" office:value-type="string">
            <text:p>bietet</text:p>
          </table:table-cell>
          <table:table-cell table:style-name="ce38" office:value-type="string">
            <text:p>bieten</text:p>
          </table:table-cell>
          <table:table-cell office:value-type="string">
            <text:p>bot</text:p>
          </table:table-cell>
          <table:table-cell office:value-type="string">
            <text:p>botst</text:p>
          </table:table-cell>
          <table:table-cell office:value-type="string">
            <text:p>bot</text:p>
          </table:table-cell>
          <table:table-cell table:style-name="ce38" office:value-type="string">
            <text:p>boten</text:p>
          </table:table-cell>
          <table:table-cell table:style-name="ce38" office:value-type="string">
            <text:p>botet</text:p>
          </table:table-cell>
          <table:table-cell table:style-name="ce38" office:value-type="string">
            <text:p>boten</text:p>
          </table:table-cell>
          <table:table-cell office:value-type="string">
            <text:p>bietend</text:p>
          </table:table-cell>
          <table:table-cell office:value-type="string">
            <text:p>geboten</text:p>
          </table:table-cell>
          <table:table-cell office:value-type="string">
            <text:p>biete</text:p>
          </table:table-cell>
          <table:table-cell office:value-type="string">
            <text:p>bietet</text:p>
          </table:table-cell>
          <table:table-cell office:value-type="string">
            <text:p>bi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g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0">
            <text:p>18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brauchen</text:p>
          </table:table-cell>
          <table:table-cell office:value-type="string">
            <text:p>brauche</text:p>
          </table:table-cell>
          <table:table-cell office:value-type="string">
            <text:p>brauchst</text:p>
          </table:table-cell>
          <table:table-cell office:value-type="string">
            <text:p>braucht</text:p>
          </table:table-cell>
          <table:table-cell table:style-name="ce38" office:value-type="string">
            <text:p>brauchen</text:p>
          </table:table-cell>
          <table:table-cell table:style-name="ce38" office:value-type="string">
            <text:p>braucht</text:p>
          </table:table-cell>
          <table:table-cell table:style-name="ce38" office:value-type="string">
            <text:p>brauchen</text:p>
          </table:table-cell>
          <table:table-cell office:value-type="string">
            <text:p>brauchte</text:p>
          </table:table-cell>
          <table:table-cell office:value-type="string">
            <text:p>brauchtest</text:p>
          </table:table-cell>
          <table:table-cell office:value-type="string">
            <text:p>brauchte</text:p>
          </table:table-cell>
          <table:table-cell table:style-name="ce38" office:value-type="string">
            <text:p>brauchten</text:p>
          </table:table-cell>
          <table:table-cell table:style-name="ce38" office:value-type="string">
            <text:p>brauchtet</text:p>
          </table:table-cell>
          <table:table-cell table:style-name="ce38" office:value-type="string">
            <text:p>brauchten</text:p>
          </table:table-cell>
          <table:table-cell office:value-type="string">
            <text:p>brauchend</text:p>
          </table:table-cell>
          <table:table-cell office:value-type="string">
            <text:p>gebraucht</text:p>
          </table:table-cell>
          <table:table-cell office:value-type="string">
            <text:p>brauch</text:p>
          </table:table-cell>
          <table:table-cell office:value-type="string">
            <text:p>braucht</text:p>
          </table:table-cell>
          <table:table-cell office:value-type="string">
            <text:p>brau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au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g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9">
            <text:p>18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deihen</text:p>
          </table:table-cell>
          <table:table-cell office:value-type="string">
            <text:p>gedeihe</text:p>
          </table:table-cell>
          <table:table-cell office:value-type="string">
            <text:p>gedeihst</text:p>
          </table:table-cell>
          <table:table-cell office:value-type="string">
            <text:p>gedeiht</text:p>
          </table:table-cell>
          <table:table-cell table:style-name="ce38" office:value-type="string">
            <text:p>gedeihen</text:p>
          </table:table-cell>
          <table:table-cell table:style-name="ce38" office:value-type="string">
            <text:p>gedeiht</text:p>
          </table:table-cell>
          <table:table-cell table:style-name="ce38" office:value-type="string">
            <text:p>gedeihen</text:p>
          </table:table-cell>
          <table:table-cell office:value-type="string">
            <text:p>gedieh</text:p>
          </table:table-cell>
          <table:table-cell office:value-type="string">
            <text:p>gediehst</text:p>
          </table:table-cell>
          <table:table-cell office:value-type="string">
            <text:p>gedieh</text:p>
          </table:table-cell>
          <table:table-cell table:style-name="ce38" office:value-type="string">
            <text:p>gediehen</text:p>
          </table:table-cell>
          <table:table-cell table:style-name="ce38" office:value-type="string">
            <text:p>gedieht</text:p>
          </table:table-cell>
          <table:table-cell table:style-name="ce38" office:value-type="string">
            <text:p>gediehen</text:p>
          </table:table-cell>
          <table:table-cell office:value-type="string">
            <text:p>gedeihend</text:p>
          </table:table-cell>
          <table:table-cell office:value-type="string">
            <text:p>gediehen</text:p>
          </table:table-cell>
          <table:table-cell office:value-type="string">
            <text:p>gedeihe</text:p>
          </table:table-cell>
          <table:table-cell office:value-type="string">
            <text:p>gedeiht</text:p>
          </table:table-cell>
          <table:table-cell office:value-type="string">
            <text:p>gedei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dei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5">
            <text:p>4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fallen</text:p>
          </table:table-cell>
          <table:table-cell office:value-type="string">
            <text:p>gefalle</text:p>
          </table:table-cell>
          <table:table-cell office:value-type="string">
            <text:p>gefällst</text:p>
          </table:table-cell>
          <table:table-cell office:value-type="string">
            <text:p>gefällt</text:p>
          </table:table-cell>
          <table:table-cell table:style-name="ce38" office:value-type="string">
            <text:p>gefallen</text:p>
          </table:table-cell>
          <table:table-cell table:style-name="ce38" office:value-type="string">
            <text:p>gefallt</text:p>
          </table:table-cell>
          <table:table-cell table:style-name="ce38" office:value-type="string">
            <text:p>gefallen</text:p>
          </table:table-cell>
          <table:table-cell office:value-type="string">
            <text:p>gefiel</text:p>
          </table:table-cell>
          <table:table-cell office:value-type="string">
            <text:p>gefielst</text:p>
          </table:table-cell>
          <table:table-cell office:value-type="string">
            <text:p>gefiel</text:p>
          </table:table-cell>
          <table:table-cell table:style-name="ce38" office:value-type="string">
            <text:p>gefielen</text:p>
          </table:table-cell>
          <table:table-cell table:style-name="ce38" office:value-type="string">
            <text:p>gefielt</text:p>
          </table:table-cell>
          <table:table-cell table:style-name="ce38" office:value-type="string">
            <text:p>gefielen</text:p>
          </table:table-cell>
          <table:table-cell office:value-type="string">
            <text:p>gefallend</text:p>
          </table:table-cell>
          <table:table-cell office:value-type="string">
            <text:p>gefallen</text:p>
          </table:table-cell>
          <table:table-cell office:value-type="string">
            <text:p>gefalle</text:p>
          </table:table-cell>
          <table:table-cell office:value-type="string">
            <text:p>gefallt</text:p>
          </table:table-cell>
          <table:table-cell office:value-type="string">
            <text:p>gefa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ll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g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1">
            <text:p>21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frieren</text:p>
          </table:table-cell>
          <table:table-cell office:value-type="string">
            <text:p>friere</text:p>
          </table:table-cell>
          <table:table-cell office:value-type="string">
            <text:p>frierst</text:p>
          </table:table-cell>
          <table:table-cell office:value-type="string">
            <text:p>friert</text:p>
          </table:table-cell>
          <table:table-cell table:style-name="ce38" office:value-type="string">
            <text:p>frieren</text:p>
          </table:table-cell>
          <table:table-cell table:style-name="ce38" office:value-type="string">
            <text:p>friert</text:p>
          </table:table-cell>
          <table:table-cell table:style-name="ce38" office:value-type="string">
            <text:p>frieren</text:p>
          </table:table-cell>
          <table:table-cell office:value-type="string">
            <text:p>fror</text:p>
          </table:table-cell>
          <table:table-cell office:value-type="string">
            <text:p>frorst</text:p>
          </table:table-cell>
          <table:table-cell office:value-type="string">
            <text:p>fror</text:p>
          </table:table-cell>
          <table:table-cell table:style-name="ce38" office:value-type="string">
            <text:p>froren</text:p>
          </table:table-cell>
          <table:table-cell table:style-name="ce38" office:value-type="string">
            <text:p>frort</text:p>
          </table:table-cell>
          <table:table-cell table:style-name="ce38" office:value-type="string">
            <text:p>froren</text:p>
          </table:table-cell>
          <table:table-cell office:value-type="string">
            <text:p>frierend</text:p>
          </table:table-cell>
          <table:table-cell office:value-type="string">
            <text:p>gefroren</text:p>
          </table:table-cell>
          <table:table-cell office:value-type="string">
            <text:p>friere</text:p>
          </table:table-cell>
          <table:table-cell office:value-type="string">
            <text:p>friert</text:p>
          </table:table-cell>
          <table:table-cell office:value-type="string">
            <text:p>frie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rie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g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7">
            <text:p>22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hen</text:p>
          </table:table-cell>
          <table:table-cell office:value-type="string">
            <text:p>gehe</text:p>
          </table:table-cell>
          <table:table-cell office:value-type="string">
            <text:p>gehst</text:p>
          </table:table-cell>
          <table:table-cell office:value-type="string">
            <text:p>geht</text:p>
          </table:table-cell>
          <table:table-cell table:style-name="ce38" office:value-type="string">
            <text:p>gehen</text:p>
          </table:table-cell>
          <table:table-cell table:style-name="ce38" office:value-type="string">
            <text:p>geht</text:p>
          </table:table-cell>
          <table:table-cell table:style-name="ce38" office:value-type="string">
            <text:p>gehen</text:p>
          </table:table-cell>
          <table:table-cell office:value-type="string">
            <text:p>ging</text:p>
          </table:table-cell>
          <table:table-cell office:value-type="string">
            <text:p>gingst</text:p>
          </table:table-cell>
          <table:table-cell office:value-type="string">
            <text:p>ging</text:p>
          </table:table-cell>
          <table:table-cell table:style-name="ce38" office:value-type="string">
            <text:p>gingen</text:p>
          </table:table-cell>
          <table:table-cell table:style-name="ce38" office:value-type="string">
            <text:p>gingt</text:p>
          </table:table-cell>
          <table:table-cell table:style-name="ce38" office:value-type="string">
            <text:p>gingen</text:p>
          </table:table-cell>
          <table:table-cell office:value-type="string">
            <text:p>gehend</text:p>
          </table:table-cell>
          <table:table-cell office:value-type="string">
            <text:p>gegangen</text:p>
          </table:table-cell>
          <table:table-cell office:value-type="string">
            <text:p>geh</text:p>
          </table:table-cell>
          <table:table-cell office:value-type="string">
            <text:p>geht</text:p>
          </table:table-cell>
          <table:table-cell office:value-type="string">
            <text:p>g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ng / ang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6">
            <text:p>4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lingen</text:p>
          </table:table-cell>
          <table:table-cell office:value-type="string">
            <text:p>gelinge</text:p>
          </table:table-cell>
          <table:table-cell office:value-type="string">
            <text:p>gelingst</text:p>
          </table:table-cell>
          <table:table-cell office:value-type="string">
            <text:p>gelingt</text:p>
          </table:table-cell>
          <table:table-cell table:style-name="ce38" office:value-type="string">
            <text:p>gelingen</text:p>
          </table:table-cell>
          <table:table-cell table:style-name="ce38" office:value-type="string">
            <text:p>gelingt</text:p>
          </table:table-cell>
          <table:table-cell table:style-name="ce38" office:value-type="string">
            <text:p>gelingen</text:p>
          </table:table-cell>
          <table:table-cell office:value-type="string">
            <text:p>gelang</text:p>
          </table:table-cell>
          <table:table-cell office:value-type="string">
            <text:p>gelangst</text:p>
          </table:table-cell>
          <table:table-cell office:value-type="string">
            <text:p>gelang</text:p>
          </table:table-cell>
          <table:table-cell table:style-name="ce38" office:value-type="string">
            <text:p>gelangen</text:p>
          </table:table-cell>
          <table:table-cell table:style-name="ce38" office:value-type="string">
            <text:p>gelangtet</text:p>
          </table:table-cell>
          <table:table-cell table:style-name="ce38" office:value-type="string">
            <text:p>gelangen</text:p>
          </table:table-cell>
          <table:table-cell office:value-type="string">
            <text:p>gelingend</text:p>
          </table:table-cell>
          <table:table-cell office:value-type="string">
            <text:p>gelungen</text:p>
          </table:table-cell>
          <table:table-cell office:value-type="string">
            <text:p>gelinge</text:p>
          </table:table-cell>
          <table:table-cell office:value-type="string">
            <text:p>gelingt</text:p>
          </table:table-cell>
          <table:table-cell office:value-type="string">
            <text:p>ge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li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7">
            <text:p>4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lten</text:p>
          </table:table-cell>
          <table:table-cell office:value-type="string">
            <text:p>gelte</text:p>
          </table:table-cell>
          <table:table-cell office:value-type="string">
            <text:p>giltst</text:p>
          </table:table-cell>
          <table:table-cell office:value-type="string">
            <text:p>gilt</text:p>
          </table:table-cell>
          <table:table-cell table:style-name="ce38" office:value-type="string">
            <text:p>gelten</text:p>
          </table:table-cell>
          <table:table-cell table:style-name="ce38" office:value-type="string">
            <text:p>geltet</text:p>
          </table:table-cell>
          <table:table-cell table:style-name="ce38" office:value-type="string">
            <text:p>gelten</text:p>
          </table:table-cell>
          <table:table-cell office:value-type="string">
            <text:p>galt</text:p>
          </table:table-cell>
          <table:table-cell office:value-type="string">
            <text:p>galtst</text:p>
          </table:table-cell>
          <table:table-cell office:value-type="string">
            <text:p>galt</text:p>
          </table:table-cell>
          <table:table-cell table:style-name="ce38" office:value-type="string">
            <text:p>galten</text:p>
          </table:table-cell>
          <table:table-cell table:style-name="ce38" office:value-type="string">
            <text:p>galt</text:p>
          </table:table-cell>
          <table:table-cell table:style-name="ce38" office:value-type="string">
            <text:p>galten</text:p>
          </table:table-cell>
          <table:table-cell office:value-type="string">
            <text:p>geltend</text:p>
          </table:table-cell>
          <table:table-cell office:value-type="string">
            <text:p>gegolten</text:p>
          </table:table-cell>
          <table:table-cell office:value-type="string">
            <text:p>gelte</text:p>
          </table:table-cell>
          <table:table-cell office:value-type="string">
            <text:p>geltet</text:p>
          </table:table-cell>
          <table:table-cell office:value-type="string">
            <text:p>gel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l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8">
            <text:p>4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nesen</text:p>
          </table:table-cell>
          <table:table-cell office:value-type="string">
            <text:p>genese</text:p>
          </table:table-cell>
          <table:table-cell table:number-columns-repeated="2" office:value-type="string">
            <text:p>genest</text:p>
          </table:table-cell>
          <table:table-cell table:style-name="ce38" office:value-type="string">
            <text:p>genesen</text:p>
          </table:table-cell>
          <table:table-cell table:style-name="ce38" office:value-type="string">
            <text:p>genest</text:p>
          </table:table-cell>
          <table:table-cell table:style-name="ce38" office:value-type="string">
            <text:p>genesen</text:p>
          </table:table-cell>
          <table:table-cell office:value-type="string">
            <text:p>genas</text:p>
          </table:table-cell>
          <table:table-cell office:value-type="string">
            <text:p>genast</text:p>
          </table:table-cell>
          <table:table-cell office:value-type="string">
            <text:p>genas</text:p>
          </table:table-cell>
          <table:table-cell table:style-name="ce38" office:value-type="string">
            <text:p>genasen</text:p>
          </table:table-cell>
          <table:table-cell table:style-name="ce38" office:value-type="string">
            <text:p>genast</text:p>
          </table:table-cell>
          <table:table-cell table:style-name="ce38" office:value-type="string">
            <text:p>genasen</text:p>
          </table:table-cell>
          <table:table-cell office:value-type="string">
            <text:p>genesend</text:p>
          </table:table-cell>
          <table:table-cell office:value-type="string">
            <text:p>genesen</text:p>
          </table:table-cell>
          <table:table-cell office:value-type="string">
            <text:p>genese</text:p>
          </table:table-cell>
          <table:table-cell office:value-type="string">
            <text:p>genest</text:p>
          </table:table-cell>
          <table:table-cell office:value-type="string">
            <text:p>gene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nes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u*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49">
            <text:p>4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nießen</text:p>
          </table:table-cell>
          <table:table-cell office:value-type="string">
            <text:p>genieße</text:p>
          </table:table-cell>
          <table:table-cell table:number-columns-repeated="2" office:value-type="string">
            <text:p>genießt</text:p>
          </table:table-cell>
          <table:table-cell table:style-name="ce38" office:value-type="string">
            <text:p>genießen</text:p>
          </table:table-cell>
          <table:table-cell table:style-name="ce38" office:value-type="string">
            <text:p>genießt</text:p>
          </table:table-cell>
          <table:table-cell table:style-name="ce38" office:value-type="string">
            <text:p>genießen</text:p>
          </table:table-cell>
          <table:table-cell office:value-type="string">
            <text:p>genoss</text:p>
          </table:table-cell>
          <table:table-cell office:value-type="string">
            <text:p>genosst</text:p>
          </table:table-cell>
          <table:table-cell office:value-type="string">
            <text:p>genoss</text:p>
          </table:table-cell>
          <table:table-cell table:style-name="ce38" office:value-type="string">
            <text:p>genossen</text:p>
          </table:table-cell>
          <table:table-cell table:style-name="ce38" office:value-type="string">
            <text:p>genosst</text:p>
          </table:table-cell>
          <table:table-cell table:style-name="ce38" office:value-type="string">
            <text:p>genossen</text:p>
          </table:table-cell>
          <table:table-cell office:value-type="string">
            <text:p>genießend</text:p>
          </table:table-cell>
          <table:table-cell office:value-type="string">
            <text:p>genossen</text:p>
          </table:table-cell>
          <table:table-cell office:value-type="string">
            <text:p>genieße</text:p>
          </table:table-cell>
          <table:table-cell office:value-type="string">
            <text:p>genießt</text:p>
          </table:table-cell>
          <table:table-cell office:value-type="string">
            <text:p>gen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n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0">
            <text:p>5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raten</text:p>
          </table:table-cell>
          <table:table-cell office:value-type="string">
            <text:p>gerate</text:p>
          </table:table-cell>
          <table:table-cell office:value-type="string">
            <text:p>gerätst</text:p>
          </table:table-cell>
          <table:table-cell office:value-type="string">
            <text:p>gerät</text:p>
          </table:table-cell>
          <table:table-cell table:style-name="ce38" office:value-type="string">
            <text:p>geraten</text:p>
          </table:table-cell>
          <table:table-cell table:style-name="ce38" office:value-type="string">
            <text:p>geratet</text:p>
          </table:table-cell>
          <table:table-cell table:style-name="ce38" office:value-type="string">
            <text:p>geraten</text:p>
          </table:table-cell>
          <table:table-cell office:value-type="string">
            <text:p>geriet</text:p>
          </table:table-cell>
          <table:table-cell office:value-type="string">
            <text:p>gerietst</text:p>
          </table:table-cell>
          <table:table-cell office:value-type="string">
            <text:p>geriet</text:p>
          </table:table-cell>
          <table:table-cell table:style-name="ce38" office:value-type="string">
            <text:p>gerieten</text:p>
          </table:table-cell>
          <table:table-cell table:style-name="ce38" office:value-type="string">
            <text:p>gerietet</text:p>
          </table:table-cell>
          <table:table-cell table:style-name="ce38" office:value-type="string">
            <text:p>gerieten</text:p>
          </table:table-cell>
          <table:table-cell office:value-type="string">
            <text:p>geratend</text:p>
          </table:table-cell>
          <table:table-cell office:value-type="string">
            <text:p>geraten</text:p>
          </table:table-cell>
          <table:table-cell office:value-type="string">
            <text:p>gerate</text:p>
          </table:table-cell>
          <table:table-cell office:value-type="string">
            <text:p>geratet</text:p>
          </table:table-cell>
          <table:table-cell office:value-type="string">
            <text:p>ge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ra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1">
            <text:p>5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rinnen</text:p>
          </table:table-cell>
          <table:table-cell office:value-type="string">
            <text:p>gerinne</text:p>
          </table:table-cell>
          <table:table-cell office:value-type="string">
            <text:p>gerinnst</text:p>
          </table:table-cell>
          <table:table-cell office:value-type="string">
            <text:p>gerinnt</text:p>
          </table:table-cell>
          <table:table-cell table:style-name="ce38" office:value-type="string">
            <text:p>gerinnen</text:p>
          </table:table-cell>
          <table:table-cell table:style-name="ce38" office:value-type="string">
            <text:p>gerinnt</text:p>
          </table:table-cell>
          <table:table-cell table:style-name="ce38" office:value-type="string">
            <text:p>gerinnen</text:p>
          </table:table-cell>
          <table:table-cell office:value-type="string">
            <text:p>gerann</text:p>
          </table:table-cell>
          <table:table-cell office:value-type="string">
            <text:p>gerannst</text:p>
          </table:table-cell>
          <table:table-cell office:value-type="string">
            <text:p>gerann</text:p>
          </table:table-cell>
          <table:table-cell table:style-name="ce38" office:value-type="string">
            <text:p>gerannen</text:p>
          </table:table-cell>
          <table:table-cell table:style-name="ce38" office:value-type="string">
            <text:p>gerannt</text:p>
          </table:table-cell>
          <table:table-cell table:style-name="ce38" office:value-type="string">
            <text:p>gerannen</text:p>
          </table:table-cell>
          <table:table-cell office:value-type="string">
            <text:p>gerinnend</text:p>
          </table:table-cell>
          <table:table-cell office:value-type="string">
            <text:p>geronnen</text:p>
          </table:table-cell>
          <table:table-cell office:value-type="string">
            <text:p>gerinne</text:p>
          </table:table-cell>
          <table:table-cell office:value-type="string">
            <text:p>gerinnt</text:p>
          </table:table-cell>
          <table:table-cell office:value-type="string">
            <text:p>ger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ri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2">
            <text:p>5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schehen</text:p>
          </table:table-cell>
          <table:table-cell office:value-type="string">
            <text:p>geschehe</text:p>
          </table:table-cell>
          <table:table-cell office:value-type="string">
            <text:p>geschiehst</text:p>
          </table:table-cell>
          <table:table-cell office:value-type="string">
            <text:p>geschieht</text:p>
          </table:table-cell>
          <table:table-cell table:style-name="ce38" office:value-type="string">
            <text:p>geschehen</text:p>
          </table:table-cell>
          <table:table-cell table:style-name="ce38" office:value-type="string">
            <text:p>gescheht</text:p>
          </table:table-cell>
          <table:table-cell table:style-name="ce38" office:value-type="string">
            <text:p>geschehen</text:p>
          </table:table-cell>
          <table:table-cell office:value-type="string">
            <text:p>geschah</text:p>
          </table:table-cell>
          <table:table-cell office:value-type="string">
            <text:p>geschahst</text:p>
          </table:table-cell>
          <table:table-cell office:value-type="string">
            <text:p>geschah</text:p>
          </table:table-cell>
          <table:table-cell table:style-name="ce38" office:value-type="string">
            <text:p>geschahen</text:p>
          </table:table-cell>
          <table:table-cell table:style-name="ce38" office:value-type="string">
            <text:p>geschaht</text:p>
          </table:table-cell>
          <table:table-cell table:style-name="ce38" office:value-type="string">
            <text:p>geschahen</text:p>
          </table:table-cell>
          <table:table-cell office:value-type="string">
            <text:p>geschehend</text:p>
          </table:table-cell>
          <table:table-cell office:value-type="string">
            <text:p>geschehen</text:p>
          </table:table-cell>
          <table:table-cell office:value-type="string">
            <text:p>geschehe</text:p>
          </table:table-cell>
          <table:table-cell office:value-type="string">
            <text:p>gescheht</text:p>
          </table:table-cell>
          <table:table-cell office:value-type="string">
            <text:p>gesch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sch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e / a / e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3">
            <text:p>5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stehen</text:p>
          </table:table-cell>
          <table:table-cell office:value-type="string">
            <text:p>stehe</text:p>
          </table:table-cell>
          <table:table-cell office:value-type="string">
            <text:p>stehst</text:p>
          </table:table-cell>
          <table:table-cell office:value-type="string">
            <text:p>steht</text:p>
          </table:table-cell>
          <table:table-cell table:style-name="ce38" office:value-type="string">
            <text:p>stehen</text:p>
          </table:table-cell>
          <table:table-cell table:style-name="ce38" office:value-type="string">
            <text:p>steht</text:p>
          </table:table-cell>
          <table:table-cell table:style-name="ce38" office:value-type="string">
            <text:p>stehen</text:p>
          </table:table-cell>
          <table:table-cell office:value-type="string">
            <text:p>stand</text:p>
          </table:table-cell>
          <table:table-cell office:value-type="string">
            <text:p>standest</text:p>
          </table:table-cell>
          <table:table-cell office:value-type="string">
            <text:p>stand</text:p>
          </table:table-cell>
          <table:table-cell table:style-name="ce38" office:value-type="string">
            <text:p>standen</text:p>
          </table:table-cell>
          <table:table-cell table:style-name="ce38" office:value-type="string">
            <text:p>standet</text:p>
          </table:table-cell>
          <table:table-cell table:style-name="ce38" office:value-type="string">
            <text:p>standen</text:p>
          </table:table-cell>
          <table:table-cell office:value-type="string">
            <text:p>stehend</text:p>
          </table:table-cell>
          <table:table-cell office:value-type="string">
            <text:p>gestanden</text:p>
          </table:table-cell>
          <table:table-cell office:value-type="string">
            <text:p>steh</text:p>
          </table:table-cell>
          <table:table-cell office:value-type="string">
            <text:p>steht</text:p>
          </table:table-cell>
          <table:table-cell office:value-type="string">
            <text:p>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ge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1">
            <text:p>37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ewinnen</text:p>
          </table:table-cell>
          <table:table-cell office:value-type="string">
            <text:p>gewinne</text:p>
          </table:table-cell>
          <table:table-cell office:value-type="string">
            <text:p>gewinnst</text:p>
          </table:table-cell>
          <table:table-cell office:value-type="string">
            <text:p>gewinnt</text:p>
          </table:table-cell>
          <table:table-cell table:style-name="ce38" office:value-type="string">
            <text:p>gewinnen</text:p>
          </table:table-cell>
          <table:table-cell table:style-name="ce38" office:value-type="string">
            <text:p>gewinnt</text:p>
          </table:table-cell>
          <table:table-cell table:style-name="ce38" office:value-type="string">
            <text:p>gewinnen</text:p>
          </table:table-cell>
          <table:table-cell office:value-type="string">
            <text:p>gewann</text:p>
          </table:table-cell>
          <table:table-cell office:value-type="string">
            <text:p>gewannst</text:p>
          </table:table-cell>
          <table:table-cell office:value-type="string">
            <text:p>gewann</text:p>
          </table:table-cell>
          <table:table-cell table:style-name="ce38" office:value-type="string">
            <text:p>gewannen</text:p>
          </table:table-cell>
          <table:table-cell table:style-name="ce38" office:value-type="string">
            <text:p>gewannt</text:p>
          </table:table-cell>
          <table:table-cell table:style-name="ce38" office:value-type="string">
            <text:p>gewannen</text:p>
          </table:table-cell>
          <table:table-cell office:value-type="string">
            <text:p>gewinnend</text:p>
          </table:table-cell>
          <table:table-cell office:value-type="string">
            <text:p>gewonnen</text:p>
          </table:table-cell>
          <table:table-cell office:value-type="string">
            <text:p>gewinne</text:p>
          </table:table-cell>
          <table:table-cell office:value-type="string">
            <text:p>gewinnt</text:p>
          </table:table-cell>
          <table:table-cell office:value-type="string">
            <text:p>gew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winn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5">
            <text:p>5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ießen</text:p>
          </table:table-cell>
          <table:table-cell office:value-type="string">
            <text:p>gieße</text:p>
          </table:table-cell>
          <table:table-cell table:number-columns-repeated="2" office:value-type="string">
            <text:p>gießt</text:p>
          </table:table-cell>
          <table:table-cell table:style-name="ce38" office:value-type="string">
            <text:p>gießen</text:p>
          </table:table-cell>
          <table:table-cell table:style-name="ce38" office:value-type="string">
            <text:p>gießt</text:p>
          </table:table-cell>
          <table:table-cell table:style-name="ce38" office:value-type="string">
            <text:p>gießen</text:p>
          </table:table-cell>
          <table:table-cell office:value-type="string">
            <text:p>goss</text:p>
          </table:table-cell>
          <table:table-cell office:value-type="string">
            <text:p>gosst</text:p>
          </table:table-cell>
          <table:table-cell office:value-type="string">
            <text:p>goss</text:p>
          </table:table-cell>
          <table:table-cell table:style-name="ce38" office:value-type="string">
            <text:p>gossen</text:p>
          </table:table-cell>
          <table:table-cell table:style-name="ce38" office:value-type="string">
            <text:p>gosst</text:p>
          </table:table-cell>
          <table:table-cell table:style-name="ce38" office:value-type="string">
            <text:p>gossen</text:p>
          </table:table-cell>
          <table:table-cell office:value-type="string">
            <text:p>gießend</text:p>
          </table:table-cell>
          <table:table-cell office:value-type="string">
            <text:p>gegossen</text:p>
          </table:table-cell>
          <table:table-cell office:value-type="string">
            <text:p>gieß</text:p>
          </table:table-cell>
          <table:table-cell office:value-type="string">
            <text:p>gießt</text:p>
          </table:table-cell>
          <table:table-cell office:value-type="string">
            <text:p>g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ie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6">
            <text:p>5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leichen</text:p>
          </table:table-cell>
          <table:table-cell office:value-type="string">
            <text:p>gleiche</text:p>
          </table:table-cell>
          <table:table-cell office:value-type="string">
            <text:p>gleichst</text:p>
          </table:table-cell>
          <table:table-cell office:value-type="string">
            <text:p>gleicht</text:p>
          </table:table-cell>
          <table:table-cell table:style-name="ce38" office:value-type="string">
            <text:p>gleichen</text:p>
          </table:table-cell>
          <table:table-cell table:style-name="ce38" office:value-type="string">
            <text:p>gleicht</text:p>
          </table:table-cell>
          <table:table-cell table:style-name="ce38" office:value-type="string">
            <text:p>gleichen</text:p>
          </table:table-cell>
          <table:table-cell office:value-type="string">
            <text:p>glich</text:p>
          </table:table-cell>
          <table:table-cell office:value-type="string">
            <text:p>glichst</text:p>
          </table:table-cell>
          <table:table-cell office:value-type="string">
            <text:p>glich</text:p>
          </table:table-cell>
          <table:table-cell table:style-name="ce38" office:value-type="string">
            <text:p>glichen</text:p>
          </table:table-cell>
          <table:table-cell table:style-name="ce38" office:value-type="string">
            <text:p>glicht</text:p>
          </table:table-cell>
          <table:table-cell table:style-name="ce38" office:value-type="string">
            <text:p>glichen</text:p>
          </table:table-cell>
          <table:table-cell office:value-type="string">
            <text:p>gleichend</text:p>
          </table:table-cell>
          <table:table-cell office:value-type="string">
            <text:p>geglichen</text:p>
          </table:table-cell>
          <table:table-cell office:value-type="string">
            <text:p>gleich</text:p>
          </table:table-cell>
          <table:table-cell office:value-type="string">
            <text:p>gleicht</text:p>
          </table:table-cell>
          <table:table-cell office:value-type="string">
            <text:p>g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l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7">
            <text:p>5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leiten</text:p>
          </table:table-cell>
          <table:table-cell office:value-type="string">
            <text:p>gleite</text:p>
          </table:table-cell>
          <table:table-cell office:value-type="string">
            <text:p>gleitest</text:p>
          </table:table-cell>
          <table:table-cell office:value-type="string">
            <text:p>gleitet</text:p>
          </table:table-cell>
          <table:table-cell table:style-name="ce38" office:value-type="string">
            <text:p>gleiten</text:p>
          </table:table-cell>
          <table:table-cell table:style-name="ce38" office:value-type="string">
            <text:p>gleitet</text:p>
          </table:table-cell>
          <table:table-cell table:style-name="ce38" office:value-type="string">
            <text:p>gleiten</text:p>
          </table:table-cell>
          <table:table-cell office:value-type="string">
            <text:p>glitt</text:p>
          </table:table-cell>
          <table:table-cell office:value-type="string">
            <text:p>glittst</text:p>
          </table:table-cell>
          <table:table-cell office:value-type="string">
            <text:p>glitt</text:p>
          </table:table-cell>
          <table:table-cell table:style-name="ce38" office:value-type="string">
            <text:p>glitten</text:p>
          </table:table-cell>
          <table:table-cell table:style-name="ce38" office:value-type="string">
            <text:p>glitt</text:p>
          </table:table-cell>
          <table:table-cell table:style-name="ce38" office:value-type="string">
            <text:p>glitten</text:p>
          </table:table-cell>
          <table:table-cell office:value-type="string">
            <text:p>gleitend</text:p>
          </table:table-cell>
          <table:table-cell office:value-type="string">
            <text:p>geglitten</text:p>
          </table:table-cell>
          <table:table-cell office:value-type="string">
            <text:p>gleite</text:p>
          </table:table-cell>
          <table:table-cell office:value-type="string">
            <text:p>gleitet</text:p>
          </table:table-cell>
          <table:table-cell office:value-type="string">
            <text:p>gl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lei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tt / it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8">
            <text:p>5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limmen</text:p>
          </table:table-cell>
          <table:table-cell office:value-type="string">
            <text:p>glimme</text:p>
          </table:table-cell>
          <table:table-cell office:value-type="string">
            <text:p>glimmst</text:p>
          </table:table-cell>
          <table:table-cell office:value-type="string">
            <text:p>glimmt</text:p>
          </table:table-cell>
          <table:table-cell table:style-name="ce38" office:value-type="string">
            <text:p>glimmen</text:p>
          </table:table-cell>
          <table:table-cell table:style-name="ce38" office:value-type="string">
            <text:p>glimmt</text:p>
          </table:table-cell>
          <table:table-cell table:style-name="ce38" office:value-type="string">
            <text:p>glimmen</text:p>
          </table:table-cell>
          <table:table-cell office:value-type="string">
            <text:p>glomm</text:p>
          </table:table-cell>
          <table:table-cell office:value-type="string">
            <text:p>glommst</text:p>
          </table:table-cell>
          <table:table-cell office:value-type="string">
            <text:p>glomm</text:p>
          </table:table-cell>
          <table:table-cell table:style-name="ce38" office:value-type="string">
            <text:p>glommen</text:p>
          </table:table-cell>
          <table:table-cell table:style-name="ce38" office:value-type="string">
            <text:p>glommt</text:p>
          </table:table-cell>
          <table:table-cell table:style-name="ce38" office:value-type="string">
            <text:p>glommen</text:p>
          </table:table-cell>
          <table:table-cell office:value-type="string">
            <text:p>glimmend</text:p>
          </table:table-cell>
          <table:table-cell office:value-type="string">
            <text:p>geglommen</text:p>
          </table:table-cell>
          <table:table-cell office:value-type="string">
            <text:p>glimme</text:p>
          </table:table-cell>
          <table:table-cell office:value-type="string">
            <text:p>glimmt</text:p>
          </table:table-cell>
          <table:table-cell office:value-type="string">
            <text:p>gli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limm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9">
            <text:p>5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raben</text:p>
          </table:table-cell>
          <table:table-cell office:value-type="string">
            <text:p>grabe</text:p>
          </table:table-cell>
          <table:table-cell office:value-type="string">
            <text:p>gräbst</text:p>
          </table:table-cell>
          <table:table-cell office:value-type="string">
            <text:p>gräbt</text:p>
          </table:table-cell>
          <table:table-cell table:style-name="ce38" office:value-type="string">
            <text:p>graben</text:p>
          </table:table-cell>
          <table:table-cell table:style-name="ce38" office:value-type="string">
            <text:p>grabt</text:p>
          </table:table-cell>
          <table:table-cell table:style-name="ce38" office:value-type="string">
            <text:p>graben</text:p>
          </table:table-cell>
          <table:table-cell office:value-type="string">
            <text:p>grub</text:p>
          </table:table-cell>
          <table:table-cell office:value-type="string">
            <text:p>grubst</text:p>
          </table:table-cell>
          <table:table-cell office:value-type="string">
            <text:p>grub</text:p>
          </table:table-cell>
          <table:table-cell table:style-name="ce38" office:value-type="string">
            <text:p>gruben</text:p>
          </table:table-cell>
          <table:table-cell table:style-name="ce38" office:value-type="string">
            <text:p>grubt</text:p>
          </table:table-cell>
          <table:table-cell table:style-name="ce38" office:value-type="string">
            <text:p>gruben</text:p>
          </table:table-cell>
          <table:table-cell office:value-type="string">
            <text:p>grabend</text:p>
          </table:table-cell>
          <table:table-cell office:value-type="string">
            <text:p>gegraben</text:p>
          </table:table-cell>
          <table:table-cell office:value-type="string">
            <text:p>grabe</text:p>
          </table:table-cell>
          <table:table-cell office:value-type="string">
            <text:p>grabt</text:p>
          </table:table-cell>
          <table:table-cell office:value-type="string">
            <text:p>gra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a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0">
            <text:p>6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greifen</text:p>
          </table:table-cell>
          <table:table-cell office:value-type="string">
            <text:p>greife</text:p>
          </table:table-cell>
          <table:table-cell office:value-type="string">
            <text:p>greifst</text:p>
          </table:table-cell>
          <table:table-cell office:value-type="string">
            <text:p>greift</text:p>
          </table:table-cell>
          <table:table-cell table:style-name="ce38" office:value-type="string">
            <text:p>greifen</text:p>
          </table:table-cell>
          <table:table-cell table:style-name="ce38" office:value-type="string">
            <text:p>greift</text:p>
          </table:table-cell>
          <table:table-cell table:style-name="ce38" office:value-type="string">
            <text:p>greifen</text:p>
          </table:table-cell>
          <table:table-cell office:value-type="string">
            <text:p>griff</text:p>
          </table:table-cell>
          <table:table-cell office:value-type="string">
            <text:p>griffst</text:p>
          </table:table-cell>
          <table:table-cell office:value-type="string">
            <text:p>griff</text:p>
          </table:table-cell>
          <table:table-cell table:style-name="ce38" office:value-type="string">
            <text:p>griffen</text:p>
          </table:table-cell>
          <table:table-cell table:style-name="ce38" office:value-type="string">
            <text:p>grifft</text:p>
          </table:table-cell>
          <table:table-cell table:style-name="ce38" office:value-type="string">
            <text:p>griffen</text:p>
          </table:table-cell>
          <table:table-cell office:value-type="string">
            <text:p>greifend</text:p>
          </table:table-cell>
          <table:table-cell office:value-type="string">
            <text:p>gegriffen</text:p>
          </table:table-cell>
          <table:table-cell office:value-type="string">
            <text:p>greif</text:p>
          </table:table-cell>
          <table:table-cell office:value-type="string">
            <text:p>greift</text:p>
          </table:table-cell>
          <table:table-cell office:value-type="string">
            <text:p>gr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ei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1">
            <text:p>6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haben</text:p>
          </table:table-cell>
          <table:table-cell office:value-type="string">
            <text:p>habe</text:p>
          </table:table-cell>
          <table:table-cell office:value-type="string">
            <text:p>hast</text:p>
          </table:table-cell>
          <table:table-cell office:value-type="string">
            <text:p>hat</text:p>
          </table:table-cell>
          <table:table-cell table:style-name="ce38" office:value-type="string">
            <text:p>haben</text:p>
          </table:table-cell>
          <table:table-cell table:style-name="ce38" office:value-type="string">
            <text:p>habt</text:p>
          </table:table-cell>
          <table:table-cell table:style-name="ce38" office:value-type="string">
            <text:p>haben</text:p>
          </table:table-cell>
          <table:table-cell office:value-type="string">
            <text:p>hatte</text:p>
          </table:table-cell>
          <table:table-cell office:value-type="string">
            <text:p>hattest</text:p>
          </table:table-cell>
          <table:table-cell office:value-type="string">
            <text:p>hatte</text:p>
          </table:table-cell>
          <table:table-cell table:style-name="ce38" office:value-type="string">
            <text:p>hatten</text:p>
          </table:table-cell>
          <table:table-cell table:style-name="ce38" office:value-type="string">
            <text:p>hattet</text:p>
          </table:table-cell>
          <table:table-cell table:style-name="ce38" office:value-type="string">
            <text:p>hatten</text:p>
          </table:table-cell>
          <table:table-cell office:value-type="string">
            <text:p>habend</text:p>
          </table:table-cell>
          <table:table-cell office:value-type="string">
            <text:p>gehabt</text:p>
          </table:table-cell>
          <table:table-cell office:value-type="string">
            <text:p>hab</text:p>
          </table:table-cell>
          <table:table-cell office:value-type="string">
            <text:p>habt</text:p>
          </table:table-cell>
          <table:table-cell office:value-type="string">
            <text:p>ha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a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tt / bt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uxilary</text:p>
          </table:table-cell>
          <table:table-cell table:style-name="ce45" office:value-type="string">
            <text:p>*</text:p>
          </table:table-cell>
          <table:table-cell table:style-name="ce42" office:value-type="float" office:value="62">
            <text:p>6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halten</text:p>
          </table:table-cell>
          <table:table-cell office:value-type="string">
            <text:p>halte</text:p>
          </table:table-cell>
          <table:table-cell office:value-type="string">
            <text:p>hältst</text:p>
          </table:table-cell>
          <table:table-cell office:value-type="string">
            <text:p>hält</text:p>
          </table:table-cell>
          <table:table-cell table:style-name="ce38" office:value-type="string">
            <text:p>halten</text:p>
          </table:table-cell>
          <table:table-cell table:style-name="ce38" office:value-type="string">
            <text:p>haltet</text:p>
          </table:table-cell>
          <table:table-cell table:style-name="ce38" office:value-type="string">
            <text:p>halten</text:p>
          </table:table-cell>
          <table:table-cell office:value-type="string">
            <text:p>hielt</text:p>
          </table:table-cell>
          <table:table-cell office:value-type="string">
            <text:p>hieltst</text:p>
          </table:table-cell>
          <table:table-cell office:value-type="string">
            <text:p>hielt</text:p>
          </table:table-cell>
          <table:table-cell table:style-name="ce38" office:value-type="string">
            <text:p>hielten</text:p>
          </table:table-cell>
          <table:table-cell table:style-name="ce38" office:value-type="string">
            <text:p>hielt</text:p>
          </table:table-cell>
          <table:table-cell table:style-name="ce38" office:value-type="string">
            <text:p>hielten</text:p>
          </table:table-cell>
          <table:table-cell office:value-type="string">
            <text:p>haltend</text:p>
          </table:table-cell>
          <table:table-cell office:value-type="string">
            <text:p>gehalten</text:p>
          </table:table-cell>
          <table:table-cell office:value-type="string">
            <text:p>halte</text:p>
          </table:table-cell>
          <table:table-cell office:value-type="string">
            <text:p>haltet</text:p>
          </table:table-cell>
          <table:table-cell office:value-type="string">
            <text:p>hal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al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3">
            <text:p>6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halten</text:p>
          </table:table-cell>
          <table:table-cell office:value-type="string">
            <text:p>behalte</text:p>
          </table:table-cell>
          <table:table-cell office:value-type="string">
            <text:p>behältst</text:p>
          </table:table-cell>
          <table:table-cell office:value-type="string">
            <text:p>behält</text:p>
          </table:table-cell>
          <table:table-cell table:style-name="ce38" office:value-type="string">
            <text:p>behalten</text:p>
          </table:table-cell>
          <table:table-cell table:style-name="ce38" office:value-type="string">
            <text:p>behaltet</text:p>
          </table:table-cell>
          <table:table-cell table:style-name="ce38" office:value-type="string">
            <text:p>behalten</text:p>
          </table:table-cell>
          <table:table-cell office:value-type="string">
            <text:p>behielt</text:p>
          </table:table-cell>
          <table:table-cell office:value-type="string">
            <text:p>behieltst</text:p>
          </table:table-cell>
          <table:table-cell office:value-type="string">
            <text:p>behielt</text:p>
          </table:table-cell>
          <table:table-cell table:style-name="ce38" office:value-type="string">
            <text:p>behielten</text:p>
          </table:table-cell>
          <table:table-cell table:style-name="ce38" office:value-type="string">
            <text:p>behielt</text:p>
          </table:table-cell>
          <table:table-cell table:style-name="ce38" office:value-type="string">
            <text:p>behielten</text:p>
          </table:table-cell>
          <table:table-cell office:value-type="string">
            <text:p>behaltend</text:p>
          </table:table-cell>
          <table:table-cell table:number-columns-repeated="2" office:value-type="string">
            <text:p>behalte</text:p>
          </table:table-cell>
          <table:table-cell office:value-type="string">
            <text:p>behaltet</text:p>
          </table:table-cell>
          <table:table-cell office:value-type="string">
            <text:p>behal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hal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behaben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3">
            <text:p>6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hängen</text:p>
          </table:table-cell>
          <table:table-cell office:value-type="string">
            <text:p>hänge</text:p>
          </table:table-cell>
          <table:table-cell office:value-type="string">
            <text:p>hängst</text:p>
          </table:table-cell>
          <table:table-cell office:value-type="string">
            <text:p>hängt</text:p>
          </table:table-cell>
          <table:table-cell table:style-name="ce38" office:value-type="string">
            <text:p>hängen</text:p>
          </table:table-cell>
          <table:table-cell table:style-name="ce38" office:value-type="string">
            <text:p>hängt</text:p>
          </table:table-cell>
          <table:table-cell table:style-name="ce38" office:value-type="string">
            <text:p>hängen</text:p>
          </table:table-cell>
          <table:table-cell office:value-type="string">
            <text:p>hing</text:p>
          </table:table-cell>
          <table:table-cell office:value-type="string">
            <text:p>hingst</text:p>
          </table:table-cell>
          <table:table-cell office:value-type="string">
            <text:p>hing</text:p>
          </table:table-cell>
          <table:table-cell table:style-name="ce38" office:value-type="string">
            <text:p>hingen</text:p>
          </table:table-cell>
          <table:table-cell table:style-name="ce38" office:value-type="string">
            <text:p>hingt</text:p>
          </table:table-cell>
          <table:table-cell table:style-name="ce38" office:value-type="string">
            <text:p>hingen</text:p>
          </table:table-cell>
          <table:table-cell office:value-type="string">
            <text:p>hängend</text:p>
          </table:table-cell>
          <table:table-cell office:value-type="string">
            <text:p>gehangen</text:p>
          </table:table-cell>
          <table:table-cell office:value-type="string">
            <text:p>hänge</text:p>
          </table:table-cell>
          <table:table-cell office:value-type="string">
            <text:p>hängt</text:p>
          </table:table-cell>
          <table:table-cell office:value-type="string">
            <text:p>hä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äng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i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4">
            <text:p>6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heben</text:p>
          </table:table-cell>
          <table:table-cell office:value-type="string">
            <text:p>hebe</text:p>
          </table:table-cell>
          <table:table-cell office:value-type="string">
            <text:p>hebst</text:p>
          </table:table-cell>
          <table:table-cell office:value-type="string">
            <text:p>hebt</text:p>
          </table:table-cell>
          <table:table-cell table:style-name="ce38" office:value-type="string">
            <text:p>heben</text:p>
          </table:table-cell>
          <table:table-cell table:style-name="ce38" office:value-type="string">
            <text:p>hebt</text:p>
          </table:table-cell>
          <table:table-cell table:style-name="ce38" office:value-type="string">
            <text:p>heben</text:p>
          </table:table-cell>
          <table:table-cell office:value-type="string">
            <text:p>hob</text:p>
          </table:table-cell>
          <table:table-cell office:value-type="string">
            <text:p>hobst</text:p>
          </table:table-cell>
          <table:table-cell office:value-type="string">
            <text:p>hob</text:p>
          </table:table-cell>
          <table:table-cell table:style-name="ce38" office:value-type="string">
            <text:p>hoben</text:p>
          </table:table-cell>
          <table:table-cell table:style-name="ce38" office:value-type="string">
            <text:p>hobt</text:p>
          </table:table-cell>
          <table:table-cell table:style-name="ce38" office:value-type="string">
            <text:p>hoben</text:p>
          </table:table-cell>
          <table:table-cell office:value-type="string">
            <text:p>hebend</text:p>
          </table:table-cell>
          <table:table-cell office:value-type="string">
            <text:p>gehoben</text:p>
          </table:table-cell>
          <table:table-cell office:value-type="string">
            <text:p>hebe</text:p>
          </table:table-cell>
          <table:table-cell office:value-type="string">
            <text:p>hebt</text:p>
          </table:table-cell>
          <table:table-cell office:value-type="string">
            <text:p>h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5">
            <text:p>6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heißen</text:p>
          </table:table-cell>
          <table:table-cell office:value-type="string">
            <text:p>heiße</text:p>
          </table:table-cell>
          <table:table-cell table:number-columns-repeated="2" office:value-type="string">
            <text:p>heißt</text:p>
          </table:table-cell>
          <table:table-cell table:style-name="ce38" office:value-type="string">
            <text:p>heißen</text:p>
          </table:table-cell>
          <table:table-cell table:style-name="ce38" office:value-type="string">
            <text:p>heißt</text:p>
          </table:table-cell>
          <table:table-cell table:style-name="ce38" office:value-type="string">
            <text:p>heißen</text:p>
          </table:table-cell>
          <table:table-cell office:value-type="string">
            <text:p>hieß</text:p>
          </table:table-cell>
          <table:table-cell office:value-type="string">
            <text:p>hießt</text:p>
          </table:table-cell>
          <table:table-cell office:value-type="string">
            <text:p>hieß</text:p>
          </table:table-cell>
          <table:table-cell table:style-name="ce38" office:value-type="string">
            <text:p>hießen</text:p>
          </table:table-cell>
          <table:table-cell table:style-name="ce38" office:value-type="string">
            <text:p>hießt</text:p>
          </table:table-cell>
          <table:table-cell table:style-name="ce38" office:value-type="string">
            <text:p>hießen</text:p>
          </table:table-cell>
          <table:table-cell office:value-type="string">
            <text:p>heißend</text:p>
          </table:table-cell>
          <table:table-cell office:value-type="string">
            <text:p>geheißen</text:p>
          </table:table-cell>
          <table:table-cell office:value-type="string">
            <text:p>heiß</text:p>
          </table:table-cell>
          <table:table-cell office:value-type="string">
            <text:p>heißt</text:p>
          </table:table-cell>
          <table:table-cell office:value-type="string">
            <text:p>h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iß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ei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6">
            <text:p>6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helfen</text:p>
          </table:table-cell>
          <table:table-cell office:value-type="string">
            <text:p>helfe</text:p>
          </table:table-cell>
          <table:table-cell office:value-type="string">
            <text:p>hilfst</text:p>
          </table:table-cell>
          <table:table-cell office:value-type="string">
            <text:p>hilft</text:p>
          </table:table-cell>
          <table:table-cell table:style-name="ce38" office:value-type="string">
            <text:p>helfen</text:p>
          </table:table-cell>
          <table:table-cell table:style-name="ce38" office:value-type="string">
            <text:p>helft</text:p>
          </table:table-cell>
          <table:table-cell table:style-name="ce38" office:value-type="string">
            <text:p>helfen</text:p>
          </table:table-cell>
          <table:table-cell office:value-type="string">
            <text:p>half</text:p>
          </table:table-cell>
          <table:table-cell office:value-type="string">
            <text:p>halfst</text:p>
          </table:table-cell>
          <table:table-cell office:value-type="string">
            <text:p>half</text:p>
          </table:table-cell>
          <table:table-cell table:style-name="ce38" office:value-type="string">
            <text:p>halfen</text:p>
          </table:table-cell>
          <table:table-cell table:style-name="ce38" office:value-type="string">
            <text:p>halft</text:p>
          </table:table-cell>
          <table:table-cell table:style-name="ce38" office:value-type="string">
            <text:p>halfen</text:p>
          </table:table-cell>
          <table:table-cell office:value-type="string">
            <text:p>helfend</text:p>
          </table:table-cell>
          <table:table-cell office:value-type="string">
            <text:p>geholfen</text:p>
          </table:table-cell>
          <table:table-cell office:value-type="string">
            <text:p>hilf</text:p>
          </table:table-cell>
          <table:table-cell office:value-type="string">
            <text:p>helft</text:p>
          </table:table-cell>
          <table:table-cell office:value-type="string">
            <text:p>hel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l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7">
            <text:p>6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ennen</text:p>
          </table:table-cell>
          <table:table-cell office:value-type="string">
            <text:p>kenne</text:p>
          </table:table-cell>
          <table:table-cell office:value-type="string">
            <text:p>kennst</text:p>
          </table:table-cell>
          <table:table-cell office:value-type="string">
            <text:p>kennt</text:p>
          </table:table-cell>
          <table:table-cell table:style-name="ce38" office:value-type="string">
            <text:p>kennen</text:p>
          </table:table-cell>
          <table:table-cell table:style-name="ce38" office:value-type="string">
            <text:p>kennt</text:p>
          </table:table-cell>
          <table:table-cell table:style-name="ce38" office:value-type="string">
            <text:p>kennen</text:p>
          </table:table-cell>
          <table:table-cell office:value-type="string">
            <text:p>kannte</text:p>
          </table:table-cell>
          <table:table-cell office:value-type="string">
            <text:p>kanntest</text:p>
          </table:table-cell>
          <table:table-cell office:value-type="string">
            <text:p>kannte</text:p>
          </table:table-cell>
          <table:table-cell table:style-name="ce38" office:value-type="string">
            <text:p>kannten</text:p>
          </table:table-cell>
          <table:table-cell table:style-name="ce38" office:value-type="string">
            <text:p>kanntet</text:p>
          </table:table-cell>
          <table:table-cell table:style-name="ce38" office:value-type="string">
            <text:p>kannten</text:p>
          </table:table-cell>
          <table:table-cell office:value-type="string">
            <text:p>kennend</text:p>
          </table:table-cell>
          <table:table-cell office:value-type="string">
            <text:p>gekannt</text:p>
          </table:table-cell>
          <table:table-cell office:value-type="string">
            <text:p>kenne</text:p>
          </table:table-cell>
          <table:table-cell office:value-type="string">
            <text:p>kennt</text:p>
          </table:table-cell>
          <table:table-cell office:value-type="string">
            <text:p>k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fmodal</text:p>
          </table:table-cell>
          <table:table-cell table:style-name="ce45" office:value-type="string">
            <text:p>*</text:p>
          </table:table-cell>
          <table:table-cell table:style-name="ce42" office:value-type="float" office:value="68">
            <text:p>6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lingen</text:p>
          </table:table-cell>
          <table:table-cell office:value-type="string">
            <text:p>klinge</text:p>
          </table:table-cell>
          <table:table-cell office:value-type="string">
            <text:p>klingst</text:p>
          </table:table-cell>
          <table:table-cell office:value-type="string">
            <text:p>klingt</text:p>
          </table:table-cell>
          <table:table-cell table:style-name="ce38" office:value-type="string">
            <text:p>klingen</text:p>
          </table:table-cell>
          <table:table-cell table:style-name="ce38" office:value-type="string">
            <text:p>klingt</text:p>
          </table:table-cell>
          <table:table-cell table:style-name="ce38" office:value-type="string">
            <text:p>klingen</text:p>
          </table:table-cell>
          <table:table-cell office:value-type="string">
            <text:p>klang</text:p>
          </table:table-cell>
          <table:table-cell office:value-type="string">
            <text:p>klangst</text:p>
          </table:table-cell>
          <table:table-cell office:value-type="string">
            <text:p>klang</text:p>
          </table:table-cell>
          <table:table-cell table:style-name="ce38" office:value-type="string">
            <text:p>klangen</text:p>
          </table:table-cell>
          <table:table-cell table:style-name="ce38" office:value-type="string">
            <text:p>klangt</text:p>
          </table:table-cell>
          <table:table-cell table:style-name="ce38" office:value-type="string">
            <text:p>klangen</text:p>
          </table:table-cell>
          <table:table-cell office:value-type="string">
            <text:p>klingend</text:p>
          </table:table-cell>
          <table:table-cell office:value-type="string">
            <text:p>geklungen</text:p>
          </table:table-cell>
          <table:table-cell office:value-type="string">
            <text:p>kling</text:p>
          </table:table-cell>
          <table:table-cell office:value-type="string">
            <text:p>klingt</text:p>
          </table:table-cell>
          <table:table-cell office:value-type="string">
            <text:p>k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l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69">
            <text:p>6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neifen</text:p>
          </table:table-cell>
          <table:table-cell office:value-type="string">
            <text:p>kneife</text:p>
          </table:table-cell>
          <table:table-cell office:value-type="string">
            <text:p>kneifst</text:p>
          </table:table-cell>
          <table:table-cell office:value-type="string">
            <text:p>kneift</text:p>
          </table:table-cell>
          <table:table-cell table:style-name="ce38" office:value-type="string">
            <text:p>kneifen</text:p>
          </table:table-cell>
          <table:table-cell table:style-name="ce38" office:value-type="string">
            <text:p>kneift</text:p>
          </table:table-cell>
          <table:table-cell table:style-name="ce38" office:value-type="string">
            <text:p>kneifen</text:p>
          </table:table-cell>
          <table:table-cell office:value-type="string">
            <text:p>kniff</text:p>
          </table:table-cell>
          <table:table-cell office:value-type="string">
            <text:p>kniffst</text:p>
          </table:table-cell>
          <table:table-cell office:value-type="string">
            <text:p>kniff</text:p>
          </table:table-cell>
          <table:table-cell table:style-name="ce38" office:value-type="string">
            <text:p>kniffen</text:p>
          </table:table-cell>
          <table:table-cell table:style-name="ce38" office:value-type="string">
            <text:p>knifft</text:p>
          </table:table-cell>
          <table:table-cell table:style-name="ce38" office:value-type="string">
            <text:p>kniffen</text:p>
          </table:table-cell>
          <table:table-cell office:value-type="string">
            <text:p>kneifend</text:p>
          </table:table-cell>
          <table:table-cell office:value-type="string">
            <text:p>gekniffen</text:p>
          </table:table-cell>
          <table:table-cell office:value-type="string">
            <text:p>kneif</text:p>
          </table:table-cell>
          <table:table-cell office:value-type="string">
            <text:p>kneift</text:p>
          </table:table-cell>
          <table:table-cell office:value-type="string">
            <text:p>kn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neifen</text:p>
          </table:table-cell>
          <table:table-cell table:style-name="ce45" office:value-type="string">
            <text:p>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0">
            <text:p>7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ommen</text:p>
          </table:table-cell>
          <table:table-cell office:value-type="string">
            <text:p>komme</text:p>
          </table:table-cell>
          <table:table-cell office:value-type="string">
            <text:p>kommst</text:p>
          </table:table-cell>
          <table:table-cell office:value-type="string">
            <text:p>kommt</text:p>
          </table:table-cell>
          <table:table-cell table:style-name="ce38" office:value-type="string">
            <text:p>kommen</text:p>
          </table:table-cell>
          <table:table-cell table:style-name="ce38" office:value-type="string">
            <text:p>kommt</text:p>
          </table:table-cell>
          <table:table-cell table:style-name="ce38" office:value-type="string">
            <text:p>kommen</text:p>
          </table:table-cell>
          <table:table-cell office:value-type="string">
            <text:p>kam</text:p>
          </table:table-cell>
          <table:table-cell office:value-type="string">
            <text:p>kamst</text:p>
          </table:table-cell>
          <table:table-cell office:value-type="string">
            <text:p>kam</text:p>
          </table:table-cell>
          <table:table-cell table:style-name="ce38" office:value-type="string">
            <text:p>kamen</text:p>
          </table:table-cell>
          <table:table-cell table:style-name="ce38" office:value-type="string">
            <text:p>kamt</text:p>
          </table:table-cell>
          <table:table-cell table:style-name="ce38" office:value-type="string">
            <text:p>kamen</text:p>
          </table:table-cell>
          <table:table-cell office:value-type="string">
            <text:p>kommend</text:p>
          </table:table-cell>
          <table:table-cell office:value-type="string">
            <text:p>gekommen</text:p>
          </table:table-cell>
          <table:table-cell office:value-type="string">
            <text:p>komm</text:p>
          </table:table-cell>
          <table:table-cell office:value-type="string">
            <text:p>kommt</text:p>
          </table:table-cell>
          <table:table-cell office:value-type="string">
            <text:p>ko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omm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1">
            <text:p>7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önnen</text:p>
          </table:table-cell>
          <table:table-cell office:value-type="string">
            <text:p>kann</text:p>
          </table:table-cell>
          <table:table-cell office:value-type="string">
            <text:p>kannst</text:p>
          </table:table-cell>
          <table:table-cell office:value-type="string">
            <text:p>kann</text:p>
          </table:table-cell>
          <table:table-cell table:style-name="ce38" office:value-type="string">
            <text:p>können</text:p>
          </table:table-cell>
          <table:table-cell table:style-name="ce38" office:value-type="string">
            <text:p>könnt</text:p>
          </table:table-cell>
          <table:table-cell table:style-name="ce38" office:value-type="string">
            <text:p>können</text:p>
          </table:table-cell>
          <table:table-cell office:value-type="string">
            <text:p>konnte</text:p>
          </table:table-cell>
          <table:table-cell office:value-type="string">
            <text:p>konntest</text:p>
          </table:table-cell>
          <table:table-cell office:value-type="string">
            <text:p>konnte</text:p>
          </table:table-cell>
          <table:table-cell table:style-name="ce38" office:value-type="string">
            <text:p>konnten</text:p>
          </table:table-cell>
          <table:table-cell table:style-name="ce38" office:value-type="string">
            <text:p>konntet</text:p>
          </table:table-cell>
          <table:table-cell table:style-name="ce38" office:value-type="string">
            <text:p>konnten</text:p>
          </table:table-cell>
          <table:table-cell office:value-type="string">
            <text:p>könnend</text:p>
          </table:table-cell>
          <table:table-cell office:value-type="string">
            <text:p>gekonnt</text:p>
          </table:table-cell>
          <table:table-cell office:value-type="string">
            <text:p>könne</text:p>
          </table:table-cell>
          <table:table-cell office:value-type="string">
            <text:p>könnt</text:p>
          </table:table-cell>
          <table:table-cell office:value-type="string">
            <text:p>kö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önn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u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Modal</text:p>
          </table:table-cell>
          <table:table-cell table:style-name="ce45" office:value-type="string">
            <text:p>*</text:p>
          </table:table-cell>
          <table:table-cell table:style-name="ce42" office:value-type="float" office:value="72">
            <text:p>7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oppeln</text:p>
          </table:table-cell>
          <table:table-cell office:value-type="string">
            <text:p>kopple</text:p>
          </table:table-cell>
          <table:table-cell office:value-type="string">
            <text:p>koppelst</text:p>
          </table:table-cell>
          <table:table-cell office:value-type="string">
            <text:p>koppelt</text:p>
          </table:table-cell>
          <table:table-cell table:style-name="ce38" office:value-type="string">
            <text:p>koppeln</text:p>
          </table:table-cell>
          <table:table-cell table:style-name="ce38" office:value-type="string">
            <text:p>koppelt</text:p>
          </table:table-cell>
          <table:table-cell table:style-name="ce38" office:value-type="string">
            <text:p>koppeln</text:p>
          </table:table-cell>
          <table:table-cell office:value-type="string">
            <text:p>koppelt</text:p>
          </table:table-cell>
          <table:table-cell office:value-type="string">
            <text:p>koppelte</text:p>
          </table:table-cell>
          <table:table-cell office:value-type="string">
            <text:p>koppeltest</text:p>
          </table:table-cell>
          <table:table-cell table:style-name="ce38" office:value-type="string">
            <text:p>koppeltet</text:p>
          </table:table-cell>
          <table:table-cell table:style-name="ce38" office:value-type="string">
            <text:p>koppelten</text:p>
          </table:table-cell>
          <table:table-cell table:style-name="ce38" office:value-type="string">
            <text:p>koppeltet</text:p>
          </table:table-cell>
          <table:table-cell office:value-type="string">
            <text:p>koppelnd</text:p>
          </table:table-cell>
          <table:table-cell office:value-type="string">
            <text:p>gekoppelt</text:p>
          </table:table-cell>
          <table:table-cell office:value-type="string">
            <text:p>kopple</text:p>
          </table:table-cell>
          <table:table-cell office:value-type="string">
            <text:p>koppelt</text:p>
          </table:table-cell>
          <table:table-cell office:value-type="string">
            <text:p>koppel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oppel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*</text:p>
          </table:table-cell>
          <table:table-cell table:style-name="ce45" table:number-columns-repeated="3"/>
          <table:table-cell table:style-name="ce42"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riechen</text:p>
          </table:table-cell>
          <table:table-cell office:value-type="string">
            <text:p>krieche</text:p>
          </table:table-cell>
          <table:table-cell office:value-type="string">
            <text:p>kriechst</text:p>
          </table:table-cell>
          <table:table-cell office:value-type="string">
            <text:p>kriecht</text:p>
          </table:table-cell>
          <table:table-cell table:style-name="ce38" office:value-type="string">
            <text:p>kriechen</text:p>
          </table:table-cell>
          <table:table-cell table:style-name="ce38" office:value-type="string">
            <text:p>kriecht</text:p>
          </table:table-cell>
          <table:table-cell table:style-name="ce38" office:value-type="string">
            <text:p>kriechen</text:p>
          </table:table-cell>
          <table:table-cell office:value-type="string">
            <text:p>kroch</text:p>
          </table:table-cell>
          <table:table-cell office:value-type="string">
            <text:p>krochst</text:p>
          </table:table-cell>
          <table:table-cell office:value-type="string">
            <text:p>kroch</text:p>
          </table:table-cell>
          <table:table-cell table:style-name="ce38" office:value-type="string">
            <text:p>krochen</text:p>
          </table:table-cell>
          <table:table-cell table:style-name="ce38" office:value-type="string">
            <text:p>krocht</text:p>
          </table:table-cell>
          <table:table-cell table:style-name="ce38" office:value-type="string">
            <text:p>krochen</text:p>
          </table:table-cell>
          <table:table-cell office:value-type="string">
            <text:p>kriechend</text:p>
          </table:table-cell>
          <table:table-cell office:value-type="string">
            <text:p>gekrochen</text:p>
          </table:table-cell>
          <table:table-cell office:value-type="string">
            <text:p>krieche</text:p>
          </table:table-cell>
          <table:table-cell office:value-type="string">
            <text:p>kriecht</text:p>
          </table:table-cell>
          <table:table-cell office:value-type="string">
            <text:p>kri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riec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3">
            <text:p>7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kuppeln</text:p>
          </table:table-cell>
          <table:table-cell office:value-type="string">
            <text:p>kupple</text:p>
          </table:table-cell>
          <table:table-cell office:value-type="string">
            <text:p>kuppelst</text:p>
          </table:table-cell>
          <table:table-cell office:value-type="string">
            <text:p>kuppelt</text:p>
          </table:table-cell>
          <table:table-cell table:style-name="ce38" office:value-type="string">
            <text:p>kuppeln</text:p>
          </table:table-cell>
          <table:table-cell table:style-name="ce38" office:value-type="string">
            <text:p>kuppelt</text:p>
          </table:table-cell>
          <table:table-cell table:style-name="ce38" office:value-type="string">
            <text:p>kuppeln</text:p>
          </table:table-cell>
          <table:table-cell office:value-type="string">
            <text:p>kuppelt</text:p>
          </table:table-cell>
          <table:table-cell office:value-type="string">
            <text:p>kuppelte</text:p>
          </table:table-cell>
          <table:table-cell office:value-type="string">
            <text:p>kuppeltest</text:p>
          </table:table-cell>
          <table:table-cell table:style-name="ce38" office:value-type="string">
            <text:p>kuppeltet</text:p>
          </table:table-cell>
          <table:table-cell table:style-name="ce38" office:value-type="string">
            <text:p>kuppelten</text:p>
          </table:table-cell>
          <table:table-cell table:style-name="ce38" office:value-type="string">
            <text:p>kuppeltet</text:p>
          </table:table-cell>
          <table:table-cell office:value-type="string">
            <text:p>kuppelnd</text:p>
          </table:table-cell>
          <table:table-cell office:value-type="string">
            <text:p>gekuppelt</text:p>
          </table:table-cell>
          <table:table-cell office:value-type="string">
            <text:p>kupple</text:p>
          </table:table-cell>
          <table:table-cell office:value-type="string">
            <text:p>kuppelt</text:p>
          </table:table-cell>
          <table:table-cell office:value-type="string">
            <text:p>kuppel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uppel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*</text:p>
          </table:table-cell>
          <table:table-cell table:style-name="ce45" table:number-columns-repeated="3"/>
          <table:table-cell table:style-name="ce42"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aden</text:p>
          </table:table-cell>
          <table:table-cell office:value-type="string">
            <text:p>lade</text:p>
          </table:table-cell>
          <table:table-cell office:value-type="string">
            <text:p>lädst</text:p>
          </table:table-cell>
          <table:table-cell office:value-type="string">
            <text:p>lädt</text:p>
          </table:table-cell>
          <table:table-cell table:style-name="ce38" office:value-type="string">
            <text:p>laden</text:p>
          </table:table-cell>
          <table:table-cell table:style-name="ce38" office:value-type="string">
            <text:p>ladet</text:p>
          </table:table-cell>
          <table:table-cell table:style-name="ce38" office:value-type="string">
            <text:p>laden</text:p>
          </table:table-cell>
          <table:table-cell office:value-type="string">
            <text:p>lud</text:p>
          </table:table-cell>
          <table:table-cell office:value-type="string">
            <text:p>ludest</text:p>
          </table:table-cell>
          <table:table-cell office:value-type="string">
            <text:p>lud</text:p>
          </table:table-cell>
          <table:table-cell table:style-name="ce38" office:value-type="string">
            <text:p>luden</text:p>
          </table:table-cell>
          <table:table-cell table:style-name="ce38" office:value-type="string">
            <text:p>ludet</text:p>
          </table:table-cell>
          <table:table-cell table:style-name="ce38" office:value-type="string">
            <text:p>luden</text:p>
          </table:table-cell>
          <table:table-cell office:value-type="string">
            <text:p>ladend</text:p>
          </table:table-cell>
          <table:table-cell office:value-type="string">
            <text:p>geladen</text:p>
          </table:table-cell>
          <table:table-cell office:value-type="string">
            <text:p>lade</text:p>
          </table:table-cell>
          <table:table-cell office:value-type="string">
            <text:p>ladet</text:p>
          </table:table-cell>
          <table:table-cell office:value-type="string">
            <text:p>la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d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4">
            <text:p>7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assen</text:p>
          </table:table-cell>
          <table:table-cell office:value-type="string">
            <text:p>lasse</text:p>
          </table:table-cell>
          <table:table-cell table:number-columns-repeated="2" office:value-type="string">
            <text:p>lässt</text:p>
          </table:table-cell>
          <table:table-cell table:style-name="ce38" office:value-type="string">
            <text:p>lassen</text:p>
          </table:table-cell>
          <table:table-cell table:style-name="ce38" office:value-type="string">
            <text:p>lasst</text:p>
          </table:table-cell>
          <table:table-cell table:style-name="ce38" office:value-type="string">
            <text:p>lassen</text:p>
          </table:table-cell>
          <table:table-cell office:value-type="string">
            <text:p>ließ</text:p>
          </table:table-cell>
          <table:table-cell office:value-type="string">
            <text:p>ließt</text:p>
          </table:table-cell>
          <table:table-cell office:value-type="string">
            <text:p>ließ</text:p>
          </table:table-cell>
          <table:table-cell table:style-name="ce38" office:value-type="string">
            <text:p>ließen</text:p>
          </table:table-cell>
          <table:table-cell table:style-name="ce38" office:value-type="string">
            <text:p>ließt</text:p>
          </table:table-cell>
          <table:table-cell table:style-name="ce38" office:value-type="string">
            <text:p>ließen</text:p>
          </table:table-cell>
          <table:table-cell office:value-type="string">
            <text:p>lassend</text:p>
          </table:table-cell>
          <table:table-cell office:value-type="string">
            <text:p>gelassen</text:p>
          </table:table-cell>
          <table:table-cell office:value-type="string">
            <text:p>lass</text:p>
          </table:table-cell>
          <table:table-cell office:value-type="string">
            <text:p>lasst</text:p>
          </table:table-cell>
          <table:table-cell office:value-type="string">
            <text:p>l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s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fmodal</text:p>
          </table:table-cell>
          <table:table-cell table:style-name="ce45" office:value-type="string">
            <text:p>*</text:p>
          </table:table-cell>
          <table:table-cell table:style-name="ce42" office:value-type="float" office:value="75">
            <text:p>7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aufen</text:p>
          </table:table-cell>
          <table:table-cell office:value-type="string">
            <text:p>laufe</text:p>
          </table:table-cell>
          <table:table-cell office:value-type="string">
            <text:p>läufst</text:p>
          </table:table-cell>
          <table:table-cell office:value-type="string">
            <text:p>läuft</text:p>
          </table:table-cell>
          <table:table-cell table:style-name="ce38" office:value-type="string">
            <text:p>laufen</text:p>
          </table:table-cell>
          <table:table-cell table:style-name="ce38" office:value-type="string">
            <text:p>lauft</text:p>
          </table:table-cell>
          <table:table-cell table:style-name="ce38" office:value-type="string">
            <text:p>laufen</text:p>
          </table:table-cell>
          <table:table-cell office:value-type="string">
            <text:p>lief</text:p>
          </table:table-cell>
          <table:table-cell office:value-type="string">
            <text:p>liefst</text:p>
          </table:table-cell>
          <table:table-cell office:value-type="string">
            <text:p>lief</text:p>
          </table:table-cell>
          <table:table-cell table:style-name="ce38" office:value-type="string">
            <text:p>liefen</text:p>
          </table:table-cell>
          <table:table-cell table:style-name="ce38" office:value-type="string">
            <text:p>lieft</text:p>
          </table:table-cell>
          <table:table-cell table:style-name="ce38" office:value-type="string">
            <text:p>liefen</text:p>
          </table:table-cell>
          <table:table-cell office:value-type="string">
            <text:p>laufend</text:p>
          </table:table-cell>
          <table:table-cell office:value-type="string">
            <text:p>gelaufen</text:p>
          </table:table-cell>
          <table:table-cell office:value-type="string">
            <text:p>lauf</text:p>
          </table:table-cell>
          <table:table-cell office:value-type="string">
            <text:p>lauft</text:p>
          </table:table-cell>
          <table:table-cell office:value-type="string">
            <text:p>l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u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6">
            <text:p>7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eiden</text:p>
          </table:table-cell>
          <table:table-cell office:value-type="string">
            <text:p>leide</text:p>
          </table:table-cell>
          <table:table-cell office:value-type="string">
            <text:p>leidest</text:p>
          </table:table-cell>
          <table:table-cell office:value-type="string">
            <text:p>leidet</text:p>
          </table:table-cell>
          <table:table-cell table:style-name="ce38" office:value-type="string">
            <text:p>leiden</text:p>
          </table:table-cell>
          <table:table-cell table:style-name="ce38" office:value-type="string">
            <text:p>leidet</text:p>
          </table:table-cell>
          <table:table-cell table:style-name="ce38" office:value-type="string">
            <text:p>leiden</text:p>
          </table:table-cell>
          <table:table-cell office:value-type="string">
            <text:p>litt</text:p>
          </table:table-cell>
          <table:table-cell office:value-type="string">
            <text:p>littst</text:p>
          </table:table-cell>
          <table:table-cell office:value-type="string">
            <text:p>litt</text:p>
          </table:table-cell>
          <table:table-cell table:style-name="ce38" office:value-type="string">
            <text:p>litten</text:p>
          </table:table-cell>
          <table:table-cell table:style-name="ce38" office:value-type="string">
            <text:p>leidetet</text:p>
          </table:table-cell>
          <table:table-cell table:style-name="ce38" office:value-type="string">
            <text:p>litten</text:p>
          </table:table-cell>
          <table:table-cell office:value-type="string">
            <text:p>leidend</text:p>
          </table:table-cell>
          <table:table-cell office:value-type="string">
            <text:p>gelitten</text:p>
          </table:table-cell>
          <table:table-cell office:value-type="string">
            <text:p>leide</text:p>
          </table:table-cell>
          <table:table-cell office:value-type="string">
            <text:p>leidet</text:p>
          </table:table-cell>
          <table:table-cell office:value-type="string">
            <text:p>l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id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7">
            <text:p>7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eihen</text:p>
          </table:table-cell>
          <table:table-cell office:value-type="string">
            <text:p>leihe</text:p>
          </table:table-cell>
          <table:table-cell office:value-type="string">
            <text:p>leihst</text:p>
          </table:table-cell>
          <table:table-cell office:value-type="string">
            <text:p>leiht</text:p>
          </table:table-cell>
          <table:table-cell table:style-name="ce38" office:value-type="string">
            <text:p>leihen</text:p>
          </table:table-cell>
          <table:table-cell table:style-name="ce38" office:value-type="string">
            <text:p>leiht</text:p>
          </table:table-cell>
          <table:table-cell table:style-name="ce38" office:value-type="string">
            <text:p>leihen</text:p>
          </table:table-cell>
          <table:table-cell office:value-type="string">
            <text:p>lieh</text:p>
          </table:table-cell>
          <table:table-cell office:value-type="string">
            <text:p>liehst</text:p>
          </table:table-cell>
          <table:table-cell office:value-type="string">
            <text:p>lieh</text:p>
          </table:table-cell>
          <table:table-cell table:style-name="ce38" office:value-type="string">
            <text:p>liehen</text:p>
          </table:table-cell>
          <table:table-cell table:style-name="ce38" office:value-type="string">
            <text:p>lieht</text:p>
          </table:table-cell>
          <table:table-cell table:style-name="ce38" office:value-type="string">
            <text:p>liehen</text:p>
          </table:table-cell>
          <table:table-cell office:value-type="string">
            <text:p>leihend</text:p>
          </table:table-cell>
          <table:table-cell office:value-type="string">
            <text:p>geliehen</text:p>
          </table:table-cell>
          <table:table-cell office:value-type="string">
            <text:p>leih</text:p>
          </table:table-cell>
          <table:table-cell office:value-type="string">
            <text:p>leiht</text:p>
          </table:table-cell>
          <table:table-cell office:value-type="string">
            <text:p>lei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i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8">
            <text:p>7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esen</text:p>
          </table:table-cell>
          <table:table-cell office:value-type="string">
            <text:p>lese</text:p>
          </table:table-cell>
          <table:table-cell table:number-columns-repeated="2" office:value-type="string">
            <text:p>liest</text:p>
          </table:table-cell>
          <table:table-cell table:style-name="ce38" office:value-type="string">
            <text:p>lesen</text:p>
          </table:table-cell>
          <table:table-cell table:style-name="ce38" office:value-type="string">
            <text:p>lest</text:p>
          </table:table-cell>
          <table:table-cell table:style-name="ce38" office:value-type="string">
            <text:p>lesen</text:p>
          </table:table-cell>
          <table:table-cell office:value-type="string">
            <text:p>las</text:p>
          </table:table-cell>
          <table:table-cell office:value-type="string">
            <text:p>lasst</text:p>
          </table:table-cell>
          <table:table-cell office:value-type="string">
            <text:p>las</text:p>
          </table:table-cell>
          <table:table-cell table:style-name="ce38" office:value-type="string">
            <text:p>lasen</text:p>
          </table:table-cell>
          <table:table-cell table:style-name="ce38" office:value-type="string">
            <text:p>last</text:p>
          </table:table-cell>
          <table:table-cell table:style-name="ce38" office:value-type="string">
            <text:p>lasen</text:p>
          </table:table-cell>
          <table:table-cell office:value-type="string">
            <text:p>lesend</text:p>
          </table:table-cell>
          <table:table-cell office:value-type="string">
            <text:p>gelesen</text:p>
          </table:table-cell>
          <table:table-cell office:value-type="string">
            <text:p>ließ</text:p>
          </table:table-cell>
          <table:table-cell office:value-type="string">
            <text:p>lest</text:p>
          </table:table-cell>
          <table:table-cell office:value-type="string">
            <text:p>le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79">
            <text:p>7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iegen</text:p>
          </table:table-cell>
          <table:table-cell office:value-type="string">
            <text:p>liege</text:p>
          </table:table-cell>
          <table:table-cell office:value-type="string">
            <text:p>liegst</text:p>
          </table:table-cell>
          <table:table-cell office:value-type="string">
            <text:p>liegt</text:p>
          </table:table-cell>
          <table:table-cell table:style-name="ce38" office:value-type="string">
            <text:p>liegen</text:p>
          </table:table-cell>
          <table:table-cell table:style-name="ce38" office:value-type="string">
            <text:p>liegt</text:p>
          </table:table-cell>
          <table:table-cell table:style-name="ce38" office:value-type="string">
            <text:p>liegen</text:p>
          </table:table-cell>
          <table:table-cell office:value-type="string">
            <text:p>lag</text:p>
          </table:table-cell>
          <table:table-cell office:value-type="string">
            <text:p>lagst</text:p>
          </table:table-cell>
          <table:table-cell office:value-type="string">
            <text:p>lag</text:p>
          </table:table-cell>
          <table:table-cell table:style-name="ce38" office:value-type="string">
            <text:p>lagen</text:p>
          </table:table-cell>
          <table:table-cell table:style-name="ce38" office:value-type="string">
            <text:p>lagt</text:p>
          </table:table-cell>
          <table:table-cell table:style-name="ce38" office:value-type="string">
            <text:p>lagen</text:p>
          </table:table-cell>
          <table:table-cell office:value-type="string">
            <text:p>liegend</text:p>
          </table:table-cell>
          <table:table-cell office:value-type="string">
            <text:p>gelegen</text:p>
          </table:table-cell>
          <table:table-cell office:value-type="string">
            <text:p>liege</text:p>
          </table:table-cell>
          <table:table-cell office:value-type="string">
            <text:p>liegt</text:p>
          </table:table-cell>
          <table:table-cell office:value-type="string">
            <text:p>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ie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0">
            <text:p>8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lügen</text:p>
          </table:table-cell>
          <table:table-cell office:value-type="string">
            <text:p>lüge</text:p>
          </table:table-cell>
          <table:table-cell office:value-type="string">
            <text:p>lügst</text:p>
          </table:table-cell>
          <table:table-cell office:value-type="string">
            <text:p>lügt</text:p>
          </table:table-cell>
          <table:table-cell table:style-name="ce38" office:value-type="string">
            <text:p>lügen</text:p>
          </table:table-cell>
          <table:table-cell table:style-name="ce38" office:value-type="string">
            <text:p>lügt</text:p>
          </table:table-cell>
          <table:table-cell table:style-name="ce38" office:value-type="string">
            <text:p>lügen</text:p>
          </table:table-cell>
          <table:table-cell office:value-type="string">
            <text:p>log</text:p>
          </table:table-cell>
          <table:table-cell office:value-type="string">
            <text:p>logst</text:p>
          </table:table-cell>
          <table:table-cell office:value-type="string">
            <text:p>log</text:p>
          </table:table-cell>
          <table:table-cell table:style-name="ce38" office:value-type="string">
            <text:p>logen</text:p>
          </table:table-cell>
          <table:table-cell table:style-name="ce38" office:value-type="string">
            <text:p>logt</text:p>
          </table:table-cell>
          <table:table-cell table:style-name="ce38" office:value-type="string">
            <text:p>logen</text:p>
          </table:table-cell>
          <table:table-cell office:value-type="string">
            <text:p>lügend</text:p>
          </table:table-cell>
          <table:table-cell office:value-type="string">
            <text:p>gelogen</text:p>
          </table:table-cell>
          <table:table-cell office:value-type="string">
            <text:p>lüge</text:p>
          </table:table-cell>
          <table:table-cell office:value-type="string">
            <text:p>lügt</text:p>
          </table:table-cell>
          <table:table-cell office:value-type="string">
            <text:p>lü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ü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3">
            <text:p>8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eiden</text:p>
          </table:table-cell>
          <table:table-cell office:value-type="string">
            <text:p>meide</text:p>
          </table:table-cell>
          <table:table-cell office:value-type="string">
            <text:p>meidest</text:p>
          </table:table-cell>
          <table:table-cell office:value-type="string">
            <text:p>meidet</text:p>
          </table:table-cell>
          <table:table-cell table:style-name="ce38" office:value-type="string">
            <text:p>meiden</text:p>
          </table:table-cell>
          <table:table-cell table:style-name="ce38" office:value-type="string">
            <text:p>meidet</text:p>
          </table:table-cell>
          <table:table-cell table:style-name="ce38" office:value-type="string">
            <text:p>meiden</text:p>
          </table:table-cell>
          <table:table-cell office:value-type="string">
            <text:p>mied</text:p>
          </table:table-cell>
          <table:table-cell office:value-type="string">
            <text:p>miedest</text:p>
          </table:table-cell>
          <table:table-cell office:value-type="string">
            <text:p>mied</text:p>
          </table:table-cell>
          <table:table-cell table:style-name="ce38" office:value-type="string">
            <text:p>mieden</text:p>
          </table:table-cell>
          <table:table-cell table:style-name="ce38" office:value-type="string">
            <text:p>miedet</text:p>
          </table:table-cell>
          <table:table-cell table:style-name="ce38" office:value-type="string">
            <text:p>mieden</text:p>
          </table:table-cell>
          <table:table-cell office:value-type="string">
            <text:p>meidend</text:p>
          </table:table-cell>
          <table:table-cell office:value-type="string">
            <text:p>gemieden</text:p>
          </table:table-cell>
          <table:table-cell office:value-type="string">
            <text:p>meide</text:p>
          </table:table-cell>
          <table:table-cell office:value-type="string">
            <text:p>meidet</text:p>
          </table:table-cell>
          <table:table-cell office:value-type="string">
            <text:p>m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i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4">
            <text:p>8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elken</text:p>
          </table:table-cell>
          <table:table-cell office:value-type="string">
            <text:p>melke</text:p>
          </table:table-cell>
          <table:table-cell office:value-type="string">
            <text:p>melkst</text:p>
          </table:table-cell>
          <table:table-cell office:value-type="string">
            <text:p>melkt</text:p>
          </table:table-cell>
          <table:table-cell table:style-name="ce38" office:value-type="string">
            <text:p>melken</text:p>
          </table:table-cell>
          <table:table-cell table:style-name="ce38" office:value-type="string">
            <text:p>melkt</text:p>
          </table:table-cell>
          <table:table-cell table:style-name="ce38" office:value-type="string">
            <text:p>melken</text:p>
          </table:table-cell>
          <table:table-cell office:value-type="string">
            <text:p>melkte</text:p>
          </table:table-cell>
          <table:table-cell office:value-type="string">
            <text:p>melktest</text:p>
          </table:table-cell>
          <table:table-cell office:value-type="string">
            <text:p>melkte</text:p>
          </table:table-cell>
          <table:table-cell table:style-name="ce38" office:value-type="string">
            <text:p>melkten</text:p>
          </table:table-cell>
          <table:table-cell table:style-name="ce38" office:value-type="string">
            <text:p>melktet</text:p>
          </table:table-cell>
          <table:table-cell table:style-name="ce38" office:value-type="string">
            <text:p>melkten</text:p>
          </table:table-cell>
          <table:table-cell office:value-type="string">
            <text:p>melkend</text:p>
          </table:table-cell>
          <table:table-cell office:value-type="string">
            <text:p>gemolken</text:p>
          </table:table-cell>
          <table:table-cell office:value-type="string">
            <text:p>melke</text:p>
          </table:table-cell>
          <table:table-cell office:value-type="string">
            <text:p>melkt</text:p>
          </table:table-cell>
          <table:table-cell office:value-type="string">
            <text:p>mel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lk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5">
            <text:p>8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essen</text:p>
          </table:table-cell>
          <table:table-cell office:value-type="string">
            <text:p>messe</text:p>
          </table:table-cell>
          <table:table-cell table:number-columns-repeated="2" office:value-type="string">
            <text:p>misst</text:p>
          </table:table-cell>
          <table:table-cell table:style-name="ce38" office:value-type="string">
            <text:p>messen</text:p>
          </table:table-cell>
          <table:table-cell table:style-name="ce38" office:value-type="string">
            <text:p>messt</text:p>
          </table:table-cell>
          <table:table-cell table:style-name="ce38" office:value-type="string">
            <text:p>messen</text:p>
          </table:table-cell>
          <table:table-cell office:value-type="string">
            <text:p>maß</text:p>
          </table:table-cell>
          <table:table-cell office:value-type="string">
            <text:p>maßt</text:p>
          </table:table-cell>
          <table:table-cell office:value-type="string">
            <text:p>maß</text:p>
          </table:table-cell>
          <table:table-cell table:style-name="ce38" office:value-type="string">
            <text:p>maßen</text:p>
          </table:table-cell>
          <table:table-cell table:style-name="ce38" office:value-type="string">
            <text:p>maßt</text:p>
          </table:table-cell>
          <table:table-cell table:style-name="ce38" office:value-type="string">
            <text:p>maßen</text:p>
          </table:table-cell>
          <table:table-cell office:value-type="string">
            <text:p>messend</text:p>
          </table:table-cell>
          <table:table-cell office:value-type="string">
            <text:p>gemessen</text:p>
          </table:table-cell>
          <table:table-cell office:value-type="string">
            <text:p>miss</text:p>
          </table:table-cell>
          <table:table-cell office:value-type="string">
            <text:p>messt</text:p>
          </table:table-cell>
          <table:table-cell office:value-type="string">
            <text:p>m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6">
            <text:p>8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issbrauchen</text:p>
          </table:table-cell>
          <table:table-cell office:value-type="string">
            <text:p>missbrauche</text:p>
          </table:table-cell>
          <table:table-cell office:value-type="string">
            <text:p>missbrauchst</text:p>
          </table:table-cell>
          <table:table-cell office:value-type="string">
            <text:p>missbraucht</text:p>
          </table:table-cell>
          <table:table-cell table:style-name="ce38" office:value-type="string">
            <text:p>missbrauchen</text:p>
          </table:table-cell>
          <table:table-cell table:style-name="ce38" office:value-type="string">
            <text:p>missbraucht</text:p>
          </table:table-cell>
          <table:table-cell table:style-name="ce38" office:value-type="string">
            <text:p>missbrauchen</text:p>
          </table:table-cell>
          <table:table-cell office:value-type="string">
            <text:p>missbrauchte</text:p>
          </table:table-cell>
          <table:table-cell office:value-type="string">
            <text:p>missbrauchtest</text:p>
          </table:table-cell>
          <table:table-cell office:value-type="string">
            <text:p>missbrauchte</text:p>
          </table:table-cell>
          <table:table-cell table:style-name="ce38" office:value-type="string">
            <text:p>missbrauchten</text:p>
          </table:table-cell>
          <table:table-cell table:style-name="ce38" office:value-type="string">
            <text:p>missbrauchtet</text:p>
          </table:table-cell>
          <table:table-cell table:style-name="ce38" office:value-type="string">
            <text:p>missbrauchten</text:p>
          </table:table-cell>
          <table:table-cell office:value-type="string">
            <text:p>missbrauchend</text:p>
          </table:table-cell>
          <table:table-cell office:value-type="string">
            <text:p>missbraucht</text:p>
          </table:table-cell>
          <table:table-cell office:value-type="string">
            <text:p>missbrauch</text:p>
          </table:table-cell>
          <table:table-cell office:value-type="string">
            <text:p>missbraucht</text:p>
          </table:table-cell>
          <table:table-cell office:value-type="string">
            <text:p>missbrau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au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miss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0">
            <text:p>19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issfallen</text:p>
          </table:table-cell>
          <table:table-cell office:value-type="string">
            <text:p>missfalle</text:p>
          </table:table-cell>
          <table:table-cell office:value-type="string">
            <text:p>missfällst</text:p>
          </table:table-cell>
          <table:table-cell office:value-type="string">
            <text:p>missfällt</text:p>
          </table:table-cell>
          <table:table-cell table:style-name="ce38" office:value-type="string">
            <text:p>missfallen</text:p>
          </table:table-cell>
          <table:table-cell table:style-name="ce38" office:value-type="string">
            <text:p>missfallt</text:p>
          </table:table-cell>
          <table:table-cell table:style-name="ce38" office:value-type="string">
            <text:p>missfallen</text:p>
          </table:table-cell>
          <table:table-cell office:value-type="string">
            <text:p>missfiel</text:p>
          </table:table-cell>
          <table:table-cell office:value-type="string">
            <text:p>missfielst</text:p>
          </table:table-cell>
          <table:table-cell office:value-type="string">
            <text:p>missfiel</text:p>
          </table:table-cell>
          <table:table-cell table:style-name="ce38" office:value-type="string">
            <text:p>missfielen</text:p>
          </table:table-cell>
          <table:table-cell table:style-name="ce38" office:value-type="string">
            <text:p>missfielt</text:p>
          </table:table-cell>
          <table:table-cell table:style-name="ce38" office:value-type="string">
            <text:p>missfielen</text:p>
          </table:table-cell>
          <table:table-cell office:value-type="string">
            <text:p>missfallend</text:p>
          </table:table-cell>
          <table:table-cell office:value-type="string">
            <text:p>missfallen</text:p>
          </table:table-cell>
          <table:table-cell office:value-type="string">
            <text:p>missfalle</text:p>
          </table:table-cell>
          <table:table-cell office:value-type="string">
            <text:p>missfallt</text:p>
          </table:table-cell>
          <table:table-cell office:value-type="string">
            <text:p>missfa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ll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miss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2">
            <text:p>21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isslingen</text:p>
          </table:table-cell>
          <table:table-cell office:value-type="string">
            <text:p>misslinge</text:p>
          </table:table-cell>
          <table:table-cell office:value-type="string">
            <text:p>misslingst</text:p>
          </table:table-cell>
          <table:table-cell office:value-type="string">
            <text:p>misslingt</text:p>
          </table:table-cell>
          <table:table-cell table:style-name="ce38" office:value-type="string">
            <text:p>misslingen</text:p>
          </table:table-cell>
          <table:table-cell table:style-name="ce38" office:value-type="string">
            <text:p>misslingt</text:p>
          </table:table-cell>
          <table:table-cell table:style-name="ce38" office:value-type="string">
            <text:p>misslingen</text:p>
          </table:table-cell>
          <table:table-cell office:value-type="string">
            <text:p>misslang</text:p>
          </table:table-cell>
          <table:table-cell office:value-type="string">
            <text:p>misslangst</text:p>
          </table:table-cell>
          <table:table-cell office:value-type="string">
            <text:p>misslang</text:p>
          </table:table-cell>
          <table:table-cell table:style-name="ce38" office:value-type="string">
            <text:p>misslangen</text:p>
          </table:table-cell>
          <table:table-cell table:style-name="ce38" office:value-type="string">
            <text:p>misslangt</text:p>
          </table:table-cell>
          <table:table-cell table:style-name="ce38" office:value-type="string">
            <text:p>misslangen</text:p>
          </table:table-cell>
          <table:table-cell office:value-type="string">
            <text:p>misslingend</text:p>
          </table:table-cell>
          <table:table-cell office:value-type="string">
            <text:p>misslungen</text:p>
          </table:table-cell>
          <table:table-cell office:value-type="string">
            <text:p>misslinge</text:p>
          </table:table-cell>
          <table:table-cell office:value-type="string">
            <text:p>misslingt</text:p>
          </table:table-cell>
          <table:table-cell office:value-type="string">
            <text:p>miss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in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miss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2">
            <text:p>8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issraten</text:p>
          </table:table-cell>
          <table:table-cell office:value-type="string">
            <text:p>missrate</text:p>
          </table:table-cell>
          <table:table-cell office:value-type="string">
            <text:p>missrätst</text:p>
          </table:table-cell>
          <table:table-cell office:value-type="string">
            <text:p>missrät</text:p>
          </table:table-cell>
          <table:table-cell table:style-name="ce38" office:value-type="string">
            <text:p>missraten</text:p>
          </table:table-cell>
          <table:table-cell table:style-name="ce38" office:value-type="string">
            <text:p>missratet</text:p>
          </table:table-cell>
          <table:table-cell table:style-name="ce38" office:value-type="string">
            <text:p>missraten</text:p>
          </table:table-cell>
          <table:table-cell office:value-type="string">
            <text:p>missriet</text:p>
          </table:table-cell>
          <table:table-cell office:value-type="string">
            <text:p>missrietst</text:p>
          </table:table-cell>
          <table:table-cell office:value-type="string">
            <text:p>missriet</text:p>
          </table:table-cell>
          <table:table-cell table:style-name="ce38" office:value-type="string">
            <text:p>missrieten</text:p>
          </table:table-cell>
          <table:table-cell table:style-name="ce38" office:value-type="string">
            <text:p>missrietet</text:p>
          </table:table-cell>
          <table:table-cell table:style-name="ce38" office:value-type="string">
            <text:p>missrieten</text:p>
          </table:table-cell>
          <table:table-cell office:value-type="string">
            <text:p>missratend</text:p>
          </table:table-cell>
          <table:table-cell office:value-type="string">
            <text:p>missraten</text:p>
          </table:table-cell>
          <table:table-cell office:value-type="string">
            <text:p>missrate</text:p>
          </table:table-cell>
          <table:table-cell office:value-type="string">
            <text:p>missratet</text:p>
          </table:table-cell>
          <table:table-cell office:value-type="string">
            <text:p>miss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a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miss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9">
            <text:p>28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öchten</text:p>
          </table:table-cell>
          <table:table-cell office:value-type="string">
            <text:p>möchte</text:p>
          </table:table-cell>
          <table:table-cell office:value-type="string">
            <text:p>möchtest</text:p>
          </table:table-cell>
          <table:table-cell office:value-type="string">
            <text:p>möchtet</text:p>
          </table:table-cell>
          <table:table-cell table:style-name="ce38" office:value-type="string">
            <text:p>möchten</text:p>
          </table:table-cell>
          <table:table-cell table:style-name="ce38" office:value-type="string">
            <text:p>möchtet</text:p>
          </table:table-cell>
          <table:table-cell table:style-name="ce38" office:value-type="string">
            <text:p>möchten</text:p>
          </table:table-cell>
          <table:table-cell office:value-type="string">
            <text:p>möchte</text:p>
          </table:table-cell>
          <table:table-cell office:value-type="string">
            <text:p>möchtest</text:p>
          </table:table-cell>
          <table:table-cell office:value-type="string">
            <text:p>möchtet</text:p>
          </table:table-cell>
          <table:table-cell table:style-name="ce38" office:value-type="string">
            <text:p>mochten</text:p>
          </table:table-cell>
          <table:table-cell table:style-name="ce38" office:value-type="string">
            <text:p>mochtet</text:p>
          </table:table-cell>
          <table:table-cell table:style-name="ce38" office:value-type="string">
            <text:p>mochten</text:p>
          </table:table-cell>
          <table:table-cell office:value-type="string">
            <text:p>möchtend</text:p>
          </table:table-cell>
          <table:table-cell office:value-type="string">
            <text:p>gemocht</text:p>
          </table:table-cell>
          <table:table-cell office:value-type="string">
            <text:p>möchte</text:p>
          </table:table-cell>
          <table:table-cell office:value-type="string">
            <text:p>möchtet</text:p>
          </table:table-cell>
          <table:table-cell office:value-type="string">
            <text:p>möch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öch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- / o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halfmodal</text:p>
          </table:table-cell>
          <table:table-cell table:style-name="ce45" office:value-type="string">
            <text:p>*</text:p>
          </table:table-cell>
          <table:table-cell table:style-name="ce42" office:value-type="float" office:value="87">
            <text:p>8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mögen</text:p>
          </table:table-cell>
          <table:table-cell office:value-type="string">
            <text:p>mag</text:p>
          </table:table-cell>
          <table:table-cell office:value-type="string">
            <text:p>magst</text:p>
          </table:table-cell>
          <table:table-cell office:value-type="string">
            <text:p>mag</text:p>
          </table:table-cell>
          <table:table-cell table:style-name="ce38" office:value-type="string">
            <text:p>mögen</text:p>
          </table:table-cell>
          <table:table-cell table:style-name="ce38" office:value-type="string">
            <text:p>mögt</text:p>
          </table:table-cell>
          <table:table-cell table:style-name="ce38" office:value-type="string">
            <text:p>mögen</text:p>
          </table:table-cell>
          <table:table-cell office:value-type="string">
            <text:p>mochte</text:p>
          </table:table-cell>
          <table:table-cell office:value-type="string">
            <text:p>mochtest</text:p>
          </table:table-cell>
          <table:table-cell office:value-type="string">
            <text:p>mochte</text:p>
          </table:table-cell>
          <table:table-cell table:style-name="ce38" office:value-type="string">
            <text:p>mochten</text:p>
          </table:table-cell>
          <table:table-cell table:style-name="ce38" office:value-type="string">
            <text:p>mochtet</text:p>
          </table:table-cell>
          <table:table-cell table:style-name="ce38" office:value-type="string">
            <text:p>mochten</text:p>
          </table:table-cell>
          <table:table-cell office:value-type="string">
            <text:p>mögend</text:p>
          </table:table-cell>
          <table:table-cell office:value-type="string">
            <text:p>gemocht</text:p>
          </table:table-cell>
          <table:table-cell office:value-type="string">
            <text:p>möge</text:p>
          </table:table-cell>
          <table:table-cell office:value-type="string">
            <text:p>mögt</text:p>
          </table:table-cell>
          <table:table-cell office:value-type="string">
            <text:p>mö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ö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a / och / och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Modal</text:p>
          </table:table-cell>
          <table:table-cell table:style-name="ce45" office:value-type="string">
            <text:p>*</text:p>
          </table:table-cell>
          <table:table-cell table:style-name="ce42" office:value-type="float" office:value="88">
            <text:p>8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benehmen</text:p>
          </table:table-cell>
          <table:table-cell office:value-type="string">
            <text:p>benehme</text:p>
          </table:table-cell>
          <table:table-cell office:value-type="string">
            <text:p>benimmst</text:p>
          </table:table-cell>
          <table:table-cell office:value-type="string">
            <text:p>benimmt</text:p>
          </table:table-cell>
          <table:table-cell table:style-name="ce38" office:value-type="string">
            <text:p>benehmen</text:p>
          </table:table-cell>
          <table:table-cell table:style-name="ce38" office:value-type="string">
            <text:p>benehmt</text:p>
          </table:table-cell>
          <table:table-cell table:style-name="ce38" office:value-type="string">
            <text:p>benehmen</text:p>
          </table:table-cell>
          <table:table-cell office:value-type="string">
            <text:p>benahm</text:p>
          </table:table-cell>
          <table:table-cell office:value-type="string">
            <text:p>benahmst</text:p>
          </table:table-cell>
          <table:table-cell office:value-type="string">
            <text:p>benahm</text:p>
          </table:table-cell>
          <table:table-cell table:style-name="ce38" office:value-type="string">
            <text:p>benahmen</text:p>
          </table:table-cell>
          <table:table-cell table:style-name="ce38" office:value-type="string">
            <text:p>benahmt</text:p>
          </table:table-cell>
          <table:table-cell table:style-name="ce38" office:value-type="string">
            <text:p>benahmen</text:p>
          </table:table-cell>
          <table:table-cell office:value-type="string">
            <text:p>benehmend</text:p>
          </table:table-cell>
          <table:table-cell office:value-type="string">
            <text:p>benommen</text:p>
          </table:table-cell>
          <table:table-cell office:value-type="string">
            <text:p>benimm</text:p>
          </table:table-cell>
          <table:table-cell office:value-type="string">
            <text:p>benehmt</text:p>
          </table:table-cell>
          <table:table-cell office:value-type="string">
            <text:p>beneh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nehm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mm / ahm / omm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9">
            <text:p>8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nehmen</text:p>
          </table:table-cell>
          <table:table-cell office:value-type="string">
            <text:p>nehme</text:p>
          </table:table-cell>
          <table:table-cell office:value-type="string">
            <text:p>nimmst</text:p>
          </table:table-cell>
          <table:table-cell office:value-type="string">
            <text:p>nimmt</text:p>
          </table:table-cell>
          <table:table-cell table:style-name="ce38" office:value-type="string">
            <text:p>nehmen</text:p>
          </table:table-cell>
          <table:table-cell table:style-name="ce38" office:value-type="string">
            <text:p>nehmt</text:p>
          </table:table-cell>
          <table:table-cell table:style-name="ce38" office:value-type="string">
            <text:p>nehmen</text:p>
          </table:table-cell>
          <table:table-cell office:value-type="string">
            <text:p>nahm</text:p>
          </table:table-cell>
          <table:table-cell office:value-type="string">
            <text:p>nahmst</text:p>
          </table:table-cell>
          <table:table-cell office:value-type="string">
            <text:p>nahm</text:p>
          </table:table-cell>
          <table:table-cell table:style-name="ce38" office:value-type="string">
            <text:p>nahmen</text:p>
          </table:table-cell>
          <table:table-cell table:style-name="ce38" office:value-type="string">
            <text:p>nahmt</text:p>
          </table:table-cell>
          <table:table-cell table:style-name="ce38" office:value-type="string">
            <text:p>nahmen</text:p>
          </table:table-cell>
          <table:table-cell office:value-type="string">
            <text:p>nehmend</text:p>
          </table:table-cell>
          <table:table-cell office:value-type="string">
            <text:p>genommen</text:p>
          </table:table-cell>
          <table:table-cell office:value-type="string">
            <text:p>nimm</text:p>
          </table:table-cell>
          <table:table-cell office:value-type="string">
            <text:p>nehmt</text:p>
          </table:table-cell>
          <table:table-cell office:value-type="string">
            <text:p>neh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hm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mm / ahm / omm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9">
            <text:p>8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nennen</text:p>
          </table:table-cell>
          <table:table-cell office:value-type="string">
            <text:p>nenne</text:p>
          </table:table-cell>
          <table:table-cell office:value-type="string">
            <text:p>nennst</text:p>
          </table:table-cell>
          <table:table-cell office:value-type="string">
            <text:p>nennt</text:p>
          </table:table-cell>
          <table:table-cell table:style-name="ce38" office:value-type="string">
            <text:p>nennen</text:p>
          </table:table-cell>
          <table:table-cell table:style-name="ce38" office:value-type="string">
            <text:p>nennt</text:p>
          </table:table-cell>
          <table:table-cell table:style-name="ce38" office:value-type="string">
            <text:p>nennen</text:p>
          </table:table-cell>
          <table:table-cell office:value-type="string">
            <text:p>nannte</text:p>
          </table:table-cell>
          <table:table-cell office:value-type="string">
            <text:p>nanntest</text:p>
          </table:table-cell>
          <table:table-cell office:value-type="string">
            <text:p>nannte</text:p>
          </table:table-cell>
          <table:table-cell table:style-name="ce38" office:value-type="string">
            <text:p>nannten</text:p>
          </table:table-cell>
          <table:table-cell table:style-name="ce38" office:value-type="string">
            <text:p>nanntet</text:p>
          </table:table-cell>
          <table:table-cell table:style-name="ce38" office:value-type="string">
            <text:p>nannten</text:p>
          </table:table-cell>
          <table:table-cell office:value-type="string">
            <text:p>nennend</text:p>
          </table:table-cell>
          <table:table-cell office:value-type="string">
            <text:p>genannt</text:p>
          </table:table-cell>
          <table:table-cell office:value-type="string">
            <text:p>nenne</text:p>
          </table:table-cell>
          <table:table-cell office:value-type="string">
            <text:p>nennt</text:p>
          </table:table-cell>
          <table:table-cell office:value-type="string">
            <text:p>n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0">
            <text:p>9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pfeifen</text:p>
          </table:table-cell>
          <table:table-cell office:value-type="string">
            <text:p>pfeife</text:p>
          </table:table-cell>
          <table:table-cell office:value-type="string">
            <text:p>pfeifst</text:p>
          </table:table-cell>
          <table:table-cell office:value-type="string">
            <text:p>pfeift</text:p>
          </table:table-cell>
          <table:table-cell table:style-name="ce38" office:value-type="string">
            <text:p>pfeifen</text:p>
          </table:table-cell>
          <table:table-cell table:style-name="ce38" office:value-type="string">
            <text:p>pfeift</text:p>
          </table:table-cell>
          <table:table-cell table:style-name="ce38" office:value-type="string">
            <text:p>pfeifen</text:p>
          </table:table-cell>
          <table:table-cell office:value-type="string">
            <text:p>pfiff</text:p>
          </table:table-cell>
          <table:table-cell office:value-type="string">
            <text:p>pfiffst</text:p>
          </table:table-cell>
          <table:table-cell office:value-type="string">
            <text:p>pfiff</text:p>
          </table:table-cell>
          <table:table-cell table:style-name="ce38" office:value-type="string">
            <text:p>pfiffen</text:p>
          </table:table-cell>
          <table:table-cell table:style-name="ce38" office:value-type="string">
            <text:p>pfifft</text:p>
          </table:table-cell>
          <table:table-cell table:style-name="ce38" office:value-type="string">
            <text:p>pfiffen</text:p>
          </table:table-cell>
          <table:table-cell office:value-type="string">
            <text:p>pfeifend</text:p>
          </table:table-cell>
          <table:table-cell office:value-type="string">
            <text:p>gepfiffen</text:p>
          </table:table-cell>
          <table:table-cell office:value-type="string">
            <text:p>pfeife</text:p>
          </table:table-cell>
          <table:table-cell office:value-type="string">
            <text:p>pfeift</text:p>
          </table:table-cell>
          <table:table-cell office:value-type="string">
            <text:p>pf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pfeif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1">
            <text:p>9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preisen</text:p>
          </table:table-cell>
          <table:table-cell office:value-type="string">
            <text:p>preise</text:p>
          </table:table-cell>
          <table:table-cell table:number-columns-repeated="2" office:value-type="string">
            <text:p>preist</text:p>
          </table:table-cell>
          <table:table-cell table:style-name="ce38" office:value-type="string">
            <text:p>preisen</text:p>
          </table:table-cell>
          <table:table-cell table:style-name="ce38" office:value-type="string">
            <text:p>preist</text:p>
          </table:table-cell>
          <table:table-cell table:style-name="ce38" office:value-type="string">
            <text:p>preisen</text:p>
          </table:table-cell>
          <table:table-cell office:value-type="string">
            <text:p>pries</text:p>
          </table:table-cell>
          <table:table-cell office:value-type="string">
            <text:p>priest</text:p>
          </table:table-cell>
          <table:table-cell office:value-type="string">
            <text:p>pries</text:p>
          </table:table-cell>
          <table:table-cell table:style-name="ce38" office:value-type="string">
            <text:p>priesen</text:p>
          </table:table-cell>
          <table:table-cell table:style-name="ce38" office:value-type="string">
            <text:p>priest</text:p>
          </table:table-cell>
          <table:table-cell table:style-name="ce38" office:value-type="string">
            <text:p>priesen</text:p>
          </table:table-cell>
          <table:table-cell office:value-type="string">
            <text:p>preisend</text:p>
          </table:table-cell>
          <table:table-cell office:value-type="string">
            <text:p>gepriesen</text:p>
          </table:table-cell>
          <table:table-cell office:value-type="string">
            <text:p>preis</text:p>
          </table:table-cell>
          <table:table-cell office:value-type="string">
            <text:p>preist</text:p>
          </table:table-cell>
          <table:table-cell office:value-type="string">
            <text:p>prei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prei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2">
            <text:p>9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quellen</text:p>
          </table:table-cell>
          <table:table-cell office:value-type="string">
            <text:p>quelle</text:p>
          </table:table-cell>
          <table:table-cell office:value-type="string">
            <text:p>quillst</text:p>
          </table:table-cell>
          <table:table-cell office:value-type="string">
            <text:p>quillt</text:p>
          </table:table-cell>
          <table:table-cell table:style-name="ce38" office:value-type="string">
            <text:p>quellen</text:p>
          </table:table-cell>
          <table:table-cell table:style-name="ce38" office:value-type="string">
            <text:p>quellt</text:p>
          </table:table-cell>
          <table:table-cell table:style-name="ce38" office:value-type="string">
            <text:p>quellen</text:p>
          </table:table-cell>
          <table:table-cell office:value-type="string">
            <text:p>quoll</text:p>
          </table:table-cell>
          <table:table-cell office:value-type="string">
            <text:p>quollst</text:p>
          </table:table-cell>
          <table:table-cell office:value-type="string">
            <text:p>quoll</text:p>
          </table:table-cell>
          <table:table-cell table:style-name="ce38" office:value-type="string">
            <text:p>quollen</text:p>
          </table:table-cell>
          <table:table-cell table:style-name="ce38" office:value-type="string">
            <text:p>quollt</text:p>
          </table:table-cell>
          <table:table-cell table:style-name="ce38" office:value-type="string">
            <text:p>quollen</text:p>
          </table:table-cell>
          <table:table-cell office:value-type="string">
            <text:p>quellend</text:p>
          </table:table-cell>
          <table:table-cell office:value-type="string">
            <text:p>gequollen</text:p>
          </table:table-cell>
          <table:table-cell office:value-type="string">
            <text:p>quell</text:p>
          </table:table-cell>
          <table:table-cell office:value-type="string">
            <text:p>quellt</text:p>
          </table:table-cell>
          <table:table-cell office:value-type="string">
            <text:p>que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quell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3">
            <text:p>9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aten</text:p>
          </table:table-cell>
          <table:table-cell office:value-type="string">
            <text:p>rate</text:p>
          </table:table-cell>
          <table:table-cell office:value-type="string">
            <text:p>rätst</text:p>
          </table:table-cell>
          <table:table-cell office:value-type="string">
            <text:p>rät</text:p>
          </table:table-cell>
          <table:table-cell table:style-name="ce38" office:value-type="string">
            <text:p>raten</text:p>
          </table:table-cell>
          <table:table-cell table:style-name="ce38" office:value-type="string">
            <text:p>ratet</text:p>
          </table:table-cell>
          <table:table-cell table:style-name="ce38" office:value-type="string">
            <text:p>raten</text:p>
          </table:table-cell>
          <table:table-cell office:value-type="string">
            <text:p>riet</text:p>
          </table:table-cell>
          <table:table-cell office:value-type="string">
            <text:p>rietst</text:p>
          </table:table-cell>
          <table:table-cell office:value-type="string">
            <text:p>riet</text:p>
          </table:table-cell>
          <table:table-cell table:style-name="ce38" office:value-type="string">
            <text:p>rieten</text:p>
          </table:table-cell>
          <table:table-cell table:style-name="ce38" office:value-type="string">
            <text:p>rietet</text:p>
          </table:table-cell>
          <table:table-cell table:style-name="ce38" office:value-type="string">
            <text:p>rieten</text:p>
          </table:table-cell>
          <table:table-cell office:value-type="string">
            <text:p>ratend</text:p>
          </table:table-cell>
          <table:table-cell office:value-type="string">
            <text:p>geraten</text:p>
          </table:table-cell>
          <table:table-cell office:value-type="string">
            <text:p>rate</text:p>
          </table:table-cell>
          <table:table-cell office:value-type="string">
            <text:p>ratet</text:p>
          </table:table-cell>
          <table:table-cell office:value-type="string">
            <text:p>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a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4">
            <text:p>9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eiben</text:p>
          </table:table-cell>
          <table:table-cell office:value-type="string">
            <text:p>reibe</text:p>
          </table:table-cell>
          <table:table-cell office:value-type="string">
            <text:p>reibst</text:p>
          </table:table-cell>
          <table:table-cell office:value-type="string">
            <text:p>reibt</text:p>
          </table:table-cell>
          <table:table-cell table:style-name="ce38" office:value-type="string">
            <text:p>reiben</text:p>
          </table:table-cell>
          <table:table-cell table:style-name="ce38" office:value-type="string">
            <text:p>reibt</text:p>
          </table:table-cell>
          <table:table-cell table:style-name="ce38" office:value-type="string">
            <text:p>reiben</text:p>
          </table:table-cell>
          <table:table-cell office:value-type="string">
            <text:p>rieb</text:p>
          </table:table-cell>
          <table:table-cell office:value-type="string">
            <text:p>riebst</text:p>
          </table:table-cell>
          <table:table-cell office:value-type="string">
            <text:p>rieb</text:p>
          </table:table-cell>
          <table:table-cell table:style-name="ce38" office:value-type="string">
            <text:p>rieben</text:p>
          </table:table-cell>
          <table:table-cell table:style-name="ce38" office:value-type="string">
            <text:p>riebt</text:p>
          </table:table-cell>
          <table:table-cell table:style-name="ce38" office:value-type="string">
            <text:p>rieben</text:p>
          </table:table-cell>
          <table:table-cell office:value-type="string">
            <text:p>reibend</text:p>
          </table:table-cell>
          <table:table-cell office:value-type="string">
            <text:p>gerieben</text:p>
          </table:table-cell>
          <table:table-cell office:value-type="string">
            <text:p>reib</text:p>
          </table:table-cell>
          <table:table-cell office:value-type="string">
            <text:p>reibt</text:p>
          </table:table-cell>
          <table:table-cell office:value-type="string">
            <text:p>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5">
            <text:p>9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eißen</text:p>
          </table:table-cell>
          <table:table-cell office:value-type="string">
            <text:p>reiße</text:p>
          </table:table-cell>
          <table:table-cell table:number-columns-repeated="2" office:value-type="string">
            <text:p>reißt</text:p>
          </table:table-cell>
          <table:table-cell table:style-name="ce38" office:value-type="string">
            <text:p>reißen</text:p>
          </table:table-cell>
          <table:table-cell table:style-name="ce38" office:value-type="string">
            <text:p>reißt</text:p>
          </table:table-cell>
          <table:table-cell table:style-name="ce38" office:value-type="string">
            <text:p>reißen</text:p>
          </table:table-cell>
          <table:table-cell office:value-type="string">
            <text:p>riss</text:p>
          </table:table-cell>
          <table:table-cell office:value-type="string">
            <text:p>risst</text:p>
          </table:table-cell>
          <table:table-cell office:value-type="string">
            <text:p>riss</text:p>
          </table:table-cell>
          <table:table-cell table:style-name="ce38" office:value-type="string">
            <text:p>rissen</text:p>
          </table:table-cell>
          <table:table-cell table:style-name="ce38" office:value-type="string">
            <text:p>risst</text:p>
          </table:table-cell>
          <table:table-cell table:style-name="ce38" office:value-type="string">
            <text:p>rissen</text:p>
          </table:table-cell>
          <table:table-cell office:value-type="string">
            <text:p>reißend</text:p>
          </table:table-cell>
          <table:table-cell office:value-type="string">
            <text:p>gerissen</text:p>
          </table:table-cell>
          <table:table-cell office:value-type="string">
            <text:p>reiß</text:p>
          </table:table-cell>
          <table:table-cell office:value-type="string">
            <text:p>reißt</text:p>
          </table:table-cell>
          <table:table-cell office:value-type="string">
            <text:p>r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ßen</text:p>
          </table:table-cell>
          <table:table-cell table:style-name="ce45" office:value-type="string">
            <text:p>D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sein <text:s text:c="2"/></text:p>
          </table:table-cell>
          <table:table-cell table:style-name="ce47" office:value-type="string">
            <text:p>- / iss / i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6">
            <text:p>9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eiten</text:p>
          </table:table-cell>
          <table:table-cell office:value-type="string">
            <text:p>reite</text:p>
          </table:table-cell>
          <table:table-cell office:value-type="string">
            <text:p>reitest</text:p>
          </table:table-cell>
          <table:table-cell office:value-type="string">
            <text:p>reitet</text:p>
          </table:table-cell>
          <table:table-cell table:style-name="ce38" office:value-type="string">
            <text:p>reiten</text:p>
          </table:table-cell>
          <table:table-cell table:style-name="ce38" office:value-type="string">
            <text:p>reitet</text:p>
          </table:table-cell>
          <table:table-cell table:style-name="ce38" office:value-type="string">
            <text:p>reiten</text:p>
          </table:table-cell>
          <table:table-cell office:value-type="string">
            <text:p>ritt</text:p>
          </table:table-cell>
          <table:table-cell office:value-type="string">
            <text:p>rittst</text:p>
          </table:table-cell>
          <table:table-cell office:value-type="string">
            <text:p>ritt</text:p>
          </table:table-cell>
          <table:table-cell table:style-name="ce38" office:value-type="string">
            <text:p>ritten</text:p>
          </table:table-cell>
          <table:table-cell table:style-name="ce38" office:value-type="string">
            <text:p>ritt</text:p>
          </table:table-cell>
          <table:table-cell table:style-name="ce38" office:value-type="string">
            <text:p>ritten</text:p>
          </table:table-cell>
          <table:table-cell office:value-type="string">
            <text:p>reitend</text:p>
          </table:table-cell>
          <table:table-cell office:value-type="string">
            <text:p>geritten</text:p>
          </table:table-cell>
          <table:table-cell office:value-type="string">
            <text:p>reite</text:p>
          </table:table-cell>
          <table:table-cell office:value-type="string">
            <text:p>reitet</text:p>
          </table:table-cell>
          <table:table-cell office:value-type="string">
            <text:p>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tt / it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7">
            <text:p>9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ennen</text:p>
          </table:table-cell>
          <table:table-cell office:value-type="string">
            <text:p>renne</text:p>
          </table:table-cell>
          <table:table-cell office:value-type="string">
            <text:p>rennst</text:p>
          </table:table-cell>
          <table:table-cell office:value-type="string">
            <text:p>rennt</text:p>
          </table:table-cell>
          <table:table-cell table:style-name="ce38" office:value-type="string">
            <text:p>rennen</text:p>
          </table:table-cell>
          <table:table-cell table:style-name="ce38" office:value-type="string">
            <text:p>rennt</text:p>
          </table:table-cell>
          <table:table-cell table:style-name="ce38" office:value-type="string">
            <text:p>rennen</text:p>
          </table:table-cell>
          <table:table-cell office:value-type="string">
            <text:p>rann</text:p>
          </table:table-cell>
          <table:table-cell office:value-type="string">
            <text:p>rannst</text:p>
          </table:table-cell>
          <table:table-cell office:value-type="string">
            <text:p>rann</text:p>
          </table:table-cell>
          <table:table-cell table:style-name="ce38" office:value-type="string">
            <text:p>rannen</text:p>
          </table:table-cell>
          <table:table-cell table:style-name="ce38" office:value-type="string">
            <text:p>rannt</text:p>
          </table:table-cell>
          <table:table-cell table:style-name="ce38" office:value-type="string">
            <text:p>rannen</text:p>
          </table:table-cell>
          <table:table-cell office:value-type="string">
            <text:p>rennend</text:p>
          </table:table-cell>
          <table:table-cell office:value-type="string">
            <text:p>gerannt</text:p>
          </table:table-cell>
          <table:table-cell office:value-type="string">
            <text:p>renne</text:p>
          </table:table-cell>
          <table:table-cell office:value-type="string">
            <text:p>rennt</text:p>
          </table:table-cell>
          <table:table-cell office:value-type="string">
            <text:p>r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8">
            <text:p>9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iechen</text:p>
          </table:table-cell>
          <table:table-cell office:value-type="string">
            <text:p>rieche</text:p>
          </table:table-cell>
          <table:table-cell office:value-type="string">
            <text:p>riechst</text:p>
          </table:table-cell>
          <table:table-cell office:value-type="string">
            <text:p>riecht</text:p>
          </table:table-cell>
          <table:table-cell table:style-name="ce38" office:value-type="string">
            <text:p>riechen</text:p>
          </table:table-cell>
          <table:table-cell table:style-name="ce38" office:value-type="string">
            <text:p>riecht</text:p>
          </table:table-cell>
          <table:table-cell table:style-name="ce38" office:value-type="string">
            <text:p>riechen</text:p>
          </table:table-cell>
          <table:table-cell office:value-type="string">
            <text:p>roch</text:p>
          </table:table-cell>
          <table:table-cell office:value-type="string">
            <text:p>rochst</text:p>
          </table:table-cell>
          <table:table-cell office:value-type="string">
            <text:p>roch</text:p>
          </table:table-cell>
          <table:table-cell table:style-name="ce38" office:value-type="string">
            <text:p>rochen</text:p>
          </table:table-cell>
          <table:table-cell table:style-name="ce38" office:value-type="string">
            <text:p>rocht</text:p>
          </table:table-cell>
          <table:table-cell table:style-name="ce38" office:value-type="string">
            <text:p>rochen</text:p>
          </table:table-cell>
          <table:table-cell office:value-type="string">
            <text:p>riechend</text:p>
          </table:table-cell>
          <table:table-cell office:value-type="string">
            <text:p>gerochen</text:p>
          </table:table-cell>
          <table:table-cell office:value-type="string">
            <text:p>rieche</text:p>
          </table:table-cell>
          <table:table-cell office:value-type="string">
            <text:p>riecht</text:p>
          </table:table-cell>
          <table:table-cell office:value-type="string">
            <text:p>ri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e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99">
            <text:p>9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ingen</text:p>
          </table:table-cell>
          <table:table-cell office:value-type="string">
            <text:p>ringe</text:p>
          </table:table-cell>
          <table:table-cell office:value-type="string">
            <text:p>ringst</text:p>
          </table:table-cell>
          <table:table-cell office:value-type="string">
            <text:p>ringt</text:p>
          </table:table-cell>
          <table:table-cell table:style-name="ce38" office:value-type="string">
            <text:p>ringen</text:p>
          </table:table-cell>
          <table:table-cell table:style-name="ce38" office:value-type="string">
            <text:p>ringt</text:p>
          </table:table-cell>
          <table:table-cell table:style-name="ce38" office:value-type="string">
            <text:p>ringen</text:p>
          </table:table-cell>
          <table:table-cell office:value-type="string">
            <text:p>rang</text:p>
          </table:table-cell>
          <table:table-cell office:value-type="string">
            <text:p>rangst</text:p>
          </table:table-cell>
          <table:table-cell office:value-type="string">
            <text:p>rang</text:p>
          </table:table-cell>
          <table:table-cell table:style-name="ce38" office:value-type="string">
            <text:p>rangen</text:p>
          </table:table-cell>
          <table:table-cell table:style-name="ce38" office:value-type="string">
            <text:p>rangt</text:p>
          </table:table-cell>
          <table:table-cell table:style-name="ce38" office:value-type="string">
            <text:p>rangen</text:p>
          </table:table-cell>
          <table:table-cell office:value-type="string">
            <text:p>ringend</text:p>
          </table:table-cell>
          <table:table-cell office:value-type="string">
            <text:p>gerungen</text:p>
          </table:table-cell>
          <table:table-cell office:value-type="string">
            <text:p>ringe</text:p>
          </table:table-cell>
          <table:table-cell office:value-type="string">
            <text:p>ringt</text:p>
          </table:table-cell>
          <table:table-cell office:value-type="string">
            <text:p>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n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0">
            <text:p>10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innen</text:p>
          </table:table-cell>
          <table:table-cell office:value-type="string">
            <text:p>rinne</text:p>
          </table:table-cell>
          <table:table-cell table:number-columns-repeated="2" office:value-type="string">
            <text:p>rinnt</text:p>
          </table:table-cell>
          <table:table-cell table:style-name="ce38" office:value-type="string">
            <text:p>rinnen</text:p>
          </table:table-cell>
          <table:table-cell table:style-name="ce38" office:value-type="string">
            <text:p>rinnt</text:p>
          </table:table-cell>
          <table:table-cell table:style-name="ce38" office:value-type="string">
            <text:p>rinnen</text:p>
          </table:table-cell>
          <table:table-cell office:value-type="string">
            <text:p>rann</text:p>
          </table:table-cell>
          <table:table-cell office:value-type="string">
            <text:p>rannt</text:p>
          </table:table-cell>
          <table:table-cell office:value-type="string">
            <text:p>rann</text:p>
          </table:table-cell>
          <table:table-cell table:style-name="ce38" office:value-type="string">
            <text:p>rannen</text:p>
          </table:table-cell>
          <table:table-cell table:style-name="ce38" office:value-type="string">
            <text:p>ranntet</text:p>
          </table:table-cell>
          <table:table-cell table:style-name="ce38" office:value-type="string">
            <text:p>rannen</text:p>
          </table:table-cell>
          <table:table-cell office:value-type="string">
            <text:p>rinnend</text:p>
          </table:table-cell>
          <table:table-cell office:value-type="string">
            <text:p>geronnen</text:p>
          </table:table-cell>
          <table:table-cell office:value-type="string">
            <text:p>rinne</text:p>
          </table:table-cell>
          <table:table-cell office:value-type="string">
            <text:p>rinnt</text:p>
          </table:table-cell>
          <table:table-cell office:value-type="string">
            <text:p>r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n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o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299">
            <text:p>29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rufen</text:p>
          </table:table-cell>
          <table:table-cell office:value-type="string">
            <text:p>rufe</text:p>
          </table:table-cell>
          <table:table-cell office:value-type="string">
            <text:p>rufst</text:p>
          </table:table-cell>
          <table:table-cell office:value-type="string">
            <text:p>ruft</text:p>
          </table:table-cell>
          <table:table-cell table:style-name="ce38" office:value-type="string">
            <text:p>rufen</text:p>
          </table:table-cell>
          <table:table-cell table:style-name="ce38" office:value-type="string">
            <text:p>ruft</text:p>
          </table:table-cell>
          <table:table-cell table:style-name="ce38" office:value-type="string">
            <text:p>rufen</text:p>
          </table:table-cell>
          <table:table-cell office:value-type="string">
            <text:p>rief</text:p>
          </table:table-cell>
          <table:table-cell office:value-type="string">
            <text:p>riefst</text:p>
          </table:table-cell>
          <table:table-cell office:value-type="string">
            <text:p>rief</text:p>
          </table:table-cell>
          <table:table-cell table:style-name="ce38" office:value-type="string">
            <text:p>riefen</text:p>
          </table:table-cell>
          <table:table-cell table:style-name="ce38" office:value-type="string">
            <text:p>rieft</text:p>
          </table:table-cell>
          <table:table-cell table:style-name="ce38" office:value-type="string">
            <text:p>riefen</text:p>
          </table:table-cell>
          <table:table-cell office:value-type="string">
            <text:p>rufend</text:p>
          </table:table-cell>
          <table:table-cell office:value-type="string">
            <text:p>gerufen</text:p>
          </table:table-cell>
          <table:table-cell office:value-type="string">
            <text:p>ruf</text:p>
          </table:table-cell>
          <table:table-cell office:value-type="string">
            <text:p>ruft</text:p>
          </table:table-cell>
          <table:table-cell office:value-type="string">
            <text:p>r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u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1">
            <text:p>10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aufen</text:p>
          </table:table-cell>
          <table:table-cell office:value-type="string">
            <text:p>saufe</text:p>
          </table:table-cell>
          <table:table-cell office:value-type="string">
            <text:p>säufst</text:p>
          </table:table-cell>
          <table:table-cell office:value-type="string">
            <text:p>säuft</text:p>
          </table:table-cell>
          <table:table-cell table:style-name="ce38" office:value-type="string">
            <text:p>saufen</text:p>
          </table:table-cell>
          <table:table-cell table:style-name="ce38" office:value-type="string">
            <text:p>sauft</text:p>
          </table:table-cell>
          <table:table-cell table:style-name="ce38" office:value-type="string">
            <text:p>saufen</text:p>
          </table:table-cell>
          <table:table-cell office:value-type="string">
            <text:p>soff</text:p>
          </table:table-cell>
          <table:table-cell office:value-type="string">
            <text:p>soffst</text:p>
          </table:table-cell>
          <table:table-cell office:value-type="string">
            <text:p>soff</text:p>
          </table:table-cell>
          <table:table-cell table:style-name="ce38" office:value-type="string">
            <text:p>soffen</text:p>
          </table:table-cell>
          <table:table-cell table:style-name="ce38" office:value-type="string">
            <text:p>sofft</text:p>
          </table:table-cell>
          <table:table-cell table:style-name="ce38" office:value-type="string">
            <text:p>soffen</text:p>
          </table:table-cell>
          <table:table-cell office:value-type="string">
            <text:p>saufend</text:p>
          </table:table-cell>
          <table:table-cell office:value-type="string">
            <text:p>gesoffen</text:p>
          </table:table-cell>
          <table:table-cell office:value-type="string">
            <text:p>saufe</text:p>
          </table:table-cell>
          <table:table-cell office:value-type="string">
            <text:p>sauft</text:p>
          </table:table-cell>
          <table:table-cell office:value-type="string">
            <text:p>s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au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off / off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2">
            <text:p>10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affen</text:p>
          </table:table-cell>
          <table:table-cell office:value-type="string">
            <text:p>schaffe</text:p>
          </table:table-cell>
          <table:table-cell office:value-type="string">
            <text:p>schaffst</text:p>
          </table:table-cell>
          <table:table-cell office:value-type="string">
            <text:p>schafft</text:p>
          </table:table-cell>
          <table:table-cell table:style-name="ce38" office:value-type="string">
            <text:p>schaffen</text:p>
          </table:table-cell>
          <table:table-cell table:style-name="ce38" office:value-type="string">
            <text:p>schafft</text:p>
          </table:table-cell>
          <table:table-cell table:style-name="ce38" office:value-type="string">
            <text:p>schaffen</text:p>
          </table:table-cell>
          <table:table-cell office:value-type="string">
            <text:p>schuf</text:p>
          </table:table-cell>
          <table:table-cell office:value-type="string">
            <text:p>schufst</text:p>
          </table:table-cell>
          <table:table-cell office:value-type="string">
            <text:p>schuf</text:p>
          </table:table-cell>
          <table:table-cell table:style-name="ce38" office:value-type="string">
            <text:p>schafften</text:p>
          </table:table-cell>
          <table:table-cell table:style-name="ce38" office:value-type="string">
            <text:p>schafftet</text:p>
          </table:table-cell>
          <table:table-cell table:style-name="ce38" office:value-type="string">
            <text:p>schafften</text:p>
          </table:table-cell>
          <table:table-cell office:value-type="string">
            <text:p>schaffend</text:p>
          </table:table-cell>
          <table:table-cell office:value-type="string">
            <text:p>geschaffen</text:p>
          </table:table-cell>
          <table:table-cell office:value-type="string">
            <text:p>schaff</text:p>
          </table:table-cell>
          <table:table-cell office:value-type="string">
            <text:p>schafft</text:p>
          </table:table-cell>
          <table:table-cell office:value-type="string">
            <text:p>scha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af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f / aff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3">
            <text:p>10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affen</text:p>
          </table:table-cell>
          <table:table-cell office:value-type="string">
            <text:p>schaffe</text:p>
          </table:table-cell>
          <table:table-cell office:value-type="string">
            <text:p>schaffst</text:p>
          </table:table-cell>
          <table:table-cell office:value-type="string">
            <text:p>schafft</text:p>
          </table:table-cell>
          <table:table-cell table:style-name="ce38" office:value-type="string">
            <text:p>schaffen</text:p>
          </table:table-cell>
          <table:table-cell table:style-name="ce38" office:value-type="string">
            <text:p>schafft</text:p>
          </table:table-cell>
          <table:table-cell table:style-name="ce38" office:value-type="string">
            <text:p>schaffen</text:p>
          </table:table-cell>
          <table:table-cell office:value-type="string">
            <text:p>schuf</text:p>
          </table:table-cell>
          <table:table-cell office:value-type="string">
            <text:p>schufst</text:p>
          </table:table-cell>
          <table:table-cell office:value-type="string">
            <text:p>schuf</text:p>
          </table:table-cell>
          <table:table-cell table:style-name="ce38" office:value-type="string">
            <text:p>schufen</text:p>
          </table:table-cell>
          <table:table-cell table:style-name="ce38" office:value-type="string">
            <text:p>schuft</text:p>
          </table:table-cell>
          <table:table-cell table:style-name="ce38" office:value-type="string">
            <text:p>schufen</text:p>
          </table:table-cell>
          <table:table-cell office:value-type="string">
            <text:p>schaffend</text:p>
          </table:table-cell>
          <table:table-cell office:value-type="string">
            <text:p>geschaffen</text:p>
          </table:table-cell>
          <table:table-cell office:value-type="string">
            <text:p>schaff</text:p>
          </table:table-cell>
          <table:table-cell office:value-type="string">
            <text:p>schafft</text:p>
          </table:table-cell>
          <table:table-cell office:value-type="string">
            <text:p>scha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af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uf / aff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07">
            <text:p>30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affen</text:p>
          </table:table-cell>
          <table:table-cell office:value-type="string">
            <text:p>schaffe</text:p>
          </table:table-cell>
          <table:table-cell office:value-type="string">
            <text:p>schaffst</text:p>
          </table:table-cell>
          <table:table-cell office:value-type="string">
            <text:p>schafft</text:p>
          </table:table-cell>
          <table:table-cell table:style-name="ce38" office:value-type="string">
            <text:p>schaffen</text:p>
          </table:table-cell>
          <table:table-cell table:style-name="ce38" office:value-type="string">
            <text:p>schafft</text:p>
          </table:table-cell>
          <table:table-cell table:style-name="ce38" office:value-type="string">
            <text:p>schaffen</text:p>
          </table:table-cell>
          <table:table-cell office:value-type="string">
            <text:p>schaffte</text:p>
          </table:table-cell>
          <table:table-cell office:value-type="string">
            <text:p>schafftest</text:p>
          </table:table-cell>
          <table:table-cell office:value-type="string">
            <text:p>schaffte</text:p>
          </table:table-cell>
          <table:table-cell table:style-name="ce38" office:value-type="string">
            <text:p>schafften</text:p>
          </table:table-cell>
          <table:table-cell table:style-name="ce38" office:value-type="string">
            <text:p>schaffte</text:p>
          </table:table-cell>
          <table:table-cell table:style-name="ce38" office:value-type="string">
            <text:p>schafften</text:p>
          </table:table-cell>
          <table:table-cell office:value-type="string">
            <text:p>schaffend</text:p>
          </table:table-cell>
          <table:table-cell office:value-type="string">
            <text:p>geschaffen</text:p>
          </table:table-cell>
          <table:table-cell office:value-type="string">
            <text:p>schaff</text:p>
          </table:table-cell>
          <table:table-cell office:value-type="string">
            <text:p>schafft</text:p>
          </table:table-cell>
          <table:table-cell office:value-type="string">
            <text:p>scha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af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float" office:value="307">
            <text:p>30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eiden</text:p>
          </table:table-cell>
          <table:table-cell office:value-type="string">
            <text:p>scheide</text:p>
          </table:table-cell>
          <table:table-cell office:value-type="string">
            <text:p>scheidest</text:p>
          </table:table-cell>
          <table:table-cell office:value-type="string">
            <text:p>scheidet</text:p>
          </table:table-cell>
          <table:table-cell table:style-name="ce38" office:value-type="string">
            <text:p>scheiden</text:p>
          </table:table-cell>
          <table:table-cell table:style-name="ce38" office:value-type="string">
            <text:p>scheidet</text:p>
          </table:table-cell>
          <table:table-cell table:style-name="ce38" office:value-type="string">
            <text:p>scheiden</text:p>
          </table:table-cell>
          <table:table-cell office:value-type="string">
            <text:p>schied</text:p>
          </table:table-cell>
          <table:table-cell office:value-type="string">
            <text:p>schiedest</text:p>
          </table:table-cell>
          <table:table-cell office:value-type="string">
            <text:p>schied</text:p>
          </table:table-cell>
          <table:table-cell table:style-name="ce38" office:value-type="string">
            <text:p>schieden</text:p>
          </table:table-cell>
          <table:table-cell table:style-name="ce38" office:value-type="string">
            <text:p>schiedet</text:p>
          </table:table-cell>
          <table:table-cell table:style-name="ce38" office:value-type="string">
            <text:p>schieden</text:p>
          </table:table-cell>
          <table:table-cell office:value-type="string">
            <text:p>scheidend</text:p>
          </table:table-cell>
          <table:table-cell office:value-type="string">
            <text:p>geschieden</text:p>
          </table:table-cell>
          <table:table-cell office:value-type="string">
            <text:p>scheide</text:p>
          </table:table-cell>
          <table:table-cell office:value-type="string">
            <text:p>scheidet</text:p>
          </table:table-cell>
          <table:table-cell office:value-type="string">
            <text:p>sch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4">
            <text:p>10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einen</text:p>
          </table:table-cell>
          <table:table-cell office:value-type="string">
            <text:p>scheine</text:p>
          </table:table-cell>
          <table:table-cell office:value-type="string">
            <text:p>scheinst</text:p>
          </table:table-cell>
          <table:table-cell office:value-type="string">
            <text:p>scheint</text:p>
          </table:table-cell>
          <table:table-cell table:style-name="ce38" office:value-type="string">
            <text:p>scheinen</text:p>
          </table:table-cell>
          <table:table-cell table:style-name="ce38" office:value-type="string">
            <text:p>scheint</text:p>
          </table:table-cell>
          <table:table-cell table:style-name="ce38" office:value-type="string">
            <text:p>scheinen</text:p>
          </table:table-cell>
          <table:table-cell office:value-type="string">
            <text:p>schien</text:p>
          </table:table-cell>
          <table:table-cell office:value-type="string">
            <text:p>schienst</text:p>
          </table:table-cell>
          <table:table-cell office:value-type="string">
            <text:p>schien</text:p>
          </table:table-cell>
          <table:table-cell table:style-name="ce38" office:value-type="string">
            <text:p>schienen</text:p>
          </table:table-cell>
          <table:table-cell table:style-name="ce38" office:value-type="string">
            <text:p>schient</text:p>
          </table:table-cell>
          <table:table-cell table:style-name="ce38" office:value-type="string">
            <text:p>schienen</text:p>
          </table:table-cell>
          <table:table-cell office:value-type="string">
            <text:p>scheinend</text:p>
          </table:table-cell>
          <table:table-cell office:value-type="string">
            <text:p>geschienen</text:p>
          </table:table-cell>
          <table:table-cell office:value-type="string">
            <text:p>scheine</text:p>
          </table:table-cell>
          <table:table-cell office:value-type="string">
            <text:p>scheint</text:p>
          </table:table-cell>
          <table:table-cell office:value-type="string">
            <text:p>schei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5">
            <text:p>10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eißen</text:p>
          </table:table-cell>
          <table:table-cell office:value-type="string">
            <text:p>scheiße</text:p>
          </table:table-cell>
          <table:table-cell table:number-columns-repeated="2" office:value-type="string">
            <text:p>scheißt</text:p>
          </table:table-cell>
          <table:table-cell table:style-name="ce38" office:value-type="string">
            <text:p>scheißen</text:p>
          </table:table-cell>
          <table:table-cell table:style-name="ce38" office:value-type="string">
            <text:p>scheißt</text:p>
          </table:table-cell>
          <table:table-cell table:style-name="ce38" office:value-type="string">
            <text:p>scheißen</text:p>
          </table:table-cell>
          <table:table-cell office:value-type="string">
            <text:p>schiss</text:p>
          </table:table-cell>
          <table:table-cell office:value-type="string">
            <text:p>schisst</text:p>
          </table:table-cell>
          <table:table-cell office:value-type="string">
            <text:p>schiss</text:p>
          </table:table-cell>
          <table:table-cell table:style-name="ce38" office:value-type="string">
            <text:p>schissen</text:p>
          </table:table-cell>
          <table:table-cell table:number-columns-repeated="2" table:style-name="ce38" office:value-type="string">
            <text:p>schisst</text:p>
          </table:table-cell>
          <table:table-cell office:value-type="string">
            <text:p>scheißend</text:p>
          </table:table-cell>
          <table:table-cell office:value-type="string">
            <text:p>geschissen</text:p>
          </table:table-cell>
          <table:table-cell office:value-type="string">
            <text:p>scheiß</text:p>
          </table:table-cell>
          <table:table-cell office:value-type="string">
            <text:p>scheißt</text:p>
          </table:table-cell>
          <table:table-cell office:value-type="string">
            <text:p>sch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6">
            <text:p>10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eren</text:p>
          </table:table-cell>
          <table:table-cell office:value-type="string">
            <text:p>schere</text:p>
          </table:table-cell>
          <table:table-cell office:value-type="string">
            <text:p>scherst</text:p>
          </table:table-cell>
          <table:table-cell office:value-type="string">
            <text:p>schert</text:p>
          </table:table-cell>
          <table:table-cell table:style-name="ce38" office:value-type="string">
            <text:p>scheren</text:p>
          </table:table-cell>
          <table:table-cell table:style-name="ce38" office:value-type="string">
            <text:p>schert</text:p>
          </table:table-cell>
          <table:table-cell table:style-name="ce38" office:value-type="string">
            <text:p>scheren</text:p>
          </table:table-cell>
          <table:table-cell office:value-type="string">
            <text:p>schor</text:p>
          </table:table-cell>
          <table:table-cell office:value-type="string">
            <text:p>schorst</text:p>
          </table:table-cell>
          <table:table-cell office:value-type="string">
            <text:p>schor</text:p>
          </table:table-cell>
          <table:table-cell table:style-name="ce38" office:value-type="string">
            <text:p>schoren</text:p>
          </table:table-cell>
          <table:table-cell table:style-name="ce38" office:value-type="string">
            <text:p>schertet</text:p>
          </table:table-cell>
          <table:table-cell table:style-name="ce38" office:value-type="string">
            <text:p>schoren</text:p>
          </table:table-cell>
          <table:table-cell office:value-type="string">
            <text:p>scherend</text:p>
          </table:table-cell>
          <table:table-cell office:value-type="string">
            <text:p>geschoren</text:p>
          </table:table-cell>
          <table:table-cell office:value-type="string">
            <text:p>schere</text:p>
          </table:table-cell>
          <table:table-cell office:value-type="string">
            <text:p>schert</text:p>
          </table:table-cell>
          <table:table-cell office:value-type="string">
            <text:p>sche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r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u*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7">
            <text:p>10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ieben</text:p>
          </table:table-cell>
          <table:table-cell office:value-type="string">
            <text:p>schiebe</text:p>
          </table:table-cell>
          <table:table-cell office:value-type="string">
            <text:p>schiebst</text:p>
          </table:table-cell>
          <table:table-cell office:value-type="string">
            <text:p>schiebt</text:p>
          </table:table-cell>
          <table:table-cell table:style-name="ce38" office:value-type="string">
            <text:p>schieben</text:p>
          </table:table-cell>
          <table:table-cell table:style-name="ce38" office:value-type="string">
            <text:p>schiebt</text:p>
          </table:table-cell>
          <table:table-cell table:style-name="ce38" office:value-type="string">
            <text:p>schieben</text:p>
          </table:table-cell>
          <table:table-cell office:value-type="string">
            <text:p>schob</text:p>
          </table:table-cell>
          <table:table-cell office:value-type="string">
            <text:p>schobst</text:p>
          </table:table-cell>
          <table:table-cell office:value-type="string">
            <text:p>schob</text:p>
          </table:table-cell>
          <table:table-cell table:style-name="ce38" office:value-type="string">
            <text:p>schoben</text:p>
          </table:table-cell>
          <table:table-cell table:style-name="ce38" office:value-type="string">
            <text:p>schobt</text:p>
          </table:table-cell>
          <table:table-cell table:style-name="ce38" office:value-type="string">
            <text:p>schoben</text:p>
          </table:table-cell>
          <table:table-cell office:value-type="string">
            <text:p>schiebend</text:p>
          </table:table-cell>
          <table:table-cell office:value-type="string">
            <text:p>geschoben</text:p>
          </table:table-cell>
          <table:table-cell office:value-type="string">
            <text:p>schiebe</text:p>
          </table:table-cell>
          <table:table-cell office:value-type="string">
            <text:p>schiebt</text:p>
          </table:table-cell>
          <table:table-cell office:value-type="string">
            <text:p>schi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8">
            <text:p>10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ießen</text:p>
          </table:table-cell>
          <table:table-cell office:value-type="string">
            <text:p>schieße</text:p>
          </table:table-cell>
          <table:table-cell table:number-columns-repeated="2" office:value-type="string">
            <text:p>schießt</text:p>
          </table:table-cell>
          <table:table-cell table:style-name="ce38" office:value-type="string">
            <text:p>schießen</text:p>
          </table:table-cell>
          <table:table-cell table:style-name="ce38" office:value-type="string">
            <text:p>schießt</text:p>
          </table:table-cell>
          <table:table-cell table:style-name="ce38" office:value-type="string">
            <text:p>schießen</text:p>
          </table:table-cell>
          <table:table-cell office:value-type="string">
            <text:p>schoss</text:p>
          </table:table-cell>
          <table:table-cell office:value-type="string">
            <text:p>schosst</text:p>
          </table:table-cell>
          <table:table-cell office:value-type="string">
            <text:p>schoss</text:p>
          </table:table-cell>
          <table:table-cell table:style-name="ce38" office:value-type="string">
            <text:p>schossen</text:p>
          </table:table-cell>
          <table:table-cell table:style-name="ce38" office:value-type="string">
            <text:p>schosst</text:p>
          </table:table-cell>
          <table:table-cell table:style-name="ce38" office:value-type="string">
            <text:p>schossen</text:p>
          </table:table-cell>
          <table:table-cell office:value-type="string">
            <text:p>schießend</text:p>
          </table:table-cell>
          <table:table-cell office:value-type="string">
            <text:p>geschossen</text:p>
          </table:table-cell>
          <table:table-cell office:value-type="string">
            <text:p>schieß</text:p>
          </table:table-cell>
          <table:table-cell office:value-type="string">
            <text:p>schießt</text:p>
          </table:table-cell>
          <table:table-cell office:value-type="string">
            <text:p>sch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09">
            <text:p>10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lafen</text:p>
          </table:table-cell>
          <table:table-cell office:value-type="string">
            <text:p>schlafe</text:p>
          </table:table-cell>
          <table:table-cell office:value-type="string">
            <text:p>schläfst</text:p>
          </table:table-cell>
          <table:table-cell office:value-type="string">
            <text:p>schläft</text:p>
          </table:table-cell>
          <table:table-cell table:style-name="ce38" office:value-type="string">
            <text:p>schlafen</text:p>
          </table:table-cell>
          <table:table-cell table:style-name="ce38" office:value-type="string">
            <text:p>schlaft</text:p>
          </table:table-cell>
          <table:table-cell table:style-name="ce38" office:value-type="string">
            <text:p>schlafen</text:p>
          </table:table-cell>
          <table:table-cell office:value-type="string">
            <text:p>schlief</text:p>
          </table:table-cell>
          <table:table-cell office:value-type="string">
            <text:p>schliefst</text:p>
          </table:table-cell>
          <table:table-cell office:value-type="string">
            <text:p>schlief</text:p>
          </table:table-cell>
          <table:table-cell table:style-name="ce38" office:value-type="string">
            <text:p>schliefen</text:p>
          </table:table-cell>
          <table:table-cell table:style-name="ce38" office:value-type="string">
            <text:p>schlieft</text:p>
          </table:table-cell>
          <table:table-cell table:style-name="ce38" office:value-type="string">
            <text:p>schliefen</text:p>
          </table:table-cell>
          <table:table-cell office:value-type="string">
            <text:p>schlafend</text:p>
          </table:table-cell>
          <table:table-cell office:value-type="string">
            <text:p>geschlafen</text:p>
          </table:table-cell>
          <table:table-cell office:value-type="string">
            <text:p>schlaf</text:p>
          </table:table-cell>
          <table:table-cell office:value-type="string">
            <text:p>schlaft</text:p>
          </table:table-cell>
          <table:table-cell office:value-type="string">
            <text:p>schla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0">
            <text:p>11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lagen</text:p>
          </table:table-cell>
          <table:table-cell office:value-type="string">
            <text:p>schlage</text:p>
          </table:table-cell>
          <table:table-cell office:value-type="string">
            <text:p>schlägst</text:p>
          </table:table-cell>
          <table:table-cell office:value-type="string">
            <text:p>schlägt</text:p>
          </table:table-cell>
          <table:table-cell table:style-name="ce38" office:value-type="string">
            <text:p>schlagen</text:p>
          </table:table-cell>
          <table:table-cell table:style-name="ce38" office:value-type="string">
            <text:p>schlagt</text:p>
          </table:table-cell>
          <table:table-cell table:style-name="ce38" office:value-type="string">
            <text:p>schlagen</text:p>
          </table:table-cell>
          <table:table-cell office:value-type="string">
            <text:p>schlug</text:p>
          </table:table-cell>
          <table:table-cell office:value-type="string">
            <text:p>schlugst</text:p>
          </table:table-cell>
          <table:table-cell office:value-type="string">
            <text:p>schlug</text:p>
          </table:table-cell>
          <table:table-cell table:style-name="ce38" office:value-type="string">
            <text:p>schlugen</text:p>
          </table:table-cell>
          <table:table-cell table:style-name="ce38" office:value-type="string">
            <text:p>schlugt</text:p>
          </table:table-cell>
          <table:table-cell table:style-name="ce38" office:value-type="string">
            <text:p>schlugen</text:p>
          </table:table-cell>
          <table:table-cell office:value-type="string">
            <text:p>schlagend</text:p>
          </table:table-cell>
          <table:table-cell office:value-type="string">
            <text:p>geschlagen</text:p>
          </table:table-cell>
          <table:table-cell office:value-type="string">
            <text:p>schlag</text:p>
          </table:table-cell>
          <table:table-cell office:value-type="string">
            <text:p>schlagt</text:p>
          </table:table-cell>
          <table:table-cell office:value-type="string">
            <text:p>schl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1">
            <text:p>11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leichen</text:p>
          </table:table-cell>
          <table:table-cell office:value-type="string">
            <text:p>schleiche</text:p>
          </table:table-cell>
          <table:table-cell office:value-type="string">
            <text:p>schleichst</text:p>
          </table:table-cell>
          <table:table-cell office:value-type="string">
            <text:p>schleicht</text:p>
          </table:table-cell>
          <table:table-cell table:style-name="ce38" office:value-type="string">
            <text:p>schleichen</text:p>
          </table:table-cell>
          <table:table-cell table:style-name="ce38" office:value-type="string">
            <text:p>schleicht</text:p>
          </table:table-cell>
          <table:table-cell table:style-name="ce38" office:value-type="string">
            <text:p>schleichen</text:p>
          </table:table-cell>
          <table:table-cell office:value-type="string">
            <text:p>schlich</text:p>
          </table:table-cell>
          <table:table-cell office:value-type="string">
            <text:p>schlichst</text:p>
          </table:table-cell>
          <table:table-cell office:value-type="string">
            <text:p>schlich</text:p>
          </table:table-cell>
          <table:table-cell table:style-name="ce38" office:value-type="string">
            <text:p>schlichen</text:p>
          </table:table-cell>
          <table:table-cell table:style-name="ce38" office:value-type="string">
            <text:p>schlicht</text:p>
          </table:table-cell>
          <table:table-cell table:style-name="ce38" office:value-type="string">
            <text:p>schlichen</text:p>
          </table:table-cell>
          <table:table-cell office:value-type="string">
            <text:p>schleichend</text:p>
          </table:table-cell>
          <table:table-cell office:value-type="string">
            <text:p>geschlichen</text:p>
          </table:table-cell>
          <table:table-cell office:value-type="string">
            <text:p>schleiche</text:p>
          </table:table-cell>
          <table:table-cell office:value-type="string">
            <text:p>schleicht</text:p>
          </table:table-cell>
          <table:table-cell office:value-type="string">
            <text:p>sch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2">
            <text:p>11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leifen</text:p>
          </table:table-cell>
          <table:table-cell office:value-type="string">
            <text:p>schleife</text:p>
          </table:table-cell>
          <table:table-cell office:value-type="string">
            <text:p>schleifst</text:p>
          </table:table-cell>
          <table:table-cell office:value-type="string">
            <text:p>schleift</text:p>
          </table:table-cell>
          <table:table-cell table:style-name="ce38" office:value-type="string">
            <text:p>schleifen</text:p>
          </table:table-cell>
          <table:table-cell table:style-name="ce38" office:value-type="string">
            <text:p>schleift</text:p>
          </table:table-cell>
          <table:table-cell table:style-name="ce38" office:value-type="string">
            <text:p>schleifen</text:p>
          </table:table-cell>
          <table:table-cell office:value-type="string">
            <text:p>schliff</text:p>
          </table:table-cell>
          <table:table-cell office:value-type="string">
            <text:p>schliffst</text:p>
          </table:table-cell>
          <table:table-cell office:value-type="string">
            <text:p>schliff</text:p>
          </table:table-cell>
          <table:table-cell table:style-name="ce38" office:value-type="string">
            <text:p>schliffen</text:p>
          </table:table-cell>
          <table:table-cell table:style-name="ce38" office:value-type="string">
            <text:p>schlifft</text:p>
          </table:table-cell>
          <table:table-cell table:style-name="ce38" office:value-type="string">
            <text:p>schliffen</text:p>
          </table:table-cell>
          <table:table-cell office:value-type="string">
            <text:p>schleifend</text:p>
          </table:table-cell>
          <table:table-cell office:value-type="string">
            <text:p>geschliffen</text:p>
          </table:table-cell>
          <table:table-cell office:value-type="string">
            <text:p>schleife</text:p>
          </table:table-cell>
          <table:table-cell office:value-type="string">
            <text:p>schleift</text:p>
          </table:table-cell>
          <table:table-cell office:value-type="string">
            <text:p>schl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f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3">
            <text:p>11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ließen</text:p>
          </table:table-cell>
          <table:table-cell office:value-type="string">
            <text:p>schließe</text:p>
          </table:table-cell>
          <table:table-cell table:number-columns-repeated="2" office:value-type="string">
            <text:p>schließt</text:p>
          </table:table-cell>
          <table:table-cell table:style-name="ce38" office:value-type="string">
            <text:p>schließen</text:p>
          </table:table-cell>
          <table:table-cell table:style-name="ce38" office:value-type="string">
            <text:p>schließt</text:p>
          </table:table-cell>
          <table:table-cell table:style-name="ce38" office:value-type="string">
            <text:p>schließen</text:p>
          </table:table-cell>
          <table:table-cell office:value-type="string">
            <text:p>schloss</text:p>
          </table:table-cell>
          <table:table-cell office:value-type="string">
            <text:p>schlosst</text:p>
          </table:table-cell>
          <table:table-cell office:value-type="string">
            <text:p>schloss</text:p>
          </table:table-cell>
          <table:table-cell table:style-name="ce38" office:value-type="string">
            <text:p>schlossen</text:p>
          </table:table-cell>
          <table:table-cell table:style-name="ce38" office:value-type="string">
            <text:p>schlosst</text:p>
          </table:table-cell>
          <table:table-cell table:style-name="ce38" office:value-type="string">
            <text:p>schlossen</text:p>
          </table:table-cell>
          <table:table-cell office:value-type="string">
            <text:p>schließend</text:p>
          </table:table-cell>
          <table:table-cell office:value-type="string">
            <text:p>geschlossen</text:p>
          </table:table-cell>
          <table:table-cell office:value-type="string">
            <text:p>schließe</text:p>
          </table:table-cell>
          <table:table-cell office:value-type="string">
            <text:p>schließt</text:p>
          </table:table-cell>
          <table:table-cell office:value-type="string">
            <text:p>sch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e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5">
            <text:p>11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lingen</text:p>
          </table:table-cell>
          <table:table-cell office:value-type="string">
            <text:p>schlinge</text:p>
          </table:table-cell>
          <table:table-cell office:value-type="string">
            <text:p>schlingst</text:p>
          </table:table-cell>
          <table:table-cell office:value-type="string">
            <text:p>schlingt</text:p>
          </table:table-cell>
          <table:table-cell table:style-name="ce38" office:value-type="string">
            <text:p>schlingen</text:p>
          </table:table-cell>
          <table:table-cell table:style-name="ce38" office:value-type="string">
            <text:p>schlingt</text:p>
          </table:table-cell>
          <table:table-cell table:style-name="ce38" office:value-type="string">
            <text:p>schlingen</text:p>
          </table:table-cell>
          <table:table-cell office:value-type="string">
            <text:p>schlang</text:p>
          </table:table-cell>
          <table:table-cell office:value-type="string">
            <text:p>schlangst</text:p>
          </table:table-cell>
          <table:table-cell office:value-type="string">
            <text:p>schlang</text:p>
          </table:table-cell>
          <table:table-cell table:style-name="ce38" office:value-type="string">
            <text:p>schlangen</text:p>
          </table:table-cell>
          <table:table-cell table:style-name="ce38" office:value-type="string">
            <text:p>schlangt</text:p>
          </table:table-cell>
          <table:table-cell table:style-name="ce38" office:value-type="string">
            <text:p>schlangen</text:p>
          </table:table-cell>
          <table:table-cell office:value-type="string">
            <text:p>schlingend</text:p>
          </table:table-cell>
          <table:table-cell office:value-type="string">
            <text:p>geschlungen</text:p>
          </table:table-cell>
          <table:table-cell office:value-type="string">
            <text:p>schlinge</text:p>
          </table:table-cell>
          <table:table-cell office:value-type="string">
            <text:p>schlingt</text:p>
          </table:table-cell>
          <table:table-cell office:value-type="string">
            <text:p>sch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6">
            <text:p>11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meißen</text:p>
          </table:table-cell>
          <table:table-cell office:value-type="string">
            <text:p>schmeiße</text:p>
          </table:table-cell>
          <table:table-cell table:number-columns-repeated="2" office:value-type="string">
            <text:p>schmeißt</text:p>
          </table:table-cell>
          <table:table-cell table:style-name="ce38" office:value-type="string">
            <text:p>schmeißen</text:p>
          </table:table-cell>
          <table:table-cell table:style-name="ce38" office:value-type="string">
            <text:p>schmeißt</text:p>
          </table:table-cell>
          <table:table-cell table:style-name="ce38" office:value-type="string">
            <text:p>schmeißen</text:p>
          </table:table-cell>
          <table:table-cell office:value-type="string">
            <text:p>schmiss</text:p>
          </table:table-cell>
          <table:table-cell office:value-type="string">
            <text:p>schmisst</text:p>
          </table:table-cell>
          <table:table-cell office:value-type="string">
            <text:p>schmiss</text:p>
          </table:table-cell>
          <table:table-cell table:style-name="ce38" office:value-type="string">
            <text:p>schmissen</text:p>
          </table:table-cell>
          <table:table-cell table:style-name="ce38" office:value-type="string">
            <text:p>schmisst</text:p>
          </table:table-cell>
          <table:table-cell table:style-name="ce38" office:value-type="string">
            <text:p>schmissen</text:p>
          </table:table-cell>
          <table:table-cell office:value-type="string">
            <text:p>schmeißend</text:p>
          </table:table-cell>
          <table:table-cell office:value-type="string">
            <text:p>geschmissen</text:p>
          </table:table-cell>
          <table:table-cell office:value-type="string">
            <text:p>schmeiß</text:p>
          </table:table-cell>
          <table:table-cell office:value-type="string">
            <text:p>schmeißt</text:p>
          </table:table-cell>
          <table:table-cell office:value-type="string">
            <text:p>schm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mei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7">
            <text:p>11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melzen</text:p>
          </table:table-cell>
          <table:table-cell office:value-type="string">
            <text:p>schmelze</text:p>
          </table:table-cell>
          <table:table-cell table:number-columns-repeated="2" office:value-type="string">
            <text:p>schmilzt</text:p>
          </table:table-cell>
          <table:table-cell table:style-name="ce38" office:value-type="string">
            <text:p>schmelzen</text:p>
          </table:table-cell>
          <table:table-cell table:style-name="ce38" office:value-type="string">
            <text:p>schmelzt</text:p>
          </table:table-cell>
          <table:table-cell table:style-name="ce38" office:value-type="string">
            <text:p>schmelzen</text:p>
          </table:table-cell>
          <table:table-cell office:value-type="string">
            <text:p>schmolz</text:p>
          </table:table-cell>
          <table:table-cell office:value-type="string">
            <text:p>schmolzt</text:p>
          </table:table-cell>
          <table:table-cell office:value-type="string">
            <text:p>schmolz</text:p>
          </table:table-cell>
          <table:table-cell table:style-name="ce38" office:value-type="string">
            <text:p>schmolzen</text:p>
          </table:table-cell>
          <table:table-cell table:style-name="ce38" office:value-type="string">
            <text:p>schmolzt</text:p>
          </table:table-cell>
          <table:table-cell table:style-name="ce38" office:value-type="string">
            <text:p>schmolzen</text:p>
          </table:table-cell>
          <table:table-cell office:value-type="string">
            <text:p>schmelzend</text:p>
          </table:table-cell>
          <table:table-cell office:value-type="string">
            <text:p>geschmolzen</text:p>
          </table:table-cell>
          <table:table-cell office:value-type="string">
            <text:p>schmilz</text:p>
          </table:table-cell>
          <table:table-cell office:value-type="string">
            <text:p>schmilzt</text:p>
          </table:table-cell>
          <table:table-cell office:value-type="string">
            <text:p>schmelz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melz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8">
            <text:p>11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neiden</text:p>
          </table:table-cell>
          <table:table-cell office:value-type="string">
            <text:p>schneide</text:p>
          </table:table-cell>
          <table:table-cell office:value-type="string">
            <text:p>schneidest</text:p>
          </table:table-cell>
          <table:table-cell office:value-type="string">
            <text:p>schneidet</text:p>
          </table:table-cell>
          <table:table-cell table:style-name="ce38" office:value-type="string">
            <text:p>schneiden</text:p>
          </table:table-cell>
          <table:table-cell table:style-name="ce38" office:value-type="string">
            <text:p>schneidet</text:p>
          </table:table-cell>
          <table:table-cell table:style-name="ce38" office:value-type="string">
            <text:p>schneiden</text:p>
          </table:table-cell>
          <table:table-cell office:value-type="string">
            <text:p>schnitt</text:p>
          </table:table-cell>
          <table:table-cell office:value-type="string">
            <text:p>schnittst</text:p>
          </table:table-cell>
          <table:table-cell office:value-type="string">
            <text:p>schnitt</text:p>
          </table:table-cell>
          <table:table-cell table:style-name="ce38" office:value-type="string">
            <text:p>schnitten</text:p>
          </table:table-cell>
          <table:table-cell table:style-name="ce38" office:value-type="string">
            <text:p>schnitt</text:p>
          </table:table-cell>
          <table:table-cell table:style-name="ce38" office:value-type="string">
            <text:p>schnitten</text:p>
          </table:table-cell>
          <table:table-cell office:value-type="string">
            <text:p>schneidend</text:p>
          </table:table-cell>
          <table:table-cell office:value-type="string">
            <text:p>geschnitten</text:p>
          </table:table-cell>
          <table:table-cell office:value-type="string">
            <text:p>schneide</text:p>
          </table:table-cell>
          <table:table-cell office:value-type="string">
            <text:p>schneidet</text:p>
          </table:table-cell>
          <table:table-cell office:value-type="string">
            <text:p>schn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neiden</text:p>
          </table:table-cell>
          <table:table-cell table:style-name="ce45" office:value-type="string">
            <text:p>D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9">
            <text:p>11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reiben</text:p>
          </table:table-cell>
          <table:table-cell office:value-type="string">
            <text:p>schreibe</text:p>
          </table:table-cell>
          <table:table-cell office:value-type="string">
            <text:p>schreibst</text:p>
          </table:table-cell>
          <table:table-cell office:value-type="string">
            <text:p>schreibt</text:p>
          </table:table-cell>
          <table:table-cell table:style-name="ce38" office:value-type="string">
            <text:p>schreiben</text:p>
          </table:table-cell>
          <table:table-cell table:style-name="ce38" office:value-type="string">
            <text:p>schreibt</text:p>
          </table:table-cell>
          <table:table-cell table:style-name="ce38" office:value-type="string">
            <text:p>schreiben</text:p>
          </table:table-cell>
          <table:table-cell office:value-type="string">
            <text:p>schrieb</text:p>
          </table:table-cell>
          <table:table-cell office:value-type="string">
            <text:p>schriebst</text:p>
          </table:table-cell>
          <table:table-cell office:value-type="string">
            <text:p>schrieb</text:p>
          </table:table-cell>
          <table:table-cell table:style-name="ce38" office:value-type="string">
            <text:p>schrieben</text:p>
          </table:table-cell>
          <table:table-cell table:style-name="ce38" office:value-type="string">
            <text:p>schriebt</text:p>
          </table:table-cell>
          <table:table-cell table:style-name="ce38" office:value-type="string">
            <text:p>schrieben</text:p>
          </table:table-cell>
          <table:table-cell office:value-type="string">
            <text:p>schreibend</text:p>
          </table:table-cell>
          <table:table-cell office:value-type="string">
            <text:p>geschrieben</text:p>
          </table:table-cell>
          <table:table-cell office:value-type="string">
            <text:p>schreib</text:p>
          </table:table-cell>
          <table:table-cell office:value-type="string">
            <text:p>schreibt</text:p>
          </table:table-cell>
          <table:table-cell office:value-type="string">
            <text:p>sch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rei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0">
            <text:p>12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reien</text:p>
          </table:table-cell>
          <table:table-cell office:value-type="string">
            <text:p>schreie</text:p>
          </table:table-cell>
          <table:table-cell office:value-type="string">
            <text:p>schreist</text:p>
          </table:table-cell>
          <table:table-cell office:value-type="string">
            <text:p>schreit</text:p>
          </table:table-cell>
          <table:table-cell table:style-name="ce38" office:value-type="string">
            <text:p>schreien</text:p>
          </table:table-cell>
          <table:table-cell table:style-name="ce38" office:value-type="string">
            <text:p>schreit</text:p>
          </table:table-cell>
          <table:table-cell table:style-name="ce38" office:value-type="string">
            <text:p>schreien</text:p>
          </table:table-cell>
          <table:table-cell office:value-type="string">
            <text:p>schrie</text:p>
          </table:table-cell>
          <table:table-cell office:value-type="string">
            <text:p>schriest</text:p>
          </table:table-cell>
          <table:table-cell office:value-type="string">
            <text:p>schrie</text:p>
          </table:table-cell>
          <table:table-cell table:style-name="ce38" office:value-type="string">
            <text:p>schrien</text:p>
          </table:table-cell>
          <table:table-cell table:style-name="ce38" office:value-type="string">
            <text:p>schriet</text:p>
          </table:table-cell>
          <table:table-cell table:style-name="ce38" office:value-type="string">
            <text:p>schrien</text:p>
          </table:table-cell>
          <table:table-cell office:value-type="string">
            <text:p>schreiend</text:p>
          </table:table-cell>
          <table:table-cell office:value-type="string">
            <text:p>geschrien</text:p>
          </table:table-cell>
          <table:table-cell office:value-type="string">
            <text:p>schreie</text:p>
          </table:table-cell>
          <table:table-cell office:value-type="string">
            <text:p>schreit</text:p>
          </table:table-cell>
          <table:table-cell office:value-type="string">
            <text:p>schrei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rei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1">
            <text:p>12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reiten</text:p>
          </table:table-cell>
          <table:table-cell office:value-type="string">
            <text:p>schreite</text:p>
          </table:table-cell>
          <table:table-cell office:value-type="string">
            <text:p>schreitest</text:p>
          </table:table-cell>
          <table:table-cell office:value-type="string">
            <text:p>schreitet</text:p>
          </table:table-cell>
          <table:table-cell table:style-name="ce38" office:value-type="string">
            <text:p>schreiten</text:p>
          </table:table-cell>
          <table:table-cell table:style-name="ce38" office:value-type="string">
            <text:p>schreitet</text:p>
          </table:table-cell>
          <table:table-cell table:style-name="ce38" office:value-type="string">
            <text:p>schreiten</text:p>
          </table:table-cell>
          <table:table-cell office:value-type="string">
            <text:p>schritt</text:p>
          </table:table-cell>
          <table:table-cell office:value-type="string">
            <text:p>schrittst</text:p>
          </table:table-cell>
          <table:table-cell office:value-type="string">
            <text:p>schritt</text:p>
          </table:table-cell>
          <table:table-cell table:style-name="ce38" office:value-type="string">
            <text:p>schritten</text:p>
          </table:table-cell>
          <table:table-cell table:style-name="ce38" office:value-type="string">
            <text:p>schritt</text:p>
          </table:table-cell>
          <table:table-cell table:style-name="ce38" office:value-type="string">
            <text:p>schritten</text:p>
          </table:table-cell>
          <table:table-cell office:value-type="string">
            <text:p>schreitend</text:p>
          </table:table-cell>
          <table:table-cell office:value-type="string">
            <text:p>geschritten</text:p>
          </table:table-cell>
          <table:table-cell office:value-type="string">
            <text:p>schreite</text:p>
          </table:table-cell>
          <table:table-cell office:value-type="string">
            <text:p>schreitet</text:p>
          </table:table-cell>
          <table:table-cell office:value-type="string">
            <text:p>sch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reit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tt / it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2">
            <text:p>12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weigen</text:p>
          </table:table-cell>
          <table:table-cell office:value-type="string">
            <text:p>schweige</text:p>
          </table:table-cell>
          <table:table-cell office:value-type="string">
            <text:p>schweigst</text:p>
          </table:table-cell>
          <table:table-cell office:value-type="string">
            <text:p>schweigt</text:p>
          </table:table-cell>
          <table:table-cell table:style-name="ce38" office:value-type="string">
            <text:p>schweigen</text:p>
          </table:table-cell>
          <table:table-cell table:style-name="ce38" office:value-type="string">
            <text:p>schweigt</text:p>
          </table:table-cell>
          <table:table-cell table:style-name="ce38" office:value-type="string">
            <text:p>schweigen</text:p>
          </table:table-cell>
          <table:table-cell office:value-type="string">
            <text:p>schwieg</text:p>
          </table:table-cell>
          <table:table-cell office:value-type="string">
            <text:p>schwiegst</text:p>
          </table:table-cell>
          <table:table-cell office:value-type="string">
            <text:p>schwieg</text:p>
          </table:table-cell>
          <table:table-cell table:style-name="ce38" office:value-type="string">
            <text:p>schwiegen</text:p>
          </table:table-cell>
          <table:table-cell table:style-name="ce38" office:value-type="string">
            <text:p>schwiegt</text:p>
          </table:table-cell>
          <table:table-cell table:style-name="ce38" office:value-type="string">
            <text:p>schwiegen</text:p>
          </table:table-cell>
          <table:table-cell office:value-type="string">
            <text:p>schweigend</text:p>
          </table:table-cell>
          <table:table-cell office:value-type="string">
            <text:p>geschwiegen</text:p>
          </table:table-cell>
          <table:table-cell office:value-type="string">
            <text:p>schweig</text:p>
          </table:table-cell>
          <table:table-cell office:value-type="string">
            <text:p>schweigt</text:p>
          </table:table-cell>
          <table:table-cell office:value-type="string">
            <text:p>schw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ei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3">
            <text:p>12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wellen</text:p>
          </table:table-cell>
          <table:table-cell office:value-type="string">
            <text:p>schwelle</text:p>
          </table:table-cell>
          <table:table-cell office:value-type="string">
            <text:p>schwillst</text:p>
          </table:table-cell>
          <table:table-cell office:value-type="string">
            <text:p>schwillt</text:p>
          </table:table-cell>
          <table:table-cell table:style-name="ce38" office:value-type="string">
            <text:p>schwellen</text:p>
          </table:table-cell>
          <table:table-cell table:style-name="ce38" office:value-type="string">
            <text:p>schwellt</text:p>
          </table:table-cell>
          <table:table-cell table:style-name="ce38" office:value-type="string">
            <text:p>schwellen</text:p>
          </table:table-cell>
          <table:table-cell office:value-type="string">
            <text:p>schwoll</text:p>
          </table:table-cell>
          <table:table-cell office:value-type="string">
            <text:p>schwollst</text:p>
          </table:table-cell>
          <table:table-cell office:value-type="string">
            <text:p>schwoll</text:p>
          </table:table-cell>
          <table:table-cell table:style-name="ce38" office:value-type="string">
            <text:p>schwollen</text:p>
          </table:table-cell>
          <table:table-cell table:style-name="ce38" office:value-type="string">
            <text:p>schwollt</text:p>
          </table:table-cell>
          <table:table-cell table:style-name="ce38" office:value-type="string">
            <text:p>schwollen</text:p>
          </table:table-cell>
          <table:table-cell office:value-type="string">
            <text:p>schwellend</text:p>
          </table:table-cell>
          <table:table-cell office:value-type="string">
            <text:p>geschwollen</text:p>
          </table:table-cell>
          <table:table-cell office:value-type="string">
            <text:p>schwelle</text:p>
          </table:table-cell>
          <table:table-cell office:value-type="string">
            <text:p>schwellt</text:p>
          </table:table-cell>
          <table:table-cell office:value-type="string">
            <text:p>schwe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ell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4">
            <text:p>12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wimmen</text:p>
          </table:table-cell>
          <table:table-cell office:value-type="string">
            <text:p>schwimme</text:p>
          </table:table-cell>
          <table:table-cell office:value-type="string">
            <text:p>schwimmst</text:p>
          </table:table-cell>
          <table:table-cell office:value-type="string">
            <text:p>schwimmt</text:p>
          </table:table-cell>
          <table:table-cell table:style-name="ce38" office:value-type="string">
            <text:p>schwimmen</text:p>
          </table:table-cell>
          <table:table-cell table:style-name="ce38" office:value-type="string">
            <text:p>schwimmt</text:p>
          </table:table-cell>
          <table:table-cell table:style-name="ce38" office:value-type="string">
            <text:p>schwimmen</text:p>
          </table:table-cell>
          <table:table-cell office:value-type="string">
            <text:p>schwamm</text:p>
          </table:table-cell>
          <table:table-cell office:value-type="string">
            <text:p>schwammst</text:p>
          </table:table-cell>
          <table:table-cell office:value-type="string">
            <text:p>schwamm</text:p>
          </table:table-cell>
          <table:table-cell table:style-name="ce38" office:value-type="string">
            <text:p>schwammen</text:p>
          </table:table-cell>
          <table:table-cell table:style-name="ce38" office:value-type="string">
            <text:p>schwammt</text:p>
          </table:table-cell>
          <table:table-cell table:style-name="ce38" office:value-type="string">
            <text:p>schwammen</text:p>
          </table:table-cell>
          <table:table-cell office:value-type="string">
            <text:p>schwimmend</text:p>
          </table:table-cell>
          <table:table-cell office:value-type="string">
            <text:p>geschwommen</text:p>
          </table:table-cell>
          <table:table-cell office:value-type="string">
            <text:p>schwimm</text:p>
          </table:table-cell>
          <table:table-cell office:value-type="string">
            <text:p>schwimmt</text:p>
          </table:table-cell>
          <table:table-cell office:value-type="string">
            <text:p>schwi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mm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5">
            <text:p>12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winden</text:p>
          </table:table-cell>
          <table:table-cell office:value-type="string">
            <text:p>schwinde</text:p>
          </table:table-cell>
          <table:table-cell office:value-type="string">
            <text:p>schwindest</text:p>
          </table:table-cell>
          <table:table-cell office:value-type="string">
            <text:p>schwindet</text:p>
          </table:table-cell>
          <table:table-cell table:style-name="ce38" office:value-type="string">
            <text:p>schwinden</text:p>
          </table:table-cell>
          <table:table-cell table:style-name="ce38" office:value-type="string">
            <text:p>schwindet</text:p>
          </table:table-cell>
          <table:table-cell table:style-name="ce38" office:value-type="string">
            <text:p>schwinden</text:p>
          </table:table-cell>
          <table:table-cell office:value-type="string">
            <text:p>schwand</text:p>
          </table:table-cell>
          <table:table-cell office:value-type="string">
            <text:p>schwandest</text:p>
          </table:table-cell>
          <table:table-cell office:value-type="string">
            <text:p>schwand</text:p>
          </table:table-cell>
          <table:table-cell table:style-name="ce38" office:value-type="string">
            <text:p>schwanden</text:p>
          </table:table-cell>
          <table:table-cell table:style-name="ce38" office:value-type="string">
            <text:p>schwandet</text:p>
          </table:table-cell>
          <table:table-cell table:style-name="ce38" office:value-type="string">
            <text:p>schwanden</text:p>
          </table:table-cell>
          <table:table-cell office:value-type="string">
            <text:p>schwindend</text:p>
          </table:table-cell>
          <table:table-cell office:value-type="string">
            <text:p>geschwunden</text:p>
          </table:table-cell>
          <table:table-cell office:value-type="string">
            <text:p>schwinde</text:p>
          </table:table-cell>
          <table:table-cell office:value-type="string">
            <text:p>schwindet</text:p>
          </table:table-cell>
          <table:table-cell office:value-type="string">
            <text:p>schw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nd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6">
            <text:p>12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wingen</text:p>
          </table:table-cell>
          <table:table-cell office:value-type="string">
            <text:p>schwinge</text:p>
          </table:table-cell>
          <table:table-cell office:value-type="string">
            <text:p>schwingst</text:p>
          </table:table-cell>
          <table:table-cell office:value-type="string">
            <text:p>schwingt</text:p>
          </table:table-cell>
          <table:table-cell table:style-name="ce38" office:value-type="string">
            <text:p>schwingen</text:p>
          </table:table-cell>
          <table:table-cell table:style-name="ce38" office:value-type="string">
            <text:p>schwingt</text:p>
          </table:table-cell>
          <table:table-cell table:style-name="ce38" office:value-type="string">
            <text:p>schwingen</text:p>
          </table:table-cell>
          <table:table-cell office:value-type="string">
            <text:p>schwang</text:p>
          </table:table-cell>
          <table:table-cell office:value-type="string">
            <text:p>schwangst</text:p>
          </table:table-cell>
          <table:table-cell office:value-type="string">
            <text:p>schwang</text:p>
          </table:table-cell>
          <table:table-cell table:style-name="ce38" office:value-type="string">
            <text:p>schwangen</text:p>
          </table:table-cell>
          <table:table-cell table:style-name="ce38" office:value-type="string">
            <text:p>schwangt</text:p>
          </table:table-cell>
          <table:table-cell table:style-name="ce38" office:value-type="string">
            <text:p>schwangen</text:p>
          </table:table-cell>
          <table:table-cell office:value-type="string">
            <text:p>schwingend</text:p>
          </table:table-cell>
          <table:table-cell office:value-type="string">
            <text:p>geschwungen</text:p>
          </table:table-cell>
          <table:table-cell office:value-type="string">
            <text:p>schwing</text:p>
          </table:table-cell>
          <table:table-cell office:value-type="string">
            <text:p>schwingt</text:p>
          </table:table-cell>
          <table:table-cell office:value-type="string">
            <text:p>schw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ngen</text:p>
          </table:table-cell>
          <table:table-cell table:style-name="ce45" office:value-type="string">
            <text:p>A</text:p>
          </table:table-cell>
          <table:table-cell table:style-name="ce42" office:value-type="string">
            <text:p>.</text:p>
          </table:table-cell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7">
            <text:p>12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chwören</text:p>
          </table:table-cell>
          <table:table-cell office:value-type="string">
            <text:p>schwöre</text:p>
          </table:table-cell>
          <table:table-cell office:value-type="string">
            <text:p>schwörst</text:p>
          </table:table-cell>
          <table:table-cell office:value-type="string">
            <text:p>schwört</text:p>
          </table:table-cell>
          <table:table-cell table:style-name="ce38" office:value-type="string">
            <text:p>schwören</text:p>
          </table:table-cell>
          <table:table-cell table:style-name="ce38" office:value-type="string">
            <text:p>schwört</text:p>
          </table:table-cell>
          <table:table-cell table:style-name="ce38" office:value-type="string">
            <text:p>schwören</text:p>
          </table:table-cell>
          <table:table-cell office:value-type="string">
            <text:p>schwor</text:p>
          </table:table-cell>
          <table:table-cell office:value-type="string">
            <text:p>schworst</text:p>
          </table:table-cell>
          <table:table-cell office:value-type="string">
            <text:p>schwor</text:p>
          </table:table-cell>
          <table:table-cell table:style-name="ce38" office:value-type="string">
            <text:p>schworen</text:p>
          </table:table-cell>
          <table:table-cell table:style-name="ce38" office:value-type="string">
            <text:p>schwort</text:p>
          </table:table-cell>
          <table:table-cell table:style-name="ce38" office:value-type="string">
            <text:p>schworen</text:p>
          </table:table-cell>
          <table:table-cell office:value-type="string">
            <text:p>schwörend</text:p>
          </table:table-cell>
          <table:table-cell office:value-type="string">
            <text:p>geschworen</text:p>
          </table:table-cell>
          <table:table-cell office:value-type="string">
            <text:p>schwöre</text:p>
          </table:table-cell>
          <table:table-cell office:value-type="string">
            <text:p>schwört</text:p>
          </table:table-cell>
          <table:table-cell office:value-type="string">
            <text:p>schwö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ör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8">
            <text:p>12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sehen</text:p>
          </table:table-cell>
          <table:table-cell office:value-type="string">
            <text:p>übersehe</text:p>
          </table:table-cell>
          <table:table-cell office:value-type="string">
            <text:p>übersiehst</text:p>
          </table:table-cell>
          <table:table-cell office:value-type="string">
            <text:p>übersieht</text:p>
          </table:table-cell>
          <table:table-cell table:style-name="ce38" office:value-type="string">
            <text:p>übersehen</text:p>
          </table:table-cell>
          <table:table-cell table:style-name="ce38" office:value-type="string">
            <text:p>überseht</text:p>
          </table:table-cell>
          <table:table-cell table:style-name="ce38" office:value-type="string">
            <text:p>übersehen</text:p>
          </table:table-cell>
          <table:table-cell office:value-type="string">
            <text:p>übersah</text:p>
          </table:table-cell>
          <table:table-cell office:value-type="string">
            <text:p>übersahst</text:p>
          </table:table-cell>
          <table:table-cell office:value-type="string">
            <text:p>übersah</text:p>
          </table:table-cell>
          <table:table-cell table:style-name="ce38" office:value-type="string">
            <text:p>übersahen</text:p>
          </table:table-cell>
          <table:table-cell table:style-name="ce38" office:value-type="string">
            <text:p>übersaht</text:p>
          </table:table-cell>
          <table:table-cell table:style-name="ce38" office:value-type="string">
            <text:p>übersahen</text:p>
          </table:table-cell>
          <table:table-cell office:value-type="string">
            <text:p>übersehend</text:p>
          </table:table-cell>
          <table:table-cell office:value-type="string">
            <text:p>übersehen</text:p>
          </table:table-cell>
          <table:table-cell office:value-type="string">
            <text:p>übersieh</text:p>
          </table:table-cell>
          <table:table-cell office:value-type="string">
            <text:p>überseht</text:p>
          </table:table-cell>
          <table:table-cell office:value-type="string">
            <text:p>übers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übers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9">
            <text:p>12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ehen</text:p>
          </table:table-cell>
          <table:table-cell office:value-type="string">
            <text:p>sehe</text:p>
          </table:table-cell>
          <table:table-cell office:value-type="string">
            <text:p>siehst</text:p>
          </table:table-cell>
          <table:table-cell office:value-type="string">
            <text:p>sieht</text:p>
          </table:table-cell>
          <table:table-cell table:style-name="ce38" office:value-type="string">
            <text:p>sehen</text:p>
          </table:table-cell>
          <table:table-cell table:style-name="ce38" office:value-type="string">
            <text:p>seht</text:p>
          </table:table-cell>
          <table:table-cell table:style-name="ce38" office:value-type="string">
            <text:p>sehen</text:p>
          </table:table-cell>
          <table:table-cell office:value-type="string">
            <text:p>sah</text:p>
          </table:table-cell>
          <table:table-cell office:value-type="string">
            <text:p>sahst</text:p>
          </table:table-cell>
          <table:table-cell office:value-type="string">
            <text:p>sah</text:p>
          </table:table-cell>
          <table:table-cell table:style-name="ce38" office:value-type="string">
            <text:p>sahen</text:p>
          </table:table-cell>
          <table:table-cell table:style-name="ce38" office:value-type="string">
            <text:p>saht</text:p>
          </table:table-cell>
          <table:table-cell table:style-name="ce38" office:value-type="string">
            <text:p>sahen</text:p>
          </table:table-cell>
          <table:table-cell office:value-type="string">
            <text:p>sehend</text:p>
          </table:table-cell>
          <table:table-cell office:value-type="string">
            <text:p>gesehen</text:p>
          </table:table-cell>
          <table:table-cell office:value-type="string">
            <text:p>sieh</text:p>
          </table:table-cell>
          <table:table-cell office:value-type="string">
            <text:p>seht</text:p>
          </table:table-cell>
          <table:table-cell office:value-type="string">
            <text:p>s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29">
            <text:p>12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ein</text:p>
          </table:table-cell>
          <table:table-cell office:value-type="string">
            <text:p>bin</text:p>
          </table:table-cell>
          <table:table-cell office:value-type="string">
            <text:p>bist</text:p>
          </table:table-cell>
          <table:table-cell office:value-type="string">
            <text:p>ist</text:p>
          </table:table-cell>
          <table:table-cell table:style-name="ce38" office:value-type="string">
            <text:p>sind</text:p>
          </table:table-cell>
          <table:table-cell table:style-name="ce38" office:value-type="string">
            <text:p>seid</text:p>
          </table:table-cell>
          <table:table-cell table:style-name="ce38" office:value-type="string">
            <text:p>sind</text:p>
          </table:table-cell>
          <table:table-cell office:value-type="string">
            <text:p>war</text:p>
          </table:table-cell>
          <table:table-cell office:value-type="string">
            <text:p>warst</text:p>
          </table:table-cell>
          <table:table-cell office:value-type="string">
            <text:p>war</text:p>
          </table:table-cell>
          <table:table-cell table:style-name="ce38" office:value-type="string">
            <text:p>waren</text:p>
          </table:table-cell>
          <table:table-cell table:style-name="ce38" office:value-type="string">
            <text:p>wart</text:p>
          </table:table-cell>
          <table:table-cell table:style-name="ce38" office:value-type="string">
            <text:p>waren</text:p>
          </table:table-cell>
          <table:table-cell office:value-type="string">
            <text:p>seiend</text:p>
          </table:table-cell>
          <table:table-cell office:value-type="string">
            <text:p>gewesen</text:p>
          </table:table-cell>
          <table:table-cell office:value-type="string">
            <text:p>sei</text:p>
          </table:table-cell>
          <table:table-cell office:value-type="string">
            <text:p>seid</text:p>
          </table:table-cell>
          <table:table-cell office:value-type="string">
            <text:p>sei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i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u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ux</text:p>
          </table:table-cell>
          <table:table-cell table:style-name="ce45" office:value-type="string">
            <text:p>*</text:p>
          </table:table-cell>
          <table:table-cell table:style-name="ce42" office:value-type="float" office:value="130">
            <text:p>130</text:p>
          </table:table-cell>
          <table:table-cell table:style-name="ce45" office:value-type="string">
            <text:p>быть</text:p>
          </table:table-cell>
          <table:table-cell table:style-name="ce45" office:value-type="string">
            <text:p>to be</text:p>
          </table:table-cell>
          <table:table-cell table:number-columns-repeated="994"/>
        </table:table-row>
        <table:table-row table:style-name="ro4">
          <table:table-cell table:style-name="ce38" office:value-type="string">
            <text:p>senden</text:p>
          </table:table-cell>
          <table:table-cell office:value-type="string">
            <text:p>sende</text:p>
          </table:table-cell>
          <table:table-cell office:value-type="string">
            <text:p>sendest</text:p>
          </table:table-cell>
          <table:table-cell office:value-type="string">
            <text:p>sendet</text:p>
          </table:table-cell>
          <table:table-cell table:style-name="ce38" office:value-type="string">
            <text:p>senden</text:p>
          </table:table-cell>
          <table:table-cell table:style-name="ce38" office:value-type="string">
            <text:p>sendet</text:p>
          </table:table-cell>
          <table:table-cell table:style-name="ce38" office:value-type="string">
            <text:p>senden</text:p>
          </table:table-cell>
          <table:table-cell office:value-type="string">
            <text:p>sandte</text:p>
          </table:table-cell>
          <table:table-cell office:value-type="string">
            <text:p>sandtest</text:p>
          </table:table-cell>
          <table:table-cell office:value-type="string">
            <text:p>sandte</text:p>
          </table:table-cell>
          <table:table-cell table:style-name="ce38" office:value-type="string">
            <text:p>sandten</text:p>
          </table:table-cell>
          <table:table-cell table:style-name="ce38" office:value-type="string">
            <text:p>sandtet</text:p>
          </table:table-cell>
          <table:table-cell table:style-name="ce38" office:value-type="string">
            <text:p>sandten</text:p>
          </table:table-cell>
          <table:table-cell office:value-type="string">
            <text:p>sendend</text:p>
          </table:table-cell>
          <table:table-cell office:value-type="string">
            <text:p>gesendet</text:p>
          </table:table-cell>
          <table:table-cell office:value-type="string">
            <text:p>sende</text:p>
          </table:table-cell>
          <table:table-cell office:value-type="string">
            <text:p>sendet</text:p>
          </table:table-cell>
          <table:table-cell office:value-type="string">
            <text:p>se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nd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1">
            <text:p>13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ingen</text:p>
          </table:table-cell>
          <table:table-cell office:value-type="string">
            <text:p>singe</text:p>
          </table:table-cell>
          <table:table-cell office:value-type="string">
            <text:p>singst</text:p>
          </table:table-cell>
          <table:table-cell office:value-type="string">
            <text:p>singt</text:p>
          </table:table-cell>
          <table:table-cell table:style-name="ce38" office:value-type="string">
            <text:p>singen</text:p>
          </table:table-cell>
          <table:table-cell table:style-name="ce38" office:value-type="string">
            <text:p>singt</text:p>
          </table:table-cell>
          <table:table-cell table:style-name="ce38" office:value-type="string">
            <text:p>singen</text:p>
          </table:table-cell>
          <table:table-cell office:value-type="string">
            <text:p>sang</text:p>
          </table:table-cell>
          <table:table-cell office:value-type="string">
            <text:p>sangst</text:p>
          </table:table-cell>
          <table:table-cell office:value-type="string">
            <text:p>sang</text:p>
          </table:table-cell>
          <table:table-cell table:style-name="ce38" office:value-type="string">
            <text:p>sangen</text:p>
          </table:table-cell>
          <table:table-cell table:style-name="ce38" office:value-type="string">
            <text:p>sangt</text:p>
          </table:table-cell>
          <table:table-cell table:style-name="ce38" office:value-type="string">
            <text:p>sangen</text:p>
          </table:table-cell>
          <table:table-cell office:value-type="string">
            <text:p>singend</text:p>
          </table:table-cell>
          <table:table-cell office:value-type="string">
            <text:p>gesungen</text:p>
          </table:table-cell>
          <table:table-cell office:value-type="string">
            <text:p>sing</text:p>
          </table:table-cell>
          <table:table-cell office:value-type="string">
            <text:p>singt</text:p>
          </table:table-cell>
          <table:table-cell office:value-type="string">
            <text:p>s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2">
            <text:p>13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inken</text:p>
          </table:table-cell>
          <table:table-cell office:value-type="string">
            <text:p>sinke</text:p>
          </table:table-cell>
          <table:table-cell office:value-type="string">
            <text:p>sinkst</text:p>
          </table:table-cell>
          <table:table-cell office:value-type="string">
            <text:p>sinkt</text:p>
          </table:table-cell>
          <table:table-cell table:style-name="ce38" office:value-type="string">
            <text:p>sinken</text:p>
          </table:table-cell>
          <table:table-cell table:style-name="ce38" office:value-type="string">
            <text:p>sinkt</text:p>
          </table:table-cell>
          <table:table-cell table:style-name="ce38" office:value-type="string">
            <text:p>sinken</text:p>
          </table:table-cell>
          <table:table-cell office:value-type="string">
            <text:p>sank</text:p>
          </table:table-cell>
          <table:table-cell office:value-type="string">
            <text:p>sankst</text:p>
          </table:table-cell>
          <table:table-cell office:value-type="string">
            <text:p>sank</text:p>
          </table:table-cell>
          <table:table-cell table:style-name="ce38" office:value-type="string">
            <text:p>sanken</text:p>
          </table:table-cell>
          <table:table-cell table:style-name="ce38" office:value-type="string">
            <text:p>sankt</text:p>
          </table:table-cell>
          <table:table-cell table:style-name="ce38" office:value-type="string">
            <text:p>sanken</text:p>
          </table:table-cell>
          <table:table-cell office:value-type="string">
            <text:p>sinkend</text:p>
          </table:table-cell>
          <table:table-cell office:value-type="string">
            <text:p>gesunken</text:p>
          </table:table-cell>
          <table:table-cell office:value-type="string">
            <text:p>sinke</text:p>
          </table:table-cell>
          <table:table-cell office:value-type="string">
            <text:p>sinkt</text:p>
          </table:table-cell>
          <table:table-cell office:value-type="string">
            <text:p>s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3">
            <text:p>13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innen</text:p>
          </table:table-cell>
          <table:table-cell office:value-type="string">
            <text:p>sinne</text:p>
          </table:table-cell>
          <table:table-cell office:value-type="string">
            <text:p>sinnst</text:p>
          </table:table-cell>
          <table:table-cell office:value-type="string">
            <text:p>sinnt</text:p>
          </table:table-cell>
          <table:table-cell table:style-name="ce38" office:value-type="string">
            <text:p>sinnen</text:p>
          </table:table-cell>
          <table:table-cell table:style-name="ce38" office:value-type="string">
            <text:p>sinnt</text:p>
          </table:table-cell>
          <table:table-cell table:style-name="ce38" office:value-type="string">
            <text:p>sinnen</text:p>
          </table:table-cell>
          <table:table-cell office:value-type="string">
            <text:p>sann</text:p>
          </table:table-cell>
          <table:table-cell office:value-type="string">
            <text:p>sannst</text:p>
          </table:table-cell>
          <table:table-cell office:value-type="string">
            <text:p>sann</text:p>
          </table:table-cell>
          <table:table-cell table:style-name="ce38" office:value-type="string">
            <text:p>sannen</text:p>
          </table:table-cell>
          <table:table-cell table:style-name="ce38" office:value-type="string">
            <text:p>sannt</text:p>
          </table:table-cell>
          <table:table-cell table:style-name="ce38" office:value-type="string">
            <text:p>sannen</text:p>
          </table:table-cell>
          <table:table-cell office:value-type="string">
            <text:p>sinnend</text:p>
          </table:table-cell>
          <table:table-cell office:value-type="string">
            <text:p>gesonnen</text:p>
          </table:table-cell>
          <table:table-cell office:value-type="string">
            <text:p>sinne</text:p>
          </table:table-cell>
          <table:table-cell office:value-type="string">
            <text:p>sinnt</text:p>
          </table:table-cell>
          <table:table-cell office:value-type="string">
            <text:p>s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4">
            <text:p>13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itzen</text:p>
          </table:table-cell>
          <table:table-cell office:value-type="string">
            <text:p>sitze</text:p>
          </table:table-cell>
          <table:table-cell table:number-columns-repeated="2" office:value-type="string">
            <text:p>sitzt</text:p>
          </table:table-cell>
          <table:table-cell table:style-name="ce38" office:value-type="string">
            <text:p>sitzen</text:p>
          </table:table-cell>
          <table:table-cell table:style-name="ce38" office:value-type="string">
            <text:p>sitzt</text:p>
          </table:table-cell>
          <table:table-cell table:style-name="ce38" office:value-type="string">
            <text:p>sitzen</text:p>
          </table:table-cell>
          <table:table-cell office:value-type="string">
            <text:p>saß</text:p>
          </table:table-cell>
          <table:table-cell office:value-type="string">
            <text:p>saßt</text:p>
          </table:table-cell>
          <table:table-cell office:value-type="string">
            <text:p>saß</text:p>
          </table:table-cell>
          <table:table-cell table:style-name="ce38" office:value-type="string">
            <text:p>saßen</text:p>
          </table:table-cell>
          <table:table-cell table:style-name="ce38" office:value-type="string">
            <text:p>saßt</text:p>
          </table:table-cell>
          <table:table-cell table:style-name="ce38" office:value-type="string">
            <text:p>saßen</text:p>
          </table:table-cell>
          <table:table-cell office:value-type="string">
            <text:p>sitzend</text:p>
          </table:table-cell>
          <table:table-cell office:value-type="string">
            <text:p>gesessen</text:p>
          </table:table-cell>
          <table:table-cell office:value-type="string">
            <text:p>sitze</text:p>
          </table:table-cell>
          <table:table-cell office:value-type="string">
            <text:p>sitzt</text:p>
          </table:table-cell>
          <table:table-cell office:value-type="string">
            <text:p>sitz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tz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ß / ess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5">
            <text:p>13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ollen</text:p>
          </table:table-cell>
          <table:table-cell office:value-type="string">
            <text:p>soll</text:p>
          </table:table-cell>
          <table:table-cell office:value-type="string">
            <text:p>sollst</text:p>
          </table:table-cell>
          <table:table-cell office:value-type="string">
            <text:p>soll</text:p>
          </table:table-cell>
          <table:table-cell table:style-name="ce38" office:value-type="string">
            <text:p>sollen</text:p>
          </table:table-cell>
          <table:table-cell table:style-name="ce38" office:value-type="string">
            <text:p>sollt</text:p>
          </table:table-cell>
          <table:table-cell table:style-name="ce38" office:value-type="string">
            <text:p>sollen</text:p>
          </table:table-cell>
          <table:table-cell office:value-type="string">
            <text:p>sollte</text:p>
          </table:table-cell>
          <table:table-cell office:value-type="string">
            <text:p>solltest</text:p>
          </table:table-cell>
          <table:table-cell office:value-type="string">
            <text:p>sollte</text:p>
          </table:table-cell>
          <table:table-cell table:style-name="ce38" office:value-type="string">
            <text:p>sollten</text:p>
          </table:table-cell>
          <table:table-cell table:style-name="ce38" office:value-type="string">
            <text:p>solltet</text:p>
          </table:table-cell>
          <table:table-cell table:style-name="ce38" office:value-type="string">
            <text:p>sollten</text:p>
          </table:table-cell>
          <table:table-cell office:value-type="string">
            <text:p>sollend</text:p>
          </table:table-cell>
          <table:table-cell office:value-type="string">
            <text:p>gesollt</text:p>
          </table:table-cell>
          <table:table-cell office:value-type="string">
            <text:p>soll</text:p>
          </table:table-cell>
          <table:table-cell office:value-type="string">
            <text:p>sollt</text:p>
          </table:table-cell>
          <table:table-cell office:value-type="string">
            <text:p>so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oll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Modal</text:p>
          </table:table-cell>
          <table:table-cell table:style-name="ce45" office:value-type="string">
            <text:p>*</text:p>
          </table:table-cell>
          <table:table-cell table:style-name="ce42" office:value-type="float" office:value="136">
            <text:p>13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peien</text:p>
          </table:table-cell>
          <table:table-cell office:value-type="string">
            <text:p>speie</text:p>
          </table:table-cell>
          <table:table-cell office:value-type="string">
            <text:p>speist</text:p>
          </table:table-cell>
          <table:table-cell office:value-type="string">
            <text:p>speit</text:p>
          </table:table-cell>
          <table:table-cell table:style-name="ce38" office:value-type="string">
            <text:p>speien</text:p>
          </table:table-cell>
          <table:table-cell table:style-name="ce38" office:value-type="string">
            <text:p>speit</text:p>
          </table:table-cell>
          <table:table-cell table:style-name="ce38" office:value-type="string">
            <text:p>speien</text:p>
          </table:table-cell>
          <table:table-cell office:value-type="string">
            <text:p>spie</text:p>
          </table:table-cell>
          <table:table-cell office:value-type="string">
            <text:p>spiest</text:p>
          </table:table-cell>
          <table:table-cell office:value-type="string">
            <text:p>spie</text:p>
          </table:table-cell>
          <table:table-cell table:style-name="ce38" office:value-type="string">
            <text:p>spien</text:p>
          </table:table-cell>
          <table:table-cell table:style-name="ce38" office:value-type="string">
            <text:p>spiet</text:p>
          </table:table-cell>
          <table:table-cell table:style-name="ce38" office:value-type="string">
            <text:p>spien</text:p>
          </table:table-cell>
          <table:table-cell office:value-type="string">
            <text:p>speiend</text:p>
          </table:table-cell>
          <table:table-cell office:value-type="string">
            <text:p>gespien</text:p>
          </table:table-cell>
          <table:table-cell office:value-type="string">
            <text:p>speie</text:p>
          </table:table-cell>
          <table:table-cell office:value-type="string">
            <text:p>speit</text:p>
          </table:table-cell>
          <table:table-cell office:value-type="string">
            <text:p>spei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ei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7">
            <text:p>13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pinnen</text:p>
          </table:table-cell>
          <table:table-cell office:value-type="string">
            <text:p>spinne</text:p>
          </table:table-cell>
          <table:table-cell office:value-type="string">
            <text:p>spinnst</text:p>
          </table:table-cell>
          <table:table-cell office:value-type="string">
            <text:p>spinnt</text:p>
          </table:table-cell>
          <table:table-cell table:style-name="ce38" office:value-type="string">
            <text:p>spinnen</text:p>
          </table:table-cell>
          <table:table-cell table:style-name="ce38" office:value-type="string">
            <text:p>spinnt</text:p>
          </table:table-cell>
          <table:table-cell table:style-name="ce38" office:value-type="string">
            <text:p>spinnen</text:p>
          </table:table-cell>
          <table:table-cell office:value-type="string">
            <text:p>sponn</text:p>
          </table:table-cell>
          <table:table-cell office:value-type="string">
            <text:p>sponnst</text:p>
          </table:table-cell>
          <table:table-cell office:value-type="string">
            <text:p>sponn</text:p>
          </table:table-cell>
          <table:table-cell table:style-name="ce38" office:value-type="string">
            <text:p>sponnen</text:p>
          </table:table-cell>
          <table:table-cell table:style-name="ce38" office:value-type="string">
            <text:p>sponnt</text:p>
          </table:table-cell>
          <table:table-cell table:style-name="ce38" office:value-type="string">
            <text:p>sponnen</text:p>
          </table:table-cell>
          <table:table-cell office:value-type="string">
            <text:p>spinnend</text:p>
          </table:table-cell>
          <table:table-cell office:value-type="string">
            <text:p>gesponnen</text:p>
          </table:table-cell>
          <table:table-cell office:value-type="string">
            <text:p>spinne</text:p>
          </table:table-cell>
          <table:table-cell office:value-type="string">
            <text:p>spinnt</text:p>
          </table:table-cell>
          <table:table-cell office:value-type="string">
            <text:p>sp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inn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8">
            <text:p>13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prechen</text:p>
          </table:table-cell>
          <table:table-cell office:value-type="string">
            <text:p>spreche</text:p>
          </table:table-cell>
          <table:table-cell office:value-type="string">
            <text:p>sprichst</text:p>
          </table:table-cell>
          <table:table-cell office:value-type="string">
            <text:p>spricht</text:p>
          </table:table-cell>
          <table:table-cell table:style-name="ce38" office:value-type="string">
            <text:p>sprechen</text:p>
          </table:table-cell>
          <table:table-cell table:style-name="ce38" office:value-type="string">
            <text:p>sprecht</text:p>
          </table:table-cell>
          <table:table-cell table:style-name="ce38" office:value-type="string">
            <text:p>sprechen</text:p>
          </table:table-cell>
          <table:table-cell office:value-type="string">
            <text:p>sprach</text:p>
          </table:table-cell>
          <table:table-cell office:value-type="string">
            <text:p>sprachst</text:p>
          </table:table-cell>
          <table:table-cell office:value-type="string">
            <text:p>sprach</text:p>
          </table:table-cell>
          <table:table-cell table:style-name="ce38" office:value-type="string">
            <text:p>sprachen</text:p>
          </table:table-cell>
          <table:table-cell table:style-name="ce38" office:value-type="string">
            <text:p>spracht</text:p>
          </table:table-cell>
          <table:table-cell table:style-name="ce38" office:value-type="string">
            <text:p>sprachen</text:p>
          </table:table-cell>
          <table:table-cell office:value-type="string">
            <text:p>sprechend</text:p>
          </table:table-cell>
          <table:table-cell office:value-type="string">
            <text:p>gesprochen</text:p>
          </table:table-cell>
          <table:table-cell office:value-type="string">
            <text:p>sprich</text:p>
          </table:table-cell>
          <table:table-cell office:value-type="string">
            <text:p>sprecht</text:p>
          </table:table-cell>
          <table:table-cell office:value-type="string">
            <text:p>sp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e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39">
            <text:p>13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prießen</text:p>
          </table:table-cell>
          <table:table-cell office:value-type="string">
            <text:p>sprieße</text:p>
          </table:table-cell>
          <table:table-cell table:number-columns-repeated="2" office:value-type="string">
            <text:p>sprießt</text:p>
          </table:table-cell>
          <table:table-cell table:style-name="ce38" office:value-type="string">
            <text:p>sprießen</text:p>
          </table:table-cell>
          <table:table-cell table:style-name="ce38" office:value-type="string">
            <text:p>sprießt</text:p>
          </table:table-cell>
          <table:table-cell table:style-name="ce38" office:value-type="string">
            <text:p>sprießen</text:p>
          </table:table-cell>
          <table:table-cell office:value-type="string">
            <text:p>spross</text:p>
          </table:table-cell>
          <table:table-cell office:value-type="string">
            <text:p>sprosst</text:p>
          </table:table-cell>
          <table:table-cell office:value-type="string">
            <text:p>spross</text:p>
          </table:table-cell>
          <table:table-cell table:style-name="ce38" office:value-type="string">
            <text:p>sprossen</text:p>
          </table:table-cell>
          <table:table-cell table:style-name="ce38" office:value-type="string">
            <text:p>sprosst</text:p>
          </table:table-cell>
          <table:table-cell table:style-name="ce38" office:value-type="string">
            <text:p>sprossen</text:p>
          </table:table-cell>
          <table:table-cell office:value-type="string">
            <text:p>sprießend</text:p>
          </table:table-cell>
          <table:table-cell office:value-type="string">
            <text:p>gesprossen</text:p>
          </table:table-cell>
          <table:table-cell office:value-type="string">
            <text:p>sprieße</text:p>
          </table:table-cell>
          <table:table-cell office:value-type="string">
            <text:p>sprießt</text:p>
          </table:table-cell>
          <table:table-cell office:value-type="string">
            <text:p>spr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ieß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0">
            <text:p>14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pringen</text:p>
          </table:table-cell>
          <table:table-cell office:value-type="string">
            <text:p>springe</text:p>
          </table:table-cell>
          <table:table-cell office:value-type="string">
            <text:p>springst</text:p>
          </table:table-cell>
          <table:table-cell office:value-type="string">
            <text:p>springt</text:p>
          </table:table-cell>
          <table:table-cell table:style-name="ce38" office:value-type="string">
            <text:p>springen</text:p>
          </table:table-cell>
          <table:table-cell table:style-name="ce38" office:value-type="string">
            <text:p>springt</text:p>
          </table:table-cell>
          <table:table-cell table:style-name="ce38" office:value-type="string">
            <text:p>springen</text:p>
          </table:table-cell>
          <table:table-cell office:value-type="string">
            <text:p>sprang</text:p>
          </table:table-cell>
          <table:table-cell office:value-type="string">
            <text:p>sprangst</text:p>
          </table:table-cell>
          <table:table-cell office:value-type="string">
            <text:p>sprang</text:p>
          </table:table-cell>
          <table:table-cell table:style-name="ce38" office:value-type="string">
            <text:p>sprangen</text:p>
          </table:table-cell>
          <table:table-cell table:style-name="ce38" office:value-type="string">
            <text:p>sprangt</text:p>
          </table:table-cell>
          <table:table-cell table:style-name="ce38" office:value-type="string">
            <text:p>sprangen</text:p>
          </table:table-cell>
          <table:table-cell office:value-type="string">
            <text:p>springend</text:p>
          </table:table-cell>
          <table:table-cell office:value-type="string">
            <text:p>gesprungen</text:p>
          </table:table-cell>
          <table:table-cell office:value-type="string">
            <text:p>spring</text:p>
          </table:table-cell>
          <table:table-cell office:value-type="string">
            <text:p>springt</text:p>
          </table:table-cell>
          <table:table-cell office:value-type="string">
            <text:p>sp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1">
            <text:p>14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echen</text:p>
          </table:table-cell>
          <table:table-cell office:value-type="string">
            <text:p>steche</text:p>
          </table:table-cell>
          <table:table-cell office:value-type="string">
            <text:p>stichst</text:p>
          </table:table-cell>
          <table:table-cell office:value-type="string">
            <text:p>sticht</text:p>
          </table:table-cell>
          <table:table-cell table:style-name="ce38" office:value-type="string">
            <text:p>stechen</text:p>
          </table:table-cell>
          <table:table-cell table:style-name="ce38" office:value-type="string">
            <text:p>stecht</text:p>
          </table:table-cell>
          <table:table-cell table:style-name="ce38" office:value-type="string">
            <text:p>stechen</text:p>
          </table:table-cell>
          <table:table-cell office:value-type="string">
            <text:p>stach</text:p>
          </table:table-cell>
          <table:table-cell office:value-type="string">
            <text:p>stachst</text:p>
          </table:table-cell>
          <table:table-cell office:value-type="string">
            <text:p>stach</text:p>
          </table:table-cell>
          <table:table-cell table:style-name="ce38" office:value-type="string">
            <text:p>stachen</text:p>
          </table:table-cell>
          <table:table-cell table:style-name="ce38" office:value-type="string">
            <text:p>stacht</text:p>
          </table:table-cell>
          <table:table-cell table:style-name="ce38" office:value-type="string">
            <text:p>stachen</text:p>
          </table:table-cell>
          <table:table-cell office:value-type="string">
            <text:p>stechend</text:p>
          </table:table-cell>
          <table:table-cell office:value-type="string">
            <text:p>gestochen</text:p>
          </table:table-cell>
          <table:table-cell office:value-type="string">
            <text:p>stich</text:p>
          </table:table-cell>
          <table:table-cell office:value-type="string">
            <text:p>stecht</text:p>
          </table:table-cell>
          <table:table-cell office:value-type="string">
            <text:p>st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2">
            <text:p>14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ehen</text:p>
          </table:table-cell>
          <table:table-cell office:value-type="string">
            <text:p>stehe</text:p>
          </table:table-cell>
          <table:table-cell office:value-type="string">
            <text:p>stehst</text:p>
          </table:table-cell>
          <table:table-cell office:value-type="string">
            <text:p>steht</text:p>
          </table:table-cell>
          <table:table-cell table:style-name="ce38" office:value-type="string">
            <text:p>stehen</text:p>
          </table:table-cell>
          <table:table-cell table:style-name="ce38" office:value-type="string">
            <text:p>steht</text:p>
          </table:table-cell>
          <table:table-cell table:style-name="ce38" office:value-type="string">
            <text:p>stehen</text:p>
          </table:table-cell>
          <table:table-cell office:value-type="string">
            <text:p>stand</text:p>
          </table:table-cell>
          <table:table-cell office:value-type="string">
            <text:p>standest</text:p>
          </table:table-cell>
          <table:table-cell office:value-type="string">
            <text:p>stand</text:p>
          </table:table-cell>
          <table:table-cell table:style-name="ce38" office:value-type="string">
            <text:p>standen</text:p>
          </table:table-cell>
          <table:table-cell table:style-name="ce38" office:value-type="string">
            <text:p>standet</text:p>
          </table:table-cell>
          <table:table-cell table:style-name="ce38" office:value-type="string">
            <text:p>standen</text:p>
          </table:table-cell>
          <table:table-cell office:value-type="string">
            <text:p>stehend</text:p>
          </table:table-cell>
          <table:table-cell office:value-type="string">
            <text:p>gestanden</text:p>
          </table:table-cell>
          <table:table-cell office:value-type="string">
            <text:p>steh</text:p>
          </table:table-cell>
          <table:table-cell office:value-type="string">
            <text:p>steht</text:p>
          </table:table-cell>
          <table:table-cell office:value-type="string">
            <text:p>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3">
            <text:p>14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ehlen</text:p>
          </table:table-cell>
          <table:table-cell office:value-type="string">
            <text:p>stehle</text:p>
          </table:table-cell>
          <table:table-cell office:value-type="string">
            <text:p>stiehlst</text:p>
          </table:table-cell>
          <table:table-cell office:value-type="string">
            <text:p>stiehlt</text:p>
          </table:table-cell>
          <table:table-cell table:style-name="ce38" office:value-type="string">
            <text:p>stehlen</text:p>
          </table:table-cell>
          <table:table-cell table:style-name="ce38" office:value-type="string">
            <text:p>stehlt</text:p>
          </table:table-cell>
          <table:table-cell table:style-name="ce38" office:value-type="string">
            <text:p>stehlen</text:p>
          </table:table-cell>
          <table:table-cell office:value-type="string">
            <text:p>stahl</text:p>
          </table:table-cell>
          <table:table-cell office:value-type="string">
            <text:p>stahlst</text:p>
          </table:table-cell>
          <table:table-cell office:value-type="string">
            <text:p>stahl</text:p>
          </table:table-cell>
          <table:table-cell table:style-name="ce38" office:value-type="string">
            <text:p>stahlen</text:p>
          </table:table-cell>
          <table:table-cell table:style-name="ce38" office:value-type="string">
            <text:p>stahlt</text:p>
          </table:table-cell>
          <table:table-cell table:style-name="ce38" office:value-type="string">
            <text:p>stahlen</text:p>
          </table:table-cell>
          <table:table-cell office:value-type="string">
            <text:p>stehlend</text:p>
          </table:table-cell>
          <table:table-cell office:value-type="string">
            <text:p>gestohlen</text:p>
          </table:table-cell>
          <table:table-cell office:value-type="string">
            <text:p>stiehl</text:p>
          </table:table-cell>
          <table:table-cell office:value-type="string">
            <text:p>stehlt</text:p>
          </table:table-cell>
          <table:table-cell office:value-type="string">
            <text:p>steh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l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ie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4">
            <text:p>14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eigen</text:p>
          </table:table-cell>
          <table:table-cell office:value-type="string">
            <text:p>steige</text:p>
          </table:table-cell>
          <table:table-cell office:value-type="string">
            <text:p>steigst</text:p>
          </table:table-cell>
          <table:table-cell office:value-type="string">
            <text:p>steigt</text:p>
          </table:table-cell>
          <table:table-cell table:style-name="ce38" office:value-type="string">
            <text:p>steigen</text:p>
          </table:table-cell>
          <table:table-cell table:style-name="ce38" office:value-type="string">
            <text:p>steigt</text:p>
          </table:table-cell>
          <table:table-cell table:style-name="ce38" office:value-type="string">
            <text:p>steigen</text:p>
          </table:table-cell>
          <table:table-cell office:value-type="string">
            <text:p>stieg</text:p>
          </table:table-cell>
          <table:table-cell office:value-type="string">
            <text:p>stiegst</text:p>
          </table:table-cell>
          <table:table-cell office:value-type="string">
            <text:p>stieg</text:p>
          </table:table-cell>
          <table:table-cell table:style-name="ce38" office:value-type="string">
            <text:p>stiegen</text:p>
          </table:table-cell>
          <table:table-cell table:style-name="ce38" office:value-type="string">
            <text:p>stiegt</text:p>
          </table:table-cell>
          <table:table-cell table:style-name="ce38" office:value-type="string">
            <text:p>stiegen</text:p>
          </table:table-cell>
          <table:table-cell office:value-type="string">
            <text:p>steigend</text:p>
          </table:table-cell>
          <table:table-cell office:value-type="string">
            <text:p>gestiegen</text:p>
          </table:table-cell>
          <table:table-cell office:value-type="string">
            <text:p>steig</text:p>
          </table:table-cell>
          <table:table-cell office:value-type="string">
            <text:p>steigt</text:p>
          </table:table-cell>
          <table:table-cell office:value-type="string">
            <text:p>st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i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5">
            <text:p>14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erben</text:p>
          </table:table-cell>
          <table:table-cell office:value-type="string">
            <text:p>sterbe</text:p>
          </table:table-cell>
          <table:table-cell office:value-type="string">
            <text:p>stirbst</text:p>
          </table:table-cell>
          <table:table-cell office:value-type="string">
            <text:p>stirbt</text:p>
          </table:table-cell>
          <table:table-cell table:style-name="ce38" office:value-type="string">
            <text:p>sterben</text:p>
          </table:table-cell>
          <table:table-cell table:style-name="ce38" office:value-type="string">
            <text:p>sterbt</text:p>
          </table:table-cell>
          <table:table-cell table:style-name="ce38" office:value-type="string">
            <text:p>sterben</text:p>
          </table:table-cell>
          <table:table-cell office:value-type="string">
            <text:p>starb</text:p>
          </table:table-cell>
          <table:table-cell office:value-type="string">
            <text:p>starbst</text:p>
          </table:table-cell>
          <table:table-cell office:value-type="string">
            <text:p>starb</text:p>
          </table:table-cell>
          <table:table-cell table:style-name="ce38" office:value-type="string">
            <text:p>starben</text:p>
          </table:table-cell>
          <table:table-cell table:style-name="ce38" office:value-type="string">
            <text:p>starbt</text:p>
          </table:table-cell>
          <table:table-cell table:style-name="ce38" office:value-type="string">
            <text:p>starben</text:p>
          </table:table-cell>
          <table:table-cell office:value-type="string">
            <text:p>sterbend</text:p>
          </table:table-cell>
          <table:table-cell office:value-type="string">
            <text:p>gestorben</text:p>
          </table:table-cell>
          <table:table-cell office:value-type="string">
            <text:p>stirb</text:p>
          </table:table-cell>
          <table:table-cell office:value-type="string">
            <text:p>sterbt</text:p>
          </table:table-cell>
          <table:table-cell office:value-type="string">
            <text:p>ster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r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6">
            <text:p>14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inken</text:p>
          </table:table-cell>
          <table:table-cell office:value-type="string">
            <text:p>stinke</text:p>
          </table:table-cell>
          <table:table-cell office:value-type="string">
            <text:p>stinkst</text:p>
          </table:table-cell>
          <table:table-cell office:value-type="string">
            <text:p>stinkt</text:p>
          </table:table-cell>
          <table:table-cell table:style-name="ce38" office:value-type="string">
            <text:p>stinken</text:p>
          </table:table-cell>
          <table:table-cell table:style-name="ce38" office:value-type="string">
            <text:p>stinkt</text:p>
          </table:table-cell>
          <table:table-cell table:style-name="ce38" office:value-type="string">
            <text:p>stinken</text:p>
          </table:table-cell>
          <table:table-cell office:value-type="string">
            <text:p>stank</text:p>
          </table:table-cell>
          <table:table-cell office:value-type="string">
            <text:p>stankst</text:p>
          </table:table-cell>
          <table:table-cell office:value-type="string">
            <text:p>stank</text:p>
          </table:table-cell>
          <table:table-cell table:style-name="ce38" office:value-type="string">
            <text:p>stanken</text:p>
          </table:table-cell>
          <table:table-cell table:style-name="ce38" office:value-type="string">
            <text:p>stankt</text:p>
          </table:table-cell>
          <table:table-cell table:style-name="ce38" office:value-type="string">
            <text:p>stanken</text:p>
          </table:table-cell>
          <table:table-cell office:value-type="string">
            <text:p>stinkend</text:p>
          </table:table-cell>
          <table:table-cell office:value-type="string">
            <text:p>gestunken</text:p>
          </table:table-cell>
          <table:table-cell office:value-type="string">
            <text:p>stinke</text:p>
          </table:table-cell>
          <table:table-cell office:value-type="string">
            <text:p>stinkt</text:p>
          </table:table-cell>
          <table:table-cell office:value-type="string">
            <text:p>st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in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7">
            <text:p>14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oßen</text:p>
          </table:table-cell>
          <table:table-cell office:value-type="string">
            <text:p>stoße</text:p>
          </table:table-cell>
          <table:table-cell table:number-columns-repeated="2" office:value-type="string">
            <text:p>stößt</text:p>
          </table:table-cell>
          <table:table-cell table:style-name="ce38" office:value-type="string">
            <text:p>stoßen</text:p>
          </table:table-cell>
          <table:table-cell table:style-name="ce38" office:value-type="string">
            <text:p>stoßt</text:p>
          </table:table-cell>
          <table:table-cell table:style-name="ce38" office:value-type="string">
            <text:p>stoßen</text:p>
          </table:table-cell>
          <table:table-cell office:value-type="string">
            <text:p>stieß</text:p>
          </table:table-cell>
          <table:table-cell office:value-type="string">
            <text:p>stießt</text:p>
          </table:table-cell>
          <table:table-cell office:value-type="string">
            <text:p>stieß</text:p>
          </table:table-cell>
          <table:table-cell table:style-name="ce38" office:value-type="string">
            <text:p>stießen</text:p>
          </table:table-cell>
          <table:table-cell table:style-name="ce38" office:value-type="string">
            <text:p>stießt</text:p>
          </table:table-cell>
          <table:table-cell table:style-name="ce38" office:value-type="string">
            <text:p>stießen</text:p>
          </table:table-cell>
          <table:table-cell office:value-type="string">
            <text:p>stoßend</text:p>
          </table:table-cell>
          <table:table-cell office:value-type="string">
            <text:p>gestoßen</text:p>
          </table:table-cell>
          <table:table-cell office:value-type="string">
            <text:p>stoß</text:p>
          </table:table-cell>
          <table:table-cell office:value-type="string">
            <text:p>stoßt</text:p>
          </table:table-cell>
          <table:table-cell office:value-type="string">
            <text:p>sto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o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ö / ie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8">
            <text:p>14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reichen</text:p>
          </table:table-cell>
          <table:table-cell office:value-type="string">
            <text:p>streiche</text:p>
          </table:table-cell>
          <table:table-cell office:value-type="string">
            <text:p>streichst</text:p>
          </table:table-cell>
          <table:table-cell office:value-type="string">
            <text:p>streicht</text:p>
          </table:table-cell>
          <table:table-cell table:style-name="ce38" office:value-type="string">
            <text:p>streichen</text:p>
          </table:table-cell>
          <table:table-cell table:style-name="ce38" office:value-type="string">
            <text:p>streicht</text:p>
          </table:table-cell>
          <table:table-cell table:style-name="ce38" office:value-type="string">
            <text:p>streichen</text:p>
          </table:table-cell>
          <table:table-cell office:value-type="string">
            <text:p>strich</text:p>
          </table:table-cell>
          <table:table-cell office:value-type="string">
            <text:p>strichst</text:p>
          </table:table-cell>
          <table:table-cell office:value-type="string">
            <text:p>strich</text:p>
          </table:table-cell>
          <table:table-cell table:style-name="ce38" office:value-type="string">
            <text:p>strichen</text:p>
          </table:table-cell>
          <table:table-cell table:style-name="ce38" office:value-type="string">
            <text:p>stricht</text:p>
          </table:table-cell>
          <table:table-cell table:style-name="ce38" office:value-type="string">
            <text:p>strichen</text:p>
          </table:table-cell>
          <table:table-cell office:value-type="string">
            <text:p>streichend</text:p>
          </table:table-cell>
          <table:table-cell office:value-type="string">
            <text:p>gestrichen</text:p>
          </table:table-cell>
          <table:table-cell office:value-type="string">
            <text:p>streiche</text:p>
          </table:table-cell>
          <table:table-cell office:value-type="string">
            <text:p>streicht</text:p>
          </table:table-cell>
          <table:table-cell office:value-type="string">
            <text:p>str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i / i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49">
            <text:p>14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streiten</text:p>
          </table:table-cell>
          <table:table-cell office:value-type="string">
            <text:p>streite</text:p>
          </table:table-cell>
          <table:table-cell office:value-type="string">
            <text:p>streitest</text:p>
          </table:table-cell>
          <table:table-cell office:value-type="string">
            <text:p>streitet</text:p>
          </table:table-cell>
          <table:table-cell table:style-name="ce38" office:value-type="string">
            <text:p>streiten</text:p>
          </table:table-cell>
          <table:table-cell table:style-name="ce38" office:value-type="string">
            <text:p>streitet</text:p>
          </table:table-cell>
          <table:table-cell table:style-name="ce38" office:value-type="string">
            <text:p>streiten</text:p>
          </table:table-cell>
          <table:table-cell office:value-type="string">
            <text:p>stritt</text:p>
          </table:table-cell>
          <table:table-cell office:value-type="string">
            <text:p>strittst</text:p>
          </table:table-cell>
          <table:table-cell office:value-type="string">
            <text:p>stritt</text:p>
          </table:table-cell>
          <table:table-cell table:style-name="ce38" office:value-type="string">
            <text:p>stritten</text:p>
          </table:table-cell>
          <table:table-cell table:style-name="ce38" office:value-type="string">
            <text:p>stritt</text:p>
          </table:table-cell>
          <table:table-cell table:style-name="ce38" office:value-type="string">
            <text:p>stritten</text:p>
          </table:table-cell>
          <table:table-cell office:value-type="string">
            <text:p>streitend</text:p>
          </table:table-cell>
          <table:table-cell office:value-type="string">
            <text:p>gestritten</text:p>
          </table:table-cell>
          <table:table-cell office:value-type="string">
            <text:p>streite</text:p>
          </table:table-cell>
          <table:table-cell office:value-type="string">
            <text:p>streitet</text:p>
          </table:table-cell>
          <table:table-cell office:value-type="string">
            <text:p>st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itt / it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0">
            <text:p>15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ragen</text:p>
          </table:table-cell>
          <table:table-cell office:value-type="string">
            <text:p>trage</text:p>
          </table:table-cell>
          <table:table-cell office:value-type="string">
            <text:p>trägst</text:p>
          </table:table-cell>
          <table:table-cell office:value-type="string">
            <text:p>trägt</text:p>
          </table:table-cell>
          <table:table-cell table:style-name="ce38" office:value-type="string">
            <text:p>tragen</text:p>
          </table:table-cell>
          <table:table-cell table:style-name="ce38" office:value-type="string">
            <text:p>tragt</text:p>
          </table:table-cell>
          <table:table-cell table:style-name="ce38" office:value-type="string">
            <text:p>tragen</text:p>
          </table:table-cell>
          <table:table-cell office:value-type="string">
            <text:p>trug</text:p>
          </table:table-cell>
          <table:table-cell office:value-type="string">
            <text:p>trugst</text:p>
          </table:table-cell>
          <table:table-cell office:value-type="string">
            <text:p>trug</text:p>
          </table:table-cell>
          <table:table-cell table:style-name="ce38" office:value-type="string">
            <text:p>trugen</text:p>
          </table:table-cell>
          <table:table-cell table:style-name="ce38" office:value-type="string">
            <text:p>trugt</text:p>
          </table:table-cell>
          <table:table-cell table:style-name="ce38" office:value-type="string">
            <text:p>trugen</text:p>
          </table:table-cell>
          <table:table-cell office:value-type="string">
            <text:p>tragend</text:p>
          </table:table-cell>
          <table:table-cell office:value-type="string">
            <text:p>getragen</text:p>
          </table:table-cell>
          <table:table-cell office:value-type="string">
            <text:p>trag</text:p>
          </table:table-cell>
          <table:table-cell office:value-type="string">
            <text:p>tragt</text:p>
          </table:table-cell>
          <table:table-cell office:value-type="string">
            <text:p>tr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a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1">
            <text:p>15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reffen</text:p>
          </table:table-cell>
          <table:table-cell office:value-type="string">
            <text:p>treffe</text:p>
          </table:table-cell>
          <table:table-cell office:value-type="string">
            <text:p>triffst</text:p>
          </table:table-cell>
          <table:table-cell office:value-type="string">
            <text:p>trifft</text:p>
          </table:table-cell>
          <table:table-cell table:style-name="ce38" office:value-type="string">
            <text:p>treffen</text:p>
          </table:table-cell>
          <table:table-cell table:style-name="ce38" office:value-type="string">
            <text:p>trefft</text:p>
          </table:table-cell>
          <table:table-cell table:style-name="ce38" office:value-type="string">
            <text:p>treffen</text:p>
          </table:table-cell>
          <table:table-cell office:value-type="string">
            <text:p>traf</text:p>
          </table:table-cell>
          <table:table-cell office:value-type="string">
            <text:p>trafst</text:p>
          </table:table-cell>
          <table:table-cell office:value-type="string">
            <text:p>traf</text:p>
          </table:table-cell>
          <table:table-cell table:style-name="ce38" office:value-type="string">
            <text:p>trafen</text:p>
          </table:table-cell>
          <table:table-cell table:style-name="ce38" office:value-type="string">
            <text:p>traft</text:p>
          </table:table-cell>
          <table:table-cell table:style-name="ce38" office:value-type="string">
            <text:p>trafen</text:p>
          </table:table-cell>
          <table:table-cell office:value-type="string">
            <text:p>treffend</text:p>
          </table:table-cell>
          <table:table-cell office:value-type="string">
            <text:p>getroffen</text:p>
          </table:table-cell>
          <table:table-cell office:value-type="string">
            <text:p>triff</text:p>
          </table:table-cell>
          <table:table-cell office:value-type="string">
            <text:p>trefft</text:p>
          </table:table-cell>
          <table:table-cell office:value-type="string">
            <text:p>tre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f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2">
            <text:p>15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reiben</text:p>
          </table:table-cell>
          <table:table-cell office:value-type="string">
            <text:p>treibe</text:p>
          </table:table-cell>
          <table:table-cell office:value-type="string">
            <text:p>treibst</text:p>
          </table:table-cell>
          <table:table-cell office:value-type="string">
            <text:p>treibt</text:p>
          </table:table-cell>
          <table:table-cell table:style-name="ce38" office:value-type="string">
            <text:p>treiben</text:p>
          </table:table-cell>
          <table:table-cell table:style-name="ce38" office:value-type="string">
            <text:p>treibt</text:p>
          </table:table-cell>
          <table:table-cell table:style-name="ce38" office:value-type="string">
            <text:p>treiben</text:p>
          </table:table-cell>
          <table:table-cell office:value-type="string">
            <text:p>trieb</text:p>
          </table:table-cell>
          <table:table-cell office:value-type="string">
            <text:p>triebst</text:p>
          </table:table-cell>
          <table:table-cell office:value-type="string">
            <text:p>trieb</text:p>
          </table:table-cell>
          <table:table-cell table:style-name="ce38" office:value-type="string">
            <text:p>trieben</text:p>
          </table:table-cell>
          <table:table-cell table:style-name="ce38" office:value-type="string">
            <text:p>triebt</text:p>
          </table:table-cell>
          <table:table-cell table:style-name="ce38" office:value-type="string">
            <text:p>trieben</text:p>
          </table:table-cell>
          <table:table-cell office:value-type="string">
            <text:p>treibend</text:p>
          </table:table-cell>
          <table:table-cell office:value-type="string">
            <text:p>getrieben</text:p>
          </table:table-cell>
          <table:table-cell office:value-type="string">
            <text:p>treib</text:p>
          </table:table-cell>
          <table:table-cell office:value-type="string">
            <text:p>treibt</text:p>
          </table:table-cell>
          <table:table-cell office:value-type="string">
            <text:p>t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i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3">
            <text:p>15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reten</text:p>
          </table:table-cell>
          <table:table-cell office:value-type="string">
            <text:p>trete</text:p>
          </table:table-cell>
          <table:table-cell office:value-type="string">
            <text:p>trittst</text:p>
          </table:table-cell>
          <table:table-cell office:value-type="string">
            <text:p>tritt</text:p>
          </table:table-cell>
          <table:table-cell table:style-name="ce38" office:value-type="string">
            <text:p>treten</text:p>
          </table:table-cell>
          <table:table-cell table:style-name="ce38" office:value-type="string">
            <text:p>tretet</text:p>
          </table:table-cell>
          <table:table-cell table:style-name="ce38" office:value-type="string">
            <text:p>treten</text:p>
          </table:table-cell>
          <table:table-cell office:value-type="string">
            <text:p>trat</text:p>
          </table:table-cell>
          <table:table-cell office:value-type="string">
            <text:p>tratest</text:p>
          </table:table-cell>
          <table:table-cell office:value-type="string">
            <text:p>trat</text:p>
          </table:table-cell>
          <table:table-cell table:style-name="ce38" office:value-type="string">
            <text:p>traten</text:p>
          </table:table-cell>
          <table:table-cell table:style-name="ce38" office:value-type="string">
            <text:p>trat</text:p>
          </table:table-cell>
          <table:table-cell table:style-name="ce38" office:value-type="string">
            <text:p>traten</text:p>
          </table:table-cell>
          <table:table-cell office:value-type="string">
            <text:p>tretend</text:p>
          </table:table-cell>
          <table:table-cell office:value-type="string">
            <text:p>getreten</text:p>
          </table:table-cell>
          <table:table-cell office:value-type="string">
            <text:p>tritt</text:p>
          </table:table-cell>
          <table:table-cell office:value-type="string">
            <text:p>tretet</text:p>
          </table:table-cell>
          <table:table-cell office:value-type="string">
            <text:p>tr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itt / at / et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4">
            <text:p>15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rinken</text:p>
          </table:table-cell>
          <table:table-cell office:value-type="string">
            <text:p>trinke</text:p>
          </table:table-cell>
          <table:table-cell office:value-type="string">
            <text:p>trinkst</text:p>
          </table:table-cell>
          <table:table-cell office:value-type="string">
            <text:p>trinkt</text:p>
          </table:table-cell>
          <table:table-cell table:style-name="ce38" office:value-type="string">
            <text:p>trinken</text:p>
          </table:table-cell>
          <table:table-cell table:style-name="ce38" office:value-type="string">
            <text:p>trinkt</text:p>
          </table:table-cell>
          <table:table-cell table:style-name="ce38" office:value-type="string">
            <text:p>trinken</text:p>
          </table:table-cell>
          <table:table-cell office:value-type="string">
            <text:p>trank</text:p>
          </table:table-cell>
          <table:table-cell office:value-type="string">
            <text:p>trankst</text:p>
          </table:table-cell>
          <table:table-cell office:value-type="string">
            <text:p>trank</text:p>
          </table:table-cell>
          <table:table-cell table:style-name="ce38" office:value-type="string">
            <text:p>tranken</text:p>
          </table:table-cell>
          <table:table-cell table:style-name="ce38" office:value-type="string">
            <text:p>trankt</text:p>
          </table:table-cell>
          <table:table-cell table:style-name="ce38" office:value-type="string">
            <text:p>tranken</text:p>
          </table:table-cell>
          <table:table-cell office:value-type="string">
            <text:p>trinkend</text:p>
          </table:table-cell>
          <table:table-cell office:value-type="string">
            <text:p>getrunken</text:p>
          </table:table-cell>
          <table:table-cell office:value-type="string">
            <text:p>trink</text:p>
          </table:table-cell>
          <table:table-cell office:value-type="string">
            <text:p>trinkt</text:p>
          </table:table-cell>
          <table:table-cell office:value-type="string">
            <text:p>tr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in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5">
            <text:p>15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rügen</text:p>
          </table:table-cell>
          <table:table-cell office:value-type="string">
            <text:p>trüge</text:p>
          </table:table-cell>
          <table:table-cell office:value-type="string">
            <text:p>trügst</text:p>
          </table:table-cell>
          <table:table-cell office:value-type="string">
            <text:p>trügt</text:p>
          </table:table-cell>
          <table:table-cell table:style-name="ce38" office:value-type="string">
            <text:p>trügen</text:p>
          </table:table-cell>
          <table:table-cell table:style-name="ce38" office:value-type="string">
            <text:p>trügt</text:p>
          </table:table-cell>
          <table:table-cell table:style-name="ce38" office:value-type="string">
            <text:p>trügen</text:p>
          </table:table-cell>
          <table:table-cell office:value-type="string">
            <text:p>trog</text:p>
          </table:table-cell>
          <table:table-cell office:value-type="string">
            <text:p>trogst</text:p>
          </table:table-cell>
          <table:table-cell office:value-type="string">
            <text:p>trog</text:p>
          </table:table-cell>
          <table:table-cell table:style-name="ce38" office:value-type="string">
            <text:p>trogen</text:p>
          </table:table-cell>
          <table:table-cell table:style-name="ce38" office:value-type="string">
            <text:p>trogt</text:p>
          </table:table-cell>
          <table:table-cell table:style-name="ce38" office:value-type="string">
            <text:p>trogen</text:p>
          </table:table-cell>
          <table:table-cell office:value-type="string">
            <text:p>trügend</text:p>
          </table:table-cell>
          <table:table-cell office:value-type="string">
            <text:p>getrogen</text:p>
          </table:table-cell>
          <table:table-cell office:value-type="string">
            <text:p>trüge</text:p>
          </table:table-cell>
          <table:table-cell office:value-type="string">
            <text:p>trügt</text:p>
          </table:table-cell>
          <table:table-cell office:value-type="string">
            <text:p>trü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ü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6">
            <text:p>15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tun</text:p>
          </table:table-cell>
          <table:table-cell office:value-type="string">
            <text:p>tue</text:p>
          </table:table-cell>
          <table:table-cell office:value-type="string">
            <text:p>tust</text:p>
          </table:table-cell>
          <table:table-cell office:value-type="string">
            <text:p>tut</text:p>
          </table:table-cell>
          <table:table-cell table:style-name="ce38" office:value-type="string">
            <text:p>tun</text:p>
          </table:table-cell>
          <table:table-cell table:style-name="ce38" office:value-type="string">
            <text:p>tut</text:p>
          </table:table-cell>
          <table:table-cell table:style-name="ce38" office:value-type="string">
            <text:p>tun</text:p>
          </table:table-cell>
          <table:table-cell office:value-type="string">
            <text:p>tat</text:p>
          </table:table-cell>
          <table:table-cell office:value-type="string">
            <text:p>tatest</text:p>
          </table:table-cell>
          <table:table-cell office:value-type="string">
            <text:p>tat</text:p>
          </table:table-cell>
          <table:table-cell table:style-name="ce38" office:value-type="string">
            <text:p>taten</text:p>
          </table:table-cell>
          <table:table-cell table:style-name="ce38" office:value-type="string">
            <text:p>tat</text:p>
          </table:table-cell>
          <table:table-cell table:style-name="ce38" office:value-type="string">
            <text:p>taten</text:p>
          </table:table-cell>
          <table:table-cell office:value-type="string">
            <text:p>tuend</text:p>
          </table:table-cell>
          <table:table-cell office:value-type="string">
            <text:p>getan</text:p>
          </table:table-cell>
          <table:table-cell office:value-type="string">
            <text:p>tu</text:p>
          </table:table-cell>
          <table:table-cell office:value-type="string">
            <text:p>tut</text:p>
          </table:table-cell>
          <table:table-cell office:value-type="string">
            <text:p>tu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u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7">
            <text:p>15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backen</text:p>
          </table:table-cell>
          <table:table-cell office:value-type="string">
            <text:p>überbacke</text:p>
          </table:table-cell>
          <table:table-cell office:value-type="string">
            <text:p>überbackst</text:p>
          </table:table-cell>
          <table:table-cell office:value-type="string">
            <text:p>überbackt</text:p>
          </table:table-cell>
          <table:table-cell table:style-name="ce38" office:value-type="string">
            <text:p>überbacken</text:p>
          </table:table-cell>
          <table:table-cell table:style-name="ce38" office:value-type="string">
            <text:p>überbackt</text:p>
          </table:table-cell>
          <table:table-cell table:style-name="ce38" office:value-type="string">
            <text:p>überbacken</text:p>
          </table:table-cell>
          <table:table-cell office:value-type="string">
            <text:p>überbuk</text:p>
          </table:table-cell>
          <table:table-cell office:value-type="string">
            <text:p>überbukst</text:p>
          </table:table-cell>
          <table:table-cell office:value-type="string">
            <text:p>überbuk</text:p>
          </table:table-cell>
          <table:table-cell table:style-name="ce38" office:value-type="string">
            <text:p>überbuken</text:p>
          </table:table-cell>
          <table:table-cell table:style-name="ce38" office:value-type="string">
            <text:p>überbukt</text:p>
          </table:table-cell>
          <table:table-cell table:style-name="ce38" office:value-type="string">
            <text:p>überbuken</text:p>
          </table:table-cell>
          <table:table-cell office:value-type="string">
            <text:p>überbackend</text:p>
          </table:table-cell>
          <table:table-cell office:value-type="string">
            <text:p>überbacken</text:p>
          </table:table-cell>
          <table:table-cell office:value-type="string">
            <text:p>überbacke</text:p>
          </table:table-cell>
          <table:table-cell office:value-type="string">
            <text:p>überbackt</text:p>
          </table:table-cell>
          <table:table-cell office:value-type="string">
            <text:p>überbac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ac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u / a</text:p>
          </table:table-cell>
          <table:table-cell table:style-name="ce45" office:value-type="string">
            <text:p>üb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74">
            <text:p>17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stehen</text:p>
          </table:table-cell>
          <table:table-cell office:value-type="string">
            <text:p>überstehe</text:p>
          </table:table-cell>
          <table:table-cell office:value-type="string">
            <text:p>überstehst</text:p>
          </table:table-cell>
          <table:table-cell office:value-type="string">
            <text:p>übersteht</text:p>
          </table:table-cell>
          <table:table-cell table:style-name="ce38" office:value-type="string">
            <text:p>überstehen</text:p>
          </table:table-cell>
          <table:table-cell table:style-name="ce38" office:value-type="string">
            <text:p>übersteht</text:p>
          </table:table-cell>
          <table:table-cell table:style-name="ce38" office:value-type="string">
            <text:p>überstehen</text:p>
          </table:table-cell>
          <table:table-cell office:value-type="string">
            <text:p>überstand</text:p>
          </table:table-cell>
          <table:table-cell office:value-type="string">
            <text:p>überstandest</text:p>
          </table:table-cell>
          <table:table-cell office:value-type="string">
            <text:p>überstand</text:p>
          </table:table-cell>
          <table:table-cell table:style-name="ce38" office:value-type="string">
            <text:p>überstanden</text:p>
          </table:table-cell>
          <table:table-cell table:style-name="ce38" office:value-type="string">
            <text:p>überstandet</text:p>
          </table:table-cell>
          <table:table-cell table:style-name="ce38" office:value-type="string">
            <text:p>überstanden</text:p>
          </table:table-cell>
          <table:table-cell office:value-type="string">
            <text:p>überstehend</text:p>
          </table:table-cell>
          <table:table-cell office:value-type="string">
            <text:p>überstanden</text:p>
          </table:table-cell>
          <table:table-cell office:value-type="string">
            <text:p>übersteh</text:p>
          </table:table-cell>
          <table:table-cell office:value-type="string">
            <text:p>übersteht</text:p>
          </table:table-cell>
          <table:table-cell office:value-type="string">
            <text:p>über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üb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2">
            <text:p>37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steigen</text:p>
          </table:table-cell>
          <table:table-cell office:value-type="string">
            <text:p>übersteige</text:p>
          </table:table-cell>
          <table:table-cell office:value-type="string">
            <text:p>übersteigst</text:p>
          </table:table-cell>
          <table:table-cell office:value-type="string">
            <text:p>übersteigt</text:p>
          </table:table-cell>
          <table:table-cell table:style-name="ce38" office:value-type="string">
            <text:p>übersteigen</text:p>
          </table:table-cell>
          <table:table-cell table:style-name="ce38" office:value-type="string">
            <text:p>übersteigt</text:p>
          </table:table-cell>
          <table:table-cell table:style-name="ce38" office:value-type="string">
            <text:p>übersteigen</text:p>
          </table:table-cell>
          <table:table-cell office:value-type="string">
            <text:p>überstieg</text:p>
          </table:table-cell>
          <table:table-cell office:value-type="string">
            <text:p>überstiegst</text:p>
          </table:table-cell>
          <table:table-cell office:value-type="string">
            <text:p>überstieg</text:p>
          </table:table-cell>
          <table:table-cell table:style-name="ce38" office:value-type="string">
            <text:p>überstiegen</text:p>
          </table:table-cell>
          <table:table-cell table:style-name="ce38" office:value-type="string">
            <text:p>überstiegt</text:p>
          </table:table-cell>
          <table:table-cell table:style-name="ce38" office:value-type="string">
            <text:p>überstiegen</text:p>
          </table:table-cell>
          <table:table-cell office:value-type="string">
            <text:p>übersteigend</text:p>
          </table:table-cell>
          <table:table-cell office:value-type="string">
            <text:p>überstiegen</text:p>
          </table:table-cell>
          <table:table-cell office:value-type="string">
            <text:p>übersteig</text:p>
          </table:table-cell>
          <table:table-cell office:value-type="string">
            <text:p>übersteigt</text:p>
          </table:table-cell>
          <table:table-cell office:value-type="string">
            <text:p>überst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i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üb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7">
            <text:p>37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streichen</text:p>
          </table:table-cell>
          <table:table-cell office:value-type="string">
            <text:p>überstreiche</text:p>
          </table:table-cell>
          <table:table-cell office:value-type="string">
            <text:p>überstreichst</text:p>
          </table:table-cell>
          <table:table-cell office:value-type="string">
            <text:p>überstreicht</text:p>
          </table:table-cell>
          <table:table-cell table:style-name="ce38" office:value-type="string">
            <text:p>überstreichen</text:p>
          </table:table-cell>
          <table:table-cell table:style-name="ce38" office:value-type="string">
            <text:p>überstreicht</text:p>
          </table:table-cell>
          <table:table-cell table:style-name="ce38" office:value-type="string">
            <text:p>überstreichen</text:p>
          </table:table-cell>
          <table:table-cell office:value-type="string">
            <text:p>überstrich</text:p>
          </table:table-cell>
          <table:table-cell office:value-type="string">
            <text:p>überstrichst</text:p>
          </table:table-cell>
          <table:table-cell office:value-type="string">
            <text:p>überstrich</text:p>
          </table:table-cell>
          <table:table-cell table:style-name="ce38" office:value-type="string">
            <text:p>überstrichen</text:p>
          </table:table-cell>
          <table:table-cell table:style-name="ce38" office:value-type="string">
            <text:p>überstricht</text:p>
          </table:table-cell>
          <table:table-cell table:style-name="ce38" office:value-type="string">
            <text:p>überstrichen</text:p>
          </table:table-cell>
          <table:table-cell office:value-type="string">
            <text:p>überstreichend</text:p>
          </table:table-cell>
          <table:table-cell office:value-type="string">
            <text:p>überstrichen</text:p>
          </table:table-cell>
          <table:table-cell office:value-type="string">
            <text:p>überstreiche</text:p>
          </table:table-cell>
          <table:table-cell office:value-type="string">
            <text:p>überstreicht</text:p>
          </table:table-cell>
          <table:table-cell office:value-type="string">
            <text:p>überstr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üb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1">
            <text:p>38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wachsen</text:p>
          </table:table-cell>
          <table:table-cell office:value-type="string">
            <text:p>überwachse</text:p>
          </table:table-cell>
          <table:table-cell table:number-columns-repeated="2" office:value-type="string">
            <text:p>überwächst</text:p>
          </table:table-cell>
          <table:table-cell table:style-name="ce38" office:value-type="string">
            <text:p>überwachsen</text:p>
          </table:table-cell>
          <table:table-cell table:style-name="ce38" office:value-type="string">
            <text:p>überwachst</text:p>
          </table:table-cell>
          <table:table-cell table:style-name="ce38" office:value-type="string">
            <text:p>überwachsen</text:p>
          </table:table-cell>
          <table:table-cell office:value-type="string">
            <text:p>überwuchs</text:p>
          </table:table-cell>
          <table:table-cell office:value-type="string">
            <text:p>überwuchst</text:p>
          </table:table-cell>
          <table:table-cell office:value-type="string">
            <text:p>überwuchs</text:p>
          </table:table-cell>
          <table:table-cell table:style-name="ce38" office:value-type="string">
            <text:p>überwuchsen</text:p>
          </table:table-cell>
          <table:table-cell table:style-name="ce38" office:value-type="string">
            <text:p>überwuchst</text:p>
          </table:table-cell>
          <table:table-cell table:style-name="ce38" office:value-type="string">
            <text:p>überwuchsen</text:p>
          </table:table-cell>
          <table:table-cell office:value-type="string">
            <text:p>überwachsend</text:p>
          </table:table-cell>
          <table:table-cell office:value-type="string">
            <text:p>überwachsen</text:p>
          </table:table-cell>
          <table:table-cell office:value-type="string">
            <text:p>überwachse</text:p>
          </table:table-cell>
          <table:table-cell office:value-type="string">
            <text:p>überwachst</text:p>
          </table:table-cell>
          <table:table-cell office:value-type="string">
            <text:p>überwach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ach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üb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0">
            <text:p>40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überwinden</text:p>
          </table:table-cell>
          <table:table-cell office:value-type="string">
            <text:p>überwinde</text:p>
          </table:table-cell>
          <table:table-cell office:value-type="string">
            <text:p>überwindest</text:p>
          </table:table-cell>
          <table:table-cell office:value-type="string">
            <text:p>überwindet</text:p>
          </table:table-cell>
          <table:table-cell table:style-name="ce38" office:value-type="string">
            <text:p>überwinden</text:p>
          </table:table-cell>
          <table:table-cell table:style-name="ce38" office:value-type="string">
            <text:p>überwindet</text:p>
          </table:table-cell>
          <table:table-cell table:style-name="ce38" office:value-type="string">
            <text:p>überwinden</text:p>
          </table:table-cell>
          <table:table-cell office:value-type="string">
            <text:p>überwand</text:p>
          </table:table-cell>
          <table:table-cell office:value-type="string">
            <text:p>überwandest</text:p>
          </table:table-cell>
          <table:table-cell office:value-type="string">
            <text:p>überwand</text:p>
          </table:table-cell>
          <table:table-cell table:style-name="ce38" office:value-type="string">
            <text:p>überwanden</text:p>
          </table:table-cell>
          <table:table-cell table:style-name="ce38" office:value-type="string">
            <text:p>überwandet</text:p>
          </table:table-cell>
          <table:table-cell table:style-name="ce38" office:value-type="string">
            <text:p>überwanden</text:p>
          </table:table-cell>
          <table:table-cell office:value-type="string">
            <text:p>überwindend</text:p>
          </table:table-cell>
          <table:table-cell office:value-type="string">
            <text:p>überwunden</text:p>
          </table:table-cell>
          <table:table-cell office:value-type="string">
            <text:p>überwinde</text:p>
          </table:table-cell>
          <table:table-cell office:value-type="string">
            <text:p>überwindet</text:p>
          </table:table-cell>
          <table:table-cell office:value-type="string">
            <text:p>überw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überw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8">
            <text:p>16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ergen</text:p>
          </table:table-cell>
          <table:table-cell office:value-type="string">
            <text:p>verberge</text:p>
          </table:table-cell>
          <table:table-cell office:value-type="string">
            <text:p>verbirgst</text:p>
          </table:table-cell>
          <table:table-cell office:value-type="string">
            <text:p>verbirgt</text:p>
          </table:table-cell>
          <table:table-cell table:style-name="ce38" office:value-type="string">
            <text:p>verbergen</text:p>
          </table:table-cell>
          <table:table-cell table:style-name="ce38" office:value-type="string">
            <text:p>verbergt</text:p>
          </table:table-cell>
          <table:table-cell table:style-name="ce38" office:value-type="string">
            <text:p>verbergen</text:p>
          </table:table-cell>
          <table:table-cell office:value-type="string">
            <text:p>verbarg</text:p>
          </table:table-cell>
          <table:table-cell office:value-type="string">
            <text:p>verbargst</text:p>
          </table:table-cell>
          <table:table-cell office:value-type="string">
            <text:p>verbarg</text:p>
          </table:table-cell>
          <table:table-cell table:style-name="ce38" office:value-type="string">
            <text:p>verbargen</text:p>
          </table:table-cell>
          <table:table-cell table:style-name="ce38" office:value-type="string">
            <text:p>verbargt</text:p>
          </table:table-cell>
          <table:table-cell table:style-name="ce38" office:value-type="string">
            <text:p>verbargen</text:p>
          </table:table-cell>
          <table:table-cell office:value-type="string">
            <text:p>verbergend</text:p>
          </table:table-cell>
          <table:table-cell office:value-type="string">
            <text:p>verborgen</text:p>
          </table:table-cell>
          <table:table-cell office:value-type="string">
            <text:p>verberge</text:p>
          </table:table-cell>
          <table:table-cell office:value-type="string">
            <text:p>verbergt</text:p>
          </table:table-cell>
          <table:table-cell office:value-type="string">
            <text:p>verber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r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76">
            <text:p>17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iegen</text:p>
          </table:table-cell>
          <table:table-cell office:value-type="string">
            <text:p>verbiege</text:p>
          </table:table-cell>
          <table:table-cell office:value-type="string">
            <text:p>verbiegst</text:p>
          </table:table-cell>
          <table:table-cell office:value-type="string">
            <text:p>verbiegt</text:p>
          </table:table-cell>
          <table:table-cell table:style-name="ce38" office:value-type="string">
            <text:p>verbiegen</text:p>
          </table:table-cell>
          <table:table-cell table:style-name="ce38" office:value-type="string">
            <text:p>verbiegt</text:p>
          </table:table-cell>
          <table:table-cell table:style-name="ce38" office:value-type="string">
            <text:p>verbiegen</text:p>
          </table:table-cell>
          <table:table-cell office:value-type="string">
            <text:p>verbog</text:p>
          </table:table-cell>
          <table:table-cell office:value-type="string">
            <text:p>verbogst</text:p>
          </table:table-cell>
          <table:table-cell office:value-type="string">
            <text:p>verbog</text:p>
          </table:table-cell>
          <table:table-cell table:style-name="ce38" office:value-type="string">
            <text:p>verbogen</text:p>
          </table:table-cell>
          <table:table-cell table:style-name="ce38" office:value-type="string">
            <text:p>verbogt</text:p>
          </table:table-cell>
          <table:table-cell table:style-name="ce38" office:value-type="string">
            <text:p>verbogen</text:p>
          </table:table-cell>
          <table:table-cell office:value-type="string">
            <text:p>verbiegend</text:p>
          </table:table-cell>
          <table:table-cell office:value-type="string">
            <text:p>verbogen</text:p>
          </table:table-cell>
          <table:table-cell office:value-type="string">
            <text:p>verbieg</text:p>
          </table:table-cell>
          <table:table-cell office:value-type="string">
            <text:p>verbiegt</text:p>
          </table:table-cell>
          <table:table-cell office:value-type="string">
            <text:p>verb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77">
            <text:p>17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ieten</text:p>
          </table:table-cell>
          <table:table-cell office:value-type="string">
            <text:p>verbiete</text:p>
          </table:table-cell>
          <table:table-cell office:value-type="string">
            <text:p>verbietest</text:p>
          </table:table-cell>
          <table:table-cell office:value-type="string">
            <text:p>verbietet</text:p>
          </table:table-cell>
          <table:table-cell table:style-name="ce38" office:value-type="string">
            <text:p>verbieten</text:p>
          </table:table-cell>
          <table:table-cell table:style-name="ce38" office:value-type="string">
            <text:p>verbietet</text:p>
          </table:table-cell>
          <table:table-cell table:style-name="ce38" office:value-type="string">
            <text:p>verbieten</text:p>
          </table:table-cell>
          <table:table-cell office:value-type="string">
            <text:p>verbot</text:p>
          </table:table-cell>
          <table:table-cell office:value-type="string">
            <text:p>verbotst</text:p>
          </table:table-cell>
          <table:table-cell office:value-type="string">
            <text:p>verbot</text:p>
          </table:table-cell>
          <table:table-cell table:style-name="ce38" office:value-type="string">
            <text:p>verboten</text:p>
          </table:table-cell>
          <table:table-cell table:style-name="ce38" office:value-type="string">
            <text:p>verbotet</text:p>
          </table:table-cell>
          <table:table-cell table:style-name="ce38" office:value-type="string">
            <text:p>verboten</text:p>
          </table:table-cell>
          <table:table-cell office:value-type="string">
            <text:p>verbietend</text:p>
          </table:table-cell>
          <table:table-cell office:value-type="string">
            <text:p>verboten</text:p>
          </table:table-cell>
          <table:table-cell office:value-type="string">
            <text:p>verbiete</text:p>
          </table:table-cell>
          <table:table-cell office:value-type="string">
            <text:p>verbietet</text:p>
          </table:table-cell>
          <table:table-cell office:value-type="string">
            <text:p>verbi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1">
            <text:p>18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inden</text:p>
          </table:table-cell>
          <table:table-cell office:value-type="string">
            <text:p>verbinde</text:p>
          </table:table-cell>
          <table:table-cell office:value-type="string">
            <text:p>verbindest</text:p>
          </table:table-cell>
          <table:table-cell office:value-type="string">
            <text:p>verbindet</text:p>
          </table:table-cell>
          <table:table-cell table:style-name="ce38" office:value-type="string">
            <text:p>verbinden</text:p>
          </table:table-cell>
          <table:table-cell table:style-name="ce38" office:value-type="string">
            <text:p>verbindet</text:p>
          </table:table-cell>
          <table:table-cell table:style-name="ce38" office:value-type="string">
            <text:p>verbinden</text:p>
          </table:table-cell>
          <table:table-cell office:value-type="string">
            <text:p>verband</text:p>
          </table:table-cell>
          <table:table-cell office:value-type="string">
            <text:p>verbandest</text:p>
          </table:table-cell>
          <table:table-cell office:value-type="string">
            <text:p>verband</text:p>
          </table:table-cell>
          <table:table-cell table:style-name="ce38" office:value-type="string">
            <text:p>verbanden</text:p>
          </table:table-cell>
          <table:table-cell table:style-name="ce38" office:value-type="string">
            <text:p>verbandet</text:p>
          </table:table-cell>
          <table:table-cell table:style-name="ce38" office:value-type="string">
            <text:p>verbanden</text:p>
          </table:table-cell>
          <table:table-cell office:value-type="string">
            <text:p>verbindend</text:p>
          </table:table-cell>
          <table:table-cell office:value-type="string">
            <text:p>verbunden</text:p>
          </table:table-cell>
          <table:table-cell office:value-type="string">
            <text:p>verbinde</text:p>
          </table:table-cell>
          <table:table-cell office:value-type="string">
            <text:p>verbindet</text:p>
          </table:table-cell>
          <table:table-cell office:value-type="string">
            <text:p>verb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2">
            <text:p>18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lasen</text:p>
          </table:table-cell>
          <table:table-cell office:value-type="string">
            <text:p>verblase</text:p>
          </table:table-cell>
          <table:table-cell table:number-columns-repeated="2" office:value-type="string">
            <text:p>verbläst</text:p>
          </table:table-cell>
          <table:table-cell table:style-name="ce38" office:value-type="string">
            <text:p>verblasen</text:p>
          </table:table-cell>
          <table:table-cell table:style-name="ce38" office:value-type="string">
            <text:p>verblast</text:p>
          </table:table-cell>
          <table:table-cell table:style-name="ce38" office:value-type="string">
            <text:p>verblasen</text:p>
          </table:table-cell>
          <table:table-cell office:value-type="string">
            <text:p>verbließ</text:p>
          </table:table-cell>
          <table:table-cell office:value-type="string">
            <text:p>verbließt</text:p>
          </table:table-cell>
          <table:table-cell office:value-type="string">
            <text:p>verbließ</text:p>
          </table:table-cell>
          <table:table-cell table:style-name="ce38" office:value-type="string">
            <text:p>verbließen</text:p>
          </table:table-cell>
          <table:table-cell table:style-name="ce38" office:value-type="string">
            <text:p>verbließt</text:p>
          </table:table-cell>
          <table:table-cell table:style-name="ce38" office:value-type="string">
            <text:p>verbließen</text:p>
          </table:table-cell>
          <table:table-cell office:value-type="string">
            <text:p>verblasend</text:p>
          </table:table-cell>
          <table:table-cell office:value-type="string">
            <text:p>verblasen</text:p>
          </table:table-cell>
          <table:table-cell office:value-type="string">
            <text:p>verblase</text:p>
          </table:table-cell>
          <table:table-cell office:value-type="string">
            <text:p>verblast</text:p>
          </table:table-cell>
          <table:table-cell office:value-type="string">
            <text:p>verbla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la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5">
            <text:p>18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leiben</text:p>
          </table:table-cell>
          <table:table-cell office:value-type="string">
            <text:p>verbleibe</text:p>
          </table:table-cell>
          <table:table-cell office:value-type="string">
            <text:p>verbleibst</text:p>
          </table:table-cell>
          <table:table-cell office:value-type="string">
            <text:p>verbleibt</text:p>
          </table:table-cell>
          <table:table-cell table:style-name="ce38" office:value-type="string">
            <text:p>verbleiben</text:p>
          </table:table-cell>
          <table:table-cell table:style-name="ce38" office:value-type="string">
            <text:p>verbleibt</text:p>
          </table:table-cell>
          <table:table-cell table:style-name="ce38" office:value-type="string">
            <text:p>verbleiben</text:p>
          </table:table-cell>
          <table:table-cell office:value-type="string">
            <text:p>verblieb</text:p>
          </table:table-cell>
          <table:table-cell office:value-type="string">
            <text:p>verbliebst</text:p>
          </table:table-cell>
          <table:table-cell office:value-type="string">
            <text:p>verblieb</text:p>
          </table:table-cell>
          <table:table-cell table:style-name="ce38" office:value-type="string">
            <text:p>verblieben</text:p>
          </table:table-cell>
          <table:table-cell table:style-name="ce38" office:value-type="string">
            <text:p>verbliebt</text:p>
          </table:table-cell>
          <table:table-cell table:style-name="ce38" office:value-type="string">
            <text:p>verblieben</text:p>
          </table:table-cell>
          <table:table-cell office:value-type="string">
            <text:p>verbleibend</text:p>
          </table:table-cell>
          <table:table-cell office:value-type="string">
            <text:p>verblieben</text:p>
          </table:table-cell>
          <table:table-cell office:value-type="string">
            <text:p>verbleib</text:p>
          </table:table-cell>
          <table:table-cell office:value-type="string">
            <text:p>verbleibt</text:p>
          </table:table-cell>
          <table:table-cell office:value-type="string">
            <text:p>verbl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leib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8">
            <text:p>18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leichen</text:p>
          </table:table-cell>
          <table:table-cell office:value-type="string">
            <text:p>verbleiche</text:p>
          </table:table-cell>
          <table:table-cell office:value-type="string">
            <text:p>verbleichst</text:p>
          </table:table-cell>
          <table:table-cell office:value-type="string">
            <text:p>verbleicht</text:p>
          </table:table-cell>
          <table:table-cell table:style-name="ce38" office:value-type="string">
            <text:p>verbleichen</text:p>
          </table:table-cell>
          <table:table-cell table:style-name="ce38" office:value-type="string">
            <text:p>verbleicht</text:p>
          </table:table-cell>
          <table:table-cell table:style-name="ce38" office:value-type="string">
            <text:p>verbleichen</text:p>
          </table:table-cell>
          <table:table-cell office:value-type="string">
            <text:p>verblich</text:p>
          </table:table-cell>
          <table:table-cell office:value-type="string">
            <text:p>verblichst</text:p>
          </table:table-cell>
          <table:table-cell office:value-type="string">
            <text:p>verblich</text:p>
          </table:table-cell>
          <table:table-cell table:style-name="ce38" office:value-type="string">
            <text:p>verblichen</text:p>
          </table:table-cell>
          <table:table-cell table:style-name="ce38" office:value-type="string">
            <text:p>verblicht</text:p>
          </table:table-cell>
          <table:table-cell table:style-name="ce38" office:value-type="string">
            <text:p>verblichen</text:p>
          </table:table-cell>
          <table:table-cell office:value-type="string">
            <text:p>verbleichend</text:p>
          </table:table-cell>
          <table:table-cell office:value-type="string">
            <text:p>verblichen</text:p>
          </table:table-cell>
          <table:table-cell office:value-type="string">
            <text:p>verbleiche</text:p>
          </table:table-cell>
          <table:table-cell office:value-type="string">
            <text:p>verbleicht</text:p>
          </table:table-cell>
          <table:table-cell office:value-type="string">
            <text:p>verbleichen</text:p>
          </table:table-cell>
          <table:table-cell table:style-name="ce42" office:value-type="string">
            <text:p>-</text:p>
          </table:table-cell>
          <table:table-cell office:value-type="string">
            <text:p>blei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i / i</text:p>
          </table:table-cell>
          <table:table-cell table:number-columns-repeated="2" table:style-name="ce45"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rauchen</text:p>
          </table:table-cell>
          <table:table-cell office:value-type="string">
            <text:p>verbrauche</text:p>
          </table:table-cell>
          <table:table-cell office:value-type="string">
            <text:p>verbrauchst</text:p>
          </table:table-cell>
          <table:table-cell office:value-type="string">
            <text:p>verbraucht</text:p>
          </table:table-cell>
          <table:table-cell table:style-name="ce38" office:value-type="string">
            <text:p>verbrauchen</text:p>
          </table:table-cell>
          <table:table-cell table:style-name="ce38" office:value-type="string">
            <text:p>verbraucht</text:p>
          </table:table-cell>
          <table:table-cell table:style-name="ce38" office:value-type="string">
            <text:p>verbrauchen</text:p>
          </table:table-cell>
          <table:table-cell office:value-type="string">
            <text:p>verbrauchte</text:p>
          </table:table-cell>
          <table:table-cell office:value-type="string">
            <text:p>verbrauchtest</text:p>
          </table:table-cell>
          <table:table-cell office:value-type="string">
            <text:p>verbrauchte</text:p>
          </table:table-cell>
          <table:table-cell table:style-name="ce38" office:value-type="string">
            <text:p>verbrauchten</text:p>
          </table:table-cell>
          <table:table-cell table:style-name="ce38" office:value-type="string">
            <text:p>verbrauchtet</text:p>
          </table:table-cell>
          <table:table-cell table:style-name="ce38" office:value-type="string">
            <text:p>verbrauchten</text:p>
          </table:table-cell>
          <table:table-cell office:value-type="string">
            <text:p>verbrauchend</text:p>
          </table:table-cell>
          <table:table-cell office:value-type="string">
            <text:p>verbraucht</text:p>
          </table:table-cell>
          <table:table-cell office:value-type="string">
            <text:p>verbrauch</text:p>
          </table:table-cell>
          <table:table-cell office:value-type="string">
            <text:p>verbraucht</text:p>
          </table:table-cell>
          <table:table-cell office:value-type="string">
            <text:p>verbrau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au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1">
            <text:p>19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rechen</text:p>
          </table:table-cell>
          <table:table-cell office:value-type="string">
            <text:p>verbreche</text:p>
          </table:table-cell>
          <table:table-cell office:value-type="string">
            <text:p>verbrichst</text:p>
          </table:table-cell>
          <table:table-cell office:value-type="string">
            <text:p>verbricht</text:p>
          </table:table-cell>
          <table:table-cell table:style-name="ce38" office:value-type="string">
            <text:p>verbrechen</text:p>
          </table:table-cell>
          <table:table-cell table:style-name="ce38" office:value-type="string">
            <text:p>verbrecht</text:p>
          </table:table-cell>
          <table:table-cell table:style-name="ce38" office:value-type="string">
            <text:p>verbrechen</text:p>
          </table:table-cell>
          <table:table-cell office:value-type="string">
            <text:p>verbrach</text:p>
          </table:table-cell>
          <table:table-cell office:value-type="string">
            <text:p>verbrachst</text:p>
          </table:table-cell>
          <table:table-cell office:value-type="string">
            <text:p>verbrach</text:p>
          </table:table-cell>
          <table:table-cell table:style-name="ce38" office:value-type="string">
            <text:p>verbrachen</text:p>
          </table:table-cell>
          <table:table-cell table:style-name="ce38" office:value-type="string">
            <text:p>verbracht</text:p>
          </table:table-cell>
          <table:table-cell table:style-name="ce38" office:value-type="string">
            <text:p>verbrachen</text:p>
          </table:table-cell>
          <table:table-cell office:value-type="string">
            <text:p>verbrechend</text:p>
          </table:table-cell>
          <table:table-cell office:value-type="string">
            <text:p>verbrochen</text:p>
          </table:table-cell>
          <table:table-cell office:value-type="string">
            <text:p>verbrich</text:p>
          </table:table-cell>
          <table:table-cell office:value-type="string">
            <text:p>verbrecht</text:p>
          </table:table-cell>
          <table:table-cell office:value-type="string">
            <text:p>verb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ec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3">
            <text:p>19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rennen</text:p>
          </table:table-cell>
          <table:table-cell office:value-type="string">
            <text:p>verbrenne</text:p>
          </table:table-cell>
          <table:table-cell office:value-type="string">
            <text:p>verbrennst</text:p>
          </table:table-cell>
          <table:table-cell office:value-type="string">
            <text:p>verbrennt</text:p>
          </table:table-cell>
          <table:table-cell table:style-name="ce38" office:value-type="string">
            <text:p>verbrennen</text:p>
          </table:table-cell>
          <table:table-cell table:style-name="ce38" office:value-type="string">
            <text:p>verbrennt</text:p>
          </table:table-cell>
          <table:table-cell table:style-name="ce38" office:value-type="string">
            <text:p>verbrennen</text:p>
          </table:table-cell>
          <table:table-cell office:value-type="string">
            <text:p>verbrannte</text:p>
          </table:table-cell>
          <table:table-cell office:value-type="string">
            <text:p>verbranntest</text:p>
          </table:table-cell>
          <table:table-cell office:value-type="string">
            <text:p>verbrannte</text:p>
          </table:table-cell>
          <table:table-cell table:style-name="ce38" office:value-type="string">
            <text:p>verbrannten</text:p>
          </table:table-cell>
          <table:table-cell table:style-name="ce38" office:value-type="string">
            <text:p>verbranntet</text:p>
          </table:table-cell>
          <table:table-cell table:style-name="ce38" office:value-type="string">
            <text:p>verbrannten</text:p>
          </table:table-cell>
          <table:table-cell office:value-type="string">
            <text:p>verbrennend</text:p>
          </table:table-cell>
          <table:table-cell office:value-type="string">
            <text:p>verbrannt</text:p>
          </table:table-cell>
          <table:table-cell office:value-type="string">
            <text:p>verbrenne</text:p>
          </table:table-cell>
          <table:table-cell office:value-type="string">
            <text:p>verbrennt</text:p>
          </table:table-cell>
          <table:table-cell office:value-type="string">
            <text:p>verbr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ch / ach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5">
            <text:p>19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rennen</text:p>
          </table:table-cell>
          <table:table-cell office:value-type="string">
            <text:p>verbrenne</text:p>
          </table:table-cell>
          <table:table-cell office:value-type="string">
            <text:p>verbrennst</text:p>
          </table:table-cell>
          <table:table-cell office:value-type="string">
            <text:p>verbrennt</text:p>
          </table:table-cell>
          <table:table-cell table:style-name="ce38" office:value-type="string">
            <text:p>verbrennen</text:p>
          </table:table-cell>
          <table:table-cell table:style-name="ce38" office:value-type="string">
            <text:p>verbrennt</text:p>
          </table:table-cell>
          <table:table-cell table:style-name="ce38" office:value-type="string">
            <text:p>verbrennen</text:p>
          </table:table-cell>
          <table:table-cell office:value-type="string">
            <text:p>verbrannte</text:p>
          </table:table-cell>
          <table:table-cell office:value-type="string">
            <text:p>verbrannst</text:p>
          </table:table-cell>
          <table:table-cell office:value-type="string">
            <text:p>verbrannte</text:p>
          </table:table-cell>
          <table:table-cell table:style-name="ce38" office:value-type="string">
            <text:p>verbrannten</text:p>
          </table:table-cell>
          <table:table-cell table:style-name="ce38" office:value-type="string">
            <text:p>verbranntet</text:p>
          </table:table-cell>
          <table:table-cell table:style-name="ce38" office:value-type="string">
            <text:p>verbrannten</text:p>
          </table:table-cell>
          <table:table-cell office:value-type="string">
            <text:p>verbrennend</text:p>
          </table:table-cell>
          <table:table-cell office:value-type="string">
            <text:p>verbrannt</text:p>
          </table:table-cell>
          <table:table-cell office:value-type="string">
            <text:p>verbrenne</text:p>
          </table:table-cell>
          <table:table-cell office:value-type="string">
            <text:p>verbrennt</text:p>
          </table:table-cell>
          <table:table-cell office:value-type="string">
            <text:p>verbrennen</text:p>
          </table:table-cell>
          <table:table-cell table:style-name="ce42" office:value-type="string">
            <text:p>sich</text:p>
          </table:table-cell>
          <table:table-cell table:style-name="ce45" office:value-type="string">
            <text:p>br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ch / ach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5">
            <text:p>19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bringen</text:p>
          </table:table-cell>
          <table:table-cell office:value-type="string">
            <text:p>verbringe</text:p>
          </table:table-cell>
          <table:table-cell office:value-type="string">
            <text:p>verbringst</text:p>
          </table:table-cell>
          <table:table-cell office:value-type="string">
            <text:p>verbringt</text:p>
          </table:table-cell>
          <table:table-cell table:style-name="ce38" office:value-type="string">
            <text:p>verbringen</text:p>
          </table:table-cell>
          <table:table-cell table:style-name="ce38" office:value-type="string">
            <text:p>verbringt</text:p>
          </table:table-cell>
          <table:table-cell table:style-name="ce38" office:value-type="string">
            <text:p>verbringen</text:p>
          </table:table-cell>
          <table:table-cell office:value-type="string">
            <text:p>verbrachte</text:p>
          </table:table-cell>
          <table:table-cell office:value-type="string">
            <text:p>verbrachtest</text:p>
          </table:table-cell>
          <table:table-cell office:value-type="string">
            <text:p>verbrachte</text:p>
          </table:table-cell>
          <table:table-cell table:style-name="ce38" office:value-type="string">
            <text:p>verbrachten</text:p>
          </table:table-cell>
          <table:table-cell table:style-name="ce38" office:value-type="string">
            <text:p>verbrachte</text:p>
          </table:table-cell>
          <table:table-cell table:style-name="ce38" office:value-type="string">
            <text:p>verbrachten</text:p>
          </table:table-cell>
          <table:table-cell office:value-type="string">
            <text:p>verbringend</text:p>
          </table:table-cell>
          <table:table-cell office:value-type="string">
            <text:p>verbracht</text:p>
          </table:table-cell>
          <table:table-cell office:value-type="string">
            <text:p>verbring</text:p>
          </table:table-cell>
          <table:table-cell office:value-type="string">
            <text:p>verbringt</text:p>
          </table:table-cell>
          <table:table-cell office:value-type="string">
            <text:p>verb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r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ch / ach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97">
            <text:p>19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denken</text:p>
          </table:table-cell>
          <table:table-cell office:value-type="string">
            <text:p>verdenke</text:p>
          </table:table-cell>
          <table:table-cell office:value-type="string">
            <text:p>verdenkst</text:p>
          </table:table-cell>
          <table:table-cell office:value-type="string">
            <text:p>verdenkt</text:p>
          </table:table-cell>
          <table:table-cell table:style-name="ce38" office:value-type="string">
            <text:p>verdenken</text:p>
          </table:table-cell>
          <table:table-cell table:style-name="ce38" office:value-type="string">
            <text:p>verdenkt</text:p>
          </table:table-cell>
          <table:table-cell table:style-name="ce38" office:value-type="string">
            <text:p>verdenken</text:p>
          </table:table-cell>
          <table:table-cell office:value-type="string">
            <text:p>verdachte</text:p>
          </table:table-cell>
          <table:table-cell office:value-type="string">
            <text:p>verdachtest</text:p>
          </table:table-cell>
          <table:table-cell office:value-type="string">
            <text:p>verdachte</text:p>
          </table:table-cell>
          <table:table-cell table:style-name="ce38" office:value-type="string">
            <text:p>verdachten</text:p>
          </table:table-cell>
          <table:table-cell table:style-name="ce38" office:value-type="string">
            <text:p>verdacht</text:p>
          </table:table-cell>
          <table:table-cell table:style-name="ce38" office:value-type="string">
            <text:p>verdachten</text:p>
          </table:table-cell>
          <table:table-cell office:value-type="string">
            <text:p>verdenkend</text:p>
          </table:table-cell>
          <table:table-cell office:value-type="string">
            <text:p>verdacht</text:p>
          </table:table-cell>
          <table:table-cell office:value-type="string">
            <text:p>verdenke</text:p>
          </table:table-cell>
          <table:table-cell office:value-type="string">
            <text:p>verdenkt</text:p>
          </table:table-cell>
          <table:table-cell office:value-type="string">
            <text:p>verde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enk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0">
            <text:p>20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derben</text:p>
          </table:table-cell>
          <table:table-cell office:value-type="string">
            <text:p>verderbe</text:p>
          </table:table-cell>
          <table:table-cell office:value-type="string">
            <text:p>verdirbst</text:p>
          </table:table-cell>
          <table:table-cell office:value-type="string">
            <text:p>verdirbt</text:p>
          </table:table-cell>
          <table:table-cell table:style-name="ce38" office:value-type="string">
            <text:p>verderben</text:p>
          </table:table-cell>
          <table:table-cell table:style-name="ce38" office:value-type="string">
            <text:p>verderbt</text:p>
          </table:table-cell>
          <table:table-cell table:style-name="ce38" office:value-type="string">
            <text:p>verderben</text:p>
          </table:table-cell>
          <table:table-cell office:value-type="string">
            <text:p>verdarb</text:p>
          </table:table-cell>
          <table:table-cell office:value-type="string">
            <text:p>verdarbst</text:p>
          </table:table-cell>
          <table:table-cell office:value-type="string">
            <text:p>verdarb</text:p>
          </table:table-cell>
          <table:table-cell table:style-name="ce38" office:value-type="string">
            <text:p>verdarben</text:p>
          </table:table-cell>
          <table:table-cell table:style-name="ce38" office:value-type="string">
            <text:p>verdarbt</text:p>
          </table:table-cell>
          <table:table-cell table:style-name="ce38" office:value-type="string">
            <text:p>verdarben</text:p>
          </table:table-cell>
          <table:table-cell office:value-type="string">
            <text:p>verderbend</text:p>
          </table:table-cell>
          <table:table-cell office:value-type="string">
            <text:p>verdorben</text:p>
          </table:table-cell>
          <table:table-cell office:value-type="string">
            <text:p>verdirb</text:p>
          </table:table-cell>
          <table:table-cell office:value-type="string">
            <text:p>verderbt</text:p>
          </table:table-cell>
          <table:table-cell office:value-type="string">
            <text:p>verder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er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9">
            <text:p>1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dreschen</text:p>
          </table:table-cell>
          <table:table-cell office:value-type="string">
            <text:p>verdresche</text:p>
          </table:table-cell>
          <table:table-cell table:number-columns-repeated="2" office:value-type="string">
            <text:p>verdrischt</text:p>
          </table:table-cell>
          <table:table-cell table:style-name="ce38" office:value-type="string">
            <text:p>verdreschen</text:p>
          </table:table-cell>
          <table:table-cell table:style-name="ce38" office:value-type="string">
            <text:p>verdrescht</text:p>
          </table:table-cell>
          <table:table-cell table:style-name="ce38" office:value-type="string">
            <text:p>verdreschen</text:p>
          </table:table-cell>
          <table:table-cell office:value-type="string">
            <text:p>verdrosch</text:p>
          </table:table-cell>
          <table:table-cell office:value-type="string">
            <text:p>verdroscht</text:p>
          </table:table-cell>
          <table:table-cell office:value-type="string">
            <text:p>verdrosch</text:p>
          </table:table-cell>
          <table:table-cell table:style-name="ce38" office:value-type="string">
            <text:p>verdroschen</text:p>
          </table:table-cell>
          <table:table-cell table:style-name="ce38" office:value-type="string">
            <text:p>verdroscht</text:p>
          </table:table-cell>
          <table:table-cell table:style-name="ce38" office:value-type="string">
            <text:p>verdroschen</text:p>
          </table:table-cell>
          <table:table-cell office:value-type="string">
            <text:p>verdreschend</text:p>
          </table:table-cell>
          <table:table-cell office:value-type="string">
            <text:p>verdroschen</text:p>
          </table:table-cell>
          <table:table-cell office:value-type="string">
            <text:p>verdrisch</text:p>
          </table:table-cell>
          <table:table-cell office:value-type="string">
            <text:p>verdrescht</text:p>
          </table:table-cell>
          <table:table-cell office:value-type="string">
            <text:p>verdres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res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1">
            <text:p>20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drießen</text:p>
          </table:table-cell>
          <table:table-cell office:value-type="string">
            <text:p>verdrieße</text:p>
          </table:table-cell>
          <table:table-cell table:number-columns-repeated="2" office:value-type="string">
            <text:p>verdrießt</text:p>
          </table:table-cell>
          <table:table-cell table:style-name="ce38" office:value-type="string">
            <text:p>verdrießen</text:p>
          </table:table-cell>
          <table:table-cell table:style-name="ce38" office:value-type="string">
            <text:p>verdrießt</text:p>
          </table:table-cell>
          <table:table-cell table:style-name="ce38" office:value-type="string">
            <text:p>verdrießen</text:p>
          </table:table-cell>
          <table:table-cell office:value-type="string">
            <text:p>verdross</text:p>
          </table:table-cell>
          <table:table-cell office:value-type="string">
            <text:p>verdrosst</text:p>
          </table:table-cell>
          <table:table-cell office:value-type="string">
            <text:p>verdross</text:p>
          </table:table-cell>
          <table:table-cell table:style-name="ce38" office:value-type="string">
            <text:p>verdrossen</text:p>
          </table:table-cell>
          <table:table-cell table:style-name="ce38" office:value-type="string">
            <text:p>verdrosst</text:p>
          </table:table-cell>
          <table:table-cell table:style-name="ce38" office:value-type="string">
            <text:p>verdrossen</text:p>
          </table:table-cell>
          <table:table-cell office:value-type="string">
            <text:p>verdrießend</text:p>
          </table:table-cell>
          <table:table-cell office:value-type="string">
            <text:p>verdrossen</text:p>
          </table:table-cell>
          <table:table-cell office:value-type="string">
            <text:p>verdrieße</text:p>
          </table:table-cell>
          <table:table-cell office:value-type="string">
            <text:p>verdrießt</text:p>
          </table:table-cell>
          <table:table-cell office:value-type="string">
            <text:p>verdr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drie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21">
            <text:p>2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fangen</text:p>
          </table:table-cell>
          <table:table-cell office:value-type="string">
            <text:p>verfange</text:p>
          </table:table-cell>
          <table:table-cell office:value-type="string">
            <text:p>verfängst</text:p>
          </table:table-cell>
          <table:table-cell office:value-type="string">
            <text:p>verfängt</text:p>
          </table:table-cell>
          <table:table-cell table:style-name="ce38" office:value-type="string">
            <text:p>verfangen</text:p>
          </table:table-cell>
          <table:table-cell table:style-name="ce38" office:value-type="string">
            <text:p>verfangt</text:p>
          </table:table-cell>
          <table:table-cell table:style-name="ce38" office:value-type="string">
            <text:p>verfangen</text:p>
          </table:table-cell>
          <table:table-cell office:value-type="string">
            <text:p>verfing</text:p>
          </table:table-cell>
          <table:table-cell office:value-type="string">
            <text:p>verfingst</text:p>
          </table:table-cell>
          <table:table-cell office:value-type="string">
            <text:p>verfing</text:p>
          </table:table-cell>
          <table:table-cell table:style-name="ce38" office:value-type="string">
            <text:p>verfingen</text:p>
          </table:table-cell>
          <table:table-cell table:style-name="ce38" office:value-type="string">
            <text:p>verfingt</text:p>
          </table:table-cell>
          <table:table-cell table:style-name="ce38" office:value-type="string">
            <text:p>verfingen</text:p>
          </table:table-cell>
          <table:table-cell office:value-type="string">
            <text:p>verfangend</text:p>
          </table:table-cell>
          <table:table-cell office:value-type="string">
            <text:p>verfangen</text:p>
          </table:table-cell>
          <table:table-cell office:value-type="string">
            <text:p>verfange</text:p>
          </table:table-cell>
          <table:table-cell office:value-type="string">
            <text:p>verfangt</text:p>
          </table:table-cell>
          <table:table-cell office:value-type="string">
            <text:p>verfa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4">
            <text:p>21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fassen</text:p>
          </table:table-cell>
          <table:table-cell office:value-type="string">
            <text:p>verfasse</text:p>
          </table:table-cell>
          <table:table-cell table:number-columns-repeated="2" office:value-type="string">
            <text:p>verfasst</text:p>
          </table:table-cell>
          <table:table-cell table:style-name="ce38" office:value-type="string">
            <text:p>verfassen</text:p>
          </table:table-cell>
          <table:table-cell table:style-name="ce38" office:value-type="string">
            <text:p>verfasst</text:p>
          </table:table-cell>
          <table:table-cell table:style-name="ce38" office:value-type="string">
            <text:p>verfassen</text:p>
          </table:table-cell>
          <table:table-cell office:value-type="string">
            <text:p>verfasste</text:p>
          </table:table-cell>
          <table:table-cell office:value-type="string">
            <text:p>verfasstest</text:p>
          </table:table-cell>
          <table:table-cell office:value-type="string">
            <text:p>verfasste</text:p>
          </table:table-cell>
          <table:table-cell table:style-name="ce38" office:value-type="string">
            <text:p>verfassten</text:p>
          </table:table-cell>
          <table:table-cell table:style-name="ce38" office:value-type="string">
            <text:p>verfasstet</text:p>
          </table:table-cell>
          <table:table-cell table:style-name="ce38" office:value-type="string">
            <text:p>verfassten</text:p>
          </table:table-cell>
          <table:table-cell office:value-type="string">
            <text:p>verfassend</text:p>
          </table:table-cell>
          <table:table-cell office:value-type="string">
            <text:p>verfasst</text:p>
          </table:table-cell>
          <table:table-cell office:value-type="string">
            <text:p>verfasse</text:p>
          </table:table-cell>
          <table:table-cell office:value-type="string">
            <text:p>verfasst</text:p>
          </table:table-cell>
          <table:table-cell office:value-type="string">
            <text:p>verf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7">
            <text:p>21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fliegen</text:p>
          </table:table-cell>
          <table:table-cell office:value-type="string">
            <text:p>verfliege</text:p>
          </table:table-cell>
          <table:table-cell office:value-type="string">
            <text:p>verfliegst</text:p>
          </table:table-cell>
          <table:table-cell office:value-type="string">
            <text:p>verfliegt</text:p>
          </table:table-cell>
          <table:table-cell table:style-name="ce38" office:value-type="string">
            <text:p>verfliegen</text:p>
          </table:table-cell>
          <table:table-cell table:style-name="ce38" office:value-type="string">
            <text:p>verfliegt</text:p>
          </table:table-cell>
          <table:table-cell table:style-name="ce38" office:value-type="string">
            <text:p>verfliegen</text:p>
          </table:table-cell>
          <table:table-cell office:value-type="string">
            <text:p>verflog</text:p>
          </table:table-cell>
          <table:table-cell office:value-type="string">
            <text:p>verflogst</text:p>
          </table:table-cell>
          <table:table-cell office:value-type="string">
            <text:p>verflog</text:p>
          </table:table-cell>
          <table:table-cell table:style-name="ce38" office:value-type="string">
            <text:p>verflogen</text:p>
          </table:table-cell>
          <table:table-cell table:style-name="ce38" office:value-type="string">
            <text:p>verflogt</text:p>
          </table:table-cell>
          <table:table-cell table:style-name="ce38" office:value-type="string">
            <text:p>verflogen</text:p>
          </table:table-cell>
          <table:table-cell office:value-type="string">
            <text:p>verfliegend</text:p>
          </table:table-cell>
          <table:table-cell office:value-type="string">
            <text:p>verflogen</text:p>
          </table:table-cell>
          <table:table-cell office:value-type="string">
            <text:p>verflieg</text:p>
          </table:table-cell>
          <table:table-cell office:value-type="string">
            <text:p>verfliegt</text:p>
          </table:table-cell>
          <table:table-cell office:value-type="string">
            <text:p>verf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0">
            <text:p>22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eben</text:p>
          </table:table-cell>
          <table:table-cell office:value-type="string">
            <text:p>vergebe</text:p>
          </table:table-cell>
          <table:table-cell office:value-type="string">
            <text:p>vergibst</text:p>
          </table:table-cell>
          <table:table-cell office:value-type="string">
            <text:p>vergibt</text:p>
          </table:table-cell>
          <table:table-cell table:style-name="ce38" office:value-type="string">
            <text:p>vergeben</text:p>
          </table:table-cell>
          <table:table-cell table:style-name="ce38" office:value-type="string">
            <text:p>vergebt</text:p>
          </table:table-cell>
          <table:table-cell table:style-name="ce38" office:value-type="string">
            <text:p>vergeben</text:p>
          </table:table-cell>
          <table:table-cell office:value-type="string">
            <text:p>vergab</text:p>
          </table:table-cell>
          <table:table-cell office:value-type="string">
            <text:p>vergabst</text:p>
          </table:table-cell>
          <table:table-cell office:value-type="string">
            <text:p>vergab</text:p>
          </table:table-cell>
          <table:table-cell table:style-name="ce38" office:value-type="string">
            <text:p>vergaben</text:p>
          </table:table-cell>
          <table:table-cell table:style-name="ce38" office:value-type="string">
            <text:p>vergabt</text:p>
          </table:table-cell>
          <table:table-cell table:style-name="ce38" office:value-type="string">
            <text:p>vergaben</text:p>
          </table:table-cell>
          <table:table-cell office:value-type="string">
            <text:p>vergebend</text:p>
          </table:table-cell>
          <table:table-cell office:value-type="string">
            <text:p>vergeben</text:p>
          </table:table-cell>
          <table:table-cell office:value-type="string">
            <text:p>vergebe</text:p>
          </table:table-cell>
          <table:table-cell office:value-type="string">
            <text:p>vergebt</text:p>
          </table:table-cell>
          <table:table-cell office:value-type="string">
            <text:p>verg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8">
            <text:p>22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ehen</text:p>
          </table:table-cell>
          <table:table-cell office:value-type="string">
            <text:p>vergehe</text:p>
          </table:table-cell>
          <table:table-cell office:value-type="string">
            <text:p>vergehst</text:p>
          </table:table-cell>
          <table:table-cell office:value-type="string">
            <text:p>vergeht</text:p>
          </table:table-cell>
          <table:table-cell table:style-name="ce38" office:value-type="string">
            <text:p>vergehen</text:p>
          </table:table-cell>
          <table:table-cell table:style-name="ce38" office:value-type="string">
            <text:p>vergeht</text:p>
          </table:table-cell>
          <table:table-cell table:style-name="ce38" office:value-type="string">
            <text:p>vergehen</text:p>
          </table:table-cell>
          <table:table-cell office:value-type="string">
            <text:p>verging</text:p>
          </table:table-cell>
          <table:table-cell office:value-type="string">
            <text:p>vergingst</text:p>
          </table:table-cell>
          <table:table-cell office:value-type="string">
            <text:p>verging</text:p>
          </table:table-cell>
          <table:table-cell table:style-name="ce38" office:value-type="string">
            <text:p>vergingen</text:p>
          </table:table-cell>
          <table:table-cell table:style-name="ce38" office:value-type="string">
            <text:p>vergingt</text:p>
          </table:table-cell>
          <table:table-cell table:style-name="ce38" office:value-type="string">
            <text:p>vergingen</text:p>
          </table:table-cell>
          <table:table-cell office:value-type="string">
            <text:p>vergehend</text:p>
          </table:table-cell>
          <table:table-cell office:value-type="string">
            <text:p>vergangen</text:p>
          </table:table-cell>
          <table:table-cell office:value-type="string">
            <text:p>vergeh</text:p>
          </table:table-cell>
          <table:table-cell office:value-type="string">
            <text:p>vergeht</text:p>
          </table:table-cell>
          <table:table-cell office:value-type="string">
            <text:p>verg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ng / ang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1">
            <text:p>231</text:p>
          </table:table-cell>
          <table:table-cell table:style-name="ce45" table:number-columns-repeated="2"/>
          <table:table-cell table:number-columns-repeated="994"/>
        </table:table-row>
        <table:table-row table:style-name="ro5">
          <table:table-cell table:style-name="ce39" office:value-type="string">
            <text:p>vergelten</text:p>
          </table:table-cell>
          <table:table-cell table:style-name="ce39" office:value-type="string">
            <text:p>vergelte</text:p>
          </table:table-cell>
          <table:table-cell table:style-name="ce39" office:value-type="string">
            <text:p>vergiltst</text:p>
          </table:table-cell>
          <table:table-cell table:style-name="ce39" office:value-type="string">
            <text:p>vergilt</text:p>
          </table:table-cell>
          <table:table-cell table:style-name="ce39" office:value-type="string">
            <text:p>vergelten</text:p>
          </table:table-cell>
          <table:table-cell table:style-name="ce39" office:value-type="string">
            <text:p>vergeltet</text:p>
          </table:table-cell>
          <table:table-cell table:style-name="ce39" office:value-type="string">
            <text:p>vergelten</text:p>
          </table:table-cell>
          <table:table-cell table:style-name="ce39" office:value-type="string">
            <text:p>vergalt</text:p>
          </table:table-cell>
          <table:table-cell table:style-name="ce39" office:value-type="string">
            <text:p>vergaltst</text:p>
          </table:table-cell>
          <table:table-cell table:style-name="ce39" office:value-type="string">
            <text:p>vergalt</text:p>
          </table:table-cell>
          <table:table-cell table:style-name="ce39" office:value-type="string">
            <text:p>vergalten</text:p>
          </table:table-cell>
          <table:table-cell table:style-name="ce39" office:value-type="string">
            <text:p>vergaltet</text:p>
          </table:table-cell>
          <table:table-cell table:style-name="ce39" office:value-type="string">
            <text:p>vergalten</text:p>
          </table:table-cell>
          <table:table-cell table:style-name="ce39" office:value-type="string">
            <text:p>vergeltend</text:p>
          </table:table-cell>
          <table:table-cell table:style-name="ce39" office:value-type="string">
            <text:p>vergolten</text:p>
          </table:table-cell>
          <table:table-cell office:value-type="string">
            <text:p>vergelte</text:p>
          </table:table-cell>
          <table:table-cell office:value-type="string">
            <text:p>vergeltet</text:p>
          </table:table-cell>
          <table:table-cell office:value-type="string">
            <text:p>vergelten</text:p>
          </table:table-cell>
          <table:table-cell table:style-name="ce43" office:value-type="string">
            <text:p>-</text:p>
          </table:table-cell>
          <table:table-cell table:style-name="ce39" office:value-type="string">
            <text:p>gelten</text:p>
          </table:table-cell>
          <table:table-cell table:style-name="ce39" office:value-type="string">
            <text:p>A</text:p>
          </table:table-cell>
          <table:table-cell table:style-name="ce43"/>
          <table:table-cell table:style-name="ce39" office:value-type="string">
            <text:p>haben</text:p>
          </table:table-cell>
          <table:table-cell table:style-name="ce48" office:value-type="string">
            <text:p>i / a / o</text:p>
          </table:table-cell>
          <table:table-cell table:style-name="ce39" office:value-type="string">
            <text:p>ver</text:p>
          </table:table-cell>
          <table:table-cell table:number-columns-repeated="2" table:style-name="ce39" office:value-type="string">
            <text:p>-</text:p>
          </table:table-cell>
          <table:table-cell table:style-name="ce43" office:value-type="float" office:value="233">
            <text:p>233</text:p>
          </table:table-cell>
          <table:table-cell table:style-name="ce45" table:number-columns-repeated="2"/>
          <table:table-cell table:style-name="ce39" table:number-columns-repeated="994"/>
        </table:table-row>
        <table:table-row table:style-name="ro4">
          <table:table-cell table:style-name="ce38" office:value-type="string">
            <text:p>vergessen</text:p>
          </table:table-cell>
          <table:table-cell office:value-type="string">
            <text:p>vergesse</text:p>
          </table:table-cell>
          <table:table-cell table:number-columns-repeated="2" office:value-type="string">
            <text:p>vergisst</text:p>
          </table:table-cell>
          <table:table-cell table:style-name="ce38" office:value-type="string">
            <text:p>vergessen</text:p>
          </table:table-cell>
          <table:table-cell table:style-name="ce38" office:value-type="string">
            <text:p>vergesst</text:p>
          </table:table-cell>
          <table:table-cell table:style-name="ce38" office:value-type="string">
            <text:p>vergessen</text:p>
          </table:table-cell>
          <table:table-cell office:value-type="string">
            <text:p>vergaß</text:p>
          </table:table-cell>
          <table:table-cell office:value-type="string">
            <text:p>vergaßt</text:p>
          </table:table-cell>
          <table:table-cell office:value-type="string">
            <text:p>vergaß</text:p>
          </table:table-cell>
          <table:table-cell table:style-name="ce38" office:value-type="string">
            <text:p>vergaßen</text:p>
          </table:table-cell>
          <table:table-cell table:style-name="ce38" office:value-type="string">
            <text:p>vergaßt</text:p>
          </table:table-cell>
          <table:table-cell table:style-name="ce38" office:value-type="string">
            <text:p>vergaßen</text:p>
          </table:table-cell>
          <table:table-cell office:value-type="string">
            <text:p>vergessend</text:p>
          </table:table-cell>
          <table:table-cell office:value-type="string">
            <text:p>vergessen</text:p>
          </table:table-cell>
          <table:table-cell office:value-type="string">
            <text:p>vergiss</text:p>
          </table:table-cell>
          <table:table-cell office:value-type="string">
            <text:p>vergesst</text:p>
          </table:table-cell>
          <table:table-cell office:value-type="string">
            <text:p>verg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4">
            <text:p>5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ießen</text:p>
          </table:table-cell>
          <table:table-cell office:value-type="string">
            <text:p>vergieße</text:p>
          </table:table-cell>
          <table:table-cell table:number-columns-repeated="2" office:value-type="string">
            <text:p>vergießt</text:p>
          </table:table-cell>
          <table:table-cell table:style-name="ce38" office:value-type="string">
            <text:p>vergießen</text:p>
          </table:table-cell>
          <table:table-cell table:style-name="ce38" office:value-type="string">
            <text:p>vergießt</text:p>
          </table:table-cell>
          <table:table-cell table:style-name="ce38" office:value-type="string">
            <text:p>vergießen</text:p>
          </table:table-cell>
          <table:table-cell office:value-type="string">
            <text:p>vergoss</text:p>
          </table:table-cell>
          <table:table-cell office:value-type="string">
            <text:p>vergosst</text:p>
          </table:table-cell>
          <table:table-cell office:value-type="string">
            <text:p>vergoss</text:p>
          </table:table-cell>
          <table:table-cell table:style-name="ce38" office:value-type="string">
            <text:p>vergossen</text:p>
          </table:table-cell>
          <table:table-cell table:style-name="ce38" office:value-type="string">
            <text:p>vergosst</text:p>
          </table:table-cell>
          <table:table-cell table:style-name="ce38" office:value-type="string">
            <text:p>vergossen</text:p>
          </table:table-cell>
          <table:table-cell office:value-type="string">
            <text:p>vergießend</text:p>
          </table:table-cell>
          <table:table-cell office:value-type="string">
            <text:p>vergossen</text:p>
          </table:table-cell>
          <table:table-cell office:value-type="string">
            <text:p>vergieße</text:p>
          </table:table-cell>
          <table:table-cell office:value-type="string">
            <text:p>vergießt</text:p>
          </table:table-cell>
          <table:table-cell office:value-type="string">
            <text:p>verg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6">
            <text:p>23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leichen</text:p>
          </table:table-cell>
          <table:table-cell office:value-type="string">
            <text:p>vergleiche</text:p>
          </table:table-cell>
          <table:table-cell office:value-type="string">
            <text:p>vergleichst</text:p>
          </table:table-cell>
          <table:table-cell office:value-type="string">
            <text:p>vergleicht</text:p>
          </table:table-cell>
          <table:table-cell table:style-name="ce38" office:value-type="string">
            <text:p>vergleichen</text:p>
          </table:table-cell>
          <table:table-cell table:style-name="ce38" office:value-type="string">
            <text:p>vergleicht</text:p>
          </table:table-cell>
          <table:table-cell table:style-name="ce38" office:value-type="string">
            <text:p>vergleichen</text:p>
          </table:table-cell>
          <table:table-cell office:value-type="string">
            <text:p>verglich</text:p>
          </table:table-cell>
          <table:table-cell office:value-type="string">
            <text:p>verglichst</text:p>
          </table:table-cell>
          <table:table-cell office:value-type="string">
            <text:p>verglich</text:p>
          </table:table-cell>
          <table:table-cell table:style-name="ce38" office:value-type="string">
            <text:p>verglichen</text:p>
          </table:table-cell>
          <table:table-cell table:style-name="ce38" office:value-type="string">
            <text:p>verglicht</text:p>
          </table:table-cell>
          <table:table-cell table:style-name="ce38" office:value-type="string">
            <text:p>verglichen</text:p>
          </table:table-cell>
          <table:table-cell office:value-type="string">
            <text:p>vergleichend</text:p>
          </table:table-cell>
          <table:table-cell office:value-type="string">
            <text:p>verglichen</text:p>
          </table:table-cell>
          <table:table-cell office:value-type="string">
            <text:p>vergleiche</text:p>
          </table:table-cell>
          <table:table-cell office:value-type="string">
            <text:p>vergleicht</text:p>
          </table:table-cell>
          <table:table-cell office:value-type="string">
            <text:p>verg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lei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8">
            <text:p>23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limmen</text:p>
          </table:table-cell>
          <table:table-cell office:value-type="string">
            <text:p>verglimme</text:p>
          </table:table-cell>
          <table:table-cell office:value-type="string">
            <text:p>verglimmst</text:p>
          </table:table-cell>
          <table:table-cell office:value-type="string">
            <text:p>verglimmt</text:p>
          </table:table-cell>
          <table:table-cell table:style-name="ce38" office:value-type="string">
            <text:p>verglimmen</text:p>
          </table:table-cell>
          <table:table-cell table:style-name="ce38" office:value-type="string">
            <text:p>verglimmt</text:p>
          </table:table-cell>
          <table:table-cell table:style-name="ce38" office:value-type="string">
            <text:p>verglimmen</text:p>
          </table:table-cell>
          <table:table-cell office:value-type="string">
            <text:p>verglomm</text:p>
          </table:table-cell>
          <table:table-cell office:value-type="string">
            <text:p>verglommst</text:p>
          </table:table-cell>
          <table:table-cell office:value-type="string">
            <text:p>verglomm</text:p>
          </table:table-cell>
          <table:table-cell table:style-name="ce38" office:value-type="string">
            <text:p>verglommen</text:p>
          </table:table-cell>
          <table:table-cell table:style-name="ce38" office:value-type="string">
            <text:p>verglommt</text:p>
          </table:table-cell>
          <table:table-cell table:style-name="ce38" office:value-type="string">
            <text:p>verglommen</text:p>
          </table:table-cell>
          <table:table-cell office:value-type="string">
            <text:p>verglimmend</text:p>
          </table:table-cell>
          <table:table-cell office:value-type="string">
            <text:p>verglommen</text:p>
          </table:table-cell>
          <table:table-cell office:value-type="string">
            <text:p>verglimme</text:p>
          </table:table-cell>
          <table:table-cell office:value-type="string">
            <text:p>verglimmt</text:p>
          </table:table-cell>
          <table:table-cell office:value-type="string">
            <text:p>vergli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verglimm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59">
            <text:p>5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raben</text:p>
          </table:table-cell>
          <table:table-cell office:value-type="string">
            <text:p>vergrabe</text:p>
          </table:table-cell>
          <table:table-cell office:value-type="string">
            <text:p>vergräbst</text:p>
          </table:table-cell>
          <table:table-cell office:value-type="string">
            <text:p>vergräbt</text:p>
          </table:table-cell>
          <table:table-cell table:style-name="ce38" office:value-type="string">
            <text:p>vergraben</text:p>
          </table:table-cell>
          <table:table-cell table:style-name="ce38" office:value-type="string">
            <text:p>vergrabt</text:p>
          </table:table-cell>
          <table:table-cell table:style-name="ce38" office:value-type="string">
            <text:p>vergraben</text:p>
          </table:table-cell>
          <table:table-cell office:value-type="string">
            <text:p>vergrub</text:p>
          </table:table-cell>
          <table:table-cell office:value-type="string">
            <text:p>vergrubst</text:p>
          </table:table-cell>
          <table:table-cell office:value-type="string">
            <text:p>vergrub</text:p>
          </table:table-cell>
          <table:table-cell table:style-name="ce38" office:value-type="string">
            <text:p>vergruben</text:p>
          </table:table-cell>
          <table:table-cell table:style-name="ce38" office:value-type="string">
            <text:p>vergrubt</text:p>
          </table:table-cell>
          <table:table-cell table:style-name="ce38" office:value-type="string">
            <text:p>vergruben</text:p>
          </table:table-cell>
          <table:table-cell office:value-type="string">
            <text:p>vergrabend</text:p>
          </table:table-cell>
          <table:table-cell office:value-type="string">
            <text:p>vergraben</text:p>
          </table:table-cell>
          <table:table-cell office:value-type="string">
            <text:p>vergrabe</text:p>
          </table:table-cell>
          <table:table-cell office:value-type="string">
            <text:p>vergrabt</text:p>
          </table:table-cell>
          <table:table-cell office:value-type="string">
            <text:p>vergra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a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1">
            <text:p>24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greifen</text:p>
          </table:table-cell>
          <table:table-cell office:value-type="string">
            <text:p>vergreife</text:p>
          </table:table-cell>
          <table:table-cell office:value-type="string">
            <text:p>vergreifst</text:p>
          </table:table-cell>
          <table:table-cell office:value-type="string">
            <text:p>vergreift</text:p>
          </table:table-cell>
          <table:table-cell table:style-name="ce38" office:value-type="string">
            <text:p>vergreifen</text:p>
          </table:table-cell>
          <table:table-cell table:style-name="ce38" office:value-type="string">
            <text:p>vergreift</text:p>
          </table:table-cell>
          <table:table-cell table:style-name="ce38" office:value-type="string">
            <text:p>vergreifen</text:p>
          </table:table-cell>
          <table:table-cell office:value-type="string">
            <text:p>vergriff</text:p>
          </table:table-cell>
          <table:table-cell office:value-type="string">
            <text:p>vergriffst</text:p>
          </table:table-cell>
          <table:table-cell office:value-type="string">
            <text:p>vergriff</text:p>
          </table:table-cell>
          <table:table-cell table:style-name="ce38" office:value-type="string">
            <text:p>vergriffen</text:p>
          </table:table-cell>
          <table:table-cell table:style-name="ce38" office:value-type="string">
            <text:p>vergrifft</text:p>
          </table:table-cell>
          <table:table-cell table:style-name="ce38" office:value-type="string">
            <text:p>vergriffen</text:p>
          </table:table-cell>
          <table:table-cell office:value-type="string">
            <text:p>vergreifend</text:p>
          </table:table-cell>
          <table:table-cell office:value-type="string">
            <text:p>vergriffen</text:p>
          </table:table-cell>
          <table:table-cell office:value-type="string">
            <text:p>vergreif</text:p>
          </table:table-cell>
          <table:table-cell office:value-type="string">
            <text:p>vergreift</text:p>
          </table:table-cell>
          <table:table-cell office:value-type="string">
            <text:p>vergr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rei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4">
            <text:p>24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halten</text:p>
          </table:table-cell>
          <table:table-cell office:value-type="string">
            <text:p>verhalte</text:p>
          </table:table-cell>
          <table:table-cell office:value-type="string">
            <text:p>verhältst</text:p>
          </table:table-cell>
          <table:table-cell office:value-type="string">
            <text:p>verhält</text:p>
          </table:table-cell>
          <table:table-cell table:style-name="ce38" office:value-type="string">
            <text:p>verhalten</text:p>
          </table:table-cell>
          <table:table-cell table:style-name="ce38" office:value-type="string">
            <text:p>verhaltet</text:p>
          </table:table-cell>
          <table:table-cell table:style-name="ce38" office:value-type="string">
            <text:p>verhalten</text:p>
          </table:table-cell>
          <table:table-cell office:value-type="string">
            <text:p>verhielt</text:p>
          </table:table-cell>
          <table:table-cell office:value-type="string">
            <text:p>verhieltst</text:p>
          </table:table-cell>
          <table:table-cell office:value-type="string">
            <text:p>verhielt</text:p>
          </table:table-cell>
          <table:table-cell table:style-name="ce38" office:value-type="string">
            <text:p>verhielten</text:p>
          </table:table-cell>
          <table:table-cell table:style-name="ce38" office:value-type="string">
            <text:p>verhielt</text:p>
          </table:table-cell>
          <table:table-cell table:style-name="ce38" office:value-type="string">
            <text:p>verhielten</text:p>
          </table:table-cell>
          <table:table-cell office:value-type="string">
            <text:p>verhaltend</text:p>
          </table:table-cell>
          <table:table-cell office:value-type="string">
            <text:p>verhalten</text:p>
          </table:table-cell>
          <table:table-cell office:value-type="string">
            <text:p>verhalte</text:p>
          </table:table-cell>
          <table:table-cell office:value-type="string">
            <text:p>verhaltet</text:p>
          </table:table-cell>
          <table:table-cell office:value-type="string">
            <text:p>verhal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al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47">
            <text:p>24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heben</text:p>
          </table:table-cell>
          <table:table-cell office:value-type="string">
            <text:p>verhebe</text:p>
          </table:table-cell>
          <table:table-cell office:value-type="string">
            <text:p>verhebst</text:p>
          </table:table-cell>
          <table:table-cell office:value-type="string">
            <text:p>verhebt</text:p>
          </table:table-cell>
          <table:table-cell table:style-name="ce38" office:value-type="string">
            <text:p>verheben</text:p>
          </table:table-cell>
          <table:table-cell table:style-name="ce38" office:value-type="string">
            <text:p>verhebt</text:p>
          </table:table-cell>
          <table:table-cell table:style-name="ce38" office:value-type="string">
            <text:p>verheben</text:p>
          </table:table-cell>
          <table:table-cell office:value-type="string">
            <text:p>verhob</text:p>
          </table:table-cell>
          <table:table-cell office:value-type="string">
            <text:p>verhobst</text:p>
          </table:table-cell>
          <table:table-cell office:value-type="string">
            <text:p>verhob</text:p>
          </table:table-cell>
          <table:table-cell table:style-name="ce38" office:value-type="string">
            <text:p>verhoben</text:p>
          </table:table-cell>
          <table:table-cell table:style-name="ce38" office:value-type="string">
            <text:p>verhobt</text:p>
          </table:table-cell>
          <table:table-cell table:style-name="ce38" office:value-type="string">
            <text:p>verhoben</text:p>
          </table:table-cell>
          <table:table-cell office:value-type="string">
            <text:p>verhebend</text:p>
          </table:table-cell>
          <table:table-cell office:value-type="string">
            <text:p>verhoben</text:p>
          </table:table-cell>
          <table:table-cell office:value-type="string">
            <text:p>verhebe</text:p>
          </table:table-cell>
          <table:table-cell office:value-type="string">
            <text:p>verhebt</text:p>
          </table:table-cell>
          <table:table-cell office:value-type="string">
            <text:p>verh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b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2">
            <text:p>25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heißen</text:p>
          </table:table-cell>
          <table:table-cell office:value-type="string">
            <text:p>verheiße</text:p>
          </table:table-cell>
          <table:table-cell table:number-columns-repeated="2" office:value-type="string">
            <text:p>verheißt</text:p>
          </table:table-cell>
          <table:table-cell table:style-name="ce38" office:value-type="string">
            <text:p>verheißen</text:p>
          </table:table-cell>
          <table:table-cell table:style-name="ce38" office:value-type="string">
            <text:p>verheißt</text:p>
          </table:table-cell>
          <table:table-cell table:style-name="ce38" office:value-type="string">
            <text:p>verheißen</text:p>
          </table:table-cell>
          <table:table-cell office:value-type="string">
            <text:p>verhieß</text:p>
          </table:table-cell>
          <table:table-cell office:value-type="string">
            <text:p>verhießt</text:p>
          </table:table-cell>
          <table:table-cell office:value-type="string">
            <text:p>verhieß</text:p>
          </table:table-cell>
          <table:table-cell table:style-name="ce38" office:value-type="string">
            <text:p>verhießen</text:p>
          </table:table-cell>
          <table:table-cell table:style-name="ce38" office:value-type="string">
            <text:p>verhießt</text:p>
          </table:table-cell>
          <table:table-cell table:style-name="ce38" office:value-type="string">
            <text:p>verhießen</text:p>
          </table:table-cell>
          <table:table-cell office:value-type="string">
            <text:p>verheißend</text:p>
          </table:table-cell>
          <table:table-cell office:value-type="string">
            <text:p>verheißen</text:p>
          </table:table-cell>
          <table:table-cell office:value-type="string">
            <text:p>verheiße</text:p>
          </table:table-cell>
          <table:table-cell office:value-type="string">
            <text:p>verheißt</text:p>
          </table:table-cell>
          <table:table-cell office:value-type="string">
            <text:p>verh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hei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ei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3">
            <text:p>25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helfen</text:p>
          </table:table-cell>
          <table:table-cell office:value-type="string">
            <text:p>verhelfe</text:p>
          </table:table-cell>
          <table:table-cell office:value-type="string">
            <text:p>verhilfst</text:p>
          </table:table-cell>
          <table:table-cell office:value-type="string">
            <text:p>verhilft</text:p>
          </table:table-cell>
          <table:table-cell table:style-name="ce38" office:value-type="string">
            <text:p>verhelfen</text:p>
          </table:table-cell>
          <table:table-cell table:style-name="ce38" office:value-type="string">
            <text:p>verhelft</text:p>
          </table:table-cell>
          <table:table-cell table:style-name="ce38" office:value-type="string">
            <text:p>verhelfen</text:p>
          </table:table-cell>
          <table:table-cell office:value-type="string">
            <text:p>verhalf</text:p>
          </table:table-cell>
          <table:table-cell office:value-type="string">
            <text:p>verhalfst</text:p>
          </table:table-cell>
          <table:table-cell office:value-type="string">
            <text:p>verhalf</text:p>
          </table:table-cell>
          <table:table-cell table:style-name="ce38" office:value-type="string">
            <text:p>verhalfen</text:p>
          </table:table-cell>
          <table:table-cell table:style-name="ce38" office:value-type="string">
            <text:p>verhalft</text:p>
          </table:table-cell>
          <table:table-cell table:style-name="ce38" office:value-type="string">
            <text:p>verhalfen</text:p>
          </table:table-cell>
          <table:table-cell office:value-type="string">
            <text:p>verhelfend</text:p>
          </table:table-cell>
          <table:table-cell office:value-type="string">
            <text:p>verholfen</text:p>
          </table:table-cell>
          <table:table-cell office:value-type="string">
            <text:p>verhilf</text:p>
          </table:table-cell>
          <table:table-cell office:value-type="string">
            <text:p>verhelft</text:p>
          </table:table-cell>
          <table:table-cell office:value-type="string">
            <text:p>verhelfen</text:p>
          </table:table-cell>
          <table:table-cell table:style-name="ce42"/>
          <table:table-cell table:style-name="ce45" office:value-type="string">
            <text:p>verhelf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/>
          <table:table-cell table:style-name="ce47"/>
          <table:table-cell table:style-name="ce45" table:number-columns-repeated="3"/>
          <table:table-cell table:style-name="ce42"/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kennen</text:p>
          </table:table-cell>
          <table:table-cell office:value-type="string">
            <text:p>verkenne</text:p>
          </table:table-cell>
          <table:table-cell office:value-type="string">
            <text:p>verkennst</text:p>
          </table:table-cell>
          <table:table-cell office:value-type="string">
            <text:p>verkennt</text:p>
          </table:table-cell>
          <table:table-cell table:style-name="ce38" office:value-type="string">
            <text:p>verkennen</text:p>
          </table:table-cell>
          <table:table-cell table:style-name="ce38" office:value-type="string">
            <text:p>verkennt</text:p>
          </table:table-cell>
          <table:table-cell table:style-name="ce38" office:value-type="string">
            <text:p>verkennen</text:p>
          </table:table-cell>
          <table:table-cell office:value-type="string">
            <text:p>verkannte</text:p>
          </table:table-cell>
          <table:table-cell office:value-type="string">
            <text:p>verkanntest</text:p>
          </table:table-cell>
          <table:table-cell office:value-type="string">
            <text:p>verkannte</text:p>
          </table:table-cell>
          <table:table-cell table:style-name="ce38" office:value-type="string">
            <text:p>verkannten</text:p>
          </table:table-cell>
          <table:table-cell table:style-name="ce38" office:value-type="string">
            <text:p>verkanntet</text:p>
          </table:table-cell>
          <table:table-cell table:style-name="ce38" office:value-type="string">
            <text:p>verkannten</text:p>
          </table:table-cell>
          <table:table-cell office:value-type="string">
            <text:p>verkennend</text:p>
          </table:table-cell>
          <table:table-cell office:value-type="string">
            <text:p>verkannt</text:p>
          </table:table-cell>
          <table:table-cell office:value-type="string">
            <text:p>verkenne</text:p>
          </table:table-cell>
          <table:table-cell office:value-type="string">
            <text:p>verkennt</text:p>
          </table:table-cell>
          <table:table-cell office:value-type="string">
            <text:p>verk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enn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6">
            <text:p>25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klingen</text:p>
          </table:table-cell>
          <table:table-cell office:value-type="string">
            <text:p>verklinge</text:p>
          </table:table-cell>
          <table:table-cell office:value-type="string">
            <text:p>verklingst</text:p>
          </table:table-cell>
          <table:table-cell office:value-type="string">
            <text:p>verklingt</text:p>
          </table:table-cell>
          <table:table-cell table:style-name="ce38" office:value-type="string">
            <text:p>verklingen</text:p>
          </table:table-cell>
          <table:table-cell table:style-name="ce38" office:value-type="string">
            <text:p>verklingt</text:p>
          </table:table-cell>
          <table:table-cell table:style-name="ce38" office:value-type="string">
            <text:p>verklingen</text:p>
          </table:table-cell>
          <table:table-cell office:value-type="string">
            <text:p>verklang</text:p>
          </table:table-cell>
          <table:table-cell office:value-type="string">
            <text:p>verklangst</text:p>
          </table:table-cell>
          <table:table-cell office:value-type="string">
            <text:p>verklang</text:p>
          </table:table-cell>
          <table:table-cell table:style-name="ce38" office:value-type="string">
            <text:p>verklangen</text:p>
          </table:table-cell>
          <table:table-cell table:style-name="ce38" office:value-type="string">
            <text:p>verklangt</text:p>
          </table:table-cell>
          <table:table-cell table:style-name="ce38" office:value-type="string">
            <text:p>verklangen</text:p>
          </table:table-cell>
          <table:table-cell office:value-type="string">
            <text:p>verklingend</text:p>
          </table:table-cell>
          <table:table-cell office:value-type="string">
            <text:p>verklungen</text:p>
          </table:table-cell>
          <table:table-cell office:value-type="string">
            <text:p>verkling</text:p>
          </table:table-cell>
          <table:table-cell office:value-type="string">
            <text:p>verklingt</text:p>
          </table:table-cell>
          <table:table-cell office:value-type="string">
            <text:p>verk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li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8">
            <text:p>25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kneifen</text:p>
          </table:table-cell>
          <table:table-cell office:value-type="string">
            <text:p>verkneife</text:p>
          </table:table-cell>
          <table:table-cell office:value-type="string">
            <text:p>verkneifst</text:p>
          </table:table-cell>
          <table:table-cell office:value-type="string">
            <text:p>verkneift</text:p>
          </table:table-cell>
          <table:table-cell table:style-name="ce38" office:value-type="string">
            <text:p>verkneifen</text:p>
          </table:table-cell>
          <table:table-cell table:style-name="ce38" office:value-type="string">
            <text:p>verkneift</text:p>
          </table:table-cell>
          <table:table-cell table:style-name="ce38" office:value-type="string">
            <text:p>verkneifen</text:p>
          </table:table-cell>
          <table:table-cell office:value-type="string">
            <text:p>verkniff</text:p>
          </table:table-cell>
          <table:table-cell office:value-type="string">
            <text:p>verkniffst</text:p>
          </table:table-cell>
          <table:table-cell office:value-type="string">
            <text:p>verkniff</text:p>
          </table:table-cell>
          <table:table-cell table:style-name="ce38" office:value-type="string">
            <text:p>verkniffen</text:p>
          </table:table-cell>
          <table:table-cell table:style-name="ce38" office:value-type="string">
            <text:p>verknifft</text:p>
          </table:table-cell>
          <table:table-cell table:style-name="ce38" office:value-type="string">
            <text:p>verkniffen</text:p>
          </table:table-cell>
          <table:table-cell office:value-type="string">
            <text:p>verkneifend</text:p>
          </table:table-cell>
          <table:table-cell office:value-type="string">
            <text:p>verkniffen</text:p>
          </table:table-cell>
          <table:table-cell office:value-type="string">
            <text:p>verkneif</text:p>
          </table:table-cell>
          <table:table-cell office:value-type="string">
            <text:p>verkneift</text:p>
          </table:table-cell>
          <table:table-cell office:value-type="string">
            <text:p>verkn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neif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59">
            <text:p>25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kommen</text:p>
          </table:table-cell>
          <table:table-cell office:value-type="string">
            <text:p>verkomme</text:p>
          </table:table-cell>
          <table:table-cell office:value-type="string">
            <text:p>verkommst</text:p>
          </table:table-cell>
          <table:table-cell office:value-type="string">
            <text:p>verkommt</text:p>
          </table:table-cell>
          <table:table-cell table:style-name="ce38" office:value-type="string">
            <text:p>verkommen</text:p>
          </table:table-cell>
          <table:table-cell table:style-name="ce38" office:value-type="string">
            <text:p>verkommt</text:p>
          </table:table-cell>
          <table:table-cell table:style-name="ce38" office:value-type="string">
            <text:p>verkommen</text:p>
          </table:table-cell>
          <table:table-cell office:value-type="string">
            <text:p>verkam</text:p>
          </table:table-cell>
          <table:table-cell office:value-type="string">
            <text:p>verkamst</text:p>
          </table:table-cell>
          <table:table-cell office:value-type="string">
            <text:p>verkam</text:p>
          </table:table-cell>
          <table:table-cell table:style-name="ce38" office:value-type="string">
            <text:p>verkamen</text:p>
          </table:table-cell>
          <table:table-cell table:style-name="ce38" office:value-type="string">
            <text:p>verkamt</text:p>
          </table:table-cell>
          <table:table-cell table:style-name="ce38" office:value-type="string">
            <text:p>verkamen</text:p>
          </table:table-cell>
          <table:table-cell office:value-type="string">
            <text:p>verkommend</text:p>
          </table:table-cell>
          <table:table-cell office:value-type="string">
            <text:p>verkommen</text:p>
          </table:table-cell>
          <table:table-cell office:value-type="string">
            <text:p>verkomm</text:p>
          </table:table-cell>
          <table:table-cell office:value-type="string">
            <text:p>verkommt</text:p>
          </table:table-cell>
          <table:table-cell office:value-type="string">
            <text:p>verko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omm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1">
            <text:p>26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kriechen</text:p>
          </table:table-cell>
          <table:table-cell office:value-type="string">
            <text:p>verkrieche</text:p>
          </table:table-cell>
          <table:table-cell office:value-type="string">
            <text:p>verkriechst</text:p>
          </table:table-cell>
          <table:table-cell office:value-type="string">
            <text:p>verkriecht</text:p>
          </table:table-cell>
          <table:table-cell table:style-name="ce38" office:value-type="string">
            <text:p>verkriechen</text:p>
          </table:table-cell>
          <table:table-cell table:style-name="ce38" office:value-type="string">
            <text:p>verkriecht</text:p>
          </table:table-cell>
          <table:table-cell table:style-name="ce38" office:value-type="string">
            <text:p>verkriechen</text:p>
          </table:table-cell>
          <table:table-cell office:value-type="string">
            <text:p>verkroch</text:p>
          </table:table-cell>
          <table:table-cell office:value-type="string">
            <text:p>verkrochst</text:p>
          </table:table-cell>
          <table:table-cell office:value-type="string">
            <text:p>verkroch</text:p>
          </table:table-cell>
          <table:table-cell table:style-name="ce38" office:value-type="string">
            <text:p>verkrochen</text:p>
          </table:table-cell>
          <table:table-cell table:style-name="ce38" office:value-type="string">
            <text:p>verkrocht</text:p>
          </table:table-cell>
          <table:table-cell table:style-name="ce38" office:value-type="string">
            <text:p>verkrochen</text:p>
          </table:table-cell>
          <table:table-cell office:value-type="string">
            <text:p>verkriechend</text:p>
          </table:table-cell>
          <table:table-cell office:value-type="string">
            <text:p>verkrochen</text:p>
          </table:table-cell>
          <table:table-cell office:value-type="string">
            <text:p>verkrieche</text:p>
          </table:table-cell>
          <table:table-cell office:value-type="string">
            <text:p>verkriecht</text:p>
          </table:table-cell>
          <table:table-cell office:value-type="string">
            <text:p>verkri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kriec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2">
            <text:p>26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laden</text:p>
          </table:table-cell>
          <table:table-cell office:value-type="string">
            <text:p>verlade</text:p>
          </table:table-cell>
          <table:table-cell office:value-type="string">
            <text:p>verlädst</text:p>
          </table:table-cell>
          <table:table-cell office:value-type="string">
            <text:p>verlädt</text:p>
          </table:table-cell>
          <table:table-cell table:style-name="ce38" office:value-type="string">
            <text:p>verladen</text:p>
          </table:table-cell>
          <table:table-cell table:style-name="ce38" office:value-type="string">
            <text:p>verladet</text:p>
          </table:table-cell>
          <table:table-cell table:style-name="ce38" office:value-type="string">
            <text:p>verladen</text:p>
          </table:table-cell>
          <table:table-cell office:value-type="string">
            <text:p>verlud</text:p>
          </table:table-cell>
          <table:table-cell office:value-type="string">
            <text:p>verludest</text:p>
          </table:table-cell>
          <table:table-cell office:value-type="string">
            <text:p>verlud</text:p>
          </table:table-cell>
          <table:table-cell table:style-name="ce38" office:value-type="string">
            <text:p>verluden</text:p>
          </table:table-cell>
          <table:table-cell table:style-name="ce38" office:value-type="string">
            <text:p>verludet</text:p>
          </table:table-cell>
          <table:table-cell table:style-name="ce38" office:value-type="string">
            <text:p>verluden</text:p>
          </table:table-cell>
          <table:table-cell office:value-type="string">
            <text:p>verladend</text:p>
          </table:table-cell>
          <table:table-cell office:value-type="string">
            <text:p>verladen</text:p>
          </table:table-cell>
          <table:table-cell office:value-type="string">
            <text:p>verlade</text:p>
          </table:table-cell>
          <table:table-cell office:value-type="string">
            <text:p>verladet</text:p>
          </table:table-cell>
          <table:table-cell office:value-type="string">
            <text:p>verla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4">
            <text:p>26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lassen</text:p>
          </table:table-cell>
          <table:table-cell office:value-type="string">
            <text:p>verlasse</text:p>
          </table:table-cell>
          <table:table-cell table:number-columns-repeated="2" office:value-type="string">
            <text:p>verlässt</text:p>
          </table:table-cell>
          <table:table-cell table:style-name="ce38" office:value-type="string">
            <text:p>verlassen</text:p>
          </table:table-cell>
          <table:table-cell table:style-name="ce38" office:value-type="string">
            <text:p>verlasst</text:p>
          </table:table-cell>
          <table:table-cell table:style-name="ce38" office:value-type="string">
            <text:p>verlassen</text:p>
          </table:table-cell>
          <table:table-cell office:value-type="string">
            <text:p>verließ</text:p>
          </table:table-cell>
          <table:table-cell office:value-type="string">
            <text:p>verließt</text:p>
          </table:table-cell>
          <table:table-cell office:value-type="string">
            <text:p>verließ</text:p>
          </table:table-cell>
          <table:table-cell table:style-name="ce38" office:value-type="string">
            <text:p>verließen</text:p>
          </table:table-cell>
          <table:table-cell table:style-name="ce38" office:value-type="string">
            <text:p>verließt</text:p>
          </table:table-cell>
          <table:table-cell table:style-name="ce38" office:value-type="string">
            <text:p>verließen</text:p>
          </table:table-cell>
          <table:table-cell office:value-type="string">
            <text:p>verlassend</text:p>
          </table:table-cell>
          <table:table-cell office:value-type="string">
            <text:p>verlassen</text:p>
          </table:table-cell>
          <table:table-cell office:value-type="string">
            <text:p>verlass</text:p>
          </table:table-cell>
          <table:table-cell office:value-type="string">
            <text:p>verlasst</text:p>
          </table:table-cell>
          <table:table-cell office:value-type="string">
            <text:p>verla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6">
            <text:p>26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laufen</text:p>
          </table:table-cell>
          <table:table-cell office:value-type="string">
            <text:p>verlaufe</text:p>
          </table:table-cell>
          <table:table-cell office:value-type="string">
            <text:p>verläufst</text:p>
          </table:table-cell>
          <table:table-cell office:value-type="string">
            <text:p>verläuft</text:p>
          </table:table-cell>
          <table:table-cell table:style-name="ce38" office:value-type="string">
            <text:p>verlaufen</text:p>
          </table:table-cell>
          <table:table-cell table:style-name="ce38" office:value-type="string">
            <text:p>verlauft</text:p>
          </table:table-cell>
          <table:table-cell table:style-name="ce38" office:value-type="string">
            <text:p>verlaufen</text:p>
          </table:table-cell>
          <table:table-cell office:value-type="string">
            <text:p>verlief</text:p>
          </table:table-cell>
          <table:table-cell office:value-type="string">
            <text:p>verliefst</text:p>
          </table:table-cell>
          <table:table-cell office:value-type="string">
            <text:p>verlief</text:p>
          </table:table-cell>
          <table:table-cell table:style-name="ce38" office:value-type="string">
            <text:p>verliefen</text:p>
          </table:table-cell>
          <table:table-cell table:style-name="ce38" office:value-type="string">
            <text:p>verlieft</text:p>
          </table:table-cell>
          <table:table-cell table:style-name="ce38" office:value-type="string">
            <text:p>verliefen</text:p>
          </table:table-cell>
          <table:table-cell office:value-type="string">
            <text:p>verlaufend</text:p>
          </table:table-cell>
          <table:table-cell office:value-type="string">
            <text:p>verlaufen</text:p>
          </table:table-cell>
          <table:table-cell office:value-type="string">
            <text:p>verlauf</text:p>
          </table:table-cell>
          <table:table-cell office:value-type="string">
            <text:p>verlauft</text:p>
          </table:table-cell>
          <table:table-cell office:value-type="string">
            <text:p>verl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u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69">
            <text:p>26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leihen</text:p>
          </table:table-cell>
          <table:table-cell office:value-type="string">
            <text:p>verleihe</text:p>
          </table:table-cell>
          <table:table-cell office:value-type="string">
            <text:p>verleihst</text:p>
          </table:table-cell>
          <table:table-cell office:value-type="string">
            <text:p>verleiht</text:p>
          </table:table-cell>
          <table:table-cell table:style-name="ce38" office:value-type="string">
            <text:p>verleihen</text:p>
          </table:table-cell>
          <table:table-cell table:style-name="ce38" office:value-type="string">
            <text:p>verleiht</text:p>
          </table:table-cell>
          <table:table-cell table:style-name="ce38" office:value-type="string">
            <text:p>verleihen</text:p>
          </table:table-cell>
          <table:table-cell office:value-type="string">
            <text:p>verlieh</text:p>
          </table:table-cell>
          <table:table-cell office:value-type="string">
            <text:p>verliehst</text:p>
          </table:table-cell>
          <table:table-cell office:value-type="string">
            <text:p>verlieh</text:p>
          </table:table-cell>
          <table:table-cell table:style-name="ce38" office:value-type="string">
            <text:p>verliehen</text:p>
          </table:table-cell>
          <table:table-cell table:style-name="ce38" office:value-type="string">
            <text:p>verlieht</text:p>
          </table:table-cell>
          <table:table-cell table:style-name="ce38" office:value-type="string">
            <text:p>verliehen</text:p>
          </table:table-cell>
          <table:table-cell office:value-type="string">
            <text:p>verleihend</text:p>
          </table:table-cell>
          <table:table-cell office:value-type="string">
            <text:p>verliehen</text:p>
          </table:table-cell>
          <table:table-cell office:value-type="string">
            <text:p>verleih</text:p>
          </table:table-cell>
          <table:table-cell office:value-type="string">
            <text:p>verleiht</text:p>
          </table:table-cell>
          <table:table-cell office:value-type="string">
            <text:p>verlei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i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3">
            <text:p>27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lesen</text:p>
          </table:table-cell>
          <table:table-cell office:value-type="string">
            <text:p>verlese</text:p>
          </table:table-cell>
          <table:table-cell table:number-columns-repeated="2" office:value-type="string">
            <text:p>verliest</text:p>
          </table:table-cell>
          <table:table-cell table:style-name="ce38" office:value-type="string">
            <text:p>verlesen</text:p>
          </table:table-cell>
          <table:table-cell table:style-name="ce38" office:value-type="string">
            <text:p>verlest</text:p>
          </table:table-cell>
          <table:table-cell table:style-name="ce38" office:value-type="string">
            <text:p>verlesen</text:p>
          </table:table-cell>
          <table:table-cell office:value-type="string">
            <text:p>verlas</text:p>
          </table:table-cell>
          <table:table-cell office:value-type="string">
            <text:p>verlast</text:p>
          </table:table-cell>
          <table:table-cell office:value-type="string">
            <text:p>verlas</text:p>
          </table:table-cell>
          <table:table-cell table:style-name="ce38" office:value-type="string">
            <text:p>verlasen</text:p>
          </table:table-cell>
          <table:table-cell table:style-name="ce38" office:value-type="string">
            <text:p>verlast</text:p>
          </table:table-cell>
          <table:table-cell table:style-name="ce38" office:value-type="string">
            <text:p>verlasen</text:p>
          </table:table-cell>
          <table:table-cell office:value-type="string">
            <text:p>verlesend</text:p>
          </table:table-cell>
          <table:table-cell office:value-type="string">
            <text:p>verlesen</text:p>
          </table:table-cell>
          <table:table-cell office:value-type="string">
            <text:p>verließ</text:p>
          </table:table-cell>
          <table:table-cell office:value-type="string">
            <text:p>verlest</text:p>
          </table:table-cell>
          <table:table-cell office:value-type="string">
            <text:p>verle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e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4">
            <text:p>27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lieren</text:p>
          </table:table-cell>
          <table:table-cell office:value-type="string">
            <text:p>verliere</text:p>
          </table:table-cell>
          <table:table-cell office:value-type="string">
            <text:p>verlierst</text:p>
          </table:table-cell>
          <table:table-cell office:value-type="string">
            <text:p>verliert</text:p>
          </table:table-cell>
          <table:table-cell table:style-name="ce38" office:value-type="string">
            <text:p>verlieren</text:p>
          </table:table-cell>
          <table:table-cell table:style-name="ce38" office:value-type="string">
            <text:p>verliert</text:p>
          </table:table-cell>
          <table:table-cell table:style-name="ce38" office:value-type="string">
            <text:p>verlieren</text:p>
          </table:table-cell>
          <table:table-cell office:value-type="string">
            <text:p>verlor</text:p>
          </table:table-cell>
          <table:table-cell office:value-type="string">
            <text:p>verlorst</text:p>
          </table:table-cell>
          <table:table-cell office:value-type="string">
            <text:p>verlor</text:p>
          </table:table-cell>
          <table:table-cell table:style-name="ce38" office:value-type="string">
            <text:p>verlorst</text:p>
          </table:table-cell>
          <table:table-cell table:style-name="ce38" office:value-type="string">
            <text:p>verlor</text:p>
          </table:table-cell>
          <table:table-cell table:style-name="ce38" office:value-type="string">
            <text:p>verloren</text:p>
          </table:table-cell>
          <table:table-cell office:value-type="string">
            <text:p>verlierend</text:p>
          </table:table-cell>
          <table:table-cell office:value-type="string">
            <text:p>verloren</text:p>
          </table:table-cell>
          <table:table-cell office:value-type="string">
            <text:p>verliere</text:p>
          </table:table-cell>
          <table:table-cell office:value-type="string">
            <text:p>verliert</text:p>
          </table:table-cell>
          <table:table-cell office:value-type="string">
            <text:p>verlie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verlier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81">
            <text:p>8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meiden</text:p>
          </table:table-cell>
          <table:table-cell office:value-type="string">
            <text:p>vermeide</text:p>
          </table:table-cell>
          <table:table-cell office:value-type="string">
            <text:p>vermeidest</text:p>
          </table:table-cell>
          <table:table-cell office:value-type="string">
            <text:p>vermeidet</text:p>
          </table:table-cell>
          <table:table-cell table:style-name="ce38" office:value-type="string">
            <text:p>vermeiden</text:p>
          </table:table-cell>
          <table:table-cell table:style-name="ce38" office:value-type="string">
            <text:p>vermeidet</text:p>
          </table:table-cell>
          <table:table-cell table:style-name="ce38" office:value-type="string">
            <text:p>vermeiden</text:p>
          </table:table-cell>
          <table:table-cell office:value-type="string">
            <text:p>vermied</text:p>
          </table:table-cell>
          <table:table-cell office:value-type="string">
            <text:p>vermiedest</text:p>
          </table:table-cell>
          <table:table-cell office:value-type="string">
            <text:p>vermied</text:p>
          </table:table-cell>
          <table:table-cell table:style-name="ce38" office:value-type="string">
            <text:p>vermieden</text:p>
          </table:table-cell>
          <table:table-cell table:style-name="ce38" office:value-type="string">
            <text:p>vermiedet</text:p>
          </table:table-cell>
          <table:table-cell table:style-name="ce38" office:value-type="string">
            <text:p>vermieden</text:p>
          </table:table-cell>
          <table:table-cell office:value-type="string">
            <text:p>vermeidend</text:p>
          </table:table-cell>
          <table:table-cell office:value-type="string">
            <text:p>vermieden</text:p>
          </table:table-cell>
          <table:table-cell office:value-type="string">
            <text:p>vermeide</text:p>
          </table:table-cell>
          <table:table-cell office:value-type="string">
            <text:p>vermeidet</text:p>
          </table:table-cell>
          <table:table-cell office:value-type="string">
            <text:p>verm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i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8">
            <text:p>27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messen</text:p>
          </table:table-cell>
          <table:table-cell office:value-type="string">
            <text:p>vermesse</text:p>
          </table:table-cell>
          <table:table-cell table:number-columns-repeated="2" office:value-type="string">
            <text:p>vermisst</text:p>
          </table:table-cell>
          <table:table-cell table:style-name="ce38" office:value-type="string">
            <text:p>vermessen</text:p>
          </table:table-cell>
          <table:table-cell table:style-name="ce38" office:value-type="string">
            <text:p>vermesst</text:p>
          </table:table-cell>
          <table:table-cell table:style-name="ce38" office:value-type="string">
            <text:p>vermessen</text:p>
          </table:table-cell>
          <table:table-cell office:value-type="string">
            <text:p>vermaß</text:p>
          </table:table-cell>
          <table:table-cell office:value-type="string">
            <text:p>vermaßt</text:p>
          </table:table-cell>
          <table:table-cell office:value-type="string">
            <text:p>vermaß</text:p>
          </table:table-cell>
          <table:table-cell table:style-name="ce38" office:value-type="string">
            <text:p>vermaßen</text:p>
          </table:table-cell>
          <table:table-cell table:style-name="ce38" office:value-type="string">
            <text:p>vermaßt</text:p>
          </table:table-cell>
          <table:table-cell table:style-name="ce38" office:value-type="string">
            <text:p>vermaßen</text:p>
          </table:table-cell>
          <table:table-cell office:value-type="string">
            <text:p>vermessend</text:p>
          </table:table-cell>
          <table:table-cell office:value-type="string">
            <text:p>vermessen</text:p>
          </table:table-cell>
          <table:table-cell office:value-type="string">
            <text:p>vermiss</text:p>
          </table:table-cell>
          <table:table-cell office:value-type="string">
            <text:p>vermesst</text:p>
          </table:table-cell>
          <table:table-cell office:value-type="string">
            <text:p>verm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e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1">
            <text:p>28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mögen</text:p>
          </table:table-cell>
          <table:table-cell office:value-type="string">
            <text:p>vermag</text:p>
          </table:table-cell>
          <table:table-cell office:value-type="string">
            <text:p>vermagst</text:p>
          </table:table-cell>
          <table:table-cell office:value-type="string">
            <text:p>vermag</text:p>
          </table:table-cell>
          <table:table-cell table:style-name="ce38" office:value-type="string">
            <text:p>vermögen</text:p>
          </table:table-cell>
          <table:table-cell table:style-name="ce38" office:value-type="string">
            <text:p>vermögt</text:p>
          </table:table-cell>
          <table:table-cell table:style-name="ce38" office:value-type="string">
            <text:p>vermögen</text:p>
          </table:table-cell>
          <table:table-cell office:value-type="string">
            <text:p>vermochte</text:p>
          </table:table-cell>
          <table:table-cell office:value-type="string">
            <text:p>vermochtest</text:p>
          </table:table-cell>
          <table:table-cell office:value-type="string">
            <text:p>vermochte</text:p>
          </table:table-cell>
          <table:table-cell table:style-name="ce38" office:value-type="string">
            <text:p>vermochten</text:p>
          </table:table-cell>
          <table:table-cell table:style-name="ce38" office:value-type="string">
            <text:p>vermochtet</text:p>
          </table:table-cell>
          <table:table-cell table:style-name="ce38" office:value-type="string">
            <text:p>vermochten</text:p>
          </table:table-cell>
          <table:table-cell office:value-type="string">
            <text:p>vermögend</text:p>
          </table:table-cell>
          <table:table-cell office:value-type="string">
            <text:p>vermocht</text:p>
          </table:table-cell>
          <table:table-cell office:value-type="string">
            <text:p>vermöge</text:p>
          </table:table-cell>
          <table:table-cell office:value-type="string">
            <text:p>vermögt</text:p>
          </table:table-cell>
          <table:table-cell office:value-type="string">
            <text:p>vermö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mö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a / och / och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2">
            <text:p>28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nehmen</text:p>
          </table:table-cell>
          <table:table-cell office:value-type="string">
            <text:p>vernehme</text:p>
          </table:table-cell>
          <table:table-cell office:value-type="string">
            <text:p>vernimmst</text:p>
          </table:table-cell>
          <table:table-cell office:value-type="string">
            <text:p>vernimmt</text:p>
          </table:table-cell>
          <table:table-cell table:style-name="ce38" office:value-type="string">
            <text:p>vernehmen</text:p>
          </table:table-cell>
          <table:table-cell table:style-name="ce38" office:value-type="string">
            <text:p>vernehmt</text:p>
          </table:table-cell>
          <table:table-cell table:style-name="ce38" office:value-type="string">
            <text:p>vernehmen</text:p>
          </table:table-cell>
          <table:table-cell office:value-type="string">
            <text:p>vernahm</text:p>
          </table:table-cell>
          <table:table-cell office:value-type="string">
            <text:p>vernahmst</text:p>
          </table:table-cell>
          <table:table-cell office:value-type="string">
            <text:p>vernahm</text:p>
          </table:table-cell>
          <table:table-cell table:style-name="ce38" office:value-type="string">
            <text:p>vernahmen</text:p>
          </table:table-cell>
          <table:table-cell table:style-name="ce38" office:value-type="string">
            <text:p>vernahmt</text:p>
          </table:table-cell>
          <table:table-cell table:style-name="ce38" office:value-type="string">
            <text:p>vernahmen</text:p>
          </table:table-cell>
          <table:table-cell office:value-type="string">
            <text:p>vernehmend</text:p>
          </table:table-cell>
          <table:table-cell office:value-type="string">
            <text:p>vernommen</text:p>
          </table:table-cell>
          <table:table-cell office:value-type="string">
            <text:p>vernimm</text:p>
          </table:table-cell>
          <table:table-cell office:value-type="string">
            <text:p>vernehmt</text:p>
          </table:table-cell>
          <table:table-cell office:value-type="string">
            <text:p>verneh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hm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mm / ahm / omm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4">
            <text:p>28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raten</text:p>
          </table:table-cell>
          <table:table-cell office:value-type="string">
            <text:p>verrate</text:p>
          </table:table-cell>
          <table:table-cell office:value-type="string">
            <text:p>verrätst</text:p>
          </table:table-cell>
          <table:table-cell office:value-type="string">
            <text:p>verrät</text:p>
          </table:table-cell>
          <table:table-cell table:style-name="ce38" office:value-type="string">
            <text:p>verraten</text:p>
          </table:table-cell>
          <table:table-cell table:style-name="ce38" office:value-type="string">
            <text:p>verratet</text:p>
          </table:table-cell>
          <table:table-cell table:style-name="ce38" office:value-type="string">
            <text:p>verraten</text:p>
          </table:table-cell>
          <table:table-cell office:value-type="string">
            <text:p>verriet</text:p>
          </table:table-cell>
          <table:table-cell office:value-type="string">
            <text:p>verrietst</text:p>
          </table:table-cell>
          <table:table-cell office:value-type="string">
            <text:p>verriet</text:p>
          </table:table-cell>
          <table:table-cell table:style-name="ce38" office:value-type="string">
            <text:p>verrieten</text:p>
          </table:table-cell>
          <table:table-cell table:style-name="ce38" office:value-type="string">
            <text:p>verrietet</text:p>
          </table:table-cell>
          <table:table-cell table:style-name="ce38" office:value-type="string">
            <text:p>verrieten</text:p>
          </table:table-cell>
          <table:table-cell office:value-type="string">
            <text:p>verratend</text:p>
          </table:table-cell>
          <table:table-cell office:value-type="string">
            <text:p>verraten</text:p>
          </table:table-cell>
          <table:table-cell office:value-type="string">
            <text:p>verrate</text:p>
          </table:table-cell>
          <table:table-cell office:value-type="string">
            <text:p>verratet</text:p>
          </table:table-cell>
          <table:table-cell office:value-type="string">
            <text:p>verra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a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0">
            <text:p>29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reiben</text:p>
          </table:table-cell>
          <table:table-cell office:value-type="string">
            <text:p>verreibe</text:p>
          </table:table-cell>
          <table:table-cell office:value-type="string">
            <text:p>verreibst</text:p>
          </table:table-cell>
          <table:table-cell office:value-type="string">
            <text:p>verreibt</text:p>
          </table:table-cell>
          <table:table-cell table:style-name="ce38" office:value-type="string">
            <text:p>verreiben</text:p>
          </table:table-cell>
          <table:table-cell table:style-name="ce38" office:value-type="string">
            <text:p>verreibt</text:p>
          </table:table-cell>
          <table:table-cell table:style-name="ce38" office:value-type="string">
            <text:p>verreiben</text:p>
          </table:table-cell>
          <table:table-cell office:value-type="string">
            <text:p>verrieb</text:p>
          </table:table-cell>
          <table:table-cell office:value-type="string">
            <text:p>verriebst</text:p>
          </table:table-cell>
          <table:table-cell office:value-type="string">
            <text:p>verrieb</text:p>
          </table:table-cell>
          <table:table-cell table:style-name="ce38" office:value-type="string">
            <text:p>verrieben</text:p>
          </table:table-cell>
          <table:table-cell table:style-name="ce38" office:value-type="string">
            <text:p>verriebt</text:p>
          </table:table-cell>
          <table:table-cell table:style-name="ce38" office:value-type="string">
            <text:p>verrieben</text:p>
          </table:table-cell>
          <table:table-cell office:value-type="string">
            <text:p>verreibend</text:p>
          </table:table-cell>
          <table:table-cell office:value-type="string">
            <text:p>verrieben</text:p>
          </table:table-cell>
          <table:table-cell office:value-type="string">
            <text:p>verreib</text:p>
          </table:table-cell>
          <table:table-cell office:value-type="string">
            <text:p>verreibt</text:p>
          </table:table-cell>
          <table:table-cell office:value-type="string">
            <text:p>ver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1">
            <text:p>29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reißen</text:p>
          </table:table-cell>
          <table:table-cell office:value-type="string">
            <text:p>verreiße</text:p>
          </table:table-cell>
          <table:table-cell table:number-columns-repeated="2" office:value-type="string">
            <text:p>verreißt</text:p>
          </table:table-cell>
          <table:table-cell table:style-name="ce38" office:value-type="string">
            <text:p>verreißen</text:p>
          </table:table-cell>
          <table:table-cell table:style-name="ce38" office:value-type="string">
            <text:p>verreißt</text:p>
          </table:table-cell>
          <table:table-cell table:style-name="ce38" office:value-type="string">
            <text:p>verreißen</text:p>
          </table:table-cell>
          <table:table-cell office:value-type="string">
            <text:p>verriss</text:p>
          </table:table-cell>
          <table:table-cell office:value-type="string">
            <text:p>verrisst</text:p>
          </table:table-cell>
          <table:table-cell office:value-type="string">
            <text:p>verriss</text:p>
          </table:table-cell>
          <table:table-cell table:style-name="ce38" office:value-type="string">
            <text:p>verrissen</text:p>
          </table:table-cell>
          <table:table-cell table:style-name="ce38" office:value-type="string">
            <text:p>verrisst</text:p>
          </table:table-cell>
          <table:table-cell table:style-name="ce38" office:value-type="string">
            <text:p>verrissen</text:p>
          </table:table-cell>
          <table:table-cell office:value-type="string">
            <text:p>verreißend</text:p>
          </table:table-cell>
          <table:table-cell office:value-type="string">
            <text:p>verrissen</text:p>
          </table:table-cell>
          <table:table-cell office:value-type="string">
            <text:p>verreiß</text:p>
          </table:table-cell>
          <table:table-cell office:value-type="string">
            <text:p>verreißt</text:p>
          </table:table-cell>
          <table:table-cell office:value-type="string">
            <text:p>verr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3">
            <text:p>29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rennen</text:p>
          </table:table-cell>
          <table:table-cell office:value-type="string">
            <text:p>verrenne</text:p>
          </table:table-cell>
          <table:table-cell office:value-type="string">
            <text:p>verrennst</text:p>
          </table:table-cell>
          <table:table-cell office:value-type="string">
            <text:p>verrennt</text:p>
          </table:table-cell>
          <table:table-cell table:style-name="ce38" office:value-type="string">
            <text:p>verrennen</text:p>
          </table:table-cell>
          <table:table-cell table:style-name="ce38" office:value-type="string">
            <text:p>verrennt</text:p>
          </table:table-cell>
          <table:table-cell table:style-name="ce38" office:value-type="string">
            <text:p>verrennen</text:p>
          </table:table-cell>
          <table:table-cell office:value-type="string">
            <text:p>verrannte</text:p>
          </table:table-cell>
          <table:table-cell office:value-type="string">
            <text:p>verranntest</text:p>
          </table:table-cell>
          <table:table-cell office:value-type="string">
            <text:p>verrannte</text:p>
          </table:table-cell>
          <table:table-cell table:style-name="ce38" office:value-type="string">
            <text:p>verrannten</text:p>
          </table:table-cell>
          <table:table-cell table:style-name="ce38" office:value-type="string">
            <text:p>verranntet</text:p>
          </table:table-cell>
          <table:table-cell table:style-name="ce38" office:value-type="string">
            <text:p>verrannten</text:p>
          </table:table-cell>
          <table:table-cell office:value-type="string">
            <text:p>verrennend</text:p>
          </table:table-cell>
          <table:table-cell office:value-type="string">
            <text:p>verrannt</text:p>
          </table:table-cell>
          <table:table-cell office:value-type="string">
            <text:p>verrenne</text:p>
          </table:table-cell>
          <table:table-cell office:value-type="string">
            <text:p>verrennt</text:p>
          </table:table-cell>
          <table:table-cell office:value-type="string">
            <text:p>verre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n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6">
            <text:p>29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rinnen</text:p>
          </table:table-cell>
          <table:table-cell office:value-type="string">
            <text:p>verrinne</text:p>
          </table:table-cell>
          <table:table-cell table:number-columns-repeated="2" office:value-type="string">
            <text:p>verrinnt</text:p>
          </table:table-cell>
          <table:table-cell table:style-name="ce38" office:value-type="string">
            <text:p>verrinnen</text:p>
          </table:table-cell>
          <table:table-cell table:style-name="ce38" office:value-type="string">
            <text:p>verrinnt</text:p>
          </table:table-cell>
          <table:table-cell table:style-name="ce38" office:value-type="string">
            <text:p>verrinnen</text:p>
          </table:table-cell>
          <table:table-cell office:value-type="string">
            <text:p>verrann</text:p>
          </table:table-cell>
          <table:table-cell office:value-type="string">
            <text:p>verrannst</text:p>
          </table:table-cell>
          <table:table-cell office:value-type="string">
            <text:p>verrann</text:p>
          </table:table-cell>
          <table:table-cell table:style-name="ce38" office:value-type="string">
            <text:p>verrannen</text:p>
          </table:table-cell>
          <table:table-cell table:style-name="ce38" office:value-type="string">
            <text:p>verranntet</text:p>
          </table:table-cell>
          <table:table-cell table:style-name="ce38" office:value-type="string">
            <text:p>verrannen</text:p>
          </table:table-cell>
          <table:table-cell office:value-type="string">
            <text:p>verrinnend</text:p>
          </table:table-cell>
          <table:table-cell office:value-type="string">
            <text:p>verronnen</text:p>
          </table:table-cell>
          <table:table-cell office:value-type="string">
            <text:p>verrinne</text:p>
          </table:table-cell>
          <table:table-cell office:value-type="string">
            <text:p>verrinnt</text:p>
          </table:table-cell>
          <table:table-cell office:value-type="string">
            <text:p>verr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n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ss / iss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00">
            <text:p>30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affen</text:p>
          </table:table-cell>
          <table:table-cell office:value-type="string">
            <text:p>verschaffe</text:p>
          </table:table-cell>
          <table:table-cell office:value-type="string">
            <text:p>verschaffst</text:p>
          </table:table-cell>
          <table:table-cell office:value-type="string">
            <text:p>verschafft</text:p>
          </table:table-cell>
          <table:table-cell table:style-name="ce38" office:value-type="string">
            <text:p>verschaffen</text:p>
          </table:table-cell>
          <table:table-cell table:style-name="ce38" office:value-type="string">
            <text:p>verschafft</text:p>
          </table:table-cell>
          <table:table-cell table:style-name="ce38" office:value-type="string">
            <text:p>verschaffen</text:p>
          </table:table-cell>
          <table:table-cell office:value-type="string">
            <text:p>verschaffte</text:p>
          </table:table-cell>
          <table:table-cell office:value-type="string">
            <text:p>verschafftest</text:p>
          </table:table-cell>
          <table:table-cell office:value-type="string">
            <text:p>verschaffte</text:p>
          </table:table-cell>
          <table:table-cell table:style-name="ce38" office:value-type="string">
            <text:p>verschafften</text:p>
          </table:table-cell>
          <table:table-cell table:style-name="ce38" office:value-type="string">
            <text:p>verschafftet</text:p>
          </table:table-cell>
          <table:table-cell table:style-name="ce38" office:value-type="string">
            <text:p>verschafften</text:p>
          </table:table-cell>
          <table:table-cell office:value-type="string">
            <text:p>verschaffend</text:p>
          </table:table-cell>
          <table:table-cell office:value-type="string">
            <text:p>verschaffen</text:p>
          </table:table-cell>
          <table:table-cell office:value-type="string">
            <text:p>verschaff</text:p>
          </table:table-cell>
          <table:table-cell office:value-type="string">
            <text:p>verschafft</text:p>
          </table:table-cell>
          <table:table-cell office:value-type="string">
            <text:p>verschaf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aff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08">
            <text:p>30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eiden</text:p>
          </table:table-cell>
          <table:table-cell office:value-type="string">
            <text:p>verscheide</text:p>
          </table:table-cell>
          <table:table-cell office:value-type="string">
            <text:p>verscheidest</text:p>
          </table:table-cell>
          <table:table-cell office:value-type="string">
            <text:p>verscheidet</text:p>
          </table:table-cell>
          <table:table-cell table:style-name="ce38" office:value-type="string">
            <text:p>verscheiden</text:p>
          </table:table-cell>
          <table:table-cell table:style-name="ce38" office:value-type="string">
            <text:p>verscheidet</text:p>
          </table:table-cell>
          <table:table-cell table:style-name="ce38" office:value-type="string">
            <text:p>verscheiden</text:p>
          </table:table-cell>
          <table:table-cell office:value-type="string">
            <text:p>verschied</text:p>
          </table:table-cell>
          <table:table-cell office:value-type="string">
            <text:p>verschiedest</text:p>
          </table:table-cell>
          <table:table-cell office:value-type="string">
            <text:p>verschied</text:p>
          </table:table-cell>
          <table:table-cell table:style-name="ce38" office:value-type="string">
            <text:p>verschieden</text:p>
          </table:table-cell>
          <table:table-cell table:style-name="ce38" office:value-type="string">
            <text:p>verschiedet</text:p>
          </table:table-cell>
          <table:table-cell table:style-name="ce38" office:value-type="string">
            <text:p>verschieden</text:p>
          </table:table-cell>
          <table:table-cell office:value-type="string">
            <text:p>verscheidend</text:p>
          </table:table-cell>
          <table:table-cell office:value-type="string">
            <text:p>verschieden</text:p>
          </table:table-cell>
          <table:table-cell office:value-type="string">
            <text:p>verscheide</text:p>
          </table:table-cell>
          <table:table-cell office:value-type="string">
            <text:p>verscheidet</text:p>
          </table:table-cell>
          <table:table-cell office:value-type="string">
            <text:p>versch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eid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09">
            <text:p>30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ieben</text:p>
          </table:table-cell>
          <table:table-cell office:value-type="string">
            <text:p>verschiebe</text:p>
          </table:table-cell>
          <table:table-cell office:value-type="string">
            <text:p>verschiebst</text:p>
          </table:table-cell>
          <table:table-cell office:value-type="string">
            <text:p>verschiebt</text:p>
          </table:table-cell>
          <table:table-cell table:style-name="ce38" office:value-type="string">
            <text:p>verschieben</text:p>
          </table:table-cell>
          <table:table-cell table:style-name="ce38" office:value-type="string">
            <text:p>verschiebt</text:p>
          </table:table-cell>
          <table:table-cell table:style-name="ce38" office:value-type="string">
            <text:p>verschieben</text:p>
          </table:table-cell>
          <table:table-cell office:value-type="string">
            <text:p>verschob</text:p>
          </table:table-cell>
          <table:table-cell office:value-type="string">
            <text:p>verschobst</text:p>
          </table:table-cell>
          <table:table-cell office:value-type="string">
            <text:p>verschob</text:p>
          </table:table-cell>
          <table:table-cell table:style-name="ce38" office:value-type="string">
            <text:p>verschoben</text:p>
          </table:table-cell>
          <table:table-cell table:style-name="ce38" office:value-type="string">
            <text:p>verschobt</text:p>
          </table:table-cell>
          <table:table-cell table:style-name="ce38" office:value-type="string">
            <text:p>verschoben</text:p>
          </table:table-cell>
          <table:table-cell office:value-type="string">
            <text:p>verschiebend</text:p>
          </table:table-cell>
          <table:table-cell office:value-type="string">
            <text:p>verschoben</text:p>
          </table:table-cell>
          <table:table-cell office:value-type="string">
            <text:p>verschieb</text:p>
          </table:table-cell>
          <table:table-cell office:value-type="string">
            <text:p>verschiebt</text:p>
          </table:table-cell>
          <table:table-cell office:value-type="string">
            <text:p>verschi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3">
            <text:p>31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ießen</text:p>
          </table:table-cell>
          <table:table-cell office:value-type="string">
            <text:p>verschieße</text:p>
          </table:table-cell>
          <table:table-cell table:number-columns-repeated="2" office:value-type="string">
            <text:p>verschießt</text:p>
          </table:table-cell>
          <table:table-cell table:style-name="ce38" office:value-type="string">
            <text:p>verschießen</text:p>
          </table:table-cell>
          <table:table-cell table:style-name="ce38" office:value-type="string">
            <text:p>verschießt</text:p>
          </table:table-cell>
          <table:table-cell table:style-name="ce38" office:value-type="string">
            <text:p>verschießen</text:p>
          </table:table-cell>
          <table:table-cell office:value-type="string">
            <text:p>verschoss</text:p>
          </table:table-cell>
          <table:table-cell office:value-type="string">
            <text:p>verschosst</text:p>
          </table:table-cell>
          <table:table-cell office:value-type="string">
            <text:p>verschoss</text:p>
          </table:table-cell>
          <table:table-cell table:style-name="ce38" office:value-type="string">
            <text:p>verschossen</text:p>
          </table:table-cell>
          <table:table-cell table:style-name="ce38" office:value-type="string">
            <text:p>verschosst</text:p>
          </table:table-cell>
          <table:table-cell table:style-name="ce38" office:value-type="string">
            <text:p>verschossen</text:p>
          </table:table-cell>
          <table:table-cell office:value-type="string">
            <text:p>verschießend</text:p>
          </table:table-cell>
          <table:table-cell office:value-type="string">
            <text:p>verschossen</text:p>
          </table:table-cell>
          <table:table-cell office:value-type="string">
            <text:p>verschieß</text:p>
          </table:table-cell>
          <table:table-cell office:value-type="string">
            <text:p>verschießt</text:p>
          </table:table-cell>
          <table:table-cell office:value-type="string">
            <text:p>versch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6">
            <text:p>31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lafen</text:p>
          </table:table-cell>
          <table:table-cell office:value-type="string">
            <text:p>verschlafe</text:p>
          </table:table-cell>
          <table:table-cell office:value-type="string">
            <text:p>verschläfst</text:p>
          </table:table-cell>
          <table:table-cell office:value-type="string">
            <text:p>verschläft</text:p>
          </table:table-cell>
          <table:table-cell table:style-name="ce38" office:value-type="string">
            <text:p>verschlafen</text:p>
          </table:table-cell>
          <table:table-cell table:style-name="ce38" office:value-type="string">
            <text:p>verschlaft</text:p>
          </table:table-cell>
          <table:table-cell table:style-name="ce38" office:value-type="string">
            <text:p>verschlafen</text:p>
          </table:table-cell>
          <table:table-cell office:value-type="string">
            <text:p>verschlief</text:p>
          </table:table-cell>
          <table:table-cell office:value-type="string">
            <text:p>verschliefst</text:p>
          </table:table-cell>
          <table:table-cell office:value-type="string">
            <text:p>verschlief</text:p>
          </table:table-cell>
          <table:table-cell table:style-name="ce38" office:value-type="string">
            <text:p>verschliefen</text:p>
          </table:table-cell>
          <table:table-cell table:style-name="ce38" office:value-type="string">
            <text:p>verschlieft</text:p>
          </table:table-cell>
          <table:table-cell table:style-name="ce38" office:value-type="string">
            <text:p>verschliefen</text:p>
          </table:table-cell>
          <table:table-cell office:value-type="string">
            <text:p>verschlafend</text:p>
          </table:table-cell>
          <table:table-cell office:value-type="string">
            <text:p>verschlafen</text:p>
          </table:table-cell>
          <table:table-cell office:value-type="string">
            <text:p>verschlaf</text:p>
          </table:table-cell>
          <table:table-cell office:value-type="string">
            <text:p>verschlaft</text:p>
          </table:table-cell>
          <table:table-cell office:value-type="string">
            <text:p>verschla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9">
            <text:p>31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leichen</text:p>
          </table:table-cell>
          <table:table-cell office:value-type="string">
            <text:p>verschleiche</text:p>
          </table:table-cell>
          <table:table-cell office:value-type="string">
            <text:p>verschleichst</text:p>
          </table:table-cell>
          <table:table-cell office:value-type="string">
            <text:p>verschleicht</text:p>
          </table:table-cell>
          <table:table-cell table:style-name="ce38" office:value-type="string">
            <text:p>verschleichen</text:p>
          </table:table-cell>
          <table:table-cell table:style-name="ce38" office:value-type="string">
            <text:p>verschleicht</text:p>
          </table:table-cell>
          <table:table-cell table:style-name="ce38" office:value-type="string">
            <text:p>verschleichen</text:p>
          </table:table-cell>
          <table:table-cell office:value-type="string">
            <text:p>verschlich</text:p>
          </table:table-cell>
          <table:table-cell office:value-type="string">
            <text:p>verschlichst</text:p>
          </table:table-cell>
          <table:table-cell office:value-type="string">
            <text:p>verschlich</text:p>
          </table:table-cell>
          <table:table-cell table:style-name="ce38" office:value-type="string">
            <text:p>verschlichen</text:p>
          </table:table-cell>
          <table:table-cell table:style-name="ce38" office:value-type="string">
            <text:p>verschlicht</text:p>
          </table:table-cell>
          <table:table-cell table:style-name="ce38" office:value-type="string">
            <text:p>verschlichen</text:p>
          </table:table-cell>
          <table:table-cell office:value-type="string">
            <text:p>verschleichend</text:p>
          </table:table-cell>
          <table:table-cell office:value-type="string">
            <text:p>verschlichen</text:p>
          </table:table-cell>
          <table:table-cell office:value-type="string">
            <text:p>verschleiche</text:p>
          </table:table-cell>
          <table:table-cell office:value-type="string">
            <text:p>verschleicht</text:p>
          </table:table-cell>
          <table:table-cell office:value-type="string">
            <text:p>verschl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c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5">
            <text:p>32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leifen</text:p>
          </table:table-cell>
          <table:table-cell office:value-type="string">
            <text:p>verschleife</text:p>
          </table:table-cell>
          <table:table-cell office:value-type="string">
            <text:p>verschleifst</text:p>
          </table:table-cell>
          <table:table-cell office:value-type="string">
            <text:p>verschleift</text:p>
          </table:table-cell>
          <table:table-cell table:style-name="ce38" office:value-type="string">
            <text:p>verschleifen</text:p>
          </table:table-cell>
          <table:table-cell table:style-name="ce38" office:value-type="string">
            <text:p>verschleift</text:p>
          </table:table-cell>
          <table:table-cell table:style-name="ce38" office:value-type="string">
            <text:p>verschleifen</text:p>
          </table:table-cell>
          <table:table-cell office:value-type="string">
            <text:p>verschliff</text:p>
          </table:table-cell>
          <table:table-cell office:value-type="string">
            <text:p>verschliffst</text:p>
          </table:table-cell>
          <table:table-cell office:value-type="string">
            <text:p>verschliff</text:p>
          </table:table-cell>
          <table:table-cell table:style-name="ce38" office:value-type="string">
            <text:p>verschliffen</text:p>
          </table:table-cell>
          <table:table-cell table:style-name="ce38" office:value-type="string">
            <text:p>verschlifft</text:p>
          </table:table-cell>
          <table:table-cell table:style-name="ce38" office:value-type="string">
            <text:p>verschliffen</text:p>
          </table:table-cell>
          <table:table-cell office:value-type="string">
            <text:p>verschleifend</text:p>
          </table:table-cell>
          <table:table-cell office:value-type="string">
            <text:p>verschliffen</text:p>
          </table:table-cell>
          <table:table-cell office:value-type="string">
            <text:p>verschleife</text:p>
          </table:table-cell>
          <table:table-cell office:value-type="string">
            <text:p>verschleift</text:p>
          </table:table-cell>
          <table:table-cell office:value-type="string">
            <text:p>verschlei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ff / iff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6">
            <text:p>32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leißen</text:p>
          </table:table-cell>
          <table:table-cell office:value-type="string">
            <text:p>verschleiße</text:p>
          </table:table-cell>
          <table:table-cell table:number-columns-repeated="2" office:value-type="string">
            <text:p>verschleißt</text:p>
          </table:table-cell>
          <table:table-cell table:style-name="ce38" office:value-type="string">
            <text:p>verschleißen</text:p>
          </table:table-cell>
          <table:table-cell table:style-name="ce38" office:value-type="string">
            <text:p>verschleißt</text:p>
          </table:table-cell>
          <table:table-cell table:style-name="ce38" office:value-type="string">
            <text:p>verschleißen</text:p>
          </table:table-cell>
          <table:table-cell office:value-type="string">
            <text:p>verschliss</text:p>
          </table:table-cell>
          <table:table-cell office:value-type="string">
            <text:p>verschlisst</text:p>
          </table:table-cell>
          <table:table-cell office:value-type="string">
            <text:p>verschliss</text:p>
          </table:table-cell>
          <table:table-cell table:style-name="ce38" office:value-type="string">
            <text:p>verschlissen</text:p>
          </table:table-cell>
          <table:table-cell table:style-name="ce38" office:value-type="string">
            <text:p>verschlisst</text:p>
          </table:table-cell>
          <table:table-cell table:style-name="ce38" office:value-type="string">
            <text:p>verschlissen</text:p>
          </table:table-cell>
          <table:table-cell office:value-type="string">
            <text:p>verschleißend</text:p>
          </table:table-cell>
          <table:table-cell office:value-type="string">
            <text:p>verschlissen</text:p>
          </table:table-cell>
          <table:table-cell office:value-type="string">
            <text:p>verschleiß</text:p>
          </table:table-cell>
          <table:table-cell office:value-type="string">
            <text:p>verschleißt</text:p>
          </table:table-cell>
          <table:table-cell office:value-type="string">
            <text:p>verschl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ei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14">
            <text:p>11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ließen</text:p>
          </table:table-cell>
          <table:table-cell office:value-type="string">
            <text:p>verschließe</text:p>
          </table:table-cell>
          <table:table-cell table:number-columns-repeated="2" office:value-type="string">
            <text:p>verschließt</text:p>
          </table:table-cell>
          <table:table-cell table:style-name="ce38" office:value-type="string">
            <text:p>verschließen</text:p>
          </table:table-cell>
          <table:table-cell table:style-name="ce38" office:value-type="string">
            <text:p>verschließt</text:p>
          </table:table-cell>
          <table:table-cell table:style-name="ce38" office:value-type="string">
            <text:p>verschließen</text:p>
          </table:table-cell>
          <table:table-cell office:value-type="string">
            <text:p>verschloss</text:p>
          </table:table-cell>
          <table:table-cell office:value-type="string">
            <text:p>verschlosst</text:p>
          </table:table-cell>
          <table:table-cell office:value-type="string">
            <text:p>verschloss</text:p>
          </table:table-cell>
          <table:table-cell table:style-name="ce38" office:value-type="string">
            <text:p>verschlossen</text:p>
          </table:table-cell>
          <table:table-cell table:style-name="ce38" office:value-type="string">
            <text:p>verschlosst</text:p>
          </table:table-cell>
          <table:table-cell table:style-name="ce38" office:value-type="string">
            <text:p>verschlossen</text:p>
          </table:table-cell>
          <table:table-cell office:value-type="string">
            <text:p>verschließend</text:p>
          </table:table-cell>
          <table:table-cell office:value-type="string">
            <text:p>verschlossen</text:p>
          </table:table-cell>
          <table:table-cell office:value-type="string">
            <text:p>verschließ</text:p>
          </table:table-cell>
          <table:table-cell office:value-type="string">
            <text:p>verschließt</text:p>
          </table:table-cell>
          <table:table-cell office:value-type="string">
            <text:p>versch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e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0">
            <text:p>33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lingen</text:p>
          </table:table-cell>
          <table:table-cell office:value-type="string">
            <text:p>verschlinge</text:p>
          </table:table-cell>
          <table:table-cell office:value-type="string">
            <text:p>verschlingst</text:p>
          </table:table-cell>
          <table:table-cell office:value-type="string">
            <text:p>verschlingt</text:p>
          </table:table-cell>
          <table:table-cell table:style-name="ce38" office:value-type="string">
            <text:p>verschlingen</text:p>
          </table:table-cell>
          <table:table-cell table:style-name="ce38" office:value-type="string">
            <text:p>verschlingt</text:p>
          </table:table-cell>
          <table:table-cell table:style-name="ce38" office:value-type="string">
            <text:p>verschlingen</text:p>
          </table:table-cell>
          <table:table-cell office:value-type="string">
            <text:p>verschlang</text:p>
          </table:table-cell>
          <table:table-cell office:value-type="string">
            <text:p>verschlangst</text:p>
          </table:table-cell>
          <table:table-cell office:value-type="string">
            <text:p>verschlang</text:p>
          </table:table-cell>
          <table:table-cell table:style-name="ce38" office:value-type="string">
            <text:p>verschlangen</text:p>
          </table:table-cell>
          <table:table-cell table:style-name="ce38" office:value-type="string">
            <text:p>verschlangt</text:p>
          </table:table-cell>
          <table:table-cell table:style-name="ce38" office:value-type="string">
            <text:p>verschlangen</text:p>
          </table:table-cell>
          <table:table-cell office:value-type="string">
            <text:p>verschlingend</text:p>
          </table:table-cell>
          <table:table-cell office:value-type="string">
            <text:p>verschlungen</text:p>
          </table:table-cell>
          <table:table-cell office:value-type="string">
            <text:p>verschlinge</text:p>
          </table:table-cell>
          <table:table-cell office:value-type="string">
            <text:p>verschlingt</text:p>
          </table:table-cell>
          <table:table-cell office:value-type="string">
            <text:p>verschl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1">
            <text:p>33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melzen</text:p>
          </table:table-cell>
          <table:table-cell office:value-type="string">
            <text:p>verschmelze</text:p>
          </table:table-cell>
          <table:table-cell table:number-columns-repeated="2" office:value-type="string">
            <text:p>verschmilzt</text:p>
          </table:table-cell>
          <table:table-cell table:style-name="ce38" office:value-type="string">
            <text:p>verschmelzen</text:p>
          </table:table-cell>
          <table:table-cell table:style-name="ce38" office:value-type="string">
            <text:p>verschmelzt</text:p>
          </table:table-cell>
          <table:table-cell table:style-name="ce38" office:value-type="string">
            <text:p>verschmelzen</text:p>
          </table:table-cell>
          <table:table-cell office:value-type="string">
            <text:p>verschmolz</text:p>
          </table:table-cell>
          <table:table-cell office:value-type="string">
            <text:p>verschmolzt</text:p>
          </table:table-cell>
          <table:table-cell office:value-type="string">
            <text:p>verschmolz</text:p>
          </table:table-cell>
          <table:table-cell table:style-name="ce38" office:value-type="string">
            <text:p>verschmolzen</text:p>
          </table:table-cell>
          <table:table-cell table:style-name="ce38" office:value-type="string">
            <text:p>verschmolzt</text:p>
          </table:table-cell>
          <table:table-cell table:style-name="ce38" office:value-type="string">
            <text:p>verschmolzen</text:p>
          </table:table-cell>
          <table:table-cell office:value-type="string">
            <text:p>verschmelzend</text:p>
          </table:table-cell>
          <table:table-cell office:value-type="string">
            <text:p>verschmolzen</text:p>
          </table:table-cell>
          <table:table-cell office:value-type="string">
            <text:p>verschmilz</text:p>
          </table:table-cell>
          <table:table-cell office:value-type="string">
            <text:p>verschmilzt</text:p>
          </table:table-cell>
          <table:table-cell office:value-type="string">
            <text:p>verschmelz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melz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3">
            <text:p>33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neiden</text:p>
          </table:table-cell>
          <table:table-cell office:value-type="string">
            <text:p>verschneide</text:p>
          </table:table-cell>
          <table:table-cell office:value-type="string">
            <text:p>verschneidest</text:p>
          </table:table-cell>
          <table:table-cell office:value-type="string">
            <text:p>verschneidet</text:p>
          </table:table-cell>
          <table:table-cell table:style-name="ce38" office:value-type="string">
            <text:p>verschneiden</text:p>
          </table:table-cell>
          <table:table-cell table:style-name="ce38" office:value-type="string">
            <text:p>verschneidet</text:p>
          </table:table-cell>
          <table:table-cell table:style-name="ce38" office:value-type="string">
            <text:p>verschneiden</text:p>
          </table:table-cell>
          <table:table-cell office:value-type="string">
            <text:p>verschnitt</text:p>
          </table:table-cell>
          <table:table-cell office:value-type="string">
            <text:p>verschnittst</text:p>
          </table:table-cell>
          <table:table-cell office:value-type="string">
            <text:p>verschnitt</text:p>
          </table:table-cell>
          <table:table-cell table:style-name="ce38" office:value-type="string">
            <text:p>verschnitten</text:p>
          </table:table-cell>
          <table:table-cell table:style-name="ce38" office:value-type="string">
            <text:p>verschnitt</text:p>
          </table:table-cell>
          <table:table-cell table:style-name="ce38" office:value-type="string">
            <text:p>verschnitten</text:p>
          </table:table-cell>
          <table:table-cell office:value-type="string">
            <text:p>verschneidend</text:p>
          </table:table-cell>
          <table:table-cell office:value-type="string">
            <text:p>verschnitten</text:p>
          </table:table-cell>
          <table:table-cell office:value-type="string">
            <text:p>verschneide</text:p>
          </table:table-cell>
          <table:table-cell office:value-type="string">
            <text:p>verschneidet</text:p>
          </table:table-cell>
          <table:table-cell office:value-type="string">
            <text:p>verschn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nei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5">
            <text:p>33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recken</text:p>
          </table:table-cell>
          <table:table-cell office:value-type="string">
            <text:p>verschrecke</text:p>
          </table:table-cell>
          <table:table-cell office:value-type="string">
            <text:p>verschreckst</text:p>
          </table:table-cell>
          <table:table-cell office:value-type="string">
            <text:p>verschreckt</text:p>
          </table:table-cell>
          <table:table-cell table:style-name="ce38" office:value-type="string">
            <text:p>verschrecken</text:p>
          </table:table-cell>
          <table:table-cell table:style-name="ce38" office:value-type="string">
            <text:p>verschreckt</text:p>
          </table:table-cell>
          <table:table-cell table:style-name="ce38" office:value-type="string">
            <text:p>verschrecken</text:p>
          </table:table-cell>
          <table:table-cell office:value-type="string">
            <text:p>verschreckte</text:p>
          </table:table-cell>
          <table:table-cell office:value-type="string">
            <text:p>verschrecktest</text:p>
          </table:table-cell>
          <table:table-cell office:value-type="string">
            <text:p>verschreckte</text:p>
          </table:table-cell>
          <table:table-cell table:style-name="ce38" office:value-type="string">
            <text:p>verschreckten</text:p>
          </table:table-cell>
          <table:table-cell table:style-name="ce38" office:value-type="string">
            <text:p>verschrecktet</text:p>
          </table:table-cell>
          <table:table-cell table:style-name="ce38" office:value-type="string">
            <text:p>verschreckten</text:p>
          </table:table-cell>
          <table:table-cell office:value-type="string">
            <text:p>verschreckend</text:p>
          </table:table-cell>
          <table:table-cell office:value-type="string">
            <text:p>verschreckt</text:p>
          </table:table-cell>
          <table:table-cell office:value-type="string">
            <text:p>verschrecke</text:p>
          </table:table-cell>
          <table:table-cell office:value-type="string">
            <text:p>verschreckt</text:p>
          </table:table-cell>
          <table:table-cell office:value-type="string">
            <text:p>verschrec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erschreck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4">
            <text:p>20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reiben</text:p>
          </table:table-cell>
          <table:table-cell office:value-type="string">
            <text:p>verschreibe</text:p>
          </table:table-cell>
          <table:table-cell office:value-type="string">
            <text:p>verschreibst</text:p>
          </table:table-cell>
          <table:table-cell office:value-type="string">
            <text:p>verschreibt</text:p>
          </table:table-cell>
          <table:table-cell table:style-name="ce38" office:value-type="string">
            <text:p>verschreiben</text:p>
          </table:table-cell>
          <table:table-cell table:style-name="ce38" office:value-type="string">
            <text:p>verschreibt</text:p>
          </table:table-cell>
          <table:table-cell table:style-name="ce38" office:value-type="string">
            <text:p>verschreiben</text:p>
          </table:table-cell>
          <table:table-cell office:value-type="string">
            <text:p>verschrieb</text:p>
          </table:table-cell>
          <table:table-cell office:value-type="string">
            <text:p>verschriebst</text:p>
          </table:table-cell>
          <table:table-cell office:value-type="string">
            <text:p>verschrieb</text:p>
          </table:table-cell>
          <table:table-cell table:style-name="ce38" office:value-type="string">
            <text:p>verschrieben</text:p>
          </table:table-cell>
          <table:table-cell table:style-name="ce38" office:value-type="string">
            <text:p>verschriebt</text:p>
          </table:table-cell>
          <table:table-cell table:style-name="ce38" office:value-type="string">
            <text:p>verschrieben</text:p>
          </table:table-cell>
          <table:table-cell office:value-type="string">
            <text:p>verschreibend</text:p>
          </table:table-cell>
          <table:table-cell office:value-type="string">
            <text:p>verschrieben</text:p>
          </table:table-cell>
          <table:table-cell office:value-type="string">
            <text:p>verschreib</text:p>
          </table:table-cell>
          <table:table-cell office:value-type="string">
            <text:p>verschreibt</text:p>
          </table:table-cell>
          <table:table-cell office:value-type="string">
            <text:p>versch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rei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8">
            <text:p>33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weigen</text:p>
          </table:table-cell>
          <table:table-cell office:value-type="string">
            <text:p>verschweige</text:p>
          </table:table-cell>
          <table:table-cell office:value-type="string">
            <text:p>verschweigst</text:p>
          </table:table-cell>
          <table:table-cell office:value-type="string">
            <text:p>verschweigt</text:p>
          </table:table-cell>
          <table:table-cell table:style-name="ce38" office:value-type="string">
            <text:p>verschweigen</text:p>
          </table:table-cell>
          <table:table-cell table:style-name="ce38" office:value-type="string">
            <text:p>verschweigt</text:p>
          </table:table-cell>
          <table:table-cell table:style-name="ce38" office:value-type="string">
            <text:p>verschweigen</text:p>
          </table:table-cell>
          <table:table-cell office:value-type="string">
            <text:p>verschwieg</text:p>
          </table:table-cell>
          <table:table-cell office:value-type="string">
            <text:p>verschwiegst</text:p>
          </table:table-cell>
          <table:table-cell office:value-type="string">
            <text:p>verschwieg</text:p>
          </table:table-cell>
          <table:table-cell table:style-name="ce38" office:value-type="string">
            <text:p>verschwiegen</text:p>
          </table:table-cell>
          <table:table-cell table:style-name="ce38" office:value-type="string">
            <text:p>verschwiegt</text:p>
          </table:table-cell>
          <table:table-cell table:style-name="ce38" office:value-type="string">
            <text:p>verschwiegen</text:p>
          </table:table-cell>
          <table:table-cell office:value-type="string">
            <text:p>verschweigend</text:p>
          </table:table-cell>
          <table:table-cell office:value-type="string">
            <text:p>verschwiegen</text:p>
          </table:table-cell>
          <table:table-cell office:value-type="string">
            <text:p>verschweig</text:p>
          </table:table-cell>
          <table:table-cell office:value-type="string">
            <text:p>verschweigt</text:p>
          </table:table-cell>
          <table:table-cell office:value-type="string">
            <text:p>verschw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ei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0">
            <text:p>34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wimmen</text:p>
          </table:table-cell>
          <table:table-cell office:value-type="string">
            <text:p>verschwimme</text:p>
          </table:table-cell>
          <table:table-cell office:value-type="string">
            <text:p>verschwimmst</text:p>
          </table:table-cell>
          <table:table-cell office:value-type="string">
            <text:p>verschwimmt</text:p>
          </table:table-cell>
          <table:table-cell table:style-name="ce38" office:value-type="string">
            <text:p>verschwimmen</text:p>
          </table:table-cell>
          <table:table-cell table:style-name="ce38" office:value-type="string">
            <text:p>verschwimmt</text:p>
          </table:table-cell>
          <table:table-cell table:style-name="ce38" office:value-type="string">
            <text:p>verschwimmen</text:p>
          </table:table-cell>
          <table:table-cell office:value-type="string">
            <text:p>verschwamm</text:p>
          </table:table-cell>
          <table:table-cell office:value-type="string">
            <text:p>verschwammst</text:p>
          </table:table-cell>
          <table:table-cell office:value-type="string">
            <text:p>verschwamm</text:p>
          </table:table-cell>
          <table:table-cell table:style-name="ce38" office:value-type="string">
            <text:p>verschwammen</text:p>
          </table:table-cell>
          <table:table-cell table:style-name="ce38" office:value-type="string">
            <text:p>verschwammt</text:p>
          </table:table-cell>
          <table:table-cell table:style-name="ce38" office:value-type="string">
            <text:p>verschwammen</text:p>
          </table:table-cell>
          <table:table-cell office:value-type="string">
            <text:p>verschwimmend</text:p>
          </table:table-cell>
          <table:table-cell office:value-type="string">
            <text:p>verschwommen</text:p>
          </table:table-cell>
          <table:table-cell office:value-type="string">
            <text:p>verschwimm</text:p>
          </table:table-cell>
          <table:table-cell office:value-type="string">
            <text:p>verschwimmt</text:p>
          </table:table-cell>
          <table:table-cell office:value-type="string">
            <text:p>verschwim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mm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2">
            <text:p>34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winden</text:p>
          </table:table-cell>
          <table:table-cell office:value-type="string">
            <text:p>verschwinde</text:p>
          </table:table-cell>
          <table:table-cell office:value-type="string">
            <text:p>verschwindest</text:p>
          </table:table-cell>
          <table:table-cell office:value-type="string">
            <text:p>verschwindet</text:p>
          </table:table-cell>
          <table:table-cell table:style-name="ce38" office:value-type="string">
            <text:p>verschwinden</text:p>
          </table:table-cell>
          <table:table-cell table:style-name="ce38" office:value-type="string">
            <text:p>verschwindet</text:p>
          </table:table-cell>
          <table:table-cell table:style-name="ce38" office:value-type="string">
            <text:p>verschwinden</text:p>
          </table:table-cell>
          <table:table-cell office:value-type="string">
            <text:p>verschwand</text:p>
          </table:table-cell>
          <table:table-cell office:value-type="string">
            <text:p>verschwandest</text:p>
          </table:table-cell>
          <table:table-cell office:value-type="string">
            <text:p>verschwand</text:p>
          </table:table-cell>
          <table:table-cell table:style-name="ce38" office:value-type="string">
            <text:p>verschwanden</text:p>
          </table:table-cell>
          <table:table-cell table:style-name="ce38" office:value-type="string">
            <text:p>verschwandet</text:p>
          </table:table-cell>
          <table:table-cell table:style-name="ce38" office:value-type="string">
            <text:p>verschwanden</text:p>
          </table:table-cell>
          <table:table-cell office:value-type="string">
            <text:p>verschwindend</text:p>
          </table:table-cell>
          <table:table-cell office:value-type="string">
            <text:p>verschwunden</text:p>
          </table:table-cell>
          <table:table-cell office:value-type="string">
            <text:p>verschwinde</text:p>
          </table:table-cell>
          <table:table-cell office:value-type="string">
            <text:p>verschwindet</text:p>
          </table:table-cell>
          <table:table-cell office:value-type="string">
            <text:p>verschw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ind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4">
            <text:p>34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chwören</text:p>
          </table:table-cell>
          <table:table-cell office:value-type="string">
            <text:p>verschwöre</text:p>
          </table:table-cell>
          <table:table-cell office:value-type="string">
            <text:p>verschwörst</text:p>
          </table:table-cell>
          <table:table-cell office:value-type="string">
            <text:p>verschwört</text:p>
          </table:table-cell>
          <table:table-cell table:style-name="ce38" office:value-type="string">
            <text:p>verschwören</text:p>
          </table:table-cell>
          <table:table-cell table:style-name="ce38" office:value-type="string">
            <text:p>verschwört</text:p>
          </table:table-cell>
          <table:table-cell table:style-name="ce38" office:value-type="string">
            <text:p>verschwören</text:p>
          </table:table-cell>
          <table:table-cell office:value-type="string">
            <text:p>verschwor</text:p>
          </table:table-cell>
          <table:table-cell office:value-type="string">
            <text:p>verschworst</text:p>
          </table:table-cell>
          <table:table-cell office:value-type="string">
            <text:p>verschwor</text:p>
          </table:table-cell>
          <table:table-cell table:style-name="ce38" office:value-type="string">
            <text:p>verschworen</text:p>
          </table:table-cell>
          <table:table-cell table:style-name="ce38" office:value-type="string">
            <text:p>verschwort</text:p>
          </table:table-cell>
          <table:table-cell table:style-name="ce38" office:value-type="string">
            <text:p>verschworen</text:p>
          </table:table-cell>
          <table:table-cell office:value-type="string">
            <text:p>verschwörend</text:p>
          </table:table-cell>
          <table:table-cell office:value-type="string">
            <text:p>verschworen</text:p>
          </table:table-cell>
          <table:table-cell office:value-type="string">
            <text:p>verschwöre</text:p>
          </table:table-cell>
          <table:table-cell office:value-type="string">
            <text:p>verschwört</text:p>
          </table:table-cell>
          <table:table-cell office:value-type="string">
            <text:p>verschwö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wör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47">
            <text:p>34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ehen</text:p>
          </table:table-cell>
          <table:table-cell office:value-type="string">
            <text:p>versehe</text:p>
          </table:table-cell>
          <table:table-cell office:value-type="string">
            <text:p>versiehst</text:p>
          </table:table-cell>
          <table:table-cell office:value-type="string">
            <text:p>versieht</text:p>
          </table:table-cell>
          <table:table-cell table:style-name="ce38" office:value-type="string">
            <text:p>versehen</text:p>
          </table:table-cell>
          <table:table-cell table:style-name="ce38" office:value-type="string">
            <text:p>verseht</text:p>
          </table:table-cell>
          <table:table-cell table:style-name="ce38" office:value-type="string">
            <text:p>versehen</text:p>
          </table:table-cell>
          <table:table-cell office:value-type="string">
            <text:p>versah</text:p>
          </table:table-cell>
          <table:table-cell office:value-type="string">
            <text:p>versahst</text:p>
          </table:table-cell>
          <table:table-cell office:value-type="string">
            <text:p>versah</text:p>
          </table:table-cell>
          <table:table-cell table:style-name="ce38" office:value-type="string">
            <text:p>versahen</text:p>
          </table:table-cell>
          <table:table-cell table:style-name="ce38" office:value-type="string">
            <text:p>versaht</text:p>
          </table:table-cell>
          <table:table-cell table:style-name="ce38" office:value-type="string">
            <text:p>versahen</text:p>
          </table:table-cell>
          <table:table-cell office:value-type="string">
            <text:p>versehend</text:p>
          </table:table-cell>
          <table:table-cell office:value-type="string">
            <text:p>versehen</text:p>
          </table:table-cell>
          <table:table-cell office:value-type="string">
            <text:p>versehe</text:p>
          </table:table-cell>
          <table:table-cell office:value-type="string">
            <text:p>verseht</text:p>
          </table:table-cell>
          <table:table-cell office:value-type="string">
            <text:p>vers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e / a / 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50">
            <text:p>35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enden</text:p>
          </table:table-cell>
          <table:table-cell office:value-type="string">
            <text:p>versende</text:p>
          </table:table-cell>
          <table:table-cell office:value-type="string">
            <text:p>versendest</text:p>
          </table:table-cell>
          <table:table-cell office:value-type="string">
            <text:p>versendet</text:p>
          </table:table-cell>
          <table:table-cell table:style-name="ce38" office:value-type="string">
            <text:p>versenden</text:p>
          </table:table-cell>
          <table:table-cell table:style-name="ce38" office:value-type="string">
            <text:p>versendet</text:p>
          </table:table-cell>
          <table:table-cell table:style-name="ce38" office:value-type="string">
            <text:p>versenden</text:p>
          </table:table-cell>
          <table:table-cell office:value-type="string">
            <text:p>versandte</text:p>
          </table:table-cell>
          <table:table-cell office:value-type="string">
            <text:p>versandtest</text:p>
          </table:table-cell>
          <table:table-cell office:value-type="string">
            <text:p>versandte</text:p>
          </table:table-cell>
          <table:table-cell table:style-name="ce38" office:value-type="string">
            <text:p>versandten</text:p>
          </table:table-cell>
          <table:table-cell table:style-name="ce38" office:value-type="string">
            <text:p>versandtet</text:p>
          </table:table-cell>
          <table:table-cell table:style-name="ce38" office:value-type="string">
            <text:p>versandten</text:p>
          </table:table-cell>
          <table:table-cell office:value-type="string">
            <text:p>versendend</text:p>
          </table:table-cell>
          <table:table-cell office:value-type="string">
            <text:p>versendet</text:p>
          </table:table-cell>
          <table:table-cell office:value-type="string">
            <text:p>versende</text:p>
          </table:table-cell>
          <table:table-cell office:value-type="string">
            <text:p>versendet</text:p>
          </table:table-cell>
          <table:table-cell office:value-type="string">
            <text:p>verse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end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52">
            <text:p>35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inken</text:p>
          </table:table-cell>
          <table:table-cell office:value-type="string">
            <text:p>versinke</text:p>
          </table:table-cell>
          <table:table-cell office:value-type="string">
            <text:p>versinkst</text:p>
          </table:table-cell>
          <table:table-cell office:value-type="string">
            <text:p>versinkt</text:p>
          </table:table-cell>
          <table:table-cell table:style-name="ce38" office:value-type="string">
            <text:p>versinken</text:p>
          </table:table-cell>
          <table:table-cell table:style-name="ce38" office:value-type="string">
            <text:p>versinkt</text:p>
          </table:table-cell>
          <table:table-cell table:style-name="ce38" office:value-type="string">
            <text:p>versinken</text:p>
          </table:table-cell>
          <table:table-cell office:value-type="string">
            <text:p>versank</text:p>
          </table:table-cell>
          <table:table-cell office:value-type="string">
            <text:p>versankst</text:p>
          </table:table-cell>
          <table:table-cell office:value-type="string">
            <text:p>versank</text:p>
          </table:table-cell>
          <table:table-cell table:style-name="ce38" office:value-type="string">
            <text:p>versanken</text:p>
          </table:table-cell>
          <table:table-cell table:style-name="ce38" office:value-type="string">
            <text:p>versankt</text:p>
          </table:table-cell>
          <table:table-cell table:style-name="ce38" office:value-type="string">
            <text:p>versanken</text:p>
          </table:table-cell>
          <table:table-cell office:value-type="string">
            <text:p>versinkend</text:p>
          </table:table-cell>
          <table:table-cell office:value-type="string">
            <text:p>versunken</text:p>
          </table:table-cell>
          <table:table-cell office:value-type="string">
            <text:p>versinke</text:p>
          </table:table-cell>
          <table:table-cell office:value-type="string">
            <text:p>versinkt</text:p>
          </table:table-cell>
          <table:table-cell office:value-type="string">
            <text:p>vers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ink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54">
            <text:p>35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prechen</text:p>
          </table:table-cell>
          <table:table-cell office:value-type="string">
            <text:p>verspreche</text:p>
          </table:table-cell>
          <table:table-cell office:value-type="string">
            <text:p>versprichst</text:p>
          </table:table-cell>
          <table:table-cell office:value-type="string">
            <text:p>verspricht</text:p>
          </table:table-cell>
          <table:table-cell table:style-name="ce38" office:value-type="string">
            <text:p>versprechen</text:p>
          </table:table-cell>
          <table:table-cell table:style-name="ce38" office:value-type="string">
            <text:p>versprecht</text:p>
          </table:table-cell>
          <table:table-cell table:style-name="ce38" office:value-type="string">
            <text:p>versprechen</text:p>
          </table:table-cell>
          <table:table-cell office:value-type="string">
            <text:p>versprach</text:p>
          </table:table-cell>
          <table:table-cell office:value-type="string">
            <text:p>versprachst</text:p>
          </table:table-cell>
          <table:table-cell office:value-type="string">
            <text:p>versprach</text:p>
          </table:table-cell>
          <table:table-cell table:style-name="ce38" office:value-type="string">
            <text:p>versprachen</text:p>
          </table:table-cell>
          <table:table-cell table:style-name="ce38" office:value-type="string">
            <text:p>verspracht</text:p>
          </table:table-cell>
          <table:table-cell table:style-name="ce38" office:value-type="string">
            <text:p>versprachen</text:p>
          </table:table-cell>
          <table:table-cell office:value-type="string">
            <text:p>versprechend</text:p>
          </table:table-cell>
          <table:table-cell office:value-type="string">
            <text:p>versprochen</text:p>
          </table:table-cell>
          <table:table-cell office:value-type="string">
            <text:p>versprich</text:p>
          </table:table-cell>
          <table:table-cell office:value-type="string">
            <text:p>versprecht</text:p>
          </table:table-cell>
          <table:table-cell office:value-type="string">
            <text:p>verspr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e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1">
            <text:p>36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tehen</text:p>
          </table:table-cell>
          <table:table-cell office:value-type="string">
            <text:p>verstehe</text:p>
          </table:table-cell>
          <table:table-cell office:value-type="string">
            <text:p>verstehst</text:p>
          </table:table-cell>
          <table:table-cell office:value-type="string">
            <text:p>versteht</text:p>
          </table:table-cell>
          <table:table-cell table:style-name="ce38" office:value-type="string">
            <text:p>verstehen</text:p>
          </table:table-cell>
          <table:table-cell table:style-name="ce38" office:value-type="string">
            <text:p>versteht</text:p>
          </table:table-cell>
          <table:table-cell table:style-name="ce38" office:value-type="string">
            <text:p>verstehen</text:p>
          </table:table-cell>
          <table:table-cell office:value-type="string">
            <text:p>verstand</text:p>
          </table:table-cell>
          <table:table-cell office:value-type="string">
            <text:p>verstandest</text:p>
          </table:table-cell>
          <table:table-cell office:value-type="string">
            <text:p>verstand</text:p>
          </table:table-cell>
          <table:table-cell table:style-name="ce38" office:value-type="string">
            <text:p>verstanden</text:p>
          </table:table-cell>
          <table:table-cell table:style-name="ce38" office:value-type="string">
            <text:p>verstandet</text:p>
          </table:table-cell>
          <table:table-cell table:style-name="ce38" office:value-type="string">
            <text:p>verstanden</text:p>
          </table:table-cell>
          <table:table-cell office:value-type="string">
            <text:p>verstehend</text:p>
          </table:table-cell>
          <table:table-cell office:value-type="string">
            <text:p>verstanden</text:p>
          </table:table-cell>
          <table:table-cell office:value-type="string">
            <text:p>versteh</text:p>
          </table:table-cell>
          <table:table-cell office:value-type="string">
            <text:p>versteht</text:p>
          </table:table-cell>
          <table:table-cell office:value-type="string">
            <text:p>verst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3">
            <text:p>37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teigen</text:p>
          </table:table-cell>
          <table:table-cell office:value-type="string">
            <text:p>versteige</text:p>
          </table:table-cell>
          <table:table-cell office:value-type="string">
            <text:p>versteigst</text:p>
          </table:table-cell>
          <table:table-cell office:value-type="string">
            <text:p>versteigt</text:p>
          </table:table-cell>
          <table:table-cell table:style-name="ce38" office:value-type="string">
            <text:p>versteigen</text:p>
          </table:table-cell>
          <table:table-cell table:style-name="ce38" office:value-type="string">
            <text:p>versteigt</text:p>
          </table:table-cell>
          <table:table-cell table:style-name="ce38" office:value-type="string">
            <text:p>versteigen</text:p>
          </table:table-cell>
          <table:table-cell office:value-type="string">
            <text:p>verstieg</text:p>
          </table:table-cell>
          <table:table-cell office:value-type="string">
            <text:p>verstiegst</text:p>
          </table:table-cell>
          <table:table-cell office:value-type="string">
            <text:p>verstieg</text:p>
          </table:table-cell>
          <table:table-cell table:style-name="ce38" office:value-type="string">
            <text:p>verstiegen</text:p>
          </table:table-cell>
          <table:table-cell table:style-name="ce38" office:value-type="string">
            <text:p>verstiegt</text:p>
          </table:table-cell>
          <table:table-cell table:style-name="ce38" office:value-type="string">
            <text:p>verstiegen</text:p>
          </table:table-cell>
          <table:table-cell office:value-type="string">
            <text:p>versteigend</text:p>
          </table:table-cell>
          <table:table-cell office:value-type="string">
            <text:p>verstiegen</text:p>
          </table:table-cell>
          <table:table-cell office:value-type="string">
            <text:p>versteige</text:p>
          </table:table-cell>
          <table:table-cell office:value-type="string">
            <text:p>versteigt</text:p>
          </table:table-cell>
          <table:table-cell office:value-type="string">
            <text:p>verstei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i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8">
            <text:p>37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terben</text:p>
          </table:table-cell>
          <table:table-cell office:value-type="string">
            <text:p>versterbe</text:p>
          </table:table-cell>
          <table:table-cell office:value-type="string">
            <text:p>verstirbst</text:p>
          </table:table-cell>
          <table:table-cell office:value-type="string">
            <text:p>verstirbt</text:p>
          </table:table-cell>
          <table:table-cell table:style-name="ce38" office:value-type="string">
            <text:p>versterben</text:p>
          </table:table-cell>
          <table:table-cell table:style-name="ce38" office:value-type="string">
            <text:p>versterbt</text:p>
          </table:table-cell>
          <table:table-cell table:style-name="ce38" office:value-type="string">
            <text:p>versterben</text:p>
          </table:table-cell>
          <table:table-cell office:value-type="string">
            <text:p>verstarb</text:p>
          </table:table-cell>
          <table:table-cell office:value-type="string">
            <text:p>verstarbst</text:p>
          </table:table-cell>
          <table:table-cell office:value-type="string">
            <text:p>verstarb</text:p>
          </table:table-cell>
          <table:table-cell table:style-name="ce38" office:value-type="string">
            <text:p>verstarben</text:p>
          </table:table-cell>
          <table:table-cell table:style-name="ce38" office:value-type="string">
            <text:p>verstarbt</text:p>
          </table:table-cell>
          <table:table-cell table:style-name="ce38" office:value-type="string">
            <text:p>verstarben</text:p>
          </table:table-cell>
          <table:table-cell office:value-type="string">
            <text:p>versterbend</text:p>
          </table:table-cell>
          <table:table-cell office:value-type="string">
            <text:p>verstorben</text:p>
          </table:table-cell>
          <table:table-cell office:value-type="string">
            <text:p>verstirb</text:p>
          </table:table-cell>
          <table:table-cell office:value-type="string">
            <text:p>versterbt</text:p>
          </table:table-cell>
          <table:table-cell office:value-type="string">
            <text:p>verster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rb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79">
            <text:p>37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toßen</text:p>
          </table:table-cell>
          <table:table-cell office:value-type="string">
            <text:p>verstoße</text:p>
          </table:table-cell>
          <table:table-cell table:number-columns-repeated="2" office:value-type="string">
            <text:p>verstößt</text:p>
          </table:table-cell>
          <table:table-cell table:style-name="ce38" office:value-type="string">
            <text:p>verstoßen</text:p>
          </table:table-cell>
          <table:table-cell table:style-name="ce38" office:value-type="string">
            <text:p>verstoßt</text:p>
          </table:table-cell>
          <table:table-cell table:style-name="ce38" office:value-type="string">
            <text:p>verstoßen</text:p>
          </table:table-cell>
          <table:table-cell office:value-type="string">
            <text:p>verstieß</text:p>
          </table:table-cell>
          <table:table-cell office:value-type="string">
            <text:p>verstießt</text:p>
          </table:table-cell>
          <table:table-cell office:value-type="string">
            <text:p>verstieß</text:p>
          </table:table-cell>
          <table:table-cell table:style-name="ce38" office:value-type="string">
            <text:p>verstießen</text:p>
          </table:table-cell>
          <table:table-cell table:style-name="ce38" office:value-type="string">
            <text:p>verstießt</text:p>
          </table:table-cell>
          <table:table-cell table:style-name="ce38" office:value-type="string">
            <text:p>verstießen</text:p>
          </table:table-cell>
          <table:table-cell office:value-type="string">
            <text:p>verstoßend</text:p>
          </table:table-cell>
          <table:table-cell office:value-type="string">
            <text:p>verstoßen</text:p>
          </table:table-cell>
          <table:table-cell office:value-type="string">
            <text:p>verstoß</text:p>
          </table:table-cell>
          <table:table-cell office:value-type="string">
            <text:p>verstoßt</text:p>
          </table:table-cell>
          <table:table-cell office:value-type="string">
            <text:p>versto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o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ö / ie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0">
            <text:p>38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treichen</text:p>
          </table:table-cell>
          <table:table-cell office:value-type="string">
            <text:p>verstreiche</text:p>
          </table:table-cell>
          <table:table-cell office:value-type="string">
            <text:p>verstreichst</text:p>
          </table:table-cell>
          <table:table-cell office:value-type="string">
            <text:p>verstreicht</text:p>
          </table:table-cell>
          <table:table-cell table:style-name="ce38" office:value-type="string">
            <text:p>verstreichen</text:p>
          </table:table-cell>
          <table:table-cell table:style-name="ce38" office:value-type="string">
            <text:p>verstreicht</text:p>
          </table:table-cell>
          <table:table-cell table:style-name="ce38" office:value-type="string">
            <text:p>verstreichen</text:p>
          </table:table-cell>
          <table:table-cell office:value-type="string">
            <text:p>verstrich</text:p>
          </table:table-cell>
          <table:table-cell office:value-type="string">
            <text:p>verstrichst</text:p>
          </table:table-cell>
          <table:table-cell office:value-type="string">
            <text:p>verstrich</text:p>
          </table:table-cell>
          <table:table-cell table:style-name="ce38" office:value-type="string">
            <text:p>verstrichen</text:p>
          </table:table-cell>
          <table:table-cell table:style-name="ce38" office:value-type="string">
            <text:p>verstricht</text:p>
          </table:table-cell>
          <table:table-cell table:style-name="ce38" office:value-type="string">
            <text:p>verstrichen</text:p>
          </table:table-cell>
          <table:table-cell office:value-type="string">
            <text:p>verstreichend</text:p>
          </table:table-cell>
          <table:table-cell office:value-type="string">
            <text:p>verstrichen</text:p>
          </table:table-cell>
          <table:table-cell office:value-type="string">
            <text:p>verstreiche</text:p>
          </table:table-cell>
          <table:table-cell office:value-type="string">
            <text:p>verstreicht</text:p>
          </table:table-cell>
          <table:table-cell office:value-type="string">
            <text:p>verstr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c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2">
            <text:p>38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streiten</text:p>
          </table:table-cell>
          <table:table-cell office:value-type="string">
            <text:p>verstreite</text:p>
          </table:table-cell>
          <table:table-cell office:value-type="string">
            <text:p>verstreitest</text:p>
          </table:table-cell>
          <table:table-cell office:value-type="string">
            <text:p>verstreitet</text:p>
          </table:table-cell>
          <table:table-cell table:style-name="ce38" office:value-type="string">
            <text:p>verstreiten</text:p>
          </table:table-cell>
          <table:table-cell table:style-name="ce38" office:value-type="string">
            <text:p>verstreitet</text:p>
          </table:table-cell>
          <table:table-cell table:style-name="ce38" office:value-type="string">
            <text:p>verstreiten</text:p>
          </table:table-cell>
          <table:table-cell office:value-type="string">
            <text:p>verstritt</text:p>
          </table:table-cell>
          <table:table-cell office:value-type="string">
            <text:p>verstrittst</text:p>
          </table:table-cell>
          <table:table-cell office:value-type="string">
            <text:p>verstritt</text:p>
          </table:table-cell>
          <table:table-cell table:style-name="ce38" office:value-type="string">
            <text:p>verstritten</text:p>
          </table:table-cell>
          <table:table-cell table:style-name="ce38" office:value-type="string">
            <text:p>verstritt</text:p>
          </table:table-cell>
          <table:table-cell table:style-name="ce38" office:value-type="string">
            <text:p>verstritten</text:p>
          </table:table-cell>
          <table:table-cell office:value-type="string">
            <text:p>verstreitend</text:p>
          </table:table-cell>
          <table:table-cell office:value-type="string">
            <text:p>verstritten</text:p>
          </table:table-cell>
          <table:table-cell office:value-type="string">
            <text:p>verstreite</text:p>
          </table:table-cell>
          <table:table-cell office:value-type="string">
            <text:p>verstreitet</text:p>
          </table:table-cell>
          <table:table-cell office:value-type="string">
            <text:p>verst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5">
            <text:p>38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tragen</text:p>
          </table:table-cell>
          <table:table-cell office:value-type="string">
            <text:p>vertrage</text:p>
          </table:table-cell>
          <table:table-cell office:value-type="string">
            <text:p>verträgst</text:p>
          </table:table-cell>
          <table:table-cell office:value-type="string">
            <text:p>verträgt</text:p>
          </table:table-cell>
          <table:table-cell table:style-name="ce38" office:value-type="string">
            <text:p>vertragen</text:p>
          </table:table-cell>
          <table:table-cell table:style-name="ce38" office:value-type="string">
            <text:p>vertragt</text:p>
          </table:table-cell>
          <table:table-cell table:style-name="ce38" office:value-type="string">
            <text:p>vertragen</text:p>
          </table:table-cell>
          <table:table-cell office:value-type="string">
            <text:p>vertrug</text:p>
          </table:table-cell>
          <table:table-cell office:value-type="string">
            <text:p>vertrugst</text:p>
          </table:table-cell>
          <table:table-cell office:value-type="string">
            <text:p>vertrug</text:p>
          </table:table-cell>
          <table:table-cell table:style-name="ce38" office:value-type="string">
            <text:p>vertrugen</text:p>
          </table:table-cell>
          <table:table-cell table:style-name="ce38" office:value-type="string">
            <text:p>vertrugt</text:p>
          </table:table-cell>
          <table:table-cell table:style-name="ce38" office:value-type="string">
            <text:p>vertrugen</text:p>
          </table:table-cell>
          <table:table-cell office:value-type="string">
            <text:p>vertragend</text:p>
          </table:table-cell>
          <table:table-cell office:value-type="string">
            <text:p>vertragen</text:p>
          </table:table-cell>
          <table:table-cell office:value-type="string">
            <text:p>vertrag</text:p>
          </table:table-cell>
          <table:table-cell office:value-type="string">
            <text:p>vertragt</text:p>
          </table:table-cell>
          <table:table-cell office:value-type="string">
            <text:p>vertr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a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9">
            <text:p>38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treiben</text:p>
          </table:table-cell>
          <table:table-cell office:value-type="string">
            <text:p>vertreibe</text:p>
          </table:table-cell>
          <table:table-cell office:value-type="string">
            <text:p>vertreibst</text:p>
          </table:table-cell>
          <table:table-cell office:value-type="string">
            <text:p>vertreibt</text:p>
          </table:table-cell>
          <table:table-cell table:style-name="ce38" office:value-type="string">
            <text:p>vertreiben</text:p>
          </table:table-cell>
          <table:table-cell table:style-name="ce38" office:value-type="string">
            <text:p>vertreibt</text:p>
          </table:table-cell>
          <table:table-cell table:style-name="ce38" office:value-type="string">
            <text:p>vertreiben</text:p>
          </table:table-cell>
          <table:table-cell office:value-type="string">
            <text:p>vertrieb</text:p>
          </table:table-cell>
          <table:table-cell office:value-type="string">
            <text:p>vertriebst</text:p>
          </table:table-cell>
          <table:table-cell office:value-type="string">
            <text:p>vertrieb</text:p>
          </table:table-cell>
          <table:table-cell table:style-name="ce38" office:value-type="string">
            <text:p>vertrieben</text:p>
          </table:table-cell>
          <table:table-cell table:style-name="ce38" office:value-type="string">
            <text:p>vertriebt</text:p>
          </table:table-cell>
          <table:table-cell table:style-name="ce38" office:value-type="string">
            <text:p>vertrieben</text:p>
          </table:table-cell>
          <table:table-cell office:value-type="string">
            <text:p>vertreibend</text:p>
          </table:table-cell>
          <table:table-cell office:value-type="string">
            <text:p>vertrieben</text:p>
          </table:table-cell>
          <table:table-cell office:value-type="string">
            <text:p>vertreib</text:p>
          </table:table-cell>
          <table:table-cell office:value-type="string">
            <text:p>vertreibt</text:p>
          </table:table-cell>
          <table:table-cell office:value-type="string">
            <text:p>vert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i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1">
            <text:p>39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tun</text:p>
          </table:table-cell>
          <table:table-cell office:value-type="string">
            <text:p>vertue</text:p>
          </table:table-cell>
          <table:table-cell office:value-type="string">
            <text:p>vertust</text:p>
          </table:table-cell>
          <table:table-cell office:value-type="string">
            <text:p>vertut</text:p>
          </table:table-cell>
          <table:table-cell table:style-name="ce38" office:value-type="string">
            <text:p>vertun</text:p>
          </table:table-cell>
          <table:table-cell table:style-name="ce38" office:value-type="string">
            <text:p>vertut</text:p>
          </table:table-cell>
          <table:table-cell table:style-name="ce38" office:value-type="string">
            <text:p>vertun</text:p>
          </table:table-cell>
          <table:table-cell office:value-type="string">
            <text:p>vertat</text:p>
          </table:table-cell>
          <table:table-cell office:value-type="string">
            <text:p>vertatest</text:p>
          </table:table-cell>
          <table:table-cell office:value-type="string">
            <text:p>vertat</text:p>
          </table:table-cell>
          <table:table-cell table:style-name="ce38" office:value-type="string">
            <text:p>vertaten</text:p>
          </table:table-cell>
          <table:table-cell table:style-name="ce38" office:value-type="string">
            <text:p>vertat</text:p>
          </table:table-cell>
          <table:table-cell table:style-name="ce38" office:value-type="string">
            <text:p>vertaten</text:p>
          </table:table-cell>
          <table:table-cell office:value-type="string">
            <text:p>vertuend</text:p>
          </table:table-cell>
          <table:table-cell office:value-type="string">
            <text:p>vertan</text:p>
          </table:table-cell>
          <table:table-cell office:value-type="string">
            <text:p>vertue</text:p>
          </table:table-cell>
          <table:table-cell office:value-type="string">
            <text:p>vertut</text:p>
          </table:table-cell>
          <table:table-cell office:value-type="string">
            <text:p>vertu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u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8">
            <text:p>39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achsen</text:p>
          </table:table-cell>
          <table:table-cell office:value-type="string">
            <text:p>verwachse</text:p>
          </table:table-cell>
          <table:table-cell table:number-columns-repeated="2" office:value-type="string">
            <text:p>verwächst</text:p>
          </table:table-cell>
          <table:table-cell table:style-name="ce38" office:value-type="string">
            <text:p>verwachsen</text:p>
          </table:table-cell>
          <table:table-cell table:style-name="ce38" office:value-type="string">
            <text:p>verwachst</text:p>
          </table:table-cell>
          <table:table-cell table:style-name="ce38" office:value-type="string">
            <text:p>verwachsen</text:p>
          </table:table-cell>
          <table:table-cell office:value-type="string">
            <text:p>verwuchs</text:p>
          </table:table-cell>
          <table:table-cell office:value-type="string">
            <text:p>verwuchst</text:p>
          </table:table-cell>
          <table:table-cell office:value-type="string">
            <text:p>verwuchs</text:p>
          </table:table-cell>
          <table:table-cell table:style-name="ce38" office:value-type="string">
            <text:p>verwuchsen</text:p>
          </table:table-cell>
          <table:table-cell table:style-name="ce38" office:value-type="string">
            <text:p>verwuchst</text:p>
          </table:table-cell>
          <table:table-cell table:style-name="ce38" office:value-type="string">
            <text:p>verwuchsen</text:p>
          </table:table-cell>
          <table:table-cell office:value-type="string">
            <text:p>verwachsend</text:p>
          </table:table-cell>
          <table:table-cell office:value-type="string">
            <text:p>verwachsen</text:p>
          </table:table-cell>
          <table:table-cell office:value-type="string">
            <text:p>verwachs</text:p>
          </table:table-cell>
          <table:table-cell office:value-type="string">
            <text:p>verwachst</text:p>
          </table:table-cell>
          <table:table-cell office:value-type="string">
            <text:p>verwach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achs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1">
            <text:p>40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aschen</text:p>
          </table:table-cell>
          <table:table-cell office:value-type="string">
            <text:p>verwasche</text:p>
          </table:table-cell>
          <table:table-cell office:value-type="string">
            <text:p>verwäschst</text:p>
          </table:table-cell>
          <table:table-cell office:value-type="string">
            <text:p>verwäscht</text:p>
          </table:table-cell>
          <table:table-cell table:style-name="ce38" office:value-type="string">
            <text:p>verwaschen</text:p>
          </table:table-cell>
          <table:table-cell table:style-name="ce38" office:value-type="string">
            <text:p>verwascht</text:p>
          </table:table-cell>
          <table:table-cell table:style-name="ce38" office:value-type="string">
            <text:p>verwaschen</text:p>
          </table:table-cell>
          <table:table-cell office:value-type="string">
            <text:p>verwusch</text:p>
          </table:table-cell>
          <table:table-cell office:value-type="string">
            <text:p>verwuschst</text:p>
          </table:table-cell>
          <table:table-cell office:value-type="string">
            <text:p>verwusch</text:p>
          </table:table-cell>
          <table:table-cell table:style-name="ce38" office:value-type="string">
            <text:p>verwuschen</text:p>
          </table:table-cell>
          <table:table-cell table:style-name="ce38" office:value-type="string">
            <text:p>verwuscht</text:p>
          </table:table-cell>
          <table:table-cell table:style-name="ce38" office:value-type="string">
            <text:p>verwuschen</text:p>
          </table:table-cell>
          <table:table-cell office:value-type="string">
            <text:p>verwaschend</text:p>
          </table:table-cell>
          <table:table-cell office:value-type="string">
            <text:p>verwaschen</text:p>
          </table:table-cell>
          <table:table-cell office:value-type="string">
            <text:p>verwasche</text:p>
          </table:table-cell>
          <table:table-cell office:value-type="string">
            <text:p>verwascht</text:p>
          </table:table-cell>
          <table:table-cell office:value-type="string">
            <text:p>verwas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asc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2">
            <text:p>40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eben</text:p>
          </table:table-cell>
          <table:table-cell office:value-type="string">
            <text:p>verwebe</text:p>
          </table:table-cell>
          <table:table-cell office:value-type="string">
            <text:p>verwebst</text:p>
          </table:table-cell>
          <table:table-cell office:value-type="string">
            <text:p>verwebt</text:p>
          </table:table-cell>
          <table:table-cell table:style-name="ce38" office:value-type="string">
            <text:p>verweben</text:p>
          </table:table-cell>
          <table:table-cell table:style-name="ce38" office:value-type="string">
            <text:p>verwebt</text:p>
          </table:table-cell>
          <table:table-cell table:style-name="ce38" office:value-type="string">
            <text:p>verweben</text:p>
          </table:table-cell>
          <table:table-cell office:value-type="string">
            <text:p>verwob</text:p>
          </table:table-cell>
          <table:table-cell office:value-type="string">
            <text:p>verwobst</text:p>
          </table:table-cell>
          <table:table-cell office:value-type="string">
            <text:p>verwob</text:p>
          </table:table-cell>
          <table:table-cell table:style-name="ce38" office:value-type="string">
            <text:p>verwoben</text:p>
          </table:table-cell>
          <table:table-cell table:style-name="ce38" office:value-type="string">
            <text:p>verwobt</text:p>
          </table:table-cell>
          <table:table-cell table:style-name="ce38" office:value-type="string">
            <text:p>verwoben</text:p>
          </table:table-cell>
          <table:table-cell office:value-type="string">
            <text:p>verwebend</text:p>
          </table:table-cell>
          <table:table-cell office:value-type="string">
            <text:p>verwoben</text:p>
          </table:table-cell>
          <table:table-cell office:value-type="string">
            <text:p>verwebe</text:p>
          </table:table-cell>
          <table:table-cell office:value-type="string">
            <text:p>verwebt</text:p>
          </table:table-cell>
          <table:table-cell office:value-type="string">
            <text:p>verw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 / / r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3">
            <text:p>40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eisen</text:p>
          </table:table-cell>
          <table:table-cell office:value-type="string">
            <text:p>verweise</text:p>
          </table:table-cell>
          <table:table-cell table:number-columns-repeated="2" office:value-type="string">
            <text:p>verweist</text:p>
          </table:table-cell>
          <table:table-cell table:style-name="ce38" office:value-type="string">
            <text:p>verweisen</text:p>
          </table:table-cell>
          <table:table-cell table:style-name="ce38" office:value-type="string">
            <text:p>verweist</text:p>
          </table:table-cell>
          <table:table-cell table:style-name="ce38" office:value-type="string">
            <text:p>verweisen</text:p>
          </table:table-cell>
          <table:table-cell office:value-type="string">
            <text:p>verwies</text:p>
          </table:table-cell>
          <table:table-cell office:value-type="string">
            <text:p>verwiest</text:p>
          </table:table-cell>
          <table:table-cell office:value-type="string">
            <text:p>verwies</text:p>
          </table:table-cell>
          <table:table-cell table:style-name="ce38" office:value-type="string">
            <text:p>verwiesen</text:p>
          </table:table-cell>
          <table:table-cell table:style-name="ce38" office:value-type="string">
            <text:p>verwiest</text:p>
          </table:table-cell>
          <table:table-cell table:style-name="ce38" office:value-type="string">
            <text:p>verwiesen</text:p>
          </table:table-cell>
          <table:table-cell office:value-type="string">
            <text:p>verweisend</text:p>
          </table:table-cell>
          <table:table-cell office:value-type="string">
            <text:p>verwiesen</text:p>
          </table:table-cell>
          <table:table-cell office:value-type="string">
            <text:p>verweis</text:p>
          </table:table-cell>
          <table:table-cell office:value-type="string">
            <text:p>verweist</text:p>
          </table:table-cell>
          <table:table-cell office:value-type="string">
            <text:p>verwei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08">
            <text:p>40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erfen</text:p>
          </table:table-cell>
          <table:table-cell office:value-type="string">
            <text:p>verwerfe</text:p>
          </table:table-cell>
          <table:table-cell office:value-type="string">
            <text:p>verwirfst</text:p>
          </table:table-cell>
          <table:table-cell office:value-type="string">
            <text:p>verwirft</text:p>
          </table:table-cell>
          <table:table-cell table:style-name="ce38" office:value-type="string">
            <text:p>verwerfen</text:p>
          </table:table-cell>
          <table:table-cell table:style-name="ce38" office:value-type="string">
            <text:p>verwerft</text:p>
          </table:table-cell>
          <table:table-cell table:style-name="ce38" office:value-type="string">
            <text:p>verwerfen</text:p>
          </table:table-cell>
          <table:table-cell office:value-type="string">
            <text:p>verwarf</text:p>
          </table:table-cell>
          <table:table-cell office:value-type="string">
            <text:p>verwarfst</text:p>
          </table:table-cell>
          <table:table-cell office:value-type="string">
            <text:p>verwarf</text:p>
          </table:table-cell>
          <table:table-cell table:style-name="ce38" office:value-type="string">
            <text:p>verwarfen</text:p>
          </table:table-cell>
          <table:table-cell table:style-name="ce38" office:value-type="string">
            <text:p>verwarft</text:p>
          </table:table-cell>
          <table:table-cell table:style-name="ce38" office:value-type="string">
            <text:p>verwarfen</text:p>
          </table:table-cell>
          <table:table-cell office:value-type="string">
            <text:p>verwerfend</text:p>
          </table:table-cell>
          <table:table-cell office:value-type="string">
            <text:p>verworfen</text:p>
          </table:table-cell>
          <table:table-cell office:value-type="string">
            <text:p>verwirf</text:p>
          </table:table-cell>
          <table:table-cell office:value-type="string">
            <text:p>verwerft</text:p>
          </table:table-cell>
          <table:table-cell office:value-type="string">
            <text:p>verwe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3">
            <text:p>41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iegen</text:p>
          </table:table-cell>
          <table:table-cell office:value-type="string">
            <text:p>verwiege</text:p>
          </table:table-cell>
          <table:table-cell office:value-type="string">
            <text:p>verwiegst</text:p>
          </table:table-cell>
          <table:table-cell office:value-type="string">
            <text:p>verwiegt</text:p>
          </table:table-cell>
          <table:table-cell table:style-name="ce38" office:value-type="string">
            <text:p>verwiegen</text:p>
          </table:table-cell>
          <table:table-cell table:style-name="ce38" office:value-type="string">
            <text:p>verwiegt</text:p>
          </table:table-cell>
          <table:table-cell table:style-name="ce38" office:value-type="string">
            <text:p>verwiegen</text:p>
          </table:table-cell>
          <table:table-cell office:value-type="string">
            <text:p>verwog</text:p>
          </table:table-cell>
          <table:table-cell office:value-type="string">
            <text:p>verwogst</text:p>
          </table:table-cell>
          <table:table-cell office:value-type="string">
            <text:p>verwog</text:p>
          </table:table-cell>
          <table:table-cell table:style-name="ce38" office:value-type="string">
            <text:p>verwogen</text:p>
          </table:table-cell>
          <table:table-cell table:style-name="ce38" office:value-type="string">
            <text:p>verwogt</text:p>
          </table:table-cell>
          <table:table-cell table:style-name="ce38" office:value-type="string">
            <text:p>verwogen</text:p>
          </table:table-cell>
          <table:table-cell office:value-type="string">
            <text:p>verwiegend</text:p>
          </table:table-cell>
          <table:table-cell office:value-type="string">
            <text:p>verwogen</text:p>
          </table:table-cell>
          <table:table-cell office:value-type="string">
            <text:p>verwiege</text:p>
          </table:table-cell>
          <table:table-cell office:value-type="string">
            <text:p>verwiegt</text:p>
          </table:table-cell>
          <table:table-cell office:value-type="string">
            <text:p>verw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ie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5">
            <text:p>41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winden</text:p>
          </table:table-cell>
          <table:table-cell office:value-type="string">
            <text:p>verwinde</text:p>
          </table:table-cell>
          <table:table-cell office:value-type="string">
            <text:p>verwindest</text:p>
          </table:table-cell>
          <table:table-cell office:value-type="string">
            <text:p>verwindet</text:p>
          </table:table-cell>
          <table:table-cell table:style-name="ce38" office:value-type="string">
            <text:p>verwinden</text:p>
          </table:table-cell>
          <table:table-cell table:style-name="ce38" office:value-type="string">
            <text:p>verwindet</text:p>
          </table:table-cell>
          <table:table-cell table:style-name="ce38" office:value-type="string">
            <text:p>verwinden</text:p>
          </table:table-cell>
          <table:table-cell office:value-type="string">
            <text:p>verwand</text:p>
          </table:table-cell>
          <table:table-cell office:value-type="string">
            <text:p>verwandest</text:p>
          </table:table-cell>
          <table:table-cell office:value-type="string">
            <text:p>verwand</text:p>
          </table:table-cell>
          <table:table-cell table:style-name="ce38" office:value-type="string">
            <text:p>verwanden</text:p>
          </table:table-cell>
          <table:table-cell table:style-name="ce38" office:value-type="string">
            <text:p>verwandet</text:p>
          </table:table-cell>
          <table:table-cell table:style-name="ce38" office:value-type="string">
            <text:p>verwanden</text:p>
          </table:table-cell>
          <table:table-cell office:value-type="string">
            <text:p>verwindend</text:p>
          </table:table-cell>
          <table:table-cell office:value-type="string">
            <text:p>verwunden</text:p>
          </table:table-cell>
          <table:table-cell office:value-type="string">
            <text:p>verwinde</text:p>
          </table:table-cell>
          <table:table-cell office:value-type="string">
            <text:p>verwindet</text:p>
          </table:table-cell>
          <table:table-cell office:value-type="string">
            <text:p>verw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6">
            <text:p>41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zeihen</text:p>
          </table:table-cell>
          <table:table-cell office:value-type="string">
            <text:p>verzeihe</text:p>
          </table:table-cell>
          <table:table-cell office:value-type="string">
            <text:p>verzeihst</text:p>
          </table:table-cell>
          <table:table-cell office:value-type="string">
            <text:p>verzeiht</text:p>
          </table:table-cell>
          <table:table-cell table:style-name="ce38" office:value-type="string">
            <text:p>verzeihen</text:p>
          </table:table-cell>
          <table:table-cell table:style-name="ce38" office:value-type="string">
            <text:p>verzeiht</text:p>
          </table:table-cell>
          <table:table-cell table:style-name="ce38" office:value-type="string">
            <text:p>verzeihen</text:p>
          </table:table-cell>
          <table:table-cell office:value-type="string">
            <text:p>verzieh</text:p>
          </table:table-cell>
          <table:table-cell office:value-type="string">
            <text:p>verziehst</text:p>
          </table:table-cell>
          <table:table-cell office:value-type="string">
            <text:p>verzieh</text:p>
          </table:table-cell>
          <table:table-cell table:style-name="ce38" office:value-type="string">
            <text:p>verziehen</text:p>
          </table:table-cell>
          <table:table-cell table:style-name="ce38" office:value-type="string">
            <text:p>verzieht</text:p>
          </table:table-cell>
          <table:table-cell table:style-name="ce38" office:value-type="string">
            <text:p>verziehen</text:p>
          </table:table-cell>
          <table:table-cell office:value-type="string">
            <text:p>verzeihend</text:p>
          </table:table-cell>
          <table:table-cell office:value-type="string">
            <text:p>verziehen</text:p>
          </table:table-cell>
          <table:table-cell office:value-type="string">
            <text:p>verzeih</text:p>
          </table:table-cell>
          <table:table-cell office:value-type="string">
            <text:p>verzeiht</text:p>
          </table:table-cell>
          <table:table-cell office:value-type="string">
            <text:p>verzei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verzei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8">
            <text:p>15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verziehen</text:p>
          </table:table-cell>
          <table:table-cell office:value-type="string">
            <text:p>verziehe</text:p>
          </table:table-cell>
          <table:table-cell office:value-type="string">
            <text:p>verziehst</text:p>
          </table:table-cell>
          <table:table-cell office:value-type="string">
            <text:p>verzieht</text:p>
          </table:table-cell>
          <table:table-cell table:style-name="ce38" office:value-type="string">
            <text:p>verziehen</text:p>
          </table:table-cell>
          <table:table-cell table:style-name="ce38" office:value-type="string">
            <text:p>verzieht</text:p>
          </table:table-cell>
          <table:table-cell table:style-name="ce38" office:value-type="string">
            <text:p>verziehen</text:p>
          </table:table-cell>
          <table:table-cell office:value-type="string">
            <text:p>verzog</text:p>
          </table:table-cell>
          <table:table-cell office:value-type="string">
            <text:p>verzogst</text:p>
          </table:table-cell>
          <table:table-cell office:value-type="string">
            <text:p>verzog</text:p>
          </table:table-cell>
          <table:table-cell table:style-name="ce38" office:value-type="string">
            <text:p>verzogen</text:p>
          </table:table-cell>
          <table:table-cell table:style-name="ce38" office:value-type="string">
            <text:p>verzogt</text:p>
          </table:table-cell>
          <table:table-cell table:style-name="ce38" office:value-type="string">
            <text:p>verzogen</text:p>
          </table:table-cell>
          <table:table-cell office:value-type="string">
            <text:p>verziehend</text:p>
          </table:table-cell>
          <table:table-cell office:value-type="string">
            <text:p>verzogen</text:p>
          </table:table-cell>
          <table:table-cell office:value-type="string">
            <text:p>verzieh</text:p>
          </table:table-cell>
          <table:table-cell office:value-type="string">
            <text:p>verzieht</text:p>
          </table:table-cell>
          <table:table-cell office:value-type="string">
            <text:p>verzi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zie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v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20">
            <text:p>42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achsen</text:p>
          </table:table-cell>
          <table:table-cell office:value-type="string">
            <text:p>wachse</text:p>
          </table:table-cell>
          <table:table-cell table:number-columns-repeated="2" office:value-type="string">
            <text:p>wächst</text:p>
          </table:table-cell>
          <table:table-cell table:style-name="ce38" office:value-type="string">
            <text:p>wachsen</text:p>
          </table:table-cell>
          <table:table-cell table:style-name="ce38" office:value-type="string">
            <text:p>wachst</text:p>
          </table:table-cell>
          <table:table-cell table:style-name="ce38" office:value-type="string">
            <text:p>wachsen</text:p>
          </table:table-cell>
          <table:table-cell office:value-type="string">
            <text:p>wuchs</text:p>
          </table:table-cell>
          <table:table-cell office:value-type="string">
            <text:p>wuchst</text:p>
          </table:table-cell>
          <table:table-cell office:value-type="string">
            <text:p>wuchs</text:p>
          </table:table-cell>
          <table:table-cell table:style-name="ce38" office:value-type="string">
            <text:p>wuchsen</text:p>
          </table:table-cell>
          <table:table-cell table:style-name="ce38" office:value-type="string">
            <text:p>wuchst</text:p>
          </table:table-cell>
          <table:table-cell table:style-name="ce38" office:value-type="string">
            <text:p>wuchsen</text:p>
          </table:table-cell>
          <table:table-cell office:value-type="string">
            <text:p>wachsend</text:p>
          </table:table-cell>
          <table:table-cell office:value-type="string">
            <text:p>gewachsen</text:p>
          </table:table-cell>
          <table:table-cell office:value-type="string">
            <text:p>wachs</text:p>
          </table:table-cell>
          <table:table-cell office:value-type="string">
            <text:p>wachst</text:p>
          </table:table-cell>
          <table:table-cell office:value-type="string">
            <text:p>wach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ach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59">
            <text:p>15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aschen</text:p>
          </table:table-cell>
          <table:table-cell office:value-type="string">
            <text:p>wasche</text:p>
          </table:table-cell>
          <table:table-cell office:value-type="string">
            <text:p>wäschst</text:p>
          </table:table-cell>
          <table:table-cell office:value-type="string">
            <text:p>wäscht</text:p>
          </table:table-cell>
          <table:table-cell table:style-name="ce38" office:value-type="string">
            <text:p>waschen</text:p>
          </table:table-cell>
          <table:table-cell table:style-name="ce38" office:value-type="string">
            <text:p>wascht</text:p>
          </table:table-cell>
          <table:table-cell table:style-name="ce38" office:value-type="string">
            <text:p>waschen</text:p>
          </table:table-cell>
          <table:table-cell office:value-type="string">
            <text:p>wusch</text:p>
          </table:table-cell>
          <table:table-cell office:value-type="string">
            <text:p>wuscht</text:p>
          </table:table-cell>
          <table:table-cell office:value-type="string">
            <text:p>wusch</text:p>
          </table:table-cell>
          <table:table-cell table:style-name="ce38" office:value-type="string">
            <text:p>wuschen</text:p>
          </table:table-cell>
          <table:table-cell table:style-name="ce38" office:value-type="string">
            <text:p>wuscht</text:p>
          </table:table-cell>
          <table:table-cell table:style-name="ce38" office:value-type="string">
            <text:p>wuschen</text:p>
          </table:table-cell>
          <table:table-cell office:value-type="string">
            <text:p>waschend</text:p>
          </table:table-cell>
          <table:table-cell office:value-type="string">
            <text:p>gewaschen</text:p>
          </table:table-cell>
          <table:table-cell office:value-type="string">
            <text:p>wasch</text:p>
          </table:table-cell>
          <table:table-cell office:value-type="string">
            <text:p>wascht</text:p>
          </table:table-cell>
          <table:table-cell office:value-type="string">
            <text:p>was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asc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0">
            <text:p>16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eben</text:p>
          </table:table-cell>
          <table:table-cell office:value-type="string">
            <text:p>webe</text:p>
          </table:table-cell>
          <table:table-cell office:value-type="string">
            <text:p>webst</text:p>
          </table:table-cell>
          <table:table-cell office:value-type="string">
            <text:p>webt</text:p>
          </table:table-cell>
          <table:table-cell table:style-name="ce38" office:value-type="string">
            <text:p>weben</text:p>
          </table:table-cell>
          <table:table-cell table:style-name="ce38" office:value-type="string">
            <text:p>webt</text:p>
          </table:table-cell>
          <table:table-cell table:style-name="ce38" office:value-type="string">
            <text:p>weben</text:p>
          </table:table-cell>
          <table:table-cell office:value-type="string">
            <text:p>wob</text:p>
          </table:table-cell>
          <table:table-cell office:value-type="string">
            <text:p>wobst</text:p>
          </table:table-cell>
          <table:table-cell office:value-type="string">
            <text:p>wob</text:p>
          </table:table-cell>
          <table:table-cell table:style-name="ce38" office:value-type="string">
            <text:p>woben</text:p>
          </table:table-cell>
          <table:table-cell table:style-name="ce38" office:value-type="string">
            <text:p>wobt</text:p>
          </table:table-cell>
          <table:table-cell table:style-name="ce38" office:value-type="string">
            <text:p>woben</text:p>
          </table:table-cell>
          <table:table-cell office:value-type="string">
            <text:p>webend</text:p>
          </table:table-cell>
          <table:table-cell office:value-type="string">
            <text:p>gewoben</text:p>
          </table:table-cell>
          <table:table-cell office:value-type="string">
            <text:p>web</text:p>
          </table:table-cell>
          <table:table-cell office:value-type="string">
            <text:p>webt</text:p>
          </table:table-cell>
          <table:table-cell office:value-type="string">
            <text:p>we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 / / r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1">
            <text:p>16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eichen</text:p>
          </table:table-cell>
          <table:table-cell office:value-type="string">
            <text:p>weiche</text:p>
          </table:table-cell>
          <table:table-cell office:value-type="string">
            <text:p>weichst</text:p>
          </table:table-cell>
          <table:table-cell office:value-type="string">
            <text:p>weicht</text:p>
          </table:table-cell>
          <table:table-cell table:style-name="ce38" office:value-type="string">
            <text:p>weichen</text:p>
          </table:table-cell>
          <table:table-cell table:style-name="ce38" office:value-type="string">
            <text:p>weicht</text:p>
          </table:table-cell>
          <table:table-cell table:style-name="ce38" office:value-type="string">
            <text:p>weichen</text:p>
          </table:table-cell>
          <table:table-cell office:value-type="string">
            <text:p>wich</text:p>
          </table:table-cell>
          <table:table-cell office:value-type="string">
            <text:p>wichst</text:p>
          </table:table-cell>
          <table:table-cell office:value-type="string">
            <text:p>wich</text:p>
          </table:table-cell>
          <table:table-cell table:style-name="ce38" office:value-type="string">
            <text:p>wichen</text:p>
          </table:table-cell>
          <table:table-cell table:style-name="ce38" office:value-type="string">
            <text:p>wicht</text:p>
          </table:table-cell>
          <table:table-cell table:style-name="ce38" office:value-type="string">
            <text:p>wichen</text:p>
          </table:table-cell>
          <table:table-cell office:value-type="string">
            <text:p>weichend</text:p>
          </table:table-cell>
          <table:table-cell office:value-type="string">
            <text:p>gewichen</text:p>
          </table:table-cell>
          <table:table-cell office:value-type="string">
            <text:p>weich</text:p>
          </table:table-cell>
          <table:table-cell office:value-type="string">
            <text:p>weicht</text:p>
          </table:table-cell>
          <table:table-cell office:value-type="string">
            <text:p>wei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chen</text:p>
          </table:table-cell>
          <table:table-cell table:style-name="ce45" office:value-type="string">
            <text:p>D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 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2">
            <text:p>16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eisen</text:p>
          </table:table-cell>
          <table:table-cell office:value-type="string">
            <text:p>weise</text:p>
          </table:table-cell>
          <table:table-cell table:number-columns-repeated="2" office:value-type="string">
            <text:p>weist</text:p>
          </table:table-cell>
          <table:table-cell table:style-name="ce38" office:value-type="string">
            <text:p>weisen</text:p>
          </table:table-cell>
          <table:table-cell table:style-name="ce38" office:value-type="string">
            <text:p>weist</text:p>
          </table:table-cell>
          <table:table-cell table:style-name="ce38" office:value-type="string">
            <text:p>weisen</text:p>
          </table:table-cell>
          <table:table-cell office:value-type="string">
            <text:p>wies</text:p>
          </table:table-cell>
          <table:table-cell office:value-type="string">
            <text:p>wiest</text:p>
          </table:table-cell>
          <table:table-cell office:value-type="string">
            <text:p>wies</text:p>
          </table:table-cell>
          <table:table-cell table:style-name="ce38" office:value-type="string">
            <text:p>wiesen</text:p>
          </table:table-cell>
          <table:table-cell table:style-name="ce38" office:value-type="string">
            <text:p>wiest</text:p>
          </table:table-cell>
          <table:table-cell table:style-name="ce38" office:value-type="string">
            <text:p>wiesen</text:p>
          </table:table-cell>
          <table:table-cell office:value-type="string">
            <text:p>weisend</text:p>
          </table:table-cell>
          <table:table-cell office:value-type="string">
            <text:p>gewiesen</text:p>
          </table:table-cell>
          <table:table-cell office:value-type="string">
            <text:p>weis</text:p>
          </table:table-cell>
          <table:table-cell office:value-type="string">
            <text:p>weist</text:p>
          </table:table-cell>
          <table:table-cell office:value-type="string">
            <text:p>wei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i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3">
            <text:p>16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erben</text:p>
          </table:table-cell>
          <table:table-cell office:value-type="string">
            <text:p>werbe</text:p>
          </table:table-cell>
          <table:table-cell office:value-type="string">
            <text:p>wirbst</text:p>
          </table:table-cell>
          <table:table-cell office:value-type="string">
            <text:p>wirbt</text:p>
          </table:table-cell>
          <table:table-cell table:style-name="ce38" office:value-type="string">
            <text:p>werben</text:p>
          </table:table-cell>
          <table:table-cell table:style-name="ce38" office:value-type="string">
            <text:p>werbt</text:p>
          </table:table-cell>
          <table:table-cell table:style-name="ce38" office:value-type="string">
            <text:p>werben</text:p>
          </table:table-cell>
          <table:table-cell office:value-type="string">
            <text:p>warb</text:p>
          </table:table-cell>
          <table:table-cell office:value-type="string">
            <text:p>warbst</text:p>
          </table:table-cell>
          <table:table-cell office:value-type="string">
            <text:p>warb</text:p>
          </table:table-cell>
          <table:table-cell table:style-name="ce38" office:value-type="string">
            <text:p>warben</text:p>
          </table:table-cell>
          <table:table-cell table:style-name="ce38" office:value-type="string">
            <text:p>warbt</text:p>
          </table:table-cell>
          <table:table-cell table:style-name="ce38" office:value-type="string">
            <text:p>warben</text:p>
          </table:table-cell>
          <table:table-cell office:value-type="string">
            <text:p>werbend</text:p>
          </table:table-cell>
          <table:table-cell office:value-type="string">
            <text:p>geworben</text:p>
          </table:table-cell>
          <table:table-cell office:value-type="string">
            <text:p>wirb</text:p>
          </table:table-cell>
          <table:table-cell office:value-type="string">
            <text:p>werbt</text:p>
          </table:table-cell>
          <table:table-cell office:value-type="string">
            <text:p>wer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b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4">
            <text:p>16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erden</text:p>
          </table:table-cell>
          <table:table-cell office:value-type="string">
            <text:p>werde</text:p>
          </table:table-cell>
          <table:table-cell office:value-type="string">
            <text:p>wirst</text:p>
          </table:table-cell>
          <table:table-cell office:value-type="string">
            <text:p>wird</text:p>
          </table:table-cell>
          <table:table-cell table:style-name="ce38" office:value-type="string">
            <text:p>werden</text:p>
          </table:table-cell>
          <table:table-cell table:style-name="ce38" office:value-type="string">
            <text:p>werdet</text:p>
          </table:table-cell>
          <table:table-cell table:style-name="ce38" office:value-type="string">
            <text:p>werden</text:p>
          </table:table-cell>
          <table:table-cell office:value-type="string">
            <text:p>wurde</text:p>
          </table:table-cell>
          <table:table-cell office:value-type="string">
            <text:p>wurdest</text:p>
          </table:table-cell>
          <table:table-cell office:value-type="string">
            <text:p>wurde</text:p>
          </table:table-cell>
          <table:table-cell table:style-name="ce38" office:value-type="string">
            <text:p>wurden</text:p>
          </table:table-cell>
          <table:table-cell table:style-name="ce38" office:value-type="string">
            <text:p>wurdet</text:p>
          </table:table-cell>
          <table:table-cell table:style-name="ce38" office:value-type="string">
            <text:p>wurden</text:p>
          </table:table-cell>
          <table:table-cell office:value-type="string">
            <text:p>werdend</text:p>
          </table:table-cell>
          <table:table-cell office:value-type="string">
            <text:p>geworden</text:p>
          </table:table-cell>
          <table:table-cell office:value-type="string">
            <text:p>werde</text:p>
          </table:table-cell>
          <table:table-cell office:value-type="string">
            <text:p>werdet</text:p>
          </table:table-cell>
          <table:table-cell office:value-type="string">
            <text:p>wer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d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u / o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ux</text:p>
          </table:table-cell>
          <table:table-cell table:style-name="ce45" office:value-type="string">
            <text:p>*</text:p>
          </table:table-cell>
          <table:table-cell table:style-name="ce42" office:value-type="float" office:value="165">
            <text:p>16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erfen</text:p>
          </table:table-cell>
          <table:table-cell office:value-type="string">
            <text:p>werfe</text:p>
          </table:table-cell>
          <table:table-cell office:value-type="string">
            <text:p>wirfst</text:p>
          </table:table-cell>
          <table:table-cell office:value-type="string">
            <text:p>wirft</text:p>
          </table:table-cell>
          <table:table-cell table:style-name="ce38" office:value-type="string">
            <text:p>werfen</text:p>
          </table:table-cell>
          <table:table-cell table:style-name="ce38" office:value-type="string">
            <text:p>werft</text:p>
          </table:table-cell>
          <table:table-cell table:style-name="ce38" office:value-type="string">
            <text:p>werfen</text:p>
          </table:table-cell>
          <table:table-cell office:value-type="string">
            <text:p>warf</text:p>
          </table:table-cell>
          <table:table-cell office:value-type="string">
            <text:p>warfst</text:p>
          </table:table-cell>
          <table:table-cell office:value-type="string">
            <text:p>warf</text:p>
          </table:table-cell>
          <table:table-cell table:style-name="ce38" office:value-type="string">
            <text:p>warfen</text:p>
          </table:table-cell>
          <table:table-cell table:style-name="ce38" office:value-type="string">
            <text:p>warft</text:p>
          </table:table-cell>
          <table:table-cell table:style-name="ce38" office:value-type="string">
            <text:p>warfen</text:p>
          </table:table-cell>
          <table:table-cell office:value-type="string">
            <text:p>werfend</text:p>
          </table:table-cell>
          <table:table-cell office:value-type="string">
            <text:p>geworfen</text:p>
          </table:table-cell>
          <table:table-cell office:value-type="string">
            <text:p>wirf</text:p>
          </table:table-cell>
          <table:table-cell office:value-type="string">
            <text:p>werft</text:p>
          </table:table-cell>
          <table:table-cell office:value-type="string">
            <text:p>we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f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6">
            <text:p>16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iegen</text:p>
          </table:table-cell>
          <table:table-cell office:value-type="string">
            <text:p>wiege</text:p>
          </table:table-cell>
          <table:table-cell office:value-type="string">
            <text:p>wiegst</text:p>
          </table:table-cell>
          <table:table-cell office:value-type="string">
            <text:p>wiegt</text:p>
          </table:table-cell>
          <table:table-cell table:style-name="ce38" office:value-type="string">
            <text:p>wiegen</text:p>
          </table:table-cell>
          <table:table-cell table:style-name="ce38" office:value-type="string">
            <text:p>wiegt</text:p>
          </table:table-cell>
          <table:table-cell table:style-name="ce38" office:value-type="string">
            <text:p>wiegen</text:p>
          </table:table-cell>
          <table:table-cell office:value-type="string">
            <text:p>wog</text:p>
          </table:table-cell>
          <table:table-cell office:value-type="string">
            <text:p>wogst</text:p>
          </table:table-cell>
          <table:table-cell office:value-type="string">
            <text:p>wog</text:p>
          </table:table-cell>
          <table:table-cell table:style-name="ce38" office:value-type="string">
            <text:p>wogen</text:p>
          </table:table-cell>
          <table:table-cell table:style-name="ce38" office:value-type="string">
            <text:p>wogt</text:p>
          </table:table-cell>
          <table:table-cell table:style-name="ce38" office:value-type="string">
            <text:p>wogen</text:p>
          </table:table-cell>
          <table:table-cell office:value-type="string">
            <text:p>wiegend</text:p>
          </table:table-cell>
          <table:table-cell office:value-type="string">
            <text:p>gewogen</text:p>
          </table:table-cell>
          <table:table-cell office:value-type="string">
            <text:p>wieg</text:p>
          </table:table-cell>
          <table:table-cell office:value-type="string">
            <text:p>wiegt</text:p>
          </table:table-cell>
          <table:table-cell office:value-type="string">
            <text:p>w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ie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7">
            <text:p>16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inden</text:p>
          </table:table-cell>
          <table:table-cell office:value-type="string">
            <text:p>winde</text:p>
          </table:table-cell>
          <table:table-cell office:value-type="string">
            <text:p>windest</text:p>
          </table:table-cell>
          <table:table-cell office:value-type="string">
            <text:p>windet</text:p>
          </table:table-cell>
          <table:table-cell table:style-name="ce38" office:value-type="string">
            <text:p>winden</text:p>
          </table:table-cell>
          <table:table-cell table:style-name="ce38" office:value-type="string">
            <text:p>windet</text:p>
          </table:table-cell>
          <table:table-cell table:style-name="ce38" office:value-type="string">
            <text:p>winden</text:p>
          </table:table-cell>
          <table:table-cell office:value-type="string">
            <text:p>wand</text:p>
          </table:table-cell>
          <table:table-cell office:value-type="string">
            <text:p>wandest</text:p>
          </table:table-cell>
          <table:table-cell office:value-type="string">
            <text:p>wand</text:p>
          </table:table-cell>
          <table:table-cell table:style-name="ce38" office:value-type="string">
            <text:p>wanden</text:p>
          </table:table-cell>
          <table:table-cell table:style-name="ce38" office:value-type="string">
            <text:p>wandet</text:p>
          </table:table-cell>
          <table:table-cell table:style-name="ce38" office:value-type="string">
            <text:p>wanden</text:p>
          </table:table-cell>
          <table:table-cell office:value-type="string">
            <text:p>windend</text:p>
          </table:table-cell>
          <table:table-cell office:value-type="string">
            <text:p>gewunden</text:p>
          </table:table-cell>
          <table:table-cell office:value-type="string">
            <text:p>winde</text:p>
          </table:table-cell>
          <table:table-cell office:value-type="string">
            <text:p>windet</text:p>
          </table:table-cell>
          <table:table-cell office:value-type="string">
            <text:p>win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ind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8">
            <text:p>16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inken</text:p>
          </table:table-cell>
          <table:table-cell office:value-type="string">
            <text:p>winke</text:p>
          </table:table-cell>
          <table:table-cell office:value-type="string">
            <text:p>winkst</text:p>
          </table:table-cell>
          <table:table-cell office:value-type="string">
            <text:p>winkt</text:p>
          </table:table-cell>
          <table:table-cell table:style-name="ce38" office:value-type="string">
            <text:p>winken</text:p>
          </table:table-cell>
          <table:table-cell table:style-name="ce38" office:value-type="string">
            <text:p>winkt</text:p>
          </table:table-cell>
          <table:table-cell table:style-name="ce38" office:value-type="string">
            <text:p>winken</text:p>
          </table:table-cell>
          <table:table-cell office:value-type="string">
            <text:p>wink</text:p>
          </table:table-cell>
          <table:table-cell office:value-type="string">
            <text:p>winkst</text:p>
          </table:table-cell>
          <table:table-cell office:value-type="string">
            <text:p>wink</text:p>
          </table:table-cell>
          <table:table-cell table:style-name="ce38" office:value-type="string">
            <text:p>winken</text:p>
          </table:table-cell>
          <table:table-cell table:style-name="ce38" office:value-type="string">
            <text:p>winkt</text:p>
          </table:table-cell>
          <table:table-cell table:style-name="ce38" office:value-type="string">
            <text:p>winken</text:p>
          </table:table-cell>
          <table:table-cell office:value-type="string">
            <text:p>winkend</text:p>
          </table:table-cell>
          <table:table-cell office:value-type="string">
            <text:p>gewunken</text:p>
          </table:table-cell>
          <table:table-cell office:value-type="string">
            <text:p>wink</text:p>
          </table:table-cell>
          <table:table-cell office:value-type="string">
            <text:p>winkt</text:p>
          </table:table-cell>
          <table:table-cell office:value-type="string">
            <text:p>wink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ink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-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69">
            <text:p>169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issen</text:p>
          </table:table-cell>
          <table:table-cell office:value-type="string">
            <text:p>weiß</text:p>
          </table:table-cell>
          <table:table-cell office:value-type="string">
            <text:p>weißt</text:p>
          </table:table-cell>
          <table:table-cell office:value-type="string">
            <text:p>weiß</text:p>
          </table:table-cell>
          <table:table-cell table:style-name="ce38" office:value-type="string">
            <text:p>wissen</text:p>
          </table:table-cell>
          <table:table-cell table:style-name="ce38" office:value-type="string">
            <text:p>wisst</text:p>
          </table:table-cell>
          <table:table-cell table:style-name="ce38" office:value-type="string">
            <text:p>wissen</text:p>
          </table:table-cell>
          <table:table-cell office:value-type="string">
            <text:p>wusste</text:p>
          </table:table-cell>
          <table:table-cell office:value-type="string">
            <text:p>wusstest</text:p>
          </table:table-cell>
          <table:table-cell office:value-type="string">
            <text:p>wusste</text:p>
          </table:table-cell>
          <table:table-cell table:style-name="ce38" office:value-type="string">
            <text:p>wussten</text:p>
          </table:table-cell>
          <table:table-cell table:style-name="ce38" office:value-type="string">
            <text:p>wusstet</text:p>
          </table:table-cell>
          <table:table-cell table:style-name="ce38" office:value-type="string">
            <text:p>wussten</text:p>
          </table:table-cell>
          <table:table-cell office:value-type="string">
            <text:p>wissend</text:p>
          </table:table-cell>
          <table:table-cell office:value-type="string">
            <text:p>gewusst</text:p>
          </table:table-cell>
          <table:table-cell office:value-type="string">
            <text:p>weiß</text:p>
          </table:table-cell>
          <table:table-cell office:value-type="string">
            <text:p>wisst</text:p>
          </table:table-cell>
          <table:table-cell office:value-type="string">
            <text:p>wi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iss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eiß / uss / uss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Modal</text:p>
          </table:table-cell>
          <table:table-cell table:style-name="ce45" office:value-type="string">
            <text:p>*</text:p>
          </table:table-cell>
          <table:table-cell table:style-name="ce42" office:value-type="float" office:value="170">
            <text:p>17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wollen</text:p>
          </table:table-cell>
          <table:table-cell office:value-type="string">
            <text:p>will</text:p>
          </table:table-cell>
          <table:table-cell office:value-type="string">
            <text:p>willst</text:p>
          </table:table-cell>
          <table:table-cell office:value-type="string">
            <text:p>will</text:p>
          </table:table-cell>
          <table:table-cell table:style-name="ce38" office:value-type="string">
            <text:p>wollen</text:p>
          </table:table-cell>
          <table:table-cell table:style-name="ce38" office:value-type="string">
            <text:p>wollt</text:p>
          </table:table-cell>
          <table:table-cell table:style-name="ce38" office:value-type="string">
            <text:p>wollen</text:p>
          </table:table-cell>
          <table:table-cell office:value-type="string">
            <text:p>wollte</text:p>
          </table:table-cell>
          <table:table-cell office:value-type="string">
            <text:p>wolltest</text:p>
          </table:table-cell>
          <table:table-cell office:value-type="string">
            <text:p>wollte</text:p>
          </table:table-cell>
          <table:table-cell table:style-name="ce38" office:value-type="string">
            <text:p>wollen</text:p>
          </table:table-cell>
          <table:table-cell table:style-name="ce38" office:value-type="string">
            <text:p>wollt</text:p>
          </table:table-cell>
          <table:table-cell table:style-name="ce38" office:value-type="string">
            <text:p>wollen</text:p>
          </table:table-cell>
          <table:table-cell office:value-type="string">
            <text:p>wollend</text:p>
          </table:table-cell>
          <table:table-cell office:value-type="string">
            <text:p>gewollt</text:p>
          </table:table-cell>
          <table:table-cell office:value-type="string">
            <text:p>wolle</text:p>
          </table:table-cell>
          <table:table-cell office:value-type="string">
            <text:p>wollt</text:p>
          </table:table-cell>
          <table:table-cell office:value-type="string">
            <text:p>wo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oll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o / o 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Modal</text:p>
          </table:table-cell>
          <table:table-cell table:style-name="ce45" office:value-type="string">
            <text:p>*</text:p>
          </table:table-cell>
          <table:table-cell table:style-name="ce42" office:value-type="float" office:value="171">
            <text:p>17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beißen</text:p>
          </table:table-cell>
          <table:table-cell office:value-type="string">
            <text:p>zerbeiße</text:p>
          </table:table-cell>
          <table:table-cell table:number-columns-repeated="2" office:value-type="string">
            <text:p>zerbeißt</text:p>
          </table:table-cell>
          <table:table-cell table:style-name="ce38" office:value-type="string">
            <text:p>zerbeißen</text:p>
          </table:table-cell>
          <table:table-cell table:style-name="ce38" office:value-type="string">
            <text:p>zerbeißt</text:p>
          </table:table-cell>
          <table:table-cell table:style-name="ce38" office:value-type="string">
            <text:p>zerbeißen</text:p>
          </table:table-cell>
          <table:table-cell office:value-type="string">
            <text:p>zerbiss</text:p>
          </table:table-cell>
          <table:table-cell office:value-type="string">
            <text:p>zerbisst</text:p>
          </table:table-cell>
          <table:table-cell office:value-type="string">
            <text:p>zerbiss</text:p>
          </table:table-cell>
          <table:table-cell table:style-name="ce38" office:value-type="string">
            <text:p>zerbissen</text:p>
          </table:table-cell>
          <table:table-cell table:style-name="ce38" office:value-type="string">
            <text:p>zerbisst</text:p>
          </table:table-cell>
          <table:table-cell table:style-name="ce38" office:value-type="string">
            <text:p>zerbissen</text:p>
          </table:table-cell>
          <table:table-cell office:value-type="string">
            <text:p>zerbeißend</text:p>
          </table:table-cell>
          <table:table-cell office:value-type="string">
            <text:p>zerbissen</text:p>
          </table:table-cell>
          <table:table-cell office:value-type="string">
            <text:p>zerbeiß</text:p>
          </table:table-cell>
          <table:table-cell office:value-type="string">
            <text:p>zerbeißt</text:p>
          </table:table-cell>
          <table:table-cell office:value-type="string">
            <text:p>zerb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ei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 / i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75">
            <text:p>17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biegen</text:p>
          </table:table-cell>
          <table:table-cell office:value-type="string">
            <text:p>zerbiege</text:p>
          </table:table-cell>
          <table:table-cell office:value-type="string">
            <text:p>zerbiegst</text:p>
          </table:table-cell>
          <table:table-cell office:value-type="string">
            <text:p>zerbiegt</text:p>
          </table:table-cell>
          <table:table-cell table:style-name="ce38" office:value-type="string">
            <text:p>zerbiegen</text:p>
          </table:table-cell>
          <table:table-cell table:style-name="ce38" office:value-type="string">
            <text:p>zerbiegt</text:p>
          </table:table-cell>
          <table:table-cell table:style-name="ce38" office:value-type="string">
            <text:p>zerbiegen</text:p>
          </table:table-cell>
          <table:table-cell office:value-type="string">
            <text:p>zerbog</text:p>
          </table:table-cell>
          <table:table-cell office:value-type="string">
            <text:p>zerbogst</text:p>
          </table:table-cell>
          <table:table-cell office:value-type="string">
            <text:p>zerbog</text:p>
          </table:table-cell>
          <table:table-cell table:style-name="ce38" office:value-type="string">
            <text:p>zerbogen</text:p>
          </table:table-cell>
          <table:table-cell table:style-name="ce38" office:value-type="string">
            <text:p>zerbogt</text:p>
          </table:table-cell>
          <table:table-cell table:style-name="ce38" office:value-type="string">
            <text:p>zerbogen</text:p>
          </table:table-cell>
          <table:table-cell office:value-type="string">
            <text:p>zerbiegend</text:p>
          </table:table-cell>
          <table:table-cell office:value-type="string">
            <text:p>zerbogen</text:p>
          </table:table-cell>
          <table:table-cell office:value-type="string">
            <text:p>zerbiege</text:p>
          </table:table-cell>
          <table:table-cell office:value-type="string">
            <text:p>zerbiegt</text:p>
          </table:table-cell>
          <table:table-cell office:value-type="string">
            <text:p>zerb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ie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78">
            <text:p>17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blasen</text:p>
          </table:table-cell>
          <table:table-cell office:value-type="string">
            <text:p>zerblase</text:p>
          </table:table-cell>
          <table:table-cell table:number-columns-repeated="2" office:value-type="string">
            <text:p>zerbläst</text:p>
          </table:table-cell>
          <table:table-cell table:style-name="ce38" office:value-type="string">
            <text:p>zerblasen</text:p>
          </table:table-cell>
          <table:table-cell table:style-name="ce38" office:value-type="string">
            <text:p>zerblast</text:p>
          </table:table-cell>
          <table:table-cell table:style-name="ce38" office:value-type="string">
            <text:p>zerblasen</text:p>
          </table:table-cell>
          <table:table-cell office:value-type="string">
            <text:p>zerbließ</text:p>
          </table:table-cell>
          <table:table-cell office:value-type="string">
            <text:p>zerbließt</text:p>
          </table:table-cell>
          <table:table-cell office:value-type="string">
            <text:p>zerbließ</text:p>
          </table:table-cell>
          <table:table-cell table:style-name="ce38" office:value-type="string">
            <text:p>zerbließen</text:p>
          </table:table-cell>
          <table:table-cell table:style-name="ce38" office:value-type="string">
            <text:p>zerbließt</text:p>
          </table:table-cell>
          <table:table-cell table:style-name="ce38" office:value-type="string">
            <text:p>zerbließen</text:p>
          </table:table-cell>
          <table:table-cell office:value-type="string">
            <text:p>zerblasend</text:p>
          </table:table-cell>
          <table:table-cell office:value-type="string">
            <text:p>zerblasen</text:p>
          </table:table-cell>
          <table:table-cell office:value-type="string">
            <text:p>zerblase</text:p>
          </table:table-cell>
          <table:table-cell office:value-type="string">
            <text:p>zerblast</text:p>
          </table:table-cell>
          <table:table-cell office:value-type="string">
            <text:p>zerbla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bla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e / ie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186">
            <text:p>18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fahren</text:p>
          </table:table-cell>
          <table:table-cell office:value-type="string">
            <text:p>zerfahre</text:p>
          </table:table-cell>
          <table:table-cell office:value-type="string">
            <text:p>zerfährst</text:p>
          </table:table-cell>
          <table:table-cell office:value-type="string">
            <text:p>zerfährt</text:p>
          </table:table-cell>
          <table:table-cell table:style-name="ce38" office:value-type="string">
            <text:p>zerfahren</text:p>
          </table:table-cell>
          <table:table-cell table:style-name="ce38" office:value-type="string">
            <text:p>zerfahrt</text:p>
          </table:table-cell>
          <table:table-cell table:style-name="ce38" office:value-type="string">
            <text:p>zerfahren</text:p>
          </table:table-cell>
          <table:table-cell office:value-type="string">
            <text:p>zerfuhr</text:p>
          </table:table-cell>
          <table:table-cell office:value-type="string">
            <text:p>zerfuhrst</text:p>
          </table:table-cell>
          <table:table-cell office:value-type="string">
            <text:p>zerfuhr</text:p>
          </table:table-cell>
          <table:table-cell table:style-name="ce38" office:value-type="string">
            <text:p>zerfuhren</text:p>
          </table:table-cell>
          <table:table-cell table:style-name="ce38" office:value-type="string">
            <text:p>zerfuhrt</text:p>
          </table:table-cell>
          <table:table-cell table:style-name="ce38" office:value-type="string">
            <text:p>zerfuhren</text:p>
          </table:table-cell>
          <table:table-cell office:value-type="string">
            <text:p>zerfahrend</text:p>
          </table:table-cell>
          <table:table-cell office:value-type="string">
            <text:p>zerfahren</text:p>
          </table:table-cell>
          <table:table-cell office:value-type="string">
            <text:p>zerfahre</text:p>
          </table:table-cell>
          <table:table-cell office:value-type="string">
            <text:p>zerfahrt</text:p>
          </table:table-cell>
          <table:table-cell office:value-type="string">
            <text:p>zerfahr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hr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08">
            <text:p>208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fallen</text:p>
          </table:table-cell>
          <table:table-cell office:value-type="string">
            <text:p>zerfalle</text:p>
          </table:table-cell>
          <table:table-cell office:value-type="string">
            <text:p>zerfällst</text:p>
          </table:table-cell>
          <table:table-cell office:value-type="string">
            <text:p>zerfällt</text:p>
          </table:table-cell>
          <table:table-cell table:style-name="ce38" office:value-type="string">
            <text:p>zerfallen</text:p>
          </table:table-cell>
          <table:table-cell table:style-name="ce38" office:value-type="string">
            <text:p>zerfallt</text:p>
          </table:table-cell>
          <table:table-cell table:style-name="ce38" office:value-type="string">
            <text:p>zerfallen</text:p>
          </table:table-cell>
          <table:table-cell office:value-type="string">
            <text:p>zerfiel</text:p>
          </table:table-cell>
          <table:table-cell office:value-type="string">
            <text:p>zerfielst</text:p>
          </table:table-cell>
          <table:table-cell office:value-type="string">
            <text:p>zerfiel</text:p>
          </table:table-cell>
          <table:table-cell table:style-name="ce38" office:value-type="string">
            <text:p>zerfielen</text:p>
          </table:table-cell>
          <table:table-cell table:style-name="ce38" office:value-type="string">
            <text:p>zerfielt</text:p>
          </table:table-cell>
          <table:table-cell table:style-name="ce38" office:value-type="string">
            <text:p>zerfielen</text:p>
          </table:table-cell>
          <table:table-cell office:value-type="string">
            <text:p>zerfallend</text:p>
          </table:table-cell>
          <table:table-cell office:value-type="string">
            <text:p>zerfallen</text:p>
          </table:table-cell>
          <table:table-cell office:value-type="string">
            <text:p>zerfall</text:p>
          </table:table-cell>
          <table:table-cell office:value-type="string">
            <text:p>zerfallt</text:p>
          </table:table-cell>
          <table:table-cell office:value-type="string">
            <text:p>zerfall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all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13">
            <text:p>213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fliegen</text:p>
          </table:table-cell>
          <table:table-cell office:value-type="string">
            <text:p>zerfliege</text:p>
          </table:table-cell>
          <table:table-cell office:value-type="string">
            <text:p>zerfliegst</text:p>
          </table:table-cell>
          <table:table-cell office:value-type="string">
            <text:p>zerfliegt</text:p>
          </table:table-cell>
          <table:table-cell table:style-name="ce38" office:value-type="string">
            <text:p>zerfliegen</text:p>
          </table:table-cell>
          <table:table-cell table:style-name="ce38" office:value-type="string">
            <text:p>zerfliegt</text:p>
          </table:table-cell>
          <table:table-cell table:style-name="ce38" office:value-type="string">
            <text:p>zerfliegen</text:p>
          </table:table-cell>
          <table:table-cell office:value-type="string">
            <text:p>zerflog</text:p>
          </table:table-cell>
          <table:table-cell office:value-type="string">
            <text:p>zerflogst</text:p>
          </table:table-cell>
          <table:table-cell office:value-type="string">
            <text:p>zerflog</text:p>
          </table:table-cell>
          <table:table-cell table:style-name="ce38" office:value-type="string">
            <text:p>zerflogen</text:p>
          </table:table-cell>
          <table:table-cell table:style-name="ce38" office:value-type="string">
            <text:p>zerflogt</text:p>
          </table:table-cell>
          <table:table-cell table:style-name="ce38" office:value-type="string">
            <text:p>zerflogen</text:p>
          </table:table-cell>
          <table:table-cell office:value-type="string">
            <text:p>zerfliegend</text:p>
          </table:table-cell>
          <table:table-cell office:value-type="string">
            <text:p>zerflogen</text:p>
          </table:table-cell>
          <table:table-cell office:value-type="string">
            <text:p>zerflieg</text:p>
          </table:table-cell>
          <table:table-cell office:value-type="string">
            <text:p>zerfliegt</text:p>
          </table:table-cell>
          <table:table-cell office:value-type="string">
            <text:p>zerflie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1">
            <text:p>22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fließen</text:p>
          </table:table-cell>
          <table:table-cell office:value-type="string">
            <text:p>zerfließe</text:p>
          </table:table-cell>
          <table:table-cell table:number-columns-repeated="2" office:value-type="string">
            <text:p>zerfließt</text:p>
          </table:table-cell>
          <table:table-cell table:style-name="ce38" office:value-type="string">
            <text:p>zerfließen</text:p>
          </table:table-cell>
          <table:table-cell table:style-name="ce38" office:value-type="string">
            <text:p>zerfließt</text:p>
          </table:table-cell>
          <table:table-cell table:style-name="ce38" office:value-type="string">
            <text:p>zerfließen</text:p>
          </table:table-cell>
          <table:table-cell office:value-type="string">
            <text:p>zerfloss</text:p>
          </table:table-cell>
          <table:table-cell office:value-type="string">
            <text:p>zerflosst</text:p>
          </table:table-cell>
          <table:table-cell office:value-type="string">
            <text:p>zerfloss</text:p>
          </table:table-cell>
          <table:table-cell table:style-name="ce38" office:value-type="string">
            <text:p>zerflossen</text:p>
          </table:table-cell>
          <table:table-cell table:style-name="ce38" office:value-type="string">
            <text:p>zerflosst</text:p>
          </table:table-cell>
          <table:table-cell table:style-name="ce38" office:value-type="string">
            <text:p>zerflossen</text:p>
          </table:table-cell>
          <table:table-cell office:value-type="string">
            <text:p>zerfließend</text:p>
          </table:table-cell>
          <table:table-cell office:value-type="string">
            <text:p>zerflossen</text:p>
          </table:table-cell>
          <table:table-cell office:value-type="string">
            <text:p>zerfließ</text:p>
          </table:table-cell>
          <table:table-cell office:value-type="string">
            <text:p>zerfließt</text:p>
          </table:table-cell>
          <table:table-cell office:value-type="string">
            <text:p>zerfl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ließ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4">
            <text:p>22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fressen</text:p>
          </table:table-cell>
          <table:table-cell office:value-type="string">
            <text:p>zerfresse</text:p>
          </table:table-cell>
          <table:table-cell table:number-columns-repeated="2" office:value-type="string">
            <text:p>zerfrisst</text:p>
          </table:table-cell>
          <table:table-cell table:style-name="ce38" office:value-type="string">
            <text:p>zerfressen</text:p>
          </table:table-cell>
          <table:table-cell table:style-name="ce38" office:value-type="string">
            <text:p>zerfresst</text:p>
          </table:table-cell>
          <table:table-cell table:style-name="ce38" office:value-type="string">
            <text:p>zerfressen</text:p>
          </table:table-cell>
          <table:table-cell office:value-type="string">
            <text:p>zerfraß</text:p>
          </table:table-cell>
          <table:table-cell office:value-type="string">
            <text:p>zerfraßt</text:p>
          </table:table-cell>
          <table:table-cell office:value-type="string">
            <text:p>zerfraß</text:p>
          </table:table-cell>
          <table:table-cell table:style-name="ce38" office:value-type="string">
            <text:p>zerfraßen</text:p>
          </table:table-cell>
          <table:table-cell table:style-name="ce38" office:value-type="string">
            <text:p>zerfraßt</text:p>
          </table:table-cell>
          <table:table-cell table:style-name="ce38" office:value-type="string">
            <text:p>zerfraßen</text:p>
          </table:table-cell>
          <table:table-cell office:value-type="string">
            <text:p>zerfressend</text:p>
          </table:table-cell>
          <table:table-cell office:value-type="string">
            <text:p>zerfressen</text:p>
          </table:table-cell>
          <table:table-cell office:value-type="string">
            <text:p>zerfriss</text:p>
          </table:table-cell>
          <table:table-cell office:value-type="string">
            <text:p>zerfresst</text:p>
          </table:table-cell>
          <table:table-cell office:value-type="string">
            <text:p>zerfress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fress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ss / aß / ess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25">
            <text:p>22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gehen</text:p>
          </table:table-cell>
          <table:table-cell office:value-type="string">
            <text:p>zergehe</text:p>
          </table:table-cell>
          <table:table-cell office:value-type="string">
            <text:p>zergehst</text:p>
          </table:table-cell>
          <table:table-cell office:value-type="string">
            <text:p>zergeht</text:p>
          </table:table-cell>
          <table:table-cell table:style-name="ce38" office:value-type="string">
            <text:p>zergehen</text:p>
          </table:table-cell>
          <table:table-cell table:style-name="ce38" office:value-type="string">
            <text:p>zergeht</text:p>
          </table:table-cell>
          <table:table-cell table:style-name="ce38" office:value-type="string">
            <text:p>zergehen</text:p>
          </table:table-cell>
          <table:table-cell office:value-type="string">
            <text:p>zerging</text:p>
          </table:table-cell>
          <table:table-cell office:value-type="string">
            <text:p>zergingst</text:p>
          </table:table-cell>
          <table:table-cell office:value-type="string">
            <text:p>zerging</text:p>
          </table:table-cell>
          <table:table-cell table:style-name="ce38" office:value-type="string">
            <text:p>zergingen</text:p>
          </table:table-cell>
          <table:table-cell table:style-name="ce38" office:value-type="string">
            <text:p>zergingt</text:p>
          </table:table-cell>
          <table:table-cell table:style-name="ce38" office:value-type="string">
            <text:p>zergingen</text:p>
          </table:table-cell>
          <table:table-cell office:value-type="string">
            <text:p>zergehend</text:p>
          </table:table-cell>
          <table:table-cell office:value-type="string">
            <text:p>zergangen</text:p>
          </table:table-cell>
          <table:table-cell office:value-type="string">
            <text:p>zergeh</text:p>
          </table:table-cell>
          <table:table-cell office:value-type="string">
            <text:p>zergeht</text:p>
          </table:table-cell>
          <table:table-cell office:value-type="string">
            <text:p>zerg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geh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ing / ang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32">
            <text:p>23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laufen</text:p>
          </table:table-cell>
          <table:table-cell office:value-type="string">
            <text:p>zerlaufe</text:p>
          </table:table-cell>
          <table:table-cell office:value-type="string">
            <text:p>zerläufst</text:p>
          </table:table-cell>
          <table:table-cell office:value-type="string">
            <text:p>zerläuft</text:p>
          </table:table-cell>
          <table:table-cell table:style-name="ce38" office:value-type="string">
            <text:p>zerlaufen</text:p>
          </table:table-cell>
          <table:table-cell table:style-name="ce38" office:value-type="string">
            <text:p>zerlauft</text:p>
          </table:table-cell>
          <table:table-cell table:style-name="ce38" office:value-type="string">
            <text:p>zerlaufen</text:p>
          </table:table-cell>
          <table:table-cell office:value-type="string">
            <text:p>zerlief</text:p>
          </table:table-cell>
          <table:table-cell office:value-type="string">
            <text:p>zerliefst</text:p>
          </table:table-cell>
          <table:table-cell office:value-type="string">
            <text:p>zerlief</text:p>
          </table:table-cell>
          <table:table-cell table:style-name="ce38" office:value-type="string">
            <text:p>zerliefen</text:p>
          </table:table-cell>
          <table:table-cell table:style-name="ce38" office:value-type="string">
            <text:p>zerlieft</text:p>
          </table:table-cell>
          <table:table-cell table:style-name="ce38" office:value-type="string">
            <text:p>zerliefen</text:p>
          </table:table-cell>
          <table:table-cell office:value-type="string">
            <text:p>zerlaufend</text:p>
          </table:table-cell>
          <table:table-cell office:value-type="string">
            <text:p>zerlaufen</text:p>
          </table:table-cell>
          <table:table-cell office:value-type="string">
            <text:p>zerlaufe</text:p>
          </table:table-cell>
          <table:table-cell office:value-type="string">
            <text:p>zerlauft</text:p>
          </table:table-cell>
          <table:table-cell office:value-type="string">
            <text:p>zerlau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lau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ä / ie / a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70">
            <text:p>270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nehmen</text:p>
          </table:table-cell>
          <table:table-cell office:value-type="string">
            <text:p>zernehme</text:p>
          </table:table-cell>
          <table:table-cell office:value-type="string">
            <text:p>zernimmst</text:p>
          </table:table-cell>
          <table:table-cell office:value-type="string">
            <text:p>zernimmt</text:p>
          </table:table-cell>
          <table:table-cell table:style-name="ce38" office:value-type="string">
            <text:p>zernehmen</text:p>
          </table:table-cell>
          <table:table-cell table:style-name="ce38" office:value-type="string">
            <text:p>zernehmt</text:p>
          </table:table-cell>
          <table:table-cell table:style-name="ce38" office:value-type="string">
            <text:p>zernehmen</text:p>
          </table:table-cell>
          <table:table-cell office:value-type="string">
            <text:p>zernahm</text:p>
          </table:table-cell>
          <table:table-cell office:value-type="string">
            <text:p>zernahmst</text:p>
          </table:table-cell>
          <table:table-cell office:value-type="string">
            <text:p>zernahm</text:p>
          </table:table-cell>
          <table:table-cell table:style-name="ce38" office:value-type="string">
            <text:p>zernahmen</text:p>
          </table:table-cell>
          <table:table-cell table:style-name="ce38" office:value-type="string">
            <text:p>zernahmt</text:p>
          </table:table-cell>
          <table:table-cell table:style-name="ce38" office:value-type="string">
            <text:p>zernahmen</text:p>
          </table:table-cell>
          <table:table-cell office:value-type="string">
            <text:p>zernehmend</text:p>
          </table:table-cell>
          <table:table-cell office:value-type="string">
            <text:p>zernommen</text:p>
          </table:table-cell>
          <table:table-cell office:value-type="string">
            <text:p>zernimm</text:p>
          </table:table-cell>
          <table:table-cell office:value-type="string">
            <text:p>zernehmt</text:p>
          </table:table-cell>
          <table:table-cell office:value-type="string">
            <text:p>zernehm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nehm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mm / ahm / omm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85">
            <text:p>285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reiben</text:p>
          </table:table-cell>
          <table:table-cell office:value-type="string">
            <text:p>zerreibe</text:p>
          </table:table-cell>
          <table:table-cell office:value-type="string">
            <text:p>zerreibst</text:p>
          </table:table-cell>
          <table:table-cell office:value-type="string">
            <text:p>zerreibt</text:p>
          </table:table-cell>
          <table:table-cell table:style-name="ce38" office:value-type="string">
            <text:p>zerreiben</text:p>
          </table:table-cell>
          <table:table-cell table:style-name="ce38" office:value-type="string">
            <text:p>zerreibt</text:p>
          </table:table-cell>
          <table:table-cell table:style-name="ce38" office:value-type="string">
            <text:p>zerreiben</text:p>
          </table:table-cell>
          <table:table-cell office:value-type="string">
            <text:p>zerrieb</text:p>
          </table:table-cell>
          <table:table-cell office:value-type="string">
            <text:p>zerriebst</text:p>
          </table:table-cell>
          <table:table-cell office:value-type="string">
            <text:p>zerrieb</text:p>
          </table:table-cell>
          <table:table-cell table:style-name="ce38" office:value-type="string">
            <text:p>zerrieben</text:p>
          </table:table-cell>
          <table:table-cell table:style-name="ce38" office:value-type="string">
            <text:p>zerriebt</text:p>
          </table:table-cell>
          <table:table-cell table:style-name="ce38" office:value-type="string">
            <text:p>zerrieben</text:p>
          </table:table-cell>
          <table:table-cell office:value-type="string">
            <text:p>zerreibend</text:p>
          </table:table-cell>
          <table:table-cell office:value-type="string">
            <text:p>zerrieben</text:p>
          </table:table-cell>
          <table:table-cell office:value-type="string">
            <text:p>zerreib</text:p>
          </table:table-cell>
          <table:table-cell office:value-type="string">
            <text:p>zerreibt</text:p>
          </table:table-cell>
          <table:table-cell office:value-type="string">
            <text:p>zerreib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b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a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2">
            <text:p>29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reißen</text:p>
          </table:table-cell>
          <table:table-cell office:value-type="string">
            <text:p>zerreiße</text:p>
          </table:table-cell>
          <table:table-cell table:number-columns-repeated="2" office:value-type="string">
            <text:p>zerreißt</text:p>
          </table:table-cell>
          <table:table-cell table:style-name="ce38" office:value-type="string">
            <text:p>zerreißen</text:p>
          </table:table-cell>
          <table:table-cell table:style-name="ce38" office:value-type="string">
            <text:p>zerreißt</text:p>
          </table:table-cell>
          <table:table-cell table:style-name="ce38" office:value-type="string">
            <text:p>zerreißen</text:p>
          </table:table-cell>
          <table:table-cell office:value-type="string">
            <text:p>zerriss</text:p>
          </table:table-cell>
          <table:table-cell office:value-type="string">
            <text:p>zerrisst</text:p>
          </table:table-cell>
          <table:table-cell office:value-type="string">
            <text:p>zerriss</text:p>
          </table:table-cell>
          <table:table-cell table:style-name="ce38" office:value-type="string">
            <text:p>zerrissen</text:p>
          </table:table-cell>
          <table:table-cell table:style-name="ce38" office:value-type="string">
            <text:p>zerrisst</text:p>
          </table:table-cell>
          <table:table-cell table:style-name="ce38" office:value-type="string">
            <text:p>zerrissen</text:p>
          </table:table-cell>
          <table:table-cell office:value-type="string">
            <text:p>zerreißend</text:p>
          </table:table-cell>
          <table:table-cell office:value-type="string">
            <text:p>zerrissen</text:p>
          </table:table-cell>
          <table:table-cell office:value-type="string">
            <text:p>zerreiß</text:p>
          </table:table-cell>
          <table:table-cell office:value-type="string">
            <text:p>zerreißt</text:p>
          </table:table-cell>
          <table:table-cell office:value-type="string">
            <text:p>zerr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eiß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/sein</text:p>
          </table:table-cell>
          <table:table-cell table:style-name="ce47" office:value-type="string">
            <text:p>- / iss / iss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294">
            <text:p>29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rinnen</text:p>
          </table:table-cell>
          <table:table-cell office:value-type="string">
            <text:p>zerrinne</text:p>
          </table:table-cell>
          <table:table-cell table:number-columns-repeated="2" office:value-type="string">
            <text:p>zerrinnt</text:p>
          </table:table-cell>
          <table:table-cell table:style-name="ce38" office:value-type="string">
            <text:p>zerrinnen</text:p>
          </table:table-cell>
          <table:table-cell table:style-name="ce38" office:value-type="string">
            <text:p>zerrinnt</text:p>
          </table:table-cell>
          <table:table-cell table:style-name="ce38" office:value-type="string">
            <text:p>zerrinnen</text:p>
          </table:table-cell>
          <table:table-cell office:value-type="string">
            <text:p>zerrann</text:p>
          </table:table-cell>
          <table:table-cell office:value-type="string">
            <text:p>zerrannt</text:p>
          </table:table-cell>
          <table:table-cell office:value-type="string">
            <text:p>zerrann</text:p>
          </table:table-cell>
          <table:table-cell table:style-name="ce38" office:value-type="string">
            <text:p>zerrannen</text:p>
          </table:table-cell>
          <table:table-cell table:style-name="ce38" office:value-type="string">
            <text:p>zerranntet</text:p>
          </table:table-cell>
          <table:table-cell table:style-name="ce38" office:value-type="string">
            <text:p>zerrannen</text:p>
          </table:table-cell>
          <table:table-cell office:value-type="string">
            <text:p>zerrinnend</text:p>
          </table:table-cell>
          <table:table-cell office:value-type="string">
            <text:p>zerronnen</text:p>
          </table:table-cell>
          <table:table-cell office:value-type="string">
            <text:p>zerrinne</text:p>
          </table:table-cell>
          <table:table-cell office:value-type="string">
            <text:p>zerrinnt</text:p>
          </table:table-cell>
          <table:table-cell office:value-type="string">
            <text:p>zerrinn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rinn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o / o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01">
            <text:p>301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chießen</text:p>
          </table:table-cell>
          <table:table-cell office:value-type="string">
            <text:p>zerschieße</text:p>
          </table:table-cell>
          <table:table-cell table:number-columns-repeated="2" office:value-type="string">
            <text:p>zerschießt</text:p>
          </table:table-cell>
          <table:table-cell table:style-name="ce38" office:value-type="string">
            <text:p>zerschießen</text:p>
          </table:table-cell>
          <table:table-cell table:style-name="ce38" office:value-type="string">
            <text:p>zerschießt</text:p>
          </table:table-cell>
          <table:table-cell table:style-name="ce38" office:value-type="string">
            <text:p>zerschießen</text:p>
          </table:table-cell>
          <table:table-cell office:value-type="string">
            <text:p>zerschoss</text:p>
          </table:table-cell>
          <table:table-cell office:value-type="string">
            <text:p>zerschosst</text:p>
          </table:table-cell>
          <table:table-cell office:value-type="string">
            <text:p>zerschoss</text:p>
          </table:table-cell>
          <table:table-cell table:style-name="ce38" office:value-type="string">
            <text:p>zerschossen</text:p>
          </table:table-cell>
          <table:table-cell table:style-name="ce38" office:value-type="string">
            <text:p>zerschosst</text:p>
          </table:table-cell>
          <table:table-cell table:style-name="ce38" office:value-type="string">
            <text:p>zerschossen</text:p>
          </table:table-cell>
          <table:table-cell office:value-type="string">
            <text:p>zerschießend</text:p>
          </table:table-cell>
          <table:table-cell office:value-type="string">
            <text:p>zerschossen</text:p>
          </table:table-cell>
          <table:table-cell office:value-type="string">
            <text:p>zerschieß</text:p>
          </table:table-cell>
          <table:table-cell office:value-type="string">
            <text:p>zerschießt</text:p>
          </table:table-cell>
          <table:table-cell office:value-type="string">
            <text:p>zerschie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ie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ss / oss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17">
            <text:p>31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chlagen</text:p>
          </table:table-cell>
          <table:table-cell office:value-type="string">
            <text:p>zerschlage</text:p>
          </table:table-cell>
          <table:table-cell office:value-type="string">
            <text:p>zerschlägst</text:p>
          </table:table-cell>
          <table:table-cell office:value-type="string">
            <text:p>zerschlägt</text:p>
          </table:table-cell>
          <table:table-cell table:style-name="ce38" office:value-type="string">
            <text:p>zerschlagen</text:p>
          </table:table-cell>
          <table:table-cell table:style-name="ce38" office:value-type="string">
            <text:p>zerschlagt</text:p>
          </table:table-cell>
          <table:table-cell table:style-name="ce38" office:value-type="string">
            <text:p>zerschlagen</text:p>
          </table:table-cell>
          <table:table-cell office:value-type="string">
            <text:p>zerschlug</text:p>
          </table:table-cell>
          <table:table-cell office:value-type="string">
            <text:p>zerschlugst</text:p>
          </table:table-cell>
          <table:table-cell office:value-type="string">
            <text:p>zerschlug</text:p>
          </table:table-cell>
          <table:table-cell table:style-name="ce38" office:value-type="string">
            <text:p>zerschlugen</text:p>
          </table:table-cell>
          <table:table-cell table:style-name="ce38" office:value-type="string">
            <text:p>zerschlugt</text:p>
          </table:table-cell>
          <table:table-cell table:style-name="ce38" office:value-type="string">
            <text:p>zerschlugen</text:p>
          </table:table-cell>
          <table:table-cell office:value-type="string">
            <text:p>zerschlagend</text:p>
          </table:table-cell>
          <table:table-cell office:value-type="string">
            <text:p>zerschlagen</text:p>
          </table:table-cell>
          <table:table-cell office:value-type="string">
            <text:p>zerschlag</text:p>
          </table:table-cell>
          <table:table-cell office:value-type="string">
            <text:p>zerschlagt</text:p>
          </table:table-cell>
          <table:table-cell office:value-type="string">
            <text:p>zerschla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lag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ä / u / a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22">
            <text:p>32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chmeißen</text:p>
          </table:table-cell>
          <table:table-cell office:value-type="string">
            <text:p>zerschmeiße</text:p>
          </table:table-cell>
          <table:table-cell table:number-columns-repeated="2" office:value-type="string">
            <text:p>zerschmeißt</text:p>
          </table:table-cell>
          <table:table-cell table:style-name="ce38" office:value-type="string">
            <text:p>zerschmeißen</text:p>
          </table:table-cell>
          <table:table-cell table:style-name="ce38" office:value-type="string">
            <text:p>zerschmeißt</text:p>
          </table:table-cell>
          <table:table-cell table:style-name="ce38" office:value-type="string">
            <text:p>zerschmeißen</text:p>
          </table:table-cell>
          <table:table-cell office:value-type="string">
            <text:p>zerschmiss</text:p>
          </table:table-cell>
          <table:table-cell office:value-type="string">
            <text:p>zerschmisst</text:p>
          </table:table-cell>
          <table:table-cell office:value-type="string">
            <text:p>zerschmiss</text:p>
          </table:table-cell>
          <table:table-cell table:style-name="ce38" office:value-type="string">
            <text:p>zerschmissen</text:p>
          </table:table-cell>
          <table:table-cell table:style-name="ce38" office:value-type="string">
            <text:p>zerschmisst</text:p>
          </table:table-cell>
          <table:table-cell table:style-name="ce38" office:value-type="string">
            <text:p>zerschmissen</text:p>
          </table:table-cell>
          <table:table-cell office:value-type="string">
            <text:p>zerschmeißend</text:p>
          </table:table-cell>
          <table:table-cell office:value-type="string">
            <text:p>zerschmissen</text:p>
          </table:table-cell>
          <table:table-cell office:value-type="string">
            <text:p>zerschmeiße</text:p>
          </table:table-cell>
          <table:table-cell office:value-type="string">
            <text:p>zerschmeißt</text:p>
          </table:table-cell>
          <table:table-cell office:value-type="string">
            <text:p>zerschmeiß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meiß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ss / iss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2">
            <text:p>33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chneiden</text:p>
          </table:table-cell>
          <table:table-cell office:value-type="string">
            <text:p>zerschneide</text:p>
          </table:table-cell>
          <table:table-cell office:value-type="string">
            <text:p>zerschneidest</text:p>
          </table:table-cell>
          <table:table-cell office:value-type="string">
            <text:p>zerschneidet</text:p>
          </table:table-cell>
          <table:table-cell table:style-name="ce38" office:value-type="string">
            <text:p>zerschneiden</text:p>
          </table:table-cell>
          <table:table-cell table:style-name="ce38" office:value-type="string">
            <text:p>zerschneidet</text:p>
          </table:table-cell>
          <table:table-cell table:style-name="ce38" office:value-type="string">
            <text:p>zerschneiden</text:p>
          </table:table-cell>
          <table:table-cell office:value-type="string">
            <text:p>zerschnitt</text:p>
          </table:table-cell>
          <table:table-cell office:value-type="string">
            <text:p>zerschnittst</text:p>
          </table:table-cell>
          <table:table-cell office:value-type="string">
            <text:p>zerschnitt</text:p>
          </table:table-cell>
          <table:table-cell table:style-name="ce38" office:value-type="string">
            <text:p>zerschnitten</text:p>
          </table:table-cell>
          <table:table-cell table:style-name="ce38" office:value-type="string">
            <text:p>zerschnitt</text:p>
          </table:table-cell>
          <table:table-cell table:style-name="ce38" office:value-type="string">
            <text:p>zerschnitten</text:p>
          </table:table-cell>
          <table:table-cell office:value-type="string">
            <text:p>zerschneidend</text:p>
          </table:table-cell>
          <table:table-cell office:value-type="string">
            <text:p>zerschnitten</text:p>
          </table:table-cell>
          <table:table-cell office:value-type="string">
            <text:p>zerschneide</text:p>
          </table:table-cell>
          <table:table-cell office:value-type="string">
            <text:p>zerschneidet</text:p>
          </table:table-cell>
          <table:table-cell office:value-type="string">
            <text:p>zerschneid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chneid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36">
            <text:p>33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pringen</text:p>
          </table:table-cell>
          <table:table-cell office:value-type="string">
            <text:p>zerspringe</text:p>
          </table:table-cell>
          <table:table-cell office:value-type="string">
            <text:p>zerspringst</text:p>
          </table:table-cell>
          <table:table-cell office:value-type="string">
            <text:p>zerspringt</text:p>
          </table:table-cell>
          <table:table-cell table:style-name="ce38" office:value-type="string">
            <text:p>zerspringen</text:p>
          </table:table-cell>
          <table:table-cell table:style-name="ce38" office:value-type="string">
            <text:p>zerspringt</text:p>
          </table:table-cell>
          <table:table-cell table:style-name="ce38" office:value-type="string">
            <text:p>zerspringen</text:p>
          </table:table-cell>
          <table:table-cell office:value-type="string">
            <text:p>zersprang</text:p>
          </table:table-cell>
          <table:table-cell office:value-type="string">
            <text:p>zersprangst</text:p>
          </table:table-cell>
          <table:table-cell office:value-type="string">
            <text:p>zersprang</text:p>
          </table:table-cell>
          <table:table-cell table:style-name="ce38" office:value-type="string">
            <text:p>zersprangen</text:p>
          </table:table-cell>
          <table:table-cell table:style-name="ce38" office:value-type="string">
            <text:p>zersprangt</text:p>
          </table:table-cell>
          <table:table-cell table:style-name="ce38" office:value-type="string">
            <text:p>zersprangen</text:p>
          </table:table-cell>
          <table:table-cell office:value-type="string">
            <text:p>zerspringend</text:p>
          </table:table-cell>
          <table:table-cell office:value-type="string">
            <text:p>zersprungen</text:p>
          </table:table-cell>
          <table:table-cell office:value-type="string">
            <text:p>zerspring</text:p>
          </table:table-cell>
          <table:table-cell office:value-type="string">
            <text:p>zerspringt</text:p>
          </table:table-cell>
          <table:table-cell office:value-type="string">
            <text:p>zerspr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pring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sein <text:s text:c="2"/></text:p>
          </table:table-cell>
          <table:table-cell table:style-name="ce47" office:value-type="string">
            <text:p>- / a / u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4">
            <text:p>36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techen</text:p>
          </table:table-cell>
          <table:table-cell office:value-type="string">
            <text:p>zersteche</text:p>
          </table:table-cell>
          <table:table-cell office:value-type="string">
            <text:p>zerstichst</text:p>
          </table:table-cell>
          <table:table-cell office:value-type="string">
            <text:p>zersticht</text:p>
          </table:table-cell>
          <table:table-cell table:style-name="ce38" office:value-type="string">
            <text:p>zerstechen</text:p>
          </table:table-cell>
          <table:table-cell table:style-name="ce38" office:value-type="string">
            <text:p>zerstecht</text:p>
          </table:table-cell>
          <table:table-cell table:style-name="ce38" office:value-type="string">
            <text:p>zerstechen</text:p>
          </table:table-cell>
          <table:table-cell office:value-type="string">
            <text:p>zerstach</text:p>
          </table:table-cell>
          <table:table-cell office:value-type="string">
            <text:p>zerstachst</text:p>
          </table:table-cell>
          <table:table-cell office:value-type="string">
            <text:p>zerstach</text:p>
          </table:table-cell>
          <table:table-cell table:style-name="ce38" office:value-type="string">
            <text:p>zerstachen</text:p>
          </table:table-cell>
          <table:table-cell table:style-name="ce38" office:value-type="string">
            <text:p>zerstacht</text:p>
          </table:table-cell>
          <table:table-cell table:style-name="ce38" office:value-type="string">
            <text:p>zerstachen</text:p>
          </table:table-cell>
          <table:table-cell office:value-type="string">
            <text:p>zerstechend</text:p>
          </table:table-cell>
          <table:table-cell office:value-type="string">
            <text:p>zerstochen</text:p>
          </table:table-cell>
          <table:table-cell office:value-type="string">
            <text:p>zerstich</text:p>
          </table:table-cell>
          <table:table-cell office:value-type="string">
            <text:p>zerstecht</text:p>
          </table:table-cell>
          <table:table-cell office:value-type="string">
            <text:p>zerstec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ech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67">
            <text:p>367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streiten</text:p>
          </table:table-cell>
          <table:table-cell office:value-type="string">
            <text:p>zerstreite</text:p>
          </table:table-cell>
          <table:table-cell office:value-type="string">
            <text:p>zerstreitest</text:p>
          </table:table-cell>
          <table:table-cell office:value-type="string">
            <text:p>zerstreitet</text:p>
          </table:table-cell>
          <table:table-cell table:style-name="ce38" office:value-type="string">
            <text:p>zerstreiten</text:p>
          </table:table-cell>
          <table:table-cell table:style-name="ce38" office:value-type="string">
            <text:p>zerstreitet</text:p>
          </table:table-cell>
          <table:table-cell table:style-name="ce38" office:value-type="string">
            <text:p>zerstreiten</text:p>
          </table:table-cell>
          <table:table-cell office:value-type="string">
            <text:p>zerstritt</text:p>
          </table:table-cell>
          <table:table-cell office:value-type="string">
            <text:p>zerstrittst</text:p>
          </table:table-cell>
          <table:table-cell office:value-type="string">
            <text:p>zerstritt</text:p>
          </table:table-cell>
          <table:table-cell table:style-name="ce38" office:value-type="string">
            <text:p>zerstritten</text:p>
          </table:table-cell>
          <table:table-cell table:style-name="ce38" office:value-type="string">
            <text:p>zerstritt</text:p>
          </table:table-cell>
          <table:table-cell table:style-name="ce38" office:value-type="string">
            <text:p>zerstritten</text:p>
          </table:table-cell>
          <table:table-cell office:value-type="string">
            <text:p>zerstreitend</text:p>
          </table:table-cell>
          <table:table-cell office:value-type="string">
            <text:p>zerstritten</text:p>
          </table:table-cell>
          <table:table-cell office:value-type="string">
            <text:p>zerstreite</text:p>
          </table:table-cell>
          <table:table-cell office:value-type="string">
            <text:p>zerstreitet</text:p>
          </table:table-cell>
          <table:table-cell office:value-type="string">
            <text:p>zerstrei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streit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itt / itt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86">
            <text:p>386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treten</text:p>
          </table:table-cell>
          <table:table-cell office:value-type="string">
            <text:p>zertrete</text:p>
          </table:table-cell>
          <table:table-cell office:value-type="string">
            <text:p>zertrittst</text:p>
          </table:table-cell>
          <table:table-cell office:value-type="string">
            <text:p>zertritt</text:p>
          </table:table-cell>
          <table:table-cell table:style-name="ce38" office:value-type="string">
            <text:p>zertreten</text:p>
          </table:table-cell>
          <table:table-cell table:style-name="ce38" office:value-type="string">
            <text:p>zertretet</text:p>
          </table:table-cell>
          <table:table-cell table:style-name="ce38" office:value-type="string">
            <text:p>zertreten</text:p>
          </table:table-cell>
          <table:table-cell office:value-type="string">
            <text:p>zertrat</text:p>
          </table:table-cell>
          <table:table-cell office:value-type="string">
            <text:p>zertratest</text:p>
          </table:table-cell>
          <table:table-cell office:value-type="string">
            <text:p>zertrat</text:p>
          </table:table-cell>
          <table:table-cell table:style-name="ce38" office:value-type="string">
            <text:p>zertraten</text:p>
          </table:table-cell>
          <table:table-cell table:style-name="ce38" office:value-type="string">
            <text:p>zertrat</text:p>
          </table:table-cell>
          <table:table-cell table:style-name="ce38" office:value-type="string">
            <text:p>zertraten</text:p>
          </table:table-cell>
          <table:table-cell office:value-type="string">
            <text:p>zertretend</text:p>
          </table:table-cell>
          <table:table-cell office:value-type="string">
            <text:p>zertreten</text:p>
          </table:table-cell>
          <table:table-cell office:value-type="string">
            <text:p>zertritt</text:p>
          </table:table-cell>
          <table:table-cell office:value-type="string">
            <text:p>zertretet</text:p>
          </table:table-cell>
          <table:table-cell office:value-type="string">
            <text:p>zertret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treten</text:p>
          </table:table-cell>
          <table:table-cell table:style-name="ce45" office:value-type="string">
            <text:p>D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tt / at / et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394">
            <text:p>39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erwerfen</text:p>
          </table:table-cell>
          <table:table-cell office:value-type="string">
            <text:p>zerwerfe</text:p>
          </table:table-cell>
          <table:table-cell office:value-type="string">
            <text:p>zerwirfst</text:p>
          </table:table-cell>
          <table:table-cell office:value-type="string">
            <text:p>zerwirft</text:p>
          </table:table-cell>
          <table:table-cell table:style-name="ce38" office:value-type="string">
            <text:p>zerwerfen</text:p>
          </table:table-cell>
          <table:table-cell table:style-name="ce38" office:value-type="string">
            <text:p>zerwerft</text:p>
          </table:table-cell>
          <table:table-cell table:style-name="ce38" office:value-type="string">
            <text:p>zerwerfen</text:p>
          </table:table-cell>
          <table:table-cell office:value-type="string">
            <text:p>zerwarf</text:p>
          </table:table-cell>
          <table:table-cell office:value-type="string">
            <text:p>zerwarfst</text:p>
          </table:table-cell>
          <table:table-cell office:value-type="string">
            <text:p>zerwarf</text:p>
          </table:table-cell>
          <table:table-cell table:style-name="ce38" office:value-type="string">
            <text:p>zerwarfen</text:p>
          </table:table-cell>
          <table:table-cell table:style-name="ce38" office:value-type="string">
            <text:p>zerwarft</text:p>
          </table:table-cell>
          <table:table-cell table:style-name="ce38" office:value-type="string">
            <text:p>zerwarfen</text:p>
          </table:table-cell>
          <table:table-cell office:value-type="string">
            <text:p>zerwerfend</text:p>
          </table:table-cell>
          <table:table-cell office:value-type="string">
            <text:p>zerworfen</text:p>
          </table:table-cell>
          <table:table-cell office:value-type="string">
            <text:p>verwirf</text:p>
          </table:table-cell>
          <table:table-cell office:value-type="string">
            <text:p>zerwerft</text:p>
          </table:table-cell>
          <table:table-cell office:value-type="string">
            <text:p>zerwerf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werfen</text:p>
          </table:table-cell>
          <table:table-cell table:style-name="ce45" office:value-type="string">
            <text:p>-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i / a / o</text:p>
          </table:table-cell>
          <table:table-cell table:style-name="ce45" office:value-type="string">
            <text:p>zer</text:p>
          </table:table-cell>
          <table:table-cell table:number-columns-repeated="2" table:style-name="ce45" office:value-type="string">
            <text:p>-</text:p>
          </table:table-cell>
          <table:table-cell table:style-name="ce42" office:value-type="float" office:value="414">
            <text:p>414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iehen</text:p>
          </table:table-cell>
          <table:table-cell office:value-type="string">
            <text:p>ziehe</text:p>
          </table:table-cell>
          <table:table-cell office:value-type="string">
            <text:p>ziehst</text:p>
          </table:table-cell>
          <table:table-cell office:value-type="string">
            <text:p>zieht</text:p>
          </table:table-cell>
          <table:table-cell table:style-name="ce38" office:value-type="string">
            <text:p>ziehen</text:p>
          </table:table-cell>
          <table:table-cell table:style-name="ce38" office:value-type="string">
            <text:p>zieht</text:p>
          </table:table-cell>
          <table:table-cell table:style-name="ce38" office:value-type="string">
            <text:p>ziehen</text:p>
          </table:table-cell>
          <table:table-cell office:value-type="string">
            <text:p>zog</text:p>
          </table:table-cell>
          <table:table-cell office:value-type="string">
            <text:p>zogst</text:p>
          </table:table-cell>
          <table:table-cell office:value-type="string">
            <text:p>zog</text:p>
          </table:table-cell>
          <table:table-cell table:style-name="ce38" office:value-type="string">
            <text:p>zogen</text:p>
          </table:table-cell>
          <table:table-cell table:style-name="ce38" office:value-type="string">
            <text:p>zogt</text:p>
          </table:table-cell>
          <table:table-cell table:style-name="ce38" office:value-type="string">
            <text:p>zogen</text:p>
          </table:table-cell>
          <table:table-cell office:value-type="string">
            <text:p>ziehend</text:p>
          </table:table-cell>
          <table:table-cell office:value-type="string">
            <text:p>gezogen</text:p>
          </table:table-cell>
          <table:table-cell office:value-type="string">
            <text:p>zieh</text:p>
          </table:table-cell>
          <table:table-cell office:value-type="string">
            <text:p>zieht</text:p>
          </table:table-cell>
          <table:table-cell office:value-type="string">
            <text:p>zieh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zieh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o / o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72">
            <text:p>172</text:p>
          </table:table-cell>
          <table:table-cell table:style-name="ce45" table:number-columns-repeated="2"/>
          <table:table-cell table:number-columns-repeated="994"/>
        </table:table-row>
        <table:table-row table:style-name="ro4">
          <table:table-cell table:style-name="ce38" office:value-type="string">
            <text:p>zwingen</text:p>
          </table:table-cell>
          <table:table-cell office:value-type="string">
            <text:p>zwinge</text:p>
          </table:table-cell>
          <table:table-cell office:value-type="string">
            <text:p>zwingst</text:p>
          </table:table-cell>
          <table:table-cell office:value-type="string">
            <text:p>zwingt</text:p>
          </table:table-cell>
          <table:table-cell table:style-name="ce38" office:value-type="string">
            <text:p>zwingen</text:p>
          </table:table-cell>
          <table:table-cell table:style-name="ce38" office:value-type="string">
            <text:p>zwingt</text:p>
          </table:table-cell>
          <table:table-cell table:style-name="ce38" office:value-type="string">
            <text:p>zwingen</text:p>
          </table:table-cell>
          <table:table-cell office:value-type="string">
            <text:p>zwang</text:p>
          </table:table-cell>
          <table:table-cell office:value-type="string">
            <text:p>zwangst</text:p>
          </table:table-cell>
          <table:table-cell office:value-type="string">
            <text:p>zwang</text:p>
          </table:table-cell>
          <table:table-cell table:style-name="ce38" office:value-type="string">
            <text:p>zwangen</text:p>
          </table:table-cell>
          <table:table-cell table:style-name="ce38" office:value-type="string">
            <text:p>zwangt</text:p>
          </table:table-cell>
          <table:table-cell table:style-name="ce38" office:value-type="string">
            <text:p>zwangen</text:p>
          </table:table-cell>
          <table:table-cell office:value-type="string">
            <text:p>zwingend</text:p>
          </table:table-cell>
          <table:table-cell office:value-type="string">
            <text:p>gezwungen</text:p>
          </table:table-cell>
          <table:table-cell office:value-type="string">
            <text:p>zwing</text:p>
          </table:table-cell>
          <table:table-cell office:value-type="string">
            <text:p>zwingt</text:p>
          </table:table-cell>
          <table:table-cell office:value-type="string">
            <text:p>zwingen</text:p>
          </table:table-cell>
          <table:table-cell table:style-name="ce42" office:value-type="string">
            <text:p>-</text:p>
          </table:table-cell>
          <table:table-cell table:style-name="ce45" office:value-type="string">
            <text:p>zwingen</text:p>
          </table:table-cell>
          <table:table-cell table:style-name="ce45" office:value-type="string">
            <text:p>A</text:p>
          </table:table-cell>
          <table:table-cell table:style-name="ce42"/>
          <table:table-cell table:style-name="ce45" office:value-type="string">
            <text:p>haben</text:p>
          </table:table-cell>
          <table:table-cell table:style-name="ce47" office:value-type="string">
            <text:p>- / a / u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*</text:p>
          </table:table-cell>
          <table:table-cell table:style-name="ce42" office:value-type="float" office:value="173">
            <text:p>173</text:p>
          </table:table-cell>
          <table:table-cell table:style-name="ce45" table:number-columns-repeated="2"/>
          <table:table-cell table:number-columns-repeated="994"/>
        </table:table-row>
        <table:table-row table:style-name="ro4" table:number-rows-repeated="10481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 table:print="false">
        <office:forms form:automatic-focus="false" form:apply-design-mode="false"/>
        <table:table-column table:style-name="co2" table:number-columns-repeated="20" table:default-cell-style-name="ce17"/>
        <table:table-column table:style-name="co9" table:default-cell-style-name="ce27"/>
        <table:table-column table:style-name="co9" table:default-cell-style-name="ce28"/>
        <table:table-column table:style-name="co2" table:number-columns-repeated="234" table:default-cell-style-name="ce17"/>
        <table:table-column table:style-name="co6" table:number-columns-repeated="768" table:default-cell-style-name="Default"/>
        <table:table-row table:style-name="ro3">
          <table:table-cell table:style-name="ce16" office:value-type="string">
            <text:p>Infinitive</text:p>
          </table:table-cell>
          <table:table-cell table:style-name="ce16" office:value-type="string">
            <text:p>1PS_SG_Präs</text:p>
          </table:table-cell>
          <table:table-cell table:style-name="ce16" office:value-type="string">
            <text:p>2PS_SG_Präs</text:p>
          </table:table-cell>
          <table:table-cell table:style-name="ce16" office:value-type="string">
            <text:p>3PS_SG_Präs</text:p>
          </table:table-cell>
          <table:table-cell table:style-name="ce16" office:value-type="string">
            <text:p>1PS_PL_Präs</text:p>
          </table:table-cell>
          <table:table-cell table:style-name="ce16" office:value-type="string">
            <text:p>2PS_PL_Präs</text:p>
          </table:table-cell>
          <table:table-cell table:style-name="ce16" office:value-type="string">
            <text:p>3PS_PL_Präs</text:p>
          </table:table-cell>
          <table:table-cell table:style-name="ce16" office:value-type="string">
            <text:p>1PS_SG_Pret</text:p>
          </table:table-cell>
          <table:table-cell table:style-name="ce16" office:value-type="string">
            <text:p>2PS_SG_Pret</text:p>
          </table:table-cell>
          <table:table-cell table:style-name="ce16" office:value-type="string">
            <text:p>3PS_SG_Pret</text:p>
          </table:table-cell>
          <table:table-cell table:style-name="ce16" office:value-type="string">
            <text:p>1PS_PL_Pret</text:p>
          </table:table-cell>
          <table:table-cell table:style-name="ce16" office:value-type="string">
            <text:p>2PS_PL_Pret</text:p>
          </table:table-cell>
          <table:table-cell table:style-name="ce16" office:value-type="string">
            <text:p>3PS_PL_Pret</text:p>
          </table:table-cell>
          <table:table-cell table:style-name="ce16" office:value-type="string">
            <text:p>PartizipI</text:p>
          </table:table-cell>
          <table:table-cell table:style-name="ce16" office:value-type="string">
            <text:p>PartizipII</text:p>
          </table:table-cell>
          <table:table-cell table:style-name="ce16" office:value-type="string">
            <text:p>Imperative_I</text:p>
          </table:table-cell>
          <table:table-cell table:style-name="ce16" office:value-type="string">
            <text:p>Imperative_II</text:p>
          </table:table-cell>
          <table:table-cell table:style-name="ce16" office:value-type="string">
            <text:p>Imperative_III</text:p>
          </table:table-cell>
          <table:table-cell table:style-name="ce16" office:value-type="string">
            <text:p>Case</text:p>
          </table:table-cell>
          <table:table-cell table:style-name="ce16" office:value-type="string">
            <text:p>Auxilary Verb</text:p>
          </table:table-cell>
          <table:table-cell table:style-name="ce25" office:value-type="string">
            <text:p>Schema</text:p>
          </table:table-cell>
          <table:table-cell table:style-name="ce16" office:value-type="string">
            <text:p>Modal</text:p>
          </table:table-cell>
          <table:table-cell table:style-name="ce16" office:value-type="string">
            <text:p>PresIndex</text:p>
          </table:table-cell>
          <table:table-cell table:style-name="ce16" office:value-type="string">
            <text:p>PrätIndex</text:p>
          </table:table-cell>
          <table:table-cell table:style-name="ce16" office:value-type="string">
            <text:p>PerfIndex</text:p>
          </table:table-cell>
          <table:table-cell table:style-name="ce16" office:value-type="string">
            <text:p>PartIIndex</text:p>
          </table:table-cell>
          <table:table-cell table:style-name="ce16" office:value-type="string">
            <text:p>PartIIIndex</text:p>
          </table:table-cell>
          <table:table-cell table:style-name="ce16" office:value-type="string">
            <text:p>ImpIndex</text:p>
          </table:table-cell>
          <table:table-cell table:style-name="ce16" table:number-columns-repeated="996"/>
        </table:table-row>
        <table:table-row table:style-name="ro4">
          <table:table-cell office:value-type="string">
            <text:p>backen</text:p>
          </table:table-cell>
          <table:table-cell table:number-columns-repeated="6" office:value-type="string">
            <text:p>back</text:p>
          </table:table-cell>
          <table:table-cell table:number-columns-repeated="6" office:value-type="string">
            <text:p>buk</text:p>
          </table:table-cell>
          <table:table-cell office:value-type="string">
            <text:p>backend</text:p>
          </table:table-cell>
          <table:table-cell table:number-columns-repeated="2" office:value-type="string">
            <text:p>back</text:p>
          </table:table-cell>
          <table:table-cell office:value-type="string">
            <text:p>backt</text:p>
          </table:table-cell>
          <table:table-cell office:value-type="string">
            <text:p>back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u / a</text:p>
          </table:table-cell>
          <table:table-cell table:number-columns-repeated="1003"/>
        </table:table-row>
        <table:table-row table:style-name="ro4">
          <table:table-cell office:value-type="string">
            <text:p>befehlen</text:p>
          </table:table-cell>
          <table:table-cell office:value-type="string">
            <text:p>befehl</text:p>
          </table:table-cell>
          <table:table-cell office:value-type="string">
            <text:p>befiehl</text:p>
          </table:table-cell>
          <table:table-cell table:number-columns-repeated="4" office:value-type="string">
            <text:p>befehl</text:p>
          </table:table-cell>
          <table:table-cell table:number-columns-repeated="6" office:value-type="string">
            <text:p>befahl</text:p>
          </table:table-cell>
          <table:table-cell office:value-type="string">
            <text:p>befehlend</text:p>
          </table:table-cell>
          <table:table-cell office:value-type="string">
            <text:p>befohl</text:p>
          </table:table-cell>
          <table:table-cell office:value-type="string">
            <text:p>befiehl</text:p>
          </table:table-cell>
          <table:table-cell office:value-type="string">
            <text:p>befehlt</text:p>
          </table:table-cell>
          <table:table-cell office:value-type="string">
            <text:p>befehl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ie / a / o</text:p>
          </table:table-cell>
          <table:table-cell table:number-columns-repeated="1003"/>
        </table:table-row>
        <table:table-row table:style-name="ro4">
          <table:table-cell office:value-type="string">
            <text:p>beginnen</text:p>
          </table:table-cell>
          <table:table-cell table:number-columns-repeated="6" office:value-type="string">
            <text:p>beginn</text:p>
          </table:table-cell>
          <table:table-cell table:number-columns-repeated="6" office:value-type="string">
            <text:p>begann</text:p>
          </table:table-cell>
          <table:table-cell office:value-type="string">
            <text:p>beginnend</text:p>
          </table:table-cell>
          <table:table-cell office:value-type="string">
            <text:p>begonn</text:p>
          </table:table-cell>
          <table:table-cell office:value-type="string">
            <text:p>beginn</text:p>
          </table:table-cell>
          <table:table-cell office:value-type="string">
            <text:p>beginnt</text:p>
          </table:table-cell>
          <table:table-cell office:value-type="string">
            <text:p>beginn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o</text:p>
          </table:table-cell>
          <table:table-cell table:number-columns-repeated="1003"/>
        </table:table-row>
        <table:table-row table:style-name="ro4">
          <table:table-cell office:value-type="string">
            <text:p>beißen</text:p>
          </table:table-cell>
          <table:table-cell table:number-columns-repeated="6" office:value-type="string">
            <text:p>beiß</text:p>
          </table:table-cell>
          <table:table-cell table:number-columns-repeated="6" office:value-type="string">
            <text:p>biß</text:p>
          </table:table-cell>
          <table:table-cell office:value-type="string">
            <text:p>beißend</text:p>
          </table:table-cell>
          <table:table-cell office:value-type="string">
            <text:p>biß</text:p>
          </table:table-cell>
          <table:table-cell office:value-type="string">
            <text:p>beiß</text:p>
          </table:table-cell>
          <table:table-cell office:value-type="string">
            <text:p>beißt</text:p>
          </table:table-cell>
          <table:table-cell office:value-type="string">
            <text:p>beiß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 / i</text:p>
          </table:table-cell>
          <table:table-cell table:number-columns-repeated="1003"/>
        </table:table-row>
        <table:table-row table:style-name="ro4">
          <table:table-cell office:value-type="string">
            <text:p>bergen</text:p>
          </table:table-cell>
          <table:table-cell office:value-type="string">
            <text:p>berg</text:p>
          </table:table-cell>
          <table:table-cell office:value-type="string">
            <text:p>birg</text:p>
          </table:table-cell>
          <table:table-cell table:number-columns-repeated="4" office:value-type="string">
            <text:p>berg</text:p>
          </table:table-cell>
          <table:table-cell table:number-columns-repeated="6" office:value-type="string">
            <text:p>barg</text:p>
          </table:table-cell>
          <table:table-cell office:value-type="string">
            <text:p>bergend</text:p>
          </table:table-cell>
          <table:table-cell office:value-type="string">
            <text:p>borg</text:p>
          </table:table-cell>
          <table:table-cell office:value-type="string">
            <text:p>berg</text:p>
          </table:table-cell>
          <table:table-cell office:value-type="string">
            <text:p>bergt</text:p>
          </table:table-cell>
          <table:table-cell office:value-type="string">
            <text:p>ber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office:value-type="string">
            <text:p>biegen</text:p>
          </table:table-cell>
          <table:table-cell table:number-columns-repeated="6" office:value-type="string">
            <text:p>bieg</text:p>
          </table:table-cell>
          <table:table-cell table:number-columns-repeated="6" office:value-type="string">
            <text:p>bog</text:p>
          </table:table-cell>
          <table:table-cell office:value-type="string">
            <text:p>biegend</text:p>
          </table:table-cell>
          <table:table-cell office:value-type="string">
            <text:p>bog</text:p>
          </table:table-cell>
          <table:table-cell office:value-type="string">
            <text:p>bieg</text:p>
          </table:table-cell>
          <table:table-cell office:value-type="string">
            <text:p>biegt</text:p>
          </table:table-cell>
          <table:table-cell office:value-type="string">
            <text:p>bie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bieten</text:p>
          </table:table-cell>
          <table:table-cell table:number-columns-repeated="6" office:value-type="string">
            <text:p>biet</text:p>
          </table:table-cell>
          <table:table-cell table:number-columns-repeated="6" office:value-type="string">
            <text:p>bot</text:p>
          </table:table-cell>
          <table:table-cell office:value-type="string">
            <text:p>bietend</text:p>
          </table:table-cell>
          <table:table-cell office:value-type="string">
            <text:p>bot</text:p>
          </table:table-cell>
          <table:table-cell office:value-type="string">
            <text:p>biete</text:p>
          </table:table-cell>
          <table:table-cell office:value-type="string">
            <text:p>bietet</text:p>
          </table:table-cell>
          <table:table-cell office:value-type="string">
            <text:p>biet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binden</text:p>
          </table:table-cell>
          <table:table-cell table:number-columns-repeated="6" office:value-type="string">
            <text:p>bind</text:p>
          </table:table-cell>
          <table:table-cell table:number-columns-repeated="6" office:value-type="string">
            <text:p>band</text:p>
          </table:table-cell>
          <table:table-cell office:value-type="string">
            <text:p>bindend</text:p>
          </table:table-cell>
          <table:table-cell office:value-type="string">
            <text:p>bund</text:p>
          </table:table-cell>
          <table:table-cell office:value-type="string">
            <text:p>binde</text:p>
          </table:table-cell>
          <table:table-cell office:value-type="string">
            <text:p>bindet</text:p>
          </table:table-cell>
          <table:table-cell office:value-type="string">
            <text:p>bind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bitten</text:p>
          </table:table-cell>
          <table:table-cell table:number-columns-repeated="6" office:value-type="string">
            <text:p>bitt</text:p>
          </table:table-cell>
          <table:table-cell table:number-columns-repeated="6" office:value-type="string">
            <text:p>bat</text:p>
          </table:table-cell>
          <table:table-cell office:value-type="string">
            <text:p>bittend</text:p>
          </table:table-cell>
          <table:table-cell office:value-type="string">
            <text:p>bet</text:p>
          </table:table-cell>
          <table:table-cell office:value-type="string">
            <text:p>bitte</text:p>
          </table:table-cell>
          <table:table-cell office:value-type="string">
            <text:p>bittet</text:p>
          </table:table-cell>
          <table:table-cell office:value-type="string">
            <text:p>bitt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e</text:p>
          </table:table-cell>
          <table:table-cell table:number-columns-repeated="1003"/>
        </table:table-row>
        <table:table-row table:style-name="ro4">
          <table:table-cell office:value-type="string">
            <text:p>blasen</text:p>
          </table:table-cell>
          <table:table-cell office:value-type="string">
            <text:p>blas</text:p>
          </table:table-cell>
          <table:table-cell office:value-type="string">
            <text:p>bläs</text:p>
          </table:table-cell>
          <table:table-cell table:number-columns-repeated="4" office:value-type="string">
            <text:p>blas</text:p>
          </table:table-cell>
          <table:table-cell table:number-columns-repeated="6" office:value-type="string">
            <text:p>blies</text:p>
          </table:table-cell>
          <table:table-cell office:value-type="string">
            <text:p>blasend</text:p>
          </table:table-cell>
          <table:table-cell table:number-columns-repeated="2" office:value-type="string">
            <text:p>blas</text:p>
          </table:table-cell>
          <table:table-cell office:value-type="string">
            <text:p>blast</text:p>
          </table:table-cell>
          <table:table-cell office:value-type="string">
            <text:p>bla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ie / a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bleiben</text:p>
          </table:table-cell>
          <table:table-cell table:number-columns-repeated="6" table:style-name="ce18" office:value-type="string">
            <text:p>bleib</text:p>
          </table:table-cell>
          <table:table-cell table:number-columns-repeated="6" table:style-name="ce18" office:value-type="string">
            <text:p>blieb</text:p>
          </table:table-cell>
          <table:table-cell table:style-name="ce18" office:value-type="string">
            <text:p>bleibend</text:p>
          </table:table-cell>
          <table:table-cell table:style-name="ce18" office:value-type="string">
            <text:p>blieb</text:p>
          </table:table-cell>
          <table:table-cell table:style-name="ce18" office:value-type="string">
            <text:p>bleib</text:p>
          </table:table-cell>
          <table:table-cell table:style-name="ce18" office:value-type="string">
            <text:p>bleibt</text:p>
          </table:table-cell>
          <table:table-cell table:style-name="ce18" office:value-type="string">
            <text:p>bleib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e / ie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braten</text:p>
          </table:table-cell>
          <table:table-cell office:value-type="string">
            <text:p>brat</text:p>
          </table:table-cell>
          <table:table-cell office:value-type="string">
            <text:p>brät</text:p>
          </table:table-cell>
          <table:table-cell table:number-columns-repeated="4" office:value-type="string">
            <text:p>brat</text:p>
          </table:table-cell>
          <table:table-cell table:number-columns-repeated="6" office:value-type="string">
            <text:p>briet</text:p>
          </table:table-cell>
          <table:table-cell office:value-type="string">
            <text:p>bratend</text:p>
          </table:table-cell>
          <table:table-cell office:value-type="string">
            <text:p>brat</text:p>
          </table:table-cell>
          <table:table-cell office:value-type="string">
            <text:p>brate</text:p>
          </table:table-cell>
          <table:table-cell office:value-type="string">
            <text:p>bratet</text:p>
          </table:table-cell>
          <table:table-cell office:value-type="string">
            <text:p>brat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ie / a</text:p>
          </table:table-cell>
          <table:table-cell table:number-columns-repeated="1003"/>
        </table:table-row>
        <table:table-row table:style-name="ro4">
          <table:table-cell office:value-type="string">
            <text:p>brauchen</text:p>
          </table:table-cell>
          <table:table-cell table:number-columns-repeated="12" office:value-type="string">
            <text:p>brauch</text:p>
          </table:table-cell>
          <table:table-cell office:value-type="string">
            <text:p>brauchend</text:p>
          </table:table-cell>
          <table:table-cell table:number-columns-repeated="2" office:value-type="string">
            <text:p>brauch</text:p>
          </table:table-cell>
          <table:table-cell office:value-type="string">
            <text:p>braucht</text:p>
          </table:table-cell>
          <table:table-cell office:value-type="string">
            <text:p>brauch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office:value-type="string">
            <text:p>r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brechen</text:p>
          </table:table-cell>
          <table:table-cell table:style-name="ce19" office:value-type="string">
            <text:p>brech</text:p>
          </table:table-cell>
          <table:table-cell table:style-name="ce19" office:value-type="string">
            <text:p>brich</text:p>
          </table:table-cell>
          <table:table-cell table:number-columns-repeated="4" table:style-name="ce19" office:value-type="string">
            <text:p>brech</text:p>
          </table:table-cell>
          <table:table-cell table:number-columns-repeated="6" table:style-name="ce19" office:value-type="string">
            <text:p>brach</text:p>
          </table:table-cell>
          <table:table-cell table:style-name="ce19" office:value-type="string">
            <text:p>brechend</text:p>
          </table:table-cell>
          <table:table-cell table:style-name="ce19" office:value-type="string">
            <text:p>broch</text:p>
          </table:table-cell>
          <table:table-cell table:style-name="ce19" office:value-type="string">
            <text:p>brech</text:p>
          </table:table-cell>
          <table:table-cell table:style-name="ce19" office:value-type="string">
            <text:p>brecht</text:p>
          </table:table-cell>
          <table:table-cell table:style-name="ce19" office:value-type="string">
            <text:p>brechen</text:p>
          </table:table-cell>
          <table:table-cell office:value-type="string">
            <text:p>DA</text:p>
          </table:table-cell>
          <table:table-cell office:value-type="string">
            <text:p>haben/sein</text:p>
          </table:table-cell>
          <table:table-cell table:style-name="ce26" office:value-type="string">
            <text:p>i / a / o</text:p>
          </table:table-cell>
          <table:table-cell table:style-name="ce30"/>
          <table:table-cell table:number-columns-repeated="1002"/>
        </table:table-row>
        <table:table-row table:style-name="ro4">
          <table:table-cell office:value-type="string">
            <text:p>brennen</text:p>
          </table:table-cell>
          <table:table-cell table:number-columns-repeated="6" office:value-type="string">
            <text:p>brenn</text:p>
          </table:table-cell>
          <table:table-cell table:number-columns-repeated="6" office:value-type="string">
            <text:p>brann</text:p>
          </table:table-cell>
          <table:table-cell office:value-type="string">
            <text:p>brendnend</text:p>
          </table:table-cell>
          <table:table-cell office:value-type="string">
            <text:p>brann</text:p>
          </table:table-cell>
          <table:table-cell office:value-type="string">
            <text:p>brenn</text:p>
          </table:table-cell>
          <table:table-cell office:value-type="string">
            <text:p>brennt</text:p>
          </table:table-cell>
          <table:table-cell office:value-type="string">
            <text:p>brenn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number-columns-repeated="1003"/>
        </table:table-row>
        <table:table-row table:style-name="ro4">
          <table:table-cell office:value-type="string">
            <text:p>bringen</text:p>
          </table:table-cell>
          <table:table-cell table:number-columns-repeated="6" office:value-type="string">
            <text:p>bring</text:p>
          </table:table-cell>
          <table:table-cell table:number-columns-repeated="6" office:value-type="string">
            <text:p>brach</text:p>
          </table:table-cell>
          <table:table-cell office:value-type="string">
            <text:p>bringend</text:p>
          </table:table-cell>
          <table:table-cell office:value-type="string">
            <text:p>brach</text:p>
          </table:table-cell>
          <table:table-cell office:value-type="string">
            <text:p>bring</text:p>
          </table:table-cell>
          <table:table-cell office:value-type="string">
            <text:p>bringt</text:p>
          </table:table-cell>
          <table:table-cell office:value-type="string">
            <text:p>bring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ach / ach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denken</text:p>
          </table:table-cell>
          <table:table-cell table:number-columns-repeated="6" table:style-name="ce20" office:value-type="string">
            <text:p>denk</text:p>
          </table:table-cell>
          <table:table-cell table:number-columns-repeated="6" table:style-name="ce20" office:value-type="string">
            <text:p>dach</text:p>
          </table:table-cell>
          <table:table-cell table:style-name="ce20" office:value-type="string">
            <text:p>dendkend</text:p>
          </table:table-cell>
          <table:table-cell table:style-name="ce20" office:value-type="string">
            <text:p>dach</text:p>
          </table:table-cell>
          <table:table-cell table:style-name="ce20" office:value-type="string">
            <text:p>denk</text:p>
          </table:table-cell>
          <table:table-cell table:style-name="ce20" office:value-type="string">
            <text:p>denkt</text:p>
          </table:table-cell>
          <table:table-cell table:style-name="ce20" office:value-type="string">
            <text:p>denk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ch / ach</text:p>
          </table:table-cell>
          <table:table-cell table:style-name="ce31" office:value-type="string">
            <text:p>halfmodal</text:p>
          </table:table-cell>
          <table:table-cell table:number-columns-repeated="1002"/>
        </table:table-row>
        <table:table-row table:style-name="ro4">
          <table:table-cell office:value-type="string">
            <text:p>dreschen</text:p>
          </table:table-cell>
          <table:table-cell table:number-columns-repeated="2" office:value-type="string">
            <text:p>drosch</text:p>
          </table:table-cell>
          <table:table-cell office:value-type="string">
            <text:p>drisch</text:p>
          </table:table-cell>
          <table:table-cell table:number-columns-repeated="9" office:value-type="string">
            <text:p>drosch</text:p>
          </table:table-cell>
          <table:table-cell office:value-type="string">
            <text:p>dreschend</text:p>
          </table:table-cell>
          <table:table-cell office:value-type="string">
            <text:p>drosch</text:p>
          </table:table-cell>
          <table:table-cell office:value-type="string">
            <text:p>dresch</text:p>
          </table:table-cell>
          <table:table-cell office:value-type="string">
            <text:p>drescht</text:p>
          </table:table-cell>
          <table:table-cell office:value-type="string">
            <text:p>dresch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o / o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dringen</text:p>
          </table:table-cell>
          <table:table-cell table:number-columns-repeated="6" table:style-name="ce18" office:value-type="string">
            <text:p>dring</text:p>
          </table:table-cell>
          <table:table-cell table:number-columns-repeated="6" table:style-name="ce18" office:value-type="string">
            <text:p>drang</text:p>
          </table:table-cell>
          <table:table-cell table:style-name="ce18" office:value-type="string">
            <text:p>dringend</text:p>
          </table:table-cell>
          <table:table-cell table:style-name="ce18" office:value-type="string">
            <text:p>drung</text:p>
          </table:table-cell>
          <table:table-cell table:style-name="ce18" office:value-type="string">
            <text:p>dring</text:p>
          </table:table-cell>
          <table:table-cell table:style-name="ce18" office:value-type="string">
            <text:p>dringt</text:p>
          </table:table-cell>
          <table:table-cell table:style-name="ce18" office:value-type="string">
            <text:p>dring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u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20" office:value-type="string">
            <text:p>dürfen</text:p>
          </table:table-cell>
          <table:table-cell table:number-columns-repeated="2" table:style-name="ce20" office:value-type="string">
            <text:p>darf</text:p>
          </table:table-cell>
          <table:table-cell table:style-name="ce20" office:value-type="string">
            <text:p>dürf</text:p>
          </table:table-cell>
          <table:table-cell table:number-columns-repeated="3" table:style-name="ce20" office:value-type="string">
            <text:p>darf</text:p>
          </table:table-cell>
          <table:table-cell table:number-columns-repeated="6" table:style-name="ce20" office:value-type="string">
            <text:p>durf</text:p>
          </table:table-cell>
          <table:table-cell table:style-name="ce20" office:value-type="string">
            <text:p>dürfend</text:p>
          </table:table-cell>
          <table:table-cell table:style-name="ce20" office:value-type="string">
            <text:p>durf</text:p>
          </table:table-cell>
          <table:table-cell table:style-name="ce20" office:value-type="string">
            <text:p>dürf</text:p>
          </table:table-cell>
          <table:table-cell table:style-name="ce20" office:value-type="string">
            <text:p>dürft</text:p>
          </table:table-cell>
          <table:table-cell table:style-name="ce20" office:value-type="string">
            <text:p>dür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a / u / u</text:p>
          </table:table-cell>
          <table:table-cell table:style-name="ce31" office:value-type="string">
            <text:p>Modal</text:p>
          </table:table-cell>
          <table:table-cell table:number-columns-repeated="1002"/>
        </table:table-row>
        <table:table-row table:style-name="ro4">
          <table:table-cell office:value-type="string">
            <text:p>ergeben</text:p>
          </table:table-cell>
          <table:table-cell office:value-type="string">
            <text:p>ergeb</text:p>
          </table:table-cell>
          <table:table-cell office:value-type="string">
            <text:p>ergib</text:p>
          </table:table-cell>
          <table:table-cell table:number-columns-repeated="4" office:value-type="string">
            <text:p>ergeb</text:p>
          </table:table-cell>
          <table:table-cell table:number-columns-repeated="6" office:value-type="string">
            <text:p>ergab</text:p>
          </table:table-cell>
          <table:table-cell office:value-type="string">
            <text:p>ergebend</text:p>
          </table:table-cell>
          <table:table-cell office:value-type="string">
            <text:p>ergob</text:p>
          </table:table-cell>
          <table:table-cell office:value-type="string">
            <text:p>ergeb</text:p>
          </table:table-cell>
          <table:table-cell office:value-type="string">
            <text:p>ergebt</text:p>
          </table:table-cell>
          <table:table-cell office:value-type="string">
            <text:p>ergeb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office:value-type="string">
            <text:p>erschrecken</text:p>
          </table:table-cell>
          <table:table-cell table:number-columns-repeated="6" office:value-type="string">
            <text:p>erschreck</text:p>
          </table:table-cell>
          <table:table-cell table:number-columns-repeated="6" office:value-type="string">
            <text:p>erschrack</text:p>
          </table:table-cell>
          <table:table-cell office:value-type="string">
            <text:p>erschreckend</text:p>
          </table:table-cell>
          <table:table-cell office:value-type="string">
            <text:p>erschrock</text:p>
          </table:table-cell>
          <table:table-cell office:value-type="string">
            <text:p>erschreck</text:p>
          </table:table-cell>
          <table:table-cell office:value-type="string">
            <text:p>erschreckt</text:p>
          </table:table-cell>
          <table:table-cell office:value-type="string">
            <text:p>erschreck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o</text:p>
          </table:table-cell>
          <table:table-cell table:number-columns-repeated="1003"/>
        </table:table-row>
        <table:table-row table:style-name="ro4">
          <table:table-cell office:value-type="string">
            <text:p>essen</text:p>
          </table:table-cell>
          <table:table-cell office:value-type="string">
            <text:p>ess</text:p>
          </table:table-cell>
          <table:table-cell office:value-type="string">
            <text:p>iss</text:p>
          </table:table-cell>
          <table:table-cell table:number-columns-repeated="4" office:value-type="string">
            <text:p>ess</text:p>
          </table:table-cell>
          <table:table-cell table:number-columns-repeated="6" office:value-type="string">
            <text:p>aß</text:p>
          </table:table-cell>
          <table:table-cell office:value-type="string">
            <text:p>essend</text:p>
          </table:table-cell>
          <table:table-cell office:value-type="string">
            <text:p>ess</text:p>
          </table:table-cell>
          <table:table-cell office:value-type="string">
            <text:p>iss</text:p>
          </table:table-cell>
          <table:table-cell office:value-type="string">
            <text:p>esst</text:p>
          </table:table-cell>
          <table:table-cell office:value-type="string">
            <text:p>es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ss / aß / ess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fahren</text:p>
          </table:table-cell>
          <table:table-cell table:style-name="ce18" office:value-type="string">
            <text:p>fahr</text:p>
          </table:table-cell>
          <table:table-cell table:style-name="ce18" office:value-type="string">
            <text:p>fähr</text:p>
          </table:table-cell>
          <table:table-cell table:number-columns-repeated="4" table:style-name="ce18" office:value-type="string">
            <text:p>fahr</text:p>
          </table:table-cell>
          <table:table-cell table:number-columns-repeated="6" table:style-name="ce18" office:value-type="string">
            <text:p>fuhr</text:p>
          </table:table-cell>
          <table:table-cell table:style-name="ce18" office:value-type="string">
            <text:p>fahrend</text:p>
          </table:table-cell>
          <table:table-cell table:number-columns-repeated="2" table:style-name="ce18" office:value-type="string">
            <text:p>fahr</text:p>
          </table:table-cell>
          <table:table-cell table:style-name="ce18" office:value-type="string">
            <text:p>fahrt</text:p>
          </table:table-cell>
          <table:table-cell table:style-name="ce18" office:value-type="string">
            <text:p>fahren</text:p>
          </table:table-cell>
          <table:table-cell office:value-type="string">
            <text:p>A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ä / u / a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fallen</text:p>
          </table:table-cell>
          <table:table-cell table:style-name="ce18" office:value-type="string">
            <text:p>fall</text:p>
          </table:table-cell>
          <table:table-cell table:style-name="ce18" office:value-type="string">
            <text:p>fäll</text:p>
          </table:table-cell>
          <table:table-cell table:number-columns-repeated="4" table:style-name="ce18" office:value-type="string">
            <text:p>fall</text:p>
          </table:table-cell>
          <table:table-cell table:number-columns-repeated="6" table:style-name="ce18" office:value-type="string">
            <text:p>fiel</text:p>
          </table:table-cell>
          <table:table-cell table:style-name="ce18" office:value-type="string">
            <text:p>fallend</text:p>
          </table:table-cell>
          <table:table-cell table:number-columns-repeated="2" table:style-name="ce18" office:value-type="string">
            <text:p>fall</text:p>
          </table:table-cell>
          <table:table-cell table:style-name="ce18" office:value-type="string">
            <text:p>fallt</text:p>
          </table:table-cell>
          <table:table-cell table:style-name="ce18" office:value-type="string">
            <text:p>fall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ä / ie / a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fangen</text:p>
          </table:table-cell>
          <table:table-cell office:value-type="string">
            <text:p>fang</text:p>
          </table:table-cell>
          <table:table-cell office:value-type="string">
            <text:p>fäng</text:p>
          </table:table-cell>
          <table:table-cell table:number-columns-repeated="4" office:value-type="string">
            <text:p>fang</text:p>
          </table:table-cell>
          <table:table-cell table:number-columns-repeated="6" office:value-type="string">
            <text:p>fing</text:p>
          </table:table-cell>
          <table:table-cell office:value-type="string">
            <text:p>fangend</text:p>
          </table:table-cell>
          <table:table-cell table:number-columns-repeated="2" office:value-type="string">
            <text:p>fang</text:p>
          </table:table-cell>
          <table:table-cell office:value-type="string">
            <text:p>fangt</text:p>
          </table:table-cell>
          <table:table-cell office:value-type="string">
            <text:p>fan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i / a</text:p>
          </table:table-cell>
          <table:table-cell table:number-columns-repeated="1003"/>
        </table:table-row>
        <table:table-row table:style-name="ro4">
          <table:table-cell office:value-type="string">
            <text:p>fassen</text:p>
          </table:table-cell>
          <table:table-cell office:value-type="string">
            <text:p>fass</text:p>
          </table:table-cell>
          <table:table-cell office:value-type="string">
            <text:p>fäss</text:p>
          </table:table-cell>
          <table:table-cell table:number-columns-repeated="10" office:value-type="string">
            <text:p>fass</text:p>
          </table:table-cell>
          <table:table-cell office:value-type="string">
            <text:p>fassend</text:p>
          </table:table-cell>
          <table:table-cell table:number-columns-repeated="2" office:value-type="string">
            <text:p>fass</text:p>
          </table:table-cell>
          <table:table-cell office:value-type="string">
            <text:p>fasst</text:p>
          </table:table-cell>
          <table:table-cell office:value-type="string">
            <text:p>fass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ä / a / a</text:p>
          </table:table-cell>
          <table:table-cell table:number-columns-repeated="1003"/>
        </table:table-row>
        <table:table-row table:style-name="ro4">
          <table:table-cell office:value-type="string">
            <text:p>fechten</text:p>
          </table:table-cell>
          <table:table-cell table:number-columns-repeated="6" office:value-type="string">
            <text:p>fecht</text:p>
          </table:table-cell>
          <table:table-cell table:number-columns-repeated="6" office:value-type="string">
            <text:p>foch</text:p>
          </table:table-cell>
          <table:table-cell office:value-type="string">
            <text:p>fechtend</text:p>
          </table:table-cell>
          <table:table-cell office:value-type="string">
            <text:p>foch</text:p>
          </table:table-cell>
          <table:table-cell office:value-type="string">
            <text:p>fechte</text:p>
          </table:table-cell>
          <table:table-cell office:value-type="string">
            <text:p>fechtet</text:p>
          </table:table-cell>
          <table:table-cell office:value-type="string">
            <text:p>fecht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finden</text:p>
          </table:table-cell>
          <table:table-cell table:number-columns-repeated="6" table:style-name="ce20" office:value-type="string">
            <text:p>find</text:p>
          </table:table-cell>
          <table:table-cell table:number-columns-repeated="6" table:style-name="ce20" office:value-type="string">
            <text:p>fand</text:p>
          </table:table-cell>
          <table:table-cell table:style-name="ce20" office:value-type="string">
            <text:p>findend</text:p>
          </table:table-cell>
          <table:table-cell table:style-name="ce20" office:value-type="string">
            <text:p>fund</text:p>
          </table:table-cell>
          <table:table-cell table:style-name="ce20" office:value-type="string">
            <text:p>finde</text:p>
          </table:table-cell>
          <table:table-cell table:style-name="ce20" office:value-type="string">
            <text:p>findet</text:p>
          </table:table-cell>
          <table:table-cell table:style-name="ce20" office:value-type="string">
            <text:p>find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style-name="ce31" office:value-type="string">
            <text:p>halfmodal</text:p>
          </table:table-cell>
          <table:table-cell table:number-columns-repeated="1002"/>
        </table:table-row>
        <table:table-row table:style-name="ro4">
          <table:table-cell office:value-type="string">
            <text:p>flechten</text:p>
          </table:table-cell>
          <table:table-cell table:number-columns-repeated="6" office:value-type="string">
            <text:p>flecht</text:p>
          </table:table-cell>
          <table:table-cell table:number-columns-repeated="6" office:value-type="string">
            <text:p>floch</text:p>
          </table:table-cell>
          <table:table-cell office:value-type="string">
            <text:p>flechtend</text:p>
          </table:table-cell>
          <table:table-cell office:value-type="string">
            <text:p>floch</text:p>
          </table:table-cell>
          <table:table-cell office:value-type="string">
            <text:p>flechte</text:p>
          </table:table-cell>
          <table:table-cell office:value-type="string">
            <text:p>flechtet</text:p>
          </table:table-cell>
          <table:table-cell office:value-type="string">
            <text:p>flecht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fliegen</text:p>
          </table:table-cell>
          <table:table-cell table:number-columns-repeated="6" table:style-name="ce18" office:value-type="string">
            <text:p>flieg</text:p>
          </table:table-cell>
          <table:table-cell table:number-columns-repeated="6" table:style-name="ce18" office:value-type="string">
            <text:p>flog</text:p>
          </table:table-cell>
          <table:table-cell table:style-name="ce18" office:value-type="string">
            <text:p>fliegend</text:p>
          </table:table-cell>
          <table:table-cell table:style-name="ce18" office:value-type="string">
            <text:p>flog</text:p>
          </table:table-cell>
          <table:table-cell table:style-name="ce18" office:value-type="string">
            <text:p>flieg</text:p>
          </table:table-cell>
          <table:table-cell table:style-name="ce18" office:value-type="string">
            <text:p>fliegt</text:p>
          </table:table-cell>
          <table:table-cell table:style-name="ce18" office:value-type="string">
            <text:p>flieg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o / o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fließen</text:p>
          </table:table-cell>
          <table:table-cell table:number-columns-repeated="6" table:style-name="ce18" office:value-type="string">
            <text:p>fließ</text:p>
          </table:table-cell>
          <table:table-cell table:number-columns-repeated="6" table:style-name="ce18" office:value-type="string">
            <text:p>floss</text:p>
          </table:table-cell>
          <table:table-cell table:style-name="ce18" office:value-type="string">
            <text:p>fließend</text:p>
          </table:table-cell>
          <table:table-cell table:style-name="ce18" office:value-type="string">
            <text:p>floss</text:p>
          </table:table-cell>
          <table:table-cell table:style-name="ce18" office:value-type="string">
            <text:p>fließ</text:p>
          </table:table-cell>
          <table:table-cell table:style-name="ce18" office:value-type="string">
            <text:p>fließt</text:p>
          </table:table-cell>
          <table:table-cell table:style-name="ce18" office:value-type="string">
            <text:p>fließ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oss / oss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fressen</text:p>
          </table:table-cell>
          <table:table-cell office:value-type="string">
            <text:p>fress</text:p>
          </table:table-cell>
          <table:table-cell office:value-type="string">
            <text:p>friss</text:p>
          </table:table-cell>
          <table:table-cell table:number-columns-repeated="4" office:value-type="string">
            <text:p>fress</text:p>
          </table:table-cell>
          <table:table-cell table:number-columns-repeated="6" office:value-type="string">
            <text:p>fraß</text:p>
          </table:table-cell>
          <table:table-cell office:value-type="string">
            <text:p>fressend</text:p>
          </table:table-cell>
          <table:table-cell office:value-type="string">
            <text:p>fress</text:p>
          </table:table-cell>
          <table:table-cell office:value-type="string">
            <text:p>friss</text:p>
          </table:table-cell>
          <table:table-cell office:value-type="string">
            <text:p>fresst</text:p>
          </table:table-cell>
          <table:table-cell office:value-type="string">
            <text:p>fres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ss / aß / ess</text:p>
          </table:table-cell>
          <table:table-cell table:number-columns-repeated="1003"/>
        </table:table-row>
        <table:table-row table:style-name="ro4">
          <table:table-cell office:value-type="string">
            <text:p>frieren</text:p>
          </table:table-cell>
          <table:table-cell table:number-columns-repeated="6" office:value-type="string">
            <text:p>frier</text:p>
          </table:table-cell>
          <table:table-cell table:number-columns-repeated="6" office:value-type="string">
            <text:p>fror</text:p>
          </table:table-cell>
          <table:table-cell office:value-type="string">
            <text:p>frierend</text:p>
          </table:table-cell>
          <table:table-cell office:value-type="string">
            <text:p>fror</text:p>
          </table:table-cell>
          <table:table-cell office:value-type="string">
            <text:p>frier</text:p>
          </table:table-cell>
          <table:table-cell office:value-type="string">
            <text:p>friert</text:p>
          </table:table-cell>
          <table:table-cell office:value-type="string">
            <text:p>frier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gebären</text:p>
          </table:table-cell>
          <table:table-cell office:value-type="string">
            <text:p>geber</text:p>
          </table:table-cell>
          <table:table-cell office:value-type="string">
            <text:p>gebir</text:p>
          </table:table-cell>
          <table:table-cell office:value-type="string">
            <text:p>gebär</text:p>
          </table:table-cell>
          <table:table-cell table:number-columns-repeated="3" office:value-type="string">
            <text:p>geber</text:p>
          </table:table-cell>
          <table:table-cell table:number-columns-repeated="6" office:value-type="string">
            <text:p>gebar</text:p>
          </table:table-cell>
          <table:table-cell office:value-type="string">
            <text:p>gebärend</text:p>
          </table:table-cell>
          <table:table-cell office:value-type="string">
            <text:p>gebor</text:p>
          </table:table-cell>
          <table:table-cell office:value-type="string">
            <text:p>gebär</text:p>
          </table:table-cell>
          <table:table-cell office:value-type="string">
            <text:p>gebärt</text:p>
          </table:table-cell>
          <table:table-cell office:value-type="string">
            <text:p>gebär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office:value-type="string">
            <text:p>geben</text:p>
          </table:table-cell>
          <table:table-cell office:value-type="string">
            <text:p>geb</text:p>
          </table:table-cell>
          <table:table-cell office:value-type="string">
            <text:p>gib</text:p>
          </table:table-cell>
          <table:table-cell table:number-columns-repeated="4" office:value-type="string">
            <text:p>geb</text:p>
          </table:table-cell>
          <table:table-cell table:number-columns-repeated="6" office:value-type="string">
            <text:p>gab</text:p>
          </table:table-cell>
          <table:table-cell office:value-type="string">
            <text:p>gebend</text:p>
          </table:table-cell>
          <table:table-cell table:number-columns-repeated="2" office:value-type="string">
            <text:p>geb</text:p>
          </table:table-cell>
          <table:table-cell office:value-type="string">
            <text:p>gebt</text:p>
          </table:table-cell>
          <table:table-cell office:value-type="string">
            <text:p>geb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i / a / e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gedeihen</text:p>
          </table:table-cell>
          <table:table-cell table:number-columns-repeated="6" table:style-name="ce18" office:value-type="string">
            <text:p>gedeih</text:p>
          </table:table-cell>
          <table:table-cell table:number-columns-repeated="6" table:style-name="ce18" office:value-type="string">
            <text:p>gedieh</text:p>
          </table:table-cell>
          <table:table-cell table:style-name="ce18" office:value-type="string">
            <text:p>gedeihend</text:p>
          </table:table-cell>
          <table:table-cell table:style-name="ce18" office:value-type="string">
            <text:p>gedieh</text:p>
          </table:table-cell>
          <table:table-cell table:style-name="ce18" office:value-type="string">
            <text:p>gedeih</text:p>
          </table:table-cell>
          <table:table-cell table:style-name="ce18" office:value-type="string">
            <text:p>gedeiht</text:p>
          </table:table-cell>
          <table:table-cell table:style-name="ce18" office:value-type="string">
            <text:p>gedeih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e / ie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gehen</text:p>
          </table:table-cell>
          <table:table-cell table:number-columns-repeated="6" table:style-name="ce18" office:value-type="string">
            <text:p>geh</text:p>
          </table:table-cell>
          <table:table-cell table:number-columns-repeated="6" table:style-name="ce18" office:value-type="string">
            <text:p>ging</text:p>
          </table:table-cell>
          <table:table-cell table:style-name="ce18" office:value-type="string">
            <text:p>gehend</text:p>
          </table:table-cell>
          <table:table-cell table:style-name="ce18" office:value-type="string">
            <text:p>gang</text:p>
          </table:table-cell>
          <table:table-cell table:style-name="ce18" office:value-type="string">
            <text:p>geh</text:p>
          </table:table-cell>
          <table:table-cell table:style-name="ce18" office:value-type="string">
            <text:p>geht</text:p>
          </table:table-cell>
          <table:table-cell table:style-name="ce18" office:value-type="string">
            <text:p>geh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ng / ang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gelingen</text:p>
          </table:table-cell>
          <table:table-cell table:number-columns-repeated="6" table:style-name="ce18" office:value-type="string">
            <text:p>geling</text:p>
          </table:table-cell>
          <table:table-cell table:number-columns-repeated="6" table:style-name="ce18" office:value-type="string">
            <text:p>gelang</text:p>
          </table:table-cell>
          <table:table-cell table:style-name="ce18" office:value-type="string">
            <text:p>gelingend</text:p>
          </table:table-cell>
          <table:table-cell table:style-name="ce18" office:value-type="string">
            <text:p>gelung</text:p>
          </table:table-cell>
          <table:table-cell table:style-name="ce18" office:value-type="string">
            <text:p>geling</text:p>
          </table:table-cell>
          <table:table-cell table:style-name="ce18" office:value-type="string">
            <text:p>gelingt</text:p>
          </table:table-cell>
          <table:table-cell table:style-name="ce18" office:value-type="string">
            <text:p>gelingen</text:p>
          </table:table-cell>
          <table:table-cell office:value-type="string">
            <text:p>DA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u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gelten</text:p>
          </table:table-cell>
          <table:table-cell office:value-type="string">
            <text:p>gel</text:p>
          </table:table-cell>
          <table:table-cell office:value-type="string">
            <text:p>gil</text:p>
          </table:table-cell>
          <table:table-cell table:number-columns-repeated="4" office:value-type="string">
            <text:p>gel</text:p>
          </table:table-cell>
          <table:table-cell table:number-columns-repeated="6" office:value-type="string">
            <text:p>galt</text:p>
          </table:table-cell>
          <table:table-cell office:value-type="string">
            <text:p>geltend</text:p>
          </table:table-cell>
          <table:table-cell office:value-type="string">
            <text:p>gol</text:p>
          </table:table-cell>
          <table:table-cell office:value-type="string">
            <text:p>gelte</text:p>
          </table:table-cell>
          <table:table-cell office:value-type="string">
            <text:p>geltet</text:p>
          </table:table-cell>
          <table:table-cell office:value-type="string">
            <text:p>gelt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office:value-type="string">
            <text:p>genießen</text:p>
          </table:table-cell>
          <table:table-cell table:number-columns-repeated="6" office:value-type="string">
            <text:p>genieß</text:p>
          </table:table-cell>
          <table:table-cell table:number-columns-repeated="6" office:value-type="string">
            <text:p>genoss</text:p>
          </table:table-cell>
          <table:table-cell office:value-type="string">
            <text:p>gendießend</text:p>
          </table:table-cell>
          <table:table-cell office:value-type="string">
            <text:p>genoss</text:p>
          </table:table-cell>
          <table:table-cell office:value-type="string">
            <text:p>genieß</text:p>
          </table:table-cell>
          <table:table-cell office:value-type="string">
            <text:p>genießt</text:p>
          </table:table-cell>
          <table:table-cell office:value-type="string">
            <text:p>genieß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ss / oss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geraten</text:p>
          </table:table-cell>
          <table:table-cell table:style-name="ce19" office:value-type="string">
            <text:p>gerat</text:p>
          </table:table-cell>
          <table:table-cell table:style-name="ce19" office:value-type="string">
            <text:p>gerät</text:p>
          </table:table-cell>
          <table:table-cell table:number-columns-repeated="4" table:style-name="ce19" office:value-type="string">
            <text:p>gerat</text:p>
          </table:table-cell>
          <table:table-cell table:number-columns-repeated="6" table:style-name="ce19" office:value-type="string">
            <text:p>geriet</text:p>
          </table:table-cell>
          <table:table-cell table:style-name="ce19" office:value-type="string">
            <text:p>geratend</text:p>
          </table:table-cell>
          <table:table-cell table:style-name="ce19" office:value-type="string">
            <text:p>gerat</text:p>
          </table:table-cell>
          <table:table-cell table:style-name="ce19" office:value-type="string">
            <text:p>gerate</text:p>
          </table:table-cell>
          <table:table-cell table:style-name="ce19" office:value-type="string">
            <text:p>geratet</text:p>
          </table:table-cell>
          <table:table-cell table:style-name="ce19" office:value-type="string">
            <text:p>geraten</text:p>
          </table:table-cell>
          <table:table-cell office:value-type="string">
            <text:p>-</text:p>
          </table:table-cell>
          <table:table-cell office:value-type="string">
            <text:p>haben/sein</text:p>
          </table:table-cell>
          <table:table-cell table:style-name="ce26" office:value-type="string">
            <text:p>ä / ie / a</text:p>
          </table:table-cell>
          <table:table-cell table:style-name="ce30"/>
          <table:table-cell table:number-columns-repeated="1002"/>
        </table:table-row>
        <table:table-row table:style-name="ro4">
          <table:table-cell table:style-name="ce18" office:value-type="string">
            <text:p>gerinnen</text:p>
          </table:table-cell>
          <table:table-cell table:number-columns-repeated="3" table:style-name="ce18" office:value-type="string">
            <text:p>gerinn</text:p>
          </table:table-cell>
          <table:table-cell table:number-columns-repeated="9" table:style-name="ce18" office:value-type="string">
            <text:p>gerann</text:p>
          </table:table-cell>
          <table:table-cell table:style-name="ce18" office:value-type="string">
            <text:p>gerinnend</text:p>
          </table:table-cell>
          <table:table-cell table:style-name="ce18" office:value-type="string">
            <text:p>geronn</text:p>
          </table:table-cell>
          <table:table-cell table:style-name="ce18" office:value-type="string">
            <text:p>gerinne</text:p>
          </table:table-cell>
          <table:table-cell table:style-name="ce18" office:value-type="string">
            <text:p>gerinnt</text:p>
          </table:table-cell>
          <table:table-cell table:style-name="ce18" office:value-type="string">
            <text:p>gerinn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i / a / o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geschehen</text:p>
          </table:table-cell>
          <table:table-cell table:style-name="ce18" office:value-type="string">
            <text:p>gescheh</text:p>
          </table:table-cell>
          <table:table-cell table:style-name="ce18" office:value-type="string">
            <text:p>geschieh</text:p>
          </table:table-cell>
          <table:table-cell table:number-columns-repeated="4" table:style-name="ce18" office:value-type="string">
            <text:p>gescheh</text:p>
          </table:table-cell>
          <table:table-cell table:number-columns-repeated="6" table:style-name="ce18" office:value-type="string">
            <text:p>geschah</text:p>
          </table:table-cell>
          <table:table-cell table:style-name="ce18" office:value-type="string">
            <text:p>geschehend</text:p>
          </table:table-cell>
          <table:table-cell table:style-name="ce18" office:value-type="string">
            <text:p>gescheh</text:p>
          </table:table-cell>
          <table:table-cell table:style-name="ce18" office:value-type="string">
            <text:p>geschieh</text:p>
          </table:table-cell>
          <table:table-cell table:style-name="ce18" office:value-type="string">
            <text:p>gescheht</text:p>
          </table:table-cell>
          <table:table-cell table:style-name="ce18" office:value-type="string">
            <text:p>gescheh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ie / a / e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gewinnen</text:p>
          </table:table-cell>
          <table:table-cell table:number-columns-repeated="6" office:value-type="string">
            <text:p>gewinn</text:p>
          </table:table-cell>
          <table:table-cell table:number-columns-repeated="6" office:value-type="string">
            <text:p>gewann</text:p>
          </table:table-cell>
          <table:table-cell office:value-type="string">
            <text:p>gewinnend</text:p>
          </table:table-cell>
          <table:table-cell office:value-type="string">
            <text:p>gewonn</text:p>
          </table:table-cell>
          <table:table-cell office:value-type="string">
            <text:p>gewinn</text:p>
          </table:table-cell>
          <table:table-cell office:value-type="string">
            <text:p>gewinnt</text:p>
          </table:table-cell>
          <table:table-cell office:value-type="string">
            <text:p>gewinn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o</text:p>
          </table:table-cell>
          <table:table-cell table:number-columns-repeated="1003"/>
        </table:table-row>
        <table:table-row table:style-name="ro4">
          <table:table-cell office:value-type="string">
            <text:p>gießen</text:p>
          </table:table-cell>
          <table:table-cell table:number-columns-repeated="6" office:value-type="string">
            <text:p>gieß</text:p>
          </table:table-cell>
          <table:table-cell table:number-columns-repeated="6" office:value-type="string">
            <text:p>goss</text:p>
          </table:table-cell>
          <table:table-cell office:value-type="string">
            <text:p>gießend</text:p>
          </table:table-cell>
          <table:table-cell office:value-type="string">
            <text:p>goss</text:p>
          </table:table-cell>
          <table:table-cell office:value-type="string">
            <text:p>gieß</text:p>
          </table:table-cell>
          <table:table-cell office:value-type="string">
            <text:p>gießt</text:p>
          </table:table-cell>
          <table:table-cell office:value-type="string">
            <text:p>gieß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ss / oss</text:p>
          </table:table-cell>
          <table:table-cell table:number-columns-repeated="1003"/>
        </table:table-row>
        <table:table-row table:style-name="ro4">
          <table:table-cell office:value-type="string">
            <text:p>gleichen</text:p>
          </table:table-cell>
          <table:table-cell table:number-columns-repeated="6" office:value-type="string">
            <text:p>gleich</text:p>
          </table:table-cell>
          <table:table-cell table:number-columns-repeated="6" office:value-type="string">
            <text:p>glich</text:p>
          </table:table-cell>
          <table:table-cell office:value-type="string">
            <text:p>gleichend</text:p>
          </table:table-cell>
          <table:table-cell office:value-type="string">
            <text:p>glich</text:p>
          </table:table-cell>
          <table:table-cell office:value-type="string">
            <text:p>gleich</text:p>
          </table:table-cell>
          <table:table-cell office:value-type="string">
            <text:p>gleicht</text:p>
          </table:table-cell>
          <table:table-cell office:value-type="string">
            <text:p>gleichen</text:p>
          </table:table-cell>
          <table:table-cell office:value-type="string">
            <text:p>D</text:p>
          </table:table-cell>
          <table:table-cell office:value-type="string">
            <text:p>haben</text:p>
          </table:table-cell>
          <table:table-cell table:style-name="ce26" office:value-type="string">
            <text:p>- / i / i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gleiten</text:p>
          </table:table-cell>
          <table:table-cell table:number-columns-repeated="6" table:style-name="ce18" office:value-type="string">
            <text:p>gleit</text:p>
          </table:table-cell>
          <table:table-cell table:number-columns-repeated="6" table:style-name="ce18" office:value-type="string">
            <text:p>glitt</text:p>
          </table:table-cell>
          <table:table-cell table:style-name="ce18" office:value-type="string">
            <text:p>gleitend</text:p>
          </table:table-cell>
          <table:table-cell table:style-name="ce18" office:value-type="string">
            <text:p>glitt</text:p>
          </table:table-cell>
          <table:table-cell table:style-name="ce18" office:value-type="string">
            <text:p>gleite</text:p>
          </table:table-cell>
          <table:table-cell table:style-name="ce18" office:value-type="string">
            <text:p>gleitet</text:p>
          </table:table-cell>
          <table:table-cell table:style-name="ce18" office:value-type="string">
            <text:p>gleit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tt / itt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graben</text:p>
          </table:table-cell>
          <table:table-cell office:value-type="string">
            <text:p>grab</text:p>
          </table:table-cell>
          <table:table-cell office:value-type="string">
            <text:p>gräb</text:p>
          </table:table-cell>
          <table:table-cell table:number-columns-repeated="4" office:value-type="string">
            <text:p>grab</text:p>
          </table:table-cell>
          <table:table-cell table:number-columns-repeated="6" office:value-type="string">
            <text:p>grub</text:p>
          </table:table-cell>
          <table:table-cell office:value-type="string">
            <text:p>grabend</text:p>
          </table:table-cell>
          <table:table-cell table:number-columns-repeated="2" office:value-type="string">
            <text:p>grab</text:p>
          </table:table-cell>
          <table:table-cell office:value-type="string">
            <text:p>grabt</text:p>
          </table:table-cell>
          <table:table-cell office:value-type="string">
            <text:p>grab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u / a</text:p>
          </table:table-cell>
          <table:table-cell table:number-columns-repeated="1003"/>
        </table:table-row>
        <table:table-row table:style-name="ro4">
          <table:table-cell office:value-type="string">
            <text:p>greifen</text:p>
          </table:table-cell>
          <table:table-cell table:number-columns-repeated="6" office:value-type="string">
            <text:p>greif</text:p>
          </table:table-cell>
          <table:table-cell table:number-columns-repeated="6" office:value-type="string">
            <text:p>griff</text:p>
          </table:table-cell>
          <table:table-cell office:value-type="string">
            <text:p>greifend</text:p>
          </table:table-cell>
          <table:table-cell office:value-type="string">
            <text:p>griff</text:p>
          </table:table-cell>
          <table:table-cell office:value-type="string">
            <text:p>greif</text:p>
          </table:table-cell>
          <table:table-cell office:value-type="string">
            <text:p>greift</text:p>
          </table:table-cell>
          <table:table-cell office:value-type="string">
            <text:p>grei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ff / iff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haben</text:p>
          </table:table-cell>
          <table:table-cell table:number-columns-repeated="2" table:style-name="ce20" office:value-type="string">
            <text:p>ha</text:p>
          </table:table-cell>
          <table:table-cell table:style-name="ce20" office:value-type="string">
            <text:p>hab</text:p>
          </table:table-cell>
          <table:table-cell table:number-columns-repeated="3" table:style-name="ce20" office:value-type="string">
            <text:p>ha</text:p>
          </table:table-cell>
          <table:table-cell table:number-columns-repeated="6" table:style-name="ce20" office:value-type="string">
            <text:p>hatt</text:p>
          </table:table-cell>
          <table:table-cell table:style-name="ce20" office:value-type="string">
            <text:p>habend</text:p>
          </table:table-cell>
          <table:table-cell table:number-columns-repeated="2" table:style-name="ce20" office:value-type="string">
            <text:p>hab</text:p>
          </table:table-cell>
          <table:table-cell table:style-name="ce20" office:value-type="string">
            <text:p>habt</text:p>
          </table:table-cell>
          <table:table-cell table:style-name="ce20" office:value-type="string">
            <text:p>hab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tt / bt</text:p>
          </table:table-cell>
          <table:table-cell table:style-name="ce31" office:value-type="string">
            <text:p>Auxilary</text:p>
          </table:table-cell>
          <table:table-cell table:number-columns-repeated="1002"/>
        </table:table-row>
        <table:table-row table:style-name="ro4">
          <table:table-cell table:style-name="ce21" office:value-type="string">
            <text:p>halten</text:p>
          </table:table-cell>
          <table:table-cell table:style-name="ce21" office:value-type="string">
            <text:p>halt</text:p>
          </table:table-cell>
          <table:table-cell table:style-name="ce21" office:value-type="string">
            <text:p>hält</text:p>
          </table:table-cell>
          <table:table-cell table:number-columns-repeated="4" table:style-name="ce21" office:value-type="string">
            <text:p>halt</text:p>
          </table:table-cell>
          <table:table-cell table:number-columns-repeated="6" table:style-name="ce21" office:value-type="string">
            <text:p>hielt</text:p>
          </table:table-cell>
          <table:table-cell table:style-name="ce21" office:value-type="string">
            <text:p>haltend</text:p>
          </table:table-cell>
          <table:table-cell table:style-name="ce21" office:value-type="string">
            <text:p>halt</text:p>
          </table:table-cell>
          <table:table-cell table:style-name="ce21" office:value-type="string">
            <text:p>halte</text:p>
          </table:table-cell>
          <table:table-cell office:value-type="string">
            <text:p>haltet</text:p>
          </table:table-cell>
          <table:table-cell table:style-name="ce21" office:value-type="string">
            <text:p>halt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ä / ie / a</text:p>
          </table:table-cell>
          <table:table-cell table:style-name="ce32"/>
          <table:table-cell table:number-columns-repeated="1002"/>
        </table:table-row>
        <table:table-row table:style-name="ro4">
          <table:table-cell table:style-name="ce22" office:value-type="string">
            <text:p>hängen</text:p>
          </table:table-cell>
          <table:table-cell table:number-columns-repeated="6" table:style-name="ce22" office:value-type="string">
            <text:p>häng</text:p>
          </table:table-cell>
          <table:table-cell table:number-columns-repeated="6" table:style-name="ce22" office:value-type="string">
            <text:p>hing</text:p>
          </table:table-cell>
          <table:table-cell table:style-name="ce22" office:value-type="string">
            <text:p>hängend</text:p>
          </table:table-cell>
          <table:table-cell table:style-name="ce22" office:value-type="string">
            <text:p>hing</text:p>
          </table:table-cell>
          <table:table-cell table:style-name="ce22" office:value-type="string">
            <text:p>häng</text:p>
          </table:table-cell>
          <table:table-cell table:style-name="ce19" office:value-type="string">
            <text:p>hängt</text:p>
          </table:table-cell>
          <table:table-cell table:style-name="ce22" office:value-type="string">
            <text:p>häng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- / i / a</text:p>
          </table:table-cell>
          <table:table-cell table:style-name="ce33"/>
          <table:table-cell table:number-columns-repeated="1002"/>
        </table:table-row>
        <table:table-row table:style-name="ro4">
          <table:table-cell office:value-type="string">
            <text:p>heben</text:p>
          </table:table-cell>
          <table:table-cell table:number-columns-repeated="6" office:value-type="string">
            <text:p>heb</text:p>
          </table:table-cell>
          <table:table-cell table:number-columns-repeated="6" office:value-type="string">
            <text:p>hob</text:p>
          </table:table-cell>
          <table:table-cell office:value-type="string">
            <text:p>hebend</text:p>
          </table:table-cell>
          <table:table-cell office:value-type="string">
            <text:p>hob</text:p>
          </table:table-cell>
          <table:table-cell office:value-type="string">
            <text:p>heb</text:p>
          </table:table-cell>
          <table:table-cell office:value-type="string">
            <text:p>hebt</text:p>
          </table:table-cell>
          <table:table-cell office:value-type="string">
            <text:p>heb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heißen</text:p>
          </table:table-cell>
          <table:table-cell table:number-columns-repeated="6" office:value-type="string">
            <text:p>heiß</text:p>
          </table:table-cell>
          <table:table-cell table:number-columns-repeated="6" office:value-type="string">
            <text:p>hieß</text:p>
          </table:table-cell>
          <table:table-cell office:value-type="string">
            <text:p>heißend</text:p>
          </table:table-cell>
          <table:table-cell office:value-type="string">
            <text:p>heis</text:p>
          </table:table-cell>
          <table:table-cell office:value-type="string">
            <text:p>heiß</text:p>
          </table:table-cell>
          <table:table-cell office:value-type="string">
            <text:p>heißt</text:p>
          </table:table-cell>
          <table:table-cell office:value-type="string">
            <text:p>heiß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e / ei</text:p>
          </table:table-cell>
          <table:table-cell table:number-columns-repeated="1003"/>
        </table:table-row>
        <table:table-row table:style-name="ro4">
          <table:table-cell office:value-type="string">
            <text:p>helfen</text:p>
          </table:table-cell>
          <table:table-cell office:value-type="string">
            <text:p>helf</text:p>
          </table:table-cell>
          <table:table-cell office:value-type="string">
            <text:p>hilf</text:p>
          </table:table-cell>
          <table:table-cell table:number-columns-repeated="4" office:value-type="string">
            <text:p>helf</text:p>
          </table:table-cell>
          <table:table-cell table:number-columns-repeated="6" office:value-type="string">
            <text:p>half</text:p>
          </table:table-cell>
          <table:table-cell office:value-type="string">
            <text:p>helfend</text:p>
          </table:table-cell>
          <table:table-cell office:value-type="string">
            <text:p>holf</text:p>
          </table:table-cell>
          <table:table-cell office:value-type="string">
            <text:p>hilf</text:p>
          </table:table-cell>
          <table:table-cell office:value-type="string">
            <text:p>helft</text:p>
          </table:table-cell>
          <table:table-cell office:value-type="string">
            <text:p>helfen</text:p>
          </table:table-cell>
          <table:table-cell office:value-type="string">
            <text:p>D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kennen</text:p>
          </table:table-cell>
          <table:table-cell table:number-columns-repeated="6" table:style-name="ce20" office:value-type="string">
            <text:p>kenn</text:p>
          </table:table-cell>
          <table:table-cell table:number-columns-repeated="6" table:style-name="ce20" office:value-type="string">
            <text:p>kann</text:p>
          </table:table-cell>
          <table:table-cell table:style-name="ce20" office:value-type="string">
            <text:p>kendnend</text:p>
          </table:table-cell>
          <table:table-cell table:style-name="ce20" office:value-type="string">
            <text:p>kann</text:p>
          </table:table-cell>
          <table:table-cell table:style-name="ce20" office:value-type="string">
            <text:p>kenn</text:p>
          </table:table-cell>
          <table:table-cell table:style-name="ce20" office:value-type="string">
            <text:p>kennt</text:p>
          </table:table-cell>
          <table:table-cell table:style-name="ce20" office:value-type="string">
            <text:p>kenn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style-name="ce31" office:value-type="string">
            <text:p>halfmodal</text:p>
          </table:table-cell>
          <table:table-cell table:number-columns-repeated="1002"/>
        </table:table-row>
        <table:table-row table:style-name="ro4">
          <table:table-cell office:value-type="string">
            <text:p>klingen</text:p>
          </table:table-cell>
          <table:table-cell table:number-columns-repeated="6" office:value-type="string">
            <text:p>kling</text:p>
          </table:table-cell>
          <table:table-cell table:number-columns-repeated="6" office:value-type="string">
            <text:p>klang</text:p>
          </table:table-cell>
          <table:table-cell office:value-type="string">
            <text:p>klingend</text:p>
          </table:table-cell>
          <table:table-cell office:value-type="string">
            <text:p>klung</text:p>
          </table:table-cell>
          <table:table-cell office:value-type="string">
            <text:p>kling</text:p>
          </table:table-cell>
          <table:table-cell office:value-type="string">
            <text:p>klingt</text:p>
          </table:table-cell>
          <table:table-cell office:value-type="string">
            <text:p>klin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kneifen</text:p>
          </table:table-cell>
          <table:table-cell table:number-columns-repeated="6" office:value-type="string">
            <text:p>kneif</text:p>
          </table:table-cell>
          <table:table-cell table:number-columns-repeated="6" office:value-type="string">
            <text:p>kniff</text:p>
          </table:table-cell>
          <table:table-cell office:value-type="string">
            <text:p>kneifend</text:p>
          </table:table-cell>
          <table:table-cell office:value-type="string">
            <text:p>kniff</text:p>
          </table:table-cell>
          <table:table-cell office:value-type="string">
            <text:p>kneif</text:p>
          </table:table-cell>
          <table:table-cell office:value-type="string">
            <text:p>kneift</text:p>
          </table:table-cell>
          <table:table-cell office:value-type="string">
            <text:p>knei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ff / iff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kommen</text:p>
          </table:table-cell>
          <table:table-cell table:number-columns-repeated="6" table:style-name="ce18" office:value-type="string">
            <text:p>komm</text:p>
          </table:table-cell>
          <table:table-cell table:number-columns-repeated="6" table:style-name="ce18" office:value-type="string">
            <text:p>kam</text:p>
          </table:table-cell>
          <table:table-cell table:style-name="ce18" office:value-type="string">
            <text:p>kommend</text:p>
          </table:table-cell>
          <table:table-cell table:style-name="ce18" office:value-type="string">
            <text:p>kom</text:p>
          </table:table-cell>
          <table:table-cell table:style-name="ce18" office:value-type="string">
            <text:p>komm</text:p>
          </table:table-cell>
          <table:table-cell table:style-name="ce18" office:value-type="string">
            <text:p>kommt</text:p>
          </table:table-cell>
          <table:table-cell table:style-name="ce18" office:value-type="string">
            <text:p>komm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o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20" office:value-type="string">
            <text:p>können</text:p>
          </table:table-cell>
          <table:table-cell table:number-columns-repeated="2" table:style-name="ce20" office:value-type="string">
            <text:p>kann</text:p>
          </table:table-cell>
          <table:table-cell table:number-columns-repeated="4" table:style-name="ce20" office:value-type="string">
            <text:p>könn</text:p>
          </table:table-cell>
          <table:table-cell table:number-columns-repeated="6" table:style-name="ce20" office:value-type="string">
            <text:p>konn</text:p>
          </table:table-cell>
          <table:table-cell table:style-name="ce20" office:value-type="string">
            <text:p>könnend</text:p>
          </table:table-cell>
          <table:table-cell table:style-name="ce20" office:value-type="string">
            <text:p>konn</text:p>
          </table:table-cell>
          <table:table-cell table:style-name="ce20" office:value-type="string">
            <text:p>könn</text:p>
          </table:table-cell>
          <table:table-cell table:style-name="ce20" office:value-type="string">
            <text:p>könnt</text:p>
          </table:table-cell>
          <table:table-cell table:style-name="ce20" office:value-type="string">
            <text:p>könn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a / o / o </text:p>
          </table:table-cell>
          <table:table-cell table:style-name="ce31" office:value-type="string">
            <text:p>Modal</text:p>
          </table:table-cell>
          <table:table-cell table:number-columns-repeated="1002"/>
        </table:table-row>
        <table:table-row table:style-name="ro4">
          <table:table-cell table:style-name="ce18" office:value-type="string">
            <text:p>kriechen</text:p>
          </table:table-cell>
          <table:table-cell table:number-columns-repeated="6" table:style-name="ce18" office:value-type="string">
            <text:p>kriech</text:p>
          </table:table-cell>
          <table:table-cell table:number-columns-repeated="6" table:style-name="ce18" office:value-type="string">
            <text:p>kroch</text:p>
          </table:table-cell>
          <table:table-cell table:style-name="ce18" office:value-type="string">
            <text:p>kriechend</text:p>
          </table:table-cell>
          <table:table-cell table:style-name="ce18" office:value-type="string">
            <text:p>kroch</text:p>
          </table:table-cell>
          <table:table-cell table:style-name="ce18" office:value-type="string">
            <text:p>kriech</text:p>
          </table:table-cell>
          <table:table-cell table:style-name="ce18" office:value-type="string">
            <text:p>kriecht</text:p>
          </table:table-cell>
          <table:table-cell table:style-name="ce18" office:value-type="string">
            <text:p>kriech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o / o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laden</text:p>
          </table:table-cell>
          <table:table-cell office:value-type="string">
            <text:p>lad</text:p>
          </table:table-cell>
          <table:table-cell table:number-columns-repeated="2" office:value-type="string">
            <text:p>läd</text:p>
          </table:table-cell>
          <table:table-cell table:number-columns-repeated="3" office:value-type="string">
            <text:p>lad</text:p>
          </table:table-cell>
          <table:table-cell table:number-columns-repeated="6" office:value-type="string">
            <text:p>lud</text:p>
          </table:table-cell>
          <table:table-cell office:value-type="string">
            <text:p>ladend</text:p>
          </table:table-cell>
          <table:table-cell office:value-type="string">
            <text:p>lad</text:p>
          </table:table-cell>
          <table:table-cell office:value-type="string">
            <text:p>lade</text:p>
          </table:table-cell>
          <table:table-cell office:value-type="string">
            <text:p>ladet</text:p>
          </table:table-cell>
          <table:table-cell office:value-type="string">
            <text:p>lad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u / a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lassen</text:p>
          </table:table-cell>
          <table:table-cell table:style-name="ce20" office:value-type="string">
            <text:p>lass</text:p>
          </table:table-cell>
          <table:table-cell table:number-columns-repeated="2" table:style-name="ce20" office:value-type="string">
            <text:p>läss</text:p>
          </table:table-cell>
          <table:table-cell table:number-columns-repeated="3" table:style-name="ce20" office:value-type="string">
            <text:p>lass</text:p>
          </table:table-cell>
          <table:table-cell table:number-columns-repeated="6" table:style-name="ce20" office:value-type="string">
            <text:p>liess</text:p>
          </table:table-cell>
          <table:table-cell table:style-name="ce20" office:value-type="string">
            <text:p>lassend</text:p>
          </table:table-cell>
          <table:table-cell table:number-columns-repeated="2" table:style-name="ce20" office:value-type="string">
            <text:p>lass</text:p>
          </table:table-cell>
          <table:table-cell table:style-name="ce20" office:value-type="string">
            <text:p>lasst</text:p>
          </table:table-cell>
          <table:table-cell table:style-name="ce20" office:value-type="string">
            <text:p>lass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ä / ie / a</text:p>
          </table:table-cell>
          <table:table-cell table:style-name="ce31" office:value-type="string">
            <text:p>halfmodal</text:p>
          </table:table-cell>
          <table:table-cell table:number-columns-repeated="1002"/>
        </table:table-row>
        <table:table-row table:style-name="ro4">
          <table:table-cell table:style-name="ce18" office:value-type="string">
            <text:p>laufen</text:p>
          </table:table-cell>
          <table:table-cell table:style-name="ce18" office:value-type="string">
            <text:p>lauf</text:p>
          </table:table-cell>
          <table:table-cell table:number-columns-repeated="2" table:style-name="ce18" office:value-type="string">
            <text:p>läuf</text:p>
          </table:table-cell>
          <table:table-cell table:number-columns-repeated="3" table:style-name="ce18" office:value-type="string">
            <text:p>lauf</text:p>
          </table:table-cell>
          <table:table-cell table:number-columns-repeated="6" table:style-name="ce18" office:value-type="string">
            <text:p>lieuf</text:p>
          </table:table-cell>
          <table:table-cell table:style-name="ce18" office:value-type="string">
            <text:p>laufend</text:p>
          </table:table-cell>
          <table:table-cell table:number-columns-repeated="2" table:style-name="ce18" office:value-type="string">
            <text:p>lauf</text:p>
          </table:table-cell>
          <table:table-cell table:style-name="ce18" office:value-type="string">
            <text:p>lauft</text:p>
          </table:table-cell>
          <table:table-cell table:style-name="ce18" office:value-type="string">
            <text:p>lauf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ä / ie / a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leiden</text:p>
          </table:table-cell>
          <table:table-cell table:number-columns-repeated="6" office:value-type="string">
            <text:p>leid</text:p>
          </table:table-cell>
          <table:table-cell table:number-columns-repeated="6" office:value-type="string">
            <text:p>litt</text:p>
          </table:table-cell>
          <table:table-cell office:value-type="string">
            <text:p>leidend</text:p>
          </table:table-cell>
          <table:table-cell office:value-type="string">
            <text:p>litt</text:p>
          </table:table-cell>
          <table:table-cell office:value-type="string">
            <text:p>leide</text:p>
          </table:table-cell>
          <table:table-cell office:value-type="string">
            <text:p>leidet</text:p>
          </table:table-cell>
          <table:table-cell office:value-type="string">
            <text:p>leid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tt / itt</text:p>
          </table:table-cell>
          <table:table-cell table:number-columns-repeated="1003"/>
        </table:table-row>
        <table:table-row table:style-name="ro4">
          <table:table-cell office:value-type="string">
            <text:p>leihen</text:p>
          </table:table-cell>
          <table:table-cell table:number-columns-repeated="6" office:value-type="string">
            <text:p>leih</text:p>
          </table:table-cell>
          <table:table-cell table:number-columns-repeated="6" office:value-type="string">
            <text:p>lieh</text:p>
          </table:table-cell>
          <table:table-cell office:value-type="string">
            <text:p>leihend</text:p>
          </table:table-cell>
          <table:table-cell office:value-type="string">
            <text:p>lieh</text:p>
          </table:table-cell>
          <table:table-cell office:value-type="string">
            <text:p>leih</text:p>
          </table:table-cell>
          <table:table-cell office:value-type="string">
            <text:p>leiht</text:p>
          </table:table-cell>
          <table:table-cell office:value-type="string">
            <text:p>leih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office:value-type="string">
            <text:p>lesen</text:p>
          </table:table-cell>
          <table:table-cell office:value-type="string">
            <text:p>les</text:p>
          </table:table-cell>
          <table:table-cell office:value-type="string">
            <text:p>lies</text:p>
          </table:table-cell>
          <table:table-cell table:number-columns-repeated="4" office:value-type="string">
            <text:p>les</text:p>
          </table:table-cell>
          <table:table-cell table:number-columns-repeated="6" office:value-type="string">
            <text:p>las</text:p>
          </table:table-cell>
          <table:table-cell office:value-type="string">
            <text:p>lesend</text:p>
          </table:table-cell>
          <table:table-cell office:value-type="string">
            <text:p>les</text:p>
          </table:table-cell>
          <table:table-cell office:value-type="string">
            <text:p>lies</text:p>
          </table:table-cell>
          <table:table-cell office:value-type="string">
            <text:p>lest</text:p>
          </table:table-cell>
          <table:table-cell office:value-type="string">
            <text:p>le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e / a / e</text:p>
          </table:table-cell>
          <table:table-cell table:number-columns-repeated="1003"/>
        </table:table-row>
        <table:table-row table:style-name="ro4">
          <table:table-cell office:value-type="string">
            <text:p>liegen</text:p>
          </table:table-cell>
          <table:table-cell table:number-columns-repeated="6" office:value-type="string">
            <text:p>lieg</text:p>
          </table:table-cell>
          <table:table-cell table:number-columns-repeated="6" office:value-type="string">
            <text:p>lag</text:p>
          </table:table-cell>
          <table:table-cell office:value-type="string">
            <text:p>liegend</text:p>
          </table:table-cell>
          <table:table-cell office:value-type="string">
            <text:p>leg</text:p>
          </table:table-cell>
          <table:table-cell office:value-type="string">
            <text:p>lieg</text:p>
          </table:table-cell>
          <table:table-cell office:value-type="string">
            <text:p>liegt</text:p>
          </table:table-cell>
          <table:table-cell office:value-type="string">
            <text:p>lie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e</text:p>
          </table:table-cell>
          <table:table-cell table:number-columns-repeated="1003"/>
        </table:table-row>
        <table:table-row table:style-name="ro4">
          <table:table-cell office:value-type="string">
            <text:p>lügen</text:p>
          </table:table-cell>
          <table:table-cell table:number-columns-repeated="6" office:value-type="string">
            <text:p>lüg</text:p>
          </table:table-cell>
          <table:table-cell table:number-columns-repeated="6" office:value-type="string">
            <text:p>log</text:p>
          </table:table-cell>
          <table:table-cell office:value-type="string">
            <text:p>lügend</text:p>
          </table:table-cell>
          <table:table-cell office:value-type="string">
            <text:p>log</text:p>
          </table:table-cell>
          <table:table-cell office:value-type="string">
            <text:p>lüg</text:p>
          </table:table-cell>
          <table:table-cell office:value-type="string">
            <text:p>lügt</text:p>
          </table:table-cell>
          <table:table-cell office:value-type="string">
            <text:p>lü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meiden</text:p>
          </table:table-cell>
          <table:table-cell table:number-columns-repeated="6" office:value-type="string">
            <text:p>meid</text:p>
          </table:table-cell>
          <table:table-cell table:number-columns-repeated="6" office:value-type="string">
            <text:p>mied</text:p>
          </table:table-cell>
          <table:table-cell office:value-type="string">
            <text:p>meidend</text:p>
          </table:table-cell>
          <table:table-cell office:value-type="string">
            <text:p>mied</text:p>
          </table:table-cell>
          <table:table-cell office:value-type="string">
            <text:p>meide</text:p>
          </table:table-cell>
          <table:table-cell office:value-type="string">
            <text:p>meidet</text:p>
          </table:table-cell>
          <table:table-cell office:value-type="string">
            <text:p>meid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office:value-type="string">
            <text:p>messen</text:p>
          </table:table-cell>
          <table:table-cell office:value-type="string">
            <text:p>mess</text:p>
          </table:table-cell>
          <table:table-cell office:value-type="string">
            <text:p>miss</text:p>
          </table:table-cell>
          <table:table-cell table:number-columns-repeated="4" office:value-type="string">
            <text:p>mess</text:p>
          </table:table-cell>
          <table:table-cell table:number-columns-repeated="6" office:value-type="string">
            <text:p>maß</text:p>
          </table:table-cell>
          <table:table-cell office:value-type="string">
            <text:p>messend</text:p>
          </table:table-cell>
          <table:table-cell office:value-type="string">
            <text:p>mess</text:p>
          </table:table-cell>
          <table:table-cell office:value-type="string">
            <text:p>miss</text:p>
          </table:table-cell>
          <table:table-cell office:value-type="string">
            <text:p>messt</text:p>
          </table:table-cell>
          <table:table-cell office:value-type="string">
            <text:p>mes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ss / aß / ess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möchten</text:p>
          </table:table-cell>
          <table:table-cell table:number-columns-repeated="6" table:style-name="ce20" office:value-type="string">
            <text:p>möch</text:p>
          </table:table-cell>
          <table:table-cell table:number-columns-repeated="6" table:style-name="ce20" office:value-type="string">
            <text:p>mocht</text:p>
          </table:table-cell>
          <table:table-cell table:style-name="ce20" office:value-type="string">
            <text:p>möchtend</text:p>
          </table:table-cell>
          <table:table-cell table:style-name="ce20" office:value-type="string">
            <text:p>mocht</text:p>
          </table:table-cell>
          <table:table-cell table:style-name="ce20" office:value-type="string">
            <text:p>mög</text:p>
          </table:table-cell>
          <table:table-cell table:style-name="ce20" office:value-type="string">
            <text:p>mögt</text:p>
          </table:table-cell>
          <table:table-cell table:style-name="ce20" office:value-type="string">
            <text:p>mö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office:value-type="string">
            <text:p>- / - / o</text:p>
          </table:table-cell>
          <table:table-cell table:style-name="ce31" office:value-type="string">
            <text:p>halfmodal</text:p>
          </table:table-cell>
          <table:table-cell table:number-columns-repeated="1002"/>
        </table:table-row>
        <table:table-row table:style-name="ro4">
          <table:table-cell table:style-name="ce20" office:value-type="string">
            <text:p>mögen</text:p>
          </table:table-cell>
          <table:table-cell table:number-columns-repeated="2" table:style-name="ce20" office:value-type="string">
            <text:p>mag</text:p>
          </table:table-cell>
          <table:table-cell table:style-name="ce20" office:value-type="string">
            <text:p>mög</text:p>
          </table:table-cell>
          <table:table-cell table:number-columns-repeated="3" table:style-name="ce20" office:value-type="string">
            <text:p>mag</text:p>
          </table:table-cell>
          <table:table-cell table:number-columns-repeated="6" table:style-name="ce20" office:value-type="string">
            <text:p>moch</text:p>
          </table:table-cell>
          <table:table-cell table:style-name="ce20" office:value-type="string">
            <text:p>mögend</text:p>
          </table:table-cell>
          <table:table-cell table:style-name="ce20" office:value-type="string">
            <text:p>moch</text:p>
          </table:table-cell>
          <table:table-cell table:style-name="ce20" office:value-type="string">
            <text:p>mög</text:p>
          </table:table-cell>
          <table:table-cell table:style-name="ce20" office:value-type="string">
            <text:p>mögt</text:p>
          </table:table-cell>
          <table:table-cell table:style-name="ce20" office:value-type="string">
            <text:p>mö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a / och / och</text:p>
          </table:table-cell>
          <table:table-cell table:style-name="ce31" office:value-type="string">
            <text:p>Modal</text:p>
          </table:table-cell>
          <table:table-cell table:number-columns-repeated="1002"/>
        </table:table-row>
        <table:table-row table:style-name="ro4">
          <table:table-cell office:value-type="string">
            <text:p>nehmen</text:p>
          </table:table-cell>
          <table:table-cell office:value-type="string">
            <text:p>nehm</text:p>
          </table:table-cell>
          <table:table-cell office:value-type="string">
            <text:p>nimm</text:p>
          </table:table-cell>
          <table:table-cell table:number-columns-repeated="4" office:value-type="string">
            <text:p>nehm</text:p>
          </table:table-cell>
          <table:table-cell table:number-columns-repeated="6" office:value-type="string">
            <text:p>namm</text:p>
          </table:table-cell>
          <table:table-cell office:value-type="string">
            <text:p>nehmend</text:p>
          </table:table-cell>
          <table:table-cell office:value-type="string">
            <text:p>nomm</text:p>
          </table:table-cell>
          <table:table-cell office:value-type="string">
            <text:p>nimm</text:p>
          </table:table-cell>
          <table:table-cell office:value-type="string">
            <text:p>nehmt</text:p>
          </table:table-cell>
          <table:table-cell office:value-type="string">
            <text:p>nehm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imm / ahm / omm</text:p>
          </table:table-cell>
          <table:table-cell table:number-columns-repeated="1003"/>
        </table:table-row>
        <table:table-row table:style-name="ro4">
          <table:table-cell office:value-type="string">
            <text:p>nennen</text:p>
          </table:table-cell>
          <table:table-cell table:number-columns-repeated="6" office:value-type="string">
            <text:p>nenn</text:p>
          </table:table-cell>
          <table:table-cell table:number-columns-repeated="6" office:value-type="string">
            <text:p>nann</text:p>
          </table:table-cell>
          <table:table-cell office:value-type="string">
            <text:p>nendnend</text:p>
          </table:table-cell>
          <table:table-cell office:value-type="string">
            <text:p>nann</text:p>
          </table:table-cell>
          <table:table-cell office:value-type="string">
            <text:p>nenn</text:p>
          </table:table-cell>
          <table:table-cell office:value-type="string">
            <text:p>nennt</text:p>
          </table:table-cell>
          <table:table-cell office:value-type="string">
            <text:p>nenn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number-columns-repeated="1003"/>
        </table:table-row>
        <table:table-row table:style-name="ro4">
          <table:table-cell office:value-type="string">
            <text:p>pfeifen</text:p>
          </table:table-cell>
          <table:table-cell table:number-columns-repeated="6" office:value-type="string">
            <text:p>pfeif</text:p>
          </table:table-cell>
          <table:table-cell table:number-columns-repeated="6" office:value-type="string">
            <text:p>pfiff</text:p>
          </table:table-cell>
          <table:table-cell office:value-type="string">
            <text:p>pfeifend</text:p>
          </table:table-cell>
          <table:table-cell office:value-type="string">
            <text:p>pfiff</text:p>
          </table:table-cell>
          <table:table-cell office:value-type="string">
            <text:p>pfeif</text:p>
          </table:table-cell>
          <table:table-cell office:value-type="string">
            <text:p>pfeift</text:p>
          </table:table-cell>
          <table:table-cell office:value-type="string">
            <text:p>pfei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ff / iff</text:p>
          </table:table-cell>
          <table:table-cell table:number-columns-repeated="1003"/>
        </table:table-row>
        <table:table-row table:style-name="ro4">
          <table:table-cell office:value-type="string">
            <text:p>preisen</text:p>
          </table:table-cell>
          <table:table-cell table:number-columns-repeated="6" office:value-type="string">
            <text:p>preis</text:p>
          </table:table-cell>
          <table:table-cell table:number-columns-repeated="6" office:value-type="string">
            <text:p>pries</text:p>
          </table:table-cell>
          <table:table-cell office:value-type="string">
            <text:p>preisend</text:p>
          </table:table-cell>
          <table:table-cell office:value-type="string">
            <text:p>pries</text:p>
          </table:table-cell>
          <table:table-cell office:value-type="string">
            <text:p>preis</text:p>
          </table:table-cell>
          <table:table-cell office:value-type="string">
            <text:p>preist</text:p>
          </table:table-cell>
          <table:table-cell office:value-type="string">
            <text:p>prei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quellen</text:p>
          </table:table-cell>
          <table:table-cell table:number-columns-repeated="2" table:style-name="ce18" office:value-type="string">
            <text:p>quoll</text:p>
          </table:table-cell>
          <table:table-cell table:style-name="ce18" office:value-type="string">
            <text:p>quill</text:p>
          </table:table-cell>
          <table:table-cell table:number-columns-repeated="9" table:style-name="ce18" office:value-type="string">
            <text:p>quoll</text:p>
          </table:table-cell>
          <table:table-cell table:style-name="ce18" office:value-type="string">
            <text:p>quellend</text:p>
          </table:table-cell>
          <table:table-cell table:style-name="ce18" office:value-type="string">
            <text:p>quoll</text:p>
          </table:table-cell>
          <table:table-cell table:style-name="ce18" office:value-type="string">
            <text:p>quell</text:p>
          </table:table-cell>
          <table:table-cell table:style-name="ce18" office:value-type="string">
            <text:p>quellt</text:p>
          </table:table-cell>
          <table:table-cell table:style-name="ce18" office:value-type="string">
            <text:p>quell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i / o / o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raten</text:p>
          </table:table-cell>
          <table:table-cell office:value-type="string">
            <text:p>rat</text:p>
          </table:table-cell>
          <table:table-cell office:value-type="string">
            <text:p>rät</text:p>
          </table:table-cell>
          <table:table-cell table:number-columns-repeated="4" office:value-type="string">
            <text:p>rat</text:p>
          </table:table-cell>
          <table:table-cell table:number-columns-repeated="6" office:value-type="string">
            <text:p>riet</text:p>
          </table:table-cell>
          <table:table-cell office:value-type="string">
            <text:p>ratend</text:p>
          </table:table-cell>
          <table:table-cell office:value-type="string">
            <text:p>rat</text:p>
          </table:table-cell>
          <table:table-cell office:value-type="string">
            <text:p>rate</text:p>
          </table:table-cell>
          <table:table-cell office:value-type="string">
            <text:p>ratet</text:p>
          </table:table-cell>
          <table:table-cell office:value-type="string">
            <text:p>rat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ie / a</text:p>
          </table:table-cell>
          <table:table-cell table:number-columns-repeated="1003"/>
        </table:table-row>
        <table:table-row table:style-name="ro4">
          <table:table-cell office:value-type="string">
            <text:p>reiben</text:p>
          </table:table-cell>
          <table:table-cell table:number-columns-repeated="6" office:value-type="string">
            <text:p>reib</text:p>
          </table:table-cell>
          <table:table-cell table:number-columns-repeated="6" office:value-type="string">
            <text:p>rieb</text:p>
          </table:table-cell>
          <table:table-cell office:value-type="string">
            <text:p>reibend</text:p>
          </table:table-cell>
          <table:table-cell office:value-type="string">
            <text:p>rieb</text:p>
          </table:table-cell>
          <table:table-cell office:value-type="string">
            <text:p>reib</text:p>
          </table:table-cell>
          <table:table-cell office:value-type="string">
            <text:p>reibt</text:p>
          </table:table-cell>
          <table:table-cell office:value-type="string">
            <text:p>reib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reißen</text:p>
          </table:table-cell>
          <table:table-cell table:number-columns-repeated="6" table:style-name="ce19" office:value-type="string">
            <text:p>reiß</text:p>
          </table:table-cell>
          <table:table-cell table:number-columns-repeated="6" table:style-name="ce19" office:value-type="string">
            <text:p>riss</text:p>
          </table:table-cell>
          <table:table-cell table:style-name="ce19" office:value-type="string">
            <text:p>reißend</text:p>
          </table:table-cell>
          <table:table-cell table:style-name="ce19" office:value-type="string">
            <text:p>riss</text:p>
          </table:table-cell>
          <table:table-cell table:style-name="ce19" office:value-type="string">
            <text:p>reiß</text:p>
          </table:table-cell>
          <table:table-cell table:style-name="ce19" office:value-type="string">
            <text:p>reißt</text:p>
          </table:table-cell>
          <table:table-cell table:style-name="ce19" office:value-type="string">
            <text:p>reiß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- / iss / iss</text:p>
          </table:table-cell>
          <table:table-cell table:style-name="ce30"/>
          <table:table-cell table:number-columns-repeated="1002"/>
        </table:table-row>
        <table:table-row table:style-name="ro4">
          <table:table-cell table:style-name="ce18" office:value-type="string">
            <text:p>reiten</text:p>
          </table:table-cell>
          <table:table-cell table:number-columns-repeated="6" table:style-name="ce18" office:value-type="string">
            <text:p>reit</text:p>
          </table:table-cell>
          <table:table-cell table:number-columns-repeated="6" table:style-name="ce18" office:value-type="string">
            <text:p>ritt</text:p>
          </table:table-cell>
          <table:table-cell table:style-name="ce18" office:value-type="string">
            <text:p>reitend</text:p>
          </table:table-cell>
          <table:table-cell table:style-name="ce18" office:value-type="string">
            <text:p>ritt</text:p>
          </table:table-cell>
          <table:table-cell table:style-name="ce18" office:value-type="string">
            <text:p>reite</text:p>
          </table:table-cell>
          <table:table-cell table:style-name="ce18" office:value-type="string">
            <text:p>reitet</text:p>
          </table:table-cell>
          <table:table-cell table:style-name="ce18" office:value-type="string">
            <text:p>reiten</text:p>
          </table:table-cell>
          <table:table-cell office:value-type="string">
            <text:p>A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tt / itt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rennen</text:p>
          </table:table-cell>
          <table:table-cell table:number-columns-repeated="6" table:style-name="ce18" office:value-type="string">
            <text:p>renn</text:p>
          </table:table-cell>
          <table:table-cell table:number-columns-repeated="6" table:style-name="ce18" office:value-type="string">
            <text:p>rann</text:p>
          </table:table-cell>
          <table:table-cell table:style-name="ce18" office:value-type="string">
            <text:p>rendnend</text:p>
          </table:table-cell>
          <table:table-cell table:style-name="ce18" office:value-type="string">
            <text:p>rann</text:p>
          </table:table-cell>
          <table:table-cell table:style-name="ce18" office:value-type="string">
            <text:p>renn</text:p>
          </table:table-cell>
          <table:table-cell table:style-name="ce18" office:value-type="string">
            <text:p>rennt</text:p>
          </table:table-cell>
          <table:table-cell table:style-name="ce18" office:value-type="string">
            <text:p>renn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a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riechen</text:p>
          </table:table-cell>
          <table:table-cell table:number-columns-repeated="6" office:value-type="string">
            <text:p>riech</text:p>
          </table:table-cell>
          <table:table-cell table:number-columns-repeated="6" office:value-type="string">
            <text:p>roch</text:p>
          </table:table-cell>
          <table:table-cell office:value-type="string">
            <text:p>riechend</text:p>
          </table:table-cell>
          <table:table-cell office:value-type="string">
            <text:p>roch</text:p>
          </table:table-cell>
          <table:table-cell office:value-type="string">
            <text:p>riech</text:p>
          </table:table-cell>
          <table:table-cell office:value-type="string">
            <text:p>riecht</text:p>
          </table:table-cell>
          <table:table-cell office:value-type="string">
            <text:p>riech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ringen</text:p>
          </table:table-cell>
          <table:table-cell table:number-columns-repeated="6" office:value-type="string">
            <text:p>ring</text:p>
          </table:table-cell>
          <table:table-cell table:number-columns-repeated="6" office:value-type="string">
            <text:p>rang</text:p>
          </table:table-cell>
          <table:table-cell office:value-type="string">
            <text:p>ringend</text:p>
          </table:table-cell>
          <table:table-cell office:value-type="string">
            <text:p>rung</text:p>
          </table:table-cell>
          <table:table-cell office:value-type="string">
            <text:p>ring</text:p>
          </table:table-cell>
          <table:table-cell office:value-type="string">
            <text:p>ringt</text:p>
          </table:table-cell>
          <table:table-cell office:value-type="string">
            <text:p>rin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rufen</text:p>
          </table:table-cell>
          <table:table-cell table:number-columns-repeated="6" office:value-type="string">
            <text:p>ruf</text:p>
          </table:table-cell>
          <table:table-cell table:number-columns-repeated="6" office:value-type="string">
            <text:p>rief</text:p>
          </table:table-cell>
          <table:table-cell office:value-type="string">
            <text:p>rufend</text:p>
          </table:table-cell>
          <table:table-cell office:value-type="string">
            <text:p>rief</text:p>
          </table:table-cell>
          <table:table-cell office:value-type="string">
            <text:p>ruf</text:p>
          </table:table-cell>
          <table:table-cell office:value-type="string">
            <text:p>ruft</text:p>
          </table:table-cell>
          <table:table-cell office:value-type="string">
            <text:p>ru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e / u</text:p>
          </table:table-cell>
          <table:table-cell table:number-columns-repeated="1003"/>
        </table:table-row>
        <table:table-row table:style-name="ro4">
          <table:table-cell office:value-type="string">
            <text:p>saufen</text:p>
          </table:table-cell>
          <table:table-cell office:value-type="string">
            <text:p>sauf</text:p>
          </table:table-cell>
          <table:table-cell office:value-type="string">
            <text:p>säuf</text:p>
          </table:table-cell>
          <table:table-cell table:number-columns-repeated="4" office:value-type="string">
            <text:p>sauf</text:p>
          </table:table-cell>
          <table:table-cell table:number-columns-repeated="6" office:value-type="string">
            <text:p>soff</text:p>
          </table:table-cell>
          <table:table-cell office:value-type="string">
            <text:p>saufend</text:p>
          </table:table-cell>
          <table:table-cell office:value-type="string">
            <text:p>soff</text:p>
          </table:table-cell>
          <table:table-cell office:value-type="string">
            <text:p>sauf</text:p>
          </table:table-cell>
          <table:table-cell office:value-type="string">
            <text:p>sauft</text:p>
          </table:table-cell>
          <table:table-cell office:value-type="string">
            <text:p>sau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off / off</text:p>
          </table:table-cell>
          <table:table-cell table:number-columns-repeated="1003"/>
        </table:table-row>
        <table:table-row table:style-name="ro4">
          <table:table-cell office:value-type="string">
            <text:p>schaffen</text:p>
          </table:table-cell>
          <table:table-cell table:number-columns-repeated="6" office:value-type="string">
            <text:p>schaff</text:p>
          </table:table-cell>
          <table:table-cell table:number-columns-repeated="6" office:value-type="string">
            <text:p>schuff</text:p>
          </table:table-cell>
          <table:table-cell office:value-type="string">
            <text:p>schaffend</text:p>
          </table:table-cell>
          <table:table-cell table:number-columns-repeated="2" office:value-type="string">
            <text:p>schaff</text:p>
          </table:table-cell>
          <table:table-cell office:value-type="string">
            <text:p>schafft</text:p>
          </table:table-cell>
          <table:table-cell office:value-type="string">
            <text:p>schaf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uf / aff</text:p>
          </table:table-cell>
          <table:table-cell table:number-columns-repeated="1003"/>
        </table:table-row>
        <table:table-row table:style-name="ro4">
          <table:table-cell office:value-type="string">
            <text:p>scheiden</text:p>
          </table:table-cell>
          <table:table-cell table:number-columns-repeated="6" office:value-type="string">
            <text:p>scheid</text:p>
          </table:table-cell>
          <table:table-cell table:number-columns-repeated="6" office:value-type="string">
            <text:p>schied</text:p>
          </table:table-cell>
          <table:table-cell office:value-type="string">
            <text:p>scheidend</text:p>
          </table:table-cell>
          <table:table-cell office:value-type="string">
            <text:p>schied</text:p>
          </table:table-cell>
          <table:table-cell office:value-type="string">
            <text:p>scheide</text:p>
          </table:table-cell>
          <table:table-cell office:value-type="string">
            <text:p>scheidet</text:p>
          </table:table-cell>
          <table:table-cell office:value-type="string">
            <text:p>scheid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office:value-type="string">
            <text:p>scheinen</text:p>
          </table:table-cell>
          <table:table-cell table:number-columns-repeated="6" office:value-type="string">
            <text:p>schein</text:p>
          </table:table-cell>
          <table:table-cell table:number-columns-repeated="6" office:value-type="string">
            <text:p>schien</text:p>
          </table:table-cell>
          <table:table-cell office:value-type="string">
            <text:p>scheinend</text:p>
          </table:table-cell>
          <table:table-cell office:value-type="string">
            <text:p>schien</text:p>
          </table:table-cell>
          <table:table-cell office:value-type="string">
            <text:p>schein</text:p>
          </table:table-cell>
          <table:table-cell office:value-type="string">
            <text:p>scheint</text:p>
          </table:table-cell>
          <table:table-cell office:value-type="string">
            <text:p>schein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office:value-type="string">
            <text:p>scheißen</text:p>
          </table:table-cell>
          <table:table-cell table:number-columns-repeated="6" office:value-type="string">
            <text:p>scheiß</text:p>
          </table:table-cell>
          <table:table-cell table:number-columns-repeated="6" office:value-type="string">
            <text:p>schiss</text:p>
          </table:table-cell>
          <table:table-cell office:value-type="string">
            <text:p>scheißend</text:p>
          </table:table-cell>
          <table:table-cell office:value-type="string">
            <text:p>schiss</text:p>
          </table:table-cell>
          <table:table-cell office:value-type="string">
            <text:p>scheiß</text:p>
          </table:table-cell>
          <table:table-cell office:value-type="string">
            <text:p>scheißt</text:p>
          </table:table-cell>
          <table:table-cell office:value-type="string">
            <text:p>scheiß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ss / iss</text:p>
          </table:table-cell>
          <table:table-cell table:number-columns-repeated="1003"/>
        </table:table-row>
        <table:table-row table:style-name="ro4">
          <table:table-cell office:value-type="string">
            <text:p>schieben</text:p>
          </table:table-cell>
          <table:table-cell table:number-columns-repeated="6" office:value-type="string">
            <text:p>schieb</text:p>
          </table:table-cell>
          <table:table-cell table:number-columns-repeated="6" office:value-type="string">
            <text:p>schob</text:p>
          </table:table-cell>
          <table:table-cell office:value-type="string">
            <text:p>schiebend</text:p>
          </table:table-cell>
          <table:table-cell office:value-type="string">
            <text:p>schob</text:p>
          </table:table-cell>
          <table:table-cell office:value-type="string">
            <text:p>schieb</text:p>
          </table:table-cell>
          <table:table-cell office:value-type="string">
            <text:p>schiebt</text:p>
          </table:table-cell>
          <table:table-cell office:value-type="string">
            <text:p>schieb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table:style-name="ce23" office:value-type="string">
            <text:p>schießen</text:p>
          </table:table-cell>
          <table:table-cell table:number-columns-repeated="6" table:style-name="ce23" office:value-type="string">
            <text:p>schieß</text:p>
          </table:table-cell>
          <table:table-cell table:number-columns-repeated="6" table:style-name="ce23" office:value-type="string">
            <text:p>schoss</text:p>
          </table:table-cell>
          <table:table-cell table:style-name="ce23" office:value-type="string">
            <text:p>schießend</text:p>
          </table:table-cell>
          <table:table-cell table:style-name="ce23" office:value-type="string">
            <text:p>schoss</text:p>
          </table:table-cell>
          <table:table-cell table:style-name="ce23" office:value-type="string">
            <text:p>schieß</text:p>
          </table:table-cell>
          <table:table-cell table:style-name="ce23" office:value-type="string">
            <text:p>schießt</text:p>
          </table:table-cell>
          <table:table-cell table:style-name="ce23" office:value-type="string">
            <text:p>schieß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ss / oss</text:p>
          </table:table-cell>
          <table:table-cell table:style-name="ce34"/>
          <table:table-cell table:number-columns-repeated="1002"/>
        </table:table-row>
        <table:table-row table:style-name="ro4">
          <table:table-cell office:value-type="string">
            <text:p>schlafen</text:p>
          </table:table-cell>
          <table:table-cell office:value-type="string">
            <text:p>schlaf</text:p>
          </table:table-cell>
          <table:table-cell office:value-type="string">
            <text:p>schläf</text:p>
          </table:table-cell>
          <table:table-cell table:number-columns-repeated="4" office:value-type="string">
            <text:p>schlaf</text:p>
          </table:table-cell>
          <table:table-cell table:number-columns-repeated="6" office:value-type="string">
            <text:p>schlief</text:p>
          </table:table-cell>
          <table:table-cell office:value-type="string">
            <text:p>schlafend</text:p>
          </table:table-cell>
          <table:table-cell table:number-columns-repeated="2" office:value-type="string">
            <text:p>schlaf</text:p>
          </table:table-cell>
          <table:table-cell office:value-type="string">
            <text:p>schlaft</text:p>
          </table:table-cell>
          <table:table-cell office:value-type="string">
            <text:p>schlaf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ä / ie / a</text:p>
          </table:table-cell>
          <table:table-cell table:number-columns-repeated="1003"/>
        </table:table-row>
        <table:table-row table:style-name="ro4">
          <table:table-cell office:value-type="string">
            <text:p>schlagen</text:p>
          </table:table-cell>
          <table:table-cell office:value-type="string">
            <text:p>schlag</text:p>
          </table:table-cell>
          <table:table-cell office:value-type="string">
            <text:p>schläg</text:p>
          </table:table-cell>
          <table:table-cell table:number-columns-repeated="4" office:value-type="string">
            <text:p>schlag</text:p>
          </table:table-cell>
          <table:table-cell table:number-columns-repeated="6" office:value-type="string">
            <text:p>schlug</text:p>
          </table:table-cell>
          <table:table-cell office:value-type="string">
            <text:p>schlagend</text:p>
          </table:table-cell>
          <table:table-cell table:number-columns-repeated="2" office:value-type="string">
            <text:p>schlag</text:p>
          </table:table-cell>
          <table:table-cell office:value-type="string">
            <text:p>schlagt</text:p>
          </table:table-cell>
          <table:table-cell office:value-type="string">
            <text:p>schla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u / a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schleichen</text:p>
          </table:table-cell>
          <table:table-cell table:number-columns-repeated="6" table:style-name="ce18" office:value-type="string">
            <text:p>schleich</text:p>
          </table:table-cell>
          <table:table-cell table:number-columns-repeated="6" table:style-name="ce18" office:value-type="string">
            <text:p>schlich</text:p>
          </table:table-cell>
          <table:table-cell table:style-name="ce18" office:value-type="string">
            <text:p>schleichend</text:p>
          </table:table-cell>
          <table:table-cell table:style-name="ce18" office:value-type="string">
            <text:p>schlich</text:p>
          </table:table-cell>
          <table:table-cell table:style-name="ce18" office:value-type="string">
            <text:p>schleich</text:p>
          </table:table-cell>
          <table:table-cell table:style-name="ce18" office:value-type="string">
            <text:p>schleicht</text:p>
          </table:table-cell>
          <table:table-cell table:style-name="ce18" office:value-type="string">
            <text:p>schleich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 / i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schleifen</text:p>
          </table:table-cell>
          <table:table-cell table:number-columns-repeated="6" office:value-type="string">
            <text:p>schleif</text:p>
          </table:table-cell>
          <table:table-cell table:number-columns-repeated="6" office:value-type="string">
            <text:p>schliff</text:p>
          </table:table-cell>
          <table:table-cell office:value-type="string">
            <text:p>schleifend</text:p>
          </table:table-cell>
          <table:table-cell office:value-type="string">
            <text:p>schliff</text:p>
          </table:table-cell>
          <table:table-cell office:value-type="string">
            <text:p>schleif</text:p>
          </table:table-cell>
          <table:table-cell office:value-type="string">
            <text:p>schleift</text:p>
          </table:table-cell>
          <table:table-cell office:value-type="string">
            <text:p>schlei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ff / iff</text:p>
          </table:table-cell>
          <table:table-cell table:number-columns-repeated="1003"/>
        </table:table-row>
        <table:table-row table:style-name="ro4">
          <table:table-cell office:value-type="string">
            <text:p>schließen</text:p>
          </table:table-cell>
          <table:table-cell table:number-columns-repeated="6" office:value-type="string">
            <text:p>schließ</text:p>
          </table:table-cell>
          <table:table-cell table:number-columns-repeated="6" office:value-type="string">
            <text:p>schloss</text:p>
          </table:table-cell>
          <table:table-cell office:value-type="string">
            <text:p>schließend</text:p>
          </table:table-cell>
          <table:table-cell office:value-type="string">
            <text:p>schloss</text:p>
          </table:table-cell>
          <table:table-cell office:value-type="string">
            <text:p>schließ</text:p>
          </table:table-cell>
          <table:table-cell office:value-type="string">
            <text:p>schließt</text:p>
          </table:table-cell>
          <table:table-cell office:value-type="string">
            <text:p>schließ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ss / oss</text:p>
          </table:table-cell>
          <table:table-cell table:number-columns-repeated="1003"/>
        </table:table-row>
        <table:table-row table:style-name="ro4">
          <table:table-cell office:value-type="string">
            <text:p>schlingen</text:p>
          </table:table-cell>
          <table:table-cell table:number-columns-repeated="6" office:value-type="string">
            <text:p>schling</text:p>
          </table:table-cell>
          <table:table-cell table:number-columns-repeated="6" office:value-type="string">
            <text:p>schlang</text:p>
          </table:table-cell>
          <table:table-cell office:value-type="string">
            <text:p>schlingend</text:p>
          </table:table-cell>
          <table:table-cell office:value-type="string">
            <text:p>schlung</text:p>
          </table:table-cell>
          <table:table-cell office:value-type="string">
            <text:p>schling</text:p>
          </table:table-cell>
          <table:table-cell office:value-type="string">
            <text:p>schlingt</text:p>
          </table:table-cell>
          <table:table-cell office:value-type="string">
            <text:p>schlin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schmeißen</text:p>
          </table:table-cell>
          <table:table-cell table:number-columns-repeated="6" office:value-type="string">
            <text:p>schmeiß</text:p>
          </table:table-cell>
          <table:table-cell table:number-columns-repeated="6" office:value-type="string">
            <text:p>schmiss</text:p>
          </table:table-cell>
          <table:table-cell office:value-type="string">
            <text:p>schmeißend</text:p>
          </table:table-cell>
          <table:table-cell office:value-type="string">
            <text:p>schmiss</text:p>
          </table:table-cell>
          <table:table-cell office:value-type="string">
            <text:p>schmeiß</text:p>
          </table:table-cell>
          <table:table-cell office:value-type="string">
            <text:p>schmeißt</text:p>
          </table:table-cell>
          <table:table-cell office:value-type="string">
            <text:p>schmeiß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ss / iss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schmelzen</text:p>
          </table:table-cell>
          <table:table-cell table:number-columns-repeated="2" table:style-name="ce19" office:value-type="string">
            <text:p>schmolz</text:p>
          </table:table-cell>
          <table:table-cell table:style-name="ce19" office:value-type="string">
            <text:p>schmilz</text:p>
          </table:table-cell>
          <table:table-cell table:number-columns-repeated="9" table:style-name="ce19" office:value-type="string">
            <text:p>schmolz</text:p>
          </table:table-cell>
          <table:table-cell table:style-name="ce19" office:value-type="string">
            <text:p>schmelzend</text:p>
          </table:table-cell>
          <table:table-cell table:style-name="ce19" office:value-type="string">
            <text:p>schmolz</text:p>
          </table:table-cell>
          <table:table-cell table:style-name="ce19" office:value-type="string">
            <text:p>schmilz</text:p>
          </table:table-cell>
          <table:table-cell table:style-name="ce19" office:value-type="string">
            <text:p>schmilzt</text:p>
          </table:table-cell>
          <table:table-cell table:style-name="ce19" office:value-type="string">
            <text:p>schmelz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i / o / o</text:p>
          </table:table-cell>
          <table:table-cell table:style-name="ce30"/>
          <table:table-cell table:number-columns-repeated="1002"/>
        </table:table-row>
        <table:table-row table:style-name="ro4">
          <table:table-cell office:value-type="string">
            <text:p>schneiden</text:p>
          </table:table-cell>
          <table:table-cell table:number-columns-repeated="6" office:value-type="string">
            <text:p>schneid</text:p>
          </table:table-cell>
          <table:table-cell table:number-columns-repeated="6" office:value-type="string">
            <text:p>schnitt</text:p>
          </table:table-cell>
          <table:table-cell office:value-type="string">
            <text:p>schneidend</text:p>
          </table:table-cell>
          <table:table-cell office:value-type="string">
            <text:p>schnitt</text:p>
          </table:table-cell>
          <table:table-cell office:value-type="string">
            <text:p>schneide</text:p>
          </table:table-cell>
          <table:table-cell office:value-type="string">
            <text:p>schneidet</text:p>
          </table:table-cell>
          <table:table-cell office:value-type="string">
            <text:p>schneid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itt / itt</text:p>
          </table:table-cell>
          <table:table-cell table:number-columns-repeated="1003"/>
        </table:table-row>
        <table:table-row table:style-name="ro4">
          <table:table-cell office:value-type="string">
            <text:p>schreiben</text:p>
          </table:table-cell>
          <table:table-cell table:number-columns-repeated="6" office:value-type="string">
            <text:p>schreib</text:p>
          </table:table-cell>
          <table:table-cell table:number-columns-repeated="6" office:value-type="string">
            <text:p>schrieb</text:p>
          </table:table-cell>
          <table:table-cell office:value-type="string">
            <text:p>schreibend</text:p>
          </table:table-cell>
          <table:table-cell office:value-type="string">
            <text:p>schrieb</text:p>
          </table:table-cell>
          <table:table-cell office:value-type="string">
            <text:p>schreib</text:p>
          </table:table-cell>
          <table:table-cell office:value-type="string">
            <text:p>schreibt</text:p>
          </table:table-cell>
          <table:table-cell office:value-type="string">
            <text:p>schreib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office:value-type="string">
            <text:p>schreien</text:p>
          </table:table-cell>
          <table:table-cell table:number-columns-repeated="6" office:value-type="string">
            <text:p>schrei</text:p>
          </table:table-cell>
          <table:table-cell table:number-columns-repeated="6" office:value-type="string">
            <text:p>schrie</text:p>
          </table:table-cell>
          <table:table-cell office:value-type="string">
            <text:p>schreiend</text:p>
          </table:table-cell>
          <table:table-cell office:value-type="string">
            <text:p>schrie</text:p>
          </table:table-cell>
          <table:table-cell office:value-type="string">
            <text:p>schrei</text:p>
          </table:table-cell>
          <table:table-cell office:value-type="string">
            <text:p>schreit</text:p>
          </table:table-cell>
          <table:table-cell office:value-type="string">
            <text:p>schrei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schreiten</text:p>
          </table:table-cell>
          <table:table-cell table:number-columns-repeated="6" table:style-name="ce18" office:value-type="string">
            <text:p>schreit</text:p>
          </table:table-cell>
          <table:table-cell table:number-columns-repeated="6" table:style-name="ce18" office:value-type="string">
            <text:p>schritt</text:p>
          </table:table-cell>
          <table:table-cell table:style-name="ce18" office:value-type="string">
            <text:p>schreitend</text:p>
          </table:table-cell>
          <table:table-cell table:style-name="ce18" office:value-type="string">
            <text:p>schritt</text:p>
          </table:table-cell>
          <table:table-cell table:style-name="ce18" office:value-type="string">
            <text:p>schreite</text:p>
          </table:table-cell>
          <table:table-cell table:style-name="ce18" office:value-type="string">
            <text:p>schreitet</text:p>
          </table:table-cell>
          <table:table-cell table:style-name="ce18" office:value-type="string">
            <text:p>schreit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tt / itt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schweigen</text:p>
          </table:table-cell>
          <table:table-cell table:number-columns-repeated="6" office:value-type="string">
            <text:p>schweig</text:p>
          </table:table-cell>
          <table:table-cell table:number-columns-repeated="6" office:value-type="string">
            <text:p>schwieg</text:p>
          </table:table-cell>
          <table:table-cell office:value-type="string">
            <text:p>schweigend</text:p>
          </table:table-cell>
          <table:table-cell office:value-type="string">
            <text:p>schwieg</text:p>
          </table:table-cell>
          <table:table-cell office:value-type="string">
            <text:p>schweig</text:p>
          </table:table-cell>
          <table:table-cell office:value-type="string">
            <text:p>schweigt</text:p>
          </table:table-cell>
          <table:table-cell office:value-type="string">
            <text:p>schwei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schwellen</text:p>
          </table:table-cell>
          <table:table-cell table:number-columns-repeated="2" table:style-name="ce18" office:value-type="string">
            <text:p>schwoll</text:p>
          </table:table-cell>
          <table:table-cell table:style-name="ce18" office:value-type="string">
            <text:p>schwill</text:p>
          </table:table-cell>
          <table:table-cell table:number-columns-repeated="9" table:style-name="ce18" office:value-type="string">
            <text:p>schwoll</text:p>
          </table:table-cell>
          <table:table-cell table:style-name="ce18" office:value-type="string">
            <text:p>schwellend</text:p>
          </table:table-cell>
          <table:table-cell table:style-name="ce18" office:value-type="string">
            <text:p>schwoll</text:p>
          </table:table-cell>
          <table:table-cell table:style-name="ce18" office:value-type="string">
            <text:p>schwell</text:p>
          </table:table-cell>
          <table:table-cell table:style-name="ce18" office:value-type="string">
            <text:p>schwellt</text:p>
          </table:table-cell>
          <table:table-cell table:style-name="ce18" office:value-type="string">
            <text:p>schwell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i / o / o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schwimmen</text:p>
          </table:table-cell>
          <table:table-cell table:number-columns-repeated="6" table:style-name="ce18" office:value-type="string">
            <text:p>schwimm</text:p>
          </table:table-cell>
          <table:table-cell table:number-columns-repeated="6" table:style-name="ce18" office:value-type="string">
            <text:p>schwamm</text:p>
          </table:table-cell>
          <table:table-cell table:style-name="ce18" office:value-type="string">
            <text:p>schwimmend</text:p>
          </table:table-cell>
          <table:table-cell table:style-name="ce18" office:value-type="string">
            <text:p>schwomm</text:p>
          </table:table-cell>
          <table:table-cell table:style-name="ce18" office:value-type="string">
            <text:p>schwimm</text:p>
          </table:table-cell>
          <table:table-cell table:style-name="ce18" office:value-type="string">
            <text:p>schwimmt</text:p>
          </table:table-cell>
          <table:table-cell table:style-name="ce18" office:value-type="string">
            <text:p>schwimm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o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schwinden</text:p>
          </table:table-cell>
          <table:table-cell table:number-columns-repeated="6" table:style-name="ce18" office:value-type="string">
            <text:p>schwind</text:p>
          </table:table-cell>
          <table:table-cell table:number-columns-repeated="6" table:style-name="ce18" office:value-type="string">
            <text:p>schwand</text:p>
          </table:table-cell>
          <table:table-cell table:style-name="ce18" office:value-type="string">
            <text:p>schwindend</text:p>
          </table:table-cell>
          <table:table-cell table:style-name="ce18" office:value-type="string">
            <text:p>schwund</text:p>
          </table:table-cell>
          <table:table-cell table:style-name="ce18" office:value-type="string">
            <text:p>schwinde</text:p>
          </table:table-cell>
          <table:table-cell table:style-name="ce18" office:value-type="string">
            <text:p>schwindet</text:p>
          </table:table-cell>
          <table:table-cell table:style-name="ce18" office:value-type="string">
            <text:p>schwind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u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schwingen</text:p>
          </table:table-cell>
          <table:table-cell table:number-columns-repeated="6" office:value-type="string">
            <text:p>schwing</text:p>
          </table:table-cell>
          <table:table-cell table:number-columns-repeated="6" office:value-type="string">
            <text:p>schwang</text:p>
          </table:table-cell>
          <table:table-cell office:value-type="string">
            <text:p>schwingend</text:p>
          </table:table-cell>
          <table:table-cell office:value-type="string">
            <text:p>schwung</text:p>
          </table:table-cell>
          <table:table-cell office:value-type="string">
            <text:p>schwing</text:p>
          </table:table-cell>
          <table:table-cell office:value-type="string">
            <text:p>schwingt</text:p>
          </table:table-cell>
          <table:table-cell office:value-type="string">
            <text:p>schwin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schwören</text:p>
          </table:table-cell>
          <table:table-cell table:number-columns-repeated="6" office:value-type="string">
            <text:p>schwör</text:p>
          </table:table-cell>
          <table:table-cell table:number-columns-repeated="6" office:value-type="string">
            <text:p>schwor</text:p>
          </table:table-cell>
          <table:table-cell office:value-type="string">
            <text:p>schwörend</text:p>
          </table:table-cell>
          <table:table-cell office:value-type="string">
            <text:p>schwor</text:p>
          </table:table-cell>
          <table:table-cell office:value-type="string">
            <text:p>schwör</text:p>
          </table:table-cell>
          <table:table-cell office:value-type="string">
            <text:p>schwört</text:p>
          </table:table-cell>
          <table:table-cell office:value-type="string">
            <text:p>schwör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table:number-columns-repeated="20"/>
          <table:table-cell table:style-name="ce26"/>
          <table:table-cell table:number-columns-repeated="1003"/>
        </table:table-row>
        <table:table-row table:style-name="ro4">
          <table:table-cell office:value-type="string">
            <text:p>sehen</text:p>
          </table:table-cell>
          <table:table-cell office:value-type="string">
            <text:p>seh</text:p>
          </table:table-cell>
          <table:table-cell office:value-type="string">
            <text:p>sieh</text:p>
          </table:table-cell>
          <table:table-cell table:number-columns-repeated="4" office:value-type="string">
            <text:p>seh</text:p>
          </table:table-cell>
          <table:table-cell table:number-columns-repeated="6" office:value-type="string">
            <text:p>sah</text:p>
          </table:table-cell>
          <table:table-cell office:value-type="string">
            <text:p>sehend</text:p>
          </table:table-cell>
          <table:table-cell office:value-type="string">
            <text:p>seh</text:p>
          </table:table-cell>
          <table:table-cell office:value-type="string">
            <text:p>sieh</text:p>
          </table:table-cell>
          <table:table-cell office:value-type="string">
            <text:p>seht</text:p>
          </table:table-cell>
          <table:table-cell office:value-type="string">
            <text:p>seh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e / a / e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sein</text:p>
          </table:table-cell>
          <table:table-cell table:style-name="ce20" office:value-type="string">
            <text:p>bin</text:p>
          </table:table-cell>
          <table:table-cell table:style-name="ce20" office:value-type="string">
            <text:p>bist</text:p>
          </table:table-cell>
          <table:table-cell table:style-name="ce20" office:value-type="string">
            <text:p>ist</text:p>
          </table:table-cell>
          <table:table-cell table:style-name="ce20" office:value-type="string">
            <text:p>sind</text:p>
          </table:table-cell>
          <table:table-cell table:style-name="ce20" office:value-type="string">
            <text:p>seid</text:p>
          </table:table-cell>
          <table:table-cell table:style-name="ce20" office:value-type="string">
            <text:p>sind</text:p>
          </table:table-cell>
          <table:table-cell table:number-columns-repeated="6" table:style-name="ce20" office:value-type="string">
            <text:p>war</text:p>
          </table:table-cell>
          <table:table-cell table:style-name="ce20" office:value-type="string">
            <text:p>seiend</text:p>
          </table:table-cell>
          <table:table-cell table:style-name="ce20" office:value-type="string">
            <text:p>wes</text:p>
          </table:table-cell>
          <table:table-cell table:style-name="ce20" office:value-type="string">
            <text:p>sei</text:p>
          </table:table-cell>
          <table:table-cell table:style-name="ce20" office:value-type="string">
            <text:p>seid</text:p>
          </table:table-cell>
          <table:table-cell table:style-name="ce20" office:value-type="string">
            <text:p>sei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office:value-type="string">
            <text:p>u</text:p>
          </table:table-cell>
          <table:table-cell table:style-name="ce31" office:value-type="string">
            <text:p>Aux</text:p>
          </table:table-cell>
          <table:table-cell table:number-columns-repeated="1002"/>
        </table:table-row>
        <table:table-row table:style-name="ro4">
          <table:table-cell office:value-type="string">
            <text:p>senden</text:p>
          </table:table-cell>
          <table:table-cell table:number-columns-repeated="6" office:value-type="string">
            <text:p>send</text:p>
          </table:table-cell>
          <table:table-cell table:number-columns-repeated="6" office:value-type="string">
            <text:p>sand</text:p>
          </table:table-cell>
          <table:table-cell office:value-type="string">
            <text:p>senddend</text:p>
          </table:table-cell>
          <table:table-cell office:value-type="string">
            <text:p>sand</text:p>
          </table:table-cell>
          <table:table-cell office:value-type="string">
            <text:p>sende</text:p>
          </table:table-cell>
          <table:table-cell office:value-type="string">
            <text:p>sendet</text:p>
          </table:table-cell>
          <table:table-cell office:value-type="string">
            <text:p>send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number-columns-repeated="1003"/>
        </table:table-row>
        <table:table-row table:style-name="ro4">
          <table:table-cell office:value-type="string">
            <text:p>singen</text:p>
          </table:table-cell>
          <table:table-cell table:number-columns-repeated="6" office:value-type="string">
            <text:p>sing</text:p>
          </table:table-cell>
          <table:table-cell table:number-columns-repeated="6" office:value-type="string">
            <text:p>sang</text:p>
          </table:table-cell>
          <table:table-cell office:value-type="string">
            <text:p>singend</text:p>
          </table:table-cell>
          <table:table-cell office:value-type="string">
            <text:p>sung</text:p>
          </table:table-cell>
          <table:table-cell office:value-type="string">
            <text:p>sing</text:p>
          </table:table-cell>
          <table:table-cell office:value-type="string">
            <text:p>singt</text:p>
          </table:table-cell>
          <table:table-cell office:value-type="string">
            <text:p>sin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sinken</text:p>
          </table:table-cell>
          <table:table-cell table:number-columns-repeated="6" table:style-name="ce18" office:value-type="string">
            <text:p>sink</text:p>
          </table:table-cell>
          <table:table-cell table:number-columns-repeated="6" table:style-name="ce18" office:value-type="string">
            <text:p>sank</text:p>
          </table:table-cell>
          <table:table-cell table:style-name="ce18" office:value-type="string">
            <text:p>sinkend</text:p>
          </table:table-cell>
          <table:table-cell table:style-name="ce18" office:value-type="string">
            <text:p>sunk</text:p>
          </table:table-cell>
          <table:table-cell table:style-name="ce18" office:value-type="string">
            <text:p>sink</text:p>
          </table:table-cell>
          <table:table-cell table:style-name="ce18" office:value-type="string">
            <text:p>sinkt</text:p>
          </table:table-cell>
          <table:table-cell table:style-name="ce18" office:value-type="string">
            <text:p>sink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u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sinnen</text:p>
          </table:table-cell>
          <table:table-cell table:number-columns-repeated="6" office:value-type="string">
            <text:p>sinn</text:p>
          </table:table-cell>
          <table:table-cell table:number-columns-repeated="6" office:value-type="string">
            <text:p>sann</text:p>
          </table:table-cell>
          <table:table-cell office:value-type="string">
            <text:p>sinnend</text:p>
          </table:table-cell>
          <table:table-cell office:value-type="string">
            <text:p>sonn</text:p>
          </table:table-cell>
          <table:table-cell office:value-type="string">
            <text:p>sinn</text:p>
          </table:table-cell>
          <table:table-cell office:value-type="string">
            <text:p>sinnt</text:p>
          </table:table-cell>
          <table:table-cell office:value-type="string">
            <text:p>sinn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o</text:p>
          </table:table-cell>
          <table:table-cell table:number-columns-repeated="1003"/>
        </table:table-row>
        <table:table-row table:style-name="ro4">
          <table:table-cell office:value-type="string">
            <text:p>sitzen</text:p>
          </table:table-cell>
          <table:table-cell table:number-columns-repeated="6" office:value-type="string">
            <text:p>sitz</text:p>
          </table:table-cell>
          <table:table-cell table:number-columns-repeated="6" office:value-type="string">
            <text:p>saß</text:p>
          </table:table-cell>
          <table:table-cell office:value-type="string">
            <text:p>sitzend</text:p>
          </table:table-cell>
          <table:table-cell office:value-type="string">
            <text:p>sess</text:p>
          </table:table-cell>
          <table:table-cell office:value-type="string">
            <text:p>sitz</text:p>
          </table:table-cell>
          <table:table-cell office:value-type="string">
            <text:p>sitzt</text:p>
          </table:table-cell>
          <table:table-cell office:value-type="string">
            <text:p>sitz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ß / ess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sollen</text:p>
          </table:table-cell>
          <table:table-cell table:number-columns-repeated="12" table:style-name="ce20" office:value-type="string">
            <text:p>soll</text:p>
          </table:table-cell>
          <table:table-cell table:style-name="ce20" office:value-type="string">
            <text:p>sollend</text:p>
          </table:table-cell>
          <table:table-cell table:style-name="ce20" office:value-type="string">
            <text:p>soll</text:p>
          </table:table-cell>
          <table:table-cell table:style-name="ce20" office:value-type="string">
            <text:p>solle</text:p>
          </table:table-cell>
          <table:table-cell table:style-name="ce20" office:value-type="string">
            <text:p>sollt</text:p>
          </table:table-cell>
          <table:table-cell table:style-name="ce20" office:value-type="string">
            <text:p>soll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office:value-type="string">
            <text:p>r</text:p>
          </table:table-cell>
          <table:table-cell table:style-name="ce31" office:value-type="string">
            <text:p>Modal</text:p>
          </table:table-cell>
          <table:table-cell table:number-columns-repeated="1002"/>
        </table:table-row>
        <table:table-row table:style-name="ro4">
          <table:table-cell office:value-type="string">
            <text:p>spinnen</text:p>
          </table:table-cell>
          <table:table-cell table:number-columns-repeated="6" office:value-type="string">
            <text:p>spinn</text:p>
          </table:table-cell>
          <table:table-cell table:number-columns-repeated="6" office:value-type="string">
            <text:p>sponn</text:p>
          </table:table-cell>
          <table:table-cell office:value-type="string">
            <text:p>spinnend</text:p>
          </table:table-cell>
          <table:table-cell office:value-type="string">
            <text:p>sponn</text:p>
          </table:table-cell>
          <table:table-cell office:value-type="string">
            <text:p>spinn</text:p>
          </table:table-cell>
          <table:table-cell office:value-type="string">
            <text:p>spinnt</text:p>
          </table:table-cell>
          <table:table-cell office:value-type="string">
            <text:p>spinn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sprechen</text:p>
          </table:table-cell>
          <table:table-cell office:value-type="string">
            <text:p>sprech</text:p>
          </table:table-cell>
          <table:table-cell office:value-type="string">
            <text:p>sprich</text:p>
          </table:table-cell>
          <table:table-cell table:number-columns-repeated="4" office:value-type="string">
            <text:p>sprech</text:p>
          </table:table-cell>
          <table:table-cell table:number-columns-repeated="6" office:value-type="string">
            <text:p>sprach</text:p>
          </table:table-cell>
          <table:table-cell office:value-type="string">
            <text:p>sprechend</text:p>
          </table:table-cell>
          <table:table-cell office:value-type="string">
            <text:p>sproch</text:p>
          </table:table-cell>
          <table:table-cell office:value-type="string">
            <text:p>sprich</text:p>
          </table:table-cell>
          <table:table-cell office:value-type="string">
            <text:p>sprecht</text:p>
          </table:table-cell>
          <table:table-cell office:value-type="string">
            <text:p>sprech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springen</text:p>
          </table:table-cell>
          <table:table-cell table:number-columns-repeated="6" table:style-name="ce18" office:value-type="string">
            <text:p>spring</text:p>
          </table:table-cell>
          <table:table-cell table:number-columns-repeated="6" table:style-name="ce18" office:value-type="string">
            <text:p>sprang</text:p>
          </table:table-cell>
          <table:table-cell table:style-name="ce18" office:value-type="string">
            <text:p>springend</text:p>
          </table:table-cell>
          <table:table-cell table:style-name="ce18" office:value-type="string">
            <text:p>sprung</text:p>
          </table:table-cell>
          <table:table-cell table:style-name="ce18" office:value-type="string">
            <text:p>spring</text:p>
          </table:table-cell>
          <table:table-cell table:style-name="ce18" office:value-type="string">
            <text:p>springt</text:p>
          </table:table-cell>
          <table:table-cell table:style-name="ce18" office:value-type="string">
            <text:p>spring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a / u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stechen</text:p>
          </table:table-cell>
          <table:table-cell office:value-type="string">
            <text:p>stech</text:p>
          </table:table-cell>
          <table:table-cell office:value-type="string">
            <text:p>stich</text:p>
          </table:table-cell>
          <table:table-cell table:number-columns-repeated="4" office:value-type="string">
            <text:p>stech</text:p>
          </table:table-cell>
          <table:table-cell table:number-columns-repeated="6" office:value-type="string">
            <text:p>stach</text:p>
          </table:table-cell>
          <table:table-cell office:value-type="string">
            <text:p>stechend</text:p>
          </table:table-cell>
          <table:table-cell office:value-type="string">
            <text:p>stoch</text:p>
          </table:table-cell>
          <table:table-cell office:value-type="string">
            <text:p>stich</text:p>
          </table:table-cell>
          <table:table-cell office:value-type="string">
            <text:p>stecht</text:p>
          </table:table-cell>
          <table:table-cell office:value-type="string">
            <text:p>stech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office:value-type="string">
            <text:p>stehen</text:p>
          </table:table-cell>
          <table:table-cell table:number-columns-repeated="6" office:value-type="string">
            <text:p>steh</text:p>
          </table:table-cell>
          <table:table-cell table:number-columns-repeated="6" office:value-type="string">
            <text:p>stan</text:p>
          </table:table-cell>
          <table:table-cell office:value-type="string">
            <text:p>stehend</text:p>
          </table:table-cell>
          <table:table-cell office:value-type="string">
            <text:p>stan</text:p>
          </table:table-cell>
          <table:table-cell office:value-type="string">
            <text:p>steh</text:p>
          </table:table-cell>
          <table:table-cell office:value-type="string">
            <text:p>steht</text:p>
          </table:table-cell>
          <table:table-cell office:value-type="string">
            <text:p>steh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number-columns-repeated="1003"/>
        </table:table-row>
        <table:table-row table:style-name="ro4">
          <table:table-cell office:value-type="string">
            <text:p>stehlen</text:p>
          </table:table-cell>
          <table:table-cell office:value-type="string">
            <text:p>stehl</text:p>
          </table:table-cell>
          <table:table-cell office:value-type="string">
            <text:p>stiehl</text:p>
          </table:table-cell>
          <table:table-cell table:number-columns-repeated="4" office:value-type="string">
            <text:p>stehl</text:p>
          </table:table-cell>
          <table:table-cell table:number-columns-repeated="6" office:value-type="string">
            <text:p>stahl</text:p>
          </table:table-cell>
          <table:table-cell office:value-type="string">
            <text:p>stehlend</text:p>
          </table:table-cell>
          <table:table-cell office:value-type="string">
            <text:p>stohl</text:p>
          </table:table-cell>
          <table:table-cell office:value-type="string">
            <text:p>stiehl</text:p>
          </table:table-cell>
          <table:table-cell office:value-type="string">
            <text:p>stehlt</text:p>
          </table:table-cell>
          <table:table-cell office:value-type="string">
            <text:p>stehl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ie / a / a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steigen</text:p>
          </table:table-cell>
          <table:table-cell table:number-columns-repeated="6" table:style-name="ce18" office:value-type="string">
            <text:p>steig</text:p>
          </table:table-cell>
          <table:table-cell table:number-columns-repeated="6" table:style-name="ce18" office:value-type="string">
            <text:p>stieg</text:p>
          </table:table-cell>
          <table:table-cell table:style-name="ce18" office:value-type="string">
            <text:p>steigend</text:p>
          </table:table-cell>
          <table:table-cell table:style-name="ce18" office:value-type="string">
            <text:p>stieg</text:p>
          </table:table-cell>
          <table:table-cell table:style-name="ce18" office:value-type="string">
            <text:p>steig</text:p>
          </table:table-cell>
          <table:table-cell table:style-name="ce18" office:value-type="string">
            <text:p>steigt</text:p>
          </table:table-cell>
          <table:table-cell table:style-name="ce18" office:value-type="string">
            <text:p>steig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e / ie</text:p>
          </table:table-cell>
          <table:table-cell table:style-name="ce29"/>
          <table:table-cell table:number-columns-repeated="1002"/>
        </table:table-row>
        <table:table-row table:style-name="ro4">
          <table:table-cell table:style-name="ce18" office:value-type="string">
            <text:p>sterben</text:p>
          </table:table-cell>
          <table:table-cell table:style-name="ce18" office:value-type="string">
            <text:p>sterb</text:p>
          </table:table-cell>
          <table:table-cell table:style-name="ce18" office:value-type="string">
            <text:p>stirb</text:p>
          </table:table-cell>
          <table:table-cell table:number-columns-repeated="4" table:style-name="ce18" office:value-type="string">
            <text:p>sterb</text:p>
          </table:table-cell>
          <table:table-cell table:number-columns-repeated="6" table:style-name="ce18" office:value-type="string">
            <text:p>starb</text:p>
          </table:table-cell>
          <table:table-cell table:style-name="ce18" office:value-type="string">
            <text:p>sterbend</text:p>
          </table:table-cell>
          <table:table-cell table:style-name="ce18" office:value-type="string">
            <text:p>storb</text:p>
          </table:table-cell>
          <table:table-cell table:style-name="ce18" office:value-type="string">
            <text:p>stirb</text:p>
          </table:table-cell>
          <table:table-cell table:style-name="ce18" office:value-type="string">
            <text:p>sterbt</text:p>
          </table:table-cell>
          <table:table-cell table:style-name="ce18" office:value-type="string">
            <text:p>sterb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i / a / o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stinken</text:p>
          </table:table-cell>
          <table:table-cell table:number-columns-repeated="6" office:value-type="string">
            <text:p>stink</text:p>
          </table:table-cell>
          <table:table-cell table:number-columns-repeated="6" office:value-type="string">
            <text:p>stank</text:p>
          </table:table-cell>
          <table:table-cell office:value-type="string">
            <text:p>stinkend</text:p>
          </table:table-cell>
          <table:table-cell office:value-type="string">
            <text:p>stunk</text:p>
          </table:table-cell>
          <table:table-cell office:value-type="string">
            <text:p>stink</text:p>
          </table:table-cell>
          <table:table-cell office:value-type="string">
            <text:p>stinkt</text:p>
          </table:table-cell>
          <table:table-cell office:value-type="string">
            <text:p>stink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stoßen</text:p>
          </table:table-cell>
          <table:table-cell table:style-name="ce19" office:value-type="string">
            <text:p>stoß</text:p>
          </table:table-cell>
          <table:table-cell table:style-name="ce19" office:value-type="string">
            <text:p>stöß</text:p>
          </table:table-cell>
          <table:table-cell table:number-columns-repeated="4" table:style-name="ce19" office:value-type="string">
            <text:p>stoß</text:p>
          </table:table-cell>
          <table:table-cell table:number-columns-repeated="6" table:style-name="ce19" office:value-type="string">
            <text:p>stieß</text:p>
          </table:table-cell>
          <table:table-cell table:style-name="ce19" office:value-type="string">
            <text:p>stoßend</text:p>
          </table:table-cell>
          <table:table-cell table:number-columns-repeated="2" table:style-name="ce19" office:value-type="string">
            <text:p>stoß</text:p>
          </table:table-cell>
          <table:table-cell table:style-name="ce19" office:value-type="string">
            <text:p>stoßt</text:p>
          </table:table-cell>
          <table:table-cell table:style-name="ce19" office:value-type="string">
            <text:p>stoß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ö / ie / o</text:p>
          </table:table-cell>
          <table:table-cell table:style-name="ce30"/>
          <table:table-cell table:number-columns-repeated="1002"/>
        </table:table-row>
        <table:table-row table:style-name="ro4">
          <table:table-cell office:value-type="string">
            <text:p>streichen</text:p>
          </table:table-cell>
          <table:table-cell table:number-columns-repeated="6" office:value-type="string">
            <text:p>streich</text:p>
          </table:table-cell>
          <table:table-cell table:number-columns-repeated="6" office:value-type="string">
            <text:p>strich</text:p>
          </table:table-cell>
          <table:table-cell office:value-type="string">
            <text:p>streichend</text:p>
          </table:table-cell>
          <table:table-cell office:value-type="string">
            <text:p>strich</text:p>
          </table:table-cell>
          <table:table-cell office:value-type="string">
            <text:p>streich</text:p>
          </table:table-cell>
          <table:table-cell office:value-type="string">
            <text:p>streicht</text:p>
          </table:table-cell>
          <table:table-cell office:value-type="string">
            <text:p>streich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i / i</text:p>
          </table:table-cell>
          <table:table-cell table:number-columns-repeated="1003"/>
        </table:table-row>
        <table:table-row table:style-name="ro4">
          <table:table-cell office:value-type="string">
            <text:p>streiten</text:p>
          </table:table-cell>
          <table:table-cell table:number-columns-repeated="6" office:value-type="string">
            <text:p>streit</text:p>
          </table:table-cell>
          <table:table-cell table:number-columns-repeated="6" office:value-type="string">
            <text:p>stritt</text:p>
          </table:table-cell>
          <table:table-cell office:value-type="string">
            <text:p>streitend</text:p>
          </table:table-cell>
          <table:table-cell office:value-type="string">
            <text:p>stritt</text:p>
          </table:table-cell>
          <table:table-cell office:value-type="string">
            <text:p>streite</text:p>
          </table:table-cell>
          <table:table-cell office:value-type="string">
            <text:p>streitet</text:p>
          </table:table-cell>
          <table:table-cell office:value-type="string">
            <text:p>streit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itt / itt</text:p>
          </table:table-cell>
          <table:table-cell table:number-columns-repeated="1003"/>
        </table:table-row>
        <table:table-row table:style-name="ro4">
          <table:table-cell office:value-type="string">
            <text:p>tragen</text:p>
          </table:table-cell>
          <table:table-cell office:value-type="string">
            <text:p>trag</text:p>
          </table:table-cell>
          <table:table-cell office:value-type="string">
            <text:p>träg</text:p>
          </table:table-cell>
          <table:table-cell table:number-columns-repeated="4" office:value-type="string">
            <text:p>trag</text:p>
          </table:table-cell>
          <table:table-cell table:number-columns-repeated="6" office:value-type="string">
            <text:p>trug</text:p>
          </table:table-cell>
          <table:table-cell office:value-type="string">
            <text:p>tragend</text:p>
          </table:table-cell>
          <table:table-cell table:number-columns-repeated="2" office:value-type="string">
            <text:p>trag</text:p>
          </table:table-cell>
          <table:table-cell office:value-type="string">
            <text:p>tragt</text:p>
          </table:table-cell>
          <table:table-cell office:value-type="string">
            <text:p>tra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ä / u / a</text:p>
          </table:table-cell>
          <table:table-cell table:number-columns-repeated="1003"/>
        </table:table-row>
        <table:table-row table:style-name="ro4">
          <table:table-cell office:value-type="string">
            <text:p>treffen</text:p>
          </table:table-cell>
          <table:table-cell office:value-type="string">
            <text:p>treff</text:p>
          </table:table-cell>
          <table:table-cell office:value-type="string">
            <text:p>triff</text:p>
          </table:table-cell>
          <table:table-cell table:number-columns-repeated="4" office:value-type="string">
            <text:p>treff</text:p>
          </table:table-cell>
          <table:table-cell table:number-columns-repeated="6" office:value-type="string">
            <text:p>traf</text:p>
          </table:table-cell>
          <table:table-cell office:value-type="string">
            <text:p>treffend</text:p>
          </table:table-cell>
          <table:table-cell office:value-type="string">
            <text:p>troff</text:p>
          </table:table-cell>
          <table:table-cell office:value-type="string">
            <text:p>triff</text:p>
          </table:table-cell>
          <table:table-cell office:value-type="string">
            <text:p>trefft</text:p>
          </table:table-cell>
          <table:table-cell office:value-type="string">
            <text:p>tref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treiben</text:p>
          </table:table-cell>
          <table:table-cell table:number-columns-repeated="6" table:style-name="ce19" office:value-type="string">
            <text:p>treib</text:p>
          </table:table-cell>
          <table:table-cell table:number-columns-repeated="6" table:style-name="ce19" office:value-type="string">
            <text:p>trieb</text:p>
          </table:table-cell>
          <table:table-cell table:style-name="ce19" office:value-type="string">
            <text:p>treibend</text:p>
          </table:table-cell>
          <table:table-cell table:style-name="ce19" office:value-type="string">
            <text:p>trieb</text:p>
          </table:table-cell>
          <table:table-cell table:style-name="ce19" office:value-type="string">
            <text:p>treib</text:p>
          </table:table-cell>
          <table:table-cell table:style-name="ce19" office:value-type="string">
            <text:p>treibt</text:p>
          </table:table-cell>
          <table:table-cell table:style-name="ce19" office:value-type="string">
            <text:p>treib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- / ie / ie</text:p>
          </table:table-cell>
          <table:table-cell table:style-name="ce30"/>
          <table:table-cell table:number-columns-repeated="1002"/>
        </table:table-row>
        <table:table-row table:style-name="ro4">
          <table:table-cell table:style-name="ce19" office:value-type="string">
            <text:p>treten</text:p>
          </table:table-cell>
          <table:table-cell table:style-name="ce19" office:value-type="string">
            <text:p>tret</text:p>
          </table:table-cell>
          <table:table-cell table:style-name="ce19" office:value-type="string">
            <text:p>tritt</text:p>
          </table:table-cell>
          <table:table-cell table:number-columns-repeated="4" table:style-name="ce19" office:value-type="string">
            <text:p>tret</text:p>
          </table:table-cell>
          <table:table-cell table:number-columns-repeated="6" table:style-name="ce19" office:value-type="string">
            <text:p>trat</text:p>
          </table:table-cell>
          <table:table-cell table:style-name="ce19" office:value-type="string">
            <text:p>tretend</text:p>
          </table:table-cell>
          <table:table-cell table:style-name="ce19" office:value-type="string">
            <text:p>tret</text:p>
          </table:table-cell>
          <table:table-cell table:style-name="ce19" office:value-type="string">
            <text:p>tritt</text:p>
          </table:table-cell>
          <table:table-cell table:style-name="ce19" office:value-type="string">
            <text:p>tretet</text:p>
          </table:table-cell>
          <table:table-cell table:style-name="ce19" office:value-type="string">
            <text:p>tret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itt / at / et</text:p>
          </table:table-cell>
          <table:table-cell table:style-name="ce30"/>
          <table:table-cell table:number-columns-repeated="1002"/>
        </table:table-row>
        <table:table-row table:style-name="ro4">
          <table:table-cell office:value-type="string">
            <text:p>trinken</text:p>
          </table:table-cell>
          <table:table-cell table:number-columns-repeated="6" office:value-type="string">
            <text:p>trink</text:p>
          </table:table-cell>
          <table:table-cell table:number-columns-repeated="6" office:value-type="string">
            <text:p>trank</text:p>
          </table:table-cell>
          <table:table-cell office:value-type="string">
            <text:p>trinkend</text:p>
          </table:table-cell>
          <table:table-cell office:value-type="string">
            <text:p>trunk</text:p>
          </table:table-cell>
          <table:table-cell office:value-type="string">
            <text:p>trink</text:p>
          </table:table-cell>
          <table:table-cell office:value-type="string">
            <text:p>trinkt</text:p>
          </table:table-cell>
          <table:table-cell office:value-type="string">
            <text:p>trink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trügen</text:p>
          </table:table-cell>
          <table:table-cell table:number-columns-repeated="6" office:value-type="string">
            <text:p>trüg</text:p>
          </table:table-cell>
          <table:table-cell table:number-columns-repeated="6" office:value-type="string">
            <text:p>trog</text:p>
          </table:table-cell>
          <table:table-cell office:value-type="string">
            <text:p>trügend</text:p>
          </table:table-cell>
          <table:table-cell office:value-type="string">
            <text:p>trog</text:p>
          </table:table-cell>
          <table:table-cell office:value-type="string">
            <text:p>trüg</text:p>
          </table:table-cell>
          <table:table-cell office:value-type="string">
            <text:p>trügt</text:p>
          </table:table-cell>
          <table:table-cell office:value-type="string">
            <text:p>trüg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tun</text:p>
          </table:table-cell>
          <table:table-cell table:number-columns-repeated="6" office:value-type="string">
            <text:p>tu</text:p>
          </table:table-cell>
          <table:table-cell table:number-columns-repeated="6" office:value-type="string">
            <text:p>ta</text:p>
          </table:table-cell>
          <table:table-cell office:value-type="string">
            <text:p>tuend</text:p>
          </table:table-cell>
          <table:table-cell office:value-type="string">
            <text:p>ta</text:p>
          </table:table-cell>
          <table:table-cell office:value-type="string">
            <text:p>tu</text:p>
          </table:table-cell>
          <table:table-cell office:value-type="string">
            <text:p>tut</text:p>
          </table:table-cell>
          <table:table-cell office:value-type="string">
            <text:p>tu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a / a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verderben</text:p>
          </table:table-cell>
          <table:table-cell table:style-name="ce19" office:value-type="string">
            <text:p>verderb</text:p>
          </table:table-cell>
          <table:table-cell table:style-name="ce19" office:value-type="string">
            <text:p>verdirb</text:p>
          </table:table-cell>
          <table:table-cell table:number-columns-repeated="4" table:style-name="ce19" office:value-type="string">
            <text:p>verderb</text:p>
          </table:table-cell>
          <table:table-cell table:number-columns-repeated="6" table:style-name="ce19" office:value-type="string">
            <text:p>verdarb</text:p>
          </table:table-cell>
          <table:table-cell table:style-name="ce19" office:value-type="string">
            <text:p>verderbend</text:p>
          </table:table-cell>
          <table:table-cell table:style-name="ce19" office:value-type="string">
            <text:p>verdorb</text:p>
          </table:table-cell>
          <table:table-cell table:style-name="ce19" office:value-type="string">
            <text:p>verdirb</text:p>
          </table:table-cell>
          <table:table-cell table:style-name="ce19" office:value-type="string">
            <text:p>verderbt</text:p>
          </table:table-cell>
          <table:table-cell table:style-name="ce19" office:value-type="string">
            <text:p>verderben</text:p>
          </table:table-cell>
          <table:table-cell office:value-type="string">
            <text:p>DA</text:p>
          </table:table-cell>
          <table:table-cell office:value-type="string">
            <text:p>haben/sein</text:p>
          </table:table-cell>
          <table:table-cell table:style-name="ce26" office:value-type="string">
            <text:p>i / a / o</text:p>
          </table:table-cell>
          <table:table-cell table:style-name="ce30"/>
          <table:table-cell table:number-columns-repeated="1002"/>
        </table:table-row>
        <table:table-row table:style-name="ro4">
          <table:table-cell office:value-type="string">
            <text:p>verlieren</text:p>
          </table:table-cell>
          <table:table-cell table:number-columns-repeated="6" office:value-type="string">
            <text:p>verlier</text:p>
          </table:table-cell>
          <table:table-cell table:number-columns-repeated="6" office:value-type="string">
            <text:p>verlor</text:p>
          </table:table-cell>
          <table:table-cell office:value-type="string">
            <text:p>verlierend</text:p>
          </table:table-cell>
          <table:table-cell office:value-type="string">
            <text:p>verlor</text:p>
          </table:table-cell>
          <table:table-cell office:value-type="string">
            <text:p>verlier</text:p>
          </table:table-cell>
          <table:table-cell office:value-type="string">
            <text:p>verliert</text:p>
          </table:table-cell>
          <table:table-cell office:value-type="string">
            <text:p>verlier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table:style-name="ce19" office:value-type="string">
            <text:p>verschleißen</text:p>
          </table:table-cell>
          <table:table-cell table:number-columns-repeated="6" table:style-name="ce19" office:value-type="string">
            <text:p>verschleiß</text:p>
          </table:table-cell>
          <table:table-cell table:number-columns-repeated="6" table:style-name="ce19" office:value-type="string">
            <text:p>verschliss</text:p>
          </table:table-cell>
          <table:table-cell table:style-name="ce19" office:value-type="string">
            <text:p>verschleißend</text:p>
          </table:table-cell>
          <table:table-cell table:style-name="ce19" office:value-type="string">
            <text:p>verschliss</text:p>
          </table:table-cell>
          <table:table-cell table:style-name="ce19" office:value-type="string">
            <text:p>verschleiß</text:p>
          </table:table-cell>
          <table:table-cell table:style-name="ce19" office:value-type="string">
            <text:p>verschleißt</text:p>
          </table:table-cell>
          <table:table-cell table:style-name="ce19" office:value-type="string">
            <text:p>verschleißen</text:p>
          </table:table-cell>
          <table:table-cell office:value-type="string">
            <text:p>A</text:p>
          </table:table-cell>
          <table:table-cell office:value-type="string">
            <text:p>haben/sein</text:p>
          </table:table-cell>
          <table:table-cell table:style-name="ce26" office:value-type="string">
            <text:p>- / iss / iss</text:p>
          </table:table-cell>
          <table:table-cell table:style-name="ce30"/>
          <table:table-cell table:number-columns-repeated="1002"/>
        </table:table-row>
        <table:table-row table:style-name="ro4">
          <table:table-cell office:value-type="string">
            <text:p>verzeihen</text:p>
          </table:table-cell>
          <table:table-cell table:number-columns-repeated="6" office:value-type="string">
            <text:p>verzeih</text:p>
          </table:table-cell>
          <table:table-cell table:number-columns-repeated="6" office:value-type="string">
            <text:p>verzieh</text:p>
          </table:table-cell>
          <table:table-cell office:value-type="string">
            <text:p>verzeihend</text:p>
          </table:table-cell>
          <table:table-cell office:value-type="string">
            <text:p>verzieh</text:p>
          </table:table-cell>
          <table:table-cell office:value-type="string">
            <text:p>verzeih</text:p>
          </table:table-cell>
          <table:table-cell office:value-type="string">
            <text:p>verzeiht</text:p>
          </table:table-cell>
          <table:table-cell office:value-type="string">
            <text:p>verzeih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table:style-name="ce24" office:value-type="string">
            <text:p>wachsen</text:p>
          </table:table-cell>
          <table:table-cell table:style-name="ce24" office:value-type="string">
            <text:p>wachs</text:p>
          </table:table-cell>
          <table:table-cell table:style-name="ce24" office:value-type="string">
            <text:p>wächs</text:p>
          </table:table-cell>
          <table:table-cell table:number-columns-repeated="4" table:style-name="ce24" office:value-type="string">
            <text:p>wachs</text:p>
          </table:table-cell>
          <table:table-cell table:number-columns-repeated="6" table:style-name="ce24" office:value-type="string">
            <text:p>wuchs</text:p>
          </table:table-cell>
          <table:table-cell table:style-name="ce24" office:value-type="string">
            <text:p>wachsend</text:p>
          </table:table-cell>
          <table:table-cell table:number-columns-repeated="2" table:style-name="ce24" office:value-type="string">
            <text:p>wachs</text:p>
          </table:table-cell>
          <table:table-cell table:style-name="ce18" office:value-type="string">
            <text:p>wachst</text:p>
          </table:table-cell>
          <table:table-cell table:style-name="ce24" office:value-type="string">
            <text:p>wachs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ä / u / a</text:p>
          </table:table-cell>
          <table:table-cell table:style-name="ce35"/>
          <table:table-cell table:number-columns-repeated="1002"/>
        </table:table-row>
        <table:table-row table:style-name="ro4">
          <table:table-cell office:value-type="string">
            <text:p>waschen</text:p>
          </table:table-cell>
          <table:table-cell office:value-type="string">
            <text:p>wasch</text:p>
          </table:table-cell>
          <table:table-cell office:value-type="string">
            <text:p>wäsch</text:p>
          </table:table-cell>
          <table:table-cell table:number-columns-repeated="4" office:value-type="string">
            <text:p>wasch</text:p>
          </table:table-cell>
          <table:table-cell table:number-columns-repeated="6" office:value-type="string">
            <text:p>wusch</text:p>
          </table:table-cell>
          <table:table-cell office:value-type="string">
            <text:p>waschend</text:p>
          </table:table-cell>
          <table:table-cell table:number-columns-repeated="2" office:value-type="string">
            <text:p>wasch</text:p>
          </table:table-cell>
          <table:table-cell office:value-type="string">
            <text:p>wascht</text:p>
          </table:table-cell>
          <table:table-cell office:value-type="string">
            <text:p>wasch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ä / u / a</text:p>
          </table:table-cell>
          <table:table-cell table:number-columns-repeated="1003"/>
        </table:table-row>
        <table:table-row table:style-name="ro4">
          <table:table-cell office:value-type="string">
            <text:p>weben</text:p>
          </table:table-cell>
          <table:table-cell table:number-columns-repeated="6" office:value-type="string">
            <text:p>web</text:p>
          </table:table-cell>
          <table:table-cell table:number-columns-repeated="6" office:value-type="string">
            <text:p>wob</text:p>
          </table:table-cell>
          <table:table-cell office:value-type="string">
            <text:p>webend</text:p>
          </table:table-cell>
          <table:table-cell office:value-type="string">
            <text:p>wob</text:p>
          </table:table-cell>
          <table:table-cell office:value-type="string">
            <text:p>web</text:p>
          </table:table-cell>
          <table:table-cell office:value-type="string">
            <text:p>webt</text:p>
          </table:table-cell>
          <table:table-cell office:value-type="string">
            <text:p>web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 / / r</text:p>
          </table:table-cell>
          <table:table-cell table:number-columns-repeated="1003"/>
        </table:table-row>
        <table:table-row table:style-name="ro4">
          <table:table-cell table:style-name="ce18" office:value-type="string">
            <text:p>weichen</text:p>
          </table:table-cell>
          <table:table-cell table:number-columns-repeated="6" table:style-name="ce18" office:value-type="string">
            <text:p>weich</text:p>
          </table:table-cell>
          <table:table-cell table:number-columns-repeated="6" table:style-name="ce18" office:value-type="string">
            <text:p>wich</text:p>
          </table:table-cell>
          <table:table-cell table:style-name="ce18" office:value-type="string">
            <text:p>weichend</text:p>
          </table:table-cell>
          <table:table-cell table:style-name="ce18" office:value-type="string">
            <text:p>wich</text:p>
          </table:table-cell>
          <table:table-cell table:style-name="ce18" office:value-type="string">
            <text:p>weich</text:p>
          </table:table-cell>
          <table:table-cell table:style-name="ce18" office:value-type="string">
            <text:p>weicht</text:p>
          </table:table-cell>
          <table:table-cell table:style-name="ce18" office:value-type="string">
            <text:p>weichen</text:p>
          </table:table-cell>
          <table:table-cell office:value-type="string">
            <text:p>-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- / i / i </text:p>
          </table:table-cell>
          <table:table-cell table:style-name="ce29"/>
          <table:table-cell table:number-columns-repeated="1002"/>
        </table:table-row>
        <table:table-row table:style-name="ro4">
          <table:table-cell office:value-type="string">
            <text:p>weisen</text:p>
          </table:table-cell>
          <table:table-cell table:number-columns-repeated="6" office:value-type="string">
            <text:p>weis</text:p>
          </table:table-cell>
          <table:table-cell table:number-columns-repeated="6" office:value-type="string">
            <text:p>wies</text:p>
          </table:table-cell>
          <table:table-cell office:value-type="string">
            <text:p>weisend</text:p>
          </table:table-cell>
          <table:table-cell office:value-type="string">
            <text:p>wies</text:p>
          </table:table-cell>
          <table:table-cell office:value-type="string">
            <text:p>weis</text:p>
          </table:table-cell>
          <table:table-cell office:value-type="string">
            <text:p>weist</text:p>
          </table:table-cell>
          <table:table-cell office:value-type="string">
            <text:p>weisen</text:p>
          </table:table-cell>
          <table:table-cell office:value-type="string">
            <text:p>DA</text:p>
          </table:table-cell>
          <table:table-cell office:value-type="string">
            <text:p>haben</text:p>
          </table:table-cell>
          <table:table-cell table:style-name="ce26" office:value-type="string">
            <text:p>- / ie / ie</text:p>
          </table:table-cell>
          <table:table-cell table:number-columns-repeated="1003"/>
        </table:table-row>
        <table:table-row table:style-name="ro4">
          <table:table-cell office:value-type="string">
            <text:p>werben</text:p>
          </table:table-cell>
          <table:table-cell office:value-type="string">
            <text:p>werb</text:p>
          </table:table-cell>
          <table:table-cell office:value-type="string">
            <text:p>wirb</text:p>
          </table:table-cell>
          <table:table-cell table:number-columns-repeated="4" office:value-type="string">
            <text:p>werb</text:p>
          </table:table-cell>
          <table:table-cell table:number-columns-repeated="6" office:value-type="string">
            <text:p>warb</text:p>
          </table:table-cell>
          <table:table-cell office:value-type="string">
            <text:p>werbend</text:p>
          </table:table-cell>
          <table:table-cell office:value-type="string">
            <text:p>worb</text:p>
          </table:table-cell>
          <table:table-cell office:value-type="string">
            <text:p>wirb</text:p>
          </table:table-cell>
          <table:table-cell office:value-type="string">
            <text:p>werbt</text:p>
          </table:table-cell>
          <table:table-cell office:value-type="string">
            <text:p>werb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werden</text:p>
          </table:table-cell>
          <table:table-cell table:style-name="ce20" office:value-type="string">
            <text:p>wer</text:p>
          </table:table-cell>
          <table:table-cell table:style-name="ce20" office:value-type="string">
            <text:p>wir</text:p>
          </table:table-cell>
          <table:table-cell table:style-name="ce20" office:value-type="string">
            <text:p>werd</text:p>
          </table:table-cell>
          <table:table-cell table:number-columns-repeated="3" table:style-name="ce20" office:value-type="string">
            <text:p>wer</text:p>
          </table:table-cell>
          <table:table-cell table:number-columns-repeated="6" table:style-name="ce20" office:value-type="string">
            <text:p>wurd</text:p>
          </table:table-cell>
          <table:table-cell table:style-name="ce20" office:value-type="string">
            <text:p>werdend</text:p>
          </table:table-cell>
          <table:table-cell table:style-name="ce20" office:value-type="string">
            <text:p>word</text:p>
          </table:table-cell>
          <table:table-cell table:style-name="ce20" office:value-type="string">
            <text:p>werde</text:p>
          </table:table-cell>
          <table:table-cell table:style-name="ce20" office:value-type="string">
            <text:p>werdet</text:p>
          </table:table-cell>
          <table:table-cell table:style-name="ce20" office:value-type="string">
            <text:p>werden</text:p>
          </table:table-cell>
          <table:table-cell office:value-type="string">
            <text:p>DA</text:p>
          </table:table-cell>
          <table:table-cell office:value-type="string">
            <text:p>sein <text:s text:c="2"/></text:p>
          </table:table-cell>
          <table:table-cell table:style-name="ce26" office:value-type="string">
            <text:p>i / u / o</text:p>
          </table:table-cell>
          <table:table-cell table:style-name="ce31" office:value-type="string">
            <text:p>Aux</text:p>
          </table:table-cell>
          <table:table-cell table:number-columns-repeated="1002"/>
        </table:table-row>
        <table:table-row table:style-name="ro4">
          <table:table-cell office:value-type="string">
            <text:p>werfen</text:p>
          </table:table-cell>
          <table:table-cell office:value-type="string">
            <text:p>werf</text:p>
          </table:table-cell>
          <table:table-cell office:value-type="string">
            <text:p>wirf</text:p>
          </table:table-cell>
          <table:table-cell table:number-columns-repeated="4" office:value-type="string">
            <text:p>werf</text:p>
          </table:table-cell>
          <table:table-cell table:number-columns-repeated="6" office:value-type="string">
            <text:p>warf</text:p>
          </table:table-cell>
          <table:table-cell office:value-type="string">
            <text:p>werfend</text:p>
          </table:table-cell>
          <table:table-cell office:value-type="string">
            <text:p>worf</text:p>
          </table:table-cell>
          <table:table-cell office:value-type="string">
            <text:p>wirf</text:p>
          </table:table-cell>
          <table:table-cell office:value-type="string">
            <text:p>werft</text:p>
          </table:table-cell>
          <table:table-cell office:value-type="string">
            <text:p>werf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i / a / o</text:p>
          </table:table-cell>
          <table:table-cell table:number-columns-repeated="1003"/>
        </table:table-row>
        <table:table-row table:style-name="ro4">
          <table:table-cell office:value-type="string">
            <text:p>wiegen</text:p>
          </table:table-cell>
          <table:table-cell table:number-columns-repeated="6" office:value-type="string">
            <text:p>wieg</text:p>
          </table:table-cell>
          <table:table-cell table:number-columns-repeated="6" office:value-type="string">
            <text:p>wog</text:p>
          </table:table-cell>
          <table:table-cell office:value-type="string">
            <text:p>wiegend</text:p>
          </table:table-cell>
          <table:table-cell office:value-type="string">
            <text:p>wog</text:p>
          </table:table-cell>
          <table:table-cell office:value-type="string">
            <text:p>wieg</text:p>
          </table:table-cell>
          <table:table-cell office:value-type="string">
            <text:p>wiegt</text:p>
          </table:table-cell>
          <table:table-cell office:value-type="string">
            <text:p>wie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winden</text:p>
          </table:table-cell>
          <table:table-cell table:number-columns-repeated="6" office:value-type="string">
            <text:p>wind</text:p>
          </table:table-cell>
          <table:table-cell table:number-columns-repeated="6" office:value-type="string">
            <text:p>wand</text:p>
          </table:table-cell>
          <table:table-cell office:value-type="string">
            <text:p>windend</text:p>
          </table:table-cell>
          <table:table-cell office:value-type="string">
            <text:p>wund</text:p>
          </table:table-cell>
          <table:table-cell office:value-type="string">
            <text:p>winde</text:p>
          </table:table-cell>
          <table:table-cell office:value-type="string">
            <text:p>windet</text:p>
          </table:table-cell>
          <table:table-cell office:value-type="string">
            <text:p>wind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office:value-type="string">
            <text:p>winken</text:p>
          </table:table-cell>
          <table:table-cell table:number-columns-repeated="12" office:value-type="string">
            <text:p>wink</text:p>
          </table:table-cell>
          <table:table-cell office:value-type="string">
            <text:p>winkend</text:p>
          </table:table-cell>
          <table:table-cell office:value-type="string">
            <text:p>wunk</text:p>
          </table:table-cell>
          <table:table-cell office:value-type="string">
            <text:p>wink</text:p>
          </table:table-cell>
          <table:table-cell office:value-type="string">
            <text:p>winkt</text:p>
          </table:table-cell>
          <table:table-cell office:value-type="string">
            <text:p>winken</text:p>
          </table:table-cell>
          <table:table-cell office:value-type="string">
            <text:p>D</text:p>
          </table:table-cell>
          <table:table-cell office:value-type="string">
            <text:p>haben</text:p>
          </table:table-cell>
          <table:table-cell table:style-name="ce26" office:value-type="string">
            <text:p>- / - / u</text:p>
          </table:table-cell>
          <table:table-cell table:number-columns-repeated="1003"/>
        </table:table-row>
        <table:table-row table:style-name="ro4">
          <table:table-cell table:style-name="ce20" office:value-type="string">
            <text:p>wissen</text:p>
          </table:table-cell>
          <table:table-cell table:number-columns-repeated="3" table:style-name="ce20" office:value-type="string">
            <text:p>weiß</text:p>
          </table:table-cell>
          <table:table-cell table:number-columns-repeated="3" table:style-name="ce20" office:value-type="string">
            <text:p>wiss</text:p>
          </table:table-cell>
          <table:table-cell table:number-columns-repeated="6" table:style-name="ce20" office:value-type="string">
            <text:p>wuss</text:p>
          </table:table-cell>
          <table:table-cell table:style-name="ce20" office:value-type="string">
            <text:p>wissend</text:p>
          </table:table-cell>
          <table:table-cell table:style-name="ce20" office:value-type="string">
            <text:p>wuss</text:p>
          </table:table-cell>
          <table:table-cell table:style-name="ce20" office:value-type="string">
            <text:p>wiss</text:p>
          </table:table-cell>
          <table:table-cell table:style-name="ce20" office:value-type="string">
            <text:p>wisst</text:p>
          </table:table-cell>
          <table:table-cell table:style-name="ce20" office:value-type="string">
            <text:p>wiss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eiß / uss / uss</text:p>
          </table:table-cell>
          <table:table-cell table:style-name="ce31" office:value-type="string">
            <text:p>Modal</text:p>
          </table:table-cell>
          <table:table-cell table:number-columns-repeated="1002"/>
        </table:table-row>
        <table:table-row table:style-name="ro4">
          <table:table-cell table:style-name="ce20" office:value-type="string">
            <text:p>wollen</text:p>
          </table:table-cell>
          <table:table-cell table:number-columns-repeated="3" table:style-name="ce20" office:value-type="string">
            <text:p>will</text:p>
          </table:table-cell>
          <table:table-cell table:number-columns-repeated="9" table:style-name="ce20" office:value-type="string">
            <text:p>woll</text:p>
          </table:table-cell>
          <table:table-cell table:style-name="ce20" office:value-type="string">
            <text:p>wollend</text:p>
          </table:table-cell>
          <table:table-cell table:style-name="ce20" office:value-type="string">
            <text:p>woll</text:p>
          </table:table-cell>
          <table:table-cell table:style-name="ce20" office:value-type="string">
            <text:p>wolle</text:p>
          </table:table-cell>
          <table:table-cell table:style-name="ce20" office:value-type="string">
            <text:p>wollt</text:p>
          </table:table-cell>
          <table:table-cell table:style-name="ce20" office:value-type="string">
            <text:p>wollen</text:p>
          </table:table-cell>
          <table:table-cell office:value-type="string">
            <text:p>-</text:p>
          </table:table-cell>
          <table:table-cell office:value-type="string">
            <text:p>haben</text:p>
          </table:table-cell>
          <table:table-cell table:style-name="ce26" office:value-type="string">
            <text:p>i / o / o </text:p>
          </table:table-cell>
          <table:table-cell table:style-name="ce31" office:value-type="string">
            <text:p>Modal</text:p>
          </table:table-cell>
          <table:table-cell table:number-columns-repeated="1002"/>
        </table:table-row>
        <table:table-row table:style-name="ro4">
          <table:table-cell office:value-type="string">
            <text:p>ziehen</text:p>
          </table:table-cell>
          <table:table-cell table:number-columns-repeated="6" office:value-type="string">
            <text:p>zieh</text:p>
          </table:table-cell>
          <table:table-cell table:number-columns-repeated="6" office:value-type="string">
            <text:p>zog</text:p>
          </table:table-cell>
          <table:table-cell office:value-type="string">
            <text:p>ziehend</text:p>
          </table:table-cell>
          <table:table-cell office:value-type="string">
            <text:p>zog</text:p>
          </table:table-cell>
          <table:table-cell office:value-type="string">
            <text:p>zieh</text:p>
          </table:table-cell>
          <table:table-cell office:value-type="string">
            <text:p>zieht</text:p>
          </table:table-cell>
          <table:table-cell office:value-type="string">
            <text:p>zieh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o / o</text:p>
          </table:table-cell>
          <table:table-cell table:number-columns-repeated="1003"/>
        </table:table-row>
        <table:table-row table:style-name="ro4">
          <table:table-cell office:value-type="string">
            <text:p>zwingen</text:p>
          </table:table-cell>
          <table:table-cell table:number-columns-repeated="6" office:value-type="string">
            <text:p>zwing</text:p>
          </table:table-cell>
          <table:table-cell table:number-columns-repeated="6" office:value-type="string">
            <text:p>zwang</text:p>
          </table:table-cell>
          <table:table-cell office:value-type="string">
            <text:p>zwingend</text:p>
          </table:table-cell>
          <table:table-cell office:value-type="string">
            <text:p>zwung</text:p>
          </table:table-cell>
          <table:table-cell office:value-type="string">
            <text:p>zwing</text:p>
          </table:table-cell>
          <table:table-cell office:value-type="string">
            <text:p>zwingt</text:p>
          </table:table-cell>
          <table:table-cell office:value-type="string">
            <text:p>zwingen</text:p>
          </table:table-cell>
          <table:table-cell office:value-type="string">
            <text:p>A</text:p>
          </table:table-cell>
          <table:table-cell office:value-type="string">
            <text:p>haben</text:p>
          </table:table-cell>
          <table:table-cell table:style-name="ce26" office:value-type="string">
            <text:p>- / a / u</text:p>
          </table:table-cell>
          <table:table-cell table:number-columns-repeated="1003"/>
        </table:table-row>
        <table:table-row table:style-name="ro4">
          <table:table-cell table:number-columns-repeated="26"/>
          <table:table-cell table:style-name="ce36" office:value-type="string">
            <text:p>u</text:p>
          </table:table-cell>
          <table:table-cell table:number-columns-repeated="997"/>
        </table:table-row>
        <table:table-row table:style-name="ro4">
          <table:table-cell table:number-columns-repeated="19"/>
          <table:table-cell table:style-name="ce20"/>
          <table:table-cell table:number-columns-repeated="3"/>
          <table:table-cell table:number-columns-repeated="3" table:style-name="ce20" office:value-type="string">
            <text:p>sein <text:s text:c="2"/></text:p>
          </table:table-cell>
          <table:table-cell table:style-name="ce36" office:value-type="string">
            <text:p>u / u / u </text:p>
          </table:table-cell>
          <table:table-cell table:number-columns-repeated="997"/>
        </table:table-row>
        <table:table-row table:style-name="ro4">
          <table:table-cell table:number-columns-repeated="19"/>
          <table:table-cell table:style-name="ce20"/>
          <table:table-cell table:number-columns-repeated="3"/>
          <table:table-cell table:number-columns-repeated="3" table:style-name="ce20" office:value-type="string">
            <text:p>müssen <text:s/></text:p>
          </table:table-cell>
          <table:table-cell table:style-name="ce34" office:value-type="string">
            <text:p>r</text:p>
          </table:table-cell>
          <table:table-cell table:number-columns-repeated="997"/>
        </table:table-row>
        <table:table-row table:style-name="ro4">
          <table:table-cell table:number-columns-repeated="19"/>
          <table:table-cell table:style-name="ce20"/>
          <table:table-cell table:number-columns-repeated="3"/>
          <table:table-cell table:number-columns-repeated="3" table:style-name="ce20" office:value-type="string">
            <text:p>sollen <text:s/></text:p>
          </table:table-cell>
          <table:table-cell table:style-name="ce34" office:value-type="string">
            <text:p>r</text:p>
          </table:table-cell>
          <table:table-cell table:number-columns-repeated="997"/>
        </table:table-row>
        <table:table-row table:style-name="ro4">
          <table:table-cell table:number-columns-repeated="19"/>
          <table:table-cell table:style-name="ce20"/>
          <table:table-cell table:number-columns-repeated="3"/>
          <table:table-cell table:number-columns-repeated="3" table:style-name="ce20" office:value-type="string">
            <text:p>brauchen <text:s/></text:p>
          </table:table-cell>
          <table:table-cell table:number-columns-repeated="998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Sep" table:style-name="ta4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255" table:default-cell-style-name="Default"/>
        <table:table-row table:style-name="ro4">
          <table:table-cell office:value-type="string">
            <text:p>ab|angeln</text:p>
          </table:table-cell>
          <table:table-cell table:number-columns-repeated="255"/>
        </table:table-row>
        <table:table-row table:style-name="ro4">
          <table:table-cell office:value-type="string">
            <text:p>ab|beißen</text:p>
          </table:table-cell>
          <table:table-cell table:number-columns-repeated="255"/>
        </table:table-row>
        <table:table-row table:style-name="ro4">
          <table:table-cell office:value-type="string">
            <text:p>ab|bekommen</text:p>
          </table:table-cell>
          <table:table-cell table:number-columns-repeated="255"/>
        </table:table-row>
        <table:table-row table:style-name="ro4">
          <table:table-cell office:value-type="string">
            <text:p>ab|bersten</text:p>
          </table:table-cell>
          <table:table-cell table:number-columns-repeated="255"/>
        </table:table-row>
        <table:table-row table:style-name="ro4">
          <table:table-cell office:value-type="string">
            <text:p>ab|berufen</text:p>
          </table:table-cell>
          <table:table-cell table:number-columns-repeated="255"/>
        </table:table-row>
        <table:table-row table:style-name="ro4">
          <table:table-cell office:value-type="string">
            <text:p>ab|biegen</text:p>
          </table:table-cell>
          <table:table-cell table:number-columns-repeated="255"/>
        </table:table-row>
        <table:table-row table:style-name="ro4">
          <table:table-cell office:value-type="string">
            <text:p>ab|binden</text:p>
          </table:table-cell>
          <table:table-cell table:number-columns-repeated="255"/>
        </table:table-row>
        <table:table-row table:style-name="ro4">
          <table:table-cell office:value-type="string">
            <text:p>ab|bitten</text:p>
          </table:table-cell>
          <table:table-cell table:number-columns-repeated="255"/>
        </table:table-row>
        <table:table-row table:style-name="ro4">
          <table:table-cell office:value-type="string">
            <text:p>ab|blasen</text:p>
          </table:table-cell>
          <table:table-cell table:number-columns-repeated="255"/>
        </table:table-row>
        <table:table-row table:style-name="ro4">
          <table:table-cell office:value-type="string">
            <text:p>ab|bleiben</text:p>
          </table:table-cell>
          <table:table-cell table:number-columns-repeated="255"/>
        </table:table-row>
        <table:table-row table:style-name="ro4">
          <table:table-cell office:value-type="string">
            <text:p>ab|brechen</text:p>
          </table:table-cell>
          <table:table-cell table:number-columns-repeated="255"/>
        </table:table-row>
        <table:table-row table:style-name="ro4">
          <table:table-cell office:value-type="string">
            <text:p>ab|brennen</text:p>
          </table:table-cell>
          <table:table-cell table:number-columns-repeated="255"/>
        </table:table-row>
        <table:table-row table:style-name="ro4">
          <table:table-cell office:value-type="string">
            <text:p>ab|bringen</text:p>
          </table:table-cell>
          <table:table-cell table:number-columns-repeated="255"/>
        </table:table-row>
        <table:table-row table:style-name="ro4">
          <table:table-cell office:value-type="string">
            <text:p>ab|dreschen</text:p>
          </table:table-cell>
          <table:table-cell table:number-columns-repeated="255"/>
        </table:table-row>
        <table:table-row table:style-name="ro4">
          <table:table-cell office:value-type="string">
            <text:p>ab|essen</text:p>
          </table:table-cell>
          <table:table-cell table:number-columns-repeated="255"/>
        </table:table-row>
        <table:table-row table:style-name="ro4">
          <table:table-cell office:value-type="string">
            <text:p>ab|fahren</text:p>
          </table:table-cell>
          <table:table-cell table:number-columns-repeated="255"/>
        </table:table-row>
        <table:table-row table:style-name="ro4">
          <table:table-cell office:value-type="string">
            <text:p>ab|fallen</text:p>
          </table:table-cell>
          <table:table-cell table:number-columns-repeated="255"/>
        </table:table-row>
        <table:table-row table:style-name="ro4">
          <table:table-cell office:value-type="string">
            <text:p>ab|fangen</text:p>
          </table:table-cell>
          <table:table-cell table:number-columns-repeated="255"/>
        </table:table-row>
        <table:table-row table:style-name="ro4">
          <table:table-cell office:value-type="string">
            <text:p>ab|fassen</text:p>
          </table:table-cell>
          <table:table-cell table:number-columns-repeated="255"/>
        </table:table-row>
        <table:table-row table:style-name="ro4">
          <table:table-cell office:value-type="string">
            <text:p>ab|fliegen</text:p>
          </table:table-cell>
          <table:table-cell table:number-columns-repeated="255"/>
        </table:table-row>
        <table:table-row table:style-name="ro4">
          <table:table-cell office:value-type="string">
            <text:p>ab|fließen</text:p>
          </table:table-cell>
          <table:table-cell table:number-columns-repeated="255"/>
        </table:table-row>
        <table:table-row table:style-name="ro4">
          <table:table-cell office:value-type="string">
            <text:p>ab|fressen</text:p>
          </table:table-cell>
          <table:table-cell table:number-columns-repeated="255"/>
        </table:table-row>
        <table:table-row table:style-name="ro4">
          <table:table-cell office:value-type="string">
            <text:p>ab|frieren</text:p>
          </table:table-cell>
          <table:table-cell table:number-columns-repeated="255"/>
        </table:table-row>
        <table:table-row table:style-name="ro4">
          <table:table-cell office:value-type="string">
            <text:p>ab|geben</text:p>
          </table:table-cell>
          <table:table-cell table:number-columns-repeated="255"/>
        </table:table-row>
        <table:table-row table:style-name="ro4">
          <table:table-cell office:value-type="string">
            <text:p>ab|gehen</text:p>
          </table:table-cell>
          <table:table-cell table:number-columns-repeated="255"/>
        </table:table-row>
        <table:table-row table:style-name="ro4">
          <table:table-cell office:value-type="string">
            <text:p>ab|gelten</text:p>
          </table:table-cell>
          <table:table-cell table:number-columns-repeated="255"/>
        </table:table-row>
        <table:table-row table:style-name="ro4">
          <table:table-cell office:value-type="string">
            <text:p>ab|geraten</text:p>
          </table:table-cell>
          <table:table-cell table:number-columns-repeated="255"/>
        </table:table-row>
        <table:table-row table:style-name="ro4">
          <table:table-cell office:value-type="string">
            <text:p>ab|gießen</text:p>
          </table:table-cell>
          <table:table-cell table:number-columns-repeated="255"/>
        </table:table-row>
        <table:table-row table:style-name="ro4">
          <table:table-cell office:value-type="string">
            <text:p>ab|gleichen</text:p>
          </table:table-cell>
          <table:table-cell table:number-columns-repeated="255"/>
        </table:table-row>
        <table:table-row table:style-name="ro4">
          <table:table-cell office:value-type="string">
            <text:p>ab|gleiten</text:p>
          </table:table-cell>
          <table:table-cell table:number-columns-repeated="255"/>
        </table:table-row>
        <table:table-row table:style-name="ro4">
          <table:table-cell office:value-type="string">
            <text:p>ab|glimmen</text:p>
          </table:table-cell>
          <table:table-cell table:number-columns-repeated="255"/>
        </table:table-row>
        <table:table-row table:style-name="ro4">
          <table:table-cell office:value-type="string">
            <text:p>ab|graben</text:p>
          </table:table-cell>
          <table:table-cell table:number-columns-repeated="255"/>
        </table:table-row>
        <table:table-row table:style-name="ro4">
          <table:table-cell office:value-type="string">
            <text:p>ab|greifen</text:p>
          </table:table-cell>
          <table:table-cell table:number-columns-repeated="255"/>
        </table:table-row>
        <table:table-row table:style-name="ro4">
          <table:table-cell office:value-type="string">
            <text:p>ab|haben</text:p>
          </table:table-cell>
          <table:table-cell table:number-columns-repeated="255"/>
        </table:table-row>
        <table:table-row table:style-name="ro4">
          <table:table-cell office:value-type="string">
            <text:p>ab|halten</text:p>
          </table:table-cell>
          <table:table-cell table:number-columns-repeated="255"/>
        </table:table-row>
        <table:table-row table:style-name="ro4">
          <table:table-cell office:value-type="string">
            <text:p>ab|hängen</text:p>
          </table:table-cell>
          <table:table-cell table:number-columns-repeated="255"/>
        </table:table-row>
        <table:table-row table:style-name="ro4">
          <table:table-cell office:value-type="string">
            <text:p>ab|heben</text:p>
          </table:table-cell>
          <table:table-cell table:number-columns-repeated="255"/>
        </table:table-row>
        <table:table-row table:style-name="ro4">
          <table:table-cell office:value-type="string">
            <text:p>ab|helfen</text:p>
          </table:table-cell>
          <table:table-cell table:number-columns-repeated="255"/>
        </table:table-row>
        <table:table-row table:style-name="ro4">
          <table:table-cell office:value-type="string">
            <text:p>ab|klingen</text:p>
          </table:table-cell>
          <table:table-cell table:number-columns-repeated="255"/>
        </table:table-row>
        <table:table-row table:style-name="ro4">
          <table:table-cell office:value-type="string">
            <text:p>ab|kneifen</text:p>
          </table:table-cell>
          <table:table-cell table:number-columns-repeated="255"/>
        </table:table-row>
        <table:table-row table:style-name="ro4">
          <table:table-cell office:value-type="string">
            <text:p>ab|kommen</text:p>
          </table:table-cell>
          <table:table-cell table:number-columns-repeated="255"/>
        </table:table-row>
        <table:table-row table:style-name="ro4">
          <table:table-cell office:value-type="string">
            <text:p>ab|können</text:p>
          </table:table-cell>
          <table:table-cell table:number-columns-repeated="255"/>
        </table:table-row>
        <table:table-row table:style-name="ro4">
          <table:table-cell office:value-type="string">
            <text:p>ab|koppeln</text:p>
          </table:table-cell>
          <table:table-cell table:number-columns-repeated="255"/>
        </table:table-row>
        <table:table-row table:style-name="ro4">
          <table:table-cell office:value-type="string">
            <text:p>ab|kuppeln</text:p>
          </table:table-cell>
          <table:table-cell table:number-columns-repeated="255"/>
        </table:table-row>
        <table:table-row table:style-name="ro4">
          <table:table-cell office:value-type="string">
            <text:p>ab|laden</text:p>
          </table:table-cell>
          <table:table-cell table:number-columns-repeated="255"/>
        </table:table-row>
        <table:table-row table:style-name="ro4">
          <table:table-cell office:value-type="string">
            <text:p>ab|lassen</text:p>
          </table:table-cell>
          <table:table-cell table:number-columns-repeated="255"/>
        </table:table-row>
        <table:table-row table:style-name="ro4">
          <table:table-cell office:value-type="string">
            <text:p>ab|laufen</text:p>
          </table:table-cell>
          <table:table-cell table:number-columns-repeated="255"/>
        </table:table-row>
        <table:table-row table:style-name="ro4">
          <table:table-cell office:value-type="string">
            <text:p>ab|lesen</text:p>
          </table:table-cell>
          <table:table-cell table:number-columns-repeated="255"/>
        </table:table-row>
        <table:table-row table:style-name="ro4">
          <table:table-cell office:value-type="string">
            <text:p>ab|liegen</text:p>
          </table:table-cell>
          <table:table-cell table:number-columns-repeated="255"/>
        </table:table-row>
        <table:table-row table:style-name="ro4">
          <table:table-cell office:value-type="string">
            <text:p>ab|melken</text:p>
          </table:table-cell>
          <table:table-cell table:number-columns-repeated="255"/>
        </table:table-row>
        <table:table-row table:style-name="ro4">
          <table:table-cell office:value-type="string">
            <text:p>ab|messen</text:p>
          </table:table-cell>
          <table:table-cell table:number-columns-repeated="255"/>
        </table:table-row>
        <table:table-row table:style-name="ro4">
          <table:table-cell office:value-type="string">
            <text:p>ab|nehmen</text:p>
          </table:table-cell>
          <table:table-cell table:number-columns-repeated="255"/>
        </table:table-row>
        <table:table-row table:style-name="ro4">
          <table:table-cell office:value-type="string">
            <text:p>ab|pfeifen</text:p>
          </table:table-cell>
          <table:table-cell table:number-columns-repeated="255"/>
        </table:table-row>
        <table:table-row table:style-name="ro4">
          <table:table-cell office:value-type="string">
            <text:p>ab|raten</text:p>
          </table:table-cell>
          <table:table-cell table:number-columns-repeated="255"/>
        </table:table-row>
        <table:table-row table:style-name="ro4">
          <table:table-cell office:value-type="string">
            <text:p>ab|reiben</text:p>
          </table:table-cell>
          <table:table-cell table:number-columns-repeated="255"/>
        </table:table-row>
        <table:table-row table:style-name="ro4">
          <table:table-cell office:value-type="string">
            <text:p>ab|reißen</text:p>
          </table:table-cell>
          <table:table-cell table:number-columns-repeated="255"/>
        </table:table-row>
        <table:table-row table:style-name="ro4">
          <table:table-cell office:value-type="string">
            <text:p>ab|reiten</text:p>
          </table:table-cell>
          <table:table-cell table:number-columns-repeated="255"/>
        </table:table-row>
        <table:table-row table:style-name="ro4">
          <table:table-cell office:value-type="string">
            <text:p>ab|ringen</text:p>
          </table:table-cell>
          <table:table-cell table:number-columns-repeated="255"/>
        </table:table-row>
        <table:table-row table:style-name="ro4">
          <table:table-cell office:value-type="string">
            <text:p>ab|rinnen</text:p>
          </table:table-cell>
          <table:table-cell table:number-columns-repeated="255"/>
        </table:table-row>
        <table:table-row table:style-name="ro4">
          <table:table-cell office:value-type="string">
            <text:p>ab|rufen</text:p>
          </table:table-cell>
          <table:table-cell table:number-columns-repeated="255"/>
        </table:table-row>
        <table:table-row table:style-name="ro4">
          <table:table-cell office:value-type="string">
            <text:p>ab|saufen</text:p>
          </table:table-cell>
          <table:table-cell table:number-columns-repeated="255"/>
        </table:table-row>
        <table:table-row table:style-name="ro4">
          <table:table-cell office:value-type="string">
            <text:p>ab|schaffen</text:p>
          </table:table-cell>
          <table:table-cell table:number-columns-repeated="255"/>
        </table:table-row>
        <table:table-row table:style-name="ro4">
          <table:table-cell office:value-type="string">
            <text:p>ab|scheiden</text:p>
          </table:table-cell>
          <table:table-cell table:number-columns-repeated="255"/>
        </table:table-row>
        <table:table-row table:style-name="ro4">
          <table:table-cell office:value-type="string">
            <text:p>ab|scheren</text:p>
          </table:table-cell>
          <table:table-cell table:number-columns-repeated="255"/>
        </table:table-row>
        <table:table-row table:style-name="ro4">
          <table:table-cell office:value-type="string">
            <text:p>ab|schieben</text:p>
          </table:table-cell>
          <table:table-cell table:number-columns-repeated="255"/>
        </table:table-row>
        <table:table-row table:style-name="ro4">
          <table:table-cell office:value-type="string">
            <text:p>ab|schießen</text:p>
          </table:table-cell>
          <table:table-cell table:number-columns-repeated="255"/>
        </table:table-row>
        <table:table-row table:style-name="ro4">
          <table:table-cell office:value-type="string">
            <text:p>ab|schlagen</text:p>
          </table:table-cell>
          <table:table-cell table:number-columns-repeated="255"/>
        </table:table-row>
        <table:table-row table:style-name="ro4">
          <table:table-cell office:value-type="string">
            <text:p>ab|schleifen</text:p>
          </table:table-cell>
          <table:table-cell table:number-columns-repeated="255"/>
        </table:table-row>
        <table:table-row table:style-name="ro4">
          <table:table-cell office:value-type="string">
            <text:p>ab|schließen</text:p>
          </table:table-cell>
          <table:table-cell table:number-columns-repeated="255"/>
        </table:table-row>
        <table:table-row table:style-name="ro4">
          <table:table-cell office:value-type="string">
            <text:p>ab|schmeißen</text:p>
          </table:table-cell>
          <table:table-cell table:number-columns-repeated="255"/>
        </table:table-row>
        <table:table-row table:style-name="ro4">
          <table:table-cell office:value-type="string">
            <text:p>ab|schmelzen</text:p>
          </table:table-cell>
          <table:table-cell table:number-columns-repeated="255"/>
        </table:table-row>
        <table:table-row table:style-name="ro4">
          <table:table-cell office:value-type="string">
            <text:p>ab|schneiden</text:p>
          </table:table-cell>
          <table:table-cell table:number-columns-repeated="255"/>
        </table:table-row>
        <table:table-row table:style-name="ro4">
          <table:table-cell office:value-type="string">
            <text:p>ab|schreiben</text:p>
          </table:table-cell>
          <table:table-cell table:number-columns-repeated="255"/>
        </table:table-row>
        <table:table-row table:style-name="ro4">
          <table:table-cell office:value-type="string">
            <text:p>ab|schwellen</text:p>
          </table:table-cell>
          <table:table-cell table:number-columns-repeated="255"/>
        </table:table-row>
        <table:table-row table:style-name="ro4">
          <table:table-cell office:value-type="string">
            <text:p>ab|sehen</text:p>
          </table:table-cell>
          <table:table-cell table:number-columns-repeated="255"/>
        </table:table-row>
        <table:table-row table:style-name="ro4">
          <table:table-cell office:value-type="string">
            <text:p>ab|senden</text:p>
          </table:table-cell>
          <table:table-cell table:number-columns-repeated="255"/>
        </table:table-row>
        <table:table-row table:style-name="ro4">
          <table:table-cell office:value-type="string">
            <text:p>ab|sinken</text:p>
          </table:table-cell>
          <table:table-cell table:number-columns-repeated="255"/>
        </table:table-row>
        <table:table-row table:style-name="ro4">
          <table:table-cell office:value-type="string">
            <text:p>ab|sitzen</text:p>
          </table:table-cell>
          <table:table-cell table:number-columns-repeated="255"/>
        </table:table-row>
        <table:table-row table:style-name="ro4">
          <table:table-cell office:value-type="string">
            <text:p>ab|sprechen</text:p>
          </table:table-cell>
          <table:table-cell table:number-columns-repeated="255"/>
        </table:table-row>
        <table:table-row table:style-name="ro4">
          <table:table-cell office:value-type="string">
            <text:p>ab|springen</text:p>
          </table:table-cell>
          <table:table-cell table:number-columns-repeated="255"/>
        </table:table-row>
        <table:table-row table:style-name="ro4">
          <table:table-cell office:value-type="string">
            <text:p>ab|stechen</text:p>
          </table:table-cell>
          <table:table-cell table:number-columns-repeated="255"/>
        </table:table-row>
        <table:table-row table:style-name="ro4">
          <table:table-cell office:value-type="string">
            <text:p>ab|steigen</text:p>
          </table:table-cell>
          <table:table-cell table:number-columns-repeated="255"/>
        </table:table-row>
        <table:table-row table:style-name="ro4">
          <table:table-cell office:value-type="string">
            <text:p>ab|sterben</text:p>
          </table:table-cell>
          <table:table-cell table:number-columns-repeated="255"/>
        </table:table-row>
        <table:table-row table:style-name="ro4">
          <table:table-cell office:value-type="string">
            <text:p>ab|stoßen</text:p>
          </table:table-cell>
          <table:table-cell table:number-columns-repeated="255"/>
        </table:table-row>
        <table:table-row table:style-name="ro4">
          <table:table-cell office:value-type="string">
            <text:p>ab|streichen</text:p>
          </table:table-cell>
          <table:table-cell table:number-columns-repeated="255"/>
        </table:table-row>
        <table:table-row table:style-name="ro4">
          <table:table-cell office:value-type="string">
            <text:p>ab|streiten</text:p>
          </table:table-cell>
          <table:table-cell table:number-columns-repeated="255"/>
        </table:table-row>
        <table:table-row table:style-name="ro4">
          <table:table-cell office:value-type="string">
            <text:p>ab|tragen</text:p>
          </table:table-cell>
          <table:table-cell table:number-columns-repeated="255"/>
        </table:table-row>
        <table:table-row table:style-name="ro4">
          <table:table-cell office:value-type="string">
            <text:p>ab|treiben</text:p>
          </table:table-cell>
          <table:table-cell table:number-columns-repeated="255"/>
        </table:table-row>
        <table:table-row table:style-name="ro4">
          <table:table-cell office:value-type="string">
            <text:p>ab|treten</text:p>
          </table:table-cell>
          <table:table-cell table:number-columns-repeated="255"/>
        </table:table-row>
        <table:table-row table:style-name="ro4">
          <table:table-cell office:value-type="string">
            <text:p>ab|trinken</text:p>
          </table:table-cell>
          <table:table-cell table:number-columns-repeated="255"/>
        </table:table-row>
        <table:table-row table:style-name="ro4">
          <table:table-cell office:value-type="string">
            <text:p>ab|tun</text:p>
          </table:table-cell>
          <table:table-cell table:number-columns-repeated="255"/>
        </table:table-row>
        <table:table-row table:style-name="ro4">
          <table:table-cell office:value-type="string">
            <text:p>ab|waschen </text:p>
          </table:table-cell>
          <table:table-cell table:number-columns-repeated="255"/>
        </table:table-row>
        <table:table-row table:style-name="ro4">
          <table:table-cell office:value-type="string">
            <text:p>ab|weichen </text:p>
          </table:table-cell>
          <table:table-cell table:number-columns-repeated="255"/>
        </table:table-row>
        <table:table-row table:style-name="ro4">
          <table:table-cell office:value-type="string">
            <text:p>ab|weisen </text:p>
          </table:table-cell>
          <table:table-cell table:number-columns-repeated="255"/>
        </table:table-row>
        <table:table-row table:style-name="ro4">
          <table:table-cell office:value-type="string">
            <text:p>ab|werben </text:p>
          </table:table-cell>
          <table:table-cell table:number-columns-repeated="255"/>
        </table:table-row>
        <table:table-row table:style-name="ro4">
          <table:table-cell office:value-type="string">
            <text:p>ab|werfen </text:p>
          </table:table-cell>
          <table:table-cell table:number-columns-repeated="255"/>
        </table:table-row>
        <table:table-row table:style-name="ro4">
          <table:table-cell office:value-type="string">
            <text:p>ab|wiegen </text:p>
          </table:table-cell>
          <table:table-cell table:number-columns-repeated="255"/>
        </table:table-row>
        <table:table-row table:style-name="ro4">
          <table:table-cell office:value-type="string">
            <text:p>ab|winken </text:p>
          </table:table-cell>
          <table:table-cell table:number-columns-repeated="255"/>
        </table:table-row>
        <table:table-row table:style-name="ro4">
          <table:table-cell office:value-type="string">
            <text:p>an|backen</text:p>
          </table:table-cell>
          <table:table-cell table:number-columns-repeated="255"/>
        </table:table-row>
        <table:table-row table:style-name="ro4">
          <table:table-cell office:value-type="string">
            <text:p>an|behalten</text:p>
          </table:table-cell>
          <table:table-cell table:number-columns-repeated="255"/>
        </table:table-row>
        <table:table-row table:style-name="ro4">
          <table:table-cell office:value-type="string">
            <text:p>an|beißen</text:p>
          </table:table-cell>
          <table:table-cell table:number-columns-repeated="255"/>
        </table:table-row>
        <table:table-row table:style-name="ro4">
          <table:table-cell office:value-type="string">
            <text:p>an|biegen</text:p>
          </table:table-cell>
          <table:table-cell table:number-columns-repeated="255"/>
        </table:table-row>
        <table:table-row table:style-name="ro4">
          <table:table-cell office:value-type="string">
            <text:p>an|bieten</text:p>
          </table:table-cell>
          <table:table-cell table:number-columns-repeated="255"/>
        </table:table-row>
        <table:table-row table:style-name="ro4">
          <table:table-cell office:value-type="string">
            <text:p>an|binden</text:p>
          </table:table-cell>
          <table:table-cell table:number-columns-repeated="255"/>
        </table:table-row>
        <table:table-row table:style-name="ro4">
          <table:table-cell office:value-type="string">
            <text:p>an|blasen</text:p>
          </table:table-cell>
          <table:table-cell table:number-columns-repeated="255"/>
        </table:table-row>
        <table:table-row table:style-name="ro4">
          <table:table-cell office:value-type="string">
            <text:p>an|bleiben</text:p>
          </table:table-cell>
          <table:table-cell table:number-columns-repeated="255"/>
        </table:table-row>
        <table:table-row table:style-name="ro4">
          <table:table-cell office:value-type="string">
            <text:p>an|braten</text:p>
          </table:table-cell>
          <table:table-cell table:number-columns-repeated="255"/>
        </table:table-row>
        <table:table-row table:style-name="ro4">
          <table:table-cell office:value-type="string">
            <text:p>an|brechen</text:p>
          </table:table-cell>
          <table:table-cell table:number-columns-repeated="255"/>
        </table:table-row>
        <table:table-row table:style-name="ro4">
          <table:table-cell office:value-type="string">
            <text:p>an|brennen</text:p>
          </table:table-cell>
          <table:table-cell table:number-columns-repeated="255"/>
        </table:table-row>
        <table:table-row table:style-name="ro4">
          <table:table-cell office:value-type="string">
            <text:p>an|bringen</text:p>
          </table:table-cell>
          <table:table-cell table:number-columns-repeated="255"/>
        </table:table-row>
        <table:table-row table:style-name="ro4">
          <table:table-cell office:value-type="string">
            <text:p>an|denken</text:p>
          </table:table-cell>
          <table:table-cell table:number-columns-repeated="255"/>
        </table:table-row>
        <table:table-row table:style-name="ro4">
          <table:table-cell office:value-type="string">
            <text:p>an|erziehen</text:p>
          </table:table-cell>
          <table:table-cell table:number-columns-repeated="255"/>
        </table:table-row>
        <table:table-row table:style-name="ro4">
          <table:table-cell office:value-type="string">
            <text:p>an|fahren</text:p>
          </table:table-cell>
          <table:table-cell table:number-columns-repeated="255"/>
        </table:table-row>
        <table:table-row table:style-name="ro4">
          <table:table-cell office:value-type="string">
            <text:p>an|fallen</text:p>
          </table:table-cell>
          <table:table-cell table:number-columns-repeated="255"/>
        </table:table-row>
        <table:table-row table:style-name="ro4">
          <table:table-cell office:value-type="string">
            <text:p>an|fangen</text:p>
          </table:table-cell>
          <table:table-cell table:number-columns-repeated="255"/>
        </table:table-row>
        <table:table-row table:style-name="ro4">
          <table:table-cell office:value-type="string">
            <text:p>an|fassen</text:p>
          </table:table-cell>
          <table:table-cell table:number-columns-repeated="255"/>
        </table:table-row>
        <table:table-row table:style-name="ro4">
          <table:table-cell office:value-type="string">
            <text:p>an|fechten</text:p>
          </table:table-cell>
          <table:table-cell table:number-columns-repeated="255"/>
        </table:table-row>
        <table:table-row table:style-name="ro4">
          <table:table-cell office:value-type="string">
            <text:p>an|flechten</text:p>
          </table:table-cell>
          <table:table-cell table:number-columns-repeated="255"/>
        </table:table-row>
        <table:table-row table:style-name="ro4">
          <table:table-cell office:value-type="string">
            <text:p>an|fliegen</text:p>
          </table:table-cell>
          <table:table-cell table:number-columns-repeated="255"/>
        </table:table-row>
        <table:table-row table:style-name="ro4">
          <table:table-cell office:value-type="string">
            <text:p>an|fließen</text:p>
          </table:table-cell>
          <table:table-cell table:number-columns-repeated="255"/>
        </table:table-row>
        <table:table-row table:style-name="ro4">
          <table:table-cell office:value-type="string">
            <text:p>an|fressen</text:p>
          </table:table-cell>
          <table:table-cell table:number-columns-repeated="255"/>
        </table:table-row>
        <table:table-row table:style-name="ro4">
          <table:table-cell office:value-type="string">
            <text:p>an|frieren</text:p>
          </table:table-cell>
          <table:table-cell table:number-columns-repeated="255"/>
        </table:table-row>
        <table:table-row table:style-name="ro4">
          <table:table-cell office:value-type="string">
            <text:p>an|geben</text:p>
          </table:table-cell>
          <table:table-cell table:number-columns-repeated="255"/>
        </table:table-row>
        <table:table-row table:style-name="ro4">
          <table:table-cell office:value-type="string">
            <text:p>an|gehen</text:p>
          </table:table-cell>
          <table:table-cell table:number-columns-repeated="255"/>
        </table:table-row>
        <table:table-row table:style-name="ro4">
          <table:table-cell office:value-type="string">
            <text:p>an|gießen</text:p>
          </table:table-cell>
          <table:table-cell table:number-columns-repeated="255"/>
        </table:table-row>
        <table:table-row table:style-name="ro4">
          <table:table-cell office:value-type="string">
            <text:p>an|gleichen</text:p>
          </table:table-cell>
          <table:table-cell table:number-columns-repeated="255"/>
        </table:table-row>
        <table:table-row table:style-name="ro4">
          <table:table-cell office:value-type="string">
            <text:p>an|glimmen</text:p>
          </table:table-cell>
          <table:table-cell table:number-columns-repeated="255"/>
        </table:table-row>
        <table:table-row table:style-name="ro4">
          <table:table-cell office:value-type="string">
            <text:p>an|graben</text:p>
          </table:table-cell>
          <table:table-cell table:number-columns-repeated="255"/>
        </table:table-row>
        <table:table-row table:style-name="ro4">
          <table:table-cell office:value-type="string">
            <text:p>an|greifen</text:p>
          </table:table-cell>
          <table:table-cell table:number-columns-repeated="255"/>
        </table:table-row>
        <table:table-row table:style-name="ro4">
          <table:table-cell office:value-type="string">
            <text:p>an|haben</text:p>
          </table:table-cell>
          <table:table-cell table:number-columns-repeated="255"/>
        </table:table-row>
        <table:table-row table:style-name="ro4">
          <table:table-cell office:value-type="string">
            <text:p>an|halten</text:p>
          </table:table-cell>
          <table:table-cell table:number-columns-repeated="255"/>
        </table:table-row>
        <table:table-row table:style-name="ro4">
          <table:table-cell office:value-type="string">
            <text:p>an|hängen</text:p>
          </table:table-cell>
          <table:table-cell table:number-columns-repeated="255"/>
        </table:table-row>
        <table:table-row table:style-name="ro4">
          <table:table-cell office:value-type="string">
            <text:p>an|heben</text:p>
          </table:table-cell>
          <table:table-cell table:number-columns-repeated="255"/>
        </table:table-row>
        <table:table-row table:style-name="ro4">
          <table:table-cell office:value-type="string">
            <text:p>an|helfen</text:p>
          </table:table-cell>
          <table:table-cell table:number-columns-repeated="255"/>
        </table:table-row>
        <table:table-row table:style-name="ro4">
          <table:table-cell office:value-type="string">
            <text:p>an|klingen</text:p>
          </table:table-cell>
          <table:table-cell table:number-columns-repeated="255"/>
        </table:table-row>
        <table:table-row table:style-name="ro4">
          <table:table-cell office:value-type="string">
            <text:p>an|kneifen</text:p>
          </table:table-cell>
          <table:table-cell table:number-columns-repeated="255"/>
        </table:table-row>
        <table:table-row table:style-name="ro4">
          <table:table-cell office:value-type="string">
            <text:p>an|kommen</text:p>
          </table:table-cell>
          <table:table-cell table:number-columns-repeated="255"/>
        </table:table-row>
        <table:table-row table:style-name="ro4">
          <table:table-cell office:value-type="string">
            <text:p>an|koppeln</text:p>
          </table:table-cell>
          <table:table-cell table:number-columns-repeated="255"/>
        </table:table-row>
        <table:table-row table:style-name="ro4">
          <table:table-cell office:value-type="string">
            <text:p>an|kuppeln</text:p>
          </table:table-cell>
          <table:table-cell table:number-columns-repeated="255"/>
        </table:table-row>
        <table:table-row table:style-name="ro4">
          <table:table-cell office:value-type="string">
            <text:p>an|lassen</text:p>
          </table:table-cell>
          <table:table-cell table:number-columns-repeated="255"/>
        </table:table-row>
        <table:table-row table:style-name="ro4">
          <table:table-cell office:value-type="string">
            <text:p>an|laufen</text:p>
          </table:table-cell>
          <table:table-cell table:number-columns-repeated="255"/>
        </table:table-row>
        <table:table-row table:style-name="ro4">
          <table:table-cell office:value-type="string">
            <text:p>an|leihen</text:p>
          </table:table-cell>
          <table:table-cell table:number-columns-repeated="255"/>
        </table:table-row>
        <table:table-row table:style-name="ro4">
          <table:table-cell office:value-type="string">
            <text:p>an|lesen</text:p>
          </table:table-cell>
          <table:table-cell table:number-columns-repeated="255"/>
        </table:table-row>
        <table:table-row table:style-name="ro4">
          <table:table-cell office:value-type="string">
            <text:p>an|liegen</text:p>
          </table:table-cell>
          <table:table-cell table:number-columns-repeated="255"/>
        </table:table-row>
        <table:table-row table:style-name="ro4">
          <table:table-cell office:value-type="string">
            <text:p>an|lügen</text:p>
          </table:table-cell>
          <table:table-cell table:number-columns-repeated="255"/>
        </table:table-row>
        <table:table-row table:style-name="ro4">
          <table:table-cell office:value-type="string">
            <text:p>an|nehmen</text:p>
          </table:table-cell>
          <table:table-cell table:number-columns-repeated="255"/>
        </table:table-row>
        <table:table-row table:style-name="ro4">
          <table:table-cell office:value-type="string">
            <text:p>an|pfeifen</text:p>
          </table:table-cell>
          <table:table-cell table:number-columns-repeated="255"/>
        </table:table-row>
        <table:table-row table:style-name="ro4">
          <table:table-cell office:value-type="string">
            <text:p>an|preisen</text:p>
          </table:table-cell>
          <table:table-cell table:number-columns-repeated="255"/>
        </table:table-row>
        <table:table-row table:style-name="ro4">
          <table:table-cell office:value-type="string">
            <text:p>an|raten</text:p>
          </table:table-cell>
          <table:table-cell table:number-columns-repeated="255"/>
        </table:table-row>
        <table:table-row table:style-name="ro4">
          <table:table-cell office:value-type="string">
            <text:p>an|reiben</text:p>
          </table:table-cell>
          <table:table-cell table:number-columns-repeated="255"/>
        </table:table-row>
        <table:table-row table:style-name="ro4">
          <table:table-cell office:value-type="string">
            <text:p>an|reißen</text:p>
          </table:table-cell>
          <table:table-cell table:number-columns-repeated="255"/>
        </table:table-row>
        <table:table-row table:style-name="ro4">
          <table:table-cell office:value-type="string">
            <text:p>an|rinnen</text:p>
          </table:table-cell>
          <table:table-cell table:number-columns-repeated="255"/>
        </table:table-row>
        <table:table-row table:style-name="ro4">
          <table:table-cell office:value-type="string">
            <text:p>an|rufen</text:p>
          </table:table-cell>
          <table:table-cell table:number-columns-repeated="255"/>
        </table:table-row>
        <table:table-row table:style-name="ro4">
          <table:table-cell office:value-type="string">
            <text:p>an|saufen</text:p>
          </table:table-cell>
          <table:table-cell table:number-columns-repeated="255"/>
        </table:table-row>
        <table:table-row table:style-name="ro4">
          <table:table-cell office:value-type="string">
            <text:p>an|schaffen</text:p>
          </table:table-cell>
          <table:table-cell table:number-columns-repeated="255"/>
        </table:table-row>
        <table:table-row table:style-name="ro4">
          <table:table-cell office:value-type="string">
            <text:p>an|scheißen</text:p>
          </table:table-cell>
          <table:table-cell table:number-columns-repeated="255"/>
        </table:table-row>
        <table:table-row table:style-name="ro4">
          <table:table-cell office:value-type="string">
            <text:p>an|schieben</text:p>
          </table:table-cell>
          <table:table-cell table:number-columns-repeated="255"/>
        </table:table-row>
        <table:table-row table:style-name="ro4">
          <table:table-cell office:value-type="string">
            <text:p>an|schießen</text:p>
          </table:table-cell>
          <table:table-cell table:number-columns-repeated="255"/>
        </table:table-row>
        <table:table-row table:style-name="ro4">
          <table:table-cell office:value-type="string">
            <text:p>an|schlagen</text:p>
          </table:table-cell>
          <table:table-cell table:number-columns-repeated="255"/>
        </table:table-row>
        <table:table-row table:style-name="ro4">
          <table:table-cell office:value-type="string">
            <text:p>an|schleichen</text:p>
          </table:table-cell>
          <table:table-cell table:number-columns-repeated="255"/>
        </table:table-row>
        <table:table-row table:style-name="ro4">
          <table:table-cell office:value-type="string">
            <text:p>an|schleifen</text:p>
          </table:table-cell>
          <table:table-cell table:number-columns-repeated="255"/>
        </table:table-row>
        <table:table-row table:style-name="ro4">
          <table:table-cell office:value-type="string">
            <text:p>an|schließen</text:p>
          </table:table-cell>
          <table:table-cell table:number-columns-repeated="255"/>
        </table:table-row>
        <table:table-row table:style-name="ro4">
          <table:table-cell office:value-type="string">
            <text:p>an|schmelzen</text:p>
          </table:table-cell>
          <table:table-cell table:number-columns-repeated="255"/>
        </table:table-row>
        <table:table-row table:style-name="ro4">
          <table:table-cell office:value-type="string">
            <text:p>an|schneiden</text:p>
          </table:table-cell>
          <table:table-cell table:number-columns-repeated="255"/>
        </table:table-row>
        <table:table-row table:style-name="ro4">
          <table:table-cell office:value-type="string">
            <text:p>an|schreiben</text:p>
          </table:table-cell>
          <table:table-cell table:number-columns-repeated="255"/>
        </table:table-row>
        <table:table-row table:style-name="ro4">
          <table:table-cell office:value-type="string">
            <text:p>an|schreien</text:p>
          </table:table-cell>
          <table:table-cell table:number-columns-repeated="255"/>
        </table:table-row>
        <table:table-row table:style-name="ro4">
          <table:table-cell office:value-type="string">
            <text:p>an|schweigen</text:p>
          </table:table-cell>
          <table:table-cell table:number-columns-repeated="255"/>
        </table:table-row>
        <table:table-row table:style-name="ro4">
          <table:table-cell office:value-type="string">
            <text:p>an|schwellen</text:p>
          </table:table-cell>
          <table:table-cell table:number-columns-repeated="255"/>
        </table:table-row>
        <table:table-row table:style-name="ro4">
          <table:table-cell office:value-type="string">
            <text:p>an|sehen</text:p>
          </table:table-cell>
          <table:table-cell table:number-columns-repeated="255"/>
        </table:table-row>
        <table:table-row table:style-name="ro4">
          <table:table-cell office:value-type="string">
            <text:p>an|speien</text:p>
          </table:table-cell>
          <table:table-cell table:number-columns-repeated="255"/>
        </table:table-row>
        <table:table-row table:style-name="ro4">
          <table:table-cell office:value-type="string">
            <text:p>an|sprechen</text:p>
          </table:table-cell>
          <table:table-cell table:number-columns-repeated="255"/>
        </table:table-row>
        <table:table-row table:style-name="ro4">
          <table:table-cell office:value-type="string">
            <text:p>an|springen</text:p>
          </table:table-cell>
          <table:table-cell table:number-columns-repeated="255"/>
        </table:table-row>
        <table:table-row table:style-name="ro4">
          <table:table-cell office:value-type="string">
            <text:p>an|stechen</text:p>
          </table:table-cell>
          <table:table-cell table:number-columns-repeated="255"/>
        </table:table-row>
        <table:table-row table:style-name="ro4">
          <table:table-cell office:value-type="string">
            <text:p>an|stehen</text:p>
          </table:table-cell>
          <table:table-cell table:number-columns-repeated="255"/>
        </table:table-row>
        <table:table-row table:style-name="ro4">
          <table:table-cell office:value-type="string">
            <text:p>an|steigen</text:p>
          </table:table-cell>
          <table:table-cell table:number-columns-repeated="255"/>
        </table:table-row>
        <table:table-row table:style-name="ro4">
          <table:table-cell office:value-type="string">
            <text:p>an|stinken</text:p>
          </table:table-cell>
          <table:table-cell table:number-columns-repeated="255"/>
        </table:table-row>
        <table:table-row table:style-name="ro4">
          <table:table-cell office:value-type="string">
            <text:p>an|stoßen</text:p>
          </table:table-cell>
          <table:table-cell table:number-columns-repeated="255"/>
        </table:table-row>
        <table:table-row table:style-name="ro4">
          <table:table-cell office:value-type="string">
            <text:p>an|streichen</text:p>
          </table:table-cell>
          <table:table-cell table:number-columns-repeated="255"/>
        </table:table-row>
        <table:table-row table:style-name="ro4">
          <table:table-cell office:value-type="string">
            <text:p>an|tragen</text:p>
          </table:table-cell>
          <table:table-cell table:number-columns-repeated="255"/>
        </table:table-row>
        <table:table-row table:style-name="ro4">
          <table:table-cell office:value-type="string">
            <text:p>an|treffen</text:p>
          </table:table-cell>
          <table:table-cell table:number-columns-repeated="255"/>
        </table:table-row>
        <table:table-row table:style-name="ro4">
          <table:table-cell office:value-type="string">
            <text:p>an|treiben</text:p>
          </table:table-cell>
          <table:table-cell table:number-columns-repeated="255"/>
        </table:table-row>
        <table:table-row table:style-name="ro4">
          <table:table-cell office:value-type="string">
            <text:p>an|treten</text:p>
          </table:table-cell>
          <table:table-cell table:number-columns-repeated="255"/>
        </table:table-row>
        <table:table-row table:style-name="ro4">
          <table:table-cell office:value-type="string">
            <text:p>an|trinken</text:p>
          </table:table-cell>
          <table:table-cell table:number-columns-repeated="255"/>
        </table:table-row>
        <table:table-row table:style-name="ro4">
          <table:table-cell office:value-type="string">
            <text:p>an|tun</text:p>
          </table:table-cell>
          <table:table-cell table:number-columns-repeated="255"/>
        </table:table-row>
        <table:table-row table:style-name="ro4">
          <table:table-cell office:value-type="string">
            <text:p>an|wachsen </text:p>
          </table:table-cell>
          <table:table-cell table:number-columns-repeated="255"/>
        </table:table-row>
        <table:table-row table:style-name="ro4">
          <table:table-cell office:value-type="string">
            <text:p>an|weichen </text:p>
          </table:table-cell>
          <table:table-cell table:number-columns-repeated="255"/>
        </table:table-row>
        <table:table-row table:style-name="ro4">
          <table:table-cell office:value-type="string">
            <text:p>an|weisen </text:p>
          </table:table-cell>
          <table:table-cell table:number-columns-repeated="255"/>
        </table:table-row>
        <table:table-row table:style-name="ro4">
          <table:table-cell office:value-type="string">
            <text:p>an|werben </text:p>
          </table:table-cell>
          <table:table-cell table:number-columns-repeated="255"/>
        </table:table-row>
        <table:table-row table:style-name="ro4">
          <table:table-cell office:value-type="string">
            <text:p>an|werfen </text:p>
          </table:table-cell>
          <table:table-cell table:number-columns-repeated="255"/>
        </table:table-row>
        <table:table-row table:style-name="ro4">
          <table:table-cell office:value-type="string">
            <text:p>aneinander|backen</text:p>
          </table:table-cell>
          <table:table-cell table:number-columns-repeated="255"/>
        </table:table-row>
        <table:table-row table:style-name="ro4">
          <table:table-cell office:value-type="string">
            <text:p>aneinander|beißen</text:p>
          </table:table-cell>
          <table:table-cell table:number-columns-repeated="255"/>
        </table:table-row>
        <table:table-row table:style-name="ro4">
          <table:table-cell office:value-type="string">
            <text:p>aneinander|bekommen</text:p>
          </table:table-cell>
          <table:table-cell table:number-columns-repeated="255"/>
        </table:table-row>
        <table:table-row table:style-name="ro4">
          <table:table-cell office:value-type="string">
            <text:p>aneinander|biegen</text:p>
          </table:table-cell>
          <table:table-cell table:number-columns-repeated="255"/>
        </table:table-row>
        <table:table-row table:style-name="ro4">
          <table:table-cell office:value-type="string">
            <text:p>aneinander|binden</text:p>
          </table:table-cell>
          <table:table-cell table:number-columns-repeated="255"/>
        </table:table-row>
        <table:table-row table:style-name="ro4">
          <table:table-cell office:value-type="string">
            <text:p>aneinander|blasen</text:p>
          </table:table-cell>
          <table:table-cell table:number-columns-repeated="255"/>
        </table:table-row>
        <table:table-row table:style-name="ro4">
          <table:table-cell office:value-type="string">
            <text:p>aneinander|bleiben</text:p>
          </table:table-cell>
          <table:table-cell table:number-columns-repeated="255"/>
        </table:table-row>
        <table:table-row table:style-name="ro4">
          <table:table-cell office:value-type="string">
            <text:p>aneinander|braten</text:p>
          </table:table-cell>
          <table:table-cell table:number-columns-repeated="255"/>
        </table:table-row>
        <table:table-row table:style-name="ro4">
          <table:table-cell office:value-type="string">
            <text:p>aneinander|brechen</text:p>
          </table:table-cell>
          <table:table-cell table:number-columns-repeated="255"/>
        </table:table-row>
        <table:table-row table:style-name="ro4">
          <table:table-cell office:value-type="string">
            <text:p>aneinander|brennen</text:p>
          </table:table-cell>
          <table:table-cell table:number-columns-repeated="255"/>
        </table:table-row>
        <table:table-row table:style-name="ro4">
          <table:table-cell office:value-type="string">
            <text:p>aneinander|bringen</text:p>
          </table:table-cell>
          <table:table-cell table:number-columns-repeated="255"/>
        </table:table-row>
        <table:table-row table:style-name="ro4">
          <table:table-cell office:value-type="string">
            <text:p>aneinander|fahren</text:p>
          </table:table-cell>
          <table:table-cell table:number-columns-repeated="255"/>
        </table:table-row>
        <table:table-row table:style-name="ro4">
          <table:table-cell office:value-type="string">
            <text:p>aneinander|fallen</text:p>
          </table:table-cell>
          <table:table-cell table:number-columns-repeated="255"/>
        </table:table-row>
        <table:table-row table:style-name="ro4">
          <table:table-cell office:value-type="string">
            <text:p>aneinander|flechten</text:p>
          </table:table-cell>
          <table:table-cell table:number-columns-repeated="255"/>
        </table:table-row>
        <table:table-row table:style-name="ro4">
          <table:table-cell office:value-type="string">
            <text:p>aneinander|fliegen</text:p>
          </table:table-cell>
          <table:table-cell table:number-columns-repeated="255"/>
        </table:table-row>
        <table:table-row table:style-name="ro4">
          <table:table-cell office:value-type="string">
            <text:p>aneinander|fließen</text:p>
          </table:table-cell>
          <table:table-cell table:number-columns-repeated="255"/>
        </table:table-row>
        <table:table-row table:style-name="ro4">
          <table:table-cell office:value-type="string">
            <text:p>aneinander|fressen</text:p>
          </table:table-cell>
          <table:table-cell table:number-columns-repeated="255"/>
        </table:table-row>
        <table:table-row table:style-name="ro4">
          <table:table-cell office:value-type="string">
            <text:p>aneinander|frieren</text:p>
          </table:table-cell>
          <table:table-cell table:number-columns-repeated="255"/>
        </table:table-row>
        <table:table-row table:style-name="ro4">
          <table:table-cell office:value-type="string">
            <text:p>aneinander|gefrieren</text:p>
          </table:table-cell>
          <table:table-cell table:number-columns-repeated="255"/>
        </table:table-row>
        <table:table-row table:style-name="ro4">
          <table:table-cell office:value-type="string">
            <text:p>aneinander|gehen</text:p>
          </table:table-cell>
          <table:table-cell table:number-columns-repeated="255"/>
        </table:table-row>
        <table:table-row table:style-name="ro4">
          <table:table-cell office:value-type="string">
            <text:p>aneinander|geraten</text:p>
          </table:table-cell>
          <table:table-cell table:number-columns-repeated="255"/>
        </table:table-row>
        <table:table-row table:style-name="ro4">
          <table:table-cell office:value-type="string">
            <text:p>aneinander|gleiten</text:p>
          </table:table-cell>
          <table:table-cell table:number-columns-repeated="255"/>
        </table:table-row>
        <table:table-row table:style-name="ro4">
          <table:table-cell office:value-type="string">
            <text:p>aneinander|glimmen</text:p>
          </table:table-cell>
          <table:table-cell table:number-columns-repeated="255"/>
        </table:table-row>
        <table:table-row table:style-name="ro4">
          <table:table-cell office:value-type="string">
            <text:p>aneinander|halten</text:p>
          </table:table-cell>
          <table:table-cell table:number-columns-repeated="255"/>
        </table:table-row>
        <table:table-row table:style-name="ro4">
          <table:table-cell office:value-type="string">
            <text:p>aneinander|hängen</text:p>
          </table:table-cell>
          <table:table-cell table:number-columns-repeated="255"/>
        </table:table-row>
        <table:table-row table:style-name="ro4">
          <table:table-cell office:value-type="string">
            <text:p>aneinander|kneifen</text:p>
          </table:table-cell>
          <table:table-cell table:number-columns-repeated="255"/>
        </table:table-row>
        <table:table-row table:style-name="ro4">
          <table:table-cell office:value-type="string">
            <text:p>aneinander|kommen</text:p>
          </table:table-cell>
          <table:table-cell table:number-columns-repeated="255"/>
        </table:table-row>
        <table:table-row table:style-name="ro4">
          <table:table-cell office:value-type="string">
            <text:p>aneinander|koppeln</text:p>
          </table:table-cell>
          <table:table-cell table:number-columns-repeated="255"/>
        </table:table-row>
        <table:table-row table:style-name="ro4">
          <table:table-cell office:value-type="string">
            <text:p>aneinander|kriechen</text:p>
          </table:table-cell>
          <table:table-cell table:number-columns-repeated="255"/>
        </table:table-row>
        <table:table-row table:style-name="ro4">
          <table:table-cell office:value-type="string">
            <text:p>aneinander|kuppeln</text:p>
          </table:table-cell>
          <table:table-cell table:number-columns-repeated="255"/>
        </table:table-row>
        <table:table-row table:style-name="ro4">
          <table:table-cell office:value-type="string">
            <text:p>aneinander|laufen</text:p>
          </table:table-cell>
          <table:table-cell table:number-columns-repeated="255"/>
        </table:table-row>
        <table:table-row table:style-name="ro4">
          <table:table-cell office:value-type="string">
            <text:p>aneinander|reißen</text:p>
          </table:table-cell>
          <table:table-cell table:number-columns-repeated="255"/>
        </table:table-row>
        <table:table-row table:style-name="ro4">
          <table:table-cell office:value-type="string">
            <text:p>aneinander|rennen</text:p>
          </table:table-cell>
          <table:table-cell table:number-columns-repeated="255"/>
        </table:table-row>
        <table:table-row table:style-name="ro4">
          <table:table-cell office:value-type="string">
            <text:p>aneinander|rinnen</text:p>
          </table:table-cell>
          <table:table-cell table:number-columns-repeated="255"/>
        </table:table-row>
        <table:table-row table:style-name="ro4">
          <table:table-cell office:value-type="string">
            <text:p>aneinander|schieben</text:p>
          </table:table-cell>
          <table:table-cell table:number-columns-repeated="255"/>
        </table:table-row>
        <table:table-row table:style-name="ro4">
          <table:table-cell office:value-type="string">
            <text:p>aneinander|schlagen</text:p>
          </table:table-cell>
          <table:table-cell table:number-columns-repeated="255"/>
        </table:table-row>
        <table:table-row table:style-name="ro4">
          <table:table-cell office:value-type="string">
            <text:p>aneinander|schleifen</text:p>
          </table:table-cell>
          <table:table-cell table:number-columns-repeated="255"/>
        </table:table-row>
        <table:table-row table:style-name="ro4">
          <table:table-cell office:value-type="string">
            <text:p>aneinander|schließen</text:p>
          </table:table-cell>
          <table:table-cell table:number-columns-repeated="255"/>
        </table:table-row>
        <table:table-row table:style-name="ro4">
          <table:table-cell office:value-type="string">
            <text:p>aneinander|schmeißen</text:p>
          </table:table-cell>
          <table:table-cell table:number-columns-repeated="255"/>
        </table:table-row>
        <table:table-row table:style-name="ro4">
          <table:table-cell office:value-type="string">
            <text:p>aneinander|schmelzen</text:p>
          </table:table-cell>
          <table:table-cell table:number-columns-repeated="255"/>
        </table:table-row>
        <table:table-row table:style-name="ro4">
          <table:table-cell office:value-type="string">
            <text:p>aneinander|schreiben</text:p>
          </table:table-cell>
          <table:table-cell table:number-columns-repeated="255"/>
        </table:table-row>
        <table:table-row table:style-name="ro4">
          <table:table-cell office:value-type="string">
            <text:p>aneinander|schwingen</text:p>
          </table:table-cell>
          <table:table-cell table:number-columns-repeated="255"/>
        </table:table-row>
        <table:table-row table:style-name="ro4">
          <table:table-cell office:value-type="string">
            <text:p>aneinander|spinnen</text:p>
          </table:table-cell>
          <table:table-cell table:number-columns-repeated="255"/>
        </table:table-row>
        <table:table-row table:style-name="ro4">
          <table:table-cell office:value-type="string">
            <text:p>aneinander|springen</text:p>
          </table:table-cell>
          <table:table-cell table:number-columns-repeated="255"/>
        </table:table-row>
        <table:table-row table:style-name="ro4">
          <table:table-cell office:value-type="string">
            <text:p>aneinander|stoßen</text:p>
          </table:table-cell>
          <table:table-cell table:number-columns-repeated="255"/>
        </table:table-row>
        <table:table-row table:style-name="ro4">
          <table:table-cell office:value-type="string">
            <text:p>aneinander|wachsen </text:p>
          </table:table-cell>
          <table:table-cell table:number-columns-repeated="255"/>
        </table:table-row>
        <table:table-row table:style-name="ro4">
          <table:table-cell office:value-type="string">
            <text:p>auf|backen</text:p>
          </table:table-cell>
          <table:table-cell table:number-columns-repeated="255"/>
        </table:table-row>
        <table:table-row table:style-name="ro4">
          <table:table-cell office:value-type="string">
            <text:p>auf|behalten</text:p>
          </table:table-cell>
          <table:table-cell table:number-columns-repeated="255"/>
        </table:table-row>
        <table:table-row table:style-name="ro4">
          <table:table-cell office:value-type="string">
            <text:p>auf|bekommen</text:p>
          </table:table-cell>
          <table:table-cell table:number-columns-repeated="255"/>
        </table:table-row>
        <table:table-row table:style-name="ro4">
          <table:table-cell office:value-type="string">
            <text:p>auf|biegen</text:p>
          </table:table-cell>
          <table:table-cell table:number-columns-repeated="255"/>
        </table:table-row>
        <table:table-row table:style-name="ro4">
          <table:table-cell office:value-type="string">
            <text:p>auf|bieten</text:p>
          </table:table-cell>
          <table:table-cell table:number-columns-repeated="255"/>
        </table:table-row>
        <table:table-row table:style-name="ro4">
          <table:table-cell office:value-type="string">
            <text:p>auf|blasen</text:p>
          </table:table-cell>
          <table:table-cell table:number-columns-repeated="255"/>
        </table:table-row>
        <table:table-row table:style-name="ro4">
          <table:table-cell office:value-type="string">
            <text:p>auf|bleiben</text:p>
          </table:table-cell>
          <table:table-cell table:number-columns-repeated="255"/>
        </table:table-row>
        <table:table-row table:style-name="ro4">
          <table:table-cell office:value-type="string">
            <text:p>auf|braten</text:p>
          </table:table-cell>
          <table:table-cell table:number-columns-repeated="255"/>
        </table:table-row>
        <table:table-row table:style-name="ro4">
          <table:table-cell office:value-type="string">
            <text:p>auf|brauchen</text:p>
          </table:table-cell>
          <table:table-cell table:number-columns-repeated="255"/>
        </table:table-row>
        <table:table-row table:style-name="ro4">
          <table:table-cell office:value-type="string">
            <text:p>auf|brechen</text:p>
          </table:table-cell>
          <table:table-cell table:number-columns-repeated="255"/>
        </table:table-row>
        <table:table-row table:style-name="ro4">
          <table:table-cell office:value-type="string">
            <text:p>auf|brennen</text:p>
          </table:table-cell>
          <table:table-cell table:number-columns-repeated="255"/>
        </table:table-row>
        <table:table-row table:style-name="ro4">
          <table:table-cell office:value-type="string">
            <text:p>auf|bringen</text:p>
          </table:table-cell>
          <table:table-cell table:number-columns-repeated="255"/>
        </table:table-row>
        <table:table-row table:style-name="ro4">
          <table:table-cell office:value-type="string">
            <text:p>auf|dringen</text:p>
          </table:table-cell>
          <table:table-cell table:number-columns-repeated="255"/>
        </table:table-row>
        <table:table-row table:style-name="ro4">
          <table:table-cell office:value-type="string">
            <text:p>auf|erliegen</text:p>
          </table:table-cell>
          <table:table-cell table:number-columns-repeated="255"/>
        </table:table-row>
        <table:table-row table:style-name="ro4">
          <table:table-cell office:value-type="string">
            <text:p>auf|erzwingen</text:p>
          </table:table-cell>
          <table:table-cell table:number-columns-repeated="255"/>
        </table:table-row>
        <table:table-row table:style-name="ro4">
          <table:table-cell office:value-type="string">
            <text:p>auf|essen</text:p>
          </table:table-cell>
          <table:table-cell table:number-columns-repeated="255"/>
        </table:table-row>
        <table:table-row table:style-name="ro4">
          <table:table-cell office:value-type="string">
            <text:p>auf|fahren</text:p>
          </table:table-cell>
          <table:table-cell table:number-columns-repeated="255"/>
        </table:table-row>
        <table:table-row table:style-name="ro4">
          <table:table-cell office:value-type="string">
            <text:p>auf|fallen</text:p>
          </table:table-cell>
          <table:table-cell table:number-columns-repeated="255"/>
        </table:table-row>
        <table:table-row table:style-name="ro4">
          <table:table-cell office:value-type="string">
            <text:p>auf|fangen</text:p>
          </table:table-cell>
          <table:table-cell table:number-columns-repeated="255"/>
        </table:table-row>
        <table:table-row table:style-name="ro4">
          <table:table-cell office:value-type="string">
            <text:p>auf|flechten</text:p>
          </table:table-cell>
          <table:table-cell table:number-columns-repeated="255"/>
        </table:table-row>
        <table:table-row table:style-name="ro4">
          <table:table-cell office:value-type="string">
            <text:p>auf|fliegen</text:p>
          </table:table-cell>
          <table:table-cell table:number-columns-repeated="255"/>
        </table:table-row>
        <table:table-row table:style-name="ro4">
          <table:table-cell office:value-type="string">
            <text:p>auf|fressen</text:p>
          </table:table-cell>
          <table:table-cell table:number-columns-repeated="255"/>
        </table:table-row>
        <table:table-row table:style-name="ro4">
          <table:table-cell office:value-type="string">
            <text:p>auf|geben</text:p>
          </table:table-cell>
          <table:table-cell table:number-columns-repeated="255"/>
        </table:table-row>
        <table:table-row table:style-name="ro4">
          <table:table-cell office:value-type="string">
            <text:p>auf|gehen</text:p>
          </table:table-cell>
          <table:table-cell table:number-columns-repeated="255"/>
        </table:table-row>
        <table:table-row table:style-name="ro4">
          <table:table-cell office:value-type="string">
            <text:p>auf|gießen</text:p>
          </table:table-cell>
          <table:table-cell table:number-columns-repeated="255"/>
        </table:table-row>
        <table:table-row table:style-name="ro4">
          <table:table-cell office:value-type="string">
            <text:p>auf|gleichen</text:p>
          </table:table-cell>
          <table:table-cell table:number-columns-repeated="255"/>
        </table:table-row>
        <table:table-row table:style-name="ro4">
          <table:table-cell office:value-type="string">
            <text:p>auf|gleiten</text:p>
          </table:table-cell>
          <table:table-cell table:number-columns-repeated="255"/>
        </table:table-row>
        <table:table-row table:style-name="ro4">
          <table:table-cell office:value-type="string">
            <text:p>auf|glimmen</text:p>
          </table:table-cell>
          <table:table-cell table:number-columns-repeated="255"/>
        </table:table-row>
        <table:table-row table:style-name="ro4">
          <table:table-cell office:value-type="string">
            <text:p>auf|graben</text:p>
          </table:table-cell>
          <table:table-cell table:number-columns-repeated="255"/>
        </table:table-row>
        <table:table-row table:style-name="ro4">
          <table:table-cell office:value-type="string">
            <text:p>auf|greifen</text:p>
          </table:table-cell>
          <table:table-cell table:number-columns-repeated="255"/>
        </table:table-row>
        <table:table-row table:style-name="ro4">
          <table:table-cell office:value-type="string">
            <text:p>auf|haben</text:p>
          </table:table-cell>
          <table:table-cell table:number-columns-repeated="255"/>
        </table:table-row>
        <table:table-row table:style-name="ro4">
          <table:table-cell office:value-type="string">
            <text:p>auf|halten</text:p>
          </table:table-cell>
          <table:table-cell table:number-columns-repeated="255"/>
        </table:table-row>
        <table:table-row table:style-name="ro4">
          <table:table-cell office:value-type="string">
            <text:p>auf|hängen</text:p>
          </table:table-cell>
          <table:table-cell table:number-columns-repeated="255"/>
        </table:table-row>
        <table:table-row table:style-name="ro4">
          <table:table-cell office:value-type="string">
            <text:p>auf|heben</text:p>
          </table:table-cell>
          <table:table-cell table:number-columns-repeated="255"/>
        </table:table-row>
        <table:table-row table:style-name="ro4">
          <table:table-cell office:value-type="string">
            <text:p>auf|helfen</text:p>
          </table:table-cell>
          <table:table-cell table:number-columns-repeated="255"/>
        </table:table-row>
        <table:table-row table:style-name="ro4">
          <table:table-cell office:value-type="string">
            <text:p>auf|klingen</text:p>
          </table:table-cell>
          <table:table-cell table:number-columns-repeated="255"/>
        </table:table-row>
        <table:table-row table:style-name="ro4">
          <table:table-cell office:value-type="string">
            <text:p>auf|kommen</text:p>
          </table:table-cell>
          <table:table-cell table:number-columns-repeated="255"/>
        </table:table-row>
        <table:table-row table:style-name="ro4">
          <table:table-cell office:value-type="string">
            <text:p>auf|kuppeln</text:p>
          </table:table-cell>
          <table:table-cell table:number-columns-repeated="255"/>
        </table:table-row>
        <table:table-row table:style-name="ro4">
          <table:table-cell office:value-type="string">
            <text:p>auf|laden</text:p>
          </table:table-cell>
          <table:table-cell table:number-columns-repeated="255"/>
        </table:table-row>
        <table:table-row table:style-name="ro4">
          <table:table-cell office:value-type="string">
            <text:p>auf|lassen</text:p>
          </table:table-cell>
          <table:table-cell table:number-columns-repeated="255"/>
        </table:table-row>
        <table:table-row table:style-name="ro4">
          <table:table-cell office:value-type="string">
            <text:p>auf|laufen</text:p>
          </table:table-cell>
          <table:table-cell table:number-columns-repeated="255"/>
        </table:table-row>
        <table:table-row table:style-name="ro4">
          <table:table-cell office:value-type="string">
            <text:p>auf|lesen</text:p>
          </table:table-cell>
          <table:table-cell table:number-columns-repeated="255"/>
        </table:table-row>
        <table:table-row table:style-name="ro4">
          <table:table-cell office:value-type="string">
            <text:p>auf|liegen</text:p>
          </table:table-cell>
          <table:table-cell table:number-columns-repeated="255"/>
        </table:table-row>
        <table:table-row table:style-name="ro4">
          <table:table-cell office:value-type="string">
            <text:p>auf|messen</text:p>
          </table:table-cell>
          <table:table-cell table:number-columns-repeated="255"/>
        </table:table-row>
        <table:table-row table:style-name="ro4">
          <table:table-cell office:value-type="string">
            <text:p>auf|nehmen</text:p>
          </table:table-cell>
          <table:table-cell table:number-columns-repeated="255"/>
        </table:table-row>
        <table:table-row table:style-name="ro4">
          <table:table-cell office:value-type="string">
            <text:p>auf|quellen</text:p>
          </table:table-cell>
          <table:table-cell table:number-columns-repeated="255"/>
        </table:table-row>
        <table:table-row table:style-name="ro4">
          <table:table-cell office:value-type="string">
            <text:p>auf|reiben</text:p>
          </table:table-cell>
          <table:table-cell table:number-columns-repeated="255"/>
        </table:table-row>
        <table:table-row table:style-name="ro4">
          <table:table-cell office:value-type="string">
            <text:p>auf|reißen</text:p>
          </table:table-cell>
          <table:table-cell table:number-columns-repeated="255"/>
        </table:table-row>
        <table:table-row table:style-name="ro4">
          <table:table-cell office:value-type="string">
            <text:p>auf|rufen</text:p>
          </table:table-cell>
          <table:table-cell table:number-columns-repeated="255"/>
        </table:table-row>
        <table:table-row table:style-name="ro4">
          <table:table-cell office:value-type="string">
            <text:p>auf|schieben</text:p>
          </table:table-cell>
          <table:table-cell table:number-columns-repeated="255"/>
        </table:table-row>
        <table:table-row table:style-name="ro4">
          <table:table-cell office:value-type="string">
            <text:p>auf|schießen</text:p>
          </table:table-cell>
          <table:table-cell table:number-columns-repeated="255"/>
        </table:table-row>
        <table:table-row table:style-name="ro4">
          <table:table-cell office:value-type="string">
            <text:p>auf|schlagen</text:p>
          </table:table-cell>
          <table:table-cell table:number-columns-repeated="255"/>
        </table:table-row>
        <table:table-row table:style-name="ro4">
          <table:table-cell office:value-type="string">
            <text:p>auf|schließen</text:p>
          </table:table-cell>
          <table:table-cell table:number-columns-repeated="255"/>
        </table:table-row>
        <table:table-row table:style-name="ro4">
          <table:table-cell office:value-type="string">
            <text:p>auf|schmelzen</text:p>
          </table:table-cell>
          <table:table-cell table:number-columns-repeated="255"/>
        </table:table-row>
        <table:table-row table:style-name="ro4">
          <table:table-cell office:value-type="string">
            <text:p>auf|schneiden</text:p>
          </table:table-cell>
          <table:table-cell table:number-columns-repeated="255"/>
        </table:table-row>
        <table:table-row table:style-name="ro4">
          <table:table-cell office:value-type="string">
            <text:p>auf|schreiben</text:p>
          </table:table-cell>
          <table:table-cell table:number-columns-repeated="255"/>
        </table:table-row>
        <table:table-row table:style-name="ro4">
          <table:table-cell office:value-type="string">
            <text:p>auf|schreien</text:p>
          </table:table-cell>
          <table:table-cell table:number-columns-repeated="255"/>
        </table:table-row>
        <table:table-row table:style-name="ro4">
          <table:table-cell office:value-type="string">
            <text:p>auf|schwingen</text:p>
          </table:table-cell>
          <table:table-cell table:number-columns-repeated="255"/>
        </table:table-row>
        <table:table-row table:style-name="ro4">
          <table:table-cell office:value-type="string">
            <text:p>auf|sehen</text:p>
          </table:table-cell>
          <table:table-cell table:number-columns-repeated="255"/>
        </table:table-row>
        <table:table-row table:style-name="ro4">
          <table:table-cell office:value-type="string">
            <text:p>auf|sitzen</text:p>
          </table:table-cell>
          <table:table-cell table:number-columns-repeated="255"/>
        </table:table-row>
        <table:table-row table:style-name="ro4">
          <table:table-cell office:value-type="string">
            <text:p>auf|springen</text:p>
          </table:table-cell>
          <table:table-cell table:number-columns-repeated="255"/>
        </table:table-row>
        <table:table-row table:style-name="ro4">
          <table:table-cell office:value-type="string">
            <text:p>auf|stechen</text:p>
          </table:table-cell>
          <table:table-cell table:number-columns-repeated="255"/>
        </table:table-row>
        <table:table-row table:style-name="ro4">
          <table:table-cell office:value-type="string">
            <text:p>auf|stehen</text:p>
          </table:table-cell>
          <table:table-cell table:number-columns-repeated="255"/>
        </table:table-row>
        <table:table-row table:style-name="ro4">
          <table:table-cell office:value-type="string">
            <text:p>auf|steigen</text:p>
          </table:table-cell>
          <table:table-cell table:number-columns-repeated="255"/>
        </table:table-row>
        <table:table-row table:style-name="ro4">
          <table:table-cell office:value-type="string">
            <text:p>auf|stoßen</text:p>
          </table:table-cell>
          <table:table-cell table:number-columns-repeated="255"/>
        </table:table-row>
        <table:table-row table:style-name="ro4">
          <table:table-cell office:value-type="string">
            <text:p>auf|streichen</text:p>
          </table:table-cell>
          <table:table-cell table:number-columns-repeated="255"/>
        </table:table-row>
        <table:table-row table:style-name="ro4">
          <table:table-cell office:value-type="string">
            <text:p>auf|tragen</text:p>
          </table:table-cell>
          <table:table-cell table:number-columns-repeated="255"/>
        </table:table-row>
        <table:table-row table:style-name="ro4">
          <table:table-cell office:value-type="string">
            <text:p>auf|treffen</text:p>
          </table:table-cell>
          <table:table-cell table:number-columns-repeated="255"/>
        </table:table-row>
        <table:table-row table:style-name="ro4">
          <table:table-cell office:value-type="string">
            <text:p>auf|treiben</text:p>
          </table:table-cell>
          <table:table-cell table:number-columns-repeated="255"/>
        </table:table-row>
        <table:table-row table:style-name="ro4">
          <table:table-cell office:value-type="string">
            <text:p>auf|treten</text:p>
          </table:table-cell>
          <table:table-cell table:number-columns-repeated="255"/>
        </table:table-row>
        <table:table-row table:style-name="ro4">
          <table:table-cell office:value-type="string">
            <text:p>auf|trinken</text:p>
          </table:table-cell>
          <table:table-cell table:number-columns-repeated="255"/>
        </table:table-row>
        <table:table-row table:style-name="ro4">
          <table:table-cell office:value-type="string">
            <text:p>auf|tun</text:p>
          </table:table-cell>
          <table:table-cell table:number-columns-repeated="255"/>
        </table:table-row>
        <table:table-row table:style-name="ro4">
          <table:table-cell office:value-type="string">
            <text:p>auf|wachsen </text:p>
          </table:table-cell>
          <table:table-cell table:number-columns-repeated="255"/>
        </table:table-row>
        <table:table-row table:style-name="ro4">
          <table:table-cell office:value-type="string">
            <text:p>auf|waschen </text:p>
          </table:table-cell>
          <table:table-cell table:number-columns-repeated="255"/>
        </table:table-row>
        <table:table-row table:style-name="ro4">
          <table:table-cell office:value-type="string">
            <text:p>auf|weichen </text:p>
          </table:table-cell>
          <table:table-cell table:number-columns-repeated="255"/>
        </table:table-row>
        <table:table-row table:style-name="ro4">
          <table:table-cell office:value-type="string">
            <text:p>auf|weisen </text:p>
          </table:table-cell>
          <table:table-cell table:number-columns-repeated="255"/>
        </table:table-row>
        <table:table-row table:style-name="ro4">
          <table:table-cell office:value-type="string">
            <text:p>auf|werfen </text:p>
          </table:table-cell>
          <table:table-cell table:number-columns-repeated="255"/>
        </table:table-row>
        <table:table-row table:style-name="ro4">
          <table:table-cell office:value-type="string">
            <text:p>auf|wiegen </text:p>
          </table:table-cell>
          <table:table-cell table:number-columns-repeated="255"/>
        </table:table-row>
        <table:table-row table:style-name="ro4">
          <table:table-cell office:value-type="string">
            <text:p>aus|beißen</text:p>
          </table:table-cell>
          <table:table-cell table:number-columns-repeated="255"/>
        </table:table-row>
        <table:table-row table:style-name="ro4">
          <table:table-cell office:value-type="string">
            <text:p>aus|blasen</text:p>
          </table:table-cell>
          <table:table-cell table:number-columns-repeated="255"/>
        </table:table-row>
        <table:table-row table:style-name="ro4">
          <table:table-cell office:value-type="string">
            <text:p>aus|bleiben</text:p>
          </table:table-cell>
          <table:table-cell table:number-columns-repeated="255"/>
        </table:table-row>
        <table:table-row table:style-name="ro4">
          <table:table-cell office:value-type="string">
            <text:p>aus|bleichen</text:p>
          </table:table-cell>
          <table:table-cell table:number-columns-repeated="255"/>
        </table:table-row>
        <table:table-row table:style-name="ro4">
          <table:table-cell office:value-type="string">
            <text:p>aus|braten</text:p>
          </table:table-cell>
          <table:table-cell table:number-columns-repeated="255"/>
        </table:table-row>
        <table:table-row table:style-name="ro4">
          <table:table-cell office:value-type="string">
            <text:p>aus|brechen</text:p>
          </table:table-cell>
          <table:table-cell table:number-columns-repeated="255"/>
        </table:table-row>
        <table:table-row table:style-name="ro4">
          <table:table-cell office:value-type="string">
            <text:p>aus|brennen</text:p>
          </table:table-cell>
          <table:table-cell table:number-columns-repeated="255"/>
        </table:table-row>
        <table:table-row table:style-name="ro4">
          <table:table-cell office:value-type="string">
            <text:p>aus|denken</text:p>
          </table:table-cell>
          <table:table-cell table:number-columns-repeated="255"/>
        </table:table-row>
        <table:table-row table:style-name="ro4">
          <table:table-cell office:value-type="string">
            <text:p>aus|dringen</text:p>
          </table:table-cell>
          <table:table-cell table:number-columns-repeated="255"/>
        </table:table-row>
        <table:table-row table:style-name="ro4">
          <table:table-cell office:value-type="string">
            <text:p>aus|ersehen</text:p>
          </table:table-cell>
          <table:table-cell table:number-columns-repeated="255"/>
        </table:table-row>
        <table:table-row table:style-name="ro4">
          <table:table-cell office:value-type="string">
            <text:p>aus|fahren</text:p>
          </table:table-cell>
          <table:table-cell table:number-columns-repeated="255"/>
        </table:table-row>
        <table:table-row table:style-name="ro4">
          <table:table-cell office:value-type="string">
            <text:p>aus|fallen</text:p>
          </table:table-cell>
          <table:table-cell table:number-columns-repeated="255"/>
        </table:table-row>
        <table:table-row table:style-name="ro4">
          <table:table-cell office:value-type="string">
            <text:p>aus|fechten</text:p>
          </table:table-cell>
          <table:table-cell table:number-columns-repeated="255"/>
        </table:table-row>
        <table:table-row table:style-name="ro4">
          <table:table-cell office:value-type="string">
            <text:p>aus|fliegen</text:p>
          </table:table-cell>
          <table:table-cell table:number-columns-repeated="255"/>
        </table:table-row>
        <table:table-row table:style-name="ro4">
          <table:table-cell office:value-type="string">
            <text:p>aus|fließen</text:p>
          </table:table-cell>
          <table:table-cell table:number-columns-repeated="255"/>
        </table:table-row>
        <table:table-row table:style-name="ro4">
          <table:table-cell office:value-type="string">
            <text:p>aus|fressen</text:p>
          </table:table-cell>
          <table:table-cell table:number-columns-repeated="255"/>
        </table:table-row>
        <table:table-row table:style-name="ro4">
          <table:table-cell office:value-type="string">
            <text:p>aus|frieren</text:p>
          </table:table-cell>
          <table:table-cell table:number-columns-repeated="255"/>
        </table:table-row>
        <table:table-row table:style-name="ro4">
          <table:table-cell office:value-type="string">
            <text:p>aus|geben</text:p>
          </table:table-cell>
          <table:table-cell table:number-columns-repeated="255"/>
        </table:table-row>
        <table:table-row table:style-name="ro4">
          <table:table-cell office:value-type="string">
            <text:p>aus|gehen</text:p>
          </table:table-cell>
          <table:table-cell table:number-columns-repeated="255"/>
        </table:table-row>
        <table:table-row table:style-name="ro4">
          <table:table-cell office:value-type="string">
            <text:p>aus|gießen</text:p>
          </table:table-cell>
          <table:table-cell table:number-columns-repeated="255"/>
        </table:table-row>
        <table:table-row table:style-name="ro4">
          <table:table-cell office:value-type="string">
            <text:p>aus|gleichen</text:p>
          </table:table-cell>
          <table:table-cell table:number-columns-repeated="255"/>
        </table:table-row>
        <table:table-row table:style-name="ro4">
          <table:table-cell office:value-type="string">
            <text:p>aus|gleiten</text:p>
          </table:table-cell>
          <table:table-cell table:number-columns-repeated="255"/>
        </table:table-row>
        <table:table-row table:style-name="ro4">
          <table:table-cell office:value-type="string">
            <text:p>aus|glimmen</text:p>
          </table:table-cell>
          <table:table-cell table:number-columns-repeated="255"/>
        </table:table-row>
        <table:table-row table:style-name="ro4">
          <table:table-cell office:value-type="string">
            <text:p>aus|graben</text:p>
          </table:table-cell>
          <table:table-cell table:number-columns-repeated="255"/>
        </table:table-row>
        <table:table-row table:style-name="ro4">
          <table:table-cell office:value-type="string">
            <text:p>aus|halten</text:p>
          </table:table-cell>
          <table:table-cell table:number-columns-repeated="255"/>
        </table:table-row>
        <table:table-row table:style-name="ro4">
          <table:table-cell office:value-type="string">
            <text:p>aus|hängen</text:p>
          </table:table-cell>
          <table:table-cell table:number-columns-repeated="255"/>
        </table:table-row>
        <table:table-row table:style-name="ro4">
          <table:table-cell office:value-type="string">
            <text:p>aus|heben</text:p>
          </table:table-cell>
          <table:table-cell table:number-columns-repeated="255"/>
        </table:table-row>
        <table:table-row table:style-name="ro4">
          <table:table-cell office:value-type="string">
            <text:p>aus|helfen</text:p>
          </table:table-cell>
          <table:table-cell table:number-columns-repeated="255"/>
        </table:table-row>
        <table:table-row table:style-name="ro4">
          <table:table-cell office:value-type="string">
            <text:p>aus|kennen</text:p>
          </table:table-cell>
          <table:table-cell table:number-columns-repeated="255"/>
        </table:table-row>
        <table:table-row table:style-name="ro4">
          <table:table-cell office:value-type="string">
            <text:p>aus|klingen</text:p>
          </table:table-cell>
          <table:table-cell table:number-columns-repeated="255"/>
        </table:table-row>
        <table:table-row table:style-name="ro4">
          <table:table-cell office:value-type="string">
            <text:p>aus|kneifen</text:p>
          </table:table-cell>
          <table:table-cell table:number-columns-repeated="255"/>
        </table:table-row>
        <table:table-row table:style-name="ro4">
          <table:table-cell office:value-type="string">
            <text:p>aus|kommen</text:p>
          </table:table-cell>
          <table:table-cell table:number-columns-repeated="255"/>
        </table:table-row>
        <table:table-row table:style-name="ro4">
          <table:table-cell office:value-type="string">
            <text:p>aus|koppeln</text:p>
          </table:table-cell>
          <table:table-cell table:number-columns-repeated="255"/>
        </table:table-row>
        <table:table-row table:style-name="ro4">
          <table:table-cell office:value-type="string">
            <text:p>aus|kuppeln</text:p>
          </table:table-cell>
          <table:table-cell table:number-columns-repeated="255"/>
        </table:table-row>
        <table:table-row table:style-name="ro4">
          <table:table-cell office:value-type="string">
            <text:p>aus|laden</text:p>
          </table:table-cell>
          <table:table-cell table:number-columns-repeated="255"/>
        </table:table-row>
        <table:table-row table:style-name="ro4">
          <table:table-cell office:value-type="string">
            <text:p>aus|lassen</text:p>
          </table:table-cell>
          <table:table-cell table:number-columns-repeated="255"/>
        </table:table-row>
        <table:table-row table:style-name="ro4">
          <table:table-cell office:value-type="string">
            <text:p>aus|laufen</text:p>
          </table:table-cell>
          <table:table-cell table:number-columns-repeated="255"/>
        </table:table-row>
        <table:table-row table:style-name="ro4">
          <table:table-cell office:value-type="string">
            <text:p>aus|leihen</text:p>
          </table:table-cell>
          <table:table-cell table:number-columns-repeated="255"/>
        </table:table-row>
        <table:table-row table:style-name="ro4">
          <table:table-cell office:value-type="string">
            <text:p>aus|lesen</text:p>
          </table:table-cell>
          <table:table-cell table:number-columns-repeated="255"/>
        </table:table-row>
        <table:table-row table:style-name="ro4">
          <table:table-cell office:value-type="string">
            <text:p>aus|liegen</text:p>
          </table:table-cell>
          <table:table-cell table:number-columns-repeated="255"/>
        </table:table-row>
        <table:table-row table:style-name="ro4">
          <table:table-cell office:value-type="string">
            <text:p>aus|messen</text:p>
          </table:table-cell>
          <table:table-cell table:number-columns-repeated="255"/>
        </table:table-row>
        <table:table-row table:style-name="ro4">
          <table:table-cell office:value-type="string">
            <text:p>aus|nehmen</text:p>
          </table:table-cell>
          <table:table-cell table:number-columns-repeated="255"/>
        </table:table-row>
        <table:table-row table:style-name="ro4">
          <table:table-cell office:value-type="string">
            <text:p>aus|pfeifen</text:p>
          </table:table-cell>
          <table:table-cell table:number-columns-repeated="255"/>
        </table:table-row>
        <table:table-row table:style-name="ro4">
          <table:table-cell office:value-type="string">
            <text:p>aus|preisen</text:p>
          </table:table-cell>
          <table:table-cell table:number-columns-repeated="255"/>
        </table:table-row>
        <table:table-row table:style-name="ro4">
          <table:table-cell office:value-type="string">
            <text:p>aus|reiben</text:p>
          </table:table-cell>
          <table:table-cell table:number-columns-repeated="255"/>
        </table:table-row>
        <table:table-row table:style-name="ro4">
          <table:table-cell office:value-type="string">
            <text:p>aus|reißen</text:p>
          </table:table-cell>
          <table:table-cell table:number-columns-repeated="255"/>
        </table:table-row>
        <table:table-row table:style-name="ro4">
          <table:table-cell office:value-type="string">
            <text:p>aus|reiten</text:p>
          </table:table-cell>
          <table:table-cell table:number-columns-repeated="255"/>
        </table:table-row>
        <table:table-row table:style-name="ro4">
          <table:table-cell office:value-type="string">
            <text:p>aus|rinnen</text:p>
          </table:table-cell>
          <table:table-cell table:number-columns-repeated="255"/>
        </table:table-row>
        <table:table-row table:style-name="ro4">
          <table:table-cell office:value-type="string">
            <text:p>aus|rufen</text:p>
          </table:table-cell>
          <table:table-cell table:number-columns-repeated="255"/>
        </table:table-row>
        <table:table-row table:style-name="ro4">
          <table:table-cell office:value-type="string">
            <text:p>aus|saufen</text:p>
          </table:table-cell>
          <table:table-cell table:number-columns-repeated="255"/>
        </table:table-row>
        <table:table-row table:style-name="ro4">
          <table:table-cell office:value-type="string">
            <text:p>aus|schaffen</text:p>
          </table:table-cell>
          <table:table-cell table:number-columns-repeated="255"/>
        </table:table-row>
        <table:table-row table:style-name="ro4">
          <table:table-cell office:value-type="string">
            <text:p>aus|scheiden</text:p>
          </table:table-cell>
          <table:table-cell table:number-columns-repeated="255"/>
        </table:table-row>
        <table:table-row table:style-name="ro4">
          <table:table-cell office:value-type="string">
            <text:p>aus|scheißen</text:p>
          </table:table-cell>
          <table:table-cell table:number-columns-repeated="255"/>
        </table:table-row>
        <table:table-row table:style-name="ro4">
          <table:table-cell office:value-type="string">
            <text:p>aus|scheren</text:p>
          </table:table-cell>
          <table:table-cell table:number-columns-repeated="255"/>
        </table:table-row>
        <table:table-row table:style-name="ro4">
          <table:table-cell office:value-type="string">
            <text:p>aus|schießen</text:p>
          </table:table-cell>
          <table:table-cell table:number-columns-repeated="255"/>
        </table:table-row>
        <table:table-row table:style-name="ro4">
          <table:table-cell office:value-type="string">
            <text:p>aus|schlafen</text:p>
          </table:table-cell>
          <table:table-cell table:number-columns-repeated="255"/>
        </table:table-row>
        <table:table-row table:style-name="ro4">
          <table:table-cell office:value-type="string">
            <text:p>aus|schlagen</text:p>
          </table:table-cell>
          <table:table-cell table:number-columns-repeated="255"/>
        </table:table-row>
        <table:table-row table:style-name="ro4">
          <table:table-cell office:value-type="string">
            <text:p>aus|schleichen</text:p>
          </table:table-cell>
          <table:table-cell table:number-columns-repeated="255"/>
        </table:table-row>
        <table:table-row table:style-name="ro4">
          <table:table-cell office:value-type="string">
            <text:p>aus|schleifen</text:p>
          </table:table-cell>
          <table:table-cell table:number-columns-repeated="255"/>
        </table:table-row>
        <table:table-row table:style-name="ro4">
          <table:table-cell office:value-type="string">
            <text:p>aus|schließen</text:p>
          </table:table-cell>
          <table:table-cell table:number-columns-repeated="255"/>
        </table:table-row>
        <table:table-row table:style-name="ro4">
          <table:table-cell office:value-type="string">
            <text:p>aus|schmelzen</text:p>
          </table:table-cell>
          <table:table-cell table:number-columns-repeated="255"/>
        </table:table-row>
        <table:table-row table:style-name="ro4">
          <table:table-cell office:value-type="string">
            <text:p>aus|schneiden</text:p>
          </table:table-cell>
          <table:table-cell table:number-columns-repeated="255"/>
        </table:table-row>
        <table:table-row table:style-name="ro4">
          <table:table-cell office:value-type="string">
            <text:p>aus|schreiben</text:p>
          </table:table-cell>
          <table:table-cell table:number-columns-repeated="255"/>
        </table:table-row>
        <table:table-row table:style-name="ro4">
          <table:table-cell office:value-type="string">
            <text:p>aus|schreien</text:p>
          </table:table-cell>
          <table:table-cell table:number-columns-repeated="255"/>
        </table:table-row>
        <table:table-row table:style-name="ro4">
          <table:table-cell office:value-type="string">
            <text:p>aus|schreiten</text:p>
          </table:table-cell>
          <table:table-cell table:number-columns-repeated="255"/>
        </table:table-row>
        <table:table-row table:style-name="ro4">
          <table:table-cell office:value-type="string">
            <text:p>aus|schweigen</text:p>
          </table:table-cell>
          <table:table-cell table:number-columns-repeated="255"/>
        </table:table-row>
        <table:table-row table:style-name="ro4">
          <table:table-cell office:value-type="string">
            <text:p>aus|schwingen</text:p>
          </table:table-cell>
          <table:table-cell table:number-columns-repeated="255"/>
        </table:table-row>
        <table:table-row table:style-name="ro4">
          <table:table-cell office:value-type="string">
            <text:p>aus|sehen</text:p>
          </table:table-cell>
          <table:table-cell table:number-columns-repeated="255"/>
        </table:table-row>
        <table:table-row table:style-name="ro4">
          <table:table-cell office:value-type="string">
            <text:p>aus|senden</text:p>
          </table:table-cell>
          <table:table-cell table:number-columns-repeated="255"/>
        </table:table-row>
        <table:table-row table:style-name="ro4">
          <table:table-cell office:value-type="string">
            <text:p>aus|sitzen</text:p>
          </table:table-cell>
          <table:table-cell table:number-columns-repeated="255"/>
        </table:table-row>
        <table:table-row table:style-name="ro4">
          <table:table-cell office:value-type="string">
            <text:p>aus|speien</text:p>
          </table:table-cell>
          <table:table-cell table:number-columns-repeated="255"/>
        </table:table-row>
        <table:table-row table:style-name="ro4">
          <table:table-cell office:value-type="string">
            <text:p>aus|sprechen</text:p>
          </table:table-cell>
          <table:table-cell table:number-columns-repeated="255"/>
        </table:table-row>
        <table:table-row table:style-name="ro4">
          <table:table-cell office:value-type="string">
            <text:p>aus|stechen</text:p>
          </table:table-cell>
          <table:table-cell table:number-columns-repeated="255"/>
        </table:table-row>
        <table:table-row table:style-name="ro4">
          <table:table-cell office:value-type="string">
            <text:p>aus|stehen</text:p>
          </table:table-cell>
          <table:table-cell table:number-columns-repeated="255"/>
        </table:table-row>
        <table:table-row table:style-name="ro4">
          <table:table-cell office:value-type="string">
            <text:p>aus|steigen</text:p>
          </table:table-cell>
          <table:table-cell table:number-columns-repeated="255"/>
        </table:table-row>
        <table:table-row table:style-name="ro4">
          <table:table-cell office:value-type="string">
            <text:p>aus|sterben</text:p>
          </table:table-cell>
          <table:table-cell table:number-columns-repeated="255"/>
        </table:table-row>
        <table:table-row table:style-name="ro4">
          <table:table-cell office:value-type="string">
            <text:p>aus|stoßen</text:p>
          </table:table-cell>
          <table:table-cell table:number-columns-repeated="255"/>
        </table:table-row>
        <table:table-row table:style-name="ro4">
          <table:table-cell office:value-type="string">
            <text:p>aus|streichen</text:p>
          </table:table-cell>
          <table:table-cell table:number-columns-repeated="255"/>
        </table:table-row>
        <table:table-row table:style-name="ro4">
          <table:table-cell office:value-type="string">
            <text:p>aus|tragen</text:p>
          </table:table-cell>
          <table:table-cell table:number-columns-repeated="255"/>
        </table:table-row>
        <table:table-row table:style-name="ro4">
          <table:table-cell office:value-type="string">
            <text:p>aus|treiben</text:p>
          </table:table-cell>
          <table:table-cell table:number-columns-repeated="255"/>
        </table:table-row>
        <table:table-row table:style-name="ro4">
          <table:table-cell office:value-type="string">
            <text:p>aus|treten</text:p>
          </table:table-cell>
          <table:table-cell table:number-columns-repeated="255"/>
        </table:table-row>
        <table:table-row table:style-name="ro4">
          <table:table-cell office:value-type="string">
            <text:p>aus|trinken</text:p>
          </table:table-cell>
          <table:table-cell table:number-columns-repeated="255"/>
        </table:table-row>
        <table:table-row table:style-name="ro4">
          <table:table-cell office:value-type="string">
            <text:p>aus|wachsen </text:p>
          </table:table-cell>
          <table:table-cell table:number-columns-repeated="255"/>
        </table:table-row>
        <table:table-row table:style-name="ro4">
          <table:table-cell office:value-type="string">
            <text:p>aus|waschen </text:p>
          </table:table-cell>
          <table:table-cell table:number-columns-repeated="255"/>
        </table:table-row>
        <table:table-row table:style-name="ro4">
          <table:table-cell office:value-type="string">
            <text:p>aus|weichen </text:p>
          </table:table-cell>
          <table:table-cell table:number-columns-repeated="255"/>
        </table:table-row>
        <table:table-row table:style-name="ro4">
          <table:table-cell office:value-type="string">
            <text:p>aus|weisen </text:p>
          </table:table-cell>
          <table:table-cell table:number-columns-repeated="255"/>
        </table:table-row>
        <table:table-row table:style-name="ro4">
          <table:table-cell office:value-type="string">
            <text:p>aus|werfen </text:p>
          </table:table-cell>
          <table:table-cell table:number-columns-repeated="255"/>
        </table:table-row>
        <table:table-row table:style-name="ro4">
          <table:table-cell office:value-type="string">
            <text:p>aus|wiegen </text:p>
          </table:table-cell>
          <table:table-cell table:number-columns-repeated="255"/>
        </table:table-row>
        <table:table-row table:style-name="ro4">
          <table:table-cell office:value-type="string">
            <text:p>bei|behalten</text:p>
          </table:table-cell>
          <table:table-cell table:number-columns-repeated="255"/>
        </table:table-row>
        <table:table-row table:style-name="ro4">
          <table:table-cell office:value-type="string">
            <text:p>bei|bringen</text:p>
          </table:table-cell>
          <table:table-cell table:number-columns-repeated="255"/>
        </table:table-row>
        <table:table-row table:style-name="ro4">
          <table:table-cell office:value-type="string">
            <text:p>bei|geben</text:p>
          </table:table-cell>
          <table:table-cell table:number-columns-repeated="255"/>
        </table:table-row>
        <table:table-row table:style-name="ro4">
          <table:table-cell office:value-type="string">
            <text:p>bei|halten</text:p>
          </table:table-cell>
          <table:table-cell table:number-columns-repeated="255"/>
        </table:table-row>
        <table:table-row table:style-name="ro4">
          <table:table-cell office:value-type="string">
            <text:p>bei|messen</text:p>
          </table:table-cell>
          <table:table-cell table:number-columns-repeated="255"/>
        </table:table-row>
        <table:table-row table:style-name="ro4">
          <table:table-cell office:value-type="string">
            <text:p>bei|schaffen</text:p>
          </table:table-cell>
          <table:table-cell table:number-columns-repeated="255"/>
        </table:table-row>
        <table:table-row table:style-name="ro4">
          <table:table-cell office:value-type="string">
            <text:p>bei|schießen</text:p>
          </table:table-cell>
          <table:table-cell table:number-columns-repeated="255"/>
        </table:table-row>
        <table:table-row table:style-name="ro4">
          <table:table-cell office:value-type="string">
            <text:p>bei|schlafen</text:p>
          </table:table-cell>
          <table:table-cell table:number-columns-repeated="255"/>
        </table:table-row>
        <table:table-row table:style-name="ro4">
          <table:table-cell office:value-type="string">
            <text:p>bei|sitzen</text:p>
          </table:table-cell>
          <table:table-cell table:number-columns-repeated="255"/>
        </table:table-row>
        <table:table-row table:style-name="ro4">
          <table:table-cell office:value-type="string">
            <text:p>bei|stehen</text:p>
          </table:table-cell>
          <table:table-cell table:number-columns-repeated="255"/>
        </table:table-row>
        <table:table-row table:style-name="ro4">
          <table:table-cell office:value-type="string">
            <text:p>bei|steigen</text:p>
          </table:table-cell>
          <table:table-cell table:number-columns-repeated="255"/>
        </table:table-row>
        <table:table-row table:style-name="ro4">
          <table:table-cell office:value-type="string">
            <text:p>bei|tragen</text:p>
          </table:table-cell>
          <table:table-cell table:number-columns-repeated="255"/>
        </table:table-row>
        <table:table-row table:style-name="ro4">
          <table:table-cell office:value-type="string">
            <text:p>bei|treten</text:p>
          </table:table-cell>
          <table:table-cell table:number-columns-repeated="255"/>
        </table:table-row>
        <table:table-row table:style-name="ro4">
          <table:table-cell office:value-type="string">
            <text:p>breit|biegen</text:p>
          </table:table-cell>
          <table:table-cell table:number-columns-repeated="255"/>
        </table:table-row>
        <table:table-row table:style-name="ro4">
          <table:table-cell office:value-type="string">
            <text:p>breit|blasen</text:p>
          </table:table-cell>
          <table:table-cell table:number-columns-repeated="255"/>
        </table:table-row>
        <table:table-row table:style-name="ro4">
          <table:table-cell office:value-type="string">
            <text:p>breit|fahren</text:p>
          </table:table-cell>
          <table:table-cell table:number-columns-repeated="255"/>
        </table:table-row>
        <table:table-row table:style-name="ro4">
          <table:table-cell office:value-type="string">
            <text:p>breit|fliegen</text:p>
          </table:table-cell>
          <table:table-cell table:number-columns-repeated="255"/>
        </table:table-row>
        <table:table-row table:style-name="ro4">
          <table:table-cell office:value-type="string">
            <text:p>breit|fließen</text:p>
          </table:table-cell>
          <table:table-cell table:number-columns-repeated="255"/>
        </table:table-row>
        <table:table-row table:style-name="ro4">
          <table:table-cell office:value-type="string">
            <text:p>breit|gießen</text:p>
          </table:table-cell>
          <table:table-cell table:number-columns-repeated="255"/>
        </table:table-row>
        <table:table-row table:style-name="ro4">
          <table:table-cell office:value-type="string">
            <text:p>breit|graben</text:p>
          </table:table-cell>
          <table:table-cell table:number-columns-repeated="255"/>
        </table:table-row>
        <table:table-row table:style-name="ro4">
          <table:table-cell office:value-type="string">
            <text:p>breit|hängen</text:p>
          </table:table-cell>
          <table:table-cell table:number-columns-repeated="255"/>
        </table:table-row>
        <table:table-row table:style-name="ro4">
          <table:table-cell office:value-type="string">
            <text:p>breit|laufen</text:p>
          </table:table-cell>
          <table:table-cell table:number-columns-repeated="255"/>
        </table:table-row>
        <table:table-row table:style-name="ro4">
          <table:table-cell office:value-type="string">
            <text:p>breit|reiten</text:p>
          </table:table-cell>
          <table:table-cell table:number-columns-repeated="255"/>
        </table:table-row>
        <table:table-row table:style-name="ro4">
          <table:table-cell office:value-type="string">
            <text:p>breit|rinnen</text:p>
          </table:table-cell>
          <table:table-cell table:number-columns-repeated="255"/>
        </table:table-row>
        <table:table-row table:style-name="ro4">
          <table:table-cell office:value-type="string">
            <text:p>breit|scheißen</text:p>
          </table:table-cell>
          <table:table-cell table:number-columns-repeated="255"/>
        </table:table-row>
        <table:table-row table:style-name="ro4">
          <table:table-cell office:value-type="string">
            <text:p>breit|schieben</text:p>
          </table:table-cell>
          <table:table-cell table:number-columns-repeated="255"/>
        </table:table-row>
        <table:table-row table:style-name="ro4">
          <table:table-cell office:value-type="string">
            <text:p>breit|schlagen</text:p>
          </table:table-cell>
          <table:table-cell table:number-columns-repeated="255"/>
        </table:table-row>
        <table:table-row table:style-name="ro4">
          <table:table-cell office:value-type="string">
            <text:p>breit|schleifen</text:p>
          </table:table-cell>
          <table:table-cell table:number-columns-repeated="255"/>
        </table:table-row>
        <table:table-row table:style-name="ro4">
          <table:table-cell office:value-type="string">
            <text:p>breit|schmeißen</text:p>
          </table:table-cell>
          <table:table-cell table:number-columns-repeated="255"/>
        </table:table-row>
        <table:table-row table:style-name="ro4">
          <table:table-cell office:value-type="string">
            <text:p>breit|stoßen</text:p>
          </table:table-cell>
          <table:table-cell table:number-columns-repeated="255"/>
        </table:table-row>
        <table:table-row table:style-name="ro4">
          <table:table-cell office:value-type="string">
            <text:p>breit|streichen</text:p>
          </table:table-cell>
          <table:table-cell table:number-columns-repeated="255"/>
        </table:table-row>
        <table:table-row table:style-name="ro4">
          <table:table-cell office:value-type="string">
            <text:p>breit|treten</text:p>
          </table:table-cell>
          <table:table-cell table:number-columns-repeated="255"/>
        </table:table-row>
        <table:table-row table:style-name="ro4">
          <table:table-cell office:value-type="string">
            <text:p>breit|wachsen </text:p>
          </table:table-cell>
          <table:table-cell table:number-columns-repeated="255"/>
        </table:table-row>
        <table:table-row table:style-name="ro4">
          <table:table-cell office:value-type="string">
            <text:p>breit|werfen </text:p>
          </table:table-cell>
          <table:table-cell table:number-columns-repeated="255"/>
        </table:table-row>
        <table:table-row table:style-name="ro4">
          <table:table-cell office:value-type="string">
            <text:p>daneben|beißen</text:p>
          </table:table-cell>
          <table:table-cell table:number-columns-repeated="255"/>
        </table:table-row>
        <table:table-row table:style-name="ro4">
          <table:table-cell office:value-type="string">
            <text:p>daneben|bekommen</text:p>
          </table:table-cell>
          <table:table-cell table:number-columns-repeated="255"/>
        </table:table-row>
        <table:table-row table:style-name="ro4">
          <table:table-cell office:value-type="string">
            <text:p>daneben|benehmen</text:p>
          </table:table-cell>
          <table:table-cell table:number-columns-repeated="255"/>
        </table:table-row>
        <table:table-row table:style-name="ro4">
          <table:table-cell office:value-type="string">
            <text:p>daneben|fahren</text:p>
          </table:table-cell>
          <table:table-cell table:number-columns-repeated="255"/>
        </table:table-row>
        <table:table-row table:style-name="ro4">
          <table:table-cell office:value-type="string">
            <text:p>daneben|fallen</text:p>
          </table:table-cell>
          <table:table-cell table:number-columns-repeated="255"/>
        </table:table-row>
        <table:table-row table:style-name="ro4">
          <table:table-cell office:value-type="string">
            <text:p>daneben|fließen</text:p>
          </table:table-cell>
          <table:table-cell table:number-columns-repeated="255"/>
        </table:table-row>
        <table:table-row table:style-name="ro4">
          <table:table-cell office:value-type="string">
            <text:p>daneben|gießen</text:p>
          </table:table-cell>
          <table:table-cell table:number-columns-repeated="255"/>
        </table:table-row>
        <table:table-row table:style-name="ro4">
          <table:table-cell office:value-type="string">
            <text:p>daneben|gleiten</text:p>
          </table:table-cell>
          <table:table-cell table:number-columns-repeated="255"/>
        </table:table-row>
        <table:table-row table:style-name="ro4">
          <table:table-cell office:value-type="string">
            <text:p>daneben|halten</text:p>
          </table:table-cell>
          <table:table-cell table:number-columns-repeated="255"/>
        </table:table-row>
        <table:table-row table:style-name="ro4">
          <table:table-cell office:value-type="string">
            <text:p>daneben|hängen</text:p>
          </table:table-cell>
          <table:table-cell table:number-columns-repeated="255"/>
        </table:table-row>
        <table:table-row table:style-name="ro4">
          <table:table-cell office:value-type="string">
            <text:p>daneben|heben</text:p>
          </table:table-cell>
          <table:table-cell table:number-columns-repeated="255"/>
        </table:table-row>
        <table:table-row table:style-name="ro4">
          <table:table-cell office:value-type="string">
            <text:p>daneben|kriechen</text:p>
          </table:table-cell>
          <table:table-cell table:number-columns-repeated="255"/>
        </table:table-row>
        <table:table-row table:style-name="ro4">
          <table:table-cell office:value-type="string">
            <text:p>daneben|lassen</text:p>
          </table:table-cell>
          <table:table-cell table:number-columns-repeated="255"/>
        </table:table-row>
        <table:table-row table:style-name="ro4">
          <table:table-cell office:value-type="string">
            <text:p>daneben|laufen</text:p>
          </table:table-cell>
          <table:table-cell table:number-columns-repeated="255"/>
        </table:table-row>
        <table:table-row table:style-name="ro4">
          <table:table-cell office:value-type="string">
            <text:p>daneben|rennen</text:p>
          </table:table-cell>
          <table:table-cell table:number-columns-repeated="255"/>
        </table:table-row>
        <table:table-row table:style-name="ro4">
          <table:table-cell office:value-type="string">
            <text:p>daneben|rinnen</text:p>
          </table:table-cell>
          <table:table-cell table:number-columns-repeated="255"/>
        </table:table-row>
        <table:table-row table:style-name="ro4">
          <table:table-cell office:value-type="string">
            <text:p>daneben|scheißen</text:p>
          </table:table-cell>
          <table:table-cell table:number-columns-repeated="255"/>
        </table:table-row>
        <table:table-row table:style-name="ro4">
          <table:table-cell office:value-type="string">
            <text:p>daneben|schieben</text:p>
          </table:table-cell>
          <table:table-cell table:number-columns-repeated="255"/>
        </table:table-row>
        <table:table-row table:style-name="ro4">
          <table:table-cell office:value-type="string">
            <text:p>daneben|schießen</text:p>
          </table:table-cell>
          <table:table-cell table:number-columns-repeated="255"/>
        </table:table-row>
        <table:table-row table:style-name="ro4">
          <table:table-cell office:value-type="string">
            <text:p>daneben|schlagen</text:p>
          </table:table-cell>
          <table:table-cell table:number-columns-repeated="255"/>
        </table:table-row>
        <table:table-row table:style-name="ro4">
          <table:table-cell office:value-type="string">
            <text:p>daneben|schmeißen</text:p>
          </table:table-cell>
          <table:table-cell table:number-columns-repeated="255"/>
        </table:table-row>
        <table:table-row table:style-name="ro4">
          <table:table-cell office:value-type="string">
            <text:p>daneben|schneiden</text:p>
          </table:table-cell>
          <table:table-cell table:number-columns-repeated="255"/>
        </table:table-row>
        <table:table-row table:style-name="ro4">
          <table:table-cell office:value-type="string">
            <text:p>daneben|schreiben</text:p>
          </table:table-cell>
          <table:table-cell table:number-columns-repeated="255"/>
        </table:table-row>
        <table:table-row table:style-name="ro4">
          <table:table-cell office:value-type="string">
            <text:p>daneben|stoßen</text:p>
          </table:table-cell>
          <table:table-cell table:number-columns-repeated="255"/>
        </table:table-row>
        <table:table-row table:style-name="ro4">
          <table:table-cell office:value-type="string">
            <text:p>daneben|treten</text:p>
          </table:table-cell>
          <table:table-cell table:number-columns-repeated="255"/>
        </table:table-row>
        <table:table-row table:style-name="ro4">
          <table:table-cell office:value-type="string">
            <text:p>daneben|werfen </text:p>
          </table:table-cell>
          <table:table-cell table:number-columns-repeated="255"/>
        </table:table-row>
        <table:table-row table:style-name="ro4">
          <table:table-cell office:value-type="string">
            <text:p>dazwischen|bekommen</text:p>
          </table:table-cell>
          <table:table-cell table:number-columns-repeated="255"/>
        </table:table-row>
        <table:table-row table:style-name="ro4">
          <table:table-cell office:value-type="string">
            <text:p>dazwischen|fahren</text:p>
          </table:table-cell>
          <table:table-cell table:number-columns-repeated="255"/>
        </table:table-row>
        <table:table-row table:style-name="ro4">
          <table:table-cell office:value-type="string">
            <text:p>dazwischen|fallen</text:p>
          </table:table-cell>
          <table:table-cell table:number-columns-repeated="255"/>
        </table:table-row>
        <table:table-row table:style-name="ro4">
          <table:table-cell office:value-type="string">
            <text:p>dazwischen|fließen</text:p>
          </table:table-cell>
          <table:table-cell table:number-columns-repeated="255"/>
        </table:table-row>
        <table:table-row table:style-name="ro4">
          <table:table-cell office:value-type="string">
            <text:p>dazwischen|gehen</text:p>
          </table:table-cell>
          <table:table-cell table:number-columns-repeated="255"/>
        </table:table-row>
        <table:table-row table:style-name="ro4">
          <table:table-cell office:value-type="string">
            <text:p>dazwischen|gleiten</text:p>
          </table:table-cell>
          <table:table-cell table:number-columns-repeated="255"/>
        </table:table-row>
        <table:table-row table:style-name="ro4">
          <table:table-cell office:value-type="string">
            <text:p>dazwischen|kommen</text:p>
          </table:table-cell>
          <table:table-cell table:number-columns-repeated="255"/>
        </table:table-row>
        <table:table-row table:style-name="ro4">
          <table:table-cell office:value-type="string">
            <text:p>dazwischen|koppeln</text:p>
          </table:table-cell>
          <table:table-cell table:number-columns-repeated="255"/>
        </table:table-row>
        <table:table-row table:style-name="ro4">
          <table:table-cell office:value-type="string">
            <text:p>dazwischen|lassen</text:p>
          </table:table-cell>
          <table:table-cell table:number-columns-repeated="255"/>
        </table:table-row>
        <table:table-row table:style-name="ro4">
          <table:table-cell office:value-type="string">
            <text:p>dazwischen|laufen</text:p>
          </table:table-cell>
          <table:table-cell table:number-columns-repeated="255"/>
        </table:table-row>
        <table:table-row table:style-name="ro4">
          <table:table-cell office:value-type="string">
            <text:p>dazwischen|rennen</text:p>
          </table:table-cell>
          <table:table-cell table:number-columns-repeated="255"/>
        </table:table-row>
        <table:table-row table:style-name="ro4">
          <table:table-cell office:value-type="string">
            <text:p>dazwischen|rufen</text:p>
          </table:table-cell>
          <table:table-cell table:number-columns-repeated="255"/>
        </table:table-row>
        <table:table-row table:style-name="ro4">
          <table:table-cell office:value-type="string">
            <text:p>dazwischen|schlagen</text:p>
          </table:table-cell>
          <table:table-cell table:number-columns-repeated="255"/>
        </table:table-row>
        <table:table-row table:style-name="ro4">
          <table:table-cell office:value-type="string">
            <text:p>ein|backen</text:p>
          </table:table-cell>
          <table:table-cell table:number-columns-repeated="255"/>
        </table:table-row>
        <table:table-row table:style-name="ro4">
          <table:table-cell office:value-type="string">
            <text:p>ein|befehlen</text:p>
          </table:table-cell>
          <table:table-cell table:number-columns-repeated="255"/>
        </table:table-row>
        <table:table-row table:style-name="ro4">
          <table:table-cell office:value-type="string">
            <text:p>ein|behalten</text:p>
          </table:table-cell>
          <table:table-cell table:number-columns-repeated="255"/>
        </table:table-row>
        <table:table-row table:style-name="ro4">
          <table:table-cell office:value-type="string">
            <text:p>ein|beißen</text:p>
          </table:table-cell>
          <table:table-cell table:number-columns-repeated="255"/>
        </table:table-row>
        <table:table-row table:style-name="ro4">
          <table:table-cell office:value-type="string">
            <text:p>ein|berufen</text:p>
          </table:table-cell>
          <table:table-cell table:number-columns-repeated="255"/>
        </table:table-row>
        <table:table-row table:style-name="ro4">
          <table:table-cell office:value-type="string">
            <text:p>ein|beziehen</text:p>
          </table:table-cell>
          <table:table-cell table:number-columns-repeated="255"/>
        </table:table-row>
        <table:table-row table:style-name="ro4">
          <table:table-cell office:value-type="string">
            <text:p>ein|biegen</text:p>
          </table:table-cell>
          <table:table-cell table:number-columns-repeated="255"/>
        </table:table-row>
        <table:table-row table:style-name="ro4">
          <table:table-cell office:value-type="string">
            <text:p>ein|binden</text:p>
          </table:table-cell>
          <table:table-cell table:number-columns-repeated="255"/>
        </table:table-row>
        <table:table-row table:style-name="ro4">
          <table:table-cell office:value-type="string">
            <text:p>ein|blasen</text:p>
          </table:table-cell>
          <table:table-cell table:number-columns-repeated="255"/>
        </table:table-row>
        <table:table-row table:style-name="ro4">
          <table:table-cell office:value-type="string">
            <text:p>ein|braten</text:p>
          </table:table-cell>
          <table:table-cell table:number-columns-repeated="255"/>
        </table:table-row>
        <table:table-row table:style-name="ro4">
          <table:table-cell office:value-type="string">
            <text:p>ein|brechen</text:p>
          </table:table-cell>
          <table:table-cell table:number-columns-repeated="255"/>
        </table:table-row>
        <table:table-row table:style-name="ro4">
          <table:table-cell office:value-type="string">
            <text:p>ein|brennen</text:p>
          </table:table-cell>
          <table:table-cell table:number-columns-repeated="255"/>
        </table:table-row>
        <table:table-row table:style-name="ro4">
          <table:table-cell office:value-type="string">
            <text:p>ein|bringen</text:p>
          </table:table-cell>
          <table:table-cell table:number-columns-repeated="255"/>
        </table:table-row>
        <table:table-row table:style-name="ro4">
          <table:table-cell office:value-type="string">
            <text:p>ein|dreschen</text:p>
          </table:table-cell>
          <table:table-cell table:number-columns-repeated="255"/>
        </table:table-row>
        <table:table-row table:style-name="ro4">
          <table:table-cell office:value-type="string">
            <text:p>ein|dringen</text:p>
          </table:table-cell>
          <table:table-cell table:number-columns-repeated="255"/>
        </table:table-row>
        <table:table-row table:style-name="ro4">
          <table:table-cell office:value-type="string">
            <text:p>ein|fahren</text:p>
          </table:table-cell>
          <table:table-cell table:number-columns-repeated="255"/>
        </table:table-row>
        <table:table-row table:style-name="ro4">
          <table:table-cell office:value-type="string">
            <text:p>ein|fallen</text:p>
          </table:table-cell>
          <table:table-cell table:number-columns-repeated="255"/>
        </table:table-row>
        <table:table-row table:style-name="ro4">
          <table:table-cell office:value-type="string">
            <text:p>ein|fangen</text:p>
          </table:table-cell>
          <table:table-cell table:number-columns-repeated="255"/>
        </table:table-row>
        <table:table-row table:style-name="ro4">
          <table:table-cell office:value-type="string">
            <text:p>ein|fassen</text:p>
          </table:table-cell>
          <table:table-cell table:number-columns-repeated="255"/>
        </table:table-row>
        <table:table-row table:style-name="ro4">
          <table:table-cell office:value-type="string">
            <text:p>ein|fliegen</text:p>
          </table:table-cell>
          <table:table-cell table:number-columns-repeated="255"/>
        </table:table-row>
        <table:table-row table:style-name="ro4">
          <table:table-cell office:value-type="string">
            <text:p>ein|fließen</text:p>
          </table:table-cell>
          <table:table-cell table:number-columns-repeated="255"/>
        </table:table-row>
        <table:table-row table:style-name="ro4">
          <table:table-cell office:value-type="string">
            <text:p>ein|fressen</text:p>
          </table:table-cell>
          <table:table-cell table:number-columns-repeated="255"/>
        </table:table-row>
        <table:table-row table:style-name="ro4">
          <table:table-cell office:value-type="string">
            <text:p>ein|geben</text:p>
          </table:table-cell>
          <table:table-cell table:number-columns-repeated="255"/>
        </table:table-row>
        <table:table-row table:style-name="ro4">
          <table:table-cell office:value-type="string">
            <text:p>ein|gehen</text:p>
          </table:table-cell>
          <table:table-cell table:number-columns-repeated="255"/>
        </table:table-row>
        <table:table-row table:style-name="ro4">
          <table:table-cell office:value-type="string">
            <text:p>ein|gießen</text:p>
          </table:table-cell>
          <table:table-cell table:number-columns-repeated="255"/>
        </table:table-row>
        <table:table-row table:style-name="ro4">
          <table:table-cell office:value-type="string">
            <text:p>ein|graben</text:p>
          </table:table-cell>
          <table:table-cell table:number-columns-repeated="255"/>
        </table:table-row>
        <table:table-row table:style-name="ro4">
          <table:table-cell office:value-type="string">
            <text:p>ein|greifen</text:p>
          </table:table-cell>
          <table:table-cell table:number-columns-repeated="255"/>
        </table:table-row>
        <table:table-row table:style-name="ro4">
          <table:table-cell office:value-type="string">
            <text:p>ein|halten</text:p>
          </table:table-cell>
          <table:table-cell table:number-columns-repeated="255"/>
        </table:table-row>
        <table:table-row table:style-name="ro4">
          <table:table-cell office:value-type="string">
            <text:p>ein|hängen</text:p>
          </table:table-cell>
          <table:table-cell table:number-columns-repeated="255"/>
        </table:table-row>
        <table:table-row table:style-name="ro4">
          <table:table-cell office:value-type="string">
            <text:p>ein|heben</text:p>
          </table:table-cell>
          <table:table-cell table:number-columns-repeated="255"/>
        </table:table-row>
        <table:table-row table:style-name="ro4">
          <table:table-cell office:value-type="string">
            <text:p>ein|kneifen</text:p>
          </table:table-cell>
          <table:table-cell table:number-columns-repeated="255"/>
        </table:table-row>
        <table:table-row table:style-name="ro4">
          <table:table-cell office:value-type="string">
            <text:p>ein|koppeln</text:p>
          </table:table-cell>
          <table:table-cell table:number-columns-repeated="255"/>
        </table:table-row>
        <table:table-row table:style-name="ro4">
          <table:table-cell office:value-type="string">
            <text:p>ein|kriechen</text:p>
          </table:table-cell>
          <table:table-cell table:number-columns-repeated="255"/>
        </table:table-row>
        <table:table-row table:style-name="ro4">
          <table:table-cell office:value-type="string">
            <text:p>ein|kuppeln</text:p>
          </table:table-cell>
          <table:table-cell table:number-columns-repeated="255"/>
        </table:table-row>
        <table:table-row table:style-name="ro4">
          <table:table-cell office:value-type="string">
            <text:p>ein|laden</text:p>
          </table:table-cell>
          <table:table-cell table:number-columns-repeated="255"/>
        </table:table-row>
        <table:table-row table:style-name="ro4">
          <table:table-cell office:value-type="string">
            <text:p>ein|lassen</text:p>
          </table:table-cell>
          <table:table-cell table:number-columns-repeated="255"/>
        </table:table-row>
        <table:table-row table:style-name="ro4">
          <table:table-cell office:value-type="string">
            <text:p>ein|laufen</text:p>
          </table:table-cell>
          <table:table-cell table:number-columns-repeated="255"/>
        </table:table-row>
        <table:table-row table:style-name="ro4">
          <table:table-cell office:value-type="string">
            <text:p>ein|lesen</text:p>
          </table:table-cell>
          <table:table-cell table:number-columns-repeated="255"/>
        </table:table-row>
        <table:table-row table:style-name="ro4">
          <table:table-cell office:value-type="string">
            <text:p>ein|liegen</text:p>
          </table:table-cell>
          <table:table-cell table:number-columns-repeated="255"/>
        </table:table-row>
        <table:table-row table:style-name="ro4">
          <table:table-cell office:value-type="string">
            <text:p>ein|messen</text:p>
          </table:table-cell>
          <table:table-cell table:number-columns-repeated="255"/>
        </table:table-row>
        <table:table-row table:style-name="ro4">
          <table:table-cell office:value-type="string">
            <text:p>ein|nehmen</text:p>
          </table:table-cell>
          <table:table-cell table:number-columns-repeated="255"/>
        </table:table-row>
        <table:table-row table:style-name="ro4">
          <table:table-cell office:value-type="string">
            <text:p>ein|preisen</text:p>
          </table:table-cell>
          <table:table-cell table:number-columns-repeated="255"/>
        </table:table-row>
        <table:table-row table:style-name="ro4">
          <table:table-cell office:value-type="string">
            <text:p>ein|reiben</text:p>
          </table:table-cell>
          <table:table-cell table:number-columns-repeated="255"/>
        </table:table-row>
        <table:table-row table:style-name="ro4">
          <table:table-cell office:value-type="string">
            <text:p>ein|reißen</text:p>
          </table:table-cell>
          <table:table-cell table:number-columns-repeated="255"/>
        </table:table-row>
        <table:table-row table:style-name="ro4">
          <table:table-cell office:value-type="string">
            <text:p>ein|reiten</text:p>
          </table:table-cell>
          <table:table-cell table:number-columns-repeated="255"/>
        </table:table-row>
        <table:table-row table:style-name="ro4">
          <table:table-cell office:value-type="string">
            <text:p>ein|rinnen</text:p>
          </table:table-cell>
          <table:table-cell table:number-columns-repeated="255"/>
        </table:table-row>
        <table:table-row table:style-name="ro4">
          <table:table-cell office:value-type="string">
            <text:p>ein|scheißen</text:p>
          </table:table-cell>
          <table:table-cell table:number-columns-repeated="255"/>
        </table:table-row>
        <table:table-row table:style-name="ro4">
          <table:table-cell office:value-type="string">
            <text:p>ein|schieben</text:p>
          </table:table-cell>
          <table:table-cell table:number-columns-repeated="255"/>
        </table:table-row>
        <table:table-row table:style-name="ro4">
          <table:table-cell office:value-type="string">
            <text:p>ein|schießen</text:p>
          </table:table-cell>
          <table:table-cell table:number-columns-repeated="255"/>
        </table:table-row>
        <table:table-row table:style-name="ro4">
          <table:table-cell office:value-type="string">
            <text:p>ein|schlafen</text:p>
          </table:table-cell>
          <table:table-cell table:number-columns-repeated="255"/>
        </table:table-row>
        <table:table-row table:style-name="ro4">
          <table:table-cell office:value-type="string">
            <text:p>ein|schlagen</text:p>
          </table:table-cell>
          <table:table-cell table:number-columns-repeated="255"/>
        </table:table-row>
        <table:table-row table:style-name="ro4">
          <table:table-cell office:value-type="string">
            <text:p>ein|schleichen</text:p>
          </table:table-cell>
          <table:table-cell table:number-columns-repeated="255"/>
        </table:table-row>
        <table:table-row table:style-name="ro4">
          <table:table-cell office:value-type="string">
            <text:p>ein|schleifen</text:p>
          </table:table-cell>
          <table:table-cell table:number-columns-repeated="255"/>
        </table:table-row>
        <table:table-row table:style-name="ro4">
          <table:table-cell office:value-type="string">
            <text:p>ein|schließen</text:p>
          </table:table-cell>
          <table:table-cell table:number-columns-repeated="255"/>
        </table:table-row>
        <table:table-row table:style-name="ro4">
          <table:table-cell office:value-type="string">
            <text:p>ein|schmelzen</text:p>
          </table:table-cell>
          <table:table-cell table:number-columns-repeated="255"/>
        </table:table-row>
        <table:table-row table:style-name="ro4">
          <table:table-cell office:value-type="string">
            <text:p>ein|schneiden</text:p>
          </table:table-cell>
          <table:table-cell table:number-columns-repeated="255"/>
        </table:table-row>
        <table:table-row table:style-name="ro4">
          <table:table-cell office:value-type="string">
            <text:p>ein|schreiben</text:p>
          </table:table-cell>
          <table:table-cell table:number-columns-repeated="255"/>
        </table:table-row>
        <table:table-row table:style-name="ro4">
          <table:table-cell office:value-type="string">
            <text:p>ein|schreiten</text:p>
          </table:table-cell>
          <table:table-cell table:number-columns-repeated="255"/>
        </table:table-row>
        <table:table-row table:style-name="ro4">
          <table:table-cell office:value-type="string">
            <text:p>ein|schwingen</text:p>
          </table:table-cell>
          <table:table-cell table:number-columns-repeated="255"/>
        </table:table-row>
        <table:table-row table:style-name="ro4">
          <table:table-cell office:value-type="string">
            <text:p>ein|sehen</text:p>
          </table:table-cell>
          <table:table-cell table:number-columns-repeated="255"/>
        </table:table-row>
        <table:table-row table:style-name="ro4">
          <table:table-cell office:value-type="string">
            <text:p>ein|senden</text:p>
          </table:table-cell>
          <table:table-cell table:number-columns-repeated="255"/>
        </table:table-row>
        <table:table-row table:style-name="ro4">
          <table:table-cell office:value-type="string">
            <text:p>ein|sinken</text:p>
          </table:table-cell>
          <table:table-cell table:number-columns-repeated="255"/>
        </table:table-row>
        <table:table-row table:style-name="ro4">
          <table:table-cell office:value-type="string">
            <text:p>ein|spinnen</text:p>
          </table:table-cell>
          <table:table-cell table:number-columns-repeated="255"/>
        </table:table-row>
        <table:table-row table:style-name="ro4">
          <table:table-cell office:value-type="string">
            <text:p>ein|springen</text:p>
          </table:table-cell>
          <table:table-cell table:number-columns-repeated="255"/>
        </table:table-row>
        <table:table-row table:style-name="ro4">
          <table:table-cell office:value-type="string">
            <text:p>ein|stechen</text:p>
          </table:table-cell>
          <table:table-cell table:number-columns-repeated="255"/>
        </table:table-row>
        <table:table-row table:style-name="ro4">
          <table:table-cell office:value-type="string">
            <text:p>ein|stehen</text:p>
          </table:table-cell>
          <table:table-cell table:number-columns-repeated="255"/>
        </table:table-row>
        <table:table-row table:style-name="ro4">
          <table:table-cell office:value-type="string">
            <text:p>ein|steigen</text:p>
          </table:table-cell>
          <table:table-cell table:number-columns-repeated="255"/>
        </table:table-row>
        <table:table-row table:style-name="ro4">
          <table:table-cell office:value-type="string">
            <text:p>ein|stoßen</text:p>
          </table:table-cell>
          <table:table-cell table:number-columns-repeated="255"/>
        </table:table-row>
        <table:table-row table:style-name="ro4">
          <table:table-cell office:value-type="string">
            <text:p>ein|streichen</text:p>
          </table:table-cell>
          <table:table-cell table:number-columns-repeated="255"/>
        </table:table-row>
        <table:table-row table:style-name="ro4">
          <table:table-cell office:value-type="string">
            <text:p>ein|tragen</text:p>
          </table:table-cell>
          <table:table-cell table:number-columns-repeated="255"/>
        </table:table-row>
        <table:table-row table:style-name="ro4">
          <table:table-cell office:value-type="string">
            <text:p>ein|treffen</text:p>
          </table:table-cell>
          <table:table-cell table:number-columns-repeated="255"/>
        </table:table-row>
        <table:table-row table:style-name="ro4">
          <table:table-cell office:value-type="string">
            <text:p>ein|treiben</text:p>
          </table:table-cell>
          <table:table-cell table:number-columns-repeated="255"/>
        </table:table-row>
        <table:table-row table:style-name="ro4">
          <table:table-cell office:value-type="string">
            <text:p>ein|treten</text:p>
          </table:table-cell>
          <table:table-cell table:number-columns-repeated="255"/>
        </table:table-row>
        <table:table-row table:style-name="ro4">
          <table:table-cell office:value-type="string">
            <text:p>ein|wachsen </text:p>
          </table:table-cell>
          <table:table-cell table:number-columns-repeated="255"/>
        </table:table-row>
        <table:table-row table:style-name="ro4">
          <table:table-cell office:value-type="string">
            <text:p>ein|waschen </text:p>
          </table:table-cell>
          <table:table-cell table:number-columns-repeated="255"/>
        </table:table-row>
        <table:table-row table:style-name="ro4">
          <table:table-cell office:value-type="string">
            <text:p>ein|weben </text:p>
          </table:table-cell>
          <table:table-cell table:number-columns-repeated="255"/>
        </table:table-row>
        <table:table-row table:style-name="ro4">
          <table:table-cell office:value-type="string">
            <text:p>ein|weichen </text:p>
          </table:table-cell>
          <table:table-cell table:number-columns-repeated="255"/>
        </table:table-row>
        <table:table-row table:style-name="ro4">
          <table:table-cell office:value-type="string">
            <text:p>ein|weisen </text:p>
          </table:table-cell>
          <table:table-cell table:number-columns-repeated="255"/>
        </table:table-row>
        <table:table-row table:style-name="ro4">
          <table:table-cell office:value-type="string">
            <text:p>ein|werfen </text:p>
          </table:table-cell>
          <table:table-cell table:number-columns-repeated="255"/>
        </table:table-row>
        <table:table-row table:style-name="ro4">
          <table:table-cell office:value-type="string">
            <text:p>ein|wiegen </text:p>
          </table:table-cell>
          <table:table-cell table:number-columns-repeated="255"/>
        </table:table-row>
        <table:table-row table:style-name="ro4">
          <table:table-cell office:value-type="string">
            <text:p>fertig|angeln</text:p>
          </table:table-cell>
          <table:table-cell table:number-columns-repeated="255"/>
        </table:table-row>
        <table:table-row table:style-name="ro4">
          <table:table-cell office:value-type="string">
            <text:p>fertig|backen</text:p>
          </table:table-cell>
          <table:table-cell table:number-columns-repeated="255"/>
        </table:table-row>
        <table:table-row table:style-name="ro4">
          <table:table-cell office:value-type="string">
            <text:p>fertig|backen</text:p>
          </table:table-cell>
          <table:table-cell table:number-columns-repeated="255"/>
        </table:table-row>
        <table:table-row table:style-name="ro4">
          <table:table-cell office:value-type="string">
            <text:p>fertig|beißen</text:p>
          </table:table-cell>
          <table:table-cell table:number-columns-repeated="255"/>
        </table:table-row>
        <table:table-row table:style-name="ro4">
          <table:table-cell office:value-type="string">
            <text:p>fertig|bekommen</text:p>
          </table:table-cell>
          <table:table-cell table:number-columns-repeated="255"/>
        </table:table-row>
        <table:table-row table:style-name="ro4">
          <table:table-cell office:value-type="string">
            <text:p>fertig|bringen</text:p>
          </table:table-cell>
          <table:table-cell table:number-columns-repeated="255"/>
        </table:table-row>
        <table:table-row table:style-name="ro4">
          <table:table-cell office:value-type="string">
            <text:p>fertig|denken</text:p>
          </table:table-cell>
          <table:table-cell table:number-columns-repeated="255"/>
        </table:table-row>
        <table:table-row table:style-name="ro4">
          <table:table-cell office:value-type="string">
            <text:p>fertig|helfen</text:p>
          </table:table-cell>
          <table:table-cell table:number-columns-repeated="255"/>
        </table:table-row>
        <table:table-row table:style-name="ro4">
          <table:table-cell office:value-type="string">
            <text:p>fertig|helfen</text:p>
          </table:table-cell>
          <table:table-cell table:number-columns-repeated="255"/>
        </table:table-row>
        <table:table-row table:style-name="ro4">
          <table:table-cell office:value-type="string">
            <text:p>fertig|schaffen</text:p>
          </table:table-cell>
          <table:table-cell table:number-columns-repeated="255"/>
        </table:table-row>
        <table:table-row table:style-name="ro4">
          <table:table-cell office:value-type="string">
            <text:p>fertig|scheißen</text:p>
          </table:table-cell>
          <table:table-cell table:number-columns-repeated="255"/>
        </table:table-row>
        <table:table-row table:style-name="ro4">
          <table:table-cell office:value-type="string">
            <text:p>fertig|schleifen</text:p>
          </table:table-cell>
          <table:table-cell table:number-columns-repeated="255"/>
        </table:table-row>
        <table:table-row table:style-name="ro4">
          <table:table-cell office:value-type="string">
            <text:p>fertig|schleifen</text:p>
          </table:table-cell>
          <table:table-cell table:number-columns-repeated="255"/>
        </table:table-row>
        <table:table-row table:style-name="ro4">
          <table:table-cell office:value-type="string">
            <text:p>fertig|schreiben</text:p>
          </table:table-cell>
          <table:table-cell table:number-columns-repeated="255"/>
        </table:table-row>
        <table:table-row table:style-name="ro4">
          <table:table-cell office:value-type="string">
            <text:p>fertig|schwingen</text:p>
          </table:table-cell>
          <table:table-cell table:number-columns-repeated="255"/>
        </table:table-row>
        <table:table-row table:style-name="ro4">
          <table:table-cell office:value-type="string">
            <text:p>fest|backen</text:p>
          </table:table-cell>
          <table:table-cell table:number-columns-repeated="255"/>
        </table:table-row>
        <table:table-row table:style-name="ro4">
          <table:table-cell office:value-type="string">
            <text:p>fest|beißen</text:p>
          </table:table-cell>
          <table:table-cell table:number-columns-repeated="255"/>
        </table:table-row>
        <table:table-row table:style-name="ro4">
          <table:table-cell office:value-type="string">
            <text:p>fest|bekommen</text:p>
          </table:table-cell>
          <table:table-cell table:number-columns-repeated="255"/>
        </table:table-row>
        <table:table-row table:style-name="ro4">
          <table:table-cell office:value-type="string">
            <text:p>fest|biegen</text:p>
          </table:table-cell>
          <table:table-cell table:number-columns-repeated="255"/>
        </table:table-row>
        <table:table-row table:style-name="ro4">
          <table:table-cell office:value-type="string">
            <text:p>fest|binden</text:p>
          </table:table-cell>
          <table:table-cell table:number-columns-repeated="255"/>
        </table:table-row>
        <table:table-row table:style-name="ro4">
          <table:table-cell office:value-type="string">
            <text:p>fest|blasen</text:p>
          </table:table-cell>
          <table:table-cell table:number-columns-repeated="255"/>
        </table:table-row>
        <table:table-row table:style-name="ro4">
          <table:table-cell office:value-type="string">
            <text:p>fest|bleiben</text:p>
          </table:table-cell>
          <table:table-cell table:number-columns-repeated="255"/>
        </table:table-row>
        <table:table-row table:style-name="ro4">
          <table:table-cell office:value-type="string">
            <text:p>fest|braten</text:p>
          </table:table-cell>
          <table:table-cell table:number-columns-repeated="255"/>
        </table:table-row>
        <table:table-row table:style-name="ro4">
          <table:table-cell office:value-type="string">
            <text:p>fest|brennen</text:p>
          </table:table-cell>
          <table:table-cell table:number-columns-repeated="255"/>
        </table:table-row>
        <table:table-row table:style-name="ro4">
          <table:table-cell office:value-type="string">
            <text:p>fest|fahren</text:p>
          </table:table-cell>
          <table:table-cell table:number-columns-repeated="255"/>
        </table:table-row>
        <table:table-row table:style-name="ro4">
          <table:table-cell office:value-type="string">
            <text:p>fest|fressen</text:p>
          </table:table-cell>
          <table:table-cell table:number-columns-repeated="255"/>
        </table:table-row>
        <table:table-row table:style-name="ro4">
          <table:table-cell office:value-type="string">
            <text:p>fest|gerinnen</text:p>
          </table:table-cell>
          <table:table-cell table:number-columns-repeated="255"/>
        </table:table-row>
        <table:table-row table:style-name="ro4">
          <table:table-cell office:value-type="string">
            <text:p>fest|gießen</text:p>
          </table:table-cell>
          <table:table-cell table:number-columns-repeated="255"/>
        </table:table-row>
        <table:table-row table:style-name="ro4">
          <table:table-cell office:value-type="string">
            <text:p>fest|graben</text:p>
          </table:table-cell>
          <table:table-cell table:number-columns-repeated="255"/>
        </table:table-row>
        <table:table-row table:style-name="ro4">
          <table:table-cell office:value-type="string">
            <text:p>fest|halten</text:p>
          </table:table-cell>
          <table:table-cell table:number-columns-repeated="255"/>
        </table:table-row>
        <table:table-row table:style-name="ro4">
          <table:table-cell office:value-type="string">
            <text:p>fest|hängen</text:p>
          </table:table-cell>
          <table:table-cell table:number-columns-repeated="255"/>
        </table:table-row>
        <table:table-row table:style-name="ro4">
          <table:table-cell office:value-type="string">
            <text:p>fest|koppeln</text:p>
          </table:table-cell>
          <table:table-cell table:number-columns-repeated="255"/>
        </table:table-row>
        <table:table-row table:style-name="ro4">
          <table:table-cell office:value-type="string">
            <text:p>fest|laufen</text:p>
          </table:table-cell>
          <table:table-cell table:number-columns-repeated="255"/>
        </table:table-row>
        <table:table-row table:style-name="ro4">
          <table:table-cell office:value-type="string">
            <text:p>fest|nehmen</text:p>
          </table:table-cell>
          <table:table-cell table:number-columns-repeated="255"/>
        </table:table-row>
        <table:table-row table:style-name="ro4">
          <table:table-cell office:value-type="string">
            <text:p>fest|schieben</text:p>
          </table:table-cell>
          <table:table-cell table:number-columns-repeated="255"/>
        </table:table-row>
        <table:table-row table:style-name="ro4">
          <table:table-cell office:value-type="string">
            <text:p>fest|schlagen</text:p>
          </table:table-cell>
          <table:table-cell table:number-columns-repeated="255"/>
        </table:table-row>
        <table:table-row table:style-name="ro4">
          <table:table-cell office:value-type="string">
            <text:p>fest|schleifen</text:p>
          </table:table-cell>
          <table:table-cell table:number-columns-repeated="255"/>
        </table:table-row>
        <table:table-row table:style-name="ro4">
          <table:table-cell office:value-type="string">
            <text:p>fest|schließen</text:p>
          </table:table-cell>
          <table:table-cell table:number-columns-repeated="255"/>
        </table:table-row>
        <table:table-row table:style-name="ro4">
          <table:table-cell office:value-type="string">
            <text:p>fest|schlingen</text:p>
          </table:table-cell>
          <table:table-cell table:number-columns-repeated="255"/>
        </table:table-row>
        <table:table-row table:style-name="ro4">
          <table:table-cell office:value-type="string">
            <text:p>fest|schmelzen</text:p>
          </table:table-cell>
          <table:table-cell table:number-columns-repeated="255"/>
        </table:table-row>
        <table:table-row table:style-name="ro4">
          <table:table-cell office:value-type="string">
            <text:p>fest|schreiben</text:p>
          </table:table-cell>
          <table:table-cell table:number-columns-repeated="255"/>
        </table:table-row>
        <table:table-row table:style-name="ro4">
          <table:table-cell office:value-type="string">
            <text:p>fest|spinnen</text:p>
          </table:table-cell>
          <table:table-cell table:number-columns-repeated="255"/>
        </table:table-row>
        <table:table-row table:style-name="ro4">
          <table:table-cell office:value-type="string">
            <text:p>fest|stehen</text:p>
          </table:table-cell>
          <table:table-cell table:number-columns-repeated="255"/>
        </table:table-row>
        <table:table-row table:style-name="ro4">
          <table:table-cell office:value-type="string">
            <text:p>fest|stoßen</text:p>
          </table:table-cell>
          <table:table-cell table:number-columns-repeated="255"/>
        </table:table-row>
        <table:table-row table:style-name="ro4">
          <table:table-cell office:value-type="string">
            <text:p>fest|treten</text:p>
          </table:table-cell>
          <table:table-cell table:number-columns-repeated="255"/>
        </table:table-row>
        <table:table-row table:style-name="ro4">
          <table:table-cell office:value-type="string">
            <text:p>fest|wachsen </text:p>
          </table:table-cell>
          <table:table-cell table:number-columns-repeated="255"/>
        </table:table-row>
        <table:table-row table:style-name="ro4">
          <table:table-cell office:value-type="string">
            <text:p>gegen|beißen</text:p>
          </table:table-cell>
          <table:table-cell table:number-columns-repeated="255"/>
        </table:table-row>
        <table:table-row table:style-name="ro4">
          <table:table-cell office:value-type="string">
            <text:p>gegen|biegen</text:p>
          </table:table-cell>
          <table:table-cell table:number-columns-repeated="255"/>
        </table:table-row>
        <table:table-row table:style-name="ro4">
          <table:table-cell office:value-type="string">
            <text:p>gegen|blasen</text:p>
          </table:table-cell>
          <table:table-cell table:number-columns-repeated="255"/>
        </table:table-row>
        <table:table-row table:style-name="ro4">
          <table:table-cell office:value-type="string">
            <text:p>gegen|fahren</text:p>
          </table:table-cell>
          <table:table-cell table:number-columns-repeated="255"/>
        </table:table-row>
        <table:table-row table:style-name="ro4">
          <table:table-cell office:value-type="string">
            <text:p>gegen|fliegen</text:p>
          </table:table-cell>
          <table:table-cell table:number-columns-repeated="255"/>
        </table:table-row>
        <table:table-row table:style-name="ro4">
          <table:table-cell office:value-type="string">
            <text:p>gegen|fließen</text:p>
          </table:table-cell>
          <table:table-cell table:number-columns-repeated="255"/>
        </table:table-row>
        <table:table-row table:style-name="ro4">
          <table:table-cell office:value-type="string">
            <text:p>gegen|geraten</text:p>
          </table:table-cell>
          <table:table-cell table:number-columns-repeated="255"/>
        </table:table-row>
        <table:table-row table:style-name="ro4">
          <table:table-cell office:value-type="string">
            <text:p>gegen|gleiten</text:p>
          </table:table-cell>
          <table:table-cell table:number-columns-repeated="255"/>
        </table:table-row>
        <table:table-row table:style-name="ro4">
          <table:table-cell office:value-type="string">
            <text:p>gegen|halten</text:p>
          </table:table-cell>
          <table:table-cell table:number-columns-repeated="255"/>
        </table:table-row>
        <table:table-row table:style-name="ro4">
          <table:table-cell office:value-type="string">
            <text:p>gegen|laufen</text:p>
          </table:table-cell>
          <table:table-cell table:number-columns-repeated="255"/>
        </table:table-row>
        <table:table-row table:style-name="ro4">
          <table:table-cell office:value-type="string">
            <text:p>gegen|rennen</text:p>
          </table:table-cell>
          <table:table-cell table:number-columns-repeated="255"/>
        </table:table-row>
        <table:table-row table:style-name="ro4">
          <table:table-cell office:value-type="string">
            <text:p>gegen|rufen</text:p>
          </table:table-cell>
          <table:table-cell table:number-columns-repeated="255"/>
        </table:table-row>
        <table:table-row table:style-name="ro4">
          <table:table-cell office:value-type="string">
            <text:p>gegen|schieben</text:p>
          </table:table-cell>
          <table:table-cell table:number-columns-repeated="255"/>
        </table:table-row>
        <table:table-row table:style-name="ro4">
          <table:table-cell office:value-type="string">
            <text:p>gegen|schießen</text:p>
          </table:table-cell>
          <table:table-cell table:number-columns-repeated="255"/>
        </table:table-row>
        <table:table-row table:style-name="ro4">
          <table:table-cell office:value-type="string">
            <text:p>gegen|schlagen</text:p>
          </table:table-cell>
          <table:table-cell table:number-columns-repeated="255"/>
        </table:table-row>
        <table:table-row table:style-name="ro4">
          <table:table-cell office:value-type="string">
            <text:p>gegen|schwimmen</text:p>
          </table:table-cell>
          <table:table-cell table:number-columns-repeated="255"/>
        </table:table-row>
        <table:table-row table:style-name="ro4">
          <table:table-cell office:value-type="string">
            <text:p>gegen|springen</text:p>
          </table:table-cell>
          <table:table-cell table:number-columns-repeated="255"/>
        </table:table-row>
        <table:table-row table:style-name="ro4">
          <table:table-cell office:value-type="string">
            <text:p>gegen|stehen</text:p>
          </table:table-cell>
          <table:table-cell table:number-columns-repeated="255"/>
        </table:table-row>
        <table:table-row table:style-name="ro4">
          <table:table-cell office:value-type="string">
            <text:p>gegen|stoßen</text:p>
          </table:table-cell>
          <table:table-cell table:number-columns-repeated="255"/>
        </table:table-row>
        <table:table-row table:style-name="ro4">
          <table:table-cell office:value-type="string">
            <text:p>gegen|treten</text:p>
          </table:table-cell>
          <table:table-cell table:number-columns-repeated="255"/>
        </table:table-row>
        <table:table-row table:style-name="ro4">
          <table:table-cell office:value-type="string">
            <text:p>gegen|werfen </text:p>
          </table:table-cell>
          <table:table-cell table:number-columns-repeated="255"/>
        </table:table-row>
        <table:table-row table:style-name="ro4">
          <table:table-cell office:value-type="string">
            <text:p>her|angeln</text:p>
          </table:table-cell>
          <table:table-cell table:number-columns-repeated="255"/>
        </table:table-row>
        <table:table-row table:style-name="ro4">
          <table:table-cell office:value-type="string">
            <text:p>her|befehlen</text:p>
          </table:table-cell>
          <table:table-cell table:number-columns-repeated="255"/>
        </table:table-row>
        <table:table-row table:style-name="ro4">
          <table:table-cell office:value-type="string">
            <text:p>her|beißen</text:p>
          </table:table-cell>
          <table:table-cell table:number-columns-repeated="255"/>
        </table:table-row>
        <table:table-row table:style-name="ro4">
          <table:table-cell office:value-type="string">
            <text:p>her|bekommen</text:p>
          </table:table-cell>
          <table:table-cell table:number-columns-repeated="255"/>
        </table:table-row>
        <table:table-row table:style-name="ro4">
          <table:table-cell office:value-type="string">
            <text:p>her|biegen</text:p>
          </table:table-cell>
          <table:table-cell table:number-columns-repeated="255"/>
        </table:table-row>
        <table:table-row table:style-name="ro4">
          <table:table-cell office:value-type="string">
            <text:p>her|bitten</text:p>
          </table:table-cell>
          <table:table-cell table:number-columns-repeated="255"/>
        </table:table-row>
        <table:table-row table:style-name="ro4">
          <table:table-cell office:value-type="string">
            <text:p>her|blasen</text:p>
          </table:table-cell>
          <table:table-cell table:number-columns-repeated="255"/>
        </table:table-row>
        <table:table-row table:style-name="ro4">
          <table:table-cell office:value-type="string">
            <text:p>her|bringen</text:p>
          </table:table-cell>
          <table:table-cell table:number-columns-repeated="255"/>
        </table:table-row>
        <table:table-row table:style-name="ro4">
          <table:table-cell office:value-type="string">
            <text:p>her|dringen</text:p>
          </table:table-cell>
          <table:table-cell table:number-columns-repeated="255"/>
        </table:table-row>
        <table:table-row table:style-name="ro4">
          <table:table-cell office:value-type="string">
            <text:p>her|fahren</text:p>
          </table:table-cell>
          <table:table-cell table:number-columns-repeated="255"/>
        </table:table-row>
        <table:table-row table:style-name="ro4">
          <table:table-cell office:value-type="string">
            <text:p>her|fallen</text:p>
          </table:table-cell>
          <table:table-cell table:number-columns-repeated="255"/>
        </table:table-row>
        <table:table-row table:style-name="ro4">
          <table:table-cell office:value-type="string">
            <text:p>her|fliegen</text:p>
          </table:table-cell>
          <table:table-cell table:number-columns-repeated="255"/>
        </table:table-row>
        <table:table-row table:style-name="ro4">
          <table:table-cell office:value-type="string">
            <text:p>her|fließen</text:p>
          </table:table-cell>
          <table:table-cell table:number-columns-repeated="255"/>
        </table:table-row>
        <table:table-row table:style-name="ro4">
          <table:table-cell office:value-type="string">
            <text:p>her|geben</text:p>
          </table:table-cell>
          <table:table-cell table:number-columns-repeated="255"/>
        </table:table-row>
        <table:table-row table:style-name="ro4">
          <table:table-cell office:value-type="string">
            <text:p>her|gehen</text:p>
          </table:table-cell>
          <table:table-cell table:number-columns-repeated="255"/>
        </table:table-row>
        <table:table-row table:style-name="ro4">
          <table:table-cell office:value-type="string">
            <text:p>her|geraten</text:p>
          </table:table-cell>
          <table:table-cell table:number-columns-repeated="255"/>
        </table:table-row>
        <table:table-row table:style-name="ro4">
          <table:table-cell office:value-type="string">
            <text:p>her|gleiten</text:p>
          </table:table-cell>
          <table:table-cell table:number-columns-repeated="255"/>
        </table:table-row>
        <table:table-row table:style-name="ro4">
          <table:table-cell office:value-type="string">
            <text:p>her|halten</text:p>
          </table:table-cell>
          <table:table-cell table:number-columns-repeated="255"/>
        </table:table-row>
        <table:table-row table:style-name="ro4">
          <table:table-cell office:value-type="string">
            <text:p>her|hängen</text:p>
          </table:table-cell>
          <table:table-cell table:number-columns-repeated="255"/>
        </table:table-row>
        <table:table-row table:style-name="ro4">
          <table:table-cell office:value-type="string">
            <text:p>her|heben</text:p>
          </table:table-cell>
          <table:table-cell table:number-columns-repeated="255"/>
        </table:table-row>
        <table:table-row table:style-name="ro4">
          <table:table-cell office:value-type="string">
            <text:p>her|helfen</text:p>
          </table:table-cell>
          <table:table-cell table:number-columns-repeated="255"/>
        </table:table-row>
        <table:table-row table:style-name="ro4">
          <table:table-cell office:value-type="string">
            <text:p>her|kommen</text:p>
          </table:table-cell>
          <table:table-cell table:number-columns-repeated="255"/>
        </table:table-row>
        <table:table-row table:style-name="ro4">
          <table:table-cell office:value-type="string">
            <text:p>her|kriechen</text:p>
          </table:table-cell>
          <table:table-cell table:number-columns-repeated="255"/>
        </table:table-row>
        <table:table-row table:style-name="ro4">
          <table:table-cell office:value-type="string">
            <text:p>her|lassen</text:p>
          </table:table-cell>
          <table:table-cell table:number-columns-repeated="255"/>
        </table:table-row>
        <table:table-row table:style-name="ro4">
          <table:table-cell office:value-type="string">
            <text:p>her|laufen</text:p>
          </table:table-cell>
          <table:table-cell table:number-columns-repeated="255"/>
        </table:table-row>
        <table:table-row table:style-name="ro4">
          <table:table-cell office:value-type="string">
            <text:p>her|nehmen</text:p>
          </table:table-cell>
          <table:table-cell table:number-columns-repeated="255"/>
        </table:table-row>
        <table:table-row table:style-name="ro4">
          <table:table-cell office:value-type="string">
            <text:p>her|reiten</text:p>
          </table:table-cell>
          <table:table-cell table:number-columns-repeated="255"/>
        </table:table-row>
        <table:table-row table:style-name="ro4">
          <table:table-cell office:value-type="string">
            <text:p>her|rennen</text:p>
          </table:table-cell>
          <table:table-cell table:number-columns-repeated="255"/>
        </table:table-row>
        <table:table-row table:style-name="ro4">
          <table:table-cell office:value-type="string">
            <text:p>her|rinnen</text:p>
          </table:table-cell>
          <table:table-cell table:number-columns-repeated="255"/>
        </table:table-row>
        <table:table-row table:style-name="ro4">
          <table:table-cell office:value-type="string">
            <text:p>her|rufen</text:p>
          </table:table-cell>
          <table:table-cell table:number-columns-repeated="255"/>
        </table:table-row>
        <table:table-row table:style-name="ro4">
          <table:table-cell office:value-type="string">
            <text:p>her|schaffen</text:p>
          </table:table-cell>
          <table:table-cell table:number-columns-repeated="255"/>
        </table:table-row>
        <table:table-row table:style-name="ro4">
          <table:table-cell office:value-type="string">
            <text:p>her|scheinen</text:p>
          </table:table-cell>
          <table:table-cell table:number-columns-repeated="255"/>
        </table:table-row>
        <table:table-row table:style-name="ro4">
          <table:table-cell office:value-type="string">
            <text:p>her|schieben</text:p>
          </table:table-cell>
          <table:table-cell table:number-columns-repeated="255"/>
        </table:table-row>
        <table:table-row table:style-name="ro4">
          <table:table-cell office:value-type="string">
            <text:p>her|schießen</text:p>
          </table:table-cell>
          <table:table-cell table:number-columns-repeated="255"/>
        </table:table-row>
        <table:table-row table:style-name="ro4">
          <table:table-cell office:value-type="string">
            <text:p>her|schlagen</text:p>
          </table:table-cell>
          <table:table-cell table:number-columns-repeated="255"/>
        </table:table-row>
        <table:table-row table:style-name="ro4">
          <table:table-cell office:value-type="string">
            <text:p>her|schleichen</text:p>
          </table:table-cell>
          <table:table-cell table:number-columns-repeated="255"/>
        </table:table-row>
        <table:table-row table:style-name="ro4">
          <table:table-cell office:value-type="string">
            <text:p>her|schleifen</text:p>
          </table:table-cell>
          <table:table-cell table:number-columns-repeated="255"/>
        </table:table-row>
        <table:table-row table:style-name="ro4">
          <table:table-cell office:value-type="string">
            <text:p>her|schmeißen</text:p>
          </table:table-cell>
          <table:table-cell table:number-columns-repeated="255"/>
        </table:table-row>
        <table:table-row table:style-name="ro4">
          <table:table-cell office:value-type="string">
            <text:p>her|schreien</text:p>
          </table:table-cell>
          <table:table-cell table:number-columns-repeated="255"/>
        </table:table-row>
        <table:table-row table:style-name="ro4">
          <table:table-cell office:value-type="string">
            <text:p>her|schwimmen</text:p>
          </table:table-cell>
          <table:table-cell table:number-columns-repeated="255"/>
        </table:table-row>
        <table:table-row table:style-name="ro4">
          <table:table-cell office:value-type="string">
            <text:p>her|schwingen</text:p>
          </table:table-cell>
          <table:table-cell table:number-columns-repeated="255"/>
        </table:table-row>
        <table:table-row table:style-name="ro4">
          <table:table-cell office:value-type="string">
            <text:p>her|sehen</text:p>
          </table:table-cell>
          <table:table-cell table:number-columns-repeated="255"/>
        </table:table-row>
        <table:table-row table:style-name="ro4">
          <table:table-cell office:value-type="string">
            <text:p>her|springen</text:p>
          </table:table-cell>
          <table:table-cell table:number-columns-repeated="255"/>
        </table:table-row>
        <table:table-row table:style-name="ro4">
          <table:table-cell office:value-type="string">
            <text:p>her|stoßen</text:p>
          </table:table-cell>
          <table:table-cell table:number-columns-repeated="255"/>
        </table:table-row>
        <table:table-row table:style-name="ro4">
          <table:table-cell office:value-type="string">
            <text:p>her|tragen</text:p>
          </table:table-cell>
          <table:table-cell table:number-columns-repeated="255"/>
        </table:table-row>
        <table:table-row table:style-name="ro4">
          <table:table-cell office:value-type="string">
            <text:p>her|treiben</text:p>
          </table:table-cell>
          <table:table-cell table:number-columns-repeated="255"/>
        </table:table-row>
        <table:table-row table:style-name="ro4">
          <table:table-cell office:value-type="string">
            <text:p>her|treten</text:p>
          </table:table-cell>
          <table:table-cell table:number-columns-repeated="255"/>
        </table:table-row>
        <table:table-row table:style-name="ro4">
          <table:table-cell office:value-type="string">
            <text:p>her|tun</text:p>
          </table:table-cell>
          <table:table-cell table:number-columns-repeated="255"/>
        </table:table-row>
        <table:table-row table:style-name="ro4">
          <table:table-cell office:value-type="string">
            <text:p>her|weisen </text:p>
          </table:table-cell>
          <table:table-cell table:number-columns-repeated="255"/>
        </table:table-row>
        <table:table-row table:style-name="ro4">
          <table:table-cell office:value-type="string">
            <text:p>her|werfen </text:p>
          </table:table-cell>
          <table:table-cell table:number-columns-repeated="255"/>
        </table:table-row>
        <table:table-row table:style-name="ro4">
          <table:table-cell office:value-type="string">
            <text:p>herab|befehlen</text:p>
          </table:table-cell>
          <table:table-cell table:number-columns-repeated="255"/>
        </table:table-row>
        <table:table-row table:style-name="ro4">
          <table:table-cell office:value-type="string">
            <text:p>herab|bekommen</text:p>
          </table:table-cell>
          <table:table-cell table:number-columns-repeated="255"/>
        </table:table-row>
        <table:table-row table:style-name="ro4">
          <table:table-cell office:value-type="string">
            <text:p>herab|biegen</text:p>
          </table:table-cell>
          <table:table-cell table:number-columns-repeated="255"/>
        </table:table-row>
        <table:table-row table:style-name="ro4">
          <table:table-cell office:value-type="string">
            <text:p>herab|binden</text:p>
          </table:table-cell>
          <table:table-cell table:number-columns-repeated="255"/>
        </table:table-row>
        <table:table-row table:style-name="ro4">
          <table:table-cell office:value-type="string">
            <text:p>herab|bitten</text:p>
          </table:table-cell>
          <table:table-cell table:number-columns-repeated="255"/>
        </table:table-row>
        <table:table-row table:style-name="ro4">
          <table:table-cell office:value-type="string">
            <text:p>herab|blasen</text:p>
          </table:table-cell>
          <table:table-cell table:number-columns-repeated="255"/>
        </table:table-row>
        <table:table-row table:style-name="ro4">
          <table:table-cell office:value-type="string">
            <text:p>herab|brechen</text:p>
          </table:table-cell>
          <table:table-cell table:number-columns-repeated="255"/>
        </table:table-row>
        <table:table-row table:style-name="ro4">
          <table:table-cell office:value-type="string">
            <text:p>herab|bringen</text:p>
          </table:table-cell>
          <table:table-cell table:number-columns-repeated="255"/>
        </table:table-row>
        <table:table-row table:style-name="ro4">
          <table:table-cell office:value-type="string">
            <text:p>herab|dringen</text:p>
          </table:table-cell>
          <table:table-cell table:number-columns-repeated="255"/>
        </table:table-row>
        <table:table-row table:style-name="ro4">
          <table:table-cell office:value-type="string">
            <text:p>herab|fahren</text:p>
          </table:table-cell>
          <table:table-cell table:number-columns-repeated="255"/>
        </table:table-row>
        <table:table-row table:style-name="ro4">
          <table:table-cell office:value-type="string">
            <text:p>herab|fallen</text:p>
          </table:table-cell>
          <table:table-cell table:number-columns-repeated="255"/>
        </table:table-row>
        <table:table-row table:style-name="ro4">
          <table:table-cell office:value-type="string">
            <text:p>herab|fliegen</text:p>
          </table:table-cell>
          <table:table-cell table:number-columns-repeated="255"/>
        </table:table-row>
        <table:table-row table:style-name="ro4">
          <table:table-cell office:value-type="string">
            <text:p>herab|fließen</text:p>
          </table:table-cell>
          <table:table-cell table:number-columns-repeated="255"/>
        </table:table-row>
        <table:table-row table:style-name="ro4">
          <table:table-cell office:value-type="string">
            <text:p>herab|gehen</text:p>
          </table:table-cell>
          <table:table-cell table:number-columns-repeated="255"/>
        </table:table-row>
        <table:table-row table:style-name="ro4">
          <table:table-cell office:value-type="string">
            <text:p>herab|geraten</text:p>
          </table:table-cell>
          <table:table-cell table:number-columns-repeated="255"/>
        </table:table-row>
        <table:table-row table:style-name="ro4">
          <table:table-cell office:value-type="string">
            <text:p>herab|gießen</text:p>
          </table:table-cell>
          <table:table-cell table:number-columns-repeated="255"/>
        </table:table-row>
        <table:table-row table:style-name="ro4">
          <table:table-cell office:value-type="string">
            <text:p>herab|gleiten</text:p>
          </table:table-cell>
          <table:table-cell table:number-columns-repeated="255"/>
        </table:table-row>
        <table:table-row table:style-name="ro4">
          <table:table-cell office:value-type="string">
            <text:p>herab|halten</text:p>
          </table:table-cell>
          <table:table-cell table:number-columns-repeated="255"/>
        </table:table-row>
        <table:table-row table:style-name="ro4">
          <table:table-cell office:value-type="string">
            <text:p>herab|hängen</text:p>
          </table:table-cell>
          <table:table-cell table:number-columns-repeated="255"/>
        </table:table-row>
        <table:table-row table:style-name="ro4">
          <table:table-cell office:value-type="string">
            <text:p>herab|heben</text:p>
          </table:table-cell>
          <table:table-cell table:number-columns-repeated="255"/>
        </table:table-row>
        <table:table-row table:style-name="ro4">
          <table:table-cell office:value-type="string">
            <text:p>herab|helfen</text:p>
          </table:table-cell>
          <table:table-cell table:number-columns-repeated="255"/>
        </table:table-row>
        <table:table-row table:style-name="ro4">
          <table:table-cell office:value-type="string">
            <text:p>herab|kommen</text:p>
          </table:table-cell>
          <table:table-cell table:number-columns-repeated="255"/>
        </table:table-row>
        <table:table-row table:style-name="ro4">
          <table:table-cell office:value-type="string">
            <text:p>herab|kriechen</text:p>
          </table:table-cell>
          <table:table-cell table:number-columns-repeated="255"/>
        </table:table-row>
        <table:table-row table:style-name="ro4">
          <table:table-cell office:value-type="string">
            <text:p>herab|laden</text:p>
          </table:table-cell>
          <table:table-cell table:number-columns-repeated="255"/>
        </table:table-row>
        <table:table-row table:style-name="ro4">
          <table:table-cell office:value-type="string">
            <text:p>herab|lassen</text:p>
          </table:table-cell>
          <table:table-cell table:number-columns-repeated="255"/>
        </table:table-row>
        <table:table-row table:style-name="ro4">
          <table:table-cell office:value-type="string">
            <text:p>herab|laufen</text:p>
          </table:table-cell>
          <table:table-cell table:number-columns-repeated="255"/>
        </table:table-row>
        <table:table-row table:style-name="ro4">
          <table:table-cell office:value-type="string">
            <text:p>herab|nehmen</text:p>
          </table:table-cell>
          <table:table-cell table:number-columns-repeated="255"/>
        </table:table-row>
        <table:table-row table:style-name="ro4">
          <table:table-cell office:value-type="string">
            <text:p>herab|reißen</text:p>
          </table:table-cell>
          <table:table-cell table:number-columns-repeated="255"/>
        </table:table-row>
        <table:table-row table:style-name="ro4">
          <table:table-cell office:value-type="string">
            <text:p>herab|reiten</text:p>
          </table:table-cell>
          <table:table-cell table:number-columns-repeated="255"/>
        </table:table-row>
        <table:table-row table:style-name="ro4">
          <table:table-cell office:value-type="string">
            <text:p>herab|rennen</text:p>
          </table:table-cell>
          <table:table-cell table:number-columns-repeated="255"/>
        </table:table-row>
        <table:table-row table:style-name="ro4">
          <table:table-cell office:value-type="string">
            <text:p>herab|rinnen</text:p>
          </table:table-cell>
          <table:table-cell table:number-columns-repeated="255"/>
        </table:table-row>
        <table:table-row table:style-name="ro4">
          <table:table-cell office:value-type="string">
            <text:p>herab|rufen</text:p>
          </table:table-cell>
          <table:table-cell table:number-columns-repeated="255"/>
        </table:table-row>
        <table:table-row table:style-name="ro4">
          <table:table-cell office:value-type="string">
            <text:p>herab|schaffen</text:p>
          </table:table-cell>
          <table:table-cell table:number-columns-repeated="255"/>
        </table:table-row>
        <table:table-row table:style-name="ro4">
          <table:table-cell office:value-type="string">
            <text:p>herab|scheinen</text:p>
          </table:table-cell>
          <table:table-cell table:number-columns-repeated="255"/>
        </table:table-row>
        <table:table-row table:style-name="ro4">
          <table:table-cell office:value-type="string">
            <text:p>herab|schieben</text:p>
          </table:table-cell>
          <table:table-cell table:number-columns-repeated="255"/>
        </table:table-row>
        <table:table-row table:style-name="ro4">
          <table:table-cell office:value-type="string">
            <text:p>herab|schießen</text:p>
          </table:table-cell>
          <table:table-cell table:number-columns-repeated="255"/>
        </table:table-row>
        <table:table-row table:style-name="ro4">
          <table:table-cell office:value-type="string">
            <text:p>herab|schlagen</text:p>
          </table:table-cell>
          <table:table-cell table:number-columns-repeated="255"/>
        </table:table-row>
        <table:table-row table:style-name="ro4">
          <table:table-cell office:value-type="string">
            <text:p>herab|schleichen</text:p>
          </table:table-cell>
          <table:table-cell table:number-columns-repeated="255"/>
        </table:table-row>
        <table:table-row table:style-name="ro4">
          <table:table-cell office:value-type="string">
            <text:p>herab|schleifen</text:p>
          </table:table-cell>
          <table:table-cell table:number-columns-repeated="255"/>
        </table:table-row>
        <table:table-row table:style-name="ro4">
          <table:table-cell office:value-type="string">
            <text:p>herab|schmeißen</text:p>
          </table:table-cell>
          <table:table-cell table:number-columns-repeated="255"/>
        </table:table-row>
        <table:table-row table:style-name="ro4">
          <table:table-cell office:value-type="string">
            <text:p>herab|schmelzen</text:p>
          </table:table-cell>
          <table:table-cell table:number-columns-repeated="255"/>
        </table:table-row>
        <table:table-row table:style-name="ro4">
          <table:table-cell office:value-type="string">
            <text:p>herab|schreien</text:p>
          </table:table-cell>
          <table:table-cell table:number-columns-repeated="255"/>
        </table:table-row>
        <table:table-row table:style-name="ro4">
          <table:table-cell office:value-type="string">
            <text:p>herab|schwimmen</text:p>
          </table:table-cell>
          <table:table-cell table:number-columns-repeated="255"/>
        </table:table-row>
        <table:table-row table:style-name="ro4">
          <table:table-cell office:value-type="string">
            <text:p>herab|schwingen</text:p>
          </table:table-cell>
          <table:table-cell table:number-columns-repeated="255"/>
        </table:table-row>
        <table:table-row table:style-name="ro4">
          <table:table-cell office:value-type="string">
            <text:p>herab|sehen</text:p>
          </table:table-cell>
          <table:table-cell table:number-columns-repeated="255"/>
        </table:table-row>
        <table:table-row table:style-name="ro4">
          <table:table-cell office:value-type="string">
            <text:p>herab|springen</text:p>
          </table:table-cell>
          <table:table-cell table:number-columns-repeated="255"/>
        </table:table-row>
        <table:table-row table:style-name="ro4">
          <table:table-cell office:value-type="string">
            <text:p>herab|stoßen</text:p>
          </table:table-cell>
          <table:table-cell table:number-columns-repeated="255"/>
        </table:table-row>
        <table:table-row table:style-name="ro4">
          <table:table-cell office:value-type="string">
            <text:p>herab|tragen</text:p>
          </table:table-cell>
          <table:table-cell table:number-columns-repeated="255"/>
        </table:table-row>
        <table:table-row table:style-name="ro4">
          <table:table-cell office:value-type="string">
            <text:p>herab|treiben</text:p>
          </table:table-cell>
          <table:table-cell table:number-columns-repeated="255"/>
        </table:table-row>
        <table:table-row table:style-name="ro4">
          <table:table-cell office:value-type="string">
            <text:p>herab|treten</text:p>
          </table:table-cell>
          <table:table-cell table:number-columns-repeated="255"/>
        </table:table-row>
        <table:table-row table:style-name="ro4">
          <table:table-cell office:value-type="string">
            <text:p>herab|werfen </text:p>
          </table:table-cell>
          <table:table-cell table:number-columns-repeated="255"/>
        </table:table-row>
        <table:table-row table:style-name="ro4">
          <table:table-cell office:value-type="string">
            <text:p>herauf|befehlen</text:p>
          </table:table-cell>
          <table:table-cell table:number-columns-repeated="255"/>
        </table:table-row>
        <table:table-row table:style-name="ro4">
          <table:table-cell office:value-type="string">
            <text:p>herauf|bekommen</text:p>
          </table:table-cell>
          <table:table-cell table:number-columns-repeated="255"/>
        </table:table-row>
        <table:table-row table:style-name="ro4">
          <table:table-cell office:value-type="string">
            <text:p>herauf|beschwören</text:p>
          </table:table-cell>
          <table:table-cell table:number-columns-repeated="255"/>
        </table:table-row>
        <table:table-row table:style-name="ro4">
          <table:table-cell office:value-type="string">
            <text:p>herauf|biegen</text:p>
          </table:table-cell>
          <table:table-cell table:number-columns-repeated="255"/>
        </table:table-row>
        <table:table-row table:style-name="ro4">
          <table:table-cell office:value-type="string">
            <text:p>herauf|bitten</text:p>
          </table:table-cell>
          <table:table-cell table:number-columns-repeated="255"/>
        </table:table-row>
        <table:table-row table:style-name="ro4">
          <table:table-cell office:value-type="string">
            <text:p>herauf|blasen</text:p>
          </table:table-cell>
          <table:table-cell table:number-columns-repeated="255"/>
        </table:table-row>
        <table:table-row table:style-name="ro4">
          <table:table-cell office:value-type="string">
            <text:p>herauf|bringen</text:p>
          </table:table-cell>
          <table:table-cell table:number-columns-repeated="255"/>
        </table:table-row>
        <table:table-row table:style-name="ro4">
          <table:table-cell office:value-type="string">
            <text:p>herauf|dringen</text:p>
          </table:table-cell>
          <table:table-cell table:number-columns-repeated="255"/>
        </table:table-row>
        <table:table-row table:style-name="ro4">
          <table:table-cell office:value-type="string">
            <text:p>herauf|fahren</text:p>
          </table:table-cell>
          <table:table-cell table:number-columns-repeated="255"/>
        </table:table-row>
        <table:table-row table:style-name="ro4">
          <table:table-cell office:value-type="string">
            <text:p>herauf|fallen</text:p>
          </table:table-cell>
          <table:table-cell table:number-columns-repeated="255"/>
        </table:table-row>
        <table:table-row table:style-name="ro4">
          <table:table-cell office:value-type="string">
            <text:p>herauf|fliegen</text:p>
          </table:table-cell>
          <table:table-cell table:number-columns-repeated="255"/>
        </table:table-row>
        <table:table-row table:style-name="ro4">
          <table:table-cell office:value-type="string">
            <text:p>herauf|fließen</text:p>
          </table:table-cell>
          <table:table-cell table:number-columns-repeated="255"/>
        </table:table-row>
        <table:table-row table:style-name="ro4">
          <table:table-cell office:value-type="string">
            <text:p>herauf|gehen</text:p>
          </table:table-cell>
          <table:table-cell table:number-columns-repeated="255"/>
        </table:table-row>
        <table:table-row table:style-name="ro4">
          <table:table-cell office:value-type="string">
            <text:p>herauf|geraten</text:p>
          </table:table-cell>
          <table:table-cell table:number-columns-repeated="255"/>
        </table:table-row>
        <table:table-row table:style-name="ro4">
          <table:table-cell office:value-type="string">
            <text:p>herauf|gleiten</text:p>
          </table:table-cell>
          <table:table-cell table:number-columns-repeated="255"/>
        </table:table-row>
        <table:table-row table:style-name="ro4">
          <table:table-cell office:value-type="string">
            <text:p>herauf|halten</text:p>
          </table:table-cell>
          <table:table-cell table:number-columns-repeated="255"/>
        </table:table-row>
        <table:table-row table:style-name="ro4">
          <table:table-cell office:value-type="string">
            <text:p>herauf|hängen</text:p>
          </table:table-cell>
          <table:table-cell table:number-columns-repeated="255"/>
        </table:table-row>
        <table:table-row table:style-name="ro4">
          <table:table-cell office:value-type="string">
            <text:p>herauf|heben</text:p>
          </table:table-cell>
          <table:table-cell table:number-columns-repeated="255"/>
        </table:table-row>
        <table:table-row table:style-name="ro4">
          <table:table-cell office:value-type="string">
            <text:p>herauf|helfen</text:p>
          </table:table-cell>
          <table:table-cell table:number-columns-repeated="255"/>
        </table:table-row>
        <table:table-row table:style-name="ro4">
          <table:table-cell office:value-type="string">
            <text:p>herauf|kommen</text:p>
          </table:table-cell>
          <table:table-cell table:number-columns-repeated="255"/>
        </table:table-row>
        <table:table-row table:style-name="ro4">
          <table:table-cell office:value-type="string">
            <text:p>herauf|kriechen</text:p>
          </table:table-cell>
          <table:table-cell table:number-columns-repeated="255"/>
        </table:table-row>
        <table:table-row table:style-name="ro4">
          <table:table-cell office:value-type="string">
            <text:p>herauf|laden</text:p>
          </table:table-cell>
          <table:table-cell table:number-columns-repeated="255"/>
        </table:table-row>
        <table:table-row table:style-name="ro4">
          <table:table-cell office:value-type="string">
            <text:p>herauf|lassen</text:p>
          </table:table-cell>
          <table:table-cell table:number-columns-repeated="255"/>
        </table:table-row>
        <table:table-row table:style-name="ro4">
          <table:table-cell office:value-type="string">
            <text:p>herauf|laufen</text:p>
          </table:table-cell>
          <table:table-cell table:number-columns-repeated="255"/>
        </table:table-row>
        <table:table-row table:style-name="ro4">
          <table:table-cell office:value-type="string">
            <text:p>herauf|nehmen</text:p>
          </table:table-cell>
          <table:table-cell table:number-columns-repeated="255"/>
        </table:table-row>
        <table:table-row table:style-name="ro4">
          <table:table-cell office:value-type="string">
            <text:p>herauf|reiten</text:p>
          </table:table-cell>
          <table:table-cell table:number-columns-repeated="255"/>
        </table:table-row>
        <table:table-row table:style-name="ro4">
          <table:table-cell office:value-type="string">
            <text:p>herauf|rennen</text:p>
          </table:table-cell>
          <table:table-cell table:number-columns-repeated="255"/>
        </table:table-row>
        <table:table-row table:style-name="ro4">
          <table:table-cell office:value-type="string">
            <text:p>herauf|rinnen</text:p>
          </table:table-cell>
          <table:table-cell table:number-columns-repeated="255"/>
        </table:table-row>
        <table:table-row table:style-name="ro4">
          <table:table-cell office:value-type="string">
            <text:p>herauf|rufen</text:p>
          </table:table-cell>
          <table:table-cell table:number-columns-repeated="255"/>
        </table:table-row>
        <table:table-row table:style-name="ro4">
          <table:table-cell office:value-type="string">
            <text:p>herauf|schaffen</text:p>
          </table:table-cell>
          <table:table-cell table:number-columns-repeated="255"/>
        </table:table-row>
        <table:table-row table:style-name="ro4">
          <table:table-cell office:value-type="string">
            <text:p>herauf|scheinen</text:p>
          </table:table-cell>
          <table:table-cell table:number-columns-repeated="255"/>
        </table:table-row>
        <table:table-row table:style-name="ro4">
          <table:table-cell office:value-type="string">
            <text:p>herauf|schieben</text:p>
          </table:table-cell>
          <table:table-cell table:number-columns-repeated="255"/>
        </table:table-row>
        <table:table-row table:style-name="ro4">
          <table:table-cell office:value-type="string">
            <text:p>herauf|schießen</text:p>
          </table:table-cell>
          <table:table-cell table:number-columns-repeated="255"/>
        </table:table-row>
        <table:table-row table:style-name="ro4">
          <table:table-cell office:value-type="string">
            <text:p>herauf|schlagen</text:p>
          </table:table-cell>
          <table:table-cell table:number-columns-repeated="255"/>
        </table:table-row>
        <table:table-row table:style-name="ro4">
          <table:table-cell office:value-type="string">
            <text:p>herauf|schleichen</text:p>
          </table:table-cell>
          <table:table-cell table:number-columns-repeated="255"/>
        </table:table-row>
        <table:table-row table:style-name="ro4">
          <table:table-cell office:value-type="string">
            <text:p>herauf|schleifen</text:p>
          </table:table-cell>
          <table:table-cell table:number-columns-repeated="255"/>
        </table:table-row>
        <table:table-row table:style-name="ro4">
          <table:table-cell office:value-type="string">
            <text:p>herauf|schmeißen</text:p>
          </table:table-cell>
          <table:table-cell table:number-columns-repeated="255"/>
        </table:table-row>
        <table:table-row table:style-name="ro4">
          <table:table-cell office:value-type="string">
            <text:p>herauf|schreien</text:p>
          </table:table-cell>
          <table:table-cell table:number-columns-repeated="255"/>
        </table:table-row>
        <table:table-row table:style-name="ro4">
          <table:table-cell office:value-type="string">
            <text:p>herauf|schwimmen</text:p>
          </table:table-cell>
          <table:table-cell table:number-columns-repeated="255"/>
        </table:table-row>
        <table:table-row table:style-name="ro4">
          <table:table-cell office:value-type="string">
            <text:p>herauf|schwingen</text:p>
          </table:table-cell>
          <table:table-cell table:number-columns-repeated="255"/>
        </table:table-row>
        <table:table-row table:style-name="ro4">
          <table:table-cell office:value-type="string">
            <text:p>herauf|sehen</text:p>
          </table:table-cell>
          <table:table-cell table:number-columns-repeated="255"/>
        </table:table-row>
        <table:table-row table:style-name="ro4">
          <table:table-cell office:value-type="string">
            <text:p>herauf|springen</text:p>
          </table:table-cell>
          <table:table-cell table:number-columns-repeated="255"/>
        </table:table-row>
        <table:table-row table:style-name="ro4">
          <table:table-cell office:value-type="string">
            <text:p>herauf|stoßen</text:p>
          </table:table-cell>
          <table:table-cell table:number-columns-repeated="255"/>
        </table:table-row>
        <table:table-row table:style-name="ro4">
          <table:table-cell office:value-type="string">
            <text:p>herauf|tragen</text:p>
          </table:table-cell>
          <table:table-cell table:number-columns-repeated="255"/>
        </table:table-row>
        <table:table-row table:style-name="ro4">
          <table:table-cell office:value-type="string">
            <text:p>herauf|treiben</text:p>
          </table:table-cell>
          <table:table-cell table:number-columns-repeated="255"/>
        </table:table-row>
        <table:table-row table:style-name="ro4">
          <table:table-cell office:value-type="string">
            <text:p>herauf|treten</text:p>
          </table:table-cell>
          <table:table-cell table:number-columns-repeated="255"/>
        </table:table-row>
        <table:table-row table:style-name="ro4">
          <table:table-cell office:value-type="string">
            <text:p>herauf|werfen </text:p>
          </table:table-cell>
          <table:table-cell table:number-columns-repeated="255"/>
        </table:table-row>
        <table:table-row table:style-name="ro4">
          <table:table-cell office:value-type="string">
            <text:p>heraus|angeln</text:p>
          </table:table-cell>
          <table:table-cell table:number-columns-repeated="255"/>
        </table:table-row>
        <table:table-row table:style-name="ro4">
          <table:table-cell office:value-type="string">
            <text:p>heraus|befehlen</text:p>
          </table:table-cell>
          <table:table-cell table:number-columns-repeated="255"/>
        </table:table-row>
        <table:table-row table:style-name="ro4">
          <table:table-cell office:value-type="string">
            <text:p>heraus|beißen</text:p>
          </table:table-cell>
          <table:table-cell table:number-columns-repeated="255"/>
        </table:table-row>
        <table:table-row table:style-name="ro4">
          <table:table-cell office:value-type="string">
            <text:p>heraus|bekommen</text:p>
          </table:table-cell>
          <table:table-cell table:number-columns-repeated="255"/>
        </table:table-row>
        <table:table-row table:style-name="ro4">
          <table:table-cell office:value-type="string">
            <text:p>heraus|beschwören</text:p>
          </table:table-cell>
          <table:table-cell table:number-columns-repeated="255"/>
        </table:table-row>
        <table:table-row table:style-name="ro4">
          <table:table-cell office:value-type="string">
            <text:p>heraus|biegen</text:p>
          </table:table-cell>
          <table:table-cell table:number-columns-repeated="255"/>
        </table:table-row>
        <table:table-row table:style-name="ro4">
          <table:table-cell office:value-type="string">
            <text:p>heraus|bitten</text:p>
          </table:table-cell>
          <table:table-cell table:number-columns-repeated="255"/>
        </table:table-row>
        <table:table-row table:style-name="ro4">
          <table:table-cell office:value-type="string">
            <text:p>heraus|blasen</text:p>
          </table:table-cell>
          <table:table-cell table:number-columns-repeated="255"/>
        </table:table-row>
        <table:table-row table:style-name="ro4">
          <table:table-cell office:value-type="string">
            <text:p>heraus|brechen</text:p>
          </table:table-cell>
          <table:table-cell table:number-columns-repeated="255"/>
        </table:table-row>
        <table:table-row table:style-name="ro4">
          <table:table-cell office:value-type="string">
            <text:p>heraus|brennen</text:p>
          </table:table-cell>
          <table:table-cell table:number-columns-repeated="255"/>
        </table:table-row>
        <table:table-row table:style-name="ro4">
          <table:table-cell office:value-type="string">
            <text:p>heraus|bringen</text:p>
          </table:table-cell>
          <table:table-cell table:number-columns-repeated="255"/>
        </table:table-row>
        <table:table-row table:style-name="ro4">
          <table:table-cell office:value-type="string">
            <text:p>heraus|dringen</text:p>
          </table:table-cell>
          <table:table-cell table:number-columns-repeated="255"/>
        </table:table-row>
        <table:table-row table:style-name="ro4">
          <table:table-cell office:value-type="string">
            <text:p>heraus|fahren</text:p>
          </table:table-cell>
          <table:table-cell table:number-columns-repeated="255"/>
        </table:table-row>
        <table:table-row table:style-name="ro4">
          <table:table-cell office:value-type="string">
            <text:p>heraus|fallen</text:p>
          </table:table-cell>
          <table:table-cell table:number-columns-repeated="255"/>
        </table:table-row>
        <table:table-row table:style-name="ro4">
          <table:table-cell office:value-type="string">
            <text:p>heraus|fliegen</text:p>
          </table:table-cell>
          <table:table-cell table:number-columns-repeated="255"/>
        </table:table-row>
        <table:table-row table:style-name="ro4">
          <table:table-cell office:value-type="string">
            <text:p>heraus|fließen</text:p>
          </table:table-cell>
          <table:table-cell table:number-columns-repeated="255"/>
        </table:table-row>
        <table:table-row table:style-name="ro4">
          <table:table-cell office:value-type="string">
            <text:p>heraus|geben</text:p>
          </table:table-cell>
          <table:table-cell table:number-columns-repeated="255"/>
        </table:table-row>
        <table:table-row table:style-name="ro4">
          <table:table-cell office:value-type="string">
            <text:p>heraus|gehen</text:p>
          </table:table-cell>
          <table:table-cell table:number-columns-repeated="255"/>
        </table:table-row>
        <table:table-row table:style-name="ro4">
          <table:table-cell office:value-type="string">
            <text:p>heraus|geraten</text:p>
          </table:table-cell>
          <table:table-cell table:number-columns-repeated="255"/>
        </table:table-row>
        <table:table-row table:style-name="ro4">
          <table:table-cell office:value-type="string">
            <text:p>heraus|gießen</text:p>
          </table:table-cell>
          <table:table-cell table:number-columns-repeated="255"/>
        </table:table-row>
        <table:table-row table:style-name="ro4">
          <table:table-cell office:value-type="string">
            <text:p>heraus|gleiten</text:p>
          </table:table-cell>
          <table:table-cell table:number-columns-repeated="255"/>
        </table:table-row>
        <table:table-row table:style-name="ro4">
          <table:table-cell office:value-type="string">
            <text:p>heraus|greifen</text:p>
          </table:table-cell>
          <table:table-cell table:number-columns-repeated="255"/>
        </table:table-row>
        <table:table-row table:style-name="ro4">
          <table:table-cell office:value-type="string">
            <text:p>heraus|halten</text:p>
          </table:table-cell>
          <table:table-cell table:number-columns-repeated="255"/>
        </table:table-row>
        <table:table-row table:style-name="ro4">
          <table:table-cell office:value-type="string">
            <text:p>heraus|hängen</text:p>
          </table:table-cell>
          <table:table-cell table:number-columns-repeated="255"/>
        </table:table-row>
        <table:table-row table:style-name="ro4">
          <table:table-cell office:value-type="string">
            <text:p>heraus|heben</text:p>
          </table:table-cell>
          <table:table-cell table:number-columns-repeated="255"/>
        </table:table-row>
        <table:table-row table:style-name="ro4">
          <table:table-cell office:value-type="string">
            <text:p>heraus|helfen</text:p>
          </table:table-cell>
          <table:table-cell table:number-columns-repeated="255"/>
        </table:table-row>
        <table:table-row table:style-name="ro4">
          <table:table-cell office:value-type="string">
            <text:p>heraus|kommen</text:p>
          </table:table-cell>
          <table:table-cell table:number-columns-repeated="255"/>
        </table:table-row>
        <table:table-row table:style-name="ro4">
          <table:table-cell office:value-type="string">
            <text:p>heraus|kriechen</text:p>
          </table:table-cell>
          <table:table-cell table:number-columns-repeated="255"/>
        </table:table-row>
        <table:table-row table:style-name="ro4">
          <table:table-cell office:value-type="string">
            <text:p>heraus|laden</text:p>
          </table:table-cell>
          <table:table-cell table:number-columns-repeated="255"/>
        </table:table-row>
        <table:table-row table:style-name="ro4">
          <table:table-cell office:value-type="string">
            <text:p>heraus|lassen</text:p>
          </table:table-cell>
          <table:table-cell table:number-columns-repeated="255"/>
        </table:table-row>
        <table:table-row table:style-name="ro4">
          <table:table-cell office:value-type="string">
            <text:p>heraus|laufen</text:p>
          </table:table-cell>
          <table:table-cell table:number-columns-repeated="255"/>
        </table:table-row>
        <table:table-row table:style-name="ro4">
          <table:table-cell office:value-type="string">
            <text:p>heraus|nehmen</text:p>
          </table:table-cell>
          <table:table-cell table:number-columns-repeated="255"/>
        </table:table-row>
        <table:table-row table:style-name="ro4">
          <table:table-cell office:value-type="string">
            <text:p>heraus|reißen</text:p>
          </table:table-cell>
          <table:table-cell table:number-columns-repeated="255"/>
        </table:table-row>
        <table:table-row table:style-name="ro4">
          <table:table-cell office:value-type="string">
            <text:p>heraus|reiten</text:p>
          </table:table-cell>
          <table:table-cell table:number-columns-repeated="255"/>
        </table:table-row>
        <table:table-row table:style-name="ro4">
          <table:table-cell office:value-type="string">
            <text:p>heraus|rennen</text:p>
          </table:table-cell>
          <table:table-cell table:number-columns-repeated="255"/>
        </table:table-row>
        <table:table-row table:style-name="ro4">
          <table:table-cell office:value-type="string">
            <text:p>heraus|rinnen</text:p>
          </table:table-cell>
          <table:table-cell table:number-columns-repeated="255"/>
        </table:table-row>
        <table:table-row table:style-name="ro4">
          <table:table-cell office:value-type="string">
            <text:p>heraus|rufen</text:p>
          </table:table-cell>
          <table:table-cell table:number-columns-repeated="255"/>
        </table:table-row>
        <table:table-row table:style-name="ro4">
          <table:table-cell office:value-type="string">
            <text:p>heraus|schaffen</text:p>
          </table:table-cell>
          <table:table-cell table:number-columns-repeated="255"/>
        </table:table-row>
        <table:table-row table:style-name="ro4">
          <table:table-cell office:value-type="string">
            <text:p>heraus|scheinen</text:p>
          </table:table-cell>
          <table:table-cell table:number-columns-repeated="255"/>
        </table:table-row>
        <table:table-row table:style-name="ro4">
          <table:table-cell office:value-type="string">
            <text:p>heraus|schieben</text:p>
          </table:table-cell>
          <table:table-cell table:number-columns-repeated="255"/>
        </table:table-row>
        <table:table-row table:style-name="ro4">
          <table:table-cell office:value-type="string">
            <text:p>heraus|schießen</text:p>
          </table:table-cell>
          <table:table-cell table:number-columns-repeated="255"/>
        </table:table-row>
        <table:table-row table:style-name="ro4">
          <table:table-cell office:value-type="string">
            <text:p>heraus|schlagen</text:p>
          </table:table-cell>
          <table:table-cell table:number-columns-repeated="255"/>
        </table:table-row>
        <table:table-row table:style-name="ro4">
          <table:table-cell office:value-type="string">
            <text:p>heraus|schleichen</text:p>
          </table:table-cell>
          <table:table-cell table:number-columns-repeated="255"/>
        </table:table-row>
        <table:table-row table:style-name="ro4">
          <table:table-cell office:value-type="string">
            <text:p>heraus|schleifen</text:p>
          </table:table-cell>
          <table:table-cell table:number-columns-repeated="255"/>
        </table:table-row>
        <table:table-row table:style-name="ro4">
          <table:table-cell office:value-type="string">
            <text:p>heraus|schmeißen</text:p>
          </table:table-cell>
          <table:table-cell table:number-columns-repeated="255"/>
        </table:table-row>
        <table:table-row table:style-name="ro4">
          <table:table-cell office:value-type="string">
            <text:p>heraus|schmelzen</text:p>
          </table:table-cell>
          <table:table-cell table:number-columns-repeated="255"/>
        </table:table-row>
        <table:table-row table:style-name="ro4">
          <table:table-cell office:value-type="string">
            <text:p>heraus|schreien</text:p>
          </table:table-cell>
          <table:table-cell table:number-columns-repeated="255"/>
        </table:table-row>
        <table:table-row table:style-name="ro4">
          <table:table-cell office:value-type="string">
            <text:p>heraus|schwimmen</text:p>
          </table:table-cell>
          <table:table-cell table:number-columns-repeated="255"/>
        </table:table-row>
        <table:table-row table:style-name="ro4">
          <table:table-cell office:value-type="string">
            <text:p>heraus|schwingen</text:p>
          </table:table-cell>
          <table:table-cell table:number-columns-repeated="255"/>
        </table:table-row>
        <table:table-row table:style-name="ro4">
          <table:table-cell office:value-type="string">
            <text:p>heraus|sehen</text:p>
          </table:table-cell>
          <table:table-cell table:number-columns-repeated="255"/>
        </table:table-row>
        <table:table-row table:style-name="ro4">
          <table:table-cell office:value-type="string">
            <text:p>heraus|springen</text:p>
          </table:table-cell>
          <table:table-cell table:number-columns-repeated="255"/>
        </table:table-row>
        <table:table-row table:style-name="ro4">
          <table:table-cell office:value-type="string">
            <text:p>heraus|stehen</text:p>
          </table:table-cell>
          <table:table-cell table:number-columns-repeated="255"/>
        </table:table-row>
        <table:table-row table:style-name="ro4">
          <table:table-cell office:value-type="string">
            <text:p>heraus|stoßen</text:p>
          </table:table-cell>
          <table:table-cell table:number-columns-repeated="255"/>
        </table:table-row>
        <table:table-row table:style-name="ro4">
          <table:table-cell office:value-type="string">
            <text:p>heraus|tragen</text:p>
          </table:table-cell>
          <table:table-cell table:number-columns-repeated="255"/>
        </table:table-row>
        <table:table-row table:style-name="ro4">
          <table:table-cell office:value-type="string">
            <text:p>heraus|treiben</text:p>
          </table:table-cell>
          <table:table-cell table:number-columns-repeated="255"/>
        </table:table-row>
        <table:table-row table:style-name="ro4">
          <table:table-cell office:value-type="string">
            <text:p>heraus|treten</text:p>
          </table:table-cell>
          <table:table-cell table:number-columns-repeated="255"/>
        </table:table-row>
        <table:table-row table:style-name="ro4">
          <table:table-cell office:value-type="string">
            <text:p>heraus|werfen </text:p>
          </table:table-cell>
          <table:table-cell table:number-columns-repeated="255"/>
        </table:table-row>
        <table:table-row table:style-name="ro4">
          <table:table-cell office:value-type="string">
            <text:p>herein|befehlen</text:p>
          </table:table-cell>
          <table:table-cell table:number-columns-repeated="255"/>
        </table:table-row>
        <table:table-row table:style-name="ro4">
          <table:table-cell office:value-type="string">
            <text:p>herein|beißen</text:p>
          </table:table-cell>
          <table:table-cell table:number-columns-repeated="255"/>
        </table:table-row>
        <table:table-row table:style-name="ro4">
          <table:table-cell office:value-type="string">
            <text:p>herein|bekommen</text:p>
          </table:table-cell>
          <table:table-cell table:number-columns-repeated="255"/>
        </table:table-row>
        <table:table-row table:style-name="ro4">
          <table:table-cell office:value-type="string">
            <text:p>herein|biegen</text:p>
          </table:table-cell>
          <table:table-cell table:number-columns-repeated="255"/>
        </table:table-row>
        <table:table-row table:style-name="ro4">
          <table:table-cell office:value-type="string">
            <text:p>herein|binden</text:p>
          </table:table-cell>
          <table:table-cell table:number-columns-repeated="255"/>
        </table:table-row>
        <table:table-row table:style-name="ro4">
          <table:table-cell office:value-type="string">
            <text:p>herein|bitten</text:p>
          </table:table-cell>
          <table:table-cell table:number-columns-repeated="255"/>
        </table:table-row>
        <table:table-row table:style-name="ro4">
          <table:table-cell office:value-type="string">
            <text:p>herein|blasen</text:p>
          </table:table-cell>
          <table:table-cell table:number-columns-repeated="255"/>
        </table:table-row>
        <table:table-row table:style-name="ro4">
          <table:table-cell office:value-type="string">
            <text:p>herein|brechen</text:p>
          </table:table-cell>
          <table:table-cell table:number-columns-repeated="255"/>
        </table:table-row>
        <table:table-row table:style-name="ro4">
          <table:table-cell office:value-type="string">
            <text:p>herein|brennen</text:p>
          </table:table-cell>
          <table:table-cell table:number-columns-repeated="255"/>
        </table:table-row>
        <table:table-row table:style-name="ro4">
          <table:table-cell office:value-type="string">
            <text:p>herein|bringen</text:p>
          </table:table-cell>
          <table:table-cell table:number-columns-repeated="255"/>
        </table:table-row>
        <table:table-row table:style-name="ro4">
          <table:table-cell office:value-type="string">
            <text:p>herein|dringen</text:p>
          </table:table-cell>
          <table:table-cell table:number-columns-repeated="255"/>
        </table:table-row>
        <table:table-row table:style-name="ro4">
          <table:table-cell office:value-type="string">
            <text:p>herein|fahren</text:p>
          </table:table-cell>
          <table:table-cell table:number-columns-repeated="255"/>
        </table:table-row>
        <table:table-row table:style-name="ro4">
          <table:table-cell office:value-type="string">
            <text:p>herein|fallen</text:p>
          </table:table-cell>
          <table:table-cell table:number-columns-repeated="255"/>
        </table:table-row>
        <table:table-row table:style-name="ro4">
          <table:table-cell office:value-type="string">
            <text:p>herein|fliegen</text:p>
          </table:table-cell>
          <table:table-cell table:number-columns-repeated="255"/>
        </table:table-row>
        <table:table-row table:style-name="ro4">
          <table:table-cell office:value-type="string">
            <text:p>herein|fließen</text:p>
          </table:table-cell>
          <table:table-cell table:number-columns-repeated="255"/>
        </table:table-row>
        <table:table-row table:style-name="ro4">
          <table:table-cell office:value-type="string">
            <text:p>herein|geben</text:p>
          </table:table-cell>
          <table:table-cell table:number-columns-repeated="255"/>
        </table:table-row>
        <table:table-row table:style-name="ro4">
          <table:table-cell office:value-type="string">
            <text:p>herein|gehen</text:p>
          </table:table-cell>
          <table:table-cell table:number-columns-repeated="255"/>
        </table:table-row>
        <table:table-row table:style-name="ro4">
          <table:table-cell office:value-type="string">
            <text:p>herein|geraten</text:p>
          </table:table-cell>
          <table:table-cell table:number-columns-repeated="255"/>
        </table:table-row>
        <table:table-row table:style-name="ro4">
          <table:table-cell office:value-type="string">
            <text:p>herein|gießen</text:p>
          </table:table-cell>
          <table:table-cell table:number-columns-repeated="255"/>
        </table:table-row>
        <table:table-row table:style-name="ro4">
          <table:table-cell office:value-type="string">
            <text:p>herein|gleiten</text:p>
          </table:table-cell>
          <table:table-cell table:number-columns-repeated="255"/>
        </table:table-row>
        <table:table-row table:style-name="ro4">
          <table:table-cell office:value-type="string">
            <text:p>herein|greifen</text:p>
          </table:table-cell>
          <table:table-cell table:number-columns-repeated="255"/>
        </table:table-row>
        <table:table-row table:style-name="ro4">
          <table:table-cell office:value-type="string">
            <text:p>herein|halten</text:p>
          </table:table-cell>
          <table:table-cell table:number-columns-repeated="255"/>
        </table:table-row>
        <table:table-row table:style-name="ro4">
          <table:table-cell office:value-type="string">
            <text:p>herein|hängen</text:p>
          </table:table-cell>
          <table:table-cell table:number-columns-repeated="255"/>
        </table:table-row>
        <table:table-row table:style-name="ro4">
          <table:table-cell office:value-type="string">
            <text:p>herein|heben</text:p>
          </table:table-cell>
          <table:table-cell table:number-columns-repeated="255"/>
        </table:table-row>
        <table:table-row table:style-name="ro4">
          <table:table-cell office:value-type="string">
            <text:p>herein|helfen</text:p>
          </table:table-cell>
          <table:table-cell table:number-columns-repeated="255"/>
        </table:table-row>
        <table:table-row table:style-name="ro4">
          <table:table-cell office:value-type="string">
            <text:p>herein|kommen</text:p>
          </table:table-cell>
          <table:table-cell table:number-columns-repeated="255"/>
        </table:table-row>
        <table:table-row table:style-name="ro4">
          <table:table-cell office:value-type="string">
            <text:p>herein|kriechen</text:p>
          </table:table-cell>
          <table:table-cell table:number-columns-repeated="255"/>
        </table:table-row>
        <table:table-row table:style-name="ro4">
          <table:table-cell office:value-type="string">
            <text:p>herein|laden</text:p>
          </table:table-cell>
          <table:table-cell table:number-columns-repeated="255"/>
        </table:table-row>
        <table:table-row table:style-name="ro4">
          <table:table-cell office:value-type="string">
            <text:p>herein|lassen</text:p>
          </table:table-cell>
          <table:table-cell table:number-columns-repeated="255"/>
        </table:table-row>
        <table:table-row table:style-name="ro4">
          <table:table-cell office:value-type="string">
            <text:p>herein|laufen</text:p>
          </table:table-cell>
          <table:table-cell table:number-columns-repeated="255"/>
        </table:table-row>
        <table:table-row table:style-name="ro4">
          <table:table-cell office:value-type="string">
            <text:p>herein|nehmen</text:p>
          </table:table-cell>
          <table:table-cell table:number-columns-repeated="255"/>
        </table:table-row>
        <table:table-row table:style-name="ro4">
          <table:table-cell office:value-type="string">
            <text:p>herein|reiten</text:p>
          </table:table-cell>
          <table:table-cell table:number-columns-repeated="255"/>
        </table:table-row>
        <table:table-row table:style-name="ro4">
          <table:table-cell office:value-type="string">
            <text:p>herein|rennen</text:p>
          </table:table-cell>
          <table:table-cell table:number-columns-repeated="255"/>
        </table:table-row>
        <table:table-row table:style-name="ro4">
          <table:table-cell office:value-type="string">
            <text:p>herein|rinnen</text:p>
          </table:table-cell>
          <table:table-cell table:number-columns-repeated="255"/>
        </table:table-row>
        <table:table-row table:style-name="ro4">
          <table:table-cell office:value-type="string">
            <text:p>herein|rufen</text:p>
          </table:table-cell>
          <table:table-cell table:number-columns-repeated="255"/>
        </table:table-row>
        <table:table-row table:style-name="ro4">
          <table:table-cell office:value-type="string">
            <text:p>herein|schaffen</text:p>
          </table:table-cell>
          <table:table-cell table:number-columns-repeated="255"/>
        </table:table-row>
        <table:table-row table:style-name="ro4">
          <table:table-cell office:value-type="string">
            <text:p>herein|scheinen</text:p>
          </table:table-cell>
          <table:table-cell table:number-columns-repeated="255"/>
        </table:table-row>
        <table:table-row table:style-name="ro4">
          <table:table-cell office:value-type="string">
            <text:p>herein|scheißen</text:p>
          </table:table-cell>
          <table:table-cell table:number-columns-repeated="255"/>
        </table:table-row>
        <table:table-row table:style-name="ro4">
          <table:table-cell office:value-type="string">
            <text:p>herein|schieben</text:p>
          </table:table-cell>
          <table:table-cell table:number-columns-repeated="255"/>
        </table:table-row>
        <table:table-row table:style-name="ro4">
          <table:table-cell office:value-type="string">
            <text:p>herein|schießen</text:p>
          </table:table-cell>
          <table:table-cell table:number-columns-repeated="255"/>
        </table:table-row>
        <table:table-row table:style-name="ro4">
          <table:table-cell office:value-type="string">
            <text:p>herein|schlagen</text:p>
          </table:table-cell>
          <table:table-cell table:number-columns-repeated="255"/>
        </table:table-row>
        <table:table-row table:style-name="ro4">
          <table:table-cell office:value-type="string">
            <text:p>herein|schleichen</text:p>
          </table:table-cell>
          <table:table-cell table:number-columns-repeated="255"/>
        </table:table-row>
        <table:table-row table:style-name="ro4">
          <table:table-cell office:value-type="string">
            <text:p>herein|schleifen</text:p>
          </table:table-cell>
          <table:table-cell table:number-columns-repeated="255"/>
        </table:table-row>
        <table:table-row table:style-name="ro4">
          <table:table-cell office:value-type="string">
            <text:p>herein|schmeißen</text:p>
          </table:table-cell>
          <table:table-cell table:number-columns-repeated="255"/>
        </table:table-row>
        <table:table-row table:style-name="ro4">
          <table:table-cell office:value-type="string">
            <text:p>herein|schreien</text:p>
          </table:table-cell>
          <table:table-cell table:number-columns-repeated="255"/>
        </table:table-row>
        <table:table-row table:style-name="ro4">
          <table:table-cell office:value-type="string">
            <text:p>herein|schwimmen</text:p>
          </table:table-cell>
          <table:table-cell table:number-columns-repeated="255"/>
        </table:table-row>
        <table:table-row table:style-name="ro4">
          <table:table-cell office:value-type="string">
            <text:p>herein|schwingen</text:p>
          </table:table-cell>
          <table:table-cell table:number-columns-repeated="255"/>
        </table:table-row>
        <table:table-row table:style-name="ro4">
          <table:table-cell office:value-type="string">
            <text:p>herein|sehen</text:p>
          </table:table-cell>
          <table:table-cell table:number-columns-repeated="255"/>
        </table:table-row>
        <table:table-row table:style-name="ro4">
          <table:table-cell office:value-type="string">
            <text:p>herein|springen</text:p>
          </table:table-cell>
          <table:table-cell table:number-columns-repeated="255"/>
        </table:table-row>
        <table:table-row table:style-name="ro4">
          <table:table-cell office:value-type="string">
            <text:p>herein|stoßen</text:p>
          </table:table-cell>
          <table:table-cell table:number-columns-repeated="255"/>
        </table:table-row>
        <table:table-row table:style-name="ro4">
          <table:table-cell office:value-type="string">
            <text:p>herein|tragen</text:p>
          </table:table-cell>
          <table:table-cell table:number-columns-repeated="255"/>
        </table:table-row>
        <table:table-row table:style-name="ro4">
          <table:table-cell office:value-type="string">
            <text:p>herein|treiben</text:p>
          </table:table-cell>
          <table:table-cell table:number-columns-repeated="255"/>
        </table:table-row>
        <table:table-row table:style-name="ro4">
          <table:table-cell office:value-type="string">
            <text:p>herein|treten</text:p>
          </table:table-cell>
          <table:table-cell table:number-columns-repeated="255"/>
        </table:table-row>
        <table:table-row table:style-name="ro4">
          <table:table-cell office:value-type="string">
            <text:p>herein|werfen </text:p>
          </table:table-cell>
          <table:table-cell table:number-columns-repeated="255"/>
        </table:table-row>
        <table:table-row table:style-name="ro4">
          <table:table-cell office:value-type="string">
            <text:p>hin|befehlen</text:p>
          </table:table-cell>
          <table:table-cell table:number-columns-repeated="255"/>
        </table:table-row>
        <table:table-row table:style-name="ro4">
          <table:table-cell office:value-type="string">
            <text:p>hin|beißen</text:p>
          </table:table-cell>
          <table:table-cell table:number-columns-repeated="255"/>
        </table:table-row>
        <table:table-row table:style-name="ro4">
          <table:table-cell office:value-type="string">
            <text:p>hin|bekommen</text:p>
          </table:table-cell>
          <table:table-cell table:number-columns-repeated="255"/>
        </table:table-row>
        <table:table-row table:style-name="ro4">
          <table:table-cell office:value-type="string">
            <text:p>hin|biegen</text:p>
          </table:table-cell>
          <table:table-cell table:number-columns-repeated="255"/>
        </table:table-row>
        <table:table-row table:style-name="ro4">
          <table:table-cell office:value-type="string">
            <text:p>hin|bitten</text:p>
          </table:table-cell>
          <table:table-cell table:number-columns-repeated="255"/>
        </table:table-row>
        <table:table-row table:style-name="ro4">
          <table:table-cell office:value-type="string">
            <text:p>hin|blasen</text:p>
          </table:table-cell>
          <table:table-cell table:number-columns-repeated="255"/>
        </table:table-row>
        <table:table-row table:style-name="ro4">
          <table:table-cell office:value-type="string">
            <text:p>hin|brechen</text:p>
          </table:table-cell>
          <table:table-cell table:number-columns-repeated="255"/>
        </table:table-row>
        <table:table-row table:style-name="ro4">
          <table:table-cell office:value-type="string">
            <text:p>hin|bringen</text:p>
          </table:table-cell>
          <table:table-cell table:number-columns-repeated="255"/>
        </table:table-row>
        <table:table-row table:style-name="ro4">
          <table:table-cell office:value-type="string">
            <text:p>hin|dringen</text:p>
          </table:table-cell>
          <table:table-cell table:number-columns-repeated="255"/>
        </table:table-row>
        <table:table-row table:style-name="ro4">
          <table:table-cell office:value-type="string">
            <text:p>hin|fahren</text:p>
          </table:table-cell>
          <table:table-cell table:number-columns-repeated="255"/>
        </table:table-row>
        <table:table-row table:style-name="ro4">
          <table:table-cell office:value-type="string">
            <text:p>hin|fallen</text:p>
          </table:table-cell>
          <table:table-cell table:number-columns-repeated="255"/>
        </table:table-row>
        <table:table-row table:style-name="ro4">
          <table:table-cell office:value-type="string">
            <text:p>hin|fliegen</text:p>
          </table:table-cell>
          <table:table-cell table:number-columns-repeated="255"/>
        </table:table-row>
        <table:table-row table:style-name="ro4">
          <table:table-cell office:value-type="string">
            <text:p>hin|fließen</text:p>
          </table:table-cell>
          <table:table-cell table:number-columns-repeated="255"/>
        </table:table-row>
        <table:table-row table:style-name="ro4">
          <table:table-cell office:value-type="string">
            <text:p>hin|geben</text:p>
          </table:table-cell>
          <table:table-cell table:number-columns-repeated="255"/>
        </table:table-row>
        <table:table-row table:style-name="ro4">
          <table:table-cell office:value-type="string">
            <text:p>hin|gehen</text:p>
          </table:table-cell>
          <table:table-cell table:number-columns-repeated="255"/>
        </table:table-row>
        <table:table-row table:style-name="ro4">
          <table:table-cell office:value-type="string">
            <text:p>hin|geraten</text:p>
          </table:table-cell>
          <table:table-cell table:number-columns-repeated="255"/>
        </table:table-row>
        <table:table-row table:style-name="ro4">
          <table:table-cell office:value-type="string">
            <text:p>hin|gleiten</text:p>
          </table:table-cell>
          <table:table-cell table:number-columns-repeated="255"/>
        </table:table-row>
        <table:table-row table:style-name="ro4">
          <table:table-cell office:value-type="string">
            <text:p>hin|greifen</text:p>
          </table:table-cell>
          <table:table-cell table:number-columns-repeated="255"/>
        </table:table-row>
        <table:table-row table:style-name="ro4">
          <table:table-cell office:value-type="string">
            <text:p>hin|halten</text:p>
          </table:table-cell>
          <table:table-cell table:number-columns-repeated="255"/>
        </table:table-row>
        <table:table-row table:style-name="ro4">
          <table:table-cell office:value-type="string">
            <text:p>hin|hängen</text:p>
          </table:table-cell>
          <table:table-cell table:number-columns-repeated="255"/>
        </table:table-row>
        <table:table-row table:style-name="ro4">
          <table:table-cell office:value-type="string">
            <text:p>hin|heben</text:p>
          </table:table-cell>
          <table:table-cell table:number-columns-repeated="255"/>
        </table:table-row>
        <table:table-row table:style-name="ro4">
          <table:table-cell office:value-type="string">
            <text:p>hin|kommen</text:p>
          </table:table-cell>
          <table:table-cell table:number-columns-repeated="255"/>
        </table:table-row>
        <table:table-row table:style-name="ro4">
          <table:table-cell office:value-type="string">
            <text:p>hin|kriechen</text:p>
          </table:table-cell>
          <table:table-cell table:number-columns-repeated="255"/>
        </table:table-row>
        <table:table-row table:style-name="ro4">
          <table:table-cell office:value-type="string">
            <text:p>hin|laden</text:p>
          </table:table-cell>
          <table:table-cell table:number-columns-repeated="255"/>
        </table:table-row>
        <table:table-row table:style-name="ro4">
          <table:table-cell office:value-type="string">
            <text:p>hin|lassen</text:p>
          </table:table-cell>
          <table:table-cell table:number-columns-repeated="255"/>
        </table:table-row>
        <table:table-row table:style-name="ro4">
          <table:table-cell office:value-type="string">
            <text:p>hin|laufen</text:p>
          </table:table-cell>
          <table:table-cell table:number-columns-repeated="255"/>
        </table:table-row>
        <table:table-row table:style-name="ro4">
          <table:table-cell office:value-type="string">
            <text:p>hin|nehmen</text:p>
          </table:table-cell>
          <table:table-cell table:number-columns-repeated="255"/>
        </table:table-row>
        <table:table-row table:style-name="ro4">
          <table:table-cell office:value-type="string">
            <text:p>hin|reißen</text:p>
          </table:table-cell>
          <table:table-cell table:number-columns-repeated="255"/>
        </table:table-row>
        <table:table-row table:style-name="ro4">
          <table:table-cell office:value-type="string">
            <text:p>hin|reiten</text:p>
          </table:table-cell>
          <table:table-cell table:number-columns-repeated="255"/>
        </table:table-row>
        <table:table-row table:style-name="ro4">
          <table:table-cell office:value-type="string">
            <text:p>hin|rennen</text:p>
          </table:table-cell>
          <table:table-cell table:number-columns-repeated="255"/>
        </table:table-row>
        <table:table-row table:style-name="ro4">
          <table:table-cell office:value-type="string">
            <text:p>hin|rinnen</text:p>
          </table:table-cell>
          <table:table-cell table:number-columns-repeated="255"/>
        </table:table-row>
        <table:table-row table:style-name="ro4">
          <table:table-cell office:value-type="string">
            <text:p>hin|rufen</text:p>
          </table:table-cell>
          <table:table-cell table:number-columns-repeated="255"/>
        </table:table-row>
        <table:table-row table:style-name="ro4">
          <table:table-cell office:value-type="string">
            <text:p>hin|schaffen</text:p>
          </table:table-cell>
          <table:table-cell table:number-columns-repeated="255"/>
        </table:table-row>
        <table:table-row table:style-name="ro4">
          <table:table-cell office:value-type="string">
            <text:p>hin|scheinen</text:p>
          </table:table-cell>
          <table:table-cell table:number-columns-repeated="255"/>
        </table:table-row>
        <table:table-row table:style-name="ro4">
          <table:table-cell office:value-type="string">
            <text:p>hin|scheißen</text:p>
          </table:table-cell>
          <table:table-cell table:number-columns-repeated="255"/>
        </table:table-row>
        <table:table-row table:style-name="ro4">
          <table:table-cell office:value-type="string">
            <text:p>hin|schieben</text:p>
          </table:table-cell>
          <table:table-cell table:number-columns-repeated="255"/>
        </table:table-row>
        <table:table-row table:style-name="ro4">
          <table:table-cell office:value-type="string">
            <text:p>hin|schießen</text:p>
          </table:table-cell>
          <table:table-cell table:number-columns-repeated="255"/>
        </table:table-row>
        <table:table-row table:style-name="ro4">
          <table:table-cell office:value-type="string">
            <text:p>hin|schlagen</text:p>
          </table:table-cell>
          <table:table-cell table:number-columns-repeated="255"/>
        </table:table-row>
        <table:table-row table:style-name="ro4">
          <table:table-cell office:value-type="string">
            <text:p>hin|schleichen</text:p>
          </table:table-cell>
          <table:table-cell table:number-columns-repeated="255"/>
        </table:table-row>
        <table:table-row table:style-name="ro4">
          <table:table-cell office:value-type="string">
            <text:p>hin|schleifen</text:p>
          </table:table-cell>
          <table:table-cell table:number-columns-repeated="255"/>
        </table:table-row>
        <table:table-row table:style-name="ro4">
          <table:table-cell office:value-type="string">
            <text:p>hin|schmeißen</text:p>
          </table:table-cell>
          <table:table-cell table:number-columns-repeated="255"/>
        </table:table-row>
        <table:table-row table:style-name="ro4">
          <table:table-cell office:value-type="string">
            <text:p>hin|schreiben</text:p>
          </table:table-cell>
          <table:table-cell table:number-columns-repeated="255"/>
        </table:table-row>
        <table:table-row table:style-name="ro4">
          <table:table-cell office:value-type="string">
            <text:p>hin|schreien</text:p>
          </table:table-cell>
          <table:table-cell table:number-columns-repeated="255"/>
        </table:table-row>
        <table:table-row table:style-name="ro4">
          <table:table-cell office:value-type="string">
            <text:p>hin|schwimmen</text:p>
          </table:table-cell>
          <table:table-cell table:number-columns-repeated="255"/>
        </table:table-row>
        <table:table-row table:style-name="ro4">
          <table:table-cell office:value-type="string">
            <text:p>hin|schwingen</text:p>
          </table:table-cell>
          <table:table-cell table:number-columns-repeated="255"/>
        </table:table-row>
        <table:table-row table:style-name="ro4">
          <table:table-cell office:value-type="string">
            <text:p>hin|sehen</text:p>
          </table:table-cell>
          <table:table-cell table:number-columns-repeated="255"/>
        </table:table-row>
        <table:table-row table:style-name="ro4">
          <table:table-cell office:value-type="string">
            <text:p>hin|sinken</text:p>
          </table:table-cell>
          <table:table-cell table:number-columns-repeated="255"/>
        </table:table-row>
        <table:table-row table:style-name="ro4">
          <table:table-cell office:value-type="string">
            <text:p>hin|springen</text:p>
          </table:table-cell>
          <table:table-cell table:number-columns-repeated="255"/>
        </table:table-row>
        <table:table-row table:style-name="ro4">
          <table:table-cell office:value-type="string">
            <text:p>hin|stoßen</text:p>
          </table:table-cell>
          <table:table-cell table:number-columns-repeated="255"/>
        </table:table-row>
        <table:table-row table:style-name="ro4">
          <table:table-cell office:value-type="string">
            <text:p>hin|tragen</text:p>
          </table:table-cell>
          <table:table-cell table:number-columns-repeated="255"/>
        </table:table-row>
        <table:table-row table:style-name="ro4">
          <table:table-cell office:value-type="string">
            <text:p>hin|treiben</text:p>
          </table:table-cell>
          <table:table-cell table:number-columns-repeated="255"/>
        </table:table-row>
        <table:table-row table:style-name="ro4">
          <table:table-cell office:value-type="string">
            <text:p>hin|treten</text:p>
          </table:table-cell>
          <table:table-cell table:number-columns-repeated="255"/>
        </table:table-row>
        <table:table-row table:style-name="ro4">
          <table:table-cell office:value-type="string">
            <text:p>hin|tun</text:p>
          </table:table-cell>
          <table:table-cell table:number-columns-repeated="255"/>
        </table:table-row>
        <table:table-row table:style-name="ro4">
          <table:table-cell office:value-type="string">
            <text:p>hin|weisen </text:p>
          </table:table-cell>
          <table:table-cell table:number-columns-repeated="255"/>
        </table:table-row>
        <table:table-row table:style-name="ro4">
          <table:table-cell office:value-type="string">
            <text:p>hin|werfen </text:p>
          </table:table-cell>
          <table:table-cell table:number-columns-repeated="255"/>
        </table:table-row>
        <table:table-row table:style-name="ro4">
          <table:table-cell office:value-type="string">
            <text:p>hinter|befehlen</text:p>
          </table:table-cell>
          <table:table-cell table:number-columns-repeated="255"/>
        </table:table-row>
        <table:table-row table:style-name="ro4">
          <table:table-cell office:value-type="string">
            <text:p>hinter|beißen</text:p>
          </table:table-cell>
          <table:table-cell table:number-columns-repeated="255"/>
        </table:table-row>
        <table:table-row table:style-name="ro4">
          <table:table-cell office:value-type="string">
            <text:p>hinter|bekommen</text:p>
          </table:table-cell>
          <table:table-cell table:number-columns-repeated="255"/>
        </table:table-row>
        <table:table-row table:style-name="ro4">
          <table:table-cell office:value-type="string">
            <text:p>hinter|biegen</text:p>
          </table:table-cell>
          <table:table-cell table:number-columns-repeated="255"/>
        </table:table-row>
        <table:table-row table:style-name="ro4">
          <table:table-cell office:value-type="string">
            <text:p>hinter|bitten</text:p>
          </table:table-cell>
          <table:table-cell table:number-columns-repeated="255"/>
        </table:table-row>
        <table:table-row table:style-name="ro4">
          <table:table-cell office:value-type="string">
            <text:p>hinter|bringen</text:p>
          </table:table-cell>
          <table:table-cell table:number-columns-repeated="255"/>
        </table:table-row>
        <table:table-row table:style-name="ro4">
          <table:table-cell office:value-type="string">
            <text:p>hinter|denken</text:p>
          </table:table-cell>
          <table:table-cell table:number-columns-repeated="255"/>
        </table:table-row>
        <table:table-row table:style-name="ro4">
          <table:table-cell office:value-type="string">
            <text:p>hinter|dringen</text:p>
          </table:table-cell>
          <table:table-cell table:number-columns-repeated="255"/>
        </table:table-row>
        <table:table-row table:style-name="ro4">
          <table:table-cell office:value-type="string">
            <text:p>hinter|fahren</text:p>
          </table:table-cell>
          <table:table-cell table:number-columns-repeated="255"/>
        </table:table-row>
        <table:table-row table:style-name="ro4">
          <table:table-cell office:value-type="string">
            <text:p>hinter|fallen</text:p>
          </table:table-cell>
          <table:table-cell table:number-columns-repeated="255"/>
        </table:table-row>
        <table:table-row table:style-name="ro4">
          <table:table-cell office:value-type="string">
            <text:p>hinter|fliegen</text:p>
          </table:table-cell>
          <table:table-cell table:number-columns-repeated="255"/>
        </table:table-row>
        <table:table-row table:style-name="ro4">
          <table:table-cell office:value-type="string">
            <text:p>hinter|fließen</text:p>
          </table:table-cell>
          <table:table-cell table:number-columns-repeated="255"/>
        </table:table-row>
        <table:table-row table:style-name="ro4">
          <table:table-cell office:value-type="string">
            <text:p>hinter|gehen</text:p>
          </table:table-cell>
          <table:table-cell table:number-columns-repeated="255"/>
        </table:table-row>
        <table:table-row table:style-name="ro4">
          <table:table-cell office:value-type="string">
            <text:p>hinter|geraten</text:p>
          </table:table-cell>
          <table:table-cell table:number-columns-repeated="255"/>
        </table:table-row>
        <table:table-row table:style-name="ro4">
          <table:table-cell office:value-type="string">
            <text:p>hinter|gleiten</text:p>
          </table:table-cell>
          <table:table-cell table:number-columns-repeated="255"/>
        </table:table-row>
        <table:table-row table:style-name="ro4">
          <table:table-cell office:value-type="string">
            <text:p>hinter|graben</text:p>
          </table:table-cell>
          <table:table-cell table:number-columns-repeated="255"/>
        </table:table-row>
        <table:table-row table:style-name="ro4">
          <table:table-cell office:value-type="string">
            <text:p>hinter|hängen</text:p>
          </table:table-cell>
          <table:table-cell table:number-columns-repeated="255"/>
        </table:table-row>
        <table:table-row table:style-name="ro4">
          <table:table-cell office:value-type="string">
            <text:p>hinter|kommen</text:p>
          </table:table-cell>
          <table:table-cell table:number-columns-repeated="255"/>
        </table:table-row>
        <table:table-row table:style-name="ro4">
          <table:table-cell office:value-type="string">
            <text:p>hinter|kriechen</text:p>
          </table:table-cell>
          <table:table-cell table:number-columns-repeated="255"/>
        </table:table-row>
        <table:table-row table:style-name="ro4">
          <table:table-cell office:value-type="string">
            <text:p>hinter|lassen</text:p>
          </table:table-cell>
          <table:table-cell table:number-columns-repeated="255"/>
        </table:table-row>
        <table:table-row table:style-name="ro4">
          <table:table-cell office:value-type="string">
            <text:p>hinter|laufen</text:p>
          </table:table-cell>
          <table:table-cell table:number-columns-repeated="255"/>
        </table:table-row>
        <table:table-row table:style-name="ro4">
          <table:table-cell office:value-type="string">
            <text:p>hinter|reiten</text:p>
          </table:table-cell>
          <table:table-cell table:number-columns-repeated="255"/>
        </table:table-row>
        <table:table-row table:style-name="ro4">
          <table:table-cell office:value-type="string">
            <text:p>hinter|rennen</text:p>
          </table:table-cell>
          <table:table-cell table:number-columns-repeated="255"/>
        </table:table-row>
        <table:table-row table:style-name="ro4">
          <table:table-cell office:value-type="string">
            <text:p>hinter|rinnen</text:p>
          </table:table-cell>
          <table:table-cell table:number-columns-repeated="255"/>
        </table:table-row>
        <table:table-row table:style-name="ro4">
          <table:table-cell office:value-type="string">
            <text:p>hinter|rufen</text:p>
          </table:table-cell>
          <table:table-cell table:number-columns-repeated="255"/>
        </table:table-row>
        <table:table-row table:style-name="ro4">
          <table:table-cell office:value-type="string">
            <text:p>hinter|schaffen</text:p>
          </table:table-cell>
          <table:table-cell table:number-columns-repeated="255"/>
        </table:table-row>
        <table:table-row table:style-name="ro4">
          <table:table-cell office:value-type="string">
            <text:p>hinter|scheinen</text:p>
          </table:table-cell>
          <table:table-cell table:number-columns-repeated="255"/>
        </table:table-row>
        <table:table-row table:style-name="ro4">
          <table:table-cell office:value-type="string">
            <text:p>hinter|schieben</text:p>
          </table:table-cell>
          <table:table-cell table:number-columns-repeated="255"/>
        </table:table-row>
        <table:table-row table:style-name="ro4">
          <table:table-cell office:value-type="string">
            <text:p>hinter|schießen</text:p>
          </table:table-cell>
          <table:table-cell table:number-columns-repeated="255"/>
        </table:table-row>
        <table:table-row table:style-name="ro4">
          <table:table-cell office:value-type="string">
            <text:p>hinter|schlagen</text:p>
          </table:table-cell>
          <table:table-cell/>
          <table:table-cell office:value-type="string">
            <text:p>hinter|schlagen</text:p>
          </table:table-cell>
          <table:table-cell table:number-columns-repeated="253"/>
        </table:table-row>
        <table:table-row table:style-name="ro4">
          <table:table-cell office:value-type="string">
            <text:p>hinter|schleichen</text:p>
          </table:table-cell>
          <table:table-cell table:number-columns-repeated="255"/>
        </table:table-row>
        <table:table-row table:style-name="ro4">
          <table:table-cell office:value-type="string">
            <text:p>hinter|schleifen</text:p>
          </table:table-cell>
          <table:table-cell table:number-columns-repeated="255"/>
        </table:table-row>
        <table:table-row table:style-name="ro4">
          <table:table-cell office:value-type="string">
            <text:p>hinter|schmeißen</text:p>
          </table:table-cell>
          <table:table-cell table:number-columns-repeated="255"/>
        </table:table-row>
        <table:table-row table:style-name="ro4">
          <table:table-cell office:value-type="string">
            <text:p>hinter|schreien</text:p>
          </table:table-cell>
          <table:table-cell table:number-columns-repeated="255"/>
        </table:table-row>
        <table:table-row table:style-name="ro4">
          <table:table-cell office:value-type="string">
            <text:p>hinter|schwimmen</text:p>
          </table:table-cell>
          <table:table-cell table:number-columns-repeated="255"/>
        </table:table-row>
        <table:table-row table:style-name="ro4">
          <table:table-cell office:value-type="string">
            <text:p>hinter|schwingen</text:p>
          </table:table-cell>
          <table:table-cell table:number-columns-repeated="255"/>
        </table:table-row>
        <table:table-row table:style-name="ro4">
          <table:table-cell office:value-type="string">
            <text:p>hinter|sehen</text:p>
          </table:table-cell>
          <table:table-cell table:number-columns-repeated="255"/>
        </table:table-row>
        <table:table-row table:style-name="ro4">
          <table:table-cell office:value-type="string">
            <text:p>hinter|springen</text:p>
          </table:table-cell>
          <table:table-cell table:number-columns-repeated="255"/>
        </table:table-row>
        <table:table-row table:style-name="ro4">
          <table:table-cell office:value-type="string">
            <text:p>hinter|stoßen</text:p>
          </table:table-cell>
          <table:table-cell table:number-columns-repeated="255"/>
        </table:table-row>
        <table:table-row table:style-name="ro4">
          <table:table-cell office:value-type="string">
            <text:p>hinter|tragen</text:p>
          </table:table-cell>
          <table:table-cell table:number-columns-repeated="255"/>
        </table:table-row>
        <table:table-row table:style-name="ro4">
          <table:table-cell office:value-type="string">
            <text:p>hinter|treiben</text:p>
          </table:table-cell>
          <table:table-cell table:number-columns-repeated="255"/>
        </table:table-row>
        <table:table-row table:style-name="ro4">
          <table:table-cell office:value-type="string">
            <text:p>hinterher|beißen</text:p>
          </table:table-cell>
          <table:table-cell table:number-columns-repeated="255"/>
        </table:table-row>
        <table:table-row table:style-name="ro4">
          <table:table-cell office:value-type="string">
            <text:p>hinterher|bringen</text:p>
          </table:table-cell>
          <table:table-cell table:number-columns-repeated="255"/>
        </table:table-row>
        <table:table-row table:style-name="ro4">
          <table:table-cell office:value-type="string">
            <text:p>hinterher|dringen</text:p>
          </table:table-cell>
          <table:table-cell table:number-columns-repeated="255"/>
        </table:table-row>
        <table:table-row table:style-name="ro4">
          <table:table-cell office:value-type="string">
            <text:p>hinterher|fahren</text:p>
          </table:table-cell>
          <table:table-cell table:number-columns-repeated="255"/>
        </table:table-row>
        <table:table-row table:style-name="ro4">
          <table:table-cell office:value-type="string">
            <text:p>hinterher|fallen</text:p>
          </table:table-cell>
          <table:table-cell table:number-columns-repeated="255"/>
        </table:table-row>
        <table:table-row table:style-name="ro4">
          <table:table-cell office:value-type="string">
            <text:p>hinterher|fliegen</text:p>
          </table:table-cell>
          <table:table-cell table:number-columns-repeated="255"/>
        </table:table-row>
        <table:table-row table:style-name="ro4">
          <table:table-cell office:value-type="string">
            <text:p>hinterher|fließen</text:p>
          </table:table-cell>
          <table:table-cell table:number-columns-repeated="255"/>
        </table:table-row>
        <table:table-row table:style-name="ro4">
          <table:table-cell office:value-type="string">
            <text:p>hinterher|gehen</text:p>
          </table:table-cell>
          <table:table-cell table:number-columns-repeated="255"/>
        </table:table-row>
        <table:table-row table:style-name="ro4">
          <table:table-cell office:value-type="string">
            <text:p>hinterher|geraten</text:p>
          </table:table-cell>
          <table:table-cell table:number-columns-repeated="255"/>
        </table:table-row>
        <table:table-row table:style-name="ro4">
          <table:table-cell office:value-type="string">
            <text:p>hinterher|gleiten</text:p>
          </table:table-cell>
          <table:table-cell table:number-columns-repeated="255"/>
        </table:table-row>
        <table:table-row table:style-name="ro4">
          <table:table-cell office:value-type="string">
            <text:p>hinterher|graben</text:p>
          </table:table-cell>
          <table:table-cell table:number-columns-repeated="255"/>
        </table:table-row>
        <table:table-row table:style-name="ro4">
          <table:table-cell office:value-type="string">
            <text:p>hinterher|kommen</text:p>
          </table:table-cell>
          <table:table-cell table:number-columns-repeated="255"/>
        </table:table-row>
        <table:table-row table:style-name="ro4">
          <table:table-cell office:value-type="string">
            <text:p>hinterher|kriechen</text:p>
          </table:table-cell>
          <table:table-cell table:number-columns-repeated="255"/>
        </table:table-row>
        <table:table-row table:style-name="ro4">
          <table:table-cell office:value-type="string">
            <text:p>hinterher|laufen</text:p>
          </table:table-cell>
          <table:table-cell table:number-columns-repeated="255"/>
        </table:table-row>
        <table:table-row table:style-name="ro4">
          <table:table-cell office:value-type="string">
            <text:p>hinterher|reiten</text:p>
          </table:table-cell>
          <table:table-cell table:number-columns-repeated="255"/>
        </table:table-row>
        <table:table-row table:style-name="ro4">
          <table:table-cell office:value-type="string">
            <text:p>hinterher|rennen</text:p>
          </table:table-cell>
          <table:table-cell table:number-columns-repeated="255"/>
        </table:table-row>
        <table:table-row table:style-name="ro4">
          <table:table-cell office:value-type="string">
            <text:p>hinterher|rinnen</text:p>
          </table:table-cell>
          <table:table-cell table:number-columns-repeated="255"/>
        </table:table-row>
        <table:table-row table:style-name="ro4">
          <table:table-cell office:value-type="string">
            <text:p>hinterher|rufen</text:p>
          </table:table-cell>
          <table:table-cell table:number-columns-repeated="255"/>
        </table:table-row>
        <table:table-row table:style-name="ro4">
          <table:table-cell office:value-type="string">
            <text:p>hinterher|schaffen</text:p>
          </table:table-cell>
          <table:table-cell table:number-columns-repeated="255"/>
        </table:table-row>
        <table:table-row table:style-name="ro4">
          <table:table-cell office:value-type="string">
            <text:p>hinterher|scheinen</text:p>
          </table:table-cell>
          <table:table-cell table:number-columns-repeated="255"/>
        </table:table-row>
        <table:table-row table:style-name="ro4">
          <table:table-cell office:value-type="string">
            <text:p>hinterher|schieben</text:p>
          </table:table-cell>
          <table:table-cell table:number-columns-repeated="255"/>
        </table:table-row>
        <table:table-row table:style-name="ro4">
          <table:table-cell office:value-type="string">
            <text:p>hinterher|schießen</text:p>
          </table:table-cell>
          <table:table-cell table:number-columns-repeated="255"/>
        </table:table-row>
        <table:table-row table:style-name="ro4">
          <table:table-cell office:value-type="string">
            <text:p>hinterher|schlagen</text:p>
          </table:table-cell>
          <table:table-cell table:number-columns-repeated="255"/>
        </table:table-row>
        <table:table-row table:style-name="ro4">
          <table:table-cell office:value-type="string">
            <text:p>hinterher|schleichen</text:p>
          </table:table-cell>
          <table:table-cell table:number-columns-repeated="255"/>
        </table:table-row>
        <table:table-row table:style-name="ro4">
          <table:table-cell office:value-type="string">
            <text:p>hinterher|schleifen</text:p>
          </table:table-cell>
          <table:table-cell table:number-columns-repeated="255"/>
        </table:table-row>
        <table:table-row table:style-name="ro4">
          <table:table-cell office:value-type="string">
            <text:p>hinterher|schmeißen</text:p>
          </table:table-cell>
          <table:table-cell table:number-columns-repeated="255"/>
        </table:table-row>
        <table:table-row table:style-name="ro4">
          <table:table-cell office:value-type="string">
            <text:p>hinterher|schreien</text:p>
          </table:table-cell>
          <table:table-cell table:number-columns-repeated="255"/>
        </table:table-row>
        <table:table-row table:style-name="ro4">
          <table:table-cell office:value-type="string">
            <text:p>hinterher|schwimmen</text:p>
          </table:table-cell>
          <table:table-cell table:number-columns-repeated="255"/>
        </table:table-row>
        <table:table-row table:style-name="ro4">
          <table:table-cell office:value-type="string">
            <text:p>hinterher|schwingen</text:p>
          </table:table-cell>
          <table:table-cell table:number-columns-repeated="255"/>
        </table:table-row>
        <table:table-row table:style-name="ro4">
          <table:table-cell office:value-type="string">
            <text:p>hinterher|sehen</text:p>
          </table:table-cell>
          <table:table-cell table:number-columns-repeated="255"/>
        </table:table-row>
        <table:table-row table:style-name="ro4">
          <table:table-cell office:value-type="string">
            <text:p>hinterher|springen</text:p>
          </table:table-cell>
          <table:table-cell table:number-columns-repeated="255"/>
        </table:table-row>
        <table:table-row table:style-name="ro4">
          <table:table-cell office:value-type="string">
            <text:p>hinterher|stoßen</text:p>
          </table:table-cell>
          <table:table-cell table:number-columns-repeated="255"/>
        </table:table-row>
        <table:table-row table:style-name="ro4">
          <table:table-cell office:value-type="string">
            <text:p>hinterher|tragen</text:p>
          </table:table-cell>
          <table:table-cell table:number-columns-repeated="255"/>
        </table:table-row>
        <table:table-row table:style-name="ro4">
          <table:table-cell office:value-type="string">
            <text:p>hinterher|treiben</text:p>
          </table:table-cell>
          <table:table-cell table:number-columns-repeated="255"/>
        </table:table-row>
        <table:table-row table:style-name="ro4">
          <table:table-cell office:value-type="string">
            <text:p>hinterher|wachsen </text:p>
          </table:table-cell>
          <table:table-cell table:number-columns-repeated="255"/>
        </table:table-row>
        <table:table-row table:style-name="ro4">
          <table:table-cell office:value-type="string">
            <text:p>hinterher|werfen </text:p>
          </table:table-cell>
          <table:table-cell table:number-columns-repeated="255"/>
        </table:table-row>
        <table:table-row table:style-name="ro4">
          <table:table-cell office:value-type="string">
            <text:p>hinunter|befehlen</text:p>
          </table:table-cell>
          <table:table-cell table:number-columns-repeated="255"/>
        </table:table-row>
        <table:table-row table:style-name="ro4">
          <table:table-cell office:value-type="string">
            <text:p>hinunter|beißen</text:p>
          </table:table-cell>
          <table:table-cell table:number-columns-repeated="255"/>
        </table:table-row>
        <table:table-row table:style-name="ro4">
          <table:table-cell office:value-type="string">
            <text:p>hinunter|bekommen</text:p>
          </table:table-cell>
          <table:table-cell table:number-columns-repeated="255"/>
        </table:table-row>
        <table:table-row table:style-name="ro4">
          <table:table-cell office:value-type="string">
            <text:p>hinunter|biegen</text:p>
          </table:table-cell>
          <table:table-cell table:number-columns-repeated="255"/>
        </table:table-row>
        <table:table-row table:style-name="ro4">
          <table:table-cell office:value-type="string">
            <text:p>hinunter|bitten</text:p>
          </table:table-cell>
          <table:table-cell table:number-columns-repeated="255"/>
        </table:table-row>
        <table:table-row table:style-name="ro4">
          <table:table-cell office:value-type="string">
            <text:p>hinunter|blasen</text:p>
          </table:table-cell>
          <table:table-cell table:number-columns-repeated="255"/>
        </table:table-row>
        <table:table-row table:style-name="ro4">
          <table:table-cell office:value-type="string">
            <text:p>hinunter|bringen</text:p>
          </table:table-cell>
          <table:table-cell table:number-columns-repeated="255"/>
        </table:table-row>
        <table:table-row table:style-name="ro4">
          <table:table-cell office:value-type="string">
            <text:p>hinunter|dringen</text:p>
          </table:table-cell>
          <table:table-cell table:number-columns-repeated="255"/>
        </table:table-row>
        <table:table-row table:style-name="ro4">
          <table:table-cell office:value-type="string">
            <text:p>hinunter|fahren</text:p>
          </table:table-cell>
          <table:table-cell table:number-columns-repeated="255"/>
        </table:table-row>
        <table:table-row table:style-name="ro4">
          <table:table-cell office:value-type="string">
            <text:p>hinunter|fallen</text:p>
          </table:table-cell>
          <table:table-cell table:number-columns-repeated="255"/>
        </table:table-row>
        <table:table-row table:style-name="ro4">
          <table:table-cell office:value-type="string">
            <text:p>hinunter|fliegen</text:p>
          </table:table-cell>
          <table:table-cell table:number-columns-repeated="255"/>
        </table:table-row>
        <table:table-row table:style-name="ro4">
          <table:table-cell office:value-type="string">
            <text:p>hinunter|fließen</text:p>
          </table:table-cell>
          <table:table-cell table:number-columns-repeated="255"/>
        </table:table-row>
        <table:table-row table:style-name="ro4">
          <table:table-cell office:value-type="string">
            <text:p>hinunter|geben</text:p>
          </table:table-cell>
          <table:table-cell table:number-columns-repeated="255"/>
        </table:table-row>
        <table:table-row table:style-name="ro4">
          <table:table-cell office:value-type="string">
            <text:p>hinunter|gehen</text:p>
          </table:table-cell>
          <table:table-cell table:number-columns-repeated="255"/>
        </table:table-row>
        <table:table-row table:style-name="ro4">
          <table:table-cell office:value-type="string">
            <text:p>hinunter|geraten</text:p>
          </table:table-cell>
          <table:table-cell table:number-columns-repeated="255"/>
        </table:table-row>
        <table:table-row table:style-name="ro4">
          <table:table-cell office:value-type="string">
            <text:p>hinunter|gießen</text:p>
          </table:table-cell>
          <table:table-cell table:number-columns-repeated="255"/>
        </table:table-row>
        <table:table-row table:style-name="ro4">
          <table:table-cell office:value-type="string">
            <text:p>hinunter|gleiten</text:p>
          </table:table-cell>
          <table:table-cell table:number-columns-repeated="255"/>
        </table:table-row>
        <table:table-row table:style-name="ro4">
          <table:table-cell office:value-type="string">
            <text:p>hinunter|hängen</text:p>
          </table:table-cell>
          <table:table-cell table:number-columns-repeated="255"/>
        </table:table-row>
        <table:table-row table:style-name="ro4">
          <table:table-cell office:value-type="string">
            <text:p>hinunter|heben</text:p>
          </table:table-cell>
          <table:table-cell table:number-columns-repeated="255"/>
        </table:table-row>
        <table:table-row table:style-name="ro4">
          <table:table-cell office:value-type="string">
            <text:p>hinunter|kommen</text:p>
          </table:table-cell>
          <table:table-cell table:number-columns-repeated="255"/>
        </table:table-row>
        <table:table-row table:style-name="ro4">
          <table:table-cell office:value-type="string">
            <text:p>hinunter|kriechen</text:p>
          </table:table-cell>
          <table:table-cell table:number-columns-repeated="255"/>
        </table:table-row>
        <table:table-row table:style-name="ro4">
          <table:table-cell office:value-type="string">
            <text:p>hinunter|laden</text:p>
          </table:table-cell>
          <table:table-cell table:number-columns-repeated="255"/>
        </table:table-row>
        <table:table-row table:style-name="ro4">
          <table:table-cell office:value-type="string">
            <text:p>hinunter|lassen</text:p>
          </table:table-cell>
          <table:table-cell table:number-columns-repeated="255"/>
        </table:table-row>
        <table:table-row table:style-name="ro4">
          <table:table-cell office:value-type="string">
            <text:p>hinunter|laufen</text:p>
          </table:table-cell>
          <table:table-cell table:number-columns-repeated="255"/>
        </table:table-row>
        <table:table-row table:style-name="ro4">
          <table:table-cell office:value-type="string">
            <text:p>hinunter|nehmen</text:p>
          </table:table-cell>
          <table:table-cell table:number-columns-repeated="255"/>
        </table:table-row>
        <table:table-row table:style-name="ro4">
          <table:table-cell office:value-type="string">
            <text:p>hinunter|reiten</text:p>
          </table:table-cell>
          <table:table-cell table:number-columns-repeated="255"/>
        </table:table-row>
        <table:table-row table:style-name="ro4">
          <table:table-cell office:value-type="string">
            <text:p>hinunter|rennen</text:p>
          </table:table-cell>
          <table:table-cell table:number-columns-repeated="255"/>
        </table:table-row>
        <table:table-row table:style-name="ro4">
          <table:table-cell office:value-type="string">
            <text:p>hinunter|rinnen</text:p>
          </table:table-cell>
          <table:table-cell table:number-columns-repeated="255"/>
        </table:table-row>
        <table:table-row table:style-name="ro4">
          <table:table-cell office:value-type="string">
            <text:p>hinunter|rufen</text:p>
          </table:table-cell>
          <table:table-cell table:number-columns-repeated="255"/>
        </table:table-row>
        <table:table-row table:style-name="ro4">
          <table:table-cell office:value-type="string">
            <text:p>hinunter|schaffen</text:p>
          </table:table-cell>
          <table:table-cell table:number-columns-repeated="255"/>
        </table:table-row>
        <table:table-row table:style-name="ro4">
          <table:table-cell office:value-type="string">
            <text:p>hinunter|scheinen</text:p>
          </table:table-cell>
          <table:table-cell table:number-columns-repeated="255"/>
        </table:table-row>
        <table:table-row table:style-name="ro4">
          <table:table-cell office:value-type="string">
            <text:p>hinunter|schieben</text:p>
          </table:table-cell>
          <table:table-cell table:number-columns-repeated="255"/>
        </table:table-row>
        <table:table-row table:style-name="ro4">
          <table:table-cell office:value-type="string">
            <text:p>hinunter|schießen</text:p>
          </table:table-cell>
          <table:table-cell table:number-columns-repeated="255"/>
        </table:table-row>
        <table:table-row table:style-name="ro4">
          <table:table-cell office:value-type="string">
            <text:p>hinunter|schlagen</text:p>
          </table:table-cell>
          <table:table-cell table:number-columns-repeated="255"/>
        </table:table-row>
        <table:table-row table:style-name="ro4">
          <table:table-cell office:value-type="string">
            <text:p>hinunter|schleichen</text:p>
          </table:table-cell>
          <table:table-cell table:number-columns-repeated="255"/>
        </table:table-row>
        <table:table-row table:style-name="ro4">
          <table:table-cell office:value-type="string">
            <text:p>hinunter|schleifen</text:p>
          </table:table-cell>
          <table:table-cell table:number-columns-repeated="255"/>
        </table:table-row>
        <table:table-row table:style-name="ro4">
          <table:table-cell office:value-type="string">
            <text:p>hinunter|schmeißen</text:p>
          </table:table-cell>
          <table:table-cell table:number-columns-repeated="255"/>
        </table:table-row>
        <table:table-row table:style-name="ro4">
          <table:table-cell office:value-type="string">
            <text:p>hinunter|schreien</text:p>
          </table:table-cell>
          <table:table-cell table:number-columns-repeated="255"/>
        </table:table-row>
        <table:table-row table:style-name="ro4">
          <table:table-cell office:value-type="string">
            <text:p>hinunter|schwimmen</text:p>
          </table:table-cell>
          <table:table-cell table:number-columns-repeated="255"/>
        </table:table-row>
        <table:table-row table:style-name="ro4">
          <table:table-cell office:value-type="string">
            <text:p>hinunter|schwingen</text:p>
          </table:table-cell>
          <table:table-cell table:number-columns-repeated="255"/>
        </table:table-row>
        <table:table-row table:style-name="ro4">
          <table:table-cell office:value-type="string">
            <text:p>hinunter|sehen</text:p>
          </table:table-cell>
          <table:table-cell table:number-columns-repeated="255"/>
        </table:table-row>
        <table:table-row table:style-name="ro4">
          <table:table-cell office:value-type="string">
            <text:p>hinunter|sinken</text:p>
          </table:table-cell>
          <table:table-cell table:number-columns-repeated="255"/>
        </table:table-row>
        <table:table-row table:style-name="ro4">
          <table:table-cell office:value-type="string">
            <text:p>hinunter|springen</text:p>
          </table:table-cell>
          <table:table-cell table:number-columns-repeated="255"/>
        </table:table-row>
        <table:table-row table:style-name="ro4">
          <table:table-cell office:value-type="string">
            <text:p>hinunter|stoßen</text:p>
          </table:table-cell>
          <table:table-cell table:number-columns-repeated="255"/>
        </table:table-row>
        <table:table-row table:style-name="ro4">
          <table:table-cell office:value-type="string">
            <text:p>hinunter|tragen</text:p>
          </table:table-cell>
          <table:table-cell table:number-columns-repeated="255"/>
        </table:table-row>
        <table:table-row table:style-name="ro4">
          <table:table-cell office:value-type="string">
            <text:p>hinunter|treiben</text:p>
          </table:table-cell>
          <table:table-cell table:number-columns-repeated="255"/>
        </table:table-row>
        <table:table-row table:style-name="ro4">
          <table:table-cell office:value-type="string">
            <text:p>hinunter|werfen </text:p>
          </table:table-cell>
          <table:table-cell table:number-columns-repeated="255"/>
        </table:table-row>
        <table:table-row table:style-name="ro4">
          <table:table-cell office:value-type="string">
            <text:p>hinzu|gewinnen</text:p>
          </table:table-cell>
          <table:table-cell table:number-columns-repeated="255"/>
        </table:table-row>
        <table:table-row table:style-name="ro4">
          <table:table-cell office:value-type="string">
            <text:p>lang|fahren</text:p>
          </table:table-cell>
          <table:table-cell table:number-columns-repeated="255"/>
        </table:table-row>
        <table:table-row table:style-name="ro4">
          <table:table-cell office:value-type="string">
            <text:p>lang|fliegen</text:p>
          </table:table-cell>
          <table:table-cell table:number-columns-repeated="255"/>
        </table:table-row>
        <table:table-row table:style-name="ro4">
          <table:table-cell office:value-type="string">
            <text:p>lang|fließen</text:p>
          </table:table-cell>
          <table:table-cell table:number-columns-repeated="255"/>
        </table:table-row>
        <table:table-row table:style-name="ro4">
          <table:table-cell office:value-type="string">
            <text:p>lang|gehen</text:p>
          </table:table-cell>
          <table:table-cell table:number-columns-repeated="255"/>
        </table:table-row>
        <table:table-row table:style-name="ro4">
          <table:table-cell office:value-type="string">
            <text:p>lang|geraten</text:p>
          </table:table-cell>
          <table:table-cell table:number-columns-repeated="255"/>
        </table:table-row>
        <table:table-row table:style-name="ro4">
          <table:table-cell office:value-type="string">
            <text:p>lang|gleiten</text:p>
          </table:table-cell>
          <table:table-cell table:number-columns-repeated="255"/>
        </table:table-row>
        <table:table-row table:style-name="ro4">
          <table:table-cell office:value-type="string">
            <text:p>lang|kommen</text:p>
          </table:table-cell>
          <table:table-cell table:number-columns-repeated="255"/>
        </table:table-row>
        <table:table-row table:style-name="ro4">
          <table:table-cell office:value-type="string">
            <text:p>lang|kriechen</text:p>
          </table:table-cell>
          <table:table-cell table:number-columns-repeated="255"/>
        </table:table-row>
        <table:table-row table:style-name="ro4">
          <table:table-cell office:value-type="string">
            <text:p>lang|laufen</text:p>
          </table:table-cell>
          <table:table-cell table:number-columns-repeated="255"/>
        </table:table-row>
        <table:table-row table:style-name="ro4">
          <table:table-cell office:value-type="string">
            <text:p>lang|reiten</text:p>
          </table:table-cell>
          <table:table-cell table:number-columns-repeated="255"/>
        </table:table-row>
        <table:table-row table:style-name="ro4">
          <table:table-cell office:value-type="string">
            <text:p>lang|rinnen</text:p>
          </table:table-cell>
          <table:table-cell table:number-columns-repeated="255"/>
        </table:table-row>
        <table:table-row table:style-name="ro4">
          <table:table-cell office:value-type="string">
            <text:p>lang|schieben</text:p>
          </table:table-cell>
          <table:table-cell table:number-columns-repeated="255"/>
        </table:table-row>
        <table:table-row table:style-name="ro4">
          <table:table-cell office:value-type="string">
            <text:p>lang|schleichen</text:p>
          </table:table-cell>
          <table:table-cell table:number-columns-repeated="255"/>
        </table:table-row>
        <table:table-row table:style-name="ro4">
          <table:table-cell office:value-type="string">
            <text:p>lang|schleifen</text:p>
          </table:table-cell>
          <table:table-cell table:number-columns-repeated="255"/>
        </table:table-row>
        <table:table-row table:style-name="ro4">
          <table:table-cell office:value-type="string">
            <text:p>lang|schwimmen</text:p>
          </table:table-cell>
          <table:table-cell table:number-columns-repeated="255"/>
        </table:table-row>
        <table:table-row table:style-name="ro4">
          <table:table-cell office:value-type="string">
            <text:p>lang|streichen</text:p>
          </table:table-cell>
          <table:table-cell table:number-columns-repeated="255"/>
        </table:table-row>
        <table:table-row table:style-name="ro4">
          <table:table-cell office:value-type="string">
            <text:p>lang|tragen</text:p>
          </table:table-cell>
          <table:table-cell table:number-columns-repeated="255"/>
        </table:table-row>
        <table:table-row table:style-name="ro4">
          <table:table-cell office:value-type="string">
            <text:p>leer|angeln</text:p>
          </table:table-cell>
          <table:table-cell table:number-columns-repeated="255"/>
        </table:table-row>
        <table:table-row table:style-name="ro4">
          <table:table-cell office:value-type="string">
            <text:p>leer|bekommen</text:p>
          </table:table-cell>
          <table:table-cell table:number-columns-repeated="255"/>
        </table:table-row>
        <table:table-row table:style-name="ro4">
          <table:table-cell office:value-type="string">
            <text:p>leer|blasen</text:p>
          </table:table-cell>
          <table:table-cell table:number-columns-repeated="255"/>
        </table:table-row>
        <table:table-row table:style-name="ro4">
          <table:table-cell office:value-type="string">
            <text:p>leer|brennen</text:p>
          </table:table-cell>
          <table:table-cell table:number-columns-repeated="255"/>
        </table:table-row>
        <table:table-row table:style-name="ro4">
          <table:table-cell office:value-type="string">
            <text:p>leer|essen</text:p>
          </table:table-cell>
          <table:table-cell table:number-columns-repeated="255"/>
        </table:table-row>
        <table:table-row table:style-name="ro4">
          <table:table-cell office:value-type="string">
            <text:p>leer|fangen</text:p>
          </table:table-cell>
          <table:table-cell table:number-columns-repeated="255"/>
        </table:table-row>
        <table:table-row table:style-name="ro4">
          <table:table-cell office:value-type="string">
            <text:p>leer|fließen</text:p>
          </table:table-cell>
          <table:table-cell table:number-columns-repeated="255"/>
        </table:table-row>
        <table:table-row table:style-name="ro4">
          <table:table-cell office:value-type="string">
            <text:p>leer|fressen</text:p>
          </table:table-cell>
          <table:table-cell table:number-columns-repeated="255"/>
        </table:table-row>
        <table:table-row table:style-name="ro4">
          <table:table-cell office:value-type="string">
            <text:p>leer|geraten</text:p>
          </table:table-cell>
          <table:table-cell table:number-columns-repeated="255"/>
        </table:table-row>
        <table:table-row table:style-name="ro4">
          <table:table-cell office:value-type="string">
            <text:p>leer|gießen</text:p>
          </table:table-cell>
          <table:table-cell table:number-columns-repeated="255"/>
        </table:table-row>
        <table:table-row table:style-name="ro4">
          <table:table-cell office:value-type="string">
            <text:p>leer|graben</text:p>
          </table:table-cell>
          <table:table-cell table:number-columns-repeated="255"/>
        </table:table-row>
        <table:table-row table:style-name="ro4">
          <table:table-cell office:value-type="string">
            <text:p>leer|greifen</text:p>
          </table:table-cell>
          <table:table-cell table:number-columns-repeated="255"/>
        </table:table-row>
        <table:table-row table:style-name="ro4">
          <table:table-cell office:value-type="string">
            <text:p>leer|laden</text:p>
          </table:table-cell>
          <table:table-cell table:number-columns-repeated="255"/>
        </table:table-row>
        <table:table-row table:style-name="ro4">
          <table:table-cell office:value-type="string">
            <text:p>leer|laufen</text:p>
          </table:table-cell>
          <table:table-cell table:number-columns-repeated="255"/>
        </table:table-row>
        <table:table-row table:style-name="ro4">
          <table:table-cell office:value-type="string">
            <text:p>leer|rinnen</text:p>
          </table:table-cell>
          <table:table-cell table:number-columns-repeated="255"/>
        </table:table-row>
        <table:table-row table:style-name="ro4">
          <table:table-cell office:value-type="string">
            <text:p>leer|saufen</text:p>
          </table:table-cell>
          <table:table-cell table:number-columns-repeated="255"/>
        </table:table-row>
        <table:table-row table:style-name="ro4">
          <table:table-cell office:value-type="string">
            <text:p>leer|schießen</text:p>
          </table:table-cell>
          <table:table-cell table:number-columns-repeated="255"/>
        </table:table-row>
        <table:table-row table:style-name="ro4">
          <table:table-cell office:value-type="string">
            <text:p>leer|springen</text:p>
          </table:table-cell>
          <table:table-cell table:number-columns-repeated="255"/>
        </table:table-row>
        <table:table-row table:style-name="ro4">
          <table:table-cell office:value-type="string">
            <text:p>leer|stehen</text:p>
          </table:table-cell>
          <table:table-cell table:number-columns-repeated="255"/>
        </table:table-row>
        <table:table-row table:style-name="ro4">
          <table:table-cell office:value-type="string">
            <text:p>leer|trinken</text:p>
          </table:table-cell>
          <table:table-cell table:number-columns-repeated="255"/>
        </table:table-row>
        <table:table-row table:style-name="ro4">
          <table:table-cell office:value-type="string">
            <text:p>mit|backen</text:p>
          </table:table-cell>
          <table:table-cell table:number-columns-repeated="255"/>
        </table:table-row>
        <table:table-row table:style-name="ro4">
          <table:table-cell office:value-type="string">
            <text:p>mit|befehlen</text:p>
          </table:table-cell>
          <table:table-cell table:number-columns-repeated="255"/>
        </table:table-row>
        <table:table-row table:style-name="ro4">
          <table:table-cell office:value-type="string">
            <text:p>mit|bekommen</text:p>
          </table:table-cell>
          <table:table-cell table:number-columns-repeated="255"/>
        </table:table-row>
        <table:table-row table:style-name="ro4">
          <table:table-cell office:value-type="string">
            <text:p>mit|bemessen</text:p>
          </table:table-cell>
          <table:table-cell table:number-columns-repeated="255"/>
        </table:table-row>
        <table:table-row table:style-name="ro4">
          <table:table-cell office:value-type="string">
            <text:p>mit|beraten</text:p>
          </table:table-cell>
          <table:table-cell table:number-columns-repeated="255"/>
        </table:table-row>
        <table:table-row table:style-name="ro4">
          <table:table-cell office:value-type="string">
            <text:p>mit|beschaffen</text:p>
          </table:table-cell>
          <table:table-cell table:number-columns-repeated="255"/>
        </table:table-row>
        <table:table-row table:style-name="ro4">
          <table:table-cell office:value-type="string">
            <text:p>mit|beschießen</text:p>
          </table:table-cell>
          <table:table-cell table:number-columns-repeated="255"/>
        </table:table-row>
        <table:table-row table:style-name="ro4">
          <table:table-cell office:value-type="string">
            <text:p>mit|beschlagen</text:p>
          </table:table-cell>
          <table:table-cell table:number-columns-repeated="255"/>
        </table:table-row>
        <table:table-row table:style-name="ro4">
          <table:table-cell office:value-type="string">
            <text:p>mit|beschließen</text:p>
          </table:table-cell>
          <table:table-cell table:number-columns-repeated="255"/>
        </table:table-row>
        <table:table-row table:style-name="ro4">
          <table:table-cell office:value-type="string">
            <text:p>mit|beschneiden</text:p>
          </table:table-cell>
          <table:table-cell table:number-columns-repeated="255"/>
        </table:table-row>
        <table:table-row table:style-name="ro4">
          <table:table-cell office:value-type="string">
            <text:p>mit|beschreiben</text:p>
          </table:table-cell>
          <table:table-cell table:number-columns-repeated="255"/>
        </table:table-row>
        <table:table-row table:style-name="ro4">
          <table:table-cell office:value-type="string">
            <text:p>mit|beschwören</text:p>
          </table:table-cell>
          <table:table-cell table:number-columns-repeated="255"/>
        </table:table-row>
        <table:table-row table:style-name="ro4">
          <table:table-cell office:value-type="string">
            <text:p>mit|biegen</text:p>
          </table:table-cell>
          <table:table-cell table:number-columns-repeated="255"/>
        </table:table-row>
        <table:table-row table:style-name="ro4">
          <table:table-cell office:value-type="string">
            <text:p>mit|bieten</text:p>
          </table:table-cell>
          <table:table-cell table:number-columns-repeated="255"/>
        </table:table-row>
        <table:table-row table:style-name="ro4">
          <table:table-cell office:value-type="string">
            <text:p>mit|bringen</text:p>
          </table:table-cell>
          <table:table-cell table:number-columns-repeated="255"/>
        </table:table-row>
        <table:table-row table:style-name="ro4">
          <table:table-cell office:value-type="string">
            <text:p>mit|denken</text:p>
          </table:table-cell>
          <table:table-cell table:number-columns-repeated="255"/>
        </table:table-row>
        <table:table-row table:style-name="ro4">
          <table:table-cell office:value-type="string">
            <text:p>mit|essen</text:p>
          </table:table-cell>
          <table:table-cell table:number-columns-repeated="255"/>
        </table:table-row>
        <table:table-row table:style-name="ro4">
          <table:table-cell office:value-type="string">
            <text:p>mit|fahren</text:p>
          </table:table-cell>
          <table:table-cell table:number-columns-repeated="255"/>
        </table:table-row>
        <table:table-row table:style-name="ro4">
          <table:table-cell office:value-type="string">
            <text:p>mit|fallen</text:p>
          </table:table-cell>
          <table:table-cell table:number-columns-repeated="255"/>
        </table:table-row>
        <table:table-row table:style-name="ro4">
          <table:table-cell office:value-type="string">
            <text:p>mit|fangen</text:p>
          </table:table-cell>
          <table:table-cell table:number-columns-repeated="255"/>
        </table:table-row>
        <table:table-row table:style-name="ro4">
          <table:table-cell office:value-type="string">
            <text:p>mit|fliegen</text:p>
          </table:table-cell>
          <table:table-cell table:number-columns-repeated="255"/>
        </table:table-row>
        <table:table-row table:style-name="ro4">
          <table:table-cell office:value-type="string">
            <text:p>mit|fließen</text:p>
          </table:table-cell>
          <table:table-cell table:number-columns-repeated="255"/>
        </table:table-row>
        <table:table-row table:style-name="ro4">
          <table:table-cell office:value-type="string">
            <text:p>mit|fressen</text:p>
          </table:table-cell>
          <table:table-cell table:number-columns-repeated="255"/>
        </table:table-row>
        <table:table-row table:style-name="ro4">
          <table:table-cell office:value-type="string">
            <text:p>mit|geben</text:p>
          </table:table-cell>
          <table:table-cell table:number-columns-repeated="255"/>
        </table:table-row>
        <table:table-row table:style-name="ro4">
          <table:table-cell office:value-type="string">
            <text:p>mit|gehen</text:p>
          </table:table-cell>
          <table:table-cell table:number-columns-repeated="255"/>
        </table:table-row>
        <table:table-row table:style-name="ro4">
          <table:table-cell office:value-type="string">
            <text:p>mit|geraten</text:p>
          </table:table-cell>
          <table:table-cell table:number-columns-repeated="255"/>
        </table:table-row>
        <table:table-row table:style-name="ro4">
          <table:table-cell office:value-type="string">
            <text:p>mit|gießen</text:p>
          </table:table-cell>
          <table:table-cell table:number-columns-repeated="255"/>
        </table:table-row>
        <table:table-row table:style-name="ro4">
          <table:table-cell office:value-type="string">
            <text:p>mit|gleiten</text:p>
          </table:table-cell>
          <table:table-cell table:number-columns-repeated="255"/>
        </table:table-row>
        <table:table-row table:style-name="ro4">
          <table:table-cell office:value-type="string">
            <text:p>mit|greifen</text:p>
          </table:table-cell>
          <table:table-cell table:number-columns-repeated="255"/>
        </table:table-row>
        <table:table-row table:style-name="ro4">
          <table:table-cell office:value-type="string">
            <text:p>mit|hängen</text:p>
          </table:table-cell>
          <table:table-cell table:number-columns-repeated="255"/>
        </table:table-row>
        <table:table-row table:style-name="ro4">
          <table:table-cell office:value-type="string">
            <text:p>mit|heben</text:p>
          </table:table-cell>
          <table:table-cell table:number-columns-repeated="255"/>
        </table:table-row>
        <table:table-row table:style-name="ro4">
          <table:table-cell office:value-type="string">
            <text:p>mit|helfen</text:p>
          </table:table-cell>
          <table:table-cell table:number-columns-repeated="255"/>
        </table:table-row>
        <table:table-row table:style-name="ro4">
          <table:table-cell office:value-type="string">
            <text:p>mit|kommen</text:p>
          </table:table-cell>
          <table:table-cell table:number-columns-repeated="255"/>
        </table:table-row>
        <table:table-row table:style-name="ro4">
          <table:table-cell office:value-type="string">
            <text:p>mit|kriechen</text:p>
          </table:table-cell>
          <table:table-cell table:number-columns-repeated="255"/>
        </table:table-row>
        <table:table-row table:style-name="ro4">
          <table:table-cell office:value-type="string">
            <text:p>mit|lassen</text:p>
          </table:table-cell>
          <table:table-cell table:number-columns-repeated="255"/>
        </table:table-row>
        <table:table-row table:style-name="ro4">
          <table:table-cell office:value-type="string">
            <text:p>mit|laufen</text:p>
          </table:table-cell>
          <table:table-cell table:number-columns-repeated="255"/>
        </table:table-row>
        <table:table-row table:style-name="ro4">
          <table:table-cell office:value-type="string">
            <text:p>mit|lesen</text:p>
          </table:table-cell>
          <table:table-cell table:number-columns-repeated="255"/>
        </table:table-row>
        <table:table-row table:style-name="ro4">
          <table:table-cell office:value-type="string">
            <text:p>mit|nehmen</text:p>
          </table:table-cell>
          <table:table-cell table:number-columns-repeated="255"/>
        </table:table-row>
        <table:table-row table:style-name="ro4">
          <table:table-cell office:value-type="string">
            <text:p>mit|reißen</text:p>
          </table:table-cell>
          <table:table-cell table:number-columns-repeated="255"/>
        </table:table-row>
        <table:table-row table:style-name="ro4">
          <table:table-cell office:value-type="string">
            <text:p>mit|reiten</text:p>
          </table:table-cell>
          <table:table-cell table:number-columns-repeated="255"/>
        </table:table-row>
        <table:table-row table:style-name="ro4">
          <table:table-cell office:value-type="string">
            <text:p>mit|rennen</text:p>
          </table:table-cell>
          <table:table-cell table:number-columns-repeated="255"/>
        </table:table-row>
        <table:table-row table:style-name="ro4">
          <table:table-cell office:value-type="string">
            <text:p>mit|rinnen</text:p>
          </table:table-cell>
          <table:table-cell table:number-columns-repeated="255"/>
        </table:table-row>
        <table:table-row table:style-name="ro4">
          <table:table-cell office:value-type="string">
            <text:p>mit|rufen</text:p>
          </table:table-cell>
          <table:table-cell table:number-columns-repeated="255"/>
        </table:table-row>
        <table:table-row table:style-name="ro4">
          <table:table-cell office:value-type="string">
            <text:p>mit|saufen</text:p>
          </table:table-cell>
          <table:table-cell table:number-columns-repeated="255"/>
        </table:table-row>
        <table:table-row table:style-name="ro4">
          <table:table-cell office:value-type="string">
            <text:p>mit|schieben</text:p>
          </table:table-cell>
          <table:table-cell table:number-columns-repeated="255"/>
        </table:table-row>
        <table:table-row table:style-name="ro4">
          <table:table-cell office:value-type="string">
            <text:p>mit|schlagen</text:p>
          </table:table-cell>
          <table:table-cell table:number-columns-repeated="255"/>
        </table:table-row>
        <table:table-row table:style-name="ro4">
          <table:table-cell office:value-type="string">
            <text:p>mit|schleifen</text:p>
          </table:table-cell>
          <table:table-cell table:number-columns-repeated="255"/>
        </table:table-row>
        <table:table-row table:style-name="ro4">
          <table:table-cell office:value-type="string">
            <text:p>mit|schneiden</text:p>
          </table:table-cell>
          <table:table-cell table:number-columns-repeated="255"/>
        </table:table-row>
        <table:table-row table:style-name="ro4">
          <table:table-cell office:value-type="string">
            <text:p>mit|schreiben</text:p>
          </table:table-cell>
          <table:table-cell table:number-columns-repeated="255"/>
        </table:table-row>
        <table:table-row table:style-name="ro4">
          <table:table-cell office:value-type="string">
            <text:p>mit|schreien</text:p>
          </table:table-cell>
          <table:table-cell table:number-columns-repeated="255"/>
        </table:table-row>
        <table:table-row table:style-name="ro4">
          <table:table-cell office:value-type="string">
            <text:p>mit|schwingen</text:p>
          </table:table-cell>
          <table:table-cell table:number-columns-repeated="255"/>
        </table:table-row>
        <table:table-row table:style-name="ro4">
          <table:table-cell office:value-type="string">
            <text:p>mit|sprechen</text:p>
          </table:table-cell>
          <table:table-cell table:number-columns-repeated="255"/>
        </table:table-row>
        <table:table-row table:style-name="ro4">
          <table:table-cell office:value-type="string">
            <text:p>mit|springen</text:p>
          </table:table-cell>
          <table:table-cell table:number-columns-repeated="255"/>
        </table:table-row>
        <table:table-row table:style-name="ro4">
          <table:table-cell office:value-type="string">
            <text:p>mit|trinken</text:p>
          </table:table-cell>
          <table:table-cell table:number-columns-repeated="255"/>
        </table:table-row>
        <table:table-row table:style-name="ro4">
          <table:table-cell office:value-type="string">
            <text:p>mit|wachsen </text:p>
          </table:table-cell>
          <table:table-cell table:number-columns-repeated="255"/>
        </table:table-row>
        <table:table-row table:style-name="ro4">
          <table:table-cell office:value-type="string">
            <text:p>mit|waschen </text:p>
          </table:table-cell>
          <table:table-cell table:number-columns-repeated="255"/>
        </table:table-row>
        <table:table-row table:style-name="ro4">
          <table:table-cell office:value-type="string">
            <text:p>nach|beißen</text:p>
          </table:table-cell>
          <table:table-cell table:number-columns-repeated="255"/>
        </table:table-row>
        <table:table-row table:style-name="ro4">
          <table:table-cell office:value-type="string">
            <text:p>nach|bemessen</text:p>
          </table:table-cell>
          <table:table-cell table:number-columns-repeated="255"/>
        </table:table-row>
        <table:table-row table:style-name="ro4">
          <table:table-cell office:value-type="string">
            <text:p>nach|beschließen</text:p>
          </table:table-cell>
          <table:table-cell table:number-columns-repeated="255"/>
        </table:table-row>
        <table:table-row table:style-name="ro4">
          <table:table-cell office:value-type="string">
            <text:p>nach|dringen</text:p>
          </table:table-cell>
          <table:table-cell table:number-columns-repeated="255"/>
        </table:table-row>
        <table:table-row table:style-name="ro4">
          <table:table-cell office:value-type="string">
            <text:p>nach|fahren</text:p>
          </table:table-cell>
          <table:table-cell table:number-columns-repeated="255"/>
        </table:table-row>
        <table:table-row table:style-name="ro4">
          <table:table-cell office:value-type="string">
            <text:p>nach|fassen</text:p>
          </table:table-cell>
          <table:table-cell table:number-columns-repeated="255"/>
        </table:table-row>
        <table:table-row table:style-name="ro4">
          <table:table-cell office:value-type="string">
            <text:p>nach|fließen</text:p>
          </table:table-cell>
          <table:table-cell table:number-columns-repeated="255"/>
        </table:table-row>
        <table:table-row table:style-name="ro4">
          <table:table-cell office:value-type="string">
            <text:p>nach|geben</text:p>
          </table:table-cell>
          <table:table-cell table:number-columns-repeated="255"/>
        </table:table-row>
        <table:table-row table:style-name="ro4">
          <table:table-cell office:value-type="string">
            <text:p>nach|gehen</text:p>
          </table:table-cell>
          <table:table-cell table:number-columns-repeated="255"/>
        </table:table-row>
        <table:table-row table:style-name="ro4">
          <table:table-cell office:value-type="string">
            <text:p>nach|geraten</text:p>
          </table:table-cell>
          <table:table-cell table:number-columns-repeated="255"/>
        </table:table-row>
        <table:table-row table:style-name="ro4">
          <table:table-cell office:value-type="string">
            <text:p>nach|gleiten</text:p>
          </table:table-cell>
          <table:table-cell table:number-columns-repeated="255"/>
        </table:table-row>
        <table:table-row table:style-name="ro4">
          <table:table-cell office:value-type="string">
            <text:p>nach|greifen</text:p>
          </table:table-cell>
          <table:table-cell table:number-columns-repeated="255"/>
        </table:table-row>
        <table:table-row table:style-name="ro4">
          <table:table-cell office:value-type="string">
            <text:p>nach|halten</text:p>
          </table:table-cell>
          <table:table-cell table:number-columns-repeated="255"/>
        </table:table-row>
        <table:table-row table:style-name="ro4">
          <table:table-cell office:value-type="string">
            <text:p>nach|helfen</text:p>
          </table:table-cell>
          <table:table-cell table:number-columns-repeated="255"/>
        </table:table-row>
        <table:table-row table:style-name="ro4">
          <table:table-cell office:value-type="string">
            <text:p>nach|kommen</text:p>
          </table:table-cell>
          <table:table-cell table:number-columns-repeated="255"/>
        </table:table-row>
        <table:table-row table:style-name="ro4">
          <table:table-cell office:value-type="string">
            <text:p>nach|kriechen</text:p>
          </table:table-cell>
          <table:table-cell table:number-columns-repeated="255"/>
        </table:table-row>
        <table:table-row table:style-name="ro4">
          <table:table-cell office:value-type="string">
            <text:p>nach|laden</text:p>
          </table:table-cell>
          <table:table-cell table:number-columns-repeated="255"/>
        </table:table-row>
        <table:table-row table:style-name="ro4">
          <table:table-cell office:value-type="string">
            <text:p>nach|lassen</text:p>
          </table:table-cell>
          <table:table-cell table:number-columns-repeated="255"/>
        </table:table-row>
        <table:table-row table:style-name="ro4">
          <table:table-cell office:value-type="string">
            <text:p>nach|laufen</text:p>
          </table:table-cell>
          <table:table-cell table:number-columns-repeated="255"/>
        </table:table-row>
        <table:table-row table:style-name="ro4">
          <table:table-cell office:value-type="string">
            <text:p>nach|lesen</text:p>
          </table:table-cell>
          <table:table-cell table:number-columns-repeated="255"/>
        </table:table-row>
        <table:table-row table:style-name="ro4">
          <table:table-cell office:value-type="string">
            <text:p>nach|reißen</text:p>
          </table:table-cell>
          <table:table-cell table:number-columns-repeated="255"/>
        </table:table-row>
        <table:table-row table:style-name="ro4">
          <table:table-cell office:value-type="string">
            <text:p>nach|reiten</text:p>
          </table:table-cell>
          <table:table-cell table:number-columns-repeated="255"/>
        </table:table-row>
        <table:table-row table:style-name="ro4">
          <table:table-cell office:value-type="string">
            <text:p>nach|rennen</text:p>
          </table:table-cell>
          <table:table-cell table:number-columns-repeated="255"/>
        </table:table-row>
        <table:table-row table:style-name="ro4">
          <table:table-cell office:value-type="string">
            <text:p>nach|rinnen</text:p>
          </table:table-cell>
          <table:table-cell table:number-columns-repeated="255"/>
        </table:table-row>
        <table:table-row table:style-name="ro4">
          <table:table-cell office:value-type="string">
            <text:p>nach|rufen</text:p>
          </table:table-cell>
          <table:table-cell table:number-columns-repeated="255"/>
        </table:table-row>
        <table:table-row table:style-name="ro4">
          <table:table-cell office:value-type="string">
            <text:p>nach|schieben</text:p>
          </table:table-cell>
          <table:table-cell table:number-columns-repeated="255"/>
        </table:table-row>
        <table:table-row table:style-name="ro4">
          <table:table-cell office:value-type="string">
            <text:p>nach|schießen</text:p>
          </table:table-cell>
          <table:table-cell table:number-columns-repeated="255"/>
        </table:table-row>
        <table:table-row table:style-name="ro4">
          <table:table-cell office:value-type="string">
            <text:p>nach|schlagen</text:p>
          </table:table-cell>
          <table:table-cell table:number-columns-repeated="255"/>
        </table:table-row>
        <table:table-row table:style-name="ro4">
          <table:table-cell office:value-type="string">
            <text:p>nach|schleichen</text:p>
          </table:table-cell>
          <table:table-cell table:number-columns-repeated="255"/>
        </table:table-row>
        <table:table-row table:style-name="ro4">
          <table:table-cell office:value-type="string">
            <text:p>nach|schleifen</text:p>
          </table:table-cell>
          <table:table-cell table:number-columns-repeated="255"/>
        </table:table-row>
        <table:table-row table:style-name="ro4">
          <table:table-cell office:value-type="string">
            <text:p>nach|schmeißen</text:p>
          </table:table-cell>
          <table:table-cell table:number-columns-repeated="255"/>
        </table:table-row>
        <table:table-row table:style-name="ro4">
          <table:table-cell office:value-type="string">
            <text:p>nach|schneiden</text:p>
          </table:table-cell>
          <table:table-cell table:number-columns-repeated="255"/>
        </table:table-row>
        <table:table-row table:style-name="ro4">
          <table:table-cell office:value-type="string">
            <text:p>nach|schreiben</text:p>
          </table:table-cell>
          <table:table-cell table:number-columns-repeated="255"/>
        </table:table-row>
        <table:table-row table:style-name="ro4">
          <table:table-cell office:value-type="string">
            <text:p>nach|schreien</text:p>
          </table:table-cell>
          <table:table-cell table:number-columns-repeated="255"/>
        </table:table-row>
        <table:table-row table:style-name="ro4">
          <table:table-cell office:value-type="string">
            <text:p>nach|schwimmen</text:p>
          </table:table-cell>
          <table:table-cell table:number-columns-repeated="255"/>
        </table:table-row>
        <table:table-row table:style-name="ro4">
          <table:table-cell office:value-type="string">
            <text:p>nach|schwingen</text:p>
          </table:table-cell>
          <table:table-cell table:number-columns-repeated="255"/>
        </table:table-row>
        <table:table-row table:style-name="ro4">
          <table:table-cell office:value-type="string">
            <text:p>nach|sehen</text:p>
          </table:table-cell>
          <table:table-cell table:number-columns-repeated="255"/>
        </table:table-row>
        <table:table-row table:style-name="ro4">
          <table:table-cell office:value-type="string">
            <text:p>nach|senden</text:p>
          </table:table-cell>
          <table:table-cell table:number-columns-repeated="255"/>
        </table:table-row>
        <table:table-row table:style-name="ro4">
          <table:table-cell office:value-type="string">
            <text:p>nach|sprechen</text:p>
          </table:table-cell>
          <table:table-cell table:number-columns-repeated="255"/>
        </table:table-row>
        <table:table-row table:style-name="ro4">
          <table:table-cell office:value-type="string">
            <text:p>nach|springen</text:p>
          </table:table-cell>
          <table:table-cell table:number-columns-repeated="255"/>
        </table:table-row>
        <table:table-row table:style-name="ro4">
          <table:table-cell office:value-type="string">
            <text:p>nach|stoßen</text:p>
          </table:table-cell>
          <table:table-cell table:number-columns-repeated="255"/>
        </table:table-row>
        <table:table-row table:style-name="ro4">
          <table:table-cell office:value-type="string">
            <text:p>nach|tragen</text:p>
          </table:table-cell>
          <table:table-cell table:number-columns-repeated="255"/>
        </table:table-row>
        <table:table-row table:style-name="ro4">
          <table:table-cell office:value-type="string">
            <text:p>nach|wachsen </text:p>
          </table:table-cell>
          <table:table-cell table:number-columns-repeated="255"/>
        </table:table-row>
        <table:table-row table:style-name="ro4">
          <table:table-cell office:value-type="string">
            <text:p>nach|weisen </text:p>
          </table:table-cell>
          <table:table-cell table:number-columns-repeated="255"/>
        </table:table-row>
        <table:table-row table:style-name="ro4">
          <table:table-cell office:value-type="string">
            <text:p>nach|werfen </text:p>
          </table:table-cell>
          <table:table-cell table:number-columns-repeated="255"/>
        </table:table-row>
        <table:table-row table:style-name="ro4">
          <table:table-cell office:value-type="string">
            <text:p>rauf|befehlen</text:p>
          </table:table-cell>
          <table:table-cell table:number-columns-repeated="255"/>
        </table:table-row>
        <table:table-row table:style-name="ro4">
          <table:table-cell office:value-type="string">
            <text:p>rauf|bekommen</text:p>
          </table:table-cell>
          <table:table-cell table:number-columns-repeated="255"/>
        </table:table-row>
        <table:table-row table:style-name="ro4">
          <table:table-cell office:value-type="string">
            <text:p>rauf|biegen</text:p>
          </table:table-cell>
          <table:table-cell table:number-columns-repeated="255"/>
        </table:table-row>
        <table:table-row table:style-name="ro4">
          <table:table-cell office:value-type="string">
            <text:p>rauf|binden</text:p>
          </table:table-cell>
          <table:table-cell table:number-columns-repeated="255"/>
        </table:table-row>
        <table:table-row table:style-name="ro4">
          <table:table-cell office:value-type="string">
            <text:p>rauf|bitten</text:p>
          </table:table-cell>
          <table:table-cell table:number-columns-repeated="255"/>
        </table:table-row>
        <table:table-row table:style-name="ro4">
          <table:table-cell office:value-type="string">
            <text:p>rauf|blasen</text:p>
          </table:table-cell>
          <table:table-cell table:number-columns-repeated="255"/>
        </table:table-row>
        <table:table-row table:style-name="ro4">
          <table:table-cell office:value-type="string">
            <text:p>rauf|bringen</text:p>
          </table:table-cell>
          <table:table-cell table:number-columns-repeated="255"/>
        </table:table-row>
        <table:table-row table:style-name="ro4">
          <table:table-cell office:value-type="string">
            <text:p>rauf|dringen</text:p>
          </table:table-cell>
          <table:table-cell table:number-columns-repeated="255"/>
        </table:table-row>
        <table:table-row table:style-name="ro4">
          <table:table-cell office:value-type="string">
            <text:p>rauf|fahren</text:p>
          </table:table-cell>
          <table:table-cell table:number-columns-repeated="255"/>
        </table:table-row>
        <table:table-row table:style-name="ro4">
          <table:table-cell office:value-type="string">
            <text:p>rauf|fallen</text:p>
          </table:table-cell>
          <table:table-cell table:number-columns-repeated="255"/>
        </table:table-row>
        <table:table-row table:style-name="ro4">
          <table:table-cell office:value-type="string">
            <text:p>rauf|fliegen</text:p>
          </table:table-cell>
          <table:table-cell table:number-columns-repeated="255"/>
        </table:table-row>
        <table:table-row table:style-name="ro4">
          <table:table-cell office:value-type="string">
            <text:p>rauf|fließen</text:p>
          </table:table-cell>
          <table:table-cell table:number-columns-repeated="255"/>
        </table:table-row>
        <table:table-row table:style-name="ro4">
          <table:table-cell office:value-type="string">
            <text:p>rauf|geben</text:p>
          </table:table-cell>
          <table:table-cell table:number-columns-repeated="255"/>
        </table:table-row>
        <table:table-row table:style-name="ro4">
          <table:table-cell office:value-type="string">
            <text:p>rauf|gehen</text:p>
          </table:table-cell>
          <table:table-cell table:number-columns-repeated="255"/>
        </table:table-row>
        <table:table-row table:style-name="ro4">
          <table:table-cell office:value-type="string">
            <text:p>rauf|geraten</text:p>
          </table:table-cell>
          <table:table-cell table:number-columns-repeated="255"/>
        </table:table-row>
        <table:table-row table:style-name="ro4">
          <table:table-cell office:value-type="string">
            <text:p>rauf|gleiten</text:p>
          </table:table-cell>
          <table:table-cell table:number-columns-repeated="255"/>
        </table:table-row>
        <table:table-row table:style-name="ro4">
          <table:table-cell office:value-type="string">
            <text:p>rauf|halten</text:p>
          </table:table-cell>
          <table:table-cell table:number-columns-repeated="255"/>
        </table:table-row>
        <table:table-row table:style-name="ro4">
          <table:table-cell office:value-type="string">
            <text:p>rauf|hängen</text:p>
          </table:table-cell>
          <table:table-cell table:number-columns-repeated="255"/>
        </table:table-row>
        <table:table-row table:style-name="ro4">
          <table:table-cell office:value-type="string">
            <text:p>rauf|heben</text:p>
          </table:table-cell>
          <table:table-cell table:number-columns-repeated="255"/>
        </table:table-row>
        <table:table-row table:style-name="ro4">
          <table:table-cell office:value-type="string">
            <text:p>rauf|helfen</text:p>
          </table:table-cell>
          <table:table-cell table:number-columns-repeated="255"/>
        </table:table-row>
        <table:table-row table:style-name="ro4">
          <table:table-cell office:value-type="string">
            <text:p>rauf|kommen</text:p>
          </table:table-cell>
          <table:table-cell table:number-columns-repeated="255"/>
        </table:table-row>
        <table:table-row table:style-name="ro4">
          <table:table-cell office:value-type="string">
            <text:p>rauf|kriechen</text:p>
          </table:table-cell>
          <table:table-cell table:number-columns-repeated="255"/>
        </table:table-row>
        <table:table-row table:style-name="ro4">
          <table:table-cell office:value-type="string">
            <text:p>rauf|laden</text:p>
          </table:table-cell>
          <table:table-cell table:number-columns-repeated="255"/>
        </table:table-row>
        <table:table-row table:style-name="ro4">
          <table:table-cell office:value-type="string">
            <text:p>rauf|lassen</text:p>
          </table:table-cell>
          <table:table-cell table:number-columns-repeated="255"/>
        </table:table-row>
        <table:table-row table:style-name="ro4">
          <table:table-cell office:value-type="string">
            <text:p>rauf|laufen</text:p>
          </table:table-cell>
          <table:table-cell table:number-columns-repeated="255"/>
        </table:table-row>
        <table:table-row table:style-name="ro4">
          <table:table-cell office:value-type="string">
            <text:p>rauf|nehmen</text:p>
          </table:table-cell>
          <table:table-cell table:number-columns-repeated="255"/>
        </table:table-row>
        <table:table-row table:style-name="ro4">
          <table:table-cell office:value-type="string">
            <text:p>rauf|reiben</text:p>
          </table:table-cell>
          <table:table-cell table:number-columns-repeated="255"/>
        </table:table-row>
        <table:table-row table:style-name="ro4">
          <table:table-cell office:value-type="string">
            <text:p>rauf|reißen</text:p>
          </table:table-cell>
          <table:table-cell table:number-columns-repeated="255"/>
        </table:table-row>
        <table:table-row table:style-name="ro4">
          <table:table-cell office:value-type="string">
            <text:p>rauf|reiten</text:p>
          </table:table-cell>
          <table:table-cell table:number-columns-repeated="255"/>
        </table:table-row>
        <table:table-row table:style-name="ro4">
          <table:table-cell office:value-type="string">
            <text:p>rauf|rennen</text:p>
          </table:table-cell>
          <table:table-cell table:number-columns-repeated="255"/>
        </table:table-row>
        <table:table-row table:style-name="ro4">
          <table:table-cell office:value-type="string">
            <text:p>rauf|rinnen</text:p>
          </table:table-cell>
          <table:table-cell table:number-columns-repeated="255"/>
        </table:table-row>
        <table:table-row table:style-name="ro4">
          <table:table-cell office:value-type="string">
            <text:p>rauf|rufen</text:p>
          </table:table-cell>
          <table:table-cell table:number-columns-repeated="255"/>
        </table:table-row>
        <table:table-row table:style-name="ro4">
          <table:table-cell office:value-type="string">
            <text:p>rauf|schaffen</text:p>
          </table:table-cell>
          <table:table-cell table:number-columns-repeated="255"/>
        </table:table-row>
        <table:table-row table:style-name="ro4">
          <table:table-cell office:value-type="string">
            <text:p>rauf|scheinen</text:p>
          </table:table-cell>
          <table:table-cell table:number-columns-repeated="255"/>
        </table:table-row>
        <table:table-row table:style-name="ro4">
          <table:table-cell office:value-type="string">
            <text:p>rauf|schieben</text:p>
          </table:table-cell>
          <table:table-cell table:number-columns-repeated="255"/>
        </table:table-row>
        <table:table-row table:style-name="ro4">
          <table:table-cell office:value-type="string">
            <text:p>rauf|schießen</text:p>
          </table:table-cell>
          <table:table-cell table:number-columns-repeated="255"/>
        </table:table-row>
        <table:table-row table:style-name="ro4">
          <table:table-cell office:value-type="string">
            <text:p>rauf|schlagen</text:p>
          </table:table-cell>
          <table:table-cell table:number-columns-repeated="255"/>
        </table:table-row>
        <table:table-row table:style-name="ro4">
          <table:table-cell office:value-type="string">
            <text:p>rauf|schleichen</text:p>
          </table:table-cell>
          <table:table-cell table:number-columns-repeated="255"/>
        </table:table-row>
        <table:table-row table:style-name="ro4">
          <table:table-cell office:value-type="string">
            <text:p>rauf|schleifen</text:p>
          </table:table-cell>
          <table:table-cell table:number-columns-repeated="255"/>
        </table:table-row>
        <table:table-row table:style-name="ro4">
          <table:table-cell office:value-type="string">
            <text:p>rauf|schmeißen</text:p>
          </table:table-cell>
          <table:table-cell table:number-columns-repeated="255"/>
        </table:table-row>
        <table:table-row table:style-name="ro4">
          <table:table-cell office:value-type="string">
            <text:p>rauf|schreien</text:p>
          </table:table-cell>
          <table:table-cell table:number-columns-repeated="255"/>
        </table:table-row>
        <table:table-row table:style-name="ro4">
          <table:table-cell office:value-type="string">
            <text:p>rauf|schwimmen</text:p>
          </table:table-cell>
          <table:table-cell table:number-columns-repeated="255"/>
        </table:table-row>
        <table:table-row table:style-name="ro4">
          <table:table-cell office:value-type="string">
            <text:p>rauf|schwingen</text:p>
          </table:table-cell>
          <table:table-cell table:number-columns-repeated="255"/>
        </table:table-row>
        <table:table-row table:style-name="ro4">
          <table:table-cell office:value-type="string">
            <text:p>rauf|sehen</text:p>
          </table:table-cell>
          <table:table-cell table:number-columns-repeated="255"/>
        </table:table-row>
        <table:table-row table:style-name="ro4">
          <table:table-cell office:value-type="string">
            <text:p>rauf|springen</text:p>
          </table:table-cell>
          <table:table-cell table:number-columns-repeated="255"/>
        </table:table-row>
        <table:table-row table:style-name="ro4">
          <table:table-cell office:value-type="string">
            <text:p>rauf|stoßen</text:p>
          </table:table-cell>
          <table:table-cell table:number-columns-repeated="255"/>
        </table:table-row>
        <table:table-row table:style-name="ro4">
          <table:table-cell office:value-type="string">
            <text:p>rauf|tragen</text:p>
          </table:table-cell>
          <table:table-cell table:number-columns-repeated="255"/>
        </table:table-row>
        <table:table-row table:style-name="ro4">
          <table:table-cell office:value-type="string">
            <text:p>rauf|treiben</text:p>
          </table:table-cell>
          <table:table-cell table:number-columns-repeated="255"/>
        </table:table-row>
        <table:table-row table:style-name="ro4">
          <table:table-cell office:value-type="string">
            <text:p>rauf|wachsen </text:p>
          </table:table-cell>
          <table:table-cell table:number-columns-repeated="255"/>
        </table:table-row>
        <table:table-row table:style-name="ro4">
          <table:table-cell office:value-type="string">
            <text:p>rauf|werfen </text:p>
          </table:table-cell>
          <table:table-cell table:number-columns-repeated="255"/>
        </table:table-row>
        <table:table-row table:style-name="ro4">
          <table:table-cell office:value-type="string">
            <text:p>raus|angeln</text:p>
          </table:table-cell>
          <table:table-cell table:number-columns-repeated="255"/>
        </table:table-row>
        <table:table-row table:style-name="ro4">
          <table:table-cell office:value-type="string">
            <text:p>raus|befehlen</text:p>
          </table:table-cell>
          <table:table-cell table:number-columns-repeated="255"/>
        </table:table-row>
        <table:table-row table:style-name="ro4">
          <table:table-cell office:value-type="string">
            <text:p>raus|beißen</text:p>
          </table:table-cell>
          <table:table-cell table:number-columns-repeated="255"/>
        </table:table-row>
        <table:table-row table:style-name="ro4">
          <table:table-cell office:value-type="string">
            <text:p>raus|bekommen</text:p>
          </table:table-cell>
          <table:table-cell table:number-columns-repeated="255"/>
        </table:table-row>
        <table:table-row table:style-name="ro4">
          <table:table-cell office:value-type="string">
            <text:p>raus|biegen</text:p>
          </table:table-cell>
          <table:table-cell table:number-columns-repeated="255"/>
        </table:table-row>
        <table:table-row table:style-name="ro4">
          <table:table-cell office:value-type="string">
            <text:p>raus|bitten</text:p>
          </table:table-cell>
          <table:table-cell table:number-columns-repeated="255"/>
        </table:table-row>
        <table:table-row table:style-name="ro4">
          <table:table-cell office:value-type="string">
            <text:p>raus|blasen</text:p>
          </table:table-cell>
          <table:table-cell table:number-columns-repeated="255"/>
        </table:table-row>
        <table:table-row table:style-name="ro4">
          <table:table-cell office:value-type="string">
            <text:p>raus|brechen</text:p>
          </table:table-cell>
          <table:table-cell table:number-columns-repeated="255"/>
        </table:table-row>
        <table:table-row table:style-name="ro4">
          <table:table-cell office:value-type="string">
            <text:p>raus|brennen</text:p>
          </table:table-cell>
          <table:table-cell table:number-columns-repeated="255"/>
        </table:table-row>
        <table:table-row table:style-name="ro4">
          <table:table-cell office:value-type="string">
            <text:p>raus|bringen</text:p>
          </table:table-cell>
          <table:table-cell table:number-columns-repeated="255"/>
        </table:table-row>
        <table:table-row table:style-name="ro4">
          <table:table-cell office:value-type="string">
            <text:p>raus|dringen</text:p>
          </table:table-cell>
          <table:table-cell table:number-columns-repeated="255"/>
        </table:table-row>
        <table:table-row table:style-name="ro4">
          <table:table-cell office:value-type="string">
            <text:p>raus|fahren</text:p>
          </table:table-cell>
          <table:table-cell table:number-columns-repeated="255"/>
        </table:table-row>
        <table:table-row table:style-name="ro4">
          <table:table-cell office:value-type="string">
            <text:p>raus|fallen</text:p>
          </table:table-cell>
          <table:table-cell table:number-columns-repeated="255"/>
        </table:table-row>
        <table:table-row table:style-name="ro4">
          <table:table-cell office:value-type="string">
            <text:p>raus|fliegen</text:p>
          </table:table-cell>
          <table:table-cell table:number-columns-repeated="255"/>
        </table:table-row>
        <table:table-row table:style-name="ro4">
          <table:table-cell office:value-type="string">
            <text:p>raus|fließen</text:p>
          </table:table-cell>
          <table:table-cell table:number-columns-repeated="255"/>
        </table:table-row>
        <table:table-row table:style-name="ro4">
          <table:table-cell office:value-type="string">
            <text:p>raus|fressen</text:p>
          </table:table-cell>
          <table:table-cell table:number-columns-repeated="255"/>
        </table:table-row>
        <table:table-row table:style-name="ro4">
          <table:table-cell office:value-type="string">
            <text:p>raus|geben</text:p>
          </table:table-cell>
          <table:table-cell table:number-columns-repeated="255"/>
        </table:table-row>
        <table:table-row table:style-name="ro4">
          <table:table-cell office:value-type="string">
            <text:p>raus|gehen</text:p>
          </table:table-cell>
          <table:table-cell table:number-columns-repeated="255"/>
        </table:table-row>
        <table:table-row table:style-name="ro4">
          <table:table-cell office:value-type="string">
            <text:p>raus|geraten</text:p>
          </table:table-cell>
          <table:table-cell table:number-columns-repeated="255"/>
        </table:table-row>
        <table:table-row table:style-name="ro4">
          <table:table-cell office:value-type="string">
            <text:p>raus|gießen</text:p>
          </table:table-cell>
          <table:table-cell table:number-columns-repeated="255"/>
        </table:table-row>
        <table:table-row table:style-name="ro4">
          <table:table-cell office:value-type="string">
            <text:p>raus|gleiten</text:p>
          </table:table-cell>
          <table:table-cell table:number-columns-repeated="255"/>
        </table:table-row>
        <table:table-row table:style-name="ro4">
          <table:table-cell office:value-type="string">
            <text:p>raus|graben</text:p>
          </table:table-cell>
          <table:table-cell table:number-columns-repeated="255"/>
        </table:table-row>
        <table:table-row table:style-name="ro4">
          <table:table-cell office:value-type="string">
            <text:p>raus|greifen</text:p>
          </table:table-cell>
          <table:table-cell table:number-columns-repeated="255"/>
        </table:table-row>
        <table:table-row table:style-name="ro4">
          <table:table-cell office:value-type="string">
            <text:p>raus|halten</text:p>
          </table:table-cell>
          <table:table-cell table:number-columns-repeated="255"/>
        </table:table-row>
        <table:table-row table:style-name="ro4">
          <table:table-cell office:value-type="string">
            <text:p>raus|hängen</text:p>
          </table:table-cell>
          <table:table-cell table:number-columns-repeated="255"/>
        </table:table-row>
        <table:table-row table:style-name="ro4">
          <table:table-cell office:value-type="string">
            <text:p>raus|heben</text:p>
          </table:table-cell>
          <table:table-cell table:number-columns-repeated="255"/>
        </table:table-row>
        <table:table-row table:style-name="ro4">
          <table:table-cell office:value-type="string">
            <text:p>raus|helfen</text:p>
          </table:table-cell>
          <table:table-cell table:number-columns-repeated="255"/>
        </table:table-row>
        <table:table-row table:style-name="ro4">
          <table:table-cell office:value-type="string">
            <text:p>raus|kneifen</text:p>
          </table:table-cell>
          <table:table-cell table:number-columns-repeated="255"/>
        </table:table-row>
        <table:table-row table:style-name="ro4">
          <table:table-cell office:value-type="string">
            <text:p>raus|kommen</text:p>
          </table:table-cell>
          <table:table-cell table:number-columns-repeated="255"/>
        </table:table-row>
        <table:table-row table:style-name="ro4">
          <table:table-cell office:value-type="string">
            <text:p>raus|kriechen</text:p>
          </table:table-cell>
          <table:table-cell table:number-columns-repeated="255"/>
        </table:table-row>
        <table:table-row table:style-name="ro4">
          <table:table-cell office:value-type="string">
            <text:p>raus|laden</text:p>
          </table:table-cell>
          <table:table-cell table:number-columns-repeated="255"/>
        </table:table-row>
        <table:table-row table:style-name="ro4">
          <table:table-cell office:value-type="string">
            <text:p>raus|lassen</text:p>
          </table:table-cell>
          <table:table-cell table:number-columns-repeated="255"/>
        </table:table-row>
        <table:table-row table:style-name="ro4">
          <table:table-cell office:value-type="string">
            <text:p>raus|laufen</text:p>
          </table:table-cell>
          <table:table-cell table:number-columns-repeated="255"/>
        </table:table-row>
        <table:table-row table:style-name="ro4">
          <table:table-cell office:value-type="string">
            <text:p>raus|lesen</text:p>
          </table:table-cell>
          <table:table-cell table:number-columns-repeated="255"/>
        </table:table-row>
        <table:table-row table:style-name="ro4">
          <table:table-cell office:value-type="string">
            <text:p>raus|nehmen</text:p>
          </table:table-cell>
          <table:table-cell table:number-columns-repeated="255"/>
        </table:table-row>
        <table:table-row table:style-name="ro4">
          <table:table-cell office:value-type="string">
            <text:p>raus|reiben</text:p>
          </table:table-cell>
          <table:table-cell table:number-columns-repeated="255"/>
        </table:table-row>
        <table:table-row table:style-name="ro4">
          <table:table-cell office:value-type="string">
            <text:p>raus|reißen</text:p>
          </table:table-cell>
          <table:table-cell table:number-columns-repeated="255"/>
        </table:table-row>
        <table:table-row table:style-name="ro4">
          <table:table-cell office:value-type="string">
            <text:p>raus|reiten</text:p>
          </table:table-cell>
          <table:table-cell table:number-columns-repeated="255"/>
        </table:table-row>
        <table:table-row table:style-name="ro4">
          <table:table-cell office:value-type="string">
            <text:p>raus|rennen</text:p>
          </table:table-cell>
          <table:table-cell table:number-columns-repeated="255"/>
        </table:table-row>
        <table:table-row table:style-name="ro4">
          <table:table-cell office:value-type="string">
            <text:p>raus|rinnen</text:p>
          </table:table-cell>
          <table:table-cell table:number-columns-repeated="255"/>
        </table:table-row>
        <table:table-row table:style-name="ro4">
          <table:table-cell office:value-type="string">
            <text:p>raus|rufen</text:p>
          </table:table-cell>
          <table:table-cell table:number-columns-repeated="255"/>
        </table:table-row>
        <table:table-row table:style-name="ro4">
          <table:table-cell office:value-type="string">
            <text:p>raus|schaffen</text:p>
          </table:table-cell>
          <table:table-cell table:number-columns-repeated="255"/>
        </table:table-row>
        <table:table-row table:style-name="ro4">
          <table:table-cell office:value-type="string">
            <text:p>raus|scheinen</text:p>
          </table:table-cell>
          <table:table-cell table:number-columns-repeated="255"/>
        </table:table-row>
        <table:table-row table:style-name="ro4">
          <table:table-cell office:value-type="string">
            <text:p>raus|scheißen</text:p>
          </table:table-cell>
          <table:table-cell table:number-columns-repeated="255"/>
        </table:table-row>
        <table:table-row table:style-name="ro4">
          <table:table-cell office:value-type="string">
            <text:p>raus|schieben</text:p>
          </table:table-cell>
          <table:table-cell table:number-columns-repeated="255"/>
        </table:table-row>
        <table:table-row table:style-name="ro4">
          <table:table-cell office:value-type="string">
            <text:p>raus|schießen</text:p>
          </table:table-cell>
          <table:table-cell table:number-columns-repeated="255"/>
        </table:table-row>
        <table:table-row table:style-name="ro4">
          <table:table-cell office:value-type="string">
            <text:p>raus|schlagen</text:p>
          </table:table-cell>
          <table:table-cell table:number-columns-repeated="255"/>
        </table:table-row>
        <table:table-row table:style-name="ro4">
          <table:table-cell office:value-type="string">
            <text:p>raus|schleichen</text:p>
          </table:table-cell>
          <table:table-cell table:number-columns-repeated="255"/>
        </table:table-row>
        <table:table-row table:style-name="ro4">
          <table:table-cell office:value-type="string">
            <text:p>raus|schleifen</text:p>
          </table:table-cell>
          <table:table-cell table:number-columns-repeated="255"/>
        </table:table-row>
        <table:table-row table:style-name="ro4">
          <table:table-cell office:value-type="string">
            <text:p>raus|schmeißen</text:p>
          </table:table-cell>
          <table:table-cell table:number-columns-repeated="255"/>
        </table:table-row>
        <table:table-row table:style-name="ro4">
          <table:table-cell office:value-type="string">
            <text:p>raus|schneiden</text:p>
          </table:table-cell>
          <table:table-cell table:number-columns-repeated="255"/>
        </table:table-row>
        <table:table-row table:style-name="ro4">
          <table:table-cell office:value-type="string">
            <text:p>raus|schreien</text:p>
          </table:table-cell>
          <table:table-cell table:number-columns-repeated="255"/>
        </table:table-row>
        <table:table-row table:style-name="ro4">
          <table:table-cell office:value-type="string">
            <text:p>raus|schwimmen</text:p>
          </table:table-cell>
          <table:table-cell table:number-columns-repeated="255"/>
        </table:table-row>
        <table:table-row table:style-name="ro4">
          <table:table-cell office:value-type="string">
            <text:p>raus|schwingen</text:p>
          </table:table-cell>
          <table:table-cell table:number-columns-repeated="255"/>
        </table:table-row>
        <table:table-row table:style-name="ro4">
          <table:table-cell office:value-type="string">
            <text:p>raus|sehen</text:p>
          </table:table-cell>
          <table:table-cell table:number-columns-repeated="255"/>
        </table:table-row>
        <table:table-row table:style-name="ro4">
          <table:table-cell office:value-type="string">
            <text:p>raus|speien</text:p>
          </table:table-cell>
          <table:table-cell table:number-columns-repeated="255"/>
        </table:table-row>
        <table:table-row table:style-name="ro4">
          <table:table-cell office:value-type="string">
            <text:p>raus|springen</text:p>
          </table:table-cell>
          <table:table-cell table:number-columns-repeated="255"/>
        </table:table-row>
        <table:table-row table:style-name="ro4">
          <table:table-cell office:value-type="string">
            <text:p>raus|stehen</text:p>
          </table:table-cell>
          <table:table-cell table:number-columns-repeated="255"/>
        </table:table-row>
        <table:table-row table:style-name="ro4">
          <table:table-cell office:value-type="string">
            <text:p>raus|stoßen</text:p>
          </table:table-cell>
          <table:table-cell table:number-columns-repeated="255"/>
        </table:table-row>
        <table:table-row table:style-name="ro4">
          <table:table-cell office:value-type="string">
            <text:p>raus|streichen</text:p>
          </table:table-cell>
          <table:table-cell table:number-columns-repeated="255"/>
        </table:table-row>
        <table:table-row table:style-name="ro4">
          <table:table-cell office:value-type="string">
            <text:p>raus|tragen</text:p>
          </table:table-cell>
          <table:table-cell table:number-columns-repeated="255"/>
        </table:table-row>
        <table:table-row table:style-name="ro4">
          <table:table-cell office:value-type="string">
            <text:p>raus|treiben</text:p>
          </table:table-cell>
          <table:table-cell table:number-columns-repeated="255"/>
        </table:table-row>
        <table:table-row table:style-name="ro4">
          <table:table-cell office:value-type="string">
            <text:p>raus|wachsen </text:p>
          </table:table-cell>
          <table:table-cell table:number-columns-repeated="255"/>
        </table:table-row>
        <table:table-row table:style-name="ro4">
          <table:table-cell office:value-type="string">
            <text:p>raus|waschen </text:p>
          </table:table-cell>
          <table:table-cell table:number-columns-repeated="255"/>
        </table:table-row>
        <table:table-row table:style-name="ro4">
          <table:table-cell office:value-type="string">
            <text:p>raus|werfen </text:p>
          </table:table-cell>
          <table:table-cell table:number-columns-repeated="255"/>
        </table:table-row>
        <table:table-row table:style-name="ro4">
          <table:table-cell office:value-type="string">
            <text:p>rein|backen</text:p>
          </table:table-cell>
          <table:table-cell table:number-columns-repeated="255"/>
        </table:table-row>
        <table:table-row table:style-name="ro4">
          <table:table-cell office:value-type="string">
            <text:p>rein|befehlen</text:p>
          </table:table-cell>
          <table:table-cell table:number-columns-repeated="255"/>
        </table:table-row>
        <table:table-row table:style-name="ro4">
          <table:table-cell office:value-type="string">
            <text:p>rein|beißen</text:p>
          </table:table-cell>
          <table:table-cell table:number-columns-repeated="255"/>
        </table:table-row>
        <table:table-row table:style-name="ro4">
          <table:table-cell office:value-type="string">
            <text:p>rein|bekommen</text:p>
          </table:table-cell>
          <table:table-cell table:number-columns-repeated="255"/>
        </table:table-row>
        <table:table-row table:style-name="ro4">
          <table:table-cell office:value-type="string">
            <text:p>rein|biegen</text:p>
          </table:table-cell>
          <table:table-cell table:number-columns-repeated="255"/>
        </table:table-row>
        <table:table-row table:style-name="ro4">
          <table:table-cell office:value-type="string">
            <text:p>rein|bitten</text:p>
          </table:table-cell>
          <table:table-cell table:number-columns-repeated="255"/>
        </table:table-row>
        <table:table-row table:style-name="ro4">
          <table:table-cell office:value-type="string">
            <text:p>rein|blasen</text:p>
          </table:table-cell>
          <table:table-cell table:number-columns-repeated="255"/>
        </table:table-row>
        <table:table-row table:style-name="ro4">
          <table:table-cell office:value-type="string">
            <text:p>rein|brechen</text:p>
          </table:table-cell>
          <table:table-cell table:number-columns-repeated="255"/>
        </table:table-row>
        <table:table-row table:style-name="ro4">
          <table:table-cell office:value-type="string">
            <text:p>rein|brennen</text:p>
          </table:table-cell>
          <table:table-cell table:number-columns-repeated="255"/>
        </table:table-row>
        <table:table-row table:style-name="ro4">
          <table:table-cell office:value-type="string">
            <text:p>rein|bringen</text:p>
          </table:table-cell>
          <table:table-cell table:number-columns-repeated="255"/>
        </table:table-row>
        <table:table-row table:style-name="ro4">
          <table:table-cell office:value-type="string">
            <text:p>rein|dringen</text:p>
          </table:table-cell>
          <table:table-cell table:number-columns-repeated="255"/>
        </table:table-row>
        <table:table-row table:style-name="ro4">
          <table:table-cell office:value-type="string">
            <text:p>rein|fahren</text:p>
          </table:table-cell>
          <table:table-cell table:number-columns-repeated="255"/>
        </table:table-row>
        <table:table-row table:style-name="ro4">
          <table:table-cell office:value-type="string">
            <text:p>rein|fallen</text:p>
          </table:table-cell>
          <table:table-cell table:number-columns-repeated="255"/>
        </table:table-row>
        <table:table-row table:style-name="ro4">
          <table:table-cell office:value-type="string">
            <text:p>rein|fliegen</text:p>
          </table:table-cell>
          <table:table-cell table:number-columns-repeated="255"/>
        </table:table-row>
        <table:table-row table:style-name="ro4">
          <table:table-cell office:value-type="string">
            <text:p>rein|fließen</text:p>
          </table:table-cell>
          <table:table-cell table:number-columns-repeated="255"/>
        </table:table-row>
        <table:table-row table:style-name="ro4">
          <table:table-cell office:value-type="string">
            <text:p>rein|gehen</text:p>
          </table:table-cell>
          <table:table-cell table:number-columns-repeated="255"/>
        </table:table-row>
        <table:table-row table:style-name="ro4">
          <table:table-cell office:value-type="string">
            <text:p>rein|geraten</text:p>
          </table:table-cell>
          <table:table-cell table:number-columns-repeated="255"/>
        </table:table-row>
        <table:table-row table:style-name="ro4">
          <table:table-cell office:value-type="string">
            <text:p>rein|gießen</text:p>
          </table:table-cell>
          <table:table-cell table:number-columns-repeated="255"/>
        </table:table-row>
        <table:table-row table:style-name="ro4">
          <table:table-cell office:value-type="string">
            <text:p>rein|gleiten</text:p>
          </table:table-cell>
          <table:table-cell table:number-columns-repeated="255"/>
        </table:table-row>
        <table:table-row table:style-name="ro4">
          <table:table-cell office:value-type="string">
            <text:p>rein|graben</text:p>
          </table:table-cell>
          <table:table-cell table:number-columns-repeated="255"/>
        </table:table-row>
        <table:table-row table:style-name="ro4">
          <table:table-cell office:value-type="string">
            <text:p>rein|greifen</text:p>
          </table:table-cell>
          <table:table-cell table:number-columns-repeated="255"/>
        </table:table-row>
        <table:table-row table:style-name="ro4">
          <table:table-cell office:value-type="string">
            <text:p>rein|halten</text:p>
          </table:table-cell>
          <table:table-cell table:number-columns-repeated="255"/>
        </table:table-row>
        <table:table-row table:style-name="ro4">
          <table:table-cell office:value-type="string">
            <text:p>rein|hängen</text:p>
          </table:table-cell>
          <table:table-cell table:number-columns-repeated="255"/>
        </table:table-row>
        <table:table-row table:style-name="ro4">
          <table:table-cell office:value-type="string">
            <text:p>rein|heben</text:p>
          </table:table-cell>
          <table:table-cell table:number-columns-repeated="255"/>
        </table:table-row>
        <table:table-row table:style-name="ro4">
          <table:table-cell office:value-type="string">
            <text:p>rein|helfen</text:p>
          </table:table-cell>
          <table:table-cell table:number-columns-repeated="255"/>
        </table:table-row>
        <table:table-row table:style-name="ro4">
          <table:table-cell office:value-type="string">
            <text:p>rein|kneifen</text:p>
          </table:table-cell>
          <table:table-cell table:number-columns-repeated="255"/>
        </table:table-row>
        <table:table-row table:style-name="ro4">
          <table:table-cell office:value-type="string">
            <text:p>rein|kommen</text:p>
          </table:table-cell>
          <table:table-cell table:number-columns-repeated="255"/>
        </table:table-row>
        <table:table-row table:style-name="ro4">
          <table:table-cell office:value-type="string">
            <text:p>rein|kriechen</text:p>
          </table:table-cell>
          <table:table-cell table:number-columns-repeated="255"/>
        </table:table-row>
        <table:table-row table:style-name="ro4">
          <table:table-cell office:value-type="string">
            <text:p>rein|laden</text:p>
          </table:table-cell>
          <table:table-cell table:number-columns-repeated="255"/>
        </table:table-row>
        <table:table-row table:style-name="ro4">
          <table:table-cell office:value-type="string">
            <text:p>rein|lassen</text:p>
          </table:table-cell>
          <table:table-cell table:number-columns-repeated="255"/>
        </table:table-row>
        <table:table-row table:style-name="ro4">
          <table:table-cell office:value-type="string">
            <text:p>rein|laufen</text:p>
          </table:table-cell>
          <table:table-cell table:number-columns-repeated="255"/>
        </table:table-row>
        <table:table-row table:style-name="ro4">
          <table:table-cell office:value-type="string">
            <text:p>rein|nehmen</text:p>
          </table:table-cell>
          <table:table-cell table:number-columns-repeated="255"/>
        </table:table-row>
        <table:table-row table:style-name="ro4">
          <table:table-cell office:value-type="string">
            <text:p>rein|reiben</text:p>
          </table:table-cell>
          <table:table-cell table:number-columns-repeated="255"/>
        </table:table-row>
        <table:table-row table:style-name="ro4">
          <table:table-cell office:value-type="string">
            <text:p>rein|reißen</text:p>
          </table:table-cell>
          <table:table-cell table:number-columns-repeated="255"/>
        </table:table-row>
        <table:table-row table:style-name="ro4">
          <table:table-cell office:value-type="string">
            <text:p>rein|reiten</text:p>
          </table:table-cell>
          <table:table-cell table:number-columns-repeated="255"/>
        </table:table-row>
        <table:table-row table:style-name="ro4">
          <table:table-cell office:value-type="string">
            <text:p>rein|rennen</text:p>
          </table:table-cell>
          <table:table-cell table:number-columns-repeated="255"/>
        </table:table-row>
        <table:table-row table:style-name="ro4">
          <table:table-cell office:value-type="string">
            <text:p>rein|rinnen</text:p>
          </table:table-cell>
          <table:table-cell table:number-columns-repeated="255"/>
        </table:table-row>
        <table:table-row table:style-name="ro4">
          <table:table-cell office:value-type="string">
            <text:p>rein|rufen</text:p>
          </table:table-cell>
          <table:table-cell table:number-columns-repeated="255"/>
        </table:table-row>
        <table:table-row table:style-name="ro4">
          <table:table-cell office:value-type="string">
            <text:p>rein|schaffen</text:p>
          </table:table-cell>
          <table:table-cell table:number-columns-repeated="255"/>
        </table:table-row>
        <table:table-row table:style-name="ro4">
          <table:table-cell office:value-type="string">
            <text:p>rein|scheinen</text:p>
          </table:table-cell>
          <table:table-cell table:number-columns-repeated="255"/>
        </table:table-row>
        <table:table-row table:style-name="ro4">
          <table:table-cell office:value-type="string">
            <text:p>rein|scheißen</text:p>
          </table:table-cell>
          <table:table-cell table:number-columns-repeated="255"/>
        </table:table-row>
        <table:table-row table:style-name="ro4">
          <table:table-cell office:value-type="string">
            <text:p>rein|schieben</text:p>
          </table:table-cell>
          <table:table-cell table:number-columns-repeated="255"/>
        </table:table-row>
        <table:table-row table:style-name="ro4">
          <table:table-cell office:value-type="string">
            <text:p>rein|schießen</text:p>
          </table:table-cell>
          <table:table-cell table:number-columns-repeated="255"/>
        </table:table-row>
        <table:table-row table:style-name="ro4">
          <table:table-cell office:value-type="string">
            <text:p>rein|schlagen</text:p>
          </table:table-cell>
          <table:table-cell table:number-columns-repeated="255"/>
        </table:table-row>
        <table:table-row table:style-name="ro4">
          <table:table-cell office:value-type="string">
            <text:p>rein|schleichen</text:p>
          </table:table-cell>
          <table:table-cell table:number-columns-repeated="255"/>
        </table:table-row>
        <table:table-row table:style-name="ro4">
          <table:table-cell office:value-type="string">
            <text:p>rein|schleifen</text:p>
          </table:table-cell>
          <table:table-cell table:number-columns-repeated="255"/>
        </table:table-row>
        <table:table-row table:style-name="ro4">
          <table:table-cell office:value-type="string">
            <text:p>rein|schmeißen</text:p>
          </table:table-cell>
          <table:table-cell table:number-columns-repeated="255"/>
        </table:table-row>
        <table:table-row table:style-name="ro4">
          <table:table-cell office:value-type="string">
            <text:p>rein|schneiden</text:p>
          </table:table-cell>
          <table:table-cell table:number-columns-repeated="255"/>
        </table:table-row>
        <table:table-row table:style-name="ro4">
          <table:table-cell office:value-type="string">
            <text:p>rein|schreiben</text:p>
          </table:table-cell>
          <table:table-cell table:number-columns-repeated="255"/>
        </table:table-row>
        <table:table-row table:style-name="ro4">
          <table:table-cell office:value-type="string">
            <text:p>rein|schreien</text:p>
          </table:table-cell>
          <table:table-cell table:number-columns-repeated="255"/>
        </table:table-row>
        <table:table-row table:style-name="ro4">
          <table:table-cell office:value-type="string">
            <text:p>rein|schwimmen</text:p>
          </table:table-cell>
          <table:table-cell table:number-columns-repeated="255"/>
        </table:table-row>
        <table:table-row table:style-name="ro4">
          <table:table-cell office:value-type="string">
            <text:p>rein|schwingen</text:p>
          </table:table-cell>
          <table:table-cell table:number-columns-repeated="255"/>
        </table:table-row>
        <table:table-row table:style-name="ro4">
          <table:table-cell office:value-type="string">
            <text:p>rein|sehen</text:p>
          </table:table-cell>
          <table:table-cell table:number-columns-repeated="255"/>
        </table:table-row>
        <table:table-row table:style-name="ro4">
          <table:table-cell office:value-type="string">
            <text:p>rein|springen</text:p>
          </table:table-cell>
          <table:table-cell table:number-columns-repeated="255"/>
        </table:table-row>
        <table:table-row table:style-name="ro4">
          <table:table-cell office:value-type="string">
            <text:p>rein|stoßen</text:p>
          </table:table-cell>
          <table:table-cell table:number-columns-repeated="255"/>
        </table:table-row>
        <table:table-row table:style-name="ro4">
          <table:table-cell office:value-type="string">
            <text:p>rein|tragen</text:p>
          </table:table-cell>
          <table:table-cell table:number-columns-repeated="255"/>
        </table:table-row>
        <table:table-row table:style-name="ro4">
          <table:table-cell office:value-type="string">
            <text:p>rein|treiben</text:p>
          </table:table-cell>
          <table:table-cell table:number-columns-repeated="255"/>
        </table:table-row>
        <table:table-row table:style-name="ro4">
          <table:table-cell office:value-type="string">
            <text:p>rein|wachsen </text:p>
          </table:table-cell>
          <table:table-cell table:number-columns-repeated="255"/>
        </table:table-row>
        <table:table-row table:style-name="ro4">
          <table:table-cell office:value-type="string">
            <text:p>rein|werfen </text:p>
          </table:table-cell>
          <table:table-cell table:number-columns-repeated="255"/>
        </table:table-row>
        <table:table-row table:style-name="ro4">
          <table:table-cell office:value-type="string">
            <text:p>rückwärts|biegen</text:p>
          </table:table-cell>
          <table:table-cell table:number-columns-repeated="255"/>
        </table:table-row>
        <table:table-row table:style-name="ro4">
          <table:table-cell office:value-type="string">
            <text:p>rückwärts|dringen</text:p>
          </table:table-cell>
          <table:table-cell table:number-columns-repeated="255"/>
        </table:table-row>
        <table:table-row table:style-name="ro4">
          <table:table-cell office:value-type="string">
            <text:p>rückwärts|fahren</text:p>
          </table:table-cell>
          <table:table-cell table:number-columns-repeated="255"/>
        </table:table-row>
        <table:table-row table:style-name="ro4">
          <table:table-cell office:value-type="string">
            <text:p>rückwärts|fallen</text:p>
          </table:table-cell>
          <table:table-cell table:number-columns-repeated="255"/>
        </table:table-row>
        <table:table-row table:style-name="ro4">
          <table:table-cell office:value-type="string">
            <text:p>rückwärts|fliegen</text:p>
          </table:table-cell>
          <table:table-cell table:number-columns-repeated="255"/>
        </table:table-row>
        <table:table-row table:style-name="ro4">
          <table:table-cell office:value-type="string">
            <text:p>rückwärts|fließen</text:p>
          </table:table-cell>
          <table:table-cell table:number-columns-repeated="255"/>
        </table:table-row>
        <table:table-row table:style-name="ro4">
          <table:table-cell office:value-type="string">
            <text:p>rückwärts|gehen</text:p>
          </table:table-cell>
          <table:table-cell table:number-columns-repeated="255"/>
        </table:table-row>
        <table:table-row table:style-name="ro4">
          <table:table-cell office:value-type="string">
            <text:p>rückwärts|gleiten</text:p>
          </table:table-cell>
          <table:table-cell table:number-columns-repeated="255"/>
        </table:table-row>
        <table:table-row table:style-name="ro4">
          <table:table-cell office:value-type="string">
            <text:p>rückwärts|heben</text:p>
          </table:table-cell>
          <table:table-cell table:number-columns-repeated="255"/>
        </table:table-row>
        <table:table-row table:style-name="ro4">
          <table:table-cell office:value-type="string">
            <text:p>rückwärts|kriechen</text:p>
          </table:table-cell>
          <table:table-cell table:number-columns-repeated="255"/>
        </table:table-row>
        <table:table-row table:style-name="ro4">
          <table:table-cell office:value-type="string">
            <text:p>rückwärts|laufen</text:p>
          </table:table-cell>
          <table:table-cell table:number-columns-repeated="255"/>
        </table:table-row>
        <table:table-row table:style-name="ro4">
          <table:table-cell office:value-type="string">
            <text:p>rückwärts|reiten</text:p>
          </table:table-cell>
          <table:table-cell table:number-columns-repeated="255"/>
        </table:table-row>
        <table:table-row table:style-name="ro4">
          <table:table-cell office:value-type="string">
            <text:p>rückwärts|rennen</text:p>
          </table:table-cell>
          <table:table-cell table:number-columns-repeated="255"/>
        </table:table-row>
        <table:table-row table:style-name="ro4">
          <table:table-cell office:value-type="string">
            <text:p>rückwärts|schieben</text:p>
          </table:table-cell>
          <table:table-cell table:number-columns-repeated="255"/>
        </table:table-row>
        <table:table-row table:style-name="ro4">
          <table:table-cell office:value-type="string">
            <text:p>rückwärts|schießen</text:p>
          </table:table-cell>
          <table:table-cell table:number-columns-repeated="255"/>
        </table:table-row>
        <table:table-row table:style-name="ro4">
          <table:table-cell office:value-type="string">
            <text:p>rückwärts|schlafen</text:p>
          </table:table-cell>
          <table:table-cell table:number-columns-repeated="255"/>
        </table:table-row>
        <table:table-row table:style-name="ro4">
          <table:table-cell office:value-type="string">
            <text:p>rückwärts|schlagen</text:p>
          </table:table-cell>
          <table:table-cell table:number-columns-repeated="255"/>
        </table:table-row>
        <table:table-row table:style-name="ro4">
          <table:table-cell office:value-type="string">
            <text:p>rückwärts|schleichen</text:p>
          </table:table-cell>
          <table:table-cell table:number-columns-repeated="255"/>
        </table:table-row>
        <table:table-row table:style-name="ro4">
          <table:table-cell office:value-type="string">
            <text:p>rückwärts|schwimmen</text:p>
          </table:table-cell>
          <table:table-cell table:number-columns-repeated="255"/>
        </table:table-row>
        <table:table-row table:style-name="ro4">
          <table:table-cell office:value-type="string">
            <text:p>rückwärts|schwingen</text:p>
          </table:table-cell>
          <table:table-cell table:number-columns-repeated="255"/>
        </table:table-row>
        <table:table-row table:style-name="ro4">
          <table:table-cell office:value-type="string">
            <text:p>rückwärts|sehen</text:p>
          </table:table-cell>
          <table:table-cell table:number-columns-repeated="255"/>
        </table:table-row>
        <table:table-row table:style-name="ro4">
          <table:table-cell office:value-type="string">
            <text:p>rückwärts|springen</text:p>
          </table:table-cell>
          <table:table-cell table:number-columns-repeated="255"/>
        </table:table-row>
        <table:table-row table:style-name="ro4">
          <table:table-cell office:value-type="string">
            <text:p>rückwärts|treiben</text:p>
          </table:table-cell>
          <table:table-cell table:number-columns-repeated="255"/>
        </table:table-row>
        <table:table-row table:style-name="ro4">
          <table:table-cell office:value-type="string">
            <text:p>runter|befehlen</text:p>
          </table:table-cell>
          <table:table-cell table:number-columns-repeated="255"/>
        </table:table-row>
        <table:table-row table:style-name="ro4">
          <table:table-cell office:value-type="string">
            <text:p>runter|beißen</text:p>
          </table:table-cell>
          <table:table-cell table:number-columns-repeated="255"/>
        </table:table-row>
        <table:table-row table:style-name="ro4">
          <table:table-cell office:value-type="string">
            <text:p>jn </text:p>
          </table:table-cell>
          <table:table-cell table:number-columns-repeated="255"/>
        </table:table-row>
        <table:table-row table:style-name="ro4">
          <table:table-cell office:value-type="string">
            <text:p>runter|biegen</text:p>
          </table:table-cell>
          <table:table-cell table:number-columns-repeated="255"/>
        </table:table-row>
        <table:table-row table:style-name="ro4">
          <table:table-cell office:value-type="string">
            <text:p>runter|bitten</text:p>
          </table:table-cell>
          <table:table-cell table:number-columns-repeated="255"/>
        </table:table-row>
        <table:table-row table:style-name="ro4">
          <table:table-cell office:value-type="string">
            <text:p>runter|brechen</text:p>
          </table:table-cell>
          <table:table-cell table:number-columns-repeated="255"/>
        </table:table-row>
        <table:table-row table:style-name="ro4">
          <table:table-cell office:value-type="string">
            <text:p>runter|brennen</text:p>
          </table:table-cell>
          <table:table-cell table:number-columns-repeated="255"/>
        </table:table-row>
        <table:table-row table:style-name="ro4">
          <table:table-cell office:value-type="string">
            <text:p>runter|bringen</text:p>
          </table:table-cell>
          <table:table-cell table:number-columns-repeated="255"/>
        </table:table-row>
        <table:table-row table:style-name="ro4">
          <table:table-cell office:value-type="string">
            <text:p>runter|dringen</text:p>
          </table:table-cell>
          <table:table-cell table:number-columns-repeated="255"/>
        </table:table-row>
        <table:table-row table:style-name="ro4">
          <table:table-cell office:value-type="string">
            <text:p>runter|fahren</text:p>
          </table:table-cell>
          <table:table-cell table:number-columns-repeated="255"/>
        </table:table-row>
        <table:table-row table:style-name="ro4">
          <table:table-cell office:value-type="string">
            <text:p>runter|fallen</text:p>
          </table:table-cell>
          <table:table-cell table:number-columns-repeated="255"/>
        </table:table-row>
        <table:table-row table:style-name="ro4">
          <table:table-cell office:value-type="string">
            <text:p>runter|fliegen</text:p>
          </table:table-cell>
          <table:table-cell table:number-columns-repeated="255"/>
        </table:table-row>
        <table:table-row table:style-name="ro4">
          <table:table-cell office:value-type="string">
            <text:p>runter|fließen</text:p>
          </table:table-cell>
          <table:table-cell table:number-columns-repeated="255"/>
        </table:table-row>
        <table:table-row table:style-name="ro4">
          <table:table-cell office:value-type="string">
            <text:p>runter|geben</text:p>
          </table:table-cell>
          <table:table-cell table:number-columns-repeated="255"/>
        </table:table-row>
        <table:table-row table:style-name="ro4">
          <table:table-cell office:value-type="string">
            <text:p>runter|gehen</text:p>
          </table:table-cell>
          <table:table-cell table:number-columns-repeated="255"/>
        </table:table-row>
        <table:table-row table:style-name="ro4">
          <table:table-cell office:value-type="string">
            <text:p>runter|geraten</text:p>
          </table:table-cell>
          <table:table-cell table:number-columns-repeated="255"/>
        </table:table-row>
        <table:table-row table:style-name="ro4">
          <table:table-cell office:value-type="string">
            <text:p>runter|gleiten</text:p>
          </table:table-cell>
          <table:table-cell table:number-columns-repeated="255"/>
        </table:table-row>
        <table:table-row table:style-name="ro4">
          <table:table-cell office:value-type="string">
            <text:p>runter|halten</text:p>
          </table:table-cell>
          <table:table-cell table:number-columns-repeated="255"/>
        </table:table-row>
        <table:table-row table:style-name="ro4">
          <table:table-cell office:value-type="string">
            <text:p>runter|hängen</text:p>
          </table:table-cell>
          <table:table-cell table:number-columns-repeated="255"/>
        </table:table-row>
        <table:table-row table:style-name="ro4">
          <table:table-cell office:value-type="string">
            <text:p>runter|heben</text:p>
          </table:table-cell>
          <table:table-cell table:number-columns-repeated="255"/>
        </table:table-row>
        <table:table-row table:style-name="ro4">
          <table:table-cell office:value-type="string">
            <text:p>runter|kommen</text:p>
          </table:table-cell>
          <table:table-cell table:number-columns-repeated="255"/>
        </table:table-row>
        <table:table-row table:style-name="ro4">
          <table:table-cell office:value-type="string">
            <text:p>runter|kriechen</text:p>
          </table:table-cell>
          <table:table-cell table:number-columns-repeated="255"/>
        </table:table-row>
        <table:table-row table:style-name="ro4">
          <table:table-cell office:value-type="string">
            <text:p>runter|laden</text:p>
          </table:table-cell>
          <table:table-cell table:number-columns-repeated="255"/>
        </table:table-row>
        <table:table-row table:style-name="ro4">
          <table:table-cell office:value-type="string">
            <text:p>runter|lassen</text:p>
          </table:table-cell>
          <table:table-cell table:number-columns-repeated="255"/>
        </table:table-row>
        <table:table-row table:style-name="ro4">
          <table:table-cell office:value-type="string">
            <text:p>runter|laufen</text:p>
          </table:table-cell>
          <table:table-cell table:number-columns-repeated="255"/>
        </table:table-row>
        <table:table-row table:style-name="ro4">
          <table:table-cell office:value-type="string">
            <text:p>runter|lesen</text:p>
          </table:table-cell>
          <table:table-cell table:number-columns-repeated="255"/>
        </table:table-row>
        <table:table-row table:style-name="ro4">
          <table:table-cell office:value-type="string">
            <text:p>runter|nehmen</text:p>
          </table:table-cell>
          <table:table-cell table:number-columns-repeated="255"/>
        </table:table-row>
        <table:table-row table:style-name="ro4">
          <table:table-cell office:value-type="string">
            <text:p>runter|reiben</text:p>
          </table:table-cell>
          <table:table-cell table:number-columns-repeated="255"/>
        </table:table-row>
        <table:table-row table:style-name="ro4">
          <table:table-cell office:value-type="string">
            <text:p>runter|reißen</text:p>
          </table:table-cell>
          <table:table-cell table:number-columns-repeated="255"/>
        </table:table-row>
        <table:table-row table:style-name="ro4">
          <table:table-cell office:value-type="string">
            <text:p>runter|reiten</text:p>
          </table:table-cell>
          <table:table-cell table:number-columns-repeated="255"/>
        </table:table-row>
        <table:table-row table:style-name="ro4">
          <table:table-cell office:value-type="string">
            <text:p>runter|rennen</text:p>
          </table:table-cell>
          <table:table-cell table:number-columns-repeated="255"/>
        </table:table-row>
        <table:table-row table:style-name="ro4">
          <table:table-cell office:value-type="string">
            <text:p>runter|rinnen</text:p>
          </table:table-cell>
          <table:table-cell table:number-columns-repeated="255"/>
        </table:table-row>
        <table:table-row table:style-name="ro4">
          <table:table-cell office:value-type="string">
            <text:p>runter|rufen</text:p>
          </table:table-cell>
          <table:table-cell table:number-columns-repeated="255"/>
        </table:table-row>
        <table:table-row table:style-name="ro4">
          <table:table-cell office:value-type="string">
            <text:p>runter|schaffen</text:p>
          </table:table-cell>
          <table:table-cell table:number-columns-repeated="255"/>
        </table:table-row>
        <table:table-row table:style-name="ro4">
          <table:table-cell office:value-type="string">
            <text:p>runter|schieben</text:p>
          </table:table-cell>
          <table:table-cell table:number-columns-repeated="255"/>
        </table:table-row>
        <table:table-row table:style-name="ro4">
          <table:table-cell office:value-type="string">
            <text:p>runter|schießen</text:p>
          </table:table-cell>
          <table:table-cell table:number-columns-repeated="255"/>
        </table:table-row>
        <table:table-row table:style-name="ro4">
          <table:table-cell office:value-type="string">
            <text:p>runter|schlagen</text:p>
          </table:table-cell>
          <table:table-cell table:number-columns-repeated="255"/>
        </table:table-row>
        <table:table-row table:style-name="ro4">
          <table:table-cell office:value-type="string">
            <text:p>runter|schleichen</text:p>
          </table:table-cell>
          <table:table-cell table:number-columns-repeated="255"/>
        </table:table-row>
        <table:table-row table:style-name="ro4">
          <table:table-cell office:value-type="string">
            <text:p>runter|schleifen</text:p>
          </table:table-cell>
          <table:table-cell table:number-columns-repeated="255"/>
        </table:table-row>
        <table:table-row table:style-name="ro4">
          <table:table-cell office:value-type="string">
            <text:p>runter|schlingen</text:p>
          </table:table-cell>
          <table:table-cell table:number-columns-repeated="255"/>
        </table:table-row>
        <table:table-row table:style-name="ro4">
          <table:table-cell office:value-type="string">
            <text:p>runter|schmeißen</text:p>
          </table:table-cell>
          <table:table-cell table:number-columns-repeated="255"/>
        </table:table-row>
        <table:table-row table:style-name="ro4">
          <table:table-cell office:value-type="string">
            <text:p>runter|schwimmen</text:p>
          </table:table-cell>
          <table:table-cell table:number-columns-repeated="255"/>
        </table:table-row>
        <table:table-row table:style-name="ro4">
          <table:table-cell office:value-type="string">
            <text:p>runter|schwingen</text:p>
          </table:table-cell>
          <table:table-cell table:number-columns-repeated="255"/>
        </table:table-row>
        <table:table-row table:style-name="ro4">
          <table:table-cell office:value-type="string">
            <text:p>runter|sehen</text:p>
          </table:table-cell>
          <table:table-cell table:number-columns-repeated="255"/>
        </table:table-row>
        <table:table-row table:style-name="ro4">
          <table:table-cell office:value-type="string">
            <text:p>runter|springen</text:p>
          </table:table-cell>
          <table:table-cell table:number-columns-repeated="255"/>
        </table:table-row>
        <table:table-row table:style-name="ro4">
          <table:table-cell office:value-type="string">
            <text:p>runter|steigen</text:p>
          </table:table-cell>
          <table:table-cell table:number-columns-repeated="255"/>
        </table:table-row>
        <table:table-row table:style-name="ro4">
          <table:table-cell office:value-type="string">
            <text:p>runter|stoßen</text:p>
          </table:table-cell>
          <table:table-cell table:number-columns-repeated="255"/>
        </table:table-row>
        <table:table-row table:style-name="ro4">
          <table:table-cell office:value-type="string">
            <text:p>runter|tragen</text:p>
          </table:table-cell>
          <table:table-cell table:number-columns-repeated="255"/>
        </table:table-row>
        <table:table-row table:style-name="ro4">
          <table:table-cell office:value-type="string">
            <text:p>runter|treiben</text:p>
          </table:table-cell>
          <table:table-cell table:number-columns-repeated="255"/>
        </table:table-row>
        <table:table-row table:style-name="ro4">
          <table:table-cell office:value-type="string">
            <text:p>runter|treten</text:p>
          </table:table-cell>
          <table:table-cell/>
          <table:table-cell office:value-type="string">
            <text:p>runter|treten</text:p>
          </table:table-cell>
          <table:table-cell table:number-columns-repeated="253"/>
        </table:table-row>
        <table:table-row table:style-name="ro4">
          <table:table-cell office:value-type="string">
            <text:p>runter|wachsen </text:p>
          </table:table-cell>
          <table:table-cell table:number-columns-repeated="255"/>
        </table:table-row>
        <table:table-row table:style-name="ro4">
          <table:table-cell office:value-type="string">
            <text:p>runter|weben </text:p>
          </table:table-cell>
          <table:table-cell table:number-columns-repeated="255"/>
        </table:table-row>
        <table:table-row table:style-name="ro4">
          <table:table-cell office:value-type="string">
            <text:p>runter|werfen </text:p>
          </table:table-cell>
          <table:table-cell table:number-columns-repeated="255"/>
        </table:table-row>
        <table:table-row table:style-name="ro4">
          <table:table-cell office:value-type="string">
            <text:p>über|backen</text:p>
          </table:table-cell>
          <table:table-cell table:number-columns-repeated="255"/>
        </table:table-row>
        <table:table-row table:style-name="ro4">
          <table:table-cell office:value-type="string">
            <text:p>über|bekommen</text:p>
          </table:table-cell>
          <table:table-cell table:number-columns-repeated="255"/>
        </table:table-row>
        <table:table-row table:style-name="ro4">
          <table:table-cell office:value-type="string">
            <text:p>über|beladen</text:p>
          </table:table-cell>
          <table:table-cell table:number-columns-repeated="255"/>
        </table:table-row>
        <table:table-row table:style-name="ro4">
          <table:table-cell office:value-type="string">
            <text:p>über|blasen</text:p>
          </table:table-cell>
          <table:table-cell table:number-columns-repeated="255"/>
        </table:table-row>
        <table:table-row table:style-name="ro4">
          <table:table-cell office:value-type="string">
            <text:p>über|bringen</text:p>
          </table:table-cell>
          <table:table-cell table:number-columns-repeated="255"/>
        </table:table-row>
        <table:table-row table:style-name="ro4">
          <table:table-cell office:value-type="string">
            <text:p>über|denken</text:p>
          </table:table-cell>
          <table:table-cell table:number-columns-repeated="255"/>
        </table:table-row>
        <table:table-row table:style-name="ro4">
          <table:table-cell office:value-type="string">
            <text:p>über|essen</text:p>
          </table:table-cell>
          <table:table-cell table:number-columns-repeated="255"/>
        </table:table-row>
        <table:table-row table:style-name="ro4">
          <table:table-cell office:value-type="string">
            <text:p>über|fließen</text:p>
          </table:table-cell>
          <table:table-cell table:number-columns-repeated="255"/>
        </table:table-row>
        <table:table-row table:style-name="ro4">
          <table:table-cell office:value-type="string">
            <text:p>über|frieren</text:p>
          </table:table-cell>
          <table:table-cell table:number-columns-repeated="255"/>
        </table:table-row>
        <table:table-row table:style-name="ro4">
          <table:table-cell office:value-type="string">
            <text:p>über|gehen</text:p>
          </table:table-cell>
          <table:table-cell table:number-columns-repeated="255"/>
        </table:table-row>
        <table:table-row table:style-name="ro4">
          <table:table-cell office:value-type="string">
            <text:p>über|gießen</text:p>
          </table:table-cell>
          <table:table-cell table:number-columns-repeated="255"/>
        </table:table-row>
        <table:table-row table:style-name="ro4">
          <table:table-cell office:value-type="string">
            <text:p>über|greifen</text:p>
          </table:table-cell>
          <table:table-cell/>
          <table:table-cell office:value-type="string">
            <text:p>über|greifen</text:p>
          </table:table-cell>
          <table:table-cell table:number-columns-repeated="253"/>
        </table:table-row>
        <table:table-row table:style-name="ro4">
          <table:table-cell office:value-type="string">
            <text:p>über|hängen</text:p>
          </table:table-cell>
          <table:table-cell table:number-columns-repeated="255"/>
        </table:table-row>
        <table:table-row table:style-name="ro4">
          <table:table-cell office:value-type="string">
            <text:p>über|heben</text:p>
          </table:table-cell>
          <table:table-cell table:number-columns-repeated="255"/>
        </table:table-row>
        <table:table-row table:style-name="ro4">
          <table:table-cell office:value-type="string">
            <text:p>über|kommen</text:p>
          </table:table-cell>
          <table:table-cell table:number-columns-repeated="255"/>
        </table:table-row>
        <table:table-row table:style-name="ro4">
          <table:table-cell office:value-type="string">
            <text:p>über|kriechen</text:p>
          </table:table-cell>
          <table:table-cell table:number-columns-repeated="255"/>
        </table:table-row>
        <table:table-row table:style-name="ro4">
          <table:table-cell office:value-type="string">
            <text:p>über|laden</text:p>
          </table:table-cell>
          <table:table-cell/>
          <table:table-cell office:value-type="string">
            <text:p>über|laden</text:p>
          </table:table-cell>
          <table:table-cell table:number-columns-repeated="253"/>
        </table:table-row>
        <table:table-row table:style-name="ro4">
          <table:table-cell office:value-type="string">
            <text:p>über|laufen</text:p>
          </table:table-cell>
          <table:table-cell/>
          <table:table-cell office:value-type="string">
            <text:p>über|laufen</text:p>
          </table:table-cell>
          <table:table-cell table:number-columns-repeated="253"/>
        </table:table-row>
        <table:table-row table:style-name="ro4">
          <table:table-cell office:value-type="string">
            <text:p>über|lesen</text:p>
          </table:table-cell>
          <table:table-cell/>
          <table:table-cell office:value-type="string">
            <text:p>über|lesen</text:p>
          </table:table-cell>
          <table:table-cell table:number-columns-repeated="253"/>
        </table:table-row>
        <table:table-row table:style-name="ro4">
          <table:table-cell office:value-type="string">
            <text:p>über|nehmen</text:p>
          </table:table-cell>
          <table:table-cell table:number-columns-repeated="255"/>
        </table:table-row>
        <table:table-row table:style-name="ro4">
          <table:table-cell office:value-type="string">
            <text:p>über|reiten</text:p>
          </table:table-cell>
          <table:table-cell table:number-columns-repeated="255"/>
        </table:table-row>
        <table:table-row table:style-name="ro4">
          <table:table-cell office:value-type="string">
            <text:p>über|rennen</text:p>
          </table:table-cell>
          <table:table-cell/>
          <table:table-cell office:value-type="string">
            <text:p>über|rennen</text:p>
          </table:table-cell>
          <table:table-cell table:number-columns-repeated="253"/>
        </table:table-row>
        <table:table-row table:style-name="ro4">
          <table:table-cell office:value-type="string">
            <text:p>über|schießen</text:p>
          </table:table-cell>
          <table:table-cell table:number-columns-repeated="255"/>
        </table:table-row>
        <table:table-row table:style-name="ro4">
          <table:table-cell office:value-type="string">
            <text:p>über|schlafen</text:p>
          </table:table-cell>
          <table:table-cell table:number-columns-repeated="255"/>
        </table:table-row>
        <table:table-row table:style-name="ro4">
          <table:table-cell office:value-type="string">
            <text:p>über|schlagen</text:p>
          </table:table-cell>
          <table:table-cell/>
          <table:table-cell office:value-type="string">
            <text:p>über|schlagen</text:p>
          </table:table-cell>
          <table:table-cell table:number-columns-repeated="253"/>
        </table:table-row>
        <table:table-row table:style-name="ro4">
          <table:table-cell office:value-type="string">
            <text:p>über|schleifen</text:p>
          </table:table-cell>
          <table:table-cell table:number-columns-repeated="255"/>
        </table:table-row>
        <table:table-row table:style-name="ro4">
          <table:table-cell office:value-type="string">
            <text:p>über|schmeißen</text:p>
          </table:table-cell>
          <table:table-cell table:number-columns-repeated="255"/>
        </table:table-row>
        <table:table-row table:style-name="ro4">
          <table:table-cell office:value-type="string">
            <text:p>über|schneiden</text:p>
          </table:table-cell>
          <table:table-cell/>
          <table:table-cell office:value-type="string">
            <text:p>über|schneiden</text:p>
          </table:table-cell>
          <table:table-cell table:number-columns-repeated="253"/>
        </table:table-row>
        <table:table-row table:style-name="ro4">
          <table:table-cell office:value-type="string">
            <text:p>über|schreiben</text:p>
          </table:table-cell>
          <table:table-cell/>
          <table:table-cell office:value-type="string">
            <text:p>über|schreiben</text:p>
          </table:table-cell>
          <table:table-cell table:number-columns-repeated="253"/>
        </table:table-row>
        <table:table-row table:style-name="ro4">
          <table:table-cell office:value-type="string">
            <text:p>über|schreiten</text:p>
          </table:table-cell>
          <table:table-cell/>
          <table:table-cell office:value-type="string">
            <text:p>über|schreiten</text:p>
          </table:table-cell>
          <table:table-cell table:number-columns-repeated="253"/>
        </table:table-row>
        <table:table-row table:style-name="ro4">
          <table:table-cell office:value-type="string">
            <text:p>über|sehen</text:p>
          </table:table-cell>
          <table:table-cell/>
          <table:table-cell office:value-type="string">
            <text:p>über|sehen</text:p>
          </table:table-cell>
          <table:table-cell table:number-columns-repeated="253"/>
        </table:table-row>
        <table:table-row table:style-name="ro4">
          <table:table-cell office:value-type="string">
            <text:p>über|springen</text:p>
          </table:table-cell>
          <table:table-cell/>
          <table:table-cell office:value-type="string">
            <text:p>über|springen</text:p>
          </table:table-cell>
          <table:table-cell table:number-columns-repeated="253"/>
        </table:table-row>
        <table:table-row table:style-name="ro4">
          <table:table-cell office:value-type="string">
            <text:p>über|stehen</text:p>
          </table:table-cell>
          <table:table-cell/>
          <table:table-cell office:value-type="string">
            <text:p>über|stehen</text:p>
          </table:table-cell>
          <table:table-cell table:number-columns-repeated="253"/>
        </table:table-row>
        <table:table-row table:style-name="ro4">
          <table:table-cell office:value-type="string">
            <text:p>über|steigen</text:p>
          </table:table-cell>
          <table:table-cell table:number-columns-repeated="255"/>
        </table:table-row>
        <table:table-row table:style-name="ro4">
          <table:table-cell office:value-type="string">
            <text:p>über|streichen</text:p>
          </table:table-cell>
          <table:table-cell/>
          <table:table-cell office:value-type="string">
            <text:p>über|streichen</text:p>
          </table:table-cell>
          <table:table-cell table:number-columns-repeated="253"/>
        </table:table-row>
        <table:table-row table:style-name="ro4">
          <table:table-cell office:value-type="string">
            <text:p>über|tragen</text:p>
          </table:table-cell>
          <table:table-cell/>
          <table:table-cell office:value-type="string">
            <text:p>über|tragen</text:p>
          </table:table-cell>
          <table:table-cell table:number-columns-repeated="253"/>
        </table:table-row>
        <table:table-row table:style-name="ro4">
          <table:table-cell office:value-type="string">
            <text:p>über|treffen</text:p>
          </table:table-cell>
          <table:table-cell/>
          <table:table-cell office:value-type="string">
            <text:p>über|treffen</text:p>
          </table:table-cell>
          <table:table-cell table:number-columns-repeated="253"/>
        </table:table-row>
        <table:table-row table:style-name="ro4">
          <table:table-cell office:value-type="string">
            <text:p>über|treiben</text:p>
          </table:table-cell>
          <table:table-cell/>
          <table:table-cell office:value-type="string">
            <text:p>über|treiben</text:p>
          </table:table-cell>
          <table:table-cell table:number-columns-repeated="253"/>
        </table:table-row>
        <table:table-row table:style-name="ro4">
          <table:table-cell office:value-type="string">
            <text:p>über|treten</text:p>
          </table:table-cell>
          <table:table-cell/>
          <table:table-cell office:value-type="string">
            <text:p>über|treten</text:p>
          </table:table-cell>
          <table:table-cell table:number-columns-repeated="253"/>
        </table:table-row>
        <table:table-row table:style-name="ro4">
          <table:table-cell office:value-type="string">
            <text:p>über|wachsen </text:p>
          </table:table-cell>
          <table:table-cell table:number-columns-repeated="255"/>
        </table:table-row>
        <table:table-row table:style-name="ro4">
          <table:table-cell office:value-type="string">
            <text:p>über|weben </text:p>
          </table:table-cell>
          <table:table-cell table:number-columns-repeated="255"/>
        </table:table-row>
        <table:table-row table:style-name="ro4">
          <table:table-cell office:value-type="string">
            <text:p>über|weisen </text:p>
          </table:table-cell>
          <table:table-cell/>
          <table:table-cell office:value-type="string">
            <text:p>über|weise</text:p>
          </table:table-cell>
          <table:table-cell table:number-columns-repeated="253"/>
        </table:table-row>
        <table:table-row table:style-name="ro4">
          <table:table-cell office:value-type="string">
            <text:p>über|werfen </text:p>
          </table:table-cell>
          <table:table-cell table:number-columns-repeated="255"/>
        </table:table-row>
        <table:table-row table:style-name="ro4">
          <table:table-cell office:value-type="string">
            <text:p>über|wiegen </text:p>
          </table:table-cell>
          <table:table-cell table:number-columns-repeated="255"/>
        </table:table-row>
        <table:table-row table:style-name="ro4">
          <table:table-cell office:value-type="string">
            <text:p>unter|bekommen</text:p>
          </table:table-cell>
          <table:table-cell table:number-columns-repeated="255"/>
        </table:table-row>
        <table:table-row table:style-name="ro4">
          <table:table-cell office:value-type="string">
            <text:p>unter|binden</text:p>
          </table:table-cell>
          <table:table-cell table:number-columns-repeated="255"/>
        </table:table-row>
        <table:table-row table:style-name="ro4">
          <table:table-cell office:value-type="string">
            <text:p>unter|bleiben</text:p>
          </table:table-cell>
          <table:table-cell table:number-columns-repeated="255"/>
        </table:table-row>
        <table:table-row table:style-name="ro4">
          <table:table-cell office:value-type="string">
            <text:p>unter|brechen</text:p>
          </table:table-cell>
          <table:table-cell table:number-columns-repeated="255"/>
        </table:table-row>
        <table:table-row table:style-name="ro4">
          <table:table-cell office:value-type="string">
            <text:p>unter|bringen</text:p>
          </table:table-cell>
          <table:table-cell table:number-columns-repeated="255"/>
        </table:table-row>
        <table:table-row table:style-name="ro4">
          <table:table-cell office:value-type="string">
            <text:p>unter|fahren</text:p>
          </table:table-cell>
          <table:table-cell table:number-columns-repeated="255"/>
        </table:table-row>
        <table:table-row table:style-name="ro4">
          <table:table-cell office:value-type="string">
            <text:p>unter|fließen</text:p>
          </table:table-cell>
          <table:table-cell table:number-columns-repeated="255"/>
        </table:table-row>
        <table:table-row table:style-name="ro4">
          <table:table-cell office:value-type="string">
            <text:p>unter|graben</text:p>
          </table:table-cell>
          <table:table-cell table:number-columns-repeated="255"/>
        </table:table-row>
        <table:table-row table:style-name="ro4">
          <table:table-cell office:value-type="string">
            <text:p>unter|halten</text:p>
          </table:table-cell>
          <table:table-cell/>
          <table:table-cell office:value-type="string">
            <text:p>unter|halten</text:p>
          </table:table-cell>
          <table:table-cell table:number-columns-repeated="253"/>
        </table:table-row>
        <table:table-row table:style-name="ro4">
          <table:table-cell office:value-type="string">
            <text:p>unter|kommen</text:p>
          </table:table-cell>
          <table:table-cell table:number-columns-repeated="255"/>
        </table:table-row>
        <table:table-row table:style-name="ro4">
          <table:table-cell office:value-type="string">
            <text:p>unter|laufen</text:p>
          </table:table-cell>
          <table:table-cell/>
          <table:table-cell office:value-type="string">
            <text:p>unter|laufen</text:p>
          </table:table-cell>
          <table:table-cell table:number-columns-repeated="253"/>
        </table:table-row>
        <table:table-row table:style-name="ro4">
          <table:table-cell office:value-type="string">
            <text:p>unter|liegen</text:p>
          </table:table-cell>
          <table:table-cell table:number-columns-repeated="255"/>
        </table:table-row>
        <table:table-row table:style-name="ro4">
          <table:table-cell office:value-type="string">
            <text:p>unter|nehmen</text:p>
          </table:table-cell>
          <table:table-cell table:number-columns-repeated="255"/>
        </table:table-row>
        <table:table-row table:style-name="ro4">
          <table:table-cell office:value-type="string">
            <text:p>unter|schieben</text:p>
          </table:table-cell>
          <table:table-cell table:number-columns-repeated="255"/>
        </table:table-row>
        <table:table-row table:style-name="ro4">
          <table:table-cell office:value-type="string">
            <text:p>unter|schlagen</text:p>
          </table:table-cell>
          <table:table-cell/>
          <table:table-cell office:value-type="string">
            <text:p>unter|schlagen</text:p>
          </table:table-cell>
          <table:table-cell table:number-columns-repeated="253"/>
        </table:table-row>
        <table:table-row table:style-name="ro4">
          <table:table-cell office:value-type="string">
            <text:p>unter|schreiten</text:p>
          </table:table-cell>
          <table:table-cell/>
          <table:table-cell office:value-type="string">
            <text:p>unter|schreiten</text:p>
          </table:table-cell>
          <table:table-cell table:number-columns-repeated="253"/>
        </table:table-row>
        <table:table-row table:style-name="ro4">
          <table:table-cell office:value-type="string">
            <text:p>unter|stehen</text:p>
          </table:table-cell>
          <table:table-cell table:number-columns-repeated="255"/>
        </table:table-row>
        <table:table-row table:style-name="ro4">
          <table:table-cell office:value-type="string">
            <text:p>unter|streichen</text:p>
          </table:table-cell>
          <table:table-cell table:number-columns-repeated="255"/>
        </table:table-row>
        <table:table-row table:style-name="ro4">
          <table:table-cell office:value-type="string">
            <text:p>unter|tragen</text:p>
          </table:table-cell>
          <table:table-cell table:number-columns-repeated="255"/>
        </table:table-row>
        <table:table-row table:style-name="ro4">
          <table:table-cell office:value-type="string">
            <text:p>unter|treffen</text:p>
          </table:table-cell>
          <table:table-cell/>
          <table:table-cell office:value-type="string">
            <text:p>unter|treffen</text:p>
          </table:table-cell>
          <table:table-cell table:number-columns-repeated="253"/>
        </table:table-row>
        <table:table-row table:style-name="ro4">
          <table:table-cell office:value-type="string">
            <text:p>unter|treiben</text:p>
          </table:table-cell>
          <table:table-cell/>
          <table:table-cell office:value-type="string">
            <text:p>unter|treiben</text:p>
          </table:table-cell>
          <table:table-cell table:number-columns-repeated="253"/>
        </table:table-row>
        <table:table-row table:style-name="ro4">
          <table:table-cell office:value-type="string">
            <text:p>unter|weisen </text:p>
          </table:table-cell>
          <table:table-cell/>
          <table:table-cell office:value-type="string">
            <text:p>unter|weise</text:p>
          </table:table-cell>
          <table:table-cell table:number-columns-repeated="253"/>
        </table:table-row>
        <table:table-row table:style-name="ro4">
          <table:table-cell office:value-type="string">
            <text:p>voll|backen</text:p>
          </table:table-cell>
          <table:table-cell table:number-columns-repeated="255"/>
        </table:table-row>
        <table:table-row table:style-name="ro4">
          <table:table-cell office:value-type="string">
            <text:p>voll|beladen</text:p>
          </table:table-cell>
          <table:table-cell table:number-columns-repeated="255"/>
        </table:table-row>
        <table:table-row table:style-name="ro4">
          <table:table-cell office:value-type="string">
            <text:p>voll|blasen</text:p>
          </table:table-cell>
          <table:table-cell table:number-columns-repeated="255"/>
        </table:table-row>
        <table:table-row table:style-name="ro4">
          <table:table-cell office:value-type="string">
            <text:p>voll|brechen</text:p>
          </table:table-cell>
          <table:table-cell table:number-columns-repeated="255"/>
        </table:table-row>
        <table:table-row table:style-name="ro4">
          <table:table-cell office:value-type="string">
            <text:p>voll|bringen</text:p>
          </table:table-cell>
          <table:table-cell table:number-columns-repeated="255"/>
        </table:table-row>
        <table:table-row table:style-name="ro4">
          <table:table-cell office:value-type="string">
            <text:p>voll|fallen</text:p>
          </table:table-cell>
          <table:table-cell table:number-columns-repeated="255"/>
        </table:table-row>
        <table:table-row table:style-name="ro4">
          <table:table-cell office:value-type="string">
            <text:p>voll|fassen</text:p>
          </table:table-cell>
          <table:table-cell table:number-columns-repeated="255"/>
        </table:table-row>
        <table:table-row table:style-name="ro4">
          <table:table-cell office:value-type="string">
            <text:p>voll|gießen</text:p>
          </table:table-cell>
          <table:table-cell table:number-columns-repeated="255"/>
        </table:table-row>
        <table:table-row table:style-name="ro4">
          <table:table-cell office:value-type="string">
            <text:p>voll|hängen</text:p>
          </table:table-cell>
          <table:table-cell table:number-columns-repeated="255"/>
        </table:table-row>
        <table:table-row table:style-name="ro4">
          <table:table-cell office:value-type="string">
            <text:p>voll|heben</text:p>
          </table:table-cell>
          <table:table-cell table:number-columns-repeated="255"/>
        </table:table-row>
        <table:table-row table:style-name="ro4">
          <table:table-cell office:value-type="string">
            <text:p>voll|laden</text:p>
          </table:table-cell>
          <table:table-cell table:number-columns-repeated="255"/>
        </table:table-row>
        <table:table-row table:style-name="ro4">
          <table:table-cell office:value-type="string">
            <text:p>voll|laufen</text:p>
          </table:table-cell>
          <table:table-cell table:number-columns-repeated="255"/>
        </table:table-row>
        <table:table-row table:style-name="ro4">
          <table:table-cell office:value-type="string">
            <text:p>voll|liegen</text:p>
          </table:table-cell>
          <table:table-cell table:number-columns-repeated="255"/>
        </table:table-row>
        <table:table-row table:style-name="ro4">
          <table:table-cell office:value-type="string">
            <text:p>voll|lügen</text:p>
          </table:table-cell>
          <table:table-cell table:number-columns-repeated="255"/>
        </table:table-row>
        <table:table-row table:style-name="ro4">
          <table:table-cell office:value-type="string">
            <text:p>voll|reiben</text:p>
          </table:table-cell>
          <table:table-cell table:number-columns-repeated="255"/>
        </table:table-row>
        <table:table-row table:style-name="ro4">
          <table:table-cell office:value-type="string">
            <text:p>voll|rinnen</text:p>
          </table:table-cell>
          <table:table-cell table:number-columns-repeated="255"/>
        </table:table-row>
        <table:table-row table:style-name="ro4">
          <table:table-cell office:value-type="string">
            <text:p>voll|saufen</text:p>
          </table:table-cell>
          <table:table-cell table:number-columns-repeated="255"/>
        </table:table-row>
        <table:table-row table:style-name="ro4">
          <table:table-cell office:value-type="string">
            <text:p>voll|scheißen</text:p>
          </table:table-cell>
          <table:table-cell table:number-columns-repeated="255"/>
        </table:table-row>
        <table:table-row table:style-name="ro4">
          <table:table-cell office:value-type="string">
            <text:p>voll|schieben</text:p>
          </table:table-cell>
          <table:table-cell table:number-columns-repeated="255"/>
        </table:table-row>
        <table:table-row table:style-name="ro4">
          <table:table-cell office:value-type="string">
            <text:p>voll|schießen</text:p>
          </table:table-cell>
          <table:table-cell table:number-columns-repeated="255"/>
        </table:table-row>
        <table:table-row table:style-name="ro4">
          <table:table-cell office:value-type="string">
            <text:p>voll|schlagen</text:p>
          </table:table-cell>
          <table:table-cell table:number-columns-repeated="255"/>
        </table:table-row>
        <table:table-row table:style-name="ro4">
          <table:table-cell office:value-type="string">
            <text:p>voll|schmeißen</text:p>
          </table:table-cell>
          <table:table-cell table:number-columns-repeated="255"/>
        </table:table-row>
        <table:table-row table:style-name="ro4">
          <table:table-cell office:value-type="string">
            <text:p>voll|schreiben</text:p>
          </table:table-cell>
          <table:table-cell table:number-columns-repeated="255"/>
        </table:table-row>
        <table:table-row table:style-name="ro4">
          <table:table-cell office:value-type="string">
            <text:p>voll|schreien</text:p>
          </table:table-cell>
          <table:table-cell table:number-columns-repeated="255"/>
        </table:table-row>
        <table:table-row table:style-name="ro4">
          <table:table-cell office:value-type="string">
            <text:p>voll|schweigen</text:p>
          </table:table-cell>
          <table:table-cell table:number-columns-repeated="255"/>
        </table:table-row>
        <table:table-row table:style-name="ro4">
          <table:table-cell office:value-type="string">
            <text:p>voll|speien</text:p>
          </table:table-cell>
          <table:table-cell table:number-columns-repeated="255"/>
        </table:table-row>
        <table:table-row table:style-name="ro4">
          <table:table-cell office:value-type="string">
            <text:p>voll|spinnen</text:p>
          </table:table-cell>
          <table:table-cell table:number-columns-repeated="255"/>
        </table:table-row>
        <table:table-row table:style-name="ro4">
          <table:table-cell office:value-type="string">
            <text:p>voll|sprechen</text:p>
          </table:table-cell>
          <table:table-cell table:number-columns-repeated="255"/>
        </table:table-row>
        <table:table-row table:style-name="ro4">
          <table:table-cell office:value-type="string">
            <text:p>voll|stinken</text:p>
          </table:table-cell>
          <table:table-cell table:number-columns-repeated="255"/>
        </table:table-row>
        <table:table-row table:style-name="ro4">
          <table:table-cell office:value-type="string">
            <text:p>voll|stoßen</text:p>
          </table:table-cell>
          <table:table-cell table:number-columns-repeated="255"/>
        </table:table-row>
        <table:table-row table:style-name="ro4">
          <table:table-cell office:value-type="string">
            <text:p>voll|treiben</text:p>
          </table:table-cell>
          <table:table-cell table:number-columns-repeated="255"/>
        </table:table-row>
        <table:table-row table:style-name="ro4">
          <table:table-cell office:value-type="string">
            <text:p>voll|trinken</text:p>
          </table:table-cell>
          <table:table-cell table:number-columns-repeated="255"/>
        </table:table-row>
        <table:table-row table:style-name="ro4">
          <table:table-cell office:value-type="string">
            <text:p>voll|werfen </text:p>
          </table:table-cell>
          <table:table-cell table:number-columns-repeated="255"/>
        </table:table-row>
        <table:table-row table:style-name="ro4">
          <table:table-cell office:value-type="string">
            <text:p>vor|backen</text:p>
          </table:table-cell>
          <table:table-cell table:number-columns-repeated="255"/>
        </table:table-row>
        <table:table-row table:style-name="ro4">
          <table:table-cell office:value-type="string">
            <text:p>vor|befehlen</text:p>
          </table:table-cell>
          <table:table-cell table:number-columns-repeated="255"/>
        </table:table-row>
        <table:table-row table:style-name="ro4">
          <table:table-cell office:value-type="string">
            <text:p>vor|beladen</text:p>
          </table:table-cell>
          <table:table-cell table:number-columns-repeated="255"/>
        </table:table-row>
        <table:table-row table:style-name="ro4">
          <table:table-cell office:value-type="string">
            <text:p>vor|bemessen</text:p>
          </table:table-cell>
          <table:table-cell table:number-columns-repeated="255"/>
        </table:table-row>
        <table:table-row table:style-name="ro4">
          <table:table-cell office:value-type="string">
            <text:p>vor|beraten</text:p>
          </table:table-cell>
          <table:table-cell table:number-columns-repeated="255"/>
        </table:table-row>
        <table:table-row table:style-name="ro4">
          <table:table-cell office:value-type="string">
            <text:p>vor|biegen</text:p>
          </table:table-cell>
          <table:table-cell table:number-columns-repeated="255"/>
        </table:table-row>
        <table:table-row table:style-name="ro4">
          <table:table-cell office:value-type="string">
            <text:p>vor|brennen</text:p>
          </table:table-cell>
          <table:table-cell table:number-columns-repeated="255"/>
        </table:table-row>
        <table:table-row table:style-name="ro4">
          <table:table-cell office:value-type="string">
            <text:p>vor|bringen</text:p>
          </table:table-cell>
          <table:table-cell table:number-columns-repeated="255"/>
        </table:table-row>
        <table:table-row table:style-name="ro4">
          <table:table-cell office:value-type="string">
            <text:p>vor|denken</text:p>
          </table:table-cell>
          <table:table-cell table:number-columns-repeated="255"/>
        </table:table-row>
        <table:table-row table:style-name="ro4">
          <table:table-cell office:value-type="string">
            <text:p>vor|dringen</text:p>
          </table:table-cell>
          <table:table-cell table:number-columns-repeated="255"/>
        </table:table-row>
        <table:table-row table:style-name="ro4">
          <table:table-cell office:value-type="string">
            <text:p>vor|fahren</text:p>
          </table:table-cell>
          <table:table-cell table:number-columns-repeated="255"/>
        </table:table-row>
        <table:table-row table:style-name="ro4">
          <table:table-cell office:value-type="string">
            <text:p>vor|fallen</text:p>
          </table:table-cell>
          <table:table-cell table:number-columns-repeated="255"/>
        </table:table-row>
        <table:table-row table:style-name="ro4">
          <table:table-cell office:value-type="string">
            <text:p>vor|fassen</text:p>
          </table:table-cell>
          <table:table-cell table:number-columns-repeated="255"/>
        </table:table-row>
        <table:table-row table:style-name="ro4">
          <table:table-cell office:value-type="string">
            <text:p>vor|fliegen</text:p>
          </table:table-cell>
          <table:table-cell table:number-columns-repeated="255"/>
        </table:table-row>
        <table:table-row table:style-name="ro4">
          <table:table-cell office:value-type="string">
            <text:p>vor|geben</text:p>
          </table:table-cell>
          <table:table-cell table:number-columns-repeated="255"/>
        </table:table-row>
        <table:table-row table:style-name="ro4">
          <table:table-cell office:value-type="string">
            <text:p>vor|gehen</text:p>
          </table:table-cell>
          <table:table-cell table:number-columns-repeated="255"/>
        </table:table-row>
        <table:table-row table:style-name="ro4">
          <table:table-cell office:value-type="string">
            <text:p>vor|gleiten</text:p>
          </table:table-cell>
          <table:table-cell table:number-columns-repeated="255"/>
        </table:table-row>
        <table:table-row table:style-name="ro4">
          <table:table-cell office:value-type="string">
            <text:p>vor|graben</text:p>
          </table:table-cell>
          <table:table-cell table:number-columns-repeated="255"/>
        </table:table-row>
        <table:table-row table:style-name="ro4">
          <table:table-cell office:value-type="string">
            <text:p>vor|greifen</text:p>
          </table:table-cell>
          <table:table-cell table:number-columns-repeated="255"/>
        </table:table-row>
        <table:table-row table:style-name="ro4">
          <table:table-cell office:value-type="string">
            <text:p>vor|haben</text:p>
          </table:table-cell>
          <table:table-cell table:number-columns-repeated="255"/>
        </table:table-row>
        <table:table-row table:style-name="ro4">
          <table:table-cell office:value-type="string">
            <text:p>vor|halten</text:p>
          </table:table-cell>
          <table:table-cell table:number-columns-repeated="255"/>
        </table:table-row>
        <table:table-row table:style-name="ro4">
          <table:table-cell office:value-type="string">
            <text:p>vor|hängen</text:p>
          </table:table-cell>
          <table:table-cell table:number-columns-repeated="255"/>
        </table:table-row>
        <table:table-row table:style-name="ro4">
          <table:table-cell office:value-type="string">
            <text:p>vor|heben</text:p>
          </table:table-cell>
          <table:table-cell table:number-columns-repeated="255"/>
        </table:table-row>
        <table:table-row table:style-name="ro4">
          <table:table-cell office:value-type="string">
            <text:p>vor|kommen</text:p>
          </table:table-cell>
          <table:table-cell table:number-columns-repeated="255"/>
        </table:table-row>
        <table:table-row table:style-name="ro4">
          <table:table-cell office:value-type="string">
            <text:p>vor|kriechen</text:p>
          </table:table-cell>
          <table:table-cell table:number-columns-repeated="255"/>
        </table:table-row>
        <table:table-row table:style-name="ro4">
          <table:table-cell office:value-type="string">
            <text:p>vor|laden</text:p>
          </table:table-cell>
          <table:table-cell table:number-columns-repeated="255"/>
        </table:table-row>
        <table:table-row table:style-name="ro4">
          <table:table-cell office:value-type="string">
            <text:p>vor|lassen</text:p>
          </table:table-cell>
          <table:table-cell table:number-columns-repeated="255"/>
        </table:table-row>
        <table:table-row table:style-name="ro4">
          <table:table-cell office:value-type="string">
            <text:p>vor|laufen</text:p>
          </table:table-cell>
          <table:table-cell table:number-columns-repeated="255"/>
        </table:table-row>
        <table:table-row table:style-name="ro4">
          <table:table-cell office:value-type="string">
            <text:p>vor|lesen</text:p>
          </table:table-cell>
          <table:table-cell table:number-columns-repeated="255"/>
        </table:table-row>
        <table:table-row table:style-name="ro4">
          <table:table-cell office:value-type="string">
            <text:p>vor|liegen</text:p>
          </table:table-cell>
          <table:table-cell table:number-columns-repeated="255"/>
        </table:table-row>
        <table:table-row table:style-name="ro4">
          <table:table-cell office:value-type="string">
            <text:p>vor|lügen</text:p>
          </table:table-cell>
          <table:table-cell table:number-columns-repeated="255"/>
        </table:table-row>
        <table:table-row table:style-name="ro4">
          <table:table-cell office:value-type="string">
            <text:p>vor|nehmen</text:p>
          </table:table-cell>
          <table:table-cell table:number-columns-repeated="255"/>
        </table:table-row>
        <table:table-row table:style-name="ro4">
          <table:table-cell office:value-type="string">
            <text:p>vor|reiten</text:p>
          </table:table-cell>
          <table:table-cell table:number-columns-repeated="255"/>
        </table:table-row>
        <table:table-row table:style-name="ro4">
          <table:table-cell office:value-type="string">
            <text:p>vor|rennen</text:p>
          </table:table-cell>
          <table:table-cell table:number-columns-repeated="255"/>
        </table:table-row>
        <table:table-row table:style-name="ro4">
          <table:table-cell office:value-type="string">
            <text:p>vor|schaffen</text:p>
          </table:table-cell>
          <table:table-cell table:number-columns-repeated="255"/>
        </table:table-row>
        <table:table-row table:style-name="ro4">
          <table:table-cell office:value-type="string">
            <text:p>vor|schieben</text:p>
          </table:table-cell>
          <table:table-cell table:number-columns-repeated="255"/>
        </table:table-row>
        <table:table-row table:style-name="ro4">
          <table:table-cell office:value-type="string">
            <text:p>vor|schießen</text:p>
          </table:table-cell>
          <table:table-cell table:number-columns-repeated="255"/>
        </table:table-row>
        <table:table-row table:style-name="ro4">
          <table:table-cell office:value-type="string">
            <text:p>vor|schlafen</text:p>
          </table:table-cell>
          <table:table-cell table:number-columns-repeated="255"/>
        </table:table-row>
        <table:table-row table:style-name="ro4">
          <table:table-cell office:value-type="string">
            <text:p>vor|schlagen</text:p>
          </table:table-cell>
          <table:table-cell table:number-columns-repeated="255"/>
        </table:table-row>
        <table:table-row table:style-name="ro4">
          <table:table-cell office:value-type="string">
            <text:p>vor|schleichen</text:p>
          </table:table-cell>
          <table:table-cell table:number-columns-repeated="255"/>
        </table:table-row>
        <table:table-row table:style-name="ro4">
          <table:table-cell office:value-type="string">
            <text:p>vor|schleifen</text:p>
          </table:table-cell>
          <table:table-cell table:number-columns-repeated="255"/>
        </table:table-row>
        <table:table-row table:style-name="ro4">
          <table:table-cell office:value-type="string">
            <text:p>vor|schmeißen</text:p>
          </table:table-cell>
          <table:table-cell table:number-columns-repeated="255"/>
        </table:table-row>
        <table:table-row table:style-name="ro4">
          <table:table-cell office:value-type="string">
            <text:p>vor|schneiden</text:p>
          </table:table-cell>
          <table:table-cell table:number-columns-repeated="255"/>
        </table:table-row>
        <table:table-row table:style-name="ro4">
          <table:table-cell office:value-type="string">
            <text:p>vor|schreiben</text:p>
          </table:table-cell>
          <table:table-cell table:number-columns-repeated="255"/>
        </table:table-row>
        <table:table-row table:style-name="ro4">
          <table:table-cell office:value-type="string">
            <text:p>vor|schwimmen</text:p>
          </table:table-cell>
          <table:table-cell table:number-columns-repeated="255"/>
        </table:table-row>
        <table:table-row table:style-name="ro4">
          <table:table-cell office:value-type="string">
            <text:p>vor|schwingen</text:p>
          </table:table-cell>
          <table:table-cell table:number-columns-repeated="255"/>
        </table:table-row>
        <table:table-row table:style-name="ro4">
          <table:table-cell office:value-type="string">
            <text:p>vor|sehen</text:p>
          </table:table-cell>
          <table:table-cell table:number-columns-repeated="255"/>
        </table:table-row>
        <table:table-row table:style-name="ro4">
          <table:table-cell office:value-type="string">
            <text:p>vor|sitzen</text:p>
          </table:table-cell>
          <table:table-cell table:number-columns-repeated="255"/>
        </table:table-row>
        <table:table-row table:style-name="ro4">
          <table:table-cell office:value-type="string">
            <text:p>vor|spinnen</text:p>
          </table:table-cell>
          <table:table-cell table:number-columns-repeated="255"/>
        </table:table-row>
        <table:table-row table:style-name="ro4">
          <table:table-cell office:value-type="string">
            <text:p>vor|sprechen</text:p>
          </table:table-cell>
          <table:table-cell table:number-columns-repeated="255"/>
        </table:table-row>
        <table:table-row table:style-name="ro4">
          <table:table-cell office:value-type="string">
            <text:p>vor|springen</text:p>
          </table:table-cell>
          <table:table-cell table:number-columns-repeated="255"/>
        </table:table-row>
        <table:table-row table:style-name="ro4">
          <table:table-cell office:value-type="string">
            <text:p>vor|stehen</text:p>
          </table:table-cell>
          <table:table-cell table:number-columns-repeated="255"/>
        </table:table-row>
        <table:table-row table:style-name="ro4">
          <table:table-cell office:value-type="string">
            <text:p>vor|stoßen</text:p>
          </table:table-cell>
          <table:table-cell table:number-columns-repeated="255"/>
        </table:table-row>
        <table:table-row table:style-name="ro4">
          <table:table-cell office:value-type="string">
            <text:p>vor|tragen</text:p>
          </table:table-cell>
          <table:table-cell table:number-columns-repeated="255"/>
        </table:table-row>
        <table:table-row table:style-name="ro4">
          <table:table-cell office:value-type="string">
            <text:p>vor|treiben</text:p>
          </table:table-cell>
          <table:table-cell table:number-columns-repeated="255"/>
        </table:table-row>
        <table:table-row table:style-name="ro4">
          <table:table-cell office:value-type="string">
            <text:p>vor|treten</text:p>
          </table:table-cell>
          <table:table-cell table:number-columns-repeated="255"/>
        </table:table-row>
        <table:table-row table:style-name="ro4">
          <table:table-cell office:value-type="string">
            <text:p>vor|weisen </text:p>
          </table:table-cell>
          <table:table-cell table:number-columns-repeated="255"/>
        </table:table-row>
        <table:table-row table:style-name="ro4">
          <table:table-cell office:value-type="string">
            <text:p>vor|werfen </text:p>
          </table:table-cell>
          <table:table-cell table:number-columns-repeated="255"/>
        </table:table-row>
        <table:table-row table:style-name="ro4">
          <table:table-cell office:value-type="string">
            <text:p>voran|blasen</text:p>
          </table:table-cell>
          <table:table-cell table:number-columns-repeated="255"/>
        </table:table-row>
        <table:table-row table:style-name="ro4">
          <table:table-cell office:value-type="string">
            <text:p>voran|bringen</text:p>
          </table:table-cell>
          <table:table-cell table:number-columns-repeated="255"/>
        </table:table-row>
        <table:table-row table:style-name="ro4">
          <table:table-cell office:value-type="string">
            <text:p>voran|denken</text:p>
          </table:table-cell>
          <table:table-cell table:number-columns-repeated="255"/>
        </table:table-row>
        <table:table-row table:style-name="ro4">
          <table:table-cell office:value-type="string">
            <text:p>voran|dringen</text:p>
          </table:table-cell>
          <table:table-cell table:number-columns-repeated="255"/>
        </table:table-row>
        <table:table-row table:style-name="ro4">
          <table:table-cell office:value-type="string">
            <text:p>voran|fahren</text:p>
          </table:table-cell>
          <table:table-cell table:number-columns-repeated="255"/>
        </table:table-row>
        <table:table-row table:style-name="ro4">
          <table:table-cell office:value-type="string">
            <text:p>voran|fallen</text:p>
          </table:table-cell>
          <table:table-cell table:number-columns-repeated="255"/>
        </table:table-row>
        <table:table-row table:style-name="ro4">
          <table:table-cell office:value-type="string">
            <text:p>voran|fliegen</text:p>
          </table:table-cell>
          <table:table-cell table:number-columns-repeated="255"/>
        </table:table-row>
        <table:table-row table:style-name="ro4">
          <table:table-cell office:value-type="string">
            <text:p>voran|fließen</text:p>
          </table:table-cell>
          <table:table-cell table:number-columns-repeated="255"/>
        </table:table-row>
        <table:table-row table:style-name="ro4">
          <table:table-cell office:value-type="string">
            <text:p>voran|gehen</text:p>
          </table:table-cell>
          <table:table-cell table:number-columns-repeated="255"/>
        </table:table-row>
        <table:table-row table:style-name="ro4">
          <table:table-cell office:value-type="string">
            <text:p>voran|gleiten</text:p>
          </table:table-cell>
          <table:table-cell table:number-columns-repeated="255"/>
        </table:table-row>
        <table:table-row table:style-name="ro4">
          <table:table-cell office:value-type="string">
            <text:p>voran|graben</text:p>
          </table:table-cell>
          <table:table-cell table:number-columns-repeated="255"/>
        </table:table-row>
        <table:table-row table:style-name="ro4">
          <table:table-cell office:value-type="string">
            <text:p>voran|kommen</text:p>
          </table:table-cell>
          <table:table-cell table:number-columns-repeated="255"/>
        </table:table-row>
        <table:table-row table:style-name="ro4">
          <table:table-cell office:value-type="string">
            <text:p>voran|kriechen</text:p>
          </table:table-cell>
          <table:table-cell table:number-columns-repeated="255"/>
        </table:table-row>
        <table:table-row table:style-name="ro4">
          <table:table-cell office:value-type="string">
            <text:p>voran|laufen</text:p>
          </table:table-cell>
          <table:table-cell table:number-columns-repeated="255"/>
        </table:table-row>
        <table:table-row table:style-name="ro4">
          <table:table-cell office:value-type="string">
            <text:p>voran|reiten</text:p>
          </table:table-cell>
          <table:table-cell table:number-columns-repeated="255"/>
        </table:table-row>
        <table:table-row table:style-name="ro4">
          <table:table-cell office:value-type="string">
            <text:p>voran|rennen</text:p>
          </table:table-cell>
          <table:table-cell table:number-columns-repeated="255"/>
        </table:table-row>
        <table:table-row table:style-name="ro4">
          <table:table-cell office:value-type="string">
            <text:p>voran|schaffen</text:p>
          </table:table-cell>
          <table:table-cell table:number-columns-repeated="255"/>
        </table:table-row>
        <table:table-row table:style-name="ro4">
          <table:table-cell office:value-type="string">
            <text:p>voran|schieben</text:p>
          </table:table-cell>
          <table:table-cell table:number-columns-repeated="255"/>
        </table:table-row>
        <table:table-row table:style-name="ro4">
          <table:table-cell office:value-type="string">
            <text:p>voran|schießen</text:p>
          </table:table-cell>
          <table:table-cell table:number-columns-repeated="255"/>
        </table:table-row>
        <table:table-row table:style-name="ro4">
          <table:table-cell office:value-type="string">
            <text:p>voran|schlagen</text:p>
          </table:table-cell>
          <table:table-cell table:number-columns-repeated="255"/>
        </table:table-row>
        <table:table-row table:style-name="ro4">
          <table:table-cell office:value-type="string">
            <text:p>voran|schleichen</text:p>
          </table:table-cell>
          <table:table-cell table:number-columns-repeated="255"/>
        </table:table-row>
        <table:table-row table:style-name="ro4">
          <table:table-cell office:value-type="string">
            <text:p>voran|schleifen</text:p>
          </table:table-cell>
          <table:table-cell table:number-columns-repeated="255"/>
        </table:table-row>
        <table:table-row table:style-name="ro4">
          <table:table-cell office:value-type="string">
            <text:p>voran|schwimmen</text:p>
          </table:table-cell>
          <table:table-cell table:number-columns-repeated="255"/>
        </table:table-row>
        <table:table-row table:style-name="ro4">
          <table:table-cell office:value-type="string">
            <text:p>voran|schwingen</text:p>
          </table:table-cell>
          <table:table-cell table:number-columns-repeated="255"/>
        </table:table-row>
        <table:table-row table:style-name="ro4">
          <table:table-cell office:value-type="string">
            <text:p>voran|springen</text:p>
          </table:table-cell>
          <table:table-cell table:number-columns-repeated="255"/>
        </table:table-row>
        <table:table-row table:style-name="ro4">
          <table:table-cell office:value-type="string">
            <text:p>voran|stoßen</text:p>
          </table:table-cell>
          <table:table-cell table:number-columns-repeated="255"/>
        </table:table-row>
        <table:table-row table:style-name="ro4">
          <table:table-cell office:value-type="string">
            <text:p>voran|tragen</text:p>
          </table:table-cell>
          <table:table-cell table:number-columns-repeated="255"/>
        </table:table-row>
        <table:table-row table:style-name="ro4">
          <table:table-cell office:value-type="string">
            <text:p>voran|treiben</text:p>
          </table:table-cell>
          <table:table-cell table:number-columns-repeated="255"/>
        </table:table-row>
        <table:table-row table:style-name="ro4">
          <table:table-cell office:value-type="string">
            <text:p>voraus|befehlen</text:p>
          </table:table-cell>
          <table:table-cell table:number-columns-repeated="255"/>
        </table:table-row>
        <table:table-row table:style-name="ro4">
          <table:table-cell office:value-type="string">
            <text:p>voraus|bemessen</text:p>
          </table:table-cell>
          <table:table-cell table:number-columns-repeated="255"/>
        </table:table-row>
        <table:table-row table:style-name="ro4">
          <table:table-cell office:value-type="string">
            <text:p>voraus|beziehen</text:p>
          </table:table-cell>
          <table:table-cell table:number-columns-repeated="255"/>
        </table:table-row>
        <table:table-row table:style-name="ro4">
          <table:table-cell office:value-type="string">
            <text:p>voraus|bieten</text:p>
          </table:table-cell>
          <table:table-cell table:number-columns-repeated="255"/>
        </table:table-row>
        <table:table-row table:style-name="ro4">
          <table:table-cell office:value-type="string">
            <text:p>voraus|bitten</text:p>
          </table:table-cell>
          <table:table-cell table:number-columns-repeated="255"/>
        </table:table-row>
        <table:table-row table:style-name="ro4">
          <table:table-cell office:value-type="string">
            <text:p>voraus|bringen</text:p>
          </table:table-cell>
          <table:table-cell table:number-columns-repeated="255"/>
        </table:table-row>
        <table:table-row table:style-name="ro4">
          <table:table-cell office:value-type="string">
            <text:p>voraus|denken</text:p>
          </table:table-cell>
          <table:table-cell table:number-columns-repeated="255"/>
        </table:table-row>
        <table:table-row table:style-name="ro4">
          <table:table-cell office:value-type="string">
            <text:p>voraus|dringen</text:p>
          </table:table-cell>
          <table:table-cell table:number-columns-repeated="255"/>
        </table:table-row>
        <table:table-row table:style-name="ro4">
          <table:table-cell office:value-type="string">
            <text:p>voraus|ergehen</text:p>
          </table:table-cell>
          <table:table-cell table:number-columns-repeated="255"/>
        </table:table-row>
        <table:table-row table:style-name="ro4">
          <table:table-cell office:value-type="string">
            <text:p>voraus|fahren</text:p>
          </table:table-cell>
          <table:table-cell table:number-columns-repeated="255"/>
        </table:table-row>
        <table:table-row table:style-name="ro4">
          <table:table-cell office:value-type="string">
            <text:p>voraus|fallen</text:p>
          </table:table-cell>
          <table:table-cell table:number-columns-repeated="255"/>
        </table:table-row>
        <table:table-row table:style-name="ro4">
          <table:table-cell office:value-type="string">
            <text:p>voraus|fliegen</text:p>
          </table:table-cell>
          <table:table-cell table:number-columns-repeated="255"/>
        </table:table-row>
        <table:table-row table:style-name="ro4">
          <table:table-cell office:value-type="string">
            <text:p>voraus|fließen</text:p>
          </table:table-cell>
          <table:table-cell table:number-columns-repeated="255"/>
        </table:table-row>
        <table:table-row table:style-name="ro4">
          <table:table-cell office:value-type="string">
            <text:p>voraus|gehen</text:p>
          </table:table-cell>
          <table:table-cell table:number-columns-repeated="255"/>
        </table:table-row>
        <table:table-row table:style-name="ro4">
          <table:table-cell office:value-type="string">
            <text:p>voraus|gleiten</text:p>
          </table:table-cell>
          <table:table-cell table:number-columns-repeated="255"/>
        </table:table-row>
        <table:table-row table:style-name="ro4">
          <table:table-cell office:value-type="string">
            <text:p>voraus|graben</text:p>
          </table:table-cell>
          <table:table-cell table:number-columns-repeated="255"/>
        </table:table-row>
        <table:table-row table:style-name="ro4">
          <table:table-cell office:value-type="string">
            <text:p>voraus|kommen</text:p>
          </table:table-cell>
          <table:table-cell table:number-columns-repeated="255"/>
        </table:table-row>
        <table:table-row table:style-name="ro4">
          <table:table-cell office:value-type="string">
            <text:p>voraus|kriechen</text:p>
          </table:table-cell>
          <table:table-cell table:number-columns-repeated="255"/>
        </table:table-row>
        <table:table-row table:style-name="ro4">
          <table:table-cell office:value-type="string">
            <text:p>voraus|laufen</text:p>
          </table:table-cell>
          <table:table-cell table:number-columns-repeated="255"/>
        </table:table-row>
        <table:table-row table:style-name="ro4">
          <table:table-cell office:value-type="string">
            <text:p>voraus|reiten</text:p>
          </table:table-cell>
          <table:table-cell table:number-columns-repeated="255"/>
        </table:table-row>
        <table:table-row table:style-name="ro4">
          <table:table-cell office:value-type="string">
            <text:p>voraus|rennen</text:p>
          </table:table-cell>
          <table:table-cell table:number-columns-repeated="255"/>
        </table:table-row>
        <table:table-row table:style-name="ro4">
          <table:table-cell office:value-type="string">
            <text:p>voraus|schaffen</text:p>
          </table:table-cell>
          <table:table-cell table:number-columns-repeated="255"/>
        </table:table-row>
        <table:table-row table:style-name="ro4">
          <table:table-cell office:value-type="string">
            <text:p>voraus|schieben</text:p>
          </table:table-cell>
          <table:table-cell table:number-columns-repeated="255"/>
        </table:table-row>
        <table:table-row table:style-name="ro4">
          <table:table-cell office:value-type="string">
            <text:p>voraus|schießen</text:p>
          </table:table-cell>
          <table:table-cell table:number-columns-repeated="255"/>
        </table:table-row>
        <table:table-row table:style-name="ro4">
          <table:table-cell office:value-type="string">
            <text:p>voraus|schlagen</text:p>
          </table:table-cell>
          <table:table-cell table:number-columns-repeated="255"/>
        </table:table-row>
        <table:table-row table:style-name="ro4">
          <table:table-cell office:value-type="string">
            <text:p>voraus|schleichen</text:p>
          </table:table-cell>
          <table:table-cell table:number-columns-repeated="255"/>
        </table:table-row>
        <table:table-row table:style-name="ro4">
          <table:table-cell office:value-type="string">
            <text:p>voraus|schleifen</text:p>
          </table:table-cell>
          <table:table-cell table:number-columns-repeated="255"/>
        </table:table-row>
        <table:table-row table:style-name="ro4">
          <table:table-cell office:value-type="string">
            <text:p>voraus|schwimmen</text:p>
          </table:table-cell>
          <table:table-cell table:number-columns-repeated="255"/>
        </table:table-row>
        <table:table-row table:style-name="ro4">
          <table:table-cell office:value-type="string">
            <text:p>voraus|schwingen</text:p>
          </table:table-cell>
          <table:table-cell table:number-columns-repeated="255"/>
        </table:table-row>
        <table:table-row table:style-name="ro4">
          <table:table-cell office:value-type="string">
            <text:p>voraus|sehen</text:p>
          </table:table-cell>
          <table:table-cell table:number-columns-repeated="255"/>
        </table:table-row>
        <table:table-row table:style-name="ro4">
          <table:table-cell office:value-type="string">
            <text:p>voraus|springen</text:p>
          </table:table-cell>
          <table:table-cell table:number-columns-repeated="255"/>
        </table:table-row>
        <table:table-row table:style-name="ro4">
          <table:table-cell office:value-type="string">
            <text:p>voraus|stoßen</text:p>
          </table:table-cell>
          <table:table-cell table:number-columns-repeated="255"/>
        </table:table-row>
        <table:table-row table:style-name="ro4">
          <table:table-cell office:value-type="string">
            <text:p>voraus|tragen</text:p>
          </table:table-cell>
          <table:table-cell table:number-columns-repeated="255"/>
        </table:table-row>
        <table:table-row table:style-name="ro4">
          <table:table-cell office:value-type="string">
            <text:p>voraus|treiben</text:p>
          </table:table-cell>
          <table:table-cell table:number-columns-repeated="255"/>
        </table:table-row>
        <table:table-row table:style-name="ro4">
          <table:table-cell office:value-type="string">
            <text:p>vorbei|beißen</text:p>
          </table:table-cell>
          <table:table-cell table:number-columns-repeated="255"/>
        </table:table-row>
        <table:table-row table:style-name="ro4">
          <table:table-cell office:value-type="string">
            <text:p>vorbei|biegen</text:p>
          </table:table-cell>
          <table:table-cell table:number-columns-repeated="255"/>
        </table:table-row>
        <table:table-row table:style-name="ro4">
          <table:table-cell office:value-type="string">
            <text:p>vorbei|bitten</text:p>
          </table:table-cell>
          <table:table-cell table:number-columns-repeated="255"/>
        </table:table-row>
        <table:table-row table:style-name="ro4">
          <table:table-cell office:value-type="string">
            <text:p>vorbei|blasen</text:p>
          </table:table-cell>
          <table:table-cell table:number-columns-repeated="255"/>
        </table:table-row>
        <table:table-row table:style-name="ro4">
          <table:table-cell office:value-type="string">
            <text:p>vorbei|bringen</text:p>
          </table:table-cell>
          <table:table-cell table:number-columns-repeated="255"/>
        </table:table-row>
        <table:table-row table:style-name="ro4">
          <table:table-cell office:value-type="string">
            <text:p>vorbei|denken</text:p>
          </table:table-cell>
          <table:table-cell table:number-columns-repeated="255"/>
        </table:table-row>
        <table:table-row table:style-name="ro4">
          <table:table-cell office:value-type="string">
            <text:p>vorbei|dringen</text:p>
          </table:table-cell>
          <table:table-cell table:number-columns-repeated="255"/>
        </table:table-row>
        <table:table-row table:style-name="ro4">
          <table:table-cell office:value-type="string">
            <text:p>vorbei|fahren</text:p>
          </table:table-cell>
          <table:table-cell table:number-columns-repeated="255"/>
        </table:table-row>
        <table:table-row table:style-name="ro4">
          <table:table-cell office:value-type="string">
            <text:p>vorbei|fallen</text:p>
          </table:table-cell>
          <table:table-cell table:number-columns-repeated="255"/>
        </table:table-row>
        <table:table-row table:style-name="ro4">
          <table:table-cell office:value-type="string">
            <text:p>vorbei|fassen</text:p>
          </table:table-cell>
          <table:table-cell table:number-columns-repeated="255"/>
        </table:table-row>
        <table:table-row table:style-name="ro4">
          <table:table-cell office:value-type="string">
            <text:p>vorbei|fliegen</text:p>
          </table:table-cell>
          <table:table-cell table:number-columns-repeated="255"/>
        </table:table-row>
        <table:table-row table:style-name="ro4">
          <table:table-cell office:value-type="string">
            <text:p>vorbei|fließen</text:p>
          </table:table-cell>
          <table:table-cell table:number-columns-repeated="255"/>
        </table:table-row>
        <table:table-row table:style-name="ro4">
          <table:table-cell office:value-type="string">
            <text:p>vorbei|gehen</text:p>
          </table:table-cell>
          <table:table-cell table:number-columns-repeated="255"/>
        </table:table-row>
        <table:table-row table:style-name="ro4">
          <table:table-cell office:value-type="string">
            <text:p>vorbei|gießen</text:p>
          </table:table-cell>
          <table:table-cell table:number-columns-repeated="255"/>
        </table:table-row>
        <table:table-row table:style-name="ro4">
          <table:table-cell office:value-type="string">
            <text:p>vorbei|gleiten</text:p>
          </table:table-cell>
          <table:table-cell table:number-columns-repeated="255"/>
        </table:table-row>
        <table:table-row table:style-name="ro4">
          <table:table-cell office:value-type="string">
            <text:p>vorbei|graben</text:p>
          </table:table-cell>
          <table:table-cell table:number-columns-repeated="255"/>
        </table:table-row>
        <table:table-row table:style-name="ro4">
          <table:table-cell office:value-type="string">
            <text:p>vorbei|halten</text:p>
          </table:table-cell>
          <table:table-cell table:number-columns-repeated="255"/>
        </table:table-row>
        <table:table-row table:style-name="ro4">
          <table:table-cell office:value-type="string">
            <text:p>vorbei|heben</text:p>
          </table:table-cell>
          <table:table-cell table:number-columns-repeated="255"/>
        </table:table-row>
        <table:table-row table:style-name="ro4">
          <table:table-cell office:value-type="string">
            <text:p>vorbei|kommen</text:p>
          </table:table-cell>
          <table:table-cell table:number-columns-repeated="255"/>
        </table:table-row>
        <table:table-row table:style-name="ro4">
          <table:table-cell office:value-type="string">
            <text:p>vorbei|kriechen</text:p>
          </table:table-cell>
          <table:table-cell table:number-columns-repeated="255"/>
        </table:table-row>
        <table:table-row table:style-name="ro4">
          <table:table-cell office:value-type="string">
            <text:p>vorbei|laufen</text:p>
          </table:table-cell>
          <table:table-cell table:number-columns-repeated="255"/>
        </table:table-row>
        <table:table-row table:style-name="ro4">
          <table:table-cell office:value-type="string">
            <text:p>vorbei|reiten</text:p>
          </table:table-cell>
          <table:table-cell table:number-columns-repeated="255"/>
        </table:table-row>
        <table:table-row table:style-name="ro4">
          <table:table-cell office:value-type="string">
            <text:p>vorbei|rennen</text:p>
          </table:table-cell>
          <table:table-cell table:number-columns-repeated="255"/>
        </table:table-row>
        <table:table-row table:style-name="ro4">
          <table:table-cell office:value-type="string">
            <text:p>vorbei|schaffen</text:p>
          </table:table-cell>
          <table:table-cell table:number-columns-repeated="255"/>
        </table:table-row>
        <table:table-row table:style-name="ro4">
          <table:table-cell office:value-type="string">
            <text:p>vorbei|schieben</text:p>
          </table:table-cell>
          <table:table-cell table:number-columns-repeated="255"/>
        </table:table-row>
        <table:table-row table:style-name="ro4">
          <table:table-cell office:value-type="string">
            <text:p>vorbei|schießen</text:p>
          </table:table-cell>
          <table:table-cell table:number-columns-repeated="255"/>
        </table:table-row>
        <table:table-row table:style-name="ro4">
          <table:table-cell office:value-type="string">
            <text:p>vorbei|schlafen</text:p>
          </table:table-cell>
          <table:table-cell table:number-columns-repeated="255"/>
        </table:table-row>
        <table:table-row table:style-name="ro4">
          <table:table-cell office:value-type="string">
            <text:p>vorbei|schlagen</text:p>
          </table:table-cell>
          <table:table-cell table:number-columns-repeated="255"/>
        </table:table-row>
        <table:table-row table:style-name="ro4">
          <table:table-cell office:value-type="string">
            <text:p>vorbei|schleichen</text:p>
          </table:table-cell>
          <table:table-cell table:number-columns-repeated="255"/>
        </table:table-row>
        <table:table-row table:style-name="ro4">
          <table:table-cell office:value-type="string">
            <text:p>vorbei|schleifen</text:p>
          </table:table-cell>
          <table:table-cell table:number-columns-repeated="255"/>
        </table:table-row>
        <table:table-row table:style-name="ro4">
          <table:table-cell office:value-type="string">
            <text:p>vorbei|schmeißen</text:p>
          </table:table-cell>
          <table:table-cell table:number-columns-repeated="255"/>
        </table:table-row>
        <table:table-row table:style-name="ro4">
          <table:table-cell office:value-type="string">
            <text:p>vorbei|schwimmen</text:p>
          </table:table-cell>
          <table:table-cell table:number-columns-repeated="255"/>
        </table:table-row>
        <table:table-row table:style-name="ro4">
          <table:table-cell office:value-type="string">
            <text:p>vorbei|schwingen</text:p>
          </table:table-cell>
          <table:table-cell table:number-columns-repeated="255"/>
        </table:table-row>
        <table:table-row table:style-name="ro4">
          <table:table-cell office:value-type="string">
            <text:p>vorbei|sehen</text:p>
          </table:table-cell>
          <table:table-cell table:number-columns-repeated="255"/>
        </table:table-row>
        <table:table-row table:style-name="ro4">
          <table:table-cell office:value-type="string">
            <text:p>vorbei|springen</text:p>
          </table:table-cell>
          <table:table-cell table:number-columns-repeated="255"/>
        </table:table-row>
        <table:table-row table:style-name="ro4">
          <table:table-cell office:value-type="string">
            <text:p>vorbei|stoßen</text:p>
          </table:table-cell>
          <table:table-cell table:number-columns-repeated="255"/>
        </table:table-row>
        <table:table-row table:style-name="ro4">
          <table:table-cell office:value-type="string">
            <text:p>vorbei|tragen</text:p>
          </table:table-cell>
          <table:table-cell table:number-columns-repeated="255"/>
        </table:table-row>
        <table:table-row table:style-name="ro4">
          <table:table-cell office:value-type="string">
            <text:p>vorbei|treiben</text:p>
          </table:table-cell>
          <table:table-cell table:number-columns-repeated="255"/>
        </table:table-row>
        <table:table-row table:style-name="ro4">
          <table:table-cell office:value-type="string">
            <text:p>vorwärts|befehlen</text:p>
          </table:table-cell>
          <table:table-cell table:number-columns-repeated="255"/>
        </table:table-row>
        <table:table-row table:style-name="ro4">
          <table:table-cell office:value-type="string">
            <text:p>vorwärts|biegen</text:p>
          </table:table-cell>
          <table:table-cell table:number-columns-repeated="255"/>
        </table:table-row>
        <table:table-row table:style-name="ro4">
          <table:table-cell office:value-type="string">
            <text:p>vorwärts|bringen</text:p>
          </table:table-cell>
          <table:table-cell table:number-columns-repeated="255"/>
        </table:table-row>
        <table:table-row table:style-name="ro4">
          <table:table-cell office:value-type="string">
            <text:p>vorwärts|dringen</text:p>
          </table:table-cell>
          <table:table-cell table:number-columns-repeated="255"/>
        </table:table-row>
        <table:table-row table:style-name="ro4">
          <table:table-cell office:value-type="string">
            <text:p>vorwärts|fahren</text:p>
          </table:table-cell>
          <table:table-cell table:number-columns-repeated="255"/>
        </table:table-row>
        <table:table-row table:style-name="ro4">
          <table:table-cell office:value-type="string">
            <text:p>vorwärts|fallen</text:p>
          </table:table-cell>
          <table:table-cell table:number-columns-repeated="255"/>
        </table:table-row>
        <table:table-row table:style-name="ro4">
          <table:table-cell office:value-type="string">
            <text:p>vorwärts|fliegen</text:p>
          </table:table-cell>
          <table:table-cell table:number-columns-repeated="255"/>
        </table:table-row>
        <table:table-row table:style-name="ro4">
          <table:table-cell office:value-type="string">
            <text:p>vorwärts|fließen</text:p>
          </table:table-cell>
          <table:table-cell table:number-columns-repeated="255"/>
        </table:table-row>
        <table:table-row table:style-name="ro4">
          <table:table-cell office:value-type="string">
            <text:p>vorwärts|gehen</text:p>
          </table:table-cell>
          <table:table-cell table:number-columns-repeated="255"/>
        </table:table-row>
        <table:table-row table:style-name="ro4">
          <table:table-cell office:value-type="string">
            <text:p>vorwärts|gleiten</text:p>
          </table:table-cell>
          <table:table-cell table:number-columns-repeated="255"/>
        </table:table-row>
        <table:table-row table:style-name="ro4">
          <table:table-cell office:value-type="string">
            <text:p>vorwärts|graben</text:p>
          </table:table-cell>
          <table:table-cell table:number-columns-repeated="255"/>
        </table:table-row>
        <table:table-row table:style-name="ro4">
          <table:table-cell office:value-type="string">
            <text:p>vorwärts|heben</text:p>
          </table:table-cell>
          <table:table-cell table:number-columns-repeated="255"/>
        </table:table-row>
        <table:table-row table:style-name="ro4">
          <table:table-cell office:value-type="string">
            <text:p>vorwärts|kommen</text:p>
          </table:table-cell>
          <table:table-cell table:number-columns-repeated="255"/>
        </table:table-row>
        <table:table-row table:style-name="ro4">
          <table:table-cell office:value-type="string">
            <text:p>vorwärts|kriechen</text:p>
          </table:table-cell>
          <table:table-cell table:number-columns-repeated="255"/>
        </table:table-row>
        <table:table-row table:style-name="ro4">
          <table:table-cell office:value-type="string">
            <text:p>vorwärts|laufen</text:p>
          </table:table-cell>
          <table:table-cell table:number-columns-repeated="255"/>
        </table:table-row>
        <table:table-row table:style-name="ro4">
          <table:table-cell office:value-type="string">
            <text:p>vorwärts|reiten</text:p>
          </table:table-cell>
          <table:table-cell table:number-columns-repeated="255"/>
        </table:table-row>
        <table:table-row table:style-name="ro4">
          <table:table-cell office:value-type="string">
            <text:p>vorwärts|rennen</text:p>
          </table:table-cell>
          <table:table-cell table:number-columns-repeated="255"/>
        </table:table-row>
        <table:table-row table:style-name="ro4">
          <table:table-cell office:value-type="string">
            <text:p>vorwärts|schaffen</text:p>
          </table:table-cell>
          <table:table-cell table:number-columns-repeated="255"/>
        </table:table-row>
        <table:table-row table:style-name="ro4">
          <table:table-cell office:value-type="string">
            <text:p>vorwärts|schieben</text:p>
          </table:table-cell>
          <table:table-cell table:number-columns-repeated="255"/>
        </table:table-row>
        <table:table-row table:style-name="ro4">
          <table:table-cell office:value-type="string">
            <text:p>vorwärts|schießen</text:p>
          </table:table-cell>
          <table:table-cell table:number-columns-repeated="255"/>
        </table:table-row>
        <table:table-row table:style-name="ro4">
          <table:table-cell office:value-type="string">
            <text:p>vorwärts|schlafen</text:p>
          </table:table-cell>
          <table:table-cell table:number-columns-repeated="255"/>
        </table:table-row>
        <table:table-row table:style-name="ro4">
          <table:table-cell office:value-type="string">
            <text:p>vorwärts|schlagen</text:p>
          </table:table-cell>
          <table:table-cell table:number-columns-repeated="255"/>
        </table:table-row>
        <table:table-row table:style-name="ro4">
          <table:table-cell office:value-type="string">
            <text:p>vorwärts|schleichen</text:p>
          </table:table-cell>
          <table:table-cell table:number-columns-repeated="255"/>
        </table:table-row>
        <table:table-row table:style-name="ro4">
          <table:table-cell office:value-type="string">
            <text:p>vorwärts|schleifen</text:p>
          </table:table-cell>
          <table:table-cell table:number-columns-repeated="255"/>
        </table:table-row>
        <table:table-row table:style-name="ro4">
          <table:table-cell office:value-type="string">
            <text:p>vorwärts|schwimmen</text:p>
          </table:table-cell>
          <table:table-cell table:number-columns-repeated="255"/>
        </table:table-row>
        <table:table-row table:style-name="ro4">
          <table:table-cell office:value-type="string">
            <text:p>vorwärts|schwingen</text:p>
          </table:table-cell>
          <table:table-cell table:number-columns-repeated="255"/>
        </table:table-row>
        <table:table-row table:style-name="ro4">
          <table:table-cell office:value-type="string">
            <text:p>vorwärts|sehen</text:p>
          </table:table-cell>
          <table:table-cell table:number-columns-repeated="255"/>
        </table:table-row>
        <table:table-row table:style-name="ro4">
          <table:table-cell office:value-type="string">
            <text:p>vorwärts|springen</text:p>
          </table:table-cell>
          <table:table-cell table:number-columns-repeated="255"/>
        </table:table-row>
        <table:table-row table:style-name="ro4">
          <table:table-cell office:value-type="string">
            <text:p>vorwärts|stoßen</text:p>
          </table:table-cell>
          <table:table-cell table:number-columns-repeated="255"/>
        </table:table-row>
        <table:table-row table:style-name="ro4">
          <table:table-cell office:value-type="string">
            <text:p>vorwärts|treiben</text:p>
          </table:table-cell>
          <table:table-cell table:number-columns-repeated="255"/>
        </table:table-row>
        <table:table-row table:style-name="ro4">
          <table:table-cell office:value-type="string">
            <text:p>weg|angeln</text:p>
          </table:table-cell>
          <table:table-cell table:number-columns-repeated="255"/>
        </table:table-row>
        <table:table-row table:style-name="ro4">
          <table:table-cell office:value-type="string">
            <text:p>weg|befehlen</text:p>
          </table:table-cell>
          <table:table-cell table:number-columns-repeated="255"/>
        </table:table-row>
        <table:table-row table:style-name="ro4">
          <table:table-cell office:value-type="string">
            <text:p>weg|beißen</text:p>
          </table:table-cell>
          <table:table-cell table:number-columns-repeated="255"/>
        </table:table-row>
        <table:table-row table:style-name="ro4">
          <table:table-cell office:value-type="string">
            <text:p>weg|bekommen</text:p>
          </table:table-cell>
          <table:table-cell table:number-columns-repeated="255"/>
        </table:table-row>
        <table:table-row table:style-name="ro4">
          <table:table-cell office:value-type="string">
            <text:p>weg|berufen</text:p>
          </table:table-cell>
          <table:table-cell table:number-columns-repeated="255"/>
        </table:table-row>
        <table:table-row table:style-name="ro4">
          <table:table-cell office:value-type="string">
            <text:p>weg|biegen</text:p>
          </table:table-cell>
          <table:table-cell table:number-columns-repeated="255"/>
        </table:table-row>
        <table:table-row table:style-name="ro4">
          <table:table-cell office:value-type="string">
            <text:p>weg|bitten</text:p>
          </table:table-cell>
          <table:table-cell table:number-columns-repeated="255"/>
        </table:table-row>
        <table:table-row table:style-name="ro4">
          <table:table-cell office:value-type="string">
            <text:p>weg|blasen</text:p>
          </table:table-cell>
          <table:table-cell table:number-columns-repeated="255"/>
        </table:table-row>
        <table:table-row table:style-name="ro4">
          <table:table-cell office:value-type="string">
            <text:p>weg|bleiben</text:p>
          </table:table-cell>
          <table:table-cell table:number-columns-repeated="255"/>
        </table:table-row>
        <table:table-row table:style-name="ro4">
          <table:table-cell office:value-type="string">
            <text:p>weg|brechen</text:p>
          </table:table-cell>
          <table:table-cell table:number-columns-repeated="255"/>
        </table:table-row>
        <table:table-row table:style-name="ro4">
          <table:table-cell office:value-type="string">
            <text:p>weg|brennen</text:p>
          </table:table-cell>
          <table:table-cell table:number-columns-repeated="255"/>
        </table:table-row>
        <table:table-row table:style-name="ro4">
          <table:table-cell office:value-type="string">
            <text:p>weg|bringen</text:p>
          </table:table-cell>
          <table:table-cell table:number-columns-repeated="255"/>
        </table:table-row>
        <table:table-row table:style-name="ro4">
          <table:table-cell office:value-type="string">
            <text:p>weg|denken</text:p>
          </table:table-cell>
          <table:table-cell table:number-columns-repeated="255"/>
        </table:table-row>
        <table:table-row table:style-name="ro4">
          <table:table-cell office:value-type="string">
            <text:p>weg|dreschen</text:p>
          </table:table-cell>
          <table:table-cell table:number-columns-repeated="255"/>
        </table:table-row>
        <table:table-row table:style-name="ro4">
          <table:table-cell office:value-type="string">
            <text:p>weg|dürfen</text:p>
          </table:table-cell>
          <table:table-cell table:number-columns-repeated="255"/>
        </table:table-row>
        <table:table-row table:style-name="ro4">
          <table:table-cell office:value-type="string">
            <text:p>weg|fahren</text:p>
          </table:table-cell>
          <table:table-cell table:number-columns-repeated="255"/>
        </table:table-row>
        <table:table-row table:style-name="ro4">
          <table:table-cell office:value-type="string">
            <text:p>weg|fallen</text:p>
          </table:table-cell>
          <table:table-cell table:number-columns-repeated="255"/>
        </table:table-row>
        <table:table-row table:style-name="ro4">
          <table:table-cell office:value-type="string">
            <text:p>weg|fangen</text:p>
          </table:table-cell>
          <table:table-cell table:number-columns-repeated="255"/>
        </table:table-row>
        <table:table-row table:style-name="ro4">
          <table:table-cell office:value-type="string">
            <text:p>weg|fliegen</text:p>
          </table:table-cell>
          <table:table-cell table:number-columns-repeated="255"/>
        </table:table-row>
        <table:table-row table:style-name="ro4">
          <table:table-cell office:value-type="string">
            <text:p>weg|fließen</text:p>
          </table:table-cell>
          <table:table-cell table:number-columns-repeated="255"/>
        </table:table-row>
        <table:table-row table:style-name="ro4">
          <table:table-cell office:value-type="string">
            <text:p>weg|fressen</text:p>
          </table:table-cell>
          <table:table-cell table:number-columns-repeated="255"/>
        </table:table-row>
        <table:table-row table:style-name="ro4">
          <table:table-cell office:value-type="string">
            <text:p>weg|frieren</text:p>
          </table:table-cell>
          <table:table-cell table:number-columns-repeated="255"/>
        </table:table-row>
        <table:table-row table:style-name="ro4">
          <table:table-cell office:value-type="string">
            <text:p>weg|geben</text:p>
          </table:table-cell>
          <table:table-cell table:number-columns-repeated="255"/>
        </table:table-row>
        <table:table-row table:style-name="ro4">
          <table:table-cell office:value-type="string">
            <text:p>weg|gehen</text:p>
          </table:table-cell>
          <table:table-cell table:number-columns-repeated="255"/>
        </table:table-row>
        <table:table-row table:style-name="ro4">
          <table:table-cell office:value-type="string">
            <text:p>weg|geraten</text:p>
          </table:table-cell>
          <table:table-cell table:number-columns-repeated="255"/>
        </table:table-row>
        <table:table-row table:style-name="ro4">
          <table:table-cell office:value-type="string">
            <text:p>weg|gießen</text:p>
          </table:table-cell>
          <table:table-cell table:number-columns-repeated="255"/>
        </table:table-row>
        <table:table-row table:style-name="ro4">
          <table:table-cell office:value-type="string">
            <text:p>weg|gleiten</text:p>
          </table:table-cell>
          <table:table-cell table:number-columns-repeated="255"/>
        </table:table-row>
        <table:table-row table:style-name="ro4">
          <table:table-cell office:value-type="string">
            <text:p>weg|graben</text:p>
          </table:table-cell>
          <table:table-cell table:number-columns-repeated="255"/>
        </table:table-row>
        <table:table-row table:style-name="ro4">
          <table:table-cell office:value-type="string">
            <text:p>weg|halten</text:p>
          </table:table-cell>
          <table:table-cell table:number-columns-repeated="255"/>
        </table:table-row>
        <table:table-row table:style-name="ro4">
          <table:table-cell office:value-type="string">
            <text:p>weg|hängen</text:p>
          </table:table-cell>
          <table:table-cell table:number-columns-repeated="255"/>
        </table:table-row>
        <table:table-row table:style-name="ro4">
          <table:table-cell office:value-type="string">
            <text:p>weg|heben</text:p>
          </table:table-cell>
          <table:table-cell table:number-columns-repeated="255"/>
        </table:table-row>
        <table:table-row table:style-name="ro4">
          <table:table-cell office:value-type="string">
            <text:p>weg|helfen</text:p>
          </table:table-cell>
          <table:table-cell table:number-columns-repeated="255"/>
        </table:table-row>
        <table:table-row table:style-name="ro4">
          <table:table-cell office:value-type="string">
            <text:p>weg|kneifen</text:p>
          </table:table-cell>
          <table:table-cell table:number-columns-repeated="255"/>
        </table:table-row>
        <table:table-row table:style-name="ro4">
          <table:table-cell office:value-type="string">
            <text:p>weg|kommen</text:p>
          </table:table-cell>
          <table:table-cell table:number-columns-repeated="255"/>
        </table:table-row>
        <table:table-row table:style-name="ro4">
          <table:table-cell office:value-type="string">
            <text:p>weg|kriechen</text:p>
          </table:table-cell>
          <table:table-cell table:number-columns-repeated="255"/>
        </table:table-row>
        <table:table-row table:style-name="ro4">
          <table:table-cell office:value-type="string">
            <text:p>weg|lassen</text:p>
          </table:table-cell>
          <table:table-cell table:number-columns-repeated="255"/>
        </table:table-row>
        <table:table-row table:style-name="ro4">
          <table:table-cell office:value-type="string">
            <text:p>weg|laufen</text:p>
          </table:table-cell>
          <table:table-cell table:number-columns-repeated="255"/>
        </table:table-row>
        <table:table-row table:style-name="ro4">
          <table:table-cell office:value-type="string">
            <text:p>weg|lesen</text:p>
          </table:table-cell>
          <table:table-cell table:number-columns-repeated="255"/>
        </table:table-row>
        <table:table-row table:style-name="ro4">
          <table:table-cell office:value-type="string">
            <text:p>weg|nehmen</text:p>
          </table:table-cell>
          <table:table-cell table:number-columns-repeated="255"/>
        </table:table-row>
        <table:table-row table:style-name="ro4">
          <table:table-cell office:value-type="string">
            <text:p>weg|pfeifen</text:p>
          </table:table-cell>
          <table:table-cell table:number-columns-repeated="255"/>
        </table:table-row>
        <table:table-row table:style-name="ro4">
          <table:table-cell office:value-type="string">
            <text:p>weg|reiben</text:p>
          </table:table-cell>
          <table:table-cell table:number-columns-repeated="255"/>
        </table:table-row>
        <table:table-row table:style-name="ro4">
          <table:table-cell office:value-type="string">
            <text:p>weg|reißen</text:p>
          </table:table-cell>
          <table:table-cell table:number-columns-repeated="255"/>
        </table:table-row>
        <table:table-row table:style-name="ro4">
          <table:table-cell office:value-type="string">
            <text:p>weg|reiten</text:p>
          </table:table-cell>
          <table:table-cell table:number-columns-repeated="255"/>
        </table:table-row>
        <table:table-row table:style-name="ro4">
          <table:table-cell office:value-type="string">
            <text:p>weg|rennen</text:p>
          </table:table-cell>
          <table:table-cell table:number-columns-repeated="255"/>
        </table:table-row>
        <table:table-row table:style-name="ro4">
          <table:table-cell office:value-type="string">
            <text:p>weg|rinnen</text:p>
          </table:table-cell>
          <table:table-cell table:number-columns-repeated="255"/>
        </table:table-row>
        <table:table-row table:style-name="ro4">
          <table:table-cell office:value-type="string">
            <text:p>weg|rufen</text:p>
          </table:table-cell>
          <table:table-cell table:number-columns-repeated="255"/>
        </table:table-row>
        <table:table-row table:style-name="ro4">
          <table:table-cell office:value-type="string">
            <text:p>weg|saufen</text:p>
          </table:table-cell>
          <table:table-cell table:number-columns-repeated="255"/>
        </table:table-row>
        <table:table-row table:style-name="ro4">
          <table:table-cell office:value-type="string">
            <text:p>weg|schaffen</text:p>
          </table:table-cell>
          <table:table-cell table:number-columns-repeated="255"/>
        </table:table-row>
        <table:table-row table:style-name="ro4">
          <table:table-cell office:value-type="string">
            <text:p>weg|schieben</text:p>
          </table:table-cell>
          <table:table-cell table:number-columns-repeated="255"/>
        </table:table-row>
        <table:table-row table:style-name="ro4">
          <table:table-cell office:value-type="string">
            <text:p>weg|schießen</text:p>
          </table:table-cell>
          <table:table-cell table:number-columns-repeated="255"/>
        </table:table-row>
        <table:table-row table:style-name="ro4">
          <table:table-cell office:value-type="string">
            <text:p>weg|schlafen</text:p>
          </table:table-cell>
          <table:table-cell table:number-columns-repeated="255"/>
        </table:table-row>
        <table:table-row table:style-name="ro4">
          <table:table-cell office:value-type="string">
            <text:p>weg|schlagen</text:p>
          </table:table-cell>
          <table:table-cell table:number-columns-repeated="255"/>
        </table:table-row>
        <table:table-row table:style-name="ro4">
          <table:table-cell office:value-type="string">
            <text:p>weg|schleichen</text:p>
          </table:table-cell>
          <table:table-cell table:number-columns-repeated="255"/>
        </table:table-row>
        <table:table-row table:style-name="ro4">
          <table:table-cell office:value-type="string">
            <text:p>weg|schleifen</text:p>
          </table:table-cell>
          <table:table-cell table:number-columns-repeated="255"/>
        </table:table-row>
        <table:table-row table:style-name="ro4">
          <table:table-cell office:value-type="string">
            <text:p>weg|schließen</text:p>
          </table:table-cell>
          <table:table-cell table:number-columns-repeated="255"/>
        </table:table-row>
        <table:table-row table:style-name="ro4">
          <table:table-cell office:value-type="string">
            <text:p>weg|schmeißen</text:p>
          </table:table-cell>
          <table:table-cell table:number-columns-repeated="255"/>
        </table:table-row>
        <table:table-row table:style-name="ro4">
          <table:table-cell office:value-type="string">
            <text:p>weg|schmelzen</text:p>
          </table:table-cell>
          <table:table-cell table:number-columns-repeated="255"/>
        </table:table-row>
        <table:table-row table:style-name="ro4">
          <table:table-cell office:value-type="string">
            <text:p>weg|schneiden</text:p>
          </table:table-cell>
          <table:table-cell table:number-columns-repeated="255"/>
        </table:table-row>
        <table:table-row table:style-name="ro4">
          <table:table-cell office:value-type="string">
            <text:p>weg|schweigen</text:p>
          </table:table-cell>
          <table:table-cell table:number-columns-repeated="255"/>
        </table:table-row>
        <table:table-row table:style-name="ro4">
          <table:table-cell office:value-type="string">
            <text:p>weg|schwimmen</text:p>
          </table:table-cell>
          <table:table-cell table:number-columns-repeated="255"/>
        </table:table-row>
        <table:table-row table:style-name="ro4">
          <table:table-cell office:value-type="string">
            <text:p>weg|schwingen</text:p>
          </table:table-cell>
          <table:table-cell table:number-columns-repeated="255"/>
        </table:table-row>
        <table:table-row table:style-name="ro4">
          <table:table-cell office:value-type="string">
            <text:p>weg|sehen</text:p>
          </table:table-cell>
          <table:table-cell table:number-columns-repeated="255"/>
        </table:table-row>
        <table:table-row table:style-name="ro4">
          <table:table-cell office:value-type="string">
            <text:p>weg|senden</text:p>
          </table:table-cell>
          <table:table-cell table:number-columns-repeated="255"/>
        </table:table-row>
        <table:table-row table:style-name="ro4">
          <table:table-cell office:value-type="string">
            <text:p>weg|sinken</text:p>
          </table:table-cell>
          <table:table-cell table:number-columns-repeated="255"/>
        </table:table-row>
        <table:table-row table:style-name="ro4">
          <table:table-cell office:value-type="string">
            <text:p>weg|springen</text:p>
          </table:table-cell>
          <table:table-cell table:number-columns-repeated="255"/>
        </table:table-row>
        <table:table-row table:style-name="ro4">
          <table:table-cell office:value-type="string">
            <text:p>weg|stechen</text:p>
          </table:table-cell>
          <table:table-cell table:number-columns-repeated="255"/>
        </table:table-row>
        <table:table-row table:style-name="ro4">
          <table:table-cell office:value-type="string">
            <text:p>weg|sterben</text:p>
          </table:table-cell>
          <table:table-cell table:number-columns-repeated="255"/>
        </table:table-row>
        <table:table-row table:style-name="ro4">
          <table:table-cell office:value-type="string">
            <text:p>weg|stoßen</text:p>
          </table:table-cell>
          <table:table-cell table:number-columns-repeated="255"/>
        </table:table-row>
        <table:table-row table:style-name="ro4">
          <table:table-cell office:value-type="string">
            <text:p>weg|streichen</text:p>
          </table:table-cell>
          <table:table-cell table:number-columns-repeated="255"/>
        </table:table-row>
        <table:table-row table:style-name="ro4">
          <table:table-cell office:value-type="string">
            <text:p>weg|tragen</text:p>
          </table:table-cell>
          <table:table-cell table:number-columns-repeated="255"/>
        </table:table-row>
        <table:table-row table:style-name="ro4">
          <table:table-cell office:value-type="string">
            <text:p>weg|treiben</text:p>
          </table:table-cell>
          <table:table-cell table:number-columns-repeated="255"/>
        </table:table-row>
        <table:table-row table:style-name="ro4">
          <table:table-cell office:value-type="string">
            <text:p>weg|treten</text:p>
          </table:table-cell>
          <table:table-cell table:number-columns-repeated="255"/>
        </table:table-row>
        <table:table-row table:style-name="ro4">
          <table:table-cell office:value-type="string">
            <text:p>weg|trinken</text:p>
          </table:table-cell>
          <table:table-cell table:number-columns-repeated="255"/>
        </table:table-row>
        <table:table-row table:style-name="ro4">
          <table:table-cell office:value-type="string">
            <text:p>weg|tun</text:p>
          </table:table-cell>
          <table:table-cell table:number-columns-repeated="255"/>
        </table:table-row>
        <table:table-row table:style-name="ro4">
          <table:table-cell office:value-type="string">
            <text:p>weg|werfen </text:p>
          </table:table-cell>
          <table:table-cell table:number-columns-repeated="255"/>
        </table:table-row>
        <table:table-row table:style-name="ro4">
          <table:table-cell office:value-type="string">
            <text:p>weg|winken </text:p>
          </table:table-cell>
          <table:table-cell table:number-columns-repeated="255"/>
        </table:table-row>
        <table:table-row table:style-name="ro4">
          <table:table-cell office:value-type="string">
            <text:p>weiter|backen</text:p>
          </table:table-cell>
          <table:table-cell table:number-columns-repeated="255"/>
        </table:table-row>
        <table:table-row table:style-name="ro4">
          <table:table-cell office:value-type="string">
            <text:p>weiter|befehlen</text:p>
          </table:table-cell>
          <table:table-cell table:number-columns-repeated="255"/>
        </table:table-row>
        <table:table-row table:style-name="ro4">
          <table:table-cell office:value-type="string">
            <text:p>weiter|beladen</text:p>
          </table:table-cell>
          <table:table-cell table:number-columns-repeated="255"/>
        </table:table-row>
        <table:table-row table:style-name="ro4">
          <table:table-cell office:value-type="string">
            <text:p>weiter|biegen</text:p>
          </table:table-cell>
          <table:table-cell table:number-columns-repeated="255"/>
        </table:table-row>
        <table:table-row table:style-name="ro4">
          <table:table-cell office:value-type="string">
            <text:p>weiter|bieten</text:p>
          </table:table-cell>
          <table:table-cell table:number-columns-repeated="255"/>
        </table:table-row>
        <table:table-row table:style-name="ro4">
          <table:table-cell office:value-type="string">
            <text:p>weiter|blasen</text:p>
          </table:table-cell>
          <table:table-cell table:number-columns-repeated="255"/>
        </table:table-row>
        <table:table-row table:style-name="ro4">
          <table:table-cell office:value-type="string">
            <text:p>weiter|brennen</text:p>
          </table:table-cell>
          <table:table-cell table:number-columns-repeated="255"/>
        </table:table-row>
        <table:table-row table:style-name="ro4">
          <table:table-cell office:value-type="string">
            <text:p>weiter|denken</text:p>
          </table:table-cell>
          <table:table-cell table:number-columns-repeated="255"/>
        </table:table-row>
        <table:table-row table:style-name="ro4">
          <table:table-cell office:value-type="string">
            <text:p>weiter|fahren</text:p>
          </table:table-cell>
          <table:table-cell table:number-columns-repeated="255"/>
        </table:table-row>
        <table:table-row table:style-name="ro4">
          <table:table-cell office:value-type="string">
            <text:p>weiter|fliegen</text:p>
          </table:table-cell>
          <table:table-cell table:number-columns-repeated="255"/>
        </table:table-row>
        <table:table-row table:style-name="ro4">
          <table:table-cell office:value-type="string">
            <text:p>weiter|fließen</text:p>
          </table:table-cell>
          <table:table-cell table:number-columns-repeated="255"/>
        </table:table-row>
        <table:table-row table:style-name="ro4">
          <table:table-cell office:value-type="string">
            <text:p>weiter|geben</text:p>
          </table:table-cell>
          <table:table-cell table:number-columns-repeated="255"/>
        </table:table-row>
        <table:table-row table:style-name="ro4">
          <table:table-cell office:value-type="string">
            <text:p>weiter|gehen</text:p>
          </table:table-cell>
          <table:table-cell table:number-columns-repeated="255"/>
        </table:table-row>
        <table:table-row table:style-name="ro4">
          <table:table-cell office:value-type="string">
            <text:p>weiter|graben</text:p>
          </table:table-cell>
          <table:table-cell table:number-columns-repeated="255"/>
        </table:table-row>
        <table:table-row table:style-name="ro4">
          <table:table-cell office:value-type="string">
            <text:p>weiter|klingen</text:p>
          </table:table-cell>
          <table:table-cell table:number-columns-repeated="255"/>
        </table:table-row>
        <table:table-row table:style-name="ro4">
          <table:table-cell office:value-type="string">
            <text:p>weiter|kommen</text:p>
          </table:table-cell>
          <table:table-cell table:number-columns-repeated="255"/>
        </table:table-row>
        <table:table-row table:style-name="ro4">
          <table:table-cell office:value-type="string">
            <text:p>weiter|kriechen</text:p>
          </table:table-cell>
          <table:table-cell table:number-columns-repeated="255"/>
        </table:table-row>
        <table:table-row table:style-name="ro4">
          <table:table-cell office:value-type="string">
            <text:p>weiter|laden</text:p>
          </table:table-cell>
          <table:table-cell table:number-columns-repeated="255"/>
        </table:table-row>
        <table:table-row table:style-name="ro4">
          <table:table-cell office:value-type="string">
            <text:p>weiter|lassen</text:p>
          </table:table-cell>
          <table:table-cell table:number-columns-repeated="255"/>
        </table:table-row>
        <table:table-row table:style-name="ro4">
          <table:table-cell office:value-type="string">
            <text:p>weiter|laufen</text:p>
          </table:table-cell>
          <table:table-cell table:number-columns-repeated="255"/>
        </table:table-row>
        <table:table-row table:style-name="ro4">
          <table:table-cell office:value-type="string">
            <text:p>weiter|lesen</text:p>
          </table:table-cell>
          <table:table-cell table:number-columns-repeated="255"/>
        </table:table-row>
        <table:table-row table:style-name="ro4">
          <table:table-cell office:value-type="string">
            <text:p>weiter|pfeifen</text:p>
          </table:table-cell>
          <table:table-cell table:number-columns-repeated="255"/>
        </table:table-row>
        <table:table-row table:style-name="ro4">
          <table:table-cell office:value-type="string">
            <text:p>weiter|reißen</text:p>
          </table:table-cell>
          <table:table-cell table:number-columns-repeated="255"/>
        </table:table-row>
        <table:table-row table:style-name="ro4">
          <table:table-cell office:value-type="string">
            <text:p>weiter|reiten</text:p>
          </table:table-cell>
          <table:table-cell table:number-columns-repeated="255"/>
        </table:table-row>
        <table:table-row table:style-name="ro4">
          <table:table-cell office:value-type="string">
            <text:p>weiter|rennen</text:p>
          </table:table-cell>
          <table:table-cell table:number-columns-repeated="255"/>
        </table:table-row>
        <table:table-row table:style-name="ro4">
          <table:table-cell office:value-type="string">
            <text:p>weiter|rufen</text:p>
          </table:table-cell>
          <table:table-cell table:number-columns-repeated="255"/>
        </table:table-row>
        <table:table-row table:style-name="ro4">
          <table:table-cell office:value-type="string">
            <text:p>weiter|saufen</text:p>
          </table:table-cell>
          <table:table-cell table:number-columns-repeated="255"/>
        </table:table-row>
        <table:table-row table:style-name="ro4">
          <table:table-cell office:value-type="string">
            <text:p>weiter|schaffen</text:p>
          </table:table-cell>
          <table:table-cell table:number-columns-repeated="255"/>
        </table:table-row>
        <table:table-row table:style-name="ro4">
          <table:table-cell office:value-type="string">
            <text:p>weiter|scheißen</text:p>
          </table:table-cell>
          <table:table-cell table:number-columns-repeated="255"/>
        </table:table-row>
        <table:table-row table:style-name="ro4">
          <table:table-cell office:value-type="string">
            <text:p>weiter|schieben</text:p>
          </table:table-cell>
          <table:table-cell table:number-columns-repeated="255"/>
        </table:table-row>
        <table:table-row table:style-name="ro4">
          <table:table-cell office:value-type="string">
            <text:p>weiter|schießen</text:p>
          </table:table-cell>
          <table:table-cell table:number-columns-repeated="255"/>
        </table:table-row>
        <table:table-row table:style-name="ro4">
          <table:table-cell office:value-type="string">
            <text:p>weiter|schlafen</text:p>
          </table:table-cell>
          <table:table-cell table:number-columns-repeated="255"/>
        </table:table-row>
        <table:table-row table:style-name="ro4">
          <table:table-cell office:value-type="string">
            <text:p>weiter|schlagen</text:p>
          </table:table-cell>
          <table:table-cell table:number-columns-repeated="255"/>
        </table:table-row>
        <table:table-row table:style-name="ro4">
          <table:table-cell office:value-type="string">
            <text:p>weiter|schleichen</text:p>
          </table:table-cell>
          <table:table-cell table:number-columns-repeated="255"/>
        </table:table-row>
        <table:table-row table:style-name="ro4">
          <table:table-cell office:value-type="string">
            <text:p>weiter|schmeißen</text:p>
          </table:table-cell>
          <table:table-cell table:number-columns-repeated="255"/>
        </table:table-row>
        <table:table-row table:style-name="ro4">
          <table:table-cell office:value-type="string">
            <text:p>weiter|schreiben</text:p>
          </table:table-cell>
          <table:table-cell table:number-columns-repeated="255"/>
        </table:table-row>
        <table:table-row table:style-name="ro4">
          <table:table-cell office:value-type="string">
            <text:p>weiter|schreien</text:p>
          </table:table-cell>
          <table:table-cell table:number-columns-repeated="255"/>
        </table:table-row>
        <table:table-row table:style-name="ro4">
          <table:table-cell office:value-type="string">
            <text:p>weiter|schreiten</text:p>
          </table:table-cell>
          <table:table-cell table:number-columns-repeated="255"/>
        </table:table-row>
        <table:table-row table:style-name="ro4">
          <table:table-cell office:value-type="string">
            <text:p>weiter|schwimmen</text:p>
          </table:table-cell>
          <table:table-cell table:number-columns-repeated="255"/>
        </table:table-row>
        <table:table-row table:style-name="ro4">
          <table:table-cell office:value-type="string">
            <text:p>weiter|schwingen</text:p>
          </table:table-cell>
          <table:table-cell table:number-columns-repeated="255"/>
        </table:table-row>
        <table:table-row table:style-name="ro4">
          <table:table-cell office:value-type="string">
            <text:p>weiter|sehen</text:p>
          </table:table-cell>
          <table:table-cell table:number-columns-repeated="255"/>
        </table:table-row>
        <table:table-row table:style-name="ro4">
          <table:table-cell office:value-type="string">
            <text:p>weiter|singen</text:p>
          </table:table-cell>
          <table:table-cell table:number-columns-repeated="255"/>
        </table:table-row>
        <table:table-row table:style-name="ro4">
          <table:table-cell office:value-type="string">
            <text:p>weiter|spinnen</text:p>
          </table:table-cell>
          <table:table-cell table:number-columns-repeated="255"/>
        </table:table-row>
        <table:table-row table:style-name="ro4">
          <table:table-cell office:value-type="string">
            <text:p>weiter|sprechen</text:p>
          </table:table-cell>
          <table:table-cell table:number-columns-repeated="255"/>
        </table:table-row>
        <table:table-row table:style-name="ro4">
          <table:table-cell office:value-type="string">
            <text:p>weiter|springen</text:p>
          </table:table-cell>
          <table:table-cell table:number-columns-repeated="255"/>
        </table:table-row>
        <table:table-row table:style-name="ro4">
          <table:table-cell office:value-type="string">
            <text:p>weiter|steigen</text:p>
          </table:table-cell>
          <table:table-cell table:number-columns-repeated="255"/>
        </table:table-row>
        <table:table-row table:style-name="ro4">
          <table:table-cell office:value-type="string">
            <text:p>weiter|stoßen</text:p>
          </table:table-cell>
          <table:table-cell table:number-columns-repeated="255"/>
        </table:table-row>
        <table:table-row table:style-name="ro4">
          <table:table-cell office:value-type="string">
            <text:p>weiter|treiben</text:p>
          </table:table-cell>
          <table:table-cell table:number-columns-repeated="255"/>
        </table:table-row>
        <table:table-row table:style-name="ro4">
          <table:table-cell office:value-type="string">
            <text:p>weiter|treten</text:p>
          </table:table-cell>
          <table:table-cell table:number-columns-repeated="255"/>
        </table:table-row>
        <table:table-row table:style-name="ro4">
          <table:table-cell office:value-type="string">
            <text:p>weiter|wachsen </text:p>
          </table:table-cell>
          <table:table-cell table:number-columns-repeated="255"/>
        </table:table-row>
        <table:table-row table:style-name="ro4">
          <table:table-cell office:value-type="string">
            <text:p>weiter|werfen </text:p>
          </table:table-cell>
          <table:table-cell table:number-columns-repeated="255"/>
        </table:table-row>
        <table:table-row table:style-name="ro4">
          <table:table-cell office:value-type="string">
            <text:p>wieder|bekommen</text:p>
          </table:table-cell>
          <table:table-cell table:number-columns-repeated="255"/>
        </table:table-row>
        <table:table-row table:style-name="ro4">
          <table:table-cell office:value-type="string">
            <text:p>wieder|beladen</text:p>
          </table:table-cell>
          <table:table-cell table:number-columns-repeated="255"/>
        </table:table-row>
        <table:table-row table:style-name="ro4">
          <table:table-cell office:value-type="string">
            <text:p>wieder|berufen</text:p>
          </table:table-cell>
          <table:table-cell table:number-columns-repeated="255"/>
        </table:table-row>
        <table:table-row table:style-name="ro4">
          <table:table-cell office:value-type="string">
            <text:p>wieder|beschaffen</text:p>
          </table:table-cell>
          <table:table-cell table:number-columns-repeated="255"/>
        </table:table-row>
        <table:table-row table:style-name="ro4">
          <table:table-cell office:value-type="string">
            <text:p>wieder|besinnen</text:p>
          </table:table-cell>
          <table:table-cell table:number-columns-repeated="255"/>
        </table:table-row>
        <table:table-row table:style-name="ro4">
          <table:table-cell office:value-type="string">
            <text:p>wieder|bringen</text:p>
          </table:table-cell>
          <table:table-cell table:number-columns-repeated="255"/>
        </table:table-row>
        <table:table-row table:style-name="ro4">
          <table:table-cell office:value-type="string">
            <text:p>wieder|erklingen</text:p>
          </table:table-cell>
          <table:table-cell table:number-columns-repeated="255"/>
        </table:table-row>
        <table:table-row table:style-name="ro4">
          <table:table-cell office:value-type="string">
            <text:p>wieder|ernennen</text:p>
          </table:table-cell>
          <table:table-cell table:number-columns-repeated="255"/>
        </table:table-row>
        <table:table-row table:style-name="ro4">
          <table:table-cell office:value-type="string">
            <text:p>wieder|geben</text:p>
          </table:table-cell>
          <table:table-cell table:number-columns-repeated="255"/>
        </table:table-row>
        <table:table-row table:style-name="ro4">
          <table:table-cell office:value-type="string">
            <text:p>wieder|gewinnen</text:p>
          </table:table-cell>
          <table:table-cell table:number-columns-repeated="255"/>
        </table:table-row>
        <table:table-row table:style-name="ro4">
          <table:table-cell office:value-type="string">
            <text:p>wieder|kommen</text:p>
          </table:table-cell>
          <table:table-cell table:number-columns-repeated="255"/>
        </table:table-row>
        <table:table-row table:style-name="ro4">
          <table:table-cell office:value-type="string">
            <text:p>wieder|reiben</text:p>
          </table:table-cell>
          <table:table-cell table:number-columns-repeated="255"/>
        </table:table-row>
        <table:table-row table:style-name="ro4">
          <table:table-cell office:value-type="string">
            <text:p>wieder|sehen</text:p>
          </table:table-cell>
          <table:table-cell table:number-columns-repeated="255"/>
        </table:table-row>
        <table:table-row table:style-name="ro4">
          <table:table-cell office:value-type="string">
            <text:p>wieder|treten</text:p>
          </table:table-cell>
          <table:table-cell table:number-columns-repeated="255"/>
        </table:table-row>
        <table:table-row table:style-name="ro4">
          <table:table-cell office:value-type="string">
            <text:p>zu|backen</text:p>
          </table:table-cell>
          <table:table-cell table:number-columns-repeated="255"/>
        </table:table-row>
        <table:table-row table:style-name="ro4">
          <table:table-cell office:value-type="string">
            <text:p>zu|beißen</text:p>
          </table:table-cell>
          <table:table-cell table:number-columns-repeated="255"/>
        </table:table-row>
        <table:table-row table:style-name="ro4">
          <table:table-cell office:value-type="string">
            <text:p>zu|biegen</text:p>
          </table:table-cell>
          <table:table-cell table:number-columns-repeated="255"/>
        </table:table-row>
        <table:table-row table:style-name="ro4">
          <table:table-cell office:value-type="string">
            <text:p>zu|binden</text:p>
          </table:table-cell>
          <table:table-cell table:number-columns-repeated="255"/>
        </table:table-row>
        <table:table-row table:style-name="ro4">
          <table:table-cell office:value-type="string">
            <text:p>zu|blasen</text:p>
          </table:table-cell>
          <table:table-cell table:number-columns-repeated="255"/>
        </table:table-row>
        <table:table-row table:style-name="ro4">
          <table:table-cell office:value-type="string">
            <text:p>zu|brennen</text:p>
          </table:table-cell>
          <table:table-cell table:number-columns-repeated="255"/>
        </table:table-row>
        <table:table-row table:style-name="ro4">
          <table:table-cell office:value-type="string">
            <text:p>zu|bringen</text:p>
          </table:table-cell>
          <table:table-cell table:number-columns-repeated="255"/>
        </table:table-row>
        <table:table-row table:style-name="ro4">
          <table:table-cell office:value-type="string">
            <text:p>zu|dringen</text:p>
          </table:table-cell>
          <table:table-cell table:number-columns-repeated="255"/>
        </table:table-row>
        <table:table-row table:style-name="ro4">
          <table:table-cell office:value-type="string">
            <text:p>zu|fahren</text:p>
          </table:table-cell>
          <table:table-cell table:number-columns-repeated="255"/>
        </table:table-row>
        <table:table-row table:style-name="ro4">
          <table:table-cell office:value-type="string">
            <text:p>zu|fallen</text:p>
          </table:table-cell>
          <table:table-cell table:number-columns-repeated="255"/>
        </table:table-row>
        <table:table-row table:style-name="ro4">
          <table:table-cell office:value-type="string">
            <text:p>zu|fassen</text:p>
          </table:table-cell>
          <table:table-cell table:number-columns-repeated="255"/>
        </table:table-row>
        <table:table-row table:style-name="ro4">
          <table:table-cell office:value-type="string">
            <text:p>zu|flechten</text:p>
          </table:table-cell>
          <table:table-cell table:number-columns-repeated="255"/>
        </table:table-row>
        <table:table-row table:style-name="ro4">
          <table:table-cell office:value-type="string">
            <text:p>zu|fliegen</text:p>
          </table:table-cell>
          <table:table-cell table:number-columns-repeated="255"/>
        </table:table-row>
        <table:table-row table:style-name="ro4">
          <table:table-cell office:value-type="string">
            <text:p>zu|fließen</text:p>
          </table:table-cell>
          <table:table-cell table:number-columns-repeated="255"/>
        </table:table-row>
        <table:table-row table:style-name="ro4">
          <table:table-cell office:value-type="string">
            <text:p>zu|frieren</text:p>
          </table:table-cell>
          <table:table-cell table:number-columns-repeated="255"/>
        </table:table-row>
        <table:table-row table:style-name="ro4">
          <table:table-cell office:value-type="string">
            <text:p>zu|geben</text:p>
          </table:table-cell>
          <table:table-cell table:number-columns-repeated="255"/>
        </table:table-row>
        <table:table-row table:style-name="ro4">
          <table:table-cell office:value-type="string">
            <text:p>zu|gehen</text:p>
          </table:table-cell>
          <table:table-cell table:number-columns-repeated="255"/>
        </table:table-row>
        <table:table-row table:style-name="ro4">
          <table:table-cell office:value-type="string">
            <text:p>zu|gewinnen</text:p>
          </table:table-cell>
          <table:table-cell table:number-columns-repeated="255"/>
        </table:table-row>
        <table:table-row table:style-name="ro4">
          <table:table-cell office:value-type="string">
            <text:p>zu|gießen</text:p>
          </table:table-cell>
          <table:table-cell table:number-columns-repeated="255"/>
        </table:table-row>
        <table:table-row table:style-name="ro4">
          <table:table-cell office:value-type="string">
            <text:p>zu|gleiten</text:p>
          </table:table-cell>
          <table:table-cell table:number-columns-repeated="255"/>
        </table:table-row>
        <table:table-row table:style-name="ro4">
          <table:table-cell office:value-type="string">
            <text:p>zu|graben</text:p>
          </table:table-cell>
          <table:table-cell table:number-columns-repeated="255"/>
        </table:table-row>
        <table:table-row table:style-name="ro4">
          <table:table-cell office:value-type="string">
            <text:p>zu|greifen</text:p>
          </table:table-cell>
          <table:table-cell table:number-columns-repeated="255"/>
        </table:table-row>
        <table:table-row table:style-name="ro4">
          <table:table-cell office:value-type="string">
            <text:p>zu|haben</text:p>
          </table:table-cell>
          <table:table-cell table:number-columns-repeated="255"/>
        </table:table-row>
        <table:table-row table:style-name="ro4">
          <table:table-cell office:value-type="string">
            <text:p>zu|halten</text:p>
          </table:table-cell>
          <table:table-cell table:number-columns-repeated="255"/>
        </table:table-row>
        <table:table-row table:style-name="ro4">
          <table:table-cell office:value-type="string">
            <text:p>zu|hängen</text:p>
          </table:table-cell>
          <table:table-cell table:number-columns-repeated="255"/>
        </table:table-row>
        <table:table-row table:style-name="ro4">
          <table:table-cell office:value-type="string">
            <text:p>zu|kneifen</text:p>
          </table:table-cell>
          <table:table-cell table:number-columns-repeated="255"/>
        </table:table-row>
        <table:table-row table:style-name="ro4">
          <table:table-cell office:value-type="string">
            <text:p>zu|laden</text:p>
          </table:table-cell>
          <table:table-cell table:number-columns-repeated="255"/>
        </table:table-row>
        <table:table-row table:style-name="ro4">
          <table:table-cell office:value-type="string">
            <text:p>zu|lassen</text:p>
          </table:table-cell>
          <table:table-cell table:number-columns-repeated="255"/>
        </table:table-row>
        <table:table-row table:style-name="ro4">
          <table:table-cell office:value-type="string">
            <text:p>zu|laufen</text:p>
          </table:table-cell>
          <table:table-cell table:number-columns-repeated="255"/>
        </table:table-row>
        <table:table-row table:style-name="ro4">
          <table:table-cell office:value-type="string">
            <text:p>zu|nehmen</text:p>
          </table:table-cell>
          <table:table-cell table:number-columns-repeated="255"/>
        </table:table-row>
        <table:table-row table:style-name="ro4">
          <table:table-cell office:value-type="string">
            <text:p>zu|pfeifen</text:p>
          </table:table-cell>
          <table:table-cell table:number-columns-repeated="255"/>
        </table:table-row>
        <table:table-row table:style-name="ro4">
          <table:table-cell office:value-type="string">
            <text:p>zu|raten</text:p>
          </table:table-cell>
          <table:table-cell table:number-columns-repeated="255"/>
        </table:table-row>
        <table:table-row table:style-name="ro4">
          <table:table-cell office:value-type="string">
            <text:p>zu|reiben</text:p>
          </table:table-cell>
          <table:table-cell table:number-columns-repeated="255"/>
        </table:table-row>
        <table:table-row table:style-name="ro4">
          <table:table-cell office:value-type="string">
            <text:p>zu|reißen</text:p>
          </table:table-cell>
          <table:table-cell table:number-columns-repeated="255"/>
        </table:table-row>
        <table:table-row table:style-name="ro4">
          <table:table-cell office:value-type="string">
            <text:p>zu|reiten</text:p>
          </table:table-cell>
          <table:table-cell table:number-columns-repeated="255"/>
        </table:table-row>
        <table:table-row table:style-name="ro4">
          <table:table-cell office:value-type="string">
            <text:p>zu|rennen</text:p>
          </table:table-cell>
          <table:table-cell table:number-columns-repeated="255"/>
        </table:table-row>
        <table:table-row table:style-name="ro4">
          <table:table-cell office:value-type="string">
            <text:p>zu|rufen</text:p>
          </table:table-cell>
          <table:table-cell table:number-columns-repeated="255"/>
        </table:table-row>
        <table:table-row table:style-name="ro4">
          <table:table-cell office:value-type="string">
            <text:p>zu|saufen</text:p>
          </table:table-cell>
          <table:table-cell table:number-columns-repeated="255"/>
        </table:table-row>
        <table:table-row table:style-name="ro4">
          <table:table-cell office:value-type="string">
            <text:p>zu|schaffen</text:p>
          </table:table-cell>
          <table:table-cell table:number-columns-repeated="255"/>
        </table:table-row>
        <table:table-row table:style-name="ro4">
          <table:table-cell office:value-type="string">
            <text:p>zu|scheißen</text:p>
          </table:table-cell>
          <table:table-cell table:number-columns-repeated="255"/>
        </table:table-row>
        <table:table-row table:style-name="ro4">
          <table:table-cell office:value-type="string">
            <text:p>zu|schieben</text:p>
          </table:table-cell>
          <table:table-cell table:number-columns-repeated="255"/>
        </table:table-row>
        <table:table-row table:style-name="ro4">
          <table:table-cell office:value-type="string">
            <text:p>zu|schießen</text:p>
          </table:table-cell>
          <table:table-cell table:number-columns-repeated="255"/>
        </table:table-row>
        <table:table-row table:style-name="ro4">
          <table:table-cell office:value-type="string">
            <text:p>zu|schlagen</text:p>
          </table:table-cell>
          <table:table-cell table:number-columns-repeated="255"/>
        </table:table-row>
        <table:table-row table:style-name="ro4">
          <table:table-cell office:value-type="string">
            <text:p>zu|schleichen</text:p>
          </table:table-cell>
          <table:table-cell table:number-columns-repeated="255"/>
        </table:table-row>
        <table:table-row table:style-name="ro4">
          <table:table-cell office:value-type="string">
            <text:p>zu|schleifen</text:p>
          </table:table-cell>
          <table:table-cell table:number-columns-repeated="255"/>
        </table:table-row>
        <table:table-row table:style-name="ro4">
          <table:table-cell office:value-type="string">
            <text:p>zu|schließen</text:p>
          </table:table-cell>
          <table:table-cell table:number-columns-repeated="255"/>
        </table:table-row>
        <table:table-row table:style-name="ro4">
          <table:table-cell office:value-type="string">
            <text:p>zu|schlingen</text:p>
          </table:table-cell>
          <table:table-cell table:number-columns-repeated="255"/>
        </table:table-row>
        <table:table-row table:style-name="ro4">
          <table:table-cell office:value-type="string">
            <text:p>zu|schmeißen</text:p>
          </table:table-cell>
          <table:table-cell table:number-columns-repeated="255"/>
        </table:table-row>
        <table:table-row table:style-name="ro4">
          <table:table-cell office:value-type="string">
            <text:p>zu|schmelzen</text:p>
          </table:table-cell>
          <table:table-cell table:number-columns-repeated="255"/>
        </table:table-row>
        <table:table-row table:style-name="ro4">
          <table:table-cell office:value-type="string">
            <text:p>zu|schneiden</text:p>
          </table:table-cell>
          <table:table-cell table:number-columns-repeated="255"/>
        </table:table-row>
        <table:table-row table:style-name="ro4">
          <table:table-cell office:value-type="string">
            <text:p>zu|schreiben</text:p>
          </table:table-cell>
          <table:table-cell table:number-columns-repeated="255"/>
        </table:table-row>
        <table:table-row table:style-name="ro4">
          <table:table-cell office:value-type="string">
            <text:p>zu|schreien</text:p>
          </table:table-cell>
          <table:table-cell table:number-columns-repeated="255"/>
        </table:table-row>
        <table:table-row table:style-name="ro4">
          <table:table-cell office:value-type="string">
            <text:p>zu|schwellen</text:p>
          </table:table-cell>
          <table:table-cell table:number-columns-repeated="255"/>
        </table:table-row>
        <table:table-row table:style-name="ro4">
          <table:table-cell office:value-type="string">
            <text:p>zu|schwimmen</text:p>
          </table:table-cell>
          <table:table-cell table:number-columns-repeated="255"/>
        </table:table-row>
        <table:table-row table:style-name="ro4">
          <table:table-cell office:value-type="string">
            <text:p>zu|schwingen</text:p>
          </table:table-cell>
          <table:table-cell table:number-columns-repeated="255"/>
        </table:table-row>
        <table:table-row table:style-name="ro4">
          <table:table-cell office:value-type="string">
            <text:p>zu|sehen</text:p>
          </table:table-cell>
          <table:table-cell table:number-columns-repeated="255"/>
        </table:table-row>
        <table:table-row table:style-name="ro4">
          <table:table-cell office:value-type="string">
            <text:p>zu|senden</text:p>
          </table:table-cell>
          <table:table-cell table:number-columns-repeated="255"/>
        </table:table-row>
        <table:table-row table:style-name="ro4">
          <table:table-cell office:value-type="string">
            <text:p>zu|sprechen</text:p>
          </table:table-cell>
          <table:table-cell table:number-columns-repeated="255"/>
        </table:table-row>
        <table:table-row table:style-name="ro4">
          <table:table-cell office:value-type="string">
            <text:p>zu|springen</text:p>
          </table:table-cell>
          <table:table-cell table:number-columns-repeated="255"/>
        </table:table-row>
        <table:table-row table:style-name="ro4">
          <table:table-cell office:value-type="string">
            <text:p>zu|stechen</text:p>
          </table:table-cell>
          <table:table-cell table:number-columns-repeated="255"/>
        </table:table-row>
        <table:table-row table:style-name="ro4">
          <table:table-cell office:value-type="string">
            <text:p>zu|stehen</text:p>
          </table:table-cell>
          <table:table-cell table:number-columns-repeated="255"/>
        </table:table-row>
        <table:table-row table:style-name="ro4">
          <table:table-cell office:value-type="string">
            <text:p>zu|steigen</text:p>
          </table:table-cell>
          <table:table-cell table:number-columns-repeated="255"/>
        </table:table-row>
        <table:table-row table:style-name="ro4">
          <table:table-cell office:value-type="string">
            <text:p>zu|stoßen</text:p>
          </table:table-cell>
          <table:table-cell table:number-columns-repeated="255"/>
        </table:table-row>
        <table:table-row table:style-name="ro4">
          <table:table-cell office:value-type="string">
            <text:p>zu|streichen</text:p>
          </table:table-cell>
          <table:table-cell table:number-columns-repeated="255"/>
        </table:table-row>
        <table:table-row table:style-name="ro4">
          <table:table-cell office:value-type="string">
            <text:p>zu|tragen</text:p>
          </table:table-cell>
          <table:table-cell table:number-columns-repeated="255"/>
        </table:table-row>
        <table:table-row table:style-name="ro4">
          <table:table-cell office:value-type="string">
            <text:p>zu|treffen</text:p>
          </table:table-cell>
          <table:table-cell table:number-columns-repeated="255"/>
        </table:table-row>
        <table:table-row table:style-name="ro4">
          <table:table-cell office:value-type="string">
            <text:p>zu|treiben</text:p>
          </table:table-cell>
          <table:table-cell table:number-columns-repeated="255"/>
        </table:table-row>
        <table:table-row table:style-name="ro4">
          <table:table-cell office:value-type="string">
            <text:p>zu|treten</text:p>
          </table:table-cell>
          <table:table-cell table:number-columns-repeated="255"/>
        </table:table-row>
        <table:table-row table:style-name="ro4">
          <table:table-cell office:value-type="string">
            <text:p>zu|tun</text:p>
          </table:table-cell>
          <table:table-cell table:number-columns-repeated="255"/>
        </table:table-row>
        <table:table-row table:style-name="ro4">
          <table:table-cell office:value-type="string">
            <text:p>zu|wachsen </text:p>
          </table:table-cell>
          <table:table-cell table:number-columns-repeated="255"/>
        </table:table-row>
        <table:table-row table:style-name="ro4">
          <table:table-cell office:value-type="string">
            <text:p>zu|weisen </text:p>
          </table:table-cell>
          <table:table-cell table:number-columns-repeated="255"/>
        </table:table-row>
        <table:table-row table:style-name="ro4">
          <table:table-cell office:value-type="string">
            <text:p>zu|werfen </text:p>
          </table:table-cell>
          <table:table-cell table:number-columns-repeated="255"/>
        </table:table-row>
        <table:table-row table:style-name="ro4">
          <table:table-cell office:value-type="string">
            <text:p>zu|winken </text:p>
          </table:table-cell>
          <table:table-cell table:number-columns-repeated="255"/>
        </table:table-row>
        <table:table-row table:style-name="ro4">
          <table:table-cell office:value-type="string">
            <text:p>zuende|denken</text:p>
          </table:table-cell>
          <table:table-cell table:number-columns-repeated="255"/>
        </table:table-row>
        <table:table-row table:style-name="ro4">
          <table:table-cell office:value-type="string">
            <text:p>zuende|fließen</text:p>
          </table:table-cell>
          <table:table-cell table:number-columns-repeated="255"/>
        </table:table-row>
        <table:table-row table:style-name="ro4">
          <table:table-cell office:value-type="string">
            <text:p>zuende|gehen</text:p>
          </table:table-cell>
          <table:table-cell table:number-columns-repeated="255"/>
        </table:table-row>
        <table:table-row table:style-name="ro4">
          <table:table-cell office:value-type="string">
            <text:p>zuende|geschehen</text:p>
          </table:table-cell>
          <table:table-cell table:number-columns-repeated="255"/>
        </table:table-row>
        <table:table-row table:style-name="ro4">
          <table:table-cell office:value-type="string">
            <text:p>zuende|gewinnen</text:p>
          </table:table-cell>
          <table:table-cell table:number-columns-repeated="255"/>
        </table:table-row>
        <table:table-row table:style-name="ro4">
          <table:table-cell office:value-type="string">
            <text:p>zurück|backen</text:p>
          </table:table-cell>
          <table:table-cell table:number-columns-repeated="255"/>
        </table:table-row>
        <table:table-row table:style-name="ro4">
          <table:table-cell office:value-type="string">
            <text:p>zurück|befehlen</text:p>
          </table:table-cell>
          <table:table-cell table:number-columns-repeated="255"/>
        </table:table-row>
        <table:table-row table:style-name="ro4">
          <table:table-cell office:value-type="string">
            <text:p>zurück|beißen</text:p>
          </table:table-cell>
          <table:table-cell table:number-columns-repeated="255"/>
        </table:table-row>
        <table:table-row table:style-name="ro4">
          <table:table-cell office:value-type="string">
            <text:p>zurück|bekommen</text:p>
          </table:table-cell>
          <table:table-cell table:number-columns-repeated="255"/>
        </table:table-row>
        <table:table-row table:style-name="ro4">
          <table:table-cell office:value-type="string">
            <text:p>zurück|berufen</text:p>
          </table:table-cell>
          <table:table-cell table:number-columns-repeated="255"/>
        </table:table-row>
        <table:table-row table:style-name="ro4">
          <table:table-cell office:value-type="string">
            <text:p>zurück|biegen</text:p>
          </table:table-cell>
          <table:table-cell table:number-columns-repeated="255"/>
        </table:table-row>
        <table:table-row table:style-name="ro4">
          <table:table-cell office:value-type="string">
            <text:p>zurück|binden</text:p>
          </table:table-cell>
          <table:table-cell table:number-columns-repeated="255"/>
        </table:table-row>
        <table:table-row table:style-name="ro4">
          <table:table-cell office:value-type="string">
            <text:p>zurück|bitten</text:p>
          </table:table-cell>
          <table:table-cell table:number-columns-repeated="255"/>
        </table:table-row>
        <table:table-row table:style-name="ro4">
          <table:table-cell office:value-type="string">
            <text:p>zurück|blasen</text:p>
          </table:table-cell>
          <table:table-cell table:number-columns-repeated="255"/>
        </table:table-row>
        <table:table-row table:style-name="ro4">
          <table:table-cell office:value-type="string">
            <text:p>zurück|bleiben</text:p>
          </table:table-cell>
          <table:table-cell table:number-columns-repeated="255"/>
        </table:table-row>
        <table:table-row table:style-name="ro4">
          <table:table-cell office:value-type="string">
            <text:p>zurück|brechen</text:p>
          </table:table-cell>
          <table:table-cell table:number-columns-repeated="255"/>
        </table:table-row>
        <table:table-row table:style-name="ro4">
          <table:table-cell office:value-type="string">
            <text:p>zurück|bringen</text:p>
          </table:table-cell>
          <table:table-cell table:number-columns-repeated="255"/>
        </table:table-row>
        <table:table-row table:style-name="ro4">
          <table:table-cell office:value-type="string">
            <text:p>zurück|denken</text:p>
          </table:table-cell>
          <table:table-cell table:number-columns-repeated="255"/>
        </table:table-row>
        <table:table-row table:style-name="ro4">
          <table:table-cell office:value-type="string">
            <text:p>zurück|dringen</text:p>
          </table:table-cell>
          <table:table-cell table:number-columns-repeated="255"/>
        </table:table-row>
        <table:table-row table:style-name="ro4">
          <table:table-cell office:value-type="string">
            <text:p>zurück|fahren</text:p>
          </table:table-cell>
          <table:table-cell table:number-columns-repeated="255"/>
        </table:table-row>
        <table:table-row table:style-name="ro4">
          <table:table-cell office:value-type="string">
            <text:p>zurück|fallen</text:p>
          </table:table-cell>
          <table:table-cell table:number-columns-repeated="255"/>
        </table:table-row>
        <table:table-row table:style-name="ro4">
          <table:table-cell office:value-type="string">
            <text:p>zurück|fassen</text:p>
          </table:table-cell>
          <table:table-cell table:number-columns-repeated="255"/>
        </table:table-row>
        <table:table-row table:style-name="ro4">
          <table:table-cell office:value-type="string">
            <text:p>zurück|flechten</text:p>
          </table:table-cell>
          <table:table-cell table:number-columns-repeated="255"/>
        </table:table-row>
        <table:table-row table:style-name="ro4">
          <table:table-cell office:value-type="string">
            <text:p>zurück|fliegen</text:p>
          </table:table-cell>
          <table:table-cell table:number-columns-repeated="255"/>
        </table:table-row>
        <table:table-row table:style-name="ro4">
          <table:table-cell office:value-type="string">
            <text:p>zurück|fließen</text:p>
          </table:table-cell>
          <table:table-cell table:number-columns-repeated="255"/>
        </table:table-row>
        <table:table-row table:style-name="ro4">
          <table:table-cell office:value-type="string">
            <text:p>zurück|geben</text:p>
          </table:table-cell>
          <table:table-cell table:number-columns-repeated="255"/>
        </table:table-row>
        <table:table-row table:style-name="ro4">
          <table:table-cell office:value-type="string">
            <text:p>zurück|gehen</text:p>
          </table:table-cell>
          <table:table-cell table:number-columns-repeated="255"/>
        </table:table-row>
        <table:table-row table:style-name="ro4">
          <table:table-cell office:value-type="string">
            <text:p>zurück|geraten</text:p>
          </table:table-cell>
          <table:table-cell table:number-columns-repeated="255"/>
        </table:table-row>
        <table:table-row table:style-name="ro4">
          <table:table-cell office:value-type="string">
            <text:p>zurück|gewinnen</text:p>
          </table:table-cell>
          <table:table-cell table:number-columns-repeated="255"/>
        </table:table-row>
        <table:table-row table:style-name="ro4">
          <table:table-cell office:value-type="string">
            <text:p>zurück|gießen</text:p>
          </table:table-cell>
          <table:table-cell table:number-columns-repeated="255"/>
        </table:table-row>
        <table:table-row table:style-name="ro4">
          <table:table-cell office:value-type="string">
            <text:p>zurück|gleiten</text:p>
          </table:table-cell>
          <table:table-cell table:number-columns-repeated="255"/>
        </table:table-row>
        <table:table-row table:style-name="ro4">
          <table:table-cell office:value-type="string">
            <text:p>zurück|greifen</text:p>
          </table:table-cell>
          <table:table-cell table:number-columns-repeated="255"/>
        </table:table-row>
        <table:table-row table:style-name="ro4">
          <table:table-cell office:value-type="string">
            <text:p>zurück|halten</text:p>
          </table:table-cell>
          <table:table-cell table:number-columns-repeated="255"/>
        </table:table-row>
        <table:table-row table:style-name="ro4">
          <table:table-cell office:value-type="string">
            <text:p>zurück|hängen</text:p>
          </table:table-cell>
          <table:table-cell table:number-columns-repeated="255"/>
        </table:table-row>
        <table:table-row table:style-name="ro4">
          <table:table-cell office:value-type="string">
            <text:p>zurück|kommen</text:p>
          </table:table-cell>
          <table:table-cell table:number-columns-repeated="255"/>
        </table:table-row>
        <table:table-row table:style-name="ro4">
          <table:table-cell office:value-type="string">
            <text:p>zurück|kriechen</text:p>
          </table:table-cell>
          <table:table-cell table:number-columns-repeated="255"/>
        </table:table-row>
        <table:table-row table:style-name="ro4">
          <table:table-cell office:value-type="string">
            <text:p>zurück|lassen</text:p>
          </table:table-cell>
          <table:table-cell table:number-columns-repeated="255"/>
        </table:table-row>
        <table:table-row table:style-name="ro4">
          <table:table-cell office:value-type="string">
            <text:p>zurück|laufen</text:p>
          </table:table-cell>
          <table:table-cell table:number-columns-repeated="255"/>
        </table:table-row>
        <table:table-row table:style-name="ro4">
          <table:table-cell office:value-type="string">
            <text:p>zurück|liegen</text:p>
          </table:table-cell>
          <table:table-cell table:number-columns-repeated="255"/>
        </table:table-row>
        <table:table-row table:style-name="ro4">
          <table:table-cell office:value-type="string">
            <text:p>zurück|nehmen</text:p>
          </table:table-cell>
          <table:table-cell table:number-columns-repeated="255"/>
        </table:table-row>
        <table:table-row table:style-name="ro4">
          <table:table-cell office:value-type="string">
            <text:p>zurück|pfeifen</text:p>
          </table:table-cell>
          <table:table-cell table:number-columns-repeated="255"/>
        </table:table-row>
        <table:table-row table:style-name="ro4">
          <table:table-cell office:value-type="string">
            <text:p>zurück|reißen</text:p>
          </table:table-cell>
          <table:table-cell table:number-columns-repeated="255"/>
        </table:table-row>
        <table:table-row table:style-name="ro4">
          <table:table-cell office:value-type="string">
            <text:p>zurück|reiten</text:p>
          </table:table-cell>
          <table:table-cell table:number-columns-repeated="255"/>
        </table:table-row>
        <table:table-row table:style-name="ro4">
          <table:table-cell office:value-type="string">
            <text:p>zurück|rennen</text:p>
          </table:table-cell>
          <table:table-cell table:number-columns-repeated="255"/>
        </table:table-row>
        <table:table-row table:style-name="ro4">
          <table:table-cell office:value-type="string">
            <text:p>zurück|rinnen</text:p>
          </table:table-cell>
          <table:table-cell table:number-columns-repeated="255"/>
        </table:table-row>
        <table:table-row table:style-name="ro4">
          <table:table-cell office:value-type="string">
            <text:p>zurück|rufen</text:p>
          </table:table-cell>
          <table:table-cell table:number-columns-repeated="255"/>
        </table:table-row>
        <table:table-row table:style-name="ro4">
          <table:table-cell office:value-type="string">
            <text:p>zurück|schaffen</text:p>
          </table:table-cell>
          <table:table-cell table:number-columns-repeated="255"/>
        </table:table-row>
        <table:table-row table:style-name="ro4">
          <table:table-cell office:value-type="string">
            <text:p>zurück|scheißen</text:p>
          </table:table-cell>
          <table:table-cell table:number-columns-repeated="255"/>
        </table:table-row>
        <table:table-row table:style-name="ro4">
          <table:table-cell office:value-type="string">
            <text:p>zurück|schieben</text:p>
          </table:table-cell>
          <table:table-cell table:number-columns-repeated="255"/>
        </table:table-row>
        <table:table-row table:style-name="ro4">
          <table:table-cell office:value-type="string">
            <text:p>zurück|schießen</text:p>
          </table:table-cell>
          <table:table-cell table:number-columns-repeated="255"/>
        </table:table-row>
        <table:table-row table:style-name="ro4">
          <table:table-cell office:value-type="string">
            <text:p>zurück|schlagen</text:p>
          </table:table-cell>
          <table:table-cell table:number-columns-repeated="255"/>
        </table:table-row>
        <table:table-row table:style-name="ro4">
          <table:table-cell office:value-type="string">
            <text:p>zurück|schleichen</text:p>
          </table:table-cell>
          <table:table-cell table:number-columns-repeated="255"/>
        </table:table-row>
        <table:table-row table:style-name="ro4">
          <table:table-cell office:value-type="string">
            <text:p>zurück|schleifen</text:p>
          </table:table-cell>
          <table:table-cell table:number-columns-repeated="255"/>
        </table:table-row>
        <table:table-row table:style-name="ro4">
          <table:table-cell office:value-type="string">
            <text:p>zurück|schließen</text:p>
          </table:table-cell>
          <table:table-cell table:number-columns-repeated="255"/>
        </table:table-row>
        <table:table-row table:style-name="ro4">
          <table:table-cell office:value-type="string">
            <text:p>zurück|schmeißen</text:p>
          </table:table-cell>
          <table:table-cell table:number-columns-repeated="255"/>
        </table:table-row>
        <table:table-row table:style-name="ro4">
          <table:table-cell office:value-type="string">
            <text:p>zurück|schneiden</text:p>
          </table:table-cell>
          <table:table-cell table:number-columns-repeated="255"/>
        </table:table-row>
        <table:table-row table:style-name="ro4">
          <table:table-cell office:value-type="string">
            <text:p>zurück|schreiben</text:p>
          </table:table-cell>
          <table:table-cell table:number-columns-repeated="255"/>
        </table:table-row>
        <table:table-row table:style-name="ro4">
          <table:table-cell office:value-type="string">
            <text:p>zurück|schreien</text:p>
          </table:table-cell>
          <table:table-cell table:number-columns-repeated="255"/>
        </table:table-row>
        <table:table-row table:style-name="ro4">
          <table:table-cell office:value-type="string">
            <text:p>zurück|schreiten</text:p>
          </table:table-cell>
          <table:table-cell table:number-columns-repeated="255"/>
        </table:table-row>
        <table:table-row table:style-name="ro4">
          <table:table-cell office:value-type="string">
            <text:p>zurück|schwellen</text:p>
          </table:table-cell>
          <table:table-cell table:number-columns-repeated="255"/>
        </table:table-row>
        <table:table-row table:style-name="ro4">
          <table:table-cell office:value-type="string">
            <text:p>zurück|schwimmen</text:p>
          </table:table-cell>
          <table:table-cell table:number-columns-repeated="255"/>
        </table:table-row>
        <table:table-row table:style-name="ro4">
          <table:table-cell office:value-type="string">
            <text:p>zurück|schwingen</text:p>
          </table:table-cell>
          <table:table-cell table:number-columns-repeated="255"/>
        </table:table-row>
        <table:table-row table:style-name="ro4">
          <table:table-cell office:value-type="string">
            <text:p>zurück|sehen</text:p>
          </table:table-cell>
          <table:table-cell table:number-columns-repeated="255"/>
        </table:table-row>
        <table:table-row table:style-name="ro4">
          <table:table-cell office:value-type="string">
            <text:p>zurück|senden</text:p>
          </table:table-cell>
          <table:table-cell table:number-columns-repeated="255"/>
        </table:table-row>
        <table:table-row table:style-name="ro4">
          <table:table-cell office:value-type="string">
            <text:p>zurück|sinken</text:p>
          </table:table-cell>
          <table:table-cell table:number-columns-repeated="255"/>
        </table:table-row>
        <table:table-row table:style-name="ro4">
          <table:table-cell office:value-type="string">
            <text:p>zurück|speien</text:p>
          </table:table-cell>
          <table:table-cell table:number-columns-repeated="255"/>
        </table:table-row>
        <table:table-row table:style-name="ro4">
          <table:table-cell office:value-type="string">
            <text:p>zurück|springen</text:p>
          </table:table-cell>
          <table:table-cell table:number-columns-repeated="255"/>
        </table:table-row>
        <table:table-row table:style-name="ro4">
          <table:table-cell office:value-type="string">
            <text:p>zurück|stechen</text:p>
          </table:table-cell>
          <table:table-cell table:number-columns-repeated="255"/>
        </table:table-row>
        <table:table-row table:style-name="ro4">
          <table:table-cell office:value-type="string">
            <text:p>zurück|stehen</text:p>
          </table:table-cell>
          <table:table-cell table:number-columns-repeated="255"/>
        </table:table-row>
        <table:table-row table:style-name="ro4">
          <table:table-cell office:value-type="string">
            <text:p>zurück|steigen</text:p>
          </table:table-cell>
          <table:table-cell table:number-columns-repeated="255"/>
        </table:table-row>
        <table:table-row table:style-name="ro4">
          <table:table-cell office:value-type="string">
            <text:p>zurück|stoßen</text:p>
          </table:table-cell>
          <table:table-cell table:number-columns-repeated="255"/>
        </table:table-row>
        <table:table-row table:style-name="ro4">
          <table:table-cell office:value-type="string">
            <text:p>zurück|streichen</text:p>
          </table:table-cell>
          <table:table-cell table:number-columns-repeated="255"/>
        </table:table-row>
        <table:table-row table:style-name="ro4">
          <table:table-cell office:value-type="string">
            <text:p>zurück|tragen</text:p>
          </table:table-cell>
          <table:table-cell table:number-columns-repeated="255"/>
        </table:table-row>
        <table:table-row table:style-name="ro4">
          <table:table-cell office:value-type="string">
            <text:p>zurück|treffen</text:p>
          </table:table-cell>
          <table:table-cell table:number-columns-repeated="255"/>
        </table:table-row>
        <table:table-row table:style-name="ro4">
          <table:table-cell office:value-type="string">
            <text:p>zurück|treiben</text:p>
          </table:table-cell>
          <table:table-cell table:number-columns-repeated="255"/>
        </table:table-row>
        <table:table-row table:style-name="ro4">
          <table:table-cell office:value-type="string">
            <text:p>zurück|treten</text:p>
          </table:table-cell>
          <table:table-cell table:number-columns-repeated="255"/>
        </table:table-row>
        <table:table-row table:style-name="ro4">
          <table:table-cell office:value-type="string">
            <text:p>zurück|tun</text:p>
          </table:table-cell>
          <table:table-cell table:number-columns-repeated="255"/>
        </table:table-row>
        <table:table-row table:style-name="ro4">
          <table:table-cell office:value-type="string">
            <text:p>zurück|wachsen </text:p>
          </table:table-cell>
          <table:table-cell table:number-columns-repeated="255"/>
        </table:table-row>
        <table:table-row table:style-name="ro4">
          <table:table-cell office:value-type="string">
            <text:p>zurück|weichen </text:p>
          </table:table-cell>
          <table:table-cell table:number-columns-repeated="255"/>
        </table:table-row>
        <table:table-row table:style-name="ro4">
          <table:table-cell office:value-type="string">
            <text:p>zurück|weisen </text:p>
          </table:table-cell>
          <table:table-cell table:number-columns-repeated="255"/>
        </table:table-row>
        <table:table-row table:style-name="ro4">
          <table:table-cell office:value-type="string">
            <text:p>zurück|werfen </text:p>
          </table:table-cell>
          <table:table-cell table:number-columns-repeated="255"/>
        </table:table-row>
        <table:table-row table:style-name="ro4">
          <table:table-cell office:value-type="string">
            <text:p>zurück|winken </text:p>
          </table:table-cell>
          <table:table-cell table:number-columns-repeated="255"/>
        </table:table-row>
        <table:table-row table:style-name="ro4">
          <table:table-cell office:value-type="string">
            <text:p>zusammen|backen</text:p>
          </table:table-cell>
          <table:table-cell table:number-columns-repeated="255"/>
        </table:table-row>
        <table:table-row table:style-name="ro4">
          <table:table-cell office:value-type="string">
            <text:p>zusammen|beißen</text:p>
          </table:table-cell>
          <table:table-cell table:number-columns-repeated="255"/>
        </table:table-row>
        <table:table-row table:style-name="ro4">
          <table:table-cell office:value-type="string">
            <text:p>zusammen|bekommen</text:p>
          </table:table-cell>
          <table:table-cell table:number-columns-repeated="255"/>
        </table:table-row>
        <table:table-row table:style-name="ro4">
          <table:table-cell office:value-type="string">
            <text:p>zusammen|berufen</text:p>
          </table:table-cell>
          <table:table-cell table:number-columns-repeated="255"/>
        </table:table-row>
        <table:table-row table:style-name="ro4">
          <table:table-cell office:value-type="string">
            <text:p>zusammen|biegen</text:p>
          </table:table-cell>
          <table:table-cell table:number-columns-repeated="255"/>
        </table:table-row>
        <table:table-row table:style-name="ro4">
          <table:table-cell office:value-type="string">
            <text:p>zusammen|binden</text:p>
          </table:table-cell>
          <table:table-cell table:number-columns-repeated="255"/>
        </table:table-row>
        <table:table-row table:style-name="ro4">
          <table:table-cell office:value-type="string">
            <text:p>zusammen|blasen</text:p>
          </table:table-cell>
          <table:table-cell table:number-columns-repeated="255"/>
        </table:table-row>
        <table:table-row table:style-name="ro4">
          <table:table-cell office:value-type="string">
            <text:p>zusammen|bleiben</text:p>
          </table:table-cell>
          <table:table-cell table:number-columns-repeated="255"/>
        </table:table-row>
        <table:table-row table:style-name="ro4">
          <table:table-cell office:value-type="string">
            <text:p>zusammen|brechen</text:p>
          </table:table-cell>
          <table:table-cell table:number-columns-repeated="255"/>
        </table:table-row>
        <table:table-row table:style-name="ro4">
          <table:table-cell office:value-type="string">
            <text:p>zusammen|brennen</text:p>
          </table:table-cell>
          <table:table-cell table:number-columns-repeated="255"/>
        </table:table-row>
        <table:table-row table:style-name="ro4">
          <table:table-cell office:value-type="string">
            <text:p>zusammen|bringen</text:p>
          </table:table-cell>
          <table:table-cell table:number-columns-repeated="255"/>
        </table:table-row>
        <table:table-row table:style-name="ro4">
          <table:table-cell office:value-type="string">
            <text:p>zusammen|dreschen</text:p>
          </table:table-cell>
          <table:table-cell table:number-columns-repeated="255"/>
        </table:table-row>
        <table:table-row table:style-name="ro4">
          <table:table-cell office:value-type="string">
            <text:p>zusammen|fahren</text:p>
          </table:table-cell>
          <table:table-cell table:number-columns-repeated="255"/>
        </table:table-row>
        <table:table-row table:style-name="ro4">
          <table:table-cell office:value-type="string">
            <text:p>zusammen|fallen</text:p>
          </table:table-cell>
          <table:table-cell table:number-columns-repeated="255"/>
        </table:table-row>
        <table:table-row table:style-name="ro4">
          <table:table-cell office:value-type="string">
            <text:p>zusammen|fassen</text:p>
          </table:table-cell>
          <table:table-cell table:number-columns-repeated="255"/>
        </table:table-row>
        <table:table-row table:style-name="ro4">
          <table:table-cell office:value-type="string">
            <text:p>zusammen|flechten</text:p>
          </table:table-cell>
          <table:table-cell table:number-columns-repeated="255"/>
        </table:table-row>
        <table:table-row table:style-name="ro4">
          <table:table-cell office:value-type="string">
            <text:p>zusammen|fließen</text:p>
          </table:table-cell>
          <table:table-cell table:number-columns-repeated="255"/>
        </table:table-row>
        <table:table-row table:style-name="ro4">
          <table:table-cell office:value-type="string">
            <text:p>zusammen|frieren</text:p>
          </table:table-cell>
          <table:table-cell table:number-columns-repeated="255"/>
        </table:table-row>
        <table:table-row table:style-name="ro4">
          <table:table-cell office:value-type="string">
            <text:p>zusammen|geben</text:p>
          </table:table-cell>
          <table:table-cell table:number-columns-repeated="255"/>
        </table:table-row>
        <table:table-row table:style-name="ro4">
          <table:table-cell office:value-type="string">
            <text:p>zusammen|gehen</text:p>
          </table:table-cell>
          <table:table-cell table:number-columns-repeated="255"/>
        </table:table-row>
        <table:table-row table:style-name="ro4">
          <table:table-cell office:value-type="string">
            <text:p>zusammen|geraten</text:p>
          </table:table-cell>
          <table:table-cell table:number-columns-repeated="255"/>
        </table:table-row>
        <table:table-row table:style-name="ro4">
          <table:table-cell office:value-type="string">
            <text:p>zusammen|gerinnen</text:p>
          </table:table-cell>
          <table:table-cell table:number-columns-repeated="255"/>
        </table:table-row>
        <table:table-row table:style-name="ro4">
          <table:table-cell office:value-type="string">
            <text:p>zusammen|gießen</text:p>
          </table:table-cell>
          <table:table-cell table:number-columns-repeated="255"/>
        </table:table-row>
        <table:table-row table:style-name="ro4">
          <table:table-cell office:value-type="string">
            <text:p>zusammen|gleiten</text:p>
          </table:table-cell>
          <table:table-cell table:number-columns-repeated="255"/>
        </table:table-row>
        <table:table-row table:style-name="ro4">
          <table:table-cell office:value-type="string">
            <text:p>zusammen|halten</text:p>
          </table:table-cell>
          <table:table-cell table:number-columns-repeated="255"/>
        </table:table-row>
        <table:table-row table:style-name="ro4">
          <table:table-cell office:value-type="string">
            <text:p>zusammen|hängen</text:p>
          </table:table-cell>
          <table:table-cell table:number-columns-repeated="255"/>
        </table:table-row>
        <table:table-row table:style-name="ro4">
          <table:table-cell office:value-type="string">
            <text:p>zusammen|klingen</text:p>
          </table:table-cell>
          <table:table-cell table:number-columns-repeated="255"/>
        </table:table-row>
        <table:table-row table:style-name="ro4">
          <table:table-cell office:value-type="string">
            <text:p>zusammen|kneifen</text:p>
          </table:table-cell>
          <table:table-cell table:number-columns-repeated="255"/>
        </table:table-row>
        <table:table-row table:style-name="ro4">
          <table:table-cell office:value-type="string">
            <text:p>zusammen|kommen</text:p>
          </table:table-cell>
          <table:table-cell table:number-columns-repeated="255"/>
        </table:table-row>
        <table:table-row table:style-name="ro4">
          <table:table-cell office:value-type="string">
            <text:p>zusammen|koppeln</text:p>
          </table:table-cell>
          <table:table-cell table:number-columns-repeated="255"/>
        </table:table-row>
        <table:table-row table:style-name="ro4">
          <table:table-cell office:value-type="string">
            <text:p>zusammen|kriechen</text:p>
          </table:table-cell>
          <table:table-cell table:number-columns-repeated="255"/>
        </table:table-row>
        <table:table-row table:style-name="ro4">
          <table:table-cell office:value-type="string">
            <text:p>zusammen|kuppeln</text:p>
          </table:table-cell>
          <table:table-cell table:number-columns-repeated="255"/>
        </table:table-row>
        <table:table-row table:style-name="ro4">
          <table:table-cell office:value-type="string">
            <text:p>zusammen|lassen</text:p>
          </table:table-cell>
          <table:table-cell table:number-columns-repeated="255"/>
        </table:table-row>
        <table:table-row table:style-name="ro4">
          <table:table-cell office:value-type="string">
            <text:p>zusammen|laufen</text:p>
          </table:table-cell>
          <table:table-cell table:number-columns-repeated="255"/>
        </table:table-row>
        <table:table-row table:style-name="ro4">
          <table:table-cell office:value-type="string">
            <text:p>zusammen|lesen</text:p>
          </table:table-cell>
          <table:table-cell table:number-columns-repeated="255"/>
        </table:table-row>
        <table:table-row table:style-name="ro4">
          <table:table-cell office:value-type="string">
            <text:p>zusammen|liegen</text:p>
          </table:table-cell>
          <table:table-cell table:number-columns-repeated="255"/>
        </table:table-row>
        <table:table-row table:style-name="ro4">
          <table:table-cell office:value-type="string">
            <text:p>zusammen|nehmen</text:p>
          </table:table-cell>
          <table:table-cell table:number-columns-repeated="255"/>
        </table:table-row>
        <table:table-row table:style-name="ro4">
          <table:table-cell office:value-type="string">
            <text:p>zusammen|pfeifen</text:p>
          </table:table-cell>
          <table:table-cell table:number-columns-repeated="255"/>
        </table:table-row>
        <table:table-row table:style-name="ro4">
          <table:table-cell office:value-type="string">
            <text:p>zusammen|reißen</text:p>
          </table:table-cell>
          <table:table-cell table:number-columns-repeated="255"/>
        </table:table-row>
        <table:table-row table:style-name="ro4">
          <table:table-cell office:value-type="string">
            <text:p>zusammen|rennen</text:p>
          </table:table-cell>
          <table:table-cell table:number-columns-repeated="255"/>
        </table:table-row>
        <table:table-row table:style-name="ro4">
          <table:table-cell office:value-type="string">
            <text:p>zusammen|rinnen</text:p>
          </table:table-cell>
          <table:table-cell table:number-columns-repeated="255"/>
        </table:table-row>
        <table:table-row table:style-name="ro4">
          <table:table-cell office:value-type="string">
            <text:p>zusammen|rufen</text:p>
          </table:table-cell>
          <table:table-cell table:number-columns-repeated="255"/>
        </table:table-row>
        <table:table-row table:style-name="ro4">
          <table:table-cell office:value-type="string">
            <text:p>zusammen|scheißen</text:p>
          </table:table-cell>
          <table:table-cell table:number-columns-repeated="255"/>
        </table:table-row>
        <table:table-row table:style-name="ro4">
          <table:table-cell office:value-type="string">
            <text:p>zusammen|schieben</text:p>
          </table:table-cell>
          <table:table-cell table:number-columns-repeated="255"/>
        </table:table-row>
        <table:table-row table:style-name="ro4">
          <table:table-cell office:value-type="string">
            <text:p>zusammen|schießen</text:p>
          </table:table-cell>
          <table:table-cell table:number-columns-repeated="255"/>
        </table:table-row>
        <table:table-row table:style-name="ro4">
          <table:table-cell office:value-type="string">
            <text:p>zusammen|schlagen</text:p>
          </table:table-cell>
          <table:table-cell table:number-columns-repeated="255"/>
        </table:table-row>
        <table:table-row table:style-name="ro4">
          <table:table-cell office:value-type="string">
            <text:p>zusammen|schließen</text:p>
          </table:table-cell>
          <table:table-cell table:number-columns-repeated="255"/>
        </table:table-row>
        <table:table-row table:style-name="ro4">
          <table:table-cell office:value-type="string">
            <text:p>zusammen|schlingen</text:p>
          </table:table-cell>
          <table:table-cell table:number-columns-repeated="255"/>
        </table:table-row>
        <table:table-row table:style-name="ro4">
          <table:table-cell office:value-type="string">
            <text:p>zusammen|schmeißen</text:p>
          </table:table-cell>
          <table:table-cell table:number-columns-repeated="255"/>
        </table:table-row>
        <table:table-row table:style-name="ro4">
          <table:table-cell office:value-type="string">
            <text:p>zusammen|schmelzen</text:p>
          </table:table-cell>
          <table:table-cell table:number-columns-repeated="255"/>
        </table:table-row>
        <table:table-row table:style-name="ro4">
          <table:table-cell office:value-type="string">
            <text:p>zusammen|schneiden</text:p>
          </table:table-cell>
          <table:table-cell table:number-columns-repeated="255"/>
        </table:table-row>
        <table:table-row table:style-name="ro4">
          <table:table-cell office:value-type="string">
            <text:p>zusammen|schreien</text:p>
          </table:table-cell>
          <table:table-cell table:number-columns-repeated="255"/>
        </table:table-row>
        <table:table-row table:style-name="ro4">
          <table:table-cell office:value-type="string">
            <text:p>zusammen|schwellen</text:p>
          </table:table-cell>
          <table:table-cell table:number-columns-repeated="255"/>
        </table:table-row>
        <table:table-row table:style-name="ro4">
          <table:table-cell office:value-type="string">
            <text:p>zusammen|schwingen</text:p>
          </table:table-cell>
          <table:table-cell table:number-columns-repeated="255"/>
        </table:table-row>
        <table:table-row table:style-name="ro4">
          <table:table-cell office:value-type="string">
            <text:p>zusammen|sinken</text:p>
          </table:table-cell>
          <table:table-cell table:number-columns-repeated="255"/>
        </table:table-row>
        <table:table-row table:style-name="ro4">
          <table:table-cell office:value-type="string">
            <text:p>zusammen|sitzen</text:p>
          </table:table-cell>
          <table:table-cell table:number-columns-repeated="255"/>
        </table:table-row>
        <table:table-row table:style-name="ro4">
          <table:table-cell office:value-type="string">
            <text:p>zusammen|spinnen</text:p>
          </table:table-cell>
          <table:table-cell table:number-columns-repeated="255"/>
        </table:table-row>
        <table:table-row table:style-name="ro4">
          <table:table-cell office:value-type="string">
            <text:p>zusammen|springen</text:p>
          </table:table-cell>
          <table:table-cell table:number-columns-repeated="255"/>
        </table:table-row>
        <table:table-row table:style-name="ro4">
          <table:table-cell office:value-type="string">
            <text:p>zusammen|stehen</text:p>
          </table:table-cell>
          <table:table-cell table:number-columns-repeated="255"/>
        </table:table-row>
        <table:table-row table:style-name="ro4">
          <table:table-cell office:value-type="string">
            <text:p>zusammen|stehlen</text:p>
          </table:table-cell>
          <table:table-cell table:number-columns-repeated="255"/>
        </table:table-row>
        <table:table-row table:style-name="ro4">
          <table:table-cell office:value-type="string">
            <text:p>zusammen|stoßen</text:p>
          </table:table-cell>
          <table:table-cell table:number-columns-repeated="255"/>
        </table:table-row>
        <table:table-row table:style-name="ro4">
          <table:table-cell office:value-type="string">
            <text:p>zusammen|streichen</text:p>
          </table:table-cell>
          <table:table-cell table:number-columns-repeated="255"/>
        </table:table-row>
        <table:table-row table:style-name="ro4">
          <table:table-cell office:value-type="string">
            <text:p>zusammen|tragen</text:p>
          </table:table-cell>
          <table:table-cell table:number-columns-repeated="255"/>
        </table:table-row>
        <table:table-row table:style-name="ro4">
          <table:table-cell office:value-type="string">
            <text:p>zusammen|treffen</text:p>
          </table:table-cell>
          <table:table-cell table:number-columns-repeated="255"/>
        </table:table-row>
        <table:table-row table:style-name="ro4">
          <table:table-cell office:value-type="string">
            <text:p>zusammen|treiben</text:p>
          </table:table-cell>
          <table:table-cell table:number-columns-repeated="255"/>
        </table:table-row>
        <table:table-row table:style-name="ro4">
          <table:table-cell office:value-type="string">
            <text:p>zusammen|treten</text:p>
          </table:table-cell>
          <table:table-cell table:number-columns-repeated="255"/>
        </table:table-row>
        <table:table-row table:style-name="ro4">
          <table:table-cell office:value-type="string">
            <text:p>zusammen|tun</text:p>
          </table:table-cell>
          <table:table-cell table:number-columns-repeated="255"/>
        </table:table-row>
        <table:table-row table:style-name="ro4">
          <table:table-cell office:value-type="string">
            <text:p>zusammen|wachsen </text:p>
          </table:table-cell>
          <table:table-cell table:number-columns-repeated="255"/>
        </table:table-row>
        <table:table-row table:style-name="ro4">
          <table:table-cell office:value-type="string">
            <text:p>zusammen|weben </text:p>
          </table:table-cell>
          <table:table-cell table:number-columns-repeated="255"/>
        </table:table-row>
        <table:table-row table:style-name="ro4">
          <table:table-cell office:value-type="string">
            <text:p>zusammen|werfen </text:p>
          </table:table-cell>
          <table:table-cell table:number-columns-repeated="255"/>
        </table:table-row>
        <table:table-row table:style-name="ro4">
          <table:table-cell office:value-type="string">
            <text:p>zuvor|kommen</text:p>
          </table:table-cell>
          <table:table-cell table:number-columns-repeated="255"/>
        </table:table-row>
        <table:table-row table:style-name="ro4">
          <table:table-cell office:value-type="string">
            <text:p>zwischen|beladen</text:p>
          </table:table-cell>
          <table:table-cell table:number-columns-repeated="255"/>
        </table:table-row>
        <table:table-row table:style-name="ro4">
          <table:table-cell office:value-type="string">
            <text:p>zwischen|beraten</text:p>
          </table:table-cell>
          <table:table-cell table:number-columns-repeated="255"/>
        </table:table-row>
        <table:table-row table:style-name="ro4">
          <table:table-cell office:value-type="string">
            <text:p>zwischen|bieten</text:p>
          </table:table-cell>
          <table:table-cell table:number-columns-repeated="255"/>
        </table:table-row>
        <table:table-row table:style-name="ro4">
          <table:table-cell office:value-type="string">
            <text:p>zwischen|blasen</text:p>
          </table:table-cell>
          <table:table-cell table:number-columns-repeated="255"/>
        </table:table-row>
        <table:table-row table:style-name="ro4">
          <table:table-cell office:value-type="string">
            <text:p>zwischen|brennen</text:p>
          </table:table-cell>
          <table:table-cell table:number-columns-repeated="255"/>
        </table:table-row>
        <table:table-row table:style-name="ro4">
          <table:table-cell office:value-type="string">
            <text:p>zwischen|gießen</text:p>
          </table:table-cell>
          <table:table-cell table:number-columns-repeated="255"/>
        </table:table-row>
        <table:table-row table:style-name="ro4">
          <table:table-cell office:value-type="string">
            <text:p>zwischen|glimmen</text:p>
          </table:table-cell>
          <table:table-cell table:number-columns-repeated="255"/>
        </table:table-row>
        <table:table-row table:style-name="ro4">
          <table:table-cell office:value-type="string">
            <text:p>zwischen|kuppeln</text:p>
          </table:table-cell>
          <table:table-cell table:number-columns-repeated="255"/>
        </table:table-row>
        <table:table-row table:style-name="ro4">
          <table:table-cell office:value-type="string">
            <text:p>zwischen|laden</text:p>
          </table:table-cell>
          <table:table-cell table:number-columns-repeated="255"/>
        </table:table-row>
        <table:table-row table:style-name="ro4">
          <table:table-cell office:value-type="string">
            <text:p>zwischen|lassen</text:p>
          </table:table-cell>
          <table:table-cell table:number-columns-repeated="255"/>
        </table:table-row>
        <table:table-row table:style-name="ro4">
          <table:table-cell office:value-type="string">
            <text:p>zwischen|pfeifen</text:p>
          </table:table-cell>
          <table:table-cell table:number-columns-repeated="255"/>
        </table:table-row>
        <table:table-row table:style-name="ro4">
          <table:table-cell office:value-type="string">
            <text:p>zwischen|rufen</text:p>
          </table:table-cell>
          <table:table-cell table:number-columns-repeated="255"/>
        </table:table-row>
        <table:table-row table:style-name="ro4">
          <table:table-cell office:value-type="string">
            <text:p>zwischen|speien</text:p>
          </table:table-cell>
          <table:table-cell table:number-columns-repeated="255"/>
        </table:table-row>
        <table:table-row table:style-name="ro4" table:number-rows-repeated="9411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unter|lass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lassen</text:p>
          </table:table-cell>
          <table:table-cell table:number-columns-repeated="253"/>
        </table:table-row>
      </table:table>
      <table:table table:name="sepsyl" table:style-name="ta5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52" table:default-cell-style-name="Default"/>
        <table:table-row table:style-name="ro4">
          <table:table-cell table:number-columns-repeated="2"/>
          <table:table-cell table:style-name="ce37" office:value-type="string">
            <text:p>{"</text:p>
          </table:table-cell>
          <table:table-cell office:value-type="string">
            <text:p>bereit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dah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einh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empo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entgegen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entlang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entzwei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nie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rüb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überein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um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los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zu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da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zurecht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hinzu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heim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fern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fort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für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gegenüb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auf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aus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bei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gegen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hinter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mit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nach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neben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über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unter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vor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zueinander</text:p>
          </table:table-cell>
          <table:table-cell table:style-name="ce37" office:value-type="string">
            <text:p>",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7" office:value-type="string">
            <text:p>"</text:p>
          </table:table-cell>
          <table:table-cell office:value-type="string">
            <text:p>zwischeneinander</text:p>
          </table:table-cell>
          <table:table-cell table:style-name="ce37" office:value-type="string">
            <text:p>",}</text:p>
          </table:table-cell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 table:number-rows-repeated="825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hinter|schlagen</text:p>
          </table:table-cell>
          <table:table-cell table:number-columns-repeated="253"/>
        </table:table-row>
        <table:table-row table:style-name="ro4" table:number-rows-repeated="479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runter|treten</text:p>
          </table:table-cell>
          <table:table-cell table:number-columns-repeated="253"/>
        </table:table-row>
        <table:table-row table:style-name="ro4" table:number-rows-repeated="14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greifen</text:p>
          </table:table-cell>
          <table:table-cell table:number-columns-repeated="253"/>
        </table:table-row>
        <table:table-row table:style-name="ro4" table:number-rows-repeated="4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lad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lauf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lesen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rennen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schlagen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schneid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schreib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schreit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seh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spring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stehen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streich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trag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treff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treib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treten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über|weise</text:p>
          </table:table-cell>
          <table:table-cell table:number-columns-repeated="253"/>
        </table:table-row>
        <table:table-row table:style-name="ro4" table:number-rows-repeated="10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unter|halten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unter|laufen</text:p>
          </table:table-cell>
          <table:table-cell table:number-columns-repeated="253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unter|schlag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unter|schreiten</text:p>
          </table:table-cell>
          <table:table-cell table:number-columns-repeated="253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unter|treff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unter|treib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unter|weise</text:p>
          </table:table-cell>
          <table:table-cell table:number-columns-repeated="253"/>
        </table:table-row>
        <table:table-row table:style-name="ro4" table:number-rows-repeated="410">
          <table:table-cell table:number-columns-repeated="256"/>
        </table:table-row>
        <table:table-row table:style-name="ro4" table:number-rows-repeated="138">
          <table:table-cell table:number-columns-repeated="256"/>
        </table:table-row>
        <table:table-row table:style-name="ro4" table:number-rows-repeated="53">
          <table:table-cell table:number-columns-repeated="256"/>
        </table:table-row>
        <table:table-row table:style-name="ro4" table:number-rows-repeated="9411">
          <table:table-cell table:number-columns-repeated="256"/>
        </table:table-row>
        <table:table-row table:style-name="ro4">
          <table:table-cell table:number-columns-repeated="2"/>
          <table:table-cell office:value-type="string">
            <text:p>unter|lasse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über|lassen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gebnis_20_2" style:display-name="Ergebnis 2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06.03.2022</text:date>, <text:time>19:5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gularVerbsList" style:display-name="PageStyle_regularVerbsLis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rregVerbsList" style:display-name="PageStyle_irregVerbs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regSep" style:display-name="PageStyle_regSe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06:20:05</meta:creation-date>
    <dc:date>2022-03-06T19:55:47.31</dc:date>
    <meta:editing-cycles>131</meta:editing-cycles>
    <meta:editing-duration>PT9H33M14S</meta:editing-duration>
    <meta:generator>OpenOffice/4.1.11$Win32 OpenOffice.org_project/4111m1$Build-9808</meta:generator>
    <meta:document-statistic meta:table-count="5" meta:cell-count="19432" meta:object-count="0"/>
  </office:meta>
</office:document-meta>
</file>